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1821200401" calcext:value-type="float">
            <text:p>0.7918212004</text:p>
          </table:table-cell>
          <table:table-cell office:value-type="float" office:value="-0.934481441975" calcext:value-type="float">
            <text:p>-0.934481442</text:p>
          </table:table-cell>
          <table:table-cell office:value-type="float" office:value="3.32623648643" calcext:value-type="float">
            <text:p>3.3262364864</text:p>
          </table:table-cell>
          <table:table-cell office:value-type="float" office:value="0.0529669709504" calcext:value-type="float">
            <text:p>0.052966971</text:p>
          </table:table-cell>
          <table:table-cell office:value-type="float" office:value="-0.934442639351" calcext:value-type="float">
            <text:p>-0.9344426394</text:p>
          </table:table-cell>
          <table:table-cell office:value-type="float" office:value="3.21174645424" calcext:value-type="float">
            <text:p>3.21174645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1805993766" calcext:value-type="float">
            <text:p>0.7918059938</text:p>
          </table:table-cell>
          <table:table-cell office:value-type="float" office:value="-0.934565544128" calcext:value-type="float">
            <text:p>-0.9345655441</text:p>
          </table:table-cell>
          <table:table-cell office:value-type="float" office:value="3.32728600502" calcext:value-type="float">
            <text:p>3.327286005</text:p>
          </table:table-cell>
          <table:table-cell office:value-type="float" office:value="0.0533836521208" calcext:value-type="float">
            <text:p>0.0533836521</text:p>
          </table:table-cell>
          <table:table-cell office:value-type="float" office:value="-0.934503912926" calcext:value-type="float">
            <text:p>-0.9345039129</text:p>
          </table:table-cell>
          <table:table-cell office:value-type="float" office:value="3.20730876923" calcext:value-type="float">
            <text:p>3.20730876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2615812272" calcext:value-type="float">
            <text:p>0.7926158123</text:p>
          </table:table-cell>
          <table:table-cell office:value-type="float" office:value="-0.934742927551" calcext:value-type="float">
            <text:p>-0.9347429276</text:p>
          </table:table-cell>
          <table:table-cell office:value-type="float" office:value="3.29823541641" calcext:value-type="float">
            <text:p>3.2982354164</text:p>
          </table:table-cell>
          <table:table-cell office:value-type="float" office:value="0.0535317584872" calcext:value-type="float">
            <text:p>0.0535317585</text:p>
          </table:table-cell>
          <table:table-cell office:value-type="float" office:value="-0.934548377991" calcext:value-type="float">
            <text:p>-0.934548378</text:p>
          </table:table-cell>
          <table:table-cell office:value-type="float" office:value="3.20528173447" calcext:value-type="float">
            <text:p>3.20528173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3111536652" calcext:value-type="float">
            <text:p>0.7931115367</text:p>
          </table:table-cell>
          <table:table-cell office:value-type="float" office:value="-0.934723854065" calcext:value-type="float">
            <text:p>-0.9347238541</text:p>
          </table:table-cell>
          <table:table-cell office:value-type="float" office:value="3.3028690815" calcext:value-type="float">
            <text:p>3.3028690815</text:p>
          </table:table-cell>
          <table:table-cell office:value-type="float" office:value="0.0534569956362" calcext:value-type="float">
            <text:p>0.0534569956</text:p>
          </table:table-cell>
          <table:table-cell office:value-type="float" office:value="-0.934385955334" calcext:value-type="float">
            <text:p>-0.9343859553</text:p>
          </table:table-cell>
          <table:table-cell office:value-type="float" office:value="3.20521211624" calcext:value-type="float">
            <text:p>3.205212116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3319340795" calcext:value-type="float">
            <text:p>0.7933193408</text:p>
          </table:table-cell>
          <table:table-cell office:value-type="float" office:value="-0.934679687023" calcext:value-type="float">
            <text:p>-0.934679687</text:p>
          </table:table-cell>
          <table:table-cell office:value-type="float" office:value="3.30818915367" calcext:value-type="float">
            <text:p>3.3081891537</text:p>
          </table:table-cell>
          <table:table-cell office:value-type="float" office:value="0.0525108501315" calcext:value-type="float">
            <text:p>0.0525108501</text:p>
          </table:table-cell>
          <table:table-cell office:value-type="float" office:value="-0.933876752853" calcext:value-type="float">
            <text:p>-0.9338767529</text:p>
          </table:table-cell>
          <table:table-cell office:value-type="float" office:value="3.24332952499" calcext:value-type="float">
            <text:p>3.2433295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342039302" calcext:value-type="float">
            <text:p>0.793420393</text:p>
          </table:table-cell>
          <table:table-cell office:value-type="float" office:value="-0.934738874435" calcext:value-type="float">
            <text:p>-0.9347388744</text:p>
          </table:table-cell>
          <table:table-cell office:value-type="float" office:value="3.30687022209" calcext:value-type="float">
            <text:p>3.3068702221</text:p>
          </table:table-cell>
          <table:table-cell office:value-type="float" office:value="0.0526832863688" calcext:value-type="float">
            <text:p>0.0526832864</text:p>
          </table:table-cell>
          <table:table-cell office:value-type="float" office:value="-0.934002399445" calcext:value-type="float">
            <text:p>-0.9340023994</text:p>
          </table:table-cell>
          <table:table-cell office:value-type="float" office:value="3.24486327171" calcext:value-type="float">
            <text:p>3.244863271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3386980891" calcext:value-type="float">
            <text:p>0.7933869809</text:p>
          </table:table-cell>
          <table:table-cell office:value-type="float" office:value="-0.934702813625" calcext:value-type="float">
            <text:p>-0.9347028136</text:p>
          </table:table-cell>
          <table:table-cell office:value-type="float" office:value="3.30933642387" calcext:value-type="float">
            <text:p>3.3093364239</text:p>
          </table:table-cell>
          <table:table-cell office:value-type="float" office:value="0.0530925616622" calcext:value-type="float">
            <text:p>0.0530925617</text:p>
          </table:table-cell>
          <table:table-cell office:value-type="float" office:value="-0.934053719044" calcext:value-type="float">
            <text:p>-0.934053719</text:p>
          </table:table-cell>
          <table:table-cell office:value-type="float" office:value="3.24289298058" calcext:value-type="float">
            <text:p>3.24289298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3205156922" calcext:value-type="float">
            <text:p>0.7932051569</text:p>
          </table:table-cell>
          <table:table-cell office:value-type="float" office:value="-0.934506833553" calcext:value-type="float">
            <text:p>-0.9345068336</text:p>
          </table:table-cell>
          <table:table-cell office:value-type="float" office:value="3.31237983704" calcext:value-type="float">
            <text:p>3.312379837</text:p>
          </table:table-cell>
          <table:table-cell office:value-type="float" office:value="0.0533002652228" calcext:value-type="float">
            <text:p>0.0533002652</text:p>
          </table:table-cell>
          <table:table-cell office:value-type="float" office:value="-0.934134960175" calcext:value-type="float">
            <text:p>-0.9341349602</text:p>
          </table:table-cell>
          <table:table-cell office:value-type="float" office:value="3.23935413361" calcext:value-type="float">
            <text:p>3.239354133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4988647103" calcext:value-type="float">
            <text:p>0.7949886471</text:p>
          </table:table-cell>
          <table:table-cell office:value-type="float" office:value="-0.934875845909" calcext:value-type="float">
            <text:p>-0.9348758459</text:p>
          </table:table-cell>
          <table:table-cell office:value-type="float" office:value="3.2775182724" calcext:value-type="float">
            <text:p>3.2775182724</text:p>
          </table:table-cell>
          <table:table-cell office:value-type="float" office:value="0.0532609671354" calcext:value-type="float">
            <text:p>0.0532609671</text:p>
          </table:table-cell>
          <table:table-cell office:value-type="float" office:value="-0.93434125185" calcext:value-type="float">
            <text:p>-0.9343412519</text:p>
          </table:table-cell>
          <table:table-cell office:value-type="float" office:value="3.22294378281" calcext:value-type="float">
            <text:p>3.2229437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568656534" calcext:value-type="float">
            <text:p>0.7956865653</text:p>
          </table:table-cell>
          <table:table-cell office:value-type="float" office:value="-0.934830009937" calcext:value-type="float">
            <text:p>-0.9348300099</text:p>
          </table:table-cell>
          <table:table-cell office:value-type="float" office:value="3.27454805374" calcext:value-type="float">
            <text:p>3.2745480537</text:p>
          </table:table-cell>
          <table:table-cell office:value-type="float" office:value="0.0534978993237" calcext:value-type="float">
            <text:p>0.0534978993</text:p>
          </table:table-cell>
          <table:table-cell office:value-type="float" office:value="-0.935651779175" calcext:value-type="float">
            <text:p>-0.9356517792</text:p>
          </table:table-cell>
          <table:table-cell office:value-type="float" office:value="3.13820552826" calcext:value-type="float">
            <text:p>3.138205528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5913185924" calcext:value-type="float">
            <text:p>0.7959131859</text:p>
          </table:table-cell>
          <table:table-cell office:value-type="float" office:value="-0.934929907322" calcext:value-type="float">
            <text:p>-0.9349299073</text:p>
          </table:table-cell>
          <table:table-cell office:value-type="float" office:value="3.27356600761" calcext:value-type="float">
            <text:p>3.2735660076</text:p>
          </table:table-cell>
          <table:table-cell office:value-type="float" office:value="0.0541458539665" calcext:value-type="float">
            <text:p>0.054145854</text:p>
          </table:table-cell>
          <table:table-cell office:value-type="float" office:value="-0.937083721161" calcext:value-type="float">
            <text:p>-0.9370837212</text:p>
          </table:table-cell>
          <table:table-cell office:value-type="float" office:value="3.01335787773" calcext:value-type="float">
            <text:p>3.013357877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5833725482" calcext:value-type="float">
            <text:p>0.7958337255</text:p>
          </table:table-cell>
          <table:table-cell office:value-type="float" office:value="-0.934816300869" calcext:value-type="float">
            <text:p>-0.9348163009</text:p>
          </table:table-cell>
          <table:table-cell office:value-type="float" office:value="3.2769780159" calcext:value-type="float">
            <text:p>3.2769780159</text:p>
          </table:table-cell>
          <table:table-cell office:value-type="float" office:value="0.0571265481412" calcext:value-type="float">
            <text:p>0.0571265481</text:p>
          </table:table-cell>
          <table:table-cell office:value-type="float" office:value="-0.938059031963" calcext:value-type="float">
            <text:p>-0.938059032</text:p>
          </table:table-cell>
          <table:table-cell office:value-type="float" office:value="2.93079471588" calcext:value-type="float">
            <text:p>2.930794715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5727185905" calcext:value-type="float">
            <text:p>0.7957271859</text:p>
          </table:table-cell>
          <table:table-cell office:value-type="float" office:value="-0.934799969196" calcext:value-type="float">
            <text:p>-0.9347999692</text:p>
          </table:table-cell>
          <table:table-cell office:value-type="float" office:value="3.27948594093" calcext:value-type="float">
            <text:p>3.2794859409</text:p>
          </table:table-cell>
          <table:table-cell office:value-type="float" office:value="0.0620399937034" calcext:value-type="float">
            <text:p>0.0620399937</text:p>
          </table:table-cell>
          <table:table-cell office:value-type="float" office:value="-0.937590479851" calcext:value-type="float">
            <text:p>-0.9375904799</text:p>
          </table:table-cell>
          <table:table-cell office:value-type="float" office:value="2.92496919632" calcext:value-type="float">
            <text:p>2.924969196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5245334506" calcext:value-type="float">
            <text:p>0.7952453345</text:p>
          </table:table-cell>
          <table:table-cell office:value-type="float" office:value="-0.934360027313" calcext:value-type="float">
            <text:p>-0.9343600273</text:p>
          </table:table-cell>
          <table:table-cell office:value-type="float" office:value="3.28943920135" calcext:value-type="float">
            <text:p>3.2894392014</text:p>
          </table:table-cell>
          <table:table-cell office:value-type="float" office:value="0.0689565390348" calcext:value-type="float">
            <text:p>0.068956539</text:p>
          </table:table-cell>
          <table:table-cell office:value-type="float" office:value="-0.936731100082" calcext:value-type="float">
            <text:p>-0.9367311001</text:p>
          </table:table-cell>
          <table:table-cell office:value-type="float" office:value="2.96755814552" calcext:value-type="float">
            <text:p>2.967558145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5569065958" calcext:value-type="float">
            <text:p>0.795569066</text:p>
          </table:table-cell>
          <table:table-cell office:value-type="float" office:value="-0.934252619743" calcext:value-type="float">
            <text:p>-0.9342526197</text:p>
          </table:table-cell>
          <table:table-cell office:value-type="float" office:value="3.29278349876" calcext:value-type="float">
            <text:p>3.2927834988</text:p>
          </table:table-cell>
          <table:table-cell office:value-type="float" office:value="0.0770955532789" calcext:value-type="float">
            <text:p>0.0770955533</text:p>
          </table:table-cell>
          <table:table-cell office:value-type="float" office:value="-0.935513436794" calcext:value-type="float">
            <text:p>-0.9355134368</text:p>
          </table:table-cell>
          <table:table-cell office:value-type="float" office:value="3.06262540817" calcext:value-type="float">
            <text:p>3.062625408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6613536775" calcext:value-type="float">
            <text:p>0.7966135368</text:p>
          </table:table-cell>
          <table:table-cell office:value-type="float" office:value="-0.934584081173" calcext:value-type="float">
            <text:p>-0.9345840812</text:p>
          </table:table-cell>
          <table:table-cell office:value-type="float" office:value="3.27615857124" calcext:value-type="float">
            <text:p>3.2761585712</text:p>
          </table:table-cell>
          <table:table-cell office:value-type="float" office:value="0.0857757404447" calcext:value-type="float">
            <text:p>0.0857757404</text:p>
          </table:table-cell>
          <table:table-cell office:value-type="float" office:value="-0.933811068535" calcext:value-type="float">
            <text:p>-0.9338110685</text:p>
          </table:table-cell>
          <table:table-cell office:value-type="float" office:value="3.23020219803" calcext:value-type="float">
            <text:p>3.23020219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7275036573" calcext:value-type="float">
            <text:p>0.7972750366</text:p>
          </table:table-cell>
          <table:table-cell office:value-type="float" office:value="-0.934784054756" calcext:value-type="float">
            <text:p>-0.9347840548</text:p>
          </table:table-cell>
          <table:table-cell office:value-type="float" office:value="3.26586079597" calcext:value-type="float">
            <text:p>3.265860796</text:p>
          </table:table-cell>
          <table:table-cell office:value-type="float" office:value="0.0955136492848" calcext:value-type="float">
            <text:p>0.0955136493</text:p>
          </table:table-cell>
          <table:table-cell office:value-type="float" office:value="-0.930988311768" calcext:value-type="float">
            <text:p>-0.9309883118</text:p>
          </table:table-cell>
          <table:table-cell office:value-type="float" office:value="3.45796298981" calcext:value-type="float">
            <text:p>3.457962989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740639776" calcext:value-type="float">
            <text:p>0.7974063978</text:p>
          </table:table-cell>
          <table:table-cell office:value-type="float" office:value="-0.934773981571" calcext:value-type="float">
            <text:p>-0.9347739816</text:p>
          </table:table-cell>
          <table:table-cell office:value-type="float" office:value="3.25876688957" calcext:value-type="float">
            <text:p>3.2587668896</text:p>
          </table:table-cell>
          <table:table-cell office:value-type="float" office:value="0.10625462234" calcext:value-type="float">
            <text:p>0.1062546223</text:p>
          </table:table-cell>
          <table:table-cell office:value-type="float" office:value="-0.927178144455" calcext:value-type="float">
            <text:p>-0.9271781445</text:p>
          </table:table-cell>
          <table:table-cell office:value-type="float" office:value="3.79540038109" calcext:value-type="float">
            <text:p>3.795400381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7140598297" calcext:value-type="float">
            <text:p>0.7971405983</text:p>
          </table:table-cell>
          <table:table-cell office:value-type="float" office:value="-0.934467494488" calcext:value-type="float">
            <text:p>-0.9344674945</text:p>
          </table:table-cell>
          <table:table-cell office:value-type="float" office:value="3.2633357048" calcext:value-type="float">
            <text:p>3.2633357048</text:p>
          </table:table-cell>
          <table:table-cell office:value-type="float" office:value="0.118586227298" calcext:value-type="float">
            <text:p>0.1185862273</text:p>
          </table:table-cell>
          <table:table-cell office:value-type="float" office:value="-0.920267760754" calcext:value-type="float">
            <text:p>-0.9202677608</text:p>
          </table:table-cell>
          <table:table-cell office:value-type="float" office:value="4.39137554169" calcext:value-type="float">
            <text:p>4.3913755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7625925392" calcext:value-type="float">
            <text:p>0.7976259254</text:p>
          </table:table-cell>
          <table:table-cell office:value-type="float" office:value="-0.93449652195" calcext:value-type="float">
            <text:p>-0.934496522</text:p>
          </table:table-cell>
          <table:table-cell office:value-type="float" office:value="3.25869774818" calcext:value-type="float">
            <text:p>3.2586977482</text:p>
          </table:table-cell>
          <table:table-cell office:value-type="float" office:value="0.130996778607" calcext:value-type="float">
            <text:p>0.1309967786</text:p>
          </table:table-cell>
          <table:table-cell office:value-type="float" office:value="-0.910266399384" calcext:value-type="float">
            <text:p>-0.9102663994</text:p>
          </table:table-cell>
          <table:table-cell office:value-type="float" office:value="5.2015247345" calcext:value-type="float">
            <text:p>5.201524734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8318933696" calcext:value-type="float">
            <text:p>0.7983189337</text:p>
          </table:table-cell>
          <table:table-cell office:value-type="float" office:value="-0.934659183025" calcext:value-type="float">
            <text:p>-0.934659183</text:p>
          </table:table-cell>
          <table:table-cell office:value-type="float" office:value="3.24796819687" calcext:value-type="float">
            <text:p>3.2479681969</text:p>
          </table:table-cell>
          <table:table-cell office:value-type="float" office:value="0.144070625305" calcext:value-type="float">
            <text:p>0.1440706253</text:p>
          </table:table-cell>
          <table:table-cell office:value-type="float" office:value="-0.900813341141" calcext:value-type="float">
            <text:p>-0.9008133411</text:p>
          </table:table-cell>
          <table:table-cell office:value-type="float" office:value="6.07056713104" calcext:value-type="float">
            <text:p>6.07056713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8524908721" calcext:value-type="float">
            <text:p>0.7985249087</text:p>
          </table:table-cell>
          <table:table-cell office:value-type="float" office:value="-0.934683144093" calcext:value-type="float">
            <text:p>-0.9346831441</text:p>
          </table:table-cell>
          <table:table-cell office:value-type="float" office:value="3.24376296997" calcext:value-type="float">
            <text:p>3.24376297</text:p>
          </table:table-cell>
          <table:table-cell office:value-type="float" office:value="0.15761089325" calcext:value-type="float">
            <text:p>0.1576108933</text:p>
          </table:table-cell>
          <table:table-cell office:value-type="float" office:value="-0.892026901245" calcext:value-type="float">
            <text:p>-0.8920269012</text:p>
          </table:table-cell>
          <table:table-cell office:value-type="float" office:value="6.91227912903" calcext:value-type="float">
            <text:p>6.91227912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8501867801" calcext:value-type="float">
            <text:p>0.7985018678</text:p>
          </table:table-cell>
          <table:table-cell office:value-type="float" office:value="-0.934719264507" calcext:value-type="float">
            <text:p>-0.9347192645</text:p>
          </table:table-cell>
          <table:table-cell office:value-type="float" office:value="3.23954248428" calcext:value-type="float">
            <text:p>3.2395424843</text:p>
          </table:table-cell>
          <table:table-cell office:value-type="float" office:value="0.172600895166" calcext:value-type="float">
            <text:p>0.1726008952</text:p>
          </table:table-cell>
          <table:table-cell office:value-type="float" office:value="-0.882824540138" calcext:value-type="float">
            <text:p>-0.8828245401</text:p>
          </table:table-cell>
          <table:table-cell office:value-type="float" office:value="7.72556209564" calcext:value-type="float">
            <text:p>7.725562095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8441637307" calcext:value-type="float">
            <text:p>0.7984416373</text:p>
          </table:table-cell>
          <table:table-cell office:value-type="float" office:value="-0.934642851353" calcext:value-type="float">
            <text:p>-0.9346428514</text:p>
          </table:table-cell>
          <table:table-cell office:value-type="float" office:value="3.24346470833" calcext:value-type="float">
            <text:p>3.2434647083</text:p>
          </table:table-cell>
          <table:table-cell office:value-type="float" office:value="0.187770843506" calcext:value-type="float">
            <text:p>0.1877708435</text:p>
          </table:table-cell>
          <table:table-cell office:value-type="float" office:value="-0.874046802521" calcext:value-type="float">
            <text:p>-0.8740468025</text:p>
          </table:table-cell>
          <table:table-cell office:value-type="float" office:value="8.51322555542" calcext:value-type="float">
            <text:p>8.513225555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7981601208" calcext:value-type="float">
            <text:p>0.7979816012</text:p>
          </table:table-cell>
          <table:table-cell office:value-type="float" office:value="-0.934414625168" calcext:value-type="float">
            <text:p>-0.9344146252</text:p>
          </table:table-cell>
          <table:table-cell office:value-type="float" office:value="3.24800634384" calcext:value-type="float">
            <text:p>3.2480063438</text:p>
          </table:table-cell>
          <table:table-cell office:value-type="float" office:value="0.203269481659" calcext:value-type="float">
            <text:p>0.2032694817</text:p>
          </table:table-cell>
          <table:table-cell office:value-type="float" office:value="-0.865088760853" calcext:value-type="float">
            <text:p>-0.8650887609</text:p>
          </table:table-cell>
          <table:table-cell office:value-type="float" office:value="9.3050737381" calcext:value-type="float">
            <text:p>9.305073738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9116186798" calcext:value-type="float">
            <text:p>0.7991161868</text:p>
          </table:table-cell>
          <table:table-cell office:value-type="float" office:value="-0.934643089771" calcext:value-type="float">
            <text:p>-0.9346430898</text:p>
          </table:table-cell>
          <table:table-cell office:value-type="float" office:value="3.2339990139" calcext:value-type="float">
            <text:p>3.2339990139</text:p>
          </table:table-cell>
          <table:table-cell office:value-type="float" office:value="0.219099625945" calcext:value-type="float">
            <text:p>0.2190996259</text:p>
          </table:table-cell>
          <table:table-cell office:value-type="float" office:value="-0.855536103249" calcext:value-type="float">
            <text:p>-0.8555361032</text:p>
          </table:table-cell>
          <table:table-cell office:value-type="float" office:value="10.069606781" calcext:value-type="float">
            <text:p>10.06960678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9584578723" calcext:value-type="float">
            <text:p>0.7995845787</text:p>
          </table:table-cell>
          <table:table-cell office:value-type="float" office:value="-0.934589445591" calcext:value-type="float">
            <text:p>-0.9345894456</text:p>
          </table:table-cell>
          <table:table-cell office:value-type="float" office:value="3.22585892677" calcext:value-type="float">
            <text:p>3.2258589268</text:p>
          </table:table-cell>
          <table:table-cell office:value-type="float" office:value="0.236763760448" calcext:value-type="float">
            <text:p>0.2367637604</text:p>
          </table:table-cell>
          <table:table-cell office:value-type="float" office:value="-0.847291529179" calcext:value-type="float">
            <text:p>-0.8472915292</text:p>
          </table:table-cell>
          <table:table-cell office:value-type="float" office:value="10.6867570877" calcext:value-type="float">
            <text:p>10.686757087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9707923084" calcext:value-type="float">
            <text:p>0.7997079231</text:p>
          </table:table-cell>
          <table:table-cell office:value-type="float" office:value="-0.93453168869" calcext:value-type="float">
            <text:p>-0.9345316887</text:p>
          </table:table-cell>
          <table:table-cell office:value-type="float" office:value="3.22670006752" calcext:value-type="float">
            <text:p>3.2267000675</text:p>
          </table:table-cell>
          <table:table-cell office:value-type="float" office:value="0.256693422794" calcext:value-type="float">
            <text:p>0.2566934228</text:p>
          </table:table-cell>
          <table:table-cell office:value-type="float" office:value="-0.840789496899" calcext:value-type="float">
            <text:p>-0.8407894969</text:p>
          </table:table-cell>
          <table:table-cell office:value-type="float" office:value="11.1551218033" calcext:value-type="float">
            <text:p>11.15512180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2" calcext:value-type="float">
            <text:p>-3.742</text:p>
          </table:table-cell>
          <table:table-cell office:value-type="float" office:value="-0.656162452693" calcext:value-type="float">
            <text:p>-0.6561624527</text:p>
          </table:table-cell>
          <table:table-cell office:value-type="float" office:value="0.79965190962" calcext:value-type="float">
            <text:p>0.7996519096</text:p>
          </table:table-cell>
          <table:table-cell office:value-type="float" office:value="-0.934544026852" calcext:value-type="float">
            <text:p>-0.9345440269</text:p>
          </table:table-cell>
          <table:table-cell office:value-type="float" office:value="3.22853589058" calcext:value-type="float">
            <text:p>3.2285358906</text:p>
          </table:table-cell>
          <table:table-cell office:value-type="float" office:value="0.278948187828" calcext:value-type="float">
            <text:p>0.2789481878</text:p>
          </table:table-cell>
          <table:table-cell office:value-type="float" office:value="-0.83422935009" calcext:value-type="float">
            <text:p>-0.8342293501</text:p>
          </table:table-cell>
          <table:table-cell office:value-type="float" office:value="11.51866436" calcext:value-type="float">
            <text:p>11.518664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36" calcext:value-type="float">
            <text:p>2.836</text:p>
          </table:table-cell>
          <table:table-cell office:value-type="float" office:value="-3.74" calcext:value-type="float">
            <text:p>-3.74</text:p>
          </table:table-cell>
          <table:table-cell office:value-type="float" office:value="-0.65729364358" calcext:value-type="float">
            <text:p>-0.6572936436</text:p>
          </table:table-cell>
          <table:table-cell office:value-type="float" office:value="0.799404487014" calcext:value-type="float">
            <text:p>0.799404487</text:p>
          </table:table-cell>
          <table:table-cell office:value-type="float" office:value="-0.934364497662" calcext:value-type="float">
            <text:p>-0.9343644977</text:p>
          </table:table-cell>
          <table:table-cell office:value-type="float" office:value="3.23281884193" calcext:value-type="float">
            <text:p>3.2328188419</text:p>
          </table:table-cell>
          <table:table-cell office:value-type="float" office:value="0.301116794348" calcext:value-type="float">
            <text:p>0.3011167943</text:p>
          </table:table-cell>
          <table:table-cell office:value-type="float" office:value="-0.826104640961" calcext:value-type="float">
            <text:p>-0.826104641</text:p>
          </table:table-cell>
          <table:table-cell office:value-type="float" office:value="11.8350543976" calcext:value-type="float">
            <text:p>11.835054397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837" calcext:value-type="float">
            <text:p>2.837</text:p>
          </table:table-cell>
          <table:table-cell office:value-type="float" office:value="-3.737" calcext:value-type="float">
            <text:p>-3.737</text:p>
          </table:table-cell>
          <table:table-cell office:value-type="float" office:value="-0.658046949378" calcext:value-type="float">
            <text:p>-0.6580469494</text:p>
          </table:table-cell>
          <table:table-cell office:value-type="float" office:value="0.799706704915" calcext:value-type="float">
            <text:p>0.7997067049</text:p>
          </table:table-cell>
          <table:table-cell office:value-type="float" office:value="-0.934356272221" calcext:value-type="float">
            <text:p>-0.9343562722</text:p>
          </table:table-cell>
          <table:table-cell office:value-type="float" office:value="3.23052000999" calcext:value-type="float">
            <text:p>3.23052001</text:p>
          </table:table-cell>
          <table:table-cell office:value-type="float" office:value="0.32461220026" calcext:value-type="float">
            <text:p>0.3246122003</text:p>
          </table:table-cell>
          <table:table-cell office:value-type="float" office:value="-0.819405257702" calcext:value-type="float">
            <text:p>-0.8194052577</text:p>
          </table:table-cell>
          <table:table-cell office:value-type="float" office:value="12.0406122208" calcext:value-type="float">
            <text:p>12.040612220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837" calcext:value-type="float">
            <text:p>2.837</text:p>
          </table:table-cell>
          <table:table-cell office:value-type="float" office:value="-3.731" calcext:value-type="float">
            <text:p>-3.731</text:p>
          </table:table-cell>
          <table:table-cell office:value-type="float" office:value="-0.658423355557" calcext:value-type="float">
            <text:p>-0.6584233556</text:p>
          </table:table-cell>
          <table:table-cell office:value-type="float" office:value="0.800359711051" calcext:value-type="float">
            <text:p>0.8003597111</text:p>
          </table:table-cell>
          <table:table-cell office:value-type="float" office:value="-0.934507966042" calcext:value-type="float">
            <text:p>-0.934507966</text:p>
          </table:table-cell>
          <table:table-cell office:value-type="float" office:value="3.22524547577" calcext:value-type="float">
            <text:p>3.2252454758</text:p>
          </table:table-cell>
          <table:table-cell office:value-type="float" office:value="0.349233001471" calcext:value-type="float">
            <text:p>0.3492330015</text:p>
          </table:table-cell>
          <table:table-cell office:value-type="float" office:value="-0.813540875912" calcext:value-type="float">
            <text:p>-0.8135408759</text:p>
          </table:table-cell>
          <table:table-cell office:value-type="float" office:value="12.1643714905" calcext:value-type="float">
            <text:p>12.164371490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838" calcext:value-type="float">
            <text:p>2.838</text:p>
          </table:table-cell>
          <table:table-cell office:value-type="float" office:value="-3.724" calcext:value-type="float">
            <text:p>-3.724</text:p>
          </table:table-cell>
          <table:table-cell office:value-type="float" office:value="-0.658423355557" calcext:value-type="float">
            <text:p>-0.6584233556</text:p>
          </table:table-cell>
          <table:table-cell office:value-type="float" office:value="0.800547190011" calcext:value-type="float">
            <text:p>0.80054719</text:p>
          </table:table-cell>
          <table:table-cell office:value-type="float" office:value="-0.934602677822" calcext:value-type="float">
            <text:p>-0.9346026778</text:p>
          </table:table-cell>
          <table:table-cell office:value-type="float" office:value="3.22449588776" calcext:value-type="float">
            <text:p>3.2244958878</text:p>
          </table:table-cell>
          <table:table-cell office:value-type="float" office:value="0.375397503376" calcext:value-type="float">
            <text:p>0.3753975034</text:p>
          </table:table-cell>
          <table:table-cell office:value-type="float" office:value="-0.807865262032" calcext:value-type="float">
            <text:p>-0.807865262</text:p>
          </table:table-cell>
          <table:table-cell office:value-type="float" office:value="12.2088298798" calcext:value-type="float">
            <text:p>12.208829879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84" calcext:value-type="float">
            <text:p>2.84</text:p>
          </table:table-cell>
          <table:table-cell office:value-type="float" office:value="-3.714" calcext:value-type="float">
            <text:p>-3.714</text:p>
          </table:table-cell>
          <table:table-cell office:value-type="float" office:value="-0.657670378688" calcext:value-type="float">
            <text:p>-0.6576703787</text:p>
          </table:table-cell>
          <table:table-cell office:value-type="float" office:value="0.800584942102" calcext:value-type="float">
            <text:p>0.8005849421</text:p>
          </table:table-cell>
          <table:table-cell office:value-type="float" office:value="-0.934591829777" calcext:value-type="float">
            <text:p>-0.9345918298</text:p>
          </table:table-cell>
          <table:table-cell office:value-type="float" office:value="3.22406983376" calcext:value-type="float">
            <text:p>3.2240698338</text:p>
          </table:table-cell>
          <table:table-cell office:value-type="float" office:value="0.403518557549" calcext:value-type="float">
            <text:p>0.4035185575</text:p>
          </table:table-cell>
          <table:table-cell office:value-type="float" office:value="-0.803414881229" calcext:value-type="float">
            <text:p>-0.8034148812</text:p>
          </table:table-cell>
          <table:table-cell office:value-type="float" office:value="12.1939563751" calcext:value-type="float">
            <text:p>12.193956375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841" calcext:value-type="float">
            <text:p>2.841</text:p>
          </table:table-cell>
          <table:table-cell office:value-type="float" office:value="-3.702" calcext:value-type="float">
            <text:p>-3.702</text:p>
          </table:table-cell>
          <table:table-cell office:value-type="float" office:value="-0.656916744149" calcext:value-type="float">
            <text:p>-0.6569167441</text:p>
          </table:table-cell>
          <table:table-cell office:value-type="float" office:value="0.800552669913" calcext:value-type="float">
            <text:p>0.8005526699</text:p>
          </table:table-cell>
          <table:table-cell office:value-type="float" office:value="-0.93457120657" calcext:value-type="float">
            <text:p>-0.9345712066</text:p>
          </table:table-cell>
          <table:table-cell office:value-type="float" office:value="3.22835683823" calcext:value-type="float">
            <text:p>3.2283568382</text:p>
          </table:table-cell>
          <table:table-cell office:value-type="float" office:value="0.428584247828" calcext:value-type="float">
            <text:p>0.4285842478</text:p>
          </table:table-cell>
          <table:table-cell office:value-type="float" office:value="-0.796762466431" calcext:value-type="float">
            <text:p>-0.7967624664</text:p>
          </table:table-cell>
          <table:table-cell office:value-type="float" office:value="12.2137947083" calcext:value-type="float">
            <text:p>12.213794708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843" calcext:value-type="float">
            <text:p>2.843</text:p>
          </table:table-cell>
          <table:table-cell office:value-type="float" office:value="-3.688" calcext:value-type="float">
            <text:p>-3.688</text:p>
          </table:table-cell>
          <table:table-cell office:value-type="float" office:value="-0.655407505074" calcext:value-type="float">
            <text:p>-0.6554075051</text:p>
          </table:table-cell>
          <table:table-cell office:value-type="float" office:value="0.800037276" calcext:value-type="float">
            <text:p>0.800037276</text:p>
          </table:table-cell>
          <table:table-cell office:value-type="float" office:value="-0.9342045784" calcext:value-type="float">
            <text:p>-0.9342045784</text:p>
          </table:table-cell>
          <table:table-cell office:value-type="float" office:value="3.23732018471" calcext:value-type="float">
            <text:p>3.2373201847</text:p>
          </table:table-cell>
          <table:table-cell office:value-type="float" office:value="0.452994167805" calcext:value-type="float">
            <text:p>0.4529941678</text:p>
          </table:table-cell>
          <table:table-cell office:value-type="float" office:value="-0.790671944618" calcext:value-type="float">
            <text:p>-0.7906719446</text:p>
          </table:table-cell>
          <table:table-cell office:value-type="float" office:value="12.1834936142" calcext:value-type="float">
            <text:p>12.183493614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846" calcext:value-type="float">
            <text:p>2.846</text:p>
          </table:table-cell>
          <table:table-cell office:value-type="float" office:value="-3.673" calcext:value-type="float">
            <text:p>-3.673</text:p>
          </table:table-cell>
          <table:table-cell office:value-type="float" office:value="-0.653138732798" calcext:value-type="float">
            <text:p>-0.6531387328</text:p>
          </table:table-cell>
          <table:table-cell office:value-type="float" office:value="0.800873223692" calcext:value-type="float">
            <text:p>0.8008732237</text:p>
          </table:table-cell>
          <table:table-cell office:value-type="float" office:value="-0.934397995472" calcext:value-type="float">
            <text:p>-0.9343979955</text:p>
          </table:table-cell>
          <table:table-cell office:value-type="float" office:value="3.22693061829" calcext:value-type="float">
            <text:p>3.2269306183</text:p>
          </table:table-cell>
          <table:table-cell office:value-type="float" office:value="0.791007518768" calcext:value-type="float">
            <text:p>0.7910075188</text:p>
          </table:table-cell>
          <table:table-cell office:value-type="float" office:value="-0.847458004951" calcext:value-type="float">
            <text:p>-0.847458005</text:p>
          </table:table-cell>
          <table:table-cell office:value-type="float" office:value="12.2021007538" calcext:value-type="float">
            <text:p>12.202100753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848" calcext:value-type="float">
            <text:p>2.848</text:p>
          </table:table-cell>
          <table:table-cell office:value-type="float" office:value="-3.655" calcext:value-type="float">
            <text:p>-3.655</text:p>
          </table:table-cell>
          <table:table-cell office:value-type="float" office:value="-0.64972455907" calcext:value-type="float">
            <text:p>-0.6497245591</text:p>
          </table:table-cell>
          <table:table-cell office:value-type="float" office:value="0.801362741739" calcext:value-type="float">
            <text:p>0.8013627417</text:p>
          </table:table-cell>
          <table:table-cell office:value-type="float" office:value="-0.934592962265" calcext:value-type="float">
            <text:p>-0.9345929623</text:p>
          </table:table-cell>
          <table:table-cell office:value-type="float" office:value="3.2196559906" calcext:value-type="float">
            <text:p>3.2196559906</text:p>
          </table:table-cell>
          <table:table-cell office:value-type="float" office:value="0.818163096905" calcext:value-type="float">
            <text:p>0.8181630969</text:p>
          </table:table-cell>
          <table:table-cell office:value-type="float" office:value="-0.842279970646" calcext:value-type="float">
            <text:p>-0.8422799706</text:p>
          </table:table-cell>
          <table:table-cell office:value-type="float" office:value="12.0999908447" calcext:value-type="float">
            <text:p>12.099990844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851" calcext:value-type="float">
            <text:p>2.851</text:p>
          </table:table-cell>
          <table:table-cell office:value-type="float" office:value="-3.637" calcext:value-type="float">
            <text:p>-3.637</text:p>
          </table:table-cell>
          <table:table-cell office:value-type="float" office:value="-0.644769765326" calcext:value-type="float">
            <text:p>-0.6447697653</text:p>
          </table:table-cell>
          <table:table-cell office:value-type="float" office:value="0.801460005343" calcext:value-type="float">
            <text:p>0.8014600053</text:p>
          </table:table-cell>
          <table:table-cell office:value-type="float" office:value="-0.934561908245" calcext:value-type="float">
            <text:p>-0.9345619082</text:p>
          </table:table-cell>
          <table:table-cell office:value-type="float" office:value="3.21922016144" calcext:value-type="float">
            <text:p>3.2192201614</text:p>
          </table:table-cell>
          <table:table-cell office:value-type="float" office:value="0.844968736172" calcext:value-type="float">
            <text:p>0.8449687362</text:p>
          </table:table-cell>
          <table:table-cell office:value-type="float" office:value="-0.838268518448" calcext:value-type="float">
            <text:p>-0.8382685184</text:p>
          </table:table-cell>
          <table:table-cell office:value-type="float" office:value="11.9576234818" calcext:value-type="float">
            <text:p>11.9576234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55" calcext:value-type="float">
            <text:p>2.855</text:p>
          </table:table-cell>
          <table:table-cell office:value-type="float" office:value="-3.617" calcext:value-type="float">
            <text:p>-3.617</text:p>
          </table:table-cell>
          <table:table-cell office:value-type="float" office:value="-0.638249348276" calcext:value-type="float">
            <text:p>-0.6382493483</text:p>
          </table:table-cell>
          <table:table-cell office:value-type="float" office:value="0.80139420554" calcext:value-type="float">
            <text:p>0.8013942055</text:p>
          </table:table-cell>
          <table:table-cell office:value-type="float" office:value="-0.934496939182" calcext:value-type="float">
            <text:p>-0.9344969392</text:p>
          </table:table-cell>
          <table:table-cell office:value-type="float" office:value="3.22065401077" calcext:value-type="float">
            <text:p>3.2206540108</text:p>
          </table:table-cell>
          <table:table-cell office:value-type="float" office:value="0.870807170868" calcext:value-type="float">
            <text:p>0.8708071709</text:p>
          </table:table-cell>
          <table:table-cell office:value-type="float" office:value="-0.832816421986" calcext:value-type="float">
            <text:p>-0.832816422</text:p>
          </table:table-cell>
          <table:table-cell office:value-type="float" office:value="11.920838356" calcext:value-type="float">
            <text:p>11.92083835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859" calcext:value-type="float">
            <text:p>2.859</text:p>
          </table:table-cell>
          <table:table-cell office:value-type="float" office:value="-3.597" calcext:value-type="float">
            <text:p>-3.597</text:p>
          </table:table-cell>
          <table:table-cell office:value-type="float" office:value="-0.630907275331" calcext:value-type="float">
            <text:p>-0.6309072753</text:p>
          </table:table-cell>
          <table:table-cell office:value-type="float" office:value="0.801028449088" calcext:value-type="float">
            <text:p>0.8010284491</text:p>
          </table:table-cell>
          <table:table-cell office:value-type="float" office:value="-0.934245884418" calcext:value-type="float">
            <text:p>-0.9342458844</text:p>
          </table:table-cell>
          <table:table-cell office:value-type="float" office:value="3.22963666916" calcext:value-type="float">
            <text:p>3.2296366692</text:p>
          </table:table-cell>
          <table:table-cell office:value-type="float" office:value="0.900404810905" calcext:value-type="float">
            <text:p>0.9004048109</text:p>
          </table:table-cell>
          <table:table-cell office:value-type="float" office:value="-0.826674699783" calcext:value-type="float">
            <text:p>-0.8266746998</text:p>
          </table:table-cell>
          <table:table-cell office:value-type="float" office:value="11.9153280258" calcext:value-type="float">
            <text:p>11.915328025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863" calcext:value-type="float">
            <text:p>2.863</text:p>
          </table:table-cell>
          <table:table-cell office:value-type="float" office:value="-3.575" calcext:value-type="float">
            <text:p>-3.575</text:p>
          </table:table-cell>
          <table:table-cell office:value-type="float" office:value="-0.624289768308" calcext:value-type="float">
            <text:p>-0.6242897683</text:p>
          </table:table-cell>
          <table:table-cell office:value-type="float" office:value="0.801252823323" calcext:value-type="float">
            <text:p>0.8012528233</text:p>
          </table:table-cell>
          <table:table-cell office:value-type="float" office:value="-0.934130489826" calcext:value-type="float">
            <text:p>-0.9341304898</text:p>
          </table:table-cell>
          <table:table-cell office:value-type="float" office:value="3.23343729973" calcext:value-type="float">
            <text:p>3.2334372997</text:p>
          </table:table-cell>
          <table:table-cell office:value-type="float" office:value="0.933361530304" calcext:value-type="float">
            <text:p>0.9333615303</text:p>
          </table:table-cell>
          <table:table-cell office:value-type="float" office:value="-0.821984231472" calcext:value-type="float">
            <text:p>-0.8219842315</text:p>
          </table:table-cell>
          <table:table-cell office:value-type="float" office:value="11.8628387451" calcext:value-type="float">
            <text:p>11.862838745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869" calcext:value-type="float">
            <text:p>2.869</text:p>
          </table:table-cell>
          <table:table-cell office:value-type="float" office:value="-3.553" calcext:value-type="float">
            <text:p>-3.553</text:p>
          </table:table-cell>
          <table:table-cell office:value-type="float" office:value="-0.61802031492" calcext:value-type="float">
            <text:p>-0.6180203149</text:p>
          </table:table-cell>
          <table:table-cell office:value-type="float" office:value="0.801786061376" calcext:value-type="float">
            <text:p>0.8017860614</text:p>
          </table:table-cell>
          <table:table-cell office:value-type="float" office:value="-0.93421369791" calcext:value-type="float">
            <text:p>-0.9342136979</text:p>
          </table:table-cell>
          <table:table-cell office:value-type="float" office:value="3.22990036011" calcext:value-type="float">
            <text:p>3.2299003601</text:p>
          </table:table-cell>
          <table:table-cell office:value-type="float" office:value="0.967261314392" calcext:value-type="float">
            <text:p>0.9672613144</text:p>
          </table:table-cell>
          <table:table-cell office:value-type="float" office:value="-0.815861999989" calcext:value-type="float">
            <text:p>-0.815862</text:p>
          </table:table-cell>
          <table:table-cell office:value-type="float" office:value="11.9075689316" calcext:value-type="float">
            <text:p>11.907568931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875" calcext:value-type="float">
            <text:p>2.875</text:p>
          </table:table-cell>
          <table:table-cell office:value-type="float" office:value="-3.529" calcext:value-type="float">
            <text:p>-3.529</text:p>
          </table:table-cell>
          <table:table-cell office:value-type="float" office:value="-0.612106772502" calcext:value-type="float">
            <text:p>-0.6121067725</text:p>
          </table:table-cell>
          <table:table-cell office:value-type="float" office:value="0.801985282451" calcext:value-type="float">
            <text:p>0.8019852825</text:p>
          </table:table-cell>
          <table:table-cell office:value-type="float" office:value="-0.934260427952" calcext:value-type="float">
            <text:p>-0.934260428</text:p>
          </table:table-cell>
          <table:table-cell office:value-type="float" office:value="3.22968673706" calcext:value-type="float">
            <text:p>3.2296867371</text:p>
          </table:table-cell>
          <table:table-cell office:value-type="float" office:value="0.999805271626" calcext:value-type="float">
            <text:p>0.9998052716</text:p>
          </table:table-cell>
          <table:table-cell office:value-type="float" office:value="-0.806844949722" calcext:value-type="float">
            <text:p>-0.8068449497</text:p>
          </table:table-cell>
          <table:table-cell office:value-type="float" office:value="12.1485290527" calcext:value-type="float">
            <text:p>12.148529052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881" calcext:value-type="float">
            <text:p>2.881</text:p>
          </table:table-cell>
          <table:table-cell office:value-type="float" office:value="-3.503" calcext:value-type="float">
            <text:p>-3.503</text:p>
          </table:table-cell>
          <table:table-cell office:value-type="float" office:value="-0.605761051665" calcext:value-type="float">
            <text:p>-0.6057610517</text:p>
          </table:table-cell>
          <table:table-cell office:value-type="float" office:value="0.80203358829" calcext:value-type="float">
            <text:p>0.8020335883</text:p>
          </table:table-cell>
          <table:table-cell office:value-type="float" office:value="-0.934365451336" calcext:value-type="float">
            <text:p>-0.9343654513</text:p>
          </table:table-cell>
          <table:table-cell office:value-type="float" office:value="3.22937607765" calcext:value-type="float">
            <text:p>3.2293760777</text:p>
          </table:table-cell>
          <table:table-cell office:value-type="float" office:value="1.02826929092" calcext:value-type="float">
            <text:p>1.0282692909</text:p>
          </table:table-cell>
          <table:table-cell office:value-type="float" office:value="-0.79712665081" calcext:value-type="float">
            <text:p>-0.7971266508</text:p>
          </table:table-cell>
          <table:table-cell office:value-type="float" office:value="12.4873971939" calcext:value-type="float">
            <text:p>12.487397193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.889" calcext:value-type="float">
            <text:p>2.889</text:p>
          </table:table-cell>
          <table:table-cell office:value-type="float" office:value="-3.476" calcext:value-type="float">
            <text:p>-3.476</text:p>
          </table:table-cell>
          <table:table-cell office:value-type="float" office:value="-0.602972583889" calcext:value-type="float">
            <text:p>-0.6029725839</text:p>
          </table:table-cell>
          <table:table-cell office:value-type="float" office:value="0.802017841488" calcext:value-type="float">
            <text:p>0.8020178415</text:p>
          </table:table-cell>
          <table:table-cell office:value-type="float" office:value="-0.934314489365" calcext:value-type="float">
            <text:p>-0.9343144894</text:p>
          </table:table-cell>
          <table:table-cell office:value-type="float" office:value="3.23024773598" calcext:value-type="float">
            <text:p>3.230247736</text:p>
          </table:table-cell>
          <table:table-cell office:value-type="float" office:value="1.05708730221" calcext:value-type="float">
            <text:p>1.0570873022</text:p>
          </table:table-cell>
          <table:table-cell office:value-type="float" office:value="-0.789502680302" calcext:value-type="float">
            <text:p>-0.7895026803</text:p>
          </table:table-cell>
          <table:table-cell office:value-type="float" office:value="12.7436733246" calcext:value-type="float">
            <text:p>12.743673324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.898" calcext:value-type="float">
            <text:p>2.898</text:p>
          </table:table-cell>
          <table:table-cell office:value-type="float" office:value="-3.446" calcext:value-type="float">
            <text:p>-3.446</text:p>
          </table:table-cell>
          <table:table-cell office:value-type="float" office:value="-0.599376562328" calcext:value-type="float">
            <text:p>-0.5993765623</text:p>
          </table:table-cell>
          <table:table-cell office:value-type="float" office:value="0.802007418126" calcext:value-type="float">
            <text:p>0.8020074181</text:p>
          </table:table-cell>
          <table:table-cell office:value-type="float" office:value="-0.934155642986" calcext:value-type="float">
            <text:p>-0.934155643</text:p>
          </table:table-cell>
          <table:table-cell office:value-type="float" office:value="3.2268204689" calcext:value-type="float">
            <text:p>3.2268204689</text:p>
          </table:table-cell>
          <table:table-cell office:value-type="float" office:value="1.09419560432" calcext:value-type="float">
            <text:p>1.0941956043</text:p>
          </table:table-cell>
          <table:table-cell office:value-type="float" office:value="-0.77889996767" calcext:value-type="float">
            <text:p>-0.7788999677</text:p>
          </table:table-cell>
          <table:table-cell office:value-type="float" office:value="13.1154289246" calcext:value-type="float">
            <text:p>13.115428924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.907" calcext:value-type="float">
            <text:p>2.907</text:p>
          </table:table-cell>
          <table:table-cell office:value-type="float" office:value="-3.415" calcext:value-type="float">
            <text:p>-3.415</text:p>
          </table:table-cell>
          <table:table-cell office:value-type="float" office:value="-0.596571261674" calcext:value-type="float">
            <text:p>-0.5965712617</text:p>
          </table:table-cell>
          <table:table-cell office:value-type="float" office:value="0.80296697095" calcext:value-type="float">
            <text:p>0.802966971</text:p>
          </table:table-cell>
          <table:table-cell office:value-type="float" office:value="-0.934442639351" calcext:value-type="float">
            <text:p>-0.9344426394</text:p>
          </table:table-cell>
          <table:table-cell office:value-type="float" office:value="3.21174645424" calcext:value-type="float">
            <text:p>3.2117464542</text:p>
          </table:table-cell>
          <table:table-cell office:value-type="float" office:value="1.92300343513" calcext:value-type="float">
            <text:p>1.9230034351</text:p>
          </table:table-cell>
          <table:table-cell office:value-type="float" office:value="-0.719824075699" calcext:value-type="float">
            <text:p>-0.7198240757</text:p>
          </table:table-cell>
          <table:table-cell office:value-type="float" office:value="13.4168787003" calcext:value-type="float">
            <text:p>13.416878700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917" calcext:value-type="float">
            <text:p>2.917</text:p>
          </table:table-cell>
          <table:table-cell office:value-type="float" office:value="-3.381" calcext:value-type="float">
            <text:p>-3.381</text:p>
          </table:table-cell>
          <table:table-cell office:value-type="float" office:value="-0.59375865303" calcext:value-type="float">
            <text:p>-0.593758653</text:p>
          </table:table-cell>
          <table:table-cell office:value-type="float" office:value="0.803383652121" calcext:value-type="float">
            <text:p>0.8033836521</text:p>
          </table:table-cell>
          <table:table-cell office:value-type="float" office:value="-0.934503912926" calcext:value-type="float">
            <text:p>-0.9345039129</text:p>
          </table:table-cell>
          <table:table-cell office:value-type="float" office:value="3.20730876923" calcext:value-type="float">
            <text:p>3.2073087692</text:p>
          </table:table-cell>
          <table:table-cell office:value-type="float" office:value="2.04809451103" calcext:value-type="float">
            <text:p>2.048094511</text:p>
          </table:table-cell>
          <table:table-cell office:value-type="float" office:value="-0.704798281193" calcext:value-type="float">
            <text:p>-0.7047982812</text:p>
          </table:table-cell>
          <table:table-cell office:value-type="float" office:value="13.6456975937" calcext:value-type="float">
            <text:p>13.6456975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28" calcext:value-type="float">
            <text:p>2.928</text:p>
          </table:table-cell>
          <table:table-cell office:value-type="float" office:value="-3.345" calcext:value-type="float">
            <text:p>-3.345</text:p>
          </table:table-cell>
          <table:table-cell office:value-type="float" office:value="-0.590938770849" calcext:value-type="float">
            <text:p>-0.5909387708</text:p>
          </table:table-cell>
          <table:table-cell office:value-type="float" office:value="0.803531758487" calcext:value-type="float">
            <text:p>0.8035317585</text:p>
          </table:table-cell>
          <table:table-cell office:value-type="float" office:value="-0.934548377991" calcext:value-type="float">
            <text:p>-0.934548378</text:p>
          </table:table-cell>
          <table:table-cell office:value-type="float" office:value="3.20528173447" calcext:value-type="float">
            <text:p>3.2052817345</text:p>
          </table:table-cell>
          <table:table-cell office:value-type="float" office:value="2.08830833435" calcext:value-type="float">
            <text:p>2.0883083344</text:p>
          </table:table-cell>
          <table:table-cell office:value-type="float" office:value="-0.694429457188" calcext:value-type="float">
            <text:p>-0.6944294572</text:p>
          </table:table-cell>
          <table:table-cell office:value-type="float" office:value="13.813668251" calcext:value-type="float">
            <text:p>13.81366825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94" calcext:value-type="float">
            <text:p>2.94</text:p>
          </table:table-cell>
          <table:table-cell office:value-type="float" office:value="-3.307" calcext:value-type="float">
            <text:p>-3.307</text:p>
          </table:table-cell>
          <table:table-cell office:value-type="float" office:value="-0.590535338793" calcext:value-type="float">
            <text:p>-0.5905353388</text:p>
          </table:table-cell>
          <table:table-cell office:value-type="float" office:value="0.803456995636" calcext:value-type="float">
            <text:p>0.8034569956</text:p>
          </table:table-cell>
          <table:table-cell office:value-type="float" office:value="-0.934385955334" calcext:value-type="float">
            <text:p>-0.9343859553</text:p>
          </table:table-cell>
          <table:table-cell office:value-type="float" office:value="3.20521211624" calcext:value-type="float">
            <text:p>3.2052121162</text:p>
          </table:table-cell>
          <table:table-cell office:value-type="float" office:value="2.12888145447" calcext:value-type="float">
            <text:p>2.1288814545</text:p>
          </table:table-cell>
          <table:table-cell office:value-type="float" office:value="-0.684447705746" calcext:value-type="float">
            <text:p>-0.6844477057</text:p>
          </table:table-cell>
          <table:table-cell office:value-type="float" office:value="13.9194784164" calcext:value-type="float">
            <text:p>13.919478416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953" calcext:value-type="float">
            <text:p>2.953</text:p>
          </table:table-cell>
          <table:table-cell office:value-type="float" office:value="-3.267" calcext:value-type="float">
            <text:p>-3.267</text:p>
          </table:table-cell>
          <table:table-cell office:value-type="float" office:value="-0.589324157224" calcext:value-type="float">
            <text:p>-0.5893241572</text:p>
          </table:table-cell>
          <table:table-cell office:value-type="float" office:value="0.802510850132" calcext:value-type="float">
            <text:p>0.8025108501</text:p>
          </table:table-cell>
          <table:table-cell office:value-type="float" office:value="-0.933876752853" calcext:value-type="float">
            <text:p>-0.9338767529</text:p>
          </table:table-cell>
          <table:table-cell office:value-type="float" office:value="3.24332952499" calcext:value-type="float">
            <text:p>3.243329525</text:p>
          </table:table-cell>
          <table:table-cell office:value-type="float" office:value="2.26098370552" calcext:value-type="float">
            <text:p>2.2609837055</text:p>
          </table:table-cell>
          <table:table-cell office:value-type="float" office:value="-0.658792555332" calcext:value-type="float">
            <text:p>-0.6587925553</text:p>
          </table:table-cell>
          <table:table-cell office:value-type="float" office:value="13.8651618958" calcext:value-type="float">
            <text:p>13.865161895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.967" calcext:value-type="float">
            <text:p>2.967</text:p>
          </table:table-cell>
          <table:table-cell office:value-type="float" office:value="-3.223" calcext:value-type="float">
            <text:p>-3.223</text:p>
          </table:table-cell>
          <table:table-cell office:value-type="float" office:value="-0.590938770849" calcext:value-type="float">
            <text:p>-0.5909387708</text:p>
          </table:table-cell>
          <table:table-cell office:value-type="float" office:value="0.802683286369" calcext:value-type="float">
            <text:p>0.8026832864</text:p>
          </table:table-cell>
          <table:table-cell office:value-type="float" office:value="-0.934002399445" calcext:value-type="float">
            <text:p>-0.9340023994</text:p>
          </table:table-cell>
          <table:table-cell office:value-type="float" office:value="3.24486327171" calcext:value-type="float">
            <text:p>3.2448632717</text:p>
          </table:table-cell>
          <table:table-cell office:value-type="float" office:value="2.30159163475" calcext:value-type="float">
            <text:p>2.3015916348</text:p>
          </table:table-cell>
          <table:table-cell office:value-type="float" office:value="-0.654022812843" calcext:value-type="float">
            <text:p>-0.6540228128</text:p>
          </table:table-cell>
          <table:table-cell office:value-type="float" office:value="13.6404275894" calcext:value-type="float">
            <text:p>13.640427589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.982" calcext:value-type="float">
            <text:p>2.982</text:p>
          </table:table-cell>
          <table:table-cell office:value-type="float" office:value="-3.178" calcext:value-type="float">
            <text:p>-3.178</text:p>
          </table:table-cell>
          <table:table-cell office:value-type="float" office:value="-0.591342055171" calcext:value-type="float">
            <text:p>-0.5913420552</text:p>
          </table:table-cell>
          <table:table-cell office:value-type="float" office:value="0.803092561662" calcext:value-type="float">
            <text:p>0.8030925617</text:p>
          </table:table-cell>
          <table:table-cell office:value-type="float" office:value="-0.934053719044" calcext:value-type="float">
            <text:p>-0.934053719</text:p>
          </table:table-cell>
          <table:table-cell office:value-type="float" office:value="3.24289298058" calcext:value-type="float">
            <text:p>3.2428929806</text:p>
          </table:table-cell>
          <table:table-cell office:value-type="float" office:value="2.44152522087" calcext:value-type="float">
            <text:p>2.4415252209</text:p>
          </table:table-cell>
          <table:table-cell office:value-type="float" office:value="-0.629612445831" calcext:value-type="float">
            <text:p>-0.6296124458</text:p>
          </table:table-cell>
          <table:table-cell office:value-type="float" office:value="13.3399343491" calcext:value-type="float">
            <text:p>13.339934349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997" calcext:value-type="float">
            <text:p>2.997</text:p>
          </table:table-cell>
          <table:table-cell office:value-type="float" office:value="-3.129" calcext:value-type="float">
            <text:p>-3.129</text:p>
          </table:table-cell>
          <table:table-cell office:value-type="float" office:value="-0.59375865303" calcext:value-type="float">
            <text:p>-0.593758653</text:p>
          </table:table-cell>
          <table:table-cell office:value-type="float" office:value="0.803300265223" calcext:value-type="float">
            <text:p>0.8033002652</text:p>
          </table:table-cell>
          <table:table-cell office:value-type="float" office:value="-0.934134960175" calcext:value-type="float">
            <text:p>-0.9341349602</text:p>
          </table:table-cell>
          <table:table-cell office:value-type="float" office:value="3.23935413361" calcext:value-type="float">
            <text:p>3.2393541336</text:p>
          </table:table-cell>
          <table:table-cell office:value-type="float" office:value="2.48273611069" calcext:value-type="float">
            <text:p>2.4827361107</text:p>
          </table:table-cell>
          <table:table-cell office:value-type="float" office:value="-0.624172627926" calcext:value-type="float">
            <text:p>-0.6241726279</text:p>
          </table:table-cell>
          <table:table-cell office:value-type="float" office:value="13.1521701813" calcext:value-type="float">
            <text:p>13.152170181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012" calcext:value-type="float">
            <text:p>3.012</text:p>
          </table:table-cell>
          <table:table-cell office:value-type="float" office:value="-3.081" calcext:value-type="float">
            <text:p>-3.081</text:p>
          </table:table-cell>
          <table:table-cell office:value-type="float" office:value="-0.594562999206" calcext:value-type="float">
            <text:p>-0.5945629992</text:p>
          </table:table-cell>
          <table:table-cell office:value-type="float" office:value="0.803260967135" calcext:value-type="float">
            <text:p>0.8032609671</text:p>
          </table:table-cell>
          <table:table-cell office:value-type="float" office:value="-0.93434125185" calcext:value-type="float">
            <text:p>-0.9343412519</text:p>
          </table:table-cell>
          <table:table-cell office:value-type="float" office:value="3.22294378281" calcext:value-type="float">
            <text:p>3.2229437828</text:p>
          </table:table-cell>
          <table:table-cell office:value-type="float" office:value="2.62688374519" calcext:value-type="float">
            <text:p>2.6268837452</text:p>
          </table:table-cell>
          <table:table-cell office:value-type="float" office:value="-0.599769711494" calcext:value-type="float">
            <text:p>-0.5997697115</text:p>
          </table:table-cell>
          <table:table-cell office:value-type="float" office:value="12.9469223022" calcext:value-type="float">
            <text:p>12.946922302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026" calcext:value-type="float">
            <text:p>3.026</text:p>
          </table:table-cell>
          <table:table-cell office:value-type="float" office:value="-3.033" calcext:value-type="float">
            <text:p>-3.033</text:p>
          </table:table-cell>
          <table:table-cell office:value-type="float" office:value="-0.595366750819" calcext:value-type="float">
            <text:p>-0.5953667508</text:p>
          </table:table-cell>
          <table:table-cell office:value-type="float" office:value="0.803497899324" calcext:value-type="float">
            <text:p>0.8034978993</text:p>
          </table:table-cell>
          <table:table-cell office:value-type="float" office:value="-0.935651779175" calcext:value-type="float">
            <text:p>-0.9356517792</text:p>
          </table:table-cell>
          <table:table-cell office:value-type="float" office:value="3.13820552826" calcext:value-type="float">
            <text:p>3.1382055283</text:p>
          </table:table-cell>
          <table:table-cell office:value-type="float" office:value="2.65904808044" calcext:value-type="float">
            <text:p>2.6590480804</text:p>
          </table:table-cell>
          <table:table-cell office:value-type="float" office:value="-0.596681594849" calcext:value-type="float">
            <text:p>-0.5966815948</text:p>
          </table:table-cell>
          <table:table-cell office:value-type="float" office:value="12.6936750412" calcext:value-type="float">
            <text:p>12.693675041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.041" calcext:value-type="float">
            <text:p>3.041</text:p>
          </table:table-cell>
          <table:table-cell office:value-type="float" office:value="-2.984" calcext:value-type="float">
            <text:p>-2.984</text:p>
          </table:table-cell>
          <table:table-cell office:value-type="float" office:value="-0.594964949383" calcext:value-type="float">
            <text:p>-0.5949649494</text:p>
          </table:table-cell>
          <table:table-cell office:value-type="float" office:value="0.804145853966" calcext:value-type="float">
            <text:p>0.804145854</text:p>
          </table:table-cell>
          <table:table-cell office:value-type="float" office:value="-0.937083721161" calcext:value-type="float">
            <text:p>-0.9370837212</text:p>
          </table:table-cell>
          <table:table-cell office:value-type="float" office:value="3.01335787773" calcext:value-type="float">
            <text:p>3.0133578777</text:p>
          </table:table-cell>
          <table:table-cell office:value-type="float" office:value="2.69895219803" calcext:value-type="float">
            <text:p>2.698952198</text:p>
          </table:table-cell>
          <table:table-cell office:value-type="float" office:value="-0.59370392561" calcext:value-type="float">
            <text:p>-0.5937039256</text:p>
          </table:table-cell>
          <table:table-cell office:value-type="float" office:value="12.3434391022" calcext:value-type="float">
            <text:p>12.343439102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057" calcext:value-type="float">
            <text:p>3.057</text:p>
          </table:table-cell>
          <table:table-cell office:value-type="float" office:value="-2.934" calcext:value-type="float">
            <text:p>-2.934</text:p>
          </table:table-cell>
          <table:table-cell office:value-type="float" office:value="-0.59375865303" calcext:value-type="float">
            <text:p>-0.593758653</text:p>
          </table:table-cell>
          <table:table-cell office:value-type="float" office:value="0.807126548141" calcext:value-type="float">
            <text:p>0.8071265481</text:p>
          </table:table-cell>
          <table:table-cell office:value-type="float" office:value="-0.938059031963" calcext:value-type="float">
            <text:p>-0.938059032</text:p>
          </table:table-cell>
          <table:table-cell office:value-type="float" office:value="2.93079471588" calcext:value-type="float">
            <text:p>2.9307947159</text:p>
          </table:table-cell>
          <table:table-cell office:value-type="float" office:value="2.72547602654" calcext:value-type="float">
            <text:p>2.7254760265</text:p>
          </table:table-cell>
          <table:table-cell office:value-type="float" office:value="-0.592812776566" calcext:value-type="float">
            <text:p>-0.5928127766</text:p>
          </table:table-cell>
          <table:table-cell office:value-type="float" office:value="11.9653549194" calcext:value-type="float">
            <text:p>11.96535491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71" calcext:value-type="float">
            <text:p>3.071</text:p>
          </table:table-cell>
          <table:table-cell office:value-type="float" office:value="-2.885" calcext:value-type="float">
            <text:p>-2.885</text:p>
          </table:table-cell>
          <table:table-cell office:value-type="float" office:value="-0.595768403413" calcext:value-type="float">
            <text:p>-0.5957684034</text:p>
          </table:table-cell>
          <table:table-cell office:value-type="float" office:value="0.812039993703" calcext:value-type="float">
            <text:p>0.8120399937</text:p>
          </table:table-cell>
          <table:table-cell office:value-type="float" office:value="-0.937590479851" calcext:value-type="float">
            <text:p>-0.9375904799</text:p>
          </table:table-cell>
          <table:table-cell office:value-type="float" office:value="2.92496919632" calcext:value-type="float">
            <text:p>2.9249691963</text:p>
          </table:table-cell>
          <table:table-cell office:value-type="float" office:value="2.75566267967" calcext:value-type="float">
            <text:p>2.7556626797</text:p>
          </table:table-cell>
          <table:table-cell office:value-type="float" office:value="-0.592808961868" calcext:value-type="float">
            <text:p>-0.5928089619</text:p>
          </table:table-cell>
          <table:table-cell office:value-type="float" office:value="11.4634380341" calcext:value-type="float">
            <text:p>11.463438034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.086" calcext:value-type="float">
            <text:p>3.086</text:p>
          </table:table-cell>
          <table:table-cell office:value-type="float" office:value="-2.837" calcext:value-type="float">
            <text:p>-2.837</text:p>
          </table:table-cell>
          <table:table-cell office:value-type="float" office:value="-0.596972467141" calcext:value-type="float">
            <text:p>-0.5969724671</text:p>
          </table:table-cell>
          <table:table-cell office:value-type="float" office:value="0.818956539035" calcext:value-type="float">
            <text:p>0.818956539</text:p>
          </table:table-cell>
          <table:table-cell office:value-type="float" office:value="-0.936731100082" calcext:value-type="float">
            <text:p>-0.9367311001</text:p>
          </table:table-cell>
          <table:table-cell office:value-type="float" office:value="2.96755814552" calcext:value-type="float">
            <text:p>2.9675581455</text:p>
          </table:table-cell>
          <table:table-cell office:value-type="float" office:value="2.7919819355" calcext:value-type="float">
            <text:p>2.7919819355</text:p>
          </table:table-cell>
          <table:table-cell office:value-type="float" office:value="-0.594879508018" calcext:value-type="float">
            <text:p>-0.594879508</text:p>
          </table:table-cell>
          <table:table-cell office:value-type="float" office:value="10.786649704" calcext:value-type="float">
            <text:p>10.78664970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office:value-type="float" office:value="-2.789" calcext:value-type="float">
            <text:p>-2.789</text:p>
          </table:table-cell>
          <table:table-cell office:value-type="float" office:value="-0.597373523365" calcext:value-type="float">
            <text:p>-0.5973735234</text:p>
          </table:table-cell>
          <table:table-cell office:value-type="float" office:value="0.827095553279" calcext:value-type="float">
            <text:p>0.8270955533</text:p>
          </table:table-cell>
          <table:table-cell office:value-type="float" office:value="-0.935513436794" calcext:value-type="float">
            <text:p>-0.9355134368</text:p>
          </table:table-cell>
          <table:table-cell office:value-type="float" office:value="3.06262540817" calcext:value-type="float">
            <text:p>3.0626254082</text:p>
          </table:table-cell>
          <table:table-cell office:value-type="float" office:value="2.83450770378" calcext:value-type="float">
            <text:p>2.8345077038</text:p>
          </table:table-cell>
          <table:table-cell office:value-type="float" office:value="-0.596887350082" calcext:value-type="float">
            <text:p>-0.5968873501</text:p>
          </table:table-cell>
          <table:table-cell office:value-type="float" office:value="10.0424957275" calcext:value-type="float">
            <text:p>10.042495727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115" calcext:value-type="float">
            <text:p>3.115</text:p>
          </table:table-cell>
          <table:table-cell office:value-type="float" office:value="-2.74" calcext:value-type="float">
            <text:p>-2.74</text:p>
          </table:table-cell>
          <table:table-cell office:value-type="float" office:value="-0.596169907065" calcext:value-type="float">
            <text:p>-0.5961699071</text:p>
          </table:table-cell>
          <table:table-cell office:value-type="float" office:value="0.835775740445" calcext:value-type="float">
            <text:p>0.8357757404</text:p>
          </table:table-cell>
          <table:table-cell office:value-type="float" office:value="-0.933811068535" calcext:value-type="float">
            <text:p>-0.9338110685</text:p>
          </table:table-cell>
          <table:table-cell office:value-type="float" office:value="3.23020219803" calcext:value-type="float">
            <text:p>3.230202198</text:p>
          </table:table-cell>
          <table:table-cell office:value-type="float" office:value="2.87532901764" calcext:value-type="float">
            <text:p>2.8753290176</text:p>
          </table:table-cell>
          <table:table-cell office:value-type="float" office:value="-0.599775314331" calcext:value-type="float">
            <text:p>-0.5997753143</text:p>
          </table:table-cell>
          <table:table-cell office:value-type="float" office:value="9.30471134186" calcext:value-type="float">
            <text:p>9.304711341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3" calcext:value-type="float">
            <text:p>3.13</text:p>
          </table:table-cell>
          <table:table-cell office:value-type="float" office:value="-2.689" calcext:value-type="float">
            <text:p>-2.689</text:p>
          </table:table-cell>
          <table:table-cell office:value-type="float" office:value="-0.59375865303" calcext:value-type="float">
            <text:p>-0.593758653</text:p>
          </table:table-cell>
          <table:table-cell office:value-type="float" office:value="0.845513649285" calcext:value-type="float">
            <text:p>0.8455136493</text:p>
          </table:table-cell>
          <table:table-cell office:value-type="float" office:value="-0.930988311768" calcext:value-type="float">
            <text:p>-0.9309883118</text:p>
          </table:table-cell>
          <table:table-cell office:value-type="float" office:value="3.45796298981" calcext:value-type="float">
            <text:p>3.4579629898</text:p>
          </table:table-cell>
          <table:table-cell office:value-type="float" office:value="2.92310976982" calcext:value-type="float">
            <text:p>2.9231097698</text:p>
          </table:table-cell>
          <table:table-cell office:value-type="float" office:value="-0.60341334343" calcext:value-type="float">
            <text:p>-0.6034133434</text:p>
          </table:table-cell>
          <table:table-cell office:value-type="float" office:value="8.42173957825" calcext:value-type="float">
            <text:p>8.421739578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147" calcext:value-type="float">
            <text:p>3.147</text:p>
          </table:table-cell>
          <table:table-cell office:value-type="float" office:value="-2.637" calcext:value-type="float">
            <text:p>-2.637</text:p>
          </table:table-cell>
          <table:table-cell office:value-type="float" office:value="-0.590131759103" calcext:value-type="float">
            <text:p>-0.5901317591</text:p>
          </table:table-cell>
          <table:table-cell office:value-type="float" office:value="0.85625462234" calcext:value-type="float">
            <text:p>0.8562546223</text:p>
          </table:table-cell>
          <table:table-cell office:value-type="float" office:value="-0.927178144455" calcext:value-type="float">
            <text:p>-0.9271781445</text:p>
          </table:table-cell>
          <table:table-cell office:value-type="float" office:value="3.79540038109" calcext:value-type="float">
            <text:p>3.7954003811</text:p>
          </table:table-cell>
          <table:table-cell office:value-type="float" office:value="2.97013664246" calcext:value-type="float">
            <text:p>2.9701366425</text:p>
          </table:table-cell>
          <table:table-cell office:value-type="float" office:value="-0.608451366425" calcext:value-type="float">
            <text:p>-0.6084513664</text:p>
          </table:table-cell>
          <table:table-cell office:value-type="float" office:value="7.53749847412" calcext:value-type="float">
            <text:p>7.537498474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.164" calcext:value-type="float">
            <text:p>3.164</text:p>
          </table:table-cell>
          <table:table-cell office:value-type="float" office:value="-2.583" calcext:value-type="float">
            <text:p>-2.583</text:p>
          </table:table-cell>
          <table:table-cell office:value-type="float" office:value="-0.587302576003" calcext:value-type="float">
            <text:p>-0.587302576</text:p>
          </table:table-cell>
          <table:table-cell office:value-type="float" office:value="0.868586227298" calcext:value-type="float">
            <text:p>0.8685862273</text:p>
          </table:table-cell>
          <table:table-cell office:value-type="float" office:value="-0.920267760754" calcext:value-type="float">
            <text:p>-0.9202677608</text:p>
          </table:table-cell>
          <table:table-cell office:value-type="float" office:value="4.39137554169" calcext:value-type="float">
            <text:p>4.3913755417</text:p>
          </table:table-cell>
          <table:table-cell office:value-type="float" office:value="2.99615526199" calcext:value-type="float">
            <text:p>2.996155262</text:p>
          </table:table-cell>
          <table:table-cell office:value-type="float" office:value="-0.609238028526" calcext:value-type="float">
            <text:p>-0.6092380285</text:p>
          </table:table-cell>
          <table:table-cell office:value-type="float" office:value="6.93550205231" calcext:value-type="float">
            <text:p>6.935502052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82" calcext:value-type="float">
            <text:p>3.182</text:p>
          </table:table-cell>
          <table:table-cell office:value-type="float" office:value="-2.529" calcext:value-type="float">
            <text:p>-2.529</text:p>
          </table:table-cell>
          <table:table-cell office:value-type="float" office:value="-0.584466198455" calcext:value-type="float">
            <text:p>-0.5844661985</text:p>
          </table:table-cell>
          <table:table-cell office:value-type="float" office:value="0.880996778607" calcext:value-type="float">
            <text:p>0.8809967786</text:p>
          </table:table-cell>
          <table:table-cell office:value-type="float" office:value="-0.910266399384" calcext:value-type="float">
            <text:p>-0.9102663994</text:p>
          </table:table-cell>
          <table:table-cell office:value-type="float" office:value="5.2015247345" calcext:value-type="float">
            <text:p>5.2015247345</text:p>
          </table:table-cell>
          <table:table-cell office:value-type="float" office:value="3.02927327156" calcext:value-type="float">
            <text:p>3.0292732716</text:p>
          </table:table-cell>
          <table:table-cell office:value-type="float" office:value="-0.610540926456" calcext:value-type="float">
            <text:p>-0.6105409265</text:p>
          </table:table-cell>
          <table:table-cell office:value-type="float" office:value="6.41975307465" calcext:value-type="float">
            <text:p>6.419753074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-2.474" calcext:value-type="float">
            <text:p>-2.474</text:p>
          </table:table-cell>
          <table:table-cell office:value-type="float" office:value="-0.581215859159" calcext:value-type="float">
            <text:p>-0.5812158592</text:p>
          </table:table-cell>
          <table:table-cell office:value-type="float" office:value="0.894070625305" calcext:value-type="float">
            <text:p>0.8940706253</text:p>
          </table:table-cell>
          <table:table-cell office:value-type="float" office:value="-0.900813341141" calcext:value-type="float">
            <text:p>-0.9008133411</text:p>
          </table:table-cell>
          <table:table-cell office:value-type="float" office:value="6.07056713104" calcext:value-type="float">
            <text:p>6.070567131</text:p>
          </table:table-cell>
          <table:table-cell office:value-type="float" office:value="3.05660772324" calcext:value-type="float">
            <text:p>3.0566077232</text:p>
          </table:table-cell>
          <table:table-cell office:value-type="float" office:value="-0.611773073673" calcext:value-type="float">
            <text:p>-0.6117730737</text:p>
          </table:table-cell>
          <table:table-cell office:value-type="float" office:value="5.91116952896" calcext:value-type="float">
            <text:p>5.91116952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19" calcext:value-type="float">
            <text:p>3.219</text:p>
          </table:table-cell>
          <table:table-cell office:value-type="float" office:value="-2.42" calcext:value-type="float">
            <text:p>-2.42</text:p>
          </table:table-cell>
          <table:table-cell office:value-type="float" office:value="-0.577956220423" calcext:value-type="float">
            <text:p>-0.5779562204</text:p>
          </table:table-cell>
          <table:table-cell office:value-type="float" office:value="0.90761089325" calcext:value-type="float">
            <text:p>0.9076108933</text:p>
          </table:table-cell>
          <table:table-cell office:value-type="float" office:value="-0.892026901245" calcext:value-type="float">
            <text:p>-0.8920269012</text:p>
          </table:table-cell>
          <table:table-cell office:value-type="float" office:value="6.91227912903" calcext:value-type="float">
            <text:p>6.912279129</text:p>
          </table:table-cell>
          <table:table-cell office:value-type="float" office:value="3.08431172371" calcext:value-type="float">
            <text:p>3.0843117237</text:p>
          </table:table-cell>
          <table:table-cell office:value-type="float" office:value="-0.61109906435" calcext:value-type="float">
            <text:p>-0.6110990644</text:p>
          </table:table-cell>
          <table:table-cell office:value-type="float" office:value="5.57755994797" calcext:value-type="float">
            <text:p>5.577559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38" calcext:value-type="float">
            <text:p>3.238</text:p>
          </table:table-cell>
          <table:table-cell office:value-type="float" office:value="-2.366" calcext:value-type="float">
            <text:p>-2.366</text:p>
          </table:table-cell>
          <table:table-cell office:value-type="float" office:value="-0.577956220423" calcext:value-type="float">
            <text:p>-0.5779562204</text:p>
          </table:table-cell>
          <table:table-cell office:value-type="float" office:value="0.922600895166" calcext:value-type="float">
            <text:p>0.9226008952</text:p>
          </table:table-cell>
          <table:table-cell office:value-type="float" office:value="-0.882824540138" calcext:value-type="float">
            <text:p>-0.8828245401</text:p>
          </table:table-cell>
          <table:table-cell office:value-type="float" office:value="7.72556209564" calcext:value-type="float">
            <text:p>7.7255620956</text:p>
          </table:table-cell>
          <table:table-cell office:value-type="float" office:value="3.10960173607" calcext:value-type="float">
            <text:p>3.1096017361</text:p>
          </table:table-cell>
          <table:table-cell office:value-type="float" office:value="-0.608739376068" calcext:value-type="float">
            <text:p>-0.6087393761</text:p>
          </table:table-cell>
          <table:table-cell office:value-type="float" office:value="5.474360466" calcext:value-type="float">
            <text:p>5.47436046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.257" calcext:value-type="float">
            <text:p>3.257</text:p>
          </table:table-cell>
          <table:table-cell office:value-type="float" office:value="-2.312" calcext:value-type="float">
            <text:p>-2.312</text:p>
          </table:table-cell>
          <table:table-cell office:value-type="float" office:value="-0.577548114309" calcext:value-type="float">
            <text:p>-0.5775481143</text:p>
          </table:table-cell>
          <table:table-cell office:value-type="float" office:value="0.937770843506" calcext:value-type="float">
            <text:p>0.9377708435</text:p>
          </table:table-cell>
          <table:table-cell office:value-type="float" office:value="-0.874046802521" calcext:value-type="float">
            <text:p>-0.8740468025</text:p>
          </table:table-cell>
          <table:table-cell office:value-type="float" office:value="8.51322555542" calcext:value-type="float">
            <text:p>8.5132255554</text:p>
          </table:table-cell>
          <table:table-cell office:value-type="float" office:value="3.14223194122" calcext:value-type="float">
            <text:p>3.1422319412</text:p>
          </table:table-cell>
          <table:table-cell office:value-type="float" office:value="-0.604241013527" calcext:value-type="float">
            <text:p>-0.6042410135</text:p>
          </table:table-cell>
          <table:table-cell office:value-type="float" office:value="5.42187547684" calcext:value-type="float">
            <text:p>5.421875476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76" calcext:value-type="float">
            <text:p>3.276</text:p>
          </table:table-cell>
          <table:table-cell office:value-type="float" office:value="-2.258" calcext:value-type="float">
            <text:p>-2.258</text:p>
          </table:table-cell>
          <table:table-cell office:value-type="float" office:value="-0.57877199908" calcext:value-type="float">
            <text:p>-0.5787719991</text:p>
          </table:table-cell>
          <table:table-cell office:value-type="float" office:value="0.953269481659" calcext:value-type="float">
            <text:p>0.9532694817</text:p>
          </table:table-cell>
          <table:table-cell office:value-type="float" office:value="-0.865088760853" calcext:value-type="float">
            <text:p>-0.8650887609</text:p>
          </table:table-cell>
          <table:table-cell office:value-type="float" office:value="9.3050737381" calcext:value-type="float">
            <text:p>9.3050737381</text:p>
          </table:table-cell>
          <table:table-cell office:value-type="float" office:value="3.17651057243" calcext:value-type="float">
            <text:p>3.1765105724</text:p>
          </table:table-cell>
          <table:table-cell office:value-type="float" office:value="-0.603585720062" calcext:value-type="float">
            <text:p>-0.6035857201</text:p>
          </table:table-cell>
          <table:table-cell office:value-type="float" office:value="5.2258272171" calcext:value-type="float">
            <text:p>5.225827217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3.295" calcext:value-type="float">
            <text:p>3.295</text:p>
          </table:table-cell>
          <table:table-cell office:value-type="float" office:value="-2.204" calcext:value-type="float">
            <text:p>-2.204</text:p>
          </table:table-cell>
          <table:table-cell office:value-type="float" office:value="-0.578364182047" calcext:value-type="float">
            <text:p>-0.578364182</text:p>
          </table:table-cell>
          <table:table-cell office:value-type="float" office:value="0.969099625945" calcext:value-type="float">
            <text:p>0.9690996259</text:p>
          </table:table-cell>
          <table:table-cell office:value-type="float" office:value="-0.855536103249" calcext:value-type="float">
            <text:p>-0.8555361032</text:p>
          </table:table-cell>
          <table:table-cell office:value-type="float" office:value="10.069606781" calcext:value-type="float">
            <text:p>10.069606781</text:p>
          </table:table-cell>
          <table:table-cell office:value-type="float" office:value="3.21773719788" calcext:value-type="float">
            <text:p>3.2177371979</text:p>
          </table:table-cell>
          <table:table-cell office:value-type="float" office:value="-0.600430965424" calcext:value-type="float">
            <text:p>-0.6004309654</text:p>
          </table:table-cell>
          <table:table-cell office:value-type="float" office:value="5.20936584473" calcext:value-type="float">
            <text:p>5.209365844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3.315" calcext:value-type="float">
            <text:p>3.315</text:p>
          </table:table-cell>
          <table:table-cell office:value-type="float" office:value="-2.148" calcext:value-type="float">
            <text:p>-2.148</text:p>
          </table:table-cell>
          <table:table-cell office:value-type="float" office:value="-0.579587198965" calcext:value-type="float">
            <text:p>-0.579587199</text:p>
          </table:table-cell>
          <table:table-cell office:value-type="float" office:value="0.986763760448" calcext:value-type="float">
            <text:p>0.9867637604</text:p>
          </table:table-cell>
          <table:table-cell office:value-type="float" office:value="-0.847291529179" calcext:value-type="float">
            <text:p>-0.8472915292</text:p>
          </table:table-cell>
          <table:table-cell office:value-type="float" office:value="10.6867570877" calcext:value-type="float">
            <text:p>10.6867570877</text:p>
          </table:table-cell>
          <table:table-cell office:value-type="float" office:value="3.25909924507" calcext:value-type="float">
            <text:p>3.2590992451</text:p>
          </table:table-cell>
          <table:table-cell office:value-type="float" office:value="-0.596452653408" calcext:value-type="float">
            <text:p>-0.5964526534</text:p>
          </table:table-cell>
          <table:table-cell office:value-type="float" office:value="5.25403928757" calcext:value-type="float">
            <text:p>5.254039287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.334" calcext:value-type="float">
            <text:p>3.334</text:p>
          </table:table-cell>
          <table:table-cell office:value-type="float" office:value="-2.094" calcext:value-type="float">
            <text:p>-2.094</text:p>
          </table:table-cell>
          <table:table-cell office:value-type="float" office:value="-0.581622661202" calcext:value-type="float">
            <text:p>-0.5816226612</text:p>
          </table:table-cell>
          <table:table-cell office:value-type="float" office:value="1.00669342279" calcext:value-type="float">
            <text:p>1.0066934228</text:p>
          </table:table-cell>
          <table:table-cell office:value-type="float" office:value="-0.840789496899" calcext:value-type="float">
            <text:p>-0.8407894969</text:p>
          </table:table-cell>
          <table:table-cell office:value-type="float" office:value="11.1551218033" calcext:value-type="float">
            <text:p>11.1551218033</text:p>
          </table:table-cell>
          <table:table-cell office:value-type="float" office:value="3.30254721642" calcext:value-type="float">
            <text:p>3.3025472164</text:p>
          </table:table-cell>
          <table:table-cell office:value-type="float" office:value="-0.59570145607" calcext:value-type="float">
            <text:p>-0.5957014561</text:p>
          </table:table-cell>
          <table:table-cell office:value-type="float" office:value="5.2001657486" calcext:value-type="float">
            <text:p>5.200165748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.352" calcext:value-type="float">
            <text:p>3.352</text:p>
          </table:table-cell>
          <table:table-cell office:value-type="float" office:value="-2.039" calcext:value-type="float">
            <text:p>-2.039</text:p>
          </table:table-cell>
          <table:table-cell office:value-type="float" office:value="-0.582842194491" calcext:value-type="float">
            <text:p>-0.5828421945</text:p>
          </table:table-cell>
          <table:table-cell office:value-type="float" office:value="1.02894818783" calcext:value-type="float">
            <text:p>1.0289481878</text:p>
          </table:table-cell>
          <table:table-cell office:value-type="float" office:value="-0.83422935009" calcext:value-type="float">
            <text:p>-0.8342293501</text:p>
          </table:table-cell>
          <table:table-cell office:value-type="float" office:value="11.51866436" calcext:value-type="float">
            <text:p>11.51866436</text:p>
          </table:table-cell>
          <table:table-cell office:value-type="float" office:value="3.34194612503" calcext:value-type="float">
            <text:p>3.341946125</text:p>
          </table:table-cell>
          <table:table-cell office:value-type="float" office:value="-0.591702878475" calcext:value-type="float">
            <text:p>-0.5917028785</text:p>
          </table:table-cell>
          <table:table-cell office:value-type="float" office:value="5.27651166916" calcext:value-type="float">
            <text:p>5.276511669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371" calcext:value-type="float">
            <text:p>3.371</text:p>
          </table:table-cell>
          <table:table-cell office:value-type="float" office:value="-1.983" calcext:value-type="float">
            <text:p>-1.983</text:p>
          </table:table-cell>
          <table:table-cell office:value-type="float" office:value="-0.585682667559" calcext:value-type="float">
            <text:p>-0.5856826676</text:p>
          </table:table-cell>
          <table:table-cell office:value-type="float" office:value="1.05111679435" calcext:value-type="float">
            <text:p>1.0511167944</text:p>
          </table:table-cell>
          <table:table-cell office:value-type="float" office:value="-0.826104640961" calcext:value-type="float">
            <text:p>-0.826104641</text:p>
          </table:table-cell>
          <table:table-cell office:value-type="float" office:value="11.8350543976" calcext:value-type="float">
            <text:p>11.8350543976</text:p>
          </table:table-cell>
          <table:table-cell office:value-type="float" office:value="3.3823826313" calcext:value-type="float">
            <text:p>3.3823826313</text:p>
          </table:table-cell>
          <table:table-cell office:value-type="float" office:value="-0.590010225773" calcext:value-type="float">
            <text:p>-0.5900102258</text:p>
          </table:table-cell>
          <table:table-cell office:value-type="float" office:value="5.26226377487" calcext:value-type="float">
            <text:p>5.262263774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.389" calcext:value-type="float">
            <text:p>3.389</text:p>
          </table:table-cell>
          <table:table-cell office:value-type="float" office:value="-1.928" calcext:value-type="float">
            <text:p>-1.928</text:p>
          </table:table-cell>
          <table:table-cell office:value-type="float" office:value="-0.587707186303" calcext:value-type="float">
            <text:p>-0.5877071863</text:p>
          </table:table-cell>
          <table:table-cell office:value-type="float" office:value="1.07461220026" calcext:value-type="float">
            <text:p>1.0746122003</text:p>
          </table:table-cell>
          <table:table-cell office:value-type="float" office:value="-0.819405257702" calcext:value-type="float">
            <text:p>-0.8194052577</text:p>
          </table:table-cell>
          <table:table-cell office:value-type="float" office:value="12.0406122208" calcext:value-type="float">
            <text:p>12.0406122208</text:p>
          </table:table-cell>
          <table:table-cell office:value-type="float" office:value="3.42286252975" calcext:value-type="float">
            <text:p>3.4228625298</text:p>
          </table:table-cell>
          <table:table-cell office:value-type="float" office:value="-0.591759204865" calcext:value-type="float">
            <text:p>-0.5917592049</text:p>
          </table:table-cell>
          <table:table-cell office:value-type="float" office:value="5.05955410004" calcext:value-type="float">
            <text:p>5.059554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406" calcext:value-type="float">
            <text:p>3.406</text:p>
          </table:table-cell>
          <table:table-cell office:value-type="float" office:value="-1.875" calcext:value-type="float">
            <text:p>-1.875</text:p>
          </table:table-cell>
          <table:table-cell office:value-type="float" office:value="-0.590938770849" calcext:value-type="float">
            <text:p>-0.5909387708</text:p>
          </table:table-cell>
          <table:table-cell office:value-type="float" office:value="1.09923300147" calcext:value-type="float">
            <text:p>1.0992330015</text:p>
          </table:table-cell>
          <table:table-cell office:value-type="float" office:value="-0.813540875912" calcext:value-type="float">
            <text:p>-0.8135408759</text:p>
          </table:table-cell>
          <table:table-cell office:value-type="float" office:value="12.1643714905" calcext:value-type="float">
            <text:p>12.1643714905</text:p>
          </table:table-cell>
          <table:table-cell office:value-type="float" office:value="3.46279835701" calcext:value-type="float">
            <text:p>3.462798357</text:p>
          </table:table-cell>
          <table:table-cell office:value-type="float" office:value="-0.592559933662" calcext:value-type="float">
            <text:p>-0.5925599337</text:p>
          </table:table-cell>
          <table:table-cell office:value-type="float" office:value="4.87074899673" calcext:value-type="float">
            <text:p>4.8707489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23" calcext:value-type="float">
            <text:p>3.423</text:p>
          </table:table-cell>
          <table:table-cell office:value-type="float" office:value="-1.821" calcext:value-type="float">
            <text:p>-1.821</text:p>
          </table:table-cell>
          <table:table-cell office:value-type="float" office:value="-0.593356257232" calcext:value-type="float">
            <text:p>-0.5933562572</text:p>
          </table:table-cell>
          <table:table-cell office:value-type="float" office:value="1.12539750338" calcext:value-type="float">
            <text:p>1.1253975034</text:p>
          </table:table-cell>
          <table:table-cell office:value-type="float" office:value="-0.807865262032" calcext:value-type="float">
            <text:p>-0.807865262</text:p>
          </table:table-cell>
          <table:table-cell office:value-type="float" office:value="12.2088298798" calcext:value-type="float">
            <text:p>12.2088298798</text:p>
          </table:table-cell>
          <table:table-cell office:value-type="float" office:value="3.50423526764" calcext:value-type="float">
            <text:p>3.5042352676</text:p>
          </table:table-cell>
          <table:table-cell office:value-type="float" office:value="-0.592486798763" calcext:value-type="float">
            <text:p>-0.5924867988</text:p>
          </table:table-cell>
          <table:table-cell office:value-type="float" office:value="4.67098617554" calcext:value-type="float">
            <text:p>4.670986175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3.438" calcext:value-type="float">
            <text:p>3.438</text:p>
          </table:table-cell>
          <table:table-cell office:value-type="float" office:value="-1.771" calcext:value-type="float">
            <text:p>-1.771</text:p>
          </table:table-cell>
          <table:table-cell office:value-type="float" office:value="-0.598175187682" calcext:value-type="float">
            <text:p>-0.5981751877</text:p>
          </table:table-cell>
          <table:table-cell office:value-type="float" office:value="1.15351855755" calcext:value-type="float">
            <text:p>1.1535185576</text:p>
          </table:table-cell>
          <table:table-cell office:value-type="float" office:value="-0.803414881229" calcext:value-type="float">
            <text:p>-0.8034148812</text:p>
          </table:table-cell>
          <table:table-cell office:value-type="float" office:value="12.1939563751" calcext:value-type="float">
            <text:p>12.1939563751</text:p>
          </table:table-cell>
          <table:table-cell office:value-type="float" office:value="3.54501318932" calcext:value-type="float">
            <text:p>3.5450131893</text:p>
          </table:table-cell>
          <table:table-cell office:value-type="float" office:value="-0.594668209553" calcext:value-type="float">
            <text:p>-0.5946682096</text:p>
          </table:table-cell>
          <table:table-cell office:value-type="float" office:value="4.32187223434" calcext:value-type="float">
            <text:p>4.321872234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.453" calcext:value-type="float">
            <text:p>3.453</text:p>
          </table:table-cell>
          <table:table-cell office:value-type="float" office:value="-1.72" calcext:value-type="float">
            <text:p>-1.72</text:p>
          </table:table-cell>
          <table:table-cell office:value-type="float" office:value="-0.604566900698" calcext:value-type="float">
            <text:p>-0.6045669007</text:p>
          </table:table-cell>
          <table:table-cell office:value-type="float" office:value="1.17858424783" calcext:value-type="float">
            <text:p>1.1785842478</text:p>
          </table:table-cell>
          <table:table-cell office:value-type="float" office:value="-0.796762466431" calcext:value-type="float">
            <text:p>-0.7967624664</text:p>
          </table:table-cell>
          <table:table-cell office:value-type="float" office:value="12.2137947083" calcext:value-type="float">
            <text:p>12.2137947083</text:p>
          </table:table-cell>
          <table:table-cell office:value-type="float" office:value="3.56391572952" calcext:value-type="float">
            <text:p>3.5639157295</text:p>
          </table:table-cell>
          <table:table-cell office:value-type="float" office:value="-0.59781819582" calcext:value-type="float">
            <text:p>-0.5978181958</text:p>
          </table:table-cell>
          <table:table-cell office:value-type="float" office:value="3.86961889267" calcext:value-type="float">
            <text:p>3.869618892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3.467" calcext:value-type="float">
            <text:p>3.467</text:p>
          </table:table-cell>
          <table:table-cell office:value-type="float" office:value="-1.668" calcext:value-type="float">
            <text:p>-1.668</text:p>
          </table:table-cell>
          <table:table-cell office:value-type="float" office:value="-0.610919921639" calcext:value-type="float">
            <text:p>-0.6109199216</text:p>
          </table:table-cell>
          <table:table-cell office:value-type="float" office:value="1.2029941678" calcext:value-type="float">
            <text:p>1.2029941678</text:p>
          </table:table-cell>
          <table:table-cell office:value-type="float" office:value="-0.790671944618" calcext:value-type="float">
            <text:p>-0.7906719446</text:p>
          </table:table-cell>
          <table:table-cell office:value-type="float" office:value="12.1834936142" calcext:value-type="float">
            <text:p>12.1834936142</text:p>
          </table:table-cell>
          <table:table-cell office:value-type="float" office:value="3.58175468445" calcext:value-type="float">
            <text:p>3.5817546845</text:p>
          </table:table-cell>
          <table:table-cell office:value-type="float" office:value="-0.601967394352" calcext:value-type="float">
            <text:p>-0.6019673944</text:p>
          </table:table-cell>
          <table:table-cell office:value-type="float" office:value="3.35815215111" calcext:value-type="float">
            <text:p>3.358152151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.481" calcext:value-type="float">
            <text:p>3.481</text:p>
          </table:table-cell>
          <table:table-cell office:value-type="float" office:value="-1.616" calcext:value-type="float">
            <text:p>-1.616</text:p>
          </table:table-cell>
          <table:table-cell office:value-type="float" office:value="-0.616840376898" calcext:value-type="float">
            <text:p>-0.6168403769</text:p>
          </table:table-cell>
          <table:table-cell office:value-type="float" office:value="1.54100751877" calcext:value-type="float">
            <text:p>1.5410075188</text:p>
          </table:table-cell>
          <table:table-cell office:value-type="float" office:value="-0.847458004951" calcext:value-type="float">
            <text:p>-0.847458005</text:p>
          </table:table-cell>
          <table:table-cell office:value-type="float" office:value="12.2021007538" calcext:value-type="float">
            <text:p>12.2021007538</text:p>
          </table:table-cell>
          <table:table-cell office:value-type="float" office:value="3.60911417007" calcext:value-type="float">
            <text:p>3.6091141701</text:p>
          </table:table-cell>
          <table:table-cell office:value-type="float" office:value="-0.606700718403" calcext:value-type="float">
            <text:p>-0.6067007184</text:p>
          </table:table-cell>
          <table:table-cell office:value-type="float" office:value="2.88103961945" calcext:value-type="float">
            <text:p>2.881039619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.493" calcext:value-type="float">
            <text:p>3.493</text:p>
          </table:table-cell>
          <table:table-cell office:value-type="float" office:value="-1.564" calcext:value-type="float">
            <text:p>-1.564</text:p>
          </table:table-cell>
          <table:table-cell office:value-type="float" office:value="-0.623508263432" calcext:value-type="float">
            <text:p>-0.6235082634</text:p>
          </table:table-cell>
          <table:table-cell office:value-type="float" office:value="1.5681630969" calcext:value-type="float">
            <text:p>1.5681630969</text:p>
          </table:table-cell>
          <table:table-cell office:value-type="float" office:value="-0.842279970646" calcext:value-type="float">
            <text:p>-0.8422799706</text:p>
          </table:table-cell>
          <table:table-cell office:value-type="float" office:value="12.0999908447" calcext:value-type="float">
            <text:p>12.0999908447</text:p>
          </table:table-cell>
          <table:table-cell office:value-type="float" office:value="3.63303852081" calcext:value-type="float">
            <text:p>3.6330385208</text:p>
          </table:table-cell>
          <table:table-cell office:value-type="float" office:value="-0.607742190361" calcext:value-type="float">
            <text:p>-0.6077421904</text:p>
          </table:table-cell>
          <table:table-cell office:value-type="float" office:value="2.52614188194" calcext:value-type="float">
            <text:p>2.526141881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.505" calcext:value-type="float">
            <text:p>3.505</text:p>
          </table:table-cell>
          <table:table-cell office:value-type="float" office:value="-1.509" calcext:value-type="float">
            <text:p>-1.509</text:p>
          </table:table-cell>
          <table:table-cell office:value-type="float" office:value="-0.62935429807" calcext:value-type="float">
            <text:p>-0.6293542981</text:p>
          </table:table-cell>
          <table:table-cell office:value-type="float" office:value="1.59496873617" calcext:value-type="float">
            <text:p>1.5949687362</text:p>
          </table:table-cell>
          <table:table-cell office:value-type="float" office:value="-0.838268518448" calcext:value-type="float">
            <text:p>-0.8382685184</text:p>
          </table:table-cell>
          <table:table-cell office:value-type="float" office:value="11.9576234818" calcext:value-type="float">
            <text:p>11.9576234818</text:p>
          </table:table-cell>
          <table:table-cell office:value-type="float" office:value="3.65234947205" calcext:value-type="float">
            <text:p>3.6523494721</text:p>
          </table:table-cell>
          <table:table-cell office:value-type="float" office:value="-0.61064440012" calcext:value-type="float">
            <text:p>-0.6106444001</text:p>
          </table:table-cell>
          <table:table-cell office:value-type="float" office:value="2.15170741081" calcext:value-type="float">
            <text:p>2.1517074108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.517" calcext:value-type="float">
            <text:p>3.517</text:p>
          </table:table-cell>
          <table:table-cell office:value-type="float" office:value="-1.453" calcext:value-type="float">
            <text:p>-1.453</text:p>
          </table:table-cell>
          <table:table-cell office:value-type="float" office:value="-0.632844947329" calcext:value-type="float">
            <text:p>-0.6328449473</text:p>
          </table:table-cell>
          <table:table-cell office:value-type="float" office:value="1.62080717087" calcext:value-type="float">
            <text:p>1.6208071709</text:p>
          </table:table-cell>
          <table:table-cell office:value-type="float" office:value="-0.832816421986" calcext:value-type="float">
            <text:p>-0.832816422</text:p>
          </table:table-cell>
          <table:table-cell office:value-type="float" office:value="11.920838356" calcext:value-type="float">
            <text:p>11.920838356</text:p>
          </table:table-cell>
          <table:table-cell office:value-type="float" office:value="3.67046499252" calcext:value-type="float">
            <text:p>3.6704649925</text:p>
          </table:table-cell>
          <table:table-cell office:value-type="float" office:value="-0.613116919994" calcext:value-type="float">
            <text:p>-0.61311692</text:p>
          </table:table-cell>
          <table:table-cell office:value-type="float" office:value="1.81310141087" calcext:value-type="float">
            <text:p>1.813101410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.528" calcext:value-type="float">
            <text:p>3.528</text:p>
          </table:table-cell>
          <table:table-cell office:value-type="float" office:value="-1.396" calcext:value-type="float">
            <text:p>-1.396</text:p>
          </table:table-cell>
          <table:table-cell office:value-type="float" office:value="-0.63786435366" calcext:value-type="float">
            <text:p>-0.6378643537</text:p>
          </table:table-cell>
          <table:table-cell office:value-type="float" office:value="1.65040481091" calcext:value-type="float">
            <text:p>1.6504048109</text:p>
          </table:table-cell>
          <table:table-cell office:value-type="float" office:value="-0.826674699783" calcext:value-type="float">
            <text:p>-0.8266746998</text:p>
          </table:table-cell>
          <table:table-cell office:value-type="float" office:value="11.9153280258" calcext:value-type="float">
            <text:p>11.9153280258</text:p>
          </table:table-cell>
          <table:table-cell office:value-type="float" office:value="3.68890213966" calcext:value-type="float">
            <text:p>3.6889021397</text:p>
          </table:table-cell>
          <table:table-cell office:value-type="float" office:value="-0.615352630615" calcext:value-type="float">
            <text:p>-0.6153526306</text:p>
          </table:table-cell>
          <table:table-cell office:value-type="float" office:value="1.50575435162" calcext:value-type="float">
            <text:p>1.505754351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.539" calcext:value-type="float">
            <text:p>3.539</text:p>
          </table:table-cell>
          <table:table-cell office:value-type="float" office:value="-1.339" calcext:value-type="float">
            <text:p>-1.339</text:p>
          </table:table-cell>
          <table:table-cell office:value-type="float" office:value="-0.639403374365" calcext:value-type="float">
            <text:p>-0.6394033744</text:p>
          </table:table-cell>
          <table:table-cell office:value-type="float" office:value="1.6833615303" calcext:value-type="float">
            <text:p>1.6833615303</text:p>
          </table:table-cell>
          <table:table-cell office:value-type="float" office:value="-0.821984231472" calcext:value-type="float">
            <text:p>-0.8219842315</text:p>
          </table:table-cell>
          <table:table-cell office:value-type="float" office:value="11.8628387451" calcext:value-type="float">
            <text:p>11.8628387451</text:p>
          </table:table-cell>
          <table:table-cell office:value-type="float" office:value="3.71495056152" calcext:value-type="float">
            <text:p>3.7149505615</text:p>
          </table:table-cell>
          <table:table-cell office:value-type="float" office:value="-0.618166387081" calcext:value-type="float">
            <text:p>-0.6181663871</text:p>
          </table:table-cell>
          <table:table-cell office:value-type="float" office:value="1.18905115128" calcext:value-type="float">
            <text:p>1.18905115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49" calcext:value-type="float">
            <text:p>3.549</text:p>
          </table:table-cell>
          <table:table-cell office:value-type="float" office:value="-1.281" calcext:value-type="float">
            <text:p>-1.281</text:p>
          </table:table-cell>
          <table:table-cell office:value-type="float" office:value="-0.639403374365" calcext:value-type="float">
            <text:p>-0.6394033744</text:p>
          </table:table-cell>
          <table:table-cell office:value-type="float" office:value="1.71726131439" calcext:value-type="float">
            <text:p>1.7172613144</text:p>
          </table:table-cell>
          <table:table-cell office:value-type="float" office:value="-0.815861999989" calcext:value-type="float">
            <text:p>-0.815862</text:p>
          </table:table-cell>
          <table:table-cell office:value-type="float" office:value="11.9075689316" calcext:value-type="float">
            <text:p>11.9075689316</text:p>
          </table:table-cell>
          <table:table-cell office:value-type="float" office:value="3.73313426971" calcext:value-type="float">
            <text:p>3.7331342697</text:p>
          </table:table-cell>
          <table:table-cell office:value-type="float" office:value="-0.621344923973" calcext:value-type="float">
            <text:p>-0.621344924</text:p>
          </table:table-cell>
          <table:table-cell office:value-type="float" office:value="0.86808180809" calcext:value-type="float">
            <text:p>0.868081808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.56" calcext:value-type="float">
            <text:p>3.56</text:p>
          </table:table-cell>
          <table:table-cell office:value-type="float" office:value="-1.224" calcext:value-type="float">
            <text:p>-1.224</text:p>
          </table:table-cell>
          <table:table-cell office:value-type="float" office:value="-0.63863418333" calcext:value-type="float">
            <text:p>-0.6386341833</text:p>
          </table:table-cell>
          <table:table-cell office:value-type="float" office:value="1.74980527163" calcext:value-type="float">
            <text:p>1.7498052716</text:p>
          </table:table-cell>
          <table:table-cell office:value-type="float" office:value="-0.806844949722" calcext:value-type="float">
            <text:p>-0.8068449497</text:p>
          </table:table-cell>
          <table:table-cell office:value-type="float" office:value="12.1485290527" calcext:value-type="float">
            <text:p>12.1485290527</text:p>
          </table:table-cell>
          <table:table-cell office:value-type="float" office:value="4.46881008148" calcext:value-type="float">
            <text:p>4.4688100815</text:p>
          </table:table-cell>
          <table:table-cell office:value-type="float" office:value="-0.619085073471" calcext:value-type="float">
            <text:p>-0.6190850735</text:p>
          </table:table-cell>
          <table:table-cell office:value-type="float" office:value="0.723468780518" calcext:value-type="float">
            <text:p>0.723468780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.571" calcext:value-type="float">
            <text:p>3.571</text:p>
          </table:table-cell>
          <table:table-cell office:value-type="float" office:value="-1.166" calcext:value-type="float">
            <text:p>-1.166</text:p>
          </table:table-cell>
          <table:table-cell office:value-type="float" office:value="-0.638249348276" calcext:value-type="float">
            <text:p>-0.6382493483</text:p>
          </table:table-cell>
          <table:table-cell office:value-type="float" office:value="1.77826929092" calcext:value-type="float">
            <text:p>1.7782692909</text:p>
          </table:table-cell>
          <table:table-cell office:value-type="float" office:value="-0.79712665081" calcext:value-type="float">
            <text:p>-0.7971266508</text:p>
          </table:table-cell>
          <table:table-cell office:value-type="float" office:value="12.4873971939" calcext:value-type="float">
            <text:p>12.4873971939</text:p>
          </table:table-cell>
          <table:table-cell office:value-type="float" office:value="4.47676992416" calcext:value-type="float">
            <text:p>4.4767699242</text:p>
          </table:table-cell>
          <table:table-cell office:value-type="float" office:value="-0.618418395519" calcext:value-type="float">
            <text:p>-0.6184183955</text:p>
          </table:table-cell>
          <table:table-cell office:value-type="float" office:value="0.708879947662" calcext:value-type="float">
            <text:p>0.708879947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.582" calcext:value-type="float">
            <text:p>3.582</text:p>
          </table:table-cell>
          <table:table-cell office:value-type="float" office:value="-1.11" calcext:value-type="float">
            <text:p>-1.11</text:p>
          </table:table-cell>
          <table:table-cell office:value-type="float" office:value="-0.639403374365" calcext:value-type="float">
            <text:p>-0.6394033744</text:p>
          </table:table-cell>
          <table:table-cell office:value-type="float" office:value="1.80708730221" calcext:value-type="float">
            <text:p>1.8070873022</text:p>
          </table:table-cell>
          <table:table-cell office:value-type="float" office:value="-0.789502680302" calcext:value-type="float">
            <text:p>-0.7895026803</text:p>
          </table:table-cell>
          <table:table-cell office:value-type="float" office:value="12.7436733246" calcext:value-type="float">
            <text:p>12.7436733246</text:p>
          </table:table-cell>
          <table:table-cell office:value-type="float" office:value="4.49183368683" calcext:value-type="float">
            <text:p>4.4918336868</text:p>
          </table:table-cell>
          <table:table-cell office:value-type="float" office:value="-0.618836939335" calcext:value-type="float">
            <text:p>-0.6188369393</text:p>
          </table:table-cell>
          <table:table-cell office:value-type="float" office:value="0.660302340984" calcext:value-type="float">
            <text:p>0.660302341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.592" calcext:value-type="float">
            <text:p>3.592</text:p>
          </table:table-cell>
          <table:table-cell office:value-type="float" office:value="-1.053" calcext:value-type="float">
            <text:p>-1.053</text:p>
          </table:table-cell>
          <table:table-cell office:value-type="float" office:value="-0.63863418333" calcext:value-type="float">
            <text:p>-0.6386341833</text:p>
          </table:table-cell>
          <table:table-cell office:value-type="float" office:value="1.84419560432" calcext:value-type="float">
            <text:p>1.8441956043</text:p>
          </table:table-cell>
          <table:table-cell office:value-type="float" office:value="-0.77889996767" calcext:value-type="float">
            <text:p>-0.7788999677</text:p>
          </table:table-cell>
          <table:table-cell office:value-type="float" office:value="13.1154289246" calcext:value-type="float">
            <text:p>13.1154289246</text:p>
          </table:table-cell>
          <table:table-cell office:value-type="float" office:value="4.51014614105" calcext:value-type="float">
            <text:p>4.5101461411</text:p>
          </table:table-cell>
          <table:table-cell office:value-type="float" office:value="-0.619679749012" calcext:value-type="float">
            <text:p>-0.619679749</text:p>
          </table:table-cell>
          <table:table-cell office:value-type="float" office:value="0.583090662956" calcext:value-type="float">
            <text:p>0.58309066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.603" calcext:value-type="float">
            <text:p>3.603</text:p>
          </table:table-cell>
          <table:table-cell office:value-type="float" office:value="-0.997" calcext:value-type="float">
            <text:p>-0.997</text:p>
          </table:table-cell>
          <table:table-cell office:value-type="float" office:value="-0.638249348276" calcext:value-type="float">
            <text:p>-0.6382493483</text:p>
          </table:table-cell>
          <table:table-cell office:value-type="float" office:value="2.67300343513" calcext:value-type="float">
            <text:p>2.6730034351</text:p>
          </table:table-cell>
          <table:table-cell office:value-type="float" office:value="-0.719824075699" calcext:value-type="float">
            <text:p>-0.7198240757</text:p>
          </table:table-cell>
          <table:table-cell office:value-type="float" office:value="13.4168787003" calcext:value-type="float">
            <text:p>13.4168787003</text:p>
          </table:table-cell>
          <table:table-cell office:value-type="float" office:value="4.53082752228" calcext:value-type="float">
            <text:p>4.5308275223</text:p>
          </table:table-cell>
          <table:table-cell office:value-type="float" office:value="-0.618441820145" calcext:value-type="float">
            <text:p>-0.6184418201</text:p>
          </table:table-cell>
          <table:table-cell office:value-type="float" office:value="0.645445764065" calcext:value-type="float">
            <text:p>0.645445764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.613" calcext:value-type="float">
            <text:p>3.613</text:p>
          </table:table-cell>
          <table:table-cell office:value-type="float" office:value="-0.94" calcext:value-type="float">
            <text:p>-0.94</text:p>
          </table:table-cell>
          <table:table-cell office:value-type="float" office:value="-0.63863418333" calcext:value-type="float">
            <text:p>-0.6386341833</text:p>
          </table:table-cell>
          <table:table-cell office:value-type="float" office:value="2.79809451103" calcext:value-type="float">
            <text:p>2.798094511</text:p>
          </table:table-cell>
          <table:table-cell office:value-type="float" office:value="-0.704798281193" calcext:value-type="float">
            <text:p>-0.7047982812</text:p>
          </table:table-cell>
          <table:table-cell office:value-type="float" office:value="13.6456975937" calcext:value-type="float">
            <text:p>13.6456975937</text:p>
          </table:table-cell>
          <table:table-cell office:value-type="float" office:value="4.55223989487" calcext:value-type="float">
            <text:p>4.5522398949</text:p>
          </table:table-cell>
          <table:table-cell office:value-type="float" office:value="-0.616494774818" calcext:value-type="float">
            <text:p>-0.6164947748</text:p>
          </table:table-cell>
          <table:table-cell office:value-type="float" office:value="0.79180175066" calcext:value-type="float">
            <text:p>0.791801750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.624" calcext:value-type="float">
            <text:p>3.624</text:p>
          </table:table-cell>
          <table:table-cell office:value-type="float" office:value="-0.884" calcext:value-type="float">
            <text:p>-0.884</text:p>
          </table:table-cell>
          <table:table-cell office:value-type="float" office:value="-0.63786435366" calcext:value-type="float">
            <text:p>-0.6378643537</text:p>
          </table:table-cell>
          <table:table-cell office:value-type="float" office:value="2.83830833435" calcext:value-type="float">
            <text:p>2.8383083344</text:p>
          </table:table-cell>
          <table:table-cell office:value-type="float" office:value="-0.694429457188" calcext:value-type="float">
            <text:p>-0.6944294572</text:p>
          </table:table-cell>
          <table:table-cell office:value-type="float" office:value="13.813668251" calcext:value-type="float">
            <text:p>13.813668251</text:p>
          </table:table-cell>
          <table:table-cell office:value-type="float" office:value="4.5769200325" calcext:value-type="float">
            <text:p>4.5769200325</text:p>
          </table:table-cell>
          <table:table-cell office:value-type="float" office:value="-0.616359293461" calcext:value-type="float">
            <text:p>-0.6163592935</text:p>
          </table:table-cell>
          <table:table-cell office:value-type="float" office:value="0.883570849895" calcext:value-type="float">
            <text:p>0.883570849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.635" calcext:value-type="float">
            <text:p>3.635</text:p>
          </table:table-cell>
          <table:table-cell office:value-type="float" office:value="-0.828" calcext:value-type="float">
            <text:p>-0.828</text:p>
          </table:table-cell>
          <table:table-cell office:value-type="float" office:value="-0.63863418333" calcext:value-type="float">
            <text:p>-0.6386341833</text:p>
          </table:table-cell>
          <table:table-cell office:value-type="float" office:value="2.87888145447" calcext:value-type="float">
            <text:p>2.8788814545</text:p>
          </table:table-cell>
          <table:table-cell office:value-type="float" office:value="-0.684447705746" calcext:value-type="float">
            <text:p>-0.6844477057</text:p>
          </table:table-cell>
          <table:table-cell office:value-type="float" office:value="13.9194784164" calcext:value-type="float">
            <text:p>13.9194784164</text:p>
          </table:table-cell>
          <table:table-cell office:value-type="float" office:value="4.60404825211" calcext:value-type="float">
            <text:p>4.6040482521</text:p>
          </table:table-cell>
          <table:table-cell office:value-type="float" office:value="-0.616783976555" calcext:value-type="float">
            <text:p>-0.6167839766</text:p>
          </table:table-cell>
          <table:table-cell office:value-type="float" office:value="0.982709050179" calcext:value-type="float">
            <text:p>0.982709050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.645" calcext:value-type="float">
            <text:p>3.645</text:p>
          </table:table-cell>
          <table:table-cell office:value-type="float" office:value="-0.772" calcext:value-type="float">
            <text:p>-0.772</text:p>
          </table:table-cell>
          <table:table-cell office:value-type="float" office:value="-0.639787730155" calcext:value-type="float">
            <text:p>-0.6397877302</text:p>
          </table:table-cell>
          <table:table-cell office:value-type="float" office:value="3.01098370552" calcext:value-type="float">
            <text:p>3.0109837055</text:p>
          </table:table-cell>
          <table:table-cell office:value-type="float" office:value="-0.658792555332" calcext:value-type="float">
            <text:p>-0.6587925553</text:p>
          </table:table-cell>
          <table:table-cell office:value-type="float" office:value="13.8651618958" calcext:value-type="float">
            <text:p>13.8651618958</text:p>
          </table:table-cell>
          <table:table-cell office:value-type="float" office:value="4.63145112991" calcext:value-type="float">
            <text:p>4.6314511299</text:p>
          </table:table-cell>
          <table:table-cell office:value-type="float" office:value="-0.614981532097" calcext:value-type="float">
            <text:p>-0.6149815321</text:p>
          </table:table-cell>
          <table:table-cell office:value-type="float" office:value="1.21414375305" calcext:value-type="float">
            <text:p>1.2141437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55" calcext:value-type="float">
            <text:p>3.655</text:p>
          </table:table-cell>
          <table:table-cell office:value-type="float" office:value="-0.717" calcext:value-type="float">
            <text:p>-0.717</text:p>
          </table:table-cell>
          <table:table-cell office:value-type="float" office:value="-0.642856810318" calcext:value-type="float">
            <text:p>-0.6428568103</text:p>
          </table:table-cell>
          <table:table-cell office:value-type="float" office:value="3.05159163475" calcext:value-type="float">
            <text:p>3.0515916348</text:p>
          </table:table-cell>
          <table:table-cell office:value-type="float" office:value="-0.654022812843" calcext:value-type="float">
            <text:p>-0.6540228128</text:p>
          </table:table-cell>
          <table:table-cell office:value-type="float" office:value="13.6404275894" calcext:value-type="float">
            <text:p>13.6404275894</text:p>
          </table:table-cell>
          <table:table-cell office:value-type="float" office:value="4.66312789917" calcext:value-type="float">
            <text:p>4.6631278992</text:p>
          </table:table-cell>
          <table:table-cell office:value-type="float" office:value="-0.614046871662" calcext:value-type="float">
            <text:p>-0.6140468717</text:p>
          </table:table-cell>
          <table:table-cell office:value-type="float" office:value="1.36630010605" calcext:value-type="float">
            <text:p>1.366300106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.664" calcext:value-type="float">
            <text:p>3.664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647441129584" calcext:value-type="float">
            <text:p>-0.6474411296</text:p>
          </table:table-cell>
          <table:table-cell office:value-type="float" office:value="3.19152522087" calcext:value-type="float">
            <text:p>3.1915252209</text:p>
          </table:table-cell>
          <table:table-cell office:value-type="float" office:value="-0.629612445831" calcext:value-type="float">
            <text:p>-0.6296124458</text:p>
          </table:table-cell>
          <table:table-cell office:value-type="float" office:value="13.3399343491" calcext:value-type="float">
            <text:p>13.3399343491</text:p>
          </table:table-cell>
          <table:table-cell office:value-type="float" office:value="4.68676567078" calcext:value-type="float">
            <text:p>4.6867656708</text:p>
          </table:table-cell>
          <table:table-cell office:value-type="float" office:value="-0.614464819431" calcext:value-type="float">
            <text:p>-0.6144648194</text:p>
          </table:table-cell>
          <table:table-cell office:value-type="float" office:value="1.44007503986" calcext:value-type="float">
            <text:p>1.440075039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.673" calcext:value-type="float">
            <text:p>3.673</text:p>
          </table:table-cell>
          <table:table-cell office:value-type="float" office:value="-0.607" calcext:value-type="float">
            <text:p>-0.607</text:p>
          </table:table-cell>
          <table:table-cell office:value-type="float" office:value="-0.649344393012" calcext:value-type="float">
            <text:p>-0.649344393</text:p>
          </table:table-cell>
          <table:table-cell office:value-type="float" office:value="3.23273611069" calcext:value-type="float">
            <text:p>3.2327361107</text:p>
          </table:table-cell>
          <table:table-cell office:value-type="float" office:value="-0.624172627926" calcext:value-type="float">
            <text:p>-0.6241726279</text:p>
          </table:table-cell>
          <table:table-cell office:value-type="float" office:value="13.1521701813" calcext:value-type="float">
            <text:p>13.1521701813</text:p>
          </table:table-cell>
          <table:table-cell office:value-type="float" office:value="4.71031665802" calcext:value-type="float">
            <text:p>4.710316658</text:p>
          </table:table-cell>
          <table:table-cell office:value-type="float" office:value="-0.612408697605" calcext:value-type="float">
            <text:p>-0.6124086976</text:p>
          </table:table-cell>
          <table:table-cell office:value-type="float" office:value="1.68287742138" calcext:value-type="float">
            <text:p>1.682877421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3.682" calcext:value-type="float">
            <text:p>3.682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653517270274" calcext:value-type="float">
            <text:p>-0.6535172703</text:p>
          </table:table-cell>
          <table:table-cell office:value-type="float" office:value="3.37688374519" calcext:value-type="float">
            <text:p>3.3768837452</text:p>
          </table:table-cell>
          <table:table-cell office:value-type="float" office:value="-0.599769711494" calcext:value-type="float">
            <text:p>-0.5997697115</text:p>
          </table:table-cell>
          <table:table-cell office:value-type="float" office:value="12.9469223022" calcext:value-type="float">
            <text:p>12.9469223022</text:p>
          </table:table-cell>
          <table:table-cell office:value-type="float" office:value="4.73306369781" calcext:value-type="float">
            <text:p>4.7330636978</text:p>
          </table:table-cell>
          <table:table-cell office:value-type="float" office:value="-0.609650850296" calcext:value-type="float">
            <text:p>-0.6096508503</text:p>
          </table:table-cell>
          <table:table-cell office:value-type="float" office:value="1.97763240337" calcext:value-type="float">
            <text:p>1.977632403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.689" calcext:value-type="float">
            <text:p>3.689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656916744149" calcext:value-type="float">
            <text:p>-0.6569167441</text:p>
          </table:table-cell>
          <table:table-cell office:value-type="float" office:value="3.40904808044" calcext:value-type="float">
            <text:p>3.4090480804</text:p>
          </table:table-cell>
          <table:table-cell office:value-type="float" office:value="-0.596681594849" calcext:value-type="float">
            <text:p>-0.5966815948</text:p>
          </table:table-cell>
          <table:table-cell office:value-type="float" office:value="12.6936750412" calcext:value-type="float">
            <text:p>12.6936750412</text:p>
          </table:table-cell>
          <table:table-cell office:value-type="float" office:value="4.76682806015" calcext:value-type="float">
            <text:p>4.7668280602</text:p>
          </table:table-cell>
          <table:table-cell office:value-type="float" office:value="-0.61043804884" calcext:value-type="float">
            <text:p>-0.6104380488</text:p>
          </table:table-cell>
          <table:table-cell office:value-type="float" office:value="2.01870298386" calcext:value-type="float">
            <text:p>2.018702983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.697" calcext:value-type="float">
            <text:p>3.697</text:p>
          </table:table-cell>
          <table:table-cell office:value-type="float" office:value="-0.441" calcext:value-type="float">
            <text:p>-0.441</text:p>
          </table:table-cell>
          <table:table-cell office:value-type="float" office:value="-0.660302915482" calcext:value-type="float">
            <text:p>-0.6603029155</text:p>
          </table:table-cell>
          <table:table-cell office:value-type="float" office:value="3.44895219803" calcext:value-type="float">
            <text:p>3.448952198</text:p>
          </table:table-cell>
          <table:table-cell office:value-type="float" office:value="-0.59370392561" calcext:value-type="float">
            <text:p>-0.5937039256</text:p>
          </table:table-cell>
          <table:table-cell office:value-type="float" office:value="12.3434391022" calcext:value-type="float">
            <text:p>12.3434391022</text:p>
          </table:table-cell>
          <table:table-cell office:value-type="float" office:value="4.80484867096" calcext:value-type="float">
            <text:p>4.804848671</text:p>
          </table:table-cell>
          <table:table-cell office:value-type="float" office:value="-0.611056745052" calcext:value-type="float">
            <text:p>-0.6110567451</text:p>
          </table:table-cell>
          <table:table-cell office:value-type="float" office:value="2.03123021126" calcext:value-type="float">
            <text:p>2.031230211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.704" calcext:value-type="float">
            <text:p>3.704</text:p>
          </table:table-cell>
          <table:table-cell office:value-type="float" office:value="-0.385" calcext:value-type="float">
            <text:p>-0.385</text:p>
          </table:table-cell>
          <table:table-cell office:value-type="float" office:value="-0.662927363573" calcext:value-type="float">
            <text:p>-0.6629273636</text:p>
          </table:table-cell>
          <table:table-cell office:value-type="float" office:value="3.47547602654" calcext:value-type="float">
            <text:p>3.4754760265</text:p>
          </table:table-cell>
          <table:table-cell office:value-type="float" office:value="-0.592812776566" calcext:value-type="float">
            <text:p>-0.5928127766</text:p>
          </table:table-cell>
          <table:table-cell office:value-type="float" office:value="11.9653549194" calcext:value-type="float">
            <text:p>11.9653549194</text:p>
          </table:table-cell>
          <table:table-cell office:value-type="float" office:value="4.8413901329" calcext:value-type="float">
            <text:p>4.8413901329</text:p>
          </table:table-cell>
          <table:table-cell office:value-type="float" office:value="-0.608133375645" calcext:value-type="float">
            <text:p>-0.6081333756</text:p>
          </table:table-cell>
          <table:table-cell office:value-type="float" office:value="2.25731825829" calcext:value-type="float">
            <text:p>2.2573182583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.711" calcext:value-type="float">
            <text:p>3.711</text:p>
          </table:table-cell>
          <table:table-cell office:value-type="float" office:value="-0.327" calcext:value-type="float">
            <text:p>-0.327</text:p>
          </table:table-cell>
          <table:table-cell office:value-type="float" office:value="-0.667035076515" calcext:value-type="float">
            <text:p>-0.6670350765</text:p>
          </table:table-cell>
          <table:table-cell office:value-type="float" office:value="3.50566267967" calcext:value-type="float">
            <text:p>3.5056626797</text:p>
          </table:table-cell>
          <table:table-cell office:value-type="float" office:value="-0.592808961868" calcext:value-type="float">
            <text:p>-0.5928089619</text:p>
          </table:table-cell>
          <table:table-cell office:value-type="float" office:value="11.4634380341" calcext:value-type="float">
            <text:p>11.4634380341</text:p>
          </table:table-cell>
          <table:table-cell office:value-type="float" office:value="4.87891578674" calcext:value-type="float">
            <text:p>4.8789157867</text:p>
          </table:table-cell>
          <table:table-cell office:value-type="float" office:value="-0.607365131378" calcext:value-type="float">
            <text:p>-0.6073651314</text:p>
          </table:table-cell>
          <table:table-cell office:value-type="float" office:value="2.34820652008" calcext:value-type="float">
            <text:p>2.3482065201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.717" calcext:value-type="float">
            <text:p>3.717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6696385777" calcext:value-type="float">
            <text:p>-0.6696385777</text:p>
          </table:table-cell>
          <table:table-cell office:value-type="float" office:value="3.5419819355" calcext:value-type="float">
            <text:p>3.5419819355</text:p>
          </table:table-cell>
          <table:table-cell office:value-type="float" office:value="-0.594879508018" calcext:value-type="float">
            <text:p>-0.594879508</text:p>
          </table:table-cell>
          <table:table-cell office:value-type="float" office:value="10.786649704" calcext:value-type="float">
            <text:p>10.786649704</text:p>
          </table:table-cell>
          <table:table-cell office:value-type="float" office:value="4.9138712883" calcext:value-type="float">
            <text:p>4.9138712883</text:p>
          </table:table-cell>
          <table:table-cell office:value-type="float" office:value="-0.609071552753" calcext:value-type="float">
            <text:p>-0.6090715528</text:p>
          </table:table-cell>
          <table:table-cell office:value-type="float" office:value="2.26127076149" calcext:value-type="float">
            <text:p>2.261270761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3.723" calcext:value-type="float">
            <text:p>3.723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671493200975" calcext:value-type="float">
            <text:p>-0.671493201</text:p>
          </table:table-cell>
          <table:table-cell office:value-type="float" office:value="3.58450770378" calcext:value-type="float">
            <text:p>3.5845077038</text:p>
          </table:table-cell>
          <table:table-cell office:value-type="float" office:value="-0.596887350082" calcext:value-type="float">
            <text:p>-0.5968873501</text:p>
          </table:table-cell>
          <table:table-cell office:value-type="float" office:value="10.0424957275" calcext:value-type="float">
            <text:p>10.0424957275</text:p>
          </table:table-cell>
          <table:table-cell office:value-type="float" office:value="4.95004415512" calcext:value-type="float">
            <text:p>4.9500441551</text:p>
          </table:table-cell>
          <table:table-cell office:value-type="float" office:value="-0.607935786247" calcext:value-type="float">
            <text:p>-0.6079357862</text:p>
          </table:table-cell>
          <table:table-cell office:value-type="float" office:value="2.3478937149" calcext:value-type="float">
            <text:p>2.34789371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728" calcext:value-type="float">
            <text:p>3.728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672603961202" calcext:value-type="float">
            <text:p>-0.6726039612</text:p>
          </table:table-cell>
          <table:table-cell office:value-type="float" office:value="3.62532901764" calcext:value-type="float">
            <text:p>3.6253290176</text:p>
          </table:table-cell>
          <table:table-cell office:value-type="float" office:value="-0.599775314331" calcext:value-type="float">
            <text:p>-0.5997753143</text:p>
          </table:table-cell>
          <table:table-cell office:value-type="float" office:value="9.30471134186" calcext:value-type="float">
            <text:p>9.3047113419</text:p>
          </table:table-cell>
          <table:table-cell office:value-type="float" office:value="4.98755979538" calcext:value-type="float">
            <text:p>4.9875597954</text:p>
          </table:table-cell>
          <table:table-cell office:value-type="float" office:value="-0.60606688261" calcext:value-type="float">
            <text:p>-0.6060668826</text:p>
          </table:table-cell>
          <table:table-cell office:value-type="float" office:value="2.45768809319" calcext:value-type="float">
            <text:p>2.457688093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3.733" calcext:value-type="float">
            <text:p>3.733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672973878433" calcext:value-type="float">
            <text:p>-0.6729738784</text:p>
          </table:table-cell>
          <table:table-cell office:value-type="float" office:value="3.67310976982" calcext:value-type="float">
            <text:p>3.6731097698</text:p>
          </table:table-cell>
          <table:table-cell office:value-type="float" office:value="-0.60341334343" calcext:value-type="float">
            <text:p>-0.6034133434</text:p>
          </table:table-cell>
          <table:table-cell office:value-type="float" office:value="8.42173957825" calcext:value-type="float">
            <text:p>8.4217395783</text:p>
          </table:table-cell>
          <table:table-cell office:value-type="float" office:value="5.02460050583" calcext:value-type="float">
            <text:p>5.0246005058</text:p>
          </table:table-cell>
          <table:table-cell office:value-type="float" office:value="-0.60760474205" calcext:value-type="float">
            <text:p>-0.6076047421</text:p>
          </table:table-cell>
          <table:table-cell office:value-type="float" office:value="2.33210372925" calcext:value-type="float">
            <text:p>2.332103729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.739" calcext:value-type="float">
            <text:p>3.739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674082620294" calcext:value-type="float">
            <text:p>-0.6740826203</text:p>
          </table:table-cell>
          <table:table-cell office:value-type="float" office:value="3.72013664246" calcext:value-type="float">
            <text:p>3.7201366425</text:p>
          </table:table-cell>
          <table:table-cell office:value-type="float" office:value="-0.608451366425" calcext:value-type="float">
            <text:p>-0.6084513664</text:p>
          </table:table-cell>
          <table:table-cell office:value-type="float" office:value="7.53749847412" calcext:value-type="float">
            <text:p>7.5374984741</text:p>
          </table:table-cell>
          <table:table-cell office:value-type="float" office:value="5.06167888641" calcext:value-type="float">
            <text:p>5.0616788864</text:p>
          </table:table-cell>
          <table:table-cell office:value-type="float" office:value="-0.608197331429" calcext:value-type="float">
            <text:p>-0.6081973314</text:p>
          </table:table-cell>
          <table:table-cell office:value-type="float" office:value="2.22696447372" calcext:value-type="float">
            <text:p>2.226964473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.744" calcext:value-type="float">
            <text:p>3.74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672233875821" calcext:value-type="float">
            <text:p>-0.6722338758</text:p>
          </table:table-cell>
          <table:table-cell office:value-type="float" office:value="3.74615526199" calcext:value-type="float">
            <text:p>3.746155262</text:p>
          </table:table-cell>
          <table:table-cell office:value-type="float" office:value="-0.609238028526" calcext:value-type="float">
            <text:p>-0.6092380285</text:p>
          </table:table-cell>
          <table:table-cell office:value-type="float" office:value="6.93550205231" calcext:value-type="float">
            <text:p>6.9355020523</text:p>
          </table:table-cell>
          <table:table-cell office:value-type="float" office:value="5.09919977188" calcext:value-type="float">
            <text:p>5.0991997719</text:p>
          </table:table-cell>
          <table:table-cell office:value-type="float" office:value="-0.606830120087" calcext:value-type="float">
            <text:p>-0.6068301201</text:p>
          </table:table-cell>
          <table:table-cell office:value-type="float" office:value="2.23162698746" calcext:value-type="float">
            <text:p>2.231626987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.75" calcext:value-type="float">
            <text:p>3.75</text:p>
          </table:table-cell>
          <table:table-cell office:value-type="float" office:value="0.069" calcext:value-type="float">
            <text:p>0.069</text:p>
          </table:table-cell>
          <table:table-cell office:value-type="float" office:value="-0.672233875821" calcext:value-type="float">
            <text:p>-0.6722338758</text:p>
          </table:table-cell>
          <table:table-cell office:value-type="float" office:value="3.77927327156" calcext:value-type="float">
            <text:p>3.7792732716</text:p>
          </table:table-cell>
          <table:table-cell office:value-type="float" office:value="-0.610540926456" calcext:value-type="float">
            <text:p>-0.6105409265</text:p>
          </table:table-cell>
          <table:table-cell office:value-type="float" office:value="6.41975307465" calcext:value-type="float">
            <text:p>6.4197530747</text:p>
          </table:table-cell>
          <table:table-cell office:value-type="float" office:value="5.13574504852" calcext:value-type="float">
            <text:p>5.1357450485</text:p>
          </table:table-cell>
          <table:table-cell office:value-type="float" office:value="-0.606540441513" calcext:value-type="float">
            <text:p>-0.6065404415</text:p>
          </table:table-cell>
          <table:table-cell office:value-type="float" office:value="2.16439723969" calcext:value-type="float">
            <text:p>2.164397239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.755" calcext:value-type="float">
            <text:p>3.755</text:p>
          </table:table-cell>
          <table:table-cell office:value-type="float" office:value="0.127" calcext:value-type="float">
            <text:p>0.127</text:p>
          </table:table-cell>
          <table:table-cell office:value-type="float" office:value="-0.670380929888" calcext:value-type="float">
            <text:p>-0.6703809299</text:p>
          </table:table-cell>
          <table:table-cell office:value-type="float" office:value="3.80660772324" calcext:value-type="float">
            <text:p>3.8066077232</text:p>
          </table:table-cell>
          <table:table-cell office:value-type="float" office:value="-0.611773073673" calcext:value-type="float">
            <text:p>-0.6117730737</text:p>
          </table:table-cell>
          <table:table-cell office:value-type="float" office:value="5.91116952896" calcext:value-type="float">
            <text:p>5.911169529</text:p>
          </table:table-cell>
          <table:table-cell office:value-type="float" office:value="5.16114282608" calcext:value-type="float">
            <text:p>5.1611428261</text:p>
          </table:table-cell>
          <table:table-cell office:value-type="float" office:value="-0.60731869936" calcext:value-type="float">
            <text:p>-0.6073186994</text:p>
          </table:table-cell>
          <table:table-cell office:value-type="float" office:value="2.0285320282" calcext:value-type="float">
            <text:p>2.028532028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.761" calcext:value-type="float">
            <text:p>3.761</text:p>
          </table:table-cell>
          <table:table-cell office:value-type="float" office:value="0.183" calcext:value-type="float">
            <text:p>0.183</text:p>
          </table:table-cell>
          <table:table-cell office:value-type="float" office:value="-0.670009837545" calcext:value-type="float">
            <text:p>-0.6700098375</text:p>
          </table:table-cell>
          <table:table-cell office:value-type="float" office:value="3.83431172371" calcext:value-type="float">
            <text:p>3.8343117237</text:p>
          </table:table-cell>
          <table:table-cell office:value-type="float" office:value="-0.61109906435" calcext:value-type="float">
            <text:p>-0.6110990644</text:p>
          </table:table-cell>
          <table:table-cell office:value-type="float" office:value="5.57755994797" calcext:value-type="float">
            <text:p>5.577559948</text:p>
          </table:table-cell>
          <table:table-cell office:value-type="float" office:value="5.17547559738" calcext:value-type="float">
            <text:p>5.1754755974</text:p>
          </table:table-cell>
          <table:table-cell office:value-type="float" office:value="-0.607732236385" calcext:value-type="float">
            <text:p>-0.6077322364</text:p>
          </table:table-cell>
          <table:table-cell office:value-type="float" office:value="1.94495165348" calcext:value-type="float">
            <text:p>1.944951653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3.767" calcext:value-type="float">
            <text:p>3.767</text:p>
          </table:table-cell>
          <table:table-cell office:value-type="float" office:value="0.24" calcext:value-type="float">
            <text:p>0.24</text:p>
          </table:table-cell>
          <table:table-cell office:value-type="float" office:value="-0.668523794077" calcext:value-type="float">
            <text:p>-0.6685237941</text:p>
          </table:table-cell>
          <table:table-cell office:value-type="float" office:value="3.85960173607" calcext:value-type="float">
            <text:p>3.8596017361</text:p>
          </table:table-cell>
          <table:table-cell office:value-type="float" office:value="-0.608739376068" calcext:value-type="float">
            <text:p>-0.6087393761</text:p>
          </table:table-cell>
          <table:table-cell office:value-type="float" office:value="5.474360466" calcext:value-type="float">
            <text:p>5.474360466</text:p>
          </table:table-cell>
          <table:table-cell office:value-type="float" office:value="5.19069957733" calcext:value-type="float">
            <text:p>5.1906995773</text:p>
          </table:table-cell>
          <table:table-cell office:value-type="float" office:value="-0.60855704546" calcext:value-type="float">
            <text:p>-0.6085570455</text:p>
          </table:table-cell>
          <table:table-cell office:value-type="float" office:value="1.84971022606" calcext:value-type="float">
            <text:p>1.849710226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.773" calcext:value-type="float">
            <text:p>3.773</text:p>
          </table:table-cell>
          <table:table-cell office:value-type="float" office:value="0.295" calcext:value-type="float">
            <text:p>0.295</text:p>
          </table:table-cell>
          <table:table-cell office:value-type="float" office:value="-0.667779769186" calcext:value-type="float">
            <text:p>-0.6677797692</text:p>
          </table:table-cell>
          <table:table-cell office:value-type="float" office:value="3.89223194122" calcext:value-type="float">
            <text:p>3.8922319412</text:p>
          </table:table-cell>
          <table:table-cell office:value-type="float" office:value="-0.604241013527" calcext:value-type="float">
            <text:p>-0.6042410135</text:p>
          </table:table-cell>
          <table:table-cell office:value-type="float" office:value="5.42187547684" calcext:value-type="float">
            <text:p>5.4218754768</text:p>
          </table:table-cell>
          <table:table-cell office:value-type="float" office:value="5.20858860016" calcext:value-type="float">
            <text:p>5.2085886002</text:p>
          </table:table-cell>
          <table:table-cell office:value-type="float" office:value="-0.610717833042" calcext:value-type="float">
            <text:p>-0.610717833</text:p>
          </table:table-cell>
          <table:table-cell office:value-type="float" office:value="1.69891345501" calcext:value-type="float">
            <text:p>1.698913455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3.779" calcext:value-type="float">
            <text:p>3.779</text:p>
          </table:table-cell>
          <table:table-cell office:value-type="float" office:value="0.352" calcext:value-type="float">
            <text:p>0.352</text:p>
          </table:table-cell>
          <table:table-cell office:value-type="float" office:value="-0.66591678705" calcext:value-type="float">
            <text:p>-0.6659167871</text:p>
          </table:table-cell>
          <table:table-cell office:value-type="float" office:value="3.92651057243" calcext:value-type="float">
            <text:p>3.9265105724</text:p>
          </table:table-cell>
          <table:table-cell office:value-type="float" office:value="-0.603585720062" calcext:value-type="float">
            <text:p>-0.6035857201</text:p>
          </table:table-cell>
          <table:table-cell office:value-type="float" office:value="5.2258272171" calcext:value-type="float">
            <text:p>5.2258272171</text:p>
          </table:table-cell>
          <table:table-cell office:value-type="float" office:value="5.22799110413" calcext:value-type="float">
            <text:p>5.2279911041</text:p>
          </table:table-cell>
          <table:table-cell office:value-type="float" office:value="-0.612872540951" calcext:value-type="float">
            <text:p>-0.612872541</text:p>
          </table:table-cell>
          <table:table-cell office:value-type="float" office:value="1.50185763836" calcext:value-type="float">
            <text:p>1.50185763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86" calcext:value-type="float">
            <text:p>3.786</text:p>
          </table:table-cell>
          <table:table-cell office:value-type="float" office:value="0.408" calcext:value-type="float">
            <text:p>0.408</text:p>
          </table:table-cell>
          <table:table-cell office:value-type="float" office:value="-0.665543690813" calcext:value-type="float">
            <text:p>-0.6655436908</text:p>
          </table:table-cell>
          <table:table-cell office:value-type="float" office:value="3.96773719788" calcext:value-type="float">
            <text:p>3.9677371979</text:p>
          </table:table-cell>
          <table:table-cell office:value-type="float" office:value="-0.600430965424" calcext:value-type="float">
            <text:p>-0.6004309654</text:p>
          </table:table-cell>
          <table:table-cell office:value-type="float" office:value="5.20936584473" calcext:value-type="float">
            <text:p>5.2093658447</text:p>
          </table:table-cell>
          <table:table-cell office:value-type="float" office:value="5.24672937393" calcext:value-type="float">
            <text:p>5.2467293739</text:p>
          </table:table-cell>
          <table:table-cell office:value-type="float" office:value="-0.61609095335" calcext:value-type="float">
            <text:p>-0.6160909534</text:p>
          </table:table-cell>
          <table:table-cell office:value-type="float" office:value="1.23835992813" calcext:value-type="float">
            <text:p>1.238359928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.792" calcext:value-type="float">
            <text:p>3.792</text:p>
          </table:table-cell>
          <table:table-cell office:value-type="float" office:value="0.465" calcext:value-type="float">
            <text:p>0.465</text:p>
          </table:table-cell>
          <table:table-cell office:value-type="float" office:value="-0.664423404158" calcext:value-type="float">
            <text:p>-0.6644234042</text:p>
          </table:table-cell>
          <table:table-cell office:value-type="float" office:value="4.00909924507" calcext:value-type="float">
            <text:p>4.0090992451</text:p>
          </table:table-cell>
          <table:table-cell office:value-type="float" office:value="-0.596452653408" calcext:value-type="float">
            <text:p>-0.5964526534</text:p>
          </table:table-cell>
          <table:table-cell office:value-type="float" office:value="5.25403928757" calcext:value-type="float">
            <text:p>5.2540392876</text:p>
          </table:table-cell>
          <table:table-cell office:value-type="float" office:value="5.27948379517" calcext:value-type="float">
            <text:p>5.2794837952</text:p>
          </table:table-cell>
          <table:table-cell office:value-type="float" office:value="-0.621042907238" calcext:value-type="float">
            <text:p>-0.6210429072</text:p>
          </table:table-cell>
          <table:table-cell office:value-type="float" office:value="0.789129018784" calcext:value-type="float">
            <text:p>0.7891290188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.799" calcext:value-type="float">
            <text:p>3.799</text:p>
          </table:table-cell>
          <table:table-cell office:value-type="float" office:value="0.523" calcext:value-type="float">
            <text:p>0.523</text:p>
          </table:table-cell>
          <table:table-cell office:value-type="float" office:value="-0.665543690813" calcext:value-type="float">
            <text:p>-0.6655436908</text:p>
          </table:table-cell>
          <table:table-cell office:value-type="float" office:value="4.05254721642" calcext:value-type="float">
            <text:p>4.0525472164</text:p>
          </table:table-cell>
          <table:table-cell office:value-type="float" office:value="-0.59570145607" calcext:value-type="float">
            <text:p>-0.5957014561</text:p>
          </table:table-cell>
          <table:table-cell office:value-type="float" office:value="5.2001657486" calcext:value-type="float">
            <text:p>5.2001657486</text:p>
          </table:table-cell>
          <table:table-cell office:value-type="float" office:value="5.3135881424" calcext:value-type="float">
            <text:p>5.3135881424</text:p>
          </table:table-cell>
          <table:table-cell office:value-type="float" office:value="-0.626510441303" calcext:value-type="float">
            <text:p>-0.6265104413</text:p>
          </table:table-cell>
          <table:table-cell office:value-type="float" office:value="0.313725620508" calcext:value-type="float">
            <text:p>0.3137256205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.806" calcext:value-type="float">
            <text:p>3.806</text:p>
          </table:table-cell>
          <table:table-cell office:value-type="float" office:value="0.581" calcext:value-type="float">
            <text:p>0.581</text:p>
          </table:table-cell>
          <table:table-cell office:value-type="float" office:value="-0.663675715703" calcext:value-type="float">
            <text:p>-0.6636757157</text:p>
          </table:table-cell>
          <table:table-cell office:value-type="float" office:value="4.09194612503" calcext:value-type="float">
            <text:p>4.091946125</text:p>
          </table:table-cell>
          <table:table-cell office:value-type="float" office:value="-0.591702878475" calcext:value-type="float">
            <text:p>-0.5917028785</text:p>
          </table:table-cell>
          <table:table-cell office:value-type="float" office:value="5.27651166916" calcext:value-type="float">
            <text:p>5.2765116692</text:p>
          </table:table-cell>
          <table:table-cell office:value-type="float" office:value="5.35133171082" calcext:value-type="float">
            <text:p>5.3513317108</text:p>
          </table:table-cell>
          <table:table-cell office:value-type="float" office:value="-0.628608047962" calcext:value-type="float">
            <text:p>-0.628608048</text:p>
          </table:table-cell>
          <table:table-cell office:value-type="float" office:value="0.0458289124072" calcext:value-type="float">
            <text:p>0.045828912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.813" calcext:value-type="float">
            <text:p>3.813</text:p>
          </table:table-cell>
          <table:table-cell office:value-type="float" office:value="0.638" calcext:value-type="float">
            <text:p>0.638</text:p>
          </table:table-cell>
          <table:table-cell office:value-type="float" office:value="-0.662552938864" calcext:value-type="float">
            <text:p>-0.6625529389</text:p>
          </table:table-cell>
          <table:table-cell office:value-type="float" office:value="4.1323826313" calcext:value-type="float">
            <text:p>4.1323826313</text:p>
          </table:table-cell>
          <table:table-cell office:value-type="float" office:value="-0.590010225773" calcext:value-type="float">
            <text:p>-0.5900102258</text:p>
          </table:table-cell>
          <table:table-cell office:value-type="float" office:value="5.26226377487" calcext:value-type="float">
            <text:p>5.2622637749</text:p>
          </table:table-cell>
          <table:table-cell office:value-type="float" office:value="5.38616991043" calcext:value-type="float">
            <text:p>5.3861699104</text:p>
          </table:table-cell>
          <table:table-cell office:value-type="float" office:value="-0.630305469036" calcext:value-type="float">
            <text:p>-0.630305469</text:p>
          </table:table-cell>
          <table:table-cell office:value-type="float" office:value="-0.194697543979" calcext:value-type="float">
            <text:p>-0.19469754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.82" calcext:value-type="float">
            <text:p>3.82</text:p>
          </table:table-cell>
          <table:table-cell office:value-type="float" office:value="0.694" calcext:value-type="float">
            <text:p>0.694</text:p>
          </table:table-cell>
          <table:table-cell office:value-type="float" office:value="-0.662178348516" calcext:value-type="float">
            <text:p>-0.6621783485</text:p>
          </table:table-cell>
          <table:table-cell office:value-type="float" office:value="4.17286252975" calcext:value-type="float">
            <text:p>4.1728625298</text:p>
          </table:table-cell>
          <table:table-cell office:value-type="float" office:value="-0.591759204865" calcext:value-type="float">
            <text:p>-0.5917592049</text:p>
          </table:table-cell>
          <table:table-cell office:value-type="float" office:value="5.05955410004" calcext:value-type="float">
            <text:p>5.0595541</text:p>
          </table:table-cell>
          <table:table-cell office:value-type="float" office:value="5.40246677399" calcext:value-type="float">
            <text:p>5.402466774</text:p>
          </table:table-cell>
          <table:table-cell office:value-type="float" office:value="-0.63434445858" calcext:value-type="float">
            <text:p>-0.6343444586</text:p>
          </table:table-cell>
          <table:table-cell office:value-type="float" office:value="-0.569242715836" calcext:value-type="float">
            <text:p>-0.569242715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.827" calcext:value-type="float">
            <text:p>3.827</text:p>
          </table:table-cell>
          <table:table-cell office:value-type="float" office:value="0.752" calcext:value-type="float">
            <text:p>0.752</text:p>
          </table:table-cell>
          <table:table-cell office:value-type="float" office:value="-0.662552938864" calcext:value-type="float">
            <text:p>-0.6625529389</text:p>
          </table:table-cell>
          <table:table-cell office:value-type="float" office:value="4.21279835701" calcext:value-type="float">
            <text:p>4.212798357</text:p>
          </table:table-cell>
          <table:table-cell office:value-type="float" office:value="-0.592559933662" calcext:value-type="float">
            <text:p>-0.5925599337</text:p>
          </table:table-cell>
          <table:table-cell office:value-type="float" office:value="4.87074899673" calcext:value-type="float">
            <text:p>4.8707489967</text:p>
          </table:table-cell>
          <table:table-cell office:value-type="float" office:value="5.43541622162" calcext:value-type="float">
            <text:p>5.4354162216</text:p>
          </table:table-cell>
          <table:table-cell office:value-type="float" office:value="-0.638215303421" calcext:value-type="float">
            <text:p>-0.6382153034</text:p>
          </table:table-cell>
          <table:table-cell office:value-type="float" office:value="-0.885023236275" calcext:value-type="float">
            <text:p>-0.8850232363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.834" calcext:value-type="float">
            <text:p>3.834</text:p>
          </table:table-cell>
          <table:table-cell office:value-type="float" office:value="0.808" calcext:value-type="float">
            <text:p>0.808</text:p>
          </table:table-cell>
          <table:table-cell office:value-type="float" office:value="-0.661803592623" calcext:value-type="float">
            <text:p>-0.6618035926</text:p>
          </table:table-cell>
          <table:table-cell office:value-type="float" office:value="4.25423526764" calcext:value-type="float">
            <text:p>4.2542352676</text:p>
          </table:table-cell>
          <table:table-cell office:value-type="float" office:value="-0.592486798763" calcext:value-type="float">
            <text:p>-0.5924867988</text:p>
          </table:table-cell>
          <table:table-cell office:value-type="float" office:value="4.67098617554" calcext:value-type="float">
            <text:p>4.6709861755</text:p>
          </table:table-cell>
          <table:table-cell office:value-type="float" office:value="5.46691083908" calcext:value-type="float">
            <text:p>5.4669108391</text:p>
          </table:table-cell>
          <table:table-cell office:value-type="float" office:value="-0.642599225044" calcext:value-type="float">
            <text:p>-0.642599225</text:p>
          </table:table-cell>
          <table:table-cell office:value-type="float" office:value="-1.24862408638" calcext:value-type="float">
            <text:p>-1.248624086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.841" calcext:value-type="float">
            <text:p>3.841</text:p>
          </table:table-cell>
          <table:table-cell office:value-type="float" office:value="0.865" calcext:value-type="float">
            <text:p>0.865</text:p>
          </table:table-cell>
          <table:table-cell office:value-type="float" office:value="-0.660302915482" calcext:value-type="float">
            <text:p>-0.6603029155</text:p>
          </table:table-cell>
          <table:table-cell office:value-type="float" office:value="4.29501318932" calcext:value-type="float">
            <text:p>4.2950131893</text:p>
          </table:table-cell>
          <table:table-cell office:value-type="float" office:value="-0.594668209553" calcext:value-type="float">
            <text:p>-0.5946682096</text:p>
          </table:table-cell>
          <table:table-cell office:value-type="float" office:value="4.32187223434" calcext:value-type="float">
            <text:p>4.3218722343</text:p>
          </table:table-cell>
          <table:table-cell office:value-type="float" office:value="5.49890518188" calcext:value-type="float">
            <text:p>5.4989051819</text:p>
          </table:table-cell>
          <table:table-cell office:value-type="float" office:value="-0.649026036263" calcext:value-type="float">
            <text:p>-0.6490260363</text:p>
          </table:table-cell>
          <table:table-cell office:value-type="float" office:value="-1.71080172062" calcext:value-type="float">
            <text:p>-1.7108017206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.848" calcext:value-type="float">
            <text:p>3.848</text:p>
          </table:table-cell>
          <table:table-cell office:value-type="float" office:value="0.922" calcext:value-type="float">
            <text:p>0.922</text:p>
          </table:table-cell>
          <table:table-cell office:value-type="float" office:value="-0.66142867128" calcext:value-type="float">
            <text:p>-0.6614286713</text:p>
          </table:table-cell>
          <table:table-cell office:value-type="float" office:value="4.31391572952" calcext:value-type="float">
            <text:p>4.3139157295</text:p>
          </table:table-cell>
          <table:table-cell office:value-type="float" office:value="-0.59781819582" calcext:value-type="float">
            <text:p>-0.5978181958</text:p>
          </table:table-cell>
          <table:table-cell office:value-type="float" office:value="3.86961889267" calcext:value-type="float">
            <text:p>3.8696188927</text:p>
          </table:table-cell>
          <table:table-cell office:value-type="float" office:value="5.53043556213" calcext:value-type="float">
            <text:p>5.5304355621</text:p>
          </table:table-cell>
          <table:table-cell office:value-type="float" office:value="-0.653291463852" calcext:value-type="float">
            <text:p>-0.6532914639</text:p>
          </table:table-cell>
          <table:table-cell office:value-type="float" office:value="-2.05047082901" calcext:value-type="float">
            <text:p>-2.0504708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56" calcext:value-type="float">
            <text:p>3.856</text:p>
          </table:table-cell>
          <table:table-cell office:value-type="float" office:value="0.98" calcext:value-type="float">
            <text:p>0.98</text:p>
          </table:table-cell>
          <table:table-cell office:value-type="float" office:value="-0.661803592623" calcext:value-type="float">
            <text:p>-0.6618035926</text:p>
          </table:table-cell>
          <table:table-cell office:value-type="float" office:value="4.33175468445" calcext:value-type="float">
            <text:p>4.3317546845</text:p>
          </table:table-cell>
          <table:table-cell office:value-type="float" office:value="-0.601967394352" calcext:value-type="float">
            <text:p>-0.6019673944</text:p>
          </table:table-cell>
          <table:table-cell office:value-type="float" office:value="3.35815215111" calcext:value-type="float">
            <text:p>3.3581521511</text:p>
          </table:table-cell>
          <table:table-cell office:value-type="float" office:value="5.56318950653" calcext:value-type="float">
            <text:p>5.5631895065</text:p>
          </table:table-cell>
          <table:table-cell office:value-type="float" office:value="-0.658084869385" calcext:value-type="float">
            <text:p>-0.6580848694</text:p>
          </table:table-cell>
          <table:table-cell office:value-type="float" office:value="-2.36879348755" calcext:value-type="float">
            <text:p>-2.3687934876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3.863" calcext:value-type="float">
            <text:p>3.863</text:p>
          </table:table-cell>
          <table:table-cell office:value-type="float" office:value="1.037" calcext:value-type="float">
            <text:p>1.037</text:p>
          </table:table-cell>
          <table:table-cell office:value-type="float" office:value="-0.66142867128" calcext:value-type="float">
            <text:p>-0.6614286713</text:p>
          </table:table-cell>
          <table:table-cell office:value-type="float" office:value="4.35911417007" calcext:value-type="float">
            <text:p>4.3591141701</text:p>
          </table:table-cell>
          <table:table-cell office:value-type="float" office:value="-0.606700718403" calcext:value-type="float">
            <text:p>-0.6067007184</text:p>
          </table:table-cell>
          <table:table-cell office:value-type="float" office:value="2.88103961945" calcext:value-type="float">
            <text:p>2.8810396195</text:p>
          </table:table-cell>
          <table:table-cell office:value-type="float" office:value="5.59491968155" calcext:value-type="float">
            <text:p>5.5949196816</text:p>
          </table:table-cell>
          <table:table-cell office:value-type="float" office:value="-0.664538562298" calcext:value-type="float">
            <text:p>-0.6645385623</text:p>
          </table:table-cell>
          <table:table-cell office:value-type="float" office:value="-2.80887770653" calcext:value-type="float">
            <text:p>-2.808877706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.87" calcext:value-type="float">
            <text:p>3.87</text:p>
          </table:table-cell>
          <table:table-cell office:value-type="float" office:value="1.095" calcext:value-type="float">
            <text:p>1.095</text:p>
          </table:table-cell>
          <table:table-cell office:value-type="float" office:value="-0.660678332615" calcext:value-type="float">
            <text:p>-0.6606783326</text:p>
          </table:table-cell>
          <table:table-cell office:value-type="float" office:value="4.38303852081" calcext:value-type="float">
            <text:p>4.3830385208</text:p>
          </table:table-cell>
          <table:table-cell office:value-type="float" office:value="-0.607742190361" calcext:value-type="float">
            <text:p>-0.6077421904</text:p>
          </table:table-cell>
          <table:table-cell office:value-type="float" office:value="2.52614188194" calcext:value-type="float">
            <text:p>2.5261418819</text:p>
          </table:table-cell>
          <table:table-cell office:value-type="float" office:value="5.6065864563" calcext:value-type="float">
            <text:p>5.6065864563</text:p>
          </table:table-cell>
          <table:table-cell office:value-type="float" office:value="-0.672035336494" calcext:value-type="float">
            <text:p>-0.6720353365</text:p>
          </table:table-cell>
          <table:table-cell office:value-type="float" office:value="-3.39402961731" calcext:value-type="float">
            <text:p>-3.3940296173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3.877" calcext:value-type="float">
            <text:p>3.877</text:p>
          </table:table-cell>
          <table:table-cell office:value-type="float" office:value="1.151" calcext:value-type="float">
            <text:p>1.151</text:p>
          </table:table-cell>
          <table:table-cell office:value-type="float" office:value="-0.66142867128" calcext:value-type="float">
            <text:p>-0.6614286713</text:p>
          </table:table-cell>
          <table:table-cell office:value-type="float" office:value="4.40234947205" calcext:value-type="float">
            <text:p>4.4023494721</text:p>
          </table:table-cell>
          <table:table-cell office:value-type="float" office:value="-0.61064440012" calcext:value-type="float">
            <text:p>-0.6106444001</text:p>
          </table:table-cell>
          <table:table-cell office:value-type="float" office:value="2.15170741081" calcext:value-type="float">
            <text:p>2.1517074108</text:p>
          </table:table-cell>
          <table:table-cell office:value-type="float" office:value="5.62052345276" calcext:value-type="float">
            <text:p>5.6205234528</text:p>
          </table:table-cell>
          <table:table-cell office:value-type="float" office:value="-0.678544282913" calcext:value-type="float">
            <text:p>-0.6785442829</text:p>
          </table:table-cell>
          <table:table-cell office:value-type="float" office:value="-3.94072365761" calcext:value-type="float">
            <text:p>-3.940723657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.884" calcext:value-type="float">
            <text:p>3.884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62178348516" calcext:value-type="float">
            <text:p>-0.6621783485</text:p>
          </table:table-cell>
          <table:table-cell office:value-type="float" office:value="4.42046499252" calcext:value-type="float">
            <text:p>4.4204649925</text:p>
          </table:table-cell>
          <table:table-cell office:value-type="float" office:value="-0.613116919994" calcext:value-type="float">
            <text:p>-0.61311692</text:p>
          </table:table-cell>
          <table:table-cell office:value-type="float" office:value="1.81310141087" calcext:value-type="float">
            <text:p>1.8131014109</text:p>
          </table:table-cell>
          <table:table-cell office:value-type="float" office:value="5.6350069046" calcext:value-type="float">
            <text:p>5.6350069046</text:p>
          </table:table-cell>
          <table:table-cell office:value-type="float" office:value="-0.685930848122" calcext:value-type="float">
            <text:p>-0.6859308481</text:p>
          </table:table-cell>
          <table:table-cell office:value-type="float" office:value="-4.55658245087" calcext:value-type="float">
            <text:p>-4.556582450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.891" calcext:value-type="float">
            <text:p>3.891</text:p>
          </table:table-cell>
          <table:table-cell office:value-type="float" office:value="1.263" calcext:value-type="float">
            <text:p>1.263</text:p>
          </table:table-cell>
          <table:table-cell office:value-type="float" office:value="-0.662178348516" calcext:value-type="float">
            <text:p>-0.6621783485</text:p>
          </table:table-cell>
          <table:table-cell office:value-type="float" office:value="4.43890213966" calcext:value-type="float">
            <text:p>4.4389021397</text:p>
          </table:table-cell>
          <table:table-cell office:value-type="float" office:value="-0.615352630615" calcext:value-type="float">
            <text:p>-0.6153526306</text:p>
          </table:table-cell>
          <table:table-cell office:value-type="float" office:value="1.50575435162" calcext:value-type="float">
            <text:p>1.5057543516</text:p>
          </table:table-cell>
          <table:table-cell office:value-type="float" office:value="5.65487909317" calcext:value-type="float">
            <text:p>5.6548790932</text:p>
          </table:table-cell>
          <table:table-cell office:value-type="float" office:value="-0.696833431721" calcext:value-type="float">
            <text:p>-0.6968334317</text:p>
          </table:table-cell>
          <table:table-cell office:value-type="float" office:value="-5.4158616066" calcext:value-type="float">
            <text:p>-5.415861606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.898" calcext:value-type="float">
            <text:p>3.898</text:p>
          </table:table-cell>
          <table:table-cell office:value-type="float" office:value="1.319" calcext:value-type="float">
            <text:p>1.319</text:p>
          </table:table-cell>
          <table:table-cell office:value-type="float" office:value="-0.663301622551" calcext:value-type="float">
            <text:p>-0.6633016226</text:p>
          </table:table-cell>
          <table:table-cell office:value-type="float" office:value="4.46495056152" calcext:value-type="float">
            <text:p>4.4649505615</text:p>
          </table:table-cell>
          <table:table-cell office:value-type="float" office:value="-0.618166387081" calcext:value-type="float">
            <text:p>-0.6181663871</text:p>
          </table:table-cell>
          <table:table-cell office:value-type="float" office:value="1.18905115128" calcext:value-type="float">
            <text:p>1.1890511513</text:p>
          </table:table-cell>
          <table:table-cell office:value-type="float" office:value="5.68477106094" calcext:value-type="float">
            <text:p>5.6847710609</text:p>
          </table:table-cell>
          <table:table-cell office:value-type="float" office:value="-0.708889782429" calcext:value-type="float">
            <text:p>-0.7088897824</text:p>
          </table:table-cell>
          <table:table-cell office:value-type="float" office:value="-6.36296892166" calcext:value-type="float">
            <text:p>-6.362968921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3.905" calcext:value-type="float">
            <text:p>3.905</text:p>
          </table:table-cell>
          <table:table-cell office:value-type="float" office:value="1.375" calcext:value-type="float">
            <text:p>1.375</text:p>
          </table:table-cell>
          <table:table-cell office:value-type="float" office:value="-0.664049642937" calcext:value-type="float">
            <text:p>-0.6640496429</text:p>
          </table:table-cell>
          <table:table-cell office:value-type="float" office:value="4.48313426971" calcext:value-type="float">
            <text:p>4.4831342697</text:p>
          </table:table-cell>
          <table:table-cell office:value-type="float" office:value="-0.621344923973" calcext:value-type="float">
            <text:p>-0.621344924</text:p>
          </table:table-cell>
          <table:table-cell office:value-type="float" office:value="0.86808180809" calcext:value-type="float">
            <text:p>0.8680818081</text:p>
          </table:table-cell>
          <table:table-cell office:value-type="float" office:value="5.71883106232" calcext:value-type="float">
            <text:p>5.7188310623</text:p>
          </table:table-cell>
          <table:table-cell office:value-type="float" office:value="-0.723028421402" calcext:value-type="float">
            <text:p>-0.7230284214</text:p>
          </table:table-cell>
          <table:table-cell office:value-type="float" office:value="-7.44991254807" calcext:value-type="float">
            <text:p>-7.449912548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.911" calcext:value-type="float">
            <text:p>3.911</text:p>
          </table:table-cell>
          <table:table-cell office:value-type="float" office:value="1.432" calcext:value-type="float">
            <text:p>1.432</text:p>
          </table:table-cell>
          <table:table-cell office:value-type="float" office:value="-0.667779769186" calcext:value-type="float">
            <text:p>-0.6677797692</text:p>
          </table:table-cell>
          <table:table-cell office:value-type="float" office:value="5.21881008148" calcext:value-type="float">
            <text:p>5.2188100815</text:p>
          </table:table-cell>
          <table:table-cell office:value-type="float" office:value="-0.619085073471" calcext:value-type="float">
            <text:p>-0.6190850735</text:p>
          </table:table-cell>
          <table:table-cell office:value-type="float" office:value="0.723468780518" calcext:value-type="float">
            <text:p>0.7234687805</text:p>
          </table:table-cell>
          <table:table-cell office:value-type="float" office:value="5.74818658829" calcext:value-type="float">
            <text:p>5.7481865883</text:p>
          </table:table-cell>
          <table:table-cell office:value-type="float" office:value="-0.739232242107" calcext:value-type="float">
            <text:p>-0.7392322421</text:p>
          </table:table-cell>
          <table:table-cell office:value-type="float" office:value="-8.74810600281" calcext:value-type="float">
            <text:p>-8.748106002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3.918" calcext:value-type="float">
            <text:p>3.918</text:p>
          </table:table-cell>
          <table:table-cell office:value-type="float" office:value="1.489" calcext:value-type="float">
            <text:p>1.489</text:p>
          </table:table-cell>
          <table:table-cell office:value-type="float" office:value="-0.670009837545" calcext:value-type="float">
            <text:p>-0.6700098375</text:p>
          </table:table-cell>
          <table:table-cell office:value-type="float" office:value="5.22676992416" calcext:value-type="float">
            <text:p>5.2267699242</text:p>
          </table:table-cell>
          <table:table-cell office:value-type="float" office:value="-0.618418395519" calcext:value-type="float">
            <text:p>-0.6184183955</text:p>
          </table:table-cell>
          <table:table-cell office:value-type="float" office:value="0.708879947662" calcext:value-type="float">
            <text:p>0.7088799477</text:p>
          </table:table-cell>
          <table:table-cell office:value-type="float" office:value="5.778881073" calcext:value-type="float">
            <text:p>5.778881073</text:p>
          </table:table-cell>
          <table:table-cell office:value-type="float" office:value="-0.755458414555" calcext:value-type="float">
            <text:p>-0.7554584146</text:p>
          </table:table-cell>
          <table:table-cell office:value-type="float" office:value="-10.0662717819" calcext:value-type="float">
            <text:p>-10.06627178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23" calcext:value-type="float">
            <text:p>3.923</text:p>
          </table:table-cell>
          <table:table-cell office:value-type="float" office:value="1.545" calcext:value-type="float">
            <text:p>1.545</text:p>
          </table:table-cell>
          <table:table-cell office:value-type="float" office:value="-0.671122611696" calcext:value-type="float">
            <text:p>-0.6711226117</text:p>
          </table:table-cell>
          <table:table-cell office:value-type="float" office:value="5.24183368683" calcext:value-type="float">
            <text:p>5.2418336868</text:p>
          </table:table-cell>
          <table:table-cell office:value-type="float" office:value="-0.618836939335" calcext:value-type="float">
            <text:p>-0.6188369393</text:p>
          </table:table-cell>
          <table:table-cell office:value-type="float" office:value="0.660302340984" calcext:value-type="float">
            <text:p>0.660302341</text:p>
          </table:table-cell>
          <table:table-cell office:value-type="float" office:value="5.80868768692" calcext:value-type="float">
            <text:p>5.8086876869</text:p>
          </table:table-cell>
          <table:table-cell office:value-type="float" office:value="-0.771264672279" calcext:value-type="float">
            <text:p>-0.7712646723</text:p>
          </table:table-cell>
          <table:table-cell office:value-type="float" office:value="-11.4042291641" calcext:value-type="float">
            <text:p>-11.404229164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3.928" calcext:value-type="float">
            <text:p>3.928</text:p>
          </table:table-cell>
          <table:table-cell office:value-type="float" office:value="1.6" calcext:value-type="float">
            <text:p>1.6</text:p>
          </table:table-cell>
          <table:table-cell office:value-type="float" office:value="-0.674451863996" calcext:value-type="float">
            <text:p>-0.674451864</text:p>
          </table:table-cell>
          <table:table-cell office:value-type="float" office:value="5.26014614105" calcext:value-type="float">
            <text:p>5.2601461411</text:p>
          </table:table-cell>
          <table:table-cell office:value-type="float" office:value="-0.619679749012" calcext:value-type="float">
            <text:p>-0.619679749</text:p>
          </table:table-cell>
          <table:table-cell office:value-type="float" office:value="0.583090662956" calcext:value-type="float">
            <text:p>0.583090663</text:p>
          </table:table-cell>
          <table:table-cell office:value-type="float" office:value="5.82946300507" calcext:value-type="float">
            <text:p>5.8294630051</text:p>
          </table:table-cell>
          <table:table-cell office:value-type="float" office:value="-0.787525117397" calcext:value-type="float">
            <text:p>-0.7875251174</text:p>
          </table:table-cell>
          <table:table-cell office:value-type="float" office:value="-12.8167562485" calcext:value-type="float">
            <text:p>-12.8167562485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.933" calcext:value-type="float">
            <text:p>3.933</text:p>
          </table:table-cell>
          <table:table-cell office:value-type="float" office:value="1.656" calcext:value-type="float">
            <text:p>1.656</text:p>
          </table:table-cell>
          <table:table-cell office:value-type="float" office:value="-0.675558583055" calcext:value-type="float">
            <text:p>-0.6755585831</text:p>
          </table:table-cell>
          <table:table-cell office:value-type="float" office:value="5.28082752228" calcext:value-type="float">
            <text:p>5.2808275223</text:p>
          </table:table-cell>
          <table:table-cell office:value-type="float" office:value="-0.618441820145" calcext:value-type="float">
            <text:p>-0.6184418201</text:p>
          </table:table-cell>
          <table:table-cell office:value-type="float" office:value="0.645445764065" calcext:value-type="float">
            <text:p>0.6454457641</text:p>
          </table:table-cell>
          <table:table-cell office:value-type="float" office:value="5.84209060669" calcext:value-type="float">
            <text:p>5.8420906067</text:p>
          </table:table-cell>
          <table:table-cell office:value-type="float" office:value="-0.80326795578" calcext:value-type="float">
            <text:p>-0.8032679558</text:p>
          </table:table-cell>
          <table:table-cell office:value-type="float" office:value="-14.32771492" calcext:value-type="float">
            <text:p>-14.32771492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3.938" calcext:value-type="float">
            <text:p>3.938</text:p>
          </table:table-cell>
          <table:table-cell office:value-type="float" office:value="1.712" calcext:value-type="float">
            <text:p>1.712</text:p>
          </table:table-cell>
          <table:table-cell office:value-type="float" office:value="-0.677767458669" calcext:value-type="float">
            <text:p>-0.6777674587</text:p>
          </table:table-cell>
          <table:table-cell office:value-type="float" office:value="5.30223989487" calcext:value-type="float">
            <text:p>5.3022398949</text:p>
          </table:table-cell>
          <table:table-cell office:value-type="float" office:value="-0.616494774818" calcext:value-type="float">
            <text:p>-0.6164947748</text:p>
          </table:table-cell>
          <table:table-cell office:value-type="float" office:value="0.79180175066" calcext:value-type="float">
            <text:p>0.7918017507</text:p>
          </table:table-cell>
          <table:table-cell office:value-type="float" office:value="5.85377407074" calcext:value-type="float">
            <text:p>5.8537740707</text:p>
          </table:table-cell>
          <table:table-cell office:value-type="float" office:value="-0.820147812366" calcext:value-type="float">
            <text:p>-0.8201478124</text:p>
          </table:table-cell>
          <table:table-cell office:value-type="float" office:value="-15.9482851028" calcext:value-type="float">
            <text:p>-15.948285102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.943" calcext:value-type="float">
            <text:p>3.943</text:p>
          </table:table-cell>
          <table:table-cell office:value-type="float" office:value="1.768" calcext:value-type="float">
            <text:p>1.768</text:p>
          </table:table-cell>
          <table:table-cell office:value-type="float" office:value="-0.681435352893" calcext:value-type="float">
            <text:p>-0.6814353529</text:p>
          </table:table-cell>
          <table:table-cell office:value-type="float" office:value="5.3269200325" calcext:value-type="float">
            <text:p>5.3269200325</text:p>
          </table:table-cell>
          <table:table-cell office:value-type="float" office:value="-0.616359293461" calcext:value-type="float">
            <text:p>-0.6163592935</text:p>
          </table:table-cell>
          <table:table-cell office:value-type="float" office:value="0.883570849895" calcext:value-type="float">
            <text:p>0.8835708499</text:p>
          </table:table-cell>
          <table:table-cell office:value-type="float" office:value="5.86713790894" calcext:value-type="float">
            <text:p>5.8671379089</text:p>
          </table:table-cell>
          <table:table-cell office:value-type="float" office:value="-0.839291989803" calcext:value-type="float">
            <text:p>-0.8392919898</text:p>
          </table:table-cell>
          <table:table-cell office:value-type="float" office:value="-17.6385097504" calcext:value-type="float">
            <text:p>-17.638509750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.947" calcext:value-type="float">
            <text:p>3.947</text:p>
          </table:table-cell>
          <table:table-cell office:value-type="float" office:value="1.825" calcext:value-type="float">
            <text:p>1.825</text:p>
          </table:table-cell>
          <table:table-cell office:value-type="float" office:value="-0.682897745665" calcext:value-type="float">
            <text:p>-0.6828977457</text:p>
          </table:table-cell>
          <table:table-cell office:value-type="float" office:value="5.35404825211" calcext:value-type="float">
            <text:p>5.3540482521</text:p>
          </table:table-cell>
          <table:table-cell office:value-type="float" office:value="-0.616783976555" calcext:value-type="float">
            <text:p>-0.6167839766</text:p>
          </table:table-cell>
          <table:table-cell office:value-type="float" office:value="0.982709050179" calcext:value-type="float">
            <text:p>0.9827090502</text:p>
          </table:table-cell>
          <table:table-cell office:value-type="float" office:value="5.88092374802" calcext:value-type="float">
            <text:p>5.880923748</text:p>
          </table:table-cell>
          <table:table-cell office:value-type="float" office:value="-0.858004510403" calcext:value-type="float">
            <text:p>-0.8580045104</text:p>
          </table:table-cell>
          <table:table-cell office:value-type="float" office:value="-19.2954921722" calcext:value-type="float">
            <text:p>-19.2954921722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3.95" calcext:value-type="float">
            <text:p>3.95</text:p>
          </table:table-cell>
          <table:table-cell office:value-type="float" office:value="1.882" calcext:value-type="float">
            <text:p>1.882</text:p>
          </table:table-cell>
          <table:table-cell office:value-type="float" office:value="-0.685086211268" calcext:value-type="float">
            <text:p>-0.6850862113</text:p>
          </table:table-cell>
          <table:table-cell office:value-type="float" office:value="5.38145112991" calcext:value-type="float">
            <text:p>5.3814511299</text:p>
          </table:table-cell>
          <table:table-cell office:value-type="float" office:value="-0.614981532097" calcext:value-type="float">
            <text:p>-0.6149815321</text:p>
          </table:table-cell>
          <table:table-cell office:value-type="float" office:value="1.21414375305" calcext:value-type="float">
            <text:p>1.2141437531</text:p>
          </table:table-cell>
          <table:table-cell office:value-type="float" office:value="5.8871588707" calcext:value-type="float">
            <text:p>5.8871588707</text:p>
          </table:table-cell>
          <table:table-cell office:value-type="float" office:value="-0.87355864048" calcext:value-type="float">
            <text:p>-0.8735586405</text:p>
          </table:table-cell>
          <table:table-cell office:value-type="float" office:value="-20.9615840912" calcext:value-type="float">
            <text:p>-20.961584091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.954" calcext:value-type="float">
            <text:p>3.954</text:p>
          </table:table-cell>
          <table:table-cell office:value-type="float" office:value="1.938" calcext:value-type="float">
            <text:p>1.938</text:p>
          </table:table-cell>
          <table:table-cell office:value-type="float" office:value="-0.687631626908" calcext:value-type="float">
            <text:p>-0.6876316269</text:p>
          </table:table-cell>
          <table:table-cell office:value-type="float" office:value="5.41312789917" calcext:value-type="float">
            <text:p>5.4131278992</text:p>
          </table:table-cell>
          <table:table-cell office:value-type="float" office:value="-0.614046871662" calcext:value-type="float">
            <text:p>-0.6140468717</text:p>
          </table:table-cell>
          <table:table-cell office:value-type="float" office:value="1.36630010605" calcext:value-type="float">
            <text:p>1.3663001061</text:p>
          </table:table-cell>
          <table:table-cell office:value-type="float" office:value="5.88787889481" calcext:value-type="float">
            <text:p>5.8878788948</text:p>
          </table:table-cell>
          <table:table-cell office:value-type="float" office:value="-0.888660252094" calcext:value-type="float">
            <text:p>-0.8886602521</text:p>
          </table:table-cell>
          <table:table-cell office:value-type="float" office:value="-22.6839561462" calcext:value-type="float">
            <text:p>-22.6839561462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.957" calcext:value-type="float">
            <text:p>3.957</text:p>
          </table:table-cell>
          <table:table-cell office:value-type="float" office:value="1.995" calcext:value-type="float">
            <text:p>1.995</text:p>
          </table:table-cell>
          <table:table-cell office:value-type="float" office:value="-0.689444625519" calcext:value-type="float">
            <text:p>-0.6894446255</text:p>
          </table:table-cell>
          <table:table-cell office:value-type="float" office:value="5.43676567078" calcext:value-type="float">
            <text:p>5.4367656708</text:p>
          </table:table-cell>
          <table:table-cell office:value-type="float" office:value="-0.614464819431" calcext:value-type="float">
            <text:p>-0.6144648194</text:p>
          </table:table-cell>
          <table:table-cell office:value-type="float" office:value="1.44007503986" calcext:value-type="float">
            <text:p>1.4400750399</text:p>
          </table:table-cell>
          <table:table-cell office:value-type="float" office:value="5.89229822159" calcext:value-type="float">
            <text:p>5.8922982216</text:p>
          </table:table-cell>
          <table:table-cell office:value-type="float" office:value="-0.906020224094" calcext:value-type="float">
            <text:p>-0.9060202241</text:p>
          </table:table-cell>
          <table:table-cell office:value-type="float" office:value="-24.4437198639" calcext:value-type="float">
            <text:p>-24.4437198639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3.959" calcext:value-type="float">
            <text:p>3.959</text:p>
          </table:table-cell>
          <table:table-cell office:value-type="float" office:value="2.053" calcext:value-type="float">
            <text:p>2.053</text:p>
          </table:table-cell>
          <table:table-cell office:value-type="float" office:value="-0.695576521688" calcext:value-type="float">
            <text:p>-0.6955765217</text:p>
          </table:table-cell>
          <table:table-cell office:value-type="float" office:value="5.46031665802" calcext:value-type="float">
            <text:p>5.460316658</text:p>
          </table:table-cell>
          <table:table-cell office:value-type="float" office:value="-0.612408697605" calcext:value-type="float">
            <text:p>-0.6124086976</text:p>
          </table:table-cell>
          <table:table-cell office:value-type="float" office:value="1.68287742138" calcext:value-type="float">
            <text:p>1.6828774214</text:p>
          </table:table-cell>
          <table:table-cell office:value-type="float" office:value="5.89637374878" calcext:value-type="float">
            <text:p>5.8963737488</text:p>
          </table:table-cell>
          <table:table-cell office:value-type="float" office:value="-0.92319214344" calcext:value-type="float">
            <text:p>-0.9231921434</text:p>
          </table:table-cell>
          <table:table-cell office:value-type="float" office:value="-26.154253006" calcext:value-type="float">
            <text:p>-26.154253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61" calcext:value-type="float">
            <text:p>3.961</text:p>
          </table:table-cell>
          <table:table-cell office:value-type="float" office:value="2.109" calcext:value-type="float">
            <text:p>2.109</text:p>
          </table:table-cell>
          <table:table-cell office:value-type="float" office:value="-0.699160072123" calcext:value-type="float">
            <text:p>-0.6991600721</text:p>
          </table:table-cell>
          <table:table-cell office:value-type="float" office:value="5.48306369781" calcext:value-type="float">
            <text:p>5.4830636978</text:p>
          </table:table-cell>
          <table:table-cell office:value-type="float" office:value="-0.609650850296" calcext:value-type="float">
            <text:p>-0.6096508503</text:p>
          </table:table-cell>
          <table:table-cell office:value-type="float" office:value="1.97763240337" calcext:value-type="float">
            <text:p>1.9776324034</text:p>
          </table:table-cell>
          <table:table-cell office:value-type="float" office:value="5.89961290359" calcext:value-type="float">
            <text:p>5.8996129036</text:p>
          </table:table-cell>
          <table:table-cell office:value-type="float" office:value="-0.941201090813" calcext:value-type="float">
            <text:p>-0.9412010908</text:p>
          </table:table-cell>
          <table:table-cell office:value-type="float" office:value="-27.9304161072" calcext:value-type="float">
            <text:p>-27.9304161072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3.962" calcext:value-type="float">
            <text:p>3.962</text:p>
          </table:table-cell>
          <table:table-cell office:value-type="float" office:value="2.165" calcext:value-type="float">
            <text:p>2.165</text:p>
          </table:table-cell>
          <table:table-cell office:value-type="float" office:value="-0.702370325544" calcext:value-type="float">
            <text:p>-0.7023703255</text:p>
          </table:table-cell>
          <table:table-cell office:value-type="float" office:value="5.51682806015" calcext:value-type="float">
            <text:p>5.5168280602</text:p>
          </table:table-cell>
          <table:table-cell office:value-type="float" office:value="-0.61043804884" calcext:value-type="float">
            <text:p>-0.6104380488</text:p>
          </table:table-cell>
          <table:table-cell office:value-type="float" office:value="2.01870298386" calcext:value-type="float">
            <text:p>2.0187029839</text:p>
          </table:table-cell>
          <table:table-cell office:value-type="float" office:value="5.9003739357" calcext:value-type="float">
            <text:p>5.9003739357</text:p>
          </table:table-cell>
          <table:table-cell office:value-type="float" office:value="-0.955946922302" calcext:value-type="float">
            <text:p>-0.9559469223</text:p>
          </table:table-cell>
          <table:table-cell office:value-type="float" office:value="-29.751247406" calcext:value-type="float">
            <text:p>-29.75124740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.962" calcext:value-type="float">
            <text:p>3.962</text:p>
          </table:table-cell>
          <table:table-cell office:value-type="float" office:value="2.219" calcext:value-type="float">
            <text:p>2.219</text:p>
          </table:table-cell>
          <table:table-cell office:value-type="float" office:value="-0.706628527615" calcext:value-type="float">
            <text:p>-0.7066285276</text:p>
          </table:table-cell>
          <table:table-cell office:value-type="float" office:value="5.55484867096" calcext:value-type="float">
            <text:p>5.554848671</text:p>
          </table:table-cell>
          <table:table-cell office:value-type="float" office:value="-0.611056745052" calcext:value-type="float">
            <text:p>-0.6110567451</text:p>
          </table:table-cell>
          <table:table-cell office:value-type="float" office:value="2.03123021126" calcext:value-type="float">
            <text:p>2.0312302113</text:p>
          </table:table-cell>
          <table:table-cell office:value-type="float" office:value="5.90048217773" calcext:value-type="float">
            <text:p>5.9004821777</text:p>
          </table:table-cell>
          <table:table-cell office:value-type="float" office:value="-0.968372762203" calcext:value-type="float">
            <text:p>-0.9683727622</text:p>
          </table:table-cell>
          <table:table-cell office:value-type="float" office:value="-31.4919223785" calcext:value-type="float">
            <text:p>-31.4919223785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3.962" calcext:value-type="float">
            <text:p>3.962</text:p>
          </table:table-cell>
          <table:table-cell office:value-type="float" office:value="2.272" calcext:value-type="float">
            <text:p>2.272</text:p>
          </table:table-cell>
          <table:table-cell office:value-type="float" office:value="-0.709453205893" calcext:value-type="float">
            <text:p>-0.7094532059</text:p>
          </table:table-cell>
          <table:table-cell office:value-type="float" office:value="5.5913901329" calcext:value-type="float">
            <text:p>5.5913901329</text:p>
          </table:table-cell>
          <table:table-cell office:value-type="float" office:value="-0.608133375645" calcext:value-type="float">
            <text:p>-0.6081333756</text:p>
          </table:table-cell>
          <table:table-cell office:value-type="float" office:value="2.25731825829" calcext:value-type="float">
            <text:p>2.2573182583</text:p>
          </table:table-cell>
          <table:table-cell office:value-type="float" office:value="5.90131568909" calcext:value-type="float">
            <text:p>5.9013156891</text:p>
          </table:table-cell>
          <table:table-cell office:value-type="float" office:value="-0.98017758131" calcext:value-type="float">
            <text:p>-0.9801775813</text:p>
          </table:table-cell>
          <table:table-cell office:value-type="float" office:value="-33.1912841797" calcext:value-type="float">
            <text:p>-33.1912841797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.962" calcext:value-type="float">
            <text:p>3.962</text:p>
          </table:table-cell>
          <table:table-cell office:value-type="float" office:value="2.323" calcext:value-type="float">
            <text:p>2.323</text:p>
          </table:table-cell>
          <table:table-cell office:value-type="float" office:value="-0.714019078027" calcext:value-type="float">
            <text:p>-0.714019078</text:p>
          </table:table-cell>
          <table:table-cell office:value-type="float" office:value="5.62891578674" calcext:value-type="float">
            <text:p>5.6289157867</text:p>
          </table:table-cell>
          <table:table-cell office:value-type="float" office:value="-0.607365131378" calcext:value-type="float">
            <text:p>-0.6073651314</text:p>
          </table:table-cell>
          <table:table-cell office:value-type="float" office:value="2.34820652008" calcext:value-type="float">
            <text:p>2.3482065201</text:p>
          </table:table-cell>
          <table:table-cell office:value-type="float" office:value="5.90438461304" calcext:value-type="float">
            <text:p>5.904384613</text:p>
          </table:table-cell>
          <table:table-cell office:value-type="float" office:value="-0.993706643581" calcext:value-type="float">
            <text:p>-0.9937066436</text:p>
          </table:table-cell>
          <table:table-cell office:value-type="float" office:value="-34.9757537842" calcext:value-type="float">
            <text:p>-34.975753784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3.96" calcext:value-type="float">
            <text:p>3.96</text:p>
          </table:table-cell>
          <table:table-cell office:value-type="float" office:value="2.371" calcext:value-type="float">
            <text:p>2.371</text:p>
          </table:table-cell>
          <table:table-cell office:value-type="float" office:value="-0.720637957423" calcext:value-type="float">
            <text:p>-0.7206379574</text:p>
          </table:table-cell>
          <table:table-cell office:value-type="float" office:value="5.6638712883" calcext:value-type="float">
            <text:p>5.6638712883</text:p>
          </table:table-cell>
          <table:table-cell office:value-type="float" office:value="-0.609071552753" calcext:value-type="float">
            <text:p>-0.6090715528</text:p>
          </table:table-cell>
          <table:table-cell office:value-type="float" office:value="2.26127076149" calcext:value-type="float">
            <text:p>2.2612707615</text:p>
          </table:table-cell>
          <table:table-cell office:value-type="float" office:value="5.90540027618" calcext:value-type="float">
            <text:p>5.9054002762</text:p>
          </table:table-cell>
          <table:table-cell office:value-type="float" office:value="-1.00475847721" calcext:value-type="float">
            <text:p>-1.0047584772</text:p>
          </table:table-cell>
          <table:table-cell office:value-type="float" office:value="-36.6858558655" calcext:value-type="float">
            <text:p>-36.685855865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.958" calcext:value-type="float">
            <text:p>3.958</text:p>
          </table:table-cell>
          <table:table-cell office:value-type="float" office:value="2.418" calcext:value-type="float">
            <text:p>2.418</text:p>
          </table:table-cell>
          <table:table-cell office:value-type="float" office:value="-0.726848491684" calcext:value-type="float">
            <text:p>-0.7268484917</text:p>
          </table:table-cell>
          <table:table-cell office:value-type="float" office:value="5.70004415512" calcext:value-type="float">
            <text:p>5.7000441551</text:p>
          </table:table-cell>
          <table:table-cell office:value-type="float" office:value="-0.607935786247" calcext:value-type="float">
            <text:p>-0.6079357862</text:p>
          </table:table-cell>
          <table:table-cell office:value-type="float" office:value="2.3478937149" calcext:value-type="float">
            <text:p>2.3478937149</text:p>
          </table:table-cell>
          <table:table-cell office:value-type="float" office:value="5.90783977509" calcext:value-type="float">
            <text:p>5.9078397751</text:p>
          </table:table-cell>
          <table:table-cell office:value-type="float" office:value="-1.01595056057" calcext:value-type="float">
            <text:p>-1.0159505606</text:p>
          </table:table-cell>
          <table:table-cell office:value-type="float" office:value="-38.4328536987" calcext:value-type="float">
            <text:p>-38.4328536987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3.955" calcext:value-type="float">
            <text:p>3.955</text:p>
          </table:table-cell>
          <table:table-cell office:value-type="float" office:value="2.459" calcext:value-type="float">
            <text:p>2.459</text:p>
          </table:table-cell>
          <table:table-cell office:value-type="float" office:value="-0.735376456793" calcext:value-type="float">
            <text:p>-0.7353764568</text:p>
          </table:table-cell>
          <table:table-cell office:value-type="float" office:value="5.73755979538" calcext:value-type="float">
            <text:p>5.7375597954</text:p>
          </table:table-cell>
          <table:table-cell office:value-type="float" office:value="-0.60606688261" calcext:value-type="float">
            <text:p>-0.6060668826</text:p>
          </table:table-cell>
          <table:table-cell office:value-type="float" office:value="2.45768809319" calcext:value-type="float">
            <text:p>2.4576880932</text:p>
          </table:table-cell>
          <table:table-cell office:value-type="float" office:value="5.90912485123" calcext:value-type="float">
            <text:p>5.9091248512</text:p>
          </table:table-cell>
          <table:table-cell office:value-type="float" office:value="-1.02724456787" calcext:value-type="float">
            <text:p>-1.0272445679</text:p>
          </table:table-cell>
          <table:table-cell office:value-type="float" office:value="-40.2209510803" calcext:value-type="float">
            <text:p>-40.2209510803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.952" calcext:value-type="float">
            <text:p>3.952</text:p>
          </table:table-cell>
          <table:table-cell office:value-type="float" office:value="2.499" calcext:value-type="float">
            <text:p>2.499</text:p>
          </table:table-cell>
          <table:table-cell office:value-type="float" office:value="-0.744123634792" calcext:value-type="float">
            <text:p>-0.7441236348</text:p>
          </table:table-cell>
          <table:table-cell office:value-type="float" office:value="5.77460050583" calcext:value-type="float">
            <text:p>5.7746005058</text:p>
          </table:table-cell>
          <table:table-cell office:value-type="float" office:value="-0.60760474205" calcext:value-type="float">
            <text:p>-0.6076047421</text:p>
          </table:table-cell>
          <table:table-cell office:value-type="float" office:value="2.33210372925" calcext:value-type="float">
            <text:p>2.3321037293</text:p>
          </table:table-cell>
          <table:table-cell office:value-type="float" office:value="5.90683221817" calcext:value-type="float">
            <text:p>5.9068322182</text:p>
          </table:table-cell>
          <table:table-cell office:value-type="float" office:value="-1.03627169132" calcext:value-type="float">
            <text:p>-1.0362716913</text:p>
          </table:table-cell>
          <table:table-cell office:value-type="float" office:value="-42.0026855469" calcext:value-type="float">
            <text:p>-42.0026855469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3.947" calcext:value-type="float">
            <text:p>3.947</text:p>
          </table:table-cell>
          <table:table-cell office:value-type="float" office:value="2.537" calcext:value-type="float">
            <text:p>2.537</text:p>
          </table:table-cell>
          <table:table-cell office:value-type="float" office:value="-0.752745057668" calcext:value-type="float">
            <text:p>-0.7527450577</text:p>
          </table:table-cell>
          <table:table-cell office:value-type="float" office:value="5.81167888641" calcext:value-type="float">
            <text:p>5.8116788864</text:p>
          </table:table-cell>
          <table:table-cell office:value-type="float" office:value="-0.608197331429" calcext:value-type="float">
            <text:p>-0.6081973314</text:p>
          </table:table-cell>
          <table:table-cell office:value-type="float" office:value="2.22696447372" calcext:value-type="float">
            <text:p>2.2269644737</text:p>
          </table:table-cell>
          <table:table-cell office:value-type="float" office:value="5.9030790329" calcext:value-type="float">
            <text:p>5.9030790329</text:p>
          </table:table-cell>
          <table:table-cell office:value-type="float" office:value="-1.04437673092" calcext:value-type="float">
            <text:p>-1.0443767309</text:p>
          </table:table-cell>
          <table:table-cell office:value-type="float" office:value="-43.7862854004" calcext:value-type="float">
            <text:p>-43.7862854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42" calcext:value-type="float">
            <text:p>3.942</text:p>
          </table:table-cell>
          <table:table-cell office:value-type="float" office:value="2.572" calcext:value-type="float">
            <text:p>2.572</text:p>
          </table:table-cell>
          <table:table-cell office:value-type="float" office:value="-0.760265705732" calcext:value-type="float">
            <text:p>-0.7602657057</text:p>
          </table:table-cell>
          <table:table-cell office:value-type="float" office:value="5.84919977188" calcext:value-type="float">
            <text:p>5.8491997719</text:p>
          </table:table-cell>
          <table:table-cell office:value-type="float" office:value="-0.606830120087" calcext:value-type="float">
            <text:p>-0.6068301201</text:p>
          </table:table-cell>
          <table:table-cell office:value-type="float" office:value="2.23162698746" calcext:value-type="float">
            <text:p>2.2316269875</text:p>
          </table:table-cell>
          <table:table-cell office:value-type="float" office:value="5.89928245544" calcext:value-type="float">
            <text:p>5.8992824554</text:p>
          </table:table-cell>
          <table:table-cell office:value-type="float" office:value="-1.05246138573" calcext:value-type="float">
            <text:p>-1.0524613857</text:p>
          </table:table-cell>
          <table:table-cell office:value-type="float" office:value="-45.5583572388" calcext:value-type="float">
            <text:p>-45.5583572388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3.937" calcext:value-type="float">
            <text:p>3.937</text:p>
          </table:table-cell>
          <table:table-cell office:value-type="float" office:value="2.605" calcext:value-type="float">
            <text:p>2.605</text:p>
          </table:table-cell>
          <table:table-cell office:value-type="float" office:value="-0.769604831549" calcext:value-type="float">
            <text:p>-0.7696048315</text:p>
          </table:table-cell>
          <table:table-cell office:value-type="float" office:value="5.88574504852" calcext:value-type="float">
            <text:p>5.8857450485</text:p>
          </table:table-cell>
          <table:table-cell office:value-type="float" office:value="-0.606540441513" calcext:value-type="float">
            <text:p>-0.6065404415</text:p>
          </table:table-cell>
          <table:table-cell office:value-type="float" office:value="2.16439723969" calcext:value-type="float">
            <text:p>2.1643972397</text:p>
          </table:table-cell>
          <table:table-cell office:value-type="float" office:value="5.89642858505" calcext:value-type="float">
            <text:p>5.8964285851</text:p>
          </table:table-cell>
          <table:table-cell office:value-type="float" office:value="-1.06387579441" calcext:value-type="float">
            <text:p>-1.0638757944</text:p>
          </table:table-cell>
          <table:table-cell office:value-type="float" office:value="-47.3242874146" calcext:value-type="float">
            <text:p>-47.324287414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.93" calcext:value-type="float">
            <text:p>3.93</text:p>
          </table:table-cell>
          <table:table-cell office:value-type="float" office:value="2.635" calcext:value-type="float">
            <text:p>2.635</text:p>
          </table:table-cell>
          <table:table-cell office:value-type="float" office:value="-0.780035181341" calcext:value-type="float">
            <text:p>-0.7800351813</text:p>
          </table:table-cell>
          <table:table-cell office:value-type="float" office:value="5.91114282608" calcext:value-type="float">
            <text:p>5.9111428261</text:p>
          </table:table-cell>
          <table:table-cell office:value-type="float" office:value="-0.60731869936" calcext:value-type="float">
            <text:p>-0.6073186994</text:p>
          </table:table-cell>
          <table:table-cell office:value-type="float" office:value="2.0285320282" calcext:value-type="float">
            <text:p>2.0285320282</text:p>
          </table:table-cell>
          <table:table-cell office:value-type="float" office:value="5.89318418503" calcext:value-type="float">
            <text:p>5.893184185</text:p>
          </table:table-cell>
          <table:table-cell office:value-type="float" office:value="-1.07121324539" calcext:value-type="float">
            <text:p>-1.0712132454</text:p>
          </table:table-cell>
          <table:table-cell office:value-type="float" office:value="-49.0335540771" calcext:value-type="float">
            <text:p>-49.033554077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3.924" calcext:value-type="float">
            <text:p>3.924</text:p>
          </table:table-cell>
          <table:table-cell office:value-type="float" office:value="2.664" calcext:value-type="float">
            <text:p>2.664</text:p>
          </table:table-cell>
          <table:table-cell office:value-type="float" office:value="-0.78994668236" calcext:value-type="float">
            <text:p>-0.7899466824</text:p>
          </table:table-cell>
          <table:table-cell office:value-type="float" office:value="5.92547559738" calcext:value-type="float">
            <text:p>5.9254755974</text:p>
          </table:table-cell>
          <table:table-cell office:value-type="float" office:value="-0.607732236385" calcext:value-type="float">
            <text:p>-0.6077322364</text:p>
          </table:table-cell>
          <table:table-cell office:value-type="float" office:value="1.94495165348" calcext:value-type="float">
            <text:p>1.9449516535</text:p>
          </table:table-cell>
          <table:table-cell office:value-type="float" office:value="5.88983249664" calcext:value-type="float">
            <text:p>5.8898324966</text:p>
          </table:table-cell>
          <table:table-cell office:value-type="float" office:value="-1.08125662804" calcext:value-type="float">
            <text:p>-1.081256628</text:p>
          </table:table-cell>
          <table:table-cell office:value-type="float" office:value="-50.8103713989" calcext:value-type="float">
            <text:p>-50.810371398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.917" calcext:value-type="float">
            <text:p>3.917</text:p>
          </table:table-cell>
          <table:table-cell office:value-type="float" office:value="2.689" calcext:value-type="float">
            <text:p>2.689</text:p>
          </table:table-cell>
          <table:table-cell office:value-type="float" office:value="-0.79905510317" calcext:value-type="float">
            <text:p>-0.7990551032</text:p>
          </table:table-cell>
          <table:table-cell office:value-type="float" office:value="5.94069957733" calcext:value-type="float">
            <text:p>5.9406995773</text:p>
          </table:table-cell>
          <table:table-cell office:value-type="float" office:value="-0.60855704546" calcext:value-type="float">
            <text:p>-0.6085570455</text:p>
          </table:table-cell>
          <table:table-cell office:value-type="float" office:value="1.84971022606" calcext:value-type="float">
            <text:p>1.8497102261</text:p>
          </table:table-cell>
          <table:table-cell office:value-type="float" office:value="5.88603496552" calcext:value-type="float">
            <text:p>5.8860349655</text:p>
          </table:table-cell>
          <table:table-cell office:value-type="float" office:value="-1.09135007858" calcext:value-type="float">
            <text:p>-1.0913500786</text:p>
          </table:table-cell>
          <table:table-cell office:value-type="float" office:value="-52.6193580627" calcext:value-type="float">
            <text:p>-52.619358062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3.91" calcext:value-type="float">
            <text:p>3.91</text:p>
          </table:table-cell>
          <table:table-cell office:value-type="float" office:value="2.713" calcext:value-type="float">
            <text:p>2.713</text:p>
          </table:table-cell>
          <table:table-cell office:value-type="float" office:value="-0.808278241335" calcext:value-type="float">
            <text:p>-0.8082782413</text:p>
          </table:table-cell>
          <table:table-cell office:value-type="float" office:value="5.95858860016" calcext:value-type="float">
            <text:p>5.9585886002</text:p>
          </table:table-cell>
          <table:table-cell office:value-type="float" office:value="-0.610717833042" calcext:value-type="float">
            <text:p>-0.610717833</text:p>
          </table:table-cell>
          <table:table-cell office:value-type="float" office:value="1.69891345501" calcext:value-type="float">
            <text:p>1.698913455</text:p>
          </table:table-cell>
          <table:table-cell office:value-type="float" office:value="5.87871789932" calcext:value-type="float">
            <text:p>5.8787178993</text:p>
          </table:table-cell>
          <table:table-cell office:value-type="float" office:value="-1.09907329082" calcext:value-type="float">
            <text:p>-1.0990732908</text:p>
          </table:table-cell>
          <table:table-cell office:value-type="float" office:value="-54.4581069946" calcext:value-type="float">
            <text:p>-54.4581069946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.903" calcext:value-type="float">
            <text:p>3.903</text:p>
          </table:table-cell>
          <table:table-cell office:value-type="float" office:value="2.734" calcext:value-type="float">
            <text:p>2.734</text:p>
          </table:table-cell>
          <table:table-cell office:value-type="float" office:value="-0.817595193453" calcext:value-type="float">
            <text:p>-0.8175951935</text:p>
          </table:table-cell>
          <table:table-cell office:value-type="float" office:value="5.97799110413" calcext:value-type="float">
            <text:p>5.9779911041</text:p>
          </table:table-cell>
          <table:table-cell office:value-type="float" office:value="-0.612872540951" calcext:value-type="float">
            <text:p>-0.612872541</text:p>
          </table:table-cell>
          <table:table-cell office:value-type="float" office:value="1.50185763836" calcext:value-type="float">
            <text:p>1.5018576384</text:p>
          </table:table-cell>
          <table:table-cell office:value-type="float" office:value="5.87350225449" calcext:value-type="float">
            <text:p>5.8735022545</text:p>
          </table:table-cell>
          <table:table-cell office:value-type="float" office:value="-1.10648441315" calcext:value-type="float">
            <text:p>-1.1064844132</text:p>
          </table:table-cell>
          <table:table-cell office:value-type="float" office:value="-56.2556762695" calcext:value-type="float">
            <text:p>-56.255676269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3.895" calcext:value-type="float">
            <text:p>3.895</text:p>
          </table:table-cell>
          <table:table-cell office:value-type="float" office:value="2.754" calcext:value-type="float">
            <text:p>2.754</text:p>
          </table:table-cell>
          <table:table-cell office:value-type="float" office:value="-0.826702845666" calcext:value-type="float">
            <text:p>-0.8267028457</text:p>
          </table:table-cell>
          <table:table-cell office:value-type="float" office:value="5.99672937393" calcext:value-type="float">
            <text:p>5.9967293739</text:p>
          </table:table-cell>
          <table:table-cell office:value-type="float" office:value="-0.61609095335" calcext:value-type="float">
            <text:p>-0.6160909534</text:p>
          </table:table-cell>
          <table:table-cell office:value-type="float" office:value="1.23835992813" calcext:value-type="float">
            <text:p>1.2383599281</text:p>
          </table:table-cell>
          <table:table-cell office:value-type="float" office:value="5.86948394775" calcext:value-type="float">
            <text:p>5.8694839478</text:p>
          </table:table-cell>
          <table:table-cell office:value-type="float" office:value="-1.1140421629" calcext:value-type="float">
            <text:p>-1.1140421629</text:p>
          </table:table-cell>
          <table:table-cell office:value-type="float" office:value="-58.0675773621" calcext:value-type="float">
            <text:p>-58.067577362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.888" calcext:value-type="float">
            <text:p>3.888</text:p>
          </table:table-cell>
          <table:table-cell office:value-type="float" office:value="2.772" calcext:value-type="float">
            <text:p>2.772</text:p>
          </table:table-cell>
          <table:table-cell office:value-type="float" office:value="-0.835598866466" calcext:value-type="float">
            <text:p>-0.8355988665</text:p>
          </table:table-cell>
          <table:table-cell office:value-type="float" office:value="6.02948379517" calcext:value-type="float">
            <text:p>6.0294837952</text:p>
          </table:table-cell>
          <table:table-cell office:value-type="float" office:value="-0.621042907238" calcext:value-type="float">
            <text:p>-0.6210429072</text:p>
          </table:table-cell>
          <table:table-cell office:value-type="float" office:value="0.789129018784" calcext:value-type="float">
            <text:p>0.7891290188</text:p>
          </table:table-cell>
          <table:table-cell office:value-type="float" office:value="5.86527109146" calcext:value-type="float">
            <text:p>5.8652710915</text:p>
          </table:table-cell>
          <table:table-cell office:value-type="float" office:value="-1.12123715878" calcext:value-type="float">
            <text:p>-1.1212371588</text:p>
          </table:table-cell>
          <table:table-cell office:value-type="float" office:value="-59.8863868713" calcext:value-type="float">
            <text:p>-59.8863868713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.881" calcext:value-type="float">
            <text:p>3.881</text:p>
          </table:table-cell>
          <table:table-cell office:value-type="float" office:value="2.788" calcext:value-type="float">
            <text:p>2.788</text:p>
          </table:table-cell>
          <table:table-cell office:value-type="float" office:value="-0.84428097852" calcext:value-type="float">
            <text:p>-0.8442809785</text:p>
          </table:table-cell>
          <table:table-cell office:value-type="float" office:value="6.0635881424" calcext:value-type="float">
            <text:p>6.0635881424</text:p>
          </table:table-cell>
          <table:table-cell office:value-type="float" office:value="-0.626510441303" calcext:value-type="float">
            <text:p>-0.6265104413</text:p>
          </table:table-cell>
          <table:table-cell office:value-type="float" office:value="0.313725620508" calcext:value-type="float">
            <text:p>0.3137256205</text:p>
          </table:table-cell>
          <table:table-cell office:value-type="float" office:value="5.8586268425" calcext:value-type="float">
            <text:p>5.8586268425</text:p>
          </table:table-cell>
          <table:table-cell office:value-type="float" office:value="-1.12854361534" calcext:value-type="float">
            <text:p>-1.1285436153</text:p>
          </table:table-cell>
          <table:table-cell office:value-type="float" office:value="-61.6654281616" calcext:value-type="float">
            <text:p>-61.6654281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73" calcext:value-type="float">
            <text:p>3.873</text:p>
          </table:table-cell>
          <table:table-cell office:value-type="float" office:value="2.803" calcext:value-type="float">
            <text:p>2.803</text:p>
          </table:table-cell>
          <table:table-cell office:value-type="float" office:value="-0.853008014776" calcext:value-type="float">
            <text:p>-0.8530080148</text:p>
          </table:table-cell>
          <table:table-cell office:value-type="float" office:value="6.10133171082" calcext:value-type="float">
            <text:p>6.1013317108</text:p>
          </table:table-cell>
          <table:table-cell office:value-type="float" office:value="-0.628608047962" calcext:value-type="float">
            <text:p>-0.628608048</text:p>
          </table:table-cell>
          <table:table-cell office:value-type="float" office:value="0.0458289124072" calcext:value-type="float">
            <text:p>0.0458289124</text:p>
          </table:table-cell>
          <table:table-cell office:value-type="float" office:value="5.85184335709" calcext:value-type="float">
            <text:p>5.8518433571</text:p>
          </table:table-cell>
          <table:table-cell office:value-type="float" office:value="-1.13633036613" calcext:value-type="float">
            <text:p>-1.1363303661</text:p>
          </table:table-cell>
          <table:table-cell office:value-type="float" office:value="-63.4273757935" calcext:value-type="float">
            <text:p>-63.427375793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3.865" calcext:value-type="float">
            <text:p>3.865</text:p>
          </table:table-cell>
          <table:table-cell office:value-type="float" office:value="2.818" calcext:value-type="float">
            <text:p>2.818</text:p>
          </table:table-cell>
          <table:table-cell office:value-type="float" office:value="-0.861248840802" calcext:value-type="float">
            <text:p>-0.8612488408</text:p>
          </table:table-cell>
          <table:table-cell office:value-type="float" office:value="6.13616991043" calcext:value-type="float">
            <text:p>6.1361699104</text:p>
          </table:table-cell>
          <table:table-cell office:value-type="float" office:value="-0.630305469036" calcext:value-type="float">
            <text:p>-0.630305469</text:p>
          </table:table-cell>
          <table:table-cell office:value-type="float" office:value="-0.194697543979" calcext:value-type="float">
            <text:p>-0.194697544</text:p>
          </table:table-cell>
          <table:table-cell office:value-type="float" office:value="5.84593391418" calcext:value-type="float">
            <text:p>5.8459339142</text:p>
          </table:table-cell>
          <table:table-cell office:value-type="float" office:value="-1.14268660545" calcext:value-type="float">
            <text:p>-1.1426866055</text:p>
          </table:table-cell>
          <table:table-cell office:value-type="float" office:value="-65.1814498901" calcext:value-type="float">
            <text:p>-65.1814498901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.857" calcext:value-type="float">
            <text:p>3.857</text:p>
          </table:table-cell>
          <table:table-cell office:value-type="float" office:value="2.833" calcext:value-type="float">
            <text:p>2.833</text:p>
          </table:table-cell>
          <table:table-cell office:value-type="float" office:value="-0.869763096137" calcext:value-type="float">
            <text:p>-0.8697630961</text:p>
          </table:table-cell>
          <table:table-cell office:value-type="float" office:value="6.15246677399" calcext:value-type="float">
            <text:p>6.152466774</text:p>
          </table:table-cell>
          <table:table-cell office:value-type="float" office:value="-0.63434445858" calcext:value-type="float">
            <text:p>-0.6343444586</text:p>
          </table:table-cell>
          <table:table-cell office:value-type="float" office:value="-0.569242715836" calcext:value-type="float">
            <text:p>-0.5692427158</text:p>
          </table:table-cell>
          <table:table-cell office:value-type="float" office:value="5.84021902084" calcext:value-type="float">
            <text:p>5.8402190208</text:p>
          </table:table-cell>
          <table:table-cell office:value-type="float" office:value="-1.15037047863" calcext:value-type="float">
            <text:p>-1.1503704786</text:p>
          </table:table-cell>
          <table:table-cell office:value-type="float" office:value="-66.9645767212" calcext:value-type="float">
            <text:p>-66.964576721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3.849" calcext:value-type="float">
            <text:p>3.849</text:p>
          </table:table-cell>
          <table:table-cell office:value-type="float" office:value="2.847" calcext:value-type="float">
            <text:p>2.847</text:p>
          </table:table-cell>
          <table:table-cell office:value-type="float" office:value="-0.877546944113" calcext:value-type="float">
            <text:p>-0.8775469441</text:p>
          </table:table-cell>
          <table:table-cell office:value-type="float" office:value="6.18541622162" calcext:value-type="float">
            <text:p>6.1854162216</text:p>
          </table:table-cell>
          <table:table-cell office:value-type="float" office:value="-0.638215303421" calcext:value-type="float">
            <text:p>-0.6382153034</text:p>
          </table:table-cell>
          <table:table-cell office:value-type="float" office:value="-0.885023236275" calcext:value-type="float">
            <text:p>-0.8850232363</text:p>
          </table:table-cell>
          <table:table-cell office:value-type="float" office:value="5.83487939835" calcext:value-type="float">
            <text:p>5.8348793984</text:p>
          </table:table-cell>
          <table:table-cell office:value-type="float" office:value="-1.15745949745" calcext:value-type="float">
            <text:p>-1.1574594975</text:p>
          </table:table-cell>
          <table:table-cell office:value-type="float" office:value="-68.7524108887" calcext:value-type="float">
            <text:p>-68.752410888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.84" calcext:value-type="float">
            <text:p>3.84</text:p>
          </table:table-cell>
          <table:table-cell office:value-type="float" office:value="2.86" calcext:value-type="float">
            <text:p>2.86</text:p>
          </table:table-cell>
          <table:table-cell office:value-type="float" office:value="-0.884640313184" calcext:value-type="float">
            <text:p>-0.8846403132</text:p>
          </table:table-cell>
          <table:table-cell office:value-type="float" office:value="6.21691083908" calcext:value-type="float">
            <text:p>6.2169108391</text:p>
          </table:table-cell>
          <table:table-cell office:value-type="float" office:value="-0.642599225044" calcext:value-type="float">
            <text:p>-0.642599225</text:p>
          </table:table-cell>
          <table:table-cell office:value-type="float" office:value="-1.24862408638" calcext:value-type="float">
            <text:p>-1.2486240864</text:p>
          </table:table-cell>
          <table:table-cell office:value-type="float" office:value="5.82923460007" calcext:value-type="float">
            <text:p>5.8292346001</text:p>
          </table:table-cell>
          <table:table-cell office:value-type="float" office:value="-1.1620619297" calcext:value-type="float">
            <text:p>-1.1620619297</text:p>
          </table:table-cell>
          <table:table-cell office:value-type="float" office:value="-70.5124130249" calcext:value-type="float">
            <text:p>-70.512413024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3.83" calcext:value-type="float">
            <text:p>3.83</text:p>
          </table:table-cell>
          <table:table-cell office:value-type="float" office:value="2.874" calcext:value-type="float">
            <text:p>2.874</text:p>
          </table:table-cell>
          <table:table-cell office:value-type="float" office:value="-0.89221306746" calcext:value-type="float">
            <text:p>-0.8922130675</text:p>
          </table:table-cell>
          <table:table-cell office:value-type="float" office:value="6.24890518188" calcext:value-type="float">
            <text:p>6.2489051819</text:p>
          </table:table-cell>
          <table:table-cell office:value-type="float" office:value="-0.649026036263" calcext:value-type="float">
            <text:p>-0.6490260363</text:p>
          </table:table-cell>
          <table:table-cell office:value-type="float" office:value="-1.71080172062" calcext:value-type="float">
            <text:p>-1.7108017206</text:p>
          </table:table-cell>
          <table:table-cell office:value-type="float" office:value="5.82370424271" calcext:value-type="float">
            <text:p>5.8237042427</text:p>
          </table:table-cell>
          <table:table-cell office:value-type="float" office:value="-1.16737163067" calcext:value-type="float">
            <text:p>-1.1673716307</text:p>
          </table:table-cell>
          <table:table-cell office:value-type="float" office:value="-72.2879714966" calcext:value-type="float">
            <text:p>-72.287971496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.82" calcext:value-type="float">
            <text:p>3.82</text:p>
          </table:table-cell>
          <table:table-cell office:value-type="float" office:value="2.887" calcext:value-type="float">
            <text:p>2.887</text:p>
          </table:table-cell>
          <table:table-cell office:value-type="float" office:value="-0.899542922239" calcext:value-type="float">
            <text:p>-0.8995429222</text:p>
          </table:table-cell>
          <table:table-cell office:value-type="float" office:value="6.28043556213" calcext:value-type="float">
            <text:p>6.2804355621</text:p>
          </table:table-cell>
          <table:table-cell office:value-type="float" office:value="-0.653291463852" calcext:value-type="float">
            <text:p>-0.6532914639</text:p>
          </table:table-cell>
          <table:table-cell office:value-type="float" office:value="-2.05047082901" calcext:value-type="float">
            <text:p>-2.050470829</text:p>
          </table:table-cell>
          <table:table-cell office:value-type="float" office:value="5.81778860092" calcext:value-type="float">
            <text:p>5.8177886009</text:p>
          </table:table-cell>
          <table:table-cell office:value-type="float" office:value="-1.17268884182" calcext:value-type="float">
            <text:p>-1.1726888418</text:p>
          </table:table-cell>
          <table:table-cell office:value-type="float" office:value="-74.0606994629" calcext:value-type="float">
            <text:p>-74.0606994629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3.809" calcext:value-type="float">
            <text:p>3.809</text:p>
          </table:table-cell>
          <table:table-cell office:value-type="float" office:value="2.9" calcext:value-type="float">
            <text:p>2.9</text:p>
          </table:table-cell>
          <table:table-cell office:value-type="float" office:value="-0.906838734245" calcext:value-type="float">
            <text:p>-0.9068387342</text:p>
          </table:table-cell>
          <table:table-cell office:value-type="float" office:value="6.31318950653" calcext:value-type="float">
            <text:p>6.3131895065</text:p>
          </table:table-cell>
          <table:table-cell office:value-type="float" office:value="-0.658084869385" calcext:value-type="float">
            <text:p>-0.6580848694</text:p>
          </table:table-cell>
          <table:table-cell office:value-type="float" office:value="-2.36879348755" calcext:value-type="float">
            <text:p>-2.3687934876</text:p>
          </table:table-cell>
          <table:table-cell office:value-type="float" office:value="5.81265974045" calcext:value-type="float">
            <text:p>5.8126597405</text:p>
          </table:table-cell>
          <table:table-cell office:value-type="float" office:value="-1.17671263218" calcext:value-type="float">
            <text:p>-1.1767126322</text:p>
          </table:table-cell>
          <table:table-cell office:value-type="float" office:value="-75.7838592529" calcext:value-type="float">
            <text:p>-75.783859252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.798" calcext:value-type="float">
            <text:p>3.798</text:p>
          </table:table-cell>
          <table:table-cell office:value-type="float" office:value="2.913" calcext:value-type="float">
            <text:p>2.913</text:p>
          </table:table-cell>
          <table:table-cell office:value-type="float" office:value="-0.913872476168" calcext:value-type="float">
            <text:p>-0.9138724762</text:p>
          </table:table-cell>
          <table:table-cell office:value-type="float" office:value="6.34491968155" calcext:value-type="float">
            <text:p>6.3449196816</text:p>
          </table:table-cell>
          <table:table-cell office:value-type="float" office:value="-0.664538562298" calcext:value-type="float">
            <text:p>-0.6645385623</text:p>
          </table:table-cell>
          <table:table-cell office:value-type="float" office:value="-2.80887770653" calcext:value-type="float">
            <text:p>-2.8088777065</text:p>
          </table:table-cell>
          <table:table-cell office:value-type="float" office:value="5.80655574799" calcext:value-type="float">
            <text:p>5.806555748</text:p>
          </table:table-cell>
          <table:table-cell office:value-type="float" office:value="-1.18249177933" calcext:value-type="float">
            <text:p>-1.1824917793</text:p>
          </table:table-cell>
          <table:table-cell office:value-type="float" office:value="-77.5358581543" calcext:value-type="float">
            <text:p>-77.5358581543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3.787" calcext:value-type="float">
            <text:p>3.787</text:p>
          </table:table-cell>
          <table:table-cell office:value-type="float" office:value="2.925" calcext:value-type="float">
            <text:p>2.925</text:p>
          </table:table-cell>
          <table:table-cell office:value-type="float" office:value="-0.920446796433" calcext:value-type="float">
            <text:p>-0.9204467964</text:p>
          </table:table-cell>
          <table:table-cell office:value-type="float" office:value="6.3565864563" calcext:value-type="float">
            <text:p>6.3565864563</text:p>
          </table:table-cell>
          <table:table-cell office:value-type="float" office:value="-0.672035336494" calcext:value-type="float">
            <text:p>-0.6720353365</text:p>
          </table:table-cell>
          <table:table-cell office:value-type="float" office:value="-3.39402961731" calcext:value-type="float">
            <text:p>-3.3940296173</text:p>
          </table:table-cell>
          <table:table-cell office:value-type="float" office:value="5.79931163788" calcext:value-type="float">
            <text:p>5.7993116379</text:p>
          </table:table-cell>
          <table:table-cell office:value-type="float" office:value="-1.19013810158" calcext:value-type="float">
            <text:p>-1.1901381016</text:p>
          </table:table-cell>
          <table:table-cell office:value-type="float" office:value="-79.2989425659" calcext:value-type="float">
            <text:p>-79.29894256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775" calcext:value-type="float">
            <text:p>3.775</text:p>
          </table:table-cell>
          <table:table-cell office:value-type="float" office:value="2.937" calcext:value-type="float">
            <text:p>2.937</text:p>
          </table:table-cell>
          <table:table-cell office:value-type="float" office:value="-0.926582600911" calcext:value-type="float">
            <text:p>-0.9265826009</text:p>
          </table:table-cell>
          <table:table-cell office:value-type="float" office:value="6.37052345276" calcext:value-type="float">
            <text:p>6.3705234528</text:p>
          </table:table-cell>
          <table:table-cell office:value-type="float" office:value="-0.678544282913" calcext:value-type="float">
            <text:p>-0.6785442829</text:p>
          </table:table-cell>
          <table:table-cell office:value-type="float" office:value="-3.94072365761" calcext:value-type="float">
            <text:p>-3.9407236576</text:p>
          </table:table-cell>
          <table:table-cell office:value-type="float" office:value="5.79310655594" calcext:value-type="float">
            <text:p>5.7931065559</text:p>
          </table:table-cell>
          <table:table-cell office:value-type="float" office:value="-1.19560289383" calcext:value-type="float">
            <text:p>-1.1956028938</text:p>
          </table:table-cell>
          <table:table-cell office:value-type="float" office:value="-81.0511169434" calcext:value-type="float">
            <text:p>-81.051116943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3.762" calcext:value-type="float">
            <text:p>3.762</text:p>
          </table:table-cell>
          <table:table-cell office:value-type="float" office:value="2.949" calcext:value-type="float">
            <text:p>2.949</text:p>
          </table:table-cell>
          <table:table-cell office:value-type="float" office:value="-0.933381336601" calcext:value-type="float">
            <text:p>-0.9333813366</text:p>
          </table:table-cell>
          <table:table-cell office:value-type="float" office:value="6.3850069046" calcext:value-type="float">
            <text:p>6.3850069046</text:p>
          </table:table-cell>
          <table:table-cell office:value-type="float" office:value="-0.685930848122" calcext:value-type="float">
            <text:p>-0.6859308481</text:p>
          </table:table-cell>
          <table:table-cell office:value-type="float" office:value="-4.55658245087" calcext:value-type="float">
            <text:p>-4.5565824509</text:p>
          </table:table-cell>
          <table:table-cell office:value-type="float" office:value="5.78776931763" calcext:value-type="float">
            <text:p>5.7877693176</text:p>
          </table:table-cell>
          <table:table-cell office:value-type="float" office:value="-1.20028436184" calcext:value-type="float">
            <text:p>-1.2002843618</text:p>
          </table:table-cell>
          <table:table-cell office:value-type="float" office:value="-82.7614593506" calcext:value-type="float">
            <text:p>-82.7614593506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.751" calcext:value-type="float">
            <text:p>3.751</text:p>
          </table:table-cell>
          <table:table-cell office:value-type="float" office:value="2.96" calcext:value-type="float">
            <text:p>2.96</text:p>
          </table:table-cell>
          <table:table-cell office:value-type="float" office:value="-0.939175636006" calcext:value-type="float">
            <text:p>-0.939175636</text:p>
          </table:table-cell>
          <table:table-cell office:value-type="float" office:value="6.40487909317" calcext:value-type="float">
            <text:p>6.4048790932</text:p>
          </table:table-cell>
          <table:table-cell office:value-type="float" office:value="-0.696833431721" calcext:value-type="float">
            <text:p>-0.6968334317</text:p>
          </table:table-cell>
          <table:table-cell office:value-type="float" office:value="-5.4158616066" calcext:value-type="float">
            <text:p>-5.4158616066</text:p>
          </table:table-cell>
          <table:table-cell office:value-type="float" office:value="5.78165149689" calcext:value-type="float">
            <text:p>5.7816514969</text:p>
          </table:table-cell>
          <table:table-cell office:value-type="float" office:value="-1.20407438278" calcext:value-type="float">
            <text:p>-1.2040743828</text:p>
          </table:table-cell>
          <table:table-cell office:value-type="float" office:value="-84.4824829102" calcext:value-type="float">
            <text:p>-84.4824829102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3.736" calcext:value-type="float">
            <text:p>3.736</text:p>
          </table:table-cell>
          <table:table-cell office:value-type="float" office:value="2.971" calcext:value-type="float">
            <text:p>2.971</text:p>
          </table:table-cell>
          <table:table-cell office:value-type="float" office:value="-0.945368150334" calcext:value-type="float">
            <text:p>-0.9453681503</text:p>
          </table:table-cell>
          <table:table-cell office:value-type="float" office:value="6.43477106094" calcext:value-type="float">
            <text:p>6.4347710609</text:p>
          </table:table-cell>
          <table:table-cell office:value-type="float" office:value="-0.708889782429" calcext:value-type="float">
            <text:p>-0.7088897824</text:p>
          </table:table-cell>
          <table:table-cell office:value-type="float" office:value="-6.36296892166" calcext:value-type="float">
            <text:p>-6.3629689217</text:p>
          </table:table-cell>
          <table:table-cell office:value-type="float" office:value="5.77673625946" calcext:value-type="float">
            <text:p>5.7767362595</text:p>
          </table:table-cell>
          <table:table-cell office:value-type="float" office:value="-1.20482218266" calcext:value-type="float">
            <text:p>-1.2048221827</text:p>
          </table:table-cell>
          <table:table-cell office:value-type="float" office:value="-86.2183837891" calcext:value-type="float">
            <text:p>-86.2183837891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.723" calcext:value-type="float">
            <text:p>3.723</text:p>
          </table:table-cell>
          <table:table-cell office:value-type="float" office:value="2.981" calcext:value-type="float">
            <text:p>2.981</text:p>
          </table:table-cell>
          <table:table-cell office:value-type="float" office:value="-0.95077336078" calcext:value-type="float">
            <text:p>-0.9507733608</text:p>
          </table:table-cell>
          <table:table-cell office:value-type="float" office:value="6.46883106232" calcext:value-type="float">
            <text:p>6.4688310623</text:p>
          </table:table-cell>
          <table:table-cell office:value-type="float" office:value="-0.723028421402" calcext:value-type="float">
            <text:p>-0.7230284214</text:p>
          </table:table-cell>
          <table:table-cell office:value-type="float" office:value="-7.44991254807" calcext:value-type="float">
            <text:p>-7.4499125481</text:p>
          </table:table-cell>
          <table:table-cell office:value-type="float" office:value="5.77112817764" calcext:value-type="float">
            <text:p>5.7711281776</text:p>
          </table:table-cell>
          <table:table-cell office:value-type="float" office:value="-1.20822453499" calcext:value-type="float">
            <text:p>-1.208224535</text:p>
          </table:table-cell>
          <table:table-cell office:value-type="float" office:value="-87.9315795898" calcext:value-type="float">
            <text:p>-87.931579589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3.709" calcext:value-type="float">
            <text:p>3.709</text:p>
          </table:table-cell>
          <table:table-cell office:value-type="float" office:value="2.991" calcext:value-type="float">
            <text:p>2.991</text:p>
          </table:table-cell>
          <table:table-cell office:value-type="float" office:value="-0.955756844881" calcext:value-type="float">
            <text:p>-0.9557568449</text:p>
          </table:table-cell>
          <table:table-cell office:value-type="float" office:value="6.49818658829" calcext:value-type="float">
            <text:p>6.4981865883</text:p>
          </table:table-cell>
          <table:table-cell office:value-type="float" office:value="-0.739232242107" calcext:value-type="float">
            <text:p>-0.7392322421</text:p>
          </table:table-cell>
          <table:table-cell office:value-type="float" office:value="-8.74810600281" calcext:value-type="float">
            <text:p>-8.7481060028</text:p>
          </table:table-cell>
          <table:table-cell office:value-type="float" office:value="5.76524448395" calcext:value-type="float">
            <text:p>5.765244484</text:p>
          </table:table-cell>
          <table:table-cell office:value-type="float" office:value="-1.21201014519" calcext:value-type="float">
            <text:p>-1.2120101452</text:p>
          </table:table-cell>
          <table:table-cell office:value-type="float" office:value="-89.6586685181" calcext:value-type="float">
            <text:p>-89.658668518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.695" calcext:value-type="float">
            <text:p>3.695</text:p>
          </table:table-cell>
          <table:table-cell office:value-type="float" office:value="3.001" calcext:value-type="float">
            <text:p>3.001</text:p>
          </table:table-cell>
          <table:table-cell office:value-type="float" office:value="-0.960480130086" calcext:value-type="float">
            <text:p>-0.9604801301</text:p>
          </table:table-cell>
          <table:table-cell office:value-type="float" office:value="6.528881073" calcext:value-type="float">
            <text:p>6.528881073</text:p>
          </table:table-cell>
          <table:table-cell office:value-type="float" office:value="-0.755458414555" calcext:value-type="float">
            <text:p>-0.7554584146</text:p>
          </table:table-cell>
          <table:table-cell office:value-type="float" office:value="-10.0662717819" calcext:value-type="float">
            <text:p>-10.0662717819</text:p>
          </table:table-cell>
          <table:table-cell office:value-type="float" office:value="5.75838661194" calcext:value-type="float">
            <text:p>5.7583866119</text:p>
          </table:table-cell>
          <table:table-cell office:value-type="float" office:value="-1.21650838852" calcext:value-type="float">
            <text:p>-1.2165083885</text:p>
          </table:table-cell>
          <table:table-cell office:value-type="float" office:value="-91.4193954468" calcext:value-type="float">
            <text:p>-91.4193954468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3.681" calcext:value-type="float">
            <text:p>3.681</text:p>
          </table:table-cell>
          <table:table-cell office:value-type="float" office:value="3.009" calcext:value-type="float">
            <text:p>3.009</text:p>
          </table:table-cell>
          <table:table-cell office:value-type="float" office:value="-0.964941930507" calcext:value-type="float">
            <text:p>-0.9649419305</text:p>
          </table:table-cell>
          <table:table-cell office:value-type="float" office:value="6.55868768692" calcext:value-type="float">
            <text:p>6.5586876869</text:p>
          </table:table-cell>
          <table:table-cell office:value-type="float" office:value="-0.771264672279" calcext:value-type="float">
            <text:p>-0.7712646723</text:p>
          </table:table-cell>
          <table:table-cell office:value-type="float" office:value="-11.4042291641" calcext:value-type="float">
            <text:p>-11.4042291641</text:p>
          </table:table-cell>
          <table:table-cell office:value-type="float" office:value="5.75172138214" calcext:value-type="float">
            <text:p>5.7517213821</text:p>
          </table:table-cell>
          <table:table-cell office:value-type="float" office:value="-1.22028648853" calcext:value-type="float">
            <text:p>-1.2202864885</text:p>
          </table:table-cell>
          <table:table-cell office:value-type="float" office:value="-93.1261978149" calcext:value-type="float">
            <text:p>-93.1261978149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3.666" calcext:value-type="float">
            <text:p>3.666</text:p>
          </table:table-cell>
          <table:table-cell office:value-type="float" office:value="3.018" calcext:value-type="float">
            <text:p>3.018</text:p>
          </table:table-cell>
          <table:table-cell office:value-type="float" office:value="-0.969017656851" calcext:value-type="float">
            <text:p>-0.9690176569</text:p>
          </table:table-cell>
          <table:table-cell office:value-type="float" office:value="6.57946300507" calcext:value-type="float">
            <text:p>6.5794630051</text:p>
          </table:table-cell>
          <table:table-cell office:value-type="float" office:value="-0.787525117397" calcext:value-type="float">
            <text:p>-0.7875251174</text:p>
          </table:table-cell>
          <table:table-cell office:value-type="float" office:value="-12.8167562485" calcext:value-type="float">
            <text:p>-12.8167562485</text:p>
          </table:table-cell>
          <table:table-cell office:value-type="float" office:value="5.74464416504" calcext:value-type="float">
            <text:p>5.744644165</text:p>
          </table:table-cell>
          <table:table-cell office:value-type="float" office:value="-1.22406923771" calcext:value-type="float">
            <text:p>-1.2240692377</text:p>
          </table:table-cell>
          <table:table-cell office:value-type="float" office:value="-94.8351974487" calcext:value-type="float">
            <text:p>-94.8351974487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3.652" calcext:value-type="float">
            <text:p>3.652</text:p>
          </table:table-cell>
          <table:table-cell office:value-type="float" office:value="3.025" calcext:value-type="float">
            <text:p>3.025</text:p>
          </table:table-cell>
          <table:table-cell office:value-type="float" office:value="-0.972960926468" calcext:value-type="float">
            <text:p>-0.9729609265</text:p>
          </table:table-cell>
          <table:table-cell office:value-type="float" office:value="6.59209060669" calcext:value-type="float">
            <text:p>6.5920906067</text:p>
          </table:table-cell>
          <table:table-cell office:value-type="float" office:value="-0.80326795578" calcext:value-type="float">
            <text:p>-0.8032679558</text:p>
          </table:table-cell>
          <table:table-cell office:value-type="float" office:value="-14.32771492" calcext:value-type="float">
            <text:p>-14.32771492</text:p>
          </table:table-cell>
          <table:table-cell office:value-type="float" office:value="5.7373085022" calcext:value-type="float">
            <text:p>5.7373085022</text:p>
          </table:table-cell>
          <table:table-cell office:value-type="float" office:value="-1.22896099091" calcext:value-type="float">
            <text:p>-1.2289609909</text:p>
          </table:table-cell>
          <table:table-cell office:value-type="float" office:value="-96.5547637939" calcext:value-type="float">
            <text:p>-96.5547637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37" calcext:value-type="float">
            <text:p>3.637</text:p>
          </table:table-cell>
          <table:table-cell office:value-type="float" office:value="3.033" calcext:value-type="float">
            <text:p>3.033</text:p>
          </table:table-cell>
          <table:table-cell office:value-type="float" office:value="-0.976746634001" calcext:value-type="float">
            <text:p>-0.976746634</text:p>
          </table:table-cell>
          <table:table-cell office:value-type="float" office:value="6.60377407074" calcext:value-type="float">
            <text:p>6.6037740707</text:p>
          </table:table-cell>
          <table:table-cell office:value-type="float" office:value="-0.820147812366" calcext:value-type="float">
            <text:p>-0.8201478124</text:p>
          </table:table-cell>
          <table:table-cell office:value-type="float" office:value="-15.9482851028" calcext:value-type="float">
            <text:p>-15.9482851028</text:p>
          </table:table-cell>
          <table:table-cell office:value-type="float" office:value="5.73024940491" calcext:value-type="float">
            <text:p>5.7302494049</text:p>
          </table:table-cell>
          <table:table-cell office:value-type="float" office:value="-1.23335182667" calcext:value-type="float">
            <text:p>-1.2333518267</text:p>
          </table:table-cell>
          <table:table-cell office:value-type="float" office:value="-98.2667922974" calcext:value-type="float">
            <text:p>-98.2667922974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3.621" calcext:value-type="float">
            <text:p>3.621</text:p>
          </table:table-cell>
          <table:table-cell office:value-type="float" office:value="3.04" calcext:value-type="float">
            <text:p>3.04</text:p>
          </table:table-cell>
          <table:table-cell office:value-type="float" office:value="-0.980250068554" calcext:value-type="float">
            <text:p>-0.9802500686</text:p>
          </table:table-cell>
          <table:table-cell office:value-type="float" office:value="6.61713790894" calcext:value-type="float">
            <text:p>6.6171379089</text:p>
          </table:table-cell>
          <table:table-cell office:value-type="float" office:value="-0.839291989803" calcext:value-type="float">
            <text:p>-0.8392919898</text:p>
          </table:table-cell>
          <table:table-cell office:value-type="float" office:value="-17.6385097504" calcext:value-type="float">
            <text:p>-17.6385097504</text:p>
          </table:table-cell>
          <table:table-cell office:value-type="float" office:value="5.72285509109" calcext:value-type="float">
            <text:p>5.7228550911</text:p>
          </table:table-cell>
          <table:table-cell office:value-type="float" office:value="-1.23679482937" calcext:value-type="float">
            <text:p>-1.2367948294</text:p>
          </table:table-cell>
          <table:table-cell office:value-type="float" office:value="-100.001937866" calcext:value-type="float">
            <text:p>-100.001937866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.605" calcext:value-type="float">
            <text:p>3.605</text:p>
          </table:table-cell>
          <table:table-cell office:value-type="float" office:value="3.046" calcext:value-type="float">
            <text:p>3.046</text:p>
          </table:table-cell>
          <table:table-cell office:value-type="float" office:value="-0.983650795857" calcext:value-type="float">
            <text:p>-0.9836507959</text:p>
          </table:table-cell>
          <table:table-cell office:value-type="float" office:value="6.63092374802" calcext:value-type="float">
            <text:p>6.630923748</text:p>
          </table:table-cell>
          <table:table-cell office:value-type="float" office:value="-0.858004510403" calcext:value-type="float">
            <text:p>-0.8580045104</text:p>
          </table:table-cell>
          <table:table-cell office:value-type="float" office:value="-19.2954921722" calcext:value-type="float">
            <text:p>-19.2954921722</text:p>
          </table:table-cell>
          <table:table-cell office:value-type="float" office:value="5.71580076218" calcext:value-type="float">
            <text:p>5.7158007622</text:p>
          </table:table-cell>
          <table:table-cell office:value-type="float" office:value="-1.24023878574" calcext:value-type="float">
            <text:p>-1.2402387857</text:p>
          </table:table-cell>
          <table:table-cell office:value-type="float" office:value="-101.733055115" calcext:value-type="float">
            <text:p>-101.733055115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3.589" calcext:value-type="float">
            <text:p>3.589</text:p>
          </table:table-cell>
          <table:table-cell office:value-type="float" office:value="3.052" calcext:value-type="float">
            <text:p>3.052</text:p>
          </table:table-cell>
          <table:table-cell office:value-type="float" office:value="-0.986732828906" calcext:value-type="float">
            <text:p>-0.9867328289</text:p>
          </table:table-cell>
          <table:table-cell office:value-type="float" office:value="6.6371588707" calcext:value-type="float">
            <text:p>6.6371588707</text:p>
          </table:table-cell>
          <table:table-cell office:value-type="float" office:value="-0.87355864048" calcext:value-type="float">
            <text:p>-0.8735586405</text:p>
          </table:table-cell>
          <table:table-cell office:value-type="float" office:value="-20.9615840912" calcext:value-type="float">
            <text:p>-20.9615840912</text:p>
          </table:table-cell>
          <table:table-cell office:value-type="float" office:value="5.70839738846" calcext:value-type="float">
            <text:p>5.7083973885</text:p>
          </table:table-cell>
          <table:table-cell office:value-type="float" office:value="-1.24305069447" calcext:value-type="float">
            <text:p>-1.2430506945</text:p>
          </table:table-cell>
          <table:table-cell office:value-type="float" office:value="-103.462120056" calcext:value-type="float">
            <text:p>-103.462120056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3.572" calcext:value-type="float">
            <text:p>3.572</text:p>
          </table:table-cell>
          <table:table-cell office:value-type="float" office:value="3.057" calcext:value-type="float">
            <text:p>3.057</text:p>
          </table:table-cell>
          <table:table-cell office:value-type="float" office:value="-0.989350108491" calcext:value-type="float">
            <text:p>-0.9893501085</text:p>
          </table:table-cell>
          <table:table-cell office:value-type="float" office:value="6.63787889481" calcext:value-type="float">
            <text:p>6.6378788948</text:p>
          </table:table-cell>
          <table:table-cell office:value-type="float" office:value="-0.888660252094" calcext:value-type="float">
            <text:p>-0.8886602521</text:p>
          </table:table-cell>
          <table:table-cell office:value-type="float" office:value="-22.6839561462" calcext:value-type="float">
            <text:p>-22.6839561462</text:p>
          </table:table-cell>
          <table:table-cell office:value-type="float" office:value="5.7016453743" calcext:value-type="float">
            <text:p>5.7016453743</text:p>
          </table:table-cell>
          <table:table-cell office:value-type="float" office:value="-1.2442663908" calcext:value-type="float">
            <text:p>-1.2442663908</text:p>
          </table:table-cell>
          <table:table-cell office:value-type="float" office:value="-105.177742004" calcext:value-type="float">
            <text:p>-105.17774200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3.555" calcext:value-type="float">
            <text:p>3.555</text:p>
          </table:table-cell>
          <table:table-cell office:value-type="float" office:value="3.062" calcext:value-type="float">
            <text:p>3.062</text:p>
          </table:table-cell>
          <table:table-cell office:value-type="float" office:value="-0.991745706909" calcext:value-type="float">
            <text:p>-0.9917457069</text:p>
          </table:table-cell>
          <table:table-cell office:value-type="float" office:value="6.64229822159" calcext:value-type="float">
            <text:p>6.6422982216</text:p>
          </table:table-cell>
          <table:table-cell office:value-type="float" office:value="-0.906020224094" calcext:value-type="float">
            <text:p>-0.9060202241</text:p>
          </table:table-cell>
          <table:table-cell office:value-type="float" office:value="-24.4437198639" calcext:value-type="float">
            <text:p>-24.4437198639</text:p>
          </table:table-cell>
          <table:table-cell office:value-type="float" office:value="5.69459342957" calcext:value-type="float">
            <text:p>5.6945934296</text:p>
          </table:table-cell>
          <table:table-cell office:value-type="float" office:value="-1.24679028988" calcext:value-type="float">
            <text:p>-1.2467902899</text:p>
          </table:table-cell>
          <table:table-cell office:value-type="float" office:value="-106.86693573" calcext:value-type="float">
            <text:p>-106.86693573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3.539" calcext:value-type="float">
            <text:p>3.539</text:p>
          </table:table-cell>
          <table:table-cell office:value-type="float" office:value="3.066" calcext:value-type="float">
            <text:p>3.066</text:p>
          </table:table-cell>
          <table:table-cell office:value-type="float" office:value="-0.993726248025" calcext:value-type="float">
            <text:p>-0.993726248</text:p>
          </table:table-cell>
          <table:table-cell office:value-type="float" office:value="6.64637374878" calcext:value-type="float">
            <text:p>6.6463737488</text:p>
          </table:table-cell>
          <table:table-cell office:value-type="float" office:value="-0.92319214344" calcext:value-type="float">
            <text:p>-0.9231921434</text:p>
          </table:table-cell>
          <table:table-cell office:value-type="float" office:value="-26.154253006" calcext:value-type="float">
            <text:p>-26.154253006</text:p>
          </table:table-cell>
          <table:table-cell office:value-type="float" office:value="5.68711853027" calcext:value-type="float">
            <text:p>5.6871185303</text:p>
          </table:table-cell>
          <table:table-cell office:value-type="float" office:value="-1.24919700623" calcext:value-type="float">
            <text:p>-1.2491970062</text:p>
          </table:table-cell>
          <table:table-cell office:value-type="float" office:value="-108.567947388" calcext:value-type="float">
            <text:p>-108.567947388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3.522" calcext:value-type="float">
            <text:p>3.522</text:p>
          </table:table-cell>
          <table:table-cell office:value-type="float" office:value="3.07" calcext:value-type="float">
            <text:p>3.07</text:p>
          </table:table-cell>
          <table:table-cell office:value-type="float" office:value="-0.995388414453" calcext:value-type="float">
            <text:p>-0.9953884145</text:p>
          </table:table-cell>
          <table:table-cell office:value-type="float" office:value="6.64961290359" calcext:value-type="float">
            <text:p>6.6496129036</text:p>
          </table:table-cell>
          <table:table-cell office:value-type="float" office:value="-0.941201090813" calcext:value-type="float">
            <text:p>-0.9412010908</text:p>
          </table:table-cell>
          <table:table-cell office:value-type="float" office:value="-27.9304161072" calcext:value-type="float">
            <text:p>-27.9304161072</text:p>
          </table:table-cell>
          <table:table-cell office:value-type="float" office:value="5.68045377731" calcext:value-type="float">
            <text:p>5.6804537773</text:p>
          </table:table-cell>
          <table:table-cell office:value-type="float" office:value="-1.24966824055" calcext:value-type="float">
            <text:p>-1.2496682406</text:p>
          </table:table-cell>
          <table:table-cell office:value-type="float" office:value="-110.294654846" calcext:value-type="float">
            <text:p>-110.29465484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3.505" calcext:value-type="float">
            <text:p>3.505</text:p>
          </table:table-cell>
          <table:table-cell office:value-type="float" office:value="3.073" calcext:value-type="float">
            <text:p>3.073</text:p>
          </table:table-cell>
          <table:table-cell office:value-type="float" office:value="-0.996875257217" calcext:value-type="float">
            <text:p>-0.9968752572</text:p>
          </table:table-cell>
          <table:table-cell office:value-type="float" office:value="6.6503739357" calcext:value-type="float">
            <text:p>6.6503739357</text:p>
          </table:table-cell>
          <table:table-cell office:value-type="float" office:value="-0.955946922302" calcext:value-type="float">
            <text:p>-0.9559469223</text:p>
          </table:table-cell>
          <table:table-cell office:value-type="float" office:value="-29.751247406" calcext:value-type="float">
            <text:p>-29.751247406</text:p>
          </table:table-cell>
          <table:table-cell office:value-type="float" office:value="5.67379426956" calcext:value-type="float">
            <text:p>5.6737942696</text:p>
          </table:table-cell>
          <table:table-cell office:value-type="float" office:value="-1.25035226345" calcext:value-type="float">
            <text:p>-1.2503522635</text:p>
          </table:table-cell>
          <table:table-cell office:value-type="float" office:value="-112.006263733" calcext:value-type="float">
            <text:p>-112.006263733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3.487" calcext:value-type="float">
            <text:p>3.487</text:p>
          </table:table-cell>
          <table:table-cell office:value-type="float" office:value="3.075" calcext:value-type="float">
            <text:p>3.075</text:p>
          </table:table-cell>
          <table:table-cell office:value-type="float" office:value="-0.998011476511" calcext:value-type="float">
            <text:p>-0.9980114765</text:p>
          </table:table-cell>
          <table:table-cell office:value-type="float" office:value="6.65048217773" calcext:value-type="float">
            <text:p>6.6504821777</text:p>
          </table:table-cell>
          <table:table-cell office:value-type="float" office:value="-0.968372762203" calcext:value-type="float">
            <text:p>-0.9683727622</text:p>
          </table:table-cell>
          <table:table-cell office:value-type="float" office:value="-31.4919223785" calcext:value-type="float">
            <text:p>-31.4919223785</text:p>
          </table:table-cell>
          <table:table-cell office:value-type="float" office:value="5.66709089279" calcext:value-type="float">
            <text:p>5.6670908928</text:p>
          </table:table-cell>
          <table:table-cell office:value-type="float" office:value="-1.25136601925" calcext:value-type="float">
            <text:p>-1.2513660193</text:p>
          </table:table-cell>
          <table:table-cell office:value-type="float" office:value="-113.672645569" calcext:value-type="float">
            <text:p>-113.6726455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69" calcext:value-type="float">
            <text:p>3.469</text:p>
          </table:table-cell>
          <table:table-cell office:value-type="float" office:value="3.078" calcext:value-type="float">
            <text:p>3.078</text:p>
          </table:table-cell>
          <table:table-cell office:value-type="float" office:value="-0.998915613908" calcext:value-type="float">
            <text:p>-0.9989156139</text:p>
          </table:table-cell>
          <table:table-cell office:value-type="float" office:value="6.65131568909" calcext:value-type="float">
            <text:p>6.6513156891</text:p>
          </table:table-cell>
          <table:table-cell office:value-type="float" office:value="-0.98017758131" calcext:value-type="float">
            <text:p>-0.9801775813</text:p>
          </table:table-cell>
          <table:table-cell office:value-type="float" office:value="-33.1912841797" calcext:value-type="float">
            <text:p>-33.1912841797</text:p>
          </table:table-cell>
          <table:table-cell office:value-type="float" office:value="5.65904903412" calcext:value-type="float">
            <text:p>5.6590490341</text:p>
          </table:table-cell>
          <table:table-cell office:value-type="float" office:value="-1.25309813023" calcext:value-type="float">
            <text:p>-1.2530981302</text:p>
          </table:table-cell>
          <table:table-cell office:value-type="float" office:value="-115.317550659" calcext:value-type="float">
            <text:p>-115.31755065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3.451" calcext:value-type="float">
            <text:p>3.451</text:p>
          </table:table-cell>
          <table:table-cell office:value-type="float" office:value="3.079" calcext:value-type="float">
            <text:p>3.079</text:p>
          </table:table-cell>
          <table:table-cell office:value-type="float" office:value="-0.999577372674" calcext:value-type="float">
            <text:p>-0.9995773727</text:p>
          </table:table-cell>
          <table:table-cell office:value-type="float" office:value="6.65438461304" calcext:value-type="float">
            <text:p>6.654384613</text:p>
          </table:table-cell>
          <table:table-cell office:value-type="float" office:value="-0.993706643581" calcext:value-type="float">
            <text:p>-0.9937066436</text:p>
          </table:table-cell>
          <table:table-cell office:value-type="float" office:value="-34.9757537842" calcext:value-type="float">
            <text:p>-34.9757537842</text:p>
          </table:table-cell>
          <table:table-cell office:value-type="float" office:value="5.64984273911" calcext:value-type="float">
            <text:p>5.6498427391</text:p>
          </table:table-cell>
          <table:table-cell office:value-type="float" office:value="-1.25486946106" calcext:value-type="float">
            <text:p>-1.2548694611</text:p>
          </table:table-cell>
          <table:table-cell office:value-type="float" office:value="-117.006614685" calcext:value-type="float">
            <text:p>-117.00661468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.434" calcext:value-type="float">
            <text:p>3.434</text:p>
          </table:table-cell>
          <table:table-cell office:value-type="float" office:value="3.08" calcext:value-type="float">
            <text:p>3.08</text:p>
          </table:table-cell>
          <table:table-cell office:value-type="float" office:value="-0.999920944688" calcext:value-type="float">
            <text:p>-0.9999209447</text:p>
          </table:table-cell>
          <table:table-cell office:value-type="float" office:value="6.65540027618" calcext:value-type="float">
            <text:p>6.6554002762</text:p>
          </table:table-cell>
          <table:table-cell office:value-type="float" office:value="-1.00475847721" calcext:value-type="float">
            <text:p>-1.0047584772</text:p>
          </table:table-cell>
          <table:table-cell office:value-type="float" office:value="-36.6858558655" calcext:value-type="float">
            <text:p>-36.6858558655</text:p>
          </table:table-cell>
          <table:table-cell office:value-type="float" office:value="5.64177513123" calcext:value-type="float">
            <text:p>5.6417751312</text:p>
          </table:table-cell>
          <table:table-cell office:value-type="float" office:value="-1.25516593456" calcext:value-type="float">
            <text:p>-1.2551659346</text:p>
          </table:table-cell>
          <table:table-cell office:value-type="float" office:value="-118.691230774" calcext:value-type="float">
            <text:p>-118.691230774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3.416" calcext:value-type="float">
            <text:p>3.416</text:p>
          </table:table-cell>
          <table:table-cell office:value-type="float" office:value="3.08" calcext:value-type="float">
            <text:p>3.08</text:p>
          </table:table-cell>
          <table:table-cell office:value-type="float" office:value="-0.999994132253" calcext:value-type="float">
            <text:p>-0.9999941323</text:p>
          </table:table-cell>
          <table:table-cell office:value-type="float" office:value="6.65783977509" calcext:value-type="float">
            <text:p>6.6578397751</text:p>
          </table:table-cell>
          <table:table-cell office:value-type="float" office:value="-1.01595056057" calcext:value-type="float">
            <text:p>-1.0159505606</text:p>
          </table:table-cell>
          <table:table-cell office:value-type="float" office:value="-38.4328536987" calcext:value-type="float">
            <text:p>-38.4328536987</text:p>
          </table:table-cell>
          <table:table-cell office:value-type="float" office:value="5.63407516479" calcext:value-type="float">
            <text:p>5.6340751648</text:p>
          </table:table-cell>
          <table:table-cell office:value-type="float" office:value="-1.25547659397" calcext:value-type="float">
            <text:p>-1.255476594</text:p>
          </table:table-cell>
          <table:table-cell office:value-type="float" office:value="-120.368667603" calcext:value-type="float">
            <text:p>-120.36866760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.399" calcext:value-type="float">
            <text:p>3.399</text:p>
          </table:table-cell>
          <table:table-cell office:value-type="float" office:value="3.08" calcext:value-type="float">
            <text:p>3.08</text:p>
          </table:table-cell>
          <table:table-cell office:value-type="float" office:value="-0.99980148956" calcext:value-type="float">
            <text:p>-0.9998014896</text:p>
          </table:table-cell>
          <table:table-cell office:value-type="float" office:value="6.65912485123" calcext:value-type="float">
            <text:p>6.6591248512</text:p>
          </table:table-cell>
          <table:table-cell office:value-type="float" office:value="-1.02724456787" calcext:value-type="float">
            <text:p>-1.0272445679</text:p>
          </table:table-cell>
          <table:table-cell office:value-type="float" office:value="-40.2209510803" calcext:value-type="float">
            <text:p>-40.2209510803</text:p>
          </table:table-cell>
          <table:table-cell office:value-type="float" office:value="5.62626409531" calcext:value-type="float">
            <text:p>5.6262640953</text:p>
          </table:table-cell>
          <table:table-cell office:value-type="float" office:value="-1.25501811504" calcext:value-type="float">
            <text:p>-1.255018115</text:p>
          </table:table-cell>
          <table:table-cell office:value-type="float" office:value="-122.102111816" calcext:value-type="float">
            <text:p>-122.10211181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3.382" calcext:value-type="float">
            <text:p>3.382</text:p>
          </table:table-cell>
          <table:table-cell office:value-type="float" office:value="3.079" calcext:value-type="float">
            <text:p>3.079</text:p>
          </table:table-cell>
          <table:table-cell office:value-type="float" office:value="-0.999336657087" calcext:value-type="float">
            <text:p>-0.9993366571</text:p>
          </table:table-cell>
          <table:table-cell office:value-type="float" office:value="6.65683221817" calcext:value-type="float">
            <text:p>6.6568322182</text:p>
          </table:table-cell>
          <table:table-cell office:value-type="float" office:value="-1.03627169132" calcext:value-type="float">
            <text:p>-1.0362716913</text:p>
          </table:table-cell>
          <table:table-cell office:value-type="float" office:value="-42.0026855469" calcext:value-type="float">
            <text:p>-42.0026855469</text:p>
          </table:table-cell>
          <table:table-cell office:value-type="float" office:value="5.61806488037" calcext:value-type="float">
            <text:p>5.6180648804</text:p>
          </table:table-cell>
          <table:table-cell office:value-type="float" office:value="-1.25482702255" calcext:value-type="float">
            <text:p>-1.2548270226</text:p>
          </table:table-cell>
          <table:table-cell office:value-type="float" office:value="-123.841407776" calcext:value-type="float">
            <text:p>-123.84140777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.365" calcext:value-type="float">
            <text:p>3.365</text:p>
          </table:table-cell>
          <table:table-cell office:value-type="float" office:value="3.077" calcext:value-type="float">
            <text:p>3.077</text:p>
          </table:table-cell>
          <table:table-cell office:value-type="float" office:value="-0.99865216308" calcext:value-type="float">
            <text:p>-0.9986521631</text:p>
          </table:table-cell>
          <table:table-cell office:value-type="float" office:value="6.6530790329" calcext:value-type="float">
            <text:p>6.6530790329</text:p>
          </table:table-cell>
          <table:table-cell office:value-type="float" office:value="-1.04437673092" calcext:value-type="float">
            <text:p>-1.0443767309</text:p>
          </table:table-cell>
          <table:table-cell office:value-type="float" office:value="-43.7862854004" calcext:value-type="float">
            <text:p>-43.7862854004</text:p>
          </table:table-cell>
          <table:table-cell office:value-type="float" office:value="5.60294866562" calcext:value-type="float">
            <text:p>5.6029486656</text:p>
          </table:table-cell>
          <table:table-cell office:value-type="float" office:value="-1.26606690884" calcext:value-type="float">
            <text:p>-1.2660669088</text:p>
          </table:table-cell>
          <table:table-cell office:value-type="float" office:value="-125.359939575" calcext:value-type="float">
            <text:p>-125.35993957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3.347" calcext:value-type="float">
            <text:p>3.347</text:p>
          </table:table-cell>
          <table:table-cell office:value-type="float" office:value="3.075" calcext:value-type="float">
            <text:p>3.075</text:p>
          </table:table-cell>
          <table:table-cell office:value-type="float" office:value="-0.997556193384" calcext:value-type="float">
            <text:p>-0.9975561934</text:p>
          </table:table-cell>
          <table:table-cell office:value-type="float" office:value="6.64928245544" calcext:value-type="float">
            <text:p>6.6492824554</text:p>
          </table:table-cell>
          <table:table-cell office:value-type="float" office:value="-1.05246138573" calcext:value-type="float">
            <text:p>-1.0524613857</text:p>
          </table:table-cell>
          <table:table-cell office:value-type="float" office:value="-45.5583572388" calcext:value-type="float">
            <text:p>-45.5583572388</text:p>
          </table:table-cell>
          <table:table-cell office:value-type="float" office:value="5.59433746338" calcext:value-type="float">
            <text:p>5.5943374634</text:p>
          </table:table-cell>
          <table:table-cell office:value-type="float" office:value="-1.27051007748" calcext:value-type="float">
            <text:p>-1.2705100775</text:p>
          </table:table-cell>
          <table:table-cell office:value-type="float" office:value="-126.709907532" calcext:value-type="float">
            <text:p>-126.709907532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.33" calcext:value-type="float">
            <text:p>3.33</text:p>
          </table:table-cell>
          <table:table-cell office:value-type="float" office:value="3.072" calcext:value-type="float">
            <text:p>3.072</text:p>
          </table:table-cell>
          <table:table-cell office:value-type="float" office:value="-0.996310656748" calcext:value-type="float">
            <text:p>-0.9963106567</text:p>
          </table:table-cell>
          <table:table-cell office:value-type="float" office:value="6.64642858505" calcext:value-type="float">
            <text:p>6.6464285851</text:p>
          </table:table-cell>
          <table:table-cell office:value-type="float" office:value="-1.06387579441" calcext:value-type="float">
            <text:p>-1.0638757944</text:p>
          </table:table-cell>
          <table:table-cell office:value-type="float" office:value="-47.3242874146" calcext:value-type="float">
            <text:p>-47.3242874146</text:p>
          </table:table-cell>
          <table:table-cell office:value-type="float" office:value="5.58360481262" calcext:value-type="float">
            <text:p>5.5836048126</text:p>
          </table:table-cell>
          <table:table-cell office:value-type="float" office:value="-1.27649319172" calcext:value-type="float">
            <text:p>-1.2764931917</text:p>
          </table:table-cell>
          <table:table-cell office:value-type="float" office:value="-128.084274292" calcext:value-type="float">
            <text:p>-128.08427429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3.312" calcext:value-type="float">
            <text:p>3.312</text:p>
          </table:table-cell>
          <table:table-cell office:value-type="float" office:value="3.069" calcext:value-type="float">
            <text:p>3.069</text:p>
          </table:table-cell>
          <table:table-cell office:value-type="float" office:value="-0.994759071014" calcext:value-type="float">
            <text:p>-0.994759071</text:p>
          </table:table-cell>
          <table:table-cell office:value-type="float" office:value="6.64318418503" calcext:value-type="float">
            <text:p>6.643184185</text:p>
          </table:table-cell>
          <table:table-cell office:value-type="float" office:value="-1.07121324539" calcext:value-type="float">
            <text:p>-1.0712132454</text:p>
          </table:table-cell>
          <table:table-cell office:value-type="float" office:value="-49.0335540771" calcext:value-type="float">
            <text:p>-49.0335540771</text:p>
          </table:table-cell>
          <table:table-cell office:value-type="float" office:value="5.56288862228" calcext:value-type="float">
            <text:p>5.5628886223</text:p>
          </table:table-cell>
          <table:table-cell office:value-type="float" office:value="-1.28801238537" calcext:value-type="float">
            <text:p>-1.2880123854</text:p>
          </table:table-cell>
          <table:table-cell office:value-type="float" office:value="-129.503265381" calcext:value-type="float">
            <text:p>-129.5032653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295" calcext:value-type="float">
            <text:p>3.295</text:p>
          </table:table-cell>
          <table:table-cell office:value-type="float" office:value="3.065" calcext:value-type="float">
            <text:p>3.065</text:p>
          </table:table-cell>
          <table:table-cell office:value-type="float" office:value="-0.992936668268" calcext:value-type="float">
            <text:p>-0.9929366683</text:p>
          </table:table-cell>
          <table:table-cell office:value-type="float" office:value="6.63983249664" calcext:value-type="float">
            <text:p>6.6398324966</text:p>
          </table:table-cell>
          <table:table-cell office:value-type="float" office:value="-1.08125662804" calcext:value-type="float">
            <text:p>-1.081256628</text:p>
          </table:table-cell>
          <table:table-cell office:value-type="float" office:value="-50.8103713989" calcext:value-type="float">
            <text:p>-50.8103713989</text:p>
          </table:table-cell>
          <table:table-cell office:value-type="float" office:value="5.55232572556" calcext:value-type="float">
            <text:p>5.5523257256</text:p>
          </table:table-cell>
          <table:table-cell office:value-type="float" office:value="-1.28869378567" calcext:value-type="float">
            <text:p>-1.2886937857</text:p>
          </table:table-cell>
          <table:table-cell office:value-type="float" office:value="-130.941986084" calcext:value-type="float">
            <text:p>-130.94198608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3.278" calcext:value-type="float">
            <text:p>3.278</text:p>
          </table:table-cell>
          <table:table-cell office:value-type="float" office:value="3.061" calcext:value-type="float">
            <text:p>3.061</text:p>
          </table:table-cell>
          <table:table-cell office:value-type="float" office:value="-0.990911326857" calcext:value-type="float">
            <text:p>-0.9909113269</text:p>
          </table:table-cell>
          <table:table-cell office:value-type="float" office:value="6.63603496552" calcext:value-type="float">
            <text:p>6.6360349655</text:p>
          </table:table-cell>
          <table:table-cell office:value-type="float" office:value="-1.09135007858" calcext:value-type="float">
            <text:p>-1.0913500786</text:p>
          </table:table-cell>
          <table:table-cell office:value-type="float" office:value="-52.6193580627" calcext:value-type="float">
            <text:p>-52.6193580627</text:p>
          </table:table-cell>
          <table:table-cell office:value-type="float" office:value="5.53863334656" calcext:value-type="float">
            <text:p>5.5386333466</text:p>
          </table:table-cell>
          <table:table-cell office:value-type="float" office:value="-1.28692996502" calcext:value-type="float">
            <text:p>-1.286929965</text:p>
          </table:table-cell>
          <table:table-cell office:value-type="float" office:value="-132.464660645" calcext:value-type="float">
            <text:p>-132.46466064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3.261" calcext:value-type="float">
            <text:p>3.261</text:p>
          </table:table-cell>
          <table:table-cell office:value-type="float" office:value="3.056" calcext:value-type="float">
            <text:p>3.056</text:p>
          </table:table-cell>
          <table:table-cell office:value-type="float" office:value="-0.988782176603" calcext:value-type="float">
            <text:p>-0.9887821766</text:p>
          </table:table-cell>
          <table:table-cell office:value-type="float" office:value="6.62871789932" calcext:value-type="float">
            <text:p>6.6287178993</text:p>
          </table:table-cell>
          <table:table-cell office:value-type="float" office:value="-1.09907329082" calcext:value-type="float">
            <text:p>-1.0990732908</text:p>
          </table:table-cell>
          <table:table-cell office:value-type="float" office:value="-54.4581069946" calcext:value-type="float">
            <text:p>-54.4581069946</text:p>
          </table:table-cell>
          <table:table-cell office:value-type="float" office:value="5.52461004257" calcext:value-type="float">
            <text:p>5.5246100426</text:p>
          </table:table-cell>
          <table:table-cell office:value-type="float" office:value="-1.28565251827" calcext:value-type="float">
            <text:p>-1.2856525183</text:p>
          </table:table-cell>
          <table:table-cell office:value-type="float" office:value="-134.036483765" calcext:value-type="float">
            <text:p>-134.03648376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3.244" calcext:value-type="float">
            <text:p>3.244</text:p>
          </table:table-cell>
          <table:table-cell office:value-type="float" office:value="3.051" calcext:value-type="float">
            <text:p>3.051</text:p>
          </table:table-cell>
          <table:table-cell office:value-type="float" office:value="-0.986100223785" calcext:value-type="float">
            <text:p>-0.9861002238</text:p>
          </table:table-cell>
          <table:table-cell office:value-type="float" office:value="6.62350225449" calcext:value-type="float">
            <text:p>6.6235022545</text:p>
          </table:table-cell>
          <table:table-cell office:value-type="float" office:value="-1.10648441315" calcext:value-type="float">
            <text:p>-1.1064844132</text:p>
          </table:table-cell>
          <table:table-cell office:value-type="float" office:value="-56.2556762695" calcext:value-type="float">
            <text:p>-56.2556762695</text:p>
          </table:table-cell>
          <table:table-cell office:value-type="float" office:value="5.51028347015" calcext:value-type="float">
            <text:p>5.5102834702</text:p>
          </table:table-cell>
          <table:table-cell office:value-type="float" office:value="-1.284491539" calcext:value-type="float">
            <text:p>-1.284491539</text:p>
          </table:table-cell>
          <table:table-cell office:value-type="float" office:value="-135.607269287" calcext:value-type="float">
            <text:p>-135.607269287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3.226" calcext:value-type="float">
            <text:p>3.226</text:p>
          </table:table-cell>
          <table:table-cell office:value-type="float" office:value="3.044" calcext:value-type="float">
            <text:p>3.044</text:p>
          </table:table-cell>
          <table:table-cell office:value-type="float" office:value="-0.983133294865" calcext:value-type="float">
            <text:p>-0.9831332949</text:p>
          </table:table-cell>
          <table:table-cell office:value-type="float" office:value="6.61948394775" calcext:value-type="float">
            <text:p>6.6194839478</text:p>
          </table:table-cell>
          <table:table-cell office:value-type="float" office:value="-1.1140421629" calcext:value-type="float">
            <text:p>-1.1140421629</text:p>
          </table:table-cell>
          <table:table-cell office:value-type="float" office:value="-58.0675773621" calcext:value-type="float">
            <text:p>-58.0675773621</text:p>
          </table:table-cell>
          <table:table-cell office:value-type="float" office:value="5.50117206573" calcext:value-type="float">
            <text:p>5.5011720657</text:p>
          </table:table-cell>
          <table:table-cell office:value-type="float" office:value="-1.28001213074" calcext:value-type="float">
            <text:p>-1.2800121307</text:p>
          </table:table-cell>
          <table:table-cell office:value-type="float" office:value="-137.217147827" calcext:value-type="float">
            <text:p>-137.21714782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3.21" calcext:value-type="float">
            <text:p>3.21</text:p>
          </table:table-cell>
          <table:table-cell office:value-type="float" office:value="3.038" calcext:value-type="float">
            <text:p>3.038</text:p>
          </table:table-cell>
          <table:table-cell office:value-type="float" office:value="-0.980081333798" calcext:value-type="float">
            <text:p>-0.9800813338</text:p>
          </table:table-cell>
          <table:table-cell office:value-type="float" office:value="6.61527109146" calcext:value-type="float">
            <text:p>6.6152710915</text:p>
          </table:table-cell>
          <table:table-cell office:value-type="float" office:value="-1.12123715878" calcext:value-type="float">
            <text:p>-1.1212371588</text:p>
          </table:table-cell>
          <table:table-cell office:value-type="float" office:value="-59.8863868713" calcext:value-type="float">
            <text:p>-59.8863868713</text:p>
          </table:table-cell>
          <table:table-cell office:value-type="float" office:value="5.49447345734" calcext:value-type="float">
            <text:p>5.4944734573</text:p>
          </table:table-cell>
          <table:table-cell office:value-type="float" office:value="-1.27412652969" calcext:value-type="float">
            <text:p>-1.2741265297</text:p>
          </table:table-cell>
          <table:table-cell office:value-type="float" office:value="-138.80267334" calcext:value-type="float">
            <text:p>-138.8026733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.194" calcext:value-type="float">
            <text:p>3.194</text:p>
          </table:table-cell>
          <table:table-cell office:value-type="float" office:value="3.031" calcext:value-type="float">
            <text:p>3.031</text:p>
          </table:table-cell>
          <table:table-cell office:value-type="float" office:value="-0.976885481027" calcext:value-type="float">
            <text:p>-0.976885481</text:p>
          </table:table-cell>
          <table:table-cell office:value-type="float" office:value="6.6086268425" calcext:value-type="float">
            <text:p>6.6086268425</text:p>
          </table:table-cell>
          <table:table-cell office:value-type="float" office:value="-1.12854361534" calcext:value-type="float">
            <text:p>-1.1285436153</text:p>
          </table:table-cell>
          <table:table-cell office:value-type="float" office:value="-61.6654281616" calcext:value-type="float">
            <text:p>-61.6654281616</text:p>
          </table:table-cell>
          <table:table-cell office:value-type="float" office:value="5.48880958557" calcext:value-type="float">
            <text:p>5.4888095856</text:p>
          </table:table-cell>
          <table:table-cell office:value-type="float" office:value="-1.26771044731" calcext:value-type="float">
            <text:p>-1.2677104473</text:p>
          </table:table-cell>
          <table:table-cell office:value-type="float" office:value="-140.430969238" calcext:value-type="float">
            <text:p>-140.430969238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3.178" calcext:value-type="float">
            <text:p>3.178</text:p>
          </table:table-cell>
          <table:table-cell office:value-type="float" office:value="3.023" calcext:value-type="float">
            <text:p>3.023</text:p>
          </table:table-cell>
          <table:table-cell office:value-type="float" office:value="-0.973569253912" calcext:value-type="float">
            <text:p>-0.9735692539</text:p>
          </table:table-cell>
          <table:table-cell office:value-type="float" office:value="6.60184335709" calcext:value-type="float">
            <text:p>6.6018433571</text:p>
          </table:table-cell>
          <table:table-cell office:value-type="float" office:value="-1.13633036613" calcext:value-type="float">
            <text:p>-1.1363303661</text:p>
          </table:table-cell>
          <table:table-cell office:value-type="float" office:value="-63.4273757935" calcext:value-type="float">
            <text:p>-63.4273757935</text:p>
          </table:table-cell>
          <table:table-cell office:value-type="float" office:value="5.48293924332" calcext:value-type="float">
            <text:p>5.4829392433</text:p>
          </table:table-cell>
          <table:table-cell office:value-type="float" office:value="-1.26082360744" calcext:value-type="float">
            <text:p>-1.2608236074</text:p>
          </table:table-cell>
          <table:table-cell office:value-type="float" office:value="-142.091156006" calcext:value-type="float">
            <text:p>-142.09115600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.163" calcext:value-type="float">
            <text:p>3.163</text:p>
          </table:table-cell>
          <table:table-cell office:value-type="float" office:value="3.015" calcext:value-type="float">
            <text:p>3.015</text:p>
          </table:table-cell>
          <table:table-cell office:value-type="float" office:value="-0.969912371922" calcext:value-type="float">
            <text:p>-0.9699123719</text:p>
          </table:table-cell>
          <table:table-cell office:value-type="float" office:value="6.59593391418" calcext:value-type="float">
            <text:p>6.5959339142</text:p>
          </table:table-cell>
          <table:table-cell office:value-type="float" office:value="-1.14268660545" calcext:value-type="float">
            <text:p>-1.1426866055</text:p>
          </table:table-cell>
          <table:table-cell office:value-type="float" office:value="-65.1814498901" calcext:value-type="float">
            <text:p>-65.1814498901</text:p>
          </table:table-cell>
          <table:table-cell office:value-type="float" office:value="5.47555160522" calcext:value-type="float">
            <text:p>5.4755516052</text:p>
          </table:table-cell>
          <table:table-cell office:value-type="float" office:value="-1.25388014317" calcext:value-type="float">
            <text:p>-1.2538801432</text:p>
          </table:table-cell>
          <table:table-cell office:value-type="float" office:value="-143.795318604" calcext:value-type="float">
            <text:p>-143.795318604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3.147" calcext:value-type="float">
            <text:p>3.147</text:p>
          </table:table-cell>
          <table:table-cell office:value-type="float" office:value="3.007" calcext:value-type="float">
            <text:p>3.007</text:p>
          </table:table-cell>
          <table:table-cell office:value-type="float" office:value="-0.966151581434" calcext:value-type="float">
            <text:p>-0.9661515814</text:p>
          </table:table-cell>
          <table:table-cell office:value-type="float" office:value="6.59021902084" calcext:value-type="float">
            <text:p>6.5902190208</text:p>
          </table:table-cell>
          <table:table-cell office:value-type="float" office:value="-1.15037047863" calcext:value-type="float">
            <text:p>-1.1503704786</text:p>
          </table:table-cell>
          <table:table-cell office:value-type="float" office:value="-66.9645767212" calcext:value-type="float">
            <text:p>-66.9645767212</text:p>
          </table:table-cell>
          <table:table-cell office:value-type="float" office:value="5.46862697601" calcext:value-type="float">
            <text:p>5.468626976</text:p>
          </table:table-cell>
          <table:table-cell office:value-type="float" office:value="-1.24729955196" calcext:value-type="float">
            <text:p>-1.247299552</text:p>
          </table:table-cell>
          <table:table-cell office:value-type="float" office:value="-145.550888062" calcext:value-type="float">
            <text:p>-145.5508880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32" calcext:value-type="float">
            <text:p>3.132</text:p>
          </table:table-cell>
          <table:table-cell office:value-type="float" office:value="2.998" calcext:value-type="float">
            <text:p>2.998</text:p>
          </table:table-cell>
          <table:table-cell office:value-type="float" office:value="-0.961763672" calcext:value-type="float">
            <text:p>-0.961763672</text:p>
          </table:table-cell>
          <table:table-cell office:value-type="float" office:value="6.58487939835" calcext:value-type="float">
            <text:p>6.5848793984</text:p>
          </table:table-cell>
          <table:table-cell office:value-type="float" office:value="-1.15745949745" calcext:value-type="float">
            <text:p>-1.1574594975</text:p>
          </table:table-cell>
          <table:table-cell office:value-type="float" office:value="-68.7524108887" calcext:value-type="float">
            <text:p>-68.7524108887</text:p>
          </table:table-cell>
          <table:table-cell office:value-type="float" office:value="5.46162557602" calcext:value-type="float">
            <text:p>5.461625576</text:p>
          </table:table-cell>
          <table:table-cell office:value-type="float" office:value="-1.2406591177" calcext:value-type="float">
            <text:p>-1.2406591177</text:p>
          </table:table-cell>
          <table:table-cell office:value-type="float" office:value="-147.356231689" calcext:value-type="float">
            <text:p>-147.356231689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3.117" calcext:value-type="float">
            <text:p>3.117</text:p>
          </table:table-cell>
          <table:table-cell office:value-type="float" office:value="2.988" calcext:value-type="float">
            <text:p>2.988</text:p>
          </table:table-cell>
          <table:table-cell office:value-type="float" office:value="-0.957258664602" calcext:value-type="float">
            <text:p>-0.9572586646</text:p>
          </table:table-cell>
          <table:table-cell office:value-type="float" office:value="6.57923460007" calcext:value-type="float">
            <text:p>6.5792346001</text:p>
          </table:table-cell>
          <table:table-cell office:value-type="float" office:value="-1.1620619297" calcext:value-type="float">
            <text:p>-1.1620619297</text:p>
          </table:table-cell>
          <table:table-cell office:value-type="float" office:value="-70.5124130249" calcext:value-type="float">
            <text:p>-70.5124130249</text:p>
          </table:table-cell>
          <table:table-cell office:value-type="float" office:value="5.455473423" calcext:value-type="float">
            <text:p>5.455473423</text:p>
          </table:table-cell>
          <table:table-cell office:value-type="float" office:value="-1.23378026485" calcext:value-type="float">
            <text:p>-1.2337802649</text:p>
          </table:table-cell>
          <table:table-cell office:value-type="float" office:value="-149.129669189" calcext:value-type="float">
            <text:p>-149.129669189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.103" calcext:value-type="float">
            <text:p>3.103</text:p>
          </table:table-cell>
          <table:table-cell office:value-type="float" office:value="2.979" calcext:value-type="float">
            <text:p>2.979</text:p>
          </table:table-cell>
          <table:table-cell office:value-type="float" office:value="-0.952508604215" calcext:value-type="float">
            <text:p>-0.9525086042</text:p>
          </table:table-cell>
          <table:table-cell office:value-type="float" office:value="6.57370424271" calcext:value-type="float">
            <text:p>6.5737042427</text:p>
          </table:table-cell>
          <table:table-cell office:value-type="float" office:value="-1.16737163067" calcext:value-type="float">
            <text:p>-1.1673716307</text:p>
          </table:table-cell>
          <table:table-cell office:value-type="float" office:value="-72.2879714966" calcext:value-type="float">
            <text:p>-72.2879714966</text:p>
          </table:table-cell>
          <table:table-cell office:value-type="float" office:value="5.4488158226" calcext:value-type="float">
            <text:p>5.4488158226</text:p>
          </table:table-cell>
          <table:table-cell office:value-type="float" office:value="-1.22664320469" calcext:value-type="float">
            <text:p>-1.2266432047</text:p>
          </table:table-cell>
          <table:table-cell office:value-type="float" office:value="-150.896530151" calcext:value-type="float">
            <text:p>-150.896530151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3.09" calcext:value-type="float">
            <text:p>3.09</text:p>
          </table:table-cell>
          <table:table-cell office:value-type="float" office:value="2.969" calcext:value-type="float">
            <text:p>2.969</text:p>
          </table:table-cell>
          <table:table-cell office:value-type="float" office:value="-0.947354732302" calcext:value-type="float">
            <text:p>-0.9473547323</text:p>
          </table:table-cell>
          <table:table-cell office:value-type="float" office:value="6.56778860092" calcext:value-type="float">
            <text:p>6.5677886009</text:p>
          </table:table-cell>
          <table:table-cell office:value-type="float" office:value="-1.17268884182" calcext:value-type="float">
            <text:p>-1.1726888418</text:p>
          </table:table-cell>
          <table:table-cell office:value-type="float" office:value="-74.0606994629" calcext:value-type="float">
            <text:p>-74.0606994629</text:p>
          </table:table-cell>
          <table:table-cell office:value-type="float" office:value="5.44307184219" calcext:value-type="float">
            <text:p>5.4430718422</text:p>
          </table:table-cell>
          <table:table-cell office:value-type="float" office:value="-1.21949589252" calcext:value-type="float">
            <text:p>-1.2194958925</text:p>
          </table:table-cell>
          <table:table-cell office:value-type="float" office:value="-152.656616211" calcext:value-type="float">
            <text:p>-152.656616211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.081" calcext:value-type="float">
            <text:p>3.081</text:p>
          </table:table-cell>
          <table:table-cell office:value-type="float" office:value="2.962" calcext:value-type="float">
            <text:p>2.962</text:p>
          </table:table-cell>
          <table:table-cell office:value-type="float" office:value="-0.941942948914" calcext:value-type="float">
            <text:p>-0.9419429489</text:p>
          </table:table-cell>
          <table:table-cell office:value-type="float" office:value="6.56265974045" calcext:value-type="float">
            <text:p>6.5626597405</text:p>
          </table:table-cell>
          <table:table-cell office:value-type="float" office:value="-1.17671263218" calcext:value-type="float">
            <text:p>-1.1767126322</text:p>
          </table:table-cell>
          <table:table-cell office:value-type="float" office:value="-75.7838592529" calcext:value-type="float">
            <text:p>-75.7838592529</text:p>
          </table:table-cell>
          <table:table-cell office:value-type="float" office:value="5.43831586838" calcext:value-type="float">
            <text:p>5.4383158684</text:p>
          </table:table-cell>
          <table:table-cell office:value-type="float" office:value="-1.21273183823" calcext:value-type="float">
            <text:p>-1.2127318382</text:p>
          </table:table-cell>
          <table:table-cell office:value-type="float" office:value="-154.354766846" calcext:value-type="float">
            <text:p>-154.35476684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3.074" calcext:value-type="float">
            <text:p>3.074</text:p>
          </table:table-cell>
          <table:table-cell office:value-type="float" office:value="2.956" calcext:value-type="float">
            <text:p>2.956</text:p>
          </table:table-cell>
          <table:table-cell office:value-type="float" office:value="-0.936625527789" calcext:value-type="float">
            <text:p>-0.9366255278</text:p>
          </table:table-cell>
          <table:table-cell office:value-type="float" office:value="6.55655574799" calcext:value-type="float">
            <text:p>6.556555748</text:p>
          </table:table-cell>
          <table:table-cell office:value-type="float" office:value="-1.18249177933" calcext:value-type="float">
            <text:p>-1.1824917793</text:p>
          </table:table-cell>
          <table:table-cell office:value-type="float" office:value="-77.5358581543" calcext:value-type="float">
            <text:p>-77.5358581543</text:p>
          </table:table-cell>
          <table:table-cell office:value-type="float" office:value="5.43141078949" calcext:value-type="float">
            <text:p>5.4314107895</text:p>
          </table:table-cell>
          <table:table-cell office:value-type="float" office:value="-1.20679867268" calcext:value-type="float">
            <text:p>-1.2067986727</text:p>
          </table:table-cell>
          <table:table-cell office:value-type="float" office:value="-156.047164917" calcext:value-type="float">
            <text:p>-156.047164917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.068" calcext:value-type="float">
            <text:p>3.068</text:p>
          </table:table-cell>
          <table:table-cell office:value-type="float" office:value="2.951" calcext:value-type="float">
            <text:p>2.951</text:p>
          </table:table-cell>
          <table:table-cell office:value-type="float" office:value="-0.931629249996" calcext:value-type="float">
            <text:p>-0.93162925</text:p>
          </table:table-cell>
          <table:table-cell office:value-type="float" office:value="6.54931163788" calcext:value-type="float">
            <text:p>6.5493116379</text:p>
          </table:table-cell>
          <table:table-cell office:value-type="float" office:value="-1.19013810158" calcext:value-type="float">
            <text:p>-1.1901381016</text:p>
          </table:table-cell>
          <table:table-cell office:value-type="float" office:value="-79.2989425659" calcext:value-type="float">
            <text:p>-79.2989425659</text:p>
          </table:table-cell>
          <table:table-cell office:value-type="float" office:value="5.42499113083" calcext:value-type="float">
            <text:p>5.4249911308</text:p>
          </table:table-cell>
          <table:table-cell office:value-type="float" office:value="-1.19897294044" calcext:value-type="float">
            <text:p>-1.1989729404</text:p>
          </table:table-cell>
          <table:table-cell office:value-type="float" office:value="-157.784744263" calcext:value-type="float">
            <text:p>-157.784744263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3.064" calcext:value-type="float">
            <text:p>3.064</text:p>
          </table:table-cell>
          <table:table-cell office:value-type="float" office:value="2.947" calcext:value-type="float">
            <text:p>2.947</text:p>
          </table:table-cell>
          <table:table-cell office:value-type="float" office:value="-0.927013958771" calcext:value-type="float">
            <text:p>-0.9270139588</text:p>
          </table:table-cell>
          <table:table-cell office:value-type="float" office:value="6.54310655594" calcext:value-type="float">
            <text:p>6.5431065559</text:p>
          </table:table-cell>
          <table:table-cell office:value-type="float" office:value="-1.19560289383" calcext:value-type="float">
            <text:p>-1.1956028938</text:p>
          </table:table-cell>
          <table:table-cell office:value-type="float" office:value="-81.0511169434" calcext:value-type="float">
            <text:p>-81.0511169434</text:p>
          </table:table-cell>
          <table:table-cell office:value-type="float" office:value="5.41668510437" calcext:value-type="float">
            <text:p>5.4166851044</text:p>
          </table:table-cell>
          <table:table-cell office:value-type="float" office:value="-1.1903847456" calcext:value-type="float">
            <text:p>-1.1903847456</text:p>
          </table:table-cell>
          <table:table-cell office:value-type="float" office:value="-159.642745972" calcext:value-type="float">
            <text:p>-159.642745972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.06" calcext:value-type="float">
            <text:p>3.06</text:p>
          </table:table-cell>
          <table:table-cell office:value-type="float" office:value="2.943" calcext:value-type="float">
            <text:p>2.943</text:p>
          </table:table-cell>
          <table:table-cell office:value-type="float" office:value="-0.922832663099" calcext:value-type="float">
            <text:p>-0.9228326631</text:p>
          </table:table-cell>
          <table:table-cell office:value-type="float" office:value="6.53776931763" calcext:value-type="float">
            <text:p>6.5377693176</text:p>
          </table:table-cell>
          <table:table-cell office:value-type="float" office:value="-1.20028436184" calcext:value-type="float">
            <text:p>-1.2002843618</text:p>
          </table:table-cell>
          <table:table-cell office:value-type="float" office:value="-82.7614593506" calcext:value-type="float">
            <text:p>-82.7614593506</text:p>
          </table:table-cell>
          <table:table-cell office:value-type="float" office:value="5.40978050232" calcext:value-type="float">
            <text:p>5.4097805023</text:p>
          </table:table-cell>
          <table:table-cell office:value-type="float" office:value="-1.18197190762" calcext:value-type="float">
            <text:p>-1.1819719076</text:p>
          </table:table-cell>
          <table:table-cell office:value-type="float" office:value="-161.482696533" calcext:value-type="float">
            <text:p>-161.482696533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3.056" calcext:value-type="float">
            <text:p>3.056</text:p>
          </table:table-cell>
          <table:table-cell office:value-type="float" office:value="2.939" calcext:value-type="float">
            <text:p>2.939</text:p>
          </table:table-cell>
          <table:table-cell office:value-type="float" office:value="-0.917747211778" calcext:value-type="float">
            <text:p>-0.9177472118</text:p>
          </table:table-cell>
          <table:table-cell office:value-type="float" office:value="6.53165149689" calcext:value-type="float">
            <text:p>6.5316514969</text:p>
          </table:table-cell>
          <table:table-cell office:value-type="float" office:value="-1.20407438278" calcext:value-type="float">
            <text:p>-1.2040743828</text:p>
          </table:table-cell>
          <table:table-cell office:value-type="float" office:value="-84.4824829102" calcext:value-type="float">
            <text:p>-84.4824829102</text:p>
          </table:table-cell>
          <table:table-cell office:value-type="float" office:value="5.40128803253" calcext:value-type="float">
            <text:p>5.4012880325</text:p>
          </table:table-cell>
          <table:table-cell office:value-type="float" office:value="-1.17586767673" calcext:value-type="float">
            <text:p>-1.1758676767</text:p>
          </table:table-cell>
          <table:table-cell office:value-type="float" office:value="-163.18901062" calcext:value-type="float">
            <text:p>-163.189010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051" calcext:value-type="float">
            <text:p>3.051</text:p>
          </table:table-cell>
          <table:table-cell office:value-type="float" office:value="2.934" calcext:value-type="float">
            <text:p>2.934</text:p>
          </table:table-cell>
          <table:table-cell office:value-type="float" office:value="-0.912097145337" calcext:value-type="float">
            <text:p>-0.9120971453</text:p>
          </table:table-cell>
          <table:table-cell office:value-type="float" office:value="6.52673625946" calcext:value-type="float">
            <text:p>6.5267362595</text:p>
          </table:table-cell>
          <table:table-cell office:value-type="float" office:value="-1.20482218266" calcext:value-type="float">
            <text:p>-1.2048221827</text:p>
          </table:table-cell>
          <table:table-cell office:value-type="float" office:value="-86.2183837891" calcext:value-type="float">
            <text:p>-86.2183837891</text:p>
          </table:table-cell>
          <table:table-cell office:value-type="float" office:value="5.39227819443" calcext:value-type="float">
            <text:p>5.3922781944</text:p>
          </table:table-cell>
          <table:table-cell office:value-type="float" office:value="-1.17094576359" calcext:value-type="float">
            <text:p>-1.1709457636</text:p>
          </table:table-cell>
          <table:table-cell office:value-type="float" office:value="-164.793289185" calcext:value-type="float">
            <text:p>-164.793289185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3.047" calcext:value-type="float">
            <text:p>3.047</text:p>
          </table:table-cell>
          <table:table-cell office:value-type="float" office:value="2.929" calcext:value-type="float">
            <text:p>2.929</text:p>
          </table:table-cell>
          <table:table-cell office:value-type="float" office:value="-0.905845154804" calcext:value-type="float">
            <text:p>-0.9058451548</text:p>
          </table:table-cell>
          <table:table-cell office:value-type="float" office:value="6.52112817764" calcext:value-type="float">
            <text:p>6.5211281776</text:p>
          </table:table-cell>
          <table:table-cell office:value-type="float" office:value="-1.20822453499" calcext:value-type="float">
            <text:p>-1.208224535</text:p>
          </table:table-cell>
          <table:table-cell office:value-type="float" office:value="-87.9315795898" calcext:value-type="float">
            <text:p>-87.9315795898</text:p>
          </table:table-cell>
          <table:table-cell office:value-type="float" office:value="5.38073635101" calcext:value-type="float">
            <text:p>5.380736351</text:p>
          </table:table-cell>
          <table:table-cell office:value-type="float" office:value="-1.16519117355" calcext:value-type="float">
            <text:p>-1.1651911736</text:p>
          </table:table-cell>
          <table:table-cell office:value-type="float" office:value="-166.355010986" calcext:value-type="float">
            <text:p>-166.355010986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.044" calcext:value-type="float">
            <text:p>3.044</text:p>
          </table:table-cell>
          <table:table-cell office:value-type="float" office:value="2.925" calcext:value-type="float">
            <text:p>2.925</text:p>
          </table:table-cell>
          <table:table-cell office:value-type="float" office:value="-0.898951754832" calcext:value-type="float">
            <text:p>-0.8989517548</text:p>
          </table:table-cell>
          <table:table-cell office:value-type="float" office:value="6.51524448395" calcext:value-type="float">
            <text:p>6.515244484</text:p>
          </table:table-cell>
          <table:table-cell office:value-type="float" office:value="-1.21201014519" calcext:value-type="float">
            <text:p>-1.2120101452</text:p>
          </table:table-cell>
          <table:table-cell office:value-type="float" office:value="-89.6586685181" calcext:value-type="float">
            <text:p>-89.6586685181</text:p>
          </table:table-cell>
          <table:table-cell office:value-type="float" office:value="5.36775636673" calcext:value-type="float">
            <text:p>5.3677563667</text:p>
          </table:table-cell>
          <table:table-cell office:value-type="float" office:value="-1.15855801105" calcext:value-type="float">
            <text:p>-1.1585580111</text:p>
          </table:table-cell>
          <table:table-cell office:value-type="float" office:value="-167.841384888" calcext:value-type="float">
            <text:p>-167.841384888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3.042" calcext:value-type="float">
            <text:p>3.042</text:p>
          </table:table-cell>
          <table:table-cell office:value-type="float" office:value="2.922" calcext:value-type="float">
            <text:p>2.922</text:p>
          </table:table-cell>
          <table:table-cell office:value-type="float" office:value="-0.890921696679" calcext:value-type="float">
            <text:p>-0.8909216967</text:p>
          </table:table-cell>
          <table:table-cell office:value-type="float" office:value="6.50838661194" calcext:value-type="float">
            <text:p>6.5083866119</text:p>
          </table:table-cell>
          <table:table-cell office:value-type="float" office:value="-1.21650838852" calcext:value-type="float">
            <text:p>-1.2165083885</text:p>
          </table:table-cell>
          <table:table-cell office:value-type="float" office:value="-91.4193954468" calcext:value-type="float">
            <text:p>-91.4193954468</text:p>
          </table:table-cell>
          <table:table-cell office:value-type="float" office:value="5.35560941696" calcext:value-type="float">
            <text:p>5.355609417</text:p>
          </table:table-cell>
          <table:table-cell office:value-type="float" office:value="-1.15173399448" calcext:value-type="float">
            <text:p>-1.1517339945</text:p>
          </table:table-cell>
          <table:table-cell office:value-type="float" office:value="-169.252151489" calcext:value-type="float">
            <text:p>-169.25215148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3.04" calcext:value-type="float">
            <text:p>3.04</text:p>
          </table:table-cell>
          <table:table-cell office:value-type="float" office:value="2.92" calcext:value-type="float">
            <text:p>2.92</text:p>
          </table:table-cell>
          <table:table-cell office:value-type="float" office:value="-0.884009371158" calcext:value-type="float">
            <text:p>-0.8840093712</text:p>
          </table:table-cell>
          <table:table-cell office:value-type="float" office:value="6.50172138214" calcext:value-type="float">
            <text:p>6.5017213821</text:p>
          </table:table-cell>
          <table:table-cell office:value-type="float" office:value="-1.22028648853" calcext:value-type="float">
            <text:p>-1.2202864885</text:p>
          </table:table-cell>
          <table:table-cell office:value-type="float" office:value="-93.1261978149" calcext:value-type="float">
            <text:p>-93.1261978149</text:p>
          </table:table-cell>
          <table:table-cell office:value-type="float" office:value="5.344830513" calcext:value-type="float">
            <text:p>5.344830513</text:p>
          </table:table-cell>
          <table:table-cell office:value-type="float" office:value="-1.1452845335" calcext:value-type="float">
            <text:p>-1.1452845335</text:p>
          </table:table-cell>
          <table:table-cell office:value-type="float" office:value="-170.57762146" calcext:value-type="float">
            <text:p>-170.57762146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3.039" calcext:value-type="float">
            <text:p>3.039</text:p>
          </table:table-cell>
          <table:table-cell office:value-type="float" office:value="2.919" calcext:value-type="float">
            <text:p>2.919</text:p>
          </table:table-cell>
          <table:table-cell office:value-type="float" office:value="-0.876417032658" calcext:value-type="float">
            <text:p>-0.8764170327</text:p>
          </table:table-cell>
          <table:table-cell office:value-type="float" office:value="6.49464416504" calcext:value-type="float">
            <text:p>6.494644165</text:p>
          </table:table-cell>
          <table:table-cell office:value-type="float" office:value="-1.22406923771" calcext:value-type="float">
            <text:p>-1.2240692377</text:p>
          </table:table-cell>
          <table:table-cell office:value-type="float" office:value="-94.8351974487" calcext:value-type="float">
            <text:p>-94.8351974487</text:p>
          </table:table-cell>
          <table:table-cell office:value-type="float" office:value="5.33421134949" calcext:value-type="float">
            <text:p>5.3342113495</text:p>
          </table:table-cell>
          <table:table-cell office:value-type="float" office:value="-1.13947463036" calcext:value-type="float">
            <text:p>-1.1394746304</text:p>
          </table:table-cell>
          <table:table-cell office:value-type="float" office:value="-171.883666992" calcext:value-type="float">
            <text:p>-171.883666992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3.038" calcext:value-type="float">
            <text:p>3.038</text:p>
          </table:table-cell>
          <table:table-cell office:value-type="float" office:value="2.917" calcext:value-type="float">
            <text:p>2.917</text:p>
          </table:table-cell>
          <table:table-cell office:value-type="float" office:value="-0.868352470956" calcext:value-type="float">
            <text:p>-0.868352471</text:p>
          </table:table-cell>
          <table:table-cell office:value-type="float" office:value="6.4873085022" calcext:value-type="float">
            <text:p>6.4873085022</text:p>
          </table:table-cell>
          <table:table-cell office:value-type="float" office:value="-1.22896099091" calcext:value-type="float">
            <text:p>-1.2289609909</text:p>
          </table:table-cell>
          <table:table-cell office:value-type="float" office:value="-96.5547637939" calcext:value-type="float">
            <text:p>-96.5547637939</text:p>
          </table:table-cell>
          <table:table-cell office:value-type="float" office:value="5.32365655899" calcext:value-type="float">
            <text:p>5.323656559</text:p>
          </table:table-cell>
          <table:table-cell office:value-type="float" office:value="-1.13405811787" calcext:value-type="float">
            <text:p>-1.1340581179</text:p>
          </table:table-cell>
          <table:table-cell office:value-type="float" office:value="-173.130203247" calcext:value-type="float">
            <text:p>-173.130203247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3.037" calcext:value-type="float">
            <text:p>3.037</text:p>
          </table:table-cell>
          <table:table-cell office:value-type="float" office:value="2.916" calcext:value-type="float">
            <text:p>2.916</text:p>
          </table:table-cell>
          <table:table-cell office:value-type="float" office:value="-0.86030650175" calcext:value-type="float">
            <text:p>-0.8603065018</text:p>
          </table:table-cell>
          <table:table-cell office:value-type="float" office:value="6.48024940491" calcext:value-type="float">
            <text:p>6.4802494049</text:p>
          </table:table-cell>
          <table:table-cell office:value-type="float" office:value="-1.23335182667" calcext:value-type="float">
            <text:p>-1.2333518267</text:p>
          </table:table-cell>
          <table:table-cell office:value-type="float" office:value="-98.2667922974" calcext:value-type="float">
            <text:p>-98.2667922974</text:p>
          </table:table-cell>
          <table:table-cell office:value-type="float" office:value="5.31199216843" calcext:value-type="float">
            <text:p>5.3119921684</text:p>
          </table:table-cell>
          <table:table-cell office:value-type="float" office:value="-1.12881827354" calcext:value-type="float">
            <text:p>-1.1288182735</text:p>
          </table:table-cell>
          <table:table-cell office:value-type="float" office:value="-174.358764648" calcext:value-type="float">
            <text:p>-174.35876464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.037" calcext:value-type="float">
            <text:p>3.037</text:p>
          </table:table-cell>
          <table:table-cell office:value-type="float" office:value="2.914" calcext:value-type="float">
            <text:p>2.914</text:p>
          </table:table-cell>
          <table:table-cell office:value-type="float" office:value="-0.851516396648" calcext:value-type="float">
            <text:p>-0.8515163966</text:p>
          </table:table-cell>
          <table:table-cell office:value-type="float" office:value="6.47285509109" calcext:value-type="float">
            <text:p>6.4728550911</text:p>
          </table:table-cell>
          <table:table-cell office:value-type="float" office:value="-1.23679482937" calcext:value-type="float">
            <text:p>-1.2367948294</text:p>
          </table:table-cell>
          <table:table-cell office:value-type="float" office:value="-100.001937866" calcext:value-type="float">
            <text:p>-100.001937866</text:p>
          </table:table-cell>
          <table:table-cell office:value-type="float" office:value="5.2998008728" calcext:value-type="float">
            <text:p>5.2998008728</text:p>
          </table:table-cell>
          <table:table-cell office:value-type="float" office:value="-1.1217969656" calcext:value-type="float">
            <text:p>-1.1217969656</text:p>
          </table:table-cell>
          <table:table-cell office:value-type="float" office:value="-175.660110474" calcext:value-type="float">
            <text:p>-175.660110474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3.035" calcext:value-type="float">
            <text:p>3.035</text:p>
          </table:table-cell>
          <table:table-cell office:value-type="float" office:value="2.912" calcext:value-type="float">
            <text:p>2.912</text:p>
          </table:table-cell>
          <table:table-cell office:value-type="float" office:value="-0.842210740288" calcext:value-type="float">
            <text:p>-0.8422107403</text:p>
          </table:table-cell>
          <table:table-cell office:value-type="float" office:value="6.46580076218" calcext:value-type="float">
            <text:p>6.4658007622</text:p>
          </table:table-cell>
          <table:table-cell office:value-type="float" office:value="-1.24023878574" calcext:value-type="float">
            <text:p>-1.2402387857</text:p>
          </table:table-cell>
          <table:table-cell office:value-type="float" office:value="-101.733055115" calcext:value-type="float">
            <text:p>-101.733055115</text:p>
          </table:table-cell>
          <table:table-cell office:value-type="float" office:value="5.28503465652" calcext:value-type="float">
            <text:p>5.2850346565</text:p>
          </table:table-cell>
          <table:table-cell office:value-type="float" office:value="-1.1125639677" calcext:value-type="float">
            <text:p>-1.1125639677</text:p>
          </table:table-cell>
          <table:table-cell office:value-type="float" office:value="-177.013916016" calcext:value-type="float">
            <text:p>-177.0139160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034" calcext:value-type="float">
            <text:p>3.034</text:p>
          </table:table-cell>
          <table:table-cell office:value-type="float" office:value="2.908" calcext:value-type="float">
            <text:p>2.908</text:p>
          </table:table-cell>
          <table:table-cell office:value-type="float" office:value="-0.832923961303" calcext:value-type="float">
            <text:p>-0.8329239613</text:p>
          </table:table-cell>
          <table:table-cell office:value-type="float" office:value="6.45839738846" calcext:value-type="float">
            <text:p>6.4583973885</text:p>
          </table:table-cell>
          <table:table-cell office:value-type="float" office:value="-1.24305069447" calcext:value-type="float">
            <text:p>-1.2430506945</text:p>
          </table:table-cell>
          <table:table-cell office:value-type="float" office:value="-103.462120056" calcext:value-type="float">
            <text:p>-103.462120056</text:p>
          </table:table-cell>
          <table:table-cell office:value-type="float" office:value="5.26447916031" calcext:value-type="float">
            <text:p>5.2644791603</text:p>
          </table:table-cell>
          <table:table-cell office:value-type="float" office:value="-1.10128831863" calcext:value-type="float">
            <text:p>-1.1012883186</text:p>
          </table:table-cell>
          <table:table-cell office:value-type="float" office:value="-178.3412323" calcext:value-type="float">
            <text:p>-178.3412323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3.033" calcext:value-type="float">
            <text:p>3.033</text:p>
          </table:table-cell>
          <table:table-cell office:value-type="float" office:value="2.905" calcext:value-type="float">
            <text:p>2.905</text:p>
          </table:table-cell>
          <table:table-cell office:value-type="float" office:value="-0.823396473089" calcext:value-type="float">
            <text:p>-0.8233964731</text:p>
          </table:table-cell>
          <table:table-cell office:value-type="float" office:value="6.4516453743" calcext:value-type="float">
            <text:p>6.4516453743</text:p>
          </table:table-cell>
          <table:table-cell office:value-type="float" office:value="-1.2442663908" calcext:value-type="float">
            <text:p>-1.2442663908</text:p>
          </table:table-cell>
          <table:table-cell office:value-type="float" office:value="-105.177742004" calcext:value-type="float">
            <text:p>-105.177742004</text:p>
          </table:table-cell>
          <table:table-cell office:value-type="float" office:value="5.24176025391" calcext:value-type="float">
            <text:p>5.2417602539</text:p>
          </table:table-cell>
          <table:table-cell office:value-type="float" office:value="-1.08945763111" calcext:value-type="float">
            <text:p>-1.0894576311</text:p>
          </table:table-cell>
          <table:table-cell office:value-type="float" office:value="-179.682312012" calcext:value-type="float">
            <text:p>-179.68231201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.031" calcext:value-type="float">
            <text:p>3.031</text:p>
          </table:table-cell>
          <table:table-cell office:value-type="float" office:value="2.9" calcext:value-type="float">
            <text:p>2.9</text:p>
          </table:table-cell>
          <table:table-cell office:value-type="float" office:value="-0.8142120037" calcext:value-type="float">
            <text:p>-0.8142120037</text:p>
          </table:table-cell>
          <table:table-cell office:value-type="float" office:value="6.44459342957" calcext:value-type="float">
            <text:p>6.4445934296</text:p>
          </table:table-cell>
          <table:table-cell office:value-type="float" office:value="-1.24679028988" calcext:value-type="float">
            <text:p>-1.2467902899</text:p>
          </table:table-cell>
          <table:table-cell office:value-type="float" office:value="-106.86693573" calcext:value-type="float">
            <text:p>-106.86693573</text:p>
          </table:table-cell>
          <table:table-cell office:value-type="float" office:value="5.22098207474" calcext:value-type="float">
            <text:p>5.2209820747</text:p>
          </table:table-cell>
          <table:table-cell office:value-type="float" office:value="-1.07725667953" calcext:value-type="float">
            <text:p>-1.0772566795</text:p>
          </table:table-cell>
          <table:table-cell office:value-type="float" office:value="178.919937134" calcext:value-type="float">
            <text:p>178.919937134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3.029" calcext:value-type="float">
            <text:p>3.029</text:p>
          </table:table-cell>
          <table:table-cell office:value-type="float" office:value="2.894" calcext:value-type="float">
            <text:p>2.894</text:p>
          </table:table-cell>
          <table:table-cell office:value-type="float" office:value="-0.804819100485" calcext:value-type="float">
            <text:p>-0.8048191005</text:p>
          </table:table-cell>
          <table:table-cell office:value-type="float" office:value="6.43711853027" calcext:value-type="float">
            <text:p>6.4371185303</text:p>
          </table:table-cell>
          <table:table-cell office:value-type="float" office:value="-1.24919700623" calcext:value-type="float">
            <text:p>-1.2491970062</text:p>
          </table:table-cell>
          <table:table-cell office:value-type="float" office:value="-108.567947388" calcext:value-type="float">
            <text:p>-108.567947388</text:p>
          </table:table-cell>
          <table:table-cell office:value-type="float" office:value="5.20183086395" calcext:value-type="float">
            <text:p>5.201830864</text:p>
          </table:table-cell>
          <table:table-cell office:value-type="float" office:value="-1.06441426277" calcext:value-type="float">
            <text:p>-1.0644142628</text:p>
          </table:table-cell>
          <table:table-cell office:value-type="float" office:value="177.528839111" calcext:value-type="float">
            <text:p>177.528839111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3.027" calcext:value-type="float">
            <text:p>3.027</text:p>
          </table:table-cell>
          <table:table-cell office:value-type="float" office:value="2.887" calcext:value-type="float">
            <text:p>2.887</text:p>
          </table:table-cell>
          <table:table-cell office:value-type="float" office:value="-0.795220167975" calcext:value-type="float">
            <text:p>-0.795220168</text:p>
          </table:table-cell>
          <table:table-cell office:value-type="float" office:value="6.43045377731" calcext:value-type="float">
            <text:p>6.4304537773</text:p>
          </table:table-cell>
          <table:table-cell office:value-type="float" office:value="-1.24966824055" calcext:value-type="float">
            <text:p>-1.2496682406</text:p>
          </table:table-cell>
          <table:table-cell office:value-type="float" office:value="-110.294654846" calcext:value-type="float">
            <text:p>-110.294654846</text:p>
          </table:table-cell>
          <table:table-cell office:value-type="float" office:value="5.18204402924" calcext:value-type="float">
            <text:p>5.1820440292</text:p>
          </table:table-cell>
          <table:table-cell office:value-type="float" office:value="-1.05135810375" calcext:value-type="float">
            <text:p>-1.0513581038</text:p>
          </table:table-cell>
          <table:table-cell office:value-type="float" office:value="176.110992432" calcext:value-type="float">
            <text:p>176.11099243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3.025" calcext:value-type="float">
            <text:p>3.025</text:p>
          </table:table-cell>
          <table:table-cell office:value-type="float" office:value="2.878" calcext:value-type="float">
            <text:p>2.878</text:p>
          </table:table-cell>
          <table:table-cell office:value-type="float" office:value="-0.785727048329" calcext:value-type="float">
            <text:p>-0.7857270483</text:p>
          </table:table-cell>
          <table:table-cell office:value-type="float" office:value="6.42379426956" calcext:value-type="float">
            <text:p>6.4237942696</text:p>
          </table:table-cell>
          <table:table-cell office:value-type="float" office:value="-1.25035226345" calcext:value-type="float">
            <text:p>-1.2503522635</text:p>
          </table:table-cell>
          <table:table-cell office:value-type="float" office:value="-112.006263733" calcext:value-type="float">
            <text:p>-112.006263733</text:p>
          </table:table-cell>
          <table:table-cell office:value-type="float" office:value="7.08774137497" calcext:value-type="float">
            <text:p>7.087741375</text:p>
          </table:table-cell>
          <table:table-cell office:value-type="float" office:value="-1.86173057556" calcext:value-type="float">
            <text:p>-1.8617305756</text:p>
          </table:table-cell>
          <table:table-cell office:value-type="float" office:value="173.667388916" calcext:value-type="float">
            <text:p>173.667388916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3.022" calcext:value-type="float">
            <text:p>3.022</text:p>
          </table:table-cell>
          <table:table-cell office:value-type="float" office:value="2.869" calcext:value-type="float">
            <text:p>2.869</text:p>
          </table:table-cell>
          <table:table-cell office:value-type="float" office:value="-0.775729725877" calcext:value-type="float">
            <text:p>-0.7757297259</text:p>
          </table:table-cell>
          <table:table-cell office:value-type="float" office:value="6.41709089279" calcext:value-type="float">
            <text:p>6.4170908928</text:p>
          </table:table-cell>
          <table:table-cell office:value-type="float" office:value="-1.25136601925" calcext:value-type="float">
            <text:p>-1.2513660193</text:p>
          </table:table-cell>
          <table:table-cell office:value-type="float" office:value="-113.672645569" calcext:value-type="float">
            <text:p>-113.672645569</text:p>
          </table:table-cell>
          <table:table-cell office:value-type="float" office:value="7.0737786293" calcext:value-type="float">
            <text:p>7.0737786293</text:p>
          </table:table-cell>
          <table:table-cell office:value-type="float" office:value="-1.85435605049" calcext:value-type="float">
            <text:p>-1.8543560505</text:p>
          </table:table-cell>
          <table:table-cell office:value-type="float" office:value="172.378112793" calcext:value-type="float">
            <text:p>172.37811279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3.02" calcext:value-type="float">
            <text:p>3.02</text:p>
          </table:table-cell>
          <table:table-cell office:value-type="float" office:value="2.857" calcext:value-type="float">
            <text:p>2.857</text:p>
          </table:table-cell>
          <table:table-cell office:value-type="float" office:value="-0.764245499332" calcext:value-type="float">
            <text:p>-0.7642454993</text:p>
          </table:table-cell>
          <table:table-cell office:value-type="float" office:value="6.40904903412" calcext:value-type="float">
            <text:p>6.4090490341</text:p>
          </table:table-cell>
          <table:table-cell office:value-type="float" office:value="-1.25309813023" calcext:value-type="float">
            <text:p>-1.2530981302</text:p>
          </table:table-cell>
          <table:table-cell office:value-type="float" office:value="-115.317550659" calcext:value-type="float">
            <text:p>-115.317550659</text:p>
          </table:table-cell>
          <table:table-cell office:value-type="float" office:value="7.05838489532" calcext:value-type="float">
            <text:p>7.0583848953</text:p>
          </table:table-cell>
          <table:table-cell office:value-type="float" office:value="-1.84553778172" calcext:value-type="float">
            <text:p>-1.8455377817</text:p>
          </table:table-cell>
          <table:table-cell office:value-type="float" office:value="171.106048584" calcext:value-type="float">
            <text:p>171.10604858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.018" calcext:value-type="float">
            <text:p>3.018</text:p>
          </table:table-cell>
          <table:table-cell office:value-type="float" office:value="2.844" calcext:value-type="float">
            <text:p>2.844</text:p>
          </table:table-cell>
          <table:table-cell office:value-type="float" office:value="-0.753500681937" calcext:value-type="float">
            <text:p>-0.7535006819</text:p>
          </table:table-cell>
          <table:table-cell office:value-type="float" office:value="6.39984273911" calcext:value-type="float">
            <text:p>6.3998427391</text:p>
          </table:table-cell>
          <table:table-cell office:value-type="float" office:value="-1.25486946106" calcext:value-type="float">
            <text:p>-1.2548694611</text:p>
          </table:table-cell>
          <table:table-cell office:value-type="float" office:value="-117.006614685" calcext:value-type="float">
            <text:p>-117.006614685</text:p>
          </table:table-cell>
          <table:table-cell office:value-type="float" office:value="7.04375696182" calcext:value-type="float">
            <text:p>7.0437569618</text:p>
          </table:table-cell>
          <table:table-cell office:value-type="float" office:value="-1.83821380138" calcext:value-type="float">
            <text:p>-1.8382138014</text:p>
          </table:table-cell>
          <table:table-cell office:value-type="float" office:value="169.959686279" calcext:value-type="float">
            <text:p>169.959686279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3.016" calcext:value-type="float">
            <text:p>3.016</text:p>
          </table:table-cell>
          <table:table-cell office:value-type="float" office:value="2.827" calcext:value-type="float">
            <text:p>2.827</text:p>
          </table:table-cell>
          <table:table-cell office:value-type="float" office:value="-0.743220147077" calcext:value-type="float">
            <text:p>-0.7432201471</text:p>
          </table:table-cell>
          <table:table-cell office:value-type="float" office:value="6.39177513123" calcext:value-type="float">
            <text:p>6.3917751312</text:p>
          </table:table-cell>
          <table:table-cell office:value-type="float" office:value="-1.25516593456" calcext:value-type="float">
            <text:p>-1.2551659346</text:p>
          </table:table-cell>
          <table:table-cell office:value-type="float" office:value="-118.691230774" calcext:value-type="float">
            <text:p>-118.691230774</text:p>
          </table:table-cell>
          <table:table-cell office:value-type="float" office:value="7.11628341675" calcext:value-type="float">
            <text:p>7.1162834168</text:p>
          </table:table-cell>
          <table:table-cell office:value-type="float" office:value="-1.88101112843" calcext:value-type="float">
            <text:p>-1.8810111284</text:p>
          </table:table-cell>
          <table:table-cell office:value-type="float" office:value="168.738311768" calcext:value-type="float">
            <text:p>168.7383117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014" calcext:value-type="float">
            <text:p>3.014</text:p>
          </table:table-cell>
          <table:table-cell office:value-type="float" office:value="2.809" calcext:value-type="float">
            <text:p>2.809</text:p>
          </table:table-cell>
          <table:table-cell office:value-type="float" office:value="-0.734120562777" calcext:value-type="float">
            <text:p>-0.7341205628</text:p>
          </table:table-cell>
          <table:table-cell office:value-type="float" office:value="6.38407516479" calcext:value-type="float">
            <text:p>6.3840751648</text:p>
          </table:table-cell>
          <table:table-cell office:value-type="float" office:value="-1.25547659397" calcext:value-type="float">
            <text:p>-1.255476594</text:p>
          </table:table-cell>
          <table:table-cell office:value-type="float" office:value="-120.368667603" calcext:value-type="float">
            <text:p>-120.368667603</text:p>
          </table:table-cell>
          <table:table-cell office:value-type="float" office:value="7.10267877579" calcext:value-type="float">
            <text:p>7.1026787758</text:p>
          </table:table-cell>
          <table:table-cell office:value-type="float" office:value="-1.873031497" calcext:value-type="float">
            <text:p>-1.873031497</text:p>
          </table:table-cell>
          <table:table-cell office:value-type="float" office:value="167.712478638" calcext:value-type="float">
            <text:p>167.712478638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3.013" calcext:value-type="float">
            <text:p>3.013</text:p>
          </table:table-cell>
          <table:table-cell office:value-type="float" office:value="2.788" calcext:value-type="float">
            <text:p>2.788</text:p>
          </table:table-cell>
          <table:table-cell office:value-type="float" office:value="-0.724542662642" calcext:value-type="float">
            <text:p>-0.7245426626</text:p>
          </table:table-cell>
          <table:table-cell office:value-type="float" office:value="6.37626409531" calcext:value-type="float">
            <text:p>6.3762640953</text:p>
          </table:table-cell>
          <table:table-cell office:value-type="float" office:value="-1.25501811504" calcext:value-type="float">
            <text:p>-1.255018115</text:p>
          </table:table-cell>
          <table:table-cell office:value-type="float" office:value="-122.102111816" calcext:value-type="float">
            <text:p>-122.102111816</text:p>
          </table:table-cell>
          <table:table-cell office:value-type="float" office:value="7.08893537521" calcext:value-type="float">
            <text:p>7.0889353752</text:p>
          </table:table-cell>
          <table:table-cell office:value-type="float" office:value="-1.86487424374" calcext:value-type="float">
            <text:p>-1.8648742437</text:p>
          </table:table-cell>
          <table:table-cell office:value-type="float" office:value="166.766693115" calcext:value-type="float">
            <text:p>166.766693115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3.012" calcext:value-type="float">
            <text:p>3.012</text:p>
          </table:table-cell>
          <table:table-cell office:value-type="float" office:value="2.765" calcext:value-type="float">
            <text:p>2.765</text:p>
          </table:table-cell>
          <table:table-cell office:value-type="float" office:value="-0.715172317935" calcext:value-type="float">
            <text:p>-0.7151723179</text:p>
          </table:table-cell>
          <table:table-cell office:value-type="float" office:value="6.36806488037" calcext:value-type="float">
            <text:p>6.3680648804</text:p>
          </table:table-cell>
          <table:table-cell office:value-type="float" office:value="-1.25482702255" calcext:value-type="float">
            <text:p>-1.2548270226</text:p>
          </table:table-cell>
          <table:table-cell office:value-type="float" office:value="-123.841407776" calcext:value-type="float">
            <text:p>-123.841407776</text:p>
          </table:table-cell>
          <table:table-cell office:value-type="float" office:value="7.11640977859" calcext:value-type="float">
            <text:p>7.1164097786</text:p>
          </table:table-cell>
          <table:table-cell office:value-type="float" office:value="-1.8837031126" calcext:value-type="float">
            <text:p>-1.8837031126</text:p>
          </table:table-cell>
          <table:table-cell office:value-type="float" office:value="165.758926392" calcext:value-type="float">
            <text:p>165.758926392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3.012" calcext:value-type="float">
            <text:p>3.012</text:p>
          </table:table-cell>
          <table:table-cell office:value-type="float" office:value="2.741" calcext:value-type="float">
            <text:p>2.741</text:p>
          </table:table-cell>
          <table:table-cell office:value-type="float" office:value="-0.705671635053" calcext:value-type="float">
            <text:p>-0.7056716351</text:p>
          </table:table-cell>
          <table:table-cell office:value-type="float" office:value="6.35294866562" calcext:value-type="float">
            <text:p>6.3529486656</text:p>
          </table:table-cell>
          <table:table-cell office:value-type="float" office:value="-1.26606690884" calcext:value-type="float">
            <text:p>-1.2660669088</text:p>
          </table:table-cell>
          <table:table-cell office:value-type="float" office:value="-125.359939575" calcext:value-type="float">
            <text:p>-125.359939575</text:p>
          </table:table-cell>
          <table:table-cell office:value-type="float" office:value="7.10332298279" calcext:value-type="float">
            <text:p>7.1033229828</text:p>
          </table:table-cell>
          <table:table-cell office:value-type="float" office:value="-1.87573885918" calcext:value-type="float">
            <text:p>-1.8757388592</text:p>
          </table:table-cell>
          <table:table-cell office:value-type="float" office:value="164.904571533" calcext:value-type="float">
            <text:p>164.90457153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3.012" calcext:value-type="float">
            <text:p>3.012</text:p>
          </table:table-cell>
          <table:table-cell office:value-type="float" office:value="2.714" calcext:value-type="float">
            <text:p>2.714</text:p>
          </table:table-cell>
          <table:table-cell office:value-type="float" office:value="-0.697476953894" calcext:value-type="float">
            <text:p>-0.6974769539</text:p>
          </table:table-cell>
          <table:table-cell office:value-type="float" office:value="6.34433746338" calcext:value-type="float">
            <text:p>6.3443374634</text:p>
          </table:table-cell>
          <table:table-cell office:value-type="float" office:value="-1.27051007748" calcext:value-type="float">
            <text:p>-1.2705100775</text:p>
          </table:table-cell>
          <table:table-cell office:value-type="float" office:value="-126.709907532" calcext:value-type="float">
            <text:p>-126.709907532</text:p>
          </table:table-cell>
          <table:table-cell office:value-type="float" office:value="7.09043979645" calcext:value-type="float">
            <text:p>7.0904397965</text:p>
          </table:table-cell>
          <table:table-cell office:value-type="float" office:value="-1.86862552166" calcext:value-type="float">
            <text:p>-1.8686255217</text:p>
          </table:table-cell>
          <table:table-cell office:value-type="float" office:value="164.194610596" calcext:value-type="float">
            <text:p>164.194610596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.013" calcext:value-type="float">
            <text:p>3.013</text:p>
          </table:table-cell>
          <table:table-cell office:value-type="float" office:value="2.685" calcext:value-type="float">
            <text:p>2.685</text:p>
          </table:table-cell>
          <table:table-cell office:value-type="float" office:value="-0.688827655973" calcext:value-type="float">
            <text:p>-0.688827656</text:p>
          </table:table-cell>
          <table:table-cell office:value-type="float" office:value="6.33360481262" calcext:value-type="float">
            <text:p>6.3336048126</text:p>
          </table:table-cell>
          <table:table-cell office:value-type="float" office:value="-1.27649319172" calcext:value-type="float">
            <text:p>-1.2764931917</text:p>
          </table:table-cell>
          <table:table-cell office:value-type="float" office:value="-128.084274292" calcext:value-type="float">
            <text:p>-128.084274292</text:p>
          </table:table-cell>
          <table:table-cell office:value-type="float" office:value="7.01019906998" calcext:value-type="float">
            <text:p>7.01019907</text:p>
          </table:table-cell>
          <table:table-cell office:value-type="float" office:value="-1.83107376099" calcext:value-type="float">
            <text:p>-1.831073761</text:p>
          </table:table-cell>
          <table:table-cell office:value-type="float" office:value="163.496322632" calcext:value-type="float">
            <text:p>163.496322632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.015" calcext:value-type="float">
            <text:p>3.015</text:p>
          </table:table-cell>
          <table:table-cell office:value-type="float" office:value="2.655" calcext:value-type="float">
            <text:p>2.655</text:p>
          </table:table-cell>
          <table:table-cell office:value-type="float" office:value="-0.680811966578" calcext:value-type="float">
            <text:p>-0.6808119666</text:p>
          </table:table-cell>
          <table:table-cell office:value-type="float" office:value="6.31288862228" calcext:value-type="float">
            <text:p>6.3128886223</text:p>
          </table:table-cell>
          <table:table-cell office:value-type="float" office:value="-1.28801238537" calcext:value-type="float">
            <text:p>-1.2880123854</text:p>
          </table:table-cell>
          <table:table-cell office:value-type="float" office:value="-129.503265381" calcext:value-type="float">
            <text:p>-129.503265381</text:p>
          </table:table-cell>
          <table:table-cell office:value-type="float" office:value="6.99352121353" calcext:value-type="float">
            <text:p>6.9935212135</text:p>
          </table:table-cell>
          <table:table-cell office:value-type="float" office:value="-1.82464206219" calcext:value-type="float">
            <text:p>-1.8246420622</text:p>
          </table:table-cell>
          <table:table-cell office:value-type="float" office:value="163.023696899" calcext:value-type="float">
            <text:p>163.023696899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3.017" calcext:value-type="float">
            <text:p>3.017</text:p>
          </table:table-cell>
          <table:table-cell office:value-type="float" office:value="2.624" calcext:value-type="float">
            <text:p>2.624</text:p>
          </table:table-cell>
          <table:table-cell office:value-type="float" office:value="-0.672713899766" calcext:value-type="float">
            <text:p>-0.6727138998</text:p>
          </table:table-cell>
          <table:table-cell office:value-type="float" office:value="6.30232572556" calcext:value-type="float">
            <text:p>6.3023257256</text:p>
          </table:table-cell>
          <table:table-cell office:value-type="float" office:value="-1.28869378567" calcext:value-type="float">
            <text:p>-1.2886937857</text:p>
          </table:table-cell>
          <table:table-cell office:value-type="float" office:value="-130.941986084" calcext:value-type="float">
            <text:p>-130.941986084</text:p>
          </table:table-cell>
          <table:table-cell office:value-type="float" office:value="6.97692918777" calcext:value-type="float">
            <text:p>6.9769291878</text:p>
          </table:table-cell>
          <table:table-cell office:value-type="float" office:value="-1.81755566597" calcext:value-type="float">
            <text:p>-1.817555666</text:p>
          </table:table-cell>
          <table:table-cell office:value-type="float" office:value="162.622558594" calcext:value-type="float">
            <text:p>162.622558594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3.021" calcext:value-type="float">
            <text:p>3.021</text:p>
          </table:table-cell>
          <table:table-cell office:value-type="float" office:value="2.591" calcext:value-type="float">
            <text:p>2.591</text:p>
          </table:table-cell>
          <table:table-cell office:value-type="float" office:value="-0.662289675425" calcext:value-type="float">
            <text:p>-0.6622896754</text:p>
          </table:table-cell>
          <table:table-cell office:value-type="float" office:value="6.28863334656" calcext:value-type="float">
            <text:p>6.2886333466</text:p>
          </table:table-cell>
          <table:table-cell office:value-type="float" office:value="-1.28692996502" calcext:value-type="float">
            <text:p>-1.286929965</text:p>
          </table:table-cell>
          <table:table-cell office:value-type="float" office:value="-132.464660645" calcext:value-type="float">
            <text:p>-132.464660645</text:p>
          </table:table-cell>
          <table:table-cell office:value-type="float" office:value="6.96015882492" calcext:value-type="float">
            <text:p>6.9601588249</text:p>
          </table:table-cell>
          <table:table-cell office:value-type="float" office:value="-1.81190752983" calcext:value-type="float">
            <text:p>-1.8119075298</text:p>
          </table:table-cell>
          <table:table-cell office:value-type="float" office:value="162.41418457" calcext:value-type="float">
            <text:p>162.41418457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3.025" calcext:value-type="float">
            <text:p>3.025</text:p>
          </table:table-cell>
          <table:table-cell office:value-type="float" office:value="2.559" calcext:value-type="float">
            <text:p>2.559</text:p>
          </table:table-cell>
          <table:table-cell office:value-type="float" office:value="-0.652493764642" calcext:value-type="float">
            <text:p>-0.6524937646</text:p>
          </table:table-cell>
          <table:table-cell office:value-type="float" office:value="6.27461004257" calcext:value-type="float">
            <text:p>6.2746100426</text:p>
          </table:table-cell>
          <table:table-cell office:value-type="float" office:value="-1.28565251827" calcext:value-type="float">
            <text:p>-1.2856525183</text:p>
          </table:table-cell>
          <table:table-cell office:value-type="float" office:value="-134.036483765" calcext:value-type="float">
            <text:p>-134.036483765</text:p>
          </table:table-cell>
          <table:table-cell office:value-type="float" office:value="6.94243383408" calcext:value-type="float">
            <text:p>6.9424338341</text:p>
          </table:table-cell>
          <table:table-cell office:value-type="float" office:value="-1.80675077438" calcext:value-type="float">
            <text:p>-1.8067507744</text:p>
          </table:table-cell>
          <table:table-cell office:value-type="float" office:value="162.392929077" calcext:value-type="float">
            <text:p>162.3929290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03" calcext:value-type="float">
            <text:p>3.03</text:p>
          </table:table-cell>
          <table:table-cell office:value-type="float" office:value="2.527" calcext:value-type="float">
            <text:p>2.527</text:p>
          </table:table-cell>
          <table:table-cell office:value-type="float" office:value="-0.642587583965" calcext:value-type="float">
            <text:p>-0.642587584</text:p>
          </table:table-cell>
          <table:table-cell office:value-type="float" office:value="6.26028347015" calcext:value-type="float">
            <text:p>6.2602834702</text:p>
          </table:table-cell>
          <table:table-cell office:value-type="float" office:value="-1.284491539" calcext:value-type="float">
            <text:p>-1.284491539</text:p>
          </table:table-cell>
          <table:table-cell office:value-type="float" office:value="-135.607269287" calcext:value-type="float">
            <text:p>-135.607269287</text:p>
          </table:table-cell>
          <table:table-cell office:value-type="float" office:value="6.92369318008" calcext:value-type="float">
            <text:p>6.9236931801</text:p>
          </table:table-cell>
          <table:table-cell office:value-type="float" office:value="-1.80017733574" calcext:value-type="float">
            <text:p>-1.8001773357</text:p>
          </table:table-cell>
          <table:table-cell office:value-type="float" office:value="162.445495605" calcext:value-type="float">
            <text:p>162.445495605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3.036" calcext:value-type="float">
            <text:p>3.036</text:p>
          </table:table-cell>
          <table:table-cell office:value-type="float" office:value="2.496" calcext:value-type="float">
            <text:p>2.496</text:p>
          </table:table-cell>
          <table:table-cell office:value-type="float" office:value="-0.632959978878" calcext:value-type="float">
            <text:p>-0.6329599789</text:p>
          </table:table-cell>
          <table:table-cell office:value-type="float" office:value="6.25117206573" calcext:value-type="float">
            <text:p>6.2511720657</text:p>
          </table:table-cell>
          <table:table-cell office:value-type="float" office:value="-1.28001213074" calcext:value-type="float">
            <text:p>-1.2800121307</text:p>
          </table:table-cell>
          <table:table-cell office:value-type="float" office:value="-137.217147827" calcext:value-type="float">
            <text:p>-137.217147827</text:p>
          </table:table-cell>
          <table:table-cell office:value-type="float" office:value="6.90641403198" calcext:value-type="float">
            <text:p>6.906414032</text:p>
          </table:table-cell>
          <table:table-cell office:value-type="float" office:value="-1.79449737072" calcext:value-type="float">
            <text:p>-1.7944973707</text:p>
          </table:table-cell>
          <table:table-cell office:value-type="float" office:value="162.611251831" calcext:value-type="float">
            <text:p>162.611251831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3.043" calcext:value-type="float">
            <text:p>3.043</text:p>
          </table:table-cell>
          <table:table-cell office:value-type="float" office:value="2.465" calcext:value-type="float">
            <text:p>2.465</text:p>
          </table:table-cell>
          <table:table-cell office:value-type="float" office:value="-0.622059720643" calcext:value-type="float">
            <text:p>-0.6220597206</text:p>
          </table:table-cell>
          <table:table-cell office:value-type="float" office:value="6.24447345734" calcext:value-type="float">
            <text:p>6.2444734573</text:p>
          </table:table-cell>
          <table:table-cell office:value-type="float" office:value="-1.27412652969" calcext:value-type="float">
            <text:p>-1.2741265297</text:p>
          </table:table-cell>
          <table:table-cell office:value-type="float" office:value="-138.80267334" calcext:value-type="float">
            <text:p>-138.80267334</text:p>
          </table:table-cell>
          <table:table-cell office:value-type="float" office:value="6.89124631882" calcext:value-type="float">
            <text:p>6.8912463188</text:p>
          </table:table-cell>
          <table:table-cell office:value-type="float" office:value="-1.79101848602" calcext:value-type="float">
            <text:p>-1.791018486</text:p>
          </table:table-cell>
          <table:table-cell office:value-type="float" office:value="162.947235107" calcext:value-type="float">
            <text:p>162.947235107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3.05" calcext:value-type="float">
            <text:p>3.05</text:p>
          </table:table-cell>
          <table:table-cell office:value-type="float" office:value="2.434" calcext:value-type="float">
            <text:p>2.434</text:p>
          </table:table-cell>
          <table:table-cell office:value-type="float" office:value="-0.612224255262" calcext:value-type="float">
            <text:p>-0.6122242553</text:p>
          </table:table-cell>
          <table:table-cell office:value-type="float" office:value="6.23880958557" calcext:value-type="float">
            <text:p>6.2388095856</text:p>
          </table:table-cell>
          <table:table-cell office:value-type="float" office:value="-1.26771044731" calcext:value-type="float">
            <text:p>-1.2677104473</text:p>
          </table:table-cell>
          <table:table-cell office:value-type="float" office:value="-140.430969238" calcext:value-type="float">
            <text:p>-140.430969238</text:p>
          </table:table-cell>
          <table:table-cell office:value-type="float" office:value="6.87330627441" calcext:value-type="float">
            <text:p>6.8733062744</text:p>
          </table:table-cell>
          <table:table-cell office:value-type="float" office:value="-1.78598749638" calcext:value-type="float">
            <text:p>-1.7859874964</text:p>
          </table:table-cell>
          <table:table-cell office:value-type="float" office:value="163.31237793" calcext:value-type="float">
            <text:p>163.3123779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.059" calcext:value-type="float">
            <text:p>3.059</text:p>
          </table:table-cell>
          <table:table-cell office:value-type="float" office:value="2.403" calcext:value-type="float">
            <text:p>2.403</text:p>
          </table:table-cell>
          <table:table-cell office:value-type="float" office:value="-0.602692193285" calcext:value-type="float">
            <text:p>-0.6026921933</text:p>
          </table:table-cell>
          <table:table-cell office:value-type="float" office:value="6.23293924332" calcext:value-type="float">
            <text:p>6.2329392433</text:p>
          </table:table-cell>
          <table:table-cell office:value-type="float" office:value="-1.26082360744" calcext:value-type="float">
            <text:p>-1.2608236074</text:p>
          </table:table-cell>
          <table:table-cell office:value-type="float" office:value="-142.091156006" calcext:value-type="float">
            <text:p>-142.091156006</text:p>
          </table:table-cell>
          <table:table-cell office:value-type="float" office:value="6.85660982132" calcext:value-type="float">
            <text:p>6.8566098213</text:p>
          </table:table-cell>
          <table:table-cell office:value-type="float" office:value="-1.78127384186" calcext:value-type="float">
            <text:p>-1.7812738419</text:p>
          </table:table-cell>
          <table:table-cell office:value-type="float" office:value="163.657394409" calcext:value-type="float">
            <text:p>163.657394409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3.068" calcext:value-type="float">
            <text:p>3.068</text:p>
          </table:table-cell>
          <table:table-cell office:value-type="float" office:value="2.37" calcext:value-type="float">
            <text:p>2.37</text:p>
          </table:table-cell>
          <table:table-cell office:value-type="float" office:value="-0.593878196441" calcext:value-type="float">
            <text:p>-0.5938781964</text:p>
          </table:table-cell>
          <table:table-cell office:value-type="float" office:value="6.22555160522" calcext:value-type="float">
            <text:p>6.2255516052</text:p>
          </table:table-cell>
          <table:table-cell office:value-type="float" office:value="-1.25388014317" calcext:value-type="float">
            <text:p>-1.2538801432</text:p>
          </table:table-cell>
          <table:table-cell office:value-type="float" office:value="-143.795318604" calcext:value-type="float">
            <text:p>-143.795318604</text:p>
          </table:table-cell>
          <table:table-cell office:value-type="float" office:value="6.66684007645" calcext:value-type="float">
            <text:p>6.6668400765</text:p>
          </table:table-cell>
          <table:table-cell office:value-type="float" office:value="-1.73042821884" calcext:value-type="float">
            <text:p>-1.7304282188</text:p>
          </table:table-cell>
          <table:table-cell office:value-type="float" office:value="164.18031311" calcext:value-type="float">
            <text:p>164.18031311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3.079" calcext:value-type="float">
            <text:p>3.079</text:p>
          </table:table-cell>
          <table:table-cell office:value-type="float" office:value="2.336" calcext:value-type="float">
            <text:p>2.336</text:p>
          </table:table-cell>
          <table:table-cell office:value-type="float" office:value="-0.584586748545" calcext:value-type="float">
            <text:p>-0.5845867485</text:p>
          </table:table-cell>
          <table:table-cell office:value-type="float" office:value="6.21862697601" calcext:value-type="float">
            <text:p>6.218626976</text:p>
          </table:table-cell>
          <table:table-cell office:value-type="float" office:value="-1.24729955196" calcext:value-type="float">
            <text:p>-1.247299552</text:p>
          </table:table-cell>
          <table:table-cell office:value-type="float" office:value="-145.550888062" calcext:value-type="float">
            <text:p>-145.550888062</text:p>
          </table:table-cell>
          <table:table-cell office:value-type="float" office:value="6.6473608017" calcext:value-type="float">
            <text:p>6.6473608017</text:p>
          </table:table-cell>
          <table:table-cell office:value-type="float" office:value="-1.7302942276" calcext:value-type="float">
            <text:p>-1.7302942276</text:p>
          </table:table-cell>
          <table:table-cell office:value-type="float" office:value="164.880462646" calcext:value-type="float">
            <text:p>164.880462646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3.091" calcext:value-type="float">
            <text:p>3.091</text:p>
          </table:table-cell>
          <table:table-cell office:value-type="float" office:value="2.3" calcext:value-type="float">
            <text:p>2.3</text:p>
          </table:table-cell>
          <table:table-cell office:value-type="float" office:value="-0.577261190622" calcext:value-type="float">
            <text:p>-0.5772611906</text:p>
          </table:table-cell>
          <table:table-cell office:value-type="float" office:value="6.21162557602" calcext:value-type="float">
            <text:p>6.211625576</text:p>
          </table:table-cell>
          <table:table-cell office:value-type="float" office:value="-1.2406591177" calcext:value-type="float">
            <text:p>-1.2406591177</text:p>
          </table:table-cell>
          <table:table-cell office:value-type="float" office:value="-147.356231689" calcext:value-type="float">
            <text:p>-147.356231689</text:p>
          </table:table-cell>
          <table:table-cell office:value-type="float" office:value="6.63064002991" calcext:value-type="float">
            <text:p>6.6306400299</text:p>
          </table:table-cell>
          <table:table-cell office:value-type="float" office:value="-1.72987449169" calcext:value-type="float">
            <text:p>-1.7298744917</text:p>
          </table:table-cell>
          <table:table-cell office:value-type="float" office:value="165.58984375" calcext:value-type="float">
            <text:p>165.58984375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3.105" calcext:value-type="float">
            <text:p>3.105</text:p>
          </table:table-cell>
          <table:table-cell office:value-type="float" office:value="2.263" calcext:value-type="float">
            <text:p>2.263</text:p>
          </table:table-cell>
          <table:table-cell office:value-type="float" office:value="-0.568655651537" calcext:value-type="float">
            <text:p>-0.5686556515</text:p>
          </table:table-cell>
          <table:table-cell office:value-type="float" office:value="6.205473423" calcext:value-type="float">
            <text:p>6.205473423</text:p>
          </table:table-cell>
          <table:table-cell office:value-type="float" office:value="-1.23378026485" calcext:value-type="float">
            <text:p>-1.2337802649</text:p>
          </table:table-cell>
          <table:table-cell office:value-type="float" office:value="-149.129669189" calcext:value-type="float">
            <text:p>-149.129669189</text:p>
          </table:table-cell>
          <table:table-cell office:value-type="float" office:value="6.43705272675" calcext:value-type="float">
            <text:p>6.4370527268</text:p>
          </table:table-cell>
          <table:table-cell office:value-type="float" office:value="-1.68012917042" calcext:value-type="float">
            <text:p>-1.6801291704</text:p>
          </table:table-cell>
          <table:table-cell office:value-type="float" office:value="166.466781616" calcext:value-type="float">
            <text:p>166.466781616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3.12" calcext:value-type="float">
            <text:p>3.12</text:p>
          </table:table-cell>
          <table:table-cell office:value-type="float" office:value="2.225" calcext:value-type="float">
            <text:p>2.225</text:p>
          </table:table-cell>
          <table:table-cell office:value-type="float" office:value="-0.561229539958" calcext:value-type="float">
            <text:p>-0.56122954</text:p>
          </table:table-cell>
          <table:table-cell office:value-type="float" office:value="6.1988158226" calcext:value-type="float">
            <text:p>6.1988158226</text:p>
          </table:table-cell>
          <table:table-cell office:value-type="float" office:value="-1.22664320469" calcext:value-type="float">
            <text:p>-1.2266432047</text:p>
          </table:table-cell>
          <table:table-cell office:value-type="float" office:value="-150.896530151" calcext:value-type="float">
            <text:p>-150.896530151</text:p>
          </table:table-cell>
          <table:table-cell office:value-type="float" office:value="6.42320632935" calcext:value-type="float">
            <text:p>6.4232063294</text:p>
          </table:table-cell>
          <table:table-cell office:value-type="float" office:value="-1.68332493305" calcext:value-type="float">
            <text:p>-1.6833249331</text:p>
          </table:table-cell>
          <table:table-cell office:value-type="float" office:value="167.410003662" calcext:value-type="float">
            <text:p>167.4100036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136" calcext:value-type="float">
            <text:p>3.136</text:p>
          </table:table-cell>
          <table:table-cell office:value-type="float" office:value="2.184" calcext:value-type="float">
            <text:p>2.184</text:p>
          </table:table-cell>
          <table:table-cell office:value-type="float" office:value="-0.553757969093" calcext:value-type="float">
            <text:p>-0.5537579691</text:p>
          </table:table-cell>
          <table:table-cell office:value-type="float" office:value="6.19307184219" calcext:value-type="float">
            <text:p>6.1930718422</text:p>
          </table:table-cell>
          <table:table-cell office:value-type="float" office:value="-1.21949589252" calcext:value-type="float">
            <text:p>-1.2194958925</text:p>
          </table:table-cell>
          <table:table-cell office:value-type="float" office:value="-152.656616211" calcext:value-type="float">
            <text:p>-152.656616211</text:p>
          </table:table-cell>
          <table:table-cell office:value-type="float" office:value="6.40484619141" calcext:value-type="float">
            <text:p>6.4048461914</text:p>
          </table:table-cell>
          <table:table-cell office:value-type="float" office:value="-1.68334293365" calcext:value-type="float">
            <text:p>-1.6833429337</text:p>
          </table:table-cell>
          <table:table-cell office:value-type="float" office:value="168.338409424" calcext:value-type="float">
            <text:p>168.338409424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3.154" calcext:value-type="float">
            <text:p>3.154</text:p>
          </table:table-cell>
          <table:table-cell office:value-type="float" office:value="2.143" calcext:value-type="float">
            <text:p>2.143</text:p>
          </table:table-cell>
          <table:table-cell office:value-type="float" office:value="-0.545822662018" calcext:value-type="float">
            <text:p>-0.545822662</text:p>
          </table:table-cell>
          <table:table-cell office:value-type="float" office:value="6.18831586838" calcext:value-type="float">
            <text:p>6.1883158684</text:p>
          </table:table-cell>
          <table:table-cell office:value-type="float" office:value="-1.21273183823" calcext:value-type="float">
            <text:p>-1.2127318382</text:p>
          </table:table-cell>
          <table:table-cell office:value-type="float" office:value="-154.354766846" calcext:value-type="float">
            <text:p>-154.354766846</text:p>
          </table:table-cell>
          <table:table-cell office:value-type="float" office:value="6.26928853989" calcext:value-type="float">
            <text:p>6.2692885399</text:p>
          </table:table-cell>
          <table:table-cell office:value-type="float" office:value="-1.6666572094" calcext:value-type="float">
            <text:p>-1.6666572094</text:p>
          </table:table-cell>
          <table:table-cell office:value-type="float" office:value="169.36151123" calcext:value-type="float">
            <text:p>169.3615112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172" calcext:value-type="float">
            <text:p>3.172</text:p>
          </table:table-cell>
          <table:table-cell office:value-type="float" office:value="2.103" calcext:value-type="float">
            <text:p>2.103</text:p>
          </table:table-cell>
          <table:table-cell office:value-type="float" office:value="-0.53952311432" calcext:value-type="float">
            <text:p>-0.5395231143</text:p>
          </table:table-cell>
          <table:table-cell office:value-type="float" office:value="6.18141078949" calcext:value-type="float">
            <text:p>6.1814107895</text:p>
          </table:table-cell>
          <table:table-cell office:value-type="float" office:value="-1.20679867268" calcext:value-type="float">
            <text:p>-1.2067986727</text:p>
          </table:table-cell>
          <table:table-cell office:value-type="float" office:value="-156.047164917" calcext:value-type="float">
            <text:p>-156.047164917</text:p>
          </table:table-cell>
          <table:table-cell office:value-type="float" office:value="5.85187196732" calcext:value-type="float">
            <text:p>5.8518719673</text:p>
          </table:table-cell>
          <table:table-cell office:value-type="float" office:value="-1.60064935684" calcext:value-type="float">
            <text:p>-1.6006493568</text:p>
          </table:table-cell>
          <table:table-cell office:value-type="float" office:value="170.708648682" calcext:value-type="float">
            <text:p>170.708648682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3.191" calcext:value-type="float">
            <text:p>3.191</text:p>
          </table:table-cell>
          <table:table-cell office:value-type="float" office:value="2.061" calcext:value-type="float">
            <text:p>2.061</text:p>
          </table:table-cell>
          <table:table-cell office:value-type="float" office:value="-0.531923628982" calcext:value-type="float">
            <text:p>-0.531923629</text:p>
          </table:table-cell>
          <table:table-cell office:value-type="float" office:value="6.17499113083" calcext:value-type="float">
            <text:p>6.1749911308</text:p>
          </table:table-cell>
          <table:table-cell office:value-type="float" office:value="-1.19897294044" calcext:value-type="float">
            <text:p>-1.1989729404</text:p>
          </table:table-cell>
          <table:table-cell office:value-type="float" office:value="-157.784744263" calcext:value-type="float">
            <text:p>-157.784744263</text:p>
          </table:table-cell>
          <table:table-cell office:value-type="float" office:value="5.68753767014" calcext:value-type="float">
            <text:p>5.6875376701</text:p>
          </table:table-cell>
          <table:table-cell office:value-type="float" office:value="-1.58596932888" calcext:value-type="float">
            <text:p>-1.5859693289</text:p>
          </table:table-cell>
          <table:table-cell office:value-type="float" office:value="171.849319458" calcext:value-type="float">
            <text:p>171.849319458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.212" calcext:value-type="float">
            <text:p>3.212</text:p>
          </table:table-cell>
          <table:table-cell office:value-type="float" office:value="2.018" calcext:value-type="float">
            <text:p>2.018</text:p>
          </table:table-cell>
          <table:table-cell office:value-type="float" office:value="-0.528532213304" calcext:value-type="float">
            <text:p>-0.5285322133</text:p>
          </table:table-cell>
          <table:table-cell office:value-type="float" office:value="6.16668510437" calcext:value-type="float">
            <text:p>6.1666851044</text:p>
          </table:table-cell>
          <table:table-cell office:value-type="float" office:value="-1.1903847456" calcext:value-type="float">
            <text:p>-1.1903847456</text:p>
          </table:table-cell>
          <table:table-cell office:value-type="float" office:value="-159.642745972" calcext:value-type="float">
            <text:p>-159.642745972</text:p>
          </table:table-cell>
          <table:table-cell office:value-type="float" office:value="5.660405159" calcext:value-type="float">
            <text:p>5.660405159</text:p>
          </table:table-cell>
          <table:table-cell office:value-type="float" office:value="-1.58861875534" calcext:value-type="float">
            <text:p>-1.5886187553</text:p>
          </table:table-cell>
          <table:table-cell office:value-type="float" office:value="172.709686279" calcext:value-type="float">
            <text:p>172.709686279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.234" calcext:value-type="float">
            <text:p>3.234</text:p>
          </table:table-cell>
          <table:table-cell office:value-type="float" office:value="1.975" calcext:value-type="float">
            <text:p>1.975</text:p>
          </table:table-cell>
          <table:table-cell office:value-type="float" office:value="-0.525557785752" calcext:value-type="float">
            <text:p>-0.5255577858</text:p>
          </table:table-cell>
          <table:table-cell office:value-type="float" office:value="6.15978050232" calcext:value-type="float">
            <text:p>6.1597805023</text:p>
          </table:table-cell>
          <table:table-cell office:value-type="float" office:value="-1.18197190762" calcext:value-type="float">
            <text:p>-1.1819719076</text:p>
          </table:table-cell>
          <table:table-cell office:value-type="float" office:value="-161.482696533" calcext:value-type="float">
            <text:p>-161.482696533</text:p>
          </table:table-cell>
          <table:table-cell office:value-type="float" office:value="5.62815856934" calcext:value-type="float">
            <text:p>5.6281585693</text:p>
          </table:table-cell>
          <table:table-cell office:value-type="float" office:value="-1.59062087536" calcext:value-type="float">
            <text:p>-1.5906208754</text:p>
          </table:table-cell>
          <table:table-cell office:value-type="float" office:value="173.522064209" calcext:value-type="float">
            <text:p>173.522064209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3.257" calcext:value-type="float">
            <text:p>3.257</text:p>
          </table:table-cell>
          <table:table-cell office:value-type="float" office:value="1.929" calcext:value-type="float">
            <text:p>1.929</text:p>
          </table:table-cell>
          <table:table-cell office:value-type="float" office:value="-0.523855219961" calcext:value-type="float">
            <text:p>-0.52385522</text:p>
          </table:table-cell>
          <table:table-cell office:value-type="float" office:value="6.15128803253" calcext:value-type="float">
            <text:p>6.1512880325</text:p>
          </table:table-cell>
          <table:table-cell office:value-type="float" office:value="-1.17586767673" calcext:value-type="float">
            <text:p>-1.1758676767</text:p>
          </table:table-cell>
          <table:table-cell office:value-type="float" office:value="-163.18901062" calcext:value-type="float">
            <text:p>-163.18901062</text:p>
          </table:table-cell>
          <table:table-cell office:value-type="float" office:value="5.4278678894" calcext:value-type="float">
            <text:p>5.4278678894</text:p>
          </table:table-cell>
          <table:table-cell office:value-type="float" office:value="-1.59514832497" calcext:value-type="float">
            <text:p>-1.595148325</text:p>
          </table:table-cell>
          <table:table-cell office:value-type="float" office:value="174.657745361" calcext:value-type="float">
            <text:p>174.657745361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3.281" calcext:value-type="float">
            <text:p>3.281</text:p>
          </table:table-cell>
          <table:table-cell office:value-type="float" office:value="1.882" calcext:value-type="float">
            <text:p>1.882</text:p>
          </table:table-cell>
          <table:table-cell office:value-type="float" office:value="-0.522576920124" calcext:value-type="float">
            <text:p>-0.5225769201</text:p>
          </table:table-cell>
          <table:table-cell office:value-type="float" office:value="6.14227819443" calcext:value-type="float">
            <text:p>6.1422781944</text:p>
          </table:table-cell>
          <table:table-cell office:value-type="float" office:value="-1.17094576359" calcext:value-type="float">
            <text:p>-1.1709457636</text:p>
          </table:table-cell>
          <table:table-cell office:value-type="float" office:value="-164.793289185" calcext:value-type="float">
            <text:p>-164.793289185</text:p>
          </table:table-cell>
          <table:table-cell office:value-type="float" office:value="5.29731225967" calcext:value-type="float">
            <text:p>5.2973122597</text:p>
          </table:table-cell>
          <table:table-cell office:value-type="float" office:value="-1.60292840004" calcext:value-type="float">
            <text:p>-1.6029284</text:p>
          </table:table-cell>
          <table:table-cell office:value-type="float" office:value="175.726043701" calcext:value-type="float">
            <text:p>175.726043701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3.306" calcext:value-type="float">
            <text:p>3.306</text:p>
          </table:table-cell>
          <table:table-cell office:value-type="float" office:value="1.832" calcext:value-type="float">
            <text:p>1.832</text:p>
          </table:table-cell>
          <table:table-cell office:value-type="float" office:value="-0.52470676521" calcext:value-type="float">
            <text:p>-0.5247067652</text:p>
          </table:table-cell>
          <table:table-cell office:value-type="float" office:value="6.13073635101" calcext:value-type="float">
            <text:p>6.130736351</text:p>
          </table:table-cell>
          <table:table-cell office:value-type="float" office:value="-1.16519117355" calcext:value-type="float">
            <text:p>-1.1651911736</text:p>
          </table:table-cell>
          <table:table-cell office:value-type="float" office:value="-166.355010986" calcext:value-type="float">
            <text:p>-166.355010986</text:p>
          </table:table-cell>
          <table:table-cell office:value-type="float" office:value="5.13466501236" calcext:value-type="float">
            <text:p>5.1346650124</text:p>
          </table:table-cell>
          <table:table-cell office:value-type="float" office:value="-1.61410105228" calcext:value-type="float">
            <text:p>-1.6141010523</text:p>
          </table:table-cell>
          <table:table-cell office:value-type="float" office:value="176.681152344" calcext:value-type="float">
            <text:p>176.681152344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3.331" calcext:value-type="float">
            <text:p>3.331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2683333088" calcext:value-type="float">
            <text:p>-0.5268333309</text:p>
          </table:table-cell>
          <table:table-cell office:value-type="float" office:value="6.11775636673" calcext:value-type="float">
            <text:p>6.1177563667</text:p>
          </table:table-cell>
          <table:table-cell office:value-type="float" office:value="-1.15855801105" calcext:value-type="float">
            <text:p>-1.1585580111</text:p>
          </table:table-cell>
          <table:table-cell office:value-type="float" office:value="-167.841384888" calcext:value-type="float">
            <text:p>-167.841384888</text:p>
          </table:table-cell>
          <table:table-cell office:value-type="float" office:value="5.04206562042" calcext:value-type="float">
            <text:p>5.0420656204</text:p>
          </table:table-cell>
          <table:table-cell office:value-type="float" office:value="-1.62580490112" calcext:value-type="float">
            <text:p>-1.6258049011</text:p>
          </table:table-cell>
          <table:table-cell office:value-type="float" office:value="177.604217529" calcext:value-type="float">
            <text:p>177.6042175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356" calcext:value-type="float">
            <text:p>3.356</text:p>
          </table:table-cell>
          <table:table-cell office:value-type="float" office:value="1.731" calcext:value-type="float">
            <text:p>1.731</text:p>
          </table:table-cell>
          <table:table-cell office:value-type="float" office:value="-0.529380862143" calcext:value-type="float">
            <text:p>-0.5293808621</text:p>
          </table:table-cell>
          <table:table-cell office:value-type="float" office:value="6.10560941696" calcext:value-type="float">
            <text:p>6.105609417</text:p>
          </table:table-cell>
          <table:table-cell office:value-type="float" office:value="-1.15173399448" calcext:value-type="float">
            <text:p>-1.1517339945</text:p>
          </table:table-cell>
          <table:table-cell office:value-type="float" office:value="-169.252151489" calcext:value-type="float">
            <text:p>-169.252151489</text:p>
          </table:table-cell>
          <table:table-cell office:value-type="float" office:value="4.98194360733" calcext:value-type="float">
            <text:p>4.9819436073</text:p>
          </table:table-cell>
          <table:table-cell office:value-type="float" office:value="-1.6377093792" calcext:value-type="float">
            <text:p>-1.6377093792</text:p>
          </table:table-cell>
          <table:table-cell office:value-type="float" office:value="178.558395386" calcext:value-type="float">
            <text:p>178.558395386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3.382" calcext:value-type="float">
            <text:p>3.382</text:p>
          </table:table-cell>
          <table:table-cell office:value-type="float" office:value="1.678" calcext:value-type="float">
            <text:p>1.678</text:p>
          </table:table-cell>
          <table:table-cell office:value-type="float" office:value="-0.531500166343" calcext:value-type="float">
            <text:p>-0.5315001663</text:p>
          </table:table-cell>
          <table:table-cell office:value-type="float" office:value="6.094830513" calcext:value-type="float">
            <text:p>6.094830513</text:p>
          </table:table-cell>
          <table:table-cell office:value-type="float" office:value="-1.1452845335" calcext:value-type="float">
            <text:p>-1.1452845335</text:p>
          </table:table-cell>
          <table:table-cell office:value-type="float" office:value="-170.57762146" calcext:value-type="float">
            <text:p>-170.57762146</text:p>
          </table:table-cell>
          <table:table-cell office:value-type="float" office:value="4.91914701462" calcext:value-type="float">
            <text:p>4.9191470146</text:p>
          </table:table-cell>
          <table:table-cell office:value-type="float" office:value="-1.65168702602" calcext:value-type="float">
            <text:p>-1.651687026</text:p>
          </table:table-cell>
          <table:table-cell office:value-type="float" office:value="179.528060913" calcext:value-type="float">
            <text:p>179.52806091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.407" calcext:value-type="float">
            <text:p>3.407</text:p>
          </table:table-cell>
          <table:table-cell office:value-type="float" office:value="1.626" calcext:value-type="float">
            <text:p>1.626</text:p>
          </table:table-cell>
          <table:table-cell office:value-type="float" office:value="-0.533616148669" calcext:value-type="float">
            <text:p>-0.5336161487</text:p>
          </table:table-cell>
          <table:table-cell office:value-type="float" office:value="6.08421134949" calcext:value-type="float">
            <text:p>6.0842113495</text:p>
          </table:table-cell>
          <table:table-cell office:value-type="float" office:value="-1.13947463036" calcext:value-type="float">
            <text:p>-1.1394746304</text:p>
          </table:table-cell>
          <table:table-cell office:value-type="float" office:value="-171.883666992" calcext:value-type="float">
            <text:p>-171.883666992</text:p>
          </table:table-cell>
          <table:table-cell office:value-type="float" office:value="4.78290605545" calcext:value-type="float">
            <text:p>4.7829060555</text:p>
          </table:table-cell>
          <table:table-cell office:value-type="float" office:value="-1.68216454983" calcext:value-type="float">
            <text:p>-1.6821645498</text:p>
          </table:table-cell>
          <table:table-cell office:value-type="float" office:value="-179.438110352" calcext:value-type="float">
            <text:p>-179.438110352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3.43" calcext:value-type="float">
            <text:p>3.43</text:p>
          </table:table-cell>
          <table:table-cell office:value-type="float" office:value="1.577" calcext:value-type="float">
            <text:p>1.577</text:p>
          </table:table-cell>
          <table:table-cell office:value-type="float" office:value="-0.538259551647" calcext:value-type="float">
            <text:p>-0.5382595516</text:p>
          </table:table-cell>
          <table:table-cell office:value-type="float" office:value="6.07365655899" calcext:value-type="float">
            <text:p>6.073656559</text:p>
          </table:table-cell>
          <table:table-cell office:value-type="float" office:value="-1.13405811787" calcext:value-type="float">
            <text:p>-1.1340581179</text:p>
          </table:table-cell>
          <table:table-cell office:value-type="float" office:value="-173.130203247" calcext:value-type="float">
            <text:p>-173.130203247</text:p>
          </table:table-cell>
          <table:table-cell office:value-type="float" office:value="4.69070911407" calcext:value-type="float">
            <text:p>4.6907091141</text:p>
          </table:table-cell>
          <table:table-cell office:value-type="float" office:value="-1.70269024372" calcext:value-type="float">
            <text:p>-1.7026902437</text:p>
          </table:table-cell>
          <table:table-cell office:value-type="float" office:value="-178.463577271" calcext:value-type="float">
            <text:p>-178.463577271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3.452" calcext:value-type="float">
            <text:p>3.452</text:p>
          </table:table-cell>
          <table:table-cell office:value-type="float" office:value="1.529" calcext:value-type="float">
            <text:p>1.529</text:p>
          </table:table-cell>
          <table:table-cell office:value-type="float" office:value="-0.542886672315" calcext:value-type="float">
            <text:p>-0.5428866723</text:p>
          </table:table-cell>
          <table:table-cell office:value-type="float" office:value="6.06199216843" calcext:value-type="float">
            <text:p>6.0619921684</text:p>
          </table:table-cell>
          <table:table-cell office:value-type="float" office:value="-1.12881827354" calcext:value-type="float">
            <text:p>-1.1288182735</text:p>
          </table:table-cell>
          <table:table-cell office:value-type="float" office:value="-174.358764648" calcext:value-type="float">
            <text:p>-174.358764648</text:p>
          </table:table-cell>
          <table:table-cell office:value-type="float" office:value="4.6191701889" calcext:value-type="float">
            <text:p>4.6191701889</text:p>
          </table:table-cell>
          <table:table-cell office:value-type="float" office:value="-1.72069919109" calcext:value-type="float">
            <text:p>-1.7206991911</text:p>
          </table:table-cell>
          <table:table-cell office:value-type="float" office:value="-177.567977905" calcext:value-type="float">
            <text:p>-177.56797790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.473" calcext:value-type="float">
            <text:p>3.473</text:p>
          </table:table-cell>
          <table:table-cell office:value-type="float" office:value="1.482" calcext:value-type="float">
            <text:p>1.482</text:p>
          </table:table-cell>
          <table:table-cell office:value-type="float" office:value="-0.548333904217" calcext:value-type="float">
            <text:p>-0.5483339042</text:p>
          </table:table-cell>
          <table:table-cell office:value-type="float" office:value="6.0498008728" calcext:value-type="float">
            <text:p>6.0498008728</text:p>
          </table:table-cell>
          <table:table-cell office:value-type="float" office:value="-1.1217969656" calcext:value-type="float">
            <text:p>-1.1217969656</text:p>
          </table:table-cell>
          <table:table-cell office:value-type="float" office:value="-175.660110474" calcext:value-type="float">
            <text:p>-175.660110474</text:p>
          </table:table-cell>
          <table:table-cell office:value-type="float" office:value="4.56154632568" calcext:value-type="float">
            <text:p>4.5615463257</text:p>
          </table:table-cell>
          <table:table-cell office:value-type="float" office:value="-1.73523032665" calcext:value-type="float">
            <text:p>-1.7352303267</text:p>
          </table:table-cell>
          <table:table-cell office:value-type="float" office:value="-176.768356323" calcext:value-type="float">
            <text:p>-176.768356323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3.493" calcext:value-type="float">
            <text:p>3.493</text:p>
          </table:table-cell>
          <table:table-cell office:value-type="float" office:value="1.435" calcext:value-type="float">
            <text:p>1.435</text:p>
          </table:table-cell>
          <table:table-cell office:value-type="float" office:value="-0.554174238694" calcext:value-type="float">
            <text:p>-0.5541742387</text:p>
          </table:table-cell>
          <table:table-cell office:value-type="float" office:value="6.03503465652" calcext:value-type="float">
            <text:p>6.0350346565</text:p>
          </table:table-cell>
          <table:table-cell office:value-type="float" office:value="-1.1125639677" calcext:value-type="float">
            <text:p>-1.1125639677</text:p>
          </table:table-cell>
          <table:table-cell office:value-type="float" office:value="-177.013916016" calcext:value-type="float">
            <text:p>-177.013916016</text:p>
          </table:table-cell>
          <table:table-cell office:value-type="float" office:value="4.48025178909" calcext:value-type="float">
            <text:p>4.4802517891</text:p>
          </table:table-cell>
          <table:table-cell office:value-type="float" office:value="-1.75409185886" calcext:value-type="float">
            <text:p>-1.7540918589</text:p>
          </table:table-cell>
          <table:table-cell office:value-type="float" office:value="-175.97618103" calcext:value-type="float">
            <text:p>-175.97618103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3.511" calcext:value-type="float">
            <text:p>3.51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561229539958" calcext:value-type="float">
            <text:p>-0.56122954</text:p>
          </table:table-cell>
          <table:table-cell office:value-type="float" office:value="6.01447916031" calcext:value-type="float">
            <text:p>6.0144791603</text:p>
          </table:table-cell>
          <table:table-cell office:value-type="float" office:value="-1.10128831863" calcext:value-type="float">
            <text:p>-1.1012883186</text:p>
          </table:table-cell>
          <table:table-cell office:value-type="float" office:value="-178.3412323" calcext:value-type="float">
            <text:p>-178.3412323</text:p>
          </table:table-cell>
          <table:table-cell office:value-type="float" office:value="4.42709732056" calcext:value-type="float">
            <text:p>4.4270973206</text:p>
          </table:table-cell>
          <table:table-cell office:value-type="float" office:value="-1.76827013493" calcext:value-type="float">
            <text:p>-1.7682701349</text:p>
          </table:table-cell>
          <table:table-cell office:value-type="float" office:value="-175.233322144" calcext:value-type="float">
            <text:p>-175.23332214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.528" calcext:value-type="float">
            <text:p>3.528</text:p>
          </table:table-cell>
          <table:table-cell office:value-type="float" office:value="1.348" calcext:value-type="float">
            <text:p>1.348</text:p>
          </table:table-cell>
          <table:table-cell office:value-type="float" office:value="-0.566597437431" calcext:value-type="float">
            <text:p>-0.5665974374</text:p>
          </table:table-cell>
          <table:table-cell office:value-type="float" office:value="5.99176025391" calcext:value-type="float">
            <text:p>5.9917602539</text:p>
          </table:table-cell>
          <table:table-cell office:value-type="float" office:value="-1.08945763111" calcext:value-type="float">
            <text:p>-1.0894576311</text:p>
          </table:table-cell>
          <table:table-cell office:value-type="float" office:value="-179.682312012" calcext:value-type="float">
            <text:p>-179.682312012</text:p>
          </table:table-cell>
          <table:table-cell office:value-type="float" office:value="4.34695959091" calcext:value-type="float">
            <text:p>4.3469595909</text:p>
          </table:table-cell>
          <table:table-cell office:value-type="float" office:value="-1.78838443756" calcext:value-type="float">
            <text:p>-1.7883844376</text:p>
          </table:table-cell>
          <table:table-cell office:value-type="float" office:value="-174.446563721" calcext:value-type="float">
            <text:p>-174.446563721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3.544" calcext:value-type="float">
            <text:p>3.544</text:p>
          </table:table-cell>
          <table:table-cell office:value-type="float" office:value="1.306" calcext:value-type="float">
            <text:p>1.306</text:p>
          </table:table-cell>
          <table:table-cell office:value-type="float" office:value="-0.573171194075" calcext:value-type="float">
            <text:p>-0.5731711941</text:p>
          </table:table-cell>
          <table:table-cell office:value-type="float" office:value="5.97098207474" calcext:value-type="float">
            <text:p>5.9709820747</text:p>
          </table:table-cell>
          <table:table-cell office:value-type="float" office:value="-1.07725667953" calcext:value-type="float">
            <text:p>-1.0772566795</text:p>
          </table:table-cell>
          <table:table-cell office:value-type="float" office:value="178.919937134" calcext:value-type="float">
            <text:p>178.919937134</text:p>
          </table:table-cell>
          <table:table-cell office:value-type="float" office:value="4.25178432465" calcext:value-type="float">
            <text:p>4.2517843247</text:p>
          </table:table-cell>
          <table:table-cell office:value-type="float" office:value="-1.81030070782" calcext:value-type="float">
            <text:p>-1.8103007078</text:p>
          </table:table-cell>
          <table:table-cell office:value-type="float" office:value="-173.697723389" calcext:value-type="float">
            <text:p>-173.6977233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559" calcext:value-type="float">
            <text:p>3.559</text:p>
          </table:table-cell>
          <table:table-cell office:value-type="float" office:value="1.263" calcext:value-type="float">
            <text:p>1.263</text:p>
          </table:table-cell>
          <table:table-cell office:value-type="float" office:value="-0.581336755669" calcext:value-type="float">
            <text:p>-0.5813367557</text:p>
          </table:table-cell>
          <table:table-cell office:value-type="float" office:value="5.95183086395" calcext:value-type="float">
            <text:p>5.951830864</text:p>
          </table:table-cell>
          <table:table-cell office:value-type="float" office:value="-1.06441426277" calcext:value-type="float">
            <text:p>-1.0644142628</text:p>
          </table:table-cell>
          <table:table-cell office:value-type="float" office:value="177.528839111" calcext:value-type="float">
            <text:p>177.528839111</text:p>
          </table:table-cell>
          <table:table-cell office:value-type="float" office:value="4.16838645935" calcext:value-type="float">
            <text:p>4.1683864594</text:p>
          </table:table-cell>
          <table:table-cell office:value-type="float" office:value="-1.83145833015" calcext:value-type="float">
            <text:p>-1.8314583302</text:p>
          </table:table-cell>
          <table:table-cell office:value-type="float" office:value="-173.004867554" calcext:value-type="float">
            <text:p>-173.004867554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3.574" calcext:value-type="float">
            <text:p>3.574</text:p>
          </table:table-cell>
          <table:table-cell office:value-type="float" office:value="1.22" calcext:value-type="float">
            <text:p>1.22</text:p>
          </table:table-cell>
          <table:table-cell office:value-type="float" office:value="-0.589444184072" calcext:value-type="float">
            <text:p>-0.5894441841</text:p>
          </table:table-cell>
          <table:table-cell office:value-type="float" office:value="5.93204402924" calcext:value-type="float">
            <text:p>5.9320440292</text:p>
          </table:table-cell>
          <table:table-cell office:value-type="float" office:value="-1.05135810375" calcext:value-type="float">
            <text:p>-1.0513581038</text:p>
          </table:table-cell>
          <table:table-cell office:value-type="float" office:value="176.110992432" calcext:value-type="float">
            <text:p>176.110992432</text:p>
          </table:table-cell>
          <table:table-cell office:value-type="float" office:value="4.10161495209" calcext:value-type="float">
            <text:p>4.1016149521</text:p>
          </table:table-cell>
          <table:table-cell office:value-type="float" office:value="-1.85155820847" calcext:value-type="float">
            <text:p>-1.8515582085</text:p>
          </table:table-cell>
          <table:table-cell office:value-type="float" office:value="-172.295669556" calcext:value-type="float">
            <text:p>-172.295669556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3.587" calcext:value-type="float">
            <text:p>3.587</text:p>
          </table:table-cell>
          <table:table-cell office:value-type="float" office:value="1.175" calcext:value-type="float">
            <text:p>1.175</text:p>
          </table:table-cell>
          <table:table-cell office:value-type="float" office:value="-0.596690495561" calcext:value-type="float">
            <text:p>-0.5966904956</text:p>
          </table:table-cell>
          <table:table-cell office:value-type="float" office:value="7.83774137497" calcext:value-type="float">
            <text:p>7.837741375</text:p>
          </table:table-cell>
          <table:table-cell office:value-type="float" office:value="-1.86173057556" calcext:value-type="float">
            <text:p>-1.8617305756</text:p>
          </table:table-cell>
          <table:table-cell office:value-type="float" office:value="173.667388916" calcext:value-type="float">
            <text:p>173.667388916</text:p>
          </table:table-cell>
          <table:table-cell office:value-type="float" office:value="4.05160140991" calcext:value-type="float">
            <text:p>4.0516014099</text:p>
          </table:table-cell>
          <table:table-cell office:value-type="float" office:value="-1.86921513081" calcext:value-type="float">
            <text:p>-1.8692151308</text:p>
          </table:table-cell>
          <table:table-cell office:value-type="float" office:value="-171.567245483" calcext:value-type="float">
            <text:p>-171.567245483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3.6" calcext:value-type="float">
            <text:p>3.6</text:p>
          </table:table-cell>
          <table:table-cell office:value-type="float" office:value="1.131" calcext:value-type="float">
            <text:p>1.131</text:p>
          </table:table-cell>
          <table:table-cell office:value-type="float" office:value="-0.604286934355" calcext:value-type="float">
            <text:p>-0.6042869344</text:p>
          </table:table-cell>
          <table:table-cell office:value-type="float" office:value="7.8237786293" calcext:value-type="float">
            <text:p>7.8237786293</text:p>
          </table:table-cell>
          <table:table-cell office:value-type="float" office:value="-1.85435605049" calcext:value-type="float">
            <text:p>-1.8543560505</text:p>
          </table:table-cell>
          <table:table-cell office:value-type="float" office:value="172.378112793" calcext:value-type="float">
            <text:p>172.378112793</text:p>
          </table:table-cell>
          <table:table-cell office:value-type="float" office:value="3.9864718914" calcext:value-type="float">
            <text:p>3.9864718914</text:p>
          </table:table-cell>
          <table:table-cell office:value-type="float" office:value="-1.8926128149" calcext:value-type="float">
            <text:p>-1.8926128149</text:p>
          </table:table-cell>
          <table:table-cell office:value-type="float" office:value="-170.928497314" calcext:value-type="float">
            <text:p>-170.928497314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3.613" calcext:value-type="float">
            <text:p>3.613</text:p>
          </table:table-cell>
          <table:table-cell office:value-type="float" office:value="1.087" calcext:value-type="float">
            <text:p>1.087</text:p>
          </table:table-cell>
          <table:table-cell office:value-type="float" office:value="-0.611433265108" calcext:value-type="float">
            <text:p>-0.6114332651</text:p>
          </table:table-cell>
          <table:table-cell office:value-type="float" office:value="7.80838489532" calcext:value-type="float">
            <text:p>7.8083848953</text:p>
          </table:table-cell>
          <table:table-cell office:value-type="float" office:value="-1.84553778172" calcext:value-type="float">
            <text:p>-1.8455377817</text:p>
          </table:table-cell>
          <table:table-cell office:value-type="float" office:value="171.106048584" calcext:value-type="float">
            <text:p>171.106048584</text:p>
          </table:table-cell>
          <table:table-cell office:value-type="float" office:value="3.91936230659" calcext:value-type="float">
            <text:p>3.9193623066</text:p>
          </table:table-cell>
          <table:table-cell office:value-type="float" office:value="-1.90952467918" calcext:value-type="float">
            <text:p>-1.9095246792</text:p>
          </table:table-cell>
          <table:table-cell office:value-type="float" office:value="-170.573013306" calcext:value-type="float">
            <text:p>-170.573013306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.624" calcext:value-type="float">
            <text:p>3.624</text:p>
          </table:table-cell>
          <table:table-cell office:value-type="float" office:value="1.042" calcext:value-type="float">
            <text:p>1.042</text:p>
          </table:table-cell>
          <table:table-cell office:value-type="float" office:value="-0.617743999838" calcext:value-type="float">
            <text:p>-0.6177439998</text:p>
          </table:table-cell>
          <table:table-cell office:value-type="float" office:value="7.79375696182" calcext:value-type="float">
            <text:p>7.7937569618</text:p>
          </table:table-cell>
          <table:table-cell office:value-type="float" office:value="-1.83821380138" calcext:value-type="float">
            <text:p>-1.8382138014</text:p>
          </table:table-cell>
          <table:table-cell office:value-type="float" office:value="169.959686279" calcext:value-type="float">
            <text:p>169.959686279</text:p>
          </table:table-cell>
          <table:table-cell office:value-type="float" office:value="3.84973955154" calcext:value-type="float">
            <text:p>3.8497395515</text:p>
          </table:table-cell>
          <table:table-cell office:value-type="float" office:value="-1.92386722565" calcext:value-type="float">
            <text:p>-1.9238672257</text:p>
          </table:table-cell>
          <table:table-cell office:value-type="float" office:value="-170.365768433" calcext:value-type="float">
            <text:p>-170.365768433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.635" calcext:value-type="float">
            <text:p>3.635</text:p>
          </table:table-cell>
          <table:table-cell office:value-type="float" office:value="0.995" calcext:value-type="float">
            <text:p>0.995</text:p>
          </table:table-cell>
          <table:table-cell office:value-type="float" office:value="-0.625186615011" calcext:value-type="float">
            <text:p>-0.625186615</text:p>
          </table:table-cell>
          <table:table-cell office:value-type="float" office:value="7.86628341675" calcext:value-type="float">
            <text:p>7.8662834168</text:p>
          </table:table-cell>
          <table:table-cell office:value-type="float" office:value="-1.88101112843" calcext:value-type="float">
            <text:p>-1.8810111284</text:p>
          </table:table-cell>
          <table:table-cell office:value-type="float" office:value="168.738311768" calcext:value-type="float">
            <text:p>168.738311768</text:p>
          </table:table-cell>
          <table:table-cell office:value-type="float" office:value="3.77813458443" calcext:value-type="float">
            <text:p>3.7781345844</text:p>
          </table:table-cell>
          <table:table-cell office:value-type="float" office:value="-1.93622076511" calcext:value-type="float">
            <text:p>-1.9362207651</text:p>
          </table:table-cell>
          <table:table-cell office:value-type="float" office:value="-170.259246826" calcext:value-type="float">
            <text:p>-170.259246826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3.645" calcext:value-type="float">
            <text:p>3.645</text:p>
          </table:table-cell>
          <table:table-cell office:value-type="float" office:value="0.948" calcext:value-type="float">
            <text:p>0.948</text:p>
          </table:table-cell>
          <table:table-cell office:value-type="float" office:value="-0.632959978878" calcext:value-type="float">
            <text:p>-0.6329599789</text:p>
          </table:table-cell>
          <table:table-cell office:value-type="float" office:value="7.85267877579" calcext:value-type="float">
            <text:p>7.8526787758</text:p>
          </table:table-cell>
          <table:table-cell office:value-type="float" office:value="-1.873031497" calcext:value-type="float">
            <text:p>-1.873031497</text:p>
          </table:table-cell>
          <table:table-cell office:value-type="float" office:value="167.712478638" calcext:value-type="float">
            <text:p>167.712478638</text:p>
          </table:table-cell>
          <table:table-cell office:value-type="float" office:value="3.70624470711" calcext:value-type="float">
            <text:p>3.7062447071</text:p>
          </table:table-cell>
          <table:table-cell office:value-type="float" office:value="-1.94594025612" calcext:value-type="float">
            <text:p>-1.9459402561</text:p>
          </table:table-cell>
          <table:table-cell office:value-type="float" office:value="-170.316726685" calcext:value-type="float">
            <text:p>-170.31672668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3.654" calcext:value-type="float">
            <text:p>3.654</text:p>
          </table:table-cell>
          <table:table-cell office:value-type="float" office:value="0.902" calcext:value-type="float">
            <text:p>0.902</text:p>
          </table:table-cell>
          <table:table-cell office:value-type="float" office:value="-0.639901910755" calcext:value-type="float">
            <text:p>-0.6399019108</text:p>
          </table:table-cell>
          <table:table-cell office:value-type="float" office:value="7.83893537521" calcext:value-type="float">
            <text:p>7.8389353752</text:p>
          </table:table-cell>
          <table:table-cell office:value-type="float" office:value="-1.86487424374" calcext:value-type="float">
            <text:p>-1.8648742437</text:p>
          </table:table-cell>
          <table:table-cell office:value-type="float" office:value="166.766693115" calcext:value-type="float">
            <text:p>166.766693115</text:p>
          </table:table-cell>
          <table:table-cell office:value-type="float" office:value="3.6505241394" calcext:value-type="float">
            <text:p>3.6505241394</text:p>
          </table:table-cell>
          <table:table-cell office:value-type="float" office:value="-1.95097625256" calcext:value-type="float">
            <text:p>-1.9509762526</text:p>
          </table:table-cell>
          <table:table-cell office:value-type="float" office:value="-170.397293091" calcext:value-type="float">
            <text:p>-170.397293091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3.662" calcext:value-type="float">
            <text:p>3.662</text:p>
          </table:table-cell>
          <table:table-cell office:value-type="float" office:value="0.855" calcext:value-type="float">
            <text:p>0.855</text:p>
          </table:table-cell>
          <table:table-cell office:value-type="float" office:value="-0.646029021221" calcext:value-type="float">
            <text:p>-0.6460290212</text:p>
          </table:table-cell>
          <table:table-cell office:value-type="float" office:value="7.86640977859" calcext:value-type="float">
            <text:p>7.8664097786</text:p>
          </table:table-cell>
          <table:table-cell office:value-type="float" office:value="-1.8837031126" calcext:value-type="float">
            <text:p>-1.8837031126</text:p>
          </table:table-cell>
          <table:table-cell office:value-type="float" office:value="165.758926392" calcext:value-type="float">
            <text:p>165.758926392</text:p>
          </table:table-cell>
          <table:table-cell office:value-type="float" office:value="3.59970259666" calcext:value-type="float">
            <text:p>3.5997025967</text:p>
          </table:table-cell>
          <table:table-cell office:value-type="float" office:value="-1.95797944069" calcext:value-type="float">
            <text:p>-1.9579794407</text:p>
          </table:table-cell>
          <table:table-cell office:value-type="float" office:value="-170.334854126" calcext:value-type="float">
            <text:p>-170.3348541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7" calcext:value-type="float">
            <text:p>3.67</text:p>
          </table:table-cell>
          <table:table-cell office:value-type="float" office:value="0.809" calcext:value-type="float">
            <text:p>0.809</text:p>
          </table:table-cell>
          <table:table-cell office:value-type="float" office:value="-0.652114786049" calcext:value-type="float">
            <text:p>-0.652114786</text:p>
          </table:table-cell>
          <table:table-cell office:value-type="float" office:value="7.85332298279" calcext:value-type="float">
            <text:p>7.8533229828</text:p>
          </table:table-cell>
          <table:table-cell office:value-type="float" office:value="-1.87573885918" calcext:value-type="float">
            <text:p>-1.8757388592</text:p>
          </table:table-cell>
          <table:table-cell office:value-type="float" office:value="164.904571533" calcext:value-type="float">
            <text:p>164.904571533</text:p>
          </table:table-cell>
          <table:table-cell office:value-type="float" office:value="3.3185479641" calcext:value-type="float">
            <text:p>3.3185479641</text:p>
          </table:table-cell>
          <table:table-cell office:value-type="float" office:value="-2.01698923111" calcext:value-type="float">
            <text:p>-2.0169892311</text:p>
          </table:table-cell>
          <table:table-cell office:value-type="float" office:value="-170.278762817" calcext:value-type="float">
            <text:p>-170.278762817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.676" calcext:value-type="float">
            <text:p>3.676</text:p>
          </table:table-cell>
          <table:table-cell office:value-type="float" office:value="0.763" calcext:value-type="float">
            <text:p>0.763</text:p>
          </table:table-cell>
          <table:table-cell office:value-type="float" office:value="-0.658911365672" calcext:value-type="float">
            <text:p>-0.6589113657</text:p>
          </table:table-cell>
          <table:table-cell office:value-type="float" office:value="7.84043979645" calcext:value-type="float">
            <text:p>7.8404397965</text:p>
          </table:table-cell>
          <table:table-cell office:value-type="float" office:value="-1.86862552166" calcext:value-type="float">
            <text:p>-1.8686255217</text:p>
          </table:table-cell>
          <table:table-cell office:value-type="float" office:value="164.194610596" calcext:value-type="float">
            <text:p>164.194610596</text:p>
          </table:table-cell>
          <table:table-cell office:value-type="float" office:value="3.23847579956" calcext:value-type="float">
            <text:p>3.2384757996</text:p>
          </table:table-cell>
          <table:table-cell office:value-type="float" office:value="-2.03046298027" calcext:value-type="float">
            <text:p>-2.0304629803</text:p>
          </table:table-cell>
          <table:table-cell office:value-type="float" office:value="-170.214141846" calcext:value-type="float">
            <text:p>-170.214141846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.682" calcext:value-type="float">
            <text:p>3.682</text:p>
          </table:table-cell>
          <table:table-cell office:value-type="float" office:value="0.714" calcext:value-type="float">
            <text:p>0.714</text:p>
          </table:table-cell>
          <table:table-cell office:value-type="float" office:value="-0.665654573835" calcext:value-type="float">
            <text:p>-0.6656545738</text:p>
          </table:table-cell>
          <table:table-cell office:value-type="float" office:value="7.76019906998" calcext:value-type="float">
            <text:p>7.76019907</text:p>
          </table:table-cell>
          <table:table-cell office:value-type="float" office:value="-1.83107376099" calcext:value-type="float">
            <text:p>-1.831073761</text:p>
          </table:table-cell>
          <table:table-cell office:value-type="float" office:value="163.496322632" calcext:value-type="float">
            <text:p>163.496322632</text:p>
          </table:table-cell>
          <table:table-cell office:value-type="float" office:value="3.15727233887" calcext:value-type="float">
            <text:p>3.1572723389</text:p>
          </table:table-cell>
          <table:table-cell office:value-type="float" office:value="-2.04655408859" calcext:value-type="float">
            <text:p>-2.0465540886</text:p>
          </table:table-cell>
          <table:table-cell office:value-type="float" office:value="-169.994110107" calcext:value-type="float">
            <text:p>-169.994110107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.688" calcext:value-type="float">
            <text:p>3.688</text:p>
          </table:table-cell>
          <table:table-cell office:value-type="float" office:value="0.665" calcext:value-type="float">
            <text:p>0.665</text:p>
          </table:table-cell>
          <table:table-cell office:value-type="float" office:value="-0.672343864341" calcext:value-type="float">
            <text:p>-0.6723438643</text:p>
          </table:table-cell>
          <table:table-cell office:value-type="float" office:value="7.74352121353" calcext:value-type="float">
            <text:p>7.7435212135</text:p>
          </table:table-cell>
          <table:table-cell office:value-type="float" office:value="-1.82464206219" calcext:value-type="float">
            <text:p>-1.8246420622</text:p>
          </table:table-cell>
          <table:table-cell office:value-type="float" office:value="163.023696899" calcext:value-type="float">
            <text:p>163.023696899</text:p>
          </table:table-cell>
          <table:table-cell office:value-type="float" office:value="3.09425139427" calcext:value-type="float">
            <text:p>3.0942513943</text:p>
          </table:table-cell>
          <table:table-cell office:value-type="float" office:value="-2.06085205078" calcext:value-type="float">
            <text:p>-2.0608520508</text:p>
          </table:table-cell>
          <table:table-cell office:value-type="float" office:value="-169.758071899" calcext:value-type="float">
            <text:p>-169.758071899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.692" calcext:value-type="float">
            <text:p>3.692</text:p>
          </table:table-cell>
          <table:table-cell office:value-type="float" office:value="0.616" calcext:value-type="float">
            <text:p>0.616</text:p>
          </table:table-cell>
          <table:table-cell office:value-type="float" office:value="-0.678978695361" calcext:value-type="float">
            <text:p>-0.6789786954</text:p>
          </table:table-cell>
          <table:table-cell office:value-type="float" office:value="7.72692918777" calcext:value-type="float">
            <text:p>7.7269291878</text:p>
          </table:table-cell>
          <table:table-cell office:value-type="float" office:value="-1.81755566597" calcext:value-type="float">
            <text:p>-1.817555666</text:p>
          </table:table-cell>
          <table:table-cell office:value-type="float" office:value="162.622558594" calcext:value-type="float">
            <text:p>162.622558594</text:p>
          </table:table-cell>
          <table:table-cell office:value-type="float" office:value="3.05537986755" calcext:value-type="float">
            <text:p>3.0553798676</text:p>
          </table:table-cell>
          <table:table-cell office:value-type="float" office:value="-2.06993603706" calcext:value-type="float">
            <text:p>-2.0699360371</text:p>
          </table:table-cell>
          <table:table-cell office:value-type="float" office:value="-169.594161987" calcext:value-type="float">
            <text:p>-169.594161987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.696" calcext:value-type="float">
            <text:p>3.696</text:p>
          </table:table-cell>
          <table:table-cell office:value-type="float" office:value="0.565" calcext:value-type="float">
            <text:p>0.565</text:p>
          </table:table-cell>
          <table:table-cell office:value-type="float" office:value="-0.684830169305" calcext:value-type="float">
            <text:p>-0.6848301693</text:p>
          </table:table-cell>
          <table:table-cell office:value-type="float" office:value="7.71015882492" calcext:value-type="float">
            <text:p>7.7101588249</text:p>
          </table:table-cell>
          <table:table-cell office:value-type="float" office:value="-1.81190752983" calcext:value-type="float">
            <text:p>-1.8119075298</text:p>
          </table:table-cell>
          <table:table-cell office:value-type="float" office:value="162.41418457" calcext:value-type="float">
            <text:p>162.41418457</text:p>
          </table:table-cell>
          <table:table-cell office:value-type="float" office:value="3.02111935616" calcext:value-type="float">
            <text:p>3.0211193562</text:p>
          </table:table-cell>
          <table:table-cell office:value-type="float" office:value="-2.07889580727" calcext:value-type="float">
            <text:p>-2.0788958073</text:p>
          </table:table-cell>
          <table:table-cell office:value-type="float" office:value="-169.398071289" calcext:value-type="float">
            <text:p>-169.398071289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.699" calcext:value-type="float">
            <text:p>3.699</text:p>
          </table:table-cell>
          <table:table-cell office:value-type="float" office:value="0.514" calcext:value-type="float">
            <text:p>0.514</text:p>
          </table:table-cell>
          <table:table-cell office:value-type="float" office:value="-0.690276127634" calcext:value-type="float">
            <text:p>-0.6902761276</text:p>
          </table:table-cell>
          <table:table-cell office:value-type="float" office:value="7.69243383408" calcext:value-type="float">
            <text:p>7.6924338341</text:p>
          </table:table-cell>
          <table:table-cell office:value-type="float" office:value="-1.80675077438" calcext:value-type="float">
            <text:p>-1.8067507744</text:p>
          </table:table-cell>
          <table:table-cell office:value-type="float" office:value="162.392929077" calcext:value-type="float">
            <text:p>162.392929077</text:p>
          </table:table-cell>
          <table:table-cell office:value-type="float" office:value="2.77231836319" calcext:value-type="float">
            <text:p>2.7723183632</text:p>
          </table:table-cell>
          <table:table-cell office:value-type="float" office:value="-2.14537477493" calcext:value-type="float">
            <text:p>-2.1453747749</text:p>
          </table:table-cell>
          <table:table-cell office:value-type="float" office:value="-169.141845703" calcext:value-type="float">
            <text:p>-169.141845703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.701" calcext:value-type="float">
            <text:p>3.701</text:p>
          </table:table-cell>
          <table:table-cell office:value-type="float" office:value="0.464" calcext:value-type="float">
            <text:p>0.464</text:p>
          </table:table-cell>
          <table:table-cell office:value-type="float" office:value="-0.693885214311" calcext:value-type="float">
            <text:p>-0.6938852143</text:p>
          </table:table-cell>
          <table:table-cell office:value-type="float" office:value="7.67369318008" calcext:value-type="float">
            <text:p>7.6736931801</text:p>
          </table:table-cell>
          <table:table-cell office:value-type="float" office:value="-1.80017733574" calcext:value-type="float">
            <text:p>-1.8001773357</text:p>
          </table:table-cell>
          <table:table-cell office:value-type="float" office:value="162.445495605" calcext:value-type="float">
            <text:p>162.445495605</text:p>
          </table:table-cell>
          <table:table-cell office:value-type="float" office:value="2.6529443264" calcext:value-type="float">
            <text:p>2.6529443264</text:p>
          </table:table-cell>
          <table:table-cell office:value-type="float" office:value="-2.17706561089" calcext:value-type="float">
            <text:p>-2.1770656109</text:p>
          </table:table-cell>
          <table:table-cell office:value-type="float" office:value="-169.019851685" calcext:value-type="float">
            <text:p>-169.019851685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.702" calcext:value-type="float">
            <text:p>3.702</text:p>
          </table:table-cell>
          <table:table-cell office:value-type="float" office:value="0.413" calcext:value-type="float">
            <text:p>0.413</text:p>
          </table:table-cell>
          <table:table-cell office:value-type="float" office:value="-0.69855107965" calcext:value-type="float">
            <text:p>-0.6985510797</text:p>
          </table:table-cell>
          <table:table-cell office:value-type="float" office:value="7.65641403198" calcext:value-type="float">
            <text:p>7.656414032</text:p>
          </table:table-cell>
          <table:table-cell office:value-type="float" office:value="-1.79449737072" calcext:value-type="float">
            <text:p>-1.7944973707</text:p>
          </table:table-cell>
          <table:table-cell office:value-type="float" office:value="162.611251831" calcext:value-type="float">
            <text:p>162.611251831</text:p>
          </table:table-cell>
          <table:table-cell office:value-type="float" office:value="2.54009103775" calcext:value-type="float">
            <text:p>2.5400910378</text:p>
          </table:table-cell>
          <table:table-cell office:value-type="float" office:value="-2.19791221619" calcext:value-type="float">
            <text:p>-2.1979122162</text:p>
          </table:table-cell>
          <table:table-cell office:value-type="float" office:value="-169.109359741" calcext:value-type="float">
            <text:p>-169.109359741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3.703" calcext:value-type="float">
            <text:p>3.703</text:p>
          </table:table-cell>
          <table:table-cell office:value-type="float" office:value="0.361" calcext:value-type="float">
            <text:p>0.361</text:p>
          </table:table-cell>
          <table:table-cell office:value-type="float" office:value="-0.705317277349" calcext:value-type="float">
            <text:p>-0.7053172773</text:p>
          </table:table-cell>
          <table:table-cell office:value-type="float" office:value="7.64124631882" calcext:value-type="float">
            <text:p>7.6412463188</text:p>
          </table:table-cell>
          <table:table-cell office:value-type="float" office:value="-1.79101848602" calcext:value-type="float">
            <text:p>-1.791018486</text:p>
          </table:table-cell>
          <table:table-cell office:value-type="float" office:value="162.947235107" calcext:value-type="float">
            <text:p>162.947235107</text:p>
          </table:table-cell>
          <table:table-cell office:value-type="float" office:value="2.40029811859" calcext:value-type="float">
            <text:p>2.4002981186</text:p>
          </table:table-cell>
          <table:table-cell office:value-type="float" office:value="-2.22391700745" calcext:value-type="float">
            <text:p>-2.2239170075</text:p>
          </table:table-cell>
          <table:table-cell office:value-type="float" office:value="-169.321136475" calcext:value-type="float">
            <text:p>-169.3211364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703" calcext:value-type="float">
            <text:p>3.703</text:p>
          </table:table-cell>
          <table:table-cell office:value-type="float" office:value="0.31" calcext:value-type="float">
            <text:p>0.31</text:p>
          </table:table-cell>
          <table:table-cell office:value-type="float" office:value="-0.710262198995" calcext:value-type="float">
            <text:p>-0.710262199</text:p>
          </table:table-cell>
          <table:table-cell office:value-type="float" office:value="7.62330627441" calcext:value-type="float">
            <text:p>7.6233062744</text:p>
          </table:table-cell>
          <table:table-cell office:value-type="float" office:value="-1.78598749638" calcext:value-type="float">
            <text:p>-1.7859874964</text:p>
          </table:table-cell>
          <table:table-cell office:value-type="float" office:value="163.31237793" calcext:value-type="float">
            <text:p>163.31237793</text:p>
          </table:table-cell>
          <table:table-cell office:value-type="float" office:value="2.31049871445" calcext:value-type="float">
            <text:p>2.3104987145</text:p>
          </table:table-cell>
          <table:table-cell office:value-type="float" office:value="-2.23540520668" calcext:value-type="float">
            <text:p>-2.2354052067</text:p>
          </table:table-cell>
          <table:table-cell office:value-type="float" office:value="-169.594284058" calcext:value-type="float">
            <text:p>-169.594284058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3.703" calcext:value-type="float">
            <text:p>3.703</text:p>
          </table:table-cell>
          <table:table-cell office:value-type="float" office:value="0.258" calcext:value-type="float">
            <text:p>0.258</text:p>
          </table:table-cell>
          <table:table-cell office:value-type="float" office:value="-0.715521702613" calcext:value-type="float">
            <text:p>-0.7155217026</text:p>
          </table:table-cell>
          <table:table-cell office:value-type="float" office:value="7.60660982132" calcext:value-type="float">
            <text:p>7.6066098213</text:p>
          </table:table-cell>
          <table:table-cell office:value-type="float" office:value="-1.78127384186" calcext:value-type="float">
            <text:p>-1.7812738419</text:p>
          </table:table-cell>
          <table:table-cell office:value-type="float" office:value="163.657394409" calcext:value-type="float">
            <text:p>163.657394409</text:p>
          </table:table-cell>
          <table:table-cell office:value-type="float" office:value="2.1825158596" calcext:value-type="float">
            <text:p>2.1825158596</text:p>
          </table:table-cell>
          <table:table-cell office:value-type="float" office:value="-2.25061845779" calcext:value-type="float">
            <text:p>-2.2506184578</text:p>
          </table:table-cell>
          <table:table-cell office:value-type="float" office:value="-170.127151489" calcext:value-type="float">
            <text:p>-170.127151489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.701" calcext:value-type="float">
            <text:p>3.701</text:p>
          </table:table-cell>
          <table:table-cell office:value-type="float" office:value="0.206" calcext:value-type="float">
            <text:p>0.206</text:p>
          </table:table-cell>
          <table:table-cell office:value-type="float" office:value="-0.720047393575" calcext:value-type="float">
            <text:p>-0.7200473936</text:p>
          </table:table-cell>
          <table:table-cell office:value-type="float" office:value="7.41684007645" calcext:value-type="float">
            <text:p>7.4168400765</text:p>
          </table:table-cell>
          <table:table-cell office:value-type="float" office:value="-1.73042821884" calcext:value-type="float">
            <text:p>-1.7304282188</text:p>
          </table:table-cell>
          <table:table-cell office:value-type="float" office:value="164.18031311" calcext:value-type="float">
            <text:p>164.18031311</text:p>
          </table:table-cell>
          <table:table-cell office:value-type="float" office:value="2.08599591255" calcext:value-type="float">
            <text:p>2.0859959126</text:p>
          </table:table-cell>
          <table:table-cell office:value-type="float" office:value="-2.2554256916" calcext:value-type="float">
            <text:p>-2.2554256916</text:p>
          </table:table-cell>
          <table:table-cell office:value-type="float" office:value="-170.755081177" calcext:value-type="float">
            <text:p>-170.755081177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.699" calcext:value-type="float">
            <text:p>3.699</text:p>
          </table:table-cell>
          <table:table-cell office:value-type="float" office:value="0.151" calcext:value-type="float">
            <text:p>0.151</text:p>
          </table:table-cell>
          <table:table-cell office:value-type="float" office:value="-0.722817325356" calcext:value-type="float">
            <text:p>-0.7228173254</text:p>
          </table:table-cell>
          <table:table-cell office:value-type="float" office:value="7.3973608017" calcext:value-type="float">
            <text:p>7.3973608017</text:p>
          </table:table-cell>
          <table:table-cell office:value-type="float" office:value="-1.7302942276" calcext:value-type="float">
            <text:p>-1.7302942276</text:p>
          </table:table-cell>
          <table:table-cell office:value-type="float" office:value="164.880462646" calcext:value-type="float">
            <text:p>164.880462646</text:p>
          </table:table-cell>
          <table:table-cell office:value-type="float" office:value="1.98497581482" calcext:value-type="float">
            <text:p>1.9849758148</text:p>
          </table:table-cell>
          <table:table-cell office:value-type="float" office:value="-2.25677704811" calcext:value-type="float">
            <text:p>-2.2567770481</text:p>
          </table:table-cell>
          <table:table-cell office:value-type="float" office:value="-171.231201172" calcext:value-type="float">
            <text:p>-171.231201172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.696" calcext:value-type="float">
            <text:p>3.696</text:p>
          </table:table-cell>
          <table:table-cell office:value-type="float" office:value="0.095" calcext:value-type="float">
            <text:p>0.095</text:p>
          </table:table-cell>
          <table:table-cell office:value-type="float" office:value="-0.721779953843" calcext:value-type="float">
            <text:p>-0.7217799538</text:p>
          </table:table-cell>
          <table:table-cell office:value-type="float" office:value="7.38064002991" calcext:value-type="float">
            <text:p>7.3806400299</text:p>
          </table:table-cell>
          <table:table-cell office:value-type="float" office:value="-1.72987449169" calcext:value-type="float">
            <text:p>-1.7298744917</text:p>
          </table:table-cell>
          <table:table-cell office:value-type="float" office:value="165.58984375" calcext:value-type="float">
            <text:p>165.58984375</text:p>
          </table:table-cell>
          <table:table-cell office:value-type="float" office:value="1.88879823685" calcext:value-type="float">
            <text:p>1.8887982369</text:p>
          </table:table-cell>
          <table:table-cell office:value-type="float" office:value="-2.26077699661" calcext:value-type="float">
            <text:p>-2.2607769966</text:p>
          </table:table-cell>
          <table:table-cell office:value-type="float" office:value="-171.610610962" calcext:value-type="float">
            <text:p>-171.610610962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.694" calcext:value-type="float">
            <text:p>3.694</text:p>
          </table:table-cell>
          <table:table-cell office:value-type="float" office:value="0.039" calcext:value-type="float">
            <text:p>0.039</text:p>
          </table:table-cell>
          <table:table-cell office:value-type="float" office:value="-0.723162754567" calcext:value-type="float">
            <text:p>-0.7231627546</text:p>
          </table:table-cell>
          <table:table-cell office:value-type="float" office:value="7.18705272675" calcext:value-type="float">
            <text:p>7.1870527268</text:p>
          </table:table-cell>
          <table:table-cell office:value-type="float" office:value="-1.68012917042" calcext:value-type="float">
            <text:p>-1.6801291704</text:p>
          </table:table-cell>
          <table:table-cell office:value-type="float" office:value="166.466781616" calcext:value-type="float">
            <text:p>166.466781616</text:p>
          </table:table-cell>
          <table:table-cell office:value-type="float" office:value="1.7963104248" calcext:value-type="float">
            <text:p>1.7963104248</text:p>
          </table:table-cell>
          <table:table-cell office:value-type="float" office:value="-2.26153230667" calcext:value-type="float">
            <text:p>-2.2615323067</text:p>
          </table:table-cell>
          <table:table-cell office:value-type="float" office:value="-172.026107788" calcext:value-type="float">
            <text:p>-172.026107788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.691" calcext:value-type="float">
            <text:p>3.691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722125924907" calcext:value-type="float">
            <text:p>-0.7221259249</text:p>
          </table:table-cell>
          <table:table-cell office:value-type="float" office:value="7.17320632935" calcext:value-type="float">
            <text:p>7.1732063294</text:p>
          </table:table-cell>
          <table:table-cell office:value-type="float" office:value="-1.68332493305" calcext:value-type="float">
            <text:p>-1.6833249331</text:p>
          </table:table-cell>
          <table:table-cell office:value-type="float" office:value="167.410003662" calcext:value-type="float">
            <text:p>167.410003662</text:p>
          </table:table-cell>
          <table:table-cell office:value-type="float" office:value="1.71283066273" calcext:value-type="float">
            <text:p>1.7128306627</text:p>
          </table:table-cell>
          <table:table-cell office:value-type="float" office:value="-2.26472973824" calcext:value-type="float">
            <text:p>-2.2647297382</text:p>
          </table:table-cell>
          <table:table-cell office:value-type="float" office:value="-172.30279541" calcext:value-type="float">
            <text:p>-172.30279541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.689" calcext:value-type="float">
            <text:p>3.689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723508002988" calcext:value-type="float">
            <text:p>-0.723508003</text:p>
          </table:table-cell>
          <table:table-cell office:value-type="float" office:value="7.15484619141" calcext:value-type="float">
            <text:p>7.1548461914</text:p>
          </table:table-cell>
          <table:table-cell office:value-type="float" office:value="-1.68334293365" calcext:value-type="float">
            <text:p>-1.6833429337</text:p>
          </table:table-cell>
          <table:table-cell office:value-type="float" office:value="168.338409424" calcext:value-type="float">
            <text:p>168.338409424</text:p>
          </table:table-cell>
          <table:table-cell office:value-type="float" office:value="1.62952458858" calcext:value-type="float">
            <text:p>1.6295245886</text:p>
          </table:table-cell>
          <table:table-cell office:value-type="float" office:value="-2.26944637299" calcext:value-type="float">
            <text:p>-2.269446373</text:p>
          </table:table-cell>
          <table:table-cell office:value-type="float" office:value="-172.42829895" calcext:value-type="float">
            <text:p>-172.42829895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.686" calcext:value-type="float">
            <text:p>3.686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72523153021" calcext:value-type="float">
            <text:p>-0.7252315302</text:p>
          </table:table-cell>
          <table:table-cell office:value-type="float" office:value="7.01928853989" calcext:value-type="float">
            <text:p>7.0192885399</text:p>
          </table:table-cell>
          <table:table-cell office:value-type="float" office:value="-1.6666572094" calcext:value-type="float">
            <text:p>-1.6666572094</text:p>
          </table:table-cell>
          <table:table-cell office:value-type="float" office:value="169.36151123" calcext:value-type="float">
            <text:p>169.36151123</text:p>
          </table:table-cell>
          <table:table-cell office:value-type="float" office:value="1.54020380974" calcext:value-type="float">
            <text:p>1.5402038097</text:p>
          </table:table-cell>
          <table:table-cell office:value-type="float" office:value="-2.27287793159" calcext:value-type="float">
            <text:p>-2.2728779316</text:p>
          </table:table-cell>
          <table:table-cell office:value-type="float" office:value="-172.616333008" calcext:value-type="float">
            <text:p>-172.616333008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3.683" calcext:value-type="float">
            <text:p>3.683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724542662642" calcext:value-type="float">
            <text:p>-0.7245426626</text:p>
          </table:table-cell>
          <table:table-cell office:value-type="float" office:value="6.60187196732" calcext:value-type="float">
            <text:p>6.6018719673</text:p>
          </table:table-cell>
          <table:table-cell office:value-type="float" office:value="-1.60064935684" calcext:value-type="float">
            <text:p>-1.6006493568</text:p>
          </table:table-cell>
          <table:table-cell office:value-type="float" office:value="170.708648682" calcext:value-type="float">
            <text:p>170.708648682</text:p>
          </table:table-cell>
          <table:table-cell office:value-type="float" office:value="1.45975553989" calcext:value-type="float">
            <text:p>1.4597555399</text:p>
          </table:table-cell>
          <table:table-cell office:value-type="float" office:value="-2.27652788162" calcext:value-type="float">
            <text:p>-2.2765278816</text:p>
          </table:table-cell>
          <table:table-cell office:value-type="float" office:value="-172.831604004" calcext:value-type="float">
            <text:p>-172.831604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68" calcext:value-type="float">
            <text:p>3.68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725919672547" calcext:value-type="float">
            <text:p>-0.7259196725</text:p>
          </table:table-cell>
          <table:table-cell office:value-type="float" office:value="6.43753767014" calcext:value-type="float">
            <text:p>6.4375376701</text:p>
          </table:table-cell>
          <table:table-cell office:value-type="float" office:value="-1.58596932888" calcext:value-type="float">
            <text:p>-1.5859693289</text:p>
          </table:table-cell>
          <table:table-cell office:value-type="float" office:value="171.849319458" calcext:value-type="float">
            <text:p>171.849319458</text:p>
          </table:table-cell>
          <table:table-cell office:value-type="float" office:value="1.36923849583" calcext:value-type="float">
            <text:p>1.3692384958</text:p>
          </table:table-cell>
          <table:table-cell office:value-type="float" office:value="-2.28188610077" calcext:value-type="float">
            <text:p>-2.2818861008</text:p>
          </table:table-cell>
          <table:table-cell office:value-type="float" office:value="-172.97328186" calcext:value-type="float">
            <text:p>-172.97328186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.677" calcext:value-type="float">
            <text:p>3.677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726607088964" calcext:value-type="float">
            <text:p>-0.726607089</text:p>
          </table:table-cell>
          <table:table-cell office:value-type="float" office:value="6.410405159" calcext:value-type="float">
            <text:p>6.410405159</text:p>
          </table:table-cell>
          <table:table-cell office:value-type="float" office:value="-1.58861875534" calcext:value-type="float">
            <text:p>-1.5886187553</text:p>
          </table:table-cell>
          <table:table-cell office:value-type="float" office:value="172.709686279" calcext:value-type="float">
            <text:p>172.709686279</text:p>
          </table:table-cell>
          <table:table-cell office:value-type="float" office:value="1.27816474438" calcext:value-type="float">
            <text:p>1.2781647444</text:p>
          </table:table-cell>
          <table:table-cell office:value-type="float" office:value="-2.28551483154" calcext:value-type="float">
            <text:p>-2.2855148315</text:p>
          </table:table-cell>
          <table:table-cell office:value-type="float" office:value="-173.191604614" calcext:value-type="float">
            <text:p>-173.191604614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.674" calcext:value-type="float">
            <text:p>3.674</text:p>
          </table:table-cell>
          <table:table-cell office:value-type="float" office:value="-0.361" calcext:value-type="float">
            <text:p>-0.361</text:p>
          </table:table-cell>
          <table:table-cell office:value-type="float" office:value="-0.728322449599" calcext:value-type="float">
            <text:p>-0.7283224496</text:p>
          </table:table-cell>
          <table:table-cell office:value-type="float" office:value="6.37815856934" calcext:value-type="float">
            <text:p>6.3781585693</text:p>
          </table:table-cell>
          <table:table-cell office:value-type="float" office:value="-1.59062087536" calcext:value-type="float">
            <text:p>-1.5906208754</text:p>
          </table:table-cell>
          <table:table-cell office:value-type="float" office:value="173.522064209" calcext:value-type="float">
            <text:p>173.522064209</text:p>
          </table:table-cell>
          <table:table-cell office:value-type="float" office:value="1.18660795689" calcext:value-type="float">
            <text:p>1.1866079569</text:p>
          </table:table-cell>
          <table:table-cell office:value-type="float" office:value="-2.28747534752" calcext:value-type="float">
            <text:p>-2.2874753475</text:p>
          </table:table-cell>
          <table:table-cell office:value-type="float" office:value="-173.516891479" calcext:value-type="float">
            <text:p>-173.516891479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.67" calcext:value-type="float">
            <text:p>3.67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730374872763" calcext:value-type="float">
            <text:p>-0.7303748728</text:p>
          </table:table-cell>
          <table:table-cell office:value-type="float" office:value="6.1778678894" calcext:value-type="float">
            <text:p>6.1778678894</text:p>
          </table:table-cell>
          <table:table-cell office:value-type="float" office:value="-1.59514832497" calcext:value-type="float">
            <text:p>-1.595148325</text:p>
          </table:table-cell>
          <table:table-cell office:value-type="float" office:value="174.657745361" calcext:value-type="float">
            <text:p>174.657745361</text:p>
          </table:table-cell>
          <table:table-cell office:value-type="float" office:value="1.09069287777" calcext:value-type="float">
            <text:p>1.0906928778</text:p>
          </table:table-cell>
          <table:table-cell office:value-type="float" office:value="-2.28752088547" calcext:value-type="float">
            <text:p>-2.2875208855</text:p>
          </table:table-cell>
          <table:table-cell office:value-type="float" office:value="-173.904830933" calcext:value-type="float">
            <text:p>-173.904830933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.666" calcext:value-type="float">
            <text:p>3.666</text:p>
          </table:table-cell>
          <table:table-cell office:value-type="float" office:value="-0.474" calcext:value-type="float">
            <text:p>-0.474</text:p>
          </table:table-cell>
          <table:table-cell office:value-type="float" office:value="-0.732420722557" calcext:value-type="float">
            <text:p>-0.7324207226</text:p>
          </table:table-cell>
          <table:table-cell office:value-type="float" office:value="6.04731225967" calcext:value-type="float">
            <text:p>6.0473122597</text:p>
          </table:table-cell>
          <table:table-cell office:value-type="float" office:value="-1.60292840004" calcext:value-type="float">
            <text:p>-1.6029284</text:p>
          </table:table-cell>
          <table:table-cell office:value-type="float" office:value="175.726043701" calcext:value-type="float">
            <text:p>175.726043701</text:p>
          </table:table-cell>
          <table:table-cell office:value-type="float" office:value="0.995388925076" calcext:value-type="float">
            <text:p>0.9953889251</text:p>
          </table:table-cell>
          <table:table-cell office:value-type="float" office:value="-2.28461742401" calcext:value-type="float">
            <text:p>-2.284617424</text:p>
          </table:table-cell>
          <table:table-cell office:value-type="float" office:value="-174.376296997" calcext:value-type="float">
            <text:p>-174.37629699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.662" calcext:value-type="float">
            <text:p>3.662</text:p>
          </table:table-cell>
          <table:table-cell office:value-type="float" office:value="-0.531" calcext:value-type="float">
            <text:p>-0.531</text:p>
          </table:table-cell>
          <table:table-cell office:value-type="float" office:value="-0.733441176685" calcext:value-type="float">
            <text:p>-0.7334411767</text:p>
          </table:table-cell>
          <table:table-cell office:value-type="float" office:value="5.88466501236" calcext:value-type="float">
            <text:p>5.8846650124</text:p>
          </table:table-cell>
          <table:table-cell office:value-type="float" office:value="-1.61410105228" calcext:value-type="float">
            <text:p>-1.6141010523</text:p>
          </table:table-cell>
          <table:table-cell office:value-type="float" office:value="176.681152344" calcext:value-type="float">
            <text:p>176.681152344</text:p>
          </table:table-cell>
          <table:table-cell office:value-type="float" office:value="0.914998590946" calcext:value-type="float">
            <text:p>0.9149985909</text:p>
          </table:table-cell>
          <table:table-cell office:value-type="float" office:value="-2.280397892" calcext:value-type="float">
            <text:p>-2.280397892</text:p>
          </table:table-cell>
          <table:table-cell office:value-type="float" office:value="-174.912246704" calcext:value-type="float">
            <text:p>-174.912246704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.658" calcext:value-type="float">
            <text:p>3.658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733780961454" calcext:value-type="float">
            <text:p>-0.7337809615</text:p>
          </table:table-cell>
          <table:table-cell office:value-type="float" office:value="5.79206562042" calcext:value-type="float">
            <text:p>5.7920656204</text:p>
          </table:table-cell>
          <table:table-cell office:value-type="float" office:value="-1.62580490112" calcext:value-type="float">
            <text:p>-1.6258049011</text:p>
          </table:table-cell>
          <table:table-cell office:value-type="float" office:value="177.604217529" calcext:value-type="float">
            <text:p>177.604217529</text:p>
          </table:table-cell>
          <table:table-cell office:value-type="float" office:value="0.842549204826" calcext:value-type="float">
            <text:p>0.8425492048</text:p>
          </table:table-cell>
          <table:table-cell office:value-type="float" office:value="-2.27469563484" calcext:value-type="float">
            <text:p>-2.2746956348</text:p>
          </table:table-cell>
          <table:table-cell office:value-type="float" office:value="-175.476730347" calcext:value-type="float">
            <text:p>-175.476730347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.653" calcext:value-type="float">
            <text:p>3.653</text:p>
          </table:table-cell>
          <table:table-cell office:value-type="float" office:value="-0.644" calcext:value-type="float">
            <text:p>-0.644</text:p>
          </table:table-cell>
          <table:table-cell office:value-type="float" office:value="-0.733101208556" calcext:value-type="float">
            <text:p>-0.7331012086</text:p>
          </table:table-cell>
          <table:table-cell office:value-type="float" office:value="5.73194360733" calcext:value-type="float">
            <text:p>5.7319436073</text:p>
          </table:table-cell>
          <table:table-cell office:value-type="float" office:value="-1.6377093792" calcext:value-type="float">
            <text:p>-1.6377093792</text:p>
          </table:table-cell>
          <table:table-cell office:value-type="float" office:value="178.558395386" calcext:value-type="float">
            <text:p>178.558395386</text:p>
          </table:table-cell>
          <table:table-cell office:value-type="float" office:value="0.768364489079" calcext:value-type="float">
            <text:p>0.7683644891</text:p>
          </table:table-cell>
          <table:table-cell office:value-type="float" office:value="-2.2702422142" calcext:value-type="float">
            <text:p>-2.2702422142</text:p>
          </table:table-cell>
          <table:table-cell office:value-type="float" office:value="-175.909851074" calcext:value-type="float">
            <text:p>-175.909851074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.649" calcext:value-type="float">
            <text:p>3.649</text:p>
          </table:table-cell>
          <table:table-cell office:value-type="float" office:value="-0.702" calcext:value-type="float">
            <text:p>-0.702</text:p>
          </table:table-cell>
          <table:table-cell office:value-type="float" office:value="-0.732080204858" calcext:value-type="float">
            <text:p>-0.7320802049</text:p>
          </table:table-cell>
          <table:table-cell office:value-type="float" office:value="5.66914701462" calcext:value-type="float">
            <text:p>5.6691470146</text:p>
          </table:table-cell>
          <table:table-cell office:value-type="float" office:value="-1.65168702602" calcext:value-type="float">
            <text:p>-1.651687026</text:p>
          </table:table-cell>
          <table:table-cell office:value-type="float" office:value="179.528060913" calcext:value-type="float">
            <text:p>179.528060913</text:p>
          </table:table-cell>
          <table:table-cell office:value-type="float" office:value="0.706540465355" calcext:value-type="float">
            <text:p>0.7065404654</text:p>
          </table:table-cell>
          <table:table-cell office:value-type="float" office:value="-2.2672867775" calcext:value-type="float">
            <text:p>-2.2672867775</text:p>
          </table:table-cell>
          <table:table-cell office:value-type="float" office:value="-176.232177734" calcext:value-type="float">
            <text:p>-176.232177734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.645" calcext:value-type="float">
            <text:p>3.645</text:p>
          </table:table-cell>
          <table:table-cell office:value-type="float" office:value="-0.757" calcext:value-type="float">
            <text:p>-0.757</text:p>
          </table:table-cell>
          <table:table-cell office:value-type="float" office:value="-0.73071630471" calcext:value-type="float">
            <text:p>-0.7307163047</text:p>
          </table:table-cell>
          <table:table-cell office:value-type="float" office:value="5.53290605545" calcext:value-type="float">
            <text:p>5.5329060555</text:p>
          </table:table-cell>
          <table:table-cell office:value-type="float" office:value="-1.68216454983" calcext:value-type="float">
            <text:p>-1.6821645498</text:p>
          </table:table-cell>
          <table:table-cell office:value-type="float" office:value="-179.438110352" calcext:value-type="float">
            <text:p>-179.438110352</text:p>
          </table:table-cell>
          <table:table-cell office:value-type="float" office:value="0.649025797844" calcext:value-type="float">
            <text:p>0.6490257978</text:p>
          </table:table-cell>
          <table:table-cell office:value-type="float" office:value="-2.26496124268" calcext:value-type="float">
            <text:p>-2.2649612427</text:p>
          </table:table-cell>
          <table:table-cell office:value-type="float" office:value="-176.529342651" calcext:value-type="float">
            <text:p>-176.5293426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642" calcext:value-type="float">
            <text:p>3.642</text:p>
          </table:table-cell>
          <table:table-cell office:value-type="float" office:value="-0.812" calcext:value-type="float">
            <text:p>-0.812</text:p>
          </table:table-cell>
          <table:table-cell office:value-type="float" office:value="-0.728322449599" calcext:value-type="float">
            <text:p>-0.7283224496</text:p>
          </table:table-cell>
          <table:table-cell office:value-type="float" office:value="5.44070911407" calcext:value-type="float">
            <text:p>5.4407091141</text:p>
          </table:table-cell>
          <table:table-cell office:value-type="float" office:value="-1.70269024372" calcext:value-type="float">
            <text:p>-1.7026902437</text:p>
          </table:table-cell>
          <table:table-cell office:value-type="float" office:value="-178.463577271" calcext:value-type="float">
            <text:p>-178.463577271</text:p>
          </table:table-cell>
          <table:table-cell office:value-type="float" office:value="0.59779894352" calcext:value-type="float">
            <text:p>0.5977989435</text:p>
          </table:table-cell>
          <table:table-cell office:value-type="float" office:value="-2.26274228096" calcext:value-type="float">
            <text:p>-2.262742281</text:p>
          </table:table-cell>
          <table:table-cell office:value-type="float" office:value="-176.821731567" calcext:value-type="float">
            <text:p>-176.821731567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.638" calcext:value-type="float">
            <text:p>3.638</text:p>
          </table:table-cell>
          <table:table-cell office:value-type="float" office:value="-0.867" calcext:value-type="float">
            <text:p>-0.867</text:p>
          </table:table-cell>
          <table:table-cell office:value-type="float" office:value="-0.722817325356" calcext:value-type="float">
            <text:p>-0.7228173254</text:p>
          </table:table-cell>
          <table:table-cell office:value-type="float" office:value="5.3691701889" calcext:value-type="float">
            <text:p>5.3691701889</text:p>
          </table:table-cell>
          <table:table-cell office:value-type="float" office:value="-1.72069919109" calcext:value-type="float">
            <text:p>-1.7206991911</text:p>
          </table:table-cell>
          <table:table-cell office:value-type="float" office:value="-177.567977905" calcext:value-type="float">
            <text:p>-177.567977905</text:p>
          </table:table-cell>
          <table:table-cell office:value-type="float" office:value="0.548051714897" calcext:value-type="float">
            <text:p>0.5480517149</text:p>
          </table:table-cell>
          <table:table-cell office:value-type="float" office:value="-2.26027035713" calcext:value-type="float">
            <text:p>-2.2602703571</text:p>
          </table:table-cell>
          <table:table-cell office:value-type="float" office:value="-177.142456055" calcext:value-type="float">
            <text:p>-177.142456055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.636" calcext:value-type="float">
            <text:p>3.636</text:p>
          </table:table-cell>
          <table:table-cell office:value-type="float" office:value="-0.924" calcext:value-type="float">
            <text:p>-0.924</text:p>
          </table:table-cell>
          <table:table-cell office:value-type="float" office:value="-0.719700341139" calcext:value-type="float">
            <text:p>-0.7197003411</text:p>
          </table:table-cell>
          <table:table-cell office:value-type="float" office:value="5.31154632568" calcext:value-type="float">
            <text:p>5.3115463257</text:p>
          </table:table-cell>
          <table:table-cell office:value-type="float" office:value="-1.73523032665" calcext:value-type="float">
            <text:p>-1.7352303267</text:p>
          </table:table-cell>
          <table:table-cell office:value-type="float" office:value="-176.768356323" calcext:value-type="float">
            <text:p>-176.768356323</text:p>
          </table:table-cell>
          <table:table-cell office:value-type="float" office:value="0.500968635082" calcext:value-type="float">
            <text:p>0.5009686351</text:p>
          </table:table-cell>
          <table:table-cell office:value-type="float" office:value="-2.25782132149" calcext:value-type="float">
            <text:p>-2.2578213215</text:p>
          </table:table-cell>
          <table:table-cell office:value-type="float" office:value="-177.477981567" calcext:value-type="float">
            <text:p>-177.477981567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.634" calcext:value-type="float">
            <text:p>3.634</text:p>
          </table:table-cell>
          <table:table-cell office:value-type="float" office:value="-0.982" calcext:value-type="float">
            <text:p>-0.982</text:p>
          </table:table-cell>
          <table:table-cell office:value-type="float" office:value="-0.717265941051" calcext:value-type="float">
            <text:p>-0.7172659411</text:p>
          </table:table-cell>
          <table:table-cell office:value-type="float" office:value="5.23025178909" calcext:value-type="float">
            <text:p>5.2302517891</text:p>
          </table:table-cell>
          <table:table-cell office:value-type="float" office:value="-1.75409185886" calcext:value-type="float">
            <text:p>-1.7540918589</text:p>
          </table:table-cell>
          <table:table-cell office:value-type="float" office:value="-175.97618103" calcext:value-type="float">
            <text:p>-175.97618103</text:p>
          </table:table-cell>
          <table:table-cell office:value-type="float" office:value="0.459025591612" calcext:value-type="float">
            <text:p>0.4590255916</text:p>
          </table:table-cell>
          <table:table-cell office:value-type="float" office:value="-2.25509786606" calcext:value-type="float">
            <text:p>-2.2550978661</text:p>
          </table:table-cell>
          <table:table-cell office:value-type="float" office:value="-177.825180054" calcext:value-type="float">
            <text:p>-177.82518005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.633" calcext:value-type="float">
            <text:p>3.633</text:p>
          </table:table-cell>
          <table:table-cell office:value-type="float" office:value="-1.039" calcext:value-type="float">
            <text:p>-1.039</text:p>
          </table:table-cell>
          <table:table-cell office:value-type="float" office:value="-0.714123091493" calcext:value-type="float">
            <text:p>-0.7141230915</text:p>
          </table:table-cell>
          <table:table-cell office:value-type="float" office:value="5.17709732056" calcext:value-type="float">
            <text:p>5.1770973206</text:p>
          </table:table-cell>
          <table:table-cell office:value-type="float" office:value="-1.76827013493" calcext:value-type="float">
            <text:p>-1.7682701349</text:p>
          </table:table-cell>
          <table:table-cell office:value-type="float" office:value="-175.233322144" calcext:value-type="float">
            <text:p>-175.233322144</text:p>
          </table:table-cell>
          <table:table-cell office:value-type="float" office:value="0.41842675209" calcext:value-type="float">
            <text:p>0.4184267521</text:p>
          </table:table-cell>
          <table:table-cell office:value-type="float" office:value="-2.25364017487" calcext:value-type="float">
            <text:p>-2.2536401749</text:p>
          </table:table-cell>
          <table:table-cell office:value-type="float" office:value="-178.099746704" calcext:value-type="float">
            <text:p>-178.099746704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.632" calcext:value-type="float">
            <text:p>3.632</text:p>
          </table:table-cell>
          <table:table-cell office:value-type="float" office:value="-1.095" calcext:value-type="float">
            <text:p>-1.095</text:p>
          </table:table-cell>
          <table:table-cell office:value-type="float" office:value="-0.71272162388" calcext:value-type="float">
            <text:p>-0.7127216239</text:p>
          </table:table-cell>
          <table:table-cell office:value-type="float" office:value="5.09695959091" calcext:value-type="float">
            <text:p>5.0969595909</text:p>
          </table:table-cell>
          <table:table-cell office:value-type="float" office:value="-1.78838443756" calcext:value-type="float">
            <text:p>-1.7883844376</text:p>
          </table:table-cell>
          <table:table-cell office:value-type="float" office:value="-174.446563721" calcext:value-type="float">
            <text:p>-174.446563721</text:p>
          </table:table-cell>
          <table:table-cell office:value-type="float" office:value="0.38093444705" calcext:value-type="float">
            <text:p>0.3809344471</text:p>
          </table:table-cell>
          <table:table-cell office:value-type="float" office:value="-2.25384664536" calcext:value-type="float">
            <text:p>-2.2538466454</text:p>
          </table:table-cell>
          <table:table-cell office:value-type="float" office:value="-178.297042847" calcext:value-type="float">
            <text:p>-178.297042847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.631" calcext:value-type="float">
            <text:p>3.631</text:p>
          </table:table-cell>
          <table:table-cell office:value-type="float" office:value="-1.151" calcext:value-type="float">
            <text:p>-1.151</text:p>
          </table:table-cell>
          <table:table-cell office:value-type="float" office:value="-0.711317305383" calcext:value-type="float">
            <text:p>-0.7113173054</text:p>
          </table:table-cell>
          <table:table-cell office:value-type="float" office:value="5.00178432465" calcext:value-type="float">
            <text:p>5.0017843247</text:p>
          </table:table-cell>
          <table:table-cell office:value-type="float" office:value="-1.81030070782" calcext:value-type="float">
            <text:p>-1.8103007078</text:p>
          </table:table-cell>
          <table:table-cell office:value-type="float" office:value="-173.697723389" calcext:value-type="float">
            <text:p>-173.697723389</text:p>
          </table:table-cell>
          <table:table-cell office:value-type="float" office:value="0.351570665836" calcext:value-type="float">
            <text:p>0.3515706658</text:p>
          </table:table-cell>
          <table:table-cell office:value-type="float" office:value="-2.25471162796" calcext:value-type="float">
            <text:p>-2.254711628</text:p>
          </table:table-cell>
          <table:table-cell office:value-type="float" office:value="-178.516052246" calcext:value-type="float">
            <text:p>-178.516052246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.63" calcext:value-type="float">
            <text:p>3.63</text:p>
          </table:table-cell>
          <table:table-cell office:value-type="float" office:value="-1.209" calcext:value-type="float">
            <text:p>-1.209</text:p>
          </table:table-cell>
          <table:table-cell office:value-type="float" office:value="-0.708500138212" calcext:value-type="float">
            <text:p>-0.7085001382</text:p>
          </table:table-cell>
          <table:table-cell office:value-type="float" office:value="4.91838645935" calcext:value-type="float">
            <text:p>4.9183864594</text:p>
          </table:table-cell>
          <table:table-cell office:value-type="float" office:value="-1.83145833015" calcext:value-type="float">
            <text:p>-1.8314583302</text:p>
          </table:table-cell>
          <table:table-cell office:value-type="float" office:value="-173.004867554" calcext:value-type="float">
            <text:p>-173.004867554</text:p>
          </table:table-cell>
          <table:table-cell office:value-type="float" office:value="0.318427622318" calcext:value-type="float">
            <text:p>0.3184276223</text:p>
          </table:table-cell>
          <table:table-cell office:value-type="float" office:value="-2.25726413727" calcext:value-type="float">
            <text:p>-2.2572641373</text:p>
          </table:table-cell>
          <table:table-cell office:value-type="float" office:value="-178.604370117" calcext:value-type="float">
            <text:p>-178.604370117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.63" calcext:value-type="float">
            <text:p>3.63</text:p>
          </table:table-cell>
          <table:table-cell office:value-type="float" office:value="-1.265" calcext:value-type="float">
            <text:p>-1.265</text:p>
          </table:table-cell>
          <table:table-cell office:value-type="float" office:value="-0.707087300806" calcext:value-type="float">
            <text:p>-0.7070873008</text:p>
          </table:table-cell>
          <table:table-cell office:value-type="float" office:value="4.85161495209" calcext:value-type="float">
            <text:p>4.8516149521</text:p>
          </table:table-cell>
          <table:table-cell office:value-type="float" office:value="-1.85155820847" calcext:value-type="float">
            <text:p>-1.8515582085</text:p>
          </table:table-cell>
          <table:table-cell office:value-type="float" office:value="-172.295669556" calcext:value-type="float">
            <text:p>-172.295669556</text:p>
          </table:table-cell>
          <table:table-cell office:value-type="float" office:value="0.289725899696" calcext:value-type="float">
            <text:p>0.2897258997</text:p>
          </table:table-cell>
          <table:table-cell office:value-type="float" office:value="-2.25923871994" calcext:value-type="float">
            <text:p>-2.2592387199</text:p>
          </table:table-cell>
          <table:table-cell office:value-type="float" office:value="-178.545089722" calcext:value-type="float">
            <text:p>-178.545089722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.63" calcext:value-type="float">
            <text:p>3.63</text:p>
          </table:table-cell>
          <table:table-cell office:value-type="float" office:value="-1.322" calcext:value-type="float">
            <text:p>-1.322</text:p>
          </table:table-cell>
          <table:table-cell office:value-type="float" office:value="-0.704962743315" calcext:value-type="float">
            <text:p>-0.7049627433</text:p>
          </table:table-cell>
          <table:table-cell office:value-type="float" office:value="4.80160140991" calcext:value-type="float">
            <text:p>4.8016014099</text:p>
          </table:table-cell>
          <table:table-cell office:value-type="float" office:value="-1.86921513081" calcext:value-type="float">
            <text:p>-1.8692151308</text:p>
          </table:table-cell>
          <table:table-cell office:value-type="float" office:value="-171.567245483" calcext:value-type="float">
            <text:p>-171.567245483</text:p>
          </table:table-cell>
          <table:table-cell office:value-type="float" office:value="0.254200398922" calcext:value-type="float">
            <text:p>0.2542003989</text:p>
          </table:table-cell>
          <table:table-cell office:value-type="float" office:value="-2.25886130333" calcext:value-type="float">
            <text:p>-2.2588613033</text:p>
          </table:table-cell>
          <table:table-cell office:value-type="float" office:value="-178.50692749" calcext:value-type="float">
            <text:p>-178.506927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31" calcext:value-type="float">
            <text:p>3.631</text:p>
          </table:table-cell>
          <table:table-cell office:value-type="float" office:value="-1.379" calcext:value-type="float">
            <text:p>-1.379</text:p>
          </table:table-cell>
          <table:table-cell office:value-type="float" office:value="-0.70354284566" calcext:value-type="float">
            <text:p>-0.7035428457</text:p>
          </table:table-cell>
          <table:table-cell office:value-type="float" office:value="4.7364718914" calcext:value-type="float">
            <text:p>4.7364718914</text:p>
          </table:table-cell>
          <table:table-cell office:value-type="float" office:value="-1.8926128149" calcext:value-type="float">
            <text:p>-1.8926128149</text:p>
          </table:table-cell>
          <table:table-cell office:value-type="float" office:value="-170.928497314" calcext:value-type="float">
            <text:p>-170.928497314</text:p>
          </table:table-cell>
          <table:table-cell office:value-type="float" office:value="0.229141071439" calcext:value-type="float">
            <text:p>0.2291410714</text:p>
          </table:table-cell>
          <table:table-cell office:value-type="float" office:value="-2.2592227459" calcext:value-type="float">
            <text:p>-2.2592227459</text:p>
          </table:table-cell>
          <table:table-cell office:value-type="float" office:value="-178.512420654" calcext:value-type="float">
            <text:p>-178.512420654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.632" calcext:value-type="float">
            <text:p>3.632</text:p>
          </table:table-cell>
          <table:table-cell office:value-type="float" office:value="-1.435" calcext:value-type="float">
            <text:p>-1.435</text:p>
          </table:table-cell>
          <table:table-cell office:value-type="float" office:value="-0.701407724386" calcext:value-type="float">
            <text:p>-0.7014077244</text:p>
          </table:table-cell>
          <table:table-cell office:value-type="float" office:value="4.66936230659" calcext:value-type="float">
            <text:p>4.6693623066</text:p>
          </table:table-cell>
          <table:table-cell office:value-type="float" office:value="-1.90952467918" calcext:value-type="float">
            <text:p>-1.9095246792</text:p>
          </table:table-cell>
          <table:table-cell office:value-type="float" office:value="-170.573013306" calcext:value-type="float">
            <text:p>-170.573013306</text:p>
          </table:table-cell>
          <table:table-cell office:value-type="float" office:value="0.202810361981" calcext:value-type="float">
            <text:p>0.202810362</text:p>
          </table:table-cell>
          <table:table-cell office:value-type="float" office:value="-2.26007461548" calcext:value-type="float">
            <text:p>-2.2600746155</text:p>
          </table:table-cell>
          <table:table-cell office:value-type="float" office:value="-178.482559204" calcext:value-type="float">
            <text:p>-178.482559204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.633" calcext:value-type="float">
            <text:p>3.633</text:p>
          </table:table-cell>
          <table:table-cell office:value-type="float" office:value="-1.493" calcext:value-type="float">
            <text:p>-1.493</text:p>
          </table:table-cell>
          <table:table-cell office:value-type="float" office:value="-0.694964561725" calcext:value-type="float">
            <text:p>-0.6949645617</text:p>
          </table:table-cell>
          <table:table-cell office:value-type="float" office:value="4.59973955154" calcext:value-type="float">
            <text:p>4.5997395515</text:p>
          </table:table-cell>
          <table:table-cell office:value-type="float" office:value="-1.92386722565" calcext:value-type="float">
            <text:p>-1.9238672257</text:p>
          </table:table-cell>
          <table:table-cell office:value-type="float" office:value="-170.365768433" calcext:value-type="float">
            <text:p>-170.365768433</text:p>
          </table:table-cell>
          <table:table-cell office:value-type="float" office:value="0.183118194342" calcext:value-type="float">
            <text:p>0.1831181943</text:p>
          </table:table-cell>
          <table:table-cell office:value-type="float" office:value="-2.26251721382" calcext:value-type="float">
            <text:p>-2.2625172138</text:p>
          </table:table-cell>
          <table:table-cell office:value-type="float" office:value="-178.431304932" calcext:value-type="float">
            <text:p>-178.431304932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.635" calcext:value-type="float">
            <text:p>3.635</text:p>
          </table:table-cell>
          <table:table-cell office:value-type="float" office:value="-1.549" calcext:value-type="float">
            <text:p>-1.549</text:p>
          </table:table-cell>
          <table:table-cell office:value-type="float" office:value="-0.691721838191" calcext:value-type="float">
            <text:p>-0.6917218382</text:p>
          </table:table-cell>
          <table:table-cell office:value-type="float" office:value="4.52813458443" calcext:value-type="float">
            <text:p>4.5281345844</text:p>
          </table:table-cell>
          <table:table-cell office:value-type="float" office:value="-1.93622076511" calcext:value-type="float">
            <text:p>-1.9362207651</text:p>
          </table:table-cell>
          <table:table-cell office:value-type="float" office:value="-170.259246826" calcext:value-type="float">
            <text:p>-170.259246826</text:p>
          </table:table-cell>
          <table:table-cell office:value-type="float" office:value="0.161237329245" calcext:value-type="float">
            <text:p>0.1612373292</text:p>
          </table:table-cell>
          <table:table-cell office:value-type="float" office:value="-2.26181840897" calcext:value-type="float">
            <text:p>-2.261818409</text:p>
          </table:table-cell>
          <table:table-cell office:value-type="float" office:value="-178.499481201" calcext:value-type="float">
            <text:p>-178.499481201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.638" calcext:value-type="float">
            <text:p>3.638</text:p>
          </table:table-cell>
          <table:table-cell office:value-type="float" office:value="-1.604" calcext:value-type="float">
            <text:p>-1.604</text:p>
          </table:table-cell>
          <table:table-cell office:value-type="float" office:value="-0.687376429002" calcext:value-type="float">
            <text:p>-0.687376429</text:p>
          </table:table-cell>
          <table:table-cell office:value-type="float" office:value="4.45624470711" calcext:value-type="float">
            <text:p>4.4562447071</text:p>
          </table:table-cell>
          <table:table-cell office:value-type="float" office:value="-1.94594025612" calcext:value-type="float">
            <text:p>-1.9459402561</text:p>
          </table:table-cell>
          <table:table-cell office:value-type="float" office:value="-170.316726685" calcext:value-type="float">
            <text:p>-170.316726685</text:p>
          </table:table-cell>
          <table:table-cell office:value-type="float" office:value="0.133347332478" calcext:value-type="float">
            <text:p>0.1333473325</text:p>
          </table:table-cell>
          <table:table-cell office:value-type="float" office:value="-2.26045060158" calcext:value-type="float">
            <text:p>-2.2604506016</text:p>
          </table:table-cell>
          <table:table-cell office:value-type="float" office:value="-178.544372559" calcext:value-type="float">
            <text:p>-178.544372559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.641" calcext:value-type="float">
            <text:p>3.641</text:p>
          </table:table-cell>
          <table:table-cell office:value-type="float" office:value="-1.659" calcext:value-type="float">
            <text:p>-1.659</text:p>
          </table:table-cell>
          <table:table-cell office:value-type="float" office:value="-0.684465732362" calcext:value-type="float">
            <text:p>-0.6844657324</text:p>
          </table:table-cell>
          <table:table-cell office:value-type="float" office:value="4.4005241394" calcext:value-type="float">
            <text:p>4.4005241394</text:p>
          </table:table-cell>
          <table:table-cell office:value-type="float" office:value="-1.95097625256" calcext:value-type="float">
            <text:p>-1.9509762526</text:p>
          </table:table-cell>
          <table:table-cell office:value-type="float" office:value="-170.397293091" calcext:value-type="float">
            <text:p>-170.397293091</text:p>
          </table:table-cell>
          <table:table-cell office:value-type="float" office:value="0.100938357413" calcext:value-type="float">
            <text:p>0.1009383574</text:p>
          </table:table-cell>
          <table:table-cell office:value-type="float" office:value="-2.25943136215" calcext:value-type="float">
            <text:p>-2.2594313622</text:p>
          </table:table-cell>
          <table:table-cell office:value-type="float" office:value="-178.537719727" calcext:value-type="float">
            <text:p>-178.53771972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.645" calcext:value-type="float">
            <text:p>3.645</text:p>
          </table:table-cell>
          <table:table-cell office:value-type="float" office:value="-1.714" calcext:value-type="float">
            <text:p>-1.714</text:p>
          </table:table-cell>
          <table:table-cell office:value-type="float" office:value="-0.682640982722" calcext:value-type="float">
            <text:p>-0.6826409827</text:p>
          </table:table-cell>
          <table:table-cell office:value-type="float" office:value="4.34970259666" calcext:value-type="float">
            <text:p>4.3497025967</text:p>
          </table:table-cell>
          <table:table-cell office:value-type="float" office:value="-1.95797944069" calcext:value-type="float">
            <text:p>-1.9579794407</text:p>
          </table:table-cell>
          <table:table-cell office:value-type="float" office:value="-170.334854126" calcext:value-type="float">
            <text:p>-170.334854126</text:p>
          </table:table-cell>
          <table:table-cell office:value-type="float" office:value="0.0797155573964" calcext:value-type="float">
            <text:p>0.0797155574</text:p>
          </table:table-cell>
          <table:table-cell office:value-type="float" office:value="-2.25584506989" calcext:value-type="float">
            <text:p>-2.2558450699</text:p>
          </table:table-cell>
          <table:table-cell office:value-type="float" office:value="-178.713851929" calcext:value-type="float">
            <text:p>-178.713851929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.648" calcext:value-type="float">
            <text:p>3.648</text:p>
          </table:table-cell>
          <table:table-cell office:value-type="float" office:value="-1.77" calcext:value-type="float">
            <text:p>-1.77</text:p>
          </table:table-cell>
          <table:table-cell office:value-type="float" office:value="-0.680811966578" calcext:value-type="float">
            <text:p>-0.6808119666</text:p>
          </table:table-cell>
          <table:table-cell office:value-type="float" office:value="4.0685479641" calcext:value-type="float">
            <text:p>4.0685479641</text:p>
          </table:table-cell>
          <table:table-cell office:value-type="float" office:value="-2.01698923111" calcext:value-type="float">
            <text:p>-2.0169892311</text:p>
          </table:table-cell>
          <table:table-cell office:value-type="float" office:value="-170.278762817" calcext:value-type="float">
            <text:p>-170.278762817</text:p>
          </table:table-cell>
          <table:table-cell office:value-type="float" office:value="0.0429806336761" calcext:value-type="float">
            <text:p>0.0429806337</text:p>
          </table:table-cell>
          <table:table-cell office:value-type="float" office:value="-2.25478696823" calcext:value-type="float">
            <text:p>-2.2547869682</text:p>
          </table:table-cell>
          <table:table-cell office:value-type="float" office:value="-178.791641235" calcext:value-type="float">
            <text:p>-178.791641235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.653" calcext:value-type="float">
            <text:p>3.653</text:p>
          </table:table-cell>
          <table:table-cell office:value-type="float" office:value="-1.826" calcext:value-type="float">
            <text:p>-1.826</text:p>
          </table:table-cell>
          <table:table-cell office:value-type="float" office:value="-0.678978695361" calcext:value-type="float">
            <text:p>-0.6789786954</text:p>
          </table:table-cell>
          <table:table-cell office:value-type="float" office:value="3.98847579956" calcext:value-type="float">
            <text:p>3.9884757996</text:p>
          </table:table-cell>
          <table:table-cell office:value-type="float" office:value="-2.03046298027" calcext:value-type="float">
            <text:p>-2.0304629803</text:p>
          </table:table-cell>
          <table:table-cell office:value-type="float" office:value="-170.214141846" calcext:value-type="float">
            <text:p>-170.214141846</text:p>
          </table:table-cell>
          <table:table-cell office:value-type="float" office:value="0.022052437067" calcext:value-type="float">
            <text:p>0.0220524371</text:p>
          </table:table-cell>
          <table:table-cell office:value-type="float" office:value="-2.256721735" calcext:value-type="float">
            <text:p>-2.256721735</text:p>
          </table:table-cell>
          <table:table-cell office:value-type="float" office:value="-178.714599609" calcext:value-type="float">
            <text:p>-178.714599609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.657" calcext:value-type="float">
            <text:p>3.657</text:p>
          </table:table-cell>
          <table:table-cell office:value-type="float" office:value="-1.882" calcext:value-type="float">
            <text:p>-1.882</text:p>
          </table:table-cell>
          <table:table-cell office:value-type="float" office:value="-0.675668120979" calcext:value-type="float">
            <text:p>-0.675668121</text:p>
          </table:table-cell>
          <table:table-cell office:value-type="float" office:value="3.90727233887" calcext:value-type="float">
            <text:p>3.9072723389</text:p>
          </table:table-cell>
          <table:table-cell office:value-type="float" office:value="-2.04655408859" calcext:value-type="float">
            <text:p>-2.0465540886</text:p>
          </table:table-cell>
          <table:table-cell office:value-type="float" office:value="-169.994110107" calcext:value-type="float">
            <text:p>-169.994110107</text:p>
          </table:table-cell>
          <table:table-cell office:value-type="float" office:value="-0.000781097915024" calcext:value-type="float">
            <text:p>-0.0007810979</text:p>
          </table:table-cell>
          <table:table-cell office:value-type="float" office:value="-2.25542902946" calcext:value-type="float">
            <text:p>-2.2554290295</text:p>
          </table:table-cell>
          <table:table-cell office:value-type="float" office:value="-178.804702759" calcext:value-type="float">
            <text:p>-178.8047027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662" calcext:value-type="float">
            <text:p>3.662</text:p>
          </table:table-cell>
          <table:table-cell office:value-type="float" office:value="-1.939" calcext:value-type="float">
            <text:p>-1.939</text:p>
          </table:table-cell>
          <table:table-cell office:value-type="float" office:value="-0.672343864341" calcext:value-type="float">
            <text:p>-0.6723438643</text:p>
          </table:table-cell>
          <table:table-cell office:value-type="float" office:value="3.84425139427" calcext:value-type="float">
            <text:p>3.8442513943</text:p>
          </table:table-cell>
          <table:table-cell office:value-type="float" office:value="-2.06085205078" calcext:value-type="float">
            <text:p>-2.0608520508</text:p>
          </table:table-cell>
          <table:table-cell office:value-type="float" office:value="-169.758071899" calcext:value-type="float">
            <text:p>-169.758071899</text:p>
          </table:table-cell>
          <table:table-cell office:value-type="float" office:value="-0.0251845475286" calcext:value-type="float">
            <text:p>-0.0251845475</text:p>
          </table:table-cell>
          <table:table-cell office:value-type="float" office:value="-2.25229907036" calcext:value-type="float">
            <text:p>-2.2522990704</text:p>
          </table:table-cell>
          <table:table-cell office:value-type="float" office:value="-178.98878479" calcext:value-type="float">
            <text:p>-178.9887847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.668" calcext:value-type="float">
            <text:p>3.668</text:p>
          </table:table-cell>
          <table:table-cell office:value-type="float" office:value="-1.995" calcext:value-type="float">
            <text:p>-1.995</text:p>
          </table:table-cell>
          <table:table-cell office:value-type="float" office:value="-0.670862042707" calcext:value-type="float">
            <text:p>-0.6708620427</text:p>
          </table:table-cell>
          <table:table-cell office:value-type="float" office:value="3.80537986755" calcext:value-type="float">
            <text:p>3.8053798676</text:p>
          </table:table-cell>
          <table:table-cell office:value-type="float" office:value="-2.06993603706" calcext:value-type="float">
            <text:p>-2.0699360371</text:p>
          </table:table-cell>
          <table:table-cell office:value-type="float" office:value="-169.594161987" calcext:value-type="float">
            <text:p>-169.594161987</text:p>
          </table:table-cell>
          <table:table-cell office:value-type="float" office:value="-0.0459616556764" calcext:value-type="float">
            <text:p>-0.0459616557</text:p>
          </table:table-cell>
          <table:table-cell office:value-type="float" office:value="-2.25088524818" calcext:value-type="float">
            <text:p>-2.2508852482</text:p>
          </table:table-cell>
          <table:table-cell office:value-type="float" office:value="-179.186050415" calcext:value-type="float">
            <text:p>-179.186050415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.674" calcext:value-type="float">
            <text:p>3.674</text:p>
          </table:table-cell>
          <table:table-cell office:value-type="float" office:value="-2.052" calcext:value-type="float">
            <text:p>-2.052</text:p>
          </table:table-cell>
          <table:table-cell office:value-type="float" office:value="-0.667890355035" calcext:value-type="float">
            <text:p>-0.667890355</text:p>
          </table:table-cell>
          <table:table-cell office:value-type="float" office:value="3.77111935616" calcext:value-type="float">
            <text:p>3.7711193562</text:p>
          </table:table-cell>
          <table:table-cell office:value-type="float" office:value="-2.07889580727" calcext:value-type="float">
            <text:p>-2.0788958073</text:p>
          </table:table-cell>
          <table:table-cell office:value-type="float" office:value="-169.398071289" calcext:value-type="float">
            <text:p>-169.398071289</text:p>
          </table:table-cell>
          <table:table-cell office:value-type="float" office:value="-0.0788889750838" calcext:value-type="float">
            <text:p>-0.0788889751</text:p>
          </table:table-cell>
          <table:table-cell office:value-type="float" office:value="-2.24899053574" calcext:value-type="float">
            <text:p>-2.2489905357</text:p>
          </table:table-cell>
          <table:table-cell office:value-type="float" office:value="-179.48210144" calcext:value-type="float">
            <text:p>-179.48210144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.68" calcext:value-type="float">
            <text:p>3.68</text:p>
          </table:table-cell>
          <table:table-cell office:value-type="float" office:value="-2.108" calcext:value-type="float">
            <text:p>-2.108</text:p>
          </table:table-cell>
          <table:table-cell office:value-type="float" office:value="-0.665281360643" calcext:value-type="float">
            <text:p>-0.6652813606</text:p>
          </table:table-cell>
          <table:table-cell office:value-type="float" office:value="3.52231836319" calcext:value-type="float">
            <text:p>3.5223183632</text:p>
          </table:table-cell>
          <table:table-cell office:value-type="float" office:value="-2.14537477493" calcext:value-type="float">
            <text:p>-2.1453747749</text:p>
          </table:table-cell>
          <table:table-cell office:value-type="float" office:value="-169.141845703" calcext:value-type="float">
            <text:p>-169.141845703</text:p>
          </table:table-cell>
          <table:table-cell office:value-type="float" office:value="-0.10887016356" calcext:value-type="float">
            <text:p>-0.1088701636</text:p>
          </table:table-cell>
          <table:table-cell office:value-type="float" office:value="-2.24412798882" calcext:value-type="float">
            <text:p>-2.2441279888</text:p>
          </table:table-cell>
          <table:table-cell office:value-type="float" office:value="-179.994476318" calcext:value-type="float">
            <text:p>-179.994476318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.687" calcext:value-type="float">
            <text:p>3.687</text:p>
          </table:table-cell>
          <table:table-cell office:value-type="float" office:value="-2.164" calcext:value-type="float">
            <text:p>-2.164</text:p>
          </table:table-cell>
          <table:table-cell office:value-type="float" office:value="-0.661914968715" calcext:value-type="float">
            <text:p>-0.6619149687</text:p>
          </table:table-cell>
          <table:table-cell office:value-type="float" office:value="3.4029443264" calcext:value-type="float">
            <text:p>3.4029443264</text:p>
          </table:table-cell>
          <table:table-cell office:value-type="float" office:value="-2.17706561089" calcext:value-type="float">
            <text:p>-2.1770656109</text:p>
          </table:table-cell>
          <table:table-cell office:value-type="float" office:value="-169.019851685" calcext:value-type="float">
            <text:p>-169.019851685</text:p>
          </table:table-cell>
          <table:table-cell office:value-type="float" office:value="-0.12583526969" calcext:value-type="float">
            <text:p>-0.1258352697</text:p>
          </table:table-cell>
          <table:table-cell office:value-type="float" office:value="-2.23778510094" calcext:value-type="float">
            <text:p>-2.2377851009</text:p>
          </table:table-cell>
          <table:table-cell office:value-type="float" office:value="179.354309082" calcext:value-type="float">
            <text:p>179.35430908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.694" calcext:value-type="float">
            <text:p>3.694</text:p>
          </table:table-cell>
          <table:table-cell office:value-type="float" office:value="-2.222" calcext:value-type="float">
            <text:p>-2.222</text:p>
          </table:table-cell>
          <table:table-cell office:value-type="float" office:value="-0.657782293939" calcext:value-type="float">
            <text:p>-0.6577822939</text:p>
          </table:table-cell>
          <table:table-cell office:value-type="float" office:value="3.29009103775" calcext:value-type="float">
            <text:p>3.2900910378</text:p>
          </table:table-cell>
          <table:table-cell office:value-type="float" office:value="-2.19791221619" calcext:value-type="float">
            <text:p>-2.1979122162</text:p>
          </table:table-cell>
          <table:table-cell office:value-type="float" office:value="-169.109359741" calcext:value-type="float">
            <text:p>-169.109359741</text:p>
          </table:table-cell>
          <table:table-cell office:value-type="float" office:value="-0.14391477406" calcext:value-type="float">
            <text:p>-0.1439147741</text:p>
          </table:table-cell>
          <table:table-cell office:value-type="float" office:value="-2.22724509239" calcext:value-type="float">
            <text:p>-2.2272450924</text:p>
          </table:table-cell>
          <table:table-cell office:value-type="float" office:value="178.450927734" calcext:value-type="float">
            <text:p>178.45092773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.702" calcext:value-type="float">
            <text:p>3.702</text:p>
          </table:table-cell>
          <table:table-cell office:value-type="float" office:value="-2.279" calcext:value-type="float">
            <text:p>-2.279</text:p>
          </table:table-cell>
          <table:table-cell office:value-type="float" office:value="-0.657782293939" calcext:value-type="float">
            <text:p>-0.6577822939</text:p>
          </table:table-cell>
          <table:table-cell office:value-type="float" office:value="3.15029811859" calcext:value-type="float">
            <text:p>3.1502981186</text:p>
          </table:table-cell>
          <table:table-cell office:value-type="float" office:value="-2.22391700745" calcext:value-type="float">
            <text:p>-2.2239170075</text:p>
          </table:table-cell>
          <table:table-cell office:value-type="float" office:value="-169.321136475" calcext:value-type="float">
            <text:p>-169.321136475</text:p>
          </table:table-cell>
          <table:table-cell office:value-type="float" office:value="-0.141723871231" calcext:value-type="float">
            <text:p>-0.1417238712</text:p>
          </table:table-cell>
          <table:table-cell office:value-type="float" office:value="-2.21330070496" calcext:value-type="float">
            <text:p>-2.213300705</text:p>
          </table:table-cell>
          <table:table-cell office:value-type="float" office:value="177.25479126" calcext:value-type="float">
            <text:p>177.25479126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.709" calcext:value-type="float">
            <text:p>3.709</text:p>
          </table:table-cell>
          <table:table-cell office:value-type="float" office:value="-2.335" calcext:value-type="float">
            <text:p>-2.335</text:p>
          </table:table-cell>
          <table:table-cell office:value-type="float" office:value="-0.65853517303" calcext:value-type="float">
            <text:p>-0.658535173</text:p>
          </table:table-cell>
          <table:table-cell office:value-type="float" office:value="3.06049871445" calcext:value-type="float">
            <text:p>3.0604987145</text:p>
          </table:table-cell>
          <table:table-cell office:value-type="float" office:value="-2.23540520668" calcext:value-type="float">
            <text:p>-2.2354052067</text:p>
          </table:table-cell>
          <table:table-cell office:value-type="float" office:value="-169.594284058" calcext:value-type="float">
            <text:p>-169.594284058</text:p>
          </table:table-cell>
          <table:table-cell office:value-type="float" office:value="-0.133681505919" calcext:value-type="float">
            <text:p>-0.1336815059</text:p>
          </table:table-cell>
          <table:table-cell office:value-type="float" office:value="-2.19634771347" calcext:value-type="float">
            <text:p>-2.1963477135</text:p>
          </table:table-cell>
          <table:table-cell office:value-type="float" office:value="175.870422363" calcext:value-type="float">
            <text:p>175.870422363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.717" calcext:value-type="float">
            <text:p>3.717</text:p>
          </table:table-cell>
          <table:table-cell office:value-type="float" office:value="-2.391" calcext:value-type="float">
            <text:p>-2.391</text:p>
          </table:table-cell>
          <table:table-cell office:value-type="float" office:value="-0.658158815755" calcext:value-type="float">
            <text:p>-0.6581588158</text:p>
          </table:table-cell>
          <table:table-cell office:value-type="float" office:value="2.9325158596" calcext:value-type="float">
            <text:p>2.9325158596</text:p>
          </table:table-cell>
          <table:table-cell office:value-type="float" office:value="-2.25061845779" calcext:value-type="float">
            <text:p>-2.2506184578</text:p>
          </table:table-cell>
          <table:table-cell office:value-type="float" office:value="-170.127151489" calcext:value-type="float">
            <text:p>-170.127151489</text:p>
          </table:table-cell>
          <table:table-cell office:value-type="float" office:value="-0.123007841408" calcext:value-type="float">
            <text:p>-0.1230078414</text:p>
          </table:table-cell>
          <table:table-cell office:value-type="float" office:value="-2.17621874809" calcext:value-type="float">
            <text:p>-2.1762187481</text:p>
          </table:table-cell>
          <table:table-cell office:value-type="float" office:value="174.3462677" calcext:value-type="float">
            <text:p>174.3462677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.725" calcext:value-type="float">
            <text:p>3.725</text:p>
          </table:table-cell>
          <table:table-cell office:value-type="float" office:value="-2.447" calcext:value-type="float">
            <text:p>-2.447</text:p>
          </table:table-cell>
          <table:table-cell office:value-type="float" office:value="-0.658911365672" calcext:value-type="float">
            <text:p>-0.6589113657</text:p>
          </table:table-cell>
          <table:table-cell office:value-type="float" office:value="2.83599591255" calcext:value-type="float">
            <text:p>2.8359959126</text:p>
          </table:table-cell>
          <table:table-cell office:value-type="float" office:value="-2.2554256916" calcext:value-type="float">
            <text:p>-2.2554256916</text:p>
          </table:table-cell>
          <table:table-cell office:value-type="float" office:value="-170.755081177" calcext:value-type="float">
            <text:p>-170.755081177</text:p>
          </table:table-cell>
          <table:table-cell office:value-type="float" office:value="-0.103930614889" calcext:value-type="float">
            <text:p>-0.1039306149</text:p>
          </table:table-cell>
          <table:table-cell office:value-type="float" office:value="-2.15528297424" calcext:value-type="float">
            <text:p>-2.1552829742</text:p>
          </table:table-cell>
          <table:table-cell office:value-type="float" office:value="172.744338989" calcext:value-type="float">
            <text:p>172.7443389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733" calcext:value-type="float">
            <text:p>3.733</text:p>
          </table:table-cell>
          <table:table-cell office:value-type="float" office:value="-2.506" calcext:value-type="float">
            <text:p>-2.506</text:p>
          </table:table-cell>
          <table:table-cell office:value-type="float" office:value="-0.657405607678" calcext:value-type="float">
            <text:p>-0.6574056077</text:p>
          </table:table-cell>
          <table:table-cell office:value-type="float" office:value="2.73497581482" calcext:value-type="float">
            <text:p>2.7349758148</text:p>
          </table:table-cell>
          <table:table-cell office:value-type="float" office:value="-2.25677704811" calcext:value-type="float">
            <text:p>-2.2567770481</text:p>
          </table:table-cell>
          <table:table-cell office:value-type="float" office:value="-171.231201172" calcext:value-type="float">
            <text:p>-171.231201172</text:p>
          </table:table-cell>
          <table:table-cell office:value-type="float" office:value="-0.0850107595325" calcext:value-type="float">
            <text:p>-0.0850107595</text:p>
          </table:table-cell>
          <table:table-cell office:value-type="float" office:value="-2.13348317146" calcext:value-type="float">
            <text:p>-2.1334831715</text:p>
          </table:table-cell>
          <table:table-cell office:value-type="float" office:value="171.062255859" calcext:value-type="float">
            <text:p>171.062255859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.74" calcext:value-type="float">
            <text:p>3.74</text:p>
          </table:table-cell>
          <table:table-cell office:value-type="float" office:value="-2.564" calcext:value-type="float">
            <text:p>-2.564</text:p>
          </table:table-cell>
          <table:table-cell office:value-type="float" office:value="-0.659663256679" calcext:value-type="float">
            <text:p>-0.6596632567</text:p>
          </table:table-cell>
          <table:table-cell office:value-type="float" office:value="2.63879823685" calcext:value-type="float">
            <text:p>2.6387982369</text:p>
          </table:table-cell>
          <table:table-cell office:value-type="float" office:value="-2.26077699661" calcext:value-type="float">
            <text:p>-2.2607769966</text:p>
          </table:table-cell>
          <table:table-cell office:value-type="float" office:value="-171.610610962" calcext:value-type="float">
            <text:p>-171.610610962</text:p>
          </table:table-cell>
          <table:table-cell office:value-type="float" office:value="-0.0691614672542" calcext:value-type="float">
            <text:p>-0.0691614673</text:p>
          </table:table-cell>
          <table:table-cell office:value-type="float" office:value="-2.11170911789" calcext:value-type="float">
            <text:p>-2.1117091179</text:p>
          </table:table-cell>
          <table:table-cell office:value-type="float" office:value="169.336898804" calcext:value-type="float">
            <text:p>169.336898804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.748" calcext:value-type="float">
            <text:p>3.748</text:p>
          </table:table-cell>
          <table:table-cell office:value-type="float" office:value="-2.62" calcext:value-type="float">
            <text:p>-2.62</text:p>
          </table:table-cell>
          <table:table-cell office:value-type="float" office:value="-0.660038954855" calcext:value-type="float">
            <text:p>-0.6600389549</text:p>
          </table:table-cell>
          <table:table-cell office:value-type="float" office:value="2.5463104248" calcext:value-type="float">
            <text:p>2.5463104248</text:p>
          </table:table-cell>
          <table:table-cell office:value-type="float" office:value="-2.26153230667" calcext:value-type="float">
            <text:p>-2.2615323067</text:p>
          </table:table-cell>
          <table:table-cell office:value-type="float" office:value="-172.026107788" calcext:value-type="float">
            <text:p>-172.026107788</text:p>
          </table:table-cell>
          <table:table-cell office:value-type="float" office:value="-0.0367802232504" calcext:value-type="float">
            <text:p>-0.0367802233</text:p>
          </table:table-cell>
          <table:table-cell office:value-type="float" office:value="-2.0855512619" calcext:value-type="float">
            <text:p>-2.0855512619</text:p>
          </table:table-cell>
          <table:table-cell office:value-type="float" office:value="167.461898804" calcext:value-type="float">
            <text:p>167.461898804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.755" calcext:value-type="float">
            <text:p>3.755</text:p>
          </table:table-cell>
          <table:table-cell office:value-type="float" office:value="-2.674" calcext:value-type="float">
            <text:p>-2.674</text:p>
          </table:table-cell>
          <table:table-cell office:value-type="float" office:value="-0.660038954855" calcext:value-type="float">
            <text:p>-0.6600389549</text:p>
          </table:table-cell>
          <table:table-cell office:value-type="float" office:value="2.46283066273" calcext:value-type="float">
            <text:p>2.4628306627</text:p>
          </table:table-cell>
          <table:table-cell office:value-type="float" office:value="-2.26472973824" calcext:value-type="float">
            <text:p>-2.2647297382</text:p>
          </table:table-cell>
          <table:table-cell office:value-type="float" office:value="-172.30279541" calcext:value-type="float">
            <text:p>-172.30279541</text:p>
          </table:table-cell>
          <table:table-cell office:value-type="float" office:value="0.00448549166322" calcext:value-type="float">
            <text:p>0.0044854917</text:p>
          </table:table-cell>
          <table:table-cell office:value-type="float" office:value="-2.06005430222" calcext:value-type="float">
            <text:p>-2.0600543022</text:p>
          </table:table-cell>
          <table:table-cell office:value-type="float" office:value="165.569595337" calcext:value-type="float">
            <text:p>165.56959533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.762" calcext:value-type="float">
            <text:p>3.762</text:p>
          </table:table-cell>
          <table:table-cell office:value-type="float" office:value="-2.732" calcext:value-type="float">
            <text:p>-2.732</text:p>
          </table:table-cell>
          <table:table-cell office:value-type="float" office:value="-0.657782293939" calcext:value-type="float">
            <text:p>-0.6577822939</text:p>
          </table:table-cell>
          <table:table-cell office:value-type="float" office:value="2.37952458858" calcext:value-type="float">
            <text:p>2.3795245886</text:p>
          </table:table-cell>
          <table:table-cell office:value-type="float" office:value="-2.26944637299" calcext:value-type="float">
            <text:p>-2.269446373</text:p>
          </table:table-cell>
          <table:table-cell office:value-type="float" office:value="-172.42829895" calcext:value-type="float">
            <text:p>-172.42829895</text:p>
          </table:table-cell>
          <table:table-cell office:value-type="float" office:value="0.0449793636799" calcext:value-type="float">
            <text:p>0.0449793637</text:p>
          </table:table-cell>
          <table:table-cell office:value-type="float" office:value="-2.02881264687" calcext:value-type="float">
            <text:p>-2.0288126469</text:p>
          </table:table-cell>
          <table:table-cell office:value-type="float" office:value="163.66986084" calcext:value-type="float">
            <text:p>163.66986084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.77" calcext:value-type="float">
            <text:p>3.77</text:p>
          </table:table-cell>
          <table:table-cell office:value-type="float" office:value="-2.789" calcext:value-type="float">
            <text:p>-2.789</text:p>
          </table:table-cell>
          <table:table-cell office:value-type="float" office:value="-0.658158815755" calcext:value-type="float">
            <text:p>-0.6581588158</text:p>
          </table:table-cell>
          <table:table-cell office:value-type="float" office:value="2.29020380974" calcext:value-type="float">
            <text:p>2.2902038097</text:p>
          </table:table-cell>
          <table:table-cell office:value-type="float" office:value="-2.27287793159" calcext:value-type="float">
            <text:p>-2.2728779316</text:p>
          </table:table-cell>
          <table:table-cell office:value-type="float" office:value="-172.616333008" calcext:value-type="float">
            <text:p>-172.616333008</text:p>
          </table:table-cell>
          <table:table-cell office:value-type="float" office:value="0.0925008878112" calcext:value-type="float">
            <text:p>0.0925008878</text:p>
          </table:table-cell>
          <table:table-cell office:value-type="float" office:value="-2.00080537796" calcext:value-type="float">
            <text:p>-2.000805378</text:p>
          </table:table-cell>
          <table:table-cell office:value-type="float" office:value="161.86050415" calcext:value-type="float">
            <text:p>161.86050415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.778" calcext:value-type="float">
            <text:p>3.778</text:p>
          </table:table-cell>
          <table:table-cell office:value-type="float" office:value="-2.846" calcext:value-type="float">
            <text:p>-2.846</text:p>
          </table:table-cell>
          <table:table-cell office:value-type="float" office:value="-0.658158815755" calcext:value-type="float">
            <text:p>-0.6581588158</text:p>
          </table:table-cell>
          <table:table-cell office:value-type="float" office:value="2.20975553989" calcext:value-type="float">
            <text:p>2.2097555399</text:p>
          </table:table-cell>
          <table:table-cell office:value-type="float" office:value="-2.27652788162" calcext:value-type="float">
            <text:p>-2.2765278816</text:p>
          </table:table-cell>
          <table:table-cell office:value-type="float" office:value="-172.831604004" calcext:value-type="float">
            <text:p>-172.831604004</text:p>
          </table:table-cell>
          <table:table-cell office:value-type="float" office:value="0.0998942703009" calcext:value-type="float">
            <text:p>0.0998942703</text:p>
          </table:table-cell>
          <table:table-cell office:value-type="float" office:value="-1.98645484447" calcext:value-type="float">
            <text:p>-1.9864548445</text:p>
          </table:table-cell>
          <table:table-cell office:value-type="float" office:value="160.276351929" calcext:value-type="float">
            <text:p>160.276351929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.785" calcext:value-type="float">
            <text:p>3.785</text:p>
          </table:table-cell>
          <table:table-cell office:value-type="float" office:value="-2.901" calcext:value-type="float">
            <text:p>-2.901</text:p>
          </table:table-cell>
          <table:table-cell office:value-type="float" office:value="-0.657405607678" calcext:value-type="float">
            <text:p>-0.6574056077</text:p>
          </table:table-cell>
          <table:table-cell office:value-type="float" office:value="2.11923849583" calcext:value-type="float">
            <text:p>2.1192384958</text:p>
          </table:table-cell>
          <table:table-cell office:value-type="float" office:value="-2.28188610077" calcext:value-type="float">
            <text:p>-2.2818861008</text:p>
          </table:table-cell>
          <table:table-cell office:value-type="float" office:value="-172.97328186" calcext:value-type="float">
            <text:p>-172.97328186</text:p>
          </table:table-cell>
          <table:table-cell office:value-type="float" office:value="0.104572564363" calcext:value-type="float">
            <text:p>0.1045725644</text:p>
          </table:table-cell>
          <table:table-cell office:value-type="float" office:value="-1.97265410423" calcext:value-type="float">
            <text:p>-1.9726541042</text:p>
          </table:table-cell>
          <table:table-cell office:value-type="float" office:value="158.626342773" calcext:value-type="float">
            <text:p>158.626342773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.793" calcext:value-type="float">
            <text:p>3.793</text:p>
          </table:table-cell>
          <table:table-cell office:value-type="float" office:value="-2.959" calcext:value-type="float">
            <text:p>-2.959</text:p>
          </table:table-cell>
          <table:table-cell office:value-type="float" office:value="-0.656274563163" calcext:value-type="float">
            <text:p>-0.6562745632</text:p>
          </table:table-cell>
          <table:table-cell office:value-type="float" office:value="2.02816474438" calcext:value-type="float">
            <text:p>2.0281647444</text:p>
          </table:table-cell>
          <table:table-cell office:value-type="float" office:value="-2.28551483154" calcext:value-type="float">
            <text:p>-2.2855148315</text:p>
          </table:table-cell>
          <table:table-cell office:value-type="float" office:value="-173.191604614" calcext:value-type="float">
            <text:p>-173.191604614</text:p>
          </table:table-cell>
          <table:table-cell office:value-type="float" office:value="0.105194173753" calcext:value-type="float">
            <text:p>0.1051941738</text:p>
          </table:table-cell>
          <table:table-cell office:value-type="float" office:value="-1.95773160458" calcext:value-type="float">
            <text:p>-1.9577316046</text:p>
          </table:table-cell>
          <table:table-cell office:value-type="float" office:value="156.902587891" calcext:value-type="float">
            <text:p>156.902587891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.801" calcext:value-type="float">
            <text:p>3.801</text:p>
          </table:table-cell>
          <table:table-cell office:value-type="float" office:value="-3.016" calcext:value-type="float">
            <text:p>-3.016</text:p>
          </table:table-cell>
          <table:table-cell office:value-type="float" office:value="-0.65476420729" calcext:value-type="float">
            <text:p>-0.6547642073</text:p>
          </table:table-cell>
          <table:table-cell office:value-type="float" office:value="1.93660795689" calcext:value-type="float">
            <text:p>1.9366079569</text:p>
          </table:table-cell>
          <table:table-cell office:value-type="float" office:value="-2.28747534752" calcext:value-type="float">
            <text:p>-2.2874753475</text:p>
          </table:table-cell>
          <table:table-cell office:value-type="float" office:value="-173.516891479" calcext:value-type="float">
            <text:p>-173.516891479</text:p>
          </table:table-cell>
          <table:table-cell office:value-type="float" office:value="0.106809429824" calcext:value-type="float">
            <text:p>0.1068094298</text:p>
          </table:table-cell>
          <table:table-cell office:value-type="float" office:value="-1.95017302036" calcext:value-type="float">
            <text:p>-1.9501730204</text:p>
          </table:table-cell>
          <table:table-cell office:value-type="float" office:value="155.237625122" calcext:value-type="float">
            <text:p>155.2376251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09" calcext:value-type="float">
            <text:p>3.809</text:p>
          </table:table-cell>
          <table:table-cell office:value-type="float" office:value="-3.071" calcext:value-type="float">
            <text:p>-3.071</text:p>
          </table:table-cell>
          <table:table-cell office:value-type="float" office:value="-0.653629721299" calcext:value-type="float">
            <text:p>-0.6536297213</text:p>
          </table:table-cell>
          <table:table-cell office:value-type="float" office:value="1.84069287777" calcext:value-type="float">
            <text:p>1.8406928778</text:p>
          </table:table-cell>
          <table:table-cell office:value-type="float" office:value="-2.28752088547" calcext:value-type="float">
            <text:p>-2.2875208855</text:p>
          </table:table-cell>
          <table:table-cell office:value-type="float" office:value="-173.904830933" calcext:value-type="float">
            <text:p>-173.904830933</text:p>
          </table:table-cell>
          <table:table-cell office:value-type="float" office:value="0.126543238759" calcext:value-type="float">
            <text:p>0.1265432388</text:p>
          </table:table-cell>
          <table:table-cell office:value-type="float" office:value="-1.93789684772" calcext:value-type="float">
            <text:p>-1.9378968477</text:p>
          </table:table-cell>
          <table:table-cell office:value-type="float" office:value="153.487304688" calcext:value-type="float">
            <text:p>153.487304688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.818" calcext:value-type="float">
            <text:p>3.818</text:p>
          </table:table-cell>
          <table:table-cell office:value-type="float" office:value="-3.126" calcext:value-type="float">
            <text:p>-3.126</text:p>
          </table:table-cell>
          <table:table-cell office:value-type="float" office:value="-0.650597242341" calcext:value-type="float">
            <text:p>-0.6505972423</text:p>
          </table:table-cell>
          <table:table-cell office:value-type="float" office:value="1.74538892508" calcext:value-type="float">
            <text:p>1.7453889251</text:p>
          </table:table-cell>
          <table:table-cell office:value-type="float" office:value="-2.28461742401" calcext:value-type="float">
            <text:p>-2.284617424</text:p>
          </table:table-cell>
          <table:table-cell office:value-type="float" office:value="-174.376296997" calcext:value-type="float">
            <text:p>-174.376296997</text:p>
          </table:table-cell>
          <table:table-cell office:value-type="float" office:value="0.123861260712" calcext:value-type="float">
            <text:p>0.1238612607</text:p>
          </table:table-cell>
          <table:table-cell office:value-type="float" office:value="-1.93039047718" calcext:value-type="float">
            <text:p>-1.9303904772</text:p>
          </table:table-cell>
          <table:table-cell office:value-type="float" office:value="151.870574951" calcext:value-type="float">
            <text:p>151.870574951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.826" calcext:value-type="float">
            <text:p>3.826</text:p>
          </table:table-cell>
          <table:table-cell office:value-type="float" office:value="-3.181" calcext:value-type="float">
            <text:p>-3.181</text:p>
          </table:table-cell>
          <table:table-cell office:value-type="float" office:value="-0.647173263281" calcext:value-type="float">
            <text:p>-0.6471732633</text:p>
          </table:table-cell>
          <table:table-cell office:value-type="float" office:value="1.66499859095" calcext:value-type="float">
            <text:p>1.664998591</text:p>
          </table:table-cell>
          <table:table-cell office:value-type="float" office:value="-2.280397892" calcext:value-type="float">
            <text:p>-2.280397892</text:p>
          </table:table-cell>
          <table:table-cell office:value-type="float" office:value="-174.912246704" calcext:value-type="float">
            <text:p>-174.912246704</text:p>
          </table:table-cell>
          <table:table-cell office:value-type="float" office:value="0.118612632155" calcext:value-type="float">
            <text:p>0.1186126322</text:p>
          </table:table-cell>
          <table:table-cell office:value-type="float" office:value="-1.91610145569" calcext:value-type="float">
            <text:p>-1.9161014557</text:p>
          </table:table-cell>
          <table:table-cell office:value-type="float" office:value="150.236297607" calcext:value-type="float">
            <text:p>150.236297607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3.835" calcext:value-type="float">
            <text:p>3.835</text:p>
          </table:table-cell>
          <table:table-cell office:value-type="float" office:value="-3.235" calcext:value-type="float">
            <text:p>-3.235</text:p>
          </table:table-cell>
          <table:table-cell office:value-type="float" office:value="-0.639517602484" calcext:value-type="float">
            <text:p>-0.6395176025</text:p>
          </table:table-cell>
          <table:table-cell office:value-type="float" office:value="1.59254920483" calcext:value-type="float">
            <text:p>1.5925492048</text:p>
          </table:table-cell>
          <table:table-cell office:value-type="float" office:value="-2.27469563484" calcext:value-type="float">
            <text:p>-2.2746956348</text:p>
          </table:table-cell>
          <table:table-cell office:value-type="float" office:value="-175.476730347" calcext:value-type="float">
            <text:p>-175.476730347</text:p>
          </table:table-cell>
          <table:table-cell office:value-type="float" office:value="0.114986926317" calcext:value-type="float">
            <text:p>0.1149869263</text:p>
          </table:table-cell>
          <table:table-cell office:value-type="float" office:value="-1.90239357948" calcext:value-type="float">
            <text:p>-1.9023935795</text:p>
          </table:table-cell>
          <table:table-cell office:value-type="float" office:value="148.590637207" calcext:value-type="float">
            <text:p>148.590637207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.845" calcext:value-type="float">
            <text:p>3.845</text:p>
          </table:table-cell>
          <table:table-cell office:value-type="float" office:value="-3.284" calcext:value-type="float">
            <text:p>-3.284</text:p>
          </table:table-cell>
          <table:table-cell office:value-type="float" office:value="-0.634120543137" calcext:value-type="float">
            <text:p>-0.6341205431</text:p>
          </table:table-cell>
          <table:table-cell office:value-type="float" office:value="1.51836448908" calcext:value-type="float">
            <text:p>1.5183644891</text:p>
          </table:table-cell>
          <table:table-cell office:value-type="float" office:value="-2.2702422142" calcext:value-type="float">
            <text:p>-2.2702422142</text:p>
          </table:table-cell>
          <table:table-cell office:value-type="float" office:value="-175.909851074" calcext:value-type="float">
            <text:p>-175.909851074</text:p>
          </table:table-cell>
          <table:table-cell office:value-type="float" office:value="0.110929884017" calcext:value-type="float">
            <text:p>0.110929884</text:p>
          </table:table-cell>
          <table:table-cell office:value-type="float" office:value="-1.88556540012" calcext:value-type="float">
            <text:p>-1.8855654001</text:p>
          </table:table-cell>
          <table:table-cell office:value-type="float" office:value="146.930206299" calcext:value-type="float">
            <text:p>146.930206299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.854" calcext:value-type="float">
            <text:p>3.854</text:p>
          </table:table-cell>
          <table:table-cell office:value-type="float" office:value="-3.33" calcext:value-type="float">
            <text:p>-3.33</text:p>
          </table:table-cell>
          <table:table-cell office:value-type="float" office:value="-0.62635662419" calcext:value-type="float">
            <text:p>-0.6263566242</text:p>
          </table:table-cell>
          <table:table-cell office:value-type="float" office:value="1.45654046535" calcext:value-type="float">
            <text:p>1.4565404654</text:p>
          </table:table-cell>
          <table:table-cell office:value-type="float" office:value="-2.2672867775" calcext:value-type="float">
            <text:p>-2.2672867775</text:p>
          </table:table-cell>
          <table:table-cell office:value-type="float" office:value="-176.232177734" calcext:value-type="float">
            <text:p>-176.232177734</text:p>
          </table:table-cell>
          <table:table-cell office:value-type="float" office:value="0.123471960425" calcext:value-type="float">
            <text:p>0.1234719604</text:p>
          </table:table-cell>
          <table:table-cell office:value-type="float" office:value="-1.86947906017" calcext:value-type="float">
            <text:p>-1.8694790602</text:p>
          </table:table-cell>
          <table:table-cell office:value-type="float" office:value="145.214050293" calcext:value-type="float">
            <text:p>145.214050293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.864" calcext:value-type="float">
            <text:p>3.864</text:p>
          </table:table-cell>
          <table:table-cell office:value-type="float" office:value="-3.373" calcext:value-type="float">
            <text:p>-3.373</text:p>
          </table:table-cell>
          <table:table-cell office:value-type="float" office:value="-0.616563736419" calcext:value-type="float">
            <text:p>-0.6165637364</text:p>
          </table:table-cell>
          <table:table-cell office:value-type="float" office:value="1.39902579784" calcext:value-type="float">
            <text:p>1.3990257978</text:p>
          </table:table-cell>
          <table:table-cell office:value-type="float" office:value="-2.26496124268" calcext:value-type="float">
            <text:p>-2.2649612427</text:p>
          </table:table-cell>
          <table:table-cell office:value-type="float" office:value="-176.529342651" calcext:value-type="float">
            <text:p>-176.529342651</text:p>
          </table:table-cell>
          <table:table-cell office:value-type="float" office:value="0.120270192623" calcext:value-type="float">
            <text:p>0.1202701926</text:p>
          </table:table-cell>
          <table:table-cell office:value-type="float" office:value="-1.83440876007" calcext:value-type="float">
            <text:p>-1.8344087601</text:p>
          </table:table-cell>
          <table:table-cell office:value-type="float" office:value="143.33972168" calcext:value-type="float">
            <text:p>143.33972168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3.874" calcext:value-type="float">
            <text:p>3.874</text:p>
          </table:table-cell>
          <table:table-cell office:value-type="float" office:value="-3.411" calcext:value-type="float">
            <text:p>-3.411</text:p>
          </table:table-cell>
          <table:table-cell office:value-type="float" office:value="-0.607071911136" calcext:value-type="float">
            <text:p>-0.6070719111</text:p>
          </table:table-cell>
          <table:table-cell office:value-type="float" office:value="1.34779894352" calcext:value-type="float">
            <text:p>1.3477989435</text:p>
          </table:table-cell>
          <table:table-cell office:value-type="float" office:value="-2.26274228096" calcext:value-type="float">
            <text:p>-2.262742281</text:p>
          </table:table-cell>
          <table:table-cell office:value-type="float" office:value="-176.821731567" calcext:value-type="float">
            <text:p>-176.821731567</text:p>
          </table:table-cell>
          <table:table-cell office:value-type="float" office:value="0.119341358542" calcext:value-type="float">
            <text:p>0.1193413585</text:p>
          </table:table-cell>
          <table:table-cell office:value-type="float" office:value="-1.80944979191" calcext:value-type="float">
            <text:p>-1.8094497919</text:p>
          </table:table-cell>
          <table:table-cell office:value-type="float" office:value="141.507675171" calcext:value-type="float">
            <text:p>141.507675171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.884" calcext:value-type="float">
            <text:p>3.884</text:p>
          </table:table-cell>
          <table:table-cell office:value-type="float" office:value="-3.446" calcext:value-type="float">
            <text:p>-3.446</text:p>
          </table:table-cell>
          <table:table-cell office:value-type="float" office:value="-0.596289185259" calcext:value-type="float">
            <text:p>-0.5962891853</text:p>
          </table:table-cell>
          <table:table-cell office:value-type="float" office:value="1.2980517149" calcext:value-type="float">
            <text:p>1.2980517149</text:p>
          </table:table-cell>
          <table:table-cell office:value-type="float" office:value="-2.26027035713" calcext:value-type="float">
            <text:p>-2.2602703571</text:p>
          </table:table-cell>
          <table:table-cell office:value-type="float" office:value="-177.142456055" calcext:value-type="float">
            <text:p>-177.142456055</text:p>
          </table:table-cell>
          <table:table-cell office:value-type="float" office:value="0.150154858828" calcext:value-type="float">
            <text:p>0.1501548588</text:p>
          </table:table-cell>
          <table:table-cell office:value-type="float" office:value="-1.78612911701" calcext:value-type="float">
            <text:p>-1.786129117</text:p>
          </table:table-cell>
          <table:table-cell office:value-type="float" office:value="139.685195923" calcext:value-type="float">
            <text:p>139.685195923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3.894" calcext:value-type="float">
            <text:p>3.894</text:p>
          </table:table-cell>
          <table:table-cell office:value-type="float" office:value="-3.477" calcext:value-type="float">
            <text:p>-3.477</text:p>
          </table:table-cell>
          <table:table-cell office:value-type="float" office:value="-0.58499234106" calcext:value-type="float">
            <text:p>-0.5849923411</text:p>
          </table:table-cell>
          <table:table-cell office:value-type="float" office:value="1.25096863508" calcext:value-type="float">
            <text:p>1.2509686351</text:p>
          </table:table-cell>
          <table:table-cell office:value-type="float" office:value="-2.25782132149" calcext:value-type="float">
            <text:p>-2.2578213215</text:p>
          </table:table-cell>
          <table:table-cell office:value-type="float" office:value="-177.477981567" calcext:value-type="float">
            <text:p>-177.477981567</text:p>
          </table:table-cell>
          <table:table-cell office:value-type="float" office:value="0.174180701375" calcext:value-type="float">
            <text:p>0.1741807014</text:p>
          </table:table-cell>
          <table:table-cell office:value-type="float" office:value="-1.75280463696" calcext:value-type="float">
            <text:p>-1.752804637</text:p>
          </table:table-cell>
          <table:table-cell office:value-type="float" office:value="137.969192505" calcext:value-type="float">
            <text:p>137.9691925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903" calcext:value-type="float">
            <text:p>3.903</text:p>
          </table:table-cell>
          <table:table-cell office:value-type="float" office:value="-3.503" calcext:value-type="float">
            <text:p>-3.503</text:p>
          </table:table-cell>
          <table:table-cell office:value-type="float" office:value="-0.572351471978" calcext:value-type="float">
            <text:p>-0.572351472</text:p>
          </table:table-cell>
          <table:table-cell office:value-type="float" office:value="1.20902559161" calcext:value-type="float">
            <text:p>1.2090255916</text:p>
          </table:table-cell>
          <table:table-cell office:value-type="float" office:value="-2.25509786606" calcext:value-type="float">
            <text:p>-2.2550978661</text:p>
          </table:table-cell>
          <table:table-cell office:value-type="float" office:value="-177.825180054" calcext:value-type="float">
            <text:p>-177.825180054</text:p>
          </table:table-cell>
          <table:table-cell office:value-type="float" office:value="0.196153461933" calcext:value-type="float">
            <text:p>0.1961534619</text:p>
          </table:table-cell>
          <table:table-cell office:value-type="float" office:value="-1.72040688992" calcext:value-type="float">
            <text:p>-1.7204068899</text:p>
          </table:table-cell>
          <table:table-cell office:value-type="float" office:value="136.330444336" calcext:value-type="float">
            <text:p>136.330444336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3.911" calcext:value-type="float">
            <text:p>3.911</text:p>
          </table:table-cell>
          <table:table-cell office:value-type="float" office:value="-3.525" calcext:value-type="float">
            <text:p>-3.525</text:p>
          </table:table-cell>
          <table:table-cell office:value-type="float" office:value="-0.559573098207" calcext:value-type="float">
            <text:p>-0.5595730982</text:p>
          </table:table-cell>
          <table:table-cell office:value-type="float" office:value="1.16842675209" calcext:value-type="float">
            <text:p>1.1684267521</text:p>
          </table:table-cell>
          <table:table-cell office:value-type="float" office:value="-2.25364017487" calcext:value-type="float">
            <text:p>-2.2536401749</text:p>
          </table:table-cell>
          <table:table-cell office:value-type="float" office:value="-178.099746704" calcext:value-type="float">
            <text:p>-178.099746704</text:p>
          </table:table-cell>
          <table:table-cell office:value-type="float" office:value="0.215145722032" calcext:value-type="float">
            <text:p>0.215145722</text:p>
          </table:table-cell>
          <table:table-cell office:value-type="float" office:value="-1.68366861343" calcext:value-type="float">
            <text:p>-1.6836686134</text:p>
          </table:table-cell>
          <table:table-cell office:value-type="float" office:value="134.697067261" calcext:value-type="float">
            <text:p>134.697067261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.918" calcext:value-type="float">
            <text:p>3.918</text:p>
          </table:table-cell>
          <table:table-cell office:value-type="float" office:value="-3.542" calcext:value-type="float">
            <text:p>-3.542</text:p>
          </table:table-cell>
          <table:table-cell office:value-type="float" office:value="-0.546241544135" calcext:value-type="float">
            <text:p>-0.5462415441</text:p>
          </table:table-cell>
          <table:table-cell office:value-type="float" office:value="1.13093444705" calcext:value-type="float">
            <text:p>1.1309344471</text:p>
          </table:table-cell>
          <table:table-cell office:value-type="float" office:value="-2.25384664536" calcext:value-type="float">
            <text:p>-2.2538466454</text:p>
          </table:table-cell>
          <table:table-cell office:value-type="float" office:value="-178.297042847" calcext:value-type="float">
            <text:p>-178.297042847</text:p>
          </table:table-cell>
          <table:table-cell office:value-type="float" office:value="0.194364249706" calcext:value-type="float">
            <text:p>0.1943642497</text:p>
          </table:table-cell>
          <table:table-cell office:value-type="float" office:value="-1.66802799702" calcext:value-type="float">
            <text:p>-1.668027997</text:p>
          </table:table-cell>
          <table:table-cell office:value-type="float" office:value="133.211120605" calcext:value-type="float">
            <text:p>133.211120605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3.924" calcext:value-type="float">
            <text:p>3.924</text:p>
          </table:table-cell>
          <table:table-cell office:value-type="float" office:value="-3.556" calcext:value-type="float">
            <text:p>-3.556</text:p>
          </table:table-cell>
          <table:table-cell office:value-type="float" office:value="-0.533193218589" calcext:value-type="float">
            <text:p>-0.5331932186</text:p>
          </table:table-cell>
          <table:table-cell office:value-type="float" office:value="1.10157066584" calcext:value-type="float">
            <text:p>1.1015706658</text:p>
          </table:table-cell>
          <table:table-cell office:value-type="float" office:value="-2.25471162796" calcext:value-type="float">
            <text:p>-2.254711628</text:p>
          </table:table-cell>
          <table:table-cell office:value-type="float" office:value="-178.516052246" calcext:value-type="float">
            <text:p>-178.516052246</text:p>
          </table:table-cell>
          <table:table-cell office:value-type="float" office:value="0.176574677229" calcext:value-type="float">
            <text:p>0.1765746772</text:p>
          </table:table-cell>
          <table:table-cell office:value-type="float" office:value="-1.63337874413" calcext:value-type="float">
            <text:p>-1.6333787441</text:p>
          </table:table-cell>
          <table:table-cell office:value-type="float" office:value="131.659347534" calcext:value-type="float">
            <text:p>131.659347534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.931" calcext:value-type="float">
            <text:p>3.931</text:p>
          </table:table-cell>
          <table:table-cell office:value-type="float" office:value="-3.569" calcext:value-type="float">
            <text:p>-3.569</text:p>
          </table:table-cell>
          <table:table-cell office:value-type="float" office:value="-0.520870691821" calcext:value-type="float">
            <text:p>-0.5208706918</text:p>
          </table:table-cell>
          <table:table-cell office:value-type="float" office:value="1.06842762232" calcext:value-type="float">
            <text:p>1.0684276223</text:p>
          </table:table-cell>
          <table:table-cell office:value-type="float" office:value="-2.25726413727" calcext:value-type="float">
            <text:p>-2.2572641373</text:p>
          </table:table-cell>
          <table:table-cell office:value-type="float" office:value="-178.604370117" calcext:value-type="float">
            <text:p>-178.604370117</text:p>
          </table:table-cell>
          <table:table-cell office:value-type="float" office:value="0.168809875846" calcext:value-type="float">
            <text:p>0.1688098758</text:p>
          </table:table-cell>
          <table:table-cell office:value-type="float" office:value="-1.58540689945" calcext:value-type="float">
            <text:p>-1.5854068995</text:p>
          </table:table-cell>
          <table:table-cell office:value-type="float" office:value="129.997238159" calcext:value-type="float">
            <text:p>129.997238159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.938" calcext:value-type="float">
            <text:p>3.938</text:p>
          </table:table-cell>
          <table:table-cell office:value-type="float" office:value="-3.582" calcext:value-type="float">
            <text:p>-3.582</text:p>
          </table:table-cell>
          <table:table-cell office:value-type="float" office:value="-0.507146435078" calcext:value-type="float">
            <text:p>-0.5071464351</text:p>
          </table:table-cell>
          <table:table-cell office:value-type="float" office:value="1.0397258997" calcext:value-type="float">
            <text:p>1.0397258997</text:p>
          </table:table-cell>
          <table:table-cell office:value-type="float" office:value="-2.25923871994" calcext:value-type="float">
            <text:p>-2.2592387199</text:p>
          </table:table-cell>
          <table:table-cell office:value-type="float" office:value="-178.545089722" calcext:value-type="float">
            <text:p>-178.545089722</text:p>
          </table:table-cell>
          <table:table-cell office:value-type="float" office:value="0.170595109463" calcext:value-type="float">
            <text:p>0.1705951095</text:p>
          </table:table-cell>
          <table:table-cell office:value-type="float" office:value="-1.53691005707" calcext:value-type="float">
            <text:p>-1.5369100571</text:p>
          </table:table-cell>
          <table:table-cell office:value-type="float" office:value="128.194046021" calcext:value-type="float">
            <text:p>128.194046021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.946" calcext:value-type="float">
            <text:p>3.946</text:p>
          </table:table-cell>
          <table:table-cell office:value-type="float" office:value="-3.596" calcext:value-type="float">
            <text:p>-3.596</text:p>
          </table:table-cell>
          <table:table-cell office:value-type="float" office:value="-0.493292351618" calcext:value-type="float">
            <text:p>-0.4932923516</text:p>
          </table:table-cell>
          <table:table-cell office:value-type="float" office:value="1.00420039892" calcext:value-type="float">
            <text:p>1.0042003989</text:p>
          </table:table-cell>
          <table:table-cell office:value-type="float" office:value="-2.25886130333" calcext:value-type="float">
            <text:p>-2.2588613033</text:p>
          </table:table-cell>
          <table:table-cell office:value-type="float" office:value="-178.50692749" calcext:value-type="float">
            <text:p>-178.50692749</text:p>
          </table:table-cell>
          <table:table-cell office:value-type="float" office:value="0.186272874475" calcext:value-type="float">
            <text:p>0.1862728745</text:p>
          </table:table-cell>
          <table:table-cell office:value-type="float" office:value="-1.49062871933" calcext:value-type="float">
            <text:p>-1.4906287193</text:p>
          </table:table-cell>
          <table:table-cell office:value-type="float" office:value="126.274200439" calcext:value-type="float">
            <text:p>126.274200439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3.955" calcext:value-type="float">
            <text:p>3.955</text:p>
          </table:table-cell>
          <table:table-cell office:value-type="float" office:value="-3.611" calcext:value-type="float">
            <text:p>-3.611</text:p>
          </table:table-cell>
          <table:table-cell office:value-type="float" office:value="-0.477555741385" calcext:value-type="float">
            <text:p>-0.4775557414</text:p>
          </table:table-cell>
          <table:table-cell office:value-type="float" office:value="0.979141071439" calcext:value-type="float">
            <text:p>0.9791410714</text:p>
          </table:table-cell>
          <table:table-cell office:value-type="float" office:value="-2.2592227459" calcext:value-type="float">
            <text:p>-2.2592227459</text:p>
          </table:table-cell>
          <table:table-cell office:value-type="float" office:value="-178.512420654" calcext:value-type="float">
            <text:p>-178.512420654</text:p>
          </table:table-cell>
          <table:table-cell office:value-type="float" office:value="0.195733293891" calcext:value-type="float">
            <text:p>0.1957332939</text:p>
          </table:table-cell>
          <table:table-cell office:value-type="float" office:value="-1.45961761475" calcext:value-type="float">
            <text:p>-1.4596176148</text:p>
          </table:table-cell>
          <table:table-cell office:value-type="float" office:value="124.374450684" calcext:value-type="float">
            <text:p>124.374450684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.965" calcext:value-type="float">
            <text:p>3.965</text:p>
          </table:table-cell>
          <table:table-cell office:value-type="float" office:value="-3.626" calcext:value-type="float">
            <text:p>-3.626</text:p>
          </table:table-cell>
          <table:table-cell office:value-type="float" office:value="-0.462551230953" calcext:value-type="float">
            <text:p>-0.462551231</text:p>
          </table:table-cell>
          <table:table-cell office:value-type="float" office:value="0.952810361981" calcext:value-type="float">
            <text:p>0.952810362</text:p>
          </table:table-cell>
          <table:table-cell office:value-type="float" office:value="-2.26007461548" calcext:value-type="float">
            <text:p>-2.2600746155</text:p>
          </table:table-cell>
          <table:table-cell office:value-type="float" office:value="-178.482559204" calcext:value-type="float">
            <text:p>-178.482559204</text:p>
          </table:table-cell>
          <table:table-cell office:value-type="float" office:value="0.201486706734" calcext:value-type="float">
            <text:p>0.2014867067</text:p>
          </table:table-cell>
          <table:table-cell office:value-type="float" office:value="-1.43397045135" calcext:value-type="float">
            <text:p>-1.4339704514</text:p>
          </table:table-cell>
          <table:table-cell office:value-type="float" office:value="122.457366943" calcext:value-type="float">
            <text:p>122.457366943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3.975" calcext:value-type="float">
            <text:p>3.975</text:p>
          </table:table-cell>
          <table:table-cell office:value-type="float" office:value="-3.64" calcext:value-type="float">
            <text:p>-3.64</text:p>
          </table:table-cell>
          <table:table-cell office:value-type="float" office:value="-0.446518495439" calcext:value-type="float">
            <text:p>-0.4465184954</text:p>
          </table:table-cell>
          <table:table-cell office:value-type="float" office:value="0.933118194342" calcext:value-type="float">
            <text:p>0.9331181943</text:p>
          </table:table-cell>
          <table:table-cell office:value-type="float" office:value="-2.26251721382" calcext:value-type="float">
            <text:p>-2.2625172138</text:p>
          </table:table-cell>
          <table:table-cell office:value-type="float" office:value="-178.431304932" calcext:value-type="float">
            <text:p>-178.431304932</text:p>
          </table:table-cell>
          <table:table-cell office:value-type="float" office:value="0.207411184907" calcext:value-type="float">
            <text:p>0.2074111849</text:p>
          </table:table-cell>
          <table:table-cell office:value-type="float" office:value="-1.41208970547" calcext:value-type="float">
            <text:p>-1.4120897055</text:p>
          </table:table-cell>
          <table:table-cell office:value-type="float" office:value="120.566856384" calcext:value-type="float">
            <text:p>120.5668563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985" calcext:value-type="float">
            <text:p>3.985</text:p>
          </table:table-cell>
          <table:table-cell office:value-type="float" office:value="-3.653" calcext:value-type="float">
            <text:p>-3.653</text:p>
          </table:table-cell>
          <table:table-cell office:value-type="float" office:value="-0.432145562659" calcext:value-type="float">
            <text:p>-0.4321455627</text:p>
          </table:table-cell>
          <table:table-cell office:value-type="float" office:value="0.911237329245" calcext:value-type="float">
            <text:p>0.9112373292</text:p>
          </table:table-cell>
          <table:table-cell office:value-type="float" office:value="-2.26181840897" calcext:value-type="float">
            <text:p>-2.261818409</text:p>
          </table:table-cell>
          <table:table-cell office:value-type="float" office:value="-178.499481201" calcext:value-type="float">
            <text:p>-178.499481201</text:p>
          </table:table-cell>
          <table:table-cell office:value-type="float" office:value="0.209260553122" calcext:value-type="float">
            <text:p>0.2092605531</text:p>
          </table:table-cell>
          <table:table-cell office:value-type="float" office:value="-1.3938472271" calcext:value-type="float">
            <text:p>-1.3938472271</text:p>
          </table:table-cell>
          <table:table-cell office:value-type="float" office:value="118.686691284" calcext:value-type="float">
            <text:p>118.686691284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3.995" calcext:value-type="float">
            <text:p>3.995</text:p>
          </table:table-cell>
          <table:table-cell office:value-type="float" office:value="-3.664" calcext:value-type="float">
            <text:p>-3.664</text:p>
          </table:table-cell>
          <table:table-cell office:value-type="float" office:value="-0.417662002975" calcext:value-type="float">
            <text:p>-0.417662003</text:p>
          </table:table-cell>
          <table:table-cell office:value-type="float" office:value="0.883347332478" calcext:value-type="float">
            <text:p>0.8833473325</text:p>
          </table:table-cell>
          <table:table-cell office:value-type="float" office:value="-2.26045060158" calcext:value-type="float">
            <text:p>-2.2604506016</text:p>
          </table:table-cell>
          <table:table-cell office:value-type="float" office:value="-178.544372559" calcext:value-type="float">
            <text:p>-178.544372559</text:p>
          </table:table-cell>
          <table:table-cell office:value-type="float" office:value="0.209522798657" calcext:value-type="float">
            <text:p>0.2095227987</text:p>
          </table:table-cell>
          <table:table-cell office:value-type="float" office:value="-1.3778604269" calcext:value-type="float">
            <text:p>-1.3778604269</text:p>
          </table:table-cell>
          <table:table-cell office:value-type="float" office:value="116.80897522" calcext:value-type="float">
            <text:p>116.80897522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4.005" calcext:value-type="float">
            <text:p>4.005</text:p>
          </table:table-cell>
          <table:table-cell office:value-type="float" office:value="-3.676" calcext:value-type="float">
            <text:p>-3.676</text:p>
          </table:table-cell>
          <table:table-cell office:value-type="float" office:value="-0.403529057936" calcext:value-type="float">
            <text:p>-0.4035290579</text:p>
          </table:table-cell>
          <table:table-cell office:value-type="float" office:value="0.850938357413" calcext:value-type="float">
            <text:p>0.8509383574</text:p>
          </table:table-cell>
          <table:table-cell office:value-type="float" office:value="-2.25943136215" calcext:value-type="float">
            <text:p>-2.2594313622</text:p>
          </table:table-cell>
          <table:table-cell office:value-type="float" office:value="-178.537719727" calcext:value-type="float">
            <text:p>-178.537719727</text:p>
          </table:table-cell>
          <table:table-cell office:value-type="float" office:value="0.207018122077" calcext:value-type="float">
            <text:p>0.2070181221</text:p>
          </table:table-cell>
          <table:table-cell office:value-type="float" office:value="-1.36608982086" calcext:value-type="float">
            <text:p>-1.3660898209</text:p>
          </table:table-cell>
          <table:table-cell office:value-type="float" office:value="114.950881958" calcext:value-type="float">
            <text:p>114.950881958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4.014" calcext:value-type="float">
            <text:p>4.014</text:p>
          </table:table-cell>
          <table:table-cell office:value-type="float" office:value="-3.686" calcext:value-type="float">
            <text:p>-3.686</text:p>
          </table:table-cell>
          <table:table-cell office:value-type="float" office:value="-0.389759673987" calcext:value-type="float">
            <text:p>-0.389759674</text:p>
          </table:table-cell>
          <table:table-cell office:value-type="float" office:value="0.829715557396" calcext:value-type="float">
            <text:p>0.8297155574</text:p>
          </table:table-cell>
          <table:table-cell office:value-type="float" office:value="-2.25584506989" calcext:value-type="float">
            <text:p>-2.2558450699</text:p>
          </table:table-cell>
          <table:table-cell office:value-type="float" office:value="-178.713851929" calcext:value-type="float">
            <text:p>-178.713851929</text:p>
          </table:table-cell>
          <table:table-cell office:value-type="float" office:value="0.206108495593" calcext:value-type="float">
            <text:p>0.2061084956</text:p>
          </table:table-cell>
          <table:table-cell office:value-type="float" office:value="-1.35505950451" calcext:value-type="float">
            <text:p>-1.3550595045</text:p>
          </table:table-cell>
          <table:table-cell office:value-type="float" office:value="113.121734619" calcext:value-type="float">
            <text:p>113.121734619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4.024" calcext:value-type="float">
            <text:p>4.024</text:p>
          </table:table-cell>
          <table:table-cell office:value-type="float" office:value="-3.696" calcext:value-type="float">
            <text:p>-3.696</text:p>
          </table:table-cell>
          <table:table-cell office:value-type="float" office:value="-0.375902595754" calcext:value-type="float">
            <text:p>-0.3759025958</text:p>
          </table:table-cell>
          <table:table-cell office:value-type="float" office:value="0.792980633676" calcext:value-type="float">
            <text:p>0.7929806337</text:p>
          </table:table-cell>
          <table:table-cell office:value-type="float" office:value="-2.25478696823" calcext:value-type="float">
            <text:p>-2.2547869682</text:p>
          </table:table-cell>
          <table:table-cell office:value-type="float" office:value="-178.791641235" calcext:value-type="float">
            <text:p>-178.791641235</text:p>
          </table:table-cell>
          <table:table-cell office:value-type="float" office:value="0.208462774754" calcext:value-type="float">
            <text:p>0.2084627748</text:p>
          </table:table-cell>
          <table:table-cell office:value-type="float" office:value="-1.34547638893" calcext:value-type="float">
            <text:p>-1.3454763889</text:p>
          </table:table-cell>
          <table:table-cell office:value-type="float" office:value="111.303207397" calcext:value-type="float">
            <text:p>111.303207397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.033" calcext:value-type="float">
            <text:p>4.033</text:p>
          </table:table-cell>
          <table:table-cell office:value-type="float" office:value="-3.704" calcext:value-type="float">
            <text:p>-3.704</text:p>
          </table:table-cell>
          <table:table-cell office:value-type="float" office:value="-0.36056224445" calcext:value-type="float">
            <text:p>-0.3605622445</text:p>
          </table:table-cell>
          <table:table-cell office:value-type="float" office:value="0.772052437067" calcext:value-type="float">
            <text:p>0.7720524371</text:p>
          </table:table-cell>
          <table:table-cell office:value-type="float" office:value="-2.256721735" calcext:value-type="float">
            <text:p>-2.256721735</text:p>
          </table:table-cell>
          <table:table-cell office:value-type="float" office:value="-178.714599609" calcext:value-type="float">
            <text:p>-178.714599609</text:p>
          </table:table-cell>
          <table:table-cell office:value-type="float" office:value="0.213679894805" calcext:value-type="float">
            <text:p>0.2136798948</text:p>
          </table:table-cell>
          <table:table-cell office:value-type="float" office:value="-1.3374505043" calcext:value-type="float">
            <text:p>-1.3374505043</text:p>
          </table:table-cell>
          <table:table-cell office:value-type="float" office:value="109.448547363" calcext:value-type="float">
            <text:p>109.448547363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4.041" calcext:value-type="float">
            <text:p>4.041</text:p>
          </table:table-cell>
          <table:table-cell office:value-type="float" office:value="-3.712" calcext:value-type="float">
            <text:p>-3.712</text:p>
          </table:table-cell>
          <table:table-cell office:value-type="float" office:value="-0.3441850027" calcext:value-type="float">
            <text:p>-0.3441850027</text:p>
          </table:table-cell>
          <table:table-cell office:value-type="float" office:value="0.749218902085" calcext:value-type="float">
            <text:p>0.7492189021</text:p>
          </table:table-cell>
          <table:table-cell office:value-type="float" office:value="-2.25542902946" calcext:value-type="float">
            <text:p>-2.2554290295</text:p>
          </table:table-cell>
          <table:table-cell office:value-type="float" office:value="-178.804702759" calcext:value-type="float">
            <text:p>-178.804702759</text:p>
          </table:table-cell>
          <table:table-cell office:value-type="float" office:value="0.222650825977" calcext:value-type="float">
            <text:p>0.222650826</text:p>
          </table:table-cell>
          <table:table-cell office:value-type="float" office:value="-1.3293056488" calcext:value-type="float">
            <text:p>-1.3293056488</text:p>
          </table:table-cell>
          <table:table-cell office:value-type="float" office:value="107.583747864" calcext:value-type="float">
            <text:p>107.583747864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4.049" calcext:value-type="float">
            <text:p>4.049</text:p>
          </table:table-cell>
          <table:table-cell office:value-type="float" office:value="-3.718" calcext:value-type="float">
            <text:p>-3.718</text:p>
          </table:table-cell>
          <table:table-cell office:value-type="float" office:value="-0.328174706508" calcext:value-type="float">
            <text:p>-0.3281747065</text:p>
          </table:table-cell>
          <table:table-cell office:value-type="float" office:value="0.724815452471" calcext:value-type="float">
            <text:p>0.7248154525</text:p>
          </table:table-cell>
          <table:table-cell office:value-type="float" office:value="-2.25229907036" calcext:value-type="float">
            <text:p>-2.2522990704</text:p>
          </table:table-cell>
          <table:table-cell office:value-type="float" office:value="-178.98878479" calcext:value-type="float">
            <text:p>-178.98878479</text:p>
          </table:table-cell>
          <table:table-cell office:value-type="float" office:value="0.233186036348" calcext:value-type="float">
            <text:p>0.2331860363</text:p>
          </table:table-cell>
          <table:table-cell office:value-type="float" office:value="-1.32142817974" calcext:value-type="float">
            <text:p>-1.3214281797</text:p>
          </table:table-cell>
          <table:table-cell office:value-type="float" office:value="105.740028381" calcext:value-type="float">
            <text:p>105.740028381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4.057" calcext:value-type="float">
            <text:p>4.057</text:p>
          </table:table-cell>
          <table:table-cell office:value-type="float" office:value="-3.724" calcext:value-type="float">
            <text:p>-3.724</text:p>
          </table:table-cell>
          <table:table-cell office:value-type="float" office:value="-0.312544560708" calcext:value-type="float">
            <text:p>-0.3125445607</text:p>
          </table:table-cell>
          <table:table-cell office:value-type="float" office:value="0.704038344324" calcext:value-type="float">
            <text:p>0.7040383443</text:p>
          </table:table-cell>
          <table:table-cell office:value-type="float" office:value="-2.25088524818" calcext:value-type="float">
            <text:p>-2.2508852482</text:p>
          </table:table-cell>
          <table:table-cell office:value-type="float" office:value="-179.186050415" calcext:value-type="float">
            <text:p>-179.186050415</text:p>
          </table:table-cell>
          <table:table-cell office:value-type="float" office:value="0.244181826711" calcext:value-type="float">
            <text:p>0.2441818267</text:p>
          </table:table-cell>
          <table:table-cell office:value-type="float" office:value="-1.31466138363" calcext:value-type="float">
            <text:p>-1.3146613836</text:p>
          </table:table-cell>
          <table:table-cell office:value-type="float" office:value="103.90184021" calcext:value-type="float">
            <text:p>103.90184021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4.064" calcext:value-type="float">
            <text:p>4.064</text:p>
          </table:table-cell>
          <table:table-cell office:value-type="float" office:value="-3.729" calcext:value-type="float">
            <text:p>-3.729</text:p>
          </table:table-cell>
          <table:table-cell office:value-type="float" office:value="-0.298261387933" calcext:value-type="float">
            <text:p>-0.2982613879</text:p>
          </table:table-cell>
          <table:table-cell office:value-type="float" office:value="0.671111024916" calcext:value-type="float">
            <text:p>0.6711110249</text:p>
          </table:table-cell>
          <table:table-cell office:value-type="float" office:value="-2.24899053574" calcext:value-type="float">
            <text:p>-2.2489905357</text:p>
          </table:table-cell>
          <table:table-cell office:value-type="float" office:value="-179.48210144" calcext:value-type="float">
            <text:p>-179.48210144</text:p>
          </table:table-cell>
          <table:table-cell office:value-type="float" office:value="0.25775039196" calcext:value-type="float">
            <text:p>0.257750392</text:p>
          </table:table-cell>
          <table:table-cell office:value-type="float" office:value="-1.30580580235" calcext:value-type="float">
            <text:p>-1.3058058024</text:p>
          </table:table-cell>
          <table:table-cell office:value-type="float" office:value="102.09651947" calcext:value-type="float">
            <text:p>102.096519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71" calcext:value-type="float">
            <text:p>4.071</text:p>
          </table:table-cell>
          <table:table-cell office:value-type="float" office:value="-3.734" calcext:value-type="float">
            <text:p>-3.734</text:p>
          </table:table-cell>
          <table:table-cell office:value-type="float" office:value="-0.283911107604" calcext:value-type="float">
            <text:p>-0.2839111076</text:p>
          </table:table-cell>
          <table:table-cell office:value-type="float" office:value="0.64112983644" calcext:value-type="float">
            <text:p>0.6411298364</text:p>
          </table:table-cell>
          <table:table-cell office:value-type="float" office:value="-2.24412798882" calcext:value-type="float">
            <text:p>-2.2441279888</text:p>
          </table:table-cell>
          <table:table-cell office:value-type="float" office:value="-179.994476318" calcext:value-type="float">
            <text:p>-179.994476318</text:p>
          </table:table-cell>
          <table:table-cell office:value-type="float" office:value="0.271390408278" calcext:value-type="float">
            <text:p>0.2713904083</text:p>
          </table:table-cell>
          <table:table-cell office:value-type="float" office:value="-1.2980710268" calcext:value-type="float">
            <text:p>-1.2980710268</text:p>
          </table:table-cell>
          <table:table-cell office:value-type="float" office:value="100.349105835" calcext:value-type="float">
            <text:p>100.349105835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4.078" calcext:value-type="float">
            <text:p>4.078</text:p>
          </table:table-cell>
          <table:table-cell office:value-type="float" office:value="-3.739" calcext:value-type="float">
            <text:p>-3.739</text:p>
          </table:table-cell>
          <table:table-cell office:value-type="float" office:value="-0.269496948474" calcext:value-type="float">
            <text:p>-0.2694969485</text:p>
          </table:table-cell>
          <table:table-cell office:value-type="float" office:value="0.62416473031" calcext:value-type="float">
            <text:p>0.6241647303</text:p>
          </table:table-cell>
          <table:table-cell office:value-type="float" office:value="-2.23778510094" calcext:value-type="float">
            <text:p>-2.2377851009</text:p>
          </table:table-cell>
          <table:table-cell office:value-type="float" office:value="179.354309082" calcext:value-type="float">
            <text:p>179.354309082</text:p>
          </table:table-cell>
          <table:table-cell office:value-type="float" office:value="0.285451978445" calcext:value-type="float">
            <text:p>0.2854519784</text:p>
          </table:table-cell>
          <table:table-cell office:value-type="float" office:value="-1.29122555256" calcext:value-type="float">
            <text:p>-1.2912255526</text:p>
          </table:table-cell>
          <table:table-cell office:value-type="float" office:value="98.5662841797" calcext:value-type="float">
            <text:p>98.5662841797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4.086" calcext:value-type="float">
            <text:p>4.086</text:p>
          </table:table-cell>
          <table:table-cell office:value-type="float" office:value="-3.743" calcext:value-type="float">
            <text:p>-3.743</text:p>
          </table:table-cell>
          <table:table-cell office:value-type="float" office:value="-0.254538654204" calcext:value-type="float">
            <text:p>-0.2545386542</text:p>
          </table:table-cell>
          <table:table-cell office:value-type="float" office:value="0.60608522594" calcext:value-type="float">
            <text:p>0.6060852259</text:p>
          </table:table-cell>
          <table:table-cell office:value-type="float" office:value="-2.22724509239" calcext:value-type="float">
            <text:p>-2.2272450924</text:p>
          </table:table-cell>
          <table:table-cell office:value-type="float" office:value="178.450927734" calcext:value-type="float">
            <text:p>178.450927734</text:p>
          </table:table-cell>
          <table:table-cell office:value-type="float" office:value="0.300936609507" calcext:value-type="float">
            <text:p>0.3009366095</text:p>
          </table:table-cell>
          <table:table-cell office:value-type="float" office:value="-1.28511404991" calcext:value-type="float">
            <text:p>-1.2851140499</text:p>
          </table:table-cell>
          <table:table-cell office:value-type="float" office:value="96.7508850098" calcext:value-type="float">
            <text:p>96.7508850098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4.094" calcext:value-type="float">
            <text:p>4.094</text:p>
          </table:table-cell>
          <table:table-cell office:value-type="float" office:value="-3.747" calcext:value-type="float">
            <text:p>-3.747</text:p>
          </table:table-cell>
          <table:table-cell office:value-type="float" office:value="-0.239519208247" calcext:value-type="float">
            <text:p>-0.2395192082</text:p>
          </table:table-cell>
          <table:table-cell office:value-type="float" office:value="0.608276128769" calcext:value-type="float">
            <text:p>0.6082761288</text:p>
          </table:table-cell>
          <table:table-cell office:value-type="float" office:value="-2.21330070496" calcext:value-type="float">
            <text:p>-2.213300705</text:p>
          </table:table-cell>
          <table:table-cell office:value-type="float" office:value="177.25479126" calcext:value-type="float">
            <text:p>177.25479126</text:p>
          </table:table-cell>
          <table:table-cell office:value-type="float" office:value="0.3169054389" calcext:value-type="float">
            <text:p>0.3169054389</text:p>
          </table:table-cell>
          <table:table-cell office:value-type="float" office:value="-1.27975869179" calcext:value-type="float">
            <text:p>-1.2797586918</text:p>
          </table:table-cell>
          <table:table-cell office:value-type="float" office:value="94.9294052124" calcext:value-type="float">
            <text:p>94.9294052124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4.102" calcext:value-type="float">
            <text:p>4.102</text:p>
          </table:table-cell>
          <table:table-cell office:value-type="float" office:value="-3.752" calcext:value-type="float">
            <text:p>-3.752</text:p>
          </table:table-cell>
          <table:table-cell office:value-type="float" office:value="-0.223467619494" calcext:value-type="float">
            <text:p>-0.2234676195</text:p>
          </table:table-cell>
          <table:table-cell office:value-type="float" office:value="0.616318494081" calcext:value-type="float">
            <text:p>0.6163184941</text:p>
          </table:table-cell>
          <table:table-cell office:value-type="float" office:value="-2.19634771347" calcext:value-type="float">
            <text:p>-2.1963477135</text:p>
          </table:table-cell>
          <table:table-cell office:value-type="float" office:value="175.870422363" calcext:value-type="float">
            <text:p>175.870422363</text:p>
          </table:table-cell>
          <table:table-cell office:value-type="float" office:value="0.332929670811" calcext:value-type="float">
            <text:p>0.3329296708</text:p>
          </table:table-cell>
          <table:table-cell office:value-type="float" office:value="-1.27627396584" calcext:value-type="float">
            <text:p>-1.2762739658</text:p>
          </table:table-cell>
          <table:table-cell office:value-type="float" office:value="93.0592498779" calcext:value-type="float">
            <text:p>93.0592498779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.111" calcext:value-type="float">
            <text:p>4.111</text:p>
          </table:table-cell>
          <table:table-cell office:value-type="float" office:value="-3.756" calcext:value-type="float">
            <text:p>-3.756</text:p>
          </table:table-cell>
          <table:table-cell office:value-type="float" office:value="-0.206376823826" calcext:value-type="float">
            <text:p>-0.2063768238</text:p>
          </table:table-cell>
          <table:table-cell office:value-type="float" office:value="0.626992158592" calcext:value-type="float">
            <text:p>0.6269921586</text:p>
          </table:table-cell>
          <table:table-cell office:value-type="float" office:value="-2.17621874809" calcext:value-type="float">
            <text:p>-2.1762187481</text:p>
          </table:table-cell>
          <table:table-cell office:value-type="float" office:value="174.3462677" calcext:value-type="float">
            <text:p>174.3462677</text:p>
          </table:table-cell>
          <table:table-cell office:value-type="float" office:value="0.348937958479" calcext:value-type="float">
            <text:p>0.3489379585</text:p>
          </table:table-cell>
          <table:table-cell office:value-type="float" office:value="-1.2726804018" calcext:value-type="float">
            <text:p>-1.2726804018</text:p>
          </table:table-cell>
          <table:table-cell office:value-type="float" office:value="91.1949386597" calcext:value-type="float">
            <text:p>91.1949386597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4.121" calcext:value-type="float">
            <text:p>4.121</text:p>
          </table:table-cell>
          <table:table-cell office:value-type="float" office:value="-3.76" calcext:value-type="float">
            <text:p>-3.76</text:p>
          </table:table-cell>
          <table:table-cell office:value-type="float" office:value="-0.189713770282" calcext:value-type="float">
            <text:p>-0.1897137703</text:p>
          </table:table-cell>
          <table:table-cell office:value-type="float" office:value="0.646069385111" calcext:value-type="float">
            <text:p>0.6460693851</text:p>
          </table:table-cell>
          <table:table-cell office:value-type="float" office:value="-2.15528297424" calcext:value-type="float">
            <text:p>-2.1552829742</text:p>
          </table:table-cell>
          <table:table-cell office:value-type="float" office:value="172.744338989" calcext:value-type="float">
            <text:p>172.744338989</text:p>
          </table:table-cell>
          <table:table-cell office:value-type="float" office:value="0.363821178675" calcext:value-type="float">
            <text:p>0.3638211787</text:p>
          </table:table-cell>
          <table:table-cell office:value-type="float" office:value="-1.26919662952" calcext:value-type="float">
            <text:p>-1.2691966295</text:p>
          </table:table-cell>
          <table:table-cell office:value-type="float" office:value="89.3624572754" calcext:value-type="float">
            <text:p>89.3624572754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4.13" calcext:value-type="float">
            <text:p>4.13</text:p>
          </table:table-cell>
          <table:table-cell office:value-type="float" office:value="-3.763" calcext:value-type="float">
            <text:p>-3.763</text:p>
          </table:table-cell>
          <table:table-cell office:value-type="float" office:value="-0.173488330406" calcext:value-type="float">
            <text:p>-0.1734883304</text:p>
          </table:table-cell>
          <table:table-cell office:value-type="float" office:value="0.664989240468" calcext:value-type="float">
            <text:p>0.6649892405</text:p>
          </table:table-cell>
          <table:table-cell office:value-type="float" office:value="-2.13348317146" calcext:value-type="float">
            <text:p>-2.1334831715</text:p>
          </table:table-cell>
          <table:table-cell office:value-type="float" office:value="171.062255859" calcext:value-type="float">
            <text:p>171.062255859</text:p>
          </table:table-cell>
          <table:table-cell office:value-type="float" office:value="0.378749936819" calcext:value-type="float">
            <text:p>0.3787499368</text:p>
          </table:table-cell>
          <table:table-cell office:value-type="float" office:value="-1.26705992222" calcext:value-type="float">
            <text:p>-1.2670599222</text:p>
          </table:table-cell>
          <table:table-cell office:value-type="float" office:value="87.4636306763" calcext:value-type="float">
            <text:p>87.4636306763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4.139" calcext:value-type="float">
            <text:p>4.139</text:p>
          </table:table-cell>
          <table:table-cell office:value-type="float" office:value="-3.766" calcext:value-type="float">
            <text:p>-3.766</text:p>
          </table:table-cell>
          <table:table-cell office:value-type="float" office:value="-0.157215659405" calcext:value-type="float">
            <text:p>-0.1572156594</text:p>
          </table:table-cell>
          <table:table-cell office:value-type="float" office:value="0.680838532746" calcext:value-type="float">
            <text:p>0.6808385327</text:p>
          </table:table-cell>
          <table:table-cell office:value-type="float" office:value="-2.11170911789" calcext:value-type="float">
            <text:p>-2.1117091179</text:p>
          </table:table-cell>
          <table:table-cell office:value-type="float" office:value="169.336898804" calcext:value-type="float">
            <text:p>169.336898804</text:p>
          </table:table-cell>
          <table:table-cell office:value-type="float" office:value="0.394987970591" calcext:value-type="float">
            <text:p>0.3949879706</text:p>
          </table:table-cell>
          <table:table-cell office:value-type="float" office:value="-1.26618683338" calcext:value-type="float">
            <text:p>-1.2661868334</text:p>
          </table:table-cell>
          <table:table-cell office:value-type="float" office:value="85.5628585815" calcext:value-type="float">
            <text:p>85.5628585815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4.148" calcext:value-type="float">
            <text:p>4.148</text:p>
          </table:table-cell>
          <table:table-cell office:value-type="float" office:value="-3.769" calcext:value-type="float">
            <text:p>-3.769</text:p>
          </table:table-cell>
          <table:table-cell office:value-type="float" office:value="-0.140405157916" calcext:value-type="float">
            <text:p>-0.1404051579</text:p>
          </table:table-cell>
          <table:table-cell office:value-type="float" office:value="0.71321977675" calcext:value-type="float">
            <text:p>0.7132197768</text:p>
          </table:table-cell>
          <table:table-cell office:value-type="float" office:value="-2.0855512619" calcext:value-type="float">
            <text:p>-2.0855512619</text:p>
          </table:table-cell>
          <table:table-cell office:value-type="float" office:value="167.461898804" calcext:value-type="float">
            <text:p>167.461898804</text:p>
          </table:table-cell>
          <table:table-cell office:value-type="float" office:value="0.410900503397" calcext:value-type="float">
            <text:p>0.4109005034</text:p>
          </table:table-cell>
          <table:table-cell office:value-type="float" office:value="-1.26535010338" calcext:value-type="float">
            <text:p>-1.2653501034</text:p>
          </table:table-cell>
          <table:table-cell office:value-type="float" office:value="83.719909668" calcext:value-type="float">
            <text:p>83.7199096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157" calcext:value-type="float">
            <text:p>4.157</text:p>
          </table:table-cell>
          <table:table-cell office:value-type="float" office:value="-3.772" calcext:value-type="float">
            <text:p>-3.772</text:p>
          </table:table-cell>
          <table:table-cell office:value-type="float" office:value="-0.124050233768" calcext:value-type="float">
            <text:p>-0.1240502338</text:p>
          </table:table-cell>
          <table:table-cell office:value-type="float" office:value="0.754485491663" calcext:value-type="float">
            <text:p>0.7544854917</text:p>
          </table:table-cell>
          <table:table-cell office:value-type="float" office:value="-2.06005430222" calcext:value-type="float">
            <text:p>-2.0600543022</text:p>
          </table:table-cell>
          <table:table-cell office:value-type="float" office:value="165.569595337" calcext:value-type="float">
            <text:p>165.569595337</text:p>
          </table:table-cell>
          <table:table-cell office:value-type="float" office:value="0.425584733486" calcext:value-type="float">
            <text:p>0.4255847335</text:p>
          </table:table-cell>
          <table:table-cell office:value-type="float" office:value="-1.26597559452" calcext:value-type="float">
            <text:p>-1.2659755945</text:p>
          </table:table-cell>
          <table:table-cell office:value-type="float" office:value="81.9032592773" calcext:value-type="float">
            <text:p>81.9032592773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4.166" calcext:value-type="float">
            <text:p>4.166</text:p>
          </table:table-cell>
          <table:table-cell office:value-type="float" office:value="-3.774" calcext:value-type="float">
            <text:p>-3.774</text:p>
          </table:table-cell>
          <table:table-cell office:value-type="float" office:value="-0.108158618035" calcext:value-type="float">
            <text:p>-0.108158618</text:p>
          </table:table-cell>
          <table:table-cell office:value-type="float" office:value="0.79497936368" calcext:value-type="float">
            <text:p>0.7949793637</text:p>
          </table:table-cell>
          <table:table-cell office:value-type="float" office:value="-2.02881264687" calcext:value-type="float">
            <text:p>-2.0288126469</text:p>
          </table:table-cell>
          <table:table-cell office:value-type="float" office:value="163.66986084" calcext:value-type="float">
            <text:p>163.66986084</text:p>
          </table:table-cell>
          <table:table-cell office:value-type="float" office:value="0.439761668444" calcext:value-type="float">
            <text:p>0.4397616684</text:p>
          </table:table-cell>
          <table:table-cell office:value-type="float" office:value="-1.26675701141" calcext:value-type="float">
            <text:p>-1.2667570114</text:p>
          </table:table-cell>
          <table:table-cell office:value-type="float" office:value="80.1002731323" calcext:value-type="float">
            <text:p>80.1002731323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.176" calcext:value-type="float">
            <text:p>4.176</text:p>
          </table:table-cell>
          <table:table-cell office:value-type="float" office:value="-3.776" calcext:value-type="float">
            <text:p>-3.776</text:p>
          </table:table-cell>
          <table:table-cell office:value-type="float" office:value="-0.0917414343435" calcext:value-type="float">
            <text:p>-0.0917414343</text:p>
          </table:table-cell>
          <table:table-cell office:value-type="float" office:value="0.842500887811" calcext:value-type="float">
            <text:p>0.8425008878</text:p>
          </table:table-cell>
          <table:table-cell office:value-type="float" office:value="-2.00080537796" calcext:value-type="float">
            <text:p>-2.000805378</text:p>
          </table:table-cell>
          <table:table-cell office:value-type="float" office:value="161.86050415" calcext:value-type="float">
            <text:p>161.86050415</text:p>
          </table:table-cell>
          <table:table-cell office:value-type="float" office:value="0.453293591738" calcext:value-type="float">
            <text:p>0.4532935917</text:p>
          </table:table-cell>
          <table:table-cell office:value-type="float" office:value="-1.2667286396" calcext:value-type="float">
            <text:p>-1.2667286396</text:p>
          </table:table-cell>
          <table:table-cell office:value-type="float" office:value="78.3707580566" calcext:value-type="float">
            <text:p>78.3707580566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4.186" calcext:value-type="float">
            <text:p>4.186</text:p>
          </table:table-cell>
          <table:table-cell office:value-type="float" office:value="-3.778" calcext:value-type="float">
            <text:p>-3.778</text:p>
          </table:table-cell>
          <table:table-cell office:value-type="float" office:value="-0.0748006847317" calcext:value-type="float">
            <text:p>-0.0748006847</text:p>
          </table:table-cell>
          <table:table-cell office:value-type="float" office:value="0.849894270301" calcext:value-type="float">
            <text:p>0.8498942703</text:p>
          </table:table-cell>
          <table:table-cell office:value-type="float" office:value="-1.98645484447" calcext:value-type="float">
            <text:p>-1.9864548445</text:p>
          </table:table-cell>
          <table:table-cell office:value-type="float" office:value="160.276351929" calcext:value-type="float">
            <text:p>160.276351929</text:p>
          </table:table-cell>
          <table:table-cell office:value-type="float" office:value="0.467326939106" calcext:value-type="float">
            <text:p>0.4673269391</text:p>
          </table:table-cell>
          <table:table-cell office:value-type="float" office:value="-1.26783514023" calcext:value-type="float">
            <text:p>-1.2678351402</text:p>
          </table:table-cell>
          <table:table-cell office:value-type="float" office:value="76.6621780396" calcext:value-type="float">
            <text:p>76.6621780396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4.196" calcext:value-type="float">
            <text:p>4.196</text:p>
          </table:table-cell>
          <table:table-cell office:value-type="float" office:value="-3.779" calcext:value-type="float">
            <text:p>-3.779</text:p>
          </table:table-cell>
          <table:table-cell office:value-type="float" office:value="-0.0578383182425" calcext:value-type="float">
            <text:p>-0.0578383182</text:p>
          </table:table-cell>
          <table:table-cell office:value-type="float" office:value="0.854572564363" calcext:value-type="float">
            <text:p>0.8545725644</text:p>
          </table:table-cell>
          <table:table-cell office:value-type="float" office:value="-1.97265410423" calcext:value-type="float">
            <text:p>-1.9726541042</text:p>
          </table:table-cell>
          <table:table-cell office:value-type="float" office:value="158.626342773" calcext:value-type="float">
            <text:p>158.626342773</text:p>
          </table:table-cell>
          <table:table-cell office:value-type="float" office:value="0.481226980686" calcext:value-type="float">
            <text:p>0.4812269807</text:p>
          </table:table-cell>
          <table:table-cell office:value-type="float" office:value="-1.2701870203" calcext:value-type="float">
            <text:p>-1.2701870203</text:p>
          </table:table-cell>
          <table:table-cell office:value-type="float" office:value="74.9372177124" calcext:value-type="float">
            <text:p>74.9372177124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.206" calcext:value-type="float">
            <text:p>4.206</text:p>
          </table:table-cell>
          <table:table-cell office:value-type="float" office:value="-3.78" calcext:value-type="float">
            <text:p>-3.78</text:p>
          </table:table-cell>
          <table:table-cell office:value-type="float" office:value="-0.0413588142101" calcext:value-type="float">
            <text:p>-0.0413588142</text:p>
          </table:table-cell>
          <table:table-cell office:value-type="float" office:value="0.855194173753" calcext:value-type="float">
            <text:p>0.8551941738</text:p>
          </table:table-cell>
          <table:table-cell office:value-type="float" office:value="-1.95773160458" calcext:value-type="float">
            <text:p>-1.9577316046</text:p>
          </table:table-cell>
          <table:table-cell office:value-type="float" office:value="156.902587891" calcext:value-type="float">
            <text:p>156.902587891</text:p>
          </table:table-cell>
          <table:table-cell office:value-type="float" office:value="0.496193945408" calcext:value-type="float">
            <text:p>0.4961939454</text:p>
          </table:table-cell>
          <table:table-cell office:value-type="float" office:value="-1.27271366119" calcext:value-type="float">
            <text:p>-1.2727136612</text:p>
          </table:table-cell>
          <table:table-cell office:value-type="float" office:value="73.2149353027" calcext:value-type="float">
            <text:p>73.2149353027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.215" calcext:value-type="float">
            <text:p>4.215</text:p>
          </table:table-cell>
          <table:table-cell office:value-type="float" office:value="-3.781" calcext:value-type="float">
            <text:p>-3.781</text:p>
          </table:table-cell>
          <table:table-cell office:value-type="float" office:value="-0.0248680504959" calcext:value-type="float">
            <text:p>-0.0248680505</text:p>
          </table:table-cell>
          <table:table-cell office:value-type="float" office:value="0.856809429824" calcext:value-type="float">
            <text:p>0.8568094298</text:p>
          </table:table-cell>
          <table:table-cell office:value-type="float" office:value="-1.95017302036" calcext:value-type="float">
            <text:p>-1.9501730204</text:p>
          </table:table-cell>
          <table:table-cell office:value-type="float" office:value="155.237625122" calcext:value-type="float">
            <text:p>155.237625122</text:p>
          </table:table-cell>
          <table:table-cell office:value-type="float" office:value="0.51140421629" calcext:value-type="float">
            <text:p>0.5114042163</text:p>
          </table:table-cell>
          <table:table-cell office:value-type="float" office:value="-1.27452766895" calcext:value-type="float">
            <text:p>-1.274527669</text:p>
          </table:table-cell>
          <table:table-cell office:value-type="float" office:value="71.5252532959" calcext:value-type="float">
            <text:p>71.5252532959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.225" calcext:value-type="float">
            <text:p>4.225</text:p>
          </table:table-cell>
          <table:table-cell office:value-type="float" office:value="-3.781" calcext:value-type="float">
            <text:p>-3.781</text:p>
          </table:table-cell>
          <table:table-cell office:value-type="float" office:value="-0.00787053309983" calcext:value-type="float">
            <text:p>-0.0078705331</text:p>
          </table:table-cell>
          <table:table-cell office:value-type="float" office:value="0.876543238759" calcext:value-type="float">
            <text:p>0.8765432388</text:p>
          </table:table-cell>
          <table:table-cell office:value-type="float" office:value="-1.93789684772" calcext:value-type="float">
            <text:p>-1.9378968477</text:p>
          </table:table-cell>
          <table:table-cell office:value-type="float" office:value="153.487304688" calcext:value-type="float">
            <text:p>153.487304688</text:p>
          </table:table-cell>
          <table:table-cell office:value-type="float" office:value="0.527547240257" calcext:value-type="float">
            <text:p>0.5275472403</text:p>
          </table:table-cell>
          <table:table-cell office:value-type="float" office:value="-1.27665746212" calcext:value-type="float">
            <text:p>-1.2766574621</text:p>
          </table:table-cell>
          <table:table-cell office:value-type="float" office:value="69.7309341431" calcext:value-type="float">
            <text:p>69.7309341431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.236" calcext:value-type="float">
            <text:p>4.236</text:p>
          </table:table-cell>
          <table:table-cell office:value-type="float" office:value="-3.781" calcext:value-type="float">
            <text:p>-3.781</text:p>
          </table:table-cell>
          <table:table-cell office:value-type="float" office:value="0.00912925882554" calcext:value-type="float">
            <text:p>0.0091292588</text:p>
          </table:table-cell>
          <table:table-cell office:value-type="float" office:value="0.873861260712" calcext:value-type="float">
            <text:p>0.8738612607</text:p>
          </table:table-cell>
          <table:table-cell office:value-type="float" office:value="-1.93039047718" calcext:value-type="float">
            <text:p>-1.9303904772</text:p>
          </table:table-cell>
          <table:table-cell office:value-type="float" office:value="151.870574951" calcext:value-type="float">
            <text:p>151.870574951</text:p>
          </table:table-cell>
          <table:table-cell office:value-type="float" office:value="0.542680799961" calcext:value-type="float">
            <text:p>0.5426808</text:p>
          </table:table-cell>
          <table:table-cell office:value-type="float" office:value="-1.27954268456" calcext:value-type="float">
            <text:p>-1.2795426846</text:p>
          </table:table-cell>
          <table:table-cell office:value-type="float" office:value="67.8758163452" calcext:value-type="float">
            <text:p>67.8758163452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4.245" calcext:value-type="float">
            <text:p>4.245</text:p>
          </table:table-cell>
          <table:table-cell office:value-type="float" office:value="-3.781" calcext:value-type="float">
            <text:p>-3.781</text:p>
          </table:table-cell>
          <table:table-cell office:value-type="float" office:value="0.0256265798902" calcext:value-type="float">
            <text:p>0.0256265799</text:p>
          </table:table-cell>
          <table:table-cell office:value-type="float" office:value="0.868612632155" calcext:value-type="float">
            <text:p>0.8686126322</text:p>
          </table:table-cell>
          <table:table-cell office:value-type="float" office:value="-1.91610145569" calcext:value-type="float">
            <text:p>-1.9161014557</text:p>
          </table:table-cell>
          <table:table-cell office:value-type="float" office:value="150.236297607" calcext:value-type="float">
            <text:p>150.236297607</text:p>
          </table:table-cell>
          <table:table-cell office:value-type="float" office:value="0.557405591011" calcext:value-type="float">
            <text:p>0.557405591</text:p>
          </table:table-cell>
          <table:table-cell office:value-type="float" office:value="-1.2829874754" calcext:value-type="float">
            <text:p>-1.2829874754</text:p>
          </table:table-cell>
          <table:table-cell office:value-type="float" office:value="66.0104675293" calcext:value-type="float">
            <text:p>66.01046752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254" calcext:value-type="float">
            <text:p>4.254</text:p>
          </table:table-cell>
          <table:table-cell office:value-type="float" office:value="-3.78" calcext:value-type="float">
            <text:p>-3.78</text:p>
          </table:table-cell>
          <table:table-cell office:value-type="float" office:value="0.0406182084241" calcext:value-type="float">
            <text:p>0.0406182084</text:p>
          </table:table-cell>
          <table:table-cell office:value-type="float" office:value="0.864986926317" calcext:value-type="float">
            <text:p>0.8649869263</text:p>
          </table:table-cell>
          <table:table-cell office:value-type="float" office:value="-1.90239357948" calcext:value-type="float">
            <text:p>-1.9023935795</text:p>
          </table:table-cell>
          <table:table-cell office:value-type="float" office:value="148.590637207" calcext:value-type="float">
            <text:p>148.590637207</text:p>
          </table:table-cell>
          <table:table-cell office:value-type="float" office:value="0.571885704994" calcext:value-type="float">
            <text:p>0.571885705</text:p>
          </table:table-cell>
          <table:table-cell office:value-type="float" office:value="-1.28767573833" calcext:value-type="float">
            <text:p>-1.2876757383</text:p>
          </table:table-cell>
          <table:table-cell office:value-type="float" office:value="64.1610031128" calcext:value-type="float">
            <text:p>64.1610031128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4.264" calcext:value-type="float">
            <text:p>4.264</text:p>
          </table:table-cell>
          <table:table-cell office:value-type="float" office:value="-3.78" calcext:value-type="float">
            <text:p>-3.78</text:p>
          </table:table-cell>
          <table:table-cell office:value-type="float" office:value="0.0570983145473" calcext:value-type="float">
            <text:p>0.0570983145</text:p>
          </table:table-cell>
          <table:table-cell office:value-type="float" office:value="0.860929884017" calcext:value-type="float">
            <text:p>0.860929884</text:p>
          </table:table-cell>
          <table:table-cell office:value-type="float" office:value="-1.88556540012" calcext:value-type="float">
            <text:p>-1.8855654001</text:p>
          </table:table-cell>
          <table:table-cell office:value-type="float" office:value="146.930206299" calcext:value-type="float">
            <text:p>146.930206299</text:p>
          </table:table-cell>
          <table:table-cell office:value-type="float" office:value="0.585428595543" calcext:value-type="float">
            <text:p>0.5854285955</text:p>
          </table:table-cell>
          <table:table-cell office:value-type="float" office:value="-1.29165232182" calcext:value-type="float">
            <text:p>-1.2916523218</text:p>
          </table:table-cell>
          <table:table-cell office:value-type="float" office:value="62.3513908386" calcext:value-type="float">
            <text:p>62.3513908386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.274" calcext:value-type="float">
            <text:p>4.274</text:p>
          </table:table-cell>
          <table:table-cell office:value-type="float" office:value="-3.778" calcext:value-type="float">
            <text:p>-3.778</text:p>
          </table:table-cell>
          <table:table-cell office:value-type="float" office:value="0.0730642215417" calcext:value-type="float">
            <text:p>0.0730642215</text:p>
          </table:table-cell>
          <table:table-cell office:value-type="float" office:value="0.873471960425" calcext:value-type="float">
            <text:p>0.8734719604</text:p>
          </table:table-cell>
          <table:table-cell office:value-type="float" office:value="-1.86947906017" calcext:value-type="float">
            <text:p>-1.8694790602</text:p>
          </table:table-cell>
          <table:table-cell office:value-type="float" office:value="145.214050293" calcext:value-type="float">
            <text:p>145.214050293</text:p>
          </table:table-cell>
          <table:table-cell office:value-type="float" office:value="0.59984600544" calcext:value-type="float">
            <text:p>0.5998460054</text:p>
          </table:table-cell>
          <table:table-cell office:value-type="float" office:value="-1.2955186367" calcext:value-type="float">
            <text:p>-1.2955186367</text:p>
          </table:table-cell>
          <table:table-cell office:value-type="float" office:value="60.5467033386" calcext:value-type="float">
            <text:p>60.5467033386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.283" calcext:value-type="float">
            <text:p>4.283</text:p>
          </table:table-cell>
          <table:table-cell office:value-type="float" office:value="-3.777" calcext:value-type="float">
            <text:p>-3.777</text:p>
          </table:table-cell>
          <table:table-cell office:value-type="float" office:value="0.0890114244945" calcext:value-type="float">
            <text:p>0.0890114245</text:p>
          </table:table-cell>
          <table:table-cell office:value-type="float" office:value="0.870270192623" calcext:value-type="float">
            <text:p>0.8702701926</text:p>
          </table:table-cell>
          <table:table-cell office:value-type="float" office:value="-1.83440876007" calcext:value-type="float">
            <text:p>-1.8344087601</text:p>
          </table:table-cell>
          <table:table-cell office:value-type="float" office:value="143.33972168" calcext:value-type="float">
            <text:p>143.33972168</text:p>
          </table:table-cell>
          <table:table-cell office:value-type="float" office:value="0.613868534565" calcext:value-type="float">
            <text:p>0.6138685346</text:p>
          </table:table-cell>
          <table:table-cell office:value-type="float" office:value="-1.29940581322" calcext:value-type="float">
            <text:p>-1.2994058132</text:p>
          </table:table-cell>
          <table:table-cell office:value-type="float" office:value="58.7542304993" calcext:value-type="float">
            <text:p>58.7542304993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.293" calcext:value-type="float">
            <text:p>4.293</text:p>
          </table:table-cell>
          <table:table-cell office:value-type="float" office:value="-3.775" calcext:value-type="float">
            <text:p>-3.775</text:p>
          </table:table-cell>
          <table:table-cell office:value-type="float" office:value="0.105433067368" calcext:value-type="float">
            <text:p>0.1054330674</text:p>
          </table:table-cell>
          <table:table-cell office:value-type="float" office:value="0.869341358542" calcext:value-type="float">
            <text:p>0.8693413585</text:p>
          </table:table-cell>
          <table:table-cell office:value-type="float" office:value="-1.80944979191" calcext:value-type="float">
            <text:p>-1.8094497919</text:p>
          </table:table-cell>
          <table:table-cell office:value-type="float" office:value="141.507675171" calcext:value-type="float">
            <text:p>141.507675171</text:p>
          </table:table-cell>
          <table:table-cell office:value-type="float" office:value="0.629310905933" calcext:value-type="float">
            <text:p>0.6293109059</text:p>
          </table:table-cell>
          <table:table-cell office:value-type="float" office:value="-1.30352783203" calcext:value-type="float">
            <text:p>-1.303527832</text:p>
          </table:table-cell>
          <table:table-cell office:value-type="float" office:value="56.9600219727" calcext:value-type="float">
            <text:p>56.960021972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.302" calcext:value-type="float">
            <text:p>4.302</text:p>
          </table:table-cell>
          <table:table-cell office:value-type="float" office:value="-3.773" calcext:value-type="float">
            <text:p>-3.773</text:p>
          </table:table-cell>
          <table:table-cell office:value-type="float" office:value="0.121329715797" calcext:value-type="float">
            <text:p>0.1213297158</text:p>
          </table:table-cell>
          <table:table-cell office:value-type="float" office:value="0.900154858828" calcext:value-type="float">
            <text:p>0.9001548588</text:p>
          </table:table-cell>
          <table:table-cell office:value-type="float" office:value="-1.78612911701" calcext:value-type="float">
            <text:p>-1.786129117</text:p>
          </table:table-cell>
          <table:table-cell office:value-type="float" office:value="139.685195923" calcext:value-type="float">
            <text:p>139.685195923</text:p>
          </table:table-cell>
          <table:table-cell office:value-type="float" office:value="0.64562702179" calcext:value-type="float">
            <text:p>0.6456270218</text:p>
          </table:table-cell>
          <table:table-cell office:value-type="float" office:value="-1.30792999268" calcext:value-type="float">
            <text:p>-1.3079299927</text:p>
          </table:table-cell>
          <table:table-cell office:value-type="float" office:value="55.1515922546" calcext:value-type="float">
            <text:p>55.1515922546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.312" calcext:value-type="float">
            <text:p>4.312</text:p>
          </table:table-cell>
          <table:table-cell office:value-type="float" office:value="-3.77" calcext:value-type="float">
            <text:p>-3.77</text:p>
          </table:table-cell>
          <table:table-cell office:value-type="float" office:value="0.138185779734" calcext:value-type="float">
            <text:p>0.1381857797</text:p>
          </table:table-cell>
          <table:table-cell office:value-type="float" office:value="0.924180701375" calcext:value-type="float">
            <text:p>0.9241807014</text:p>
          </table:table-cell>
          <table:table-cell office:value-type="float" office:value="-1.75280463696" calcext:value-type="float">
            <text:p>-1.752804637</text:p>
          </table:table-cell>
          <table:table-cell office:value-type="float" office:value="137.969192505" calcext:value-type="float">
            <text:p>137.969192505</text:p>
          </table:table-cell>
          <table:table-cell office:value-type="float" office:value="0.660291612148" calcext:value-type="float">
            <text:p>0.6602916121</text:p>
          </table:table-cell>
          <table:table-cell office:value-type="float" office:value="-1.31207799911" calcext:value-type="float">
            <text:p>-1.3120779991</text:p>
          </table:table-cell>
          <table:table-cell office:value-type="float" office:value="53.3553199768" calcext:value-type="float">
            <text:p>53.3553199768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.322" calcext:value-type="float">
            <text:p>4.322</text:p>
          </table:table-cell>
          <table:table-cell office:value-type="float" office:value="-3.767" calcext:value-type="float">
            <text:p>-3.767</text:p>
          </table:table-cell>
          <table:table-cell office:value-type="float" office:value="0.155001908944" calcext:value-type="float">
            <text:p>0.1550019089</text:p>
          </table:table-cell>
          <table:table-cell office:value-type="float" office:value="0.946153461933" calcext:value-type="float">
            <text:p>0.9461534619</text:p>
          </table:table-cell>
          <table:table-cell office:value-type="float" office:value="-1.72040688992" calcext:value-type="float">
            <text:p>-1.7204068899</text:p>
          </table:table-cell>
          <table:table-cell office:value-type="float" office:value="136.330444336" calcext:value-type="float">
            <text:p>136.330444336</text:p>
          </table:table-cell>
          <table:table-cell office:value-type="float" office:value="0.674499213696" calcext:value-type="float">
            <text:p>0.6744992137</text:p>
          </table:table-cell>
          <table:table-cell office:value-type="float" office:value="-1.31650483608" calcext:value-type="float">
            <text:p>-1.3165048361</text:p>
          </table:table-cell>
          <table:table-cell office:value-type="float" office:value="51.5643005371" calcext:value-type="float">
            <text:p>51.5643005371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.331" calcext:value-type="float">
            <text:p>4.331</text:p>
          </table:table-cell>
          <table:table-cell office:value-type="float" office:value="-3.764" calcext:value-type="float">
            <text:p>-3.764</text:p>
          </table:table-cell>
          <table:table-cell office:value-type="float" office:value="0.172265790445" calcext:value-type="float">
            <text:p>0.1722657904</text:p>
          </table:table-cell>
          <table:table-cell office:value-type="float" office:value="0.965145722032" calcext:value-type="float">
            <text:p>0.965145722</text:p>
          </table:table-cell>
          <table:table-cell office:value-type="float" office:value="-1.68366861343" calcext:value-type="float">
            <text:p>-1.6836686134</text:p>
          </table:table-cell>
          <table:table-cell office:value-type="float" office:value="134.697067261" calcext:value-type="float">
            <text:p>134.697067261</text:p>
          </table:table-cell>
          <table:table-cell office:value-type="float" office:value="0.693073093891" calcext:value-type="float">
            <text:p>0.6930730939</text:p>
          </table:table-cell>
          <table:table-cell office:value-type="float" office:value="-1.3193539381" calcext:value-type="float">
            <text:p>-1.3193539381</text:p>
          </table:table-cell>
          <table:table-cell office:value-type="float" office:value="49.7967338562" calcext:value-type="float">
            <text:p>49.7967338562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.34" calcext:value-type="float">
            <text:p>4.34</text:p>
          </table:table-cell>
          <table:table-cell office:value-type="float" office:value="-3.761" calcext:value-type="float">
            <text:p>-3.761</text:p>
          </table:table-cell>
          <table:table-cell office:value-type="float" office:value="0.188985950643" calcext:value-type="float">
            <text:p>0.1889859506</text:p>
          </table:table-cell>
          <table:table-cell office:value-type="float" office:value="0.944364249706" calcext:value-type="float">
            <text:p>0.9443642497</text:p>
          </table:table-cell>
          <table:table-cell office:value-type="float" office:value="-1.66802799702" calcext:value-type="float">
            <text:p>-1.668027997</text:p>
          </table:table-cell>
          <table:table-cell office:value-type="float" office:value="133.211120605" calcext:value-type="float">
            <text:p>133.211120605</text:p>
          </table:table-cell>
          <table:table-cell office:value-type="float" office:value="0.708150088787" calcext:value-type="float">
            <text:p>0.7081500888</text:p>
          </table:table-cell>
          <table:table-cell office:value-type="float" office:value="-1.32303571701" calcext:value-type="float">
            <text:p>-1.323035717</text:p>
          </table:table-cell>
          <table:table-cell office:value-type="float" office:value="48.0574188232" calcext:value-type="float">
            <text:p>48.05741882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349" calcext:value-type="float">
            <text:p>4.349</text:p>
          </table:table-cell>
          <table:table-cell office:value-type="float" office:value="-3.757" calcext:value-type="float">
            <text:p>-3.757</text:p>
          </table:table-cell>
          <table:table-cell office:value-type="float" office:value="0.204672767261" calcext:value-type="float">
            <text:p>0.2046727673</text:p>
          </table:table-cell>
          <table:table-cell office:value-type="float" office:value="0.926574677229" calcext:value-type="float">
            <text:p>0.9265746772</text:p>
          </table:table-cell>
          <table:table-cell office:value-type="float" office:value="-1.63337874413" calcext:value-type="float">
            <text:p>-1.6333787441</text:p>
          </table:table-cell>
          <table:table-cell office:value-type="float" office:value="131.659347534" calcext:value-type="float">
            <text:p>131.659347534</text:p>
          </table:table-cell>
          <table:table-cell office:value-type="float" office:value="0.723272144794" calcext:value-type="float">
            <text:p>0.7232721448</text:p>
          </table:table-cell>
          <table:table-cell office:value-type="float" office:value="-1.32715654373" calcext:value-type="float">
            <text:p>-1.3271565437</text:p>
          </table:table-cell>
          <table:table-cell office:value-type="float" office:value="46.3295059204" calcext:value-type="float">
            <text:p>46.3295059204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4.357" calcext:value-type="float">
            <text:p>4.357</text:p>
          </table:table-cell>
          <table:table-cell office:value-type="float" office:value="-3.753" calcext:value-type="float">
            <text:p>-3.753</text:p>
          </table:table-cell>
          <table:table-cell office:value-type="float" office:value="0.21981944598" calcext:value-type="float">
            <text:p>0.219819446</text:p>
          </table:table-cell>
          <table:table-cell office:value-type="float" office:value="0.918809875846" calcext:value-type="float">
            <text:p>0.9188098758</text:p>
          </table:table-cell>
          <table:table-cell office:value-type="float" office:value="-1.58540689945" calcext:value-type="float">
            <text:p>-1.5854068995</text:p>
          </table:table-cell>
          <table:table-cell office:value-type="float" office:value="129.997238159" calcext:value-type="float">
            <text:p>129.997238159</text:p>
          </table:table-cell>
          <table:table-cell office:value-type="float" office:value="0.738549649715" calcext:value-type="float">
            <text:p>0.7385496497</text:p>
          </table:table-cell>
          <table:table-cell office:value-type="float" office:value="-1.33182096481" calcext:value-type="float">
            <text:p>-1.3318209648</text:p>
          </table:table-cell>
          <table:table-cell office:value-type="float" office:value="44.6313018799" calcext:value-type="float">
            <text:p>44.6313018799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.365" calcext:value-type="float">
            <text:p>4.365</text:p>
          </table:table-cell>
          <table:table-cell office:value-type="float" office:value="-3.749" calcext:value-type="float">
            <text:p>-3.749</text:p>
          </table:table-cell>
          <table:table-cell office:value-type="float" office:value="0.235399292911" calcext:value-type="float">
            <text:p>0.2353992929</text:p>
          </table:table-cell>
          <table:table-cell office:value-type="float" office:value="0.920595109463" calcext:value-type="float">
            <text:p>0.9205951095</text:p>
          </table:table-cell>
          <table:table-cell office:value-type="float" office:value="-1.53691005707" calcext:value-type="float">
            <text:p>-1.5369100571</text:p>
          </table:table-cell>
          <table:table-cell office:value-type="float" office:value="128.194046021" calcext:value-type="float">
            <text:p>128.194046021</text:p>
          </table:table-cell>
          <table:table-cell office:value-type="float" office:value="0.752931892872" calcext:value-type="float">
            <text:p>0.7529318929</text:p>
          </table:table-cell>
          <table:table-cell office:value-type="float" office:value="-1.33567261696" calcext:value-type="float">
            <text:p>-1.335672617</text:p>
          </table:table-cell>
          <table:table-cell office:value-type="float" office:value="43.0158920288" calcext:value-type="float">
            <text:p>43.0158920288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4.373" calcext:value-type="float">
            <text:p>4.373</text:p>
          </table:table-cell>
          <table:table-cell office:value-type="float" office:value="-3.745" calcext:value-type="float">
            <text:p>-3.745</text:p>
          </table:table-cell>
          <table:table-cell office:value-type="float" office:value="0.250434843506" calcext:value-type="float">
            <text:p>0.2504348435</text:p>
          </table:table-cell>
          <table:table-cell office:value-type="float" office:value="0.936272874475" calcext:value-type="float">
            <text:p>0.9362728745</text:p>
          </table:table-cell>
          <table:table-cell office:value-type="float" office:value="-1.49062871933" calcext:value-type="float">
            <text:p>-1.4906287193</text:p>
          </table:table-cell>
          <table:table-cell office:value-type="float" office:value="126.274200439" calcext:value-type="float">
            <text:p>126.274200439</text:p>
          </table:table-cell>
          <table:table-cell office:value-type="float" office:value="0.766908526421" calcext:value-type="float">
            <text:p>0.7669085264</text:p>
          </table:table-cell>
          <table:table-cell office:value-type="float" office:value="-1.33831369877" calcext:value-type="float">
            <text:p>-1.3383136988</text:p>
          </table:table-cell>
          <table:table-cell office:value-type="float" office:value="41.4536933899" calcext:value-type="float">
            <text:p>41.4536933899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.382" calcext:value-type="float">
            <text:p>4.382</text:p>
          </table:table-cell>
          <table:table-cell office:value-type="float" office:value="-3.74" calcext:value-type="float">
            <text:p>-3.74</text:p>
          </table:table-cell>
          <table:table-cell office:value-type="float" office:value="0.265892262926" calcext:value-type="float">
            <text:p>0.2658922629</text:p>
          </table:table-cell>
          <table:table-cell office:value-type="float" office:value="0.945733293891" calcext:value-type="float">
            <text:p>0.9457332939</text:p>
          </table:table-cell>
          <table:table-cell office:value-type="float" office:value="-1.45961761475" calcext:value-type="float">
            <text:p>-1.4596176148</text:p>
          </table:table-cell>
          <table:table-cell office:value-type="float" office:value="124.374450684" calcext:value-type="float">
            <text:p>124.374450684</text:p>
          </table:table-cell>
          <table:table-cell office:value-type="float" office:value="0.782799601555" calcext:value-type="float">
            <text:p>0.7827996016</text:p>
          </table:table-cell>
          <table:table-cell office:value-type="float" office:value="-1.3413323164" calcext:value-type="float">
            <text:p>-1.3413323164</text:p>
          </table:table-cell>
          <table:table-cell office:value-type="float" office:value="39.8773231506" calcext:value-type="float">
            <text:p>39.8773231506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.39" calcext:value-type="float">
            <text:p>4.39</text:p>
          </table:table-cell>
          <table:table-cell office:value-type="float" office:value="-3.735" calcext:value-type="float">
            <text:p>-3.735</text:p>
          </table:table-cell>
          <table:table-cell office:value-type="float" office:value="0.281761392833" calcext:value-type="float">
            <text:p>0.2817613928</text:p>
          </table:table-cell>
          <table:table-cell office:value-type="float" office:value="0.951486706734" calcext:value-type="float">
            <text:p>0.9514867067</text:p>
          </table:table-cell>
          <table:table-cell office:value-type="float" office:value="-1.43397045135" calcext:value-type="float">
            <text:p>-1.4339704514</text:p>
          </table:table-cell>
          <table:table-cell office:value-type="float" office:value="122.457366943" calcext:value-type="float">
            <text:p>122.457366943</text:p>
          </table:table-cell>
          <table:table-cell office:value-type="float" office:value="0.798175513744" calcext:value-type="float">
            <text:p>0.7981755137</text:p>
          </table:table-cell>
          <table:table-cell office:value-type="float" office:value="-1.34496819973" calcext:value-type="float">
            <text:p>-1.3449681997</text:p>
          </table:table-cell>
          <table:table-cell office:value-type="float" office:value="38.3031539917" calcext:value-type="float">
            <text:p>38.3031539917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.398" calcext:value-type="float">
            <text:p>4.398</text:p>
          </table:table-cell>
          <table:table-cell office:value-type="float" office:value="-3.73" calcext:value-type="float">
            <text:p>-3.73</text:p>
          </table:table-cell>
          <table:table-cell office:value-type="float" office:value="0.29755381494" calcext:value-type="float">
            <text:p>0.2975538149</text:p>
          </table:table-cell>
          <table:table-cell office:value-type="float" office:value="0.957411184907" calcext:value-type="float">
            <text:p>0.9574111849</text:p>
          </table:table-cell>
          <table:table-cell office:value-type="float" office:value="-1.41208970547" calcext:value-type="float">
            <text:p>-1.4120897055</text:p>
          </table:table-cell>
          <table:table-cell office:value-type="float" office:value="120.566856384" calcext:value-type="float">
            <text:p>120.566856384</text:p>
          </table:table-cell>
          <table:table-cell office:value-type="float" office:value="0.813239991665" calcext:value-type="float">
            <text:p>0.8132399917</text:p>
          </table:table-cell>
          <table:table-cell office:value-type="float" office:value="-1.34800624847" calcext:value-type="float">
            <text:p>-1.3480062485</text:p>
          </table:table-cell>
          <table:table-cell office:value-type="float" office:value="36.7398834229" calcext:value-type="float">
            <text:p>36.7398834229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.406" calcext:value-type="float">
            <text:p>4.406</text:p>
          </table:table-cell>
          <table:table-cell office:value-type="float" office:value="-3.724" calcext:value-type="float">
            <text:p>-3.724</text:p>
          </table:table-cell>
          <table:table-cell office:value-type="float" office:value="0.313740023519" calcext:value-type="float">
            <text:p>0.3137400235</text:p>
          </table:table-cell>
          <table:table-cell office:value-type="float" office:value="0.959260553122" calcext:value-type="float">
            <text:p>0.9592605531</text:p>
          </table:table-cell>
          <table:table-cell office:value-type="float" office:value="-1.3938472271" calcext:value-type="float">
            <text:p>-1.3938472271</text:p>
          </table:table-cell>
          <table:table-cell office:value-type="float" office:value="118.686691284" calcext:value-type="float">
            <text:p>118.686691284</text:p>
          </table:table-cell>
          <table:table-cell office:value-type="float" office:value="0.827614068985" calcext:value-type="float">
            <text:p>0.827614069</text:p>
          </table:table-cell>
          <table:table-cell office:value-type="float" office:value="-1.35215950012" calcext:value-type="float">
            <text:p>-1.3521595001</text:p>
          </table:table-cell>
          <table:table-cell office:value-type="float" office:value="35.1492576599" calcext:value-type="float">
            <text:p>35.1492576599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4.415" calcext:value-type="float">
            <text:p>4.415</text:p>
          </table:table-cell>
          <table:table-cell office:value-type="float" office:value="-3.718" calcext:value-type="float">
            <text:p>-3.718</text:p>
          </table:table-cell>
          <table:table-cell office:value-type="float" office:value="0.330307541366" calcext:value-type="float">
            <text:p>0.3303075414</text:p>
          </table:table-cell>
          <table:table-cell office:value-type="float" office:value="0.959522798657" calcext:value-type="float">
            <text:p>0.9595227987</text:p>
          </table:table-cell>
          <table:table-cell office:value-type="float" office:value="-1.3778604269" calcext:value-type="float">
            <text:p>-1.3778604269</text:p>
          </table:table-cell>
          <table:table-cell office:value-type="float" office:value="116.80897522" calcext:value-type="float">
            <text:p>116.80897522</text:p>
          </table:table-cell>
          <table:table-cell office:value-type="float" office:value="0.84559649229" calcext:value-type="float">
            <text:p>0.8455964923</text:p>
          </table:table-cell>
          <table:table-cell office:value-type="float" office:value="-1.35779452324" calcext:value-type="float">
            <text:p>-1.3577945232</text:p>
          </table:table-cell>
          <table:table-cell office:value-type="float" office:value="33.4664497375" calcext:value-type="float">
            <text:p>33.4664497375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4.423" calcext:value-type="float">
            <text:p>4.423</text:p>
          </table:table-cell>
          <table:table-cell office:value-type="float" office:value="-3.711" calcext:value-type="float">
            <text:p>-3.711</text:p>
          </table:table-cell>
          <table:table-cell office:value-type="float" office:value="0.346773905111" calcext:value-type="float">
            <text:p>0.3467739051</text:p>
          </table:table-cell>
          <table:table-cell office:value-type="float" office:value="0.957018122077" calcext:value-type="float">
            <text:p>0.9570181221</text:p>
          </table:table-cell>
          <table:table-cell office:value-type="float" office:value="-1.36608982086" calcext:value-type="float">
            <text:p>-1.3660898209</text:p>
          </table:table-cell>
          <table:table-cell office:value-type="float" office:value="114.950881958" calcext:value-type="float">
            <text:p>114.950881958</text:p>
          </table:table-cell>
          <table:table-cell office:value-type="float" office:value="0.868849873543" calcext:value-type="float">
            <text:p>0.8688498735</text:p>
          </table:table-cell>
          <table:table-cell office:value-type="float" office:value="-1.36242759228" calcext:value-type="float">
            <text:p>-1.3624275923</text:p>
          </table:table-cell>
          <table:table-cell office:value-type="float" office:value="31.8498344421" calcext:value-type="float">
            <text:p>31.84983444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432" calcext:value-type="float">
            <text:p>4.432</text:p>
          </table:table-cell>
          <table:table-cell office:value-type="float" office:value="-3.703" calcext:value-type="float">
            <text:p>-3.703</text:p>
          </table:table-cell>
          <table:table-cell office:value-type="float" office:value="0.362668158235" calcext:value-type="float">
            <text:p>0.3626681582</text:p>
          </table:table-cell>
          <table:table-cell office:value-type="float" office:value="0.956108495593" calcext:value-type="float">
            <text:p>0.9561084956</text:p>
          </table:table-cell>
          <table:table-cell office:value-type="float" office:value="-1.35505950451" calcext:value-type="float">
            <text:p>-1.3550595045</text:p>
          </table:table-cell>
          <table:table-cell office:value-type="float" office:value="113.121734619" calcext:value-type="float">
            <text:p>113.121734619</text:p>
          </table:table-cell>
          <table:table-cell office:value-type="float" office:value="0.894003808498" calcext:value-type="float">
            <text:p>0.8940038085</text:p>
          </table:table-cell>
          <table:table-cell office:value-type="float" office:value="-1.36592614651" calcext:value-type="float">
            <text:p>-1.3659261465</text:p>
          </table:table-cell>
          <table:table-cell office:value-type="float" office:value="30.3460617065" calcext:value-type="float">
            <text:p>30.3460617065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.442" calcext:value-type="float">
            <text:p>4.442</text:p>
          </table:table-cell>
          <table:table-cell office:value-type="float" office:value="-3.694" calcext:value-type="float">
            <text:p>-3.694</text:p>
          </table:table-cell>
          <table:table-cell office:value-type="float" office:value="0.378457602787" calcext:value-type="float">
            <text:p>0.3784576028</text:p>
          </table:table-cell>
          <table:table-cell office:value-type="float" office:value="0.958462774754" calcext:value-type="float">
            <text:p>0.9584627748</text:p>
          </table:table-cell>
          <table:table-cell office:value-type="float" office:value="-1.34547638893" calcext:value-type="float">
            <text:p>-1.3454763889</text:p>
          </table:table-cell>
          <table:table-cell office:value-type="float" office:value="111.303207397" calcext:value-type="float">
            <text:p>111.303207397</text:p>
          </table:table-cell>
          <table:table-cell office:value-type="float" office:value="0.923122704029" calcext:value-type="float">
            <text:p>0.923122704</text:p>
          </table:table-cell>
          <table:table-cell office:value-type="float" office:value="-1.36814463139" calcext:value-type="float">
            <text:p>-1.3681446314</text:p>
          </table:table-cell>
          <table:table-cell office:value-type="float" office:value="28.8824577332" calcext:value-type="float">
            <text:p>28.8824577332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4.451" calcext:value-type="float">
            <text:p>4.451</text:p>
          </table:table-cell>
          <table:table-cell office:value-type="float" office:value="-3.684" calcext:value-type="float">
            <text:p>-3.684</text:p>
          </table:table-cell>
          <table:table-cell office:value-type="float" office:value="0.394597152143" calcext:value-type="float">
            <text:p>0.3945971521</text:p>
          </table:table-cell>
          <table:table-cell office:value-type="float" office:value="0.963679894805" calcext:value-type="float">
            <text:p>0.9636798948</text:p>
          </table:table-cell>
          <table:table-cell office:value-type="float" office:value="-1.3374505043" calcext:value-type="float">
            <text:p>-1.3374505043</text:p>
          </table:table-cell>
          <table:table-cell office:value-type="float" office:value="109.448547363" calcext:value-type="float">
            <text:p>109.448547363</text:p>
          </table:table-cell>
          <table:table-cell office:value-type="float" office:value="0.951265633106" calcext:value-type="float">
            <text:p>0.9512656331</text:p>
          </table:table-cell>
          <table:table-cell office:value-type="float" office:value="-1.37113690376" calcext:value-type="float">
            <text:p>-1.3711369038</text:p>
          </table:table-cell>
          <table:table-cell office:value-type="float" office:value="27.3673820496" calcext:value-type="float">
            <text:p>27.3673820496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.46" calcext:value-type="float">
            <text:p>4.46</text:p>
          </table:table-cell>
          <table:table-cell office:value-type="float" office:value="-3.674" calcext:value-type="float">
            <text:p>-3.674</text:p>
          </table:table-cell>
          <table:table-cell office:value-type="float" office:value="0.409247685128" calcext:value-type="float">
            <text:p>0.4092476851</text:p>
          </table:table-cell>
          <table:table-cell office:value-type="float" office:value="0.972650825977" calcext:value-type="float">
            <text:p>0.972650826</text:p>
          </table:table-cell>
          <table:table-cell office:value-type="float" office:value="-1.3293056488" calcext:value-type="float">
            <text:p>-1.3293056488</text:p>
          </table:table-cell>
          <table:table-cell office:value-type="float" office:value="107.583747864" calcext:value-type="float">
            <text:p>107.583747864</text:p>
          </table:table-cell>
          <table:table-cell office:value-type="float" office:value="0.966857910156" calcext:value-type="float">
            <text:p>0.9668579102</text:p>
          </table:table-cell>
          <table:table-cell office:value-type="float" office:value="-1.37862288952" calcext:value-type="float">
            <text:p>-1.3786228895</text:p>
          </table:table-cell>
          <table:table-cell office:value-type="float" office:value="25.7068939209" calcext:value-type="float">
            <text:p>25.7068939209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4.47" calcext:value-type="float">
            <text:p>4.47</text:p>
          </table:table-cell>
          <table:table-cell office:value-type="float" office:value="-3.663" calcext:value-type="float">
            <text:p>-3.663</text:p>
          </table:table-cell>
          <table:table-cell office:value-type="float" office:value="0.425151613951" calcext:value-type="float">
            <text:p>0.425151614</text:p>
          </table:table-cell>
          <table:table-cell office:value-type="float" office:value="0.983186036348" calcext:value-type="float">
            <text:p>0.9831860363</text:p>
          </table:table-cell>
          <table:table-cell office:value-type="float" office:value="-1.32142817974" calcext:value-type="float">
            <text:p>-1.3214281797</text:p>
          </table:table-cell>
          <table:table-cell office:value-type="float" office:value="105.740028381" calcext:value-type="float">
            <text:p>105.740028381</text:p>
          </table:table-cell>
          <table:table-cell office:value-type="float" office:value="0.981326401234" calcext:value-type="float">
            <text:p>0.9813264012</text:p>
          </table:table-cell>
          <table:table-cell office:value-type="float" office:value="-1.38872385025" calcext:value-type="float">
            <text:p>-1.3887238503</text:p>
          </table:table-cell>
          <table:table-cell office:value-type="float" office:value="23.9939346313" calcext:value-type="float">
            <text:p>23.9939346313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.48" calcext:value-type="float">
            <text:p>4.48</text:p>
          </table:table-cell>
          <table:table-cell office:value-type="float" office:value="-3.651" calcext:value-type="float">
            <text:p>-3.651</text:p>
          </table:table-cell>
          <table:table-cell office:value-type="float" office:value="0.44002757932" calcext:value-type="float">
            <text:p>0.4400275793</text:p>
          </table:table-cell>
          <table:table-cell office:value-type="float" office:value="0.994181826711" calcext:value-type="float">
            <text:p>0.9941818267</text:p>
          </table:table-cell>
          <table:table-cell office:value-type="float" office:value="-1.31466138363" calcext:value-type="float">
            <text:p>-1.3146613836</text:p>
          </table:table-cell>
          <table:table-cell office:value-type="float" office:value="103.90184021" calcext:value-type="float">
            <text:p>103.90184021</text:p>
          </table:table-cell>
          <table:table-cell office:value-type="float" office:value="0.995336353779" calcext:value-type="float">
            <text:p>0.9953363538</text:p>
          </table:table-cell>
          <table:table-cell office:value-type="float" office:value="-1.3979357481" calcext:value-type="float">
            <text:p>-1.3979357481</text:p>
          </table:table-cell>
          <table:table-cell office:value-type="float" office:value="22.3055973053" calcext:value-type="float">
            <text:p>22.3055973053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.49" calcext:value-type="float">
            <text:p>4.49</text:p>
          </table:table-cell>
          <table:table-cell office:value-type="float" office:value="-3.637" calcext:value-type="float">
            <text:p>-3.637</text:p>
          </table:table-cell>
          <table:table-cell office:value-type="float" office:value="0.455228993981" calcext:value-type="float">
            <text:p>0.455228994</text:p>
          </table:table-cell>
          <table:table-cell office:value-type="float" office:value="1.00775039196" calcext:value-type="float">
            <text:p>1.007750392</text:p>
          </table:table-cell>
          <table:table-cell office:value-type="float" office:value="-1.30580580235" calcext:value-type="float">
            <text:p>-1.3058058024</text:p>
          </table:table-cell>
          <table:table-cell office:value-type="float" office:value="102.09651947" calcext:value-type="float">
            <text:p>102.09651947</text:p>
          </table:table-cell>
          <table:table-cell office:value-type="float" office:value="1.00871860981" calcext:value-type="float">
            <text:p>1.0087186098</text:p>
          </table:table-cell>
          <table:table-cell office:value-type="float" office:value="-1.40672934055" calcext:value-type="float">
            <text:p>-1.4067293406</text:p>
          </table:table-cell>
          <table:table-cell office:value-type="float" office:value="20.670217514" calcext:value-type="float">
            <text:p>20.670217514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4.501" calcext:value-type="float">
            <text:p>4.501</text:p>
          </table:table-cell>
          <table:table-cell office:value-type="float" office:value="-3.621" calcext:value-type="float">
            <text:p>-3.621</text:p>
          </table:table-cell>
          <table:table-cell office:value-type="float" office:value="0.471622081876" calcext:value-type="float">
            <text:p>0.4716220819</text:p>
          </table:table-cell>
          <table:table-cell office:value-type="float" office:value="1.02139040828" calcext:value-type="float">
            <text:p>1.0213904083</text:p>
          </table:table-cell>
          <table:table-cell office:value-type="float" office:value="-1.2980710268" calcext:value-type="float">
            <text:p>-1.2980710268</text:p>
          </table:table-cell>
          <table:table-cell office:value-type="float" office:value="100.349105835" calcext:value-type="float">
            <text:p>100.349105835</text:p>
          </table:table-cell>
          <table:table-cell office:value-type="float" office:value="1.02102899551" calcext:value-type="float">
            <text:p>1.0210289955</text:p>
          </table:table-cell>
          <table:table-cell office:value-type="float" office:value="-1.41581904888" calcext:value-type="float">
            <text:p>-1.4158190489</text:p>
          </table:table-cell>
          <table:table-cell office:value-type="float" office:value="19.0428466797" calcext:value-type="float">
            <text:p>19.0428466797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.512" calcext:value-type="float">
            <text:p>4.512</text:p>
          </table:table-cell>
          <table:table-cell office:value-type="float" office:value="-3.605" calcext:value-type="float">
            <text:p>-3.605</text:p>
          </table:table-cell>
          <table:table-cell office:value-type="float" office:value="0.486543825313" calcext:value-type="float">
            <text:p>0.4865438253</text:p>
          </table:table-cell>
          <table:table-cell office:value-type="float" office:value="1.03545197845" calcext:value-type="float">
            <text:p>1.0354519785</text:p>
          </table:table-cell>
          <table:table-cell office:value-type="float" office:value="-1.29122555256" calcext:value-type="float">
            <text:p>-1.2912255526</text:p>
          </table:table-cell>
          <table:table-cell office:value-type="float" office:value="98.5662841797" calcext:value-type="float">
            <text:p>98.5662841797</text:p>
          </table:table-cell>
          <table:table-cell office:value-type="float" office:value="1.03450226784" calcext:value-type="float">
            <text:p>1.0345022678</text:p>
          </table:table-cell>
          <table:table-cell office:value-type="float" office:value="-1.42460870743" calcext:value-type="float">
            <text:p>-1.4246087074</text:p>
          </table:table-cell>
          <table:table-cell office:value-type="float" office:value="17.4643249512" calcext:value-type="float">
            <text:p>17.4643249512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4.523" calcext:value-type="float">
            <text:p>4.523</text:p>
          </table:table-cell>
          <table:table-cell office:value-type="float" office:value="-3.587" calcext:value-type="float">
            <text:p>-3.587</text:p>
          </table:table-cell>
          <table:table-cell office:value-type="float" office:value="0.500459451368" calcext:value-type="float">
            <text:p>0.5004594514</text:p>
          </table:table-cell>
          <table:table-cell office:value-type="float" office:value="1.05093660951" calcext:value-type="float">
            <text:p>1.0509366095</text:p>
          </table:table-cell>
          <table:table-cell office:value-type="float" office:value="-1.28511404991" calcext:value-type="float">
            <text:p>-1.2851140499</text:p>
          </table:table-cell>
          <table:table-cell office:value-type="float" office:value="96.7508850098" calcext:value-type="float">
            <text:p>96.7508850098</text:p>
          </table:table-cell>
          <table:table-cell office:value-type="float" office:value="1.04779517651" calcext:value-type="float">
            <text:p>1.0477951765</text:p>
          </table:table-cell>
          <table:table-cell office:value-type="float" office:value="-1.43258154392" calcext:value-type="float">
            <text:p>-1.4325815439</text:p>
          </table:table-cell>
          <table:table-cell office:value-type="float" office:value="15.9804668427" calcext:value-type="float">
            <text:p>15.98046684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533" calcext:value-type="float">
            <text:p>4.533</text:p>
          </table:table-cell>
          <table:table-cell office:value-type="float" office:value="-3.569" calcext:value-type="float">
            <text:p>-3.569</text:p>
          </table:table-cell>
          <table:table-cell office:value-type="float" office:value="0.514246962537" calcext:value-type="float">
            <text:p>0.5142469625</text:p>
          </table:table-cell>
          <table:table-cell office:value-type="float" office:value="1.0669054389" calcext:value-type="float">
            <text:p>1.0669054389</text:p>
          </table:table-cell>
          <table:table-cell office:value-type="float" office:value="-1.27975869179" calcext:value-type="float">
            <text:p>-1.2797586918</text:p>
          </table:table-cell>
          <table:table-cell office:value-type="float" office:value="94.9294052124" calcext:value-type="float">
            <text:p>94.9294052124</text:p>
          </table:table-cell>
          <table:table-cell office:value-type="float" office:value="1.06397914886" calcext:value-type="float">
            <text:p>1.0639791489</text:p>
          </table:table-cell>
          <table:table-cell office:value-type="float" office:value="-1.44049632549" calcext:value-type="float">
            <text:p>-1.4404963255</text:p>
          </table:table-cell>
          <table:table-cell office:value-type="float" office:value="14.5418348312" calcext:value-type="float">
            <text:p>14.5418348312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.543" calcext:value-type="float">
            <text:p>4.543</text:p>
          </table:table-cell>
          <table:table-cell office:value-type="float" office:value="-3.549" calcext:value-type="float">
            <text:p>-3.549</text:p>
          </table:table-cell>
          <table:table-cell office:value-type="float" office:value="0.526203165066" calcext:value-type="float">
            <text:p>0.5262031651</text:p>
          </table:table-cell>
          <table:table-cell office:value-type="float" office:value="1.08292967081" calcext:value-type="float">
            <text:p>1.0829296708</text:p>
          </table:table-cell>
          <table:table-cell office:value-type="float" office:value="-1.27627396584" calcext:value-type="float">
            <text:p>-1.2762739658</text:p>
          </table:table-cell>
          <table:table-cell office:value-type="float" office:value="93.0592498779" calcext:value-type="float">
            <text:p>93.0592498779</text:p>
          </table:table-cell>
          <table:table-cell office:value-type="float" office:value="1.08030116558" calcext:value-type="float">
            <text:p>1.0803011656</text:p>
          </table:table-cell>
          <table:table-cell office:value-type="float" office:value="-1.44904828072" calcext:value-type="float">
            <text:p>-1.4490482807</text:p>
          </table:table-cell>
          <table:table-cell office:value-type="float" office:value="13.1081533432" calcext:value-type="float">
            <text:p>13.1081533432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.553" calcext:value-type="float">
            <text:p>4.553</text:p>
          </table:table-cell>
          <table:table-cell office:value-type="float" office:value="-3.528" calcext:value-type="float">
            <text:p>-3.528</text:p>
          </table:table-cell>
          <table:table-cell office:value-type="float" office:value="0.53805623346" calcext:value-type="float">
            <text:p>0.5380562335</text:p>
          </table:table-cell>
          <table:table-cell office:value-type="float" office:value="1.09893795848" calcext:value-type="float">
            <text:p>1.0989379585</text:p>
          </table:table-cell>
          <table:table-cell office:value-type="float" office:value="-1.2726804018" calcext:value-type="float">
            <text:p>-1.2726804018</text:p>
          </table:table-cell>
          <table:table-cell office:value-type="float" office:value="91.1949386597" calcext:value-type="float">
            <text:p>91.1949386597</text:p>
          </table:table-cell>
          <table:table-cell office:value-type="float" office:value="1.09600651264" calcext:value-type="float">
            <text:p>1.0960065126</text:p>
          </table:table-cell>
          <table:table-cell office:value-type="float" office:value="-1.45756745338" calcext:value-type="float">
            <text:p>-1.4575674534</text:p>
          </table:table-cell>
          <table:table-cell office:value-type="float" office:value="11.6924362183" calcext:value-type="float">
            <text:p>11.6924362183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4.564" calcext:value-type="float">
            <text:p>4.564</text:p>
          </table:table-cell>
          <table:table-cell office:value-type="float" office:value="-3.505" calcext:value-type="float">
            <text:p>-3.505</text:p>
          </table:table-cell>
          <table:table-cell office:value-type="float" office:value="0.550638863313" calcext:value-type="float">
            <text:p>0.5506388633</text:p>
          </table:table-cell>
          <table:table-cell office:value-type="float" office:value="1.11382117867" calcext:value-type="float">
            <text:p>1.1138211787</text:p>
          </table:table-cell>
          <table:table-cell office:value-type="float" office:value="-1.26919662952" calcext:value-type="float">
            <text:p>-1.2691966295</text:p>
          </table:table-cell>
          <table:table-cell office:value-type="float" office:value="89.3624572754" calcext:value-type="float">
            <text:p>89.3624572754</text:p>
          </table:table-cell>
          <table:table-cell office:value-type="float" office:value="1.11112332344" calcext:value-type="float">
            <text:p>1.1111233234</text:p>
          </table:table-cell>
          <table:table-cell office:value-type="float" office:value="-1.4659743309" calcext:value-type="float">
            <text:p>-1.4659743309</text:p>
          </table:table-cell>
          <table:table-cell office:value-type="float" office:value="10.3276834488" calcext:value-type="float">
            <text:p>10.3276834488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.574" calcext:value-type="float">
            <text:p>4.574</text:p>
          </table:table-cell>
          <table:table-cell office:value-type="float" office:value="-3.48" calcext:value-type="float">
            <text:p>-3.48</text:p>
          </table:table-cell>
          <table:table-cell office:value-type="float" office:value="0.562270929936" calcext:value-type="float">
            <text:p>0.5622709299</text:p>
          </table:table-cell>
          <table:table-cell office:value-type="float" office:value="1.12874993682" calcext:value-type="float">
            <text:p>1.1287499368</text:p>
          </table:table-cell>
          <table:table-cell office:value-type="float" office:value="-1.26705992222" calcext:value-type="float">
            <text:p>-1.2670599222</text:p>
          </table:table-cell>
          <table:table-cell office:value-type="float" office:value="87.4636306763" calcext:value-type="float">
            <text:p>87.4636306763</text:p>
          </table:table-cell>
          <table:table-cell office:value-type="float" office:value="1.1255106926" calcext:value-type="float">
            <text:p>1.1255106926</text:p>
          </table:table-cell>
          <table:table-cell office:value-type="float" office:value="-1.47369205952" calcext:value-type="float">
            <text:p>-1.4736920595</text:p>
          </table:table-cell>
          <table:table-cell office:value-type="float" office:value="9.03624916077" calcext:value-type="float">
            <text:p>9.0362491608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.584" calcext:value-type="float">
            <text:p>4.584</text:p>
          </table:table-cell>
          <table:table-cell office:value-type="float" office:value="-3.455" calcext:value-type="float">
            <text:p>-3.455</text:p>
          </table:table-cell>
          <table:table-cell office:value-type="float" office:value="0.57461150673" calcext:value-type="float">
            <text:p>0.5746115067</text:p>
          </table:table-cell>
          <table:table-cell office:value-type="float" office:value="1.14498797059" calcext:value-type="float">
            <text:p>1.1449879706</text:p>
          </table:table-cell>
          <table:table-cell office:value-type="float" office:value="-1.26618683338" calcext:value-type="float">
            <text:p>-1.2661868334</text:p>
          </table:table-cell>
          <table:table-cell office:value-type="float" office:value="85.5628585815" calcext:value-type="float">
            <text:p>85.5628585815</text:p>
          </table:table-cell>
          <table:table-cell office:value-type="float" office:value="1.13999438286" calcext:value-type="float">
            <text:p>1.1399943829</text:p>
          </table:table-cell>
          <table:table-cell office:value-type="float" office:value="-1.48059856892" calcext:value-type="float">
            <text:p>-1.4805985689</text:p>
          </table:table-cell>
          <table:table-cell office:value-type="float" office:value="7.8461728096" calcext:value-type="float">
            <text:p>7.8461728096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4.593" calcext:value-type="float">
            <text:p>4.593</text:p>
          </table:table-cell>
          <table:table-cell office:value-type="float" office:value="-3.429" calcext:value-type="float">
            <text:p>-3.429</text:p>
          </table:table-cell>
          <table:table-cell office:value-type="float" office:value="0.588845250891" calcext:value-type="float">
            <text:p>0.5888452509</text:p>
          </table:table-cell>
          <table:table-cell office:value-type="float" office:value="1.1609005034" calcext:value-type="float">
            <text:p>1.1609005034</text:p>
          </table:table-cell>
          <table:table-cell office:value-type="float" office:value="-1.26535010338" calcext:value-type="float">
            <text:p>-1.2653501034</text:p>
          </table:table-cell>
          <table:table-cell office:value-type="float" office:value="83.719909668" calcext:value-type="float">
            <text:p>83.719909668</text:p>
          </table:table-cell>
          <table:table-cell office:value-type="float" office:value="1.15486681461" calcext:value-type="float">
            <text:p>1.1548668146</text:p>
          </table:table-cell>
          <table:table-cell office:value-type="float" office:value="-1.48744761944" calcext:value-type="float">
            <text:p>-1.4874476194</text:p>
          </table:table-cell>
          <table:table-cell office:value-type="float" office:value="6.70078897476" calcext:value-type="float">
            <text:p>6.7007889748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4.6" calcext:value-type="float">
            <text:p>4.6</text:p>
          </table:table-cell>
          <table:table-cell office:value-type="float" office:value="-3.406" calcext:value-type="float">
            <text:p>-3.406</text:p>
          </table:table-cell>
          <table:table-cell office:value-type="float" office:value="0.602100546707" calcext:value-type="float">
            <text:p>0.6021005467</text:p>
          </table:table-cell>
          <table:table-cell office:value-type="float" office:value="1.17558473349" calcext:value-type="float">
            <text:p>1.1755847335</text:p>
          </table:table-cell>
          <table:table-cell office:value-type="float" office:value="-1.26597559452" calcext:value-type="float">
            <text:p>-1.2659755945</text:p>
          </table:table-cell>
          <table:table-cell office:value-type="float" office:value="81.9032592773" calcext:value-type="float">
            <text:p>81.9032592773</text:p>
          </table:table-cell>
          <table:table-cell office:value-type="float" office:value="1.17499089241" calcext:value-type="float">
            <text:p>1.1749908924</text:p>
          </table:table-cell>
          <table:table-cell office:value-type="float" office:value="-1.49380004406" calcext:value-type="float">
            <text:p>-1.4938000441</text:p>
          </table:table-cell>
          <table:table-cell office:value-type="float" office:value="5.62533521652" calcext:value-type="float">
            <text:p>5.6253352165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.605" calcext:value-type="float">
            <text:p>4.605</text:p>
          </table:table-cell>
          <table:table-cell office:value-type="float" office:value="-3.385" calcext:value-type="float">
            <text:p>-3.385</text:p>
          </table:table-cell>
          <table:table-cell office:value-type="float" office:value="0.615191924368" calcext:value-type="float">
            <text:p>0.6151919244</text:p>
          </table:table-cell>
          <table:table-cell office:value-type="float" office:value="1.18976166844" calcext:value-type="float">
            <text:p>1.1897616684</text:p>
          </table:table-cell>
          <table:table-cell office:value-type="float" office:value="-1.26675701141" calcext:value-type="float">
            <text:p>-1.2667570114</text:p>
          </table:table-cell>
          <table:table-cell office:value-type="float" office:value="80.1002731323" calcext:value-type="float">
            <text:p>80.1002731323</text:p>
          </table:table-cell>
          <table:table-cell office:value-type="float" office:value="1.19626760483" calcext:value-type="float">
            <text:p>1.1962676048</text:p>
          </table:table-cell>
          <table:table-cell office:value-type="float" office:value="-1.50051188469" calcext:value-type="float">
            <text:p>-1.5005118847</text:p>
          </table:table-cell>
          <table:table-cell office:value-type="float" office:value="4.59976291656" calcext:value-type="float">
            <text:p>4.5997629166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4.61" calcext:value-type="float">
            <text:p>4.61</text:p>
          </table:table-cell>
          <table:table-cell office:value-type="float" office:value="-3.366" calcext:value-type="float">
            <text:p>-3.366</text:p>
          </table:table-cell>
          <table:table-cell office:value-type="float" office:value="0.627337386038" calcext:value-type="float">
            <text:p>0.627337386</text:p>
          </table:table-cell>
          <table:table-cell office:value-type="float" office:value="1.20329359174" calcext:value-type="float">
            <text:p>1.2032935917</text:p>
          </table:table-cell>
          <table:table-cell office:value-type="float" office:value="-1.2667286396" calcext:value-type="float">
            <text:p>-1.2667286396</text:p>
          </table:table-cell>
          <table:table-cell office:value-type="float" office:value="78.3707580566" calcext:value-type="float">
            <text:p>78.3707580566</text:p>
          </table:table-cell>
          <table:table-cell office:value-type="float" office:value="1.22287666798" calcext:value-type="float">
            <text:p>1.222876668</text:p>
          </table:table-cell>
          <table:table-cell office:value-type="float" office:value="-1.5064227581" calcext:value-type="float">
            <text:p>-1.5064227581</text:p>
          </table:table-cell>
          <table:table-cell office:value-type="float" office:value="3.66409850121" calcext:value-type="float">
            <text:p>3.66409850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614" calcext:value-type="float">
            <text:p>4.614</text:p>
          </table:table-cell>
          <table:table-cell office:value-type="float" office:value="-3.346" calcext:value-type="float">
            <text:p>-3.346</text:p>
          </table:table-cell>
          <table:table-cell office:value-type="float" office:value="0.638947587668" calcext:value-type="float">
            <text:p>0.6389475877</text:p>
          </table:table-cell>
          <table:table-cell office:value-type="float" office:value="1.21732693911" calcext:value-type="float">
            <text:p>1.2173269391</text:p>
          </table:table-cell>
          <table:table-cell office:value-type="float" office:value="-1.26783514023" calcext:value-type="float">
            <text:p>-1.2678351402</text:p>
          </table:table-cell>
          <table:table-cell office:value-type="float" office:value="76.6621780396" calcext:value-type="float">
            <text:p>76.6621780396</text:p>
          </table:table-cell>
          <table:table-cell office:value-type="float" office:value="1.24919342995" calcext:value-type="float">
            <text:p>1.24919343</text:p>
          </table:table-cell>
          <table:table-cell office:value-type="float" office:value="-1.51136696339" calcext:value-type="float">
            <text:p>-1.5113669634</text:p>
          </table:table-cell>
          <table:table-cell office:value-type="float" office:value="2.88592147827" calcext:value-type="float">
            <text:p>2.8859214783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.618" calcext:value-type="float">
            <text:p>4.618</text:p>
          </table:table-cell>
          <table:table-cell office:value-type="float" office:value="-3.326" calcext:value-type="float">
            <text:p>-3.326</text:p>
          </table:table-cell>
          <table:table-cell office:value-type="float" office:value="0.649654123828" calcext:value-type="float">
            <text:p>0.6496541238</text:p>
          </table:table-cell>
          <table:table-cell office:value-type="float" office:value="1.23122698069" calcext:value-type="float">
            <text:p>1.2312269807</text:p>
          </table:table-cell>
          <table:table-cell office:value-type="float" office:value="-1.2701870203" calcext:value-type="float">
            <text:p>-1.2701870203</text:p>
          </table:table-cell>
          <table:table-cell office:value-type="float" office:value="74.9372177124" calcext:value-type="float">
            <text:p>74.9372177124</text:p>
          </table:table-cell>
          <table:table-cell office:value-type="float" office:value="1.27687489986" calcext:value-type="float">
            <text:p>1.2768748999</text:p>
          </table:table-cell>
          <table:table-cell office:value-type="float" office:value="-1.51374614239" calcext:value-type="float">
            <text:p>-1.5137461424</text:p>
          </table:table-cell>
          <table:table-cell office:value-type="float" office:value="2.34335446358" calcext:value-type="float">
            <text:p>2.3433544636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4.621" calcext:value-type="float">
            <text:p>4.621</text:p>
          </table:table-cell>
          <table:table-cell office:value-type="float" office:value="-3.303" calcext:value-type="float">
            <text:p>-3.303</text:p>
          </table:table-cell>
          <table:table-cell office:value-type="float" office:value="0.66060877759" calcext:value-type="float">
            <text:p>0.6606087776</text:p>
          </table:table-cell>
          <table:table-cell office:value-type="float" office:value="1.24619394541" calcext:value-type="float">
            <text:p>1.2461939454</text:p>
          </table:table-cell>
          <table:table-cell office:value-type="float" office:value="-1.27271366119" calcext:value-type="float">
            <text:p>-1.2727136612</text:p>
          </table:table-cell>
          <table:table-cell office:value-type="float" office:value="73.2149353027" calcext:value-type="float">
            <text:p>73.2149353027</text:p>
          </table:table-cell>
          <table:table-cell office:value-type="float" office:value="1.30115020275" calcext:value-type="float">
            <text:p>1.3011502028</text:p>
          </table:table-cell>
          <table:table-cell office:value-type="float" office:value="-1.51464343071" calcext:value-type="float">
            <text:p>-1.5146434307</text:p>
          </table:table-cell>
          <table:table-cell office:value-type="float" office:value="1.96557855606" calcext:value-type="float">
            <text:p>1.9655785561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4.624" calcext:value-type="float">
            <text:p>4.624</text:p>
          </table:table-cell>
          <table:table-cell office:value-type="float" office:value="-3.279" calcext:value-type="float">
            <text:p>-3.279</text:p>
          </table:table-cell>
          <table:table-cell office:value-type="float" office:value="0.672165277883" calcext:value-type="float">
            <text:p>0.6721652779</text:p>
          </table:table-cell>
          <table:table-cell office:value-type="float" office:value="1.26140421629" calcext:value-type="float">
            <text:p>1.2614042163</text:p>
          </table:table-cell>
          <table:table-cell office:value-type="float" office:value="-1.27452766895" calcext:value-type="float">
            <text:p>-1.274527669</text:p>
          </table:table-cell>
          <table:table-cell office:value-type="float" office:value="71.5252532959" calcext:value-type="float">
            <text:p>71.5252532959</text:p>
          </table:table-cell>
          <table:table-cell office:value-type="float" office:value="1.32080864906" calcext:value-type="float">
            <text:p>1.3208086491</text:p>
          </table:table-cell>
          <table:table-cell office:value-type="float" office:value="-1.51651275158" calcext:value-type="float">
            <text:p>-1.5165127516</text:p>
          </table:table-cell>
          <table:table-cell office:value-type="float" office:value="1.64008319378" calcext:value-type="float">
            <text:p>1.6400831938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4.626" calcext:value-type="float">
            <text:p>4.626</text:p>
          </table:table-cell>
          <table:table-cell office:value-type="float" office:value="-3.253" calcext:value-type="float">
            <text:p>-3.253</text:p>
          </table:table-cell>
          <table:table-cell office:value-type="float" office:value="0.683560293701" calcext:value-type="float">
            <text:p>0.6835602937</text:p>
          </table:table-cell>
          <table:table-cell office:value-type="float" office:value="1.27754724026" calcext:value-type="float">
            <text:p>1.2775472403</text:p>
          </table:table-cell>
          <table:table-cell office:value-type="float" office:value="-1.27665746212" calcext:value-type="float">
            <text:p>-1.2766574621</text:p>
          </table:table-cell>
          <table:table-cell office:value-type="float" office:value="69.7309341431" calcext:value-type="float">
            <text:p>69.7309341431</text:p>
          </table:table-cell>
          <table:table-cell office:value-type="float" office:value="1.75676298141" calcext:value-type="float">
            <text:p>1.7567629814</text:p>
          </table:table-cell>
          <table:table-cell office:value-type="float" office:value="-0.664800524712" calcext:value-type="float">
            <text:p>-0.6648005247</text:p>
          </table:table-cell>
          <table:table-cell office:value-type="float" office:value="3.86201119423" calcext:value-type="float">
            <text:p>3.8620111942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.627" calcext:value-type="float">
            <text:p>4.627</text:p>
          </table:table-cell>
          <table:table-cell office:value-type="float" office:value="-3.226" calcext:value-type="float">
            <text:p>-3.226</text:p>
          </table:table-cell>
          <table:table-cell office:value-type="float" office:value="0.695150606389" calcext:value-type="float">
            <text:p>0.6951506064</text:p>
          </table:table-cell>
          <table:table-cell office:value-type="float" office:value="1.29268079996" calcext:value-type="float">
            <text:p>1.2926808</text:p>
          </table:table-cell>
          <table:table-cell office:value-type="float" office:value="-1.27954268456" calcext:value-type="float">
            <text:p>-1.2795426846</text:p>
          </table:table-cell>
          <table:table-cell office:value-type="float" office:value="67.8758163452" calcext:value-type="float">
            <text:p>67.8758163452</text:p>
          </table:table-cell>
          <table:table-cell office:value-type="float" office:value="1.79126238823" calcext:value-type="float">
            <text:p>1.7912623882</text:p>
          </table:table-cell>
          <table:table-cell office:value-type="float" office:value="-0.666420817375" calcext:value-type="float">
            <text:p>-0.6664208174</text:p>
          </table:table-cell>
          <table:table-cell office:value-type="float" office:value="3.49044179916" calcext:value-type="float">
            <text:p>3.4904417992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.628" calcext:value-type="float">
            <text:p>4.628</text:p>
          </table:table-cell>
          <table:table-cell office:value-type="float" office:value="-3.197" calcext:value-type="float">
            <text:p>-3.197</text:p>
          </table:table-cell>
          <table:table-cell office:value-type="float" office:value="0.707270261099" calcext:value-type="float">
            <text:p>0.7072702611</text:p>
          </table:table-cell>
          <table:table-cell office:value-type="float" office:value="1.30740559101" calcext:value-type="float">
            <text:p>1.307405591</text:p>
          </table:table-cell>
          <table:table-cell office:value-type="float" office:value="-1.2829874754" calcext:value-type="float">
            <text:p>-1.2829874754</text:p>
          </table:table-cell>
          <table:table-cell office:value-type="float" office:value="66.0104675293" calcext:value-type="float">
            <text:p>66.0104675293</text:p>
          </table:table-cell>
          <table:table-cell office:value-type="float" office:value="1.8275963068" calcext:value-type="float">
            <text:p>1.8275963068</text:p>
          </table:table-cell>
          <table:table-cell office:value-type="float" office:value="-0.671014785767" calcext:value-type="float">
            <text:p>-0.6710147858</text:p>
          </table:table-cell>
          <table:table-cell office:value-type="float" office:value="2.98808145523" calcext:value-type="float">
            <text:p>2.9880814552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4.627" calcext:value-type="float">
            <text:p>4.627</text:p>
          </table:table-cell>
          <table:table-cell office:value-type="float" office:value="-3.168" calcext:value-type="float">
            <text:p>-3.168</text:p>
          </table:table-cell>
          <table:table-cell office:value-type="float" office:value="0.718490342052" calcext:value-type="float">
            <text:p>0.7184903421</text:p>
          </table:table-cell>
          <table:table-cell office:value-type="float" office:value="1.32188570499" calcext:value-type="float">
            <text:p>1.321885705</text:p>
          </table:table-cell>
          <table:table-cell office:value-type="float" office:value="-1.28767573833" calcext:value-type="float">
            <text:p>-1.2876757383</text:p>
          </table:table-cell>
          <table:table-cell office:value-type="float" office:value="64.1610031128" calcext:value-type="float">
            <text:p>64.1610031128</text:p>
          </table:table-cell>
          <table:table-cell office:value-type="float" office:value="1.96169996262" calcext:value-type="float">
            <text:p>1.9616999626</text:p>
          </table:table-cell>
          <table:table-cell office:value-type="float" office:value="-0.625081241131" calcext:value-type="float">
            <text:p>-0.6250812411</text:p>
          </table:table-cell>
          <table:table-cell office:value-type="float" office:value="2.4105694294" calcext:value-type="float">
            <text:p>2.4105694294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4.626" calcext:value-type="float">
            <text:p>4.626</text:p>
          </table:table-cell>
          <table:table-cell office:value-type="float" office:value="-3.138" calcext:value-type="float">
            <text:p>-3.138</text:p>
          </table:table-cell>
          <table:table-cell office:value-type="float" office:value="0.728157130154" calcext:value-type="float">
            <text:p>0.7281571302</text:p>
          </table:table-cell>
          <table:table-cell office:value-type="float" office:value="1.33542859554" calcext:value-type="float">
            <text:p>1.3354285955</text:p>
          </table:table-cell>
          <table:table-cell office:value-type="float" office:value="-1.29165232182" calcext:value-type="float">
            <text:p>-1.2916523218</text:p>
          </table:table-cell>
          <table:table-cell office:value-type="float" office:value="62.3513908386" calcext:value-type="float">
            <text:p>62.3513908386</text:p>
          </table:table-cell>
          <table:table-cell office:value-type="float" office:value="1.99699258804" calcext:value-type="float">
            <text:p>1.996992588</text:p>
          </table:table-cell>
          <table:table-cell office:value-type="float" office:value="-0.631838798523" calcext:value-type="float">
            <text:p>-0.6318387985</text:p>
          </table:table-cell>
          <table:table-cell office:value-type="float" office:value="1.81364142895" calcext:value-type="float">
            <text:p>1.813641429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4.624" calcext:value-type="float">
            <text:p>4.624</text:p>
          </table:table-cell>
          <table:table-cell office:value-type="float" office:value="-3.107" calcext:value-type="float">
            <text:p>-3.107</text:p>
          </table:table-cell>
          <table:table-cell office:value-type="float" office:value="0.737681201789" calcext:value-type="float">
            <text:p>0.7376812018</text:p>
          </table:table-cell>
          <table:table-cell office:value-type="float" office:value="1.34984600544" calcext:value-type="float">
            <text:p>1.3498460054</text:p>
          </table:table-cell>
          <table:table-cell office:value-type="float" office:value="-1.2955186367" calcext:value-type="float">
            <text:p>-1.2955186367</text:p>
          </table:table-cell>
          <table:table-cell office:value-type="float" office:value="60.5467033386" calcext:value-type="float">
            <text:p>60.5467033386</text:p>
          </table:table-cell>
          <table:table-cell office:value-type="float" office:value="2.09853577614" calcext:value-type="float">
            <text:p>2.0985357761</text:p>
          </table:table-cell>
          <table:table-cell office:value-type="float" office:value="-0.621588051319" calcext:value-type="float">
            <text:p>-0.6215880513</text:p>
          </table:table-cell>
          <table:table-cell office:value-type="float" office:value="1.14781248569" calcext:value-type="float">
            <text:p>1.14781248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621" calcext:value-type="float">
            <text:p>4.621</text:p>
          </table:table-cell>
          <table:table-cell office:value-type="float" office:value="-3.075" calcext:value-type="float">
            <text:p>-3.075</text:p>
          </table:table-cell>
          <table:table-cell office:value-type="float" office:value="0.745729685358" calcext:value-type="float">
            <text:p>0.7457296854</text:p>
          </table:table-cell>
          <table:table-cell office:value-type="float" office:value="1.36386853456" calcext:value-type="float">
            <text:p>1.3638685346</text:p>
          </table:table-cell>
          <table:table-cell office:value-type="float" office:value="-1.29940581322" calcext:value-type="float">
            <text:p>-1.2994058132</text:p>
          </table:table-cell>
          <table:table-cell office:value-type="float" office:value="58.7542304993" calcext:value-type="float">
            <text:p>58.7542304993</text:p>
          </table:table-cell>
          <table:table-cell office:value-type="float" office:value="2.18221068382" calcext:value-type="float">
            <text:p>2.1822106838</text:p>
          </table:table-cell>
          <table:table-cell office:value-type="float" office:value="-0.624386787415" calcext:value-type="float">
            <text:p>-0.6243867874</text:p>
          </table:table-cell>
          <table:table-cell office:value-type="float" office:value="0.363591581583" calcext:value-type="float">
            <text:p>0.3635915816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.616" calcext:value-type="float">
            <text:p>4.616</text:p>
          </table:table-cell>
          <table:table-cell office:value-type="float" office:value="-3.04" calcext:value-type="float">
            <text:p>-3.04</text:p>
          </table:table-cell>
          <table:table-cell office:value-type="float" office:value="0.754327660316" calcext:value-type="float">
            <text:p>0.7543276603</text:p>
          </table:table-cell>
          <table:table-cell office:value-type="float" office:value="1.37931090593" calcext:value-type="float">
            <text:p>1.3793109059</text:p>
          </table:table-cell>
          <table:table-cell office:value-type="float" office:value="-1.30352783203" calcext:value-type="float">
            <text:p>-1.303527832</text:p>
          </table:table-cell>
          <table:table-cell office:value-type="float" office:value="56.9600219727" calcext:value-type="float">
            <text:p>56.9600219727</text:p>
          </table:table-cell>
          <table:table-cell office:value-type="float" office:value="2.22175717354" calcext:value-type="float">
            <text:p>2.2217571735</text:p>
          </table:table-cell>
          <table:table-cell office:value-type="float" office:value="-0.632737457752" calcext:value-type="float">
            <text:p>-0.6327374578</text:p>
          </table:table-cell>
          <table:table-cell office:value-type="float" office:value="-0.298902839422" calcext:value-type="float">
            <text:p>-0.2989028394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.611" calcext:value-type="float">
            <text:p>4.611</text:p>
          </table:table-cell>
          <table:table-cell office:value-type="float" office:value="-3.005" calcext:value-type="float">
            <text:p>-3.005</text:p>
          </table:table-cell>
          <table:table-cell office:value-type="float" office:value="0.762474742026" calcext:value-type="float">
            <text:p>0.762474742</text:p>
          </table:table-cell>
          <table:table-cell office:value-type="float" office:value="1.39562702179" calcext:value-type="float">
            <text:p>1.3956270218</text:p>
          </table:table-cell>
          <table:table-cell office:value-type="float" office:value="-1.30792999268" calcext:value-type="float">
            <text:p>-1.3079299927</text:p>
          </table:table-cell>
          <table:table-cell office:value-type="float" office:value="55.1515922546" calcext:value-type="float">
            <text:p>55.1515922546</text:p>
          </table:table-cell>
          <table:table-cell office:value-type="float" office:value="2.25963759422" calcext:value-type="float">
            <text:p>2.2596375942</text:p>
          </table:table-cell>
          <table:table-cell office:value-type="float" office:value="-0.635526657104" calcext:value-type="float">
            <text:p>-0.6355266571</text:p>
          </table:table-cell>
          <table:table-cell office:value-type="float" office:value="-0.69875484705" calcext:value-type="float">
            <text:p>-0.6987548471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.605" calcext:value-type="float">
            <text:p>4.605</text:p>
          </table:table-cell>
          <table:table-cell office:value-type="float" office:value="-2.969" calcext:value-type="float">
            <text:p>-2.969</text:p>
          </table:table-cell>
          <table:table-cell office:value-type="float" office:value="0.769864866717" calcext:value-type="float">
            <text:p>0.7698648667</text:p>
          </table:table-cell>
          <table:table-cell office:value-type="float" office:value="1.41029161215" calcext:value-type="float">
            <text:p>1.4102916122</text:p>
          </table:table-cell>
          <table:table-cell office:value-type="float" office:value="-1.31207799911" calcext:value-type="float">
            <text:p>-1.3120779991</text:p>
          </table:table-cell>
          <table:table-cell office:value-type="float" office:value="53.3553199768" calcext:value-type="float">
            <text:p>53.3553199768</text:p>
          </table:table-cell>
          <table:table-cell office:value-type="float" office:value="2.40319395065" calcext:value-type="float">
            <text:p>2.4031939507</text:p>
          </table:table-cell>
          <table:table-cell office:value-type="float" office:value="-0.646076977253" calcext:value-type="float">
            <text:p>-0.6460769773</text:p>
          </table:table-cell>
          <table:table-cell office:value-type="float" office:value="-0.960027575493" calcext:value-type="float">
            <text:p>-0.9600275755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4.597" calcext:value-type="float">
            <text:p>4.597</text:p>
          </table:table-cell>
          <table:table-cell office:value-type="float" office:value="-2.932" calcext:value-type="float">
            <text:p>-2.932</text:p>
          </table:table-cell>
          <table:table-cell office:value-type="float" office:value="0.778724026358" calcext:value-type="float">
            <text:p>0.7787240264</text:p>
          </table:table-cell>
          <table:table-cell office:value-type="float" office:value="1.4244992137" calcext:value-type="float">
            <text:p>1.4244992137</text:p>
          </table:table-cell>
          <table:table-cell office:value-type="float" office:value="-1.31650483608" calcext:value-type="float">
            <text:p>-1.3165048361</text:p>
          </table:table-cell>
          <table:table-cell office:value-type="float" office:value="51.5643005371" calcext:value-type="float">
            <text:p>51.5643005371</text:p>
          </table:table-cell>
          <table:table-cell office:value-type="float" office:value="2.43895483017" calcext:value-type="float">
            <text:p>2.4389548302</text:p>
          </table:table-cell>
          <table:table-cell office:value-type="float" office:value="-0.649035394192" calcext:value-type="float">
            <text:p>-0.6490353942</text:p>
          </table:table-cell>
          <table:table-cell office:value-type="float" office:value="-1.21568012238" calcext:value-type="float">
            <text:p>-1.2156801224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.589" calcext:value-type="float">
            <text:p>4.589</text:p>
          </table:table-cell>
          <table:table-cell office:value-type="float" office:value="-2.895" calcext:value-type="float">
            <text:p>-2.895</text:p>
          </table:table-cell>
          <table:table-cell office:value-type="float" office:value="0.784648780055" calcext:value-type="float">
            <text:p>0.7846487801</text:p>
          </table:table-cell>
          <table:table-cell office:value-type="float" office:value="1.44307309389" calcext:value-type="float">
            <text:p>1.4430730939</text:p>
          </table:table-cell>
          <table:table-cell office:value-type="float" office:value="-1.3193539381" calcext:value-type="float">
            <text:p>-1.3193539381</text:p>
          </table:table-cell>
          <table:table-cell office:value-type="float" office:value="49.7967338562" calcext:value-type="float">
            <text:p>49.7967338562</text:p>
          </table:table-cell>
          <table:table-cell office:value-type="float" office:value="2.47091841698" calcext:value-type="float">
            <text:p>2.470918417</text:p>
          </table:table-cell>
          <table:table-cell office:value-type="float" office:value="-0.649860978127" calcext:value-type="float">
            <text:p>-0.6498609781</text:p>
          </table:table-cell>
          <table:table-cell office:value-type="float" office:value="-1.33873414993" calcext:value-type="float">
            <text:p>-1.3387341499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4.579" calcext:value-type="float">
            <text:p>4.579</text:p>
          </table:table-cell>
          <table:table-cell office:value-type="float" office:value="-2.855" calcext:value-type="float">
            <text:p>-2.855</text:p>
          </table:table-cell>
          <table:table-cell office:value-type="float" office:value="0.789583142968" calcext:value-type="float">
            <text:p>0.789583143</text:p>
          </table:table-cell>
          <table:table-cell office:value-type="float" office:value="1.45815008879" calcext:value-type="float">
            <text:p>1.4581500888</text:p>
          </table:table-cell>
          <table:table-cell office:value-type="float" office:value="-1.32303571701" calcext:value-type="float">
            <text:p>-1.323035717</text:p>
          </table:table-cell>
          <table:table-cell office:value-type="float" office:value="48.0574188232" calcext:value-type="float">
            <text:p>48.0574188232</text:p>
          </table:table-cell>
          <table:table-cell office:value-type="float" office:value="2.5030772686" calcext:value-type="float">
            <text:p>2.5030772686</text:p>
          </table:table-cell>
          <table:table-cell office:value-type="float" office:value="-0.647094130516" calcext:value-type="float">
            <text:p>-0.6470941305</text:p>
          </table:table-cell>
          <table:table-cell office:value-type="float" office:value="-1.2189770937" calcext:value-type="float">
            <text:p>-1.2189770937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4.569" calcext:value-type="float">
            <text:p>4.569</text:p>
          </table:table-cell>
          <table:table-cell office:value-type="float" office:value="-2.816" calcext:value-type="float">
            <text:p>-2.816</text:p>
          </table:table-cell>
          <table:table-cell office:value-type="float" office:value="0.79446697283" calcext:value-type="float">
            <text:p>0.7944669728</text:p>
          </table:table-cell>
          <table:table-cell office:value-type="float" office:value="1.47327214479" calcext:value-type="float">
            <text:p>1.4732721448</text:p>
          </table:table-cell>
          <table:table-cell office:value-type="float" office:value="-1.32715654373" calcext:value-type="float">
            <text:p>-1.3271565437</text:p>
          </table:table-cell>
          <table:table-cell office:value-type="float" office:value="46.3295059204" calcext:value-type="float">
            <text:p>46.3295059204</text:p>
          </table:table-cell>
          <table:table-cell office:value-type="float" office:value="2.5431292057" calcext:value-type="float">
            <text:p>2.5431292057</text:p>
          </table:table-cell>
          <table:table-cell office:value-type="float" office:value="-0.645676732063" calcext:value-type="float">
            <text:p>-0.6456767321</text:p>
          </table:table-cell>
          <table:table-cell office:value-type="float" office:value="-1.06472611427" calcext:value-type="float">
            <text:p>-1.0647261143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4.558" calcext:value-type="float">
            <text:p>4.558</text:p>
          </table:table-cell>
          <table:table-cell office:value-type="float" office:value="-2.775" calcext:value-type="float">
            <text:p>-2.775</text:p>
          </table:table-cell>
          <table:table-cell office:value-type="float" office:value="0.798397659815" calcext:value-type="float">
            <text:p>0.7983976598</text:p>
          </table:table-cell>
          <table:table-cell office:value-type="float" office:value="1.48854964972" calcext:value-type="float">
            <text:p>1.4885496497</text:p>
          </table:table-cell>
          <table:table-cell office:value-type="float" office:value="-1.33182096481" calcext:value-type="float">
            <text:p>-1.3318209648</text:p>
          </table:table-cell>
          <table:table-cell office:value-type="float" office:value="44.6313018799" calcext:value-type="float">
            <text:p>44.6313018799</text:p>
          </table:table-cell>
          <table:table-cell office:value-type="float" office:value="2.58270287514" calcext:value-type="float">
            <text:p>2.5827028751</text:p>
          </table:table-cell>
          <table:table-cell office:value-type="float" office:value="-0.645438730717" calcext:value-type="float">
            <text:p>-0.6454387307</text:p>
          </table:table-cell>
          <table:table-cell office:value-type="float" office:value="-0.900773763657" calcext:value-type="float">
            <text:p>-0.9007737637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4.545" calcext:value-type="float">
            <text:p>4.545</text:p>
          </table:table-cell>
          <table:table-cell office:value-type="float" office:value="-2.733" calcext:value-type="float">
            <text:p>-2.733</text:p>
          </table:table-cell>
          <table:table-cell office:value-type="float" office:value="0.802294614618" calcext:value-type="float">
            <text:p>0.8022946146</text:p>
          </table:table-cell>
          <table:table-cell office:value-type="float" office:value="1.50293189287" calcext:value-type="float">
            <text:p>1.5029318929</text:p>
          </table:table-cell>
          <table:table-cell office:value-type="float" office:value="-1.33567261696" calcext:value-type="float">
            <text:p>-1.335672617</text:p>
          </table:table-cell>
          <table:table-cell office:value-type="float" office:value="43.0158920288" calcext:value-type="float">
            <text:p>43.0158920288</text:p>
          </table:table-cell>
          <table:table-cell office:value-type="float" office:value="2.62646198273" calcext:value-type="float">
            <text:p>2.6264619827</text:p>
          </table:table-cell>
          <table:table-cell office:value-type="float" office:value="-0.64267885685" calcext:value-type="float">
            <text:p>-0.6426788569</text:p>
          </table:table-cell>
          <table:table-cell office:value-type="float" office:value="-0.581835925579" calcext:value-type="float">
            <text:p>-0.58183592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532" calcext:value-type="float">
            <text:p>4.532</text:p>
          </table:table-cell>
          <table:table-cell office:value-type="float" office:value="-2.689" calcext:value-type="float">
            <text:p>-2.689</text:p>
          </table:table-cell>
          <table:table-cell office:value-type="float" office:value="0.805269214836" calcext:value-type="float">
            <text:p>0.8052692148</text:p>
          </table:table-cell>
          <table:table-cell office:value-type="float" office:value="1.51690852642" calcext:value-type="float">
            <text:p>1.5169085264</text:p>
          </table:table-cell>
          <table:table-cell office:value-type="float" office:value="-1.33831369877" calcext:value-type="float">
            <text:p>-1.3383136988</text:p>
          </table:table-cell>
          <table:table-cell office:value-type="float" office:value="41.4536933899" calcext:value-type="float">
            <text:p>41.4536933899</text:p>
          </table:table-cell>
          <table:table-cell office:value-type="float" office:value="2.67088794708" calcext:value-type="float">
            <text:p>2.6708879471</text:p>
          </table:table-cell>
          <table:table-cell office:value-type="float" office:value="-0.641100049019" calcext:value-type="float">
            <text:p>-0.641100049</text:p>
          </table:table-cell>
          <table:table-cell office:value-type="float" office:value="-0.33060130477" calcext:value-type="float">
            <text:p>-0.3306013048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4.518" calcext:value-type="float">
            <text:p>4.518</text:p>
          </table:table-cell>
          <table:table-cell office:value-type="float" office:value="-2.644" calcext:value-type="float">
            <text:p>-2.644</text:p>
          </table:table-cell>
          <table:table-cell office:value-type="float" office:value="0.807339461038" calcext:value-type="float">
            <text:p>0.807339461</text:p>
          </table:table-cell>
          <table:table-cell office:value-type="float" office:value="1.53279960155" calcext:value-type="float">
            <text:p>1.5327996016</text:p>
          </table:table-cell>
          <table:table-cell office:value-type="float" office:value="-1.3413323164" calcext:value-type="float">
            <text:p>-1.3413323164</text:p>
          </table:table-cell>
          <table:table-cell office:value-type="float" office:value="39.8773231506" calcext:value-type="float">
            <text:p>39.8773231506</text:p>
          </table:table-cell>
          <table:table-cell office:value-type="float" office:value="2.71117925644" calcext:value-type="float">
            <text:p>2.7111792564</text:p>
          </table:table-cell>
          <table:table-cell office:value-type="float" office:value="-0.641298234463" calcext:value-type="float">
            <text:p>-0.6412982345</text:p>
          </table:table-cell>
          <table:table-cell office:value-type="float" office:value="-0.229143872857" calcext:value-type="float">
            <text:p>-0.2291438729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4.503" calcext:value-type="float">
            <text:p>4.503</text:p>
          </table:table-cell>
          <table:table-cell office:value-type="float" office:value="-2.596" calcext:value-type="float">
            <text:p>-2.596</text:p>
          </table:table-cell>
          <table:table-cell office:value-type="float" office:value="0.808518020127" calcext:value-type="float">
            <text:p>0.8085180201</text:p>
          </table:table-cell>
          <table:table-cell office:value-type="float" office:value="1.54817551374" calcext:value-type="float">
            <text:p>1.5481755137</text:p>
          </table:table-cell>
          <table:table-cell office:value-type="float" office:value="-1.34496819973" calcext:value-type="float">
            <text:p>-1.3449681997</text:p>
          </table:table-cell>
          <table:table-cell office:value-type="float" office:value="38.3031539917" calcext:value-type="float">
            <text:p>38.3031539917</text:p>
          </table:table-cell>
          <table:table-cell office:value-type="float" office:value="2.74953460693" calcext:value-type="float">
            <text:p>2.7495346069</text:p>
          </table:table-cell>
          <table:table-cell office:value-type="float" office:value="-0.641493737698" calcext:value-type="float">
            <text:p>-0.6414937377</text:p>
          </table:table-cell>
          <table:table-cell office:value-type="float" office:value="-0.10558860749" calcext:value-type="float">
            <text:p>-0.1055886075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4.486" calcext:value-type="float">
            <text:p>4.486</text:p>
          </table:table-cell>
          <table:table-cell office:value-type="float" office:value="-2.546" calcext:value-type="float">
            <text:p>-2.546</text:p>
          </table:table-cell>
          <table:table-cell office:value-type="float" office:value="0.809693345145" calcext:value-type="float">
            <text:p>0.8096933451</text:p>
          </table:table-cell>
          <table:table-cell office:value-type="float" office:value="1.56323999166" calcext:value-type="float">
            <text:p>1.5632399917</text:p>
          </table:table-cell>
          <table:table-cell office:value-type="float" office:value="-1.34800624847" calcext:value-type="float">
            <text:p>-1.3480062485</text:p>
          </table:table-cell>
          <table:table-cell office:value-type="float" office:value="36.7398834229" calcext:value-type="float">
            <text:p>36.7398834229</text:p>
          </table:table-cell>
          <table:table-cell office:value-type="float" office:value="2.78655600548" calcext:value-type="float">
            <text:p>2.7865560055</text:p>
          </table:table-cell>
          <table:table-cell office:value-type="float" office:value="-0.641784906387" calcext:value-type="float">
            <text:p>-0.6417849064</text:p>
          </table:table-cell>
          <table:table-cell office:value-type="float" office:value="-0.00488037709147" calcext:value-type="float">
            <text:p>-0.0048803771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4.469" calcext:value-type="float">
            <text:p>4.469</text:p>
          </table:table-cell>
          <table:table-cell office:value-type="float" office:value="-2.493" calcext:value-type="float">
            <text:p>-2.493</text:p>
          </table:table-cell>
          <table:table-cell office:value-type="float" office:value="0.811157946345" calcext:value-type="float">
            <text:p>0.8111579463</text:p>
          </table:table-cell>
          <table:table-cell office:value-type="float" office:value="1.57761406898" calcext:value-type="float">
            <text:p>1.577614069</text:p>
          </table:table-cell>
          <table:table-cell office:value-type="float" office:value="-1.35215950012" calcext:value-type="float">
            <text:p>-1.3521595001</text:p>
          </table:table-cell>
          <table:table-cell office:value-type="float" office:value="35.1492576599" calcext:value-type="float">
            <text:p>35.1492576599</text:p>
          </table:table-cell>
          <table:table-cell office:value-type="float" office:value="2.82931733131" calcext:value-type="float">
            <text:p>2.8293173313</text:p>
          </table:table-cell>
          <table:table-cell office:value-type="float" office:value="-0.645100355148" calcext:value-type="float">
            <text:p>-0.6451003551</text:p>
          </table:table-cell>
          <table:table-cell office:value-type="float" office:value="-0.147466123104" calcext:value-type="float">
            <text:p>-0.1474661231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.451" calcext:value-type="float">
            <text:p>4.451</text:p>
          </table:table-cell>
          <table:table-cell office:value-type="float" office:value="-2.44" calcext:value-type="float">
            <text:p>-2.44</text:p>
          </table:table-cell>
          <table:table-cell office:value-type="float" office:value="0.81349075942" calcext:value-type="float">
            <text:p>0.8134907594</text:p>
          </table:table-cell>
          <table:table-cell office:value-type="float" office:value="1.59559649229" calcext:value-type="float">
            <text:p>1.5955964923</text:p>
          </table:table-cell>
          <table:table-cell office:value-type="float" office:value="-1.35779452324" calcext:value-type="float">
            <text:p>-1.3577945232</text:p>
          </table:table-cell>
          <table:table-cell office:value-type="float" office:value="33.4664497375" calcext:value-type="float">
            <text:p>33.4664497375</text:p>
          </table:table-cell>
          <table:table-cell office:value-type="float" office:value="2.87079024315" calcext:value-type="float">
            <text:p>2.8707902432</text:p>
          </table:table-cell>
          <table:table-cell office:value-type="float" office:value="-0.645963490009" calcext:value-type="float">
            <text:p>-0.64596349</text:p>
          </table:table-cell>
          <table:table-cell office:value-type="float" office:value="-0.190815731883" calcext:value-type="float">
            <text:p>-0.1908157319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4.433" calcext:value-type="float">
            <text:p>4.433</text:p>
          </table:table-cell>
          <table:table-cell office:value-type="float" office:value="-2.388" calcext:value-type="float">
            <text:p>-2.388</text:p>
          </table:table-cell>
          <table:table-cell office:value-type="float" office:value="0.815521295079" calcext:value-type="float">
            <text:p>0.8155212951</text:p>
          </table:table-cell>
          <table:table-cell office:value-type="float" office:value="1.61884987354" calcext:value-type="float">
            <text:p>1.6188498735</text:p>
          </table:table-cell>
          <table:table-cell office:value-type="float" office:value="-1.36242759228" calcext:value-type="float">
            <text:p>-1.3624275923</text:p>
          </table:table-cell>
          <table:table-cell office:value-type="float" office:value="31.8498344421" calcext:value-type="float">
            <text:p>31.8498344421</text:p>
          </table:table-cell>
          <table:table-cell office:value-type="float" office:value="2.91163563728" calcext:value-type="float">
            <text:p>2.9116356373</text:p>
          </table:table-cell>
          <table:table-cell office:value-type="float" office:value="-0.644397497177" calcext:value-type="float">
            <text:p>-0.6443974972</text:p>
          </table:table-cell>
          <table:table-cell office:value-type="float" office:value="-0.0805727541447" calcext:value-type="float">
            <text:p>-0.0805727541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4.414" calcext:value-type="float">
            <text:p>4.414</text:p>
          </table:table-cell>
          <table:table-cell office:value-type="float" office:value="-2.333" calcext:value-type="float">
            <text:p>-2.333</text:p>
          </table:table-cell>
          <table:table-cell office:value-type="float" office:value="0.820410955379" calcext:value-type="float">
            <text:p>0.8204109554</text:p>
          </table:table-cell>
          <table:table-cell office:value-type="float" office:value="1.6440038085" calcext:value-type="float">
            <text:p>1.6440038085</text:p>
          </table:table-cell>
          <table:table-cell office:value-type="float" office:value="-1.36592614651" calcext:value-type="float">
            <text:p>-1.3659261465</text:p>
          </table:table-cell>
          <table:table-cell office:value-type="float" office:value="30.3460617065" calcext:value-type="float">
            <text:p>30.3460617065</text:p>
          </table:table-cell>
          <table:table-cell office:value-type="float" office:value="2.95047163963" calcext:value-type="float">
            <text:p>2.9504716396</text:p>
          </table:table-cell>
          <table:table-cell office:value-type="float" office:value="-0.644915640354" calcext:value-type="float">
            <text:p>-0.6449156404</text:p>
          </table:table-cell>
          <table:table-cell office:value-type="float" office:value="-0.109200768173" calcext:value-type="float">
            <text:p>-0.1092007682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4.395" calcext:value-type="float">
            <text:p>4.395</text:p>
          </table:table-cell>
          <table:table-cell office:value-type="float" office:value="-2.283" calcext:value-type="float">
            <text:p>-2.283</text:p>
          </table:table-cell>
          <table:table-cell office:value-type="float" office:value="0.824110131118" calcext:value-type="float">
            <text:p>0.8241101311</text:p>
          </table:table-cell>
          <table:table-cell office:value-type="float" office:value="1.67312270403" calcext:value-type="float">
            <text:p>1.673122704</text:p>
          </table:table-cell>
          <table:table-cell office:value-type="float" office:value="-1.36814463139" calcext:value-type="float">
            <text:p>-1.3681446314</text:p>
          </table:table-cell>
          <table:table-cell office:value-type="float" office:value="28.8824577332" calcext:value-type="float">
            <text:p>28.8824577332</text:p>
          </table:table-cell>
          <table:table-cell office:value-type="float" office:value="2.99091243744" calcext:value-type="float">
            <text:p>2.9909124374</text:p>
          </table:table-cell>
          <table:table-cell office:value-type="float" office:value="-0.647007703781" calcext:value-type="float">
            <text:p>-0.6470077038</text:p>
          </table:table-cell>
          <table:table-cell office:value-type="float" office:value="-0.252514839172" calcext:value-type="float">
            <text:p>-0.2525148392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4.375" calcext:value-type="float">
            <text:p>4.375</text:p>
          </table:table-cell>
          <table:table-cell office:value-type="float" office:value="-2.232" calcext:value-type="float">
            <text:p>-2.232</text:p>
          </table:table-cell>
          <table:table-cell office:value-type="float" office:value="0.829174552462" calcext:value-type="float">
            <text:p>0.8291745525</text:p>
          </table:table-cell>
          <table:table-cell office:value-type="float" office:value="1.70126563311" calcext:value-type="float">
            <text:p>1.7012656331</text:p>
          </table:table-cell>
          <table:table-cell office:value-type="float" office:value="-1.37113690376" calcext:value-type="float">
            <text:p>-1.3711369038</text:p>
          </table:table-cell>
          <table:table-cell office:value-type="float" office:value="27.3673820496" calcext:value-type="float">
            <text:p>27.3673820496</text:p>
          </table:table-cell>
          <table:table-cell office:value-type="float" office:value="3.03496956825" calcext:value-type="float">
            <text:p>3.0349695683</text:p>
          </table:table-cell>
          <table:table-cell office:value-type="float" office:value="-0.647514343262" calcext:value-type="float">
            <text:p>-0.6475143433</text:p>
          </table:table-cell>
          <table:table-cell office:value-type="float" office:value="-0.321029156446" calcext:value-type="float">
            <text:p>-0.32102915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354" calcext:value-type="float">
            <text:p>4.354</text:p>
          </table:table-cell>
          <table:table-cell office:value-type="float" office:value="-2.181" calcext:value-type="float">
            <text:p>-2.181</text:p>
          </table:table-cell>
          <table:table-cell office:value-type="float" office:value="0.832236439457" calcext:value-type="float">
            <text:p>0.8322364395</text:p>
          </table:table-cell>
          <table:table-cell office:value-type="float" office:value="1.71685791016" calcext:value-type="float">
            <text:p>1.7168579102</text:p>
          </table:table-cell>
          <table:table-cell office:value-type="float" office:value="-1.37862288952" calcext:value-type="float">
            <text:p>-1.3786228895</text:p>
          </table:table-cell>
          <table:table-cell office:value-type="float" office:value="25.7068939209" calcext:value-type="float">
            <text:p>25.7068939209</text:p>
          </table:table-cell>
          <table:table-cell office:value-type="float" office:value="3.08174848557" calcext:value-type="float">
            <text:p>3.0817484856</text:p>
          </table:table-cell>
          <table:table-cell office:value-type="float" office:value="-0.647523999214" calcext:value-type="float">
            <text:p>-0.6475239992</text:p>
          </table:table-cell>
          <table:table-cell office:value-type="float" office:value="-0.351770162582" calcext:value-type="float">
            <text:p>-0.3517701626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4.332" calcext:value-type="float">
            <text:p>4.332</text:p>
          </table:table-cell>
          <table:table-cell office:value-type="float" office:value="-2.13" calcext:value-type="float">
            <text:p>-2.13</text:p>
          </table:table-cell>
          <table:table-cell office:value-type="float" office:value="0.834447459168" calcext:value-type="float">
            <text:p>0.8344474592</text:p>
          </table:table-cell>
          <table:table-cell office:value-type="float" office:value="1.73132640123" calcext:value-type="float">
            <text:p>1.7313264012</text:p>
          </table:table-cell>
          <table:table-cell office:value-type="float" office:value="-1.38872385025" calcext:value-type="float">
            <text:p>-1.3887238503</text:p>
          </table:table-cell>
          <table:table-cell office:value-type="float" office:value="23.9939346313" calcext:value-type="float">
            <text:p>23.9939346313</text:p>
          </table:table-cell>
          <table:table-cell office:value-type="float" office:value="3.1200067997" calcext:value-type="float">
            <text:p>3.1200067997</text:p>
          </table:table-cell>
          <table:table-cell office:value-type="float" office:value="-0.64855158329" calcext:value-type="float">
            <text:p>-0.6485515833</text:p>
          </table:table-cell>
          <table:table-cell office:value-type="float" office:value="-0.452635020018" calcext:value-type="float">
            <text:p>-0.45263502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4.31" calcext:value-type="float">
            <text:p>4.31</text:p>
          </table:table-cell>
          <table:table-cell office:value-type="float" office:value="-2.078" calcext:value-type="float">
            <text:p>-2.078</text:p>
          </table:table-cell>
          <table:table-cell office:value-type="float" office:value="0.836371150511" calcext:value-type="float">
            <text:p>0.8363711505</text:p>
          </table:table-cell>
          <table:table-cell office:value-type="float" office:value="1.74533635378" calcext:value-type="float">
            <text:p>1.7453363538</text:p>
          </table:table-cell>
          <table:table-cell office:value-type="float" office:value="-1.3979357481" calcext:value-type="float">
            <text:p>-1.3979357481</text:p>
          </table:table-cell>
          <table:table-cell office:value-type="float" office:value="22.3055973053" calcext:value-type="float">
            <text:p>22.3055973053</text:p>
          </table:table-cell>
          <table:table-cell office:value-type="float" office:value="3.13590526581" calcext:value-type="float">
            <text:p>3.1359052658</text:p>
          </table:table-cell>
          <table:table-cell office:value-type="float" office:value="-0.649744212627" calcext:value-type="float">
            <text:p>-0.6497442126</text:p>
          </table:table-cell>
          <table:table-cell office:value-type="float" office:value="-0.638909995556" calcext:value-type="float">
            <text:p>-0.6389099956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4.287" calcext:value-type="float">
            <text:p>4.287</text:p>
          </table:table-cell>
          <table:table-cell office:value-type="float" office:value="-2.025" calcext:value-type="float">
            <text:p>-2.025</text:p>
          </table:table-cell>
          <table:table-cell office:value-type="float" office:value="0.837738944348" calcext:value-type="float">
            <text:p>0.8377389443</text:p>
          </table:table-cell>
          <table:table-cell office:value-type="float" office:value="1.75871860981" calcext:value-type="float">
            <text:p>1.7587186098</text:p>
          </table:table-cell>
          <table:table-cell office:value-type="float" office:value="-1.40672934055" calcext:value-type="float">
            <text:p>-1.4067293406</text:p>
          </table:table-cell>
          <table:table-cell office:value-type="float" office:value="20.670217514" calcext:value-type="float">
            <text:p>20.670217514</text:p>
          </table:table-cell>
          <table:table-cell office:value-type="float" office:value="3.14872097969" calcext:value-type="float">
            <text:p>3.1487209797</text:p>
          </table:table-cell>
          <table:table-cell office:value-type="float" office:value="-0.651227772236" calcext:value-type="float">
            <text:p>-0.6512277722</text:p>
          </table:table-cell>
          <table:table-cell office:value-type="float" office:value="-0.862699747086" calcext:value-type="float">
            <text:p>-0.8626997471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4.263" calcext:value-type="float">
            <text:p>4.263</text:p>
          </table:table-cell>
          <table:table-cell office:value-type="float" office:value="-1.971" calcext:value-type="float">
            <text:p>-1.971</text:p>
          </table:table-cell>
          <table:table-cell office:value-type="float" office:value="0.837192454639" calcext:value-type="float">
            <text:p>0.8371924546</text:p>
          </table:table-cell>
          <table:table-cell office:value-type="float" office:value="1.77102899551" calcext:value-type="float">
            <text:p>1.7710289955</text:p>
          </table:table-cell>
          <table:table-cell office:value-type="float" office:value="-1.41581904888" calcext:value-type="float">
            <text:p>-1.4158190489</text:p>
          </table:table-cell>
          <table:table-cell office:value-type="float" office:value="19.0428466797" calcext:value-type="float">
            <text:p>19.0428466797</text:p>
          </table:table-cell>
          <table:table-cell office:value-type="float" office:value="3.16368365288" calcext:value-type="float">
            <text:p>3.1636836529</text:p>
          </table:table-cell>
          <table:table-cell office:value-type="float" office:value="-0.651836335659" calcext:value-type="float">
            <text:p>-0.6518363357</text:p>
          </table:table-cell>
          <table:table-cell office:value-type="float" office:value="-1.03721189499" calcext:value-type="float">
            <text:p>-1.03721189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4.238" calcext:value-type="float">
            <text:p>4.238</text:p>
          </table:table-cell>
          <table:table-cell office:value-type="float" office:value="-1.916" calcext:value-type="float">
            <text:p>-1.916</text:p>
          </table:table-cell>
          <table:table-cell office:value-type="float" office:value="0.83910150232" calcext:value-type="float">
            <text:p>0.8391015023</text:p>
          </table:table-cell>
          <table:table-cell office:value-type="float" office:value="1.78450226784" calcext:value-type="float">
            <text:p>1.7845022678</text:p>
          </table:table-cell>
          <table:table-cell office:value-type="float" office:value="-1.42460870743" calcext:value-type="float">
            <text:p>-1.4246087074</text:p>
          </table:table-cell>
          <table:table-cell office:value-type="float" office:value="17.4643249512" calcext:value-type="float">
            <text:p>17.4643249512</text:p>
          </table:table-cell>
          <table:table-cell office:value-type="float" office:value="3.18470716476" calcext:value-type="float">
            <text:p>3.1847071648</text:p>
          </table:table-cell>
          <table:table-cell office:value-type="float" office:value="-0.652349472046" calcext:value-type="float">
            <text:p>-0.652349472</text:p>
          </table:table-cell>
          <table:table-cell office:value-type="float" office:value="-1.21058177948" calcext:value-type="float">
            <text:p>-1.2105817795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4.215" calcext:value-type="float">
            <text:p>4.215</text:p>
          </table:table-cell>
          <table:table-cell office:value-type="float" office:value="-1.864" calcext:value-type="float">
            <text:p>-1.864</text:p>
          </table:table-cell>
          <table:table-cell office:value-type="float" office:value="0.83937338486" calcext:value-type="float">
            <text:p>0.8393733849</text:p>
          </table:table-cell>
          <table:table-cell office:value-type="float" office:value="1.79779517651" calcext:value-type="float">
            <text:p>1.7977951765</text:p>
          </table:table-cell>
          <table:table-cell office:value-type="float" office:value="-1.43258154392" calcext:value-type="float">
            <text:p>-1.4325815439</text:p>
          </table:table-cell>
          <table:table-cell office:value-type="float" office:value="15.9804668427" calcext:value-type="float">
            <text:p>15.9804668427</text:p>
          </table:table-cell>
          <table:table-cell office:value-type="float" office:value="3.21273255348" calcext:value-type="float">
            <text:p>3.2127325535</text:p>
          </table:table-cell>
          <table:table-cell office:value-type="float" office:value="-0.655159175396" calcext:value-type="float">
            <text:p>-0.6551591754</text:p>
          </table:table-cell>
          <table:table-cell office:value-type="float" office:value="-1.45036292076" calcext:value-type="float">
            <text:p>-1.4503629208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4.192" calcext:value-type="float">
            <text:p>4.192</text:p>
          </table:table-cell>
          <table:table-cell office:value-type="float" office:value="-1.812" calcext:value-type="float">
            <text:p>-1.812</text:p>
          </table:table-cell>
          <table:table-cell office:value-type="float" office:value="0.838011875085" calcext:value-type="float">
            <text:p>0.8380118751</text:p>
          </table:table-cell>
          <table:table-cell office:value-type="float" office:value="1.81397914886" calcext:value-type="float">
            <text:p>1.8139791489</text:p>
          </table:table-cell>
          <table:table-cell office:value-type="float" office:value="-1.44049632549" calcext:value-type="float">
            <text:p>-1.4404963255</text:p>
          </table:table-cell>
          <table:table-cell office:value-type="float" office:value="14.5418348312" calcext:value-type="float">
            <text:p>14.5418348312</text:p>
          </table:table-cell>
          <table:table-cell office:value-type="float" office:value="3.25361251831" calcext:value-type="float">
            <text:p>3.2536125183</text:p>
          </table:table-cell>
          <table:table-cell office:value-type="float" office:value="-0.659076392651" calcext:value-type="float">
            <text:p>-0.6590763927</text:p>
          </table:table-cell>
          <table:table-cell office:value-type="float" office:value="-1.69585478306" calcext:value-type="float">
            <text:p>-1.6958547831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4.17" calcext:value-type="float">
            <text:p>4.17</text:p>
          </table:table-cell>
          <table:table-cell office:value-type="float" office:value="-1.761" calcext:value-type="float">
            <text:p>-1.761</text:p>
          </table:table-cell>
          <table:table-cell office:value-type="float" office:value="0.836096964192" calcext:value-type="float">
            <text:p>0.8360969642</text:p>
          </table:table-cell>
          <table:table-cell office:value-type="float" office:value="1.83030116558" calcext:value-type="float">
            <text:p>1.8303011656</text:p>
          </table:table-cell>
          <table:table-cell office:value-type="float" office:value="-1.44904828072" calcext:value-type="float">
            <text:p>-1.4490482807</text:p>
          </table:table-cell>
          <table:table-cell office:value-type="float" office:value="13.1081533432" calcext:value-type="float">
            <text:p>13.1081533432</text:p>
          </table:table-cell>
          <table:table-cell office:value-type="float" office:value="3.29102277756" calcext:value-type="float">
            <text:p>3.2910227776</text:p>
          </table:table-cell>
          <table:table-cell office:value-type="float" office:value="-0.6601126194" calcext:value-type="float">
            <text:p>-0.6601126194</text:p>
          </table:table-cell>
          <table:table-cell office:value-type="float" office:value="-1.77241504192" calcext:value-type="float">
            <text:p>-1.7724150419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4.146" calcext:value-type="float">
            <text:p>4.146</text:p>
          </table:table-cell>
          <table:table-cell office:value-type="float" office:value="-1.706" calcext:value-type="float">
            <text:p>-1.706</text:p>
          </table:table-cell>
          <table:table-cell office:value-type="float" office:value="0.835547964548" calcext:value-type="float">
            <text:p>0.8355479645</text:p>
          </table:table-cell>
          <table:table-cell office:value-type="float" office:value="1.84600651264" calcext:value-type="float">
            <text:p>1.8460065126</text:p>
          </table:table-cell>
          <table:table-cell office:value-type="float" office:value="-1.45756745338" calcext:value-type="float">
            <text:p>-1.4575674534</text:p>
          </table:table-cell>
          <table:table-cell office:value-type="float" office:value="11.6924362183" calcext:value-type="float">
            <text:p>11.6924362183</text:p>
          </table:table-cell>
          <table:table-cell office:value-type="float" office:value="3.32812261581" calcext:value-type="float">
            <text:p>3.3281226158</text:p>
          </table:table-cell>
          <table:table-cell office:value-type="float" office:value="-0.663161635399" calcext:value-type="float">
            <text:p>-0.6631616354</text:p>
          </table:table-cell>
          <table:table-cell office:value-type="float" office:value="-1.94948625565" calcext:value-type="float">
            <text:p>-1.94948625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24" calcext:value-type="float">
            <text:p>4.124</text:p>
          </table:table-cell>
          <table:table-cell office:value-type="float" office:value="-1.654" calcext:value-type="float">
            <text:p>-1.654</text:p>
          </table:table-cell>
          <table:table-cell office:value-type="float" office:value="0.833895954532" calcext:value-type="float">
            <text:p>0.8338959545</text:p>
          </table:table-cell>
          <table:table-cell office:value-type="float" office:value="1.86112332344" calcext:value-type="float">
            <text:p>1.8611233234</text:p>
          </table:table-cell>
          <table:table-cell office:value-type="float" office:value="-1.4659743309" calcext:value-type="float">
            <text:p>-1.4659743309</text:p>
          </table:table-cell>
          <table:table-cell office:value-type="float" office:value="10.3276834488" calcext:value-type="float">
            <text:p>10.3276834488</text:p>
          </table:table-cell>
          <table:table-cell office:value-type="float" office:value="3.36604428291" calcext:value-type="float">
            <text:p>3.3660442829</text:p>
          </table:table-cell>
          <table:table-cell office:value-type="float" office:value="-0.66817265749" calcext:value-type="float">
            <text:p>-0.6681726575</text:p>
          </table:table-cell>
          <table:table-cell office:value-type="float" office:value="-2.21969628334" calcext:value-type="float">
            <text:p>-2.2196962833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4.101" calcext:value-type="float">
            <text:p>4.101</text:p>
          </table:table-cell>
          <table:table-cell office:value-type="float" office:value="-1.601" calcext:value-type="float">
            <text:p>-1.601</text:p>
          </table:table-cell>
          <table:table-cell office:value-type="float" office:value="0.832790444123" calcext:value-type="float">
            <text:p>0.8327904441</text:p>
          </table:table-cell>
          <table:table-cell office:value-type="float" office:value="1.8755106926" calcext:value-type="float">
            <text:p>1.8755106926</text:p>
          </table:table-cell>
          <table:table-cell office:value-type="float" office:value="-1.47369205952" calcext:value-type="float">
            <text:p>-1.4736920595</text:p>
          </table:table-cell>
          <table:table-cell office:value-type="float" office:value="9.03624916077" calcext:value-type="float">
            <text:p>9.0362491608</text:p>
          </table:table-cell>
          <table:table-cell office:value-type="float" office:value="3.40361022949" calcext:value-type="float">
            <text:p>3.4036102295</text:p>
          </table:table-cell>
          <table:table-cell office:value-type="float" office:value="-0.670648276806" calcext:value-type="float">
            <text:p>-0.6706482768</text:p>
          </table:table-cell>
          <table:table-cell office:value-type="float" office:value="-2.3347530365" calcext:value-type="float">
            <text:p>-2.3347530365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4.079" calcext:value-type="float">
            <text:p>4.079</text:p>
          </table:table-cell>
          <table:table-cell office:value-type="float" office:value="-1.549" calcext:value-type="float">
            <text:p>-1.549</text:p>
          </table:table-cell>
          <table:table-cell office:value-type="float" office:value="0.831403872187" calcext:value-type="float">
            <text:p>0.8314038722</text:p>
          </table:table-cell>
          <table:table-cell office:value-type="float" office:value="1.88999438286" calcext:value-type="float">
            <text:p>1.8899943829</text:p>
          </table:table-cell>
          <table:table-cell office:value-type="float" office:value="-1.48059856892" calcext:value-type="float">
            <text:p>-1.4805985689</text:p>
          </table:table-cell>
          <table:table-cell office:value-type="float" office:value="7.8461728096" calcext:value-type="float">
            <text:p>7.8461728096</text:p>
          </table:table-cell>
          <table:table-cell office:value-type="float" office:value="3.43888735771" calcext:value-type="float">
            <text:p>3.4388873577</text:p>
          </table:table-cell>
          <table:table-cell office:value-type="float" office:value="-0.672747313976" calcext:value-type="float">
            <text:p>-0.672747314</text:p>
          </table:table-cell>
          <table:table-cell office:value-type="float" office:value="-2.43222665787" calcext:value-type="float">
            <text:p>-2.4322266579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4.057" calcext:value-type="float">
            <text:p>4.057</text:p>
          </table:table-cell>
          <table:table-cell office:value-type="float" office:value="-1.495" calcext:value-type="float">
            <text:p>-1.495</text:p>
          </table:table-cell>
          <table:table-cell office:value-type="float" office:value="0.830569434259" calcext:value-type="float">
            <text:p>0.8305694343</text:p>
          </table:table-cell>
          <table:table-cell office:value-type="float" office:value="1.90486681461" calcext:value-type="float">
            <text:p>1.9048668146</text:p>
          </table:table-cell>
          <table:table-cell office:value-type="float" office:value="-1.48744761944" calcext:value-type="float">
            <text:p>-1.4874476194</text:p>
          </table:table-cell>
          <table:table-cell office:value-type="float" office:value="6.70078897476" calcext:value-type="float">
            <text:p>6.7007889748</text:p>
          </table:table-cell>
          <table:table-cell office:value-type="float" office:value="3.47719407082" calcext:value-type="float">
            <text:p>3.4771940708</text:p>
          </table:table-cell>
          <table:table-cell office:value-type="float" office:value="-0.677758216858" calcext:value-type="float">
            <text:p>-0.6777582169</text:p>
          </table:table-cell>
          <table:table-cell office:value-type="float" office:value="-2.70270872116" calcext:value-type="float">
            <text:p>-2.7027087212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4.036" calcext:value-type="float">
            <text:p>4.036</text:p>
          </table:table-cell>
          <table:table-cell office:value-type="float" office:value="-1.442" calcext:value-type="float">
            <text:p>-1.442</text:p>
          </table:table-cell>
          <table:table-cell office:value-type="float" office:value="0.829453943688" calcext:value-type="float">
            <text:p>0.8294539437</text:p>
          </table:table-cell>
          <table:table-cell office:value-type="float" office:value="1.92499089241" calcext:value-type="float">
            <text:p>1.9249908924</text:p>
          </table:table-cell>
          <table:table-cell office:value-type="float" office:value="-1.49380004406" calcext:value-type="float">
            <text:p>-1.4938000441</text:p>
          </table:table-cell>
          <table:table-cell office:value-type="float" office:value="5.62533521652" calcext:value-type="float">
            <text:p>5.6253352165</text:p>
          </table:table-cell>
          <table:table-cell office:value-type="float" office:value="3.49132442474" calcext:value-type="float">
            <text:p>3.4913244247</text:p>
          </table:table-cell>
          <table:table-cell office:value-type="float" office:value="-0.67974793911" calcext:value-type="float">
            <text:p>-0.6797479391</text:p>
          </table:table-cell>
          <table:table-cell office:value-type="float" office:value="-2.87745857239" calcext:value-type="float">
            <text:p>-2.8774585724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4.013" calcext:value-type="float">
            <text:p>4.013</text:p>
          </table:table-cell>
          <table:table-cell office:value-type="float" office:value="-1.387" calcext:value-type="float">
            <text:p>-1.387</text:p>
          </table:table-cell>
          <table:table-cell office:value-type="float" office:value="0.83084778797" calcext:value-type="float">
            <text:p>0.830847788</text:p>
          </table:table-cell>
          <table:table-cell office:value-type="float" office:value="1.94626760483" calcext:value-type="float">
            <text:p>1.9462676048</text:p>
          </table:table-cell>
          <table:table-cell office:value-type="float" office:value="-1.50051188469" calcext:value-type="float">
            <text:p>-1.5005118847</text:p>
          </table:table-cell>
          <table:table-cell office:value-type="float" office:value="4.59976291656" calcext:value-type="float">
            <text:p>4.5997629166</text:p>
          </table:table-cell>
          <table:table-cell office:value-type="float" office:value="3.50490760803" calcext:value-type="float">
            <text:p>3.504907608</text:p>
          </table:table-cell>
          <table:table-cell office:value-type="float" office:value="-0.67948693037" calcext:value-type="float">
            <text:p>-0.6794869304</text:p>
          </table:table-cell>
          <table:table-cell office:value-type="float" office:value="-2.90724873543" calcext:value-type="float">
            <text:p>-2.9072487354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3.992" calcext:value-type="float">
            <text:p>3.992</text:p>
          </table:table-cell>
          <table:table-cell office:value-type="float" office:value="-1.335" calcext:value-type="float">
            <text:p>-1.335</text:p>
          </table:table-cell>
          <table:table-cell office:value-type="float" office:value="0.831403872187" calcext:value-type="float">
            <text:p>0.8314038722</text:p>
          </table:table-cell>
          <table:table-cell office:value-type="float" office:value="1.97287666798" calcext:value-type="float">
            <text:p>1.972876668</text:p>
          </table:table-cell>
          <table:table-cell office:value-type="float" office:value="-1.5064227581" calcext:value-type="float">
            <text:p>-1.5064227581</text:p>
          </table:table-cell>
          <table:table-cell office:value-type="float" office:value="3.66409850121" calcext:value-type="float">
            <text:p>3.6640985012</text:p>
          </table:table-cell>
          <table:table-cell office:value-type="float" office:value="3.53090786934" calcext:value-type="float">
            <text:p>3.5309078693</text:p>
          </table:table-cell>
          <table:table-cell office:value-type="float" office:value="-0.68361890316" calcext:value-type="float">
            <text:p>-0.6836189032</text:p>
          </table:table-cell>
          <table:table-cell office:value-type="float" office:value="-3.12092709541" calcext:value-type="float">
            <text:p>-3.1209270954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3.97" calcext:value-type="float">
            <text:p>3.97</text:p>
          </table:table-cell>
          <table:table-cell office:value-type="float" office:value="-1.283" calcext:value-type="float">
            <text:p>-1.283</text:p>
          </table:table-cell>
          <table:table-cell office:value-type="float" office:value="0.832236439457" calcext:value-type="float">
            <text:p>0.8322364395</text:p>
          </table:table-cell>
          <table:table-cell office:value-type="float" office:value="1.99919342995" calcext:value-type="float">
            <text:p>1.99919343</text:p>
          </table:table-cell>
          <table:table-cell office:value-type="float" office:value="-1.51136696339" calcext:value-type="float">
            <text:p>-1.5113669634</text:p>
          </table:table-cell>
          <table:table-cell office:value-type="float" office:value="2.88592147827" calcext:value-type="float">
            <text:p>2.8859214783</text:p>
          </table:table-cell>
          <table:table-cell office:value-type="float" office:value="3.56617379189" calcext:value-type="float">
            <text:p>3.5661737919</text:p>
          </table:table-cell>
          <table:table-cell office:value-type="float" office:value="-0.688740551472" calcext:value-type="float">
            <text:p>-0.6887405515</text:p>
          </table:table-cell>
          <table:table-cell office:value-type="float" office:value="-3.36726808548" calcext:value-type="float">
            <text:p>-3.3672680855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3.948" calcext:value-type="float">
            <text:p>3.948</text:p>
          </table:table-cell>
          <table:table-cell office:value-type="float" office:value="-1.23" calcext:value-type="float">
            <text:p>-1.23</text:p>
          </table:table-cell>
          <table:table-cell office:value-type="float" office:value="0.831959125" calcext:value-type="float">
            <text:p>0.831959125</text:p>
          </table:table-cell>
          <table:table-cell office:value-type="float" office:value="2.02687489986" calcext:value-type="float">
            <text:p>2.0268748999</text:p>
          </table:table-cell>
          <table:table-cell office:value-type="float" office:value="-1.51374614239" calcext:value-type="float">
            <text:p>-1.5137461424</text:p>
          </table:table-cell>
          <table:table-cell office:value-type="float" office:value="2.34335446358" calcext:value-type="float">
            <text:p>2.3433544636</text:p>
          </table:table-cell>
          <table:table-cell office:value-type="float" office:value="3.60278630257" calcext:value-type="float">
            <text:p>3.6027863026</text:p>
          </table:table-cell>
          <table:table-cell office:value-type="float" office:value="-0.689420282841" calcext:value-type="float">
            <text:p>-0.6894202828</text:p>
          </table:table-cell>
          <table:table-cell office:value-type="float" office:value="-3.35191512108" calcext:value-type="float">
            <text:p>-3.3519151211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3.926" calcext:value-type="float">
            <text:p>3.926</text:p>
          </table:table-cell>
          <table:table-cell office:value-type="float" office:value="-1.178" calcext:value-type="float">
            <text:p>-1.178</text:p>
          </table:table-cell>
          <table:table-cell office:value-type="float" office:value="0.83112593397" calcext:value-type="float">
            <text:p>0.831125934</text:p>
          </table:table-cell>
          <table:table-cell office:value-type="float" office:value="2.05115020275" calcext:value-type="float">
            <text:p>2.0511502028</text:p>
          </table:table-cell>
          <table:table-cell office:value-type="float" office:value="-1.51464343071" calcext:value-type="float">
            <text:p>-1.5146434307</text:p>
          </table:table-cell>
          <table:table-cell office:value-type="float" office:value="1.96557855606" calcext:value-type="float">
            <text:p>1.9655785561</text:p>
          </table:table-cell>
          <table:table-cell office:value-type="float" office:value="3.63848257065" calcext:value-type="float">
            <text:p>3.6384825707</text:p>
          </table:table-cell>
          <table:table-cell office:value-type="float" office:value="-0.690456628799" calcext:value-type="float">
            <text:p>-0.6904566288</text:p>
          </table:table-cell>
          <table:table-cell office:value-type="float" office:value="-3.29899978638" calcext:value-type="float">
            <text:p>-3.29899978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905" calcext:value-type="float">
            <text:p>3.905</text:p>
          </table:table-cell>
          <table:table-cell office:value-type="float" office:value="-1.126" calcext:value-type="float">
            <text:p>-1.126</text:p>
          </table:table-cell>
          <table:table-cell office:value-type="float" office:value="0.83112593397" calcext:value-type="float">
            <text:p>0.831125934</text:p>
          </table:table-cell>
          <table:table-cell office:value-type="float" office:value="2.07080864906" calcext:value-type="float">
            <text:p>2.0708086491</text:p>
          </table:table-cell>
          <table:table-cell office:value-type="float" office:value="-1.51651275158" calcext:value-type="float">
            <text:p>-1.5165127516</text:p>
          </table:table-cell>
          <table:table-cell office:value-type="float" office:value="1.64008319378" calcext:value-type="float">
            <text:p>1.6400831938</text:p>
          </table:table-cell>
          <table:table-cell office:value-type="float" office:value="3.67512273788" calcext:value-type="float">
            <text:p>3.6751227379</text:p>
          </table:table-cell>
          <table:table-cell office:value-type="float" office:value="-0.693748056889" calcext:value-type="float">
            <text:p>-0.6937480569</text:p>
          </table:table-cell>
          <table:table-cell office:value-type="float" office:value="-3.30890011787" calcext:value-type="float">
            <text:p>-3.3089001179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3.883" calcext:value-type="float">
            <text:p>3.883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830569434259" calcext:value-type="float">
            <text:p>0.8305694343</text:p>
          </table:table-cell>
          <table:table-cell office:value-type="float" office:value="2.50676298141" calcext:value-type="float">
            <text:p>2.5067629814</text:p>
          </table:table-cell>
          <table:table-cell office:value-type="float" office:value="-0.664800524712" calcext:value-type="float">
            <text:p>-0.6648005247</text:p>
          </table:table-cell>
          <table:table-cell office:value-type="float" office:value="3.86201119423" calcext:value-type="float">
            <text:p>3.8620111942</text:p>
          </table:table-cell>
          <table:table-cell office:value-type="float" office:value="3.69242167473" calcext:value-type="float">
            <text:p>3.6924216747</text:p>
          </table:table-cell>
          <table:table-cell office:value-type="float" office:value="-0.694423675537" calcext:value-type="float">
            <text:p>-0.6944236755</text:p>
          </table:table-cell>
          <table:table-cell office:value-type="float" office:value="-3.21178817749" calcext:value-type="float">
            <text:p>-3.2117881775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3.861" calcext:value-type="float">
            <text:p>3.861</text:p>
          </table:table-cell>
          <table:table-cell office:value-type="float" office:value="-1.019" calcext:value-type="float">
            <text:p>-1.019</text:p>
          </table:table-cell>
          <table:table-cell office:value-type="float" office:value="0.831403872187" calcext:value-type="float">
            <text:p>0.8314038722</text:p>
          </table:table-cell>
          <table:table-cell office:value-type="float" office:value="2.54126238823" calcext:value-type="float">
            <text:p>2.5412623882</text:p>
          </table:table-cell>
          <table:table-cell office:value-type="float" office:value="-0.666420817375" calcext:value-type="float">
            <text:p>-0.6664208174</text:p>
          </table:table-cell>
          <table:table-cell office:value-type="float" office:value="3.49044179916" calcext:value-type="float">
            <text:p>3.4904417992</text:p>
          </table:table-cell>
          <table:table-cell office:value-type="float" office:value="3.70386075974" calcext:value-type="float">
            <text:p>3.7038607597</text:p>
          </table:table-cell>
          <table:table-cell office:value-type="float" office:value="-0.692742228508" calcext:value-type="float">
            <text:p>-0.6927422285</text:p>
          </table:table-cell>
          <table:table-cell office:value-type="float" office:value="-3.0399210453" calcext:value-type="float">
            <text:p>-3.0399210453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3.839" calcext:value-type="float">
            <text:p>3.839</text:p>
          </table:table-cell>
          <table:table-cell office:value-type="float" office:value="-0.965" calcext:value-type="float">
            <text:p>-0.965</text:p>
          </table:table-cell>
          <table:table-cell office:value-type="float" office:value="0.831403872187" calcext:value-type="float">
            <text:p>0.8314038722</text:p>
          </table:table-cell>
          <table:table-cell office:value-type="float" office:value="2.5775963068" calcext:value-type="float">
            <text:p>2.5775963068</text:p>
          </table:table-cell>
          <table:table-cell office:value-type="float" office:value="-0.671014785767" calcext:value-type="float">
            <text:p>-0.6710147858</text:p>
          </table:table-cell>
          <table:table-cell office:value-type="float" office:value="2.98808145523" calcext:value-type="float">
            <text:p>2.9880814552</text:p>
          </table:table-cell>
          <table:table-cell office:value-type="float" office:value="3.71914482117" calcext:value-type="float">
            <text:p>3.7191448212</text:p>
          </table:table-cell>
          <table:table-cell office:value-type="float" office:value="-0.692280828953" calcext:value-type="float">
            <text:p>-0.692280829</text:p>
          </table:table-cell>
          <table:table-cell office:value-type="float" office:value="-2.91973662376" calcext:value-type="float">
            <text:p>-2.9197366238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3.817" calcext:value-type="float">
            <text:p>3.817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831681602554" calcext:value-type="float">
            <text:p>0.8316816026</text:p>
          </table:table-cell>
          <table:table-cell office:value-type="float" office:value="2.71169996262" calcext:value-type="float">
            <text:p>2.7116999626</text:p>
          </table:table-cell>
          <table:table-cell office:value-type="float" office:value="-0.625081241131" calcext:value-type="float">
            <text:p>-0.6250812411</text:p>
          </table:table-cell>
          <table:table-cell office:value-type="float" office:value="2.4105694294" calcext:value-type="float">
            <text:p>2.4105694294</text:p>
          </table:table-cell>
          <table:table-cell office:value-type="float" office:value="3.73387813568" calcext:value-type="float">
            <text:p>3.7338781357</text:p>
          </table:table-cell>
          <table:table-cell office:value-type="float" office:value="-0.692275226116" calcext:value-type="float">
            <text:p>-0.6922752261</text:p>
          </table:table-cell>
          <table:table-cell office:value-type="float" office:value="-2.7952477932" calcext:value-type="float">
            <text:p>-2.7952477932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.794" calcext:value-type="float">
            <text:p>3.794</text:p>
          </table:table-cell>
          <table:table-cell office:value-type="float" office:value="-0.859" calcext:value-type="float">
            <text:p>-0.859</text:p>
          </table:table-cell>
          <table:table-cell office:value-type="float" office:value="0.833619889468" calcext:value-type="float">
            <text:p>0.8336198895</text:p>
          </table:table-cell>
          <table:table-cell office:value-type="float" office:value="2.74699258804" calcext:value-type="float">
            <text:p>2.746992588</text:p>
          </table:table-cell>
          <table:table-cell office:value-type="float" office:value="-0.631838798523" calcext:value-type="float">
            <text:p>-0.6318387985</text:p>
          </table:table-cell>
          <table:table-cell office:value-type="float" office:value="1.81364142895" calcext:value-type="float">
            <text:p>1.813641429</text:p>
          </table:table-cell>
          <table:table-cell office:value-type="float" office:value="3.74889326096" calcext:value-type="float">
            <text:p>3.748893261</text:p>
          </table:table-cell>
          <table:table-cell office:value-type="float" office:value="-0.689845919609" calcext:value-type="float">
            <text:p>-0.6898459196</text:p>
          </table:table-cell>
          <table:table-cell office:value-type="float" office:value="-2.51395845413" calcext:value-type="float">
            <text:p>-2.5139584541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3.772" calcext:value-type="float">
            <text:p>3.772</text:p>
          </table:table-cell>
          <table:table-cell office:value-type="float" office:value="-0.807" calcext:value-type="float">
            <text:p>-0.807</text:p>
          </table:table-cell>
          <table:table-cell office:value-type="float" office:value="0.833619889468" calcext:value-type="float">
            <text:p>0.8336198895</text:p>
          </table:table-cell>
          <table:table-cell office:value-type="float" office:value="2.84853577614" calcext:value-type="float">
            <text:p>2.8485357761</text:p>
          </table:table-cell>
          <table:table-cell office:value-type="float" office:value="-0.621588051319" calcext:value-type="float">
            <text:p>-0.6215880513</text:p>
          </table:table-cell>
          <table:table-cell office:value-type="float" office:value="1.14781248569" calcext:value-type="float">
            <text:p>1.1478124857</text:p>
          </table:table-cell>
          <table:table-cell office:value-type="float" office:value="3.76437187195" calcext:value-type="float">
            <text:p>3.764371872</text:p>
          </table:table-cell>
          <table:table-cell office:value-type="float" office:value="-0.688836455345" calcext:value-type="float">
            <text:p>-0.6888364553</text:p>
          </table:table-cell>
          <table:table-cell office:value-type="float" office:value="-2.25554394722" calcext:value-type="float">
            <text:p>-2.2555439472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3.749" calcext:value-type="float">
            <text:p>3.749</text:p>
          </table:table-cell>
          <table:table-cell office:value-type="float" office:value="-0.752" calcext:value-type="float">
            <text:p>-0.752</text:p>
          </table:table-cell>
          <table:table-cell office:value-type="float" office:value="0.833895954532" calcext:value-type="float">
            <text:p>0.8338959545</text:p>
          </table:table-cell>
          <table:table-cell office:value-type="float" office:value="2.93221068382" calcext:value-type="float">
            <text:p>2.9322106838</text:p>
          </table:table-cell>
          <table:table-cell office:value-type="float" office:value="-0.624386787415" calcext:value-type="float">
            <text:p>-0.6243867874</text:p>
          </table:table-cell>
          <table:table-cell office:value-type="float" office:value="0.363591581583" calcext:value-type="float">
            <text:p>0.3635915816</text:p>
          </table:table-cell>
          <table:table-cell office:value-type="float" office:value="3.78996753693" calcext:value-type="float">
            <text:p>3.7899675369</text:p>
          </table:table-cell>
          <table:table-cell office:value-type="float" office:value="-0.691224575043" calcext:value-type="float">
            <text:p>-0.691224575</text:p>
          </table:table-cell>
          <table:table-cell office:value-type="float" office:value="-2.14073252678" calcext:value-type="float">
            <text:p>-2.1407325268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3.726" calcext:value-type="float">
            <text:p>3.726</text:p>
          </table:table-cell>
          <table:table-cell office:value-type="float" office:value="-0.698" calcext:value-type="float">
            <text:p>-0.698</text:p>
          </table:table-cell>
          <table:table-cell office:value-type="float" office:value="0.834998129357" calcext:value-type="float">
            <text:p>0.8349981294</text:p>
          </table:table-cell>
          <table:table-cell office:value-type="float" office:value="2.97175717354" calcext:value-type="float">
            <text:p>2.9717571735</text:p>
          </table:table-cell>
          <table:table-cell office:value-type="float" office:value="-0.632737457752" calcext:value-type="float">
            <text:p>-0.6327374578</text:p>
          </table:table-cell>
          <table:table-cell office:value-type="float" office:value="-0.298902839422" calcext:value-type="float">
            <text:p>-0.2989028394</text:p>
          </table:table-cell>
          <table:table-cell office:value-type="float" office:value="3.81984829903" calcext:value-type="float">
            <text:p>3.819848299</text:p>
          </table:table-cell>
          <table:table-cell office:value-type="float" office:value="-0.692152261734" calcext:value-type="float">
            <text:p>-0.6921522617</text:p>
          </table:table-cell>
          <table:table-cell office:value-type="float" office:value="-1.98683238029" calcext:value-type="float">
            <text:p>-1.9868323803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3.703" calcext:value-type="float">
            <text:p>3.703</text:p>
          </table:table-cell>
          <table:table-cell office:value-type="float" office:value="-0.645" calcext:value-type="float">
            <text:p>-0.645</text:p>
          </table:table-cell>
          <table:table-cell office:value-type="float" office:value="0.834998129357" calcext:value-type="float">
            <text:p>0.8349981294</text:p>
          </table:table-cell>
          <table:table-cell office:value-type="float" office:value="3.00963759422" calcext:value-type="float">
            <text:p>3.0096375942</text:p>
          </table:table-cell>
          <table:table-cell office:value-type="float" office:value="-0.635526657104" calcext:value-type="float">
            <text:p>-0.6355266571</text:p>
          </table:table-cell>
          <table:table-cell office:value-type="float" office:value="-0.69875484705" calcext:value-type="float">
            <text:p>-0.6987548471</text:p>
          </table:table-cell>
          <table:table-cell office:value-type="float" office:value="3.8506257534" calcext:value-type="float">
            <text:p>3.8506257534</text:p>
          </table:table-cell>
          <table:table-cell office:value-type="float" office:value="-0.691875874996" calcext:value-type="float">
            <text:p>-0.691875875</text:p>
          </table:table-cell>
          <table:table-cell office:value-type="float" office:value="-1.77579784393" calcext:value-type="float">
            <text:p>-1.77579784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68" calcext:value-type="float">
            <text:p>3.68</text:p>
          </table:table-cell>
          <table:table-cell office:value-type="float" office:value="-0.592" calcext:value-type="float">
            <text:p>-0.592</text:p>
          </table:table-cell>
          <table:table-cell office:value-type="float" office:value="0.835273151362" calcext:value-type="float">
            <text:p>0.8352731514</text:p>
          </table:table-cell>
          <table:table-cell office:value-type="float" office:value="3.15319395065" calcext:value-type="float">
            <text:p>3.1531939507</text:p>
          </table:table-cell>
          <table:table-cell office:value-type="float" office:value="-0.646076977253" calcext:value-type="float">
            <text:p>-0.6460769773</text:p>
          </table:table-cell>
          <table:table-cell office:value-type="float" office:value="-0.960027575493" calcext:value-type="float">
            <text:p>-0.9600275755</text:p>
          </table:table-cell>
          <table:table-cell office:value-type="float" office:value="3.88359928131" calcext:value-type="float">
            <text:p>3.8835992813</text:p>
          </table:table-cell>
          <table:table-cell office:value-type="float" office:value="-0.692432224751" calcext:value-type="float">
            <text:p>-0.6924322248</text:p>
          </table:table-cell>
          <table:table-cell office:value-type="float" office:value="-1.6114923954" calcext:value-type="float">
            <text:p>-1.6114923954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3.658" calcext:value-type="float">
            <text:p>3.658</text:p>
          </table:table-cell>
          <table:table-cell office:value-type="float" office:value="-0.539" calcext:value-type="float">
            <text:p>-0.539</text:p>
          </table:table-cell>
          <table:table-cell office:value-type="float" office:value="0.834998129357" calcext:value-type="float">
            <text:p>0.8349981294</text:p>
          </table:table-cell>
          <table:table-cell office:value-type="float" office:value="3.18895483017" calcext:value-type="float">
            <text:p>3.1889548302</text:p>
          </table:table-cell>
          <table:table-cell office:value-type="float" office:value="-0.649035394192" calcext:value-type="float">
            <text:p>-0.6490353942</text:p>
          </table:table-cell>
          <table:table-cell office:value-type="float" office:value="-1.21568012238" calcext:value-type="float">
            <text:p>-1.2156801224</text:p>
          </table:table-cell>
          <table:table-cell office:value-type="float" office:value="3.90998864174" calcext:value-type="float">
            <text:p>3.9099886417</text:p>
          </table:table-cell>
          <table:table-cell office:value-type="float" office:value="-0.692709863186" calcext:value-type="float">
            <text:p>-0.6927098632</text:p>
          </table:table-cell>
          <table:table-cell office:value-type="float" office:value="-1.47723841667" calcext:value-type="float">
            <text:p>-1.4772384167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3.635" calcext:value-type="float">
            <text:p>3.635</text:p>
          </table:table-cell>
          <table:table-cell office:value-type="float" office:value="-0.486" calcext:value-type="float">
            <text:p>-0.486</text:p>
          </table:table-cell>
          <table:table-cell office:value-type="float" office:value="0.834998129357" calcext:value-type="float">
            <text:p>0.8349981294</text:p>
          </table:table-cell>
          <table:table-cell office:value-type="float" office:value="3.22091841698" calcext:value-type="float">
            <text:p>3.220918417</text:p>
          </table:table-cell>
          <table:table-cell office:value-type="float" office:value="-0.649860978127" calcext:value-type="float">
            <text:p>-0.6498609781</text:p>
          </table:table-cell>
          <table:table-cell office:value-type="float" office:value="-1.33873414993" calcext:value-type="float">
            <text:p>-1.3387341499</text:p>
          </table:table-cell>
          <table:table-cell office:value-type="float" office:value="3.92546415329" calcext:value-type="float">
            <text:p>3.9254641533</text:p>
          </table:table-cell>
          <table:table-cell office:value-type="float" office:value="-0.692061424255" calcext:value-type="float">
            <text:p>-0.6920614243</text:p>
          </table:table-cell>
          <table:table-cell office:value-type="float" office:value="-1.31131243706" calcext:value-type="float">
            <text:p>-1.3113124371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3.611" calcext:value-type="float">
            <text:p>3.611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837738944348" calcext:value-type="float">
            <text:p>0.8377389443</text:p>
          </table:table-cell>
          <table:table-cell office:value-type="float" office:value="3.2530772686" calcext:value-type="float">
            <text:p>3.2530772686</text:p>
          </table:table-cell>
          <table:table-cell office:value-type="float" office:value="-0.647094130516" calcext:value-type="float">
            <text:p>-0.6470941305</text:p>
          </table:table-cell>
          <table:table-cell office:value-type="float" office:value="-1.2189770937" calcext:value-type="float">
            <text:p>-1.2189770937</text:p>
          </table:table-cell>
          <table:table-cell office:value-type="float" office:value="3.95609021187" calcext:value-type="float">
            <text:p>3.9560902119</text:p>
          </table:table-cell>
          <table:table-cell office:value-type="float" office:value="-0.691317915916" calcext:value-type="float">
            <text:p>-0.6913179159</text:p>
          </table:table-cell>
          <table:table-cell office:value-type="float" office:value="-1.08902668953" calcext:value-type="float">
            <text:p>-1.0890266895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3.588" calcext:value-type="float">
            <text:p>3.588</text:p>
          </table:table-cell>
          <table:table-cell office:value-type="float" office:value="-0.379" calcext:value-type="float">
            <text:p>-0.379</text:p>
          </table:table-cell>
          <table:table-cell office:value-type="float" office:value="0.838284596318" calcext:value-type="float">
            <text:p>0.8382845963</text:p>
          </table:table-cell>
          <table:table-cell office:value-type="float" office:value="3.2931292057" calcext:value-type="float">
            <text:p>3.2931292057</text:p>
          </table:table-cell>
          <table:table-cell office:value-type="float" office:value="-0.645676732063" calcext:value-type="float">
            <text:p>-0.6456767321</text:p>
          </table:table-cell>
          <table:table-cell office:value-type="float" office:value="-1.06472611427" calcext:value-type="float">
            <text:p>-1.0647261143</text:p>
          </table:table-cell>
          <table:table-cell office:value-type="float" office:value="3.98754405975" calcext:value-type="float">
            <text:p>3.9875440598</text:p>
          </table:table-cell>
          <table:table-cell office:value-type="float" office:value="-0.691870868206" calcext:value-type="float">
            <text:p>-0.6918708682</text:p>
          </table:table-cell>
          <table:table-cell office:value-type="float" office:value="-0.992886662483" calcext:value-type="float">
            <text:p>-0.9928866625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3.565" calcext:value-type="float">
            <text:p>3.565</text:p>
          </table:table-cell>
          <table:table-cell office:value-type="float" office:value="-0.326" calcext:value-type="float">
            <text:p>-0.326</text:p>
          </table:table-cell>
          <table:table-cell office:value-type="float" office:value="0.838284596318" calcext:value-type="float">
            <text:p>0.8382845963</text:p>
          </table:table-cell>
          <table:table-cell office:value-type="float" office:value="3.33270287514" calcext:value-type="float">
            <text:p>3.3327028751</text:p>
          </table:table-cell>
          <table:table-cell office:value-type="float" office:value="-0.645438730717" calcext:value-type="float">
            <text:p>-0.6454387307</text:p>
          </table:table-cell>
          <table:table-cell office:value-type="float" office:value="-0.900773763657" calcext:value-type="float">
            <text:p>-0.9007737637</text:p>
          </table:table-cell>
          <table:table-cell office:value-type="float" office:value="4.01805830002" calcext:value-type="float">
            <text:p>4.0180583</text:p>
          </table:table-cell>
          <table:table-cell office:value-type="float" office:value="-0.694443285465" calcext:value-type="float">
            <text:p>-0.6944432855</text:p>
          </table:table-cell>
          <table:table-cell office:value-type="float" office:value="-1.03925263882" calcext:value-type="float">
            <text:p>-1.0392526388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3.541" calcext:value-type="float">
            <text:p>3.541</text:p>
          </table:table-cell>
          <table:table-cell office:value-type="float" office:value="-0.273" calcext:value-type="float">
            <text:p>-0.273</text:p>
          </table:table-cell>
          <table:table-cell office:value-type="float" office:value="0.83910150232" calcext:value-type="float">
            <text:p>0.8391015023</text:p>
          </table:table-cell>
          <table:table-cell office:value-type="float" office:value="3.37646198273" calcext:value-type="float">
            <text:p>3.3764619827</text:p>
          </table:table-cell>
          <table:table-cell office:value-type="float" office:value="-0.64267885685" calcext:value-type="float">
            <text:p>-0.6426788569</text:p>
          </table:table-cell>
          <table:table-cell office:value-type="float" office:value="-0.581835925579" calcext:value-type="float">
            <text:p>-0.5818359256</text:p>
          </table:table-cell>
          <table:table-cell office:value-type="float" office:value="4.05245923996" calcext:value-type="float">
            <text:p>4.05245924</text:p>
          </table:table-cell>
          <table:table-cell office:value-type="float" office:value="-0.695475518703" calcext:value-type="float">
            <text:p>-0.6954755187</text:p>
          </table:table-cell>
          <table:table-cell office:value-type="float" office:value="-1.04249453545" calcext:value-type="float">
            <text:p>-1.0424945355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3.518" calcext:value-type="float">
            <text:p>3.518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838557107981" calcext:value-type="float">
            <text:p>0.838557108</text:p>
          </table:table-cell>
          <table:table-cell office:value-type="float" office:value="3.42088794708" calcext:value-type="float">
            <text:p>3.4208879471</text:p>
          </table:table-cell>
          <table:table-cell office:value-type="float" office:value="-0.641100049019" calcext:value-type="float">
            <text:p>-0.641100049</text:p>
          </table:table-cell>
          <table:table-cell office:value-type="float" office:value="-0.33060130477" calcext:value-type="float">
            <text:p>-0.3306013048</text:p>
          </table:table-cell>
          <table:table-cell office:value-type="float" office:value="4.08732891083" calcext:value-type="float">
            <text:p>4.0873289108</text:p>
          </table:table-cell>
          <table:table-cell office:value-type="float" office:value="-0.69510102272" calcext:value-type="float">
            <text:p>-0.6951010227</text:p>
          </table:table-cell>
          <table:table-cell office:value-type="float" office:value="-0.940317869186" calcext:value-type="float">
            <text:p>-0.9403178692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3.494" calcext:value-type="float">
            <text:p>3.494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839645057557" calcext:value-type="float">
            <text:p>0.8396450576</text:p>
          </table:table-cell>
          <table:table-cell office:value-type="float" office:value="3.46117925644" calcext:value-type="float">
            <text:p>3.4611792564</text:p>
          </table:table-cell>
          <table:table-cell office:value-type="float" office:value="-0.641298234463" calcext:value-type="float">
            <text:p>-0.6412982345</text:p>
          </table:table-cell>
          <table:table-cell office:value-type="float" office:value="-0.229143872857" calcext:value-type="float">
            <text:p>-0.2291438729</text:p>
          </table:table-cell>
          <table:table-cell office:value-type="float" office:value="4.11900234222" calcext:value-type="float">
            <text:p>4.1190023422</text:p>
          </table:table-cell>
          <table:table-cell office:value-type="float" office:value="-0.696164548397" calcext:value-type="float">
            <text:p>-0.6961645484</text:p>
          </table:table-cell>
          <table:table-cell office:value-type="float" office:value="-0.974494338036" calcext:value-type="float">
            <text:p>-0.974494338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3.471" calcext:value-type="float">
            <text:p>3.471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83910150232" calcext:value-type="float">
            <text:p>0.8391015023</text:p>
          </table:table-cell>
          <table:table-cell office:value-type="float" office:value="3.49953460693" calcext:value-type="float">
            <text:p>3.4995346069</text:p>
          </table:table-cell>
          <table:table-cell office:value-type="float" office:value="-0.641493737698" calcext:value-type="float">
            <text:p>-0.6414937377</text:p>
          </table:table-cell>
          <table:table-cell office:value-type="float" office:value="-0.10558860749" calcext:value-type="float">
            <text:p>-0.1055886075</text:p>
          </table:table-cell>
          <table:table-cell office:value-type="float" office:value="4.14997339249" calcext:value-type="float">
            <text:p>4.1499733925</text:p>
          </table:table-cell>
          <table:table-cell office:value-type="float" office:value="-0.697369933128" calcext:value-type="float">
            <text:p>-0.6973699331</text:p>
          </table:table-cell>
          <table:table-cell office:value-type="float" office:value="-1.02053940296" calcext:value-type="float">
            <text:p>-1.0205394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448" calcext:value-type="float">
            <text:p>3.448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837465804177" calcext:value-type="float">
            <text:p>0.8374658042</text:p>
          </table:table-cell>
          <table:table-cell office:value-type="float" office:value="3.53655600548" calcext:value-type="float">
            <text:p>3.5365560055</text:p>
          </table:table-cell>
          <table:table-cell office:value-type="float" office:value="-0.641784906387" calcext:value-type="float">
            <text:p>-0.6417849064</text:p>
          </table:table-cell>
          <table:table-cell office:value-type="float" office:value="-0.00488037709147" calcext:value-type="float">
            <text:p>-0.0048803771</text:p>
          </table:table-cell>
          <table:table-cell office:value-type="float" office:value="4.18591165543" calcext:value-type="float">
            <text:p>4.1859116554</text:p>
          </table:table-cell>
          <table:table-cell office:value-type="float" office:value="-0.695867240429" calcext:value-type="float">
            <text:p>-0.6958672404</text:p>
          </table:table-cell>
          <table:table-cell office:value-type="float" office:value="-0.852921962738" calcext:value-type="float">
            <text:p>-0.8529219627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3.426" calcext:value-type="float">
            <text:p>3.426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836096964192" calcext:value-type="float">
            <text:p>0.8360969642</text:p>
          </table:table-cell>
          <table:table-cell office:value-type="float" office:value="3.57931733131" calcext:value-type="float">
            <text:p>3.5793173313</text:p>
          </table:table-cell>
          <table:table-cell office:value-type="float" office:value="-0.645100355148" calcext:value-type="float">
            <text:p>-0.6451003551</text:p>
          </table:table-cell>
          <table:table-cell office:value-type="float" office:value="-0.147466123104" calcext:value-type="float">
            <text:p>-0.1474661231</text:p>
          </table:table-cell>
          <table:table-cell office:value-type="float" office:value="4.21931934357" calcext:value-type="float">
            <text:p>4.2193193436</text:p>
          </table:table-cell>
          <table:table-cell office:value-type="float" office:value="-0.695435464382" calcext:value-type="float">
            <text:p>-0.6954354644</text:p>
          </table:table-cell>
          <table:table-cell office:value-type="float" office:value="-0.766291797161" calcext:value-type="float">
            <text:p>-0.7662917972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3.403" calcext:value-type="float">
            <text:p>3.403</text:p>
          </table:table-cell>
          <table:table-cell office:value-type="float" office:value="0.039" calcext:value-type="float">
            <text:p>0.039</text:p>
          </table:table-cell>
          <table:table-cell office:value-type="float" office:value="0.835273151362" calcext:value-type="float">
            <text:p>0.8352731514</text:p>
          </table:table-cell>
          <table:table-cell office:value-type="float" office:value="3.62079024315" calcext:value-type="float">
            <text:p>3.6207902432</text:p>
          </table:table-cell>
          <table:table-cell office:value-type="float" office:value="-0.645963490009" calcext:value-type="float">
            <text:p>-0.64596349</text:p>
          </table:table-cell>
          <table:table-cell office:value-type="float" office:value="-0.190815731883" calcext:value-type="float">
            <text:p>-0.1908157319</text:p>
          </table:table-cell>
          <table:table-cell office:value-type="float" office:value="4.25227117538" calcext:value-type="float">
            <text:p>4.2522711754</text:p>
          </table:table-cell>
          <table:table-cell office:value-type="float" office:value="-0.698671042919" calcext:value-type="float">
            <text:p>-0.6986710429</text:p>
          </table:table-cell>
          <table:table-cell office:value-type="float" office:value="-0.911168754101" calcext:value-type="float">
            <text:p>-0.9111687541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3.381" calcext:value-type="float">
            <text:p>3.381</text:p>
          </table:table-cell>
          <table:table-cell office:value-type="float" office:value="0.09" calcext:value-type="float">
            <text:p>0.09</text:p>
          </table:table-cell>
          <table:table-cell office:value-type="float" office:value="0.832790444123" calcext:value-type="float">
            <text:p>0.8327904441</text:p>
          </table:table-cell>
          <table:table-cell office:value-type="float" office:value="3.66163563728" calcext:value-type="float">
            <text:p>3.6616356373</text:p>
          </table:table-cell>
          <table:table-cell office:value-type="float" office:value="-0.644397497177" calcext:value-type="float">
            <text:p>-0.6443974972</text:p>
          </table:table-cell>
          <table:table-cell office:value-type="float" office:value="-0.0805727541447" calcext:value-type="float">
            <text:p>-0.0805727541</text:p>
          </table:table-cell>
          <table:table-cell office:value-type="float" office:value="4.28197002411" calcext:value-type="float">
            <text:p>4.2819700241</text:p>
          </table:table-cell>
          <table:table-cell office:value-type="float" office:value="-0.699627995491" calcext:value-type="float">
            <text:p>-0.6996279955</text:p>
          </table:table-cell>
          <table:table-cell office:value-type="float" office:value="-0.927095174789" calcext:value-type="float">
            <text:p>-0.9270951748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3.359" calcext:value-type="float">
            <text:p>3.3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830290872906" calcext:value-type="float">
            <text:p>0.8302908729</text:p>
          </table:table-cell>
          <table:table-cell office:value-type="float" office:value="3.70047163963" calcext:value-type="float">
            <text:p>3.7004716396</text:p>
          </table:table-cell>
          <table:table-cell office:value-type="float" office:value="-0.644915640354" calcext:value-type="float">
            <text:p>-0.6449156404</text:p>
          </table:table-cell>
          <table:table-cell office:value-type="float" office:value="-0.109200768173" calcext:value-type="float">
            <text:p>-0.1092007682</text:p>
          </table:table-cell>
          <table:table-cell office:value-type="float" office:value="4.31486034393" calcext:value-type="float">
            <text:p>4.3148603439</text:p>
          </table:table-cell>
          <table:table-cell office:value-type="float" office:value="-0.697396576405" calcext:value-type="float">
            <text:p>-0.6973965764</text:p>
          </table:table-cell>
          <table:table-cell office:value-type="float" office:value="-0.770074903965" calcext:value-type="float">
            <text:p>-0.770074904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3.337" calcext:value-type="float">
            <text:p>3.337</text:p>
          </table:table-cell>
          <table:table-cell office:value-type="float" office:value="0.196" calcext:value-type="float">
            <text:p>0.196</text:p>
          </table:table-cell>
          <table:table-cell office:value-type="float" office:value="0.83112593397" calcext:value-type="float">
            <text:p>0.831125934</text:p>
          </table:table-cell>
          <table:table-cell office:value-type="float" office:value="3.74091243744" calcext:value-type="float">
            <text:p>3.7409124374</text:p>
          </table:table-cell>
          <table:table-cell office:value-type="float" office:value="-0.647007703781" calcext:value-type="float">
            <text:p>-0.6470077038</text:p>
          </table:table-cell>
          <table:table-cell office:value-type="float" office:value="-0.252514839172" calcext:value-type="float">
            <text:p>-0.2525148392</text:p>
          </table:table-cell>
          <table:table-cell office:value-type="float" office:value="4.34801101685" calcext:value-type="float">
            <text:p>4.3480110169</text:p>
          </table:table-cell>
          <table:table-cell office:value-type="float" office:value="-0.699540913105" calcext:value-type="float">
            <text:p>-0.6995409131</text:p>
          </table:table-cell>
          <table:table-cell office:value-type="float" office:value="-0.868815302849" calcext:value-type="float">
            <text:p>-0.8688153028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3.316" calcext:value-type="float">
            <text:p>3.31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29453943688" calcext:value-type="float">
            <text:p>0.8294539437</text:p>
          </table:table-cell>
          <table:table-cell office:value-type="float" office:value="3.78496956825" calcext:value-type="float">
            <text:p>3.7849695683</text:p>
          </table:table-cell>
          <table:table-cell office:value-type="float" office:value="-0.647514343262" calcext:value-type="float">
            <text:p>-0.6475143433</text:p>
          </table:table-cell>
          <table:table-cell office:value-type="float" office:value="-0.321029156446" calcext:value-type="float">
            <text:p>-0.3210291564</text:p>
          </table:table-cell>
          <table:table-cell office:value-type="float" office:value="4.38154268265" calcext:value-type="float">
            <text:p>4.3815426827</text:p>
          </table:table-cell>
          <table:table-cell office:value-type="float" office:value="-0.702720284462" calcext:value-type="float">
            <text:p>-0.7027202845</text:p>
          </table:table-cell>
          <table:table-cell office:value-type="float" office:value="-1.04308474064" calcext:value-type="float">
            <text:p>-1.0430847406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3.295" calcext:value-type="float">
            <text:p>3.295</text:p>
          </table:table-cell>
          <table:table-cell office:value-type="float" office:value="0.301" calcext:value-type="float">
            <text:p>0.301</text:p>
          </table:table-cell>
          <table:table-cell office:value-type="float" office:value="0.8286151482" calcext:value-type="float">
            <text:p>0.8286151482</text:p>
          </table:table-cell>
          <table:table-cell office:value-type="float" office:value="3.83174848557" calcext:value-type="float">
            <text:p>3.8317484856</text:p>
          </table:table-cell>
          <table:table-cell office:value-type="float" office:value="-0.647523999214" calcext:value-type="float">
            <text:p>-0.6475239992</text:p>
          </table:table-cell>
          <table:table-cell office:value-type="float" office:value="-0.351770162582" calcext:value-type="float">
            <text:p>-0.3517701626</text:p>
          </table:table-cell>
          <table:table-cell office:value-type="float" office:value="4.41676521301" calcext:value-type="float">
            <text:p>4.416765213</text:p>
          </table:table-cell>
          <table:table-cell office:value-type="float" office:value="-0.701371431351" calcext:value-type="float">
            <text:p>-0.7013714314</text:p>
          </table:table-cell>
          <table:table-cell office:value-type="float" office:value="-0.960980892181" calcext:value-type="float">
            <text:p>-0.9609808922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3.274" calcext:value-type="float">
            <text:p>3.274</text:p>
          </table:table-cell>
          <table:table-cell office:value-type="float" office:value="0.354" calcext:value-type="float">
            <text:p>0.354</text:p>
          </table:table-cell>
          <table:table-cell office:value-type="float" office:value="0.827213013577" calcext:value-type="float">
            <text:p>0.8272130136</text:p>
          </table:table-cell>
          <table:table-cell office:value-type="float" office:value="3.8700067997" calcext:value-type="float">
            <text:p>3.8700067997</text:p>
          </table:table-cell>
          <table:table-cell office:value-type="float" office:value="-0.64855158329" calcext:value-type="float">
            <text:p>-0.6485515833</text:p>
          </table:table-cell>
          <table:table-cell office:value-type="float" office:value="-0.452635020018" calcext:value-type="float">
            <text:p>-0.45263502</text:p>
          </table:table-cell>
          <table:table-cell office:value-type="float" office:value="4.4503531456" calcext:value-type="float">
            <text:p>4.4503531456</text:p>
          </table:table-cell>
          <table:table-cell office:value-type="float" office:value="-0.701590240002" calcext:value-type="float">
            <text:p>-0.70159024</text:p>
          </table:table-cell>
          <table:table-cell office:value-type="float" office:value="-0.93077737093" calcext:value-type="float">
            <text:p>-0.9307773709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3.252" calcext:value-type="float">
            <text:p>3.252</text:p>
          </table:table-cell>
          <table:table-cell office:value-type="float" office:value="0.407" calcext:value-type="float">
            <text:p>0.407</text:p>
          </table:table-cell>
          <table:table-cell office:value-type="float" office:value="0.826369250604" calcext:value-type="float">
            <text:p>0.8263692506</text:p>
          </table:table-cell>
          <table:table-cell office:value-type="float" office:value="3.88590526581" calcext:value-type="float">
            <text:p>3.8859052658</text:p>
          </table:table-cell>
          <table:table-cell office:value-type="float" office:value="-0.649744212627" calcext:value-type="float">
            <text:p>-0.6497442126</text:p>
          </table:table-cell>
          <table:table-cell office:value-type="float" office:value="-0.638909995556" calcext:value-type="float">
            <text:p>-0.6389099956</text:p>
          </table:table-cell>
          <table:table-cell office:value-type="float" office:value="4.48540639877" calcext:value-type="float">
            <text:p>4.4854063988</text:p>
          </table:table-cell>
          <table:table-cell office:value-type="float" office:value="-0.706090152264" calcext:value-type="float">
            <text:p>-0.7060901523</text:p>
          </table:table-cell>
          <table:table-cell office:value-type="float" office:value="-1.14883232117" calcext:value-type="float">
            <text:p>-1.14883232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232" calcext:value-type="float">
            <text:p>3.232</text:p>
          </table:table-cell>
          <table:table-cell office:value-type="float" office:value="0.459" calcext:value-type="float">
            <text:p>0.459</text:p>
          </table:table-cell>
          <table:table-cell office:value-type="float" office:value="0.825241341343" calcext:value-type="float">
            <text:p>0.8252413413</text:p>
          </table:table-cell>
          <table:table-cell office:value-type="float" office:value="3.89872097969" calcext:value-type="float">
            <text:p>3.8987209797</text:p>
          </table:table-cell>
          <table:table-cell office:value-type="float" office:value="-0.651227772236" calcext:value-type="float">
            <text:p>-0.6512277722</text:p>
          </table:table-cell>
          <table:table-cell office:value-type="float" office:value="-0.862699747086" calcext:value-type="float">
            <text:p>-0.8626997471</text:p>
          </table:table-cell>
          <table:table-cell office:value-type="float" office:value="4.51722383499" calcext:value-type="float">
            <text:p>4.517223835</text:p>
          </table:table-cell>
          <table:table-cell office:value-type="float" office:value="-0.709586203098" calcext:value-type="float">
            <text:p>-0.7095862031</text:p>
          </table:table-cell>
          <table:table-cell office:value-type="float" office:value="-1.40228700638" calcext:value-type="float">
            <text:p>-1.4022870064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3.211" calcext:value-type="float">
            <text:p>3.211</text:p>
          </table:table-cell>
          <table:table-cell office:value-type="float" office:value="0.513" calcext:value-type="float">
            <text:p>0.513</text:p>
          </table:table-cell>
          <table:table-cell office:value-type="float" office:value="0.826369250604" calcext:value-type="float">
            <text:p>0.8263692506</text:p>
          </table:table-cell>
          <table:table-cell office:value-type="float" office:value="3.91368365288" calcext:value-type="float">
            <text:p>3.9136836529</text:p>
          </table:table-cell>
          <table:table-cell office:value-type="float" office:value="-0.651836335659" calcext:value-type="float">
            <text:p>-0.6518363357</text:p>
          </table:table-cell>
          <table:table-cell office:value-type="float" office:value="-1.03721189499" calcext:value-type="float">
            <text:p>-1.037211895</text:p>
          </table:table-cell>
          <table:table-cell office:value-type="float" office:value="4.55193996429" calcext:value-type="float">
            <text:p>4.5519399643</text:p>
          </table:table-cell>
          <table:table-cell office:value-type="float" office:value="-0.71172440052" calcext:value-type="float">
            <text:p>-0.7117244005</text:p>
          </table:table-cell>
          <table:table-cell office:value-type="float" office:value="-1.57509434223" calcext:value-type="float">
            <text:p>-1.5750943422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3.19" calcext:value-type="float">
            <text:p>3.19</text:p>
          </table:table-cell>
          <table:table-cell office:value-type="float" office:value="0.567" calcext:value-type="float">
            <text:p>0.567</text:p>
          </table:table-cell>
          <table:table-cell office:value-type="float" office:value="0.8255236283" calcext:value-type="float">
            <text:p>0.8255236283</text:p>
          </table:table-cell>
          <table:table-cell office:value-type="float" office:value="3.93470716476" calcext:value-type="float">
            <text:p>3.9347071648</text:p>
          </table:table-cell>
          <table:table-cell office:value-type="float" office:value="-0.652349472046" calcext:value-type="float">
            <text:p>-0.652349472</text:p>
          </table:table-cell>
          <table:table-cell office:value-type="float" office:value="-1.21058177948" calcext:value-type="float">
            <text:p>-1.2105817795</text:p>
          </table:table-cell>
          <table:table-cell office:value-type="float" office:value="4.58612203598" calcext:value-type="float">
            <text:p>4.586122036</text:p>
          </table:table-cell>
          <table:table-cell office:value-type="float" office:value="-0.715328812599" calcext:value-type="float">
            <text:p>-0.7153288126</text:p>
          </table:table-cell>
          <table:table-cell office:value-type="float" office:value="-1.84055626392" calcext:value-type="float">
            <text:p>-1.8405562639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3.169" calcext:value-type="float">
            <text:p>3.169</text:p>
          </table:table-cell>
          <table:table-cell office:value-type="float" office:value="0.621" calcext:value-type="float">
            <text:p>0.621</text:p>
          </table:table-cell>
          <table:table-cell office:value-type="float" office:value="0.826087583001" calcext:value-type="float">
            <text:p>0.826087583</text:p>
          </table:table-cell>
          <table:table-cell office:value-type="float" office:value="3.96273255348" calcext:value-type="float">
            <text:p>3.9627325535</text:p>
          </table:table-cell>
          <table:table-cell office:value-type="float" office:value="-0.655159175396" calcext:value-type="float">
            <text:p>-0.6551591754</text:p>
          </table:table-cell>
          <table:table-cell office:value-type="float" office:value="-1.45036292076" calcext:value-type="float">
            <text:p>-1.4503629208</text:p>
          </table:table-cell>
          <table:table-cell office:value-type="float" office:value="4.60272216797" calcext:value-type="float">
            <text:p>4.602722168</text:p>
          </table:table-cell>
          <table:table-cell office:value-type="float" office:value="-0.720333278179" calcext:value-type="float">
            <text:p>-0.7203332782</text:p>
          </table:table-cell>
          <table:table-cell office:value-type="float" office:value="-2.22590517998" calcext:value-type="float">
            <text:p>-2.22590518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3.148" calcext:value-type="float">
            <text:p>3.148</text:p>
          </table:table-cell>
          <table:table-cell office:value-type="float" office:value="0.675" calcext:value-type="float">
            <text:p>0.675</text:p>
          </table:table-cell>
          <table:table-cell office:value-type="float" office:value="0.823826813316" calcext:value-type="float">
            <text:p>0.8238268133</text:p>
          </table:table-cell>
          <table:table-cell office:value-type="float" office:value="4.00361251831" calcext:value-type="float">
            <text:p>4.0036125183</text:p>
          </table:table-cell>
          <table:table-cell office:value-type="float" office:value="-0.659076392651" calcext:value-type="float">
            <text:p>-0.6590763927</text:p>
          </table:table-cell>
          <table:table-cell office:value-type="float" office:value="-1.69585478306" calcext:value-type="float">
            <text:p>-1.6958547831</text:p>
          </table:table-cell>
          <table:table-cell office:value-type="float" office:value="4.60783672333" calcext:value-type="float">
            <text:p>4.6078367233</text:p>
          </table:table-cell>
          <table:table-cell office:value-type="float" office:value="-0.722578048706" calcext:value-type="float">
            <text:p>-0.7225780487</text:p>
          </table:table-cell>
          <table:table-cell office:value-type="float" office:value="-2.51554536819" calcext:value-type="float">
            <text:p>-2.5155453682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3.127" calcext:value-type="float">
            <text:p>3.127</text:p>
          </table:table-cell>
          <table:table-cell office:value-type="float" office:value="0.729" calcext:value-type="float">
            <text:p>0.729</text:p>
          </table:table-cell>
          <table:table-cell office:value-type="float" office:value="0.823259559913" calcext:value-type="float">
            <text:p>0.8232595599</text:p>
          </table:table-cell>
          <table:table-cell office:value-type="float" office:value="4.04102277756" calcext:value-type="float">
            <text:p>4.0410227776</text:p>
          </table:table-cell>
          <table:table-cell office:value-type="float" office:value="-0.6601126194" calcext:value-type="float">
            <text:p>-0.6601126194</text:p>
          </table:table-cell>
          <table:table-cell office:value-type="float" office:value="-1.77241504192" calcext:value-type="float">
            <text:p>-1.7724150419</text:p>
          </table:table-cell>
          <table:table-cell office:value-type="float" office:value="4.6130490303" calcext:value-type="float">
            <text:p>4.6130490303</text:p>
          </table:table-cell>
          <table:table-cell office:value-type="float" office:value="-0.722190320492" calcext:value-type="float">
            <text:p>-0.7221903205</text:p>
          </table:table-cell>
          <table:table-cell office:value-type="float" office:value="-2.6580555439" calcext:value-type="float">
            <text:p>-2.6580555439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3.108" calcext:value-type="float">
            <text:p>3.108</text:p>
          </table:table-cell>
          <table:table-cell office:value-type="float" office:value="0.781" calcext:value-type="float">
            <text:p>0.781</text:p>
          </table:table-cell>
          <table:table-cell office:value-type="float" office:value="0.822975624454" calcext:value-type="float">
            <text:p>0.8229756245</text:p>
          </table:table-cell>
          <table:table-cell office:value-type="float" office:value="4.07812261581" calcext:value-type="float">
            <text:p>4.0781226158</text:p>
          </table:table-cell>
          <table:table-cell office:value-type="float" office:value="-0.663161635399" calcext:value-type="float">
            <text:p>-0.6631616354</text:p>
          </table:table-cell>
          <table:table-cell office:value-type="float" office:value="-1.94948625565" calcext:value-type="float">
            <text:p>-1.9494862557</text:p>
          </table:table-cell>
          <table:table-cell office:value-type="float" office:value="4.6171541214" calcext:value-type="float">
            <text:p>4.6171541214</text:p>
          </table:table-cell>
          <table:table-cell office:value-type="float" office:value="-0.723932683468" calcext:value-type="float">
            <text:p>-0.7239326835</text:p>
          </table:table-cell>
          <table:table-cell office:value-type="float" office:value="-2.88893389702" calcext:value-type="float">
            <text:p>-2.888933897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3.087" calcext:value-type="float">
            <text:p>3.08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23259559913" calcext:value-type="float">
            <text:p>0.8232595599</text:p>
          </table:table-cell>
          <table:table-cell office:value-type="float" office:value="4.11604428291" calcext:value-type="float">
            <text:p>4.1160442829</text:p>
          </table:table-cell>
          <table:table-cell office:value-type="float" office:value="-0.66817265749" calcext:value-type="float">
            <text:p>-0.6681726575</text:p>
          </table:table-cell>
          <table:table-cell office:value-type="float" office:value="-2.21969628334" calcext:value-type="float">
            <text:p>-2.2196962833</text:p>
          </table:table-cell>
          <table:table-cell office:value-type="float" office:value="4.62585496902" calcext:value-type="float">
            <text:p>4.625854969</text:p>
          </table:table-cell>
          <table:table-cell office:value-type="float" office:value="-0.726409316063" calcext:value-type="float">
            <text:p>-0.7264093161</text:p>
          </table:table-cell>
          <table:table-cell office:value-type="float" office:value="-3.1697947979" calcext:value-type="float">
            <text:p>-3.1697947979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3.067" calcext:value-type="float">
            <text:p>3.067</text:p>
          </table:table-cell>
          <table:table-cell office:value-type="float" office:value="0.887" calcext:value-type="float">
            <text:p>0.887</text:p>
          </table:table-cell>
          <table:table-cell office:value-type="float" office:value="0.82269148325" calcext:value-type="float">
            <text:p>0.8226914833</text:p>
          </table:table-cell>
          <table:table-cell office:value-type="float" office:value="4.15361022949" calcext:value-type="float">
            <text:p>4.1536102295</text:p>
          </table:table-cell>
          <table:table-cell office:value-type="float" office:value="-0.670648276806" calcext:value-type="float">
            <text:p>-0.6706482768</text:p>
          </table:table-cell>
          <table:table-cell office:value-type="float" office:value="-2.3347530365" calcext:value-type="float">
            <text:p>-2.3347530365</text:p>
          </table:table-cell>
          <table:table-cell office:value-type="float" office:value="4.63364839554" calcext:value-type="float">
            <text:p>4.6336483955</text:p>
          </table:table-cell>
          <table:table-cell office:value-type="float" office:value="-0.725708305836" calcext:value-type="float">
            <text:p>-0.7257083058</text:p>
          </table:table-cell>
          <table:table-cell office:value-type="float" office:value="-3.24523448944" calcext:value-type="float">
            <text:p>-3.2452344894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3.046" calcext:value-type="float">
            <text:p>3.046</text:p>
          </table:table-cell>
          <table:table-cell office:value-type="float" office:value="0.942" calcext:value-type="float">
            <text:p>0.942</text:p>
          </table:table-cell>
          <table:table-cell office:value-type="float" office:value="0.823826813316" calcext:value-type="float">
            <text:p>0.8238268133</text:p>
          </table:table-cell>
          <table:table-cell office:value-type="float" office:value="4.18888735771" calcext:value-type="float">
            <text:p>4.1888873577</text:p>
          </table:table-cell>
          <table:table-cell office:value-type="float" office:value="-0.672747313976" calcext:value-type="float">
            <text:p>-0.672747314</text:p>
          </table:table-cell>
          <table:table-cell office:value-type="float" office:value="-2.43222665787" calcext:value-type="float">
            <text:p>-2.4322266579</text:p>
          </table:table-cell>
          <table:table-cell office:value-type="float" office:value="4.64821195602" calcext:value-type="float">
            <text:p>4.648211956</text:p>
          </table:table-cell>
          <table:table-cell office:value-type="float" office:value="-0.728934586048" calcext:value-type="float">
            <text:p>-0.728934586</text:p>
          </table:table-cell>
          <table:table-cell office:value-type="float" office:value="-3.44579839706" calcext:value-type="float">
            <text:p>-3.44579839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026" calcext:value-type="float">
            <text:p>3.026</text:p>
          </table:table-cell>
          <table:table-cell office:value-type="float" office:value="0.995" calcext:value-type="float">
            <text:p>0.995</text:p>
          </table:table-cell>
          <table:table-cell office:value-type="float" office:value="0.825241341343" calcext:value-type="float">
            <text:p>0.8252413413</text:p>
          </table:table-cell>
          <table:table-cell office:value-type="float" office:value="4.22719407082" calcext:value-type="float">
            <text:p>4.2271940708</text:p>
          </table:table-cell>
          <table:table-cell office:value-type="float" office:value="-0.677758216858" calcext:value-type="float">
            <text:p>-0.6777582169</text:p>
          </table:table-cell>
          <table:table-cell office:value-type="float" office:value="-2.70270872116" calcext:value-type="float">
            <text:p>-2.7027087212</text:p>
          </table:table-cell>
          <table:table-cell office:value-type="float" office:value="4.68080043793" calcext:value-type="float">
            <text:p>4.6808004379</text:p>
          </table:table-cell>
          <table:table-cell office:value-type="float" office:value="-0.736240506172" calcext:value-type="float">
            <text:p>-0.7362405062</text:p>
          </table:table-cell>
          <table:table-cell office:value-type="float" office:value="-3.79751086235" calcext:value-type="float">
            <text:p>-3.7975108624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3.005" calcext:value-type="float">
            <text:p>3.005</text:p>
          </table:table-cell>
          <table:table-cell office:value-type="float" office:value="1.048" calcext:value-type="float">
            <text:p>1.048</text:p>
          </table:table-cell>
          <table:table-cell office:value-type="float" office:value="0.825241341343" calcext:value-type="float">
            <text:p>0.8252413413</text:p>
          </table:table-cell>
          <table:table-cell office:value-type="float" office:value="4.24132442474" calcext:value-type="float">
            <text:p>4.2413244247</text:p>
          </table:table-cell>
          <table:table-cell office:value-type="float" office:value="-0.67974793911" calcext:value-type="float">
            <text:p>-0.6797479391</text:p>
          </table:table-cell>
          <table:table-cell office:value-type="float" office:value="-2.87745857239" calcext:value-type="float">
            <text:p>-2.8774585724</text:p>
          </table:table-cell>
          <table:table-cell office:value-type="float" office:value="4.70960187912" calcext:value-type="float">
            <text:p>4.7096018791</text:p>
          </table:table-cell>
          <table:table-cell office:value-type="float" office:value="-0.740338861942" calcext:value-type="float">
            <text:p>-0.7403388619</text:p>
          </table:table-cell>
          <table:table-cell office:value-type="float" office:value="-4.05048036575" calcext:value-type="float">
            <text:p>-4.0504803658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2.985" calcext:value-type="float">
            <text:p>2.985</text:p>
          </table:table-cell>
          <table:table-cell office:value-type="float" office:value="1.101" calcext:value-type="float">
            <text:p>1.101</text:p>
          </table:table-cell>
          <table:table-cell office:value-type="float" office:value="0.825241341343" calcext:value-type="float">
            <text:p>0.8252413413</text:p>
          </table:table-cell>
          <table:table-cell office:value-type="float" office:value="4.25490760803" calcext:value-type="float">
            <text:p>4.254907608</text:p>
          </table:table-cell>
          <table:table-cell office:value-type="float" office:value="-0.67948693037" calcext:value-type="float">
            <text:p>-0.6794869304</text:p>
          </table:table-cell>
          <table:table-cell office:value-type="float" office:value="-2.90724873543" calcext:value-type="float">
            <text:p>-2.9072487354</text:p>
          </table:table-cell>
          <table:table-cell office:value-type="float" office:value="4.74037647247" calcext:value-type="float">
            <text:p>4.7403764725</text:p>
          </table:table-cell>
          <table:table-cell office:value-type="float" office:value="-0.743986427784" calcext:value-type="float">
            <text:p>-0.7439864278</text:p>
          </table:table-cell>
          <table:table-cell office:value-type="float" office:value="-4.28418636322" calcext:value-type="float">
            <text:p>-4.2841863632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2.964" calcext:value-type="float">
            <text:p>2.964</text:p>
          </table:table-cell>
          <table:table-cell office:value-type="float" office:value="1.154" calcext:value-type="float">
            <text:p>1.154</text:p>
          </table:table-cell>
          <table:table-cell office:value-type="float" office:value="0.824676148569" calcext:value-type="float">
            <text:p>0.8246761486</text:p>
          </table:table-cell>
          <table:table-cell office:value-type="float" office:value="4.28090786934" calcext:value-type="float">
            <text:p>4.2809078693</text:p>
          </table:table-cell>
          <table:table-cell office:value-type="float" office:value="-0.68361890316" calcext:value-type="float">
            <text:p>-0.6836189032</text:p>
          </table:table-cell>
          <table:table-cell office:value-type="float" office:value="-3.12092709541" calcext:value-type="float">
            <text:p>-3.1209270954</text:p>
          </table:table-cell>
          <table:table-cell office:value-type="float" office:value="4.76550197601" calcext:value-type="float">
            <text:p>4.765501976</text:p>
          </table:table-cell>
          <table:table-cell office:value-type="float" office:value="-0.752492845058" calcext:value-type="float">
            <text:p>-0.7524928451</text:p>
          </table:table-cell>
          <table:table-cell office:value-type="float" office:value="-4.86076402664" calcext:value-type="float">
            <text:p>-4.8607640266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2.944" calcext:value-type="float">
            <text:p>2.944</text:p>
          </table:table-cell>
          <table:table-cell office:value-type="float" office:value="1.208" calcext:value-type="float">
            <text:p>1.208</text:p>
          </table:table-cell>
          <table:table-cell office:value-type="float" office:value="0.825241341343" calcext:value-type="float">
            <text:p>0.8252413413</text:p>
          </table:table-cell>
          <table:table-cell office:value-type="float" office:value="4.31617379189" calcext:value-type="float">
            <text:p>4.3161737919</text:p>
          </table:table-cell>
          <table:table-cell office:value-type="float" office:value="-0.688740551472" calcext:value-type="float">
            <text:p>-0.6887405515</text:p>
          </table:table-cell>
          <table:table-cell office:value-type="float" office:value="-3.36726808548" calcext:value-type="float">
            <text:p>-3.3672680855</text:p>
          </table:table-cell>
          <table:table-cell office:value-type="float" office:value="4.7922296524" calcext:value-type="float">
            <text:p>4.7922296524</text:p>
          </table:table-cell>
          <table:table-cell office:value-type="float" office:value="-0.763248085976" calcext:value-type="float">
            <text:p>-0.763248086</text:p>
          </table:table-cell>
          <table:table-cell office:value-type="float" office:value="-5.62850379944" calcext:value-type="float">
            <text:p>-5.6285037994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.923" calcext:value-type="float">
            <text:p>2.923</text:p>
          </table:table-cell>
          <table:table-cell office:value-type="float" office:value="1.261" calcext:value-type="float">
            <text:p>1.261</text:p>
          </table:table-cell>
          <table:table-cell office:value-type="float" office:value="0.824676148569" calcext:value-type="float">
            <text:p>0.8246761486</text:p>
          </table:table-cell>
          <table:table-cell office:value-type="float" office:value="4.35278630257" calcext:value-type="float">
            <text:p>4.3527863026</text:p>
          </table:table-cell>
          <table:table-cell office:value-type="float" office:value="-0.689420282841" calcext:value-type="float">
            <text:p>-0.6894202828</text:p>
          </table:table-cell>
          <table:table-cell office:value-type="float" office:value="-3.35191512108" calcext:value-type="float">
            <text:p>-3.3519151211</text:p>
          </table:table-cell>
          <table:table-cell office:value-type="float" office:value="4.82881689072" calcext:value-type="float">
            <text:p>4.8288168907</text:p>
          </table:table-cell>
          <table:table-cell office:value-type="float" office:value="-0.776133775711" calcext:value-type="float">
            <text:p>-0.7761337757</text:p>
          </table:table-cell>
          <table:table-cell office:value-type="float" office:value="-6.60835886002" calcext:value-type="float">
            <text:p>-6.60835886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2.902" calcext:value-type="float">
            <text:p>2.902</text:p>
          </table:table-cell>
          <table:table-cell office:value-type="float" office:value="1.315" calcext:value-type="float">
            <text:p>1.315</text:p>
          </table:table-cell>
          <table:table-cell office:value-type="float" office:value="0.824676148569" calcext:value-type="float">
            <text:p>0.8246761486</text:p>
          </table:table-cell>
          <table:table-cell office:value-type="float" office:value="4.38848257065" calcext:value-type="float">
            <text:p>4.3884825707</text:p>
          </table:table-cell>
          <table:table-cell office:value-type="float" office:value="-0.690456628799" calcext:value-type="float">
            <text:p>-0.6904566288</text:p>
          </table:table-cell>
          <table:table-cell office:value-type="float" office:value="-3.29899978638" calcext:value-type="float">
            <text:p>-3.2989997864</text:p>
          </table:table-cell>
          <table:table-cell office:value-type="float" office:value="4.88496541977" calcext:value-type="float">
            <text:p>4.8849654198</text:p>
          </table:table-cell>
          <table:table-cell office:value-type="float" office:value="-0.793500721455" calcext:value-type="float">
            <text:p>-0.7935007215</text:p>
          </table:table-cell>
          <table:table-cell office:value-type="float" office:value="-7.81467628479" calcext:value-type="float">
            <text:p>-7.8146762848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2.881" calcext:value-type="float">
            <text:p>2.881</text:p>
          </table:table-cell>
          <table:table-cell office:value-type="float" office:value="1.369" calcext:value-type="float">
            <text:p>1.369</text:p>
          </table:table-cell>
          <table:table-cell office:value-type="float" office:value="0.824676148569" calcext:value-type="float">
            <text:p>0.8246761486</text:p>
          </table:table-cell>
          <table:table-cell office:value-type="float" office:value="4.42512273788" calcext:value-type="float">
            <text:p>4.4251227379</text:p>
          </table:table-cell>
          <table:table-cell office:value-type="float" office:value="-0.693748056889" calcext:value-type="float">
            <text:p>-0.6937480569</text:p>
          </table:table-cell>
          <table:table-cell office:value-type="float" office:value="-3.30890011787" calcext:value-type="float">
            <text:p>-3.3089001179</text:p>
          </table:table-cell>
          <table:table-cell office:value-type="float" office:value="4.92190074921" calcext:value-type="float">
            <text:p>4.9219007492</text:p>
          </table:table-cell>
          <table:table-cell office:value-type="float" office:value="-0.814409732819" calcext:value-type="float">
            <text:p>-0.8144097328</text:p>
          </table:table-cell>
          <table:table-cell office:value-type="float" office:value="-9.38348197937" calcext:value-type="float">
            <text:p>-9.3834819794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2.861" calcext:value-type="float">
            <text:p>2.861</text:p>
          </table:table-cell>
          <table:table-cell office:value-type="float" office:value="1.422" calcext:value-type="float">
            <text:p>1.422</text:p>
          </table:table-cell>
          <table:table-cell office:value-type="float" office:value="0.8255236283" calcext:value-type="float">
            <text:p>0.8255236283</text:p>
          </table:table-cell>
          <table:table-cell office:value-type="float" office:value="4.44242167473" calcext:value-type="float">
            <text:p>4.4424216747</text:p>
          </table:table-cell>
          <table:table-cell office:value-type="float" office:value="-0.694423675537" calcext:value-type="float">
            <text:p>-0.6944236755</text:p>
          </table:table-cell>
          <table:table-cell office:value-type="float" office:value="-3.21178817749" calcext:value-type="float">
            <text:p>-3.2117881775</text:p>
          </table:table-cell>
          <table:table-cell office:value-type="float" office:value="4.95078325272" calcext:value-type="float">
            <text:p>4.9507832527</text:p>
          </table:table-cell>
          <table:table-cell office:value-type="float" office:value="-0.833552718163" calcext:value-type="float">
            <text:p>-0.8335527182</text:p>
          </table:table-cell>
          <table:table-cell office:value-type="float" office:value="-10.7887144089" calcext:value-type="float">
            <text:p>-10.7887144089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2.839" calcext:value-type="float">
            <text:p>2.839</text:p>
          </table:table-cell>
          <table:table-cell office:value-type="float" office:value="1.476" calcext:value-type="float">
            <text:p>1.476</text:p>
          </table:table-cell>
          <table:table-cell office:value-type="float" office:value="0.828054915322" calcext:value-type="float">
            <text:p>0.8280549153</text:p>
          </table:table-cell>
          <table:table-cell office:value-type="float" office:value="4.45386075974" calcext:value-type="float">
            <text:p>4.4538607597</text:p>
          </table:table-cell>
          <table:table-cell office:value-type="float" office:value="-0.692742228508" calcext:value-type="float">
            <text:p>-0.6927422285</text:p>
          </table:table-cell>
          <table:table-cell office:value-type="float" office:value="-3.0399210453" calcext:value-type="float">
            <text:p>-3.0399210453</text:p>
          </table:table-cell>
          <table:table-cell office:value-type="float" office:value="5.00042819977" calcext:value-type="float">
            <text:p>5.0004281998</text:p>
          </table:table-cell>
          <table:table-cell office:value-type="float" office:value="-0.854468345642" calcext:value-type="float">
            <text:p>-0.8544683456</text:p>
          </table:table-cell>
          <table:table-cell office:value-type="float" office:value="-12.1860389709" calcext:value-type="float">
            <text:p>-12.18603897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18" calcext:value-type="float">
            <text:p>2.818</text:p>
          </table:table-cell>
          <table:table-cell office:value-type="float" office:value="1.529" calcext:value-type="float">
            <text:p>1.529</text:p>
          </table:table-cell>
          <table:table-cell office:value-type="float" office:value="0.829174552462" calcext:value-type="float">
            <text:p>0.8291745525</text:p>
          </table:table-cell>
          <table:table-cell office:value-type="float" office:value="4.46914482117" calcext:value-type="float">
            <text:p>4.4691448212</text:p>
          </table:table-cell>
          <table:table-cell office:value-type="float" office:value="-0.692280828953" calcext:value-type="float">
            <text:p>-0.692280829</text:p>
          </table:table-cell>
          <table:table-cell office:value-type="float" office:value="-2.91973662376" calcext:value-type="float">
            <text:p>-2.9197366238</text:p>
          </table:table-cell>
          <table:table-cell office:value-type="float" office:value="5.02870512009" calcext:value-type="float">
            <text:p>5.0287051201</text:p>
          </table:table-cell>
          <table:table-cell office:value-type="float" office:value="-0.873420894146" calcext:value-type="float">
            <text:p>-0.8734208941</text:p>
          </table:table-cell>
          <table:table-cell office:value-type="float" office:value="-13.5879068375" calcext:value-type="float">
            <text:p>-13.5879068375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2.796" calcext:value-type="float">
            <text:p>2.796</text:p>
          </table:table-cell>
          <table:table-cell office:value-type="float" office:value="1.583" calcext:value-type="float">
            <text:p>1.583</text:p>
          </table:table-cell>
          <table:table-cell office:value-type="float" office:value="0.831681602554" calcext:value-type="float">
            <text:p>0.8316816026</text:p>
          </table:table-cell>
          <table:table-cell office:value-type="float" office:value="4.48387813568" calcext:value-type="float">
            <text:p>4.4838781357</text:p>
          </table:table-cell>
          <table:table-cell office:value-type="float" office:value="-0.692275226116" calcext:value-type="float">
            <text:p>-0.6922752261</text:p>
          </table:table-cell>
          <table:table-cell office:value-type="float" office:value="-2.7952477932" calcext:value-type="float">
            <text:p>-2.7952477932</text:p>
          </table:table-cell>
          <table:table-cell office:value-type="float" office:value="5.03622055054" calcext:value-type="float">
            <text:p>5.0362205505</text:p>
          </table:table-cell>
          <table:table-cell office:value-type="float" office:value="-0.888759195805" calcext:value-type="float">
            <text:p>-0.8887591958</text:p>
          </table:table-cell>
          <table:table-cell office:value-type="float" office:value="-15.165104866" calcext:value-type="float">
            <text:p>-15.165104866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2.774" calcext:value-type="float">
            <text:p>2.774</text:p>
          </table:table-cell>
          <table:table-cell office:value-type="float" office:value="1.636" calcext:value-type="float">
            <text:p>1.636</text:p>
          </table:table-cell>
          <table:table-cell office:value-type="float" office:value="0.832236439457" calcext:value-type="float">
            <text:p>0.8322364395</text:p>
          </table:table-cell>
          <table:table-cell office:value-type="float" office:value="4.49889326096" calcext:value-type="float">
            <text:p>4.498893261</text:p>
          </table:table-cell>
          <table:table-cell office:value-type="float" office:value="-0.689845919609" calcext:value-type="float">
            <text:p>-0.6898459196</text:p>
          </table:table-cell>
          <table:table-cell office:value-type="float" office:value="-2.51395845413" calcext:value-type="float">
            <text:p>-2.5139584541</text:p>
          </table:table-cell>
          <table:table-cell office:value-type="float" office:value="5.04167175293" calcext:value-type="float">
            <text:p>5.0416717529</text:p>
          </table:table-cell>
          <table:table-cell office:value-type="float" office:value="-0.903326094151" calcext:value-type="float">
            <text:p>-0.9033260942</text:p>
          </table:table-cell>
          <table:table-cell office:value-type="float" office:value="-16.881855011" calcext:value-type="float">
            <text:p>-16.881855011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2.752" calcext:value-type="float">
            <text:p>2.752</text:p>
          </table:table-cell>
          <table:table-cell office:value-type="float" office:value="1.688" calcext:value-type="float">
            <text:p>1.688</text:p>
          </table:table-cell>
          <table:table-cell office:value-type="float" office:value="0.832790444123" calcext:value-type="float">
            <text:p>0.8327904441</text:p>
          </table:table-cell>
          <table:table-cell office:value-type="float" office:value="4.51437187195" calcext:value-type="float">
            <text:p>4.514371872</text:p>
          </table:table-cell>
          <table:table-cell office:value-type="float" office:value="-0.688836455345" calcext:value-type="float">
            <text:p>-0.6888364553</text:p>
          </table:table-cell>
          <table:table-cell office:value-type="float" office:value="-2.25554394722" calcext:value-type="float">
            <text:p>-2.2555439472</text:p>
          </table:table-cell>
          <table:table-cell office:value-type="float" office:value="5.04573154449" calcext:value-type="float">
            <text:p>5.0457315445</text:p>
          </table:table-cell>
          <table:table-cell office:value-type="float" office:value="-0.915764689445" calcext:value-type="float">
            <text:p>-0.9157646894</text:p>
          </table:table-cell>
          <table:table-cell office:value-type="float" office:value="-18.4786243439" calcext:value-type="float">
            <text:p>-18.4786243439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2.73" calcext:value-type="float">
            <text:p>2.73</text:p>
          </table:table-cell>
          <table:table-cell office:value-type="float" office:value="1.74" calcext:value-type="float">
            <text:p>1.74</text:p>
          </table:table-cell>
          <table:table-cell office:value-type="float" office:value="0.834722898603" calcext:value-type="float">
            <text:p>0.8347228986</text:p>
          </table:table-cell>
          <table:table-cell office:value-type="float" office:value="4.53996753693" calcext:value-type="float">
            <text:p>4.5399675369</text:p>
          </table:table-cell>
          <table:table-cell office:value-type="float" office:value="-0.691224575043" calcext:value-type="float">
            <text:p>-0.691224575</text:p>
          </table:table-cell>
          <table:table-cell office:value-type="float" office:value="-2.14073252678" calcext:value-type="float">
            <text:p>-2.1407325268</text:p>
          </table:table-cell>
          <table:table-cell office:value-type="float" office:value="5.05013132095" calcext:value-type="float">
            <text:p>5.050131321</text:p>
          </table:table-cell>
          <table:table-cell office:value-type="float" office:value="-0.931019842625" calcext:value-type="float">
            <text:p>-0.9310198426</text:p>
          </table:table-cell>
          <table:table-cell office:value-type="float" office:value="-20.200586319" calcext:value-type="float">
            <text:p>-20.200586319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.708" calcext:value-type="float">
            <text:p>2.708</text:p>
          </table:table-cell>
          <table:table-cell office:value-type="float" office:value="1.792" calcext:value-type="float">
            <text:p>1.792</text:p>
          </table:table-cell>
          <table:table-cell office:value-type="float" office:value="0.835547964548" calcext:value-type="float">
            <text:p>0.8355479645</text:p>
          </table:table-cell>
          <table:table-cell office:value-type="float" office:value="4.56984829903" calcext:value-type="float">
            <text:p>4.569848299</text:p>
          </table:table-cell>
          <table:table-cell office:value-type="float" office:value="-0.692152261734" calcext:value-type="float">
            <text:p>-0.6921522617</text:p>
          </table:table-cell>
          <table:table-cell office:value-type="float" office:value="-1.98683238029" calcext:value-type="float">
            <text:p>-1.9868323803</text:p>
          </table:table-cell>
          <table:table-cell office:value-type="float" office:value="5.05515909195" calcext:value-type="float">
            <text:p>5.055159092</text:p>
          </table:table-cell>
          <table:table-cell office:value-type="float" office:value="-0.946756720543" calcext:value-type="float">
            <text:p>-0.9467567205</text:p>
          </table:table-cell>
          <table:table-cell office:value-type="float" office:value="-21.9361400604" calcext:value-type="float">
            <text:p>-21.9361400604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2.686" calcext:value-type="float">
            <text:p>2.686</text:p>
          </table:table-cell>
          <table:table-cell office:value-type="float" office:value="1.844" calcext:value-type="float">
            <text:p>1.844</text:p>
          </table:table-cell>
          <table:table-cell office:value-type="float" office:value="0.836918895804" calcext:value-type="float">
            <text:p>0.8369188958</text:p>
          </table:table-cell>
          <table:table-cell office:value-type="float" office:value="4.6006257534" calcext:value-type="float">
            <text:p>4.6006257534</text:p>
          </table:table-cell>
          <table:table-cell office:value-type="float" office:value="-0.691875874996" calcext:value-type="float">
            <text:p>-0.691875875</text:p>
          </table:table-cell>
          <table:table-cell office:value-type="float" office:value="-1.77579784393" calcext:value-type="float">
            <text:p>-1.7757978439</text:p>
          </table:table-cell>
          <table:table-cell office:value-type="float" office:value="5.06897163391" calcext:value-type="float">
            <text:p>5.0689716339</text:p>
          </table:table-cell>
          <table:table-cell office:value-type="float" office:value="-0.967454314232" calcext:value-type="float">
            <text:p>-0.9674543142</text:p>
          </table:table-cell>
          <table:table-cell office:value-type="float" office:value="-23.7754211426" calcext:value-type="float">
            <text:p>-23.7754211426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2.663" calcext:value-type="float">
            <text:p>2.663</text:p>
          </table:table-cell>
          <table:table-cell office:value-type="float" office:value="1.896" calcext:value-type="float">
            <text:p>1.896</text:p>
          </table:table-cell>
          <table:table-cell office:value-type="float" office:value="0.837738944348" calcext:value-type="float">
            <text:p>0.8377389443</text:p>
          </table:table-cell>
          <table:table-cell office:value-type="float" office:value="4.63359928131" calcext:value-type="float">
            <text:p>4.6335992813</text:p>
          </table:table-cell>
          <table:table-cell office:value-type="float" office:value="-0.692432224751" calcext:value-type="float">
            <text:p>-0.6924322248</text:p>
          </table:table-cell>
          <table:table-cell office:value-type="float" office:value="-1.6114923954" calcext:value-type="float">
            <text:p>-1.6114923954</text:p>
          </table:table-cell>
          <table:table-cell office:value-type="float" office:value="5.08453130722" calcext:value-type="float">
            <text:p>5.0845313072</text:p>
          </table:table-cell>
          <table:table-cell office:value-type="float" office:value="-0.989663481712" calcext:value-type="float">
            <text:p>-0.9896634817</text:p>
          </table:table-cell>
          <table:table-cell office:value-type="float" office:value="-25.6236095428" calcext:value-type="float">
            <text:p>-25.6236095428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2.64" calcext:value-type="float">
            <text:p>2.64</text:p>
          </table:table-cell>
          <table:table-cell office:value-type="float" office:value="1.948" calcext:value-type="float">
            <text:p>1.948</text:p>
          </table:table-cell>
          <table:table-cell office:value-type="float" office:value="0.838284596318" calcext:value-type="float">
            <text:p>0.8382845963</text:p>
          </table:table-cell>
          <table:table-cell office:value-type="float" office:value="4.65998864174" calcext:value-type="float">
            <text:p>4.6599886417</text:p>
          </table:table-cell>
          <table:table-cell office:value-type="float" office:value="-0.692709863186" calcext:value-type="float">
            <text:p>-0.6927098632</text:p>
          </table:table-cell>
          <table:table-cell office:value-type="float" office:value="-1.47723841667" calcext:value-type="float">
            <text:p>-1.4772384167</text:p>
          </table:table-cell>
          <table:table-cell office:value-type="float" office:value="5.09809494019" calcext:value-type="float">
            <text:p>5.0980949402</text:p>
          </table:table-cell>
          <table:table-cell office:value-type="float" office:value="-1.01170945168" calcext:value-type="float">
            <text:p>-1.0117094517</text:p>
          </table:table-cell>
          <table:table-cell office:value-type="float" office:value="-27.4856376648" calcext:value-type="float">
            <text:p>-27.4856376648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2.616" calcext:value-type="float">
            <text:p>2.616</text:p>
          </table:table-cell>
          <table:table-cell office:value-type="float" office:value="2.001" calcext:value-type="float">
            <text:p>2.001</text:p>
          </table:table-cell>
          <table:table-cell office:value-type="float" office:value="0.840729648554" calcext:value-type="float">
            <text:p>0.8407296486</text:p>
          </table:table-cell>
          <table:table-cell office:value-type="float" office:value="4.67546415329" calcext:value-type="float">
            <text:p>4.6754641533</text:p>
          </table:table-cell>
          <table:table-cell office:value-type="float" office:value="-0.692061424255" calcext:value-type="float">
            <text:p>-0.6920614243</text:p>
          </table:table-cell>
          <table:table-cell office:value-type="float" office:value="-1.31131243706" calcext:value-type="float">
            <text:p>-1.3113124371</text:p>
          </table:table-cell>
          <table:table-cell office:value-type="float" office:value="5.10808706284" calcext:value-type="float">
            <text:p>5.1080870628</text:p>
          </table:table-cell>
          <table:table-cell office:value-type="float" office:value="-1.03342998028" calcext:value-type="float">
            <text:p>-1.0334299803</text:p>
          </table:table-cell>
          <table:table-cell office:value-type="float" office:value="-29.4114570618" calcext:value-type="float">
            <text:p>-29.41145706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593" calcext:value-type="float">
            <text:p>2.593</text:p>
          </table:table-cell>
          <table:table-cell office:value-type="float" office:value="2.052" calcext:value-type="float">
            <text:p>2.052</text:p>
          </table:table-cell>
          <table:table-cell office:value-type="float" office:value="0.842350228228" calcext:value-type="float">
            <text:p>0.8423502282</text:p>
          </table:table-cell>
          <table:table-cell office:value-type="float" office:value="4.70609021187" calcext:value-type="float">
            <text:p>4.7060902119</text:p>
          </table:table-cell>
          <table:table-cell office:value-type="float" office:value="-0.691317915916" calcext:value-type="float">
            <text:p>-0.6913179159</text:p>
          </table:table-cell>
          <table:table-cell office:value-type="float" office:value="-1.08902668953" calcext:value-type="float">
            <text:p>-1.0890266895</text:p>
          </table:table-cell>
          <table:table-cell office:value-type="float" office:value="5.11877632141" calcext:value-type="float">
            <text:p>5.1187763214</text:p>
          </table:table-cell>
          <table:table-cell office:value-type="float" office:value="-1.05311095715" calcext:value-type="float">
            <text:p>-1.0531109572</text:p>
          </table:table-cell>
          <table:table-cell office:value-type="float" office:value="-31.3195037842" calcext:value-type="float">
            <text:p>-31.3195037842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2.569" calcext:value-type="float">
            <text:p>2.569</text:p>
          </table:table-cell>
          <table:table-cell office:value-type="float" office:value="2.103" calcext:value-type="float">
            <text:p>2.103</text:p>
          </table:table-cell>
          <table:table-cell office:value-type="float" office:value="0.843963226755" calcext:value-type="float">
            <text:p>0.8439632268</text:p>
          </table:table-cell>
          <table:table-cell office:value-type="float" office:value="4.73754405975" calcext:value-type="float">
            <text:p>4.7375440598</text:p>
          </table:table-cell>
          <table:table-cell office:value-type="float" office:value="-0.691870868206" calcext:value-type="float">
            <text:p>-0.6918708682</text:p>
          </table:table-cell>
          <table:table-cell office:value-type="float" office:value="-0.992886662483" calcext:value-type="float">
            <text:p>-0.9928866625</text:p>
          </table:table-cell>
          <table:table-cell office:value-type="float" office:value="5.12827301025" calcext:value-type="float">
            <text:p>5.1282730103</text:p>
          </table:table-cell>
          <table:table-cell office:value-type="float" office:value="-1.07131886482" calcext:value-type="float">
            <text:p>-1.0713188648</text:p>
          </table:table-cell>
          <table:table-cell office:value-type="float" office:value="-33.1711425781" calcext:value-type="float">
            <text:p>-33.1711425781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2.545" calcext:value-type="float">
            <text:p>2.545</text:p>
          </table:table-cell>
          <table:table-cell office:value-type="float" office:value="2.154" calcext:value-type="float">
            <text:p>2.154</text:p>
          </table:table-cell>
          <table:table-cell office:value-type="float" office:value="0.846368478159" calcext:value-type="float">
            <text:p>0.8463684782</text:p>
          </table:table-cell>
          <table:table-cell office:value-type="float" office:value="4.76805830002" calcext:value-type="float">
            <text:p>4.7680583</text:p>
          </table:table-cell>
          <table:table-cell office:value-type="float" office:value="-0.694443285465" calcext:value-type="float">
            <text:p>-0.6944432855</text:p>
          </table:table-cell>
          <table:table-cell office:value-type="float" office:value="-1.03925263882" calcext:value-type="float">
            <text:p>-1.0392526388</text:p>
          </table:table-cell>
          <table:table-cell office:value-type="float" office:value="5.13773441315" calcext:value-type="float">
            <text:p>5.1377344132</text:p>
          </table:table-cell>
          <table:table-cell office:value-type="float" office:value="-1.08984267712" calcext:value-type="float">
            <text:p>-1.0898426771</text:p>
          </table:table-cell>
          <table:table-cell office:value-type="float" office:value="-34.9113121033" calcext:value-type="float">
            <text:p>-34.9113121033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2.522" calcext:value-type="float">
            <text:p>2.522</text:p>
          </table:table-cell>
          <table:table-cell office:value-type="float" office:value="2.201" calcext:value-type="float">
            <text:p>2.201</text:p>
          </table:table-cell>
          <table:table-cell office:value-type="float" office:value="0.84928494991" calcext:value-type="float">
            <text:p>0.8492849499</text:p>
          </table:table-cell>
          <table:table-cell office:value-type="float" office:value="4.80245923996" calcext:value-type="float">
            <text:p>4.80245924</text:p>
          </table:table-cell>
          <table:table-cell office:value-type="float" office:value="-0.695475518703" calcext:value-type="float">
            <text:p>-0.6954755187</text:p>
          </table:table-cell>
          <table:table-cell office:value-type="float" office:value="-1.04249453545" calcext:value-type="float">
            <text:p>-1.0424945355</text:p>
          </table:table-cell>
          <table:table-cell office:value-type="float" office:value="5.14395570755" calcext:value-type="float">
            <text:p>5.1439557076</text:p>
          </table:table-cell>
          <table:table-cell office:value-type="float" office:value="-1.10560083389" calcext:value-type="float">
            <text:p>-1.1056008339</text:p>
          </table:table-cell>
          <table:table-cell office:value-type="float" office:value="-36.6414375305" calcext:value-type="float">
            <text:p>-36.6414375305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2.5" calcext:value-type="float">
            <text:p>2.5</text:p>
          </table:table-cell>
          <table:table-cell office:value-type="float" office:value="2.245" calcext:value-type="float">
            <text:p>2.245</text:p>
          </table:table-cell>
          <table:table-cell office:value-type="float" office:value="0.853481205686" calcext:value-type="float">
            <text:p>0.8534812057</text:p>
          </table:table-cell>
          <table:table-cell office:value-type="float" office:value="4.83732891083" calcext:value-type="float">
            <text:p>4.8373289108</text:p>
          </table:table-cell>
          <table:table-cell office:value-type="float" office:value="-0.69510102272" calcext:value-type="float">
            <text:p>-0.6951010227</text:p>
          </table:table-cell>
          <table:table-cell office:value-type="float" office:value="-0.940317869186" calcext:value-type="float">
            <text:p>-0.9403178692</text:p>
          </table:table-cell>
          <table:table-cell office:value-type="float" office:value="5.15539646149" calcext:value-type="float">
            <text:p>5.1553964615</text:p>
          </table:table-cell>
          <table:table-cell office:value-type="float" office:value="-1.12622535229" calcext:value-type="float">
            <text:p>-1.1262253523</text:p>
          </table:table-cell>
          <table:table-cell office:value-type="float" office:value="-38.4248275757" calcext:value-type="float">
            <text:p>-38.4248275757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2.48" calcext:value-type="float">
            <text:p>2.48</text:p>
          </table:table-cell>
          <table:table-cell office:value-type="float" office:value="2.283" calcext:value-type="float">
            <text:p>2.283</text:p>
          </table:table-cell>
          <table:table-cell office:value-type="float" office:value="0.859161814856" calcext:value-type="float">
            <text:p>0.8591618149</text:p>
          </table:table-cell>
          <table:table-cell office:value-type="float" office:value="4.86900234222" calcext:value-type="float">
            <text:p>4.8690023422</text:p>
          </table:table-cell>
          <table:table-cell office:value-type="float" office:value="-0.696164548397" calcext:value-type="float">
            <text:p>-0.6961645484</text:p>
          </table:table-cell>
          <table:table-cell office:value-type="float" office:value="-0.974494338036" calcext:value-type="float">
            <text:p>-0.974494338</text:p>
          </table:table-cell>
          <table:table-cell office:value-type="float" office:value="5.16198825836" calcext:value-type="float">
            <text:p>5.1619882584</text:p>
          </table:table-cell>
          <table:table-cell office:value-type="float" office:value="-1.14300072193" calcext:value-type="float">
            <text:p>-1.1430007219</text:p>
          </table:table-cell>
          <table:table-cell office:value-type="float" office:value="-40.1776123047" calcext:value-type="float">
            <text:p>-40.1776123047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2.461" calcext:value-type="float">
            <text:p>2.461</text:p>
          </table:table-cell>
          <table:table-cell office:value-type="float" office:value="2.316" calcext:value-type="float">
            <text:p>2.316</text:p>
          </table:table-cell>
          <table:table-cell office:value-type="float" office:value="0.865991318995" calcext:value-type="float">
            <text:p>0.865991319</text:p>
          </table:table-cell>
          <table:table-cell office:value-type="float" office:value="4.89997339249" calcext:value-type="float">
            <text:p>4.8999733925</text:p>
          </table:table-cell>
          <table:table-cell office:value-type="float" office:value="-0.697369933128" calcext:value-type="float">
            <text:p>-0.6973699331</text:p>
          </table:table-cell>
          <table:table-cell office:value-type="float" office:value="-1.02053940296" calcext:value-type="float">
            <text:p>-1.020539403</text:p>
          </table:table-cell>
          <table:table-cell office:value-type="float" office:value="5.16522026062" calcext:value-type="float">
            <text:p>5.1652202606</text:p>
          </table:table-cell>
          <table:table-cell office:value-type="float" office:value="-1.15556967258" calcext:value-type="float">
            <text:p>-1.1555696726</text:p>
          </table:table-cell>
          <table:table-cell office:value-type="float" office:value="-42.0023651123" calcext:value-type="float">
            <text:p>-42.0023651123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2.445" calcext:value-type="float">
            <text:p>2.445</text:p>
          </table:table-cell>
          <table:table-cell office:value-type="float" office:value="2.344" calcext:value-type="float">
            <text:p>2.344</text:p>
          </table:table-cell>
          <table:table-cell office:value-type="float" office:value="0.872907050987" calcext:value-type="float">
            <text:p>0.872907051</text:p>
          </table:table-cell>
          <table:table-cell office:value-type="float" office:value="4.93591165543" calcext:value-type="float">
            <text:p>4.9359116554</text:p>
          </table:table-cell>
          <table:table-cell office:value-type="float" office:value="-0.695867240429" calcext:value-type="float">
            <text:p>-0.6958672404</text:p>
          </table:table-cell>
          <table:table-cell office:value-type="float" office:value="-0.852921962738" calcext:value-type="float">
            <text:p>-0.8529219627</text:p>
          </table:table-cell>
          <table:table-cell office:value-type="float" office:value="5.16531181335" calcext:value-type="float">
            <text:p>5.1653118134</text:p>
          </table:table-cell>
          <table:table-cell office:value-type="float" office:value="-1.16833424568" calcext:value-type="float">
            <text:p>-1.1683342457</text:p>
          </table:table-cell>
          <table:table-cell office:value-type="float" office:value="-43.7944068909" calcext:value-type="float">
            <text:p>-43.7944068909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2.429" calcext:value-type="float">
            <text:p>2.429</text:p>
          </table:table-cell>
          <table:table-cell office:value-type="float" office:value="2.37" calcext:value-type="float">
            <text:p>2.37</text:p>
          </table:table-cell>
          <table:table-cell office:value-type="float" office:value="0.879651695992" calcext:value-type="float">
            <text:p>0.879651696</text:p>
          </table:table-cell>
          <table:table-cell office:value-type="float" office:value="4.96931934357" calcext:value-type="float">
            <text:p>4.9693193436</text:p>
          </table:table-cell>
          <table:table-cell office:value-type="float" office:value="-0.695435464382" calcext:value-type="float">
            <text:p>-0.6954354644</text:p>
          </table:table-cell>
          <table:table-cell office:value-type="float" office:value="-0.766291797161" calcext:value-type="float">
            <text:p>-0.7662917972</text:p>
          </table:table-cell>
          <table:table-cell office:value-type="float" office:value="5.15980911255" calcext:value-type="float">
            <text:p>5.1598091126</text:p>
          </table:table-cell>
          <table:table-cell office:value-type="float" office:value="-1.17358183861" calcext:value-type="float">
            <text:p>-1.1735818386</text:p>
          </table:table-cell>
          <table:table-cell office:value-type="float" office:value="-45.49766922" calcext:value-type="float">
            <text:p>-45.49766922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2.413" calcext:value-type="float">
            <text:p>2.413</text:p>
          </table:table-cell>
          <table:table-cell office:value-type="float" office:value="2.394" calcext:value-type="float">
            <text:p>2.394</text:p>
          </table:table-cell>
          <table:table-cell office:value-type="float" office:value="0.887148673219" calcext:value-type="float">
            <text:p>0.8871486732</text:p>
          </table:table-cell>
          <table:table-cell office:value-type="float" office:value="5.00227117538" calcext:value-type="float">
            <text:p>5.0022711754</text:p>
          </table:table-cell>
          <table:table-cell office:value-type="float" office:value="-0.698671042919" calcext:value-type="float">
            <text:p>-0.6986710429</text:p>
          </table:table-cell>
          <table:table-cell office:value-type="float" office:value="-0.911168754101" calcext:value-type="float">
            <text:p>-0.9111687541</text:p>
          </table:table-cell>
          <table:table-cell office:value-type="float" office:value="5.15448284149" calcext:value-type="float">
            <text:p>5.1544828415</text:p>
          </table:table-cell>
          <table:table-cell office:value-type="float" office:value="-1.18052363396" calcext:value-type="float">
            <text:p>-1.180523634</text:p>
          </table:table-cell>
          <table:table-cell office:value-type="float" office:value="-47.1525840759" calcext:value-type="float">
            <text:p>-47.15258407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398" calcext:value-type="float">
            <text:p>2.398</text:p>
          </table:table-cell>
          <table:table-cell office:value-type="float" office:value="2.415" calcext:value-type="float">
            <text:p>2.415</text:p>
          </table:table-cell>
          <table:table-cell office:value-type="float" office:value="0.894194817995" calcext:value-type="float">
            <text:p>0.894194818</text:p>
          </table:table-cell>
          <table:table-cell office:value-type="float" office:value="5.03197002411" calcext:value-type="float">
            <text:p>5.0319700241</text:p>
          </table:table-cell>
          <table:table-cell office:value-type="float" office:value="-0.699627995491" calcext:value-type="float">
            <text:p>-0.6996279955</text:p>
          </table:table-cell>
          <table:table-cell office:value-type="float" office:value="-0.927095174789" calcext:value-type="float">
            <text:p>-0.9270951748</text:p>
          </table:table-cell>
          <table:table-cell office:value-type="float" office:value="5.15013027191" calcext:value-type="float">
            <text:p>5.1501302719</text:p>
          </table:table-cell>
          <table:table-cell office:value-type="float" office:value="-1.19339370728" calcext:value-type="float">
            <text:p>-1.1933937073</text:p>
          </table:table-cell>
          <table:table-cell office:value-type="float" office:value="-48.8628387451" calcext:value-type="float">
            <text:p>-48.8628387451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2.384" calcext:value-type="float">
            <text:p>2.384</text:p>
          </table:table-cell>
          <table:table-cell office:value-type="float" office:value="2.433" calcext:value-type="float">
            <text:p>2.433</text:p>
          </table:table-cell>
          <table:table-cell office:value-type="float" office:value="0.901242906528" calcext:value-type="float">
            <text:p>0.9012429065</text:p>
          </table:table-cell>
          <table:table-cell office:value-type="float" office:value="5.06486034393" calcext:value-type="float">
            <text:p>5.0648603439</text:p>
          </table:table-cell>
          <table:table-cell office:value-type="float" office:value="-0.697396576405" calcext:value-type="float">
            <text:p>-0.6973965764</text:p>
          </table:table-cell>
          <table:table-cell office:value-type="float" office:value="-0.770074903965" calcext:value-type="float">
            <text:p>-0.770074904</text:p>
          </table:table-cell>
          <table:table-cell office:value-type="float" office:value="5.14668750763" calcext:value-type="float">
            <text:p>5.1466875076</text:p>
          </table:table-cell>
          <table:table-cell office:value-type="float" office:value="-1.20543932915" calcext:value-type="float">
            <text:p>-1.2054393292</text:p>
          </table:table-cell>
          <table:table-cell office:value-type="float" office:value="-50.5472869873" calcext:value-type="float">
            <text:p>-50.5472869873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2.37" calcext:value-type="float">
            <text:p>2.37</text:p>
          </table:table-cell>
          <table:table-cell office:value-type="float" office:value="2.449" calcext:value-type="float">
            <text:p>2.449</text:p>
          </table:table-cell>
          <table:table-cell office:value-type="float" office:value="0.9080602818" calcext:value-type="float">
            <text:p>0.9080602818</text:p>
          </table:table-cell>
          <table:table-cell office:value-type="float" office:value="5.09801101685" calcext:value-type="float">
            <text:p>5.0980110169</text:p>
          </table:table-cell>
          <table:table-cell office:value-type="float" office:value="-0.699540913105" calcext:value-type="float">
            <text:p>-0.6995409131</text:p>
          </table:table-cell>
          <table:table-cell office:value-type="float" office:value="-0.868815302849" calcext:value-type="float">
            <text:p>-0.8688153028</text:p>
          </table:table-cell>
          <table:table-cell office:value-type="float" office:value="5.14200973511" calcext:value-type="float">
            <text:p>5.1420097351</text:p>
          </table:table-cell>
          <table:table-cell office:value-type="float" office:value="-1.21306431293" calcext:value-type="float">
            <text:p>-1.2130643129</text:p>
          </table:table-cell>
          <table:table-cell office:value-type="float" office:value="-52.2406311035" calcext:value-type="float">
            <text:p>-52.2406311035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2.358" calcext:value-type="float">
            <text:p>2.358</text:p>
          </table:table-cell>
          <table:table-cell office:value-type="float" office:value="2.463" calcext:value-type="float">
            <text:p>2.463</text:p>
          </table:table-cell>
          <table:table-cell office:value-type="float" office:value="0.915048998751" calcext:value-type="float">
            <text:p>0.9150489988</text:p>
          </table:table-cell>
          <table:table-cell office:value-type="float" office:value="5.13154268265" calcext:value-type="float">
            <text:p>5.1315426827</text:p>
          </table:table-cell>
          <table:table-cell office:value-type="float" office:value="-0.702720284462" calcext:value-type="float">
            <text:p>-0.7027202845</text:p>
          </table:table-cell>
          <table:table-cell office:value-type="float" office:value="-1.04308474064" calcext:value-type="float">
            <text:p>-1.0430847406</text:p>
          </table:table-cell>
          <table:table-cell office:value-type="float" office:value="5.13682413101" calcext:value-type="float">
            <text:p>5.136824131</text:p>
          </table:table-cell>
          <table:table-cell office:value-type="float" office:value="-1.22440373898" calcext:value-type="float">
            <text:p>-1.224403739</text:p>
          </table:table-cell>
          <table:table-cell office:value-type="float" office:value="-53.9645462036" calcext:value-type="float">
            <text:p>-53.9645462036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2.346" calcext:value-type="float">
            <text:p>2.346</text:p>
          </table:table-cell>
          <table:table-cell office:value-type="float" office:value="2.476" calcext:value-type="float">
            <text:p>2.476</text:p>
          </table:table-cell>
          <table:table-cell office:value-type="float" office:value="0.921579293031" calcext:value-type="float">
            <text:p>0.921579293</text:p>
          </table:table-cell>
          <table:table-cell office:value-type="float" office:value="5.16676521301" calcext:value-type="float">
            <text:p>5.166765213</text:p>
          </table:table-cell>
          <table:table-cell office:value-type="float" office:value="-0.701371431351" calcext:value-type="float">
            <text:p>-0.7013714314</text:p>
          </table:table-cell>
          <table:table-cell office:value-type="float" office:value="-0.960980892181" calcext:value-type="float">
            <text:p>-0.9609808922</text:p>
          </table:table-cell>
          <table:table-cell office:value-type="float" office:value="5.13189220428" calcext:value-type="float">
            <text:p>5.1318922043</text:p>
          </table:table-cell>
          <table:table-cell office:value-type="float" office:value="-1.23427116871" calcext:value-type="float">
            <text:p>-1.2342711687</text:p>
          </table:table-cell>
          <table:table-cell office:value-type="float" office:value="-55.651260376" calcext:value-type="float">
            <text:p>-55.651260376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.334" calcext:value-type="float">
            <text:p>2.334</text:p>
          </table:table-cell>
          <table:table-cell office:value-type="float" office:value="2.488" calcext:value-type="float">
            <text:p>2.488</text:p>
          </table:table-cell>
          <table:table-cell office:value-type="float" office:value="0.928045043031" calcext:value-type="float">
            <text:p>0.928045043</text:p>
          </table:table-cell>
          <table:table-cell office:value-type="float" office:value="5.2003531456" calcext:value-type="float">
            <text:p>5.2003531456</text:p>
          </table:table-cell>
          <table:table-cell office:value-type="float" office:value="-0.701590240002" calcext:value-type="float">
            <text:p>-0.70159024</text:p>
          </table:table-cell>
          <table:table-cell office:value-type="float" office:value="-0.93077737093" calcext:value-type="float">
            <text:p>-0.9307773709</text:p>
          </table:table-cell>
          <table:table-cell office:value-type="float" office:value="5.12632036209" calcext:value-type="float">
            <text:p>5.1263203621</text:p>
          </table:table-cell>
          <table:table-cell office:value-type="float" office:value="-1.24330341816" calcext:value-type="float">
            <text:p>-1.2433034182</text:p>
          </table:table-cell>
          <table:table-cell office:value-type="float" office:value="-57.3180465698" calcext:value-type="float">
            <text:p>-57.3180465698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2.321" calcext:value-type="float">
            <text:p>2.321</text:p>
          </table:table-cell>
          <table:table-cell office:value-type="float" office:value="2.5" calcext:value-type="float">
            <text:p>2.5</text:p>
          </table:table-cell>
          <table:table-cell office:value-type="float" office:value="0.934064158621" calcext:value-type="float">
            <text:p>0.9340641586</text:p>
          </table:table-cell>
          <table:table-cell office:value-type="float" office:value="5.23540639877" calcext:value-type="float">
            <text:p>5.2354063988</text:p>
          </table:table-cell>
          <table:table-cell office:value-type="float" office:value="-0.706090152264" calcext:value-type="float">
            <text:p>-0.7060901523</text:p>
          </table:table-cell>
          <table:table-cell office:value-type="float" office:value="-1.14883232117" calcext:value-type="float">
            <text:p>-1.1488323212</text:p>
          </table:table-cell>
          <table:table-cell office:value-type="float" office:value="5.11947488785" calcext:value-type="float">
            <text:p>5.1194748879</text:p>
          </table:table-cell>
          <table:table-cell office:value-type="float" office:value="-1.25486040115" calcext:value-type="float">
            <text:p>-1.2548604012</text:p>
          </table:table-cell>
          <table:table-cell office:value-type="float" office:value="-58.9889144897" calcext:value-type="float">
            <text:p>-58.9889144897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2.309" calcext:value-type="float">
            <text:p>2.309</text:p>
          </table:table-cell>
          <table:table-cell office:value-type="float" office:value="2.511" calcext:value-type="float">
            <text:p>2.511</text:p>
          </table:table-cell>
          <table:table-cell office:value-type="float" office:value="0.93999968616" calcext:value-type="float">
            <text:p>0.9399996862</text:p>
          </table:table-cell>
          <table:table-cell office:value-type="float" office:value="5.26722383499" calcext:value-type="float">
            <text:p>5.267223835</text:p>
          </table:table-cell>
          <table:table-cell office:value-type="float" office:value="-0.709586203098" calcext:value-type="float">
            <text:p>-0.7095862031</text:p>
          </table:table-cell>
          <table:table-cell office:value-type="float" office:value="-1.40228700638" calcext:value-type="float">
            <text:p>-1.4022870064</text:p>
          </table:table-cell>
          <table:table-cell office:value-type="float" office:value="5.11231374741" calcext:value-type="float">
            <text:p>5.1123137474</text:p>
          </table:table-cell>
          <table:table-cell office:value-type="float" office:value="-1.26943600178" calcext:value-type="float">
            <text:p>-1.2694360018</text:p>
          </table:table-cell>
          <table:table-cell office:value-type="float" office:value="-60.6541290283" calcext:value-type="float">
            <text:p>-60.6541290283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2.295" calcext:value-type="float">
            <text:p>2.295</text:p>
          </table:table-cell>
          <table:table-cell office:value-type="float" office:value="2.522" calcext:value-type="float">
            <text:p>2.522</text:p>
          </table:table-cell>
          <table:table-cell office:value-type="float" office:value="0.945663560331" calcext:value-type="float">
            <text:p>0.9456635603</text:p>
          </table:table-cell>
          <table:table-cell office:value-type="float" office:value="5.30193996429" calcext:value-type="float">
            <text:p>5.3019399643</text:p>
          </table:table-cell>
          <table:table-cell office:value-type="float" office:value="-0.71172440052" calcext:value-type="float">
            <text:p>-0.7117244005</text:p>
          </table:table-cell>
          <table:table-cell office:value-type="float" office:value="-1.57509434223" calcext:value-type="float">
            <text:p>-1.5750943422</text:p>
          </table:table-cell>
          <table:table-cell office:value-type="float" office:value="5.10534095764" calcext:value-type="float">
            <text:p>5.1053409576</text:p>
          </table:table-cell>
          <table:table-cell office:value-type="float" office:value="-1.2860070467" calcext:value-type="float">
            <text:p>-1.2860070467</text:p>
          </table:table-cell>
          <table:table-cell office:value-type="float" office:value="-62.3162879944" calcext:value-type="float">
            <text:p>-62.3162879944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2.279" calcext:value-type="float">
            <text:p>2.279</text:p>
          </table:table-cell>
          <table:table-cell office:value-type="float" office:value="2.534" calcext:value-type="float">
            <text:p>2.534</text:p>
          </table:table-cell>
          <table:table-cell office:value-type="float" office:value="0.951208537575" calcext:value-type="float">
            <text:p>0.9512085376</text:p>
          </table:table-cell>
          <table:table-cell office:value-type="float" office:value="5.33612203598" calcext:value-type="float">
            <text:p>5.336122036</text:p>
          </table:table-cell>
          <table:table-cell office:value-type="float" office:value="-0.715328812599" calcext:value-type="float">
            <text:p>-0.7153288126</text:p>
          </table:table-cell>
          <table:table-cell office:value-type="float" office:value="-1.84055626392" calcext:value-type="float">
            <text:p>-1.8405562639</text:p>
          </table:table-cell>
          <table:table-cell office:value-type="float" office:value="5.09833288193" calcext:value-type="float">
            <text:p>5.0983328819</text:p>
          </table:table-cell>
          <table:table-cell office:value-type="float" office:value="-1.2981108427" calcext:value-type="float">
            <text:p>-1.2981108427</text:p>
          </table:table-cell>
          <table:table-cell office:value-type="float" office:value="-63.9516868591" calcext:value-type="float">
            <text:p>-63.95168685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264" calcext:value-type="float">
            <text:p>2.264</text:p>
          </table:table-cell>
          <table:table-cell office:value-type="float" office:value="2.545" calcext:value-type="float">
            <text:p>2.545</text:p>
          </table:table-cell>
          <table:table-cell office:value-type="float" office:value="0.956462214638" calcext:value-type="float">
            <text:p>0.9564622146</text:p>
          </table:table-cell>
          <table:table-cell office:value-type="float" office:value="5.35272216797" calcext:value-type="float">
            <text:p>5.352722168</text:p>
          </table:table-cell>
          <table:table-cell office:value-type="float" office:value="-0.720333278179" calcext:value-type="float">
            <text:p>-0.7203332782</text:p>
          </table:table-cell>
          <table:table-cell office:value-type="float" office:value="-2.22590517998" calcext:value-type="float">
            <text:p>-2.22590518</text:p>
          </table:table-cell>
          <table:table-cell office:value-type="float" office:value="5.09132528305" calcext:value-type="float">
            <text:p>5.0913252831</text:p>
          </table:table-cell>
          <table:table-cell office:value-type="float" office:value="-1.30635130405" calcext:value-type="float">
            <text:p>-1.3063513041</text:p>
          </table:table-cell>
          <table:table-cell office:value-type="float" office:value="-65.6189727783" calcext:value-type="float">
            <text:p>-65.6189727783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2.247" calcext:value-type="float">
            <text:p>2.247</text:p>
          </table:table-cell>
          <table:table-cell office:value-type="float" office:value="2.556" calcext:value-type="float">
            <text:p>2.556</text:p>
          </table:table-cell>
          <table:table-cell office:value-type="float" office:value="0.961147427698" calcext:value-type="float">
            <text:p>0.9611474277</text:p>
          </table:table-cell>
          <table:table-cell office:value-type="float" office:value="5.35783672333" calcext:value-type="float">
            <text:p>5.3578367233</text:p>
          </table:table-cell>
          <table:table-cell office:value-type="float" office:value="-0.722578048706" calcext:value-type="float">
            <text:p>-0.7225780487</text:p>
          </table:table-cell>
          <table:table-cell office:value-type="float" office:value="-2.51554536819" calcext:value-type="float">
            <text:p>-2.5155453682</text:p>
          </table:table-cell>
          <table:table-cell office:value-type="float" office:value="5.08449792862" calcext:value-type="float">
            <text:p>5.0844979286</text:p>
          </table:table-cell>
          <table:table-cell office:value-type="float" office:value="-1.3136330843" calcext:value-type="float">
            <text:p>-1.3136330843</text:p>
          </table:table-cell>
          <table:table-cell office:value-type="float" office:value="-67.3491439819" calcext:value-type="float">
            <text:p>-67.3491439819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2.231" calcext:value-type="float">
            <text:p>2.231</text:p>
          </table:table-cell>
          <table:table-cell office:value-type="float" office:value="2.566" calcext:value-type="float">
            <text:p>2.566</text:p>
          </table:table-cell>
          <table:table-cell office:value-type="float" office:value="0.965310351808" calcext:value-type="float">
            <text:p>0.9653103518</text:p>
          </table:table-cell>
          <table:table-cell office:value-type="float" office:value="5.3630490303" calcext:value-type="float">
            <text:p>5.3630490303</text:p>
          </table:table-cell>
          <table:table-cell office:value-type="float" office:value="-0.722190320492" calcext:value-type="float">
            <text:p>-0.7221903205</text:p>
          </table:table-cell>
          <table:table-cell office:value-type="float" office:value="-2.6580555439" calcext:value-type="float">
            <text:p>-2.6580555439</text:p>
          </table:table-cell>
          <table:table-cell office:value-type="float" office:value="5.07793903351" calcext:value-type="float">
            <text:p>5.0779390335</text:p>
          </table:table-cell>
          <table:table-cell office:value-type="float" office:value="-1.32053208351" calcext:value-type="float">
            <text:p>-1.3205320835</text:p>
          </table:table-cell>
          <table:table-cell office:value-type="float" office:value="-69.0761642456" calcext:value-type="float">
            <text:p>-69.0761642456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2.213" calcext:value-type="float">
            <text:p>2.213</text:p>
          </table:table-cell>
          <table:table-cell office:value-type="float" office:value="2.576" calcext:value-type="float">
            <text:p>2.576</text:p>
          </table:table-cell>
          <table:table-cell office:value-type="float" office:value="0.969486992209" calcext:value-type="float">
            <text:p>0.9694869922</text:p>
          </table:table-cell>
          <table:table-cell office:value-type="float" office:value="5.3671541214" calcext:value-type="float">
            <text:p>5.3671541214</text:p>
          </table:table-cell>
          <table:table-cell office:value-type="float" office:value="-0.723932683468" calcext:value-type="float">
            <text:p>-0.7239326835</text:p>
          </table:table-cell>
          <table:table-cell office:value-type="float" office:value="-2.88893389702" calcext:value-type="float">
            <text:p>-2.888933897</text:p>
          </table:table-cell>
          <table:table-cell office:value-type="float" office:value="5.07096624374" calcext:value-type="float">
            <text:p>5.0709662437</text:p>
          </table:table-cell>
          <table:table-cell office:value-type="float" office:value="-1.32801151276" calcext:value-type="float">
            <text:p>-1.3280115128</text:p>
          </table:table-cell>
          <table:table-cell office:value-type="float" office:value="-70.8125305176" calcext:value-type="float">
            <text:p>-70.8125305176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2.195" calcext:value-type="float">
            <text:p>2.195</text:p>
          </table:table-cell>
          <table:table-cell office:value-type="float" office:value="2.585" calcext:value-type="float">
            <text:p>2.585</text:p>
          </table:table-cell>
          <table:table-cell office:value-type="float" office:value="0.973742270931" calcext:value-type="float">
            <text:p>0.9737422709</text:p>
          </table:table-cell>
          <table:table-cell office:value-type="float" office:value="5.37585496902" calcext:value-type="float">
            <text:p>5.375854969</text:p>
          </table:table-cell>
          <table:table-cell office:value-type="float" office:value="-0.726409316063" calcext:value-type="float">
            <text:p>-0.7264093161</text:p>
          </table:table-cell>
          <table:table-cell office:value-type="float" office:value="-3.1697947979" calcext:value-type="float">
            <text:p>-3.1697947979</text:p>
          </table:table-cell>
          <table:table-cell office:value-type="float" office:value="5.06322193146" calcext:value-type="float">
            <text:p>5.0632219315</text:p>
          </table:table-cell>
          <table:table-cell office:value-type="float" office:value="-1.33449649811" calcext:value-type="float">
            <text:p>-1.3344964981</text:p>
          </table:table-cell>
          <table:table-cell office:value-type="float" office:value="-72.6518936157" calcext:value-type="float">
            <text:p>-72.6518936157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.176" calcext:value-type="float">
            <text:p>2.176</text:p>
          </table:table-cell>
          <table:table-cell office:value-type="float" office:value="2.594" calcext:value-type="float">
            <text:p>2.594</text:p>
          </table:table-cell>
          <table:table-cell office:value-type="float" office:value="0.977682065676" calcext:value-type="float">
            <text:p>0.9776820657</text:p>
          </table:table-cell>
          <table:table-cell office:value-type="float" office:value="5.38364839554" calcext:value-type="float">
            <text:p>5.3836483955</text:p>
          </table:table-cell>
          <table:table-cell office:value-type="float" office:value="-0.725708305836" calcext:value-type="float">
            <text:p>-0.7257083058</text:p>
          </table:table-cell>
          <table:table-cell office:value-type="float" office:value="-3.24523448944" calcext:value-type="float">
            <text:p>-3.2452344894</text:p>
          </table:table-cell>
          <table:table-cell office:value-type="float" office:value="5.05576372147" calcext:value-type="float">
            <text:p>5.0557637215</text:p>
          </table:table-cell>
          <table:table-cell office:value-type="float" office:value="-1.34032070637" calcext:value-type="float">
            <text:p>-1.3403207064</text:p>
          </table:table-cell>
          <table:table-cell office:value-type="float" office:value="-74.4006271362" calcext:value-type="float">
            <text:p>-74.4006271362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.157" calcext:value-type="float">
            <text:p>2.157</text:p>
          </table:table-cell>
          <table:table-cell office:value-type="float" office:value="2.602" calcext:value-type="float">
            <text:p>2.602</text:p>
          </table:table-cell>
          <table:table-cell office:value-type="float" office:value="0.980918220493" calcext:value-type="float">
            <text:p>0.9809182205</text:p>
          </table:table-cell>
          <table:table-cell office:value-type="float" office:value="5.39821195602" calcext:value-type="float">
            <text:p>5.398211956</text:p>
          </table:table-cell>
          <table:table-cell office:value-type="float" office:value="-0.728934586048" calcext:value-type="float">
            <text:p>-0.728934586</text:p>
          </table:table-cell>
          <table:table-cell office:value-type="float" office:value="-3.44579839706" calcext:value-type="float">
            <text:p>-3.4457983971</text:p>
          </table:table-cell>
          <table:table-cell office:value-type="float" office:value="5.04795360565" calcext:value-type="float">
            <text:p>5.0479536057</text:p>
          </table:table-cell>
          <table:table-cell office:value-type="float" office:value="-1.34689736366" calcext:value-type="float">
            <text:p>-1.3468973637</text:p>
          </table:table-cell>
          <table:table-cell office:value-type="float" office:value="-76.1325149536" calcext:value-type="float">
            <text:p>-76.1325149536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2.139" calcext:value-type="float">
            <text:p>2.139</text:p>
          </table:table-cell>
          <table:table-cell office:value-type="float" office:value="2.61" calcext:value-type="float">
            <text:p>2.61</text:p>
          </table:table-cell>
          <table:table-cell office:value-type="float" office:value="0.983724071795" calcext:value-type="float">
            <text:p>0.9837240718</text:p>
          </table:table-cell>
          <table:table-cell office:value-type="float" office:value="5.43080043793" calcext:value-type="float">
            <text:p>5.4308004379</text:p>
          </table:table-cell>
          <table:table-cell office:value-type="float" office:value="-0.736240506172" calcext:value-type="float">
            <text:p>-0.7362405062</text:p>
          </table:table-cell>
          <table:table-cell office:value-type="float" office:value="-3.79751086235" calcext:value-type="float">
            <text:p>-3.7975108624</text:p>
          </table:table-cell>
          <table:table-cell office:value-type="float" office:value="5.04004621506" calcext:value-type="float">
            <text:p>5.0400462151</text:p>
          </table:table-cell>
          <table:table-cell office:value-type="float" office:value="-1.35258162022" calcext:value-type="float">
            <text:p>-1.3525816202</text:p>
          </table:table-cell>
          <table:table-cell office:value-type="float" office:value="-77.8932800293" calcext:value-type="float">
            <text:p>-77.8932800293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2.12" calcext:value-type="float">
            <text:p>2.12</text:p>
          </table:table-cell>
          <table:table-cell office:value-type="float" office:value="2.616" calcext:value-type="float">
            <text:p>2.616</text:p>
          </table:table-cell>
          <table:table-cell office:value-type="float" office:value="0.986390921127" calcext:value-type="float">
            <text:p>0.9863909211</text:p>
          </table:table-cell>
          <table:table-cell office:value-type="float" office:value="5.45960187912" calcext:value-type="float">
            <text:p>5.4596018791</text:p>
          </table:table-cell>
          <table:table-cell office:value-type="float" office:value="-0.740338861942" calcext:value-type="float">
            <text:p>-0.7403388619</text:p>
          </table:table-cell>
          <table:table-cell office:value-type="float" office:value="-4.05048036575" calcext:value-type="float">
            <text:p>-4.0504803658</text:p>
          </table:table-cell>
          <table:table-cell office:value-type="float" office:value="5.03171920776" calcext:value-type="float">
            <text:p>5.0317192078</text:p>
          </table:table-cell>
          <table:table-cell office:value-type="float" office:value="-1.35859119892" calcext:value-type="float">
            <text:p>-1.3585911989</text:p>
          </table:table-cell>
          <table:table-cell office:value-type="float" office:value="-79.6624908447" calcext:value-type="float">
            <text:p>-79.6624908447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2.101" calcext:value-type="float">
            <text:p>2.101</text:p>
          </table:table-cell>
          <table:table-cell office:value-type="float" office:value="2.623" calcext:value-type="float">
            <text:p>2.623</text:p>
          </table:table-cell>
          <table:table-cell office:value-type="float" office:value="0.988895225583" calcext:value-type="float">
            <text:p>0.9888952256</text:p>
          </table:table-cell>
          <table:table-cell office:value-type="float" office:value="5.49037647247" calcext:value-type="float">
            <text:p>5.4903764725</text:p>
          </table:table-cell>
          <table:table-cell office:value-type="float" office:value="-0.743986427784" calcext:value-type="float">
            <text:p>-0.7439864278</text:p>
          </table:table-cell>
          <table:table-cell office:value-type="float" office:value="-4.28418636322" calcext:value-type="float">
            <text:p>-4.2841863632</text:p>
          </table:table-cell>
          <table:table-cell office:value-type="float" office:value="5.02376031876" calcext:value-type="float">
            <text:p>5.0237603188</text:p>
          </table:table-cell>
          <table:table-cell office:value-type="float" office:value="-1.36285090446" calcext:value-type="float">
            <text:p>-1.3628509045</text:p>
          </table:table-cell>
          <table:table-cell office:value-type="float" office:value="-81.397354126" calcext:value-type="float">
            <text:p>-81.3973541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082" calcext:value-type="float">
            <text:p>2.082</text:p>
          </table:table-cell>
          <table:table-cell office:value-type="float" office:value="2.628" calcext:value-type="float">
            <text:p>2.628</text:p>
          </table:table-cell>
          <table:table-cell office:value-type="float" office:value="0.991146378261" calcext:value-type="float">
            <text:p>0.9911463783</text:p>
          </table:table-cell>
          <table:table-cell office:value-type="float" office:value="5.51550197601" calcext:value-type="float">
            <text:p>5.515501976</text:p>
          </table:table-cell>
          <table:table-cell office:value-type="float" office:value="-0.752492845058" calcext:value-type="float">
            <text:p>-0.7524928451</text:p>
          </table:table-cell>
          <table:table-cell office:value-type="float" office:value="-4.86076402664" calcext:value-type="float">
            <text:p>-4.8607640266</text:p>
          </table:table-cell>
          <table:table-cell office:value-type="float" office:value="5.01542186737" calcext:value-type="float">
            <text:p>5.0154218674</text:p>
          </table:table-cell>
          <table:table-cell office:value-type="float" office:value="-1.36810433865" calcext:value-type="float">
            <text:p>-1.3681043387</text:p>
          </table:table-cell>
          <table:table-cell office:value-type="float" office:value="-83.0999984741" calcext:value-type="float">
            <text:p>-83.0999984741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2.063" calcext:value-type="float">
            <text:p>2.063</text:p>
          </table:table-cell>
          <table:table-cell office:value-type="float" office:value="2.633" calcext:value-type="float">
            <text:p>2.633</text:p>
          </table:table-cell>
          <table:table-cell office:value-type="float" office:value="0.993202128256" calcext:value-type="float">
            <text:p>0.9932021283</text:p>
          </table:table-cell>
          <table:table-cell office:value-type="float" office:value="5.5422296524" calcext:value-type="float">
            <text:p>5.5422296524</text:p>
          </table:table-cell>
          <table:table-cell office:value-type="float" office:value="-0.763248085976" calcext:value-type="float">
            <text:p>-0.763248086</text:p>
          </table:table-cell>
          <table:table-cell office:value-type="float" office:value="-5.62850379944" calcext:value-type="float">
            <text:p>-5.6285037994</text:p>
          </table:table-cell>
          <table:table-cell office:value-type="float" office:value="5.00685596466" calcext:value-type="float">
            <text:p>5.0068559647</text:p>
          </table:table-cell>
          <table:table-cell office:value-type="float" office:value="-1.37400150299" calcext:value-type="float">
            <text:p>-1.374001503</text:p>
          </table:table-cell>
          <table:table-cell office:value-type="float" office:value="-84.7924499512" calcext:value-type="float">
            <text:p>-84.7924499512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2.043" calcext:value-type="float">
            <text:p>2.043</text:p>
          </table:table-cell>
          <table:table-cell office:value-type="float" office:value="2.638" calcext:value-type="float">
            <text:p>2.638</text:p>
          </table:table-cell>
          <table:table-cell office:value-type="float" office:value="0.994987485107" calcext:value-type="float">
            <text:p>0.9949874851</text:p>
          </table:table-cell>
          <table:table-cell office:value-type="float" office:value="5.57881689072" calcext:value-type="float">
            <text:p>5.5788168907</text:p>
          </table:table-cell>
          <table:table-cell office:value-type="float" office:value="-0.776133775711" calcext:value-type="float">
            <text:p>-0.7761337757</text:p>
          </table:table-cell>
          <table:table-cell office:value-type="float" office:value="-6.60835886002" calcext:value-type="float">
            <text:p>-6.60835886</text:p>
          </table:table-cell>
          <table:table-cell office:value-type="float" office:value="4.99720144272" calcext:value-type="float">
            <text:p>4.9972014427</text:p>
          </table:table-cell>
          <table:table-cell office:value-type="float" office:value="-1.38044095039" calcext:value-type="float">
            <text:p>-1.3804409504</text:p>
          </table:table-cell>
          <table:table-cell office:value-type="float" office:value="-86.5301132202" calcext:value-type="float">
            <text:p>-86.5301132202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2.023" calcext:value-type="float">
            <text:p>2.023</text:p>
          </table:table-cell>
          <table:table-cell office:value-type="float" office:value="2.641" calcext:value-type="float">
            <text:p>2.641</text:p>
          </table:table-cell>
          <table:table-cell office:value-type="float" office:value="0.996501962761" calcext:value-type="float">
            <text:p>0.9965019628</text:p>
          </table:table-cell>
          <table:table-cell office:value-type="float" office:value="5.63496541977" calcext:value-type="float">
            <text:p>5.6349654198</text:p>
          </table:table-cell>
          <table:table-cell office:value-type="float" office:value="-0.793500721455" calcext:value-type="float">
            <text:p>-0.7935007215</text:p>
          </table:table-cell>
          <table:table-cell office:value-type="float" office:value="-7.81467628479" calcext:value-type="float">
            <text:p>-7.8146762848</text:p>
          </table:table-cell>
          <table:table-cell office:value-type="float" office:value="4.98714876175" calcext:value-type="float">
            <text:p>4.9871487618</text:p>
          </table:table-cell>
          <table:table-cell office:value-type="float" office:value="-1.38490879536" calcext:value-type="float">
            <text:p>-1.3849087954</text:p>
          </table:table-cell>
          <table:table-cell office:value-type="float" office:value="-88.3073883057" calcext:value-type="float">
            <text:p>-88.3073883057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2.006" calcext:value-type="float">
            <text:p>2.006</text:p>
          </table:table-cell>
          <table:table-cell office:value-type="float" office:value="2.644" calcext:value-type="float">
            <text:p>2.644</text:p>
          </table:table-cell>
          <table:table-cell office:value-type="float" office:value="0.997677533599" calcext:value-type="float">
            <text:p>0.9976775336</text:p>
          </table:table-cell>
          <table:table-cell office:value-type="float" office:value="5.67190074921" calcext:value-type="float">
            <text:p>5.6719007492</text:p>
          </table:table-cell>
          <table:table-cell office:value-type="float" office:value="-0.814409732819" calcext:value-type="float">
            <text:p>-0.8144097328</text:p>
          </table:table-cell>
          <table:table-cell office:value-type="float" office:value="-9.38348197937" calcext:value-type="float">
            <text:p>-9.3834819794</text:p>
          </table:table-cell>
          <table:table-cell office:value-type="float" office:value="4.97813653946" calcext:value-type="float">
            <text:p>4.9781365395</text:p>
          </table:table-cell>
          <table:table-cell office:value-type="float" office:value="-1.38928091526" calcext:value-type="float">
            <text:p>-1.3892809153</text:p>
          </table:table-cell>
          <table:table-cell office:value-type="float" office:value="-90.0806121826" calcext:value-type="float">
            <text:p>-90.0806121826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1.989" calcext:value-type="float">
            <text:p>1.989</text:p>
          </table:table-cell>
          <table:table-cell office:value-type="float" office:value="2.646" calcext:value-type="float">
            <text:p>2.646</text:p>
          </table:table-cell>
          <table:table-cell office:value-type="float" office:value="0.998639613679" calcext:value-type="float">
            <text:p>0.9986396137</text:p>
          </table:table-cell>
          <table:table-cell office:value-type="float" office:value="5.70078325272" calcext:value-type="float">
            <text:p>5.7007832527</text:p>
          </table:table-cell>
          <table:table-cell office:value-type="float" office:value="-0.833552718163" calcext:value-type="float">
            <text:p>-0.8335527182</text:p>
          </table:table-cell>
          <table:table-cell office:value-type="float" office:value="-10.7887144089" calcext:value-type="float">
            <text:p>-10.7887144089</text:p>
          </table:table-cell>
          <table:table-cell office:value-type="float" office:value="4.96949052811" calcext:value-type="float">
            <text:p>4.9694905281</text:p>
          </table:table-cell>
          <table:table-cell office:value-type="float" office:value="-1.39238727093" calcext:value-type="float">
            <text:p>-1.3923872709</text:p>
          </table:table-cell>
          <table:table-cell office:value-type="float" office:value="-91.79662323" calcext:value-type="float">
            <text:p>-91.79662323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1.973" calcext:value-type="float">
            <text:p>1.973</text:p>
          </table:table-cell>
          <table:table-cell office:value-type="float" office:value="2.648" calcext:value-type="float">
            <text:p>2.648</text:p>
          </table:table-cell>
          <table:table-cell office:value-type="float" office:value="0.999364002081" calcext:value-type="float">
            <text:p>0.9993640021</text:p>
          </table:table-cell>
          <table:table-cell office:value-type="float" office:value="5.75042819977" calcext:value-type="float">
            <text:p>5.7504281998</text:p>
          </table:table-cell>
          <table:table-cell office:value-type="float" office:value="-0.854468345642" calcext:value-type="float">
            <text:p>-0.8544683456</text:p>
          </table:table-cell>
          <table:table-cell office:value-type="float" office:value="-12.1860389709" calcext:value-type="float">
            <text:p>-12.1860389709</text:p>
          </table:table-cell>
          <table:table-cell office:value-type="float" office:value="4.95989465714" calcext:value-type="float">
            <text:p>4.9598946571</text:p>
          </table:table-cell>
          <table:table-cell office:value-type="float" office:value="-1.3939589262" calcext:value-type="float">
            <text:p>-1.3939589262</text:p>
          </table:table-cell>
          <table:table-cell office:value-type="float" office:value="-93.5475769043" calcext:value-type="float">
            <text:p>-93.5475769043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1.957" calcext:value-type="float">
            <text:p>1.957</text:p>
          </table:table-cell>
          <table:table-cell office:value-type="float" office:value="2.649" calcext:value-type="float">
            <text:p>2.649</text:p>
          </table:table-cell>
          <table:table-cell office:value-type="float" office:value="0.999796654134" calcext:value-type="float">
            <text:p>0.9997966541</text:p>
          </table:table-cell>
          <table:table-cell office:value-type="float" office:value="5.77870512009" calcext:value-type="float">
            <text:p>5.7787051201</text:p>
          </table:table-cell>
          <table:table-cell office:value-type="float" office:value="-0.873420894146" calcext:value-type="float">
            <text:p>-0.8734208941</text:p>
          </table:table-cell>
          <table:table-cell office:value-type="float" office:value="-13.5879068375" calcext:value-type="float">
            <text:p>-13.5879068375</text:p>
          </table:table-cell>
          <table:table-cell office:value-type="float" office:value="4.94978237152" calcext:value-type="float">
            <text:p>4.9497823715</text:p>
          </table:table-cell>
          <table:table-cell office:value-type="float" office:value="-1.3954885006" calcext:value-type="float">
            <text:p>-1.3954885006</text:p>
          </table:table-cell>
          <table:table-cell office:value-type="float" office:value="-95.2777786255" calcext:value-type="float">
            <text:p>-95.2777786255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.942" calcext:value-type="float">
            <text:p>1.942</text:p>
          </table:table-cell>
          <table:table-cell office:value-type="float" office:value="2.649" calcext:value-type="float">
            <text:p>2.649</text:p>
          </table:table-cell>
          <table:table-cell office:value-type="float" office:value="0.99998910985" calcext:value-type="float">
            <text:p>0.9999891099</text:p>
          </table:table-cell>
          <table:table-cell office:value-type="float" office:value="5.78622055054" calcext:value-type="float">
            <text:p>5.7862205505</text:p>
          </table:table-cell>
          <table:table-cell office:value-type="float" office:value="-0.888759195805" calcext:value-type="float">
            <text:p>-0.8887591958</text:p>
          </table:table-cell>
          <table:table-cell office:value-type="float" office:value="-15.165104866" calcext:value-type="float">
            <text:p>-15.165104866</text:p>
          </table:table-cell>
          <table:table-cell office:value-type="float" office:value="4.94001102448" calcext:value-type="float">
            <text:p>4.9400110245</text:p>
          </table:table-cell>
          <table:table-cell office:value-type="float" office:value="-1.4003058672" calcext:value-type="float">
            <text:p>-1.4003058672</text:p>
          </table:table-cell>
          <table:table-cell office:value-type="float" office:value="-96.9153594971" calcext:value-type="float">
            <text:p>-96.9153594971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1.926" calcext:value-type="float">
            <text:p>1.926</text:p>
          </table:table-cell>
          <table:table-cell office:value-type="float" office:value="2.649" calcext:value-type="float">
            <text:p>2.649</text:p>
          </table:table-cell>
          <table:table-cell office:value-type="float" office:value="0.999929990176" calcext:value-type="float">
            <text:p>0.9999299902</text:p>
          </table:table-cell>
          <table:table-cell office:value-type="float" office:value="5.79167175293" calcext:value-type="float">
            <text:p>5.7916717529</text:p>
          </table:table-cell>
          <table:table-cell office:value-type="float" office:value="-0.903326094151" calcext:value-type="float">
            <text:p>-0.9033260942</text:p>
          </table:table-cell>
          <table:table-cell office:value-type="float" office:value="-16.881855011" calcext:value-type="float">
            <text:p>-16.881855011</text:p>
          </table:table-cell>
          <table:table-cell office:value-type="float" office:value="4.93089056015" calcext:value-type="float">
            <text:p>4.9308905602</text:p>
          </table:table-cell>
          <table:table-cell office:value-type="float" office:value="-1.40640735626" calcext:value-type="float">
            <text:p>-1.4064073563</text:p>
          </table:table-cell>
          <table:table-cell office:value-type="float" office:value="-98.4495620728" calcext:value-type="float">
            <text:p>-98.44956207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909" calcext:value-type="float">
            <text:p>1.909</text:p>
          </table:table-cell>
          <table:table-cell office:value-type="float" office:value="2.648" calcext:value-type="float">
            <text:p>2.648</text:p>
          </table:table-cell>
          <table:table-cell office:value-type="float" office:value="0.999598645739" calcext:value-type="float">
            <text:p>0.9995986457</text:p>
          </table:table-cell>
          <table:table-cell office:value-type="float" office:value="5.79573154449" calcext:value-type="float">
            <text:p>5.7957315445</text:p>
          </table:table-cell>
          <table:table-cell office:value-type="float" office:value="-0.915764689445" calcext:value-type="float">
            <text:p>-0.9157646894</text:p>
          </table:table-cell>
          <table:table-cell office:value-type="float" office:value="-18.4786243439" calcext:value-type="float">
            <text:p>-18.4786243439</text:p>
          </table:table-cell>
          <table:table-cell office:value-type="float" office:value="4.92073535919" calcext:value-type="float">
            <text:p>4.9207353592</text:p>
          </table:table-cell>
          <table:table-cell office:value-type="float" office:value="-1.41289758682" calcext:value-type="float">
            <text:p>-1.4128975868</text:p>
          </table:table-cell>
          <table:table-cell office:value-type="float" office:value="-99.966545105" calcext:value-type="float">
            <text:p>-99.966545105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1.893" calcext:value-type="float">
            <text:p>1.893</text:p>
          </table:table-cell>
          <table:table-cell office:value-type="float" office:value="2.647" calcext:value-type="float">
            <text:p>2.647</text:p>
          </table:table-cell>
          <table:table-cell office:value-type="float" office:value="0.998995166744" calcext:value-type="float">
            <text:p>0.9989951667</text:p>
          </table:table-cell>
          <table:table-cell office:value-type="float" office:value="5.80013132095" calcext:value-type="float">
            <text:p>5.800131321</text:p>
          </table:table-cell>
          <table:table-cell office:value-type="float" office:value="-0.931019842625" calcext:value-type="float">
            <text:p>-0.9310198426</text:p>
          </table:table-cell>
          <table:table-cell office:value-type="float" office:value="-20.200586319" calcext:value-type="float">
            <text:p>-20.200586319</text:p>
          </table:table-cell>
          <table:table-cell office:value-type="float" office:value="4.9097237587" calcext:value-type="float">
            <text:p>4.9097237587</text:p>
          </table:table-cell>
          <table:table-cell office:value-type="float" office:value="-1.41746425629" calcext:value-type="float">
            <text:p>-1.4174642563</text:p>
          </table:table-cell>
          <table:table-cell office:value-type="float" office:value="-101.477622986" calcext:value-type="float">
            <text:p>-101.477622986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1.877" calcext:value-type="float">
            <text:p>1.877</text:p>
          </table:table-cell>
          <table:table-cell office:value-type="float" office:value="2.646" calcext:value-type="float">
            <text:p>2.646</text:p>
          </table:table-cell>
          <table:table-cell office:value-type="float" office:value="0.998119717486" calcext:value-type="float">
            <text:p>0.9981197175</text:p>
          </table:table-cell>
          <table:table-cell office:value-type="float" office:value="5.80515909195" calcext:value-type="float">
            <text:p>5.805159092</text:p>
          </table:table-cell>
          <table:table-cell office:value-type="float" office:value="-0.946756720543" calcext:value-type="float">
            <text:p>-0.9467567205</text:p>
          </table:table-cell>
          <table:table-cell office:value-type="float" office:value="-21.9361400604" calcext:value-type="float">
            <text:p>-21.9361400604</text:p>
          </table:table-cell>
          <table:table-cell office:value-type="float" office:value="4.89862442017" calcext:value-type="float">
            <text:p>4.8986244202</text:p>
          </table:table-cell>
          <table:table-cell office:value-type="float" office:value="-1.41918182373" calcext:value-type="float">
            <text:p>-1.4191818237</text:p>
          </table:table-cell>
          <table:table-cell office:value-type="float" office:value="-103.026428223" calcext:value-type="float">
            <text:p>-103.026428223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1.86" calcext:value-type="float">
            <text:p>1.86</text:p>
          </table:table-cell>
          <table:table-cell office:value-type="float" office:value="2.643" calcext:value-type="float">
            <text:p>2.643</text:p>
          </table:table-cell>
          <table:table-cell office:value-type="float" office:value="0.996894283329" calcext:value-type="float">
            <text:p>0.9968942833</text:p>
          </table:table-cell>
          <table:table-cell office:value-type="float" office:value="5.81897163391" calcext:value-type="float">
            <text:p>5.8189716339</text:p>
          </table:table-cell>
          <table:table-cell office:value-type="float" office:value="-0.967454314232" calcext:value-type="float">
            <text:p>-0.9674543142</text:p>
          </table:table-cell>
          <table:table-cell office:value-type="float" office:value="-23.7754211426" calcext:value-type="float">
            <text:p>-23.7754211426</text:p>
          </table:table-cell>
          <table:table-cell office:value-type="float" office:value="4.88754653931" calcext:value-type="float">
            <text:p>4.8875465393</text:p>
          </table:table-cell>
          <table:table-cell office:value-type="float" office:value="-1.42026853561" calcext:value-type="float">
            <text:p>-1.4202685356</text:p>
          </table:table-cell>
          <table:table-cell office:value-type="float" office:value="-104.60093689" calcext:value-type="float">
            <text:p>-104.60093689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1.844" calcext:value-type="float">
            <text:p>1.844</text:p>
          </table:table-cell>
          <table:table-cell office:value-type="float" office:value="2.641" calcext:value-type="float">
            <text:p>2.641</text:p>
          </table:table-cell>
          <table:table-cell office:value-type="float" office:value="0.995459244523" calcext:value-type="float">
            <text:p>0.9954592445</text:p>
          </table:table-cell>
          <table:table-cell office:value-type="float" office:value="5.83453130722" calcext:value-type="float">
            <text:p>5.8345313072</text:p>
          </table:table-cell>
          <table:table-cell office:value-type="float" office:value="-0.989663481712" calcext:value-type="float">
            <text:p>-0.9896634817</text:p>
          </table:table-cell>
          <table:table-cell office:value-type="float" office:value="-25.6236095428" calcext:value-type="float">
            <text:p>-25.6236095428</text:p>
          </table:table-cell>
          <table:table-cell office:value-type="float" office:value="4.8764591217" calcext:value-type="float">
            <text:p>4.8764591217</text:p>
          </table:table-cell>
          <table:table-cell office:value-type="float" office:value="-1.42113506794" calcext:value-type="float">
            <text:p>-1.4211350679</text:p>
          </table:table-cell>
          <table:table-cell office:value-type="float" office:value="-106.189437866" calcext:value-type="float">
            <text:p>-106.189437866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1.828" calcext:value-type="float">
            <text:p>1.828</text:p>
          </table:table-cell>
          <table:table-cell office:value-type="float" office:value="2.637" calcext:value-type="float">
            <text:p>2.637</text:p>
          </table:table-cell>
          <table:table-cell office:value-type="float" office:value="0.993641101133" calcext:value-type="float">
            <text:p>0.9936411011</text:p>
          </table:table-cell>
          <table:table-cell office:value-type="float" office:value="5.84809494019" calcext:value-type="float">
            <text:p>5.8480949402</text:p>
          </table:table-cell>
          <table:table-cell office:value-type="float" office:value="-1.01170945168" calcext:value-type="float">
            <text:p>-1.0117094517</text:p>
          </table:table-cell>
          <table:table-cell office:value-type="float" office:value="-27.4856376648" calcext:value-type="float">
            <text:p>-27.4856376648</text:p>
          </table:table-cell>
          <table:table-cell office:value-type="float" office:value="4.86595773697" calcext:value-type="float">
            <text:p>4.865957737</text:p>
          </table:table-cell>
          <table:table-cell office:value-type="float" office:value="-1.42131054401" calcext:value-type="float">
            <text:p>-1.421310544</text:p>
          </table:table-cell>
          <table:table-cell office:value-type="float" office:value="-107.765785217" calcext:value-type="float">
            <text:p>-107.765785217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1.813" calcext:value-type="float">
            <text:p>1.813</text:p>
          </table:table-cell>
          <table:table-cell office:value-type="float" office:value="2.633" calcext:value-type="float">
            <text:p>2.633</text:p>
          </table:table-cell>
          <table:table-cell office:value-type="float" office:value="0.991648131524" calcext:value-type="float">
            <text:p>0.9916481315</text:p>
          </table:table-cell>
          <table:table-cell office:value-type="float" office:value="5.85808706284" calcext:value-type="float">
            <text:p>5.8580870628</text:p>
          </table:table-cell>
          <table:table-cell office:value-type="float" office:value="-1.03342998028" calcext:value-type="float">
            <text:p>-1.0334299803</text:p>
          </table:table-cell>
          <table:table-cell office:value-type="float" office:value="-29.4114570618" calcext:value-type="float">
            <text:p>-29.4114570618</text:p>
          </table:table-cell>
          <table:table-cell office:value-type="float" office:value="4.85624313354" calcext:value-type="float">
            <text:p>4.8562431335</text:p>
          </table:table-cell>
          <table:table-cell office:value-type="float" office:value="-1.4205135107" calcext:value-type="float">
            <text:p>-1.4205135107</text:p>
          </table:table-cell>
          <table:table-cell office:value-type="float" office:value="-109.271995544" calcext:value-type="float">
            <text:p>-109.271995544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1.798" calcext:value-type="float">
            <text:p>1.798</text:p>
          </table:table-cell>
          <table:table-cell office:value-type="float" office:value="2.629" calcext:value-type="float">
            <text:p>2.629</text:p>
          </table:table-cell>
          <table:table-cell office:value-type="float" office:value="0.989312409819" calcext:value-type="float">
            <text:p>0.9893124098</text:p>
          </table:table-cell>
          <table:table-cell office:value-type="float" office:value="5.86877632141" calcext:value-type="float">
            <text:p>5.8687763214</text:p>
          </table:table-cell>
          <table:table-cell office:value-type="float" office:value="-1.05311095715" calcext:value-type="float">
            <text:p>-1.0531109572</text:p>
          </table:table-cell>
          <table:table-cell office:value-type="float" office:value="-31.3195037842" calcext:value-type="float">
            <text:p>-31.3195037842</text:p>
          </table:table-cell>
          <table:table-cell office:value-type="float" office:value="4.84501409531" calcext:value-type="float">
            <text:p>4.8450140953</text:p>
          </table:table-cell>
          <table:table-cell office:value-type="float" office:value="-1.41970849037" calcext:value-type="float">
            <text:p>-1.4197084904</text:p>
          </table:table-cell>
          <table:table-cell office:value-type="float" office:value="-110.759315491" calcext:value-type="float">
            <text:p>-110.759315491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1.784" calcext:value-type="float">
            <text:p>1.784</text:p>
          </table:table-cell>
          <table:table-cell office:value-type="float" office:value="2.625" calcext:value-type="float">
            <text:p>2.625</text:p>
          </table:table-cell>
          <table:table-cell office:value-type="float" office:value="0.986690783713" calcext:value-type="float">
            <text:p>0.9866907837</text:p>
          </table:table-cell>
          <table:table-cell office:value-type="float" office:value="5.87827301025" calcext:value-type="float">
            <text:p>5.8782730103</text:p>
          </table:table-cell>
          <table:table-cell office:value-type="float" office:value="-1.07131886482" calcext:value-type="float">
            <text:p>-1.0713188648</text:p>
          </table:table-cell>
          <table:table-cell office:value-type="float" office:value="-33.1711425781" calcext:value-type="float">
            <text:p>-33.1711425781</text:p>
          </table:table-cell>
          <table:table-cell office:value-type="float" office:value="4.83225059509" calcext:value-type="float">
            <text:p>4.8322505951</text:p>
          </table:table-cell>
          <table:table-cell office:value-type="float" office:value="-1.42004919052" calcext:value-type="float">
            <text:p>-1.4200491905</text:p>
          </table:table-cell>
          <table:table-cell office:value-type="float" office:value="-112.245796204" calcext:value-type="float">
            <text:p>-112.245796204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1.771" calcext:value-type="float">
            <text:p>1.771</text:p>
          </table:table-cell>
          <table:table-cell office:value-type="float" office:value="2.62" calcext:value-type="float">
            <text:p>2.62</text:p>
          </table:table-cell>
          <table:table-cell office:value-type="float" office:value="0.983784010838" calcext:value-type="float">
            <text:p>0.9837840108</text:p>
          </table:table-cell>
          <table:table-cell office:value-type="float" office:value="5.88773441315" calcext:value-type="float">
            <text:p>5.8877344132</text:p>
          </table:table-cell>
          <table:table-cell office:value-type="float" office:value="-1.08984267712" calcext:value-type="float">
            <text:p>-1.0898426771</text:p>
          </table:table-cell>
          <table:table-cell office:value-type="float" office:value="-34.9113121033" calcext:value-type="float">
            <text:p>-34.9113121033</text:p>
          </table:table-cell>
          <table:table-cell office:value-type="float" office:value="4.81951093674" calcext:value-type="float">
            <text:p>4.8195109367</text:p>
          </table:table-cell>
          <table:table-cell office:value-type="float" office:value="-1.41915583611" calcext:value-type="float">
            <text:p>-1.4191558361</text:p>
          </table:table-cell>
          <table:table-cell office:value-type="float" office:value="-113.790222168" calcext:value-type="float">
            <text:p>-113.7902221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57" calcext:value-type="float">
            <text:p>1.757</text:p>
          </table:table-cell>
          <table:table-cell office:value-type="float" office:value="2.615" calcext:value-type="float">
            <text:p>2.615</text:p>
          </table:table-cell>
          <table:table-cell office:value-type="float" office:value="0.980788495749" calcext:value-type="float">
            <text:p>0.9807884957</text:p>
          </table:table-cell>
          <table:table-cell office:value-type="float" office:value="5.89395570755" calcext:value-type="float">
            <text:p>5.8939557076</text:p>
          </table:table-cell>
          <table:table-cell office:value-type="float" office:value="-1.10560083389" calcext:value-type="float">
            <text:p>-1.1056008339</text:p>
          </table:table-cell>
          <table:table-cell office:value-type="float" office:value="-36.6414375305" calcext:value-type="float">
            <text:p>-36.6414375305</text:p>
          </table:table-cell>
          <table:table-cell office:value-type="float" office:value="4.80717372894" calcext:value-type="float">
            <text:p>4.8071737289</text:p>
          </table:table-cell>
          <table:table-cell office:value-type="float" office:value="-1.41634595394" calcext:value-type="float">
            <text:p>-1.4163459539</text:p>
          </table:table-cell>
          <table:table-cell office:value-type="float" office:value="-115.398368835" calcext:value-type="float">
            <text:p>-115.398368835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1.744" calcext:value-type="float">
            <text:p>1.744</text:p>
          </table:table-cell>
          <table:table-cell office:value-type="float" office:value="2.609" calcext:value-type="float">
            <text:p>2.609</text:p>
          </table:table-cell>
          <table:table-cell office:value-type="float" office:value="0.977436411407" calcext:value-type="float">
            <text:p>0.9774364114</text:p>
          </table:table-cell>
          <table:table-cell office:value-type="float" office:value="5.90539646149" calcext:value-type="float">
            <text:p>5.9053964615</text:p>
          </table:table-cell>
          <table:table-cell office:value-type="float" office:value="-1.12622535229" calcext:value-type="float">
            <text:p>-1.1262253523</text:p>
          </table:table-cell>
          <table:table-cell office:value-type="float" office:value="-38.4248275757" calcext:value-type="float">
            <text:p>-38.4248275757</text:p>
          </table:table-cell>
          <table:table-cell office:value-type="float" office:value="4.79782962799" calcext:value-type="float">
            <text:p>4.797829628</text:p>
          </table:table-cell>
          <table:table-cell office:value-type="float" office:value="-1.41119587421" calcext:value-type="float">
            <text:p>-1.4111958742</text:p>
          </table:table-cell>
          <table:table-cell office:value-type="float" office:value="-117.048347473" calcext:value-type="float">
            <text:p>-117.048347473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1.731" calcext:value-type="float">
            <text:p>1.731</text:p>
          </table:table-cell>
          <table:table-cell office:value-type="float" office:value="2.603" calcext:value-type="float">
            <text:p>2.603</text:p>
          </table:table-cell>
          <table:table-cell office:value-type="float" office:value="0.973931768354" calcext:value-type="float">
            <text:p>0.9739317684</text:p>
          </table:table-cell>
          <table:table-cell office:value-type="float" office:value="5.91198825836" calcext:value-type="float">
            <text:p>5.9119882584</text:p>
          </table:table-cell>
          <table:table-cell office:value-type="float" office:value="-1.14300072193" calcext:value-type="float">
            <text:p>-1.1430007219</text:p>
          </table:table-cell>
          <table:table-cell office:value-type="float" office:value="-40.1776123047" calcext:value-type="float">
            <text:p>-40.1776123047</text:p>
          </table:table-cell>
          <table:table-cell office:value-type="float" office:value="4.78759002686" calcext:value-type="float">
            <text:p>4.7875900269</text:p>
          </table:table-cell>
          <table:table-cell office:value-type="float" office:value="-1.40778815746" calcext:value-type="float">
            <text:p>-1.4077881575</text:p>
          </table:table-cell>
          <table:table-cell office:value-type="float" office:value="-118.693374634" calcext:value-type="float">
            <text:p>-118.693374634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1.718" calcext:value-type="float">
            <text:p>1.718</text:p>
          </table:table-cell>
          <table:table-cell office:value-type="float" office:value="2.596" calcext:value-type="float">
            <text:p>2.596</text:p>
          </table:table-cell>
          <table:table-cell office:value-type="float" office:value="0.969813121225" calcext:value-type="float">
            <text:p>0.9698131212</text:p>
          </table:table-cell>
          <table:table-cell office:value-type="float" office:value="5.91522026062" calcext:value-type="float">
            <text:p>5.9152202606</text:p>
          </table:table-cell>
          <table:table-cell office:value-type="float" office:value="-1.15556967258" calcext:value-type="float">
            <text:p>-1.1555696726</text:p>
          </table:table-cell>
          <table:table-cell office:value-type="float" office:value="-42.0023651123" calcext:value-type="float">
            <text:p>-42.0023651123</text:p>
          </table:table-cell>
          <table:table-cell office:value-type="float" office:value="4.77677154541" calcext:value-type="float">
            <text:p>4.7767715454</text:p>
          </table:table-cell>
          <table:table-cell office:value-type="float" office:value="-1.40442478657" calcext:value-type="float">
            <text:p>-1.4044247866</text:p>
          </table:table-cell>
          <table:table-cell office:value-type="float" office:value="-120.347015381" calcext:value-type="float">
            <text:p>-120.347015381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1.706" calcext:value-type="float">
            <text:p>1.706</text:p>
          </table:table-cell>
          <table:table-cell office:value-type="float" office:value="2.59" calcext:value-type="float">
            <text:p>2.59</text:p>
          </table:table-cell>
          <table:table-cell office:value-type="float" office:value="0.965787564515" calcext:value-type="float">
            <text:p>0.9657875645</text:p>
          </table:table-cell>
          <table:table-cell office:value-type="float" office:value="5.91531181335" calcext:value-type="float">
            <text:p>5.9153118134</text:p>
          </table:table-cell>
          <table:table-cell office:value-type="float" office:value="-1.16833424568" calcext:value-type="float">
            <text:p>-1.1683342457</text:p>
          </table:table-cell>
          <table:table-cell office:value-type="float" office:value="-43.7944068909" calcext:value-type="float">
            <text:p>-43.7944068909</text:p>
          </table:table-cell>
          <table:table-cell office:value-type="float" office:value="4.76675510406" calcext:value-type="float">
            <text:p>4.7667551041</text:p>
          </table:table-cell>
          <table:table-cell office:value-type="float" office:value="-1.40077269077" calcext:value-type="float">
            <text:p>-1.4007726908</text:p>
          </table:table-cell>
          <table:table-cell office:value-type="float" office:value="-121.957038879" calcext:value-type="float">
            <text:p>-121.957038879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1.695" calcext:value-type="float">
            <text:p>1.695</text:p>
          </table:table-cell>
          <table:table-cell office:value-type="float" office:value="2.584" calcext:value-type="float">
            <text:p>2.584</text:p>
          </table:table-cell>
          <table:table-cell office:value-type="float" office:value="0.961377274658" calcext:value-type="float">
            <text:p>0.9613772747</text:p>
          </table:table-cell>
          <table:table-cell office:value-type="float" office:value="5.90980911255" calcext:value-type="float">
            <text:p>5.9098091126</text:p>
          </table:table-cell>
          <table:table-cell office:value-type="float" office:value="-1.17358183861" calcext:value-type="float">
            <text:p>-1.1735818386</text:p>
          </table:table-cell>
          <table:table-cell office:value-type="float" office:value="-45.49766922" calcext:value-type="float">
            <text:p>-45.49766922</text:p>
          </table:table-cell>
          <table:table-cell office:value-type="float" office:value="4.75827074051" calcext:value-type="float">
            <text:p>4.7582707405</text:p>
          </table:table-cell>
          <table:table-cell office:value-type="float" office:value="-1.39616072178" calcext:value-type="float">
            <text:p>-1.3961607218</text:p>
          </table:table-cell>
          <table:table-cell office:value-type="float" office:value="-123.508544922" calcext:value-type="float">
            <text:p>-123.508544922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1.686" calcext:value-type="float">
            <text:p>1.686</text:p>
          </table:table-cell>
          <table:table-cell office:value-type="float" office:value="2.578" calcext:value-type="float">
            <text:p>2.578</text:p>
          </table:table-cell>
          <table:table-cell office:value-type="float" office:value="0.956850665434" calcext:value-type="float">
            <text:p>0.9568506654</text:p>
          </table:table-cell>
          <table:table-cell office:value-type="float" office:value="5.90448284149" calcext:value-type="float">
            <text:p>5.9044828415</text:p>
          </table:table-cell>
          <table:table-cell office:value-type="float" office:value="-1.18052363396" calcext:value-type="float">
            <text:p>-1.180523634</text:p>
          </table:table-cell>
          <table:table-cell office:value-type="float" office:value="-47.1525840759" calcext:value-type="float">
            <text:p>-47.1525840759</text:p>
          </table:table-cell>
          <table:table-cell office:value-type="float" office:value="4.74805402756" calcext:value-type="float">
            <text:p>4.7480540276</text:p>
          </table:table-cell>
          <table:table-cell office:value-type="float" office:value="-1.39138650894" calcext:value-type="float">
            <text:p>-1.3913865089</text:p>
          </table:table-cell>
          <table:table-cell office:value-type="float" office:value="-125.071563721" calcext:value-type="float">
            <text:p>-125.071563721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1.678" calcext:value-type="float">
            <text:p>1.678</text:p>
          </table:table-cell>
          <table:table-cell office:value-type="float" office:value="2.572" calcext:value-type="float">
            <text:p>2.572</text:p>
          </table:table-cell>
          <table:table-cell office:value-type="float" office:value="0.95223191459" calcext:value-type="float">
            <text:p>0.9522319146</text:p>
          </table:table-cell>
          <table:table-cell office:value-type="float" office:value="5.90013027191" calcext:value-type="float">
            <text:p>5.9001302719</text:p>
          </table:table-cell>
          <table:table-cell office:value-type="float" office:value="-1.19339370728" calcext:value-type="float">
            <text:p>-1.1933937073</text:p>
          </table:table-cell>
          <table:table-cell office:value-type="float" office:value="-48.8628387451" calcext:value-type="float">
            <text:p>-48.8628387451</text:p>
          </table:table-cell>
          <table:table-cell office:value-type="float" office:value="4.73808526993" calcext:value-type="float">
            <text:p>4.7380852699</text:p>
          </table:table-cell>
          <table:table-cell office:value-type="float" office:value="-1.3854187727" calcext:value-type="float">
            <text:p>-1.3854187727</text:p>
          </table:table-cell>
          <table:table-cell office:value-type="float" office:value="-126.628852844" calcext:value-type="float">
            <text:p>-126.628852844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1.671" calcext:value-type="float">
            <text:p>1.671</text:p>
          </table:table-cell>
          <table:table-cell office:value-type="float" office:value="2.567" calcext:value-type="float">
            <text:p>2.567</text:p>
          </table:table-cell>
          <table:table-cell office:value-type="float" office:value="0.947384394608" calcext:value-type="float">
            <text:p>0.9473843946</text:p>
          </table:table-cell>
          <table:table-cell office:value-type="float" office:value="5.89668750763" calcext:value-type="float">
            <text:p>5.8966875076</text:p>
          </table:table-cell>
          <table:table-cell office:value-type="float" office:value="-1.20543932915" calcext:value-type="float">
            <text:p>-1.2054393292</text:p>
          </table:table-cell>
          <table:table-cell office:value-type="float" office:value="-50.5472869873" calcext:value-type="float">
            <text:p>-50.5472869873</text:p>
          </table:table-cell>
          <table:table-cell office:value-type="float" office:value="4.73019504547" calcext:value-type="float">
            <text:p>4.7301950455</text:p>
          </table:table-cell>
          <table:table-cell office:value-type="float" office:value="-1.37812173367" calcext:value-type="float">
            <text:p>-1.3781217337</text:p>
          </table:table-cell>
          <table:table-cell office:value-type="float" office:value="-128.171264648" calcext:value-type="float">
            <text:p>-128.171264648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1.664" calcext:value-type="float">
            <text:p>1.664</text:p>
          </table:table-cell>
          <table:table-cell office:value-type="float" office:value="2.562" calcext:value-type="float">
            <text:p>2.562</text:p>
          </table:table-cell>
          <table:table-cell office:value-type="float" office:value="0.942476524059" calcext:value-type="float">
            <text:p>0.9424765241</text:p>
          </table:table-cell>
          <table:table-cell office:value-type="float" office:value="5.89200973511" calcext:value-type="float">
            <text:p>5.8920097351</text:p>
          </table:table-cell>
          <table:table-cell office:value-type="float" office:value="-1.21306431293" calcext:value-type="float">
            <text:p>-1.2130643129</text:p>
          </table:table-cell>
          <table:table-cell office:value-type="float" office:value="-52.2406311035" calcext:value-type="float">
            <text:p>-52.2406311035</text:p>
          </table:table-cell>
          <table:table-cell office:value-type="float" office:value="4.72242450714" calcext:value-type="float">
            <text:p>4.7224245071</text:p>
          </table:table-cell>
          <table:table-cell office:value-type="float" office:value="-1.37072896957" calcext:value-type="float">
            <text:p>-1.3707289696</text:p>
          </table:table-cell>
          <table:table-cell office:value-type="float" office:value="-129.732650757" calcext:value-type="float">
            <text:p>-129.7326507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657" calcext:value-type="float">
            <text:p>1.657</text:p>
          </table:table-cell>
          <table:table-cell office:value-type="float" office:value="2.556" calcext:value-type="float">
            <text:p>2.556</text:p>
          </table:table-cell>
          <table:table-cell office:value-type="float" office:value="0.937182297425" calcext:value-type="float">
            <text:p>0.9371822974</text:p>
          </table:table-cell>
          <table:table-cell office:value-type="float" office:value="5.88682413101" calcext:value-type="float">
            <text:p>5.886824131</text:p>
          </table:table-cell>
          <table:table-cell office:value-type="float" office:value="-1.22440373898" calcext:value-type="float">
            <text:p>-1.224403739</text:p>
          </table:table-cell>
          <table:table-cell office:value-type="float" office:value="-53.9645462036" calcext:value-type="float">
            <text:p>-53.9645462036</text:p>
          </table:table-cell>
          <table:table-cell office:value-type="float" office:value="4.71440982819" calcext:value-type="float">
            <text:p>4.7144098282</text:p>
          </table:table-cell>
          <table:table-cell office:value-type="float" office:value="-1.36307525635" calcext:value-type="float">
            <text:p>-1.3630752564</text:p>
          </table:table-cell>
          <table:table-cell office:value-type="float" office:value="-131.345245361" calcext:value-type="float">
            <text:p>-131.345245361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1.651" calcext:value-type="float">
            <text:p>1.651</text:p>
          </table:table-cell>
          <table:table-cell office:value-type="float" office:value="2.55" calcext:value-type="float">
            <text:p>2.55</text:p>
          </table:table-cell>
          <table:table-cell office:value-type="float" office:value="0.932025775195" calcext:value-type="float">
            <text:p>0.9320257752</text:p>
          </table:table-cell>
          <table:table-cell office:value-type="float" office:value="5.88189220428" calcext:value-type="float">
            <text:p>5.8818922043</text:p>
          </table:table-cell>
          <table:table-cell office:value-type="float" office:value="-1.23427116871" calcext:value-type="float">
            <text:p>-1.2342711687</text:p>
          </table:table-cell>
          <table:table-cell office:value-type="float" office:value="-55.651260376" calcext:value-type="float">
            <text:p>-55.651260376</text:p>
          </table:table-cell>
          <table:table-cell office:value-type="float" office:value="4.70728588104" calcext:value-type="float">
            <text:p>4.707285881</text:p>
          </table:table-cell>
          <table:table-cell office:value-type="float" office:value="-1.35527682304" calcext:value-type="float">
            <text:p>-1.355276823</text:p>
          </table:table-cell>
          <table:table-cell office:value-type="float" office:value="-132.971969604" calcext:value-type="float">
            <text:p>-132.971969604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1.645" calcext:value-type="float">
            <text:p>1.645</text:p>
          </table:table-cell>
          <table:table-cell office:value-type="float" office:value="2.545" calcext:value-type="float">
            <text:p>2.545</text:p>
          </table:table-cell>
          <table:table-cell office:value-type="float" office:value="0.926673297979" calcext:value-type="float">
            <text:p>0.926673298</text:p>
          </table:table-cell>
          <table:table-cell office:value-type="float" office:value="5.87632036209" calcext:value-type="float">
            <text:p>5.8763203621</text:p>
          </table:table-cell>
          <table:table-cell office:value-type="float" office:value="-1.24330341816" calcext:value-type="float">
            <text:p>-1.2433034182</text:p>
          </table:table-cell>
          <table:table-cell office:value-type="float" office:value="-57.3180465698" calcext:value-type="float">
            <text:p>-57.3180465698</text:p>
          </table:table-cell>
          <table:table-cell office:value-type="float" office:value="4.70011520386" calcext:value-type="float">
            <text:p>4.7001152039</text:p>
          </table:table-cell>
          <table:table-cell office:value-type="float" office:value="-1.34727025032" calcext:value-type="float">
            <text:p>-1.3472702503</text:p>
          </table:table-cell>
          <table:table-cell office:value-type="float" office:value="-134.638000488" calcext:value-type="float">
            <text:p>-134.638000488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1.639" calcext:value-type="float">
            <text:p>1.639</text:p>
          </table:table-cell>
          <table:table-cell office:value-type="float" office:value="2.539" calcext:value-type="float">
            <text:p>2.539</text:p>
          </table:table-cell>
          <table:table-cell office:value-type="float" office:value="0.920931243696" calcext:value-type="float">
            <text:p>0.9209312437</text:p>
          </table:table-cell>
          <table:table-cell office:value-type="float" office:value="5.86947488785" calcext:value-type="float">
            <text:p>5.8694748879</text:p>
          </table:table-cell>
          <table:table-cell office:value-type="float" office:value="-1.25486040115" calcext:value-type="float">
            <text:p>-1.2548604012</text:p>
          </table:table-cell>
          <table:table-cell office:value-type="float" office:value="-58.9889144897" calcext:value-type="float">
            <text:p>-58.9889144897</text:p>
          </table:table-cell>
          <table:table-cell office:value-type="float" office:value="4.69343280792" calcext:value-type="float">
            <text:p>4.6934328079</text:p>
          </table:table-cell>
          <table:table-cell office:value-type="float" office:value="-1.33866357803" calcext:value-type="float">
            <text:p>-1.338663578</text:p>
          </table:table-cell>
          <table:table-cell office:value-type="float" office:value="-136.331466675" calcext:value-type="float">
            <text:p>-136.331466675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1.635" calcext:value-type="float">
            <text:p>1.635</text:p>
          </table:table-cell>
          <table:table-cell office:value-type="float" office:value="2.534" calcext:value-type="float">
            <text:p>2.534</text:p>
          </table:table-cell>
          <table:table-cell office:value-type="float" office:value="0.914981983768" calcext:value-type="float">
            <text:p>0.9149819838</text:p>
          </table:table-cell>
          <table:table-cell office:value-type="float" office:value="5.86231374741" calcext:value-type="float">
            <text:p>5.8623137474</text:p>
          </table:table-cell>
          <table:table-cell office:value-type="float" office:value="-1.26943600178" calcext:value-type="float">
            <text:p>-1.2694360018</text:p>
          </table:table-cell>
          <table:table-cell office:value-type="float" office:value="-60.6541290283" calcext:value-type="float">
            <text:p>-60.6541290283</text:p>
          </table:table-cell>
          <table:table-cell office:value-type="float" office:value="4.68686389923" calcext:value-type="float">
            <text:p>4.6868638992</text:p>
          </table:table-cell>
          <table:table-cell office:value-type="float" office:value="-1.33008253574" calcext:value-type="float">
            <text:p>-1.3300825357</text:p>
          </table:table-cell>
          <table:table-cell office:value-type="float" office:value="-138.028762817" calcext:value-type="float">
            <text:p>-138.028762817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1.633" calcext:value-type="float">
            <text:p>1.633</text:p>
          </table:table-cell>
          <table:table-cell office:value-type="float" office:value="2.532" calcext:value-type="float">
            <text:p>2.532</text:p>
          </table:table-cell>
          <table:table-cell office:value-type="float" office:value="0.908826856754" calcext:value-type="float">
            <text:p>0.9088268568</text:p>
          </table:table-cell>
          <table:table-cell office:value-type="float" office:value="5.85534095764" calcext:value-type="float">
            <text:p>5.8553409576</text:p>
          </table:table-cell>
          <table:table-cell office:value-type="float" office:value="-1.2860070467" calcext:value-type="float">
            <text:p>-1.2860070467</text:p>
          </table:table-cell>
          <table:table-cell office:value-type="float" office:value="-62.3162879944" calcext:value-type="float">
            <text:p>-62.3162879944</text:p>
          </table:table-cell>
          <table:table-cell office:value-type="float" office:value="4.68013525009" calcext:value-type="float">
            <text:p>4.6801352501</text:p>
          </table:table-cell>
          <table:table-cell office:value-type="float" office:value="-1.32148754597" calcext:value-type="float">
            <text:p>-1.321487546</text:p>
          </table:table-cell>
          <table:table-cell office:value-type="float" office:value="-139.763626099" calcext:value-type="float">
            <text:p>-139.763626099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1.632" calcext:value-type="float">
            <text:p>1.632</text:p>
          </table:table-cell>
          <table:table-cell office:value-type="float" office:value="2.531" calcext:value-type="float">
            <text:p>2.531</text:p>
          </table:table-cell>
          <table:table-cell office:value-type="float" office:value="0.902682513954" calcext:value-type="float">
            <text:p>0.902682514</text:p>
          </table:table-cell>
          <table:table-cell office:value-type="float" office:value="5.84833288193" calcext:value-type="float">
            <text:p>5.8483328819</text:p>
          </table:table-cell>
          <table:table-cell office:value-type="float" office:value="-1.2981108427" calcext:value-type="float">
            <text:p>-1.2981108427</text:p>
          </table:table-cell>
          <table:table-cell office:value-type="float" office:value="-63.9516868591" calcext:value-type="float">
            <text:p>-63.9516868591</text:p>
          </table:table-cell>
          <table:table-cell office:value-type="float" office:value="4.67386865616" calcext:value-type="float">
            <text:p>4.6738686562</text:p>
          </table:table-cell>
          <table:table-cell office:value-type="float" office:value="-1.31303668022" calcext:value-type="float">
            <text:p>-1.3130366802</text:p>
          </table:table-cell>
          <table:table-cell office:value-type="float" office:value="-141.496932983" calcext:value-type="float">
            <text:p>-141.496932983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1.632" calcext:value-type="float">
            <text:p>1.632</text:p>
          </table:table-cell>
          <table:table-cell office:value-type="float" office:value="2.531" calcext:value-type="float">
            <text:p>2.531</text:p>
          </table:table-cell>
          <table:table-cell office:value-type="float" office:value="0.896126598248" calcext:value-type="float">
            <text:p>0.8961265982</text:p>
          </table:table-cell>
          <table:table-cell office:value-type="float" office:value="5.84132528305" calcext:value-type="float">
            <text:p>5.8413252831</text:p>
          </table:table-cell>
          <table:table-cell office:value-type="float" office:value="-1.30635130405" calcext:value-type="float">
            <text:p>-1.3063513041</text:p>
          </table:table-cell>
          <table:table-cell office:value-type="float" office:value="-65.6189727783" calcext:value-type="float">
            <text:p>-65.6189727783</text:p>
          </table:table-cell>
          <table:table-cell office:value-type="float" office:value="4.66707611084" calcext:value-type="float">
            <text:p>4.6670761108</text:p>
          </table:table-cell>
          <table:table-cell office:value-type="float" office:value="-1.30595529079" calcext:value-type="float">
            <text:p>-1.3059552908</text:p>
          </table:table-cell>
          <table:table-cell office:value-type="float" office:value="-143.254776001" calcext:value-type="float">
            <text:p>-143.254776001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1.633" calcext:value-type="float">
            <text:p>1.633</text:p>
          </table:table-cell>
          <table:table-cell office:value-type="float" office:value="2.532" calcext:value-type="float">
            <text:p>2.532</text:p>
          </table:table-cell>
          <table:table-cell office:value-type="float" office:value="0.889369057839" calcext:value-type="float">
            <text:p>0.8893690578</text:p>
          </table:table-cell>
          <table:table-cell office:value-type="float" office:value="5.83449792862" calcext:value-type="float">
            <text:p>5.8344979286</text:p>
          </table:table-cell>
          <table:table-cell office:value-type="float" office:value="-1.3136330843" calcext:value-type="float">
            <text:p>-1.3136330843</text:p>
          </table:table-cell>
          <table:table-cell office:value-type="float" office:value="-67.3491439819" calcext:value-type="float">
            <text:p>-67.3491439819</text:p>
          </table:table-cell>
          <table:table-cell office:value-type="float" office:value="4.66025876999" calcext:value-type="float">
            <text:p>4.66025877</text:p>
          </table:table-cell>
          <table:table-cell office:value-type="float" office:value="-1.29884648323" calcext:value-type="float">
            <text:p>-1.2988464832</text:p>
          </table:table-cell>
          <table:table-cell office:value-type="float" office:value="-144.960601807" calcext:value-type="float">
            <text:p>-144.960601807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1.633" calcext:value-type="float">
            <text:p>1.633</text:p>
          </table:table-cell>
          <table:table-cell office:value-type="float" office:value="2.533" calcext:value-type="float">
            <text:p>2.533</text:p>
          </table:table-cell>
          <table:table-cell office:value-type="float" office:value="0.881940493432" calcext:value-type="float">
            <text:p>0.8819404934</text:p>
          </table:table-cell>
          <table:table-cell office:value-type="float" office:value="5.82793903351" calcext:value-type="float">
            <text:p>5.8279390335</text:p>
          </table:table-cell>
          <table:table-cell office:value-type="float" office:value="-1.32053208351" calcext:value-type="float">
            <text:p>-1.3205320835</text:p>
          </table:table-cell>
          <table:table-cell office:value-type="float" office:value="-69.0761642456" calcext:value-type="float">
            <text:p>-69.0761642456</text:p>
          </table:table-cell>
          <table:table-cell office:value-type="float" office:value="4.65285634995" calcext:value-type="float">
            <text:p>4.65285635</text:p>
          </table:table-cell>
          <table:table-cell office:value-type="float" office:value="-1.29163658619" calcext:value-type="float">
            <text:p>-1.2916365862</text:p>
          </table:table-cell>
          <table:table-cell office:value-type="float" office:value="-146.703765869" calcext:value-type="float">
            <text:p>-146.7037658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3" calcext:value-type="float">
            <text:p>2.533</text:p>
          </table:table-cell>
          <table:table-cell office:value-type="float" office:value="0.874528753217" calcext:value-type="float">
            <text:p>0.8745287532</text:p>
          </table:table-cell>
          <table:table-cell office:value-type="float" office:value="5.82096624374" calcext:value-type="float">
            <text:p>5.8209662437</text:p>
          </table:table-cell>
          <table:table-cell office:value-type="float" office:value="-1.32801151276" calcext:value-type="float">
            <text:p>-1.3280115128</text:p>
          </table:table-cell>
          <table:table-cell office:value-type="float" office:value="-70.8125305176" calcext:value-type="float">
            <text:p>-70.8125305176</text:p>
          </table:table-cell>
          <table:table-cell office:value-type="float" office:value="4.64500331879" calcext:value-type="float">
            <text:p>4.6450033188</text:p>
          </table:table-cell>
          <table:table-cell office:value-type="float" office:value="-1.28432714939" calcext:value-type="float">
            <text:p>-1.2843271494</text:p>
          </table:table-cell>
          <table:table-cell office:value-type="float" office:value="-148.45526123" calcext:value-type="float">
            <text:p>-148.45526123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3" calcext:value-type="float">
            <text:p>2.533</text:p>
          </table:table-cell>
          <table:table-cell office:value-type="float" office:value="0.866657568289" calcext:value-type="float">
            <text:p>0.8666575683</text:p>
          </table:table-cell>
          <table:table-cell office:value-type="float" office:value="5.81322193146" calcext:value-type="float">
            <text:p>5.8132219315</text:p>
          </table:table-cell>
          <table:table-cell office:value-type="float" office:value="-1.33449649811" calcext:value-type="float">
            <text:p>-1.3344964981</text:p>
          </table:table-cell>
          <table:table-cell office:value-type="float" office:value="-72.6518936157" calcext:value-type="float">
            <text:p>-72.6518936157</text:p>
          </table:table-cell>
          <table:table-cell office:value-type="float" office:value="4.6373796463" calcext:value-type="float">
            <text:p>4.6373796463</text:p>
          </table:table-cell>
          <table:table-cell office:value-type="float" office:value="-1.27768445015" calcext:value-type="float">
            <text:p>-1.2776844502</text:p>
          </table:table-cell>
          <table:table-cell office:value-type="float" office:value="-150.182571411" calcext:value-type="float">
            <text:p>-150.182571411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4" calcext:value-type="float">
            <text:p>2.534</text:p>
          </table:table-cell>
          <table:table-cell office:value-type="float" office:value="0.858308063682" calcext:value-type="float">
            <text:p>0.8583080637</text:p>
          </table:table-cell>
          <table:table-cell office:value-type="float" office:value="5.80576372147" calcext:value-type="float">
            <text:p>5.8057637215</text:p>
          </table:table-cell>
          <table:table-cell office:value-type="float" office:value="-1.34032070637" calcext:value-type="float">
            <text:p>-1.3403207064</text:p>
          </table:table-cell>
          <table:table-cell office:value-type="float" office:value="-74.4006271362" calcext:value-type="float">
            <text:p>-74.4006271362</text:p>
          </table:table-cell>
          <table:table-cell office:value-type="float" office:value="4.6291103363" calcext:value-type="float">
            <text:p>4.6291103363</text:p>
          </table:table-cell>
          <table:table-cell office:value-type="float" office:value="-1.27075278759" calcext:value-type="float">
            <text:p>-1.2707527876</text:p>
          </table:table-cell>
          <table:table-cell office:value-type="float" office:value="-151.917190552" calcext:value-type="float">
            <text:p>-151.917190552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4" calcext:value-type="float">
            <text:p>2.534</text:p>
          </table:table-cell>
          <table:table-cell office:value-type="float" office:value="0.849988396949" calcext:value-type="float">
            <text:p>0.8499883969</text:p>
          </table:table-cell>
          <table:table-cell office:value-type="float" office:value="5.79795360565" calcext:value-type="float">
            <text:p>5.7979536057</text:p>
          </table:table-cell>
          <table:table-cell office:value-type="float" office:value="-1.34689736366" calcext:value-type="float">
            <text:p>-1.3468973637</text:p>
          </table:table-cell>
          <table:table-cell office:value-type="float" office:value="-76.1325149536" calcext:value-type="float">
            <text:p>-76.1325149536</text:p>
          </table:table-cell>
          <table:table-cell office:value-type="float" office:value="4.61985111237" calcext:value-type="float">
            <text:p>4.6198511124</text:p>
          </table:table-cell>
          <table:table-cell office:value-type="float" office:value="-1.26338994503" calcext:value-type="float">
            <text:p>-1.263389945</text:p>
          </table:table-cell>
          <table:table-cell office:value-type="float" office:value="-153.708953857" calcext:value-type="float">
            <text:p>-153.708953857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4" calcext:value-type="float">
            <text:p>2.534</text:p>
          </table:table-cell>
          <table:table-cell office:value-type="float" office:value="0.841991050227" calcext:value-type="float">
            <text:p>0.8419910502</text:p>
          </table:table-cell>
          <table:table-cell office:value-type="float" office:value="5.79004621506" calcext:value-type="float">
            <text:p>5.7900462151</text:p>
          </table:table-cell>
          <table:table-cell office:value-type="float" office:value="-1.35258162022" calcext:value-type="float">
            <text:p>-1.3525816202</text:p>
          </table:table-cell>
          <table:table-cell office:value-type="float" office:value="-77.8932800293" calcext:value-type="float">
            <text:p>-77.8932800293</text:p>
          </table:table-cell>
          <table:table-cell office:value-type="float" office:value="4.6109623909" calcext:value-type="float">
            <text:p>4.6109623909</text:p>
          </table:table-cell>
          <table:table-cell office:value-type="float" office:value="-1.25509953499" calcext:value-type="float">
            <text:p>-1.255099535</text:p>
          </table:table-cell>
          <table:table-cell office:value-type="float" office:value="-155.559524536" calcext:value-type="float">
            <text:p>-155.559524536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4" calcext:value-type="float">
            <text:p>2.534</text:p>
          </table:table-cell>
          <table:table-cell office:value-type="float" office:value="0.834080184931" calcext:value-type="float">
            <text:p>0.8340801849</text:p>
          </table:table-cell>
          <table:table-cell office:value-type="float" office:value="5.78171920776" calcext:value-type="float">
            <text:p>5.7817192078</text:p>
          </table:table-cell>
          <table:table-cell office:value-type="float" office:value="-1.35859119892" calcext:value-type="float">
            <text:p>-1.3585911989</text:p>
          </table:table-cell>
          <table:table-cell office:value-type="float" office:value="-79.6624908447" calcext:value-type="float">
            <text:p>-79.6624908447</text:p>
          </table:table-cell>
          <table:table-cell office:value-type="float" office:value="4.60350370407" calcext:value-type="float">
            <text:p>4.6035037041</text:p>
          </table:table-cell>
          <table:table-cell office:value-type="float" office:value="-1.24749350548" calcext:value-type="float">
            <text:p>-1.2474935055</text:p>
          </table:table-cell>
          <table:table-cell office:value-type="float" office:value="-157.356521606" calcext:value-type="float">
            <text:p>-157.356521606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4" calcext:value-type="float">
            <text:p>2.534</text:p>
          </table:table-cell>
          <table:table-cell office:value-type="float" office:value="0.826275693573" calcext:value-type="float">
            <text:p>0.8262756936</text:p>
          </table:table-cell>
          <table:table-cell office:value-type="float" office:value="5.77376031876" calcext:value-type="float">
            <text:p>5.7737603188</text:p>
          </table:table-cell>
          <table:table-cell office:value-type="float" office:value="-1.36285090446" calcext:value-type="float">
            <text:p>-1.3628509045</text:p>
          </table:table-cell>
          <table:table-cell office:value-type="float" office:value="-81.397354126" calcext:value-type="float">
            <text:p>-81.397354126</text:p>
          </table:table-cell>
          <table:table-cell office:value-type="float" office:value="4.59618377686" calcext:value-type="float">
            <text:p>4.5961837769</text:p>
          </table:table-cell>
          <table:table-cell office:value-type="float" office:value="-1.24168419838" calcext:value-type="float">
            <text:p>-1.2416841984</text:p>
          </table:table-cell>
          <table:table-cell office:value-type="float" office:value="-159.018753052" calcext:value-type="float">
            <text:p>-159.018753052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5" calcext:value-type="float">
            <text:p>2.535</text:p>
          </table:table-cell>
          <table:table-cell office:value-type="float" office:value="0.818021763455" calcext:value-type="float">
            <text:p>0.8180217635</text:p>
          </table:table-cell>
          <table:table-cell office:value-type="float" office:value="5.76542186737" calcext:value-type="float">
            <text:p>5.7654218674</text:p>
          </table:table-cell>
          <table:table-cell office:value-type="float" office:value="-1.36810433865" calcext:value-type="float">
            <text:p>-1.3681043387</text:p>
          </table:table-cell>
          <table:table-cell office:value-type="float" office:value="-83.0999984741" calcext:value-type="float">
            <text:p>-83.0999984741</text:p>
          </table:table-cell>
          <table:table-cell office:value-type="float" office:value="4.5868639946" calcext:value-type="float">
            <text:p>4.5868639946</text:p>
          </table:table-cell>
          <table:table-cell office:value-type="float" office:value="-1.237855196" calcext:value-type="float">
            <text:p>-1.237855196</text:p>
          </table:table-cell>
          <table:table-cell office:value-type="float" office:value="-160.535812378" calcext:value-type="float">
            <text:p>-160.535812378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5" calcext:value-type="float">
            <text:p>2.535</text:p>
          </table:table-cell>
          <table:table-cell office:value-type="float" office:value="0.809889239914" calcext:value-type="float">
            <text:p>0.8098892399</text:p>
          </table:table-cell>
          <table:table-cell office:value-type="float" office:value="5.75685596466" calcext:value-type="float">
            <text:p>5.7568559647</text:p>
          </table:table-cell>
          <table:table-cell office:value-type="float" office:value="-1.37400150299" calcext:value-type="float">
            <text:p>-1.374001503</text:p>
          </table:table-cell>
          <table:table-cell office:value-type="float" office:value="-84.7924499512" calcext:value-type="float">
            <text:p>-84.7924499512</text:p>
          </table:table-cell>
          <table:table-cell office:value-type="float" office:value="4.57374048233" calcext:value-type="float">
            <text:p>4.5737404823</text:p>
          </table:table-cell>
          <table:table-cell office:value-type="float" office:value="-1.23479378223" calcext:value-type="float">
            <text:p>-1.2347937822</text:p>
          </table:table-cell>
          <table:table-cell office:value-type="float" office:value="-161.92906189" calcext:value-type="float">
            <text:p>-161.92906189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5" calcext:value-type="float">
            <text:p>2.535</text:p>
          </table:table-cell>
          <table:table-cell office:value-type="float" office:value="0.800999716548" calcext:value-type="float">
            <text:p>0.8009997165</text:p>
          </table:table-cell>
          <table:table-cell office:value-type="float" office:value="5.74720144272" calcext:value-type="float">
            <text:p>5.7472014427</text:p>
          </table:table-cell>
          <table:table-cell office:value-type="float" office:value="-1.38044095039" calcext:value-type="float">
            <text:p>-1.3804409504</text:p>
          </table:table-cell>
          <table:table-cell office:value-type="float" office:value="-86.5301132202" calcext:value-type="float">
            <text:p>-86.5301132202</text:p>
          </table:table-cell>
          <table:table-cell office:value-type="float" office:value="4.55687332153" calcext:value-type="float">
            <text:p>4.5568733215</text:p>
          </table:table-cell>
          <table:table-cell office:value-type="float" office:value="-1.23001766205" calcext:value-type="float">
            <text:p>-1.2300176621</text:p>
          </table:table-cell>
          <table:table-cell office:value-type="float" office:value="-163.30871582" calcext:value-type="float">
            <text:p>-163.308715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5" calcext:value-type="float">
            <text:p>2.535</text:p>
          </table:table-cell>
          <table:table-cell office:value-type="float" office:value="0.791929971626" calcext:value-type="float">
            <text:p>0.7919299716</text:p>
          </table:table-cell>
          <table:table-cell office:value-type="float" office:value="5.73714876175" calcext:value-type="float">
            <text:p>5.7371487618</text:p>
          </table:table-cell>
          <table:table-cell office:value-type="float" office:value="-1.38490879536" calcext:value-type="float">
            <text:p>-1.3849087954</text:p>
          </table:table-cell>
          <table:table-cell office:value-type="float" office:value="-88.3073883057" calcext:value-type="float">
            <text:p>-88.3073883057</text:p>
          </table:table-cell>
          <table:table-cell office:value-type="float" office:value="4.54086685181" calcext:value-type="float">
            <text:p>4.5408668518</text:p>
          </table:table-cell>
          <table:table-cell office:value-type="float" office:value="-1.22489655018" calcext:value-type="float">
            <text:p>-1.2248965502</text:p>
          </table:table-cell>
          <table:table-cell office:value-type="float" office:value="-164.646179199" calcext:value-type="float">
            <text:p>-164.646179199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6" calcext:value-type="float">
            <text:p>2.536</text:p>
          </table:table-cell>
          <table:table-cell office:value-type="float" office:value="0.782370737111" calcext:value-type="float">
            <text:p>0.7823707371</text:p>
          </table:table-cell>
          <table:table-cell office:value-type="float" office:value="5.72813653946" calcext:value-type="float">
            <text:p>5.7281365395</text:p>
          </table:table-cell>
          <table:table-cell office:value-type="float" office:value="-1.38928091526" calcext:value-type="float">
            <text:p>-1.3892809153</text:p>
          </table:table-cell>
          <table:table-cell office:value-type="float" office:value="-90.0806121826" calcext:value-type="float">
            <text:p>-90.0806121826</text:p>
          </table:table-cell>
          <table:table-cell office:value-type="float" office:value="4.52717542648" calcext:value-type="float">
            <text:p>4.5271754265</text:p>
          </table:table-cell>
          <table:table-cell office:value-type="float" office:value="-1.21947038174" calcext:value-type="float">
            <text:p>-1.2194703817</text:p>
          </table:table-cell>
          <table:table-cell office:value-type="float" office:value="-165.957138062" calcext:value-type="float">
            <text:p>-165.957138062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6" calcext:value-type="float">
            <text:p>2.536</text:p>
          </table:table-cell>
          <table:table-cell office:value-type="float" office:value="0.77262354179" calcext:value-type="float">
            <text:p>0.7726235418</text:p>
          </table:table-cell>
          <table:table-cell office:value-type="float" office:value="5.71949052811" calcext:value-type="float">
            <text:p>5.7194905281</text:p>
          </table:table-cell>
          <table:table-cell office:value-type="float" office:value="-1.39238727093" calcext:value-type="float">
            <text:p>-1.3923872709</text:p>
          </table:table-cell>
          <table:table-cell office:value-type="float" office:value="-91.79662323" calcext:value-type="float">
            <text:p>-91.79662323</text:p>
          </table:table-cell>
          <table:table-cell office:value-type="float" office:value="4.51463365555" calcext:value-type="float">
            <text:p>4.5146336556</text:p>
          </table:table-cell>
          <table:table-cell office:value-type="float" office:value="-1.21445679665" calcext:value-type="float">
            <text:p>-1.2144567967</text:p>
          </table:table-cell>
          <table:table-cell office:value-type="float" office:value="-167.172363281" calcext:value-type="float">
            <text:p>-167.172363281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6" calcext:value-type="float">
            <text:p>2.536</text:p>
          </table:table-cell>
          <table:table-cell office:value-type="float" office:value="0.762043582774" calcext:value-type="float">
            <text:p>0.7620435828</text:p>
          </table:table-cell>
          <table:table-cell office:value-type="float" office:value="5.70989465714" calcext:value-type="float">
            <text:p>5.7098946571</text:p>
          </table:table-cell>
          <table:table-cell office:value-type="float" office:value="-1.3939589262" calcext:value-type="float">
            <text:p>-1.3939589262</text:p>
          </table:table-cell>
          <table:table-cell office:value-type="float" office:value="-93.5475769043" calcext:value-type="float">
            <text:p>-93.5475769043</text:p>
          </table:table-cell>
          <table:table-cell office:value-type="float" office:value="4.50237464905" calcext:value-type="float">
            <text:p>4.5023746491</text:p>
          </table:table-cell>
          <table:table-cell office:value-type="float" office:value="-1.20944797993" calcext:value-type="float">
            <text:p>-1.2094479799</text:p>
          </table:table-cell>
          <table:table-cell office:value-type="float" office:value="-168.3099823" calcext:value-type="float">
            <text:p>-168.3099823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5" calcext:value-type="float">
            <text:p>2.535</text:p>
          </table:table-cell>
          <table:table-cell office:value-type="float" office:value="0.751256162099" calcext:value-type="float">
            <text:p>0.7512561621</text:p>
          </table:table-cell>
          <table:table-cell office:value-type="float" office:value="5.69978237152" calcext:value-type="float">
            <text:p>5.6997823715</text:p>
          </table:table-cell>
          <table:table-cell office:value-type="float" office:value="-1.3954885006" calcext:value-type="float">
            <text:p>-1.3954885006</text:p>
          </table:table-cell>
          <table:table-cell office:value-type="float" office:value="-95.2777786255" calcext:value-type="float">
            <text:p>-95.2777786255</text:p>
          </table:table-cell>
          <table:table-cell office:value-type="float" office:value="4.48991441727" calcext:value-type="float">
            <text:p>4.4899144173</text:p>
          </table:table-cell>
          <table:table-cell office:value-type="float" office:value="-1.2050768137" calcext:value-type="float">
            <text:p>-1.2050768137</text:p>
          </table:table-cell>
          <table:table-cell office:value-type="float" office:value="-169.426010132" calcext:value-type="float">
            <text:p>-169.426010132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3" calcext:value-type="float">
            <text:p>2.533</text:p>
          </table:table-cell>
          <table:table-cell office:value-type="float" office:value="0.740264216574" calcext:value-type="float">
            <text:p>0.7402642166</text:p>
          </table:table-cell>
          <table:table-cell office:value-type="float" office:value="5.69001102448" calcext:value-type="float">
            <text:p>5.6900110245</text:p>
          </table:table-cell>
          <table:table-cell office:value-type="float" office:value="-1.4003058672" calcext:value-type="float">
            <text:p>-1.4003058672</text:p>
          </table:table-cell>
          <table:table-cell office:value-type="float" office:value="-96.9153594971" calcext:value-type="float">
            <text:p>-96.9153594971</text:p>
          </table:table-cell>
          <table:table-cell office:value-type="float" office:value="4.47676277161" calcext:value-type="float">
            <text:p>4.4767627716</text:p>
          </table:table-cell>
          <table:table-cell office:value-type="float" office:value="-1.20312178135" calcext:value-type="float">
            <text:p>-1.2031217814</text:p>
          </table:table-cell>
          <table:table-cell office:value-type="float" office:value="-170.438522339" calcext:value-type="float">
            <text:p>-170.438522339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1.634" calcext:value-type="float">
            <text:p>1.634</text:p>
          </table:table-cell>
          <table:table-cell office:value-type="float" office:value="2.531" calcext:value-type="float">
            <text:p>2.531</text:p>
          </table:table-cell>
          <table:table-cell office:value-type="float" office:value="0.729070738689" calcext:value-type="float">
            <text:p>0.7290707387</text:p>
          </table:table-cell>
          <table:table-cell office:value-type="float" office:value="5.68089056015" calcext:value-type="float">
            <text:p>5.6808905602</text:p>
          </table:table-cell>
          <table:table-cell office:value-type="float" office:value="-1.40640735626" calcext:value-type="float">
            <text:p>-1.4064073563</text:p>
          </table:table-cell>
          <table:table-cell office:value-type="float" office:value="-98.4495620728" calcext:value-type="float">
            <text:p>-98.4495620728</text:p>
          </table:table-cell>
          <table:table-cell office:value-type="float" office:value="4.46473503113" calcext:value-type="float">
            <text:p>4.4647350311</text:p>
          </table:table-cell>
          <table:table-cell office:value-type="float" office:value="-1.20162343979" calcext:value-type="float">
            <text:p>-1.2016234398</text:p>
          </table:table-cell>
          <table:table-cell office:value-type="float" office:value="-171.289291382" calcext:value-type="float">
            <text:p>-171.289291382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1.634" calcext:value-type="float">
            <text:p>1.634</text:p>
          </table:table-cell>
          <table:table-cell office:value-type="float" office:value="2.527" calcext:value-type="float">
            <text:p>2.527</text:p>
          </table:table-cell>
          <table:table-cell office:value-type="float" office:value="0.716982042768" calcext:value-type="float">
            <text:p>0.7169820428</text:p>
          </table:table-cell>
          <table:table-cell office:value-type="float" office:value="5.67073535919" calcext:value-type="float">
            <text:p>5.6707353592</text:p>
          </table:table-cell>
          <table:table-cell office:value-type="float" office:value="-1.41289758682" calcext:value-type="float">
            <text:p>-1.4128975868</text:p>
          </table:table-cell>
          <table:table-cell office:value-type="float" office:value="-99.966545105" calcext:value-type="float">
            <text:p>-99.966545105</text:p>
          </table:table-cell>
          <table:table-cell office:value-type="float" office:value="4.45245981216" calcext:value-type="float">
            <text:p>4.4524598122</text:p>
          </table:table-cell>
          <table:table-cell office:value-type="float" office:value="-1.20016884804" calcext:value-type="float">
            <text:p>-1.200168848</text:p>
          </table:table-cell>
          <table:table-cell office:value-type="float" office:value="-172.025131226" calcext:value-type="float">
            <text:p>-172.025131226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1.634" calcext:value-type="float">
            <text:p>1.634</text:p>
          </table:table-cell>
          <table:table-cell office:value-type="float" office:value="2.523" calcext:value-type="float">
            <text:p>2.523</text:p>
          </table:table-cell>
          <table:table-cell office:value-type="float" office:value="0.7046737767" calcext:value-type="float">
            <text:p>0.7046737767</text:p>
          </table:table-cell>
          <table:table-cell office:value-type="float" office:value="5.6597237587" calcext:value-type="float">
            <text:p>5.6597237587</text:p>
          </table:table-cell>
          <table:table-cell office:value-type="float" office:value="-1.41746425629" calcext:value-type="float">
            <text:p>-1.4174642563</text:p>
          </table:table-cell>
          <table:table-cell office:value-type="float" office:value="-101.477622986" calcext:value-type="float">
            <text:p>-101.477622986</text:p>
          </table:table-cell>
          <table:table-cell office:value-type="float" office:value="4.43939304352" calcext:value-type="float">
            <text:p>4.4393930435</text:p>
          </table:table-cell>
          <table:table-cell office:value-type="float" office:value="-1.19973468781" calcext:value-type="float">
            <text:p>-1.1997346878</text:p>
          </table:table-cell>
          <table:table-cell office:value-type="float" office:value="-172.594772339" calcext:value-type="float">
            <text:p>-172.594772339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1.634" calcext:value-type="float">
            <text:p>1.634</text:p>
          </table:table-cell>
          <table:table-cell office:value-type="float" office:value="2.517" calcext:value-type="float">
            <text:p>2.517</text:p>
          </table:table-cell>
          <table:table-cell office:value-type="float" office:value="0.692871117561" calcext:value-type="float">
            <text:p>0.6928711176</text:p>
          </table:table-cell>
          <table:table-cell office:value-type="float" office:value="5.64862442017" calcext:value-type="float">
            <text:p>5.6486244202</text:p>
          </table:table-cell>
          <table:table-cell office:value-type="float" office:value="-1.41918182373" calcext:value-type="float">
            <text:p>-1.4191818237</text:p>
          </table:table-cell>
          <table:table-cell office:value-type="float" office:value="-103.026428223" calcext:value-type="float">
            <text:p>-103.026428223</text:p>
          </table:table-cell>
          <table:table-cell office:value-type="float" office:value="4.42543411255" calcext:value-type="float">
            <text:p>4.4254341126</text:p>
          </table:table-cell>
          <table:table-cell office:value-type="float" office:value="-1.20006895065" calcext:value-type="float">
            <text:p>-1.2000689507</text:p>
          </table:table-cell>
          <table:table-cell office:value-type="float" office:value="-173.024475098" calcext:value-type="float">
            <text:p>-173.0244750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634" calcext:value-type="float">
            <text:p>1.634</text:p>
          </table:table-cell>
          <table:table-cell office:value-type="float" office:value="2.509" calcext:value-type="float">
            <text:p>2.509</text:p>
          </table:table-cell>
          <table:table-cell office:value-type="float" office:value="0.679780470234" calcext:value-type="float">
            <text:p>0.6797804702</text:p>
          </table:table-cell>
          <table:table-cell office:value-type="float" office:value="5.63754653931" calcext:value-type="float">
            <text:p>5.6375465393</text:p>
          </table:table-cell>
          <table:table-cell office:value-type="float" office:value="-1.42026853561" calcext:value-type="float">
            <text:p>-1.4202685356</text:p>
          </table:table-cell>
          <table:table-cell office:value-type="float" office:value="-104.60093689" calcext:value-type="float">
            <text:p>-104.60093689</text:p>
          </table:table-cell>
          <table:table-cell office:value-type="float" office:value="4.41000795364" calcext:value-type="float">
            <text:p>4.4100079536</text:p>
          </table:table-cell>
          <table:table-cell office:value-type="float" office:value="-1.19917881489" calcext:value-type="float">
            <text:p>-1.1991788149</text:p>
          </table:table-cell>
          <table:table-cell office:value-type="float" office:value="-173.462280273" calcext:value-type="float">
            <text:p>-173.462280273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1.635" calcext:value-type="float">
            <text:p>1.635</text:p>
          </table:table-cell>
          <table:table-cell office:value-type="float" office:value="2.501" calcext:value-type="float">
            <text:p>2.501</text:p>
          </table:table-cell>
          <table:table-cell office:value-type="float" office:value="0.667959310499" calcext:value-type="float">
            <text:p>0.6679593105</text:p>
          </table:table-cell>
          <table:table-cell office:value-type="float" office:value="5.6264591217" calcext:value-type="float">
            <text:p>5.6264591217</text:p>
          </table:table-cell>
          <table:table-cell office:value-type="float" office:value="-1.42113506794" calcext:value-type="float">
            <text:p>-1.4211350679</text:p>
          </table:table-cell>
          <table:table-cell office:value-type="float" office:value="-106.189437866" calcext:value-type="float">
            <text:p>-106.189437866</text:p>
          </table:table-cell>
          <table:table-cell office:value-type="float" office:value="4.39214038849" calcext:value-type="float">
            <text:p>4.3921403885</text:p>
          </table:table-cell>
          <table:table-cell office:value-type="float" office:value="-1.19503748417" calcext:value-type="float">
            <text:p>-1.1950374842</text:p>
          </table:table-cell>
          <table:table-cell office:value-type="float" office:value="-174.038650513" calcext:value-type="float">
            <text:p>-174.038650513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1.636" calcext:value-type="float">
            <text:p>1.636</text:p>
          </table:table-cell>
          <table:table-cell office:value-type="float" office:value="2.491" calcext:value-type="float">
            <text:p>2.491</text:p>
          </table:table-cell>
          <table:table-cell office:value-type="float" office:value="0.65483423514" calcext:value-type="float">
            <text:p>0.6548342351</text:p>
          </table:table-cell>
          <table:table-cell office:value-type="float" office:value="5.61595773697" calcext:value-type="float">
            <text:p>5.615957737</text:p>
          </table:table-cell>
          <table:table-cell office:value-type="float" office:value="-1.42131054401" calcext:value-type="float">
            <text:p>-1.421310544</text:p>
          </table:table-cell>
          <table:table-cell office:value-type="float" office:value="-107.765785217" calcext:value-type="float">
            <text:p>-107.765785217</text:p>
          </table:table-cell>
          <table:table-cell office:value-type="float" office:value="4.37158441544" calcext:value-type="float">
            <text:p>4.3715844154</text:p>
          </table:table-cell>
          <table:table-cell office:value-type="float" office:value="-1.19104170799" calcext:value-type="float">
            <text:p>-1.191041708</text:p>
          </table:table-cell>
          <table:table-cell office:value-type="float" office:value="-174.600570679" calcext:value-type="float">
            <text:p>-174.600570679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1.638" calcext:value-type="float">
            <text:p>1.638</text:p>
          </table:table-cell>
          <table:table-cell office:value-type="float" office:value="2.48" calcext:value-type="float">
            <text:p>2.48</text:p>
          </table:table-cell>
          <table:table-cell office:value-type="float" office:value="0.642275416856" calcext:value-type="float">
            <text:p>0.6422754169</text:p>
          </table:table-cell>
          <table:table-cell office:value-type="float" office:value="5.60624313354" calcext:value-type="float">
            <text:p>5.6062431335</text:p>
          </table:table-cell>
          <table:table-cell office:value-type="float" office:value="-1.4205135107" calcext:value-type="float">
            <text:p>-1.4205135107</text:p>
          </table:table-cell>
          <table:table-cell office:value-type="float" office:value="-109.271995544" calcext:value-type="float">
            <text:p>-109.271995544</text:p>
          </table:table-cell>
          <table:table-cell office:value-type="float" office:value="4.3419342041" calcext:value-type="float">
            <text:p>4.3419342041</text:p>
          </table:table-cell>
          <table:table-cell office:value-type="float" office:value="-1.18718731403" calcext:value-type="float">
            <text:p>-1.187187314</text:p>
          </table:table-cell>
          <table:table-cell office:value-type="float" office:value="-175.150848389" calcext:value-type="float">
            <text:p>-175.150848389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1.64" calcext:value-type="float">
            <text:p>1.64</text:p>
          </table:table-cell>
          <table:table-cell office:value-type="float" office:value="2.468" calcext:value-type="float">
            <text:p>2.468</text:p>
          </table:table-cell>
          <table:table-cell office:value-type="float" office:value="0.629153181049" calcext:value-type="float">
            <text:p>0.629153181</text:p>
          </table:table-cell>
          <table:table-cell office:value-type="float" office:value="5.59501409531" calcext:value-type="float">
            <text:p>5.5950140953</text:p>
          </table:table-cell>
          <table:table-cell office:value-type="float" office:value="-1.41970849037" calcext:value-type="float">
            <text:p>-1.4197084904</text:p>
          </table:table-cell>
          <table:table-cell office:value-type="float" office:value="-110.759315491" calcext:value-type="float">
            <text:p>-110.759315491</text:p>
          </table:table-cell>
          <table:table-cell office:value-type="float" office:value="4.31122398376" calcext:value-type="float">
            <text:p>4.3112239838</text:p>
          </table:table-cell>
          <table:table-cell office:value-type="float" office:value="-1.18138802052" calcext:value-type="float">
            <text:p>-1.1813880205</text:p>
          </table:table-cell>
          <table:table-cell office:value-type="float" office:value="-175.845825195" calcext:value-type="float">
            <text:p>-175.845825195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1.643" calcext:value-type="float">
            <text:p>1.643</text:p>
          </table:table-cell>
          <table:table-cell office:value-type="float" office:value="2.453" calcext:value-type="float">
            <text:p>2.453</text:p>
          </table:table-cell>
          <table:table-cell office:value-type="float" office:value="0.61624297941" calcext:value-type="float">
            <text:p>0.6162429794</text:p>
          </table:table-cell>
          <table:table-cell office:value-type="float" office:value="5.58225059509" calcext:value-type="float">
            <text:p>5.5822505951</text:p>
          </table:table-cell>
          <table:table-cell office:value-type="float" office:value="-1.42004919052" calcext:value-type="float">
            <text:p>-1.4200491905</text:p>
          </table:table-cell>
          <table:table-cell office:value-type="float" office:value="-112.245796204" calcext:value-type="float">
            <text:p>-112.245796204</text:p>
          </table:table-cell>
          <table:table-cell office:value-type="float" office:value="4.27265739441" calcext:value-type="float">
            <text:p>4.2726573944</text:p>
          </table:table-cell>
          <table:table-cell office:value-type="float" office:value="-1.17364621162" calcext:value-type="float">
            <text:p>-1.1736462116</text:p>
          </table:table-cell>
          <table:table-cell office:value-type="float" office:value="-176.602355957" calcext:value-type="float">
            <text:p>-176.602355957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.647" calcext:value-type="float">
            <text:p>1.647</text:p>
          </table:table-cell>
          <table:table-cell office:value-type="float" office:value="2.438" calcext:value-type="float">
            <text:p>2.438</text:p>
          </table:table-cell>
          <table:table-cell office:value-type="float" office:value="0.605157163537" calcext:value-type="float">
            <text:p>0.6051571635</text:p>
          </table:table-cell>
          <table:table-cell office:value-type="float" office:value="5.56951093674" calcext:value-type="float">
            <text:p>5.5695109367</text:p>
          </table:table-cell>
          <table:table-cell office:value-type="float" office:value="-1.41915583611" calcext:value-type="float">
            <text:p>-1.4191558361</text:p>
          </table:table-cell>
          <table:table-cell office:value-type="float" office:value="-113.790222168" calcext:value-type="float">
            <text:p>-113.790222168</text:p>
          </table:table-cell>
          <table:table-cell office:value-type="float" office:value="4.24175643921" calcext:value-type="float">
            <text:p>4.2417564392</text:p>
          </table:table-cell>
          <table:table-cell office:value-type="float" office:value="-1.16514241695" calcext:value-type="float">
            <text:p>-1.165142417</text:p>
          </table:table-cell>
          <table:table-cell office:value-type="float" office:value="-177.556442261" calcext:value-type="float">
            <text:p>-177.556442261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1.653" calcext:value-type="float">
            <text:p>1.653</text:p>
          </table:table-cell>
          <table:table-cell office:value-type="float" office:value="2.419" calcext:value-type="float">
            <text:p>2.419</text:p>
          </table:table-cell>
          <table:table-cell office:value-type="float" office:value="0.594354914504" calcext:value-type="float">
            <text:p>0.5943549145</text:p>
          </table:table-cell>
          <table:table-cell office:value-type="float" office:value="5.55717372894" calcext:value-type="float">
            <text:p>5.5571737289</text:p>
          </table:table-cell>
          <table:table-cell office:value-type="float" office:value="-1.41634595394" calcext:value-type="float">
            <text:p>-1.4163459539</text:p>
          </table:table-cell>
          <table:table-cell office:value-type="float" office:value="-115.398368835" calcext:value-type="float">
            <text:p>-115.398368835</text:p>
          </table:table-cell>
          <table:table-cell office:value-type="float" office:value="4.20605564117" calcext:value-type="float">
            <text:p>4.2060556412</text:p>
          </table:table-cell>
          <table:table-cell office:value-type="float" office:value="-1.15410387516" calcext:value-type="float">
            <text:p>-1.1541038752</text:p>
          </table:table-cell>
          <table:table-cell office:value-type="float" office:value="-178.534088135" calcext:value-type="float">
            <text:p>-178.534088135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1.659" calcext:value-type="float">
            <text:p>1.659</text:p>
          </table:table-cell>
          <table:table-cell office:value-type="float" office:value="2.399" calcext:value-type="float">
            <text:p>2.399</text:p>
          </table:table-cell>
          <table:table-cell office:value-type="float" office:value="0.584256207198" calcext:value-type="float">
            <text:p>0.5842562072</text:p>
          </table:table-cell>
          <table:table-cell office:value-type="float" office:value="5.54782962799" calcext:value-type="float">
            <text:p>5.547829628</text:p>
          </table:table-cell>
          <table:table-cell office:value-type="float" office:value="-1.41119587421" calcext:value-type="float">
            <text:p>-1.4111958742</text:p>
          </table:table-cell>
          <table:table-cell office:value-type="float" office:value="-117.048347473" calcext:value-type="float">
            <text:p>-117.048347473</text:p>
          </table:table-cell>
          <table:table-cell office:value-type="float" office:value="4.1768860817" calcext:value-type="float">
            <text:p>4.1768860817</text:p>
          </table:table-cell>
          <table:table-cell office:value-type="float" office:value="-1.14252209663" calcext:value-type="float">
            <text:p>-1.1425220966</text:p>
          </table:table-cell>
          <table:table-cell office:value-type="float" office:value="-179.537811279" calcext:value-type="float">
            <text:p>-179.537811279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1.667" calcext:value-type="float">
            <text:p>1.667</text:p>
          </table:table-cell>
          <table:table-cell office:value-type="float" office:value="2.376" calcext:value-type="float">
            <text:p>2.376</text:p>
          </table:table-cell>
          <table:table-cell office:value-type="float" office:value="0.574475543714" calcext:value-type="float">
            <text:p>0.5744755437</text:p>
          </table:table-cell>
          <table:table-cell office:value-type="float" office:value="5.53759002686" calcext:value-type="float">
            <text:p>5.5375900269</text:p>
          </table:table-cell>
          <table:table-cell office:value-type="float" office:value="-1.40778815746" calcext:value-type="float">
            <text:p>-1.4077881575</text:p>
          </table:table-cell>
          <table:table-cell office:value-type="float" office:value="-118.693374634" calcext:value-type="float">
            <text:p>-118.693374634</text:p>
          </table:table-cell>
          <table:table-cell office:value-type="float" office:value="4.14309501648" calcext:value-type="float">
            <text:p>4.1430950165</text:p>
          </table:table-cell>
          <table:table-cell office:value-type="float" office:value="-1.1295529604" calcext:value-type="float">
            <text:p>-1.1295529604</text:p>
          </table:table-cell>
          <table:table-cell office:value-type="float" office:value="179.303100586" calcext:value-type="float">
            <text:p>179.3031005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676" calcext:value-type="float">
            <text:p>1.676</text:p>
          </table:table-cell>
          <table:table-cell office:value-type="float" office:value="2.352" calcext:value-type="float">
            <text:p>2.352</text:p>
          </table:table-cell>
          <table:table-cell office:value-type="float" office:value="0.565437230655" calcext:value-type="float">
            <text:p>0.5654372307</text:p>
          </table:table-cell>
          <table:table-cell office:value-type="float" office:value="5.52677154541" calcext:value-type="float">
            <text:p>5.5267715454</text:p>
          </table:table-cell>
          <table:table-cell office:value-type="float" office:value="-1.40442478657" calcext:value-type="float">
            <text:p>-1.4044247866</text:p>
          </table:table-cell>
          <table:table-cell office:value-type="float" office:value="-120.347015381" calcext:value-type="float">
            <text:p>-120.347015381</text:p>
          </table:table-cell>
          <table:table-cell office:value-type="float" office:value="4.10790920258" calcext:value-type="float">
            <text:p>4.1079092026</text:p>
          </table:table-cell>
          <table:table-cell office:value-type="float" office:value="-1.11701905727" calcext:value-type="float">
            <text:p>-1.1170190573</text:p>
          </table:table-cell>
          <table:table-cell office:value-type="float" office:value="178.176742554" calcext:value-type="float">
            <text:p>178.176742554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1.686" calcext:value-type="float">
            <text:p>1.686</text:p>
          </table:table-cell>
          <table:table-cell office:value-type="float" office:value="2.327" calcext:value-type="float">
            <text:p>2.327</text:p>
          </table:table-cell>
          <table:table-cell office:value-type="float" office:value="0.556745911381" calcext:value-type="float">
            <text:p>0.5567459114</text:p>
          </table:table-cell>
          <table:table-cell office:value-type="float" office:value="5.51675510406" calcext:value-type="float">
            <text:p>5.5167551041</text:p>
          </table:table-cell>
          <table:table-cell office:value-type="float" office:value="-1.40077269077" calcext:value-type="float">
            <text:p>-1.4007726908</text:p>
          </table:table-cell>
          <table:table-cell office:value-type="float" office:value="-121.957038879" calcext:value-type="float">
            <text:p>-121.957038879</text:p>
          </table:table-cell>
          <table:table-cell office:value-type="float" office:value="4.07227182388" calcext:value-type="float">
            <text:p>4.0722718239</text:p>
          </table:table-cell>
          <table:table-cell office:value-type="float" office:value="-1.10893583298" calcext:value-type="float">
            <text:p>-1.108935833</text:p>
          </table:table-cell>
          <table:table-cell office:value-type="float" office:value="177.202911377" calcext:value-type="float">
            <text:p>177.202911377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1.698" calcext:value-type="float">
            <text:p>1.698</text:p>
          </table:table-cell>
          <table:table-cell office:value-type="float" office:value="2.299" calcext:value-type="float">
            <text:p>2.299</text:p>
          </table:table-cell>
          <table:table-cell office:value-type="float" office:value="0.547993211433" calcext:value-type="float">
            <text:p>0.5479932114</text:p>
          </table:table-cell>
          <table:table-cell office:value-type="float" office:value="5.50827074051" calcext:value-type="float">
            <text:p>5.5082707405</text:p>
          </table:table-cell>
          <table:table-cell office:value-type="float" office:value="-1.39616072178" calcext:value-type="float">
            <text:p>-1.3961607218</text:p>
          </table:table-cell>
          <table:table-cell office:value-type="float" office:value="-123.508544922" calcext:value-type="float">
            <text:p>-123.508544922</text:p>
          </table:table-cell>
          <table:table-cell office:value-type="float" office:value="4.04572868347" calcext:value-type="float">
            <text:p>4.0457286835</text:p>
          </table:table-cell>
          <table:table-cell office:value-type="float" office:value="-1.10458993912" calcext:value-type="float">
            <text:p>-1.1045899391</text:p>
          </table:table-cell>
          <table:table-cell office:value-type="float" office:value="176.358230591" calcext:value-type="float">
            <text:p>176.358230591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1.711" calcext:value-type="float">
            <text:p>1.711</text:p>
          </table:table-cell>
          <table:table-cell office:value-type="float" office:value="2.27" calcext:value-type="float">
            <text:p>2.27</text:p>
          </table:table-cell>
          <table:table-cell office:value-type="float" office:value="0.538337635848" calcext:value-type="float">
            <text:p>0.5383376358</text:p>
          </table:table-cell>
          <table:table-cell office:value-type="float" office:value="5.49805402756" calcext:value-type="float">
            <text:p>5.4980540276</text:p>
          </table:table-cell>
          <table:table-cell office:value-type="float" office:value="-1.39138650894" calcext:value-type="float">
            <text:p>-1.3913865089</text:p>
          </table:table-cell>
          <table:table-cell office:value-type="float" office:value="-125.071563721" calcext:value-type="float">
            <text:p>-125.071563721</text:p>
          </table:table-cell>
          <table:table-cell office:value-type="float" office:value="4.02280092239" calcext:value-type="float">
            <text:p>4.0228009224</text:p>
          </table:table-cell>
          <table:table-cell office:value-type="float" office:value="-1.0996941328" calcext:value-type="float">
            <text:p>-1.0996941328</text:p>
          </table:table-cell>
          <table:table-cell office:value-type="float" office:value="175.540054321" calcext:value-type="float">
            <text:p>175.540054321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1.725" calcext:value-type="float">
            <text:p>1.725</text:p>
          </table:table-cell>
          <table:table-cell office:value-type="float" office:value="2.24" calcext:value-type="float">
            <text:p>2.24</text:p>
          </table:table-cell>
          <table:table-cell office:value-type="float" office:value="0.529883567139" calcext:value-type="float">
            <text:p>0.5298835671</text:p>
          </table:table-cell>
          <table:table-cell office:value-type="float" office:value="5.48808526993" calcext:value-type="float">
            <text:p>5.4880852699</text:p>
          </table:table-cell>
          <table:table-cell office:value-type="float" office:value="-1.3854187727" calcext:value-type="float">
            <text:p>-1.3854187727</text:p>
          </table:table-cell>
          <table:table-cell office:value-type="float" office:value="-126.628852844" calcext:value-type="float">
            <text:p>-126.628852844</text:p>
          </table:table-cell>
          <table:table-cell office:value-type="float" office:value="4.00164461136" calcext:value-type="float">
            <text:p>4.0016446114</text:p>
          </table:table-cell>
          <table:table-cell office:value-type="float" office:value="-1.09302818775" calcext:value-type="float">
            <text:p>-1.0930281878</text:p>
          </table:table-cell>
          <table:table-cell office:value-type="float" office:value="174.752716064" calcext:value-type="float">
            <text:p>174.752716064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1.74" calcext:value-type="float">
            <text:p>1.74</text:p>
          </table:table-cell>
          <table:table-cell office:value-type="float" office:value="2.209" calcext:value-type="float">
            <text:p>2.209</text:p>
          </table:table-cell>
          <table:table-cell office:value-type="float" office:value="0.522655913604" calcext:value-type="float">
            <text:p>0.5226559136</text:p>
          </table:table-cell>
          <table:table-cell office:value-type="float" office:value="5.48019504547" calcext:value-type="float">
            <text:p>5.4801950455</text:p>
          </table:table-cell>
          <table:table-cell office:value-type="float" office:value="-1.37812173367" calcext:value-type="float">
            <text:p>-1.3781217337</text:p>
          </table:table-cell>
          <table:table-cell office:value-type="float" office:value="-128.171264648" calcext:value-type="float">
            <text:p>-128.171264648</text:p>
          </table:table-cell>
          <table:table-cell office:value-type="float" office:value="3.97639918327" calcext:value-type="float">
            <text:p>3.9763991833</text:p>
          </table:table-cell>
          <table:table-cell office:value-type="float" office:value="-1.08555960655" calcext:value-type="float">
            <text:p>-1.0855596066</text:p>
          </table:table-cell>
          <table:table-cell office:value-type="float" office:value="174.126480103" calcext:value-type="float">
            <text:p>174.126480103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1.757" calcext:value-type="float">
            <text:p>1.757</text:p>
          </table:table-cell>
          <table:table-cell office:value-type="float" office:value="2.177" calcext:value-type="float">
            <text:p>2.177</text:p>
          </table:table-cell>
          <table:table-cell office:value-type="float" office:value="0.514961956278" calcext:value-type="float">
            <text:p>0.5149619563</text:p>
          </table:table-cell>
          <table:table-cell office:value-type="float" office:value="5.47242450714" calcext:value-type="float">
            <text:p>5.4724245071</text:p>
          </table:table-cell>
          <table:table-cell office:value-type="float" office:value="-1.37072896957" calcext:value-type="float">
            <text:p>-1.3707289696</text:p>
          </table:table-cell>
          <table:table-cell office:value-type="float" office:value="-129.732650757" calcext:value-type="float">
            <text:p>-129.732650757</text:p>
          </table:table-cell>
          <table:table-cell office:value-type="float" office:value="3.94831490517" calcext:value-type="float">
            <text:p>3.9483149052</text:p>
          </table:table-cell>
          <table:table-cell office:value-type="float" office:value="-1.0790489912" calcext:value-type="float">
            <text:p>-1.0790489912</text:p>
          </table:table-cell>
          <table:table-cell office:value-type="float" office:value="173.672805786" calcext:value-type="float">
            <text:p>173.672805786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1.775" calcext:value-type="float">
            <text:p>1.775</text:p>
          </table:table-cell>
          <table:table-cell office:value-type="float" office:value="2.144" calcext:value-type="float">
            <text:p>2.144</text:p>
          </table:table-cell>
          <table:table-cell office:value-type="float" office:value="0.509809439654" calcext:value-type="float">
            <text:p>0.5098094397</text:p>
          </table:table-cell>
          <table:table-cell office:value-type="float" office:value="5.46440982819" calcext:value-type="float">
            <text:p>5.4644098282</text:p>
          </table:table-cell>
          <table:table-cell office:value-type="float" office:value="-1.36307525635" calcext:value-type="float">
            <text:p>-1.3630752564</text:p>
          </table:table-cell>
          <table:table-cell office:value-type="float" office:value="-131.345245361" calcext:value-type="float">
            <text:p>-131.345245361</text:p>
          </table:table-cell>
          <table:table-cell office:value-type="float" office:value="3.91922450066" calcext:value-type="float">
            <text:p>3.9192245007</text:p>
          </table:table-cell>
          <table:table-cell office:value-type="float" office:value="-1.07198226452" calcext:value-type="float">
            <text:p>-1.0719822645</text:p>
          </table:table-cell>
          <table:table-cell office:value-type="float" office:value="173.285797119" calcext:value-type="float">
            <text:p>173.285797119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1.794" calcext:value-type="float">
            <text:p>1.794</text:p>
          </table:table-cell>
          <table:table-cell office:value-type="float" office:value="2.108" calcext:value-type="float">
            <text:p>2.108</text:p>
          </table:table-cell>
          <table:table-cell office:value-type="float" office:value="0.505932997804" calcext:value-type="float">
            <text:p>0.5059329978</text:p>
          </table:table-cell>
          <table:table-cell office:value-type="float" office:value="5.45728588104" calcext:value-type="float">
            <text:p>5.457285881</text:p>
          </table:table-cell>
          <table:table-cell office:value-type="float" office:value="-1.35527682304" calcext:value-type="float">
            <text:p>-1.355276823</text:p>
          </table:table-cell>
          <table:table-cell office:value-type="float" office:value="-132.971969604" calcext:value-type="float">
            <text:p>-132.971969604</text:p>
          </table:table-cell>
          <table:table-cell office:value-type="float" office:value="6.29168701172" calcext:value-type="float">
            <text:p>6.2916870117</text:p>
          </table:table-cell>
          <table:table-cell office:value-type="float" office:value="-1.85282206535" calcext:value-type="float">
            <text:p>-1.8528220654</text:p>
          </table:table-cell>
          <table:table-cell office:value-type="float" office:value="172.127792358" calcext:value-type="float">
            <text:p>172.127792358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1.816" calcext:value-type="float">
            <text:p>1.816</text:p>
          </table:table-cell>
          <table:table-cell office:value-type="float" office:value="2.071" calcext:value-type="float">
            <text:p>2.071</text:p>
          </table:table-cell>
          <table:table-cell office:value-type="float" office:value="0.5029109004" calcext:value-type="float">
            <text:p>0.5029109004</text:p>
          </table:table-cell>
          <table:table-cell office:value-type="float" office:value="5.45011520386" calcext:value-type="float">
            <text:p>5.4501152039</text:p>
          </table:table-cell>
          <table:table-cell office:value-type="float" office:value="-1.34727025032" calcext:value-type="float">
            <text:p>-1.3472702503</text:p>
          </table:table-cell>
          <table:table-cell office:value-type="float" office:value="-134.638000488" calcext:value-type="float">
            <text:p>-134.638000488</text:p>
          </table:table-cell>
          <table:table-cell office:value-type="float" office:value="6.26611089706" calcext:value-type="float">
            <text:p>6.2661108971</text:p>
          </table:table-cell>
          <table:table-cell office:value-type="float" office:value="-1.85192763805" calcext:value-type="float">
            <text:p>-1.8519276381</text:p>
          </table:table-cell>
          <table:table-cell office:value-type="float" office:value="172.155715942" calcext:value-type="float">
            <text:p>172.1557159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838" calcext:value-type="float">
            <text:p>1.838</text:p>
          </table:table-cell>
          <table:table-cell office:value-type="float" office:value="2.032" calcext:value-type="float">
            <text:p>2.032</text:p>
          </table:table-cell>
          <table:table-cell office:value-type="float" office:value="0.499449533301" calcext:value-type="float">
            <text:p>0.4994495333</text:p>
          </table:table-cell>
          <table:table-cell office:value-type="float" office:value="5.44343280792" calcext:value-type="float">
            <text:p>5.4434328079</text:p>
          </table:table-cell>
          <table:table-cell office:value-type="float" office:value="-1.33866357803" calcext:value-type="float">
            <text:p>-1.338663578</text:p>
          </table:table-cell>
          <table:table-cell office:value-type="float" office:value="-136.331466675" calcext:value-type="float">
            <text:p>-136.331466675</text:p>
          </table:table-cell>
          <table:table-cell office:value-type="float" office:value="6.23143005371" calcext:value-type="float">
            <text:p>6.2314300537</text:p>
          </table:table-cell>
          <table:table-cell office:value-type="float" office:value="-1.84953176975" calcext:value-type="float">
            <text:p>-1.8495317698</text:p>
          </table:table-cell>
          <table:table-cell office:value-type="float" office:value="172.337234497" calcext:value-type="float">
            <text:p>172.337234497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1.861" calcext:value-type="float">
            <text:p>1.861</text:p>
          </table:table-cell>
          <table:table-cell office:value-type="float" office:value="1.993" calcext:value-type="float">
            <text:p>1.993</text:p>
          </table:table-cell>
          <table:table-cell office:value-type="float" office:value="0.494677116764" calcext:value-type="float">
            <text:p>0.4946771168</text:p>
          </table:table-cell>
          <table:table-cell office:value-type="float" office:value="5.43686389923" calcext:value-type="float">
            <text:p>5.4368638992</text:p>
          </table:table-cell>
          <table:table-cell office:value-type="float" office:value="-1.33008253574" calcext:value-type="float">
            <text:p>-1.3300825357</text:p>
          </table:table-cell>
          <table:table-cell office:value-type="float" office:value="-138.028762817" calcext:value-type="float">
            <text:p>-138.028762817</text:p>
          </table:table-cell>
          <table:table-cell office:value-type="float" office:value="6.15115642548" calcext:value-type="float">
            <text:p>6.1511564255</text:p>
          </table:table-cell>
          <table:table-cell office:value-type="float" office:value="-1.84482204914" calcext:value-type="float">
            <text:p>-1.8448220491</text:p>
          </table:table-cell>
          <table:table-cell office:value-type="float" office:value="172.440444946" calcext:value-type="float">
            <text:p>172.440444946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.885" calcext:value-type="float">
            <text:p>1.885</text:p>
          </table:table-cell>
          <table:table-cell office:value-type="float" office:value="1.953" calcext:value-type="float">
            <text:p>1.953</text:p>
          </table:table-cell>
          <table:table-cell office:value-type="float" office:value="0.489453782862" calcext:value-type="float">
            <text:p>0.4894537829</text:p>
          </table:table-cell>
          <table:table-cell office:value-type="float" office:value="5.43013525009" calcext:value-type="float">
            <text:p>5.4301352501</text:p>
          </table:table-cell>
          <table:table-cell office:value-type="float" office:value="-1.32148754597" calcext:value-type="float">
            <text:p>-1.321487546</text:p>
          </table:table-cell>
          <table:table-cell office:value-type="float" office:value="-139.763626099" calcext:value-type="float">
            <text:p>-139.763626099</text:p>
          </table:table-cell>
          <table:table-cell office:value-type="float" office:value="6.0395860672" calcext:value-type="float">
            <text:p>6.0395860672</text:p>
          </table:table-cell>
          <table:table-cell office:value-type="float" office:value="-1.84676706791" calcext:value-type="float">
            <text:p>-1.8467670679</text:p>
          </table:table-cell>
          <table:table-cell office:value-type="float" office:value="172.70803833" calcext:value-type="float">
            <text:p>172.70803833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1.91" calcext:value-type="float">
            <text:p>1.91</text:p>
          </table:table-cell>
          <table:table-cell office:value-type="float" office:value="1.912" calcext:value-type="float">
            <text:p>1.912</text:p>
          </table:table-cell>
          <table:table-cell office:value-type="float" office:value="0.482023942171" calcext:value-type="float">
            <text:p>0.4820239422</text:p>
          </table:table-cell>
          <table:table-cell office:value-type="float" office:value="5.42386865616" calcext:value-type="float">
            <text:p>5.4238686562</text:p>
          </table:table-cell>
          <table:table-cell office:value-type="float" office:value="-1.31303668022" calcext:value-type="float">
            <text:p>-1.3130366802</text:p>
          </table:table-cell>
          <table:table-cell office:value-type="float" office:value="-141.496932983" calcext:value-type="float">
            <text:p>-141.496932983</text:p>
          </table:table-cell>
          <table:table-cell office:value-type="float" office:value="6.01470136642" calcext:value-type="float">
            <text:p>6.0147013664</text:p>
          </table:table-cell>
          <table:table-cell office:value-type="float" office:value="-1.8497248888" calcext:value-type="float">
            <text:p>-1.8497248888</text:p>
          </table:table-cell>
          <table:table-cell office:value-type="float" office:value="173.332214355" calcext:value-type="float">
            <text:p>173.332214355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.936" calcext:value-type="float">
            <text:p>1.936</text:p>
          </table:table-cell>
          <table:table-cell office:value-type="float" office:value="1.871" calcext:value-type="float">
            <text:p>1.871</text:p>
          </table:table-cell>
          <table:table-cell office:value-type="float" office:value="0.473678814779" calcext:value-type="float">
            <text:p>0.4736788148</text:p>
          </table:table-cell>
          <table:table-cell office:value-type="float" office:value="5.41707611084" calcext:value-type="float">
            <text:p>5.4170761108</text:p>
          </table:table-cell>
          <table:table-cell office:value-type="float" office:value="-1.30595529079" calcext:value-type="float">
            <text:p>-1.3059552908</text:p>
          </table:table-cell>
          <table:table-cell office:value-type="float" office:value="-143.254776001" calcext:value-type="float">
            <text:p>-143.254776001</text:p>
          </table:table-cell>
          <table:table-cell office:value-type="float" office:value="5.98468112946" calcext:value-type="float">
            <text:p>5.9846811295</text:p>
          </table:table-cell>
          <table:table-cell office:value-type="float" office:value="-1.85033798218" calcext:value-type="float">
            <text:p>-1.8503379822</text:p>
          </table:table-cell>
          <table:table-cell office:value-type="float" office:value="173.926696777" calcext:value-type="float">
            <text:p>173.926696777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.962" calcext:value-type="float">
            <text:p>1.962</text:p>
          </table:table-cell>
          <table:table-cell office:value-type="float" office:value="1.833" calcext:value-type="float">
            <text:p>1.833</text:p>
          </table:table-cell>
          <table:table-cell office:value-type="float" office:value="0.466618150955" calcext:value-type="float">
            <text:p>0.466618151</text:p>
          </table:table-cell>
          <table:table-cell office:value-type="float" office:value="5.41025876999" calcext:value-type="float">
            <text:p>5.41025877</text:p>
          </table:table-cell>
          <table:table-cell office:value-type="float" office:value="-1.29884648323" calcext:value-type="float">
            <text:p>-1.2988464832</text:p>
          </table:table-cell>
          <table:table-cell office:value-type="float" office:value="-144.960601807" calcext:value-type="float">
            <text:p>-144.960601807</text:p>
          </table:table-cell>
          <table:table-cell office:value-type="float" office:value="5.9506778717" calcext:value-type="float">
            <text:p>5.9506778717</text:p>
          </table:table-cell>
          <table:table-cell office:value-type="float" office:value="-1.84737277031" calcext:value-type="float">
            <text:p>-1.8473727703</text:p>
          </table:table-cell>
          <table:table-cell office:value-type="float" office:value="174.370239258" calcext:value-type="float">
            <text:p>174.370239258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.988" calcext:value-type="float">
            <text:p>1.988</text:p>
          </table:table-cell>
          <table:table-cell office:value-type="float" office:value="1.796" calcext:value-type="float">
            <text:p>1.796</text:p>
          </table:table-cell>
          <table:table-cell office:value-type="float" office:value="0.45686106942" calcext:value-type="float">
            <text:p>0.4568610694</text:p>
          </table:table-cell>
          <table:table-cell office:value-type="float" office:value="5.40285634995" calcext:value-type="float">
            <text:p>5.40285635</text:p>
          </table:table-cell>
          <table:table-cell office:value-type="float" office:value="-1.29163658619" calcext:value-type="float">
            <text:p>-1.2916365862</text:p>
          </table:table-cell>
          <table:table-cell office:value-type="float" office:value="-146.703765869" calcext:value-type="float">
            <text:p>-146.703765869</text:p>
          </table:table-cell>
          <table:table-cell office:value-type="float" office:value="5.89756202698" calcext:value-type="float">
            <text:p>5.897562027</text:p>
          </table:table-cell>
          <table:table-cell office:value-type="float" office:value="-1.84659135342" calcext:value-type="float">
            <text:p>-1.8465913534</text:p>
          </table:table-cell>
          <table:table-cell office:value-type="float" office:value="174.995544434" calcext:value-type="float">
            <text:p>174.995544434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2.015" calcext:value-type="float">
            <text:p>2.015</text:p>
          </table:table-cell>
          <table:table-cell office:value-type="float" office:value="1.759" calcext:value-type="float">
            <text:p>1.759</text:p>
          </table:table-cell>
          <table:table-cell office:value-type="float" office:value="0.444363171714" calcext:value-type="float">
            <text:p>0.4443631717</text:p>
          </table:table-cell>
          <table:table-cell office:value-type="float" office:value="5.39500331879" calcext:value-type="float">
            <text:p>5.3950033188</text:p>
          </table:table-cell>
          <table:table-cell office:value-type="float" office:value="-1.28432714939" calcext:value-type="float">
            <text:p>-1.2843271494</text:p>
          </table:table-cell>
          <table:table-cell office:value-type="float" office:value="-148.45526123" calcext:value-type="float">
            <text:p>-148.45526123</text:p>
          </table:table-cell>
          <table:table-cell office:value-type="float" office:value="5.87235164642" calcext:value-type="float">
            <text:p>5.8723516464</text:p>
          </table:table-cell>
          <table:table-cell office:value-type="float" office:value="-1.8491653204" calcext:value-type="float">
            <text:p>-1.8491653204</text:p>
          </table:table-cell>
          <table:table-cell office:value-type="float" office:value="175.736480713" calcext:value-type="float">
            <text:p>175.736480713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2.041" calcext:value-type="float">
            <text:p>2.041</text:p>
          </table:table-cell>
          <table:table-cell office:value-type="float" office:value="1.725" calcext:value-type="float">
            <text:p>1.725</text:p>
          </table:table-cell>
          <table:table-cell office:value-type="float" office:value="0.433581275138" calcext:value-type="float">
            <text:p>0.4335812751</text:p>
          </table:table-cell>
          <table:table-cell office:value-type="float" office:value="5.3873796463" calcext:value-type="float">
            <text:p>5.3873796463</text:p>
          </table:table-cell>
          <table:table-cell office:value-type="float" office:value="-1.27768445015" calcext:value-type="float">
            <text:p>-1.2776844502</text:p>
          </table:table-cell>
          <table:table-cell office:value-type="float" office:value="-150.182571411" calcext:value-type="float">
            <text:p>-150.182571411</text:p>
          </table:table-cell>
          <table:table-cell office:value-type="float" office:value="5.68230247498" calcext:value-type="float">
            <text:p>5.682302475</text:p>
          </table:table-cell>
          <table:table-cell office:value-type="float" office:value="-1.85820543766" calcext:value-type="float">
            <text:p>-1.8582054377</text:p>
          </table:table-cell>
          <table:table-cell office:value-type="float" office:value="176.41545105" calcext:value-type="float">
            <text:p>176.41545105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2.069" calcext:value-type="float">
            <text:p>2.069</text:p>
          </table:table-cell>
          <table:table-cell office:value-type="float" office:value="1.69" calcext:value-type="float">
            <text:p>1.69</text:p>
          </table:table-cell>
          <table:table-cell office:value-type="float" office:value="0.423190016965" calcext:value-type="float">
            <text:p>0.423190017</text:p>
          </table:table-cell>
          <table:table-cell office:value-type="float" office:value="5.3791103363" calcext:value-type="float">
            <text:p>5.3791103363</text:p>
          </table:table-cell>
          <table:table-cell office:value-type="float" office:value="-1.27075278759" calcext:value-type="float">
            <text:p>-1.2707527876</text:p>
          </table:table-cell>
          <table:table-cell office:value-type="float" office:value="-151.917190552" calcext:value-type="float">
            <text:p>-151.917190552</text:p>
          </table:table-cell>
          <table:table-cell office:value-type="float" office:value="5.55787420273" calcext:value-type="float">
            <text:p>5.5578742027</text:p>
          </table:table-cell>
          <table:table-cell office:value-type="float" office:value="-1.86063873768" calcext:value-type="float">
            <text:p>-1.8606387377</text:p>
          </table:table-cell>
          <table:table-cell office:value-type="float" office:value="176.950057983" calcext:value-type="float">
            <text:p>176.9500579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099" calcext:value-type="float">
            <text:p>2.099</text:p>
          </table:table-cell>
          <table:table-cell office:value-type="float" office:value="1.655" calcext:value-type="float">
            <text:p>1.655</text:p>
          </table:table-cell>
          <table:table-cell office:value-type="float" office:value="0.413198164726" calcext:value-type="float">
            <text:p>0.4131981647</text:p>
          </table:table-cell>
          <table:table-cell office:value-type="float" office:value="5.36985111237" calcext:value-type="float">
            <text:p>5.3698511124</text:p>
          </table:table-cell>
          <table:table-cell office:value-type="float" office:value="-1.26338994503" calcext:value-type="float">
            <text:p>-1.263389945</text:p>
          </table:table-cell>
          <table:table-cell office:value-type="float" office:value="-153.708953857" calcext:value-type="float">
            <text:p>-153.708953857</text:p>
          </table:table-cell>
          <table:table-cell office:value-type="float" office:value="5.5214099884" calcext:value-type="float">
            <text:p>5.5214099884</text:p>
          </table:table-cell>
          <table:table-cell office:value-type="float" office:value="-1.86147129536" calcext:value-type="float">
            <text:p>-1.8614712954</text:p>
          </table:table-cell>
          <table:table-cell office:value-type="float" office:value="177.440063477" calcext:value-type="float">
            <text:p>177.440063477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2.132" calcext:value-type="float">
            <text:p>2.132</text:p>
          </table:table-cell>
          <table:table-cell office:value-type="float" office:value="1.619" calcext:value-type="float">
            <text:p>1.619</text:p>
          </table:table-cell>
          <table:table-cell office:value-type="float" office:value="0.404071245413" calcext:value-type="float">
            <text:p>0.4040712454</text:p>
          </table:table-cell>
          <table:table-cell office:value-type="float" office:value="5.3609623909" calcext:value-type="float">
            <text:p>5.3609623909</text:p>
          </table:table-cell>
          <table:table-cell office:value-type="float" office:value="-1.25509953499" calcext:value-type="float">
            <text:p>-1.255099535</text:p>
          </table:table-cell>
          <table:table-cell office:value-type="float" office:value="-155.559524536" calcext:value-type="float">
            <text:p>-155.559524536</text:p>
          </table:table-cell>
          <table:table-cell office:value-type="float" office:value="5.45263624191" calcext:value-type="float">
            <text:p>5.4526362419</text:p>
          </table:table-cell>
          <table:table-cell office:value-type="float" office:value="-1.86430776119" calcext:value-type="float">
            <text:p>-1.8643077612</text:p>
          </table:table-cell>
          <table:table-cell office:value-type="float" office:value="177.89125061" calcext:value-type="float">
            <text:p>177.89125061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2.166" calcext:value-type="float">
            <text:p>2.166</text:p>
          </table:table-cell>
          <table:table-cell office:value-type="float" office:value="1.582" calcext:value-type="float">
            <text:p>1.582</text:p>
          </table:table-cell>
          <table:table-cell office:value-type="float" office:value="0.397199488909" calcext:value-type="float">
            <text:p>0.3971994889</text:p>
          </table:table-cell>
          <table:table-cell office:value-type="float" office:value="5.35350370407" calcext:value-type="float">
            <text:p>5.3535037041</text:p>
          </table:table-cell>
          <table:table-cell office:value-type="float" office:value="-1.24749350548" calcext:value-type="float">
            <text:p>-1.2474935055</text:p>
          </table:table-cell>
          <table:table-cell office:value-type="float" office:value="-157.356521606" calcext:value-type="float">
            <text:p>-157.356521606</text:p>
          </table:table-cell>
          <table:table-cell office:value-type="float" office:value="5.41273546219" calcext:value-type="float">
            <text:p>5.4127354622</text:p>
          </table:table-cell>
          <table:table-cell office:value-type="float" office:value="-1.86515963078" calcext:value-type="float">
            <text:p>-1.8651596308</text:p>
          </table:table-cell>
          <table:table-cell office:value-type="float" office:value="178.288955688" calcext:value-type="float">
            <text:p>178.288955688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2.202" calcext:value-type="float">
            <text:p>2.202</text:p>
          </table:table-cell>
          <table:table-cell office:value-type="float" office:value="1.544" calcext:value-type="float">
            <text:p>1.544</text:p>
          </table:table-cell>
          <table:table-cell office:value-type="float" office:value="0.392145979105" calcext:value-type="float">
            <text:p>0.3921459791</text:p>
          </table:table-cell>
          <table:table-cell office:value-type="float" office:value="5.34618377686" calcext:value-type="float">
            <text:p>5.3461837769</text:p>
          </table:table-cell>
          <table:table-cell office:value-type="float" office:value="-1.24168419838" calcext:value-type="float">
            <text:p>-1.2416841984</text:p>
          </table:table-cell>
          <table:table-cell office:value-type="float" office:value="-159.018753052" calcext:value-type="float">
            <text:p>-159.018753052</text:p>
          </table:table-cell>
          <table:table-cell office:value-type="float" office:value="5.17717933655" calcext:value-type="float">
            <text:p>5.1771793366</text:p>
          </table:table-cell>
          <table:table-cell office:value-type="float" office:value="-1.87838864326" calcext:value-type="float">
            <text:p>-1.8783886433</text:p>
          </table:table-cell>
          <table:table-cell office:value-type="float" office:value="178.713424683" calcext:value-type="float">
            <text:p>178.713424683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2.24" calcext:value-type="float">
            <text:p>2.24</text:p>
          </table:table-cell>
          <table:table-cell office:value-type="float" office:value="1.505" calcext:value-type="float">
            <text:p>1.505</text:p>
          </table:table-cell>
          <table:table-cell office:value-type="float" office:value="0.385235742225" calcext:value-type="float">
            <text:p>0.3852357422</text:p>
          </table:table-cell>
          <table:table-cell office:value-type="float" office:value="5.3368639946" calcext:value-type="float">
            <text:p>5.3368639946</text:p>
          </table:table-cell>
          <table:table-cell office:value-type="float" office:value="-1.237855196" calcext:value-type="float">
            <text:p>-1.237855196</text:p>
          </table:table-cell>
          <table:table-cell office:value-type="float" office:value="-160.535812378" calcext:value-type="float">
            <text:p>-160.535812378</text:p>
          </table:table-cell>
          <table:table-cell office:value-type="float" office:value="5.05616760254" calcext:value-type="float">
            <text:p>5.0561676025</text:p>
          </table:table-cell>
          <table:table-cell office:value-type="float" office:value="-1.88544070721" calcext:value-type="float">
            <text:p>-1.8854407072</text:p>
          </table:table-cell>
          <table:table-cell office:value-type="float" office:value="179.070663452" calcext:value-type="float">
            <text:p>179.070663452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2.278" calcext:value-type="float">
            <text:p>2.278</text:p>
          </table:table-cell>
          <table:table-cell office:value-type="float" office:value="1.467" calcext:value-type="float">
            <text:p>1.467</text:p>
          </table:table-cell>
          <table:table-cell office:value-type="float" office:value="0.381079173853" calcext:value-type="float">
            <text:p>0.3810791739</text:p>
          </table:table-cell>
          <table:table-cell office:value-type="float" office:value="5.32374048233" calcext:value-type="float">
            <text:p>5.3237404823</text:p>
          </table:table-cell>
          <table:table-cell office:value-type="float" office:value="-1.23479378223" calcext:value-type="float">
            <text:p>-1.2347937822</text:p>
          </table:table-cell>
          <table:table-cell office:value-type="float" office:value="-161.92906189" calcext:value-type="float">
            <text:p>-161.92906189</text:p>
          </table:table-cell>
          <table:table-cell office:value-type="float" office:value="5.00120830536" calcext:value-type="float">
            <text:p>5.0012083054</text:p>
          </table:table-cell>
          <table:table-cell office:value-type="float" office:value="-1.88785803318" calcext:value-type="float">
            <text:p>-1.8878580332</text:p>
          </table:table-cell>
          <table:table-cell office:value-type="float" office:value="179.453063965" calcext:value-type="float">
            <text:p>179.453063965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2.318" calcext:value-type="float">
            <text:p>2.318</text:p>
          </table:table-cell>
          <table:table-cell office:value-type="float" office:value="1.428" calcext:value-type="float">
            <text:p>1.428</text:p>
          </table:table-cell>
          <table:table-cell office:value-type="float" office:value="0.375061640252" calcext:value-type="float">
            <text:p>0.3750616403</text:p>
          </table:table-cell>
          <table:table-cell office:value-type="float" office:value="5.30687332153" calcext:value-type="float">
            <text:p>5.3068733215</text:p>
          </table:table-cell>
          <table:table-cell office:value-type="float" office:value="-1.23001766205" calcext:value-type="float">
            <text:p>-1.2300176621</text:p>
          </table:table-cell>
          <table:table-cell office:value-type="float" office:value="-163.30871582" calcext:value-type="float">
            <text:p>-163.30871582</text:p>
          </table:table-cell>
          <table:table-cell office:value-type="float" office:value="4.78653907776" calcext:value-type="float">
            <text:p>4.7865390778</text:p>
          </table:table-cell>
          <table:table-cell office:value-type="float" office:value="-1.90222144127" calcext:value-type="float">
            <text:p>-1.9022214413</text:p>
          </table:table-cell>
          <table:table-cell office:value-type="float" office:value="179.861465454" calcext:value-type="float">
            <text:p>179.861465454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2.359" calcext:value-type="float">
            <text:p>2.359</text:p>
          </table:table-cell>
          <table:table-cell office:value-type="float" office:value="1.388" calcext:value-type="float">
            <text:p>1.388</text:p>
          </table:table-cell>
          <table:table-cell office:value-type="float" office:value="0.375061640252" calcext:value-type="float">
            <text:p>0.3750616403</text:p>
          </table:table-cell>
          <table:table-cell office:value-type="float" office:value="5.29086685181" calcext:value-type="float">
            <text:p>5.2908668518</text:p>
          </table:table-cell>
          <table:table-cell office:value-type="float" office:value="-1.22489655018" calcext:value-type="float">
            <text:p>-1.2248965502</text:p>
          </table:table-cell>
          <table:table-cell office:value-type="float" office:value="-164.646179199" calcext:value-type="float">
            <text:p>-164.646179199</text:p>
          </table:table-cell>
          <table:table-cell office:value-type="float" office:value="4.65088224411" calcext:value-type="float">
            <text:p>4.6508822441</text:p>
          </table:table-cell>
          <table:table-cell office:value-type="float" office:value="-1.91018176079" calcext:value-type="float">
            <text:p>-1.9101817608</text:p>
          </table:table-cell>
          <table:table-cell office:value-type="float" office:value="-179.861557007" calcext:value-type="float">
            <text:p>-179.861557007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2.4" calcext:value-type="float">
            <text:p>2.4</text:p>
          </table:table-cell>
          <table:table-cell office:value-type="float" office:value="1.348" calcext:value-type="float">
            <text:p>1.348</text:p>
          </table:table-cell>
          <table:table-cell office:value-type="float" office:value="0.377377965455" calcext:value-type="float">
            <text:p>0.3773779655</text:p>
          </table:table-cell>
          <table:table-cell office:value-type="float" office:value="5.27717542648" calcext:value-type="float">
            <text:p>5.2771754265</text:p>
          </table:table-cell>
          <table:table-cell office:value-type="float" office:value="-1.21947038174" calcext:value-type="float">
            <text:p>-1.2194703817</text:p>
          </table:table-cell>
          <table:table-cell office:value-type="float" office:value="-165.957138062" calcext:value-type="float">
            <text:p>-165.957138062</text:p>
          </table:table-cell>
          <table:table-cell office:value-type="float" office:value="4.56102561951" calcext:value-type="float">
            <text:p>4.5610256195</text:p>
          </table:table-cell>
          <table:table-cell office:value-type="float" office:value="-1.91483032703" calcext:value-type="float">
            <text:p>-1.914830327</text:p>
          </table:table-cell>
          <table:table-cell office:value-type="float" office:value="-179.582901001" calcext:value-type="float">
            <text:p>-179.582901001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2.441" calcext:value-type="float">
            <text:p>2.441</text:p>
          </table:table-cell>
          <table:table-cell office:value-type="float" office:value="1.307" calcext:value-type="float">
            <text:p>1.307</text:p>
          </table:table-cell>
          <table:table-cell office:value-type="float" office:value="0.37876662937" calcext:value-type="float">
            <text:p>0.3787666294</text:p>
          </table:table-cell>
          <table:table-cell office:value-type="float" office:value="5.26463365555" calcext:value-type="float">
            <text:p>5.2646336556</text:p>
          </table:table-cell>
          <table:table-cell office:value-type="float" office:value="-1.21445679665" calcext:value-type="float">
            <text:p>-1.2144567967</text:p>
          </table:table-cell>
          <table:table-cell office:value-type="float" office:value="-167.172363281" calcext:value-type="float">
            <text:p>-167.172363281</text:p>
          </table:table-cell>
          <table:table-cell office:value-type="float" office:value="4.47088956833" calcext:value-type="float">
            <text:p>4.4708895683</text:p>
          </table:table-cell>
          <table:table-cell office:value-type="float" office:value="-1.91872668266" calcext:value-type="float">
            <text:p>-1.9187266827</text:p>
          </table:table-cell>
          <table:table-cell office:value-type="float" office:value="-179.300689697" calcext:value-type="float">
            <text:p>-179.3006896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481" calcext:value-type="float">
            <text:p>2.481</text:p>
          </table:table-cell>
          <table:table-cell office:value-type="float" office:value="1.268" calcext:value-type="float">
            <text:p>1.268</text:p>
          </table:table-cell>
          <table:table-cell office:value-type="float" office:value="0.381079173853" calcext:value-type="float">
            <text:p>0.3810791739</text:p>
          </table:table-cell>
          <table:table-cell office:value-type="float" office:value="5.25237464905" calcext:value-type="float">
            <text:p>5.2523746491</text:p>
          </table:table-cell>
          <table:table-cell office:value-type="float" office:value="-1.20944797993" calcext:value-type="float">
            <text:p>-1.2094479799</text:p>
          </table:table-cell>
          <table:table-cell office:value-type="float" office:value="-168.3099823" calcext:value-type="float">
            <text:p>-168.3099823</text:p>
          </table:table-cell>
          <table:table-cell office:value-type="float" office:value="4.40446949005" calcext:value-type="float">
            <text:p>4.4044694901</text:p>
          </table:table-cell>
          <table:table-cell office:value-type="float" office:value="-1.92057883739" calcext:value-type="float">
            <text:p>-1.9205788374</text:p>
          </table:table-cell>
          <table:table-cell office:value-type="float" office:value="-179.139389038" calcext:value-type="float">
            <text:p>-179.139389038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2.52" calcext:value-type="float">
            <text:p>2.52</text:p>
          </table:table-cell>
          <table:table-cell office:value-type="float" office:value="1.229" calcext:value-type="float">
            <text:p>1.229</text:p>
          </table:table-cell>
          <table:table-cell office:value-type="float" office:value="0.385235742225" calcext:value-type="float">
            <text:p>0.3852357422</text:p>
          </table:table-cell>
          <table:table-cell office:value-type="float" office:value="5.23991441727" calcext:value-type="float">
            <text:p>5.2399144173</text:p>
          </table:table-cell>
          <table:table-cell office:value-type="float" office:value="-1.2050768137" calcext:value-type="float">
            <text:p>-1.2050768137</text:p>
          </table:table-cell>
          <table:table-cell office:value-type="float" office:value="-169.426010132" calcext:value-type="float">
            <text:p>-169.426010132</text:p>
          </table:table-cell>
          <table:table-cell office:value-type="float" office:value="4.34240818024" calcext:value-type="float">
            <text:p>4.3424081802</text:p>
          </table:table-cell>
          <table:table-cell office:value-type="float" office:value="-1.92259144783" calcext:value-type="float">
            <text:p>-1.9225914478</text:p>
          </table:table-cell>
          <table:table-cell office:value-type="float" office:value="-178.989028931" calcext:value-type="float">
            <text:p>-178.989028931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2.559" calcext:value-type="float">
            <text:p>2.559</text:p>
          </table:table-cell>
          <table:table-cell office:value-type="float" office:value="1.19" calcext:value-type="float">
            <text:p>1.19</text:p>
          </table:table-cell>
          <table:table-cell office:value-type="float" office:value="0.388923923284" calcext:value-type="float">
            <text:p>0.3889239233</text:p>
          </table:table-cell>
          <table:table-cell office:value-type="float" office:value="5.22676277161" calcext:value-type="float">
            <text:p>5.2267627716</text:p>
          </table:table-cell>
          <table:table-cell office:value-type="float" office:value="-1.20312178135" calcext:value-type="float">
            <text:p>-1.2031217814</text:p>
          </table:table-cell>
          <table:table-cell office:value-type="float" office:value="-170.438522339" calcext:value-type="float">
            <text:p>-170.438522339</text:p>
          </table:table-cell>
          <table:table-cell office:value-type="float" office:value="4.28472232819" calcext:value-type="float">
            <text:p>4.2847223282</text:p>
          </table:table-cell>
          <table:table-cell office:value-type="float" office:value="-1.92547619343" calcext:value-type="float">
            <text:p>-1.9254761934</text:p>
          </table:table-cell>
          <table:table-cell office:value-type="float" office:value="-178.784057617" calcext:value-type="float">
            <text:p>-178.784057617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2.596" calcext:value-type="float">
            <text:p>2.596</text:p>
          </table:table-cell>
          <table:table-cell office:value-type="float" office:value="1.151" calcext:value-type="float">
            <text:p>1.151</text:p>
          </table:table-cell>
          <table:table-cell office:value-type="float" office:value="0.392605881568" calcext:value-type="float">
            <text:p>0.3926058816</text:p>
          </table:table-cell>
          <table:table-cell office:value-type="float" office:value="5.21473503113" calcext:value-type="float">
            <text:p>5.2147350311</text:p>
          </table:table-cell>
          <table:table-cell office:value-type="float" office:value="-1.20162343979" calcext:value-type="float">
            <text:p>-1.2016234398</text:p>
          </table:table-cell>
          <table:table-cell office:value-type="float" office:value="-171.289291382" calcext:value-type="float">
            <text:p>-171.289291382</text:p>
          </table:table-cell>
          <table:table-cell office:value-type="float" office:value="4.18005275726" calcext:value-type="float">
            <text:p>4.1800527573</text:p>
          </table:table-cell>
          <table:table-cell office:value-type="float" office:value="-1.92716670036" calcext:value-type="float">
            <text:p>-1.9271667004</text:p>
          </table:table-cell>
          <table:table-cell office:value-type="float" office:value="-178.585067749" calcext:value-type="float">
            <text:p>-178.585067749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2.632" calcext:value-type="float">
            <text:p>2.632</text:p>
          </table:table-cell>
          <table:table-cell office:value-type="float" office:value="1.113" calcext:value-type="float">
            <text:p>1.113</text:p>
          </table:table-cell>
          <table:table-cell office:value-type="float" office:value="0.398575639987" calcext:value-type="float">
            <text:p>0.39857564</text:p>
          </table:table-cell>
          <table:table-cell office:value-type="float" office:value="5.20245981216" calcext:value-type="float">
            <text:p>5.2024598122</text:p>
          </table:table-cell>
          <table:table-cell office:value-type="float" office:value="-1.20016884804" calcext:value-type="float">
            <text:p>-1.200168848</text:p>
          </table:table-cell>
          <table:table-cell office:value-type="float" office:value="-172.025131226" calcext:value-type="float">
            <text:p>-172.025131226</text:p>
          </table:table-cell>
          <table:table-cell office:value-type="float" office:value="4.1067070961" calcext:value-type="float">
            <text:p>4.1067070961</text:p>
          </table:table-cell>
          <table:table-cell office:value-type="float" office:value="-1.92906522751" calcext:value-type="float">
            <text:p>-1.9290652275</text:p>
          </table:table-cell>
          <table:table-cell office:value-type="float" office:value="-178.422927856" calcext:value-type="float">
            <text:p>-178.422927856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2.667" calcext:value-type="float">
            <text:p>2.667</text:p>
          </table:table-cell>
          <table:table-cell office:value-type="float" office:value="1.075" calcext:value-type="float">
            <text:p>1.075</text:p>
          </table:table-cell>
          <table:table-cell office:value-type="float" office:value="0.404071245413" calcext:value-type="float">
            <text:p>0.4040712454</text:p>
          </table:table-cell>
          <table:table-cell office:value-type="float" office:value="5.18939304352" calcext:value-type="float">
            <text:p>5.1893930435</text:p>
          </table:table-cell>
          <table:table-cell office:value-type="float" office:value="-1.19973468781" calcext:value-type="float">
            <text:p>-1.1997346878</text:p>
          </table:table-cell>
          <table:table-cell office:value-type="float" office:value="-172.594772339" calcext:value-type="float">
            <text:p>-172.594772339</text:p>
          </table:table-cell>
          <table:table-cell office:value-type="float" office:value="4.03947401047" calcext:value-type="float">
            <text:p>4.0394740105</text:p>
          </table:table-cell>
          <table:table-cell office:value-type="float" office:value="-1.93255758286" calcext:value-type="float">
            <text:p>-1.9325575829</text:p>
          </table:table-cell>
          <table:table-cell office:value-type="float" office:value="-178.165679932" calcext:value-type="float">
            <text:p>-178.165679932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2.702" calcext:value-type="float">
            <text:p>2.702</text:p>
          </table:table-cell>
          <table:table-cell office:value-type="float" office:value="1.036" calcext:value-type="float">
            <text:p>1.036</text:p>
          </table:table-cell>
          <table:table-cell office:value-type="float" office:value="0.410464386029" calcext:value-type="float">
            <text:p>0.410464386</text:p>
          </table:table-cell>
          <table:table-cell office:value-type="float" office:value="5.17543411255" calcext:value-type="float">
            <text:p>5.1754341126</text:p>
          </table:table-cell>
          <table:table-cell office:value-type="float" office:value="-1.20006895065" calcext:value-type="float">
            <text:p>-1.2000689507</text:p>
          </table:table-cell>
          <table:table-cell office:value-type="float" office:value="-173.024475098" calcext:value-type="float">
            <text:p>-173.024475098</text:p>
          </table:table-cell>
          <table:table-cell office:value-type="float" office:value="3.99102830887" calcext:value-type="float">
            <text:p>3.9910283089</text:p>
          </table:table-cell>
          <table:table-cell office:value-type="float" office:value="-1.93921720982" calcext:value-type="float">
            <text:p>-1.9392172098</text:p>
          </table:table-cell>
          <table:table-cell office:value-type="float" office:value="-177.749694824" calcext:value-type="float">
            <text:p>-177.749694824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2.737" calcext:value-type="float">
            <text:p>2.737</text:p>
          </table:table-cell>
          <table:table-cell office:value-type="float" office:value="0.997" calcext:value-type="float">
            <text:p>0.997</text:p>
          </table:table-cell>
          <table:table-cell office:value-type="float" office:value="0.415928224643" calcext:value-type="float">
            <text:p>0.4159282246</text:p>
          </table:table-cell>
          <table:table-cell office:value-type="float" office:value="5.16000795364" calcext:value-type="float">
            <text:p>5.1600079536</text:p>
          </table:table-cell>
          <table:table-cell office:value-type="float" office:value="-1.19917881489" calcext:value-type="float">
            <text:p>-1.1991788149</text:p>
          </table:table-cell>
          <table:table-cell office:value-type="float" office:value="-173.462280273" calcext:value-type="float">
            <text:p>-173.462280273</text:p>
          </table:table-cell>
          <table:table-cell office:value-type="float" office:value="3.94730448723" calcext:value-type="float">
            <text:p>3.9473044872</text:p>
          </table:table-cell>
          <table:table-cell office:value-type="float" office:value="-1.94664871693" calcext:value-type="float">
            <text:p>-1.9466487169</text:p>
          </table:table-cell>
          <table:table-cell office:value-type="float" office:value="-177.342544556" calcext:value-type="float">
            <text:p>-177.342544556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2.772" calcext:value-type="float">
            <text:p>2.7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420016288065" calcext:value-type="float">
            <text:p>0.4200162881</text:p>
          </table:table-cell>
          <table:table-cell office:value-type="float" office:value="5.14214038849" calcext:value-type="float">
            <text:p>5.1421403885</text:p>
          </table:table-cell>
          <table:table-cell office:value-type="float" office:value="-1.19503748417" calcext:value-type="float">
            <text:p>-1.1950374842</text:p>
          </table:table-cell>
          <table:table-cell office:value-type="float" office:value="-174.038650513" calcext:value-type="float">
            <text:p>-174.038650513</text:p>
          </table:table-cell>
          <table:table-cell office:value-type="float" office:value="3.85032081604" calcext:value-type="float">
            <text:p>3.850320816</text:p>
          </table:table-cell>
          <table:table-cell office:value-type="float" office:value="-1.95959734917" calcext:value-type="float">
            <text:p>-1.9595973492</text:p>
          </table:table-cell>
          <table:table-cell office:value-type="float" office:value="-176.989379883" calcext:value-type="float">
            <text:p>-176.989379883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2.808" calcext:value-type="float">
            <text:p>2.808</text:p>
          </table:table-cell>
          <table:table-cell office:value-type="float" office:value="0.913" calcext:value-type="float">
            <text:p>0.913</text:p>
          </table:table-cell>
          <table:table-cell office:value-type="float" office:value="0.424095846172" calcext:value-type="float">
            <text:p>0.4240958462</text:p>
          </table:table-cell>
          <table:table-cell office:value-type="float" office:value="5.12158441544" calcext:value-type="float">
            <text:p>5.1215844154</text:p>
          </table:table-cell>
          <table:table-cell office:value-type="float" office:value="-1.19104170799" calcext:value-type="float">
            <text:p>-1.191041708</text:p>
          </table:table-cell>
          <table:table-cell office:value-type="float" office:value="-174.600570679" calcext:value-type="float">
            <text:p>-174.600570679</text:p>
          </table:table-cell>
          <table:table-cell office:value-type="float" office:value="3.80477333069" calcext:value-type="float">
            <text:p>3.8047733307</text:p>
          </table:table-cell>
          <table:table-cell office:value-type="float" office:value="-1.96773850918" calcext:value-type="float">
            <text:p>-1.9677385092</text:p>
          </table:table-cell>
          <table:table-cell office:value-type="float" office:value="-176.594161987" calcext:value-type="float">
            <text:p>-176.5941619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843" calcext:value-type="float">
            <text:p>2.843</text:p>
          </table:table-cell>
          <table:table-cell office:value-type="float" office:value="0.87" calcext:value-type="float">
            <text:p>0.87</text:p>
          </table:table-cell>
          <table:table-cell office:value-type="float" office:value="0.428166816353" calcext:value-type="float">
            <text:p>0.4281668164</text:p>
          </table:table-cell>
          <table:table-cell office:value-type="float" office:value="5.0919342041" calcext:value-type="float">
            <text:p>5.0919342041</text:p>
          </table:table-cell>
          <table:table-cell office:value-type="float" office:value="-1.18718731403" calcext:value-type="float">
            <text:p>-1.187187314</text:p>
          </table:table-cell>
          <table:table-cell office:value-type="float" office:value="-175.150848389" calcext:value-type="float">
            <text:p>-175.150848389</text:p>
          </table:table-cell>
          <table:table-cell office:value-type="float" office:value="3.75971102715" calcext:value-type="float">
            <text:p>3.7597110272</text:p>
          </table:table-cell>
          <table:table-cell office:value-type="float" office:value="-1.97657895088" calcext:value-type="float">
            <text:p>-1.9765789509</text:p>
          </table:table-cell>
          <table:table-cell office:value-type="float" office:value="-176.152740479" calcext:value-type="float">
            <text:p>-176.152740479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2.878" calcext:value-type="float">
            <text:p>2.878</text:p>
          </table:table-cell>
          <table:table-cell office:value-type="float" office:value="0.828" calcext:value-type="float">
            <text:p>0.828</text:p>
          </table:table-cell>
          <table:table-cell office:value-type="float" office:value="0.43222911617" calcext:value-type="float">
            <text:p>0.4322291162</text:p>
          </table:table-cell>
          <table:table-cell office:value-type="float" office:value="5.06122398376" calcext:value-type="float">
            <text:p>5.0612239838</text:p>
          </table:table-cell>
          <table:table-cell office:value-type="float" office:value="-1.18138802052" calcext:value-type="float">
            <text:p>-1.1813880205</text:p>
          </table:table-cell>
          <table:table-cell office:value-type="float" office:value="-175.845825195" calcext:value-type="float">
            <text:p>-175.845825195</text:p>
          </table:table-cell>
          <table:table-cell office:value-type="float" office:value="3.71686530113" calcext:value-type="float">
            <text:p>3.7168653011</text:p>
          </table:table-cell>
          <table:table-cell office:value-type="float" office:value="-1.98369395733" calcext:value-type="float">
            <text:p>-1.9836939573</text:p>
          </table:table-cell>
          <table:table-cell office:value-type="float" office:value="-175.827377319" calcext:value-type="float">
            <text:p>-175.827377319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2.912" calcext:value-type="float">
            <text:p>2.912</text:p>
          </table:table-cell>
          <table:table-cell office:value-type="float" office:value="0.785" calcext:value-type="float">
            <text:p>0.785</text:p>
          </table:table-cell>
          <table:table-cell office:value-type="float" office:value="0.436282663362" calcext:value-type="float">
            <text:p>0.4362826634</text:p>
          </table:table-cell>
          <table:table-cell office:value-type="float" office:value="5.02265739441" calcext:value-type="float">
            <text:p>5.0226573944</text:p>
          </table:table-cell>
          <table:table-cell office:value-type="float" office:value="-1.17364621162" calcext:value-type="float">
            <text:p>-1.1736462116</text:p>
          </table:table-cell>
          <table:table-cell office:value-type="float" office:value="-176.602355957" calcext:value-type="float">
            <text:p>-176.602355957</text:p>
          </table:table-cell>
          <table:table-cell office:value-type="float" office:value="3.67527985573" calcext:value-type="float">
            <text:p>3.6752798557</text:p>
          </table:table-cell>
          <table:table-cell office:value-type="float" office:value="-1.98995137215" calcext:value-type="float">
            <text:p>-1.9899513722</text:p>
          </table:table-cell>
          <table:table-cell office:value-type="float" office:value="-175.563964844" calcext:value-type="float">
            <text:p>-175.563964844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2.946" calcext:value-type="float">
            <text:p>2.946</text:p>
          </table:table-cell>
          <table:table-cell office:value-type="float" office:value="0.742" calcext:value-type="float">
            <text:p>0.742</text:p>
          </table:table-cell>
          <table:table-cell office:value-type="float" office:value="0.440327375845" calcext:value-type="float">
            <text:p>0.4403273758</text:p>
          </table:table-cell>
          <table:table-cell office:value-type="float" office:value="4.99175643921" calcext:value-type="float">
            <text:p>4.9917564392</text:p>
          </table:table-cell>
          <table:table-cell office:value-type="float" office:value="-1.16514241695" calcext:value-type="float">
            <text:p>-1.165142417</text:p>
          </table:table-cell>
          <table:table-cell office:value-type="float" office:value="-177.556442261" calcext:value-type="float">
            <text:p>-177.556442261</text:p>
          </table:table-cell>
          <table:table-cell office:value-type="float" office:value="3.63289070129" calcext:value-type="float">
            <text:p>3.6328907013</text:p>
          </table:table-cell>
          <table:table-cell office:value-type="float" office:value="-1.9967199564" calcext:value-type="float">
            <text:p>-1.9967199564</text:p>
          </table:table-cell>
          <table:table-cell office:value-type="float" office:value="-175.268814087" calcext:value-type="float">
            <text:p>-175.268814087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2.979" calcext:value-type="float">
            <text:p>2.979</text:p>
          </table:table-cell>
          <table:table-cell office:value-type="float" office:value="0.699" calcext:value-type="float">
            <text:p>0.699</text:p>
          </table:table-cell>
          <table:table-cell office:value-type="float" office:value="0.442570590713" calcext:value-type="float">
            <text:p>0.4425705907</text:p>
          </table:table-cell>
          <table:table-cell office:value-type="float" office:value="4.95605564117" calcext:value-type="float">
            <text:p>4.9560556412</text:p>
          </table:table-cell>
          <table:table-cell office:value-type="float" office:value="-1.15410387516" calcext:value-type="float">
            <text:p>-1.1541038752</text:p>
          </table:table-cell>
          <table:table-cell office:value-type="float" office:value="-178.534088135" calcext:value-type="float">
            <text:p>-178.534088135</text:p>
          </table:table-cell>
          <table:table-cell office:value-type="float" office:value="3.59122228622" calcext:value-type="float">
            <text:p>3.5912222862</text:p>
          </table:table-cell>
          <table:table-cell office:value-type="float" office:value="-2.00297498703" calcext:value-type="float">
            <text:p>-2.002974987</text:p>
          </table:table-cell>
          <table:table-cell office:value-type="float" office:value="-175.001251221" calcext:value-type="float">
            <text:p>-175.001251221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3.012" calcext:value-type="float">
            <text:p>3.012</text:p>
          </table:table-cell>
          <table:table-cell office:value-type="float" office:value="0.656" calcext:value-type="float">
            <text:p>0.656</text:p>
          </table:table-cell>
          <table:table-cell office:value-type="float" office:value="0.446153975262" calcext:value-type="float">
            <text:p>0.4461539753</text:p>
          </table:table-cell>
          <table:table-cell office:value-type="float" office:value="4.9268860817" calcext:value-type="float">
            <text:p>4.9268860817</text:p>
          </table:table-cell>
          <table:table-cell office:value-type="float" office:value="-1.14252209663" calcext:value-type="float">
            <text:p>-1.1425220966</text:p>
          </table:table-cell>
          <table:table-cell office:value-type="float" office:value="-179.537811279" calcext:value-type="float">
            <text:p>-179.537811279</text:p>
          </table:table-cell>
          <table:table-cell office:value-type="float" office:value="3.55052804947" calcext:value-type="float">
            <text:p>3.5505280495</text:p>
          </table:table-cell>
          <table:table-cell office:value-type="float" office:value="-2.00871276855" calcext:value-type="float">
            <text:p>-2.0087127686</text:p>
          </table:table-cell>
          <table:table-cell office:value-type="float" office:value="-174.752960205" calcext:value-type="float">
            <text:p>-174.752960205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3.046" calcext:value-type="float">
            <text:p>3.046</text:p>
          </table:table-cell>
          <table:table-cell office:value-type="float" office:value="0.611" calcext:value-type="float">
            <text:p>0.611</text:p>
          </table:table-cell>
          <table:table-cell office:value-type="float" office:value="0.449730221357" calcext:value-type="float">
            <text:p>0.4497302214</text:p>
          </table:table-cell>
          <table:table-cell office:value-type="float" office:value="4.89309501648" calcext:value-type="float">
            <text:p>4.8930950165</text:p>
          </table:table-cell>
          <table:table-cell office:value-type="float" office:value="-1.1295529604" calcext:value-type="float">
            <text:p>-1.1295529604</text:p>
          </table:table-cell>
          <table:table-cell office:value-type="float" office:value="179.303100586" calcext:value-type="float">
            <text:p>179.303100586</text:p>
          </table:table-cell>
          <table:table-cell office:value-type="float" office:value="3.06935691833" calcext:value-type="float">
            <text:p>3.0693569183</text:p>
          </table:table-cell>
          <table:table-cell office:value-type="float" office:value="-2.06792616844" calcext:value-type="float">
            <text:p>-2.0679261684</text:p>
          </table:table-cell>
          <table:table-cell office:value-type="float" office:value="-174.381332397" calcext:value-type="float">
            <text:p>-174.381332397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3.08" calcext:value-type="float">
            <text:p>3.08</text:p>
          </table:table-cell>
          <table:table-cell office:value-type="float" office:value="0.564" calcext:value-type="float">
            <text:p>0.564</text:p>
          </table:table-cell>
          <table:table-cell office:value-type="float" office:value="0.454190403365" calcext:value-type="float">
            <text:p>0.4541904034</text:p>
          </table:table-cell>
          <table:table-cell office:value-type="float" office:value="4.85790920258" calcext:value-type="float">
            <text:p>4.8579092026</text:p>
          </table:table-cell>
          <table:table-cell office:value-type="float" office:value="-1.11701905727" calcext:value-type="float">
            <text:p>-1.1170190573</text:p>
          </table:table-cell>
          <table:table-cell office:value-type="float" office:value="178.176742554" calcext:value-type="float">
            <text:p>178.176742554</text:p>
          </table:table-cell>
          <table:table-cell office:value-type="float" office:value="2.90876197815" calcext:value-type="float">
            <text:p>2.9087619782</text:p>
          </table:table-cell>
          <table:table-cell office:value-type="float" office:value="-2.09101462364" calcext:value-type="float">
            <text:p>-2.0910146236</text:p>
          </table:table-cell>
          <table:table-cell office:value-type="float" office:value="-174.155914307" calcext:value-type="float">
            <text:p>-174.155914307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3.113" calcext:value-type="float">
            <text:p>3.113</text:p>
          </table:table-cell>
          <table:table-cell office:value-type="float" office:value="0.518" calcext:value-type="float">
            <text:p>0.518</text:p>
          </table:table-cell>
          <table:table-cell office:value-type="float" office:value="0.455971303076" calcext:value-type="float">
            <text:p>0.4559713031</text:p>
          </table:table-cell>
          <table:table-cell office:value-type="float" office:value="4.82227182388" calcext:value-type="float">
            <text:p>4.8222718239</text:p>
          </table:table-cell>
          <table:table-cell office:value-type="float" office:value="-1.10893583298" calcext:value-type="float">
            <text:p>-1.108935833</text:p>
          </table:table-cell>
          <table:table-cell office:value-type="float" office:value="177.202911377" calcext:value-type="float">
            <text:p>177.202911377</text:p>
          </table:table-cell>
          <table:table-cell office:value-type="float" office:value="2.8475716114" calcext:value-type="float">
            <text:p>2.8475716114</text:p>
          </table:table-cell>
          <table:table-cell office:value-type="float" office:value="-2.10044693947" calcext:value-type="float">
            <text:p>-2.1004469395</text:p>
          </table:table-cell>
          <table:table-cell office:value-type="float" office:value="-173.911849976" calcext:value-type="float">
            <text:p>-173.911849976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3.147" calcext:value-type="float">
            <text:p>3.1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5686106942" calcext:value-type="float">
            <text:p>0.4568610694</text:p>
          </table:table-cell>
          <table:table-cell office:value-type="float" office:value="4.79572868347" calcext:value-type="float">
            <text:p>4.7957286835</text:p>
          </table:table-cell>
          <table:table-cell office:value-type="float" office:value="-1.10458993912" calcext:value-type="float">
            <text:p>-1.1045899391</text:p>
          </table:table-cell>
          <table:table-cell office:value-type="float" office:value="176.358230591" calcext:value-type="float">
            <text:p>176.358230591</text:p>
          </table:table-cell>
          <table:table-cell office:value-type="float" office:value="2.72765564919" calcext:value-type="float">
            <text:p>2.7276556492</text:p>
          </table:table-cell>
          <table:table-cell office:value-type="float" office:value="-2.1185400486" calcext:value-type="float">
            <text:p>-2.1185400486</text:p>
          </table:table-cell>
          <table:table-cell office:value-type="float" office:value="-173.605911255" calcext:value-type="float">
            <text:p>-173.6059112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179" calcext:value-type="float">
            <text:p>3.17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60415557295" calcext:value-type="float">
            <text:p>0.4604155573</text:p>
          </table:table-cell>
          <table:table-cell office:value-type="float" office:value="4.77280092239" calcext:value-type="float">
            <text:p>4.7728009224</text:p>
          </table:table-cell>
          <table:table-cell office:value-type="float" office:value="-1.0996941328" calcext:value-type="float">
            <text:p>-1.0996941328</text:p>
          </table:table-cell>
          <table:table-cell office:value-type="float" office:value="175.540054321" calcext:value-type="float">
            <text:p>175.540054321</text:p>
          </table:table-cell>
          <table:table-cell office:value-type="float" office:value="2.66928291321" calcext:value-type="float">
            <text:p>2.6692829132</text:p>
          </table:table-cell>
          <table:table-cell office:value-type="float" office:value="-2.12744069099" calcext:value-type="float">
            <text:p>-2.127440691</text:p>
          </table:table-cell>
          <table:table-cell office:value-type="float" office:value="-173.419586182" calcext:value-type="float">
            <text:p>-173.419586182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3.211" calcext:value-type="float">
            <text:p>3.211</text:p>
          </table:table-cell>
          <table:table-cell office:value-type="float" office:value="0.381" calcext:value-type="float">
            <text:p>0.381</text:p>
          </table:table-cell>
          <table:table-cell office:value-type="float" office:value="0.46263337495" calcext:value-type="float">
            <text:p>0.462633375</text:p>
          </table:table-cell>
          <table:table-cell office:value-type="float" office:value="4.75164461136" calcext:value-type="float">
            <text:p>4.7516446114</text:p>
          </table:table-cell>
          <table:table-cell office:value-type="float" office:value="-1.09302818775" calcext:value-type="float">
            <text:p>-1.0930281878</text:p>
          </table:table-cell>
          <table:table-cell office:value-type="float" office:value="174.752716064" calcext:value-type="float">
            <text:p>174.752716064</text:p>
          </table:table-cell>
          <table:table-cell office:value-type="float" office:value="2.58327913284" calcext:value-type="float">
            <text:p>2.5832791328</text:p>
          </table:table-cell>
          <table:table-cell office:value-type="float" office:value="-2.13830780983" calcext:value-type="float">
            <text:p>-2.1383078098</text:p>
          </table:table-cell>
          <table:table-cell office:value-type="float" office:value="-173.235290527" calcext:value-type="float">
            <text:p>-173.235290527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3.243" calcext:value-type="float">
            <text:p>3.243</text:p>
          </table:table-cell>
          <table:table-cell office:value-type="float" office:value="0.334" calcext:value-type="float">
            <text:p>0.334</text:p>
          </table:table-cell>
          <table:table-cell office:value-type="float" office:value="0.463962678531" calcext:value-type="float">
            <text:p>0.4639626785</text:p>
          </table:table-cell>
          <table:table-cell office:value-type="float" office:value="4.72639918327" calcext:value-type="float">
            <text:p>4.7263991833</text:p>
          </table:table-cell>
          <table:table-cell office:value-type="float" office:value="-1.08555960655" calcext:value-type="float">
            <text:p>-1.0855596066</text:p>
          </table:table-cell>
          <table:table-cell office:value-type="float" office:value="174.126480103" calcext:value-type="float">
            <text:p>174.126480103</text:p>
          </table:table-cell>
          <table:table-cell office:value-type="float" office:value="2.39080858231" calcext:value-type="float">
            <text:p>2.3908085823</text:p>
          </table:table-cell>
          <table:table-cell office:value-type="float" office:value="-2.16568017006" calcext:value-type="float">
            <text:p>-2.1656801701</text:p>
          </table:table-cell>
          <table:table-cell office:value-type="float" office:value="-172.98588562" calcext:value-type="float">
            <text:p>-172.98588562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3.275" calcext:value-type="float">
            <text:p>3.275</text:p>
          </table:table-cell>
          <table:table-cell office:value-type="float" office:value="0.289" calcext:value-type="float">
            <text:p>0.289</text:p>
          </table:table-cell>
          <table:table-cell office:value-type="float" office:value="0.465733458919" calcext:value-type="float">
            <text:p>0.4657334589</text:p>
          </table:table-cell>
          <table:table-cell office:value-type="float" office:value="4.69831490517" calcext:value-type="float">
            <text:p>4.6983149052</text:p>
          </table:table-cell>
          <table:table-cell office:value-type="float" office:value="-1.0790489912" calcext:value-type="float">
            <text:p>-1.0790489912</text:p>
          </table:table-cell>
          <table:table-cell office:value-type="float" office:value="173.672805786" calcext:value-type="float">
            <text:p>173.672805786</text:p>
          </table:table-cell>
          <table:table-cell office:value-type="float" office:value="2.25893378258" calcext:value-type="float">
            <text:p>2.2589337826</text:p>
          </table:table-cell>
          <table:table-cell office:value-type="float" office:value="-2.18325042725" calcext:value-type="float">
            <text:p>-2.1832504273</text:p>
          </table:table-cell>
          <table:table-cell office:value-type="float" office:value="-173.007720947" calcext:value-type="float">
            <text:p>-173.007720947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3.306" calcext:value-type="float">
            <text:p>3.306</text:p>
          </table:table-cell>
          <table:table-cell office:value-type="float" office:value="0.242" calcext:value-type="float">
            <text:p>0.242</text:p>
          </table:table-cell>
          <table:table-cell office:value-type="float" office:value="0.467944313824" calcext:value-type="float">
            <text:p>0.4679443138</text:p>
          </table:table-cell>
          <table:table-cell office:value-type="float" office:value="4.66922450066" calcext:value-type="float">
            <text:p>4.6692245007</text:p>
          </table:table-cell>
          <table:table-cell office:value-type="float" office:value="-1.07198226452" calcext:value-type="float">
            <text:p>-1.0719822645</text:p>
          </table:table-cell>
          <table:table-cell office:value-type="float" office:value="173.285797119" calcext:value-type="float">
            <text:p>173.285797119</text:p>
          </table:table-cell>
          <table:table-cell office:value-type="float" office:value="2.17019510269" calcext:value-type="float">
            <text:p>2.1701951027</text:p>
          </table:table-cell>
          <table:table-cell office:value-type="float" office:value="-2.18925452232" calcext:value-type="float">
            <text:p>-2.1892545223</text:p>
          </table:table-cell>
          <table:table-cell office:value-type="float" office:value="-173.27166748" calcext:value-type="float">
            <text:p>-173.27166748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3.338" calcext:value-type="float">
            <text:p>3.338</text:p>
          </table:table-cell>
          <table:table-cell office:value-type="float" office:value="0.195" calcext:value-type="float">
            <text:p>0.195</text:p>
          </table:table-cell>
          <table:table-cell office:value-type="float" office:value="0.471475592659" calcext:value-type="float">
            <text:p>0.4714755927</text:p>
          </table:table-cell>
          <table:table-cell office:value-type="float" office:value="7.04168701172" calcext:value-type="float">
            <text:p>7.0416870117</text:p>
          </table:table-cell>
          <table:table-cell office:value-type="float" office:value="-1.85282206535" calcext:value-type="float">
            <text:p>-1.8528220654</text:p>
          </table:table-cell>
          <table:table-cell office:value-type="float" office:value="172.127792358" calcext:value-type="float">
            <text:p>172.127792358</text:p>
          </table:table-cell>
          <table:table-cell office:value-type="float" office:value="2.04988622665" calcext:value-type="float">
            <text:p>2.0498862267</text:p>
          </table:table-cell>
          <table:table-cell office:value-type="float" office:value="-2.19577646255" calcext:value-type="float">
            <text:p>-2.1957764626</text:p>
          </table:table-cell>
          <table:table-cell office:value-type="float" office:value="-173.523788452" calcext:value-type="float">
            <text:p>-173.523788452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3.369" calcext:value-type="float">
            <text:p>3.369</text:p>
          </table:table-cell>
          <table:table-cell office:value-type="float" office:value="0.148" calcext:value-type="float">
            <text:p>0.148</text:p>
          </table:table-cell>
          <table:table-cell office:value-type="float" office:value="0.474559275459" calcext:value-type="float">
            <text:p>0.4745592755</text:p>
          </table:table-cell>
          <table:table-cell office:value-type="float" office:value="7.01611089706" calcext:value-type="float">
            <text:p>7.0161108971</text:p>
          </table:table-cell>
          <table:table-cell office:value-type="float" office:value="-1.85192763805" calcext:value-type="float">
            <text:p>-1.8519276381</text:p>
          </table:table-cell>
          <table:table-cell office:value-type="float" office:value="172.155715942" calcext:value-type="float">
            <text:p>172.155715942</text:p>
          </table:table-cell>
          <table:table-cell office:value-type="float" office:value="1.95903277397" calcext:value-type="float">
            <text:p>1.959032774</text:p>
          </table:table-cell>
          <table:table-cell office:value-type="float" office:value="-2.20019221306" calcext:value-type="float">
            <text:p>-2.2001922131</text:p>
          </table:table-cell>
          <table:table-cell office:value-type="float" office:value="-173.764282227" calcext:value-type="float">
            <text:p>-173.764282227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3.4" calcext:value-type="float">
            <text:p>3.4</text:p>
          </table:table-cell>
          <table:table-cell office:value-type="float" office:value="0.102" calcext:value-type="float">
            <text:p>0.102</text:p>
          </table:table-cell>
          <table:table-cell office:value-type="float" office:value="0.476318772263" calcext:value-type="float">
            <text:p>0.4763187723</text:p>
          </table:table-cell>
          <table:table-cell office:value-type="float" office:value="6.98143005371" calcext:value-type="float">
            <text:p>6.9814300537</text:p>
          </table:table-cell>
          <table:table-cell office:value-type="float" office:value="-1.84953176975" calcext:value-type="float">
            <text:p>-1.8495317698</text:p>
          </table:table-cell>
          <table:table-cell office:value-type="float" office:value="172.337234497" calcext:value-type="float">
            <text:p>172.337234497</text:p>
          </table:table-cell>
          <table:table-cell office:value-type="float" office:value="1.84739398956" calcext:value-type="float">
            <text:p>1.8473939896</text:p>
          </table:table-cell>
          <table:table-cell office:value-type="float" office:value="-2.20411586761" calcext:value-type="float">
            <text:p>-2.2041158676</text:p>
          </table:table-cell>
          <table:table-cell office:value-type="float" office:value="-174.054107666" calcext:value-type="float">
            <text:p>-174.054107666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3.429" calcext:value-type="float">
            <text:p>3.429</text:p>
          </table:table-cell>
          <table:table-cell office:value-type="float" office:value="0.056" calcext:value-type="float">
            <text:p>0.056</text:p>
          </table:table-cell>
          <table:table-cell office:value-type="float" office:value="0.479832043017" calcext:value-type="float">
            <text:p>0.479832043</text:p>
          </table:table-cell>
          <table:table-cell office:value-type="float" office:value="6.90115642548" calcext:value-type="float">
            <text:p>6.9011564255</text:p>
          </table:table-cell>
          <table:table-cell office:value-type="float" office:value="-1.84482204914" calcext:value-type="float">
            <text:p>-1.8448220491</text:p>
          </table:table-cell>
          <table:table-cell office:value-type="float" office:value="172.440444946" calcext:value-type="float">
            <text:p>172.440444946</text:p>
          </table:table-cell>
          <table:table-cell office:value-type="float" office:value="1.74758327007" calcext:value-type="float">
            <text:p>1.7475832701</text:p>
          </table:table-cell>
          <table:table-cell office:value-type="float" office:value="-2.20728707314" calcext:value-type="float">
            <text:p>-2.2072870731</text:p>
          </table:table-cell>
          <table:table-cell office:value-type="float" office:value="-174.224182129" calcext:value-type="float">
            <text:p>-174.224182129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3.459" calcext:value-type="float">
            <text:p>3.459</text:p>
          </table:table-cell>
          <table:table-cell office:value-type="float" office:value="0.009" calcext:value-type="float">
            <text:p>0.009</text:p>
          </table:table-cell>
          <table:table-cell office:value-type="float" office:value="0.482461960922" calcext:value-type="float">
            <text:p>0.4824619609</text:p>
          </table:table-cell>
          <table:table-cell office:value-type="float" office:value="6.7895860672" calcext:value-type="float">
            <text:p>6.7895860672</text:p>
          </table:table-cell>
          <table:table-cell office:value-type="float" office:value="-1.84676706791" calcext:value-type="float">
            <text:p>-1.8467670679</text:p>
          </table:table-cell>
          <table:table-cell office:value-type="float" office:value="172.70803833" calcext:value-type="float">
            <text:p>172.70803833</text:p>
          </table:table-cell>
          <table:table-cell office:value-type="float" office:value="1.66010928154" calcext:value-type="float">
            <text:p>1.6601092815</text:p>
          </table:table-cell>
          <table:table-cell office:value-type="float" office:value="-2.2112827301" calcext:value-type="float">
            <text:p>-2.2112827301</text:p>
          </table:table-cell>
          <table:table-cell office:value-type="float" office:value="-174.304122925" calcext:value-type="float">
            <text:p>-174.3041229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489" calcext:value-type="float">
            <text:p>3.489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485087536672" calcext:value-type="float">
            <text:p>0.4850875367</text:p>
          </table:table-cell>
          <table:table-cell office:value-type="float" office:value="6.76470136642" calcext:value-type="float">
            <text:p>6.7647013664</text:p>
          </table:table-cell>
          <table:table-cell office:value-type="float" office:value="-1.8497248888" calcext:value-type="float">
            <text:p>-1.8497248888</text:p>
          </table:table-cell>
          <table:table-cell office:value-type="float" office:value="173.332214355" calcext:value-type="float">
            <text:p>173.332214355</text:p>
          </table:table-cell>
          <table:table-cell office:value-type="float" office:value="1.56982839108" calcext:value-type="float">
            <text:p>1.5698283911</text:p>
          </table:table-cell>
          <table:table-cell office:value-type="float" office:value="-2.2173178196" calcext:value-type="float">
            <text:p>-2.2173178196</text:p>
          </table:table-cell>
          <table:table-cell office:value-type="float" office:value="-174.378738403" calcext:value-type="float">
            <text:p>-174.378738403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3.519" calcext:value-type="float">
            <text:p>3.519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489017707079" calcext:value-type="float">
            <text:p>0.4890177071</text:p>
          </table:table-cell>
          <table:table-cell office:value-type="float" office:value="6.73468112946" calcext:value-type="float">
            <text:p>6.7346811295</text:p>
          </table:table-cell>
          <table:table-cell office:value-type="float" office:value="-1.85033798218" calcext:value-type="float">
            <text:p>-1.8503379822</text:p>
          </table:table-cell>
          <table:table-cell office:value-type="float" office:value="173.926696777" calcext:value-type="float">
            <text:p>173.926696777</text:p>
          </table:table-cell>
          <table:table-cell office:value-type="float" office:value="1.49734401703" calcext:value-type="float">
            <text:p>1.497344017</text:p>
          </table:table-cell>
          <table:table-cell office:value-type="float" office:value="-2.22130346298" calcext:value-type="float">
            <text:p>-2.221303463</text:p>
          </table:table-cell>
          <table:table-cell office:value-type="float" office:value="-174.416275024" calcext:value-type="float">
            <text:p>-174.416275024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3.547" calcext:value-type="float">
            <text:p>3.547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491196861271" calcext:value-type="float">
            <text:p>0.4911968613</text:p>
          </table:table-cell>
          <table:table-cell office:value-type="float" office:value="6.7006778717" calcext:value-type="float">
            <text:p>6.7006778717</text:p>
          </table:table-cell>
          <table:table-cell office:value-type="float" office:value="-1.84737277031" calcext:value-type="float">
            <text:p>-1.8473727703</text:p>
          </table:table-cell>
          <table:table-cell office:value-type="float" office:value="174.370239258" calcext:value-type="float">
            <text:p>174.370239258</text:p>
          </table:table-cell>
          <table:table-cell office:value-type="float" office:value="1.41156625748" calcext:value-type="float">
            <text:p>1.4115662575</text:p>
          </table:table-cell>
          <table:table-cell office:value-type="float" office:value="-2.22514128685" calcext:value-type="float">
            <text:p>-2.2251412869</text:p>
          </table:table-cell>
          <table:table-cell office:value-type="float" office:value="-174.457351685" calcext:value-type="float">
            <text:p>-174.457351685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3.576" calcext:value-type="float">
            <text:p>3.576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493807792732" calcext:value-type="float">
            <text:p>0.4938077927</text:p>
          </table:table-cell>
          <table:table-cell office:value-type="float" office:value="6.64756202698" calcext:value-type="float">
            <text:p>6.647562027</text:p>
          </table:table-cell>
          <table:table-cell office:value-type="float" office:value="-1.84659135342" calcext:value-type="float">
            <text:p>-1.8465913534</text:p>
          </table:table-cell>
          <table:table-cell office:value-type="float" office:value="174.995544434" calcext:value-type="float">
            <text:p>174.995544434</text:p>
          </table:table-cell>
          <table:table-cell office:value-type="float" office:value="1.33164799213" calcext:value-type="float">
            <text:p>1.3316479921</text:p>
          </table:table-cell>
          <table:table-cell office:value-type="float" office:value="-2.22765851021" calcext:value-type="float">
            <text:p>-2.2276585102</text:p>
          </table:table-cell>
          <table:table-cell office:value-type="float" office:value="-174.590393066" calcext:value-type="float">
            <text:p>-174.590393066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3.604" calcext:value-type="float">
            <text:p>3.604</text:p>
          </table:table-cell>
          <table:table-cell office:value-type="float" office:value="-0.229" calcext:value-type="float">
            <text:p>-0.229</text:p>
          </table:table-cell>
          <table:table-cell office:value-type="float" office:value="0.496414279927" calcext:value-type="float">
            <text:p>0.4964142799</text:p>
          </table:table-cell>
          <table:table-cell office:value-type="float" office:value="6.62235164642" calcext:value-type="float">
            <text:p>6.6223516464</text:p>
          </table:table-cell>
          <table:table-cell office:value-type="float" office:value="-1.8491653204" calcext:value-type="float">
            <text:p>-1.8491653204</text:p>
          </table:table-cell>
          <table:table-cell office:value-type="float" office:value="175.736480713" calcext:value-type="float">
            <text:p>175.736480713</text:p>
          </table:table-cell>
          <table:table-cell office:value-type="float" office:value="1.23001515865" calcext:value-type="float">
            <text:p>1.2300151587</text:p>
          </table:table-cell>
          <table:table-cell office:value-type="float" office:value="-2.23089838028" calcext:value-type="float">
            <text:p>-2.2308983803</text:p>
          </table:table-cell>
          <table:table-cell office:value-type="float" office:value="-174.686096191" calcext:value-type="float">
            <text:p>-174.686096191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3.633" calcext:value-type="float">
            <text:p>3.633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497715849592" calcext:value-type="float">
            <text:p>0.4977158496</text:p>
          </table:table-cell>
          <table:table-cell office:value-type="float" office:value="6.43230247498" calcext:value-type="float">
            <text:p>6.432302475</text:p>
          </table:table-cell>
          <table:table-cell office:value-type="float" office:value="-1.85820543766" calcext:value-type="float">
            <text:p>-1.8582054377</text:p>
          </table:table-cell>
          <table:table-cell office:value-type="float" office:value="176.41545105" calcext:value-type="float">
            <text:p>176.41545105</text:p>
          </table:table-cell>
          <table:table-cell office:value-type="float" office:value="1.14393103123" calcext:value-type="float">
            <text:p>1.1439310312</text:p>
          </table:table-cell>
          <table:table-cell office:value-type="float" office:value="-2.23403024673" calcext:value-type="float">
            <text:p>-2.2340302467</text:p>
          </table:table-cell>
          <table:table-cell office:value-type="float" office:value="-174.784835815" calcext:value-type="float">
            <text:p>-174.784835815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3.661" calcext:value-type="float">
            <text:p>3.661</text:p>
          </table:table-cell>
          <table:table-cell office:value-type="float" office:value="-0.326" calcext:value-type="float">
            <text:p>-0.326</text:p>
          </table:table-cell>
          <table:table-cell office:value-type="float" office:value="0.500315626415" calcext:value-type="float">
            <text:p>0.5003156264</text:p>
          </table:table-cell>
          <table:table-cell office:value-type="float" office:value="6.30787420273" calcext:value-type="float">
            <text:p>6.3078742027</text:p>
          </table:table-cell>
          <table:table-cell office:value-type="float" office:value="-1.86063873768" calcext:value-type="float">
            <text:p>-1.8606387377</text:p>
          </table:table-cell>
          <table:table-cell office:value-type="float" office:value="176.950057983" calcext:value-type="float">
            <text:p>176.950057983</text:p>
          </table:table-cell>
          <table:table-cell office:value-type="float" office:value="1.06484878063" calcext:value-type="float">
            <text:p>1.0648487806</text:p>
          </table:table-cell>
          <table:table-cell office:value-type="float" office:value="-2.23623180389" calcext:value-type="float">
            <text:p>-2.2362318039</text:p>
          </table:table-cell>
          <table:table-cell office:value-type="float" office:value="-174.942962646" calcext:value-type="float">
            <text:p>-174.942962646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3.689" calcext:value-type="float">
            <text:p>3.689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502478668424" calcext:value-type="float">
            <text:p>0.5024786684</text:p>
          </table:table-cell>
          <table:table-cell office:value-type="float" office:value="6.2714099884" calcext:value-type="float">
            <text:p>6.2714099884</text:p>
          </table:table-cell>
          <table:table-cell office:value-type="float" office:value="-1.86147129536" calcext:value-type="float">
            <text:p>-1.8614712954</text:p>
          </table:table-cell>
          <table:table-cell office:value-type="float" office:value="177.440063477" calcext:value-type="float">
            <text:p>177.440063477</text:p>
          </table:table-cell>
          <table:table-cell office:value-type="float" office:value="0.98816806078" calcext:value-type="float">
            <text:p>0.9881680608</text:p>
          </table:table-cell>
          <table:table-cell office:value-type="float" office:value="-2.23851943016" calcext:value-type="float">
            <text:p>-2.2385194302</text:p>
          </table:table-cell>
          <table:table-cell office:value-type="float" office:value="-175.056472778" calcext:value-type="float">
            <text:p>-175.056472778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3.717" calcext:value-type="float">
            <text:p>3.717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505070172201" calcext:value-type="float">
            <text:p>0.5050701722</text:p>
          </table:table-cell>
          <table:table-cell office:value-type="float" office:value="6.20263624191" calcext:value-type="float">
            <text:p>6.2026362419</text:p>
          </table:table-cell>
          <table:table-cell office:value-type="float" office:value="-1.86430776119" calcext:value-type="float">
            <text:p>-1.8643077612</text:p>
          </table:table-cell>
          <table:table-cell office:value-type="float" office:value="177.89125061" calcext:value-type="float">
            <text:p>177.89125061</text:p>
          </table:table-cell>
          <table:table-cell office:value-type="float" office:value="0.898940205574" calcext:value-type="float">
            <text:p>0.8989402056</text:p>
          </table:table-cell>
          <table:table-cell office:value-type="float" office:value="-2.24112582207" calcext:value-type="float">
            <text:p>-2.2411258221</text:p>
          </table:table-cell>
          <table:table-cell office:value-type="float" office:value="-175.188552856" calcext:value-type="float">
            <text:p>-175.188552856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3.745" calcext:value-type="float">
            <text:p>3.745</text:p>
          </table:table-cell>
          <table:table-cell office:value-type="float" office:value="-0.474" calcext:value-type="float">
            <text:p>-0.474</text:p>
          </table:table-cell>
          <table:table-cell office:value-type="float" office:value="0.506795317475" calcext:value-type="float">
            <text:p>0.5067953175</text:p>
          </table:table-cell>
          <table:table-cell office:value-type="float" office:value="6.16273546219" calcext:value-type="float">
            <text:p>6.1627354622</text:p>
          </table:table-cell>
          <table:table-cell office:value-type="float" office:value="-1.86515963078" calcext:value-type="float">
            <text:p>-1.8651596308</text:p>
          </table:table-cell>
          <table:table-cell office:value-type="float" office:value="178.288955688" calcext:value-type="float">
            <text:p>178.288955688</text:p>
          </table:table-cell>
          <table:table-cell office:value-type="float" office:value="0.837510108948" calcext:value-type="float">
            <text:p>0.8375101089</text:p>
          </table:table-cell>
          <table:table-cell office:value-type="float" office:value="-2.24203157425" calcext:value-type="float">
            <text:p>-2.2420315743</text:p>
          </table:table-cell>
          <table:table-cell office:value-type="float" office:value="-175.324417114" calcext:value-type="float">
            <text:p>-175.3244171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772" calcext:value-type="float">
            <text:p>3.772</text:p>
          </table:table-cell>
          <table:table-cell office:value-type="float" office:value="-0.523" calcext:value-type="float">
            <text:p>-0.523</text:p>
          </table:table-cell>
          <table:table-cell office:value-type="float" office:value="0.50808784647" calcext:value-type="float">
            <text:p>0.5080878465</text:p>
          </table:table-cell>
          <table:table-cell office:value-type="float" office:value="5.92717933655" calcext:value-type="float">
            <text:p>5.9271793366</text:p>
          </table:table-cell>
          <table:table-cell office:value-type="float" office:value="-1.87838864326" calcext:value-type="float">
            <text:p>-1.8783886433</text:p>
          </table:table-cell>
          <table:table-cell office:value-type="float" office:value="178.713424683" calcext:value-type="float">
            <text:p>178.713424683</text:p>
          </table:table-cell>
          <table:table-cell office:value-type="float" office:value="0.781428694725" calcext:value-type="float">
            <text:p>0.7814286947</text:p>
          </table:table-cell>
          <table:table-cell office:value-type="float" office:value="-2.24381136894" calcext:value-type="float">
            <text:p>-2.2438113689</text:p>
          </table:table-cell>
          <table:table-cell office:value-type="float" office:value="-175.366531372" calcext:value-type="float">
            <text:p>-175.366531372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3.8" calcext:value-type="float">
            <text:p>3.8</text:p>
          </table:table-cell>
          <table:table-cell office:value-type="float" office:value="-0.573" calcext:value-type="float">
            <text:p>-0.573</text:p>
          </table:table-cell>
          <table:table-cell office:value-type="float" office:value="0.508948897536" calcext:value-type="float">
            <text:p>0.5089488975</text:p>
          </table:table-cell>
          <table:table-cell office:value-type="float" office:value="5.80616760254" calcext:value-type="float">
            <text:p>5.8061676025</text:p>
          </table:table-cell>
          <table:table-cell office:value-type="float" office:value="-1.88544070721" calcext:value-type="float">
            <text:p>-1.8854407072</text:p>
          </table:table-cell>
          <table:table-cell office:value-type="float" office:value="179.070663452" calcext:value-type="float">
            <text:p>179.070663452</text:p>
          </table:table-cell>
          <table:table-cell office:value-type="float" office:value="0.728444635868" calcext:value-type="float">
            <text:p>0.7284446359</text:p>
          </table:table-cell>
          <table:table-cell office:value-type="float" office:value="-2.24518322945" calcext:value-type="float">
            <text:p>-2.2451832295</text:p>
          </table:table-cell>
          <table:table-cell office:value-type="float" office:value="-175.449310303" calcext:value-type="float">
            <text:p>-175.449310303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3.827" calcext:value-type="float">
            <text:p>3.827</text:p>
          </table:table-cell>
          <table:table-cell office:value-type="float" office:value="-0.623" calcext:value-type="float">
            <text:p>-0.623</text:p>
          </table:table-cell>
          <table:table-cell office:value-type="float" office:value="0.50808784647" calcext:value-type="float">
            <text:p>0.5080878465</text:p>
          </table:table-cell>
          <table:table-cell office:value-type="float" office:value="5.75120830536" calcext:value-type="float">
            <text:p>5.7512083054</text:p>
          </table:table-cell>
          <table:table-cell office:value-type="float" office:value="-1.88785803318" calcext:value-type="float">
            <text:p>-1.8878580332</text:p>
          </table:table-cell>
          <table:table-cell office:value-type="float" office:value="179.453063965" calcext:value-type="float">
            <text:p>179.453063965</text:p>
          </table:table-cell>
          <table:table-cell office:value-type="float" office:value="0.677505970001" calcext:value-type="float">
            <text:p>0.67750597</text:p>
          </table:table-cell>
          <table:table-cell office:value-type="float" office:value="-2.24607229233" calcext:value-type="float">
            <text:p>-2.2460722923</text:p>
          </table:table-cell>
          <table:table-cell office:value-type="float" office:value="-175.585968018" calcext:value-type="float">
            <text:p>-175.585968018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3.855" calcext:value-type="float">
            <text:p>3.855</text:p>
          </table:table-cell>
          <table:table-cell office:value-type="float" office:value="-0.672" calcext:value-type="float">
            <text:p>-0.672</text:p>
          </table:table-cell>
          <table:table-cell office:value-type="float" office:value="0.506795317475" calcext:value-type="float">
            <text:p>0.5067953175</text:p>
          </table:table-cell>
          <table:table-cell office:value-type="float" office:value="5.53653907776" calcext:value-type="float">
            <text:p>5.5365390778</text:p>
          </table:table-cell>
          <table:table-cell office:value-type="float" office:value="-1.90222144127" calcext:value-type="float">
            <text:p>-1.9022214413</text:p>
          </table:table-cell>
          <table:table-cell office:value-type="float" office:value="179.861465454" calcext:value-type="float">
            <text:p>179.861465454</text:p>
          </table:table-cell>
          <table:table-cell office:value-type="float" office:value="0.630360662937" calcext:value-type="float">
            <text:p>0.6303606629</text:p>
          </table:table-cell>
          <table:table-cell office:value-type="float" office:value="-2.24778318405" calcext:value-type="float">
            <text:p>-2.2477831841</text:p>
          </table:table-cell>
          <table:table-cell office:value-type="float" office:value="-175.624237061" calcext:value-type="float">
            <text:p>-175.624237061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3.883" calcext:value-type="float">
            <text:p>3.883</text:p>
          </table:table-cell>
          <table:table-cell office:value-type="float" office:value="-0.722" calcext:value-type="float">
            <text:p>-0.722</text:p>
          </table:table-cell>
          <table:table-cell office:value-type="float" office:value="0.50550164819" calcext:value-type="float">
            <text:p>0.5055016482</text:p>
          </table:table-cell>
          <table:table-cell office:value-type="float" office:value="5.40088224411" calcext:value-type="float">
            <text:p>5.4008822441</text:p>
          </table:table-cell>
          <table:table-cell office:value-type="float" office:value="-1.91018176079" calcext:value-type="float">
            <text:p>-1.9101817608</text:p>
          </table:table-cell>
          <table:table-cell office:value-type="float" office:value="-179.861557007" calcext:value-type="float">
            <text:p>-179.861557007</text:p>
          </table:table-cell>
          <table:table-cell office:value-type="float" office:value="0.58261692524" calcext:value-type="float">
            <text:p>0.5826169252</text:p>
          </table:table-cell>
          <table:table-cell office:value-type="float" office:value="-2.24884843826" calcext:value-type="float">
            <text:p>-2.2488484383</text:p>
          </table:table-cell>
          <table:table-cell office:value-type="float" office:value="-175.724319458" calcext:value-type="float">
            <text:p>-175.724319458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3.911" calcext:value-type="float">
            <text:p>3.911</text:p>
          </table:table-cell>
          <table:table-cell office:value-type="float" office:value="-0.773" calcext:value-type="float">
            <text:p>-0.773</text:p>
          </table:table-cell>
          <table:table-cell office:value-type="float" office:value="0.5029109004" calcext:value-type="float">
            <text:p>0.5029109004</text:p>
          </table:table-cell>
          <table:table-cell office:value-type="float" office:value="5.31102561951" calcext:value-type="float">
            <text:p>5.3110256195</text:p>
          </table:table-cell>
          <table:table-cell office:value-type="float" office:value="-1.91483032703" calcext:value-type="float">
            <text:p>-1.914830327</text:p>
          </table:table-cell>
          <table:table-cell office:value-type="float" office:value="-179.582901001" calcext:value-type="float">
            <text:p>-179.582901001</text:p>
          </table:table-cell>
          <table:table-cell office:value-type="float" office:value="0.543287813663" calcext:value-type="float">
            <text:p>0.5432878137</text:p>
          </table:table-cell>
          <table:table-cell office:value-type="float" office:value="-2.24863839149" calcext:value-type="float">
            <text:p>-2.2486383915</text:p>
          </table:table-cell>
          <table:table-cell office:value-type="float" office:value="-175.926101685" calcext:value-type="float">
            <text:p>-175.926101685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3.94" calcext:value-type="float">
            <text:p>3.94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501181219212" calcext:value-type="float">
            <text:p>0.5011812192</text:p>
          </table:table-cell>
          <table:table-cell office:value-type="float" office:value="5.22088956833" calcext:value-type="float">
            <text:p>5.2208895683</text:p>
          </table:table-cell>
          <table:table-cell office:value-type="float" office:value="-1.91872668266" calcext:value-type="float">
            <text:p>-1.9187266827</text:p>
          </table:table-cell>
          <table:table-cell office:value-type="float" office:value="-179.300689697" calcext:value-type="float">
            <text:p>-179.300689697</text:p>
          </table:table-cell>
          <table:table-cell office:value-type="float" office:value="0.511595189571" calcext:value-type="float">
            <text:p>0.5115951896</text:p>
          </table:table-cell>
          <table:table-cell office:value-type="float" office:value="-2.2494020462" calcext:value-type="float">
            <text:p>-2.2494020462</text:p>
          </table:table-cell>
          <table:table-cell office:value-type="float" office:value="-176.038375854" calcext:value-type="float">
            <text:p>-176.038375854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3.968" calcext:value-type="float">
            <text:p>3.968</text:p>
          </table:table-cell>
          <table:table-cell office:value-type="float" office:value="-0.872" calcext:value-type="float">
            <text:p>-0.872</text:p>
          </table:table-cell>
          <table:table-cell office:value-type="float" office:value="0.499449533301" calcext:value-type="float">
            <text:p>0.4994495333</text:p>
          </table:table-cell>
          <table:table-cell office:value-type="float" office:value="5.15446949005" calcext:value-type="float">
            <text:p>5.1544694901</text:p>
          </table:table-cell>
          <table:table-cell office:value-type="float" office:value="-1.92057883739" calcext:value-type="float">
            <text:p>-1.9205788374</text:p>
          </table:table-cell>
          <table:table-cell office:value-type="float" office:value="-179.139389038" calcext:value-type="float">
            <text:p>-179.139389038</text:p>
          </table:table-cell>
          <table:table-cell office:value-type="float" office:value="0.482704311609" calcext:value-type="float">
            <text:p>0.4827043116</text:p>
          </table:table-cell>
          <table:table-cell office:value-type="float" office:value="-2.25089526176" calcext:value-type="float">
            <text:p>-2.2508952618</text:p>
          </table:table-cell>
          <table:table-cell office:value-type="float" office:value="-176.111618042" calcext:value-type="float">
            <text:p>-176.111618042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3.997" calcext:value-type="float">
            <text:p>3.997</text:p>
          </table:table-cell>
          <table:table-cell office:value-type="float" office:value="-0.922" calcext:value-type="float">
            <text:p>-0.922</text:p>
          </table:table-cell>
          <table:table-cell office:value-type="float" office:value="0.498149457434" calcext:value-type="float">
            <text:p>0.4981494574</text:p>
          </table:table-cell>
          <table:table-cell office:value-type="float" office:value="5.09240818024" calcext:value-type="float">
            <text:p>5.0924081802</text:p>
          </table:table-cell>
          <table:table-cell office:value-type="float" office:value="-1.92259144783" calcext:value-type="float">
            <text:p>-1.9225914478</text:p>
          </table:table-cell>
          <table:table-cell office:value-type="float" office:value="-178.989028931" calcext:value-type="float">
            <text:p>-178.989028931</text:p>
          </table:table-cell>
          <table:table-cell office:value-type="float" office:value="0.453712552786" calcext:value-type="float">
            <text:p>0.4537125528</text:p>
          </table:table-cell>
          <table:table-cell office:value-type="float" office:value="-2.25165224075" calcext:value-type="float">
            <text:p>-2.2516522408</text:p>
          </table:table-cell>
          <table:table-cell office:value-type="float" office:value="-176.229660034" calcext:value-type="float">
            <text:p>-176.229660034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4.025" calcext:value-type="float">
            <text:p>4.025</text:p>
          </table:table-cell>
          <table:table-cell office:value-type="float" office:value="-0.97" calcext:value-type="float">
            <text:p>-0.97</text:p>
          </table:table-cell>
          <table:table-cell office:value-type="float" office:value="0.498582940738" calcext:value-type="float">
            <text:p>0.4985829407</text:p>
          </table:table-cell>
          <table:table-cell office:value-type="float" office:value="5.03472232819" calcext:value-type="float">
            <text:p>5.0347223282</text:p>
          </table:table-cell>
          <table:table-cell office:value-type="float" office:value="-1.92547619343" calcext:value-type="float">
            <text:p>-1.9254761934</text:p>
          </table:table-cell>
          <table:table-cell office:value-type="float" office:value="-178.784057617" calcext:value-type="float">
            <text:p>-178.784057617</text:p>
          </table:table-cell>
          <table:table-cell office:value-type="float" office:value="0.421324759722" calcext:value-type="float">
            <text:p>0.4213247597</text:p>
          </table:table-cell>
          <table:table-cell office:value-type="float" office:value="-2.25165748596" calcext:value-type="float">
            <text:p>-2.251657486</text:p>
          </table:table-cell>
          <table:table-cell office:value-type="float" office:value="-176.370910645" calcext:value-type="float">
            <text:p>-176.3709106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053" calcext:value-type="float">
            <text:p>4.053</text:p>
          </table:table-cell>
          <table:table-cell office:value-type="float" office:value="-1.018" calcext:value-type="float">
            <text:p>-1.018</text:p>
          </table:table-cell>
          <table:table-cell office:value-type="float" office:value="0.498582940738" calcext:value-type="float">
            <text:p>0.4985829407</text:p>
          </table:table-cell>
          <table:table-cell office:value-type="float" office:value="4.93005275726" calcext:value-type="float">
            <text:p>4.9300527573</text:p>
          </table:table-cell>
          <table:table-cell office:value-type="float" office:value="-1.92716670036" calcext:value-type="float">
            <text:p>-1.9271667004</text:p>
          </table:table-cell>
          <table:table-cell office:value-type="float" office:value="-178.585067749" calcext:value-type="float">
            <text:p>-178.585067749</text:p>
          </table:table-cell>
          <table:table-cell office:value-type="float" office:value="0.397964149714" calcext:value-type="float">
            <text:p>0.3979641497</text:p>
          </table:table-cell>
          <table:table-cell office:value-type="float" office:value="-2.25378584862" calcext:value-type="float">
            <text:p>-2.2537858486</text:p>
          </table:table-cell>
          <table:table-cell office:value-type="float" office:value="-176.439422607" calcext:value-type="float">
            <text:p>-176.439422607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4.081" calcext:value-type="float">
            <text:p>4.081</text:p>
          </table:table-cell>
          <table:table-cell office:value-type="float" office:value="-1.067" calcext:value-type="float">
            <text:p>-1.067</text:p>
          </table:table-cell>
          <table:table-cell office:value-type="float" office:value="0.498582940738" calcext:value-type="float">
            <text:p>0.4985829407</text:p>
          </table:table-cell>
          <table:table-cell office:value-type="float" office:value="4.8567070961" calcext:value-type="float">
            <text:p>4.8567070961</text:p>
          </table:table-cell>
          <table:table-cell office:value-type="float" office:value="-1.92906522751" calcext:value-type="float">
            <text:p>-1.9290652275</text:p>
          </table:table-cell>
          <table:table-cell office:value-type="float" office:value="-178.422927856" calcext:value-type="float">
            <text:p>-178.422927856</text:p>
          </table:table-cell>
          <table:table-cell office:value-type="float" office:value="0.373369604349" calcext:value-type="float">
            <text:p>0.3733696043</text:p>
          </table:table-cell>
          <table:table-cell office:value-type="float" office:value="-2.25666642189" calcext:value-type="float">
            <text:p>-2.2566664219</text:p>
          </table:table-cell>
          <table:table-cell office:value-type="float" office:value="-176.523788452" calcext:value-type="float">
            <text:p>-176.523788452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4.111" calcext:value-type="float">
            <text:p>4.111</text:p>
          </table:table-cell>
          <table:table-cell office:value-type="float" office:value="-1.117" calcext:value-type="float">
            <text:p>-1.117</text:p>
          </table:table-cell>
          <table:table-cell office:value-type="float" office:value="0.49684826073" calcext:value-type="float">
            <text:p>0.4968482607</text:p>
          </table:table-cell>
          <table:table-cell office:value-type="float" office:value="4.78947401047" calcext:value-type="float">
            <text:p>4.7894740105</text:p>
          </table:table-cell>
          <table:table-cell office:value-type="float" office:value="-1.93255758286" calcext:value-type="float">
            <text:p>-1.9325575829</text:p>
          </table:table-cell>
          <table:table-cell office:value-type="float" office:value="-178.165679932" calcext:value-type="float">
            <text:p>-178.165679932</text:p>
          </table:table-cell>
          <table:table-cell office:value-type="float" office:value="0.348002672195" calcext:value-type="float">
            <text:p>0.3480026722</text:p>
          </table:table-cell>
          <table:table-cell office:value-type="float" office:value="-2.25897550583" calcext:value-type="float">
            <text:p>-2.2589755058</text:p>
          </table:table-cell>
          <table:table-cell office:value-type="float" office:value="-176.634979248" calcext:value-type="float">
            <text:p>-176.634979248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4.14" calcext:value-type="float">
            <text:p>4.14</text:p>
          </table:table-cell>
          <table:table-cell office:value-type="float" office:value="-1.167" calcext:value-type="float">
            <text:p>-1.167</text:p>
          </table:table-cell>
          <table:table-cell office:value-type="float" office:value="0.495545946118" calcext:value-type="float">
            <text:p>0.4955459461</text:p>
          </table:table-cell>
          <table:table-cell office:value-type="float" office:value="4.74102830887" calcext:value-type="float">
            <text:p>4.7410283089</text:p>
          </table:table-cell>
          <table:table-cell office:value-type="float" office:value="-1.93921720982" calcext:value-type="float">
            <text:p>-1.9392172098</text:p>
          </table:table-cell>
          <table:table-cell office:value-type="float" office:value="-177.749694824" calcext:value-type="float">
            <text:p>-177.749694824</text:p>
          </table:table-cell>
          <table:table-cell office:value-type="float" office:value="0.329367429018" calcext:value-type="float">
            <text:p>0.329367429</text:p>
          </table:table-cell>
          <table:table-cell office:value-type="float" office:value="-2.25993561745" calcext:value-type="float">
            <text:p>-2.2599356175</text:p>
          </table:table-cell>
          <table:table-cell office:value-type="float" office:value="-176.709228516" calcext:value-type="float">
            <text:p>-176.709228516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4.169" calcext:value-type="float">
            <text:p>4.169</text:p>
          </table:table-cell>
          <table:table-cell office:value-type="float" office:value="-1.216" calcext:value-type="float">
            <text:p>-1.216</text:p>
          </table:table-cell>
          <table:table-cell office:value-type="float" office:value="0.494677116764" calcext:value-type="float">
            <text:p>0.4946771168</text:p>
          </table:table-cell>
          <table:table-cell office:value-type="float" office:value="4.69730448723" calcext:value-type="float">
            <text:p>4.6973044872</text:p>
          </table:table-cell>
          <table:table-cell office:value-type="float" office:value="-1.94664871693" calcext:value-type="float">
            <text:p>-1.9466487169</text:p>
          </table:table-cell>
          <table:table-cell office:value-type="float" office:value="-177.342544556" calcext:value-type="float">
            <text:p>-177.342544556</text:p>
          </table:table-cell>
          <table:table-cell office:value-type="float" office:value="0.304094016552" calcext:value-type="float">
            <text:p>0.3040940166</text:p>
          </table:table-cell>
          <table:table-cell office:value-type="float" office:value="-2.25929069519" calcext:value-type="float">
            <text:p>-2.2592906952</text:p>
          </table:table-cell>
          <table:table-cell office:value-type="float" office:value="-176.816085815" calcext:value-type="float">
            <text:p>-176.816085815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4.198" calcext:value-type="float">
            <text:p>4.198</text:p>
          </table:table-cell>
          <table:table-cell office:value-type="float" office:value="-1.265" calcext:value-type="float">
            <text:p>-1.265</text:p>
          </table:table-cell>
          <table:table-cell office:value-type="float" office:value="0.493807792732" calcext:value-type="float">
            <text:p>0.4938077927</text:p>
          </table:table-cell>
          <table:table-cell office:value-type="float" office:value="4.60032081604" calcext:value-type="float">
            <text:p>4.600320816</text:p>
          </table:table-cell>
          <table:table-cell office:value-type="float" office:value="-1.95959734917" calcext:value-type="float">
            <text:p>-1.9595973492</text:p>
          </table:table-cell>
          <table:table-cell office:value-type="float" office:value="-176.989379883" calcext:value-type="float">
            <text:p>-176.989379883</text:p>
          </table:table-cell>
          <table:table-cell office:value-type="float" office:value="0.269267141819" calcext:value-type="float">
            <text:p>0.2692671418</text:p>
          </table:table-cell>
          <table:table-cell office:value-type="float" office:value="-2.25776100159" calcext:value-type="float">
            <text:p>-2.2577610016</text:p>
          </table:table-cell>
          <table:table-cell office:value-type="float" office:value="-176.989944458" calcext:value-type="float">
            <text:p>-176.989944458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4.227" calcext:value-type="float">
            <text:p>4.227</text:p>
          </table:table-cell>
          <table:table-cell office:value-type="float" office:value="-1.313" calcext:value-type="float">
            <text:p>-1.313</text:p>
          </table:table-cell>
          <table:table-cell office:value-type="float" office:value="0.492502881067" calcext:value-type="float">
            <text:p>0.4925028811</text:p>
          </table:table-cell>
          <table:table-cell office:value-type="float" office:value="4.55477333069" calcext:value-type="float">
            <text:p>4.5547733307</text:p>
          </table:table-cell>
          <table:table-cell office:value-type="float" office:value="-1.96773850918" calcext:value-type="float">
            <text:p>-1.9677385092</text:p>
          </table:table-cell>
          <table:table-cell office:value-type="float" office:value="-176.594161987" calcext:value-type="float">
            <text:p>-176.594161987</text:p>
          </table:table-cell>
          <table:table-cell office:value-type="float" office:value="0.244356647134" calcext:value-type="float">
            <text:p>0.2443566471</text:p>
          </table:table-cell>
          <table:table-cell office:value-type="float" office:value="-2.25819444656" calcext:value-type="float">
            <text:p>-2.2581944466</text:p>
          </table:table-cell>
          <table:table-cell office:value-type="float" office:value="-177.115081787" calcext:value-type="float">
            <text:p>-177.115081787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4.258" calcext:value-type="float">
            <text:p>4.258</text:p>
          </table:table-cell>
          <table:table-cell office:value-type="float" office:value="-1.364" calcext:value-type="float">
            <text:p>-1.364</text:p>
          </table:table-cell>
          <table:table-cell office:value-type="float" office:value="0.489453782862" calcext:value-type="float">
            <text:p>0.4894537829</text:p>
          </table:table-cell>
          <table:table-cell office:value-type="float" office:value="4.50971102715" calcext:value-type="float">
            <text:p>4.5097110272</text:p>
          </table:table-cell>
          <table:table-cell office:value-type="float" office:value="-1.97657895088" calcext:value-type="float">
            <text:p>-1.9765789509</text:p>
          </table:table-cell>
          <table:table-cell office:value-type="float" office:value="-176.152740479" calcext:value-type="float">
            <text:p>-176.152740479</text:p>
          </table:table-cell>
          <table:table-cell office:value-type="float" office:value="0.226848751307" calcext:value-type="float">
            <text:p>0.2268487513</text:p>
          </table:table-cell>
          <table:table-cell office:value-type="float" office:value="-2.25914096832" calcext:value-type="float">
            <text:p>-2.2591409683</text:p>
          </table:table-cell>
          <table:table-cell office:value-type="float" office:value="-177.210144043" calcext:value-type="float">
            <text:p>-177.210144043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4.287" calcext:value-type="float">
            <text:p>4.287</text:p>
          </table:table-cell>
          <table:table-cell office:value-type="float" office:value="-1.411" calcext:value-type="float">
            <text:p>-1.411</text:p>
          </table:table-cell>
          <table:table-cell office:value-type="float" office:value="0.487708746638" calcext:value-type="float">
            <text:p>0.4877087466</text:p>
          </table:table-cell>
          <table:table-cell office:value-type="float" office:value="4.46686530113" calcext:value-type="float">
            <text:p>4.4668653011</text:p>
          </table:table-cell>
          <table:table-cell office:value-type="float" office:value="-1.98369395733" calcext:value-type="float">
            <text:p>-1.9836939573</text:p>
          </table:table-cell>
          <table:table-cell office:value-type="float" office:value="-175.827377319" calcext:value-type="float">
            <text:p>-175.827377319</text:p>
          </table:table-cell>
          <table:table-cell office:value-type="float" office:value="0.211894214153" calcext:value-type="float">
            <text:p>0.2118942142</text:p>
          </table:table-cell>
          <table:table-cell office:value-type="float" office:value="-2.25761890411" calcext:value-type="float">
            <text:p>-2.2576189041</text:p>
          </table:table-cell>
          <table:table-cell office:value-type="float" office:value="-177.426605225" calcext:value-type="float">
            <text:p>-177.426605225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4.316" calcext:value-type="float">
            <text:p>4.316</text:p>
          </table:table-cell>
          <table:table-cell office:value-type="float" office:value="-1.46" calcext:value-type="float">
            <text:p>-1.46</text:p>
          </table:table-cell>
          <table:table-cell office:value-type="float" office:value="0.487708746638" calcext:value-type="float">
            <text:p>0.4877087466</text:p>
          </table:table-cell>
          <table:table-cell office:value-type="float" office:value="4.42527985573" calcext:value-type="float">
            <text:p>4.4252798557</text:p>
          </table:table-cell>
          <table:table-cell office:value-type="float" office:value="-1.98995137215" calcext:value-type="float">
            <text:p>-1.9899513722</text:p>
          </table:table-cell>
          <table:table-cell office:value-type="float" office:value="-175.563964844" calcext:value-type="float">
            <text:p>-175.563964844</text:p>
          </table:table-cell>
          <table:table-cell office:value-type="float" office:value="0.19543518126" calcext:value-type="float">
            <text:p>0.1954351813</text:p>
          </table:table-cell>
          <table:table-cell office:value-type="float" office:value="-2.25566720963" calcext:value-type="float">
            <text:p>-2.2556672096</text:p>
          </table:table-cell>
          <table:table-cell office:value-type="float" office:value="-177.693099976" calcext:value-type="float">
            <text:p>-177.6930999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346" calcext:value-type="float">
            <text:p>4.346</text:p>
          </table:table-cell>
          <table:table-cell office:value-type="float" office:value="-1.508" calcext:value-type="float">
            <text:p>-1.508</text:p>
          </table:table-cell>
          <table:table-cell office:value-type="float" office:value="0.486398688854" calcext:value-type="float">
            <text:p>0.4863986889</text:p>
          </table:table-cell>
          <table:table-cell office:value-type="float" office:value="4.38289070129" calcext:value-type="float">
            <text:p>4.3828907013</text:p>
          </table:table-cell>
          <table:table-cell office:value-type="float" office:value="-1.9967199564" calcext:value-type="float">
            <text:p>-1.9967199564</text:p>
          </table:table-cell>
          <table:table-cell office:value-type="float" office:value="-175.268814087" calcext:value-type="float">
            <text:p>-175.268814087</text:p>
          </table:table-cell>
          <table:table-cell office:value-type="float" office:value="0.174980133772" calcext:value-type="float">
            <text:p>0.1749801338</text:p>
          </table:table-cell>
          <table:table-cell office:value-type="float" office:value="-2.25628566742" calcext:value-type="float">
            <text:p>-2.2562856674</text:p>
          </table:table-cell>
          <table:table-cell office:value-type="float" office:value="-177.872238159" calcext:value-type="float">
            <text:p>-177.872238159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4.376" calcext:value-type="float">
            <text:p>4.376</text:p>
          </table:table-cell>
          <table:table-cell office:value-type="float" office:value="-1.556" calcext:value-type="float">
            <text:p>-1.556</text:p>
          </table:table-cell>
          <table:table-cell office:value-type="float" office:value="0.485087536672" calcext:value-type="float">
            <text:p>0.4850875367</text:p>
          </table:table-cell>
          <table:table-cell office:value-type="float" office:value="4.34122228622" calcext:value-type="float">
            <text:p>4.3412222862</text:p>
          </table:table-cell>
          <table:table-cell office:value-type="float" office:value="-2.00297498703" calcext:value-type="float">
            <text:p>-2.002974987</text:p>
          </table:table-cell>
          <table:table-cell office:value-type="float" office:value="-175.001251221" calcext:value-type="float">
            <text:p>-175.001251221</text:p>
          </table:table-cell>
          <table:table-cell office:value-type="float" office:value="0.15033146739" calcext:value-type="float">
            <text:p>0.1503314674</text:p>
          </table:table-cell>
          <table:table-cell office:value-type="float" office:value="-2.25644183159" calcext:value-type="float">
            <text:p>-2.2564418316</text:p>
          </table:table-cell>
          <table:table-cell office:value-type="float" office:value="-178.088562012" calcext:value-type="float">
            <text:p>-178.088562012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4.407" calcext:value-type="float">
            <text:p>4.407</text:p>
          </table:table-cell>
          <table:table-cell office:value-type="float" office:value="-1.606" calcext:value-type="float">
            <text:p>-1.606</text:p>
          </table:table-cell>
          <table:table-cell office:value-type="float" office:value="0.481585802914" calcext:value-type="float">
            <text:p>0.4815858029</text:p>
          </table:table-cell>
          <table:table-cell office:value-type="float" office:value="4.30052804947" calcext:value-type="float">
            <text:p>4.3005280495</text:p>
          </table:table-cell>
          <table:table-cell office:value-type="float" office:value="-2.00871276855" calcext:value-type="float">
            <text:p>-2.0087127686</text:p>
          </table:table-cell>
          <table:table-cell office:value-type="float" office:value="-174.752960205" calcext:value-type="float">
            <text:p>-174.752960205</text:p>
          </table:table-cell>
          <table:table-cell office:value-type="float" office:value="0.136691987514" calcext:value-type="float">
            <text:p>0.1366919875</text:p>
          </table:table-cell>
          <table:table-cell office:value-type="float" office:value="-2.25339078903" calcext:value-type="float">
            <text:p>-2.253390789</text:p>
          </table:table-cell>
          <table:table-cell office:value-type="float" office:value="-178.504562378" calcext:value-type="float">
            <text:p>-178.504562378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4.438" calcext:value-type="float">
            <text:p>4.438</text:p>
          </table:table-cell>
          <table:table-cell office:value-type="float" office:value="-1.653" calcext:value-type="float">
            <text:p>-1.653</text:p>
          </table:table-cell>
          <table:table-cell office:value-type="float" office:value="0.480270663202" calcext:value-type="float">
            <text:p>0.4802706632</text:p>
          </table:table-cell>
          <table:table-cell office:value-type="float" office:value="3.81935691833" calcext:value-type="float">
            <text:p>3.8193569183</text:p>
          </table:table-cell>
          <table:table-cell office:value-type="float" office:value="-2.06792616844" calcext:value-type="float">
            <text:p>-2.0679261684</text:p>
          </table:table-cell>
          <table:table-cell office:value-type="float" office:value="-174.381332397" calcext:value-type="float">
            <text:p>-174.381332397</text:p>
          </table:table-cell>
          <table:table-cell office:value-type="float" office:value="0.116294540465" calcext:value-type="float">
            <text:p>0.1162945405</text:p>
          </table:table-cell>
          <table:table-cell office:value-type="float" office:value="-2.24873590469" calcext:value-type="float">
            <text:p>-2.2487359047</text:p>
          </table:table-cell>
          <table:table-cell office:value-type="float" office:value="-179.070037842" calcext:value-type="float">
            <text:p>-179.070037842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4.468" calcext:value-type="float">
            <text:p>4.468</text:p>
          </table:table-cell>
          <table:table-cell office:value-type="float" office:value="-1.702" calcext:value-type="float">
            <text:p>-1.702</text:p>
          </table:table-cell>
          <table:table-cell office:value-type="float" office:value="0.479832043017" calcext:value-type="float">
            <text:p>0.479832043</text:p>
          </table:table-cell>
          <table:table-cell office:value-type="float" office:value="3.65876197815" calcext:value-type="float">
            <text:p>3.6587619782</text:p>
          </table:table-cell>
          <table:table-cell office:value-type="float" office:value="-2.09101462364" calcext:value-type="float">
            <text:p>-2.0910146236</text:p>
          </table:table-cell>
          <table:table-cell office:value-type="float" office:value="-174.155914307" calcext:value-type="float">
            <text:p>-174.155914307</text:p>
          </table:table-cell>
          <table:table-cell office:value-type="float" office:value="0.0995027571917" calcext:value-type="float">
            <text:p>0.0995027572</text:p>
          </table:table-cell>
          <table:table-cell office:value-type="float" office:value="-2.24426913261" calcext:value-type="float">
            <text:p>-2.2442691326</text:p>
          </table:table-cell>
          <table:table-cell office:value-type="float" office:value="-179.692947388" calcext:value-type="float">
            <text:p>-179.692947388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4.5" calcext:value-type="float">
            <text:p>4.5</text:p>
          </table:table-cell>
          <table:table-cell office:value-type="float" office:value="-1.75" calcext:value-type="float">
            <text:p>-1.75</text:p>
          </table:table-cell>
          <table:table-cell office:value-type="float" office:value="0.479832043017" calcext:value-type="float">
            <text:p>0.479832043</text:p>
          </table:table-cell>
          <table:table-cell office:value-type="float" office:value="3.5975716114" calcext:value-type="float">
            <text:p>3.5975716114</text:p>
          </table:table-cell>
          <table:table-cell office:value-type="float" office:value="-2.10044693947" calcext:value-type="float">
            <text:p>-2.1004469395</text:p>
          </table:table-cell>
          <table:table-cell office:value-type="float" office:value="-173.911849976" calcext:value-type="float">
            <text:p>-173.911849976</text:p>
          </table:table-cell>
          <table:table-cell office:value-type="float" office:value="0.0882178843021" calcext:value-type="float">
            <text:p>0.0882178843</text:p>
          </table:table-cell>
          <table:table-cell office:value-type="float" office:value="-2.23666906357" calcext:value-type="float">
            <text:p>-2.2366690636</text:p>
          </table:table-cell>
          <table:table-cell office:value-type="float" office:value="179.485031128" calcext:value-type="float">
            <text:p>179.485031128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4.53" calcext:value-type="float">
            <text:p>4.53</text:p>
          </table:table-cell>
          <table:table-cell office:value-type="float" office:value="-1.798" calcext:value-type="float">
            <text:p>-1.798</text:p>
          </table:table-cell>
          <table:table-cell office:value-type="float" office:value="0.480270663202" calcext:value-type="float">
            <text:p>0.4802706632</text:p>
          </table:table-cell>
          <table:table-cell office:value-type="float" office:value="3.47765564919" calcext:value-type="float">
            <text:p>3.4776556492</text:p>
          </table:table-cell>
          <table:table-cell office:value-type="float" office:value="-2.1185400486" calcext:value-type="float">
            <text:p>-2.1185400486</text:p>
          </table:table-cell>
          <table:table-cell office:value-type="float" office:value="-173.605911255" calcext:value-type="float">
            <text:p>-173.605911255</text:p>
          </table:table-cell>
          <table:table-cell office:value-type="float" office:value="0.0882465690374" calcext:value-type="float">
            <text:p>0.088246569</text:p>
          </table:table-cell>
          <table:table-cell office:value-type="float" office:value="-2.22687149048" calcext:value-type="float">
            <text:p>-2.2268714905</text:p>
          </table:table-cell>
          <table:table-cell office:value-type="float" office:value="178.461654663" calcext:value-type="float">
            <text:p>178.461654663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4.561" calcext:value-type="float">
            <text:p>4.561</text:p>
          </table:table-cell>
          <table:table-cell office:value-type="float" office:value="-1.846" calcext:value-type="float">
            <text:p>-1.846</text:p>
          </table:table-cell>
          <table:table-cell office:value-type="float" office:value="0.479393302873" calcext:value-type="float">
            <text:p>0.4793933029</text:p>
          </table:table-cell>
          <table:table-cell office:value-type="float" office:value="3.41928291321" calcext:value-type="float">
            <text:p>3.4192829132</text:p>
          </table:table-cell>
          <table:table-cell office:value-type="float" office:value="-2.12744069099" calcext:value-type="float">
            <text:p>-2.127440691</text:p>
          </table:table-cell>
          <table:table-cell office:value-type="float" office:value="-173.419586182" calcext:value-type="float">
            <text:p>-173.419586182</text:p>
          </table:table-cell>
          <table:table-cell office:value-type="float" office:value="0.0955665707588" calcext:value-type="float">
            <text:p>0.0955665708</text:p>
          </table:table-cell>
          <table:table-cell office:value-type="float" office:value="-2.21495056152" calcext:value-type="float">
            <text:p>-2.2149505615</text:p>
          </table:table-cell>
          <table:table-cell office:value-type="float" office:value="177.220031738" calcext:value-type="float">
            <text:p>177.220031738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4.592" calcext:value-type="float">
            <text:p>4.592</text:p>
          </table:table-cell>
          <table:table-cell office:value-type="float" office:value="-1.894" calcext:value-type="float">
            <text:p>-1.894</text:p>
          </table:table-cell>
          <table:table-cell office:value-type="float" office:value="0.479393302873" calcext:value-type="float">
            <text:p>0.4793933029</text:p>
          </table:table-cell>
          <table:table-cell office:value-type="float" office:value="3.33327913284" calcext:value-type="float">
            <text:p>3.3332791328</text:p>
          </table:table-cell>
          <table:table-cell office:value-type="float" office:value="-2.13830780983" calcext:value-type="float">
            <text:p>-2.1383078098</text:p>
          </table:table-cell>
          <table:table-cell office:value-type="float" office:value="-173.235290527" calcext:value-type="float">
            <text:p>-173.235290527</text:p>
          </table:table-cell>
          <table:table-cell office:value-type="float" office:value="0.112455166876" calcext:value-type="float">
            <text:p>0.1124551669</text:p>
          </table:table-cell>
          <table:table-cell office:value-type="float" office:value="-2.19963288307" calcext:value-type="float">
            <text:p>-2.1996328831</text:p>
          </table:table-cell>
          <table:table-cell office:value-type="float" office:value="175.691925049" calcext:value-type="float">
            <text:p>175.691925049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4.623" calcext:value-type="float">
            <text:p>4.623</text:p>
          </table:table-cell>
          <table:table-cell office:value-type="float" office:value="-1.943" calcext:value-type="float">
            <text:p>-1.943</text:p>
          </table:table-cell>
          <table:table-cell office:value-type="float" office:value="0.480270663202" calcext:value-type="float">
            <text:p>0.4802706632</text:p>
          </table:table-cell>
          <table:table-cell office:value-type="float" office:value="3.14080858231" calcext:value-type="float">
            <text:p>3.1408085823</text:p>
          </table:table-cell>
          <table:table-cell office:value-type="float" office:value="-2.16568017006" calcext:value-type="float">
            <text:p>-2.1656801701</text:p>
          </table:table-cell>
          <table:table-cell office:value-type="float" office:value="-172.98588562" calcext:value-type="float">
            <text:p>-172.98588562</text:p>
          </table:table-cell>
          <table:table-cell office:value-type="float" office:value="0.135049328208" calcext:value-type="float">
            <text:p>0.1350493282</text:p>
          </table:table-cell>
          <table:table-cell office:value-type="float" office:value="-2.17859482765" calcext:value-type="float">
            <text:p>-2.1785948277</text:p>
          </table:table-cell>
          <table:table-cell office:value-type="float" office:value="173.964233398" calcext:value-type="float">
            <text:p>173.9642333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654" calcext:value-type="float">
            <text:p>4.654</text:p>
          </table:table-cell>
          <table:table-cell office:value-type="float" office:value="-1.992" calcext:value-type="float">
            <text:p>-1.992</text:p>
          </table:table-cell>
          <table:table-cell office:value-type="float" office:value="0.480270663202" calcext:value-type="float">
            <text:p>0.4802706632</text:p>
          </table:table-cell>
          <table:table-cell office:value-type="float" office:value="3.00893378258" calcext:value-type="float">
            <text:p>3.0089337826</text:p>
          </table:table-cell>
          <table:table-cell office:value-type="float" office:value="-2.18325042725" calcext:value-type="float">
            <text:p>-2.1832504273</text:p>
          </table:table-cell>
          <table:table-cell office:value-type="float" office:value="-173.007720947" calcext:value-type="float">
            <text:p>-173.007720947</text:p>
          </table:table-cell>
          <table:table-cell office:value-type="float" office:value="0.166831254959" calcext:value-type="float">
            <text:p>0.166831255</text:p>
          </table:table-cell>
          <table:table-cell office:value-type="float" office:value="-2.15814995766" calcext:value-type="float">
            <text:p>-2.1581499577</text:p>
          </table:table-cell>
          <table:table-cell office:value-type="float" office:value="172.242706299" calcext:value-type="float">
            <text:p>172.242706299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4.685" calcext:value-type="float">
            <text:p>4.685</text:p>
          </table:table-cell>
          <table:table-cell office:value-type="float" office:value="-2.04" calcext:value-type="float">
            <text:p>-2.04</text:p>
          </table:table-cell>
          <table:table-cell office:value-type="float" office:value="0.479832043017" calcext:value-type="float">
            <text:p>0.479832043</text:p>
          </table:table-cell>
          <table:table-cell office:value-type="float" office:value="2.92019510269" calcext:value-type="float">
            <text:p>2.9201951027</text:p>
          </table:table-cell>
          <table:table-cell office:value-type="float" office:value="-2.18925452232" calcext:value-type="float">
            <text:p>-2.1892545223</text:p>
          </table:table-cell>
          <table:table-cell office:value-type="float" office:value="-173.27166748" calcext:value-type="float">
            <text:p>-173.27166748</text:p>
          </table:table-cell>
          <table:table-cell office:value-type="float" office:value="0.202861085534" calcext:value-type="float">
            <text:p>0.2028610855</text:p>
          </table:table-cell>
          <table:table-cell office:value-type="float" office:value="-2.13708662987" calcext:value-type="float">
            <text:p>-2.1370866299</text:p>
          </table:table-cell>
          <table:table-cell office:value-type="float" office:value="170.52230835" calcext:value-type="float">
            <text:p>170.52230835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4.717" calcext:value-type="float">
            <text:p>4.717</text:p>
          </table:table-cell>
          <table:table-cell office:value-type="float" office:value="-2.089" calcext:value-type="float">
            <text:p>-2.089</text:p>
          </table:table-cell>
          <table:table-cell office:value-type="float" office:value="0.478954442882" calcext:value-type="float">
            <text:p>0.4789544429</text:p>
          </table:table-cell>
          <table:table-cell office:value-type="float" office:value="2.79988622665" calcext:value-type="float">
            <text:p>2.7998862267</text:p>
          </table:table-cell>
          <table:table-cell office:value-type="float" office:value="-2.19577646255" calcext:value-type="float">
            <text:p>-2.1957764626</text:p>
          </table:table-cell>
          <table:table-cell office:value-type="float" office:value="-173.523788452" calcext:value-type="float">
            <text:p>-173.523788452</text:p>
          </table:table-cell>
          <table:table-cell office:value-type="float" office:value="0.224307328463" calcext:value-type="float">
            <text:p>0.2243073285</text:p>
          </table:table-cell>
          <table:table-cell office:value-type="float" office:value="-2.11732172966" calcext:value-type="float">
            <text:p>-2.1173217297</text:p>
          </table:table-cell>
          <table:table-cell office:value-type="float" office:value="168.800460815" calcext:value-type="float">
            <text:p>168.800460815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4.748" calcext:value-type="float">
            <text:p>4.748</text:p>
          </table:table-cell>
          <table:table-cell office:value-type="float" office:value="-2.138" calcext:value-type="float">
            <text:p>-2.138</text:p>
          </table:table-cell>
          <table:table-cell office:value-type="float" office:value="0.479832043017" calcext:value-type="float">
            <text:p>0.479832043</text:p>
          </table:table-cell>
          <table:table-cell office:value-type="float" office:value="2.70903277397" calcext:value-type="float">
            <text:p>2.709032774</text:p>
          </table:table-cell>
          <table:table-cell office:value-type="float" office:value="-2.20019221306" calcext:value-type="float">
            <text:p>-2.2001922131</text:p>
          </table:table-cell>
          <table:table-cell office:value-type="float" office:value="-173.764282227" calcext:value-type="float">
            <text:p>-173.764282227</text:p>
          </table:table-cell>
          <table:table-cell office:value-type="float" office:value="0.249007791281" calcext:value-type="float">
            <text:p>0.2490077913</text:p>
          </table:table-cell>
          <table:table-cell office:value-type="float" office:value="-2.09993338585" calcext:value-type="float">
            <text:p>-2.0999333859</text:p>
          </table:table-cell>
          <table:table-cell office:value-type="float" office:value="167.053024292" calcext:value-type="float">
            <text:p>167.053024292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4.779" calcext:value-type="float">
            <text:p>4.779</text:p>
          </table:table-cell>
          <table:table-cell office:value-type="float" office:value="-2.186" calcext:value-type="float">
            <text:p>-2.186</text:p>
          </table:table-cell>
          <table:table-cell office:value-type="float" office:value="0.479393302873" calcext:value-type="float">
            <text:p>0.4793933029</text:p>
          </table:table-cell>
          <table:table-cell office:value-type="float" office:value="2.59739398956" calcext:value-type="float">
            <text:p>2.5973939896</text:p>
          </table:table-cell>
          <table:table-cell office:value-type="float" office:value="-2.20411586761" calcext:value-type="float">
            <text:p>-2.2041158676</text:p>
          </table:table-cell>
          <table:table-cell office:value-type="float" office:value="-174.054107666" calcext:value-type="float">
            <text:p>-174.054107666</text:p>
          </table:table-cell>
          <table:table-cell office:value-type="float" office:value="0.284446448088" calcext:value-type="float">
            <text:p>0.2844464481</text:p>
          </table:table-cell>
          <table:table-cell office:value-type="float" office:value="-2.0799407959" calcext:value-type="float">
            <text:p>-2.0799407959</text:p>
          </table:table-cell>
          <table:table-cell office:value-type="float" office:value="165.246505737" calcext:value-type="float">
            <text:p>165.246505737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4.81" calcext:value-type="float">
            <text:p>4.81</text:p>
          </table:table-cell>
          <table:table-cell office:value-type="float" office:value="-2.234" calcext:value-type="float">
            <text:p>-2.234</text:p>
          </table:table-cell>
          <table:table-cell office:value-type="float" office:value="0.478515463151" calcext:value-type="float">
            <text:p>0.4785154632</text:p>
          </table:table-cell>
          <table:table-cell office:value-type="float" office:value="2.49758327007" calcext:value-type="float">
            <text:p>2.4975832701</text:p>
          </table:table-cell>
          <table:table-cell office:value-type="float" office:value="-2.20728707314" calcext:value-type="float">
            <text:p>-2.2072870731</text:p>
          </table:table-cell>
          <table:table-cell office:value-type="float" office:value="-174.224182129" calcext:value-type="float">
            <text:p>-174.224182129</text:p>
          </table:table-cell>
          <table:table-cell office:value-type="float" office:value="0.333346426487" calcext:value-type="float">
            <text:p>0.3333464265</text:p>
          </table:table-cell>
          <table:table-cell office:value-type="float" office:value="-2.05577874184" calcext:value-type="float">
            <text:p>-2.0557787418</text:p>
          </table:table-cell>
          <table:table-cell office:value-type="float" office:value="163.388427734" calcext:value-type="float">
            <text:p>163.388427734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4.841" calcext:value-type="float">
            <text:p>4.841</text:p>
          </table:table-cell>
          <table:table-cell office:value-type="float" office:value="-2.282" calcext:value-type="float">
            <text:p>-2.282</text:p>
          </table:table-cell>
          <table:table-cell office:value-type="float" office:value="0.477637144914" calcext:value-type="float">
            <text:p>0.4776371449</text:p>
          </table:table-cell>
          <table:table-cell office:value-type="float" office:value="2.41010928154" calcext:value-type="float">
            <text:p>2.4101092815</text:p>
          </table:table-cell>
          <table:table-cell office:value-type="float" office:value="-2.2112827301" calcext:value-type="float">
            <text:p>-2.2112827301</text:p>
          </table:table-cell>
          <table:table-cell office:value-type="float" office:value="-174.304122925" calcext:value-type="float">
            <text:p>-174.304122925</text:p>
          </table:table-cell>
          <table:table-cell office:value-type="float" office:value="0.388576358557" calcext:value-type="float">
            <text:p>0.3885763586</text:p>
          </table:table-cell>
          <table:table-cell office:value-type="float" office:value="-2.03642511368" calcext:value-type="float">
            <text:p>-2.0364251137</text:p>
          </table:table-cell>
          <table:table-cell office:value-type="float" office:value="161.576431274" calcext:value-type="float">
            <text:p>161.576431274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4.872" calcext:value-type="float">
            <text:p>4.872</text:p>
          </table:table-cell>
          <table:table-cell office:value-type="float" office:value="-2.331" calcext:value-type="float">
            <text:p>-2.331</text:p>
          </table:table-cell>
          <table:table-cell office:value-type="float" office:value="0.480270663202" calcext:value-type="float">
            <text:p>0.4802706632</text:p>
          </table:table-cell>
          <table:table-cell office:value-type="float" office:value="2.31982839108" calcext:value-type="float">
            <text:p>2.3198283911</text:p>
          </table:table-cell>
          <table:table-cell office:value-type="float" office:value="-2.2173178196" calcext:value-type="float">
            <text:p>-2.2173178196</text:p>
          </table:table-cell>
          <table:table-cell office:value-type="float" office:value="-174.378738403" calcext:value-type="float">
            <text:p>-174.378738403</text:p>
          </table:table-cell>
          <table:table-cell office:value-type="float" office:value="0.445387274027" calcext:value-type="float">
            <text:p>0.445387274</text:p>
          </table:table-cell>
          <table:table-cell office:value-type="float" office:value="-2.01634526253" calcext:value-type="float">
            <text:p>-2.0163452625</text:p>
          </table:table-cell>
          <table:table-cell office:value-type="float" office:value="159.780838013" calcext:value-type="float">
            <text:p>159.780838013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4.903" calcext:value-type="float">
            <text:p>4.903</text:p>
          </table:table-cell>
          <table:table-cell office:value-type="float" office:value="-2.379" calcext:value-type="float">
            <text:p>-2.379</text:p>
          </table:table-cell>
          <table:table-cell office:value-type="float" office:value="0.479832043017" calcext:value-type="float">
            <text:p>0.479832043</text:p>
          </table:table-cell>
          <table:table-cell office:value-type="float" office:value="2.24734401703" calcext:value-type="float">
            <text:p>2.247344017</text:p>
          </table:table-cell>
          <table:table-cell office:value-type="float" office:value="-2.22130346298" calcext:value-type="float">
            <text:p>-2.221303463</text:p>
          </table:table-cell>
          <table:table-cell office:value-type="float" office:value="-174.416275024" calcext:value-type="float">
            <text:p>-174.416275024</text:p>
          </table:table-cell>
          <table:table-cell office:value-type="float" office:value="0.466457784176" calcext:value-type="float">
            <text:p>0.4664577842</text:p>
          </table:table-cell>
          <table:table-cell office:value-type="float" office:value="-1.99249649048" calcext:value-type="float">
            <text:p>-1.9924964905</text:p>
          </table:table-cell>
          <table:table-cell office:value-type="float" office:value="158.056442261" calcext:value-type="float">
            <text:p>158.056442261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4.934" calcext:value-type="float">
            <text:p>4.934</text:p>
          </table:table-cell>
          <table:table-cell office:value-type="float" office:value="-2.427" calcext:value-type="float">
            <text:p>-2.427</text:p>
          </table:table-cell>
          <table:table-cell office:value-type="float" office:value="0.477197806627" calcext:value-type="float">
            <text:p>0.4771978066</text:p>
          </table:table-cell>
          <table:table-cell office:value-type="float" office:value="2.16156625748" calcext:value-type="float">
            <text:p>2.1615662575</text:p>
          </table:table-cell>
          <table:table-cell office:value-type="float" office:value="-2.22514128685" calcext:value-type="float">
            <text:p>-2.2251412869</text:p>
          </table:table-cell>
          <table:table-cell office:value-type="float" office:value="-174.457351685" calcext:value-type="float">
            <text:p>-174.457351685</text:p>
          </table:table-cell>
          <table:table-cell office:value-type="float" office:value="0.451567679644" calcext:value-type="float">
            <text:p>0.4515676796</text:p>
          </table:table-cell>
          <table:table-cell office:value-type="float" office:value="-1.9642226696" calcext:value-type="float">
            <text:p>-1.9642226696</text:p>
          </table:table-cell>
          <table:table-cell office:value-type="float" office:value="156.364196777" calcext:value-type="float">
            <text:p>156.3641967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965" calcext:value-type="float">
            <text:p>4.965</text:p>
          </table:table-cell>
          <table:table-cell office:value-type="float" office:value="-2.475" calcext:value-type="float">
            <text:p>-2.475</text:p>
          </table:table-cell>
          <table:table-cell office:value-type="float" office:value="0.474559275459" calcext:value-type="float">
            <text:p>0.4745592755</text:p>
          </table:table-cell>
          <table:table-cell office:value-type="float" office:value="2.08164799213" calcext:value-type="float">
            <text:p>2.0816479921</text:p>
          </table:table-cell>
          <table:table-cell office:value-type="float" office:value="-2.22765851021" calcext:value-type="float">
            <text:p>-2.2276585102</text:p>
          </table:table-cell>
          <table:table-cell office:value-type="float" office:value="-174.590393066" calcext:value-type="float">
            <text:p>-174.590393066</text:p>
          </table:table-cell>
          <table:table-cell office:value-type="float" office:value="0.446739882231" calcext:value-type="float">
            <text:p>0.4467398822</text:p>
          </table:table-cell>
          <table:table-cell office:value-type="float" office:value="-1.95328581333" calcext:value-type="float">
            <text:p>-1.9532858133</text:p>
          </table:table-cell>
          <table:table-cell office:value-type="float" office:value="154.656707764" calcext:value-type="float">
            <text:p>154.656707764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4.997" calcext:value-type="float">
            <text:p>4.997</text:p>
          </table:table-cell>
          <table:table-cell office:value-type="float" office:value="-2.522" calcext:value-type="float">
            <text:p>-2.522</text:p>
          </table:table-cell>
          <table:table-cell office:value-type="float" office:value="0.471475592659" calcext:value-type="float">
            <text:p>0.4714755927</text:p>
          </table:table-cell>
          <table:table-cell office:value-type="float" office:value="1.98001515865" calcext:value-type="float">
            <text:p>1.9800151587</text:p>
          </table:table-cell>
          <table:table-cell office:value-type="float" office:value="-2.23089838028" calcext:value-type="float">
            <text:p>-2.2308983803</text:p>
          </table:table-cell>
          <table:table-cell office:value-type="float" office:value="-174.686096191" calcext:value-type="float">
            <text:p>-174.686096191</text:p>
          </table:table-cell>
          <table:table-cell office:value-type="float" office:value="0.438483983278" calcext:value-type="float">
            <text:p>0.4384839833</text:p>
          </table:table-cell>
          <table:table-cell office:value-type="float" office:value="-1.94001579285" calcext:value-type="float">
            <text:p>-1.9400157929</text:p>
          </table:table-cell>
          <table:table-cell office:value-type="float" office:value="152.897750854" calcext:value-type="float">
            <text:p>152.897750854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5.027" calcext:value-type="float">
            <text:p>5.027</text:p>
          </table:table-cell>
          <table:table-cell office:value-type="float" office:value="-2.568" calcext:value-type="float">
            <text:p>-2.568</text:p>
          </table:table-cell>
          <table:table-cell office:value-type="float" office:value="0.467502376373" calcext:value-type="float">
            <text:p>0.4675023764</text:p>
          </table:table-cell>
          <table:table-cell office:value-type="float" office:value="1.89393103123" calcext:value-type="float">
            <text:p>1.8939310312</text:p>
          </table:table-cell>
          <table:table-cell office:value-type="float" office:value="-2.23403024673" calcext:value-type="float">
            <text:p>-2.2340302467</text:p>
          </table:table-cell>
          <table:table-cell office:value-type="float" office:value="-174.784835815" calcext:value-type="float">
            <text:p>-174.784835815</text:p>
          </table:table-cell>
          <table:table-cell office:value-type="float" office:value="0.429837971926" calcext:value-type="float">
            <text:p>0.4298379719</text:p>
          </table:table-cell>
          <table:table-cell office:value-type="float" office:value="-1.92816829681" calcext:value-type="float">
            <text:p>-1.9281682968</text:p>
          </table:table-cell>
          <table:table-cell office:value-type="float" office:value="151.126464844" calcext:value-type="float">
            <text:p>151.126464844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5.057" calcext:value-type="float">
            <text:p>5.057</text:p>
          </table:table-cell>
          <table:table-cell office:value-type="float" office:value="-2.611" calcext:value-type="float">
            <text:p>-2.611</text:p>
          </table:table-cell>
          <table:table-cell office:value-type="float" office:value="0.46307659195" calcext:value-type="float">
            <text:p>0.463076592</text:p>
          </table:table-cell>
          <table:table-cell office:value-type="float" office:value="1.81484878063" calcext:value-type="float">
            <text:p>1.8148487806</text:p>
          </table:table-cell>
          <table:table-cell office:value-type="float" office:value="-2.23623180389" calcext:value-type="float">
            <text:p>-2.2362318039</text:p>
          </table:table-cell>
          <table:table-cell office:value-type="float" office:value="-174.942962646" calcext:value-type="float">
            <text:p>-174.942962646</text:p>
          </table:table-cell>
          <table:table-cell office:value-type="float" office:value="0.421996742487" calcext:value-type="float">
            <text:p>0.4219967425</text:p>
          </table:table-cell>
          <table:table-cell office:value-type="float" office:value="-1.91699612141" calcext:value-type="float">
            <text:p>-1.9169961214</text:p>
          </table:table-cell>
          <table:table-cell office:value-type="float" office:value="149.370025635" calcext:value-type="float">
            <text:p>149.370025635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5.087" calcext:value-type="float">
            <text:p>5.087</text:p>
          </table:table-cell>
          <table:table-cell office:value-type="float" office:value="-2.654" calcext:value-type="float">
            <text:p>-2.654</text:p>
          </table:table-cell>
          <table:table-cell office:value-type="float" office:value="0.455971303076" calcext:value-type="float">
            <text:p>0.4559713031</text:p>
          </table:table-cell>
          <table:table-cell office:value-type="float" office:value="1.73816806078" calcext:value-type="float">
            <text:p>1.7381680608</text:p>
          </table:table-cell>
          <table:table-cell office:value-type="float" office:value="-2.23851943016" calcext:value-type="float">
            <text:p>-2.2385194302</text:p>
          </table:table-cell>
          <table:table-cell office:value-type="float" office:value="-175.056472778" calcext:value-type="float">
            <text:p>-175.056472778</text:p>
          </table:table-cell>
          <table:table-cell office:value-type="float" office:value="0.415737867355" calcext:value-type="float">
            <text:p>0.4157378674</text:p>
          </table:table-cell>
          <table:table-cell office:value-type="float" office:value="-1.9047627449" calcext:value-type="float">
            <text:p>-1.9047627449</text:p>
          </table:table-cell>
          <table:table-cell office:value-type="float" office:value="147.636184692" calcext:value-type="float">
            <text:p>147.636184692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5.116" calcext:value-type="float">
            <text:p>5.116</text:p>
          </table:table-cell>
          <table:table-cell office:value-type="float" office:value="-2.694" calcext:value-type="float">
            <text:p>-2.694</text:p>
          </table:table-cell>
          <table:table-cell office:value-type="float" office:value="0.449730221357" calcext:value-type="float">
            <text:p>0.4497302214</text:p>
          </table:table-cell>
          <table:table-cell office:value-type="float" office:value="1.64894020557" calcext:value-type="float">
            <text:p>1.6489402056</text:p>
          </table:table-cell>
          <table:table-cell office:value-type="float" office:value="-2.24112582207" calcext:value-type="float">
            <text:p>-2.2411258221</text:p>
          </table:table-cell>
          <table:table-cell office:value-type="float" office:value="-175.188552856" calcext:value-type="float">
            <text:p>-175.188552856</text:p>
          </table:table-cell>
          <table:table-cell office:value-type="float" office:value="0.41234305501" calcext:value-type="float">
            <text:p>0.412343055</text:p>
          </table:table-cell>
          <table:table-cell office:value-type="float" office:value="-1.89456605911" calcext:value-type="float">
            <text:p>-1.8945660591</text:p>
          </table:table-cell>
          <table:table-cell office:value-type="float" office:value="145.939712524" calcext:value-type="float">
            <text:p>145.939712524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5.143" calcext:value-type="float">
            <text:p>5.143</text:p>
          </table:table-cell>
          <table:table-cell office:value-type="float" office:value="-2.729" calcext:value-type="float">
            <text:p>-2.729</text:p>
          </table:table-cell>
          <table:table-cell office:value-type="float" office:value="0.440776239431" calcext:value-type="float">
            <text:p>0.4407762394</text:p>
          </table:table-cell>
          <table:table-cell office:value-type="float" office:value="1.58751010895" calcext:value-type="float">
            <text:p>1.587510109</text:p>
          </table:table-cell>
          <table:table-cell office:value-type="float" office:value="-2.24203157425" calcext:value-type="float">
            <text:p>-2.2420315743</text:p>
          </table:table-cell>
          <table:table-cell office:value-type="float" office:value="-175.324417114" calcext:value-type="float">
            <text:p>-175.324417114</text:p>
          </table:table-cell>
          <table:table-cell office:value-type="float" office:value="0.408677041531" calcext:value-type="float">
            <text:p>0.4086770415</text:p>
          </table:table-cell>
          <table:table-cell office:value-type="float" office:value="-1.87783575058" calcext:value-type="float">
            <text:p>-1.8778357506</text:p>
          </table:table-cell>
          <table:table-cell office:value-type="float" office:value="144.238143921" calcext:value-type="float">
            <text:p>144.238143921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5.167" calcext:value-type="float">
            <text:p>5.167</text:p>
          </table:table-cell>
          <table:table-cell office:value-type="float" office:value="-2.76" calcext:value-type="float">
            <text:p>-2.76</text:p>
          </table:table-cell>
          <table:table-cell office:value-type="float" office:value="0.429973358247" calcext:value-type="float">
            <text:p>0.4299733582</text:p>
          </table:table-cell>
          <table:table-cell office:value-type="float" office:value="1.53142869473" calcext:value-type="float">
            <text:p>1.5314286947</text:p>
          </table:table-cell>
          <table:table-cell office:value-type="float" office:value="-2.24381136894" calcext:value-type="float">
            <text:p>-2.2438113689</text:p>
          </table:table-cell>
          <table:table-cell office:value-type="float" office:value="-175.366531372" calcext:value-type="float">
            <text:p>-175.366531372</text:p>
          </table:table-cell>
          <table:table-cell office:value-type="float" office:value="0.406955897808" calcext:value-type="float">
            <text:p>0.4069558978</text:p>
          </table:table-cell>
          <table:table-cell office:value-type="float" office:value="-1.86047255993" calcext:value-type="float">
            <text:p>-1.8604725599</text:p>
          </table:table-cell>
          <table:table-cell office:value-type="float" office:value="142.580947876" calcext:value-type="float">
            <text:p>142.580947876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5.189" calcext:value-type="float">
            <text:p>5.189</text:p>
          </table:table-cell>
          <table:table-cell office:value-type="float" office:value="-2.786" calcext:value-type="float">
            <text:p>-2.786</text:p>
          </table:table-cell>
          <table:table-cell office:value-type="float" office:value="0.416382871355" calcext:value-type="float">
            <text:p>0.4163828714</text:p>
          </table:table-cell>
          <table:table-cell office:value-type="float" office:value="1.47844463587" calcext:value-type="float">
            <text:p>1.4784446359</text:p>
          </table:table-cell>
          <table:table-cell office:value-type="float" office:value="-2.24518322945" calcext:value-type="float">
            <text:p>-2.2451832295</text:p>
          </table:table-cell>
          <table:table-cell office:value-type="float" office:value="-175.449310303" calcext:value-type="float">
            <text:p>-175.449310303</text:p>
          </table:table-cell>
          <table:table-cell office:value-type="float" office:value="0.40585616231" calcext:value-type="float">
            <text:p>0.4058561623</text:p>
          </table:table-cell>
          <table:table-cell office:value-type="float" office:value="-1.84445822239" calcext:value-type="float">
            <text:p>-1.8444582224</text:p>
          </table:table-cell>
          <table:table-cell office:value-type="float" office:value="140.954788208" calcext:value-type="float">
            <text:p>140.954788208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5.21" calcext:value-type="float">
            <text:p>5.21</text:p>
          </table:table-cell>
          <table:table-cell office:value-type="float" office:value="-2.81" calcext:value-type="float">
            <text:p>-2.81</text:p>
          </table:table-cell>
          <table:table-cell office:value-type="float" office:value="0.400409112541" calcext:value-type="float">
            <text:p>0.4004091125</text:p>
          </table:table-cell>
          <table:table-cell office:value-type="float" office:value="1.42750597" calcext:value-type="float">
            <text:p>1.42750597</text:p>
          </table:table-cell>
          <table:table-cell office:value-type="float" office:value="-2.24607229233" calcext:value-type="float">
            <text:p>-2.2460722923</text:p>
          </table:table-cell>
          <table:table-cell office:value-type="float" office:value="-175.585968018" calcext:value-type="float">
            <text:p>-175.585968018</text:p>
          </table:table-cell>
          <table:table-cell office:value-type="float" office:value="0.406493574381" calcext:value-type="float">
            <text:p>0.4064935744</text:p>
          </table:table-cell>
          <table:table-cell office:value-type="float" office:value="-1.82525837421" calcext:value-type="float">
            <text:p>-1.8252583742</text:p>
          </table:table-cell>
          <table:table-cell office:value-type="float" office:value="139.231323242" calcext:value-type="float">
            <text:p>139.2313232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229" calcext:value-type="float">
            <text:p>5.229</text:p>
          </table:table-cell>
          <table:table-cell office:value-type="float" office:value="-2.83" calcext:value-type="float">
            <text:p>-2.83</text:p>
          </table:table-cell>
          <table:table-cell office:value-type="float" office:value="0.387080606915" calcext:value-type="float">
            <text:p>0.3870806069</text:p>
          </table:table-cell>
          <table:table-cell office:value-type="float" office:value="1.38036066294" calcext:value-type="float">
            <text:p>1.3803606629</text:p>
          </table:table-cell>
          <table:table-cell office:value-type="float" office:value="-2.24778318405" calcext:value-type="float">
            <text:p>-2.2477831841</text:p>
          </table:table-cell>
          <table:table-cell office:value-type="float" office:value="-175.624237061" calcext:value-type="float">
            <text:p>-175.624237061</text:p>
          </table:table-cell>
          <table:table-cell office:value-type="float" office:value="0.407565504313" calcext:value-type="float">
            <text:p>0.4075655043</text:p>
          </table:table-cell>
          <table:table-cell office:value-type="float" office:value="-1.79236757755" calcext:value-type="float">
            <text:p>-1.7923675776</text:p>
          </table:table-cell>
          <table:table-cell office:value-type="float" office:value="137.467605591" calcext:value-type="float">
            <text:p>137.467605591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5.247" calcext:value-type="float">
            <text:p>5.247</text:p>
          </table:table-cell>
          <table:table-cell office:value-type="float" office:value="-2.847" calcext:value-type="float">
            <text:p>-2.847</text:p>
          </table:table-cell>
          <table:table-cell office:value-type="float" office:value="0.373670719018" calcext:value-type="float">
            <text:p>0.373670719</text:p>
          </table:table-cell>
          <table:table-cell office:value-type="float" office:value="1.33261692524" calcext:value-type="float">
            <text:p>1.3326169252</text:p>
          </table:table-cell>
          <table:table-cell office:value-type="float" office:value="-2.24884843826" calcext:value-type="float">
            <text:p>-2.2488484383</text:p>
          </table:table-cell>
          <table:table-cell office:value-type="float" office:value="-175.724319458" calcext:value-type="float">
            <text:p>-175.724319458</text:p>
          </table:table-cell>
          <table:table-cell office:value-type="float" office:value="0.42404332757" calcext:value-type="float">
            <text:p>0.4240433276</text:p>
          </table:table-cell>
          <table:table-cell office:value-type="float" office:value="-1.75398778915" calcext:value-type="float">
            <text:p>-1.7539877892</text:p>
          </table:table-cell>
          <table:table-cell office:value-type="float" office:value="135.667190552" calcext:value-type="float">
            <text:p>135.667190552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5.261" calcext:value-type="float">
            <text:p>5.261</text:p>
          </table:table-cell>
          <table:table-cell office:value-type="float" office:value="-2.861" calcext:value-type="float">
            <text:p>-2.861</text:p>
          </table:table-cell>
          <table:table-cell office:value-type="float" office:value="0.359715782251" calcext:value-type="float">
            <text:p>0.3597157823</text:p>
          </table:table-cell>
          <table:table-cell office:value-type="float" office:value="1.29328781366" calcext:value-type="float">
            <text:p>1.2932878137</text:p>
          </table:table-cell>
          <table:table-cell office:value-type="float" office:value="-2.24863839149" calcext:value-type="float">
            <text:p>-2.2486383915</text:p>
          </table:table-cell>
          <table:table-cell office:value-type="float" office:value="-175.926101685" calcext:value-type="float">
            <text:p>-175.926101685</text:p>
          </table:table-cell>
          <table:table-cell office:value-type="float" office:value="0.408893883228" calcext:value-type="float">
            <text:p>0.4088938832</text:p>
          </table:table-cell>
          <table:table-cell office:value-type="float" office:value="-1.70495188236" calcext:value-type="float">
            <text:p>-1.7049518824</text:p>
          </table:table-cell>
          <table:table-cell office:value-type="float" office:value="133.96673584" calcext:value-type="float">
            <text:p>133.96673584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5.274" calcext:value-type="float">
            <text:p>5.274</text:p>
          </table:table-cell>
          <table:table-cell office:value-type="float" office:value="-2.873" calcext:value-type="float">
            <text:p>-2.873</text:p>
          </table:table-cell>
          <table:table-cell office:value-type="float" office:value="0.345210691513" calcext:value-type="float">
            <text:p>0.3452106915</text:p>
          </table:table-cell>
          <table:table-cell office:value-type="float" office:value="1.26159518957" calcext:value-type="float">
            <text:p>1.2615951896</text:p>
          </table:table-cell>
          <table:table-cell office:value-type="float" office:value="-2.2494020462" calcext:value-type="float">
            <text:p>-2.2494020462</text:p>
          </table:table-cell>
          <table:table-cell office:value-type="float" office:value="-176.038375854" calcext:value-type="float">
            <text:p>-176.038375854</text:p>
          </table:table-cell>
          <table:table-cell office:value-type="float" office:value="0.377996683121" calcext:value-type="float">
            <text:p>0.3779966831</text:p>
          </table:table-cell>
          <table:table-cell office:value-type="float" office:value="-1.64839839935" calcext:value-type="float">
            <text:p>-1.6483983994</text:p>
          </table:table-cell>
          <table:table-cell office:value-type="float" office:value="132.347503662" calcext:value-type="float">
            <text:p>132.347503662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5.287" calcext:value-type="float">
            <text:p>5.287</text:p>
          </table:table-cell>
          <table:table-cell office:value-type="float" office:value="-2.883" calcext:value-type="float">
            <text:p>-2.883</text:p>
          </table:table-cell>
          <table:table-cell office:value-type="float" office:value="0.330150742745" calcext:value-type="float">
            <text:p>0.3301507427</text:p>
          </table:table-cell>
          <table:table-cell office:value-type="float" office:value="1.23270431161" calcext:value-type="float">
            <text:p>1.2327043116</text:p>
          </table:table-cell>
          <table:table-cell office:value-type="float" office:value="-2.25089526176" calcext:value-type="float">
            <text:p>-2.2508952618</text:p>
          </table:table-cell>
          <table:table-cell office:value-type="float" office:value="-176.111618042" calcext:value-type="float">
            <text:p>-176.111618042</text:p>
          </table:table-cell>
          <table:table-cell office:value-type="float" office:value="0.347452521324" calcext:value-type="float">
            <text:p>0.3474525213</text:p>
          </table:table-cell>
          <table:table-cell office:value-type="float" office:value="-1.60566973686" calcext:value-type="float">
            <text:p>-1.6056697369</text:p>
          </table:table-cell>
          <table:table-cell office:value-type="float" office:value="130.813659668" calcext:value-type="float">
            <text:p>130.813659668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5.298" calcext:value-type="float">
            <text:p>5.298</text:p>
          </table:table-cell>
          <table:table-cell office:value-type="float" office:value="-2.892" calcext:value-type="float">
            <text:p>-2.892</text:p>
          </table:table-cell>
          <table:table-cell office:value-type="float" office:value="0.31500627719" calcext:value-type="float">
            <text:p>0.3150062772</text:p>
          </table:table-cell>
          <table:table-cell office:value-type="float" office:value="1.20371255279" calcext:value-type="float">
            <text:p>1.2037125528</text:p>
          </table:table-cell>
          <table:table-cell office:value-type="float" office:value="-2.25165224075" calcext:value-type="float">
            <text:p>-2.2516522408</text:p>
          </table:table-cell>
          <table:table-cell office:value-type="float" office:value="-176.229660034" calcext:value-type="float">
            <text:p>-176.229660034</text:p>
          </table:table-cell>
          <table:table-cell office:value-type="float" office:value="0.349630177021" calcext:value-type="float">
            <text:p>0.349630177</text:p>
          </table:table-cell>
          <table:table-cell office:value-type="float" office:value="-1.57517075539" calcext:value-type="float">
            <text:p>-1.5751707554</text:p>
          </table:table-cell>
          <table:table-cell office:value-type="float" office:value="129.169723511" calcext:value-type="float">
            <text:p>129.169723511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5.31" calcext:value-type="float">
            <text:p>5.31</text:p>
          </table:table-cell>
          <table:table-cell office:value-type="float" office:value="-2.9" calcext:value-type="float">
            <text:p>-2.9</text:p>
          </table:table-cell>
          <table:table-cell office:value-type="float" office:value="0.299781171748" calcext:value-type="float">
            <text:p>0.2997811717</text:p>
          </table:table-cell>
          <table:table-cell office:value-type="float" office:value="1.17132475972" calcext:value-type="float">
            <text:p>1.1713247597</text:p>
          </table:table-cell>
          <table:table-cell office:value-type="float" office:value="-2.25165748596" calcext:value-type="float">
            <text:p>-2.251657486</text:p>
          </table:table-cell>
          <table:table-cell office:value-type="float" office:value="-176.370910645" calcext:value-type="float">
            <text:p>-176.370910645</text:p>
          </table:table-cell>
          <table:table-cell office:value-type="float" office:value="0.359164118767" calcext:value-type="float">
            <text:p>0.3591641188</text:p>
          </table:table-cell>
          <table:table-cell office:value-type="float" office:value="-1.53926229477" calcext:value-type="float">
            <text:p>-1.5392622948</text:p>
          </table:table-cell>
          <table:table-cell office:value-type="float" office:value="127.410575867" calcext:value-type="float">
            <text:p>127.410575867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5.323" calcext:value-type="float">
            <text:p>5.323</text:p>
          </table:table-cell>
          <table:table-cell office:value-type="float" office:value="-2.909" calcext:value-type="float">
            <text:p>-2.909</text:p>
          </table:table-cell>
          <table:table-cell office:value-type="float" office:value="0.284479323964" calcext:value-type="float">
            <text:p>0.284479324</text:p>
          </table:table-cell>
          <table:table-cell office:value-type="float" office:value="1.14796414971" calcext:value-type="float">
            <text:p>1.1479641497</text:p>
          </table:table-cell>
          <table:table-cell office:value-type="float" office:value="-2.25378584862" calcext:value-type="float">
            <text:p>-2.2537858486</text:p>
          </table:table-cell>
          <table:table-cell office:value-type="float" office:value="-176.439422607" calcext:value-type="float">
            <text:p>-176.439422607</text:p>
          </table:table-cell>
          <table:table-cell office:value-type="float" office:value="0.360797405243" calcext:value-type="float">
            <text:p>0.3607974052</text:p>
          </table:table-cell>
          <table:table-cell office:value-type="float" office:value="-1.5135705471" calcext:value-type="float">
            <text:p>-1.5135705471</text:p>
          </table:table-cell>
          <table:table-cell office:value-type="float" office:value="125.666091919" calcext:value-type="float">
            <text:p>125.666091919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5.337" calcext:value-type="float">
            <text:p>5.337</text:p>
          </table:table-cell>
          <table:table-cell office:value-type="float" office:value="-2.918" calcext:value-type="float">
            <text:p>-2.918</text:p>
          </table:table-cell>
          <table:table-cell office:value-type="float" office:value="0.267659682412" calcext:value-type="float">
            <text:p>0.2676596824</text:p>
          </table:table-cell>
          <table:table-cell office:value-type="float" office:value="1.12336960435" calcext:value-type="float">
            <text:p>1.1233696044</text:p>
          </table:table-cell>
          <table:table-cell office:value-type="float" office:value="-2.25666642189" calcext:value-type="float">
            <text:p>-2.2566664219</text:p>
          </table:table-cell>
          <table:table-cell office:value-type="float" office:value="-176.523788452" calcext:value-type="float">
            <text:p>-176.523788452</text:p>
          </table:table-cell>
          <table:table-cell office:value-type="float" office:value="0.357933193445" calcext:value-type="float">
            <text:p>0.3579331934</text:p>
          </table:table-cell>
          <table:table-cell office:value-type="float" office:value="-1.49452567101" calcext:value-type="float">
            <text:p>-1.494525671</text:p>
          </table:table-cell>
          <table:table-cell office:value-type="float" office:value="123.874519348" calcext:value-type="float">
            <text:p>123.874519348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5.351" calcext:value-type="float">
            <text:p>5.351</text:p>
          </table:table-cell>
          <table:table-cell office:value-type="float" office:value="-2.926" calcext:value-type="float">
            <text:p>-2.926</text:p>
          </table:table-cell>
          <table:table-cell office:value-type="float" office:value="0.251242065702" calcext:value-type="float">
            <text:p>0.2512420657</text:p>
          </table:table-cell>
          <table:table-cell office:value-type="float" office:value="1.0980026722" calcext:value-type="float">
            <text:p>1.0980026722</text:p>
          </table:table-cell>
          <table:table-cell office:value-type="float" office:value="-2.25897550583" calcext:value-type="float">
            <text:p>-2.2589755058</text:p>
          </table:table-cell>
          <table:table-cell office:value-type="float" office:value="-176.634979248" calcext:value-type="float">
            <text:p>-176.634979248</text:p>
          </table:table-cell>
          <table:table-cell office:value-type="float" office:value="0.352114737034" calcext:value-type="float">
            <text:p>0.352114737</text:p>
          </table:table-cell>
          <table:table-cell office:value-type="float" office:value="-1.48512244225" calcext:value-type="float">
            <text:p>-1.4851224423</text:p>
          </table:table-cell>
          <table:table-cell office:value-type="float" office:value="122.066665649" calcext:value-type="float">
            <text:p>122.0666656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366" calcext:value-type="float">
            <text:p>5.366</text:p>
          </table:table-cell>
          <table:table-cell office:value-type="float" office:value="-2.934" calcext:value-type="float">
            <text:p>-2.934</text:p>
          </table:table-cell>
          <table:table-cell office:value-type="float" office:value="0.233779669237" calcext:value-type="float">
            <text:p>0.2337796692</text:p>
          </table:table-cell>
          <table:table-cell office:value-type="float" office:value="1.07936742902" calcext:value-type="float">
            <text:p>1.079367429</text:p>
          </table:table-cell>
          <table:table-cell office:value-type="float" office:value="-2.25993561745" calcext:value-type="float">
            <text:p>-2.2599356175</text:p>
          </table:table-cell>
          <table:table-cell office:value-type="float" office:value="-176.709228516" calcext:value-type="float">
            <text:p>-176.709228516</text:p>
          </table:table-cell>
          <table:table-cell office:value-type="float" office:value="0.346156746149" calcext:value-type="float">
            <text:p>0.3461567461</text:p>
          </table:table-cell>
          <table:table-cell office:value-type="float" office:value="-1.48220908642" calcext:value-type="float">
            <text:p>-1.4822090864</text:p>
          </table:table-cell>
          <table:table-cell office:value-type="float" office:value="120.286155701" calcext:value-type="float">
            <text:p>120.286155701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5.383" calcext:value-type="float">
            <text:p>5.383</text:p>
          </table:table-cell>
          <table:table-cell office:value-type="float" office:value="-2.943" calcext:value-type="float">
            <text:p>-2.943</text:p>
          </table:table-cell>
          <table:table-cell office:value-type="float" office:value="0.215265082345" calcext:value-type="float">
            <text:p>0.2152650823</text:p>
          </table:table-cell>
          <table:table-cell office:value-type="float" office:value="1.05409401655" calcext:value-type="float">
            <text:p>1.0540940166</text:p>
          </table:table-cell>
          <table:table-cell office:value-type="float" office:value="-2.25929069519" calcext:value-type="float">
            <text:p>-2.2592906952</text:p>
          </table:table-cell>
          <table:table-cell office:value-type="float" office:value="-176.816085815" calcext:value-type="float">
            <text:p>-176.816085815</text:p>
          </table:table-cell>
          <table:table-cell office:value-type="float" office:value="0.341875702143" calcext:value-type="float">
            <text:p>0.3418757021</text:p>
          </table:table-cell>
          <table:table-cell office:value-type="float" office:value="-1.47850763798" calcext:value-type="float">
            <text:p>-1.478507638</text:p>
          </table:table-cell>
          <table:table-cell office:value-type="float" office:value="118.529586792" calcext:value-type="float">
            <text:p>118.529586792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5.401" calcext:value-type="float">
            <text:p>5.401</text:p>
          </table:table-cell>
          <table:table-cell office:value-type="float" office:value="-2.95" calcext:value-type="float">
            <text:p>-2.95</text:p>
          </table:table-cell>
          <table:table-cell office:value-type="float" office:value="0.197162997082" calcext:value-type="float">
            <text:p>0.1971629971</text:p>
          </table:table-cell>
          <table:table-cell office:value-type="float" office:value="1.01926714182" calcext:value-type="float">
            <text:p>1.0192671418</text:p>
          </table:table-cell>
          <table:table-cell office:value-type="float" office:value="-2.25776100159" calcext:value-type="float">
            <text:p>-2.2577610016</text:p>
          </table:table-cell>
          <table:table-cell office:value-type="float" office:value="-176.989944458" calcext:value-type="float">
            <text:p>-176.989944458</text:p>
          </table:table-cell>
          <table:table-cell office:value-type="float" office:value="0.339728564024" calcext:value-type="float">
            <text:p>0.339728564</text:p>
          </table:table-cell>
          <table:table-cell office:value-type="float" office:value="-1.47367954254" calcext:value-type="float">
            <text:p>-1.4736795425</text:p>
          </table:table-cell>
          <table:table-cell office:value-type="float" office:value="116.727851868" calcext:value-type="float">
            <text:p>116.727851868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5.418" calcext:value-type="float">
            <text:p>5.418</text:p>
          </table:table-cell>
          <table:table-cell office:value-type="float" office:value="-2.958" calcext:value-type="float">
            <text:p>-2.958</text:p>
          </table:table-cell>
          <table:table-cell office:value-type="float" office:value="0.18046900819" calcext:value-type="float">
            <text:p>0.1804690082</text:p>
          </table:table-cell>
          <table:table-cell office:value-type="float" office:value="0.994356647134" calcext:value-type="float">
            <text:p>0.9943566471</text:p>
          </table:table-cell>
          <table:table-cell office:value-type="float" office:value="-2.25819444656" calcext:value-type="float">
            <text:p>-2.2581944466</text:p>
          </table:table-cell>
          <table:table-cell office:value-type="float" office:value="-177.115081787" calcext:value-type="float">
            <text:p>-177.115081787</text:p>
          </table:table-cell>
          <table:table-cell office:value-type="float" office:value="0.343580663204" calcext:value-type="float">
            <text:p>0.3435806632</text:p>
          </table:table-cell>
          <table:table-cell office:value-type="float" office:value="-1.46636283398" calcext:value-type="float">
            <text:p>-1.466362834</text:p>
          </table:table-cell>
          <table:table-cell office:value-type="float" office:value="114.933120728" calcext:value-type="float">
            <text:p>114.933120728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5.435" calcext:value-type="float">
            <text:p>5.435</text:p>
          </table:table-cell>
          <table:table-cell office:value-type="float" office:value="-2.964" calcext:value-type="float">
            <text:p>-2.964</text:p>
          </table:table-cell>
          <table:table-cell office:value-type="float" office:value="0.164709289357" calcext:value-type="float">
            <text:p>0.1647092894</text:p>
          </table:table-cell>
          <table:table-cell office:value-type="float" office:value="0.976848751307" calcext:value-type="float">
            <text:p>0.9768487513</text:p>
          </table:table-cell>
          <table:table-cell office:value-type="float" office:value="-2.25914096832" calcext:value-type="float">
            <text:p>-2.2591409683</text:p>
          </table:table-cell>
          <table:table-cell office:value-type="float" office:value="-177.210144043" calcext:value-type="float">
            <text:p>-177.210144043</text:p>
          </table:table-cell>
          <table:table-cell office:value-type="float" office:value="0.349954068661" calcext:value-type="float">
            <text:p>0.3499540687</text:p>
          </table:table-cell>
          <table:table-cell office:value-type="float" office:value="-1.45875000954" calcext:value-type="float">
            <text:p>-1.4587500095</text:p>
          </table:table-cell>
          <table:table-cell office:value-type="float" office:value="113.135742188" calcext:value-type="float">
            <text:p>113.135742188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5.454" calcext:value-type="float">
            <text:p>5.454</text:p>
          </table:table-cell>
          <table:table-cell office:value-type="float" office:value="-2.97" calcext:value-type="float">
            <text:p>-2.97</text:p>
          </table:table-cell>
          <table:table-cell office:value-type="float" office:value="0.148412961681" calcext:value-type="float">
            <text:p>0.1484129617</text:p>
          </table:table-cell>
          <table:table-cell office:value-type="float" office:value="0.961894214153" calcext:value-type="float">
            <text:p>0.9618942142</text:p>
          </table:table-cell>
          <table:table-cell office:value-type="float" office:value="-2.25761890411" calcext:value-type="float">
            <text:p>-2.2576189041</text:p>
          </table:table-cell>
          <table:table-cell office:value-type="float" office:value="-177.426605225" calcext:value-type="float">
            <text:p>-177.426605225</text:p>
          </table:table-cell>
          <table:table-cell office:value-type="float" office:value="0.358388215303" calcext:value-type="float">
            <text:p>0.3583882153</text:p>
          </table:table-cell>
          <table:table-cell office:value-type="float" office:value="-1.45012748241" calcext:value-type="float">
            <text:p>-1.4501274824</text:p>
          </table:table-cell>
          <table:table-cell office:value-type="float" office:value="111.297012329" calcext:value-type="float">
            <text:p>111.297012329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5.473" calcext:value-type="float">
            <text:p>5.473</text:p>
          </table:table-cell>
          <table:table-cell office:value-type="float" office:value="-2.976" calcext:value-type="float">
            <text:p>-2.976</text:p>
          </table:table-cell>
          <table:table-cell office:value-type="float" office:value="0.131580593222" calcext:value-type="float">
            <text:p>0.1315805932</text:p>
          </table:table-cell>
          <table:table-cell office:value-type="float" office:value="0.94543518126" calcext:value-type="float">
            <text:p>0.9454351813</text:p>
          </table:table-cell>
          <table:table-cell office:value-type="float" office:value="-2.25566720963" calcext:value-type="float">
            <text:p>-2.2556672096</text:p>
          </table:table-cell>
          <table:table-cell office:value-type="float" office:value="-177.693099976" calcext:value-type="float">
            <text:p>-177.693099976</text:p>
          </table:table-cell>
          <table:table-cell office:value-type="float" office:value="0.367241680622" calcext:value-type="float">
            <text:p>0.3672416806</text:p>
          </table:table-cell>
          <table:table-cell office:value-type="float" office:value="-1.44073843956" calcext:value-type="float">
            <text:p>-1.4407384396</text:p>
          </table:table-cell>
          <table:table-cell office:value-type="float" office:value="109.464675903" calcext:value-type="float">
            <text:p>109.464675903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5.491" calcext:value-type="float">
            <text:p>5.491</text:p>
          </table:table-cell>
          <table:table-cell office:value-type="float" office:value="-2.98" calcext:value-type="float">
            <text:p>-2.98</text:p>
          </table:table-cell>
          <table:table-cell office:value-type="float" office:value="0.116200167778" calcext:value-type="float">
            <text:p>0.1162001678</text:p>
          </table:table-cell>
          <table:table-cell office:value-type="float" office:value="0.924980133772" calcext:value-type="float">
            <text:p>0.9249801338</text:p>
          </table:table-cell>
          <table:table-cell office:value-type="float" office:value="-2.25628566742" calcext:value-type="float">
            <text:p>-2.2562856674</text:p>
          </table:table-cell>
          <table:table-cell office:value-type="float" office:value="-177.872238159" calcext:value-type="float">
            <text:p>-177.872238159</text:p>
          </table:table-cell>
          <table:table-cell office:value-type="float" office:value="0.377325505018" calcext:value-type="float">
            <text:p>0.377325505</text:p>
          </table:table-cell>
          <table:table-cell office:value-type="float" office:value="-1.43153488636" calcext:value-type="float">
            <text:p>-1.4315348864</text:p>
          </table:table-cell>
          <table:table-cell office:value-type="float" office:value="107.644340515" calcext:value-type="float">
            <text:p>107.644340515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5.508" calcext:value-type="float">
            <text:p>5.508</text:p>
          </table:table-cell>
          <table:table-cell office:value-type="float" office:value="-2.984" calcext:value-type="float">
            <text:p>-2.984</text:p>
          </table:table-cell>
          <table:table-cell office:value-type="float" office:value="0.100294359456" calcext:value-type="float">
            <text:p>0.1002943595</text:p>
          </table:table-cell>
          <table:table-cell office:value-type="float" office:value="0.90033146739" calcext:value-type="float">
            <text:p>0.9003314674</text:p>
          </table:table-cell>
          <table:table-cell office:value-type="float" office:value="-2.25644183159" calcext:value-type="float">
            <text:p>-2.2564418316</text:p>
          </table:table-cell>
          <table:table-cell office:value-type="float" office:value="-178.088562012" calcext:value-type="float">
            <text:p>-178.088562012</text:p>
          </table:table-cell>
          <table:table-cell office:value-type="float" office:value="0.388538062572" calcext:value-type="float">
            <text:p>0.3885380626</text:p>
          </table:table-cell>
          <table:table-cell office:value-type="float" office:value="-1.42234647274" calcext:value-type="float">
            <text:p>-1.4223464727</text:p>
          </table:table-cell>
          <table:table-cell office:value-type="float" office:value="105.800933838" calcext:value-type="float">
            <text:p>105.800933838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5.526" calcext:value-type="float">
            <text:p>5.526</text:p>
          </table:table-cell>
          <table:table-cell office:value-type="float" office:value="-2.987" calcext:value-type="float">
            <text:p>-2.987</text:p>
          </table:table-cell>
          <table:table-cell office:value-type="float" office:value="0.0848610833088" calcext:value-type="float">
            <text:p>0.0848610833</text:p>
          </table:table-cell>
          <table:table-cell office:value-type="float" office:value="0.886691987514" calcext:value-type="float">
            <text:p>0.8866919875</text:p>
          </table:table-cell>
          <table:table-cell office:value-type="float" office:value="-2.25339078903" calcext:value-type="float">
            <text:p>-2.253390789</text:p>
          </table:table-cell>
          <table:table-cell office:value-type="float" office:value="-178.504562378" calcext:value-type="float">
            <text:p>-178.504562378</text:p>
          </table:table-cell>
          <table:table-cell office:value-type="float" office:value="0.400952279568" calcext:value-type="float">
            <text:p>0.4009522796</text:p>
          </table:table-cell>
          <table:table-cell office:value-type="float" office:value="-1.41483020782" calcext:value-type="float">
            <text:p>-1.4148302078</text:p>
          </table:table-cell>
          <table:table-cell office:value-type="float" office:value="103.972160339" calcext:value-type="float">
            <text:p>103.9721603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544" calcext:value-type="float">
            <text:p>5.544</text:p>
          </table:table-cell>
          <table:table-cell office:value-type="float" office:value="-2.99" calcext:value-type="float">
            <text:p>-2.99</text:p>
          </table:table-cell>
          <table:table-cell office:value-type="float" office:value="0.0684097967597" calcext:value-type="float">
            <text:p>0.0684097968</text:p>
          </table:table-cell>
          <table:table-cell office:value-type="float" office:value="0.866294540465" calcext:value-type="float">
            <text:p>0.8662945405</text:p>
          </table:table-cell>
          <table:table-cell office:value-type="float" office:value="-2.24873590469" calcext:value-type="float">
            <text:p>-2.2487359047</text:p>
          </table:table-cell>
          <table:table-cell office:value-type="float" office:value="-179.070037842" calcext:value-type="float">
            <text:p>-179.070037842</text:p>
          </table:table-cell>
          <table:table-cell office:value-type="float" office:value="0.413668781519" calcext:value-type="float">
            <text:p>0.4136687815</text:p>
          </table:table-cell>
          <table:table-cell office:value-type="float" office:value="-1.40834903717" calcext:value-type="float">
            <text:p>-1.4083490372</text:p>
          </table:table-cell>
          <table:table-cell office:value-type="float" office:value="102.16683197" calcext:value-type="float">
            <text:p>102.16683197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5.561" calcext:value-type="float">
            <text:p>5.561</text:p>
          </table:table-cell>
          <table:table-cell office:value-type="float" office:value="-2.992" calcext:value-type="float">
            <text:p>-2.992</text:p>
          </table:table-cell>
          <table:table-cell office:value-type="float" office:value="0.0519398860659" calcext:value-type="float">
            <text:p>0.0519398861</text:p>
          </table:table-cell>
          <table:table-cell office:value-type="float" office:value="0.849502757192" calcext:value-type="float">
            <text:p>0.8495027572</text:p>
          </table:table-cell>
          <table:table-cell office:value-type="float" office:value="-2.24426913261" calcext:value-type="float">
            <text:p>-2.2442691326</text:p>
          </table:table-cell>
          <table:table-cell office:value-type="float" office:value="-179.692947388" calcext:value-type="float">
            <text:p>-179.692947388</text:p>
          </table:table-cell>
          <table:table-cell office:value-type="float" office:value="0.426840722561" calcext:value-type="float">
            <text:p>0.4268407226</text:p>
          </table:table-cell>
          <table:table-cell office:value-type="float" office:value="-1.40063560009" calcext:value-type="float">
            <text:p>-1.4006356001</text:p>
          </table:table-cell>
          <table:table-cell office:value-type="float" office:value="100.371963501" calcext:value-type="float">
            <text:p>100.371963501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5.578" calcext:value-type="float">
            <text:p>5.578</text:p>
          </table:table-cell>
          <table:table-cell office:value-type="float" office:value="-2.994" calcext:value-type="float">
            <text:p>-2.994</text:p>
          </table:table-cell>
          <table:table-cell office:value-type="float" office:value="0.0369548514754" calcext:value-type="float">
            <text:p>0.0369548515</text:p>
          </table:table-cell>
          <table:table-cell office:value-type="float" office:value="0.838217884302" calcext:value-type="float">
            <text:p>0.8382178843</text:p>
          </table:table-cell>
          <table:table-cell office:value-type="float" office:value="-2.23666906357" calcext:value-type="float">
            <text:p>-2.2366690636</text:p>
          </table:table-cell>
          <table:table-cell office:value-type="float" office:value="179.485031128" calcext:value-type="float">
            <text:p>179.485031128</text:p>
          </table:table-cell>
          <table:table-cell office:value-type="float" office:value="0.44085675478" calcext:value-type="float">
            <text:p>0.4408567548</text:p>
          </table:table-cell>
          <table:table-cell office:value-type="float" office:value="-1.39313542843" calcext:value-type="float">
            <text:p>-1.3931354284</text:p>
          </table:table-cell>
          <table:table-cell office:value-type="float" office:value="98.5655212402" calcext:value-type="float">
            <text:p>98.5655212402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5.595" calcext:value-type="float">
            <text:p>5.595</text:p>
          </table:table-cell>
          <table:table-cell office:value-type="float" office:value="-2.995" calcext:value-type="float">
            <text:p>-2.995</text:p>
          </table:table-cell>
          <table:table-cell office:value-type="float" office:value="0.0214616200663" calcext:value-type="float">
            <text:p>0.0214616201</text:p>
          </table:table-cell>
          <table:table-cell office:value-type="float" office:value="0.838246569037" calcext:value-type="float">
            <text:p>0.838246569</text:p>
          </table:table-cell>
          <table:table-cell office:value-type="float" office:value="-2.22687149048" calcext:value-type="float">
            <text:p>-2.2268714905</text:p>
          </table:table-cell>
          <table:table-cell office:value-type="float" office:value="178.461654663" calcext:value-type="float">
            <text:p>178.461654663</text:p>
          </table:table-cell>
          <table:table-cell office:value-type="float" office:value="0.455310344696" calcext:value-type="float">
            <text:p>0.4553103447</text:p>
          </table:table-cell>
          <table:table-cell office:value-type="float" office:value="-1.38695907593" calcext:value-type="float">
            <text:p>-1.3869590759</text:p>
          </table:table-cell>
          <table:table-cell office:value-type="float" office:value="96.738067627" calcext:value-type="float">
            <text:p>96.738067627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5.61" calcext:value-type="float">
            <text:p>5.61</text:p>
          </table:table-cell>
          <table:table-cell office:value-type="float" office:value="-2.995" calcext:value-type="float">
            <text:p>-2.995</text:p>
          </table:table-cell>
          <table:table-cell office:value-type="float" office:value="0.0074631986647" calcext:value-type="float">
            <text:p>0.0074631987</text:p>
          </table:table-cell>
          <table:table-cell office:value-type="float" office:value="0.845566570759" calcext:value-type="float">
            <text:p>0.8455665708</text:p>
          </table:table-cell>
          <table:table-cell office:value-type="float" office:value="-2.21495056152" calcext:value-type="float">
            <text:p>-2.2149505615</text:p>
          </table:table-cell>
          <table:table-cell office:value-type="float" office:value="177.220031738" calcext:value-type="float">
            <text:p>177.220031738</text:p>
          </table:table-cell>
          <table:table-cell office:value-type="float" office:value="0.470808655024" calcext:value-type="float">
            <text:p>0.470808655</text:p>
          </table:table-cell>
          <table:table-cell office:value-type="float" office:value="-1.38045358658" calcext:value-type="float">
            <text:p>-1.3804535866</text:p>
          </table:table-cell>
          <table:table-cell office:value-type="float" office:value="94.8963241577" calcext:value-type="float">
            <text:p>94.8963241577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5.624" calcext:value-type="float">
            <text:p>5.624</text:p>
          </table:table-cell>
          <table:table-cell office:value-type="float" office:value="-2.995" calcext:value-type="float">
            <text:p>-2.995</text:p>
          </table:table-cell>
          <table:table-cell office:value-type="float" office:value="-0.00803664553715" calcext:value-type="float">
            <text:p>-0.0080366455</text:p>
          </table:table-cell>
          <table:table-cell office:value-type="float" office:value="0.862455166876" calcext:value-type="float">
            <text:p>0.8624551669</text:p>
          </table:table-cell>
          <table:table-cell office:value-type="float" office:value="-2.19963288307" calcext:value-type="float">
            <text:p>-2.1996328831</text:p>
          </table:table-cell>
          <table:table-cell office:value-type="float" office:value="175.691925049" calcext:value-type="float">
            <text:p>175.691925049</text:p>
          </table:table-cell>
          <table:table-cell office:value-type="float" office:value="0.484843313694" calcext:value-type="float">
            <text:p>0.4848433137</text:p>
          </table:table-cell>
          <table:table-cell office:value-type="float" office:value="-1.37629723549" calcext:value-type="float">
            <text:p>-1.3762972355</text:p>
          </table:table-cell>
          <table:table-cell office:value-type="float" office:value="93.0644302368" calcext:value-type="float">
            <text:p>93.0644302368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5.638" calcext:value-type="float">
            <text:p>5.638</text:p>
          </table:table-cell>
          <table:table-cell office:value-type="float" office:value="-2.995" calcext:value-type="float">
            <text:p>-2.995</text:p>
          </table:table-cell>
          <table:table-cell office:value-type="float" office:value="-0.0230346945406" calcext:value-type="float">
            <text:p>-0.0230346945</text:p>
          </table:table-cell>
          <table:table-cell office:value-type="float" office:value="0.885049328208" calcext:value-type="float">
            <text:p>0.8850493282</text:p>
          </table:table-cell>
          <table:table-cell office:value-type="float" office:value="-2.17859482765" calcext:value-type="float">
            <text:p>-2.1785948277</text:p>
          </table:table-cell>
          <table:table-cell office:value-type="float" office:value="173.964233398" calcext:value-type="float">
            <text:p>173.964233398</text:p>
          </table:table-cell>
          <table:table-cell office:value-type="float" office:value="0.498810708523" calcext:value-type="float">
            <text:p>0.4988107085</text:p>
          </table:table-cell>
          <table:table-cell office:value-type="float" office:value="-1.37275993824" calcext:value-type="float">
            <text:p>-1.3727599382</text:p>
          </table:table-cell>
          <table:table-cell office:value-type="float" office:value="91.2364654541" calcext:value-type="float">
            <text:p>91.2364654541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5.65" calcext:value-type="float">
            <text:p>5.65</text:p>
          </table:table-cell>
          <table:table-cell office:value-type="float" office:value="-2.994" calcext:value-type="float">
            <text:p>-2.994</text:p>
          </table:table-cell>
          <table:table-cell office:value-type="float" office:value="-0.040026036829" calcext:value-type="float">
            <text:p>-0.0400260368</text:p>
          </table:table-cell>
          <table:table-cell office:value-type="float" office:value="0.916831254959" calcext:value-type="float">
            <text:p>0.916831255</text:p>
          </table:table-cell>
          <table:table-cell office:value-type="float" office:value="-2.15814995766" calcext:value-type="float">
            <text:p>-2.1581499577</text:p>
          </table:table-cell>
          <table:table-cell office:value-type="float" office:value="172.242706299" calcext:value-type="float">
            <text:p>172.242706299</text:p>
          </table:table-cell>
          <table:table-cell office:value-type="float" office:value="0.514234960079" calcext:value-type="float">
            <text:p>0.5142349601</text:p>
          </table:table-cell>
          <table:table-cell office:value-type="float" office:value="-1.36945581436" calcext:value-type="float">
            <text:p>-1.3694558144</text:p>
          </table:table-cell>
          <table:table-cell office:value-type="float" office:value="89.3905715942" calcext:value-type="float">
            <text:p>89.3905715942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5.66" calcext:value-type="float">
            <text:p>5.66</text:p>
          </table:table-cell>
          <table:table-cell office:value-type="float" office:value="-2.993" calcext:value-type="float">
            <text:p>-2.993</text:p>
          </table:table-cell>
          <table:table-cell office:value-type="float" office:value="-0.0555081875315" calcext:value-type="float">
            <text:p>-0.0555081875</text:p>
          </table:table-cell>
          <table:table-cell office:value-type="float" office:value="0.952861085534" calcext:value-type="float">
            <text:p>0.9528610855</text:p>
          </table:table-cell>
          <table:table-cell office:value-type="float" office:value="-2.13708662987" calcext:value-type="float">
            <text:p>-2.1370866299</text:p>
          </table:table-cell>
          <table:table-cell office:value-type="float" office:value="170.52230835" calcext:value-type="float">
            <text:p>170.52230835</text:p>
          </table:table-cell>
          <table:table-cell office:value-type="float" office:value="0.528114318848" calcext:value-type="float">
            <text:p>0.5281143188</text:p>
          </table:table-cell>
          <table:table-cell office:value-type="float" office:value="-1.36788737774" calcext:value-type="float">
            <text:p>-1.3678873777</text:p>
          </table:table-cell>
          <table:table-cell office:value-type="float" office:value="87.5687561035" calcext:value-type="float">
            <text:p>87.5687561035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5.67" calcext:value-type="float">
            <text:p>5.67</text:p>
          </table:table-cell>
          <table:table-cell office:value-type="float" office:value="-2.992" calcext:value-type="float">
            <text:p>-2.992</text:p>
          </table:table-cell>
          <table:table-cell office:value-type="float" office:value="-0.070977002659" calcext:value-type="float">
            <text:p>-0.0709770027</text:p>
          </table:table-cell>
          <table:table-cell office:value-type="float" office:value="0.974307328463" calcext:value-type="float">
            <text:p>0.9743073285</text:p>
          </table:table-cell>
          <table:table-cell office:value-type="float" office:value="-2.11732172966" calcext:value-type="float">
            <text:p>-2.1173217297</text:p>
          </table:table-cell>
          <table:table-cell office:value-type="float" office:value="168.800460815" calcext:value-type="float">
            <text:p>168.800460815</text:p>
          </table:table-cell>
          <table:table-cell office:value-type="float" office:value="0.54209625721" calcext:value-type="float">
            <text:p>0.5420962572</text:p>
          </table:table-cell>
          <table:table-cell office:value-type="float" office:value="-1.36717748642" calcext:value-type="float">
            <text:p>-1.3671774864</text:p>
          </table:table-cell>
          <table:table-cell office:value-type="float" office:value="85.7640457153" calcext:value-type="float">
            <text:p>85.76404571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679" calcext:value-type="float">
            <text:p>5.679</text:p>
          </table:table-cell>
          <table:table-cell office:value-type="float" office:value="-2.991" calcext:value-type="float">
            <text:p>-2.991</text:p>
          </table:table-cell>
          <table:table-cell office:value-type="float" office:value="-0.086428765903" calcext:value-type="float">
            <text:p>-0.0864287659</text:p>
          </table:table-cell>
          <table:table-cell office:value-type="float" office:value="0.999007791281" calcext:value-type="float">
            <text:p>0.9990077913</text:p>
          </table:table-cell>
          <table:table-cell office:value-type="float" office:value="-2.09993338585" calcext:value-type="float">
            <text:p>-2.0999333859</text:p>
          </table:table-cell>
          <table:table-cell office:value-type="float" office:value="167.053024292" calcext:value-type="float">
            <text:p>167.053024292</text:p>
          </table:table-cell>
          <table:table-cell office:value-type="float" office:value="0.55658352375" calcext:value-type="float">
            <text:p>0.5565835238</text:p>
          </table:table-cell>
          <table:table-cell office:value-type="float" office:value="-1.3653575182" calcext:value-type="float">
            <text:p>-1.3653575182</text:p>
          </table:table-cell>
          <table:table-cell office:value-type="float" office:value="84.0244445801" calcext:value-type="float">
            <text:p>84.0244445801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5.688" calcext:value-type="float">
            <text:p>5.688</text:p>
          </table:table-cell>
          <table:table-cell office:value-type="float" office:value="-2.989" calcext:value-type="float">
            <text:p>-2.989</text:p>
          </table:table-cell>
          <table:table-cell office:value-type="float" office:value="-0.101859765052" calcext:value-type="float">
            <text:p>-0.1018597651</text:p>
          </table:table-cell>
          <table:table-cell office:value-type="float" office:value="1.03444644809" calcext:value-type="float">
            <text:p>1.0344464481</text:p>
          </table:table-cell>
          <table:table-cell office:value-type="float" office:value="-2.0799407959" calcext:value-type="float">
            <text:p>-2.0799407959</text:p>
          </table:table-cell>
          <table:table-cell office:value-type="float" office:value="165.246505737" calcext:value-type="float">
            <text:p>165.246505737</text:p>
          </table:table-cell>
          <table:table-cell office:value-type="float" office:value="0.570331096649" calcext:value-type="float">
            <text:p>0.5703310966</text:p>
          </table:table-cell>
          <table:table-cell office:value-type="float" office:value="-1.36524271965" calcext:value-type="float">
            <text:p>-1.3652427197</text:p>
          </table:table-cell>
          <table:table-cell office:value-type="float" office:value="82.2666854858" calcext:value-type="float">
            <text:p>82.2666854858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5.697" calcext:value-type="float">
            <text:p>5.697</text:p>
          </table:table-cell>
          <table:table-cell office:value-type="float" office:value="-2.987" calcext:value-type="float">
            <text:p>-2.987</text:p>
          </table:table-cell>
          <table:table-cell office:value-type="float" office:value="-0.117762828456" calcext:value-type="float">
            <text:p>-0.1177628285</text:p>
          </table:table-cell>
          <table:table-cell office:value-type="float" office:value="1.08334642649" calcext:value-type="float">
            <text:p>1.0833464265</text:p>
          </table:table-cell>
          <table:table-cell office:value-type="float" office:value="-2.05577874184" calcext:value-type="float">
            <text:p>-2.0557787418</text:p>
          </table:table-cell>
          <table:table-cell office:value-type="float" office:value="163.388427734" calcext:value-type="float">
            <text:p>163.388427734</text:p>
          </table:table-cell>
          <table:table-cell office:value-type="float" office:value="0.5828602314" calcext:value-type="float">
            <text:p>0.5828602314</text:p>
          </table:table-cell>
          <table:table-cell office:value-type="float" office:value="-1.36536490917" calcext:value-type="float">
            <text:p>-1.3653649092</text:p>
          </table:table-cell>
          <table:table-cell office:value-type="float" office:value="80.5265960693" calcext:value-type="float">
            <text:p>80.5265960693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5.707" calcext:value-type="float">
            <text:p>5.707</text:p>
          </table:table-cell>
          <table:table-cell office:value-type="float" office:value="-2.985" calcext:value-type="float">
            <text:p>-2.985</text:p>
          </table:table-cell>
          <table:table-cell office:value-type="float" office:value="-0.13363574522" calcext:value-type="float">
            <text:p>-0.1336357452</text:p>
          </table:table-cell>
          <table:table-cell office:value-type="float" office:value="1.13857635856" calcext:value-type="float">
            <text:p>1.1385763586</text:p>
          </table:table-cell>
          <table:table-cell office:value-type="float" office:value="-2.03642511368" calcext:value-type="float">
            <text:p>-2.0364251137</text:p>
          </table:table-cell>
          <table:table-cell office:value-type="float" office:value="161.576431274" calcext:value-type="float">
            <text:p>161.576431274</text:p>
          </table:table-cell>
          <table:table-cell office:value-type="float" office:value="0.596247375011" calcext:value-type="float">
            <text:p>0.596247375</text:p>
          </table:table-cell>
          <table:table-cell office:value-type="float" office:value="-1.36543619633" calcext:value-type="float">
            <text:p>-1.3654361963</text:p>
          </table:table-cell>
          <table:table-cell office:value-type="float" office:value="78.7968902588" calcext:value-type="float">
            <text:p>78.7968902588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5.716" calcext:value-type="float">
            <text:p>5.716</text:p>
          </table:table-cell>
          <table:table-cell office:value-type="float" office:value="-2.982" calcext:value-type="float">
            <text:p>-2.982</text:p>
          </table:table-cell>
          <table:table-cell office:value-type="float" office:value="-0.149968816052" calcext:value-type="float">
            <text:p>-0.1499688161</text:p>
          </table:table-cell>
          <table:table-cell office:value-type="float" office:value="1.19538727403" calcext:value-type="float">
            <text:p>1.195387274</text:p>
          </table:table-cell>
          <table:table-cell office:value-type="float" office:value="-2.01634526253" calcext:value-type="float">
            <text:p>-2.0163452625</text:p>
          </table:table-cell>
          <table:table-cell office:value-type="float" office:value="159.780838013" calcext:value-type="float">
            <text:p>159.780838013</text:p>
          </table:table-cell>
          <table:table-cell office:value-type="float" office:value="0.609596550465" calcext:value-type="float">
            <text:p>0.6095965505</text:p>
          </table:table-cell>
          <table:table-cell office:value-type="float" office:value="-1.36637437344" calcext:value-type="float">
            <text:p>-1.3663743734</text:p>
          </table:table-cell>
          <table:table-cell office:value-type="float" office:value="77.0632476807" calcext:value-type="float">
            <text:p>77.0632476807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5.725" calcext:value-type="float">
            <text:p>5.725</text:p>
          </table:table-cell>
          <table:table-cell office:value-type="float" office:value="-2.979" calcext:value-type="float">
            <text:p>-2.979</text:p>
          </table:table-cell>
          <table:table-cell office:value-type="float" office:value="-0.165767997152" calcext:value-type="float">
            <text:p>-0.1657679972</text:p>
          </table:table-cell>
          <table:table-cell office:value-type="float" office:value="1.21645778418" calcext:value-type="float">
            <text:p>1.2164577842</text:p>
          </table:table-cell>
          <table:table-cell office:value-type="float" office:value="-1.99249649048" calcext:value-type="float">
            <text:p>-1.9924964905</text:p>
          </table:table-cell>
          <table:table-cell office:value-type="float" office:value="158.056442261" calcext:value-type="float">
            <text:p>158.056442261</text:p>
          </table:table-cell>
          <table:table-cell office:value-type="float" office:value="0.623478651047" calcext:value-type="float">
            <text:p>0.623478651</text:p>
          </table:table-cell>
          <table:table-cell office:value-type="float" office:value="-1.36748456955" calcext:value-type="float">
            <text:p>-1.3674845696</text:p>
          </table:table-cell>
          <table:table-cell office:value-type="float" office:value="75.2807998657" calcext:value-type="float">
            <text:p>75.2807998657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5.734" calcext:value-type="float">
            <text:p>5.734</text:p>
          </table:table-cell>
          <table:table-cell office:value-type="float" office:value="-2.976" calcext:value-type="float">
            <text:p>-2.976</text:p>
          </table:table-cell>
          <table:table-cell office:value-type="float" office:value="-0.182016413027" calcext:value-type="float">
            <text:p>-0.182016413</text:p>
          </table:table-cell>
          <table:table-cell office:value-type="float" office:value="1.20156767964" calcext:value-type="float">
            <text:p>1.2015676796</text:p>
          </table:table-cell>
          <table:table-cell office:value-type="float" office:value="-1.9642226696" calcext:value-type="float">
            <text:p>-1.9642226696</text:p>
          </table:table-cell>
          <table:table-cell office:value-type="float" office:value="156.364196777" calcext:value-type="float">
            <text:p>156.364196777</text:p>
          </table:table-cell>
          <table:table-cell office:value-type="float" office:value="0.636715054512" calcext:value-type="float">
            <text:p>0.6367150545</text:p>
          </table:table-cell>
          <table:table-cell office:value-type="float" office:value="-1.3691290617" calcext:value-type="float">
            <text:p>-1.3691290617</text:p>
          </table:table-cell>
          <table:table-cell office:value-type="float" office:value="73.4899749756" calcext:value-type="float">
            <text:p>73.4899749756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5.743" calcext:value-type="float">
            <text:p>5.743</text:p>
          </table:table-cell>
          <table:table-cell office:value-type="float" office:value="-2.972" calcext:value-type="float">
            <text:p>-2.972</text:p>
          </table:table-cell>
          <table:table-cell office:value-type="float" office:value="-0.198705330517" calcext:value-type="float">
            <text:p>-0.1987053305</text:p>
          </table:table-cell>
          <table:table-cell office:value-type="float" office:value="1.19673988223" calcext:value-type="float">
            <text:p>1.1967398822</text:p>
          </table:table-cell>
          <table:table-cell office:value-type="float" office:value="-1.95328581333" calcext:value-type="float">
            <text:p>-1.9532858133</text:p>
          </table:table-cell>
          <table:table-cell office:value-type="float" office:value="154.656707764" calcext:value-type="float">
            <text:p>154.656707764</text:p>
          </table:table-cell>
          <table:table-cell office:value-type="float" office:value="0.650027155876" calcext:value-type="float">
            <text:p>0.6500271559</text:p>
          </table:table-cell>
          <table:table-cell office:value-type="float" office:value="-1.37027466297" calcext:value-type="float">
            <text:p>-1.370274663</text:p>
          </table:table-cell>
          <table:table-cell office:value-type="float" office:value="71.743057251" calcext:value-type="float">
            <text:p>71.743057251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5.753" calcext:value-type="float">
            <text:p>5.753</text:p>
          </table:table-cell>
          <table:table-cell office:value-type="float" office:value="-2.968" calcext:value-type="float">
            <text:p>-2.968</text:p>
          </table:table-cell>
          <table:table-cell office:value-type="float" office:value="-0.215336823548" calcext:value-type="float">
            <text:p>-0.2153368235</text:p>
          </table:table-cell>
          <table:table-cell office:value-type="float" office:value="1.18848398328" calcext:value-type="float">
            <text:p>1.1884839833</text:p>
          </table:table-cell>
          <table:table-cell office:value-type="float" office:value="-1.94001579285" calcext:value-type="float">
            <text:p>-1.9400157929</text:p>
          </table:table-cell>
          <table:table-cell office:value-type="float" office:value="152.897750854" calcext:value-type="float">
            <text:p>152.897750854</text:p>
          </table:table-cell>
          <table:table-cell office:value-type="float" office:value="0.663965702057" calcext:value-type="float">
            <text:p>0.6639657021</text:p>
          </table:table-cell>
          <table:table-cell office:value-type="float" office:value="-1.37160468102" calcext:value-type="float">
            <text:p>-1.371604681</text:p>
          </table:table-cell>
          <table:table-cell office:value-type="float" office:value="69.9955062866" calcext:value-type="float">
            <text:p>69.9955062866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5.762" calcext:value-type="float">
            <text:p>5.762</text:p>
          </table:table-cell>
          <table:table-cell office:value-type="float" office:value="-2.964" calcext:value-type="float">
            <text:p>-2.964</text:p>
          </table:table-cell>
          <table:table-cell office:value-type="float" office:value="-0.231419687678" calcext:value-type="float">
            <text:p>-0.2314196877</text:p>
          </table:table-cell>
          <table:table-cell office:value-type="float" office:value="1.17983797193" calcext:value-type="float">
            <text:p>1.1798379719</text:p>
          </table:table-cell>
          <table:table-cell office:value-type="float" office:value="-1.92816829681" calcext:value-type="float">
            <text:p>-1.9281682968</text:p>
          </table:table-cell>
          <table:table-cell office:value-type="float" office:value="151.126464844" calcext:value-type="float">
            <text:p>151.126464844</text:p>
          </table:table-cell>
          <table:table-cell office:value-type="float" office:value="0.678988814354" calcext:value-type="float">
            <text:p>0.6789888144</text:p>
          </table:table-cell>
          <table:table-cell office:value-type="float" office:value="-1.37323462963" calcext:value-type="float">
            <text:p>-1.3732346296</text:p>
          </table:table-cell>
          <table:table-cell office:value-type="float" office:value="68.2351226807" calcext:value-type="float">
            <text:p>68.23512268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771" calcext:value-type="float">
            <text:p>5.771</text:p>
          </table:table-cell>
          <table:table-cell office:value-type="float" office:value="-2.959" calcext:value-type="float">
            <text:p>-2.959</text:p>
          </table:table-cell>
          <table:table-cell office:value-type="float" office:value="-0.247923969945" calcext:value-type="float">
            <text:p>-0.2479239699</text:p>
          </table:table-cell>
          <table:table-cell office:value-type="float" office:value="1.17199674249" calcext:value-type="float">
            <text:p>1.1719967425</text:p>
          </table:table-cell>
          <table:table-cell office:value-type="float" office:value="-1.91699612141" calcext:value-type="float">
            <text:p>-1.9169961214</text:p>
          </table:table-cell>
          <table:table-cell office:value-type="float" office:value="149.370025635" calcext:value-type="float">
            <text:p>149.370025635</text:p>
          </table:table-cell>
          <table:table-cell office:value-type="float" office:value="0.691492259502" calcext:value-type="float">
            <text:p>0.6914922595</text:p>
          </table:table-cell>
          <table:table-cell office:value-type="float" office:value="-1.3769197464" calcext:value-type="float">
            <text:p>-1.3769197464</text:p>
          </table:table-cell>
          <table:table-cell office:value-type="float" office:value="66.4507141113" calcext:value-type="float">
            <text:p>66.4507141113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5.78" calcext:value-type="float">
            <text:p>5.78</text:p>
          </table:table-cell>
          <table:table-cell office:value-type="float" office:value="-2.954" calcext:value-type="float">
            <text:p>-2.954</text:p>
          </table:table-cell>
          <table:table-cell office:value-type="float" office:value="-0.263874358383" calcext:value-type="float">
            <text:p>-0.2638743584</text:p>
          </table:table-cell>
          <table:table-cell office:value-type="float" office:value="1.16573786736" calcext:value-type="float">
            <text:p>1.1657378674</text:p>
          </table:table-cell>
          <table:table-cell office:value-type="float" office:value="-1.9047627449" calcext:value-type="float">
            <text:p>-1.9047627449</text:p>
          </table:table-cell>
          <table:table-cell office:value-type="float" office:value="147.636184692" calcext:value-type="float">
            <text:p>147.636184692</text:p>
          </table:table-cell>
          <table:table-cell office:value-type="float" office:value="0.705287218094" calcext:value-type="float">
            <text:p>0.7052872181</text:p>
          </table:table-cell>
          <table:table-cell office:value-type="float" office:value="-1.38058423996" calcext:value-type="float">
            <text:p>-1.38058424</text:p>
          </table:table-cell>
          <table:table-cell office:value-type="float" office:value="64.6510238647" calcext:value-type="float">
            <text:p>64.6510238647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5.789" calcext:value-type="float">
            <text:p>5.789</text:p>
          </table:table-cell>
          <table:table-cell office:value-type="float" office:value="-2.948" calcext:value-type="float">
            <text:p>-2.948</text:p>
          </table:table-cell>
          <table:table-cell office:value-type="float" office:value="-0.280232909685" calcext:value-type="float">
            <text:p>-0.2802329097</text:p>
          </table:table-cell>
          <table:table-cell office:value-type="float" office:value="1.16234305501" calcext:value-type="float">
            <text:p>1.162343055</text:p>
          </table:table-cell>
          <table:table-cell office:value-type="float" office:value="-1.89456605911" calcext:value-type="float">
            <text:p>-1.8945660591</text:p>
          </table:table-cell>
          <table:table-cell office:value-type="float" office:value="145.939712524" calcext:value-type="float">
            <text:p>145.939712524</text:p>
          </table:table-cell>
          <table:table-cell office:value-type="float" office:value="0.717799067497" calcext:value-type="float">
            <text:p>0.7177990675</text:p>
          </table:table-cell>
          <table:table-cell office:value-type="float" office:value="-1.385242939" calcext:value-type="float">
            <text:p>-1.385242939</text:p>
          </table:table-cell>
          <table:table-cell office:value-type="float" office:value="62.8480873108" calcext:value-type="float">
            <text:p>62.8480873108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5.798" calcext:value-type="float">
            <text:p>5.798</text:p>
          </table:table-cell>
          <table:table-cell office:value-type="float" office:value="-2.943" calcext:value-type="float">
            <text:p>-2.943</text:p>
          </table:table-cell>
          <table:table-cell office:value-type="float" office:value="-0.296510475627" calcext:value-type="float">
            <text:p>-0.2965104756</text:p>
          </table:table-cell>
          <table:table-cell office:value-type="float" office:value="1.15867704153" calcext:value-type="float">
            <text:p>1.1586770415</text:p>
          </table:table-cell>
          <table:table-cell office:value-type="float" office:value="-1.87783575058" calcext:value-type="float">
            <text:p>-1.8778357506</text:p>
          </table:table-cell>
          <table:table-cell office:value-type="float" office:value="144.238143921" calcext:value-type="float">
            <text:p>144.238143921</text:p>
          </table:table-cell>
          <table:table-cell office:value-type="float" office:value="0.730297744274" calcext:value-type="float">
            <text:p>0.7302977443</text:p>
          </table:table-cell>
          <table:table-cell office:value-type="float" office:value="-1.39035713673" calcext:value-type="float">
            <text:p>-1.3903571367</text:p>
          </table:table-cell>
          <table:table-cell office:value-type="float" office:value="61.0520057678" calcext:value-type="float">
            <text:p>61.0520057678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5.806" calcext:value-type="float">
            <text:p>5.806</text:p>
          </table:table-cell>
          <table:table-cell office:value-type="float" office:value="-2.937" calcext:value-type="float">
            <text:p>-2.937</text:p>
          </table:table-cell>
          <table:table-cell office:value-type="float" office:value="-0.312702352105" calcext:value-type="float">
            <text:p>-0.3127023521</text:p>
          </table:table-cell>
          <table:table-cell office:value-type="float" office:value="1.15695589781" calcext:value-type="float">
            <text:p>1.1569558978</text:p>
          </table:table-cell>
          <table:table-cell office:value-type="float" office:value="-1.86047255993" calcext:value-type="float">
            <text:p>-1.8604725599</text:p>
          </table:table-cell>
          <table:table-cell office:value-type="float" office:value="142.580947876" calcext:value-type="float">
            <text:p>142.580947876</text:p>
          </table:table-cell>
          <table:table-cell office:value-type="float" office:value="0.741858959198" calcext:value-type="float">
            <text:p>0.7418589592</text:p>
          </table:table-cell>
          <table:table-cell office:value-type="float" office:value="-1.39667856693" calcext:value-type="float">
            <text:p>-1.3966785669</text:p>
          </table:table-cell>
          <table:table-cell office:value-type="float" office:value="59.2227172852" calcext:value-type="float">
            <text:p>59.2227172852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5.815" calcext:value-type="float">
            <text:p>5.815</text:p>
          </table:table-cell>
          <table:table-cell office:value-type="float" office:value="-2.93" calcext:value-type="float">
            <text:p>-2.93</text:p>
          </table:table-cell>
          <table:table-cell office:value-type="float" office:value="-0.32880385978" calcext:value-type="float">
            <text:p>-0.3288038598</text:p>
          </table:table-cell>
          <table:table-cell office:value-type="float" office:value="1.15585616231" calcext:value-type="float">
            <text:p>1.1558561623</text:p>
          </table:table-cell>
          <table:table-cell office:value-type="float" office:value="-1.84445822239" calcext:value-type="float">
            <text:p>-1.8444582224</text:p>
          </table:table-cell>
          <table:table-cell office:value-type="float" office:value="140.954788208" calcext:value-type="float">
            <text:p>140.954788208</text:p>
          </table:table-cell>
          <table:table-cell office:value-type="float" office:value="0.753469347954" calcext:value-type="float">
            <text:p>0.753469348</text:p>
          </table:table-cell>
          <table:table-cell office:value-type="float" office:value="-1.40153801441" calcext:value-type="float">
            <text:p>-1.4015380144</text:p>
          </table:table-cell>
          <table:table-cell office:value-type="float" office:value="57.5999832153" calcext:value-type="float">
            <text:p>57.5999832153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5.823" calcext:value-type="float">
            <text:p>5.823</text:p>
          </table:table-cell>
          <table:table-cell office:value-type="float" office:value="-2.923" calcext:value-type="float">
            <text:p>-2.923</text:p>
          </table:table-cell>
          <table:table-cell office:value-type="float" office:value="-0.345279638494" calcext:value-type="float">
            <text:p>-0.3452796385</text:p>
          </table:table-cell>
          <table:table-cell office:value-type="float" office:value="1.15649357438" calcext:value-type="float">
            <text:p>1.1564935744</text:p>
          </table:table-cell>
          <table:table-cell office:value-type="float" office:value="-1.82525837421" calcext:value-type="float">
            <text:p>-1.8252583742</text:p>
          </table:table-cell>
          <table:table-cell office:value-type="float" office:value="139.231323242" calcext:value-type="float">
            <text:p>139.231323242</text:p>
          </table:table-cell>
          <table:table-cell office:value-type="float" office:value="0.767382442951" calcext:value-type="float">
            <text:p>0.767382443</text:p>
          </table:table-cell>
          <table:table-cell office:value-type="float" office:value="-1.40609061718" calcext:value-type="float">
            <text:p>-1.4060906172</text:p>
          </table:table-cell>
          <table:table-cell office:value-type="float" office:value="55.8305740356" calcext:value-type="float">
            <text:p>55.8305740356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5.831" calcext:value-type="float">
            <text:p>5.831</text:p>
          </table:table-cell>
          <table:table-cell office:value-type="float" office:value="-2.916" calcext:value-type="float">
            <text:p>-2.916</text:p>
          </table:table-cell>
          <table:table-cell office:value-type="float" office:value="-0.360717183285" calcext:value-type="float">
            <text:p>-0.3607171833</text:p>
          </table:table-cell>
          <table:table-cell office:value-type="float" office:value="1.15756550431" calcext:value-type="float">
            <text:p>1.1575655043</text:p>
          </table:table-cell>
          <table:table-cell office:value-type="float" office:value="-1.79236757755" calcext:value-type="float">
            <text:p>-1.7923675776</text:p>
          </table:table-cell>
          <table:table-cell office:value-type="float" office:value="137.467605591" calcext:value-type="float">
            <text:p>137.467605591</text:p>
          </table:table-cell>
          <table:table-cell office:value-type="float" office:value="0.780470252037" calcext:value-type="float">
            <text:p>0.780470252</text:p>
          </table:table-cell>
          <table:table-cell office:value-type="float" office:value="-1.41163623333" calcext:value-type="float">
            <text:p>-1.4116362333</text:p>
          </table:table-cell>
          <table:table-cell office:value-type="float" office:value="54.1010284424" calcext:value-type="float">
            <text:p>54.1010284424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5.838" calcext:value-type="float">
            <text:p>5.838</text:p>
          </table:table-cell>
          <table:table-cell office:value-type="float" office:value="-2.909" calcext:value-type="float">
            <text:p>-2.909</text:p>
          </table:table-cell>
          <table:table-cell office:value-type="float" office:value="-0.376056525051" calcext:value-type="float">
            <text:p>-0.3760565251</text:p>
          </table:table-cell>
          <table:table-cell office:value-type="float" office:value="1.17404332757" calcext:value-type="float">
            <text:p>1.1740433276</text:p>
          </table:table-cell>
          <table:table-cell office:value-type="float" office:value="-1.75398778915" calcext:value-type="float">
            <text:p>-1.7539877892</text:p>
          </table:table-cell>
          <table:table-cell office:value-type="float" office:value="135.667190552" calcext:value-type="float">
            <text:p>135.667190552</text:p>
          </table:table-cell>
          <table:table-cell office:value-type="float" office:value="0.79376488924" calcext:value-type="float">
            <text:p>0.7937648892</text:p>
          </table:table-cell>
          <table:table-cell office:value-type="float" office:value="-1.41786766052" calcext:value-type="float">
            <text:p>-1.4178676605</text:p>
          </table:table-cell>
          <table:table-cell office:value-type="float" office:value="52.35754776" calcext:value-type="float">
            <text:p>52.35754776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5.846" calcext:value-type="float">
            <text:p>5.846</text:p>
          </table:table-cell>
          <table:table-cell office:value-type="float" office:value="-2.902" calcext:value-type="float">
            <text:p>-2.902</text:p>
          </table:table-cell>
          <table:table-cell office:value-type="float" office:value="-0.391293487752" calcext:value-type="float">
            <text:p>-0.3912934878</text:p>
          </table:table-cell>
          <table:table-cell office:value-type="float" office:value="1.15889388323" calcext:value-type="float">
            <text:p>1.1588938832</text:p>
          </table:table-cell>
          <table:table-cell office:value-type="float" office:value="-1.70495188236" calcext:value-type="float">
            <text:p>-1.7049518824</text:p>
          </table:table-cell>
          <table:table-cell office:value-type="float" office:value="133.96673584" calcext:value-type="float">
            <text:p>133.96673584</text:p>
          </table:table-cell>
          <table:table-cell office:value-type="float" office:value="0.807018339634" calcext:value-type="float">
            <text:p>0.8070183396</text:p>
          </table:table-cell>
          <table:table-cell office:value-type="float" office:value="-1.42482924461" calcext:value-type="float">
            <text:p>-1.4248292446</text:p>
          </table:table-cell>
          <table:table-cell office:value-type="float" office:value="50.5956802368" calcext:value-type="float">
            <text:p>50.59568023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852" calcext:value-type="float">
            <text:p>5.852</text:p>
          </table:table-cell>
          <table:table-cell office:value-type="float" office:value="-2.895" calcext:value-type="float">
            <text:p>-2.895</text:p>
          </table:table-cell>
          <table:table-cell office:value-type="float" office:value="-0.406423923217" calcext:value-type="float">
            <text:p>-0.4064239232</text:p>
          </table:table-cell>
          <table:table-cell office:value-type="float" office:value="1.12799668312" calcext:value-type="float">
            <text:p>1.1279966831</text:p>
          </table:table-cell>
          <table:table-cell office:value-type="float" office:value="-1.64839839935" calcext:value-type="float">
            <text:p>-1.6483983994</text:p>
          </table:table-cell>
          <table:table-cell office:value-type="float" office:value="132.347503662" calcext:value-type="float">
            <text:p>132.347503662</text:p>
          </table:table-cell>
          <table:table-cell office:value-type="float" office:value="0.818974435329" calcext:value-type="float">
            <text:p>0.8189744353</text:p>
          </table:table-cell>
          <table:table-cell office:value-type="float" office:value="-1.43284523487" calcext:value-type="float">
            <text:p>-1.4328452349</text:p>
          </table:table-cell>
          <table:table-cell office:value-type="float" office:value="48.8126754761" calcext:value-type="float">
            <text:p>48.8126754761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5.859" calcext:value-type="float">
            <text:p>5.859</text:p>
          </table:table-cell>
          <table:table-cell office:value-type="float" office:value="-2.887" calcext:value-type="float">
            <text:p>-2.887</text:p>
          </table:table-cell>
          <table:table-cell office:value-type="float" office:value="-0.420990232336" calcext:value-type="float">
            <text:p>-0.4209902323</text:p>
          </table:table-cell>
          <table:table-cell office:value-type="float" office:value="1.09745252132" calcext:value-type="float">
            <text:p>1.0974525213</text:p>
          </table:table-cell>
          <table:table-cell office:value-type="float" office:value="-1.60566973686" calcext:value-type="float">
            <text:p>-1.6056697369</text:p>
          </table:table-cell>
          <table:table-cell office:value-type="float" office:value="130.813659668" calcext:value-type="float">
            <text:p>130.813659668</text:p>
          </table:table-cell>
          <table:table-cell office:value-type="float" office:value="0.829907655716" calcext:value-type="float">
            <text:p>0.8299076557</text:p>
          </table:table-cell>
          <table:table-cell office:value-type="float" office:value="-1.44121694565" calcext:value-type="float">
            <text:p>-1.4412169457</text:p>
          </table:table-cell>
          <table:table-cell office:value-type="float" office:value="47.0231590271" calcext:value-type="float">
            <text:p>47.0231590271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5.866" calcext:value-type="float">
            <text:p>5.866</text:p>
          </table:table-cell>
          <table:table-cell office:value-type="float" office:value="-2.879" calcext:value-type="float">
            <text:p>-2.879</text:p>
          </table:table-cell>
          <table:table-cell office:value-type="float" office:value="-0.435448770255" calcext:value-type="float">
            <text:p>-0.4354487703</text:p>
          </table:table-cell>
          <table:table-cell office:value-type="float" office:value="1.09963017702" calcext:value-type="float">
            <text:p>1.099630177</text:p>
          </table:table-cell>
          <table:table-cell office:value-type="float" office:value="-1.57517075539" calcext:value-type="float">
            <text:p>-1.5751707554</text:p>
          </table:table-cell>
          <table:table-cell office:value-type="float" office:value="129.169723511" calcext:value-type="float">
            <text:p>129.169723511</text:p>
          </table:table-cell>
          <table:table-cell office:value-type="float" office:value="0.840727031231" calcext:value-type="float">
            <text:p>0.8407270312</text:p>
          </table:table-cell>
          <table:table-cell office:value-type="float" office:value="-1.44927954674" calcext:value-type="float">
            <text:p>-1.4492795467</text:p>
          </table:table-cell>
          <table:table-cell office:value-type="float" office:value="45.2384033203" calcext:value-type="float">
            <text:p>45.2384033203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5.872" calcext:value-type="float">
            <text:p>5.872</text:p>
          </table:table-cell>
          <table:table-cell office:value-type="float" office:value="-2.871" calcext:value-type="float">
            <text:p>-2.871</text:p>
          </table:table-cell>
          <table:table-cell office:value-type="float" office:value="-0.449795835667" calcext:value-type="float">
            <text:p>-0.4497958357</text:p>
          </table:table-cell>
          <table:table-cell office:value-type="float" office:value="1.10916411877" calcext:value-type="float">
            <text:p>1.1091641188</text:p>
          </table:table-cell>
          <table:table-cell office:value-type="float" office:value="-1.53926229477" calcext:value-type="float">
            <text:p>-1.5392622948</text:p>
          </table:table-cell>
          <table:table-cell office:value-type="float" office:value="127.410575867" calcext:value-type="float">
            <text:p>127.410575867</text:p>
          </table:table-cell>
          <table:table-cell office:value-type="float" office:value="0.850916385651" calcext:value-type="float">
            <text:p>0.8509163857</text:p>
          </table:table-cell>
          <table:table-cell office:value-type="float" office:value="-1.45812904835" calcext:value-type="float">
            <text:p>-1.4581290484</text:p>
          </table:table-cell>
          <table:table-cell office:value-type="float" office:value="43.4618988037" calcext:value-type="float">
            <text:p>43.4618988037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5.878" calcext:value-type="float">
            <text:p>5.878</text:p>
          </table:table-cell>
          <table:table-cell office:value-type="float" office:value="-2.863" calcext:value-type="float">
            <text:p>-2.863</text:p>
          </table:table-cell>
          <table:table-cell office:value-type="float" office:value="-0.464027755802" calcext:value-type="float">
            <text:p>-0.4640277558</text:p>
          </table:table-cell>
          <table:table-cell office:value-type="float" office:value="1.11079740524" calcext:value-type="float">
            <text:p>1.1107974052</text:p>
          </table:table-cell>
          <table:table-cell office:value-type="float" office:value="-1.5135705471" calcext:value-type="float">
            <text:p>-1.5135705471</text:p>
          </table:table-cell>
          <table:table-cell office:value-type="float" office:value="125.666091919" calcext:value-type="float">
            <text:p>125.666091919</text:p>
          </table:table-cell>
          <table:table-cell office:value-type="float" office:value="0.860355079174" calcext:value-type="float">
            <text:p>0.8603550792</text:p>
          </table:table-cell>
          <table:table-cell office:value-type="float" office:value="-1.4669457674" calcext:value-type="float">
            <text:p>-1.4669457674</text:p>
          </table:table-cell>
          <table:table-cell office:value-type="float" office:value="41.6887969971" calcext:value-type="float">
            <text:p>41.6887969971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5.884" calcext:value-type="float">
            <text:p>5.884</text:p>
          </table:table-cell>
          <table:table-cell office:value-type="float" office:value="-2.854" calcext:value-type="float">
            <text:p>-2.854</text:p>
          </table:table-cell>
          <table:table-cell office:value-type="float" office:value="-0.479018931299" calcext:value-type="float">
            <text:p>-0.4790189313</text:p>
          </table:table-cell>
          <table:table-cell office:value-type="float" office:value="1.10793319345" calcext:value-type="float">
            <text:p>1.1079331935</text:p>
          </table:table-cell>
          <table:table-cell office:value-type="float" office:value="-1.49452567101" calcext:value-type="float">
            <text:p>-1.494525671</text:p>
          </table:table-cell>
          <table:table-cell office:value-type="float" office:value="123.874519348" calcext:value-type="float">
            <text:p>123.874519348</text:p>
          </table:table-cell>
          <table:table-cell office:value-type="float" office:value="0.870441734791" calcext:value-type="float">
            <text:p>0.8704417348</text:p>
          </table:table-cell>
          <table:table-cell office:value-type="float" office:value="-1.47592329979" calcext:value-type="float">
            <text:p>-1.4759232998</text:p>
          </table:table-cell>
          <table:table-cell office:value-type="float" office:value="39.9090881348" calcext:value-type="float">
            <text:p>39.9090881348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5.889" calcext:value-type="float">
            <text:p>5.889</text:p>
          </table:table-cell>
          <table:table-cell office:value-type="float" office:value="-2.846" calcext:value-type="float">
            <text:p>-2.846</text:p>
          </table:table-cell>
          <table:table-cell office:value-type="float" office:value="-0.493001892066" calcext:value-type="float">
            <text:p>-0.4930018921</text:p>
          </table:table-cell>
          <table:table-cell office:value-type="float" office:value="1.10211473703" calcext:value-type="float">
            <text:p>1.102114737</text:p>
          </table:table-cell>
          <table:table-cell office:value-type="float" office:value="-1.48512244225" calcext:value-type="float">
            <text:p>-1.4851224423</text:p>
          </table:table-cell>
          <table:table-cell office:value-type="float" office:value="122.066665649" calcext:value-type="float">
            <text:p>122.066665649</text:p>
          </table:table-cell>
          <table:table-cell office:value-type="float" office:value="0.88034683466" calcext:value-type="float">
            <text:p>0.8803468347</text:p>
          </table:table-cell>
          <table:table-cell office:value-type="float" office:value="-1.48516821861" calcext:value-type="float">
            <text:p>-1.4851682186</text:p>
          </table:table-cell>
          <table:table-cell office:value-type="float" office:value="38.1597290039" calcext:value-type="float">
            <text:p>38.1597290039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5.894" calcext:value-type="float">
            <text:p>5.894</text:p>
          </table:table-cell>
          <table:table-cell office:value-type="float" office:value="-2.837" calcext:value-type="float">
            <text:p>-2.837</text:p>
          </table:table-cell>
          <table:table-cell office:value-type="float" office:value="-0.506858647042" calcext:value-type="float">
            <text:p>-0.506858647</text:p>
          </table:table-cell>
          <table:table-cell office:value-type="float" office:value="1.09615674615" calcext:value-type="float">
            <text:p>1.0961567462</text:p>
          </table:table-cell>
          <table:table-cell office:value-type="float" office:value="-1.48220908642" calcext:value-type="float">
            <text:p>-1.4822090864</text:p>
          </table:table-cell>
          <table:table-cell office:value-type="float" office:value="120.286155701" calcext:value-type="float">
            <text:p>120.286155701</text:p>
          </table:table-cell>
          <table:table-cell office:value-type="float" office:value="0.889688372612" calcext:value-type="float">
            <text:p>0.8896883726</text:p>
          </table:table-cell>
          <table:table-cell office:value-type="float" office:value="-1.49459850788" calcext:value-type="float">
            <text:p>-1.4945985079</text:p>
          </table:table-cell>
          <table:table-cell office:value-type="float" office:value="36.4218826294" calcext:value-type="float">
            <text:p>36.4218826294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5.9" calcext:value-type="float">
            <text:p>5.9</text:p>
          </table:table-cell>
          <table:table-cell office:value-type="float" office:value="-2.827" calcext:value-type="float">
            <text:p>-2.827</text:p>
          </table:table-cell>
          <table:table-cell office:value-type="float" office:value="-0.521865777013" calcext:value-type="float">
            <text:p>-0.521865777</text:p>
          </table:table-cell>
          <table:table-cell office:value-type="float" office:value="1.09187570214" calcext:value-type="float">
            <text:p>1.0918757021</text:p>
          </table:table-cell>
          <table:table-cell office:value-type="float" office:value="-1.47850763798" calcext:value-type="float">
            <text:p>-1.478507638</text:p>
          </table:table-cell>
          <table:table-cell office:value-type="float" office:value="118.529586792" calcext:value-type="float">
            <text:p>118.529586792</text:p>
          </table:table-cell>
          <table:table-cell office:value-type="float" office:value="0.898809492588" calcext:value-type="float">
            <text:p>0.8988094926</text:p>
          </table:table-cell>
          <table:table-cell office:value-type="float" office:value="-1.50484788418" calcext:value-type="float">
            <text:p>-1.5048478842</text:p>
          </table:table-cell>
          <table:table-cell office:value-type="float" office:value="34.6421127319" calcext:value-type="float">
            <text:p>34.6421127319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5.904" calcext:value-type="float">
            <text:p>5.904</text:p>
          </table:table-cell>
          <table:table-cell office:value-type="float" office:value="-2.817" calcext:value-type="float">
            <text:p>-2.817</text:p>
          </table:table-cell>
          <table:table-cell office:value-type="float" office:value="-0.53629114019" calcext:value-type="float">
            <text:p>-0.5362911402</text:p>
          </table:table-cell>
          <table:table-cell office:value-type="float" office:value="1.08972856402" calcext:value-type="float">
            <text:p>1.089728564</text:p>
          </table:table-cell>
          <table:table-cell office:value-type="float" office:value="-1.47367954254" calcext:value-type="float">
            <text:p>-1.4736795425</text:p>
          </table:table-cell>
          <table:table-cell office:value-type="float" office:value="116.727851868" calcext:value-type="float">
            <text:p>116.727851868</text:p>
          </table:table-cell>
          <table:table-cell office:value-type="float" office:value="0.907248318195" calcext:value-type="float">
            <text:p>0.9072483182</text:p>
          </table:table-cell>
          <table:table-cell office:value-type="float" office:value="-1.51502215862" calcext:value-type="float">
            <text:p>-1.5150221586</text:p>
          </table:table-cell>
          <table:table-cell office:value-type="float" office:value="32.8773078918" calcext:value-type="float">
            <text:p>32.87730789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909" calcext:value-type="float">
            <text:p>5.909</text:p>
          </table:table-cell>
          <table:table-cell office:value-type="float" office:value="-2.807" calcext:value-type="float">
            <text:p>-2.807</text:p>
          </table:table-cell>
          <table:table-cell office:value-type="float" office:value="-0.55097884742" calcext:value-type="float">
            <text:p>-0.5509788474</text:p>
          </table:table-cell>
          <table:table-cell office:value-type="float" office:value="1.0935806632" calcext:value-type="float">
            <text:p>1.0935806632</text:p>
          </table:table-cell>
          <table:table-cell office:value-type="float" office:value="-1.46636283398" calcext:value-type="float">
            <text:p>-1.466362834</text:p>
          </table:table-cell>
          <table:table-cell office:value-type="float" office:value="114.933120728" calcext:value-type="float">
            <text:p>114.933120728</text:p>
          </table:table-cell>
          <table:table-cell office:value-type="float" office:value="0.91569429636" calcext:value-type="float">
            <text:p>0.9156942964</text:p>
          </table:table-cell>
          <table:table-cell office:value-type="float" office:value="-1.52431130409" calcext:value-type="float">
            <text:p>-1.5243113041</text:p>
          </table:table-cell>
          <table:table-cell office:value-type="float" office:value="31.1607227325" calcext:value-type="float">
            <text:p>31.1607227325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5.913" calcext:value-type="float">
            <text:p>5.913</text:p>
          </table:table-cell>
          <table:table-cell office:value-type="float" office:value="-2.798" calcext:value-type="float">
            <text:p>-2.798</text:p>
          </table:table-cell>
          <table:table-cell office:value-type="float" office:value="-0.56508537612" calcext:value-type="float">
            <text:p>-0.5650853761</text:p>
          </table:table-cell>
          <table:table-cell office:value-type="float" office:value="1.09995406866" calcext:value-type="float">
            <text:p>1.0999540687</text:p>
          </table:table-cell>
          <table:table-cell office:value-type="float" office:value="-1.45875000954" calcext:value-type="float">
            <text:p>-1.4587500095</text:p>
          </table:table-cell>
          <table:table-cell office:value-type="float" office:value="113.135742188" calcext:value-type="float">
            <text:p>113.135742188</text:p>
          </table:table-cell>
          <table:table-cell office:value-type="float" office:value="0.927470445633" calcext:value-type="float">
            <text:p>0.9274704456</text:p>
          </table:table-cell>
          <table:table-cell office:value-type="float" office:value="-1.53255879879" calcext:value-type="float">
            <text:p>-1.5325587988</text:p>
          </table:table-cell>
          <table:table-cell office:value-type="float" office:value="29.4452629089" calcext:value-type="float">
            <text:p>29.4452629089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5.917" calcext:value-type="float">
            <text:p>5.917</text:p>
          </table:table-cell>
          <table:table-cell office:value-type="float" office:value="-2.788" calcext:value-type="float">
            <text:p>-2.788</text:p>
          </table:table-cell>
          <table:table-cell office:value-type="float" office:value="-0.578213002469" calcext:value-type="float">
            <text:p>-0.5782130025</text:p>
          </table:table-cell>
          <table:table-cell office:value-type="float" office:value="1.1083882153" calcext:value-type="float">
            <text:p>1.1083882153</text:p>
          </table:table-cell>
          <table:table-cell office:value-type="float" office:value="-1.45012748241" calcext:value-type="float">
            <text:p>-1.4501274824</text:p>
          </table:table-cell>
          <table:table-cell office:value-type="float" office:value="111.297012329" calcext:value-type="float">
            <text:p>111.297012329</text:p>
          </table:table-cell>
          <table:table-cell office:value-type="float" office:value="0.938424527645" calcext:value-type="float">
            <text:p>0.9384245276</text:p>
          </table:table-cell>
          <table:table-cell office:value-type="float" office:value="-1.54178082943" calcext:value-type="float">
            <text:p>-1.5417808294</text:p>
          </table:table-cell>
          <table:table-cell office:value-type="float" office:value="27.681520462" calcext:value-type="float">
            <text:p>27.681520462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5.92" calcext:value-type="float">
            <text:p>5.92</text:p>
          </table:table-cell>
          <table:table-cell office:value-type="float" office:value="-2.778" calcext:value-type="float">
            <text:p>-2.778</text:p>
          </table:table-cell>
          <table:table-cell office:value-type="float" office:value="-0.591595800735" calcext:value-type="float">
            <text:p>-0.5915958007</text:p>
          </table:table-cell>
          <table:table-cell office:value-type="float" office:value="1.11724168062" calcext:value-type="float">
            <text:p>1.1172416806</text:p>
          </table:table-cell>
          <table:table-cell office:value-type="float" office:value="-1.44073843956" calcext:value-type="float">
            <text:p>-1.4407384396</text:p>
          </table:table-cell>
          <table:table-cell office:value-type="float" office:value="109.464675903" calcext:value-type="float">
            <text:p>109.464675903</text:p>
          </table:table-cell>
          <table:table-cell office:value-type="float" office:value="0.950675070286" calcext:value-type="float">
            <text:p>0.9506750703</text:p>
          </table:table-cell>
          <table:table-cell office:value-type="float" office:value="-1.55133104324" calcext:value-type="float">
            <text:p>-1.5513310432</text:p>
          </table:table-cell>
          <table:table-cell office:value-type="float" office:value="25.8871860504" calcext:value-type="float">
            <text:p>25.8871860504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5.923" calcext:value-type="float">
            <text:p>5.923</text:p>
          </table:table-cell>
          <table:table-cell office:value-type="float" office:value="-2.769" calcext:value-type="float">
            <text:p>-2.76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12732550502" calcext:value-type="float">
            <text:p>1.127325505</text:p>
          </table:table-cell>
          <table:table-cell office:value-type="float" office:value="-1.43153488636" calcext:value-type="float">
            <text:p>-1.4315348864</text:p>
          </table:table-cell>
          <table:table-cell office:value-type="float" office:value="107.644340515" calcext:value-type="float">
            <text:p>107.644340515</text:p>
          </table:table-cell>
          <table:table-cell office:value-type="float" office:value="0.963797032833" calcext:value-type="float">
            <text:p>0.9637970328</text:p>
          </table:table-cell>
          <table:table-cell office:value-type="float" office:value="-1.56049406528" calcext:value-type="float">
            <text:p>-1.5604940653</text:p>
          </table:table-cell>
          <table:table-cell office:value-type="float" office:value="24.0648002625" calcext:value-type="float">
            <text:p>24.0648002625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5.925" calcext:value-type="float">
            <text:p>5.925</text:p>
          </table:table-cell>
          <table:table-cell office:value-type="float" office:value="-2.759" calcext:value-type="float">
            <text:p>-2.75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13853806257" calcext:value-type="float">
            <text:p>1.1385380626</text:p>
          </table:table-cell>
          <table:table-cell office:value-type="float" office:value="-1.42234647274" calcext:value-type="float">
            <text:p>-1.4223464727</text:p>
          </table:table-cell>
          <table:table-cell office:value-type="float" office:value="105.800933838" calcext:value-type="float">
            <text:p>105.800933838</text:p>
          </table:table-cell>
          <table:table-cell office:value-type="float" office:value="0.975979626179" calcext:value-type="float">
            <text:p>0.9759796262</text:p>
          </table:table-cell>
          <table:table-cell office:value-type="float" office:value="-1.57110273838" calcext:value-type="float">
            <text:p>-1.5711027384</text:p>
          </table:table-cell>
          <table:table-cell office:value-type="float" office:value="22.2129535675" calcext:value-type="float">
            <text:p>22.2129535675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5.928" calcext:value-type="float">
            <text:p>5.928</text:p>
          </table:table-cell>
          <table:table-cell office:value-type="float" office:value="-2.749" calcext:value-type="float">
            <text:p>-2.74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15095227957" calcext:value-type="float">
            <text:p>1.1509522796</text:p>
          </table:table-cell>
          <table:table-cell office:value-type="float" office:value="-1.41483020782" calcext:value-type="float">
            <text:p>-1.4148302078</text:p>
          </table:table-cell>
          <table:table-cell office:value-type="float" office:value="103.972160339" calcext:value-type="float">
            <text:p>103.972160339</text:p>
          </table:table-cell>
          <table:table-cell office:value-type="float" office:value="0.987700223923" calcext:value-type="float">
            <text:p>0.9877002239</text:p>
          </table:table-cell>
          <table:table-cell office:value-type="float" office:value="-1.58016037941" calcext:value-type="float">
            <text:p>-1.5801603794</text:p>
          </table:table-cell>
          <table:table-cell office:value-type="float" office:value="20.4483146667" calcext:value-type="float">
            <text:p>20.4483146667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5.93" calcext:value-type="float">
            <text:p>5.93</text:p>
          </table:table-cell>
          <table:table-cell office:value-type="float" office:value="-2.738" calcext:value-type="float">
            <text:p>-2.73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16366878152" calcext:value-type="float">
            <text:p>1.1636687815</text:p>
          </table:table-cell>
          <table:table-cell office:value-type="float" office:value="-1.40834903717" calcext:value-type="float">
            <text:p>-1.4083490372</text:p>
          </table:table-cell>
          <table:table-cell office:value-type="float" office:value="102.16683197" calcext:value-type="float">
            <text:p>102.16683197</text:p>
          </table:table-cell>
          <table:table-cell office:value-type="float" office:value="0.998132407665" calcext:value-type="float">
            <text:p>0.9981324077</text:p>
          </table:table-cell>
          <table:table-cell office:value-type="float" office:value="-1.58916676044" calcext:value-type="float">
            <text:p>-1.5891667604</text:p>
          </table:table-cell>
          <table:table-cell office:value-type="float" office:value="18.7567672729" calcext:value-type="float">
            <text:p>18.7567672729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5.931" calcext:value-type="float">
            <text:p>5.931</text:p>
          </table:table-cell>
          <table:table-cell office:value-type="float" office:value="-2.728" calcext:value-type="float">
            <text:p>-2.72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17684072256" calcext:value-type="float">
            <text:p>1.1768407226</text:p>
          </table:table-cell>
          <table:table-cell office:value-type="float" office:value="-1.40063560009" calcext:value-type="float">
            <text:p>-1.4006356001</text:p>
          </table:table-cell>
          <table:table-cell office:value-type="float" office:value="100.371963501" calcext:value-type="float">
            <text:p>100.371963501</text:p>
          </table:table-cell>
          <table:table-cell office:value-type="float" office:value="1.00868666172" calcext:value-type="float">
            <text:p>1.0086866617</text:p>
          </table:table-cell>
          <table:table-cell office:value-type="float" office:value="-1.59674811363" calcext:value-type="float">
            <text:p>-1.5967481136</text:p>
          </table:table-cell>
          <table:table-cell office:value-type="float" office:value="17.1896743774" calcext:value-type="float">
            <text:p>17.1896743774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5.933" calcext:value-type="float">
            <text:p>5.933</text:p>
          </table:table-cell>
          <table:table-cell office:value-type="float" office:value="-2.718" calcext:value-type="float">
            <text:p>-2.71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19085675478" calcext:value-type="float">
            <text:p>1.1908567548</text:p>
          </table:table-cell>
          <table:table-cell office:value-type="float" office:value="-1.39313542843" calcext:value-type="float">
            <text:p>-1.3931354284</text:p>
          </table:table-cell>
          <table:table-cell office:value-type="float" office:value="98.5655212402" calcext:value-type="float">
            <text:p>98.5655212402</text:p>
          </table:table-cell>
          <table:table-cell office:value-type="float" office:value="1.02156448364" calcext:value-type="float">
            <text:p>1.0215644836</text:p>
          </table:table-cell>
          <table:table-cell office:value-type="float" office:value="-1.60314571857" calcext:value-type="float">
            <text:p>-1.6031457186</text:p>
          </table:table-cell>
          <table:table-cell office:value-type="float" office:value="15.759803772" calcext:value-type="float">
            <text:p>15.7598037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934" calcext:value-type="float">
            <text:p>5.934</text:p>
          </table:table-cell>
          <table:table-cell office:value-type="float" office:value="-2.707" calcext:value-type="float">
            <text:p>-2.70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2053103447" calcext:value-type="float">
            <text:p>1.2053103447</text:p>
          </table:table-cell>
          <table:table-cell office:value-type="float" office:value="-1.38695907593" calcext:value-type="float">
            <text:p>-1.3869590759</text:p>
          </table:table-cell>
          <table:table-cell office:value-type="float" office:value="96.738067627" calcext:value-type="float">
            <text:p>96.738067627</text:p>
          </table:table-cell>
          <table:table-cell office:value-type="float" office:value="1.0360044241" calcext:value-type="float">
            <text:p>1.0360044241</text:p>
          </table:table-cell>
          <table:table-cell office:value-type="float" office:value="-1.60913407803" calcext:value-type="float">
            <text:p>-1.609134078</text:p>
          </table:table-cell>
          <table:table-cell office:value-type="float" office:value="14.4170331955" calcext:value-type="float">
            <text:p>14.4170331955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5.934" calcext:value-type="float">
            <text:p>5.934</text:p>
          </table:table-cell>
          <table:table-cell office:value-type="float" office:value="-2.696" calcext:value-type="float">
            <text:p>-2.69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22080865502" calcext:value-type="float">
            <text:p>1.220808655</text:p>
          </table:table-cell>
          <table:table-cell office:value-type="float" office:value="-1.38045358658" calcext:value-type="float">
            <text:p>-1.3804535866</text:p>
          </table:table-cell>
          <table:table-cell office:value-type="float" office:value="94.8963241577" calcext:value-type="float">
            <text:p>94.8963241577</text:p>
          </table:table-cell>
          <table:table-cell office:value-type="float" office:value="1.05193924904" calcext:value-type="float">
            <text:p>1.051939249</text:p>
          </table:table-cell>
          <table:table-cell office:value-type="float" office:value="-1.61408233643" calcext:value-type="float">
            <text:p>-1.6140823364</text:p>
          </table:table-cell>
          <table:table-cell office:value-type="float" office:value="13.2149744034" calcext:value-type="float">
            <text:p>13.2149744034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5.935" calcext:value-type="float">
            <text:p>5.935</text:p>
          </table:table-cell>
          <table:table-cell office:value-type="float" office:value="-2.686" calcext:value-type="float">
            <text:p>-2.68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23484331369" calcext:value-type="float">
            <text:p>1.2348433137</text:p>
          </table:table-cell>
          <table:table-cell office:value-type="float" office:value="-1.37629723549" calcext:value-type="float">
            <text:p>-1.3762972355</text:p>
          </table:table-cell>
          <table:table-cell office:value-type="float" office:value="93.0644302368" calcext:value-type="float">
            <text:p>93.0644302368</text:p>
          </table:table-cell>
          <table:table-cell office:value-type="float" office:value="1.06862735748" calcext:value-type="float">
            <text:p>1.0686273575</text:p>
          </table:table-cell>
          <table:table-cell office:value-type="float" office:value="-1.61806213856" calcext:value-type="float">
            <text:p>-1.6180621386</text:p>
          </table:table-cell>
          <table:table-cell office:value-type="float" office:value="12.1396045685" calcext:value-type="float">
            <text:p>12.1396045685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5.934" calcext:value-type="float">
            <text:p>5.934</text:p>
          </table:table-cell>
          <table:table-cell office:value-type="float" office:value="-2.675" calcext:value-type="float">
            <text:p>-2.67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24881070852" calcext:value-type="float">
            <text:p>1.2488107085</text:p>
          </table:table-cell>
          <table:table-cell office:value-type="float" office:value="-1.37275993824" calcext:value-type="float">
            <text:p>-1.3727599382</text:p>
          </table:table-cell>
          <table:table-cell office:value-type="float" office:value="91.2364654541" calcext:value-type="float">
            <text:p>91.2364654541</text:p>
          </table:table-cell>
          <table:table-cell office:value-type="float" office:value="1.08753919601" calcext:value-type="float">
            <text:p>1.087539196</text:p>
          </table:table-cell>
          <table:table-cell office:value-type="float" office:value="-1.62265169621" calcext:value-type="float">
            <text:p>-1.6226516962</text:p>
          </table:table-cell>
          <table:table-cell office:value-type="float" office:value="11.1111116409" calcext:value-type="float">
            <text:p>11.1111116409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5.934" calcext:value-type="float">
            <text:p>5.934</text:p>
          </table:table-cell>
          <table:table-cell office:value-type="float" office:value="-2.665" calcext:value-type="float">
            <text:p>-2.66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26423496008" calcext:value-type="float">
            <text:p>1.2642349601</text:p>
          </table:table-cell>
          <table:table-cell office:value-type="float" office:value="-1.36945581436" calcext:value-type="float">
            <text:p>-1.3694558144</text:p>
          </table:table-cell>
          <table:table-cell office:value-type="float" office:value="89.3905715942" calcext:value-type="float">
            <text:p>89.3905715942</text:p>
          </table:table-cell>
          <table:table-cell office:value-type="float" office:value="1.10393929482" calcext:value-type="float">
            <text:p>1.1039392948</text:p>
          </table:table-cell>
          <table:table-cell office:value-type="float" office:value="-1.62781822681" calcext:value-type="float">
            <text:p>-1.6278182268</text:p>
          </table:table-cell>
          <table:table-cell office:value-type="float" office:value="10.1284151077" calcext:value-type="float">
            <text:p>10.1284151077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5.933" calcext:value-type="float">
            <text:p>5.933</text:p>
          </table:table-cell>
          <table:table-cell office:value-type="float" office:value="-2.655" calcext:value-type="float">
            <text:p>-2.65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27811431885" calcext:value-type="float">
            <text:p>1.2781143189</text:p>
          </table:table-cell>
          <table:table-cell office:value-type="float" office:value="-1.36788737774" calcext:value-type="float">
            <text:p>-1.3678873777</text:p>
          </table:table-cell>
          <table:table-cell office:value-type="float" office:value="87.5687561035" calcext:value-type="float">
            <text:p>87.5687561035</text:p>
          </table:table-cell>
          <table:table-cell office:value-type="float" office:value="1.11903691292" calcext:value-type="float">
            <text:p>1.1190369129</text:p>
          </table:table-cell>
          <table:table-cell office:value-type="float" office:value="-1.6322042942" calcext:value-type="float">
            <text:p>-1.6322042942</text:p>
          </table:table-cell>
          <table:table-cell office:value-type="float" office:value="9.23696231842" calcext:value-type="float">
            <text:p>9.2369623184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5.932" calcext:value-type="float">
            <text:p>5.932</text:p>
          </table:table-cell>
          <table:table-cell office:value-type="float" office:value="-2.645" calcext:value-type="float">
            <text:p>-2.64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29209625721" calcext:value-type="float">
            <text:p>1.2920962572</text:p>
          </table:table-cell>
          <table:table-cell office:value-type="float" office:value="-1.36717748642" calcext:value-type="float">
            <text:p>-1.3671774864</text:p>
          </table:table-cell>
          <table:table-cell office:value-type="float" office:value="85.7640457153" calcext:value-type="float">
            <text:p>85.7640457153</text:p>
          </table:table-cell>
          <table:table-cell office:value-type="float" office:value="1.133507967" calcext:value-type="float">
            <text:p>1.133507967</text:p>
          </table:table-cell>
          <table:table-cell office:value-type="float" office:value="-1.63522791862" calcext:value-type="float">
            <text:p>-1.6352279186</text:p>
          </table:table-cell>
          <table:table-cell office:value-type="float" office:value="8.49747276306" calcext:value-type="float">
            <text:p>8.4974727631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5.931" calcext:value-type="float">
            <text:p>5.931</text:p>
          </table:table-cell>
          <table:table-cell office:value-type="float" office:value="-2.634" calcext:value-type="float">
            <text:p>-2.63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30658352375" calcext:value-type="float">
            <text:p>1.3065835238</text:p>
          </table:table-cell>
          <table:table-cell office:value-type="float" office:value="-1.3653575182" calcext:value-type="float">
            <text:p>-1.3653575182</text:p>
          </table:table-cell>
          <table:table-cell office:value-type="float" office:value="84.0244445801" calcext:value-type="float">
            <text:p>84.0244445801</text:p>
          </table:table-cell>
          <table:table-cell office:value-type="float" office:value="1.14716959" calcext:value-type="float">
            <text:p>1.14716959</text:p>
          </table:table-cell>
          <table:table-cell office:value-type="float" office:value="-1.63771748543" calcext:value-type="float">
            <text:p>-1.6377174854</text:p>
          </table:table-cell>
          <table:table-cell office:value-type="float" office:value="7.83135890961" calcext:value-type="float">
            <text:p>7.8313589096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5.929" calcext:value-type="float">
            <text:p>5.929</text:p>
          </table:table-cell>
          <table:table-cell office:value-type="float" office:value="-2.623" calcext:value-type="float">
            <text:p>-2.62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32033109665" calcext:value-type="float">
            <text:p>1.3203310967</text:p>
          </table:table-cell>
          <table:table-cell office:value-type="float" office:value="-1.36524271965" calcext:value-type="float">
            <text:p>-1.3652427197</text:p>
          </table:table-cell>
          <table:table-cell office:value-type="float" office:value="82.2666854858" calcext:value-type="float">
            <text:p>82.2666854858</text:p>
          </table:table-cell>
          <table:table-cell office:value-type="float" office:value="1.16155314445" calcext:value-type="float">
            <text:p>1.1615531445</text:p>
          </table:table-cell>
          <table:table-cell office:value-type="float" office:value="-1.64020645618" calcext:value-type="float">
            <text:p>-1.6402064562</text:p>
          </table:table-cell>
          <table:table-cell office:value-type="float" office:value="7.26206636429" calcext:value-type="float">
            <text:p>7.2620663643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5.926" calcext:value-type="float">
            <text:p>5.926</text:p>
          </table:table-cell>
          <table:table-cell office:value-type="float" office:value="-2.611" calcext:value-type="float">
            <text:p>-2.61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3328602314" calcext:value-type="float">
            <text:p>1.3328602314</text:p>
          </table:table-cell>
          <table:table-cell office:value-type="float" office:value="-1.36536490917" calcext:value-type="float">
            <text:p>-1.3653649092</text:p>
          </table:table-cell>
          <table:table-cell office:value-type="float" office:value="80.5265960693" calcext:value-type="float">
            <text:p>80.5265960693</text:p>
          </table:table-cell>
          <table:table-cell office:value-type="float" office:value="1.1776034832" calcext:value-type="float">
            <text:p>1.1776034832</text:p>
          </table:table-cell>
          <table:table-cell office:value-type="float" office:value="-1.64236605167" calcext:value-type="float">
            <text:p>-1.6423660517</text:p>
          </table:table-cell>
          <table:table-cell office:value-type="float" office:value="6.75904226303" calcext:value-type="float">
            <text:p>6.7590422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923" calcext:value-type="float">
            <text:p>5.923</text:p>
          </table:table-cell>
          <table:table-cell office:value-type="float" office:value="-2.599" calcext:value-type="float">
            <text:p>-2.59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34624737501" calcext:value-type="float">
            <text:p>1.346247375</text:p>
          </table:table-cell>
          <table:table-cell office:value-type="float" office:value="-1.36543619633" calcext:value-type="float">
            <text:p>-1.3654361963</text:p>
          </table:table-cell>
          <table:table-cell office:value-type="float" office:value="78.7968902588" calcext:value-type="float">
            <text:p>78.7968902588</text:p>
          </table:table-cell>
          <table:table-cell office:value-type="float" office:value="1.17760038376" calcext:value-type="float">
            <text:p>1.1776003838</text:p>
          </table:table-cell>
          <table:table-cell office:value-type="float" office:value="-1.15692102909" calcext:value-type="float">
            <text:p>-1.1569210291</text:p>
          </table:table-cell>
          <table:table-cell office:value-type="float" office:value="7.73744630814" calcext:value-type="float">
            <text:p>7.7374463081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5.919" calcext:value-type="float">
            <text:p>5.919</text:p>
          </table:table-cell>
          <table:table-cell office:value-type="float" office:value="-2.585" calcext:value-type="float">
            <text:p>-2.58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35959655046" calcext:value-type="float">
            <text:p>1.3595965505</text:p>
          </table:table-cell>
          <table:table-cell office:value-type="float" office:value="-1.36637437344" calcext:value-type="float">
            <text:p>-1.3663743734</text:p>
          </table:table-cell>
          <table:table-cell office:value-type="float" office:value="77.0632476807" calcext:value-type="float">
            <text:p>77.0632476807</text:p>
          </table:table-cell>
          <table:table-cell office:value-type="float" office:value="1.1992880106" calcext:value-type="float">
            <text:p>1.1992880106</text:p>
          </table:table-cell>
          <table:table-cell office:value-type="float" office:value="-1.15957796574" calcext:value-type="float">
            <text:p>-1.1595779657</text:p>
          </table:table-cell>
          <table:table-cell office:value-type="float" office:value="7.17878580093" calcext:value-type="float">
            <text:p>7.1787858009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5.915" calcext:value-type="float">
            <text:p>5.915</text:p>
          </table:table-cell>
          <table:table-cell office:value-type="float" office:value="-2.571" calcext:value-type="float">
            <text:p>-2.57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37347865105" calcext:value-type="float">
            <text:p>1.3734786511</text:p>
          </table:table-cell>
          <table:table-cell office:value-type="float" office:value="-1.36748456955" calcext:value-type="float">
            <text:p>-1.3674845696</text:p>
          </table:table-cell>
          <table:table-cell office:value-type="float" office:value="75.2807998657" calcext:value-type="float">
            <text:p>75.2807998657</text:p>
          </table:table-cell>
          <table:table-cell office:value-type="float" office:value="1.24327719212" calcext:value-type="float">
            <text:p>1.2432771921</text:p>
          </table:table-cell>
          <table:table-cell office:value-type="float" office:value="-0.941023111343" calcext:value-type="float">
            <text:p>-0.9410231113</text:p>
          </table:table-cell>
          <table:table-cell office:value-type="float" office:value="6.95455169678" calcext:value-type="float">
            <text:p>6.9545516968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5.909" calcext:value-type="float">
            <text:p>5.909</text:p>
          </table:table-cell>
          <table:table-cell office:value-type="float" office:value="-2.555" calcext:value-type="float">
            <text:p>-2.55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38671505451" calcext:value-type="float">
            <text:p>1.3867150545</text:p>
          </table:table-cell>
          <table:table-cell office:value-type="float" office:value="-1.3691290617" calcext:value-type="float">
            <text:p>-1.3691290617</text:p>
          </table:table-cell>
          <table:table-cell office:value-type="float" office:value="73.4899749756" calcext:value-type="float">
            <text:p>73.4899749756</text:p>
          </table:table-cell>
          <table:table-cell office:value-type="float" office:value="1.26878738403" calcext:value-type="float">
            <text:p>1.268787384</text:p>
          </table:table-cell>
          <table:table-cell office:value-type="float" office:value="-0.941623151302" calcext:value-type="float">
            <text:p>-0.9416231513</text:p>
          </table:table-cell>
          <table:table-cell office:value-type="float" office:value="6.54417896271" calcext:value-type="float">
            <text:p>6.5441789627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5.903" calcext:value-type="float">
            <text:p>5.903</text:p>
          </table:table-cell>
          <table:table-cell office:value-type="float" office:value="-2.539" calcext:value-type="float">
            <text:p>-2.53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40002715588" calcext:value-type="float">
            <text:p>1.4000271559</text:p>
          </table:table-cell>
          <table:table-cell office:value-type="float" office:value="-1.37027466297" calcext:value-type="float">
            <text:p>-1.370274663</text:p>
          </table:table-cell>
          <table:table-cell office:value-type="float" office:value="71.743057251" calcext:value-type="float">
            <text:p>71.743057251</text:p>
          </table:table-cell>
          <table:table-cell office:value-type="float" office:value="1.31652235985" calcext:value-type="float">
            <text:p>1.3165223599</text:p>
          </table:table-cell>
          <table:table-cell office:value-type="float" office:value="-0.890725970268" calcext:value-type="float">
            <text:p>-0.8907259703</text:p>
          </table:table-cell>
          <table:table-cell office:value-type="float" office:value="6.06819629669" calcext:value-type="float">
            <text:p>6.0681962967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5.896" calcext:value-type="float">
            <text:p>5.896</text:p>
          </table:table-cell>
          <table:table-cell office:value-type="float" office:value="-2.522" calcext:value-type="float">
            <text:p>-2.52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41396570206" calcext:value-type="float">
            <text:p>1.4139657021</text:p>
          </table:table-cell>
          <table:table-cell office:value-type="float" office:value="-1.37160468102" calcext:value-type="float">
            <text:p>-1.371604681</text:p>
          </table:table-cell>
          <table:table-cell office:value-type="float" office:value="69.9955062866" calcext:value-type="float">
            <text:p>69.9955062866</text:p>
          </table:table-cell>
          <table:table-cell office:value-type="float" office:value="1.34142553806" calcext:value-type="float">
            <text:p>1.3414255381</text:p>
          </table:table-cell>
          <table:table-cell office:value-type="float" office:value="-0.893538892269" calcext:value-type="float">
            <text:p>-0.8935388923</text:p>
          </table:table-cell>
          <table:table-cell office:value-type="float" office:value="5.52533817291" calcext:value-type="float">
            <text:p>5.5253381729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5.888" calcext:value-type="float">
            <text:p>5.888</text:p>
          </table:table-cell>
          <table:table-cell office:value-type="float" office:value="-2.504" calcext:value-type="float">
            <text:p>-2.50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42898881435" calcext:value-type="float">
            <text:p>1.4289888144</text:p>
          </table:table-cell>
          <table:table-cell office:value-type="float" office:value="-1.37323462963" calcext:value-type="float">
            <text:p>-1.3732346296</text:p>
          </table:table-cell>
          <table:table-cell office:value-type="float" office:value="68.2351226807" calcext:value-type="float">
            <text:p>68.2351226807</text:p>
          </table:table-cell>
          <table:table-cell office:value-type="float" office:value="1.36735010147" calcext:value-type="float">
            <text:p>1.3673501015</text:p>
          </table:table-cell>
          <table:table-cell office:value-type="float" office:value="-0.894889235497" calcext:value-type="float">
            <text:p>-0.8948892355</text:p>
          </table:table-cell>
          <table:table-cell office:value-type="float" office:value="5.07413959503" calcext:value-type="float">
            <text:p>5.074139595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5.877" calcext:value-type="float">
            <text:p>5.877</text:p>
          </table:table-cell>
          <table:table-cell office:value-type="float" office:value="-2.484" calcext:value-type="float">
            <text:p>-2.48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4414922595" calcext:value-type="float">
            <text:p>1.4414922595</text:p>
          </table:table-cell>
          <table:table-cell office:value-type="float" office:value="-1.3769197464" calcext:value-type="float">
            <text:p>-1.3769197464</text:p>
          </table:table-cell>
          <table:table-cell office:value-type="float" office:value="66.4507141113" calcext:value-type="float">
            <text:p>66.4507141113</text:p>
          </table:table-cell>
          <table:table-cell office:value-type="float" office:value="1.39197432995" calcext:value-type="float">
            <text:p>1.39197433</text:p>
          </table:table-cell>
          <table:table-cell office:value-type="float" office:value="-0.895812809467" calcext:value-type="float">
            <text:p>-0.8958128095</text:p>
          </table:table-cell>
          <table:table-cell office:value-type="float" office:value="4.58125638962" calcext:value-type="float">
            <text:p>4.5812563896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5.866" calcext:value-type="float">
            <text:p>5.866</text:p>
          </table:table-cell>
          <table:table-cell office:value-type="float" office:value="-2.463" calcext:value-type="float">
            <text:p>-2.46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45528721809" calcext:value-type="float">
            <text:p>1.4552872181</text:p>
          </table:table-cell>
          <table:table-cell office:value-type="float" office:value="-1.38058423996" calcext:value-type="float">
            <text:p>-1.38058424</text:p>
          </table:table-cell>
          <table:table-cell office:value-type="float" office:value="64.6510238647" calcext:value-type="float">
            <text:p>64.6510238647</text:p>
          </table:table-cell>
          <table:table-cell office:value-type="float" office:value="1.41703402996" calcext:value-type="float">
            <text:p>1.41703403</text:p>
          </table:table-cell>
          <table:table-cell office:value-type="float" office:value="-0.899089813232" calcext:value-type="float">
            <text:p>-0.8990898132</text:p>
          </table:table-cell>
          <table:table-cell office:value-type="float" office:value="3.98571681976" calcext:value-type="float">
            <text:p>3.9857168198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5.853" calcext:value-type="float">
            <text:p>5.853</text:p>
          </table:table-cell>
          <table:table-cell office:value-type="float" office:value="-2.441" calcext:value-type="float">
            <text:p>-2.44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4677990675" calcext:value-type="float">
            <text:p>1.4677990675</text:p>
          </table:table-cell>
          <table:table-cell office:value-type="float" office:value="-1.385242939" calcext:value-type="float">
            <text:p>-1.385242939</text:p>
          </table:table-cell>
          <table:table-cell office:value-type="float" office:value="62.8480873108" calcext:value-type="float">
            <text:p>62.8480873108</text:p>
          </table:table-cell>
          <table:table-cell office:value-type="float" office:value="1.44087064266" calcext:value-type="float">
            <text:p>1.4408706427</text:p>
          </table:table-cell>
          <table:table-cell office:value-type="float" office:value="-0.902117609978" calcext:value-type="float">
            <text:p>-0.90211761</text:p>
          </table:table-cell>
          <table:table-cell office:value-type="float" office:value="3.37615895271" calcext:value-type="float">
            <text:p>3.37615895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839" calcext:value-type="float">
            <text:p>5.839</text:p>
          </table:table-cell>
          <table:table-cell office:value-type="float" office:value="-2.418" calcext:value-type="float">
            <text:p>-2.41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48029774427" calcext:value-type="float">
            <text:p>1.4802977443</text:p>
          </table:table-cell>
          <table:table-cell office:value-type="float" office:value="-1.39035713673" calcext:value-type="float">
            <text:p>-1.3903571367</text:p>
          </table:table-cell>
          <table:table-cell office:value-type="float" office:value="61.0520057678" calcext:value-type="float">
            <text:p>61.0520057678</text:p>
          </table:table-cell>
          <table:table-cell office:value-type="float" office:value="1.46410548687" calcext:value-type="float">
            <text:p>1.4641054869</text:p>
          </table:table-cell>
          <table:table-cell office:value-type="float" office:value="-0.90153580904" calcext:value-type="float">
            <text:p>-0.901535809</text:p>
          </table:table-cell>
          <table:table-cell office:value-type="float" office:value="2.98496675491" calcext:value-type="float">
            <text:p>2.9849667549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5.822" calcext:value-type="float">
            <text:p>5.822</text:p>
          </table:table-cell>
          <table:table-cell office:value-type="float" office:value="-2.393" calcext:value-type="float">
            <text:p>-2.39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4918589592" calcext:value-type="float">
            <text:p>1.4918589592</text:p>
          </table:table-cell>
          <table:table-cell office:value-type="float" office:value="-1.39667856693" calcext:value-type="float">
            <text:p>-1.3966785669</text:p>
          </table:table-cell>
          <table:table-cell office:value-type="float" office:value="59.2227172852" calcext:value-type="float">
            <text:p>59.2227172852</text:p>
          </table:table-cell>
          <table:table-cell office:value-type="float" office:value="1.48642647266" calcext:value-type="float">
            <text:p>1.4864264727</text:p>
          </table:table-cell>
          <table:table-cell office:value-type="float" office:value="-0.900794029236" calcext:value-type="float">
            <text:p>-0.9007940292</text:p>
          </table:table-cell>
          <table:table-cell office:value-type="float" office:value="2.66155338287" calcext:value-type="float">
            <text:p>2.6615533829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5.805" calcext:value-type="float">
            <text:p>5.805</text:p>
          </table:table-cell>
          <table:table-cell office:value-type="float" office:value="-2.367" calcext:value-type="float">
            <text:p>-2.36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50346934795" calcext:value-type="float">
            <text:p>1.503469348</text:p>
          </table:table-cell>
          <table:table-cell office:value-type="float" office:value="-1.40153801441" calcext:value-type="float">
            <text:p>-1.4015380144</text:p>
          </table:table-cell>
          <table:table-cell office:value-type="float" office:value="57.5999832153" calcext:value-type="float">
            <text:p>57.5999832153</text:p>
          </table:table-cell>
          <table:table-cell office:value-type="float" office:value="1.51151490211" calcext:value-type="float">
            <text:p>1.5115149021</text:p>
          </table:table-cell>
          <table:table-cell office:value-type="float" office:value="-0.901971399784" calcext:value-type="float">
            <text:p>-0.9019713998</text:p>
          </table:table-cell>
          <table:table-cell office:value-type="float" office:value="2.32092905045" calcext:value-type="float">
            <text:p>2.3209290505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5.785" calcext:value-type="float">
            <text:p>5.785</text:p>
          </table:table-cell>
          <table:table-cell office:value-type="float" office:value="-2.339" calcext:value-type="float">
            <text:p>-2.33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51738244295" calcext:value-type="float">
            <text:p>1.517382443</text:p>
          </table:table-cell>
          <table:table-cell office:value-type="float" office:value="-1.40609061718" calcext:value-type="float">
            <text:p>-1.4060906172</text:p>
          </table:table-cell>
          <table:table-cell office:value-type="float" office:value="55.8305740356" calcext:value-type="float">
            <text:p>55.8305740356</text:p>
          </table:table-cell>
          <table:table-cell office:value-type="float" office:value="1.53851497173" calcext:value-type="float">
            <text:p>1.5385149717</text:p>
          </table:table-cell>
          <table:table-cell office:value-type="float" office:value="-0.900908410549" calcext:value-type="float">
            <text:p>-0.9009084105</text:p>
          </table:table-cell>
          <table:table-cell office:value-type="float" office:value="2.19019126892" calcext:value-type="float">
            <text:p>2.1901912689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5.764" calcext:value-type="float">
            <text:p>5.764</text:p>
          </table:table-cell>
          <table:table-cell office:value-type="float" office:value="-2.31" calcext:value-type="float">
            <text:p>-2.3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53047025204" calcext:value-type="float">
            <text:p>1.530470252</text:p>
          </table:table-cell>
          <table:table-cell office:value-type="float" office:value="-1.41163623333" calcext:value-type="float">
            <text:p>-1.4116362333</text:p>
          </table:table-cell>
          <table:table-cell office:value-type="float" office:value="54.1010284424" calcext:value-type="float">
            <text:p>54.1010284424</text:p>
          </table:table-cell>
          <table:table-cell office:value-type="float" office:value="1.56355619431" calcext:value-type="float">
            <text:p>1.5635561943</text:p>
          </table:table-cell>
          <table:table-cell office:value-type="float" office:value="-0.897707343102" calcext:value-type="float">
            <text:p>-0.8977073431</text:p>
          </table:table-cell>
          <table:table-cell office:value-type="float" office:value="2.231092453" calcext:value-type="float">
            <text:p>2.231092453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5.742" calcext:value-type="float">
            <text:p>5.742</text:p>
          </table:table-cell>
          <table:table-cell office:value-type="float" office:value="-2.281" calcext:value-type="float">
            <text:p>-2.2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54376488924" calcext:value-type="float">
            <text:p>1.5437648892</text:p>
          </table:table-cell>
          <table:table-cell office:value-type="float" office:value="-1.41786766052" calcext:value-type="float">
            <text:p>-1.4178676605</text:p>
          </table:table-cell>
          <table:table-cell office:value-type="float" office:value="52.35754776" calcext:value-type="float">
            <text:p>52.35754776</text:p>
          </table:table-cell>
          <table:table-cell office:value-type="float" office:value="1.58978319168" calcext:value-type="float">
            <text:p>1.5897831917</text:p>
          </table:table-cell>
          <table:table-cell office:value-type="float" office:value="-0.898145258427" calcext:value-type="float">
            <text:p>-0.8981452584</text:p>
          </table:table-cell>
          <table:table-cell office:value-type="float" office:value="2.17027926445" calcext:value-type="float">
            <text:p>2.1702792645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5.719" calcext:value-type="float">
            <text:p>5.719</text:p>
          </table:table-cell>
          <table:table-cell office:value-type="float" office:value="-2.251" calcext:value-type="float">
            <text:p>-2.25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55701833963" calcext:value-type="float">
            <text:p>1.5570183396</text:p>
          </table:table-cell>
          <table:table-cell office:value-type="float" office:value="-1.42482924461" calcext:value-type="float">
            <text:p>-1.4248292446</text:p>
          </table:table-cell>
          <table:table-cell office:value-type="float" office:value="50.5956802368" calcext:value-type="float">
            <text:p>50.5956802368</text:p>
          </table:table-cell>
          <table:table-cell office:value-type="float" office:value="1.62139904499" calcext:value-type="float">
            <text:p>1.621399045</text:p>
          </table:table-cell>
          <table:table-cell office:value-type="float" office:value="-0.899240732193" calcext:value-type="float">
            <text:p>-0.8992407322</text:p>
          </table:table-cell>
          <table:table-cell office:value-type="float" office:value="2.1453063488" calcext:value-type="float">
            <text:p>2.1453063488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5.693" calcext:value-type="float">
            <text:p>5.693</text:p>
          </table:table-cell>
          <table:table-cell office:value-type="float" office:value="-2.218" calcext:value-type="float">
            <text:p>-2.21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56897443533" calcext:value-type="float">
            <text:p>1.5689744353</text:p>
          </table:table-cell>
          <table:table-cell office:value-type="float" office:value="-1.43284523487" calcext:value-type="float">
            <text:p>-1.4328452349</text:p>
          </table:table-cell>
          <table:table-cell office:value-type="float" office:value="48.8126754761" calcext:value-type="float">
            <text:p>48.8126754761</text:p>
          </table:table-cell>
          <table:table-cell office:value-type="float" office:value="1.64978635311" calcext:value-type="float">
            <text:p>1.6497863531</text:p>
          </table:table-cell>
          <table:table-cell office:value-type="float" office:value="-0.898551881313" calcext:value-type="float">
            <text:p>-0.8985518813</text:p>
          </table:table-cell>
          <table:table-cell office:value-type="float" office:value="2.24415922165" calcext:value-type="float">
            <text:p>2.2441592217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5.667" calcext:value-type="float">
            <text:p>5.667</text:p>
          </table:table-cell>
          <table:table-cell office:value-type="float" office:value="-2.185" calcext:value-type="float">
            <text:p>-2.18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57990765572" calcext:value-type="float">
            <text:p>1.5799076557</text:p>
          </table:table-cell>
          <table:table-cell office:value-type="float" office:value="-1.44121694565" calcext:value-type="float">
            <text:p>-1.4412169457</text:p>
          </table:table-cell>
          <table:table-cell office:value-type="float" office:value="47.0231590271" calcext:value-type="float">
            <text:p>47.0231590271</text:p>
          </table:table-cell>
          <table:table-cell office:value-type="float" office:value="1.68011260033" calcext:value-type="float">
            <text:p>1.6801126003</text:p>
          </table:table-cell>
          <table:table-cell office:value-type="float" office:value="-0.898119688034" calcext:value-type="float">
            <text:p>-0.898119688</text:p>
          </table:table-cell>
          <table:table-cell office:value-type="float" office:value="2.31300902367" calcext:value-type="float">
            <text:p>2.3130090237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5.639" calcext:value-type="float">
            <text:p>5.639</text:p>
          </table:table-cell>
          <table:table-cell office:value-type="float" office:value="-2.151" calcext:value-type="float">
            <text:p>-2.15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59072703123" calcext:value-type="float">
            <text:p>1.5907270312</text:p>
          </table:table-cell>
          <table:table-cell office:value-type="float" office:value="-1.44927954674" calcext:value-type="float">
            <text:p>-1.4492795467</text:p>
          </table:table-cell>
          <table:table-cell office:value-type="float" office:value="45.2384033203" calcext:value-type="float">
            <text:p>45.2384033203</text:p>
          </table:table-cell>
          <table:table-cell office:value-type="float" office:value="1.71222257614" calcext:value-type="float">
            <text:p>1.7122225761</text:p>
          </table:table-cell>
          <table:table-cell office:value-type="float" office:value="-0.899088740349" calcext:value-type="float">
            <text:p>-0.8990887403</text:p>
          </table:table-cell>
          <table:table-cell office:value-type="float" office:value="2.29958033562" calcext:value-type="float">
            <text:p>2.29958033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61" calcext:value-type="float">
            <text:p>5.61</text:p>
          </table:table-cell>
          <table:table-cell office:value-type="float" office:value="-2.116" calcext:value-type="float">
            <text:p>-2.11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0091638565" calcext:value-type="float">
            <text:p>1.6009163857</text:p>
          </table:table-cell>
          <table:table-cell office:value-type="float" office:value="-1.45812904835" calcext:value-type="float">
            <text:p>-1.4581290484</text:p>
          </table:table-cell>
          <table:table-cell office:value-type="float" office:value="43.4618988037" calcext:value-type="float">
            <text:p>43.4618988037</text:p>
          </table:table-cell>
          <table:table-cell office:value-type="float" office:value="1.74070286751" calcext:value-type="float">
            <text:p>1.7407028675</text:p>
          </table:table-cell>
          <table:table-cell office:value-type="float" office:value="-0.898234069347" calcext:value-type="float">
            <text:p>-0.8982340693</text:p>
          </table:table-cell>
          <table:table-cell office:value-type="float" office:value="2.26862978935" calcext:value-type="float">
            <text:p>2.2686297894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5.58" calcext:value-type="float">
            <text:p>5.58</text:p>
          </table:table-cell>
          <table:table-cell office:value-type="float" office:value="-2.08" calcext:value-type="float">
            <text:p>-2.0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1035507917" calcext:value-type="float">
            <text:p>1.6103550792</text:p>
          </table:table-cell>
          <table:table-cell office:value-type="float" office:value="-1.4669457674" calcext:value-type="float">
            <text:p>-1.4669457674</text:p>
          </table:table-cell>
          <table:table-cell office:value-type="float" office:value="41.6887969971" calcext:value-type="float">
            <text:p>41.6887969971</text:p>
          </table:table-cell>
          <table:table-cell office:value-type="float" office:value="1.76933193207" calcext:value-type="float">
            <text:p>1.7693319321</text:p>
          </table:table-cell>
          <table:table-cell office:value-type="float" office:value="-0.895951211452" calcext:value-type="float">
            <text:p>-0.8959512115</text:p>
          </table:table-cell>
          <table:table-cell office:value-type="float" office:value="2.37550473213" calcext:value-type="float">
            <text:p>2.3755047321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5.549" calcext:value-type="float">
            <text:p>5.549</text:p>
          </table:table-cell>
          <table:table-cell office:value-type="float" office:value="-2.044" calcext:value-type="float">
            <text:p>-2.04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2044173479" calcext:value-type="float">
            <text:p>1.6204417348</text:p>
          </table:table-cell>
          <table:table-cell office:value-type="float" office:value="-1.47592329979" calcext:value-type="float">
            <text:p>-1.4759232998</text:p>
          </table:table-cell>
          <table:table-cell office:value-type="float" office:value="39.9090881348" calcext:value-type="float">
            <text:p>39.9090881348</text:p>
          </table:table-cell>
          <table:table-cell office:value-type="float" office:value="1.79618608952" calcext:value-type="float">
            <text:p>1.7961860895</text:p>
          </table:table-cell>
          <table:table-cell office:value-type="float" office:value="-0.896755993366" calcext:value-type="float">
            <text:p>-0.8967559934</text:p>
          </table:table-cell>
          <table:table-cell office:value-type="float" office:value="2.30569577217" calcext:value-type="float">
            <text:p>2.3056957722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5.517" calcext:value-type="float">
            <text:p>5.517</text:p>
          </table:table-cell>
          <table:table-cell office:value-type="float" office:value="-2.007" calcext:value-type="float">
            <text:p>-2.00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3034683466" calcext:value-type="float">
            <text:p>1.6303468347</text:p>
          </table:table-cell>
          <table:table-cell office:value-type="float" office:value="-1.48516821861" calcext:value-type="float">
            <text:p>-1.4851682186</text:p>
          </table:table-cell>
          <table:table-cell office:value-type="float" office:value="38.1597290039" calcext:value-type="float">
            <text:p>38.1597290039</text:p>
          </table:table-cell>
          <table:table-cell office:value-type="float" office:value="1.82385337353" calcext:value-type="float">
            <text:p>1.8238533735</text:p>
          </table:table-cell>
          <table:table-cell office:value-type="float" office:value="-0.897211611271" calcext:value-type="float">
            <text:p>-0.8972116113</text:p>
          </table:table-cell>
          <table:table-cell office:value-type="float" office:value="2.21368312836" calcext:value-type="float">
            <text:p>2.2136831284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5.482" calcext:value-type="float">
            <text:p>5.482</text:p>
          </table:table-cell>
          <table:table-cell office:value-type="float" office:value="-1.967" calcext:value-type="float">
            <text:p>-1.96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3968837261" calcext:value-type="float">
            <text:p>1.6396883726</text:p>
          </table:table-cell>
          <table:table-cell office:value-type="float" office:value="-1.49459850788" calcext:value-type="float">
            <text:p>-1.4945985079</text:p>
          </table:table-cell>
          <table:table-cell office:value-type="float" office:value="36.4218826294" calcext:value-type="float">
            <text:p>36.4218826294</text:p>
          </table:table-cell>
          <table:table-cell office:value-type="float" office:value="1.85393536091" calcext:value-type="float">
            <text:p>1.8539353609</text:p>
          </table:table-cell>
          <table:table-cell office:value-type="float" office:value="-0.894972741604" calcext:value-type="float">
            <text:p>-0.8949727416</text:p>
          </table:table-cell>
          <table:table-cell office:value-type="float" office:value="2.26164603233" calcext:value-type="float">
            <text:p>2.2616460323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5.447" calcext:value-type="float">
            <text:p>5.447</text:p>
          </table:table-cell>
          <table:table-cell office:value-type="float" office:value="-1.928" calcext:value-type="float">
            <text:p>-1.92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4880949259" calcext:value-type="float">
            <text:p>1.6488094926</text:p>
          </table:table-cell>
          <table:table-cell office:value-type="float" office:value="-1.50484788418" calcext:value-type="float">
            <text:p>-1.5048478842</text:p>
          </table:table-cell>
          <table:table-cell office:value-type="float" office:value="34.6421127319" calcext:value-type="float">
            <text:p>34.6421127319</text:p>
          </table:table-cell>
          <table:table-cell office:value-type="float" office:value="1.88358473778" calcext:value-type="float">
            <text:p>1.8835847378</text:p>
          </table:table-cell>
          <table:table-cell office:value-type="float" office:value="-0.894417285919" calcext:value-type="float">
            <text:p>-0.8944172859</text:p>
          </table:table-cell>
          <table:table-cell office:value-type="float" office:value="2.22122454643" calcext:value-type="float">
            <text:p>2.2212245464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5.409" calcext:value-type="float">
            <text:p>5.409</text:p>
          </table:table-cell>
          <table:table-cell office:value-type="float" office:value="-1.887" calcext:value-type="float">
            <text:p>-1.88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572483182" calcext:value-type="float">
            <text:p>1.6572483182</text:p>
          </table:table-cell>
          <table:table-cell office:value-type="float" office:value="-1.51502215862" calcext:value-type="float">
            <text:p>-1.5150221586</text:p>
          </table:table-cell>
          <table:table-cell office:value-type="float" office:value="32.8773078918" calcext:value-type="float">
            <text:p>32.8773078918</text:p>
          </table:table-cell>
          <table:table-cell office:value-type="float" office:value="1.91171336174" calcext:value-type="float">
            <text:p>1.9117133617</text:p>
          </table:table-cell>
          <table:table-cell office:value-type="float" office:value="-0.895649313927" calcext:value-type="float">
            <text:p>-0.8956493139</text:p>
          </table:table-cell>
          <table:table-cell office:value-type="float" office:value="2.09856033325" calcext:value-type="float">
            <text:p>2.0985603333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5.37" calcext:value-type="float">
            <text:p>5.37</text:p>
          </table:table-cell>
          <table:table-cell office:value-type="float" office:value="-1.846" calcext:value-type="float">
            <text:p>-1.84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6569429636" calcext:value-type="float">
            <text:p>1.6656942964</text:p>
          </table:table-cell>
          <table:table-cell office:value-type="float" office:value="-1.52431130409" calcext:value-type="float">
            <text:p>-1.5243113041</text:p>
          </table:table-cell>
          <table:table-cell office:value-type="float" office:value="31.1607227325" calcext:value-type="float">
            <text:p>31.1607227325</text:p>
          </table:table-cell>
          <table:table-cell office:value-type="float" office:value="1.93042194843" calcext:value-type="float">
            <text:p>1.9304219484</text:p>
          </table:table-cell>
          <table:table-cell office:value-type="float" office:value="-0.895627379417" calcext:value-type="float">
            <text:p>-0.8956273794</text:p>
          </table:table-cell>
          <table:table-cell office:value-type="float" office:value="1.98794102669" calcext:value-type="float">
            <text:p>1.9879410267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5.331" calcext:value-type="float">
            <text:p>5.331</text:p>
          </table:table-cell>
          <table:table-cell office:value-type="float" office:value="-1.806" calcext:value-type="float">
            <text:p>-1.80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7747044563" calcext:value-type="float">
            <text:p>1.6774704456</text:p>
          </table:table-cell>
          <table:table-cell office:value-type="float" office:value="-1.53255879879" calcext:value-type="float">
            <text:p>-1.5325587988</text:p>
          </table:table-cell>
          <table:table-cell office:value-type="float" office:value="29.4452629089" calcext:value-type="float">
            <text:p>29.4452629089</text:p>
          </table:table-cell>
          <table:table-cell office:value-type="float" office:value="1.95066130161" calcext:value-type="float">
            <text:p>1.9506613016</text:p>
          </table:table-cell>
          <table:table-cell office:value-type="float" office:value="-0.894600868225" calcext:value-type="float">
            <text:p>-0.8946008682</text:p>
          </table:table-cell>
          <table:table-cell office:value-type="float" office:value="1.94667029381" calcext:value-type="float">
            <text:p>1.9466702938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5.291" calcext:value-type="float">
            <text:p>5.291</text:p>
          </table:table-cell>
          <table:table-cell office:value-type="float" office:value="-1.765" calcext:value-type="float">
            <text:p>-1.76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8842452765" calcext:value-type="float">
            <text:p>1.6884245277</text:p>
          </table:table-cell>
          <table:table-cell office:value-type="float" office:value="-1.54178082943" calcext:value-type="float">
            <text:p>-1.5417808294</text:p>
          </table:table-cell>
          <table:table-cell office:value-type="float" office:value="27.681520462" calcext:value-type="float">
            <text:p>27.681520462</text:p>
          </table:table-cell>
          <table:table-cell office:value-type="float" office:value="1.96975374222" calcext:value-type="float">
            <text:p>1.9697537422</text:p>
          </table:table-cell>
          <table:table-cell office:value-type="float" office:value="-0.892637252808" calcext:value-type="float">
            <text:p>-0.8926372528</text:p>
          </table:table-cell>
          <table:table-cell office:value-type="float" office:value="1.9495254755" calcext:value-type="float">
            <text:p>1.94952547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251" calcext:value-type="float">
            <text:p>5.251</text:p>
          </table:table-cell>
          <table:table-cell office:value-type="float" office:value="-1.725" calcext:value-type="float">
            <text:p>-1.72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70067507029" calcext:value-type="float">
            <text:p>1.7006750703</text:p>
          </table:table-cell>
          <table:table-cell office:value-type="float" office:value="-1.55133104324" calcext:value-type="float">
            <text:p>-1.5513310432</text:p>
          </table:table-cell>
          <table:table-cell office:value-type="float" office:value="25.8871860504" calcext:value-type="float">
            <text:p>25.8871860504</text:p>
          </table:table-cell>
          <table:table-cell office:value-type="float" office:value="1.98931241035" calcext:value-type="float">
            <text:p>1.9893124104</text:p>
          </table:table-cell>
          <table:table-cell office:value-type="float" office:value="-0.895391821861" calcext:value-type="float">
            <text:p>-0.8953918219</text:p>
          </table:table-cell>
          <table:table-cell office:value-type="float" office:value="1.73026490211" calcext:value-type="float">
            <text:p>1.7302649021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5.21" calcext:value-type="float">
            <text:p>5.21</text:p>
          </table:table-cell>
          <table:table-cell office:value-type="float" office:value="-1.685" calcext:value-type="float">
            <text:p>-1.68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71379703283" calcext:value-type="float">
            <text:p>1.7137970328</text:p>
          </table:table-cell>
          <table:table-cell office:value-type="float" office:value="-1.56049406528" calcext:value-type="float">
            <text:p>-1.5604940653</text:p>
          </table:table-cell>
          <table:table-cell office:value-type="float" office:value="24.0648002625" calcext:value-type="float">
            <text:p>24.0648002625</text:p>
          </table:table-cell>
          <table:table-cell office:value-type="float" office:value="2.01471495628" calcext:value-type="float">
            <text:p>2.0147149563</text:p>
          </table:table-cell>
          <table:table-cell office:value-type="float" office:value="-0.896798670292" calcext:value-type="float">
            <text:p>-0.8967986703</text:p>
          </table:table-cell>
          <table:table-cell office:value-type="float" office:value="1.61144149303" calcext:value-type="float">
            <text:p>1.611441493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5.168" calcext:value-type="float">
            <text:p>5.168</text:p>
          </table:table-cell>
          <table:table-cell office:value-type="float" office:value="-1.644" calcext:value-type="float">
            <text:p>-1.64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72597962618" calcext:value-type="float">
            <text:p>1.7259796262</text:p>
          </table:table-cell>
          <table:table-cell office:value-type="float" office:value="-1.57110273838" calcext:value-type="float">
            <text:p>-1.5711027384</text:p>
          </table:table-cell>
          <table:table-cell office:value-type="float" office:value="22.2129535675" calcext:value-type="float">
            <text:p>22.2129535675</text:p>
          </table:table-cell>
          <table:table-cell office:value-type="float" office:value="2.04377651215" calcext:value-type="float">
            <text:p>2.0437765122</text:p>
          </table:table-cell>
          <table:table-cell office:value-type="float" office:value="-0.895158708096" calcext:value-type="float">
            <text:p>-0.8951587081</text:p>
          </table:table-cell>
          <table:table-cell office:value-type="float" office:value="1.64870846272" calcext:value-type="float">
            <text:p>1.6487084627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5.126" calcext:value-type="float">
            <text:p>5.126</text:p>
          </table:table-cell>
          <table:table-cell office:value-type="float" office:value="-1.603" calcext:value-type="float">
            <text:p>-1.60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73770022392" calcext:value-type="float">
            <text:p>1.7377002239</text:p>
          </table:table-cell>
          <table:table-cell office:value-type="float" office:value="-1.58016037941" calcext:value-type="float">
            <text:p>-1.5801603794</text:p>
          </table:table-cell>
          <table:table-cell office:value-type="float" office:value="20.4483146667" calcext:value-type="float">
            <text:p>20.4483146667</text:p>
          </table:table-cell>
          <table:table-cell office:value-type="float" office:value="2.07301926613" calcext:value-type="float">
            <text:p>2.0730192661</text:p>
          </table:table-cell>
          <table:table-cell office:value-type="float" office:value="-0.895337760448" calcext:value-type="float">
            <text:p>-0.8953377604</text:p>
          </table:table-cell>
          <table:table-cell office:value-type="float" office:value="1.57404887676" calcext:value-type="float">
            <text:p>1.5740488768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5.085" calcext:value-type="float">
            <text:p>5.085</text:p>
          </table:table-cell>
          <table:table-cell office:value-type="float" office:value="-1.563" calcext:value-type="float">
            <text:p>-1.56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74813240767" calcext:value-type="float">
            <text:p>1.7481324077</text:p>
          </table:table-cell>
          <table:table-cell office:value-type="float" office:value="-1.58916676044" calcext:value-type="float">
            <text:p>-1.5891667604</text:p>
          </table:table-cell>
          <table:table-cell office:value-type="float" office:value="18.7567672729" calcext:value-type="float">
            <text:p>18.7567672729</text:p>
          </table:table-cell>
          <table:table-cell office:value-type="float" office:value="2.09839344025" calcext:value-type="float">
            <text:p>2.0983934403</text:p>
          </table:table-cell>
          <table:table-cell office:value-type="float" office:value="-0.896584153175" calcext:value-type="float">
            <text:p>-0.8965841532</text:p>
          </table:table-cell>
          <table:table-cell office:value-type="float" office:value="1.38637650013" calcext:value-type="float">
            <text:p>1.3863765001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5.044" calcext:value-type="float">
            <text:p>5.044</text:p>
          </table:table-cell>
          <table:table-cell office:value-type="float" office:value="-1.523" calcext:value-type="float">
            <text:p>-1.52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75868666172" calcext:value-type="float">
            <text:p>1.7586866617</text:p>
          </table:table-cell>
          <table:table-cell office:value-type="float" office:value="-1.59674811363" calcext:value-type="float">
            <text:p>-1.5967481136</text:p>
          </table:table-cell>
          <table:table-cell office:value-type="float" office:value="17.1896743774" calcext:value-type="float">
            <text:p>17.1896743774</text:p>
          </table:table-cell>
          <table:table-cell office:value-type="float" office:value="2.113976717" calcext:value-type="float">
            <text:p>2.113976717</text:p>
          </table:table-cell>
          <table:table-cell office:value-type="float" office:value="-0.894003331661" calcext:value-type="float">
            <text:p>-0.8940033317</text:p>
          </table:table-cell>
          <table:table-cell office:value-type="float" office:value="1.4189337492" calcext:value-type="float">
            <text:p>1.4189337492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5.004" calcext:value-type="float">
            <text:p>5.004</text:p>
          </table:table-cell>
          <table:table-cell office:value-type="float" office:value="-1.484" calcext:value-type="float">
            <text:p>-1.48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77156448364" calcext:value-type="float">
            <text:p>1.7715644836</text:p>
          </table:table-cell>
          <table:table-cell office:value-type="float" office:value="-1.60314571857" calcext:value-type="float">
            <text:p>-1.6031457186</text:p>
          </table:table-cell>
          <table:table-cell office:value-type="float" office:value="15.759803772" calcext:value-type="float">
            <text:p>15.759803772</text:p>
          </table:table-cell>
          <table:table-cell office:value-type="float" office:value="2.13033342361" calcext:value-type="float">
            <text:p>2.1303334236</text:p>
          </table:table-cell>
          <table:table-cell office:value-type="float" office:value="-0.891144454479" calcext:value-type="float">
            <text:p>-0.8911444545</text:p>
          </table:table-cell>
          <table:table-cell office:value-type="float" office:value="1.5054397583" calcext:value-type="float">
            <text:p>1.5054397583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4.964" calcext:value-type="float">
            <text:p>4.964</text:p>
          </table:table-cell>
          <table:table-cell office:value-type="float" office:value="-1.444" calcext:value-type="float">
            <text:p>-1.44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7860044241" calcext:value-type="float">
            <text:p>1.7860044241</text:p>
          </table:table-cell>
          <table:table-cell office:value-type="float" office:value="-1.60913407803" calcext:value-type="float">
            <text:p>-1.609134078</text:p>
          </table:table-cell>
          <table:table-cell office:value-type="float" office:value="14.4170331955" calcext:value-type="float">
            <text:p>14.4170331955</text:p>
          </table:table-cell>
          <table:table-cell office:value-type="float" office:value="2.15208673477" calcext:value-type="float">
            <text:p>2.1520867348</text:p>
          </table:table-cell>
          <table:table-cell office:value-type="float" office:value="-0.893182635307" calcext:value-type="float">
            <text:p>-0.8931826353</text:p>
          </table:table-cell>
          <table:table-cell office:value-type="float" office:value="1.31203532219" calcext:value-type="float">
            <text:p>1.3120353222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4.923" calcext:value-type="float">
            <text:p>4.923</text:p>
          </table:table-cell>
          <table:table-cell office:value-type="float" office:value="-1.403" calcext:value-type="float">
            <text:p>-1.40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80193924904" calcext:value-type="float">
            <text:p>1.801939249</text:p>
          </table:table-cell>
          <table:table-cell office:value-type="float" office:value="-1.61408233643" calcext:value-type="float">
            <text:p>-1.6140823364</text:p>
          </table:table-cell>
          <table:table-cell office:value-type="float" office:value="13.2149744034" calcext:value-type="float">
            <text:p>13.2149744034</text:p>
          </table:table-cell>
          <table:table-cell office:value-type="float" office:value="2.18007946014" calcext:value-type="float">
            <text:p>2.1800794601</text:p>
          </table:table-cell>
          <table:table-cell office:value-type="float" office:value="-0.893066644669" calcext:value-type="float">
            <text:p>-0.8930666447</text:p>
          </table:table-cell>
          <table:table-cell office:value-type="float" office:value="1.22137093544" calcext:value-type="float">
            <text:p>1.2213709354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4.882" calcext:value-type="float">
            <text:p>4.882</text:p>
          </table:table-cell>
          <table:table-cell office:value-type="float" office:value="-1.362" calcext:value-type="float">
            <text:p>-1.36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81862735748" calcext:value-type="float">
            <text:p>1.8186273575</text:p>
          </table:table-cell>
          <table:table-cell office:value-type="float" office:value="-1.61806213856" calcext:value-type="float">
            <text:p>-1.6180621386</text:p>
          </table:table-cell>
          <table:table-cell office:value-type="float" office:value="12.1396045685" calcext:value-type="float">
            <text:p>12.1396045685</text:p>
          </table:table-cell>
          <table:table-cell office:value-type="float" office:value="2.20869994164" calcext:value-type="float">
            <text:p>2.2086999416</text:p>
          </table:table-cell>
          <table:table-cell office:value-type="float" office:value="-0.888093829155" calcext:value-type="float">
            <text:p>-0.8880938292</text:p>
          </table:table-cell>
          <table:table-cell office:value-type="float" office:value="1.45871412754" calcext:value-type="float">
            <text:p>1.45871412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842" calcext:value-type="float">
            <text:p>4.842</text:p>
          </table:table-cell>
          <table:table-cell office:value-type="float" office:value="-1.322" calcext:value-type="float">
            <text:p>-1.32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83753919601" calcext:value-type="float">
            <text:p>1.837539196</text:p>
          </table:table-cell>
          <table:table-cell office:value-type="float" office:value="-1.62265169621" calcext:value-type="float">
            <text:p>-1.6226516962</text:p>
          </table:table-cell>
          <table:table-cell office:value-type="float" office:value="11.1111116409" calcext:value-type="float">
            <text:p>11.1111116409</text:p>
          </table:table-cell>
          <table:table-cell office:value-type="float" office:value="2.23797225952" calcext:value-type="float">
            <text:p>2.2379722595</text:p>
          </table:table-cell>
          <table:table-cell office:value-type="float" office:value="-0.887377858162" calcext:value-type="float">
            <text:p>-0.8873778582</text:p>
          </table:table-cell>
          <table:table-cell office:value-type="float" office:value="1.47757709026" calcext:value-type="float">
            <text:p>1.4775770903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4.802" calcext:value-type="float">
            <text:p>4.802</text:p>
          </table:table-cell>
          <table:table-cell office:value-type="float" office:value="-1.281" calcext:value-type="float">
            <text:p>-1.2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85393929482" calcext:value-type="float">
            <text:p>1.8539392948</text:p>
          </table:table-cell>
          <table:table-cell office:value-type="float" office:value="-1.62781822681" calcext:value-type="float">
            <text:p>-1.6278182268</text:p>
          </table:table-cell>
          <table:table-cell office:value-type="float" office:value="10.1284151077" calcext:value-type="float">
            <text:p>10.1284151077</text:p>
          </table:table-cell>
          <table:table-cell office:value-type="float" office:value="2.26539349556" calcext:value-type="float">
            <text:p>2.2653934956</text:p>
          </table:table-cell>
          <table:table-cell office:value-type="float" office:value="-0.889136254787" calcext:value-type="float">
            <text:p>-0.8891362548</text:p>
          </table:table-cell>
          <table:table-cell office:value-type="float" office:value="1.39140152931" calcext:value-type="float">
            <text:p>1.3914015293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4.761" calcext:value-type="float">
            <text:p>4.761</text:p>
          </table:table-cell>
          <table:table-cell office:value-type="float" office:value="-1.24" calcext:value-type="float">
            <text:p>-1.2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86903691292" calcext:value-type="float">
            <text:p>1.8690369129</text:p>
          </table:table-cell>
          <table:table-cell office:value-type="float" office:value="-1.6322042942" calcext:value-type="float">
            <text:p>-1.6322042942</text:p>
          </table:table-cell>
          <table:table-cell office:value-type="float" office:value="9.23696231842" calcext:value-type="float">
            <text:p>9.2369623184</text:p>
          </table:table-cell>
          <table:table-cell office:value-type="float" office:value="2.29219961166" calcext:value-type="float">
            <text:p>2.2921996117</text:p>
          </table:table-cell>
          <table:table-cell office:value-type="float" office:value="-0.886831223965" calcext:value-type="float">
            <text:p>-0.886831224</text:p>
          </table:table-cell>
          <table:table-cell office:value-type="float" office:value="1.46537005901" calcext:value-type="float">
            <text:p>1.465370059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4.72" calcext:value-type="float">
            <text:p>4.72</text:p>
          </table:table-cell>
          <table:table-cell office:value-type="float" office:value="-1.198" calcext:value-type="float">
            <text:p>-1.19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883507967" calcext:value-type="float">
            <text:p>1.883507967</text:p>
          </table:table-cell>
          <table:table-cell office:value-type="float" office:value="-1.63522791862" calcext:value-type="float">
            <text:p>-1.6352279186</text:p>
          </table:table-cell>
          <table:table-cell office:value-type="float" office:value="8.49747276306" calcext:value-type="float">
            <text:p>8.4974727631</text:p>
          </table:table-cell>
          <table:table-cell office:value-type="float" office:value="2.31953191757" calcext:value-type="float">
            <text:p>2.3195319176</text:p>
          </table:table-cell>
          <table:table-cell office:value-type="float" office:value="-0.885838091373" calcext:value-type="float">
            <text:p>-0.8858380914</text:p>
          </table:table-cell>
          <table:table-cell office:value-type="float" office:value="1.46252763271" calcext:value-type="float">
            <text:p>1.4625276327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4.679" calcext:value-type="float">
            <text:p>4.679</text:p>
          </table:table-cell>
          <table:table-cell office:value-type="float" office:value="-1.157" calcext:value-type="float">
            <text:p>-1.15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89716959" calcext:value-type="float">
            <text:p>1.89716959</text:p>
          </table:table-cell>
          <table:table-cell office:value-type="float" office:value="-1.63771748543" calcext:value-type="float">
            <text:p>-1.6377174854</text:p>
          </table:table-cell>
          <table:table-cell office:value-type="float" office:value="7.83135890961" calcext:value-type="float">
            <text:p>7.8313589096</text:p>
          </table:table-cell>
          <table:table-cell office:value-type="float" office:value="2.34683799744" calcext:value-type="float">
            <text:p>2.3468379974</text:p>
          </table:table-cell>
          <table:table-cell office:value-type="float" office:value="-0.889020800591" calcext:value-type="float">
            <text:p>-0.8890208006</text:p>
          </table:table-cell>
          <table:table-cell office:value-type="float" office:value="1.25090682507" calcext:value-type="float">
            <text:p>1.2509068251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4.639" calcext:value-type="float">
            <text:p>4.639</text:p>
          </table:table-cell>
          <table:table-cell office:value-type="float" office:value="-1.116" calcext:value-type="float">
            <text:p>-1.11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91155314445" calcext:value-type="float">
            <text:p>1.9115531445</text:p>
          </table:table-cell>
          <table:table-cell office:value-type="float" office:value="-1.64020645618" calcext:value-type="float">
            <text:p>-1.6402064562</text:p>
          </table:table-cell>
          <table:table-cell office:value-type="float" office:value="7.26206636429" calcext:value-type="float">
            <text:p>7.2620663643</text:p>
          </table:table-cell>
          <table:table-cell office:value-type="float" office:value="2.37363314629" calcext:value-type="float">
            <text:p>2.3736331463</text:p>
          </table:table-cell>
          <table:table-cell office:value-type="float" office:value="-0.888368487358" calcext:value-type="float">
            <text:p>-0.8883684874</text:p>
          </table:table-cell>
          <table:table-cell office:value-type="float" office:value="1.25475907326" calcext:value-type="float">
            <text:p>1.2547590733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4.598" calcext:value-type="float">
            <text:p>4.598</text:p>
          </table:table-cell>
          <table:table-cell office:value-type="float" office:value="-1.075" calcext:value-type="float">
            <text:p>-1.07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9276034832" calcext:value-type="float">
            <text:p>1.9276034832</text:p>
          </table:table-cell>
          <table:table-cell office:value-type="float" office:value="-1.64236605167" calcext:value-type="float">
            <text:p>-1.6423660517</text:p>
          </table:table-cell>
          <table:table-cell office:value-type="float" office:value="6.75904226303" calcext:value-type="float">
            <text:p>6.759042263</text:p>
          </table:table-cell>
          <table:table-cell office:value-type="float" office:value="2.40174412727" calcext:value-type="float">
            <text:p>2.4017441273</text:p>
          </table:table-cell>
          <table:table-cell office:value-type="float" office:value="-0.885508596897" calcext:value-type="float">
            <text:p>-0.8855085969</text:p>
          </table:table-cell>
          <table:table-cell office:value-type="float" office:value="1.38225853443" calcext:value-type="float">
            <text:p>1.3822585344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4.557" calcext:value-type="float">
            <text:p>4.557</text:p>
          </table:table-cell>
          <table:table-cell office:value-type="float" office:value="-1.034" calcext:value-type="float">
            <text:p>-1.03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92760038376" calcext:value-type="float">
            <text:p>1.9276003838</text:p>
          </table:table-cell>
          <table:table-cell office:value-type="float" office:value="-1.15692102909" calcext:value-type="float">
            <text:p>-1.1569210291</text:p>
          </table:table-cell>
          <table:table-cell office:value-type="float" office:value="7.73744630814" calcext:value-type="float">
            <text:p>7.7374463081</text:p>
          </table:table-cell>
          <table:table-cell office:value-type="float" office:value="2.42848229408" calcext:value-type="float">
            <text:p>2.4284822941</text:p>
          </table:table-cell>
          <table:table-cell office:value-type="float" office:value="-0.887849330902" calcext:value-type="float">
            <text:p>-0.8878493309</text:p>
          </table:table-cell>
          <table:table-cell office:value-type="float" office:value="1.15388727188" calcext:value-type="float">
            <text:p>1.1538872719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4.517" calcext:value-type="float">
            <text:p>4.517</text:p>
          </table:table-cell>
          <table:table-cell office:value-type="float" office:value="-0.993" calcext:value-type="float">
            <text:p>-0.99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9492880106" calcext:value-type="float">
            <text:p>1.9492880106</text:p>
          </table:table-cell>
          <table:table-cell office:value-type="float" office:value="-1.15957796574" calcext:value-type="float">
            <text:p>-1.1595779657</text:p>
          </table:table-cell>
          <table:table-cell office:value-type="float" office:value="7.17878580093" calcext:value-type="float">
            <text:p>7.1787858009</text:p>
          </table:table-cell>
          <table:table-cell office:value-type="float" office:value="2.45542430878" calcext:value-type="float">
            <text:p>2.4554243088</text:p>
          </table:table-cell>
          <table:table-cell office:value-type="float" office:value="-0.890815913677" calcext:value-type="float">
            <text:p>-0.8908159137</text:p>
          </table:table-cell>
          <table:table-cell office:value-type="float" office:value="0.925554573536" calcext:value-type="float">
            <text:p>0.9255545735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4.478" calcext:value-type="float">
            <text:p>4.478</text:p>
          </table:table-cell>
          <table:table-cell office:value-type="float" office:value="-0.953" calcext:value-type="float">
            <text:p>-0.95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99327719212" calcext:value-type="float">
            <text:p>1.9932771921</text:p>
          </table:table-cell>
          <table:table-cell office:value-type="float" office:value="-0.941023111343" calcext:value-type="float">
            <text:p>-0.9410231113</text:p>
          </table:table-cell>
          <table:table-cell office:value-type="float" office:value="6.95455169678" calcext:value-type="float">
            <text:p>6.9545516968</text:p>
          </table:table-cell>
          <table:table-cell office:value-type="float" office:value="2.48675608635" calcext:value-type="float">
            <text:p>2.4867560864</text:p>
          </table:table-cell>
          <table:table-cell office:value-type="float" office:value="-0.887962222099" calcext:value-type="float">
            <text:p>-0.8879622221</text:p>
          </table:table-cell>
          <table:table-cell office:value-type="float" office:value="1.01183199883" calcext:value-type="float">
            <text:p>1.01183199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438" calcext:value-type="float">
            <text:p>4.438</text:p>
          </table:table-cell>
          <table:table-cell office:value-type="float" office:value="-0.913" calcext:value-type="float">
            <text:p>-0.91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01878738403" calcext:value-type="float">
            <text:p>2.018787384</text:p>
          </table:table-cell>
          <table:table-cell office:value-type="float" office:value="-0.941623151302" calcext:value-type="float">
            <text:p>-0.9416231513</text:p>
          </table:table-cell>
          <table:table-cell office:value-type="float" office:value="6.54417896271" calcext:value-type="float">
            <text:p>6.5441789627</text:p>
          </table:table-cell>
          <table:table-cell office:value-type="float" office:value="2.5154132843" calcext:value-type="float">
            <text:p>2.5154132843</text:p>
          </table:table-cell>
          <table:table-cell office:value-type="float" office:value="-0.886719822884" calcext:value-type="float">
            <text:p>-0.8867198229</text:p>
          </table:table-cell>
          <table:table-cell office:value-type="float" office:value="1.02624797821" calcext:value-type="float">
            <text:p>1.0262479782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4.398" calcext:value-type="float">
            <text:p>4.398</text:p>
          </table:table-cell>
          <table:table-cell office:value-type="float" office:value="-0.873" calcext:value-type="float">
            <text:p>-0.87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06652235985" calcext:value-type="float">
            <text:p>2.0665223599</text:p>
          </table:table-cell>
          <table:table-cell office:value-type="float" office:value="-0.890725970268" calcext:value-type="float">
            <text:p>-0.8907259703</text:p>
          </table:table-cell>
          <table:table-cell office:value-type="float" office:value="6.06819629669" calcext:value-type="float">
            <text:p>6.0681962967</text:p>
          </table:table-cell>
          <table:table-cell office:value-type="float" office:value="2.54398918152" calcext:value-type="float">
            <text:p>2.5439891815</text:p>
          </table:table-cell>
          <table:table-cell office:value-type="float" office:value="-0.889595806599" calcext:value-type="float">
            <text:p>-0.8895958066</text:p>
          </table:table-cell>
          <table:table-cell office:value-type="float" office:value="0.848445892334" calcext:value-type="float">
            <text:p>0.8484458923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4.358" calcext:value-type="float">
            <text:p>4.358</text:p>
          </table:table-cell>
          <table:table-cell office:value-type="float" office:value="-0.833" calcext:value-type="float">
            <text:p>-0.83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09142553806" calcext:value-type="float">
            <text:p>2.0914255381</text:p>
          </table:table-cell>
          <table:table-cell office:value-type="float" office:value="-0.893538892269" calcext:value-type="float">
            <text:p>-0.8935388923</text:p>
          </table:table-cell>
          <table:table-cell office:value-type="float" office:value="5.52533817291" calcext:value-type="float">
            <text:p>5.5253381729</text:p>
          </table:table-cell>
          <table:table-cell office:value-type="float" office:value="2.57108736038" calcext:value-type="float">
            <text:p>2.5710873604</text:p>
          </table:table-cell>
          <table:table-cell office:value-type="float" office:value="-0.88936573267" calcext:value-type="float">
            <text:p>-0.8893657327</text:p>
          </table:table-cell>
          <table:table-cell office:value-type="float" office:value="0.796136021614" calcext:value-type="float">
            <text:p>0.7961360216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4.316" calcext:value-type="float">
            <text:p>4.316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11735010147" calcext:value-type="float">
            <text:p>2.1173501015</text:p>
          </table:table-cell>
          <table:table-cell office:value-type="float" office:value="-0.894889235497" calcext:value-type="float">
            <text:p>-0.8948892355</text:p>
          </table:table-cell>
          <table:table-cell office:value-type="float" office:value="5.07413959503" calcext:value-type="float">
            <text:p>5.074139595</text:p>
          </table:table-cell>
          <table:table-cell office:value-type="float" office:value="2.59848713875" calcext:value-type="float">
            <text:p>2.5984871388</text:p>
          </table:table-cell>
          <table:table-cell office:value-type="float" office:value="-0.888666033745" calcext:value-type="float">
            <text:p>-0.8886660337</text:p>
          </table:table-cell>
          <table:table-cell office:value-type="float" office:value="0.793211698532" calcext:value-type="float">
            <text:p>0.7932116985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4.276" calcext:value-type="float">
            <text:p>4.276</text:p>
          </table:table-cell>
          <table:table-cell office:value-type="float" office:value="-0.751" calcext:value-type="float">
            <text:p>-0.75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14197432995" calcext:value-type="float">
            <text:p>2.14197433</text:p>
          </table:table-cell>
          <table:table-cell office:value-type="float" office:value="-0.895812809467" calcext:value-type="float">
            <text:p>-0.8958128095</text:p>
          </table:table-cell>
          <table:table-cell office:value-type="float" office:value="4.58125638962" calcext:value-type="float">
            <text:p>4.5812563896</text:p>
          </table:table-cell>
          <table:table-cell office:value-type="float" office:value="2.62735748291" calcext:value-type="float">
            <text:p>2.6273574829</text:p>
          </table:table-cell>
          <table:table-cell office:value-type="float" office:value="-0.888613760471" calcext:value-type="float">
            <text:p>-0.8886137605</text:p>
          </table:table-cell>
          <table:table-cell office:value-type="float" office:value="0.747598946095" calcext:value-type="float">
            <text:p>0.7475989461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4.235" calcext:value-type="float">
            <text:p>4.235</text:p>
          </table:table-cell>
          <table:table-cell office:value-type="float" office:value="-0.71" calcext:value-type="float">
            <text:p>-0.7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16703402996" calcext:value-type="float">
            <text:p>2.16703403</text:p>
          </table:table-cell>
          <table:table-cell office:value-type="float" office:value="-0.899089813232" calcext:value-type="float">
            <text:p>-0.8990898132</text:p>
          </table:table-cell>
          <table:table-cell office:value-type="float" office:value="3.98571681976" calcext:value-type="float">
            <text:p>3.9857168198</text:p>
          </table:table-cell>
          <table:table-cell office:value-type="float" office:value="2.64688062668" calcext:value-type="float">
            <text:p>2.6468806267</text:p>
          </table:table-cell>
          <table:table-cell office:value-type="float" office:value="-0.889295518398" calcext:value-type="float">
            <text:p>-0.8892955184</text:p>
          </table:table-cell>
          <table:table-cell office:value-type="float" office:value="0.645067334175" calcext:value-type="float">
            <text:p>0.6450673342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4.194" calcext:value-type="float">
            <text:p>4.194</text:p>
          </table:table-cell>
          <table:table-cell office:value-type="float" office:value="-0.67" calcext:value-type="float">
            <text:p>-0.6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19087064266" calcext:value-type="float">
            <text:p>2.1908706427</text:p>
          </table:table-cell>
          <table:table-cell office:value-type="float" office:value="-0.902117609978" calcext:value-type="float">
            <text:p>-0.90211761</text:p>
          </table:table-cell>
          <table:table-cell office:value-type="float" office:value="3.37615895271" calcext:value-type="float">
            <text:p>3.3761589527</text:p>
          </table:table-cell>
          <table:table-cell office:value-type="float" office:value="2.65489816666" calcext:value-type="float">
            <text:p>2.6548981667</text:p>
          </table:table-cell>
          <table:table-cell office:value-type="float" office:value="-0.889992952347" calcext:value-type="float">
            <text:p>-0.8899929523</text:p>
          </table:table-cell>
          <table:table-cell office:value-type="float" office:value="0.520893990993" calcext:value-type="float">
            <text:p>0.520893991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4.154" calcext:value-type="float">
            <text:p>4.154</text:p>
          </table:table-cell>
          <table:table-cell office:value-type="float" office:value="-0.629" calcext:value-type="float">
            <text:p>-0.62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21410548687" calcext:value-type="float">
            <text:p>2.2141054869</text:p>
          </table:table-cell>
          <table:table-cell office:value-type="float" office:value="-0.90153580904" calcext:value-type="float">
            <text:p>-0.901535809</text:p>
          </table:table-cell>
          <table:table-cell office:value-type="float" office:value="2.98496675491" calcext:value-type="float">
            <text:p>2.9849667549</text:p>
          </table:table-cell>
          <table:table-cell office:value-type="float" office:value="2.66383123398" calcext:value-type="float">
            <text:p>2.663831234</text:p>
          </table:table-cell>
          <table:table-cell office:value-type="float" office:value="-0.889417171478" calcext:value-type="float">
            <text:p>-0.8894171715</text:p>
          </table:table-cell>
          <table:table-cell office:value-type="float" office:value="0.427041471004" calcext:value-type="float">
            <text:p>0.427041471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4.114" calcext:value-type="float">
            <text:p>4.114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23642647266" calcext:value-type="float">
            <text:p>2.2364264727</text:p>
          </table:table-cell>
          <table:table-cell office:value-type="float" office:value="-0.900794029236" calcext:value-type="float">
            <text:p>-0.9007940292</text:p>
          </table:table-cell>
          <table:table-cell office:value-type="float" office:value="2.66155338287" calcext:value-type="float">
            <text:p>2.6615533829</text:p>
          </table:table-cell>
          <table:table-cell office:value-type="float" office:value="2.67379307747" calcext:value-type="float">
            <text:p>2.6737930775</text:p>
          </table:table-cell>
          <table:table-cell office:value-type="float" office:value="-0.889401733875" calcext:value-type="float">
            <text:p>-0.8894017339</text:p>
          </table:table-cell>
          <table:table-cell office:value-type="float" office:value="0.318252831697" calcext:value-type="float">
            <text:p>0.3182528317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4.073" calcext:value-type="float">
            <text:p>4.073</text:p>
          </table:table-cell>
          <table:table-cell office:value-type="float" office:value="-0.547" calcext:value-type="float">
            <text:p>-0.54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26151490211" calcext:value-type="float">
            <text:p>2.2615149021</text:p>
          </table:table-cell>
          <table:table-cell office:value-type="float" office:value="-0.901971399784" calcext:value-type="float">
            <text:p>-0.9019713998</text:p>
          </table:table-cell>
          <table:table-cell office:value-type="float" office:value="2.32092905045" calcext:value-type="float">
            <text:p>2.3209290505</text:p>
          </table:table-cell>
          <table:table-cell office:value-type="float" office:value="2.68834519386" calcext:value-type="float">
            <text:p>2.6883451939</text:p>
          </table:table-cell>
          <table:table-cell office:value-type="float" office:value="-0.890864908695" calcext:value-type="float">
            <text:p>-0.8908649087</text:p>
          </table:table-cell>
          <table:table-cell office:value-type="float" office:value="0.164627820253" calcext:value-type="float">
            <text:p>0.16462782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033" calcext:value-type="float">
            <text:p>4.033</text:p>
          </table:table-cell>
          <table:table-cell office:value-type="float" office:value="-0.506" calcext:value-type="float">
            <text:p>-0.50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28851497173" calcext:value-type="float">
            <text:p>2.2885149717</text:p>
          </table:table-cell>
          <table:table-cell office:value-type="float" office:value="-0.900908410549" calcext:value-type="float">
            <text:p>-0.9009084105</text:p>
          </table:table-cell>
          <table:table-cell office:value-type="float" office:value="2.19019126892" calcext:value-type="float">
            <text:p>2.1901912689</text:p>
          </table:table-cell>
          <table:table-cell office:value-type="float" office:value="2.69860005379" calcext:value-type="float">
            <text:p>2.6986000538</text:p>
          </table:table-cell>
          <table:table-cell office:value-type="float" office:value="-0.892019987106" calcext:value-type="float">
            <text:p>-0.8920199871</text:p>
          </table:table-cell>
          <table:table-cell office:value-type="float" office:value="0.0386547446251" calcext:value-type="float">
            <text:p>0.0386547446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3.993" calcext:value-type="float">
            <text:p>3.993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31355619431" calcext:value-type="float">
            <text:p>2.3135561943</text:p>
          </table:table-cell>
          <table:table-cell office:value-type="float" office:value="-0.897707343102" calcext:value-type="float">
            <text:p>-0.8977073431</text:p>
          </table:table-cell>
          <table:table-cell office:value-type="float" office:value="2.231092453" calcext:value-type="float">
            <text:p>2.231092453</text:p>
          </table:table-cell>
          <table:table-cell office:value-type="float" office:value="2.71293592453" calcext:value-type="float">
            <text:p>2.7129359245</text:p>
          </table:table-cell>
          <table:table-cell office:value-type="float" office:value="-0.893703043461" calcext:value-type="float">
            <text:p>-0.8937030435</text:p>
          </table:table-cell>
          <table:table-cell office:value-type="float" office:value="-0.170602187514" calcext:value-type="float">
            <text:p>-0.1706021875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3.952" calcext:value-type="float">
            <text:p>3.952</text:p>
          </table:table-cell>
          <table:table-cell office:value-type="float" office:value="-0.424" calcext:value-type="float">
            <text:p>-0.42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33978319168" calcext:value-type="float">
            <text:p>2.3397831917</text:p>
          </table:table-cell>
          <table:table-cell office:value-type="float" office:value="-0.898145258427" calcext:value-type="float">
            <text:p>-0.8981452584</text:p>
          </table:table-cell>
          <table:table-cell office:value-type="float" office:value="2.17027926445" calcext:value-type="float">
            <text:p>2.1702792645</text:p>
          </table:table-cell>
          <table:table-cell office:value-type="float" office:value="2.72918128967" calcext:value-type="float">
            <text:p>2.7291812897</text:p>
          </table:table-cell>
          <table:table-cell office:value-type="float" office:value="-0.896802127361" calcext:value-type="float">
            <text:p>-0.8968021274</text:p>
          </table:table-cell>
          <table:table-cell office:value-type="float" office:value="-0.479028493166" calcext:value-type="float">
            <text:p>-0.4790284932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3.913" calcext:value-type="float">
            <text:p>3.913</text:p>
          </table:table-cell>
          <table:table-cell office:value-type="float" office:value="-0.383" calcext:value-type="float">
            <text:p>-0.38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37139904499" calcext:value-type="float">
            <text:p>2.371399045</text:p>
          </table:table-cell>
          <table:table-cell office:value-type="float" office:value="-0.899240732193" calcext:value-type="float">
            <text:p>-0.8992407322</text:p>
          </table:table-cell>
          <table:table-cell office:value-type="float" office:value="2.1453063488" calcext:value-type="float">
            <text:p>2.1453063488</text:p>
          </table:table-cell>
          <table:table-cell office:value-type="float" office:value="2.75176930428" calcext:value-type="float">
            <text:p>2.7517693043</text:p>
          </table:table-cell>
          <table:table-cell office:value-type="float" office:value="-0.898732066154" calcext:value-type="float">
            <text:p>-0.8987320662</text:p>
          </table:table-cell>
          <table:table-cell office:value-type="float" office:value="-0.771498858929" calcext:value-type="float">
            <text:p>-0.7714988589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3.873" calcext:value-type="float">
            <text:p>3.873</text:p>
          </table:table-cell>
          <table:table-cell office:value-type="float" office:value="-0.342" calcext:value-type="float">
            <text:p>-0.34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39978635311" calcext:value-type="float">
            <text:p>2.3997863531</text:p>
          </table:table-cell>
          <table:table-cell office:value-type="float" office:value="-0.898551881313" calcext:value-type="float">
            <text:p>-0.8985518813</text:p>
          </table:table-cell>
          <table:table-cell office:value-type="float" office:value="2.24415922165" calcext:value-type="float">
            <text:p>2.2441592217</text:p>
          </table:table-cell>
          <table:table-cell office:value-type="float" office:value="2.77149581909" calcext:value-type="float">
            <text:p>2.7714958191</text:p>
          </table:table-cell>
          <table:table-cell office:value-type="float" office:value="-0.898539304733" calcext:value-type="float">
            <text:p>-0.8985393047</text:p>
          </table:table-cell>
          <table:table-cell office:value-type="float" office:value="-0.898749232292" calcext:value-type="float">
            <text:p>-0.8987492323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3.833" calcext:value-type="float">
            <text:p>3.833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43011260033" calcext:value-type="float">
            <text:p>2.4301126003</text:p>
          </table:table-cell>
          <table:table-cell office:value-type="float" office:value="-0.898119688034" calcext:value-type="float">
            <text:p>-0.898119688</text:p>
          </table:table-cell>
          <table:table-cell office:value-type="float" office:value="2.31300902367" calcext:value-type="float">
            <text:p>2.3130090237</text:p>
          </table:table-cell>
          <table:table-cell office:value-type="float" office:value="2.78648853302" calcext:value-type="float">
            <text:p>2.786488533</text:p>
          </table:table-cell>
          <table:table-cell office:value-type="float" office:value="-0.899330258369" calcext:value-type="float">
            <text:p>-0.8993302584</text:p>
          </table:table-cell>
          <table:table-cell office:value-type="float" office:value="-1.08434092999" calcext:value-type="float">
            <text:p>-1.08434093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3.793" calcext:value-type="float">
            <text:p>3.793</text:p>
          </table:table-cell>
          <table:table-cell office:value-type="float" office:value="-0.26" calcext:value-type="float">
            <text:p>-0.2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46222257614" calcext:value-type="float">
            <text:p>2.4622225761</text:p>
          </table:table-cell>
          <table:table-cell office:value-type="float" office:value="-0.899088740349" calcext:value-type="float">
            <text:p>-0.8990887403</text:p>
          </table:table-cell>
          <table:table-cell office:value-type="float" office:value="2.29958033562" calcext:value-type="float">
            <text:p>2.2995803356</text:p>
          </table:table-cell>
          <table:table-cell office:value-type="float" office:value="2.80230331421" calcext:value-type="float">
            <text:p>2.8023033142</text:p>
          </table:table-cell>
          <table:table-cell office:value-type="float" office:value="-0.902411937714" calcext:value-type="float">
            <text:p>-0.9024119377</text:p>
          </table:table-cell>
          <table:table-cell office:value-type="float" office:value="-1.36168825626" calcext:value-type="float">
            <text:p>-1.3616882563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3.753" calcext:value-type="float">
            <text:p>3.753</text:p>
          </table:table-cell>
          <table:table-cell office:value-type="float" office:value="-0.22" calcext:value-type="float">
            <text:p>-0.2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49070286751" calcext:value-type="float">
            <text:p>2.4907028675</text:p>
          </table:table-cell>
          <table:table-cell office:value-type="float" office:value="-0.898234069347" calcext:value-type="float">
            <text:p>-0.8982340693</text:p>
          </table:table-cell>
          <table:table-cell office:value-type="float" office:value="2.26862978935" calcext:value-type="float">
            <text:p>2.2686297894</text:p>
          </table:table-cell>
          <table:table-cell office:value-type="float" office:value="2.82557082176" calcext:value-type="float">
            <text:p>2.8255708218</text:p>
          </table:table-cell>
          <table:table-cell office:value-type="float" office:value="-0.903047025204" calcext:value-type="float">
            <text:p>-0.9030470252</text:p>
          </table:table-cell>
          <table:table-cell office:value-type="float" office:value="-1.48633420467" calcext:value-type="float">
            <text:p>-1.4863342047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3.713" calcext:value-type="float">
            <text:p>3.713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51933193207" calcext:value-type="float">
            <text:p>2.5193319321</text:p>
          </table:table-cell>
          <table:table-cell office:value-type="float" office:value="-0.895951211452" calcext:value-type="float">
            <text:p>-0.8959512115</text:p>
          </table:table-cell>
          <table:table-cell office:value-type="float" office:value="2.37550473213" calcext:value-type="float">
            <text:p>2.3755047321</text:p>
          </table:table-cell>
          <table:table-cell office:value-type="float" office:value="2.8510825634" calcext:value-type="float">
            <text:p>2.8510825634</text:p>
          </table:table-cell>
          <table:table-cell office:value-type="float" office:value="-0.903200507164" calcext:value-type="float">
            <text:p>-0.9032005072</text:p>
          </table:table-cell>
          <table:table-cell office:value-type="float" office:value="-1.57399594784" calcext:value-type="float">
            <text:p>-1.5739959478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3.672" calcext:value-type="float">
            <text:p>3.672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54618608952" calcext:value-type="float">
            <text:p>2.5461860895</text:p>
          </table:table-cell>
          <table:table-cell office:value-type="float" office:value="-0.896755993366" calcext:value-type="float">
            <text:p>-0.8967559934</text:p>
          </table:table-cell>
          <table:table-cell office:value-type="float" office:value="2.30569577217" calcext:value-type="float">
            <text:p>2.3056957722</text:p>
          </table:table-cell>
          <table:table-cell office:value-type="float" office:value="2.87895298004" calcext:value-type="float">
            <text:p>2.87895298</text:p>
          </table:table-cell>
          <table:table-cell office:value-type="float" office:value="-0.905813694" calcext:value-type="float">
            <text:p>-0.905813694</text:p>
          </table:table-cell>
          <table:table-cell office:value-type="float" office:value="-1.76706767082" calcext:value-type="float">
            <text:p>-1.76706767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631" calcext:value-type="float">
            <text:p>3.631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57385337353" calcext:value-type="float">
            <text:p>2.5738533735</text:p>
          </table:table-cell>
          <table:table-cell office:value-type="float" office:value="-0.897211611271" calcext:value-type="float">
            <text:p>-0.8972116113</text:p>
          </table:table-cell>
          <table:table-cell office:value-type="float" office:value="2.21368312836" calcext:value-type="float">
            <text:p>2.2136831284</text:p>
          </table:table-cell>
          <table:table-cell office:value-type="float" office:value="2.90134143829" calcext:value-type="float">
            <text:p>2.9013414383</text:p>
          </table:table-cell>
          <table:table-cell office:value-type="float" office:value="-0.907268881798" calcext:value-type="float">
            <text:p>-0.9072688818</text:p>
          </table:table-cell>
          <table:table-cell office:value-type="float" office:value="-1.89903998375" calcext:value-type="float">
            <text:p>-1.8990399838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3.59" calcext:value-type="float">
            <text:p>3.59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60393536091" calcext:value-type="float">
            <text:p>2.6039353609</text:p>
          </table:table-cell>
          <table:table-cell office:value-type="float" office:value="-0.894972741604" calcext:value-type="float">
            <text:p>-0.8949727416</text:p>
          </table:table-cell>
          <table:table-cell office:value-type="float" office:value="2.26164603233" calcext:value-type="float">
            <text:p>2.2616460323</text:p>
          </table:table-cell>
          <table:table-cell office:value-type="float" office:value="2.91315484047" calcext:value-type="float">
            <text:p>2.9131548405</text:p>
          </table:table-cell>
          <table:table-cell office:value-type="float" office:value="-0.906704723835" calcext:value-type="float">
            <text:p>-0.9067047238</text:p>
          </table:table-cell>
          <table:table-cell office:value-type="float" office:value="-1.90961837769" calcext:value-type="float">
            <text:p>-1.9096183777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3.551" calcext:value-type="float">
            <text:p>3.551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63358473778" calcext:value-type="float">
            <text:p>2.6335847378</text:p>
          </table:table-cell>
          <table:table-cell office:value-type="float" office:value="-0.894417285919" calcext:value-type="float">
            <text:p>-0.8944172859</text:p>
          </table:table-cell>
          <table:table-cell office:value-type="float" office:value="2.22122454643" calcext:value-type="float">
            <text:p>2.2212245464</text:p>
          </table:table-cell>
          <table:table-cell office:value-type="float" office:value="2.92785215378" calcext:value-type="float">
            <text:p>2.9278521538</text:p>
          </table:table-cell>
          <table:table-cell office:value-type="float" office:value="-0.907270550728" calcext:value-type="float">
            <text:p>-0.9072705507</text:p>
          </table:table-cell>
          <table:table-cell office:value-type="float" office:value="-1.95180737972" calcext:value-type="float">
            <text:p>-1.9518073797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3.51" calcext:value-type="float">
            <text:p>3.51</text:p>
          </table:table-cell>
          <table:table-cell office:value-type="float" office:value="0.026" calcext:value-type="float">
            <text:p>0.02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66171336174" calcext:value-type="float">
            <text:p>2.6617133617</text:p>
          </table:table-cell>
          <table:table-cell office:value-type="float" office:value="-0.895649313927" calcext:value-type="float">
            <text:p>-0.8956493139</text:p>
          </table:table-cell>
          <table:table-cell office:value-type="float" office:value="2.09856033325" calcext:value-type="float">
            <text:p>2.0985603333</text:p>
          </table:table-cell>
          <table:table-cell office:value-type="float" office:value="2.94133019447" calcext:value-type="float">
            <text:p>2.9413301945</text:p>
          </table:table-cell>
          <table:table-cell office:value-type="float" office:value="-0.908888280392" calcext:value-type="float">
            <text:p>-0.9088882804</text:p>
          </table:table-cell>
          <table:table-cell office:value-type="float" office:value="-2.01775360107" calcext:value-type="float">
            <text:p>-2.0177536011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3.47" calcext:value-type="float">
            <text:p>3.47</text:p>
          </table:table-cell>
          <table:table-cell office:value-type="float" office:value="0.066" calcext:value-type="float">
            <text:p>0.06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68042194843" calcext:value-type="float">
            <text:p>2.6804219484</text:p>
          </table:table-cell>
          <table:table-cell office:value-type="float" office:value="-0.895627379417" calcext:value-type="float">
            <text:p>-0.8956273794</text:p>
          </table:table-cell>
          <table:table-cell office:value-type="float" office:value="1.98794102669" calcext:value-type="float">
            <text:p>1.9879410267</text:p>
          </table:table-cell>
          <table:table-cell office:value-type="float" office:value="2.95410895348" calcext:value-type="float">
            <text:p>2.9541089535</text:p>
          </table:table-cell>
          <table:table-cell office:value-type="float" office:value="-0.909890115261" calcext:value-type="float">
            <text:p>-0.9098901153</text:p>
          </table:table-cell>
          <table:table-cell office:value-type="float" office:value="-2.0162320137" calcext:value-type="float">
            <text:p>-2.0162320137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3.429" calcext:value-type="float">
            <text:p>3.429</text:p>
          </table:table-cell>
          <table:table-cell office:value-type="float" office:value="0.106" calcext:value-type="float">
            <text:p>0.10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70066130161" calcext:value-type="float">
            <text:p>2.7006613016</text:p>
          </table:table-cell>
          <table:table-cell office:value-type="float" office:value="-0.894600868225" calcext:value-type="float">
            <text:p>-0.8946008682</text:p>
          </table:table-cell>
          <table:table-cell office:value-type="float" office:value="1.94667029381" calcext:value-type="float">
            <text:p>1.9466702938</text:p>
          </table:table-cell>
          <table:table-cell office:value-type="float" office:value="2.96645379066" calcext:value-type="float">
            <text:p>2.9664537907</text:p>
          </table:table-cell>
          <table:table-cell office:value-type="float" office:value="-0.911478638649" calcext:value-type="float">
            <text:p>-0.9114786386</text:p>
          </table:table-cell>
          <table:table-cell office:value-type="float" office:value="-2.07081890106" calcext:value-type="float">
            <text:p>-2.0708189011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3.388" calcext:value-type="float">
            <text:p>3.388</text:p>
          </table:table-cell>
          <table:table-cell office:value-type="float" office:value="0.148" calcext:value-type="float">
            <text:p>0.14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71975374222" calcext:value-type="float">
            <text:p>2.7197537422</text:p>
          </table:table-cell>
          <table:table-cell office:value-type="float" office:value="-0.892637252808" calcext:value-type="float">
            <text:p>-0.8926372528</text:p>
          </table:table-cell>
          <table:table-cell office:value-type="float" office:value="1.9495254755" calcext:value-type="float">
            <text:p>1.9495254755</text:p>
          </table:table-cell>
          <table:table-cell office:value-type="float" office:value="2.98338055611" calcext:value-type="float">
            <text:p>2.9833805561</text:p>
          </table:table-cell>
          <table:table-cell office:value-type="float" office:value="-0.915031433105" calcext:value-type="float">
            <text:p>-0.9150314331</text:p>
          </table:table-cell>
          <table:table-cell office:value-type="float" office:value="-2.2097454071" calcext:value-type="float">
            <text:p>-2.2097454071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3.347" calcext:value-type="float">
            <text:p>3.347</text:p>
          </table:table-cell>
          <table:table-cell office:value-type="float" office:value="0.188" calcext:value-type="float">
            <text:p>0.18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73931241035" calcext:value-type="float">
            <text:p>2.7393124104</text:p>
          </table:table-cell>
          <table:table-cell office:value-type="float" office:value="-0.895391821861" calcext:value-type="float">
            <text:p>-0.8953918219</text:p>
          </table:table-cell>
          <table:table-cell office:value-type="float" office:value="1.73026490211" calcext:value-type="float">
            <text:p>1.7302649021</text:p>
          </table:table-cell>
          <table:table-cell office:value-type="float" office:value="3.00581336021" calcext:value-type="float">
            <text:p>3.0058133602</text:p>
          </table:table-cell>
          <table:table-cell office:value-type="float" office:value="-0.91552656889" calcext:value-type="float">
            <text:p>-0.9155265689</text:p>
          </table:table-cell>
          <table:table-cell office:value-type="float" office:value="-2.20040535927" calcext:value-type="float">
            <text:p>-2.2004053593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3.304" calcext:value-type="float">
            <text:p>3.304</text:p>
          </table:table-cell>
          <table:table-cell office:value-type="float" office:value="0.23" calcext:value-type="float">
            <text:p>0.2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76471495628" calcext:value-type="float">
            <text:p>2.7647149563</text:p>
          </table:table-cell>
          <table:table-cell office:value-type="float" office:value="-0.896798670292" calcext:value-type="float">
            <text:p>-0.8967986703</text:p>
          </table:table-cell>
          <table:table-cell office:value-type="float" office:value="1.61144149303" calcext:value-type="float">
            <text:p>1.611441493</text:p>
          </table:table-cell>
          <table:table-cell office:value-type="float" office:value="3.02886390686" calcext:value-type="float">
            <text:p>3.0288639069</text:p>
          </table:table-cell>
          <table:table-cell office:value-type="float" office:value="-0.915613651276" calcext:value-type="float">
            <text:p>-0.9156136513</text:p>
          </table:table-cell>
          <table:table-cell office:value-type="float" office:value="-2.15869498253" calcext:value-type="float">
            <text:p>-2.1586949825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3.263" calcext:value-type="float">
            <text:p>3.263</text:p>
          </table:table-cell>
          <table:table-cell office:value-type="float" office:value="0.271" calcext:value-type="float">
            <text:p>0.27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79377651215" calcext:value-type="float">
            <text:p>2.7937765122</text:p>
          </table:table-cell>
          <table:table-cell office:value-type="float" office:value="-0.895158708096" calcext:value-type="float">
            <text:p>-0.8951587081</text:p>
          </table:table-cell>
          <table:table-cell office:value-type="float" office:value="1.64870846272" calcext:value-type="float">
            <text:p>1.6487084627</text:p>
          </table:table-cell>
          <table:table-cell office:value-type="float" office:value="3.05163145065" calcext:value-type="float">
            <text:p>3.0516314507</text:p>
          </table:table-cell>
          <table:table-cell office:value-type="float" office:value="-0.918861985207" calcext:value-type="float">
            <text:p>-0.9188619852</text:p>
          </table:table-cell>
          <table:table-cell office:value-type="float" office:value="-2.31064772606" calcext:value-type="float">
            <text:p>-2.31064772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222" calcext:value-type="float">
            <text:p>3.222</text:p>
          </table:table-cell>
          <table:table-cell office:value-type="float" office:value="0.311" calcext:value-type="float">
            <text:p>0.31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82301926613" calcext:value-type="float">
            <text:p>2.8230192661</text:p>
          </table:table-cell>
          <table:table-cell office:value-type="float" office:value="-0.895337760448" calcext:value-type="float">
            <text:p>-0.8953377604</text:p>
          </table:table-cell>
          <table:table-cell office:value-type="float" office:value="1.57404887676" calcext:value-type="float">
            <text:p>1.5740488768</text:p>
          </table:table-cell>
          <table:table-cell office:value-type="float" office:value="3.07427692413" calcext:value-type="float">
            <text:p>3.0742769241</text:p>
          </table:table-cell>
          <table:table-cell office:value-type="float" office:value="-0.922005176544" calcext:value-type="float">
            <text:p>-0.9220051765</text:p>
          </table:table-cell>
          <table:table-cell office:value-type="float" office:value="-2.48704123497" calcext:value-type="float">
            <text:p>-2.487041235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3.182" calcext:value-type="float">
            <text:p>3.182</text:p>
          </table:table-cell>
          <table:table-cell office:value-type="float" office:value="0.35" calcext:value-type="float">
            <text:p>0.3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84839344025" calcext:value-type="float">
            <text:p>2.8483934403</text:p>
          </table:table-cell>
          <table:table-cell office:value-type="float" office:value="-0.896584153175" calcext:value-type="float">
            <text:p>-0.8965841532</text:p>
          </table:table-cell>
          <table:table-cell office:value-type="float" office:value="1.38637650013" calcext:value-type="float">
            <text:p>1.3863765001</text:p>
          </table:table-cell>
          <table:table-cell office:value-type="float" office:value="3.10206890106" calcext:value-type="float">
            <text:p>3.1020689011</text:p>
          </table:table-cell>
          <table:table-cell office:value-type="float" office:value="-0.921386063099" calcext:value-type="float">
            <text:p>-0.9213860631</text:p>
          </table:table-cell>
          <table:table-cell office:value-type="float" office:value="-2.45264267921" calcext:value-type="float">
            <text:p>-2.4526426792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3.141" calcext:value-type="float">
            <text:p>3.141</text:p>
          </table:table-cell>
          <table:table-cell office:value-type="float" office:value="0.39" calcext:value-type="float">
            <text:p>0.3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863976717" calcext:value-type="float">
            <text:p>2.863976717</text:p>
          </table:table-cell>
          <table:table-cell office:value-type="float" office:value="-0.894003331661" calcext:value-type="float">
            <text:p>-0.8940033317</text:p>
          </table:table-cell>
          <table:table-cell office:value-type="float" office:value="1.4189337492" calcext:value-type="float">
            <text:p>1.4189337492</text:p>
          </table:table-cell>
          <table:table-cell office:value-type="float" office:value="3.12769794464" calcext:value-type="float">
            <text:p>3.1276979446</text:p>
          </table:table-cell>
          <table:table-cell office:value-type="float" office:value="-0.920301616192" calcext:value-type="float">
            <text:p>-0.9203016162</text:p>
          </table:table-cell>
          <table:table-cell office:value-type="float" office:value="-2.37945389748" calcext:value-type="float">
            <text:p>-2.3794538975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3.099" calcext:value-type="float">
            <text:p>3.099</text:p>
          </table:table-cell>
          <table:table-cell office:value-type="float" office:value="0.429" calcext:value-type="float">
            <text:p>0.42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88033342361" calcext:value-type="float">
            <text:p>2.8803334236</text:p>
          </table:table-cell>
          <table:table-cell office:value-type="float" office:value="-0.891144454479" calcext:value-type="float">
            <text:p>-0.8911444545</text:p>
          </table:table-cell>
          <table:table-cell office:value-type="float" office:value="1.5054397583" calcext:value-type="float">
            <text:p>1.5054397583</text:p>
          </table:table-cell>
          <table:table-cell office:value-type="float" office:value="3.15190243721" calcext:value-type="float">
            <text:p>3.1519024372</text:p>
          </table:table-cell>
          <table:table-cell office:value-type="float" office:value="-0.923351109028" calcext:value-type="float">
            <text:p>-0.923351109</text:p>
          </table:table-cell>
          <table:table-cell office:value-type="float" office:value="-2.58704280853" calcext:value-type="float">
            <text:p>-2.5870428085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3.058" calcext:value-type="float">
            <text:p>3.058</text:p>
          </table:table-cell>
          <table:table-cell office:value-type="float" office:value="0.468" calcext:value-type="float">
            <text:p>0.46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90208673477" calcext:value-type="float">
            <text:p>2.9020867348</text:p>
          </table:table-cell>
          <table:table-cell office:value-type="float" office:value="-0.893182635307" calcext:value-type="float">
            <text:p>-0.8931826353</text:p>
          </table:table-cell>
          <table:table-cell office:value-type="float" office:value="1.31203532219" calcext:value-type="float">
            <text:p>1.3120353222</text:p>
          </table:table-cell>
          <table:table-cell office:value-type="float" office:value="3.17198729515" calcext:value-type="float">
            <text:p>3.1719872952</text:p>
          </table:table-cell>
          <table:table-cell office:value-type="float" office:value="-0.930000185966" calcext:value-type="float">
            <text:p>-0.930000186</text:p>
          </table:table-cell>
          <table:table-cell office:value-type="float" office:value="-3.05797553062" calcext:value-type="float">
            <text:p>-3.0579755306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3.016" calcext:value-type="float">
            <text:p>3.016</text:p>
          </table:table-cell>
          <table:table-cell office:value-type="float" office:value="0.506" calcext:value-type="float">
            <text:p>0.50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93007946014" calcext:value-type="float">
            <text:p>2.9300794601</text:p>
          </table:table-cell>
          <table:table-cell office:value-type="float" office:value="-0.893066644669" calcext:value-type="float">
            <text:p>-0.8930666447</text:p>
          </table:table-cell>
          <table:table-cell office:value-type="float" office:value="1.22137093544" calcext:value-type="float">
            <text:p>1.2213709354</text:p>
          </table:table-cell>
          <table:table-cell office:value-type="float" office:value="3.20186495781" calcext:value-type="float">
            <text:p>3.2018649578</text:p>
          </table:table-cell>
          <table:table-cell office:value-type="float" office:value="-0.93157595396" calcext:value-type="float">
            <text:p>-0.931575954</text:p>
          </table:table-cell>
          <table:table-cell office:value-type="float" office:value="-3.3153116703" calcext:value-type="float">
            <text:p>-3.3153116703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2.972" calcext:value-type="float">
            <text:p>2.972</text:p>
          </table:table-cell>
          <table:table-cell office:value-type="float" office:value="0.546" calcext:value-type="float">
            <text:p>0.54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95869994164" calcext:value-type="float">
            <text:p>2.9586999416</text:p>
          </table:table-cell>
          <table:table-cell office:value-type="float" office:value="-0.888093829155" calcext:value-type="float">
            <text:p>-0.8880938292</text:p>
          </table:table-cell>
          <table:table-cell office:value-type="float" office:value="1.45871412754" calcext:value-type="float">
            <text:p>1.4587141275</text:p>
          </table:table-cell>
          <table:table-cell office:value-type="float" office:value="3.23336172104" calcext:value-type="float">
            <text:p>3.233361721</text:p>
          </table:table-cell>
          <table:table-cell office:value-type="float" office:value="-0.933707535267" calcext:value-type="float">
            <text:p>-0.9337075353</text:p>
          </table:table-cell>
          <table:table-cell office:value-type="float" office:value="-3.66190886497" calcext:value-type="float">
            <text:p>-3.661908865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2.93" calcext:value-type="float">
            <text:p>2.93</text:p>
          </table:table-cell>
          <table:table-cell office:value-type="float" office:value="0.585" calcext:value-type="float">
            <text:p>0.58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98797225952" calcext:value-type="float">
            <text:p>2.9879722595</text:p>
          </table:table-cell>
          <table:table-cell office:value-type="float" office:value="-0.887377858162" calcext:value-type="float">
            <text:p>-0.8873778582</text:p>
          </table:table-cell>
          <table:table-cell office:value-type="float" office:value="1.47757709026" calcext:value-type="float">
            <text:p>1.4775770903</text:p>
          </table:table-cell>
          <table:table-cell office:value-type="float" office:value="3.25643897057" calcext:value-type="float">
            <text:p>3.2564389706</text:p>
          </table:table-cell>
          <table:table-cell office:value-type="float" office:value="-0.941405236721" calcext:value-type="float">
            <text:p>-0.9414052367</text:p>
          </table:table-cell>
          <table:table-cell office:value-type="float" office:value="-4.32166719437" calcext:value-type="float">
            <text:p>-4.3216671944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2.887" calcext:value-type="float">
            <text:p>2.887</text:p>
          </table:table-cell>
          <table:table-cell office:value-type="float" office:value="0.624" calcext:value-type="float">
            <text:p>0.62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01539349556" calcext:value-type="float">
            <text:p>3.0153934956</text:p>
          </table:table-cell>
          <table:table-cell office:value-type="float" office:value="-0.889136254787" calcext:value-type="float">
            <text:p>-0.8891362548</text:p>
          </table:table-cell>
          <table:table-cell office:value-type="float" office:value="1.39140152931" calcext:value-type="float">
            <text:p>1.3914015293</text:p>
          </table:table-cell>
          <table:table-cell office:value-type="float" office:value="3.28651976585" calcext:value-type="float">
            <text:p>3.2865197659</text:p>
          </table:table-cell>
          <table:table-cell office:value-type="float" office:value="-0.946746528149" calcext:value-type="float">
            <text:p>-0.9467465281</text:p>
          </table:table-cell>
          <table:table-cell office:value-type="float" office:value="-4.90724134445" calcext:value-type="float">
            <text:p>-4.9072413445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2.845" calcext:value-type="float">
            <text:p>2.845</text:p>
          </table:table-cell>
          <table:table-cell office:value-type="float" office:value="0.662" calcext:value-type="float">
            <text:p>0.66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04219961166" calcext:value-type="float">
            <text:p>3.0421996117</text:p>
          </table:table-cell>
          <table:table-cell office:value-type="float" office:value="-0.886831223965" calcext:value-type="float">
            <text:p>-0.886831224</text:p>
          </table:table-cell>
          <table:table-cell office:value-type="float" office:value="1.46537005901" calcext:value-type="float">
            <text:p>1.465370059</text:p>
          </table:table-cell>
          <table:table-cell office:value-type="float" office:value="3.31850194931" calcext:value-type="float">
            <text:p>3.3185019493</text:p>
          </table:table-cell>
          <table:table-cell office:value-type="float" office:value="-0.949802875519" calcext:value-type="float">
            <text:p>-0.9498028755</text:p>
          </table:table-cell>
          <table:table-cell office:value-type="float" office:value="-5.39692354202" calcext:value-type="float">
            <text:p>-5.3969235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804" calcext:value-type="float">
            <text:p>2.804</text:p>
          </table:table-cell>
          <table:table-cell office:value-type="float" office:value="0.7" calcext:value-type="float">
            <text:p>0.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06953191757" calcext:value-type="float">
            <text:p>3.0695319176</text:p>
          </table:table-cell>
          <table:table-cell office:value-type="float" office:value="-0.885838091373" calcext:value-type="float">
            <text:p>-0.8858380914</text:p>
          </table:table-cell>
          <table:table-cell office:value-type="float" office:value="1.46252763271" calcext:value-type="float">
            <text:p>1.4625276327</text:p>
          </table:table-cell>
          <table:table-cell office:value-type="float" office:value="3.34109449387" calcext:value-type="float">
            <text:p>3.3410944939</text:p>
          </table:table-cell>
          <table:table-cell office:value-type="float" office:value="-0.956935763359" calcext:value-type="float">
            <text:p>-0.9569357634</text:p>
          </table:table-cell>
          <table:table-cell office:value-type="float" office:value="-6.12256622314" calcext:value-type="float">
            <text:p>-6.1225662231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2.761" calcext:value-type="float">
            <text:p>2.761</text:p>
          </table:table-cell>
          <table:table-cell office:value-type="float" office:value="0.738" calcext:value-type="float">
            <text:p>0.73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09683799744" calcext:value-type="float">
            <text:p>3.0968379974</text:p>
          </table:table-cell>
          <table:table-cell office:value-type="float" office:value="-0.889020800591" calcext:value-type="float">
            <text:p>-0.8890208006</text:p>
          </table:table-cell>
          <table:table-cell office:value-type="float" office:value="1.25090682507" calcext:value-type="float">
            <text:p>1.2509068251</text:p>
          </table:table-cell>
          <table:table-cell office:value-type="float" office:value="3.35502552986" calcext:value-type="float">
            <text:p>3.3550255299</text:p>
          </table:table-cell>
          <table:table-cell office:value-type="float" office:value="-0.963530421257" calcext:value-type="float">
            <text:p>-0.9635304213</text:p>
          </table:table-cell>
          <table:table-cell office:value-type="float" office:value="-6.83718776703" calcext:value-type="float">
            <text:p>-6.837187767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2.72" calcext:value-type="float">
            <text:p>2.72</text:p>
          </table:table-cell>
          <table:table-cell office:value-type="float" office:value="0.775" calcext:value-type="float">
            <text:p>0.77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12363314629" calcext:value-type="float">
            <text:p>3.1236331463</text:p>
          </table:table-cell>
          <table:table-cell office:value-type="float" office:value="-0.888368487358" calcext:value-type="float">
            <text:p>-0.8883684874</text:p>
          </table:table-cell>
          <table:table-cell office:value-type="float" office:value="1.25475907326" calcext:value-type="float">
            <text:p>1.2547590733</text:p>
          </table:table-cell>
          <table:table-cell office:value-type="float" office:value="3.36314821243" calcext:value-type="float">
            <text:p>3.3631482124</text:p>
          </table:table-cell>
          <table:table-cell office:value-type="float" office:value="-0.966052412987" calcext:value-type="float">
            <text:p>-0.966052413</text:p>
          </table:table-cell>
          <table:table-cell office:value-type="float" office:value="-7.35445833206" calcext:value-type="float">
            <text:p>-7.3544583321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2.677" calcext:value-type="float">
            <text:p>2.677</text:p>
          </table:table-cell>
          <table:table-cell office:value-type="float" office:value="0.814" calcext:value-type="float">
            <text:p>0.81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15174412727" calcext:value-type="float">
            <text:p>3.1517441273</text:p>
          </table:table-cell>
          <table:table-cell office:value-type="float" office:value="-0.885508596897" calcext:value-type="float">
            <text:p>-0.8855085969</text:p>
          </table:table-cell>
          <table:table-cell office:value-type="float" office:value="1.38225853443" calcext:value-type="float">
            <text:p>1.3822585344</text:p>
          </table:table-cell>
          <table:table-cell office:value-type="float" office:value="3.37299394608" calcext:value-type="float">
            <text:p>3.3729939461</text:p>
          </table:table-cell>
          <table:table-cell office:value-type="float" office:value="-0.971067965031" calcext:value-type="float">
            <text:p>-0.971067965</text:p>
          </table:table-cell>
          <table:table-cell office:value-type="float" office:value="-7.96812057495" calcext:value-type="float">
            <text:p>-7.968120575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2.634" calcext:value-type="float">
            <text:p>2.634</text:p>
          </table:table-cell>
          <table:table-cell office:value-type="float" office:value="0.853" calcext:value-type="float">
            <text:p>0.85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17848229408" calcext:value-type="float">
            <text:p>3.1784822941</text:p>
          </table:table-cell>
          <table:table-cell office:value-type="float" office:value="-0.887849330902" calcext:value-type="float">
            <text:p>-0.8878493309</text:p>
          </table:table-cell>
          <table:table-cell office:value-type="float" office:value="1.15388727188" calcext:value-type="float">
            <text:p>1.1538872719</text:p>
          </table:table-cell>
          <table:table-cell office:value-type="float" office:value="3.39650177956" calcext:value-type="float">
            <text:p>3.3965017796</text:p>
          </table:table-cell>
          <table:table-cell office:value-type="float" office:value="-0.981755912304" calcext:value-type="float">
            <text:p>-0.9817559123</text:p>
          </table:table-cell>
          <table:table-cell office:value-type="float" office:value="-8.80356884003" calcext:value-type="float">
            <text:p>-8.80356884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2.592" calcext:value-type="float">
            <text:p>2.592</text:p>
          </table:table-cell>
          <table:table-cell office:value-type="float" office:value="0.892" calcext:value-type="float">
            <text:p>0.89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20542430878" calcext:value-type="float">
            <text:p>3.2054243088</text:p>
          </table:table-cell>
          <table:table-cell office:value-type="float" office:value="-0.890815913677" calcext:value-type="float">
            <text:p>-0.8908159137</text:p>
          </table:table-cell>
          <table:table-cell office:value-type="float" office:value="0.925554573536" calcext:value-type="float">
            <text:p>0.9255545735</text:p>
          </table:table-cell>
          <table:table-cell office:value-type="float" office:value="3.41853284836" calcext:value-type="float">
            <text:p>3.4185328484</text:p>
          </table:table-cell>
          <table:table-cell office:value-type="float" office:value="-0.988536477089" calcext:value-type="float">
            <text:p>-0.9885364771</text:p>
          </table:table-cell>
          <table:table-cell office:value-type="float" office:value="-9.47827339172" calcext:value-type="float">
            <text:p>-9.4782733917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2.55" calcext:value-type="float">
            <text:p>2.55</text:p>
          </table:table-cell>
          <table:table-cell office:value-type="float" office:value="0.93" calcext:value-type="float">
            <text:p>0.9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23675608635" calcext:value-type="float">
            <text:p>3.2367560864</text:p>
          </table:table-cell>
          <table:table-cell office:value-type="float" office:value="-0.887962222099" calcext:value-type="float">
            <text:p>-0.8879622221</text:p>
          </table:table-cell>
          <table:table-cell office:value-type="float" office:value="1.01183199883" calcext:value-type="float">
            <text:p>1.0118319988</text:p>
          </table:table-cell>
          <table:table-cell office:value-type="float" office:value="3.44113540649" calcext:value-type="float">
            <text:p>3.4411354065</text:p>
          </table:table-cell>
          <table:table-cell office:value-type="float" office:value="-0.995021522045" calcext:value-type="float">
            <text:p>-0.995021522</text:p>
          </table:table-cell>
          <table:table-cell office:value-type="float" office:value="-10.1324968338" calcext:value-type="float">
            <text:p>-10.1324968338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2.508" calcext:value-type="float">
            <text:p>2.508</text:p>
          </table:table-cell>
          <table:table-cell office:value-type="float" office:value="0.968" calcext:value-type="float">
            <text:p>0.96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2654132843" calcext:value-type="float">
            <text:p>3.2654132843</text:p>
          </table:table-cell>
          <table:table-cell office:value-type="float" office:value="-0.886719822884" calcext:value-type="float">
            <text:p>-0.8867198229</text:p>
          </table:table-cell>
          <table:table-cell office:value-type="float" office:value="1.02624797821" calcext:value-type="float">
            <text:p>1.0262479782</text:p>
          </table:table-cell>
          <table:table-cell office:value-type="float" office:value="3.46198701859" calcext:value-type="float">
            <text:p>3.4619870186</text:p>
          </table:table-cell>
          <table:table-cell office:value-type="float" office:value="-1.00448322296" calcext:value-type="float">
            <text:p>-1.004483223</text:p>
          </table:table-cell>
          <table:table-cell office:value-type="float" office:value="-10.9576454163" calcext:value-type="float">
            <text:p>-10.9576454163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2.467" calcext:value-type="float">
            <text:p>2.467</text:p>
          </table:table-cell>
          <table:table-cell office:value-type="float" office:value="1.006" calcext:value-type="float">
            <text:p>1.00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29398918152" calcext:value-type="float">
            <text:p>3.2939891815</text:p>
          </table:table-cell>
          <table:table-cell office:value-type="float" office:value="-0.889595806599" calcext:value-type="float">
            <text:p>-0.8895958066</text:p>
          </table:table-cell>
          <table:table-cell office:value-type="float" office:value="0.848445892334" calcext:value-type="float">
            <text:p>0.8484458923</text:p>
          </table:table-cell>
          <table:table-cell office:value-type="float" office:value="3.48189234734" calcext:value-type="float">
            <text:p>3.4818923473</text:p>
          </table:table-cell>
          <table:table-cell office:value-type="float" office:value="-1.01430404186" calcext:value-type="float">
            <text:p>-1.0143040419</text:p>
          </table:table-cell>
          <table:table-cell office:value-type="float" office:value="-11.7752170563" calcext:value-type="float">
            <text:p>-11.7752170563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2.425" calcext:value-type="float">
            <text:p>2.425</text:p>
          </table:table-cell>
          <table:table-cell office:value-type="float" office:value="1.044" calcext:value-type="float">
            <text:p>1.04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32108736038" calcext:value-type="float">
            <text:p>3.3210873604</text:p>
          </table:table-cell>
          <table:table-cell office:value-type="float" office:value="-0.88936573267" calcext:value-type="float">
            <text:p>-0.8893657327</text:p>
          </table:table-cell>
          <table:table-cell office:value-type="float" office:value="0.796136021614" calcext:value-type="float">
            <text:p>0.7961360216</text:p>
          </table:table-cell>
          <table:table-cell office:value-type="float" office:value="3.50170922279" calcext:value-type="float">
            <text:p>3.5017092228</text:p>
          </table:table-cell>
          <table:table-cell office:value-type="float" office:value="-1.02256381512" calcext:value-type="float">
            <text:p>-1.0225638151</text:p>
          </table:table-cell>
          <table:table-cell office:value-type="float" office:value="-12.5334434509" calcext:value-type="float">
            <text:p>-12.53344345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381" calcext:value-type="float">
            <text:p>2.38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34848713875" calcext:value-type="float">
            <text:p>3.3484871388</text:p>
          </table:table-cell>
          <table:table-cell office:value-type="float" office:value="-0.888666033745" calcext:value-type="float">
            <text:p>-0.8886660337</text:p>
          </table:table-cell>
          <table:table-cell office:value-type="float" office:value="0.793211698532" calcext:value-type="float">
            <text:p>0.7932116985</text:p>
          </table:table-cell>
          <table:table-cell office:value-type="float" office:value="3.52190303802" calcext:value-type="float">
            <text:p>3.521903038</text:p>
          </table:table-cell>
          <table:table-cell office:value-type="float" office:value="-1.03062558174" calcext:value-type="float">
            <text:p>-1.0306255817</text:p>
          </table:table-cell>
          <table:table-cell office:value-type="float" office:value="-13.348608017" calcext:value-type="float">
            <text:p>-13.348608017</text:p>
          </table:table-cell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2.338" calcext:value-type="float">
            <text:p>2.338</text:p>
          </table:table-cell>
          <table:table-cell office:value-type="float" office:value="1.121" calcext:value-type="float">
            <text:p>1.12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37735748291" calcext:value-type="float">
            <text:p>3.3773574829</text:p>
          </table:table-cell>
          <table:table-cell office:value-type="float" office:value="-0.888613760471" calcext:value-type="float">
            <text:p>-0.8886137605</text:p>
          </table:table-cell>
          <table:table-cell office:value-type="float" office:value="0.747598946095" calcext:value-type="float">
            <text:p>0.7475989461</text:p>
          </table:table-cell>
          <table:table-cell office:value-type="float" office:value="3.54336428642" calcext:value-type="float">
            <text:p>3.5433642864</text:p>
          </table:table-cell>
          <table:table-cell office:value-type="float" office:value="-1.04188382626" calcext:value-type="float">
            <text:p>-1.0418838263</text:p>
          </table:table-cell>
          <table:table-cell office:value-type="float" office:value="-14.3747253418" calcext:value-type="float">
            <text:p>-14.3747253418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2.295" calcext:value-type="float">
            <text:p>2.295</text:p>
          </table:table-cell>
          <table:table-cell office:value-type="float" office:value="1.159" calcext:value-type="float">
            <text:p>1.15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39688062668" calcext:value-type="float">
            <text:p>3.3968806267</text:p>
          </table:table-cell>
          <table:table-cell office:value-type="float" office:value="-0.889295518398" calcext:value-type="float">
            <text:p>-0.8892955184</text:p>
          </table:table-cell>
          <table:table-cell office:value-type="float" office:value="0.645067334175" calcext:value-type="float">
            <text:p>0.6450673342</text:p>
          </table:table-cell>
          <table:table-cell office:value-type="float" office:value="3.55038785934" calcext:value-type="float">
            <text:p>3.5503878593</text:p>
          </table:table-cell>
          <table:table-cell office:value-type="float" office:value="-1.05193424225" calcext:value-type="float">
            <text:p>-1.0519342423</text:p>
          </table:table-cell>
          <table:table-cell office:value-type="float" office:value="-15.4494094849" calcext:value-type="float">
            <text:p>-15.4494094849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2.251" calcext:value-type="float">
            <text:p>2.251</text:p>
          </table:table-cell>
          <table:table-cell office:value-type="float" office:value="1.197" calcext:value-type="float">
            <text:p>1.19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40489816666" calcext:value-type="float">
            <text:p>3.4048981667</text:p>
          </table:table-cell>
          <table:table-cell office:value-type="float" office:value="-0.889992952347" calcext:value-type="float">
            <text:p>-0.8899929523</text:p>
          </table:table-cell>
          <table:table-cell office:value-type="float" office:value="0.520893990993" calcext:value-type="float">
            <text:p>0.520893991</text:p>
          </table:table-cell>
          <table:table-cell office:value-type="float" office:value="3.56041359901" calcext:value-type="float">
            <text:p>3.560413599</text:p>
          </table:table-cell>
          <table:table-cell office:value-type="float" office:value="-1.0606675148" calcext:value-type="float">
            <text:p>-1.0606675148</text:p>
          </table:table-cell>
          <table:table-cell office:value-type="float" office:value="-16.4752864838" calcext:value-type="float">
            <text:p>-16.4752864838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2.209" calcext:value-type="float">
            <text:p>2.209</text:p>
          </table:table-cell>
          <table:table-cell office:value-type="float" office:value="1.233" calcext:value-type="float">
            <text:p>1.23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41383123398" calcext:value-type="float">
            <text:p>3.413831234</text:p>
          </table:table-cell>
          <table:table-cell office:value-type="float" office:value="-0.889417171478" calcext:value-type="float">
            <text:p>-0.8894171715</text:p>
          </table:table-cell>
          <table:table-cell office:value-type="float" office:value="0.427041471004" calcext:value-type="float">
            <text:p>0.427041471</text:p>
          </table:table-cell>
          <table:table-cell office:value-type="float" office:value="3.57118678093" calcext:value-type="float">
            <text:p>3.5711867809</text:p>
          </table:table-cell>
          <table:table-cell office:value-type="float" office:value="-1.07287859917" calcext:value-type="float">
            <text:p>-1.0728785992</text:p>
          </table:table-cell>
          <table:table-cell office:value-type="float" office:value="-17.7202777863" calcext:value-type="float">
            <text:p>-17.7202777863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2.168" calcext:value-type="float">
            <text:p>2.168</text:p>
          </table:table-cell>
          <table:table-cell office:value-type="float" office:value="1.269" calcext:value-type="float">
            <text:p>1.26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42379307747" calcext:value-type="float">
            <text:p>3.4237930775</text:p>
          </table:table-cell>
          <table:table-cell office:value-type="float" office:value="-0.889401733875" calcext:value-type="float">
            <text:p>-0.8894017339</text:p>
          </table:table-cell>
          <table:table-cell office:value-type="float" office:value="0.318252831697" calcext:value-type="float">
            <text:p>0.3182528317</text:p>
          </table:table-cell>
          <table:table-cell office:value-type="float" office:value="3.60583281517" calcext:value-type="float">
            <text:p>3.6058328152</text:p>
          </table:table-cell>
          <table:table-cell office:value-type="float" office:value="-1.08781254292" calcext:value-type="float">
            <text:p>-1.0878125429</text:p>
          </table:table-cell>
          <table:table-cell office:value-type="float" office:value="-19.0160293579" calcext:value-type="float">
            <text:p>-19.0160293579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2.126" calcext:value-type="float">
            <text:p>2.126</text:p>
          </table:table-cell>
          <table:table-cell office:value-type="float" office:value="1.304" calcext:value-type="float">
            <text:p>1.30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43834519386" calcext:value-type="float">
            <text:p>3.4383451939</text:p>
          </table:table-cell>
          <table:table-cell office:value-type="float" office:value="-0.890864908695" calcext:value-type="float">
            <text:p>-0.8908649087</text:p>
          </table:table-cell>
          <table:table-cell office:value-type="float" office:value="0.164627820253" calcext:value-type="float">
            <text:p>0.1646278203</text:p>
          </table:table-cell>
          <table:table-cell office:value-type="float" office:value="3.62247133255" calcext:value-type="float">
            <text:p>3.6224713326</text:p>
          </table:table-cell>
          <table:table-cell office:value-type="float" office:value="-1.09979856014" calcext:value-type="float">
            <text:p>-1.0997985601</text:p>
          </table:table-cell>
          <table:table-cell office:value-type="float" office:value="-20.3452777863" calcext:value-type="float">
            <text:p>-20.3452777863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2.084" calcext:value-type="float">
            <text:p>2.084</text:p>
          </table:table-cell>
          <table:table-cell office:value-type="float" office:value="1.338" calcext:value-type="float">
            <text:p>1.33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44860005379" calcext:value-type="float">
            <text:p>3.4486000538</text:p>
          </table:table-cell>
          <table:table-cell office:value-type="float" office:value="-0.892019987106" calcext:value-type="float">
            <text:p>-0.8920199871</text:p>
          </table:table-cell>
          <table:table-cell office:value-type="float" office:value="0.0386547446251" calcext:value-type="float">
            <text:p>0.0386547446</text:p>
          </table:table-cell>
          <table:table-cell office:value-type="float" office:value="3.65361642838" calcext:value-type="float">
            <text:p>3.6536164284</text:p>
          </table:table-cell>
          <table:table-cell office:value-type="float" office:value="-1.11314797401" calcext:value-type="float">
            <text:p>-1.113147974</text:p>
          </table:table-cell>
          <table:table-cell office:value-type="float" office:value="-21.5801811218" calcext:value-type="float">
            <text:p>-21.5801811218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2.042" calcext:value-type="float">
            <text:p>2.042</text:p>
          </table:table-cell>
          <table:table-cell office:value-type="float" office:value="1.372" calcext:value-type="float">
            <text:p>1.37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46293592453" calcext:value-type="float">
            <text:p>3.4629359245</text:p>
          </table:table-cell>
          <table:table-cell office:value-type="float" office:value="-0.893703043461" calcext:value-type="float">
            <text:p>-0.8937030435</text:p>
          </table:table-cell>
          <table:table-cell office:value-type="float" office:value="-0.170602187514" calcext:value-type="float">
            <text:p>-0.1706021875</text:p>
          </table:table-cell>
          <table:table-cell office:value-type="float" office:value="3.67586278915" calcext:value-type="float">
            <text:p>3.6758627892</text:p>
          </table:table-cell>
          <table:table-cell office:value-type="float" office:value="-1.12896227837" calcext:value-type="float">
            <text:p>-1.1289622784</text:p>
          </table:table-cell>
          <table:table-cell office:value-type="float" office:value="-23.0900764465" calcext:value-type="float">
            <text:p>-23.0900764465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1.998" calcext:value-type="float">
            <text:p>1.998</text:p>
          </table:table-cell>
          <table:table-cell office:value-type="float" office:value="1.406" calcext:value-type="float">
            <text:p>1.40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47918128967" calcext:value-type="float">
            <text:p>3.4791812897</text:p>
          </table:table-cell>
          <table:table-cell office:value-type="float" office:value="-0.896802127361" calcext:value-type="float">
            <text:p>-0.8968021274</text:p>
          </table:table-cell>
          <table:table-cell office:value-type="float" office:value="-0.479028493166" calcext:value-type="float">
            <text:p>-0.4790284932</text:p>
          </table:table-cell>
          <table:table-cell office:value-type="float" office:value="3.68459510803" calcext:value-type="float">
            <text:p>3.684595108</text:p>
          </table:table-cell>
          <table:table-cell office:value-type="float" office:value="-1.1420712471" calcext:value-type="float">
            <text:p>-1.1420712471</text:p>
          </table:table-cell>
          <table:table-cell office:value-type="float" office:value="-24.7066822052" calcext:value-type="float">
            <text:p>-24.70668220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954" calcext:value-type="float">
            <text:p>1.954</text:p>
          </table:table-cell>
          <table:table-cell office:value-type="float" office:value="1.44" calcext:value-type="float">
            <text:p>1.4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50176930428" calcext:value-type="float">
            <text:p>3.5017693043</text:p>
          </table:table-cell>
          <table:table-cell office:value-type="float" office:value="-0.898732066154" calcext:value-type="float">
            <text:p>-0.8987320662</text:p>
          </table:table-cell>
          <table:table-cell office:value-type="float" office:value="-0.771498858929" calcext:value-type="float">
            <text:p>-0.7714988589</text:p>
          </table:table-cell>
          <table:table-cell office:value-type="float" office:value="3.6972117424" calcext:value-type="float">
            <text:p>3.6972117424</text:p>
          </table:table-cell>
          <table:table-cell office:value-type="float" office:value="-1.15588343143" calcext:value-type="float">
            <text:p>-1.1558834314</text:p>
          </table:table-cell>
          <table:table-cell office:value-type="float" office:value="-26.3334884644" calcext:value-type="float">
            <text:p>-26.3334884644</text:p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1.91" calcext:value-type="float">
            <text:p>1.91</text:p>
          </table:table-cell>
          <table:table-cell office:value-type="float" office:value="1.472" calcext:value-type="float">
            <text:p>1.47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52149581909" calcext:value-type="float">
            <text:p>3.5214958191</text:p>
          </table:table-cell>
          <table:table-cell office:value-type="float" office:value="-0.898539304733" calcext:value-type="float">
            <text:p>-0.8985393047</text:p>
          </table:table-cell>
          <table:table-cell office:value-type="float" office:value="-0.898749232292" calcext:value-type="float">
            <text:p>-0.8987492323</text:p>
          </table:table-cell>
          <table:table-cell office:value-type="float" office:value="3.71114397049" calcext:value-type="float">
            <text:p>3.7111439705</text:p>
          </table:table-cell>
          <table:table-cell office:value-type="float" office:value="-1.1709407568" calcext:value-type="float">
            <text:p>-1.1709407568</text:p>
          </table:table-cell>
          <table:table-cell office:value-type="float" office:value="-28.0614967346" calcext:value-type="float">
            <text:p>-28.0614967346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1.866" calcext:value-type="float">
            <text:p>1.866</text:p>
          </table:table-cell>
          <table:table-cell office:value-type="float" office:value="1.504" calcext:value-type="float">
            <text:p>1.50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53648853302" calcext:value-type="float">
            <text:p>3.536488533</text:p>
          </table:table-cell>
          <table:table-cell office:value-type="float" office:value="-0.899330258369" calcext:value-type="float">
            <text:p>-0.8993302584</text:p>
          </table:table-cell>
          <table:table-cell office:value-type="float" office:value="-1.08434092999" calcext:value-type="float">
            <text:p>-1.08434093</text:p>
          </table:table-cell>
          <table:table-cell office:value-type="float" office:value="3.72086238861" calcext:value-type="float">
            <text:p>3.7208623886</text:p>
          </table:table-cell>
          <table:table-cell office:value-type="float" office:value="-1.18479311466" calcext:value-type="float">
            <text:p>-1.1847931147</text:p>
          </table:table-cell>
          <table:table-cell office:value-type="float" office:value="-29.8432502747" calcext:value-type="float">
            <text:p>-29.8432502747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1.821" calcext:value-type="float">
            <text:p>1.821</text:p>
          </table:table-cell>
          <table:table-cell office:value-type="float" office:value="1.536" calcext:value-type="float">
            <text:p>1.53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55230331421" calcext:value-type="float">
            <text:p>3.5523033142</text:p>
          </table:table-cell>
          <table:table-cell office:value-type="float" office:value="-0.902411937714" calcext:value-type="float">
            <text:p>-0.9024119377</text:p>
          </table:table-cell>
          <table:table-cell office:value-type="float" office:value="-1.36168825626" calcext:value-type="float">
            <text:p>-1.3616882563</text:p>
          </table:table-cell>
          <table:table-cell office:value-type="float" office:value="3.72664785385" calcext:value-type="float">
            <text:p>3.7266478539</text:p>
          </table:table-cell>
          <table:table-cell office:value-type="float" office:value="-1.19716536999" calcext:value-type="float">
            <text:p>-1.19716537</text:p>
          </table:table-cell>
          <table:table-cell office:value-type="float" office:value="-31.6349468231" calcext:value-type="float">
            <text:p>-31.6349468231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1.777" calcext:value-type="float">
            <text:p>1.777</text:p>
          </table:table-cell>
          <table:table-cell office:value-type="float" office:value="1.566" calcext:value-type="float">
            <text:p>1.56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57557082176" calcext:value-type="float">
            <text:p>3.5755708218</text:p>
          </table:table-cell>
          <table:table-cell office:value-type="float" office:value="-0.903047025204" calcext:value-type="float">
            <text:p>-0.9030470252</text:p>
          </table:table-cell>
          <table:table-cell office:value-type="float" office:value="-1.48633420467" calcext:value-type="float">
            <text:p>-1.4863342047</text:p>
          </table:table-cell>
          <table:table-cell office:value-type="float" office:value="3.72905492783" calcext:value-type="float">
            <text:p>3.7290549278</text:p>
          </table:table-cell>
          <table:table-cell office:value-type="float" office:value="-1.20670819283" calcext:value-type="float">
            <text:p>-1.2067081928</text:p>
          </table:table-cell>
          <table:table-cell office:value-type="float" office:value="-33.4225997925" calcext:value-type="float">
            <text:p>-33.4225997925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.731" calcext:value-type="float">
            <text:p>1.731</text:p>
          </table:table-cell>
          <table:table-cell office:value-type="float" office:value="1.596" calcext:value-type="float">
            <text:p>1.59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010825634" calcext:value-type="float">
            <text:p>3.6010825634</text:p>
          </table:table-cell>
          <table:table-cell office:value-type="float" office:value="-0.903200507164" calcext:value-type="float">
            <text:p>-0.9032005072</text:p>
          </table:table-cell>
          <table:table-cell office:value-type="float" office:value="-1.57399594784" calcext:value-type="float">
            <text:p>-1.5739959478</text:p>
          </table:table-cell>
          <table:table-cell office:value-type="float" office:value="3.72515821457" calcext:value-type="float">
            <text:p>3.7251582146</text:p>
          </table:table-cell>
          <table:table-cell office:value-type="float" office:value="-1.21184158325" calcext:value-type="float">
            <text:p>-1.2118415833</text:p>
          </table:table-cell>
          <table:table-cell office:value-type="float" office:value="-35.1503868103" calcext:value-type="float">
            <text:p>-35.1503868103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1.686" calcext:value-type="float">
            <text:p>1.686</text:p>
          </table:table-cell>
          <table:table-cell office:value-type="float" office:value="1.625" calcext:value-type="float">
            <text:p>1.62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2895298004" calcext:value-type="float">
            <text:p>3.62895298</text:p>
          </table:table-cell>
          <table:table-cell office:value-type="float" office:value="-0.905813694" calcext:value-type="float">
            <text:p>-0.905813694</text:p>
          </table:table-cell>
          <table:table-cell office:value-type="float" office:value="-1.76706767082" calcext:value-type="float">
            <text:p>-1.7670676708</text:p>
          </table:table-cell>
          <table:table-cell office:value-type="float" office:value="3.72438645363" calcext:value-type="float">
            <text:p>3.7243864536</text:p>
          </table:table-cell>
          <table:table-cell office:value-type="float" office:value="-1.21607255936" calcext:value-type="float">
            <text:p>-1.2160725594</text:p>
          </table:table-cell>
          <table:table-cell office:value-type="float" office:value="-36.8507232666" calcext:value-type="float">
            <text:p>-36.8507232666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1.64" calcext:value-type="float">
            <text:p>1.64</text:p>
          </table:table-cell>
          <table:table-cell office:value-type="float" office:value="1.654" calcext:value-type="float">
            <text:p>1.65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5134143829" calcext:value-type="float">
            <text:p>3.6513414383</text:p>
          </table:table-cell>
          <table:table-cell office:value-type="float" office:value="-0.907268881798" calcext:value-type="float">
            <text:p>-0.9072688818</text:p>
          </table:table-cell>
          <table:table-cell office:value-type="float" office:value="-1.89903998375" calcext:value-type="float">
            <text:p>-1.8990399838</text:p>
          </table:table-cell>
          <table:table-cell office:value-type="float" office:value="3.73532700539" calcext:value-type="float">
            <text:p>3.7353270054</text:p>
          </table:table-cell>
          <table:table-cell office:value-type="float" office:value="-1.22643327713" calcext:value-type="float">
            <text:p>-1.2264332771</text:p>
          </table:table-cell>
          <table:table-cell office:value-type="float" office:value="-38.5992927551" calcext:value-type="float">
            <text:p>-38.5992927551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1.594" calcext:value-type="float">
            <text:p>1.594</text:p>
          </table:table-cell>
          <table:table-cell office:value-type="float" office:value="1.682" calcext:value-type="float">
            <text:p>1.68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6315484047" calcext:value-type="float">
            <text:p>3.6631548405</text:p>
          </table:table-cell>
          <table:table-cell office:value-type="float" office:value="-0.906704723835" calcext:value-type="float">
            <text:p>-0.9067047238</text:p>
          </table:table-cell>
          <table:table-cell office:value-type="float" office:value="-1.90961837769" calcext:value-type="float">
            <text:p>-1.9096183777</text:p>
          </table:table-cell>
          <table:table-cell office:value-type="float" office:value="3.74175858498" calcext:value-type="float">
            <text:p>3.741758585</text:p>
          </table:table-cell>
          <table:table-cell office:value-type="float" office:value="-1.23463356495" calcext:value-type="float">
            <text:p>-1.234633565</text:p>
          </table:table-cell>
          <table:table-cell office:value-type="float" office:value="-40.3348121643" calcext:value-type="float">
            <text:p>-40.3348121643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1.551" calcext:value-type="float">
            <text:p>1.551</text:p>
          </table:table-cell>
          <table:table-cell office:value-type="float" office:value="1.707" calcext:value-type="float">
            <text:p>1.70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7785215378" calcext:value-type="float">
            <text:p>3.6778521538</text:p>
          </table:table-cell>
          <table:table-cell office:value-type="float" office:value="-0.907270550728" calcext:value-type="float">
            <text:p>-0.9072705507</text:p>
          </table:table-cell>
          <table:table-cell office:value-type="float" office:value="-1.95180737972" calcext:value-type="float">
            <text:p>-1.9518073797</text:p>
          </table:table-cell>
          <table:table-cell office:value-type="float" office:value="3.74737453461" calcext:value-type="float">
            <text:p>3.7473745346</text:p>
          </table:table-cell>
          <table:table-cell office:value-type="float" office:value="-1.2415626049" calcext:value-type="float">
            <text:p>-1.2415626049</text:p>
          </table:table-cell>
          <table:table-cell office:value-type="float" office:value="-42.0575332642" calcext:value-type="float">
            <text:p>-42.05753326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506" calcext:value-type="float">
            <text:p>1.506</text:p>
          </table:table-cell>
          <table:table-cell office:value-type="float" office:value="1.732" calcext:value-type="float">
            <text:p>1.73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9133019447" calcext:value-type="float">
            <text:p>3.6913301945</text:p>
          </table:table-cell>
          <table:table-cell office:value-type="float" office:value="-0.908888280392" calcext:value-type="float">
            <text:p>-0.9088882804</text:p>
          </table:table-cell>
          <table:table-cell office:value-type="float" office:value="-2.01775360107" calcext:value-type="float">
            <text:p>-2.0177536011</text:p>
          </table:table-cell>
          <table:table-cell office:value-type="float" office:value="3.7584092617" calcext:value-type="float">
            <text:p>3.7584092617</text:p>
          </table:table-cell>
          <table:table-cell office:value-type="float" office:value="-1.2533570528" calcext:value-type="float">
            <text:p>-1.2533570528</text:p>
          </table:table-cell>
          <table:table-cell office:value-type="float" office:value="-43.8864479065" calcext:value-type="float">
            <text:p>-43.8864479065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1.462" calcext:value-type="float">
            <text:p>1.462</text:p>
          </table:table-cell>
          <table:table-cell office:value-type="float" office:value="1.756" calcext:value-type="float">
            <text:p>1.75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70410895348" calcext:value-type="float">
            <text:p>3.7041089535</text:p>
          </table:table-cell>
          <table:table-cell office:value-type="float" office:value="-0.909890115261" calcext:value-type="float">
            <text:p>-0.9098901153</text:p>
          </table:table-cell>
          <table:table-cell office:value-type="float" office:value="-2.0162320137" calcext:value-type="float">
            <text:p>-2.0162320137</text:p>
          </table:table-cell>
          <table:table-cell office:value-type="float" office:value="3.76521635056" calcext:value-type="float">
            <text:p>3.7652163506</text:p>
          </table:table-cell>
          <table:table-cell office:value-type="float" office:value="-1.26327621937" calcext:value-type="float">
            <text:p>-1.2632762194</text:p>
          </table:table-cell>
          <table:table-cell office:value-type="float" office:value="-45.7273826599" calcext:value-type="float">
            <text:p>-45.7273826599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.422" calcext:value-type="float">
            <text:p>1.422</text:p>
          </table:table-cell>
          <table:table-cell office:value-type="float" office:value="1.777" calcext:value-type="float">
            <text:p>1.77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71645379066" calcext:value-type="float">
            <text:p>3.7164537907</text:p>
          </table:table-cell>
          <table:table-cell office:value-type="float" office:value="-0.911478638649" calcext:value-type="float">
            <text:p>-0.9114786386</text:p>
          </table:table-cell>
          <table:table-cell office:value-type="float" office:value="-2.07081890106" calcext:value-type="float">
            <text:p>-2.0708189011</text:p>
          </table:table-cell>
          <table:table-cell office:value-type="float" office:value="3.76812982559" calcext:value-type="float">
            <text:p>3.7681298256</text:p>
          </table:table-cell>
          <table:table-cell office:value-type="float" office:value="-1.26921343803" calcext:value-type="float">
            <text:p>-1.269213438</text:p>
          </table:table-cell>
          <table:table-cell office:value-type="float" office:value="-47.557723999" calcext:value-type="float">
            <text:p>-47.557723999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1.383" calcext:value-type="float">
            <text:p>1.383</text:p>
          </table:table-cell>
          <table:table-cell office:value-type="float" office:value="1.797" calcext:value-type="float">
            <text:p>1.79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73338055611" calcext:value-type="float">
            <text:p>3.7333805561</text:p>
          </table:table-cell>
          <table:table-cell office:value-type="float" office:value="-0.915031433105" calcext:value-type="float">
            <text:p>-0.9150314331</text:p>
          </table:table-cell>
          <table:table-cell office:value-type="float" office:value="-2.2097454071" calcext:value-type="float">
            <text:p>-2.2097454071</text:p>
          </table:table-cell>
          <table:table-cell office:value-type="float" office:value="3.76843214035" calcext:value-type="float">
            <text:p>3.7684321404</text:p>
          </table:table-cell>
          <table:table-cell office:value-type="float" office:value="-1.27660226822" calcext:value-type="float">
            <text:p>-1.2766022682</text:p>
          </table:table-cell>
          <table:table-cell office:value-type="float" office:value="-49.4993476868" calcext:value-type="float">
            <text:p>-49.4993476868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.345" calcext:value-type="float">
            <text:p>1.345</text:p>
          </table:table-cell>
          <table:table-cell office:value-type="float" office:value="1.814" calcext:value-type="float">
            <text:p>1.81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75581336021" calcext:value-type="float">
            <text:p>3.7558133602</text:p>
          </table:table-cell>
          <table:table-cell office:value-type="float" office:value="-0.91552656889" calcext:value-type="float">
            <text:p>-0.9155265689</text:p>
          </table:table-cell>
          <table:table-cell office:value-type="float" office:value="-2.20040535927" calcext:value-type="float">
            <text:p>-2.2004053593</text:p>
          </table:table-cell>
          <table:table-cell office:value-type="float" office:value="3.76843857765" calcext:value-type="float">
            <text:p>3.7684385777</text:p>
          </table:table-cell>
          <table:table-cell office:value-type="float" office:value="-1.2813833952" calcext:value-type="float">
            <text:p>-1.2813833952</text:p>
          </table:table-cell>
          <table:table-cell office:value-type="float" office:value="-51.4079933167" calcext:value-type="float">
            <text:p>-51.4079933167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.308" calcext:value-type="float">
            <text:p>1.308</text:p>
          </table:table-cell>
          <table:table-cell office:value-type="float" office:value="1.83" calcext:value-type="float">
            <text:p>1.8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77886390686" calcext:value-type="float">
            <text:p>3.7788639069</text:p>
          </table:table-cell>
          <table:table-cell office:value-type="float" office:value="-0.915613651276" calcext:value-type="float">
            <text:p>-0.9156136513</text:p>
          </table:table-cell>
          <table:table-cell office:value-type="float" office:value="-2.15869498253" calcext:value-type="float">
            <text:p>-2.1586949825</text:p>
          </table:table-cell>
          <table:table-cell office:value-type="float" office:value="3.77033853531" calcext:value-type="float">
            <text:p>3.7703385353</text:p>
          </table:table-cell>
          <table:table-cell office:value-type="float" office:value="-1.28899919987" calcext:value-type="float">
            <text:p>-1.2889991999</text:p>
          </table:table-cell>
          <table:table-cell office:value-type="float" office:value="-53.3450050354" calcext:value-type="float">
            <text:p>-53.3450050354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1.275" calcext:value-type="float">
            <text:p>1.275</text:p>
          </table:table-cell>
          <table:table-cell office:value-type="float" office:value="1.844" calcext:value-type="float">
            <text:p>1.84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80163145065" calcext:value-type="float">
            <text:p>3.8016314507</text:p>
          </table:table-cell>
          <table:table-cell office:value-type="float" office:value="-0.918861985207" calcext:value-type="float">
            <text:p>-0.9188619852</text:p>
          </table:table-cell>
          <table:table-cell office:value-type="float" office:value="-2.31064772606" calcext:value-type="float">
            <text:p>-2.3106477261</text:p>
          </table:table-cell>
          <table:table-cell office:value-type="float" office:value="3.77283668518" calcext:value-type="float">
            <text:p>3.7728366852</text:p>
          </table:table-cell>
          <table:table-cell office:value-type="float" office:value="-1.29645943642" calcext:value-type="float">
            <text:p>-1.2964594364</text:p>
          </table:table-cell>
          <table:table-cell office:value-type="float" office:value="-55.3848762512" calcext:value-type="float">
            <text:p>-55.3848762512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1.242" calcext:value-type="float">
            <text:p>1.242</text:p>
          </table:table-cell>
          <table:table-cell office:value-type="float" office:value="1.856" calcext:value-type="float">
            <text:p>1.85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82427692413" calcext:value-type="float">
            <text:p>3.8242769241</text:p>
          </table:table-cell>
          <table:table-cell office:value-type="float" office:value="-0.922005176544" calcext:value-type="float">
            <text:p>-0.9220051765</text:p>
          </table:table-cell>
          <table:table-cell office:value-type="float" office:value="-2.48704123497" calcext:value-type="float">
            <text:p>-2.487041235</text:p>
          </table:table-cell>
          <table:table-cell office:value-type="float" office:value="3.77340102196" calcext:value-type="float">
            <text:p>3.773401022</text:p>
          </table:table-cell>
          <table:table-cell office:value-type="float" office:value="-1.29995417595" calcext:value-type="float">
            <text:p>-1.299954176</text:p>
          </table:table-cell>
          <table:table-cell office:value-type="float" office:value="-57.3620376587" calcext:value-type="float">
            <text:p>-57.3620376587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.214" calcext:value-type="float">
            <text:p>1.214</text:p>
          </table:table-cell>
          <table:table-cell office:value-type="float" office:value="1.865" calcext:value-type="float">
            <text:p>1.86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85206890106" calcext:value-type="float">
            <text:p>3.8520689011</text:p>
          </table:table-cell>
          <table:table-cell office:value-type="float" office:value="-0.921386063099" calcext:value-type="float">
            <text:p>-0.9213860631</text:p>
          </table:table-cell>
          <table:table-cell office:value-type="float" office:value="-2.45264267921" calcext:value-type="float">
            <text:p>-2.4526426792</text:p>
          </table:table-cell>
          <table:table-cell office:value-type="float" office:value="3.77180361748" calcext:value-type="float">
            <text:p>3.7718036175</text:p>
          </table:table-cell>
          <table:table-cell office:value-type="float" office:value="-1.30149924755" calcext:value-type="float">
            <text:p>-1.3014992476</text:p>
          </table:table-cell>
          <table:table-cell office:value-type="float" office:value="-59.2044258118" calcext:value-type="float">
            <text:p>-59.2044258118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1.187" calcext:value-type="float">
            <text:p>1.187</text:p>
          </table:table-cell>
          <table:table-cell office:value-type="float" office:value="1.873" calcext:value-type="float">
            <text:p>1.87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87769794464" calcext:value-type="float">
            <text:p>3.8776979446</text:p>
          </table:table-cell>
          <table:table-cell office:value-type="float" office:value="-0.920301616192" calcext:value-type="float">
            <text:p>-0.9203016162</text:p>
          </table:table-cell>
          <table:table-cell office:value-type="float" office:value="-2.37945389748" calcext:value-type="float">
            <text:p>-2.3794538975</text:p>
          </table:table-cell>
          <table:table-cell office:value-type="float" office:value="3.76868581772" calcext:value-type="float">
            <text:p>3.7686858177</text:p>
          </table:table-cell>
          <table:table-cell office:value-type="float" office:value="-1.30548286438" calcext:value-type="float">
            <text:p>-1.3054828644</text:p>
          </table:table-cell>
          <table:table-cell office:value-type="float" office:value="-61.0089912415" calcext:value-type="float">
            <text:p>-61.00899124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63" calcext:value-type="float">
            <text:p>1.163</text:p>
          </table:table-cell>
          <table:table-cell office:value-type="float" office:value="1.88" calcext:value-type="float">
            <text:p>1.8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90190243721" calcext:value-type="float">
            <text:p>3.9019024372</text:p>
          </table:table-cell>
          <table:table-cell office:value-type="float" office:value="-0.923351109028" calcext:value-type="float">
            <text:p>-0.923351109</text:p>
          </table:table-cell>
          <table:table-cell office:value-type="float" office:value="-2.58704280853" calcext:value-type="float">
            <text:p>-2.5870428085</text:p>
          </table:table-cell>
          <table:table-cell office:value-type="float" office:value="3.76505804062" calcext:value-type="float">
            <text:p>3.7650580406</text:p>
          </table:table-cell>
          <table:table-cell office:value-type="float" office:value="-1.30914247036" calcext:value-type="float">
            <text:p>-1.3091424704</text:p>
          </table:table-cell>
          <table:table-cell office:value-type="float" office:value="-62.82554245" calcext:value-type="float">
            <text:p>-62.82554245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1.142" calcext:value-type="float">
            <text:p>1.142</text:p>
          </table:table-cell>
          <table:table-cell office:value-type="float" office:value="1.885" calcext:value-type="float">
            <text:p>1.88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92198729515" calcext:value-type="float">
            <text:p>3.9219872952</text:p>
          </table:table-cell>
          <table:table-cell office:value-type="float" office:value="-0.930000185966" calcext:value-type="float">
            <text:p>-0.930000186</text:p>
          </table:table-cell>
          <table:table-cell office:value-type="float" office:value="-3.05797553062" calcext:value-type="float">
            <text:p>-3.0579755306</text:p>
          </table:table-cell>
          <table:table-cell office:value-type="float" office:value="3.76168322563" calcext:value-type="float">
            <text:p>3.7616832256</text:p>
          </table:table-cell>
          <table:table-cell office:value-type="float" office:value="-1.31241571903" calcext:value-type="float">
            <text:p>-1.312415719</text:p>
          </table:table-cell>
          <table:table-cell office:value-type="float" office:value="-64.5406570435" calcext:value-type="float">
            <text:p>-64.5406570435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.122" calcext:value-type="float">
            <text:p>1.122</text:p>
          </table:table-cell>
          <table:table-cell office:value-type="float" office:value="1.889" calcext:value-type="float">
            <text:p>1.88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95186495781" calcext:value-type="float">
            <text:p>3.9518649578</text:p>
          </table:table-cell>
          <table:table-cell office:value-type="float" office:value="-0.93157595396" calcext:value-type="float">
            <text:p>-0.931575954</text:p>
          </table:table-cell>
          <table:table-cell office:value-type="float" office:value="-3.3153116703" calcext:value-type="float">
            <text:p>-3.3153116703</text:p>
          </table:table-cell>
          <table:table-cell office:value-type="float" office:value="3.75785303116" calcext:value-type="float">
            <text:p>3.7578530312</text:p>
          </table:table-cell>
          <table:table-cell office:value-type="float" office:value="-1.31694459915" calcext:value-type="float">
            <text:p>-1.3169445992</text:p>
          </table:table-cell>
          <table:table-cell office:value-type="float" office:value="-66.2518539429" calcext:value-type="float">
            <text:p>-66.2518539429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1.105" calcext:value-type="float">
            <text:p>1.105</text:p>
          </table:table-cell>
          <table:table-cell office:value-type="float" office:value="1.892" calcext:value-type="float">
            <text:p>1.89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98336172104" calcext:value-type="float">
            <text:p>3.983361721</text:p>
          </table:table-cell>
          <table:table-cell office:value-type="float" office:value="-0.933707535267" calcext:value-type="float">
            <text:p>-0.9337075353</text:p>
          </table:table-cell>
          <table:table-cell office:value-type="float" office:value="-3.66190886497" calcext:value-type="float">
            <text:p>-3.661908865</text:p>
          </table:table-cell>
          <table:table-cell office:value-type="float" office:value="3.75377106667" calcext:value-type="float">
            <text:p>3.7537710667</text:p>
          </table:table-cell>
          <table:table-cell office:value-type="float" office:value="-1.32198596001" calcext:value-type="float">
            <text:p>-1.32198596</text:p>
          </table:table-cell>
          <table:table-cell office:value-type="float" office:value="-67.9443359375" calcext:value-type="float">
            <text:p>-67.9443359375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1.091" calcext:value-type="float">
            <text:p>1.091</text:p>
          </table:table-cell>
          <table:table-cell office:value-type="float" office:value="1.894" calcext:value-type="float">
            <text:p>1.89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00643897057" calcext:value-type="float">
            <text:p>4.0064389706</text:p>
          </table:table-cell>
          <table:table-cell office:value-type="float" office:value="-0.941405236721" calcext:value-type="float">
            <text:p>-0.9414052367</text:p>
          </table:table-cell>
          <table:table-cell office:value-type="float" office:value="-4.32166719437" calcext:value-type="float">
            <text:p>-4.3216671944</text:p>
          </table:table-cell>
          <table:table-cell office:value-type="float" office:value="3.75003004074" calcext:value-type="float">
            <text:p>3.7500300407</text:p>
          </table:table-cell>
          <table:table-cell office:value-type="float" office:value="-1.32574594021" calcext:value-type="float">
            <text:p>-1.3257459402</text:p>
          </table:table-cell>
          <table:table-cell office:value-type="float" office:value="-69.6858825684" calcext:value-type="float">
            <text:p>-69.6858825684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.078" calcext:value-type="float">
            <text:p>1.078</text:p>
          </table:table-cell>
          <table:table-cell office:value-type="float" office:value="1.895" calcext:value-type="float">
            <text:p>1.8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03651976585" calcext:value-type="float">
            <text:p>4.0365197659</text:p>
          </table:table-cell>
          <table:table-cell office:value-type="float" office:value="-0.946746528149" calcext:value-type="float">
            <text:p>-0.9467465281</text:p>
          </table:table-cell>
          <table:table-cell office:value-type="float" office:value="-4.90724134445" calcext:value-type="float">
            <text:p>-4.9072413445</text:p>
          </table:table-cell>
          <table:table-cell office:value-type="float" office:value="3.74705219269" calcext:value-type="float">
            <text:p>3.7470521927</text:p>
          </table:table-cell>
          <table:table-cell office:value-type="float" office:value="-1.32989108562" calcext:value-type="float">
            <text:p>-1.3298910856</text:p>
          </table:table-cell>
          <table:table-cell office:value-type="float" office:value="-71.422088623" calcext:value-type="float">
            <text:p>-71.422088623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1.067" calcext:value-type="float">
            <text:p>1.067</text:p>
          </table:table-cell>
          <table:table-cell office:value-type="float" office:value="1.896" calcext:value-type="float">
            <text:p>1.89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06850194931" calcext:value-type="float">
            <text:p>4.0685019493</text:p>
          </table:table-cell>
          <table:table-cell office:value-type="float" office:value="-0.949802875519" calcext:value-type="float">
            <text:p>-0.9498028755</text:p>
          </table:table-cell>
          <table:table-cell office:value-type="float" office:value="-5.39692354202" calcext:value-type="float">
            <text:p>-5.396923542</text:p>
          </table:table-cell>
          <table:table-cell office:value-type="float" office:value="3.74261498451" calcext:value-type="float">
            <text:p>3.7426149845</text:p>
          </table:table-cell>
          <table:table-cell office:value-type="float" office:value="-1.33347010612" calcext:value-type="float">
            <text:p>-1.3334701061</text:p>
          </table:table-cell>
          <table:table-cell office:value-type="float" office:value="-73.2058410645" calcext:value-type="float">
            <text:p>-73.2058410645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1.056" calcext:value-type="float">
            <text:p>1.056</text:p>
          </table:table-cell>
          <table:table-cell office:value-type="float" office:value="1.897" calcext:value-type="float">
            <text:p>1.89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09109449387" calcext:value-type="float">
            <text:p>4.0910944939</text:p>
          </table:table-cell>
          <table:table-cell office:value-type="float" office:value="-0.956935763359" calcext:value-type="float">
            <text:p>-0.9569357634</text:p>
          </table:table-cell>
          <table:table-cell office:value-type="float" office:value="-6.12256622314" calcext:value-type="float">
            <text:p>-6.1225662231</text:p>
          </table:table-cell>
          <table:table-cell office:value-type="float" office:value="3.73807549477" calcext:value-type="float">
            <text:p>3.7380754948</text:p>
          </table:table-cell>
          <table:table-cell office:value-type="float" office:value="-1.33565175533" calcext:value-type="float">
            <text:p>-1.3356517553</text:p>
          </table:table-cell>
          <table:table-cell office:value-type="float" office:value="-74.9561538696" calcext:value-type="float">
            <text:p>-74.9561538696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1.045" calcext:value-type="float">
            <text:p>1.045</text:p>
          </table:table-cell>
          <table:table-cell office:value-type="float" office:value="1.897" calcext:value-type="float">
            <text:p>1.89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0502552986" calcext:value-type="float">
            <text:p>4.1050255299</text:p>
          </table:table-cell>
          <table:table-cell office:value-type="float" office:value="-0.963530421257" calcext:value-type="float">
            <text:p>-0.9635304213</text:p>
          </table:table-cell>
          <table:table-cell office:value-type="float" office:value="-6.83718776703" calcext:value-type="float">
            <text:p>-6.837187767</text:p>
          </table:table-cell>
          <table:table-cell office:value-type="float" office:value="3.73384547234" calcext:value-type="float">
            <text:p>3.7338454723</text:p>
          </table:table-cell>
          <table:table-cell office:value-type="float" office:value="-1.33897781372" calcext:value-type="float">
            <text:p>-1.3389778137</text:p>
          </table:table-cell>
          <table:table-cell office:value-type="float" office:value="-76.698425293" calcext:value-type="float">
            <text:p>-76.698425293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1.035" calcext:value-type="float">
            <text:p>1.035</text:p>
          </table:table-cell>
          <table:table-cell office:value-type="float" office:value="1.897" calcext:value-type="float">
            <text:p>1.89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1314821243" calcext:value-type="float">
            <text:p>4.1131482124</text:p>
          </table:table-cell>
          <table:table-cell office:value-type="float" office:value="-0.966052412987" calcext:value-type="float">
            <text:p>-0.966052413</text:p>
          </table:table-cell>
          <table:table-cell office:value-type="float" office:value="-7.35445833206" calcext:value-type="float">
            <text:p>-7.3544583321</text:p>
          </table:table-cell>
          <table:table-cell office:value-type="float" office:value="3.73026680946" calcext:value-type="float">
            <text:p>3.7302668095</text:p>
          </table:table-cell>
          <table:table-cell office:value-type="float" office:value="-1.34212434292" calcext:value-type="float">
            <text:p>-1.3421243429</text:p>
          </table:table-cell>
          <table:table-cell office:value-type="float" office:value="-78.4395065308" calcext:value-type="float">
            <text:p>-78.43950653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023" calcext:value-type="float">
            <text:p>1.023</text:p>
          </table:table-cell>
          <table:table-cell office:value-type="float" office:value="1.896" calcext:value-type="float">
            <text:p>1.89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2299394608" calcext:value-type="float">
            <text:p>4.1229939461</text:p>
          </table:table-cell>
          <table:table-cell office:value-type="float" office:value="-0.971067965031" calcext:value-type="float">
            <text:p>-0.971067965</text:p>
          </table:table-cell>
          <table:table-cell office:value-type="float" office:value="-7.96812057495" calcext:value-type="float">
            <text:p>-7.968120575</text:p>
          </table:table-cell>
          <table:table-cell office:value-type="float" office:value="3.72508978844" calcext:value-type="float">
            <text:p>3.7250897884</text:p>
          </table:table-cell>
          <table:table-cell office:value-type="float" office:value="-1.34527337551" calcext:value-type="float">
            <text:p>-1.3452733755</text:p>
          </table:table-cell>
          <table:table-cell office:value-type="float" office:value="-80.1995391846" calcext:value-type="float">
            <text:p>-80.1995391846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1.011" calcext:value-type="float">
            <text:p>1.011</text:p>
          </table:table-cell>
          <table:table-cell office:value-type="float" office:value="1.895" calcext:value-type="float">
            <text:p>1.8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4650177956" calcext:value-type="float">
            <text:p>4.1465017796</text:p>
          </table:table-cell>
          <table:table-cell office:value-type="float" office:value="-0.981755912304" calcext:value-type="float">
            <text:p>-0.9817559123</text:p>
          </table:table-cell>
          <table:table-cell office:value-type="float" office:value="-8.80356884003" calcext:value-type="float">
            <text:p>-8.80356884</text:p>
          </table:table-cell>
          <table:table-cell office:value-type="float" office:value="3.72072935104" calcext:value-type="float">
            <text:p>3.720729351</text:p>
          </table:table-cell>
          <table:table-cell office:value-type="float" office:value="-1.34720635414" calcext:value-type="float">
            <text:p>-1.3472063541</text:p>
          </table:table-cell>
          <table:table-cell office:value-type="float" office:value="-81.8848724365" calcext:value-type="float">
            <text:p>-81.8848724365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1" calcext:value-type="float">
            <text:p>1</text:p>
          </table:table-cell>
          <table:table-cell office:value-type="float" office:value="1.893" calcext:value-type="float">
            <text:p>1.89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6853284836" calcext:value-type="float">
            <text:p>4.1685328484</text:p>
          </table:table-cell>
          <table:table-cell office:value-type="float" office:value="-0.988536477089" calcext:value-type="float">
            <text:p>-0.9885364771</text:p>
          </table:table-cell>
          <table:table-cell office:value-type="float" office:value="-9.47827339172" calcext:value-type="float">
            <text:p>-9.4782733917</text:p>
          </table:table-cell>
          <table:table-cell office:value-type="float" office:value="3.71809744835" calcext:value-type="float">
            <text:p>3.7180974484</text:p>
          </table:table-cell>
          <table:table-cell office:value-type="float" office:value="-1.34952449799" calcext:value-type="float">
            <text:p>-1.349524498</text:p>
          </table:table-cell>
          <table:table-cell office:value-type="float" office:value="-83.4541015625" calcext:value-type="float">
            <text:p>-83.4541015625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0.988" calcext:value-type="float">
            <text:p>0.988</text:p>
          </table:table-cell>
          <table:table-cell office:value-type="float" office:value="1.891" calcext:value-type="float">
            <text:p>1.89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9113540649" calcext:value-type="float">
            <text:p>4.1911354065</text:p>
          </table:table-cell>
          <table:table-cell office:value-type="float" office:value="-0.995021522045" calcext:value-type="float">
            <text:p>-0.995021522</text:p>
          </table:table-cell>
          <table:table-cell office:value-type="float" office:value="-10.1324968338" calcext:value-type="float">
            <text:p>-10.1324968338</text:p>
          </table:table-cell>
          <table:table-cell office:value-type="float" office:value="3.71301031113" calcext:value-type="float">
            <text:p>3.7130103111</text:p>
          </table:table-cell>
          <table:table-cell office:value-type="float" office:value="-1.35254967213" calcext:value-type="float">
            <text:p>-1.3525496721</text:p>
          </table:table-cell>
          <table:table-cell office:value-type="float" office:value="-84.9818649292" calcext:value-type="float">
            <text:p>-84.9818649292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0.976" calcext:value-type="float">
            <text:p>0.976</text:p>
          </table:table-cell>
          <table:table-cell office:value-type="float" office:value="1.889" calcext:value-type="float">
            <text:p>1.88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1198701859" calcext:value-type="float">
            <text:p>4.2119870186</text:p>
          </table:table-cell>
          <table:table-cell office:value-type="float" office:value="-1.00448322296" calcext:value-type="float">
            <text:p>-1.004483223</text:p>
          </table:table-cell>
          <table:table-cell office:value-type="float" office:value="-10.9576454163" calcext:value-type="float">
            <text:p>-10.9576454163</text:p>
          </table:table-cell>
          <table:table-cell office:value-type="float" office:value="3.70664405823" calcext:value-type="float">
            <text:p>3.7066440582</text:p>
          </table:table-cell>
          <table:table-cell office:value-type="float" office:value="-1.35723423958" calcext:value-type="float">
            <text:p>-1.3572342396</text:p>
          </table:table-cell>
          <table:table-cell office:value-type="float" office:value="-86.4909210205" calcext:value-type="float">
            <text:p>-86.4909210205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.965" calcext:value-type="float">
            <text:p>0.965</text:p>
          </table:table-cell>
          <table:table-cell office:value-type="float" office:value="1.886" calcext:value-type="float">
            <text:p>1.88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3189234734" calcext:value-type="float">
            <text:p>4.2318923473</text:p>
          </table:table-cell>
          <table:table-cell office:value-type="float" office:value="-1.01430404186" calcext:value-type="float">
            <text:p>-1.0143040419</text:p>
          </table:table-cell>
          <table:table-cell office:value-type="float" office:value="-11.7752170563" calcext:value-type="float">
            <text:p>-11.7752170563</text:p>
          </table:table-cell>
          <table:table-cell office:value-type="float" office:value="3.70101737976" calcext:value-type="float">
            <text:p>3.7010173798</text:p>
          </table:table-cell>
          <table:table-cell office:value-type="float" office:value="-1.36017990112" calcext:value-type="float">
            <text:p>-1.3601799011</text:p>
          </table:table-cell>
          <table:table-cell office:value-type="float" office:value="-87.9797363281" calcext:value-type="float">
            <text:p>-87.9797363281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0.953" calcext:value-type="float">
            <text:p>0.953</text:p>
          </table:table-cell>
          <table:table-cell office:value-type="float" office:value="1.883" calcext:value-type="float">
            <text:p>1.88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5170922279" calcext:value-type="float">
            <text:p>4.2517092228</text:p>
          </table:table-cell>
          <table:table-cell office:value-type="float" office:value="-1.02256381512" calcext:value-type="float">
            <text:p>-1.0225638151</text:p>
          </table:table-cell>
          <table:table-cell office:value-type="float" office:value="-12.5334434509" calcext:value-type="float">
            <text:p>-12.5334434509</text:p>
          </table:table-cell>
          <table:table-cell office:value-type="float" office:value="3.69432377815" calcext:value-type="float">
            <text:p>3.6943237782</text:p>
          </table:table-cell>
          <table:table-cell office:value-type="float" office:value="-1.3642731905" calcext:value-type="float">
            <text:p>-1.3642731905</text:p>
          </table:table-cell>
          <table:table-cell office:value-type="float" office:value="-89.5254516602" calcext:value-type="float">
            <text:p>-89.5254516602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0.941" calcext:value-type="float">
            <text:p>0.941</text:p>
          </table:table-cell>
          <table:table-cell office:value-type="float" office:value="1.88" calcext:value-type="float">
            <text:p>1.8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7190303802" calcext:value-type="float">
            <text:p>4.271903038</text:p>
          </table:table-cell>
          <table:table-cell office:value-type="float" office:value="-1.03062558174" calcext:value-type="float">
            <text:p>-1.0306255817</text:p>
          </table:table-cell>
          <table:table-cell office:value-type="float" office:value="-13.348608017" calcext:value-type="float">
            <text:p>-13.348608017</text:p>
          </table:table-cell>
          <table:table-cell office:value-type="float" office:value="3.68711996078" calcext:value-type="float">
            <text:p>3.6871199608</text:p>
          </table:table-cell>
          <table:table-cell office:value-type="float" office:value="-1.36856687069" calcext:value-type="float">
            <text:p>-1.3685668707</text:p>
          </table:table-cell>
          <table:table-cell office:value-type="float" office:value="-91.1090774536" calcext:value-type="float">
            <text:p>-91.1090774536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0.93" calcext:value-type="float">
            <text:p>0.93</text:p>
          </table:table-cell>
          <table:table-cell office:value-type="float" office:value="1.876" calcext:value-type="float">
            <text:p>1.87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9336428642" calcext:value-type="float">
            <text:p>4.2933642864</text:p>
          </table:table-cell>
          <table:table-cell office:value-type="float" office:value="-1.04188382626" calcext:value-type="float">
            <text:p>-1.0418838263</text:p>
          </table:table-cell>
          <table:table-cell office:value-type="float" office:value="-14.3747253418" calcext:value-type="float">
            <text:p>-14.3747253418</text:p>
          </table:table-cell>
          <table:table-cell office:value-type="float" office:value="3.67987442017" calcext:value-type="float">
            <text:p>3.6798744202</text:p>
          </table:table-cell>
          <table:table-cell office:value-type="float" office:value="-1.37390708923" calcext:value-type="float">
            <text:p>-1.3739070892</text:p>
          </table:table-cell>
          <table:table-cell office:value-type="float" office:value="-92.7338638306" calcext:value-type="float">
            <text:p>-92.7338638306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0.919" calcext:value-type="float">
            <text:p>0.919</text:p>
          </table:table-cell>
          <table:table-cell office:value-type="float" office:value="1.871" calcext:value-type="float">
            <text:p>1.87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0038785934" calcext:value-type="float">
            <text:p>4.3003878593</text:p>
          </table:table-cell>
          <table:table-cell office:value-type="float" office:value="-1.05193424225" calcext:value-type="float">
            <text:p>-1.0519342423</text:p>
          </table:table-cell>
          <table:table-cell office:value-type="float" office:value="-15.4494094849" calcext:value-type="float">
            <text:p>-15.4494094849</text:p>
          </table:table-cell>
          <table:table-cell office:value-type="float" office:value="3.67235040665" calcext:value-type="float">
            <text:p>3.6723504067</text:p>
          </table:table-cell>
          <table:table-cell office:value-type="float" office:value="-1.37839210033" calcext:value-type="float">
            <text:p>-1.3783921003</text:p>
          </table:table-cell>
          <table:table-cell office:value-type="float" office:value="-94.3982543945" calcext:value-type="float">
            <text:p>-94.39825439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08" calcext:value-type="float">
            <text:p>0.908</text:p>
          </table:table-cell>
          <table:table-cell office:value-type="float" office:value="1.867" calcext:value-type="float">
            <text:p>1.86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1041359901" calcext:value-type="float">
            <text:p>4.310413599</text:p>
          </table:table-cell>
          <table:table-cell office:value-type="float" office:value="-1.0606675148" calcext:value-type="float">
            <text:p>-1.0606675148</text:p>
          </table:table-cell>
          <table:table-cell office:value-type="float" office:value="-16.4752864838" calcext:value-type="float">
            <text:p>-16.4752864838</text:p>
          </table:table-cell>
          <table:table-cell office:value-type="float" office:value="3.66545820236" calcext:value-type="float">
            <text:p>3.6654582024</text:p>
          </table:table-cell>
          <table:table-cell office:value-type="float" office:value="-1.38017618656" calcext:value-type="float">
            <text:p>-1.3801761866</text:p>
          </table:table-cell>
          <table:table-cell office:value-type="float" office:value="-96.1107711792" calcext:value-type="float">
            <text:p>-96.1107711792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0.897" calcext:value-type="float">
            <text:p>0.897</text:p>
          </table:table-cell>
          <table:table-cell office:value-type="float" office:value="1.861" calcext:value-type="float">
            <text:p>1.86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2118678093" calcext:value-type="float">
            <text:p>4.3211867809</text:p>
          </table:table-cell>
          <table:table-cell office:value-type="float" office:value="-1.07287859917" calcext:value-type="float">
            <text:p>-1.0728785992</text:p>
          </table:table-cell>
          <table:table-cell office:value-type="float" office:value="-17.7202777863" calcext:value-type="float">
            <text:p>-17.7202777863</text:p>
          </table:table-cell>
          <table:table-cell office:value-type="float" office:value="3.66060400009" calcext:value-type="float">
            <text:p>3.6606040001</text:p>
          </table:table-cell>
          <table:table-cell office:value-type="float" office:value="-1.37794017792" calcext:value-type="float">
            <text:p>-1.3779401779</text:p>
          </table:table-cell>
          <table:table-cell office:value-type="float" office:value="-97.7903366089" calcext:value-type="float">
            <text:p>-97.7903366089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0.886" calcext:value-type="float">
            <text:p>0.886</text:p>
          </table:table-cell>
          <table:table-cell office:value-type="float" office:value="1.856" calcext:value-type="float">
            <text:p>1.85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5583281517" calcext:value-type="float">
            <text:p>4.3558328152</text:p>
          </table:table-cell>
          <table:table-cell office:value-type="float" office:value="-1.08781254292" calcext:value-type="float">
            <text:p>-1.0878125429</text:p>
          </table:table-cell>
          <table:table-cell office:value-type="float" office:value="-19.0160293579" calcext:value-type="float">
            <text:p>-19.0160293579</text:p>
          </table:table-cell>
          <table:table-cell office:value-type="float" office:value="3.65509819984" calcext:value-type="float">
            <text:p>3.6550981998</text:p>
          </table:table-cell>
          <table:table-cell office:value-type="float" office:value="-1.37654054165" calcext:value-type="float">
            <text:p>-1.3765405417</text:p>
          </table:table-cell>
          <table:table-cell office:value-type="float" office:value="-99.4240570068" calcext:value-type="float">
            <text:p>-99.4240570068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0.875" calcext:value-type="float">
            <text:p>0.875</text:p>
          </table:table-cell>
          <table:table-cell office:value-type="float" office:value="1.85" calcext:value-type="float">
            <text:p>1.8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7247133255" calcext:value-type="float">
            <text:p>4.3724713326</text:p>
          </table:table-cell>
          <table:table-cell office:value-type="float" office:value="-1.09979856014" calcext:value-type="float">
            <text:p>-1.0997985601</text:p>
          </table:table-cell>
          <table:table-cell office:value-type="float" office:value="-20.3452777863" calcext:value-type="float">
            <text:p>-20.3452777863</text:p>
          </table:table-cell>
          <table:table-cell office:value-type="float" office:value="3.64925336838" calcext:value-type="float">
            <text:p>3.6492533684</text:p>
          </table:table-cell>
          <table:table-cell office:value-type="float" office:value="-1.37634944916" calcext:value-type="float">
            <text:p>-1.3763494492</text:p>
          </table:table-cell>
          <table:table-cell office:value-type="float" office:value="-101.046783447" calcext:value-type="float">
            <text:p>-101.046783447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0.866" calcext:value-type="float">
            <text:p>0.866</text:p>
          </table:table-cell>
          <table:table-cell office:value-type="float" office:value="1.844" calcext:value-type="float">
            <text:p>1.84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0361642838" calcext:value-type="float">
            <text:p>4.4036164284</text:p>
          </table:table-cell>
          <table:table-cell office:value-type="float" office:value="-1.11314797401" calcext:value-type="float">
            <text:p>-1.113147974</text:p>
          </table:table-cell>
          <table:table-cell office:value-type="float" office:value="-21.5801811218" calcext:value-type="float">
            <text:p>-21.5801811218</text:p>
          </table:table-cell>
          <table:table-cell office:value-type="float" office:value="3.64262723923" calcext:value-type="float">
            <text:p>3.6426272392</text:p>
          </table:table-cell>
          <table:table-cell office:value-type="float" office:value="-1.37667679787" calcext:value-type="float">
            <text:p>-1.3766767979</text:p>
          </table:table-cell>
          <table:table-cell office:value-type="float" office:value="-102.662513733" calcext:value-type="float">
            <text:p>-102.662513733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0.856" calcext:value-type="float">
            <text:p>0.856</text:p>
          </table:table-cell>
          <table:table-cell office:value-type="float" office:value="1.838" calcext:value-type="float">
            <text:p>1.83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2586278915" calcext:value-type="float">
            <text:p>4.4258627892</text:p>
          </table:table-cell>
          <table:table-cell office:value-type="float" office:value="-1.12896227837" calcext:value-type="float">
            <text:p>-1.1289622784</text:p>
          </table:table-cell>
          <table:table-cell office:value-type="float" office:value="-23.0900764465" calcext:value-type="float">
            <text:p>-23.0900764465</text:p>
          </table:table-cell>
          <table:table-cell office:value-type="float" office:value="3.63585066795" calcext:value-type="float">
            <text:p>3.635850668</text:p>
          </table:table-cell>
          <table:table-cell office:value-type="float" office:value="-1.37576818466" calcext:value-type="float">
            <text:p>-1.3757681847</text:p>
          </table:table-cell>
          <table:table-cell office:value-type="float" office:value="-104.263458252" calcext:value-type="float">
            <text:p>-104.263458252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0.847" calcext:value-type="float">
            <text:p>0.847</text:p>
          </table:table-cell>
          <table:table-cell office:value-type="float" office:value="1.832" calcext:value-type="float">
            <text:p>1.83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3459510803" calcext:value-type="float">
            <text:p>4.434595108</text:p>
          </table:table-cell>
          <table:table-cell office:value-type="float" office:value="-1.1420712471" calcext:value-type="float">
            <text:p>-1.1420712471</text:p>
          </table:table-cell>
          <table:table-cell office:value-type="float" office:value="-24.7066822052" calcext:value-type="float">
            <text:p>-24.7066822052</text:p>
          </table:table-cell>
          <table:table-cell office:value-type="float" office:value="3.62912535667" calcext:value-type="float">
            <text:p>3.6291253567</text:p>
          </table:table-cell>
          <table:table-cell office:value-type="float" office:value="-1.37396252155" calcext:value-type="float">
            <text:p>-1.3739625216</text:p>
          </table:table-cell>
          <table:table-cell office:value-type="float" office:value="-105.817184448" calcext:value-type="float">
            <text:p>-105.817184448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0.839" calcext:value-type="float">
            <text:p>0.839</text:p>
          </table:table-cell>
          <table:table-cell office:value-type="float" office:value="1.826" calcext:value-type="float">
            <text:p>1.82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472117424" calcext:value-type="float">
            <text:p>4.4472117424</text:p>
          </table:table-cell>
          <table:table-cell office:value-type="float" office:value="-1.15588343143" calcext:value-type="float">
            <text:p>-1.1558834314</text:p>
          </table:table-cell>
          <table:table-cell office:value-type="float" office:value="-26.3334884644" calcext:value-type="float">
            <text:p>-26.3334884644</text:p>
          </table:table-cell>
          <table:table-cell office:value-type="float" office:value="3.62296557426" calcext:value-type="float">
            <text:p>3.6229655743</text:p>
          </table:table-cell>
          <table:table-cell office:value-type="float" office:value="-1.37136518955" calcext:value-type="float">
            <text:p>-1.3713651896</text:p>
          </table:table-cell>
          <table:table-cell office:value-type="float" office:value="-107.329391479" calcext:value-type="float">
            <text:p>-107.329391479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0.831" calcext:value-type="float">
            <text:p>0.831</text:p>
          </table:table-cell>
          <table:table-cell office:value-type="float" office:value="1.82" calcext:value-type="float">
            <text:p>1.8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6114397049" calcext:value-type="float">
            <text:p>4.4611439705</text:p>
          </table:table-cell>
          <table:table-cell office:value-type="float" office:value="-1.1709407568" calcext:value-type="float">
            <text:p>-1.1709407568</text:p>
          </table:table-cell>
          <table:table-cell office:value-type="float" office:value="-28.0614967346" calcext:value-type="float">
            <text:p>-28.0614967346</text:p>
          </table:table-cell>
          <table:table-cell office:value-type="float" office:value="3.61540007591" calcext:value-type="float">
            <text:p>3.6154000759</text:p>
          </table:table-cell>
          <table:table-cell office:value-type="float" office:value="-1.36895740032" calcext:value-type="float">
            <text:p>-1.3689574003</text:p>
          </table:table-cell>
          <table:table-cell office:value-type="float" office:value="-108.848503113" calcext:value-type="float">
            <text:p>-108.848503113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.824" calcext:value-type="float">
            <text:p>0.824</text:p>
          </table:table-cell>
          <table:table-cell office:value-type="float" office:value="1.813" calcext:value-type="float">
            <text:p>1.81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7086238861" calcext:value-type="float">
            <text:p>4.4708623886</text:p>
          </table:table-cell>
          <table:table-cell office:value-type="float" office:value="-1.18479311466" calcext:value-type="float">
            <text:p>-1.1847931147</text:p>
          </table:table-cell>
          <table:table-cell office:value-type="float" office:value="-29.8432502747" calcext:value-type="float">
            <text:p>-29.8432502747</text:p>
          </table:table-cell>
          <table:table-cell office:value-type="float" office:value="3.60923504829" calcext:value-type="float">
            <text:p>3.6092350483</text:p>
          </table:table-cell>
          <table:table-cell office:value-type="float" office:value="-1.36619067192" calcext:value-type="float">
            <text:p>-1.3661906719</text:p>
          </table:table-cell>
          <table:table-cell office:value-type="float" office:value="-110.342002869" calcext:value-type="float">
            <text:p>-110.3420028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17" calcext:value-type="float">
            <text:p>0.817</text:p>
          </table:table-cell>
          <table:table-cell office:value-type="float" office:value="1.807" calcext:value-type="float">
            <text:p>1.80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7664785385" calcext:value-type="float">
            <text:p>4.4766478539</text:p>
          </table:table-cell>
          <table:table-cell office:value-type="float" office:value="-1.19716536999" calcext:value-type="float">
            <text:p>-1.19716537</text:p>
          </table:table-cell>
          <table:table-cell office:value-type="float" office:value="-31.6349468231" calcext:value-type="float">
            <text:p>-31.6349468231</text:p>
          </table:table-cell>
          <table:table-cell office:value-type="float" office:value="3.60292434692" calcext:value-type="float">
            <text:p>3.6029243469</text:p>
          </table:table-cell>
          <table:table-cell office:value-type="float" office:value="-1.36341810226" calcext:value-type="float">
            <text:p>-1.3634181023</text:p>
          </table:table-cell>
          <table:table-cell office:value-type="float" office:value="-111.859153748" calcext:value-type="float">
            <text:p>-111.859153748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0.811" calcext:value-type="float">
            <text:p>0.811</text:p>
          </table:table-cell>
          <table:table-cell office:value-type="float" office:value="1.801" calcext:value-type="float">
            <text:p>1.80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7905492783" calcext:value-type="float">
            <text:p>4.4790549278</text:p>
          </table:table-cell>
          <table:table-cell office:value-type="float" office:value="-1.20670819283" calcext:value-type="float">
            <text:p>-1.2067081928</text:p>
          </table:table-cell>
          <table:table-cell office:value-type="float" office:value="-33.4225997925" calcext:value-type="float">
            <text:p>-33.4225997925</text:p>
          </table:table-cell>
          <table:table-cell office:value-type="float" office:value="3.59629440308" calcext:value-type="float">
            <text:p>3.5962944031</text:p>
          </table:table-cell>
          <table:table-cell office:value-type="float" office:value="-1.36034011841" calcext:value-type="float">
            <text:p>-1.3603401184</text:p>
          </table:table-cell>
          <table:table-cell office:value-type="float" office:value="-113.36025238" calcext:value-type="float">
            <text:p>-113.36025238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0.807" calcext:value-type="float">
            <text:p>0.807</text:p>
          </table:table-cell>
          <table:table-cell office:value-type="float" office:value="1.797" calcext:value-type="float">
            <text:p>1.79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7515821457" calcext:value-type="float">
            <text:p>4.4751582146</text:p>
          </table:table-cell>
          <table:table-cell office:value-type="float" office:value="-1.21184158325" calcext:value-type="float">
            <text:p>-1.2118415833</text:p>
          </table:table-cell>
          <table:table-cell office:value-type="float" office:value="-35.1503868103" calcext:value-type="float">
            <text:p>-35.1503868103</text:p>
          </table:table-cell>
          <table:table-cell office:value-type="float" office:value="3.59041166306" calcext:value-type="float">
            <text:p>3.5904116631</text:p>
          </table:table-cell>
          <table:table-cell office:value-type="float" office:value="-1.35729300976" calcext:value-type="float">
            <text:p>-1.3572930098</text:p>
          </table:table-cell>
          <table:table-cell office:value-type="float" office:value="-114.850418091" calcext:value-type="float">
            <text:p>-114.850418091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0.804" calcext:value-type="float">
            <text:p>0.804</text:p>
          </table:table-cell>
          <table:table-cell office:value-type="float" office:value="1.794" calcext:value-type="float">
            <text:p>1.79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7438645363" calcext:value-type="float">
            <text:p>4.4743864536</text:p>
          </table:table-cell>
          <table:table-cell office:value-type="float" office:value="-1.21607255936" calcext:value-type="float">
            <text:p>-1.2160725594</text:p>
          </table:table-cell>
          <table:table-cell office:value-type="float" office:value="-36.8507232666" calcext:value-type="float">
            <text:p>-36.8507232666</text:p>
          </table:table-cell>
          <table:table-cell office:value-type="float" office:value="3.58439850807" calcext:value-type="float">
            <text:p>3.5843985081</text:p>
          </table:table-cell>
          <table:table-cell office:value-type="float" office:value="-1.35393321514" calcext:value-type="float">
            <text:p>-1.3539332151</text:p>
          </table:table-cell>
          <table:table-cell office:value-type="float" office:value="-116.360397339" calcext:value-type="float">
            <text:p>-116.360397339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0.801" calcext:value-type="float">
            <text:p>0.801</text:p>
          </table:table-cell>
          <table:table-cell office:value-type="float" office:value="1.79" calcext:value-type="float">
            <text:p>1.7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8532700539" calcext:value-type="float">
            <text:p>4.4853270054</text:p>
          </table:table-cell>
          <table:table-cell office:value-type="float" office:value="-1.22643327713" calcext:value-type="float">
            <text:p>-1.2264332771</text:p>
          </table:table-cell>
          <table:table-cell office:value-type="float" office:value="-38.5992927551" calcext:value-type="float">
            <text:p>-38.5992927551</text:p>
          </table:table-cell>
          <table:table-cell office:value-type="float" office:value="3.5789141655" calcext:value-type="float">
            <text:p>3.5789141655</text:p>
          </table:table-cell>
          <table:table-cell office:value-type="float" office:value="-1.35065484047" calcext:value-type="float">
            <text:p>-1.3506548405</text:p>
          </table:table-cell>
          <table:table-cell office:value-type="float" office:value="-117.879859924" calcext:value-type="float">
            <text:p>-117.879859924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0.798" calcext:value-type="float">
            <text:p>0.798</text:p>
          </table:table-cell>
          <table:table-cell office:value-type="float" office:value="1.787" calcext:value-type="float">
            <text:p>1.78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9175858498" calcext:value-type="float">
            <text:p>4.491758585</text:p>
          </table:table-cell>
          <table:table-cell office:value-type="float" office:value="-1.23463356495" calcext:value-type="float">
            <text:p>-1.234633565</text:p>
          </table:table-cell>
          <table:table-cell office:value-type="float" office:value="-40.3348121643" calcext:value-type="float">
            <text:p>-40.3348121643</text:p>
          </table:table-cell>
          <table:table-cell office:value-type="float" office:value="3.57376027107" calcext:value-type="float">
            <text:p>3.5737602711</text:p>
          </table:table-cell>
          <table:table-cell office:value-type="float" office:value="-1.34741425514" calcext:value-type="float">
            <text:p>-1.3474142551</text:p>
          </table:table-cell>
          <table:table-cell office:value-type="float" office:value="-119.427429199" calcext:value-type="float">
            <text:p>-119.427429199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0.795" calcext:value-type="float">
            <text:p>0.795</text:p>
          </table:table-cell>
          <table:table-cell office:value-type="float" office:value="1.783" calcext:value-type="float">
            <text:p>1.78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9737453461" calcext:value-type="float">
            <text:p>4.4973745346</text:p>
          </table:table-cell>
          <table:table-cell office:value-type="float" office:value="-1.2415626049" calcext:value-type="float">
            <text:p>-1.2415626049</text:p>
          </table:table-cell>
          <table:table-cell office:value-type="float" office:value="-42.0575332642" calcext:value-type="float">
            <text:p>-42.0575332642</text:p>
          </table:table-cell>
          <table:table-cell office:value-type="float" office:value="3.5686981678" calcext:value-type="float">
            <text:p>3.5686981678</text:p>
          </table:table-cell>
          <table:table-cell office:value-type="float" office:value="-1.34376049042" calcext:value-type="float">
            <text:p>-1.3437604904</text:p>
          </table:table-cell>
          <table:table-cell office:value-type="float" office:value="-120.968086243" calcext:value-type="float">
            <text:p>-120.968086243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0.792" calcext:value-type="float">
            <text:p>0.792</text:p>
          </table:table-cell>
          <table:table-cell office:value-type="float" office:value="1.779" calcext:value-type="float">
            <text:p>1.77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084092617" calcext:value-type="float">
            <text:p>4.5084092617</text:p>
          </table:table-cell>
          <table:table-cell office:value-type="float" office:value="-1.2533570528" calcext:value-type="float">
            <text:p>-1.2533570528</text:p>
          </table:table-cell>
          <table:table-cell office:value-type="float" office:value="-43.8864479065" calcext:value-type="float">
            <text:p>-43.8864479065</text:p>
          </table:table-cell>
          <table:table-cell office:value-type="float" office:value="3.56318449974" calcext:value-type="float">
            <text:p>3.5631844997</text:p>
          </table:table-cell>
          <table:table-cell office:value-type="float" office:value="-1.34012544155" calcext:value-type="float">
            <text:p>-1.3401254416</text:p>
          </table:table-cell>
          <table:table-cell office:value-type="float" office:value="-122.497146606" calcext:value-type="float">
            <text:p>-122.497146606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0.79" calcext:value-type="float">
            <text:p>0.79</text:p>
          </table:table-cell>
          <table:table-cell office:value-type="float" office:value="1.775" calcext:value-type="float">
            <text:p>1.77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1521635056" calcext:value-type="float">
            <text:p>4.5152163506</text:p>
          </table:table-cell>
          <table:table-cell office:value-type="float" office:value="-1.26327621937" calcext:value-type="float">
            <text:p>-1.2632762194</text:p>
          </table:table-cell>
          <table:table-cell office:value-type="float" office:value="-45.7273826599" calcext:value-type="float">
            <text:p>-45.7273826599</text:p>
          </table:table-cell>
          <table:table-cell office:value-type="float" office:value="3.55900835991" calcext:value-type="float">
            <text:p>3.5590083599</text:p>
          </table:table-cell>
          <table:table-cell office:value-type="float" office:value="-1.33620595932" calcext:value-type="float">
            <text:p>-1.3362059593</text:p>
          </table:table-cell>
          <table:table-cell office:value-type="float" office:value="-124.016014099" calcext:value-type="float">
            <text:p>-124.016014099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0.788" calcext:value-type="float">
            <text:p>0.788</text:p>
          </table:table-cell>
          <table:table-cell office:value-type="float" office:value="1.772" calcext:value-type="float">
            <text:p>1.77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1812982559" calcext:value-type="float">
            <text:p>4.5181298256</text:p>
          </table:table-cell>
          <table:table-cell office:value-type="float" office:value="-1.26921343803" calcext:value-type="float">
            <text:p>-1.269213438</text:p>
          </table:table-cell>
          <table:table-cell office:value-type="float" office:value="-47.557723999" calcext:value-type="float">
            <text:p>-47.557723999</text:p>
          </table:table-cell>
          <table:table-cell office:value-type="float" office:value="3.55437684059" calcext:value-type="float">
            <text:p>3.5543768406</text:p>
          </table:table-cell>
          <table:table-cell office:value-type="float" office:value="-1.33219599724" calcext:value-type="float">
            <text:p>-1.3321959972</text:p>
          </table:table-cell>
          <table:table-cell office:value-type="float" office:value="-125.595100403" calcext:value-type="float">
            <text:p>-125.5951004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87" calcext:value-type="float">
            <text:p>0.787</text:p>
          </table:table-cell>
          <table:table-cell office:value-type="float" office:value="1.771" calcext:value-type="float">
            <text:p>1.77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1843214035" calcext:value-type="float">
            <text:p>4.5184321404</text:p>
          </table:table-cell>
          <table:table-cell office:value-type="float" office:value="-1.27660226822" calcext:value-type="float">
            <text:p>-1.2766022682</text:p>
          </table:table-cell>
          <table:table-cell office:value-type="float" office:value="-49.4993476868" calcext:value-type="float">
            <text:p>-49.4993476868</text:p>
          </table:table-cell>
          <table:table-cell office:value-type="float" office:value="3.54898571968" calcext:value-type="float">
            <text:p>3.5489857197</text:p>
          </table:table-cell>
          <table:table-cell office:value-type="float" office:value="-1.3278324604" calcext:value-type="float">
            <text:p>-1.3278324604</text:p>
          </table:table-cell>
          <table:table-cell office:value-type="float" office:value="-127.228462219" calcext:value-type="float">
            <text:p>-127.228462219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.787" calcext:value-type="float">
            <text:p>0.787</text:p>
          </table:table-cell>
          <table:table-cell office:value-type="float" office:value="1.77" calcext:value-type="float">
            <text:p>1.7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1843857765" calcext:value-type="float">
            <text:p>4.5184385777</text:p>
          </table:table-cell>
          <table:table-cell office:value-type="float" office:value="-1.2813833952" calcext:value-type="float">
            <text:p>-1.2813833952</text:p>
          </table:table-cell>
          <table:table-cell office:value-type="float" office:value="-51.4079933167" calcext:value-type="float">
            <text:p>-51.4079933167</text:p>
          </table:table-cell>
          <table:table-cell office:value-type="float" office:value="3.54289770126" calcext:value-type="float">
            <text:p>3.5428977013</text:p>
          </table:table-cell>
          <table:table-cell office:value-type="float" office:value="-1.32325458527" calcext:value-type="float">
            <text:p>-1.3232545853</text:p>
          </table:table-cell>
          <table:table-cell office:value-type="float" office:value="-128.899734497" calcext:value-type="float">
            <text:p>-128.899734497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0.786" calcext:value-type="float">
            <text:p>0.786</text:p>
          </table:table-cell>
          <table:table-cell office:value-type="float" office:value="1.769" calcext:value-type="float">
            <text:p>1.76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2033853531" calcext:value-type="float">
            <text:p>4.5203385353</text:p>
          </table:table-cell>
          <table:table-cell office:value-type="float" office:value="-1.28899919987" calcext:value-type="float">
            <text:p>-1.2889991999</text:p>
          </table:table-cell>
          <table:table-cell office:value-type="float" office:value="-53.3450050354" calcext:value-type="float">
            <text:p>-53.3450050354</text:p>
          </table:table-cell>
          <table:table-cell office:value-type="float" office:value="3.5380589962" calcext:value-type="float">
            <text:p>3.5380589962</text:p>
          </table:table-cell>
          <table:table-cell office:value-type="float" office:value="-1.31922113895" calcext:value-type="float">
            <text:p>-1.319221139</text:p>
          </table:table-cell>
          <table:table-cell office:value-type="float" office:value="-130.542221069" calcext:value-type="float">
            <text:p>-130.542221069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0.787" calcext:value-type="float">
            <text:p>0.787</text:p>
          </table:table-cell>
          <table:table-cell office:value-type="float" office:value="1.77" calcext:value-type="float">
            <text:p>1.7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2283668518" calcext:value-type="float">
            <text:p>4.5228366852</text:p>
          </table:table-cell>
          <table:table-cell office:value-type="float" office:value="-1.29645943642" calcext:value-type="float">
            <text:p>-1.2964594364</text:p>
          </table:table-cell>
          <table:table-cell office:value-type="float" office:value="-55.3848762512" calcext:value-type="float">
            <text:p>-55.3848762512</text:p>
          </table:table-cell>
          <table:table-cell office:value-type="float" office:value="3.53254890442" calcext:value-type="float">
            <text:p>3.5325489044</text:p>
          </table:table-cell>
          <table:table-cell office:value-type="float" office:value="-1.31465041637" calcext:value-type="float">
            <text:p>-1.3146504164</text:p>
          </table:table-cell>
          <table:table-cell office:value-type="float" office:value="-132.165725708" calcext:value-type="float">
            <text:p>-132.165725708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0.787" calcext:value-type="float">
            <text:p>0.787</text:p>
          </table:table-cell>
          <table:table-cell office:value-type="float" office:value="1.771" calcext:value-type="float">
            <text:p>1.77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2340102196" calcext:value-type="float">
            <text:p>4.523401022</text:p>
          </table:table-cell>
          <table:table-cell office:value-type="float" office:value="-1.29995417595" calcext:value-type="float">
            <text:p>-1.299954176</text:p>
          </table:table-cell>
          <table:table-cell office:value-type="float" office:value="-57.3620376587" calcext:value-type="float">
            <text:p>-57.3620376587</text:p>
          </table:table-cell>
          <table:table-cell office:value-type="float" office:value="3.52864408493" calcext:value-type="float">
            <text:p>3.5286440849</text:p>
          </table:table-cell>
          <table:table-cell office:value-type="float" office:value="-1.31001532078" calcext:value-type="float">
            <text:p>-1.3100153208</text:p>
          </table:table-cell>
          <table:table-cell office:value-type="float" office:value="-133.807449341" calcext:value-type="float">
            <text:p>-133.807449341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0.788" calcext:value-type="float">
            <text:p>0.788</text:p>
          </table:table-cell>
          <table:table-cell office:value-type="float" office:value="1.772" calcext:value-type="float">
            <text:p>1.77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2180361748" calcext:value-type="float">
            <text:p>4.5218036175</text:p>
          </table:table-cell>
          <table:table-cell office:value-type="float" office:value="-1.30149924755" calcext:value-type="float">
            <text:p>-1.3014992476</text:p>
          </table:table-cell>
          <table:table-cell office:value-type="float" office:value="-59.2044258118" calcext:value-type="float">
            <text:p>-59.2044258118</text:p>
          </table:table-cell>
          <table:table-cell office:value-type="float" office:value="3.52467560768" calcext:value-type="float">
            <text:p>3.5246756077</text:p>
          </table:table-cell>
          <table:table-cell office:value-type="float" office:value="-1.30529010296" calcext:value-type="float">
            <text:p>-1.305290103</text:p>
          </table:table-cell>
          <table:table-cell office:value-type="float" office:value="-135.491882324" calcext:value-type="float">
            <text:p>-135.491882324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0.788" calcext:value-type="float">
            <text:p>0.788</text:p>
          </table:table-cell>
          <table:table-cell office:value-type="float" office:value="1.774" calcext:value-type="float">
            <text:p>1.77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1868581772" calcext:value-type="float">
            <text:p>4.5186858177</text:p>
          </table:table-cell>
          <table:table-cell office:value-type="float" office:value="-1.30548286438" calcext:value-type="float">
            <text:p>-1.3054828644</text:p>
          </table:table-cell>
          <table:table-cell office:value-type="float" office:value="-61.0089912415" calcext:value-type="float">
            <text:p>-61.0089912415</text:p>
          </table:table-cell>
          <table:table-cell office:value-type="float" office:value="3.52005577087" calcext:value-type="float">
            <text:p>3.5200557709</text:p>
          </table:table-cell>
          <table:table-cell office:value-type="float" office:value="-1.30049967766" calcext:value-type="float">
            <text:p>-1.3004996777</text:p>
          </table:table-cell>
          <table:table-cell office:value-type="float" office:value="-137.171173096" calcext:value-type="float">
            <text:p>-137.171173096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0.789" calcext:value-type="float">
            <text:p>0.789</text:p>
          </table:table-cell>
          <table:table-cell office:value-type="float" office:value="1.776" calcext:value-type="float">
            <text:p>1.77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1505804062" calcext:value-type="float">
            <text:p>4.5150580406</text:p>
          </table:table-cell>
          <table:table-cell office:value-type="float" office:value="-1.30914247036" calcext:value-type="float">
            <text:p>-1.3091424704</text:p>
          </table:table-cell>
          <table:table-cell office:value-type="float" office:value="-62.82554245" calcext:value-type="float">
            <text:p>-62.82554245</text:p>
          </table:table-cell>
          <table:table-cell office:value-type="float" office:value="3.5158200264" calcext:value-type="float">
            <text:p>3.5158200264</text:p>
          </table:table-cell>
          <table:table-cell office:value-type="float" office:value="-1.29554271698" calcext:value-type="float">
            <text:p>-1.295542717</text:p>
          </table:table-cell>
          <table:table-cell office:value-type="float" office:value="-138.820205688" calcext:value-type="float">
            <text:p>-138.820205688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0.79" calcext:value-type="float">
            <text:p>0.79</text:p>
          </table:table-cell>
          <table:table-cell office:value-type="float" office:value="1.779" calcext:value-type="float">
            <text:p>1.77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1168322563" calcext:value-type="float">
            <text:p>4.5116832256</text:p>
          </table:table-cell>
          <table:table-cell office:value-type="float" office:value="-1.31241571903" calcext:value-type="float">
            <text:p>-1.312415719</text:p>
          </table:table-cell>
          <table:table-cell office:value-type="float" office:value="-64.5406570435" calcext:value-type="float">
            <text:p>-64.5406570435</text:p>
          </table:table-cell>
          <table:table-cell office:value-type="float" office:value="3.51139783859" calcext:value-type="float">
            <text:p>3.5113978386</text:p>
          </table:table-cell>
          <table:table-cell office:value-type="float" office:value="-1.2903470993" calcext:value-type="float">
            <text:p>-1.2903470993</text:p>
          </table:table-cell>
          <table:table-cell office:value-type="float" office:value="-140.448028564" calcext:value-type="float">
            <text:p>-140.448028564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0.79" calcext:value-type="float">
            <text:p>0.7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0785303116" calcext:value-type="float">
            <text:p>4.5078530312</text:p>
          </table:table-cell>
          <table:table-cell office:value-type="float" office:value="-1.31694459915" calcext:value-type="float">
            <text:p>-1.3169445992</text:p>
          </table:table-cell>
          <table:table-cell office:value-type="float" office:value="-66.2518539429" calcext:value-type="float">
            <text:p>-66.2518539429</text:p>
          </table:table-cell>
          <table:table-cell office:value-type="float" office:value="3.50766658783" calcext:value-type="float">
            <text:p>3.5076665878</text:p>
          </table:table-cell>
          <table:table-cell office:value-type="float" office:value="-1.28501009941" calcext:value-type="float">
            <text:p>-1.2850100994</text:p>
          </table:table-cell>
          <table:table-cell office:value-type="float" office:value="-142.042037964" calcext:value-type="float">
            <text:p>-142.0420379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91" calcext:value-type="float">
            <text:p>0.791</text:p>
          </table:table-cell>
          <table:table-cell office:value-type="float" office:value="1.783" calcext:value-type="float">
            <text:p>1.78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0377106667" calcext:value-type="float">
            <text:p>4.5037710667</text:p>
          </table:table-cell>
          <table:table-cell office:value-type="float" office:value="-1.32198596001" calcext:value-type="float">
            <text:p>-1.32198596</text:p>
          </table:table-cell>
          <table:table-cell office:value-type="float" office:value="-67.9443359375" calcext:value-type="float">
            <text:p>-67.9443359375</text:p>
          </table:table-cell>
          <table:table-cell office:value-type="float" office:value="3.50506567955" calcext:value-type="float">
            <text:p>3.5050656796</text:p>
          </table:table-cell>
          <table:table-cell office:value-type="float" office:value="-1.27973473072" calcext:value-type="float">
            <text:p>-1.2797347307</text:p>
          </table:table-cell>
          <table:table-cell office:value-type="float" office:value="-143.648101807" calcext:value-type="float">
            <text:p>-143.648101807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791" calcext:value-type="float">
            <text:p>0.791</text:p>
          </table:table-cell>
          <table:table-cell office:value-type="float" office:value="1.786" calcext:value-type="float">
            <text:p>1.78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50003004074" calcext:value-type="float">
            <text:p>4.5000300407</text:p>
          </table:table-cell>
          <table:table-cell office:value-type="float" office:value="-1.32574594021" calcext:value-type="float">
            <text:p>-1.3257459402</text:p>
          </table:table-cell>
          <table:table-cell office:value-type="float" office:value="-69.6858825684" calcext:value-type="float">
            <text:p>-69.6858825684</text:p>
          </table:table-cell>
          <table:table-cell office:value-type="float" office:value="3.50049209595" calcext:value-type="float">
            <text:p>3.500492096</text:p>
          </table:table-cell>
          <table:table-cell office:value-type="float" office:value="-1.27464306355" calcext:value-type="float">
            <text:p>-1.2746430636</text:p>
          </table:table-cell>
          <table:table-cell office:value-type="float" office:value="-145.274032593" calcext:value-type="float">
            <text:p>-145.274032593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0.792" calcext:value-type="float">
            <text:p>0.792</text:p>
          </table:table-cell>
          <table:table-cell office:value-type="float" office:value="1.788" calcext:value-type="float">
            <text:p>1.78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9705219269" calcext:value-type="float">
            <text:p>4.4970521927</text:p>
          </table:table-cell>
          <table:table-cell office:value-type="float" office:value="-1.32989108562" calcext:value-type="float">
            <text:p>-1.3298910856</text:p>
          </table:table-cell>
          <table:table-cell office:value-type="float" office:value="-71.422088623" calcext:value-type="float">
            <text:p>-71.422088623</text:p>
          </table:table-cell>
          <table:table-cell office:value-type="float" office:value="3.49482440948" calcext:value-type="float">
            <text:p>3.4948244095</text:p>
          </table:table-cell>
          <table:table-cell office:value-type="float" office:value="-1.27052724361" calcext:value-type="float">
            <text:p>-1.2705272436</text:p>
          </table:table-cell>
          <table:table-cell office:value-type="float" office:value="-146.85848999" calcext:value-type="float">
            <text:p>-146.85848999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" calcext:value-type="float">
            <text:p>1.7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9261498451" calcext:value-type="float">
            <text:p>4.4926149845</text:p>
          </table:table-cell>
          <table:table-cell office:value-type="float" office:value="-1.33347010612" calcext:value-type="float">
            <text:p>-1.3334701061</text:p>
          </table:table-cell>
          <table:table-cell office:value-type="float" office:value="-73.2058410645" calcext:value-type="float">
            <text:p>-73.2058410645</text:p>
          </table:table-cell>
          <table:table-cell office:value-type="float" office:value="3.48978471756" calcext:value-type="float">
            <text:p>3.4897847176</text:p>
          </table:table-cell>
          <table:table-cell office:value-type="float" office:value="-1.26729381084" calcext:value-type="float">
            <text:p>-1.2672938108</text:p>
          </table:table-cell>
          <table:table-cell office:value-type="float" office:value="-148.336181641" calcext:value-type="float">
            <text:p>-148.336181641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2" calcext:value-type="float">
            <text:p>1.79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8807549477" calcext:value-type="float">
            <text:p>4.4880754948</text:p>
          </table:table-cell>
          <table:table-cell office:value-type="float" office:value="-1.33565175533" calcext:value-type="float">
            <text:p>-1.3356517553</text:p>
          </table:table-cell>
          <table:table-cell office:value-type="float" office:value="-74.9561538696" calcext:value-type="float">
            <text:p>-74.9561538696</text:p>
          </table:table-cell>
          <table:table-cell office:value-type="float" office:value="3.48645329475" calcext:value-type="float">
            <text:p>3.4864532948</text:p>
          </table:table-cell>
          <table:table-cell office:value-type="float" office:value="-1.26573204994" calcext:value-type="float">
            <text:p>-1.2657320499</text:p>
          </table:table-cell>
          <table:table-cell office:value-type="float" office:value="-149.590545654" calcext:value-type="float">
            <text:p>-149.590545654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4" calcext:value-type="float">
            <text:p>1.79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8384547234" calcext:value-type="float">
            <text:p>4.4838454723</text:p>
          </table:table-cell>
          <table:table-cell office:value-type="float" office:value="-1.33897781372" calcext:value-type="float">
            <text:p>-1.3389778137</text:p>
          </table:table-cell>
          <table:table-cell office:value-type="float" office:value="-76.698425293" calcext:value-type="float">
            <text:p>-76.698425293</text:p>
          </table:table-cell>
          <table:table-cell office:value-type="float" office:value="3.4779586792" calcext:value-type="float">
            <text:p>3.4779586792</text:p>
          </table:table-cell>
          <table:table-cell office:value-type="float" office:value="-1.26156556606" calcext:value-type="float">
            <text:p>-1.2615655661</text:p>
          </table:table-cell>
          <table:table-cell office:value-type="float" office:value="-150.572052002" calcext:value-type="float">
            <text:p>-150.572052002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5" calcext:value-type="float">
            <text:p>1.7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8026680946" calcext:value-type="float">
            <text:p>4.4802668095</text:p>
          </table:table-cell>
          <table:table-cell office:value-type="float" office:value="-1.34212434292" calcext:value-type="float">
            <text:p>-1.3421243429</text:p>
          </table:table-cell>
          <table:table-cell office:value-type="float" office:value="-78.4395065308" calcext:value-type="float">
            <text:p>-78.4395065308</text:p>
          </table:table-cell>
          <table:table-cell office:value-type="float" office:value="3.45964884758" calcext:value-type="float">
            <text:p>3.4596488476</text:p>
          </table:table-cell>
          <table:table-cell office:value-type="float" office:value="-1.25321888924" calcext:value-type="float">
            <text:p>-1.2532188892</text:p>
          </table:table-cell>
          <table:table-cell office:value-type="float" office:value="-151.249694824" calcext:value-type="float">
            <text:p>-151.249694824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5" calcext:value-type="float">
            <text:p>1.7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7508978844" calcext:value-type="float">
            <text:p>4.4750897884</text:p>
          </table:table-cell>
          <table:table-cell office:value-type="float" office:value="-1.34527337551" calcext:value-type="float">
            <text:p>-1.3452733755</text:p>
          </table:table-cell>
          <table:table-cell office:value-type="float" office:value="-80.1995391846" calcext:value-type="float">
            <text:p>-80.1995391846</text:p>
          </table:table-cell>
          <table:table-cell office:value-type="float" office:value="3.45018362999" calcext:value-type="float">
            <text:p>3.45018363</text:p>
          </table:table-cell>
          <table:table-cell office:value-type="float" office:value="-1.25252771378" calcext:value-type="float">
            <text:p>-1.2525277138</text:p>
          </table:table-cell>
          <table:table-cell office:value-type="float" office:value="-151.595657349" calcext:value-type="float">
            <text:p>-151.595657349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6" calcext:value-type="float">
            <text:p>1.79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7072935104" calcext:value-type="float">
            <text:p>4.470729351</text:p>
          </table:table-cell>
          <table:table-cell office:value-type="float" office:value="-1.34720635414" calcext:value-type="float">
            <text:p>-1.3472063541</text:p>
          </table:table-cell>
          <table:table-cell office:value-type="float" office:value="-81.8848724365" calcext:value-type="float">
            <text:p>-81.8848724365</text:p>
          </table:table-cell>
          <table:table-cell office:value-type="float" office:value="3.44275212288" calcext:value-type="float">
            <text:p>3.4427521229</text:p>
          </table:table-cell>
          <table:table-cell office:value-type="float" office:value="-1.25441718102" calcext:value-type="float">
            <text:p>-1.254417181</text:p>
          </table:table-cell>
          <table:table-cell office:value-type="float" office:value="-151.749603271" calcext:value-type="float">
            <text:p>-151.749603271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6" calcext:value-type="float">
            <text:p>1.79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6809744835" calcext:value-type="float">
            <text:p>4.4680974484</text:p>
          </table:table-cell>
          <table:table-cell office:value-type="float" office:value="-1.34952449799" calcext:value-type="float">
            <text:p>-1.349524498</text:p>
          </table:table-cell>
          <table:table-cell office:value-type="float" office:value="-83.4541015625" calcext:value-type="float">
            <text:p>-83.4541015625</text:p>
          </table:table-cell>
          <table:table-cell office:value-type="float" office:value="3.43807339668" calcext:value-type="float">
            <text:p>3.4380733967</text:p>
          </table:table-cell>
          <table:table-cell office:value-type="float" office:value="-1.25654268265" calcext:value-type="float">
            <text:p>-1.2565426827</text:p>
          </table:table-cell>
          <table:table-cell office:value-type="float" office:value="-151.878509521" calcext:value-type="float">
            <text:p>-151.8785095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6" calcext:value-type="float">
            <text:p>1.79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6301031113" calcext:value-type="float">
            <text:p>4.4630103111</text:p>
          </table:table-cell>
          <table:table-cell office:value-type="float" office:value="-1.35254967213" calcext:value-type="float">
            <text:p>-1.3525496721</text:p>
          </table:table-cell>
          <table:table-cell office:value-type="float" office:value="-84.9818649292" calcext:value-type="float">
            <text:p>-84.9818649292</text:p>
          </table:table-cell>
          <table:table-cell office:value-type="float" office:value="3.433604002" calcext:value-type="float">
            <text:p>3.433604002</text:p>
          </table:table-cell>
          <table:table-cell office:value-type="float" office:value="-1.25703036785" calcext:value-type="float">
            <text:p>-1.2570303679</text:p>
          </table:table-cell>
          <table:table-cell office:value-type="float" office:value="-152.118713379" calcext:value-type="float">
            <text:p>-152.118713379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5" calcext:value-type="float">
            <text:p>1.7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5664405823" calcext:value-type="float">
            <text:p>4.4566440582</text:p>
          </table:table-cell>
          <table:table-cell office:value-type="float" office:value="-1.35723423958" calcext:value-type="float">
            <text:p>-1.3572342396</text:p>
          </table:table-cell>
          <table:table-cell office:value-type="float" office:value="-86.4909210205" calcext:value-type="float">
            <text:p>-86.4909210205</text:p>
          </table:table-cell>
          <table:table-cell office:value-type="float" office:value="3.43161821365" calcext:value-type="float">
            <text:p>3.4316182137</text:p>
          </table:table-cell>
          <table:table-cell office:value-type="float" office:value="-1.25819647312" calcext:value-type="float">
            <text:p>-1.2581964731</text:p>
          </table:table-cell>
          <table:table-cell office:value-type="float" office:value="-152.338409424" calcext:value-type="float">
            <text:p>-152.338409424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5" calcext:value-type="float">
            <text:p>1.7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5101737976" calcext:value-type="float">
            <text:p>4.4510173798</text:p>
          </table:table-cell>
          <table:table-cell office:value-type="float" office:value="-1.36017990112" calcext:value-type="float">
            <text:p>-1.3601799011</text:p>
          </table:table-cell>
          <table:table-cell office:value-type="float" office:value="-87.9797363281" calcext:value-type="float">
            <text:p>-87.9797363281</text:p>
          </table:table-cell>
          <table:table-cell office:value-type="float" office:value="3.43194246292" calcext:value-type="float">
            <text:p>3.4319424629</text:p>
          </table:table-cell>
          <table:table-cell office:value-type="float" office:value="-1.25906538963" calcext:value-type="float">
            <text:p>-1.2590653896</text:p>
          </table:table-cell>
          <table:table-cell office:value-type="float" office:value="-152.47769165" calcext:value-type="float">
            <text:p>-152.47769165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5" calcext:value-type="float">
            <text:p>1.7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4432377815" calcext:value-type="float">
            <text:p>4.4443237782</text:p>
          </table:table-cell>
          <table:table-cell office:value-type="float" office:value="-1.3642731905" calcext:value-type="float">
            <text:p>-1.3642731905</text:p>
          </table:table-cell>
          <table:table-cell office:value-type="float" office:value="-89.5254516602" calcext:value-type="float">
            <text:p>-89.5254516602</text:p>
          </table:table-cell>
          <table:table-cell office:value-type="float" office:value="3.43236136436" calcext:value-type="float">
            <text:p>3.4323613644</text:p>
          </table:table-cell>
          <table:table-cell office:value-type="float" office:value="-1.25976073742" calcext:value-type="float">
            <text:p>-1.2597607374</text:p>
          </table:table-cell>
          <table:table-cell office:value-type="float" office:value="-152.500076294" calcext:value-type="float">
            <text:p>-152.500076294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5" calcext:value-type="float">
            <text:p>1.7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3711996078" calcext:value-type="float">
            <text:p>4.4371199608</text:p>
          </table:table-cell>
          <table:table-cell office:value-type="float" office:value="-1.36856687069" calcext:value-type="float">
            <text:p>-1.3685668707</text:p>
          </table:table-cell>
          <table:table-cell office:value-type="float" office:value="-91.1090774536" calcext:value-type="float">
            <text:p>-91.1090774536</text:p>
          </table:table-cell>
          <table:table-cell office:value-type="float" office:value="3.43169903755" calcext:value-type="float">
            <text:p>3.4316990376</text:p>
          </table:table-cell>
          <table:table-cell office:value-type="float" office:value="-1.25958967209" calcext:value-type="float">
            <text:p>-1.2595896721</text:p>
          </table:table-cell>
          <table:table-cell office:value-type="float" office:value="-152.511962891" calcext:value-type="float">
            <text:p>-152.511962891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5" calcext:value-type="float">
            <text:p>1.7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2987442017" calcext:value-type="float">
            <text:p>4.4298744202</text:p>
          </table:table-cell>
          <table:table-cell office:value-type="float" office:value="-1.37390708923" calcext:value-type="float">
            <text:p>-1.3739070892</text:p>
          </table:table-cell>
          <table:table-cell office:value-type="float" office:value="-92.7338638306" calcext:value-type="float">
            <text:p>-92.7338638306</text:p>
          </table:table-cell>
          <table:table-cell office:value-type="float" office:value="3.43074512482" calcext:value-type="float">
            <text:p>3.4307451248</text:p>
          </table:table-cell>
          <table:table-cell office:value-type="float" office:value="-1.25836586952" calcext:value-type="float">
            <text:p>-1.2583658695</text:p>
          </table:table-cell>
          <table:table-cell office:value-type="float" office:value="-152.527587891" calcext:value-type="float">
            <text:p>-152.527587891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0.793" calcext:value-type="float">
            <text:p>0.793</text:p>
          </table:table-cell>
          <table:table-cell office:value-type="float" office:value="1.794" calcext:value-type="float">
            <text:p>1.79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2235040665" calcext:value-type="float">
            <text:p>4.4223504067</text:p>
          </table:table-cell>
          <table:table-cell office:value-type="float" office:value="-1.37839210033" calcext:value-type="float">
            <text:p>-1.3783921003</text:p>
          </table:table-cell>
          <table:table-cell office:value-type="float" office:value="-94.3982543945" calcext:value-type="float">
            <text:p>-94.3982543945</text:p>
          </table:table-cell>
          <table:table-cell office:value-type="float" office:value="3.43010258675" calcext:value-type="float">
            <text:p>3.4301025868</text:p>
          </table:table-cell>
          <table:table-cell office:value-type="float" office:value="-1.25732266903" calcext:value-type="float">
            <text:p>-1.257322669</text:p>
          </table:table-cell>
          <table:table-cell office:value-type="float" office:value="-152.505722046" calcext:value-type="float">
            <text:p>-152.505722046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5" calcext:value-type="float">
            <text:p>1.7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1545820236" calcext:value-type="float">
            <text:p>4.4154582024</text:p>
          </table:table-cell>
          <table:table-cell office:value-type="float" office:value="-1.38017618656" calcext:value-type="float">
            <text:p>-1.3801761866</text:p>
          </table:table-cell>
          <table:table-cell office:value-type="float" office:value="-96.1107711792" calcext:value-type="float">
            <text:p>-96.1107711792</text:p>
          </table:table-cell>
          <table:table-cell office:value-type="float" office:value="3.42930483818" calcext:value-type="float">
            <text:p>3.4293048382</text:p>
          </table:table-cell>
          <table:table-cell office:value-type="float" office:value="-1.25665128231" calcext:value-type="float">
            <text:p>-1.2566512823</text:p>
          </table:table-cell>
          <table:table-cell office:value-type="float" office:value="-152.458877563" calcext:value-type="float">
            <text:p>-152.458877563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5" calcext:value-type="float">
            <text:p>1.7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1060400009" calcext:value-type="float">
            <text:p>4.4106040001</text:p>
          </table:table-cell>
          <table:table-cell office:value-type="float" office:value="-1.37794017792" calcext:value-type="float">
            <text:p>-1.3779401779</text:p>
          </table:table-cell>
          <table:table-cell office:value-type="float" office:value="-97.7903366089" calcext:value-type="float">
            <text:p>-97.7903366089</text:p>
          </table:table-cell>
          <table:table-cell office:value-type="float" office:value="3.42783713341" calcext:value-type="float">
            <text:p>3.4278371334</text:p>
          </table:table-cell>
          <table:table-cell office:value-type="float" office:value="-1.25654494762" calcext:value-type="float">
            <text:p>-1.2565449476</text:p>
          </table:table-cell>
          <table:table-cell office:value-type="float" office:value="-152.419815063" calcext:value-type="float">
            <text:p>-152.419815063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0.792" calcext:value-type="float">
            <text:p>0.792</text:p>
          </table:table-cell>
          <table:table-cell office:value-type="float" office:value="1.794" calcext:value-type="float">
            <text:p>1.79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0509819984" calcext:value-type="float">
            <text:p>4.4050981998</text:p>
          </table:table-cell>
          <table:table-cell office:value-type="float" office:value="-1.37654054165" calcext:value-type="float">
            <text:p>-1.3765405417</text:p>
          </table:table-cell>
          <table:table-cell office:value-type="float" office:value="-99.4240570068" calcext:value-type="float">
            <text:p>-99.4240570068</text:p>
          </table:table-cell>
          <table:table-cell office:value-type="float" office:value="3.42625880241" calcext:value-type="float">
            <text:p>3.4262588024</text:p>
          </table:table-cell>
          <table:table-cell office:value-type="float" office:value="-1.25703763962" calcext:value-type="float">
            <text:p>-1.2570376396</text:p>
          </table:table-cell>
          <table:table-cell office:value-type="float" office:value="-152.382904053" calcext:value-type="float">
            <text:p>-152.38290405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93" calcext:value-type="float">
            <text:p>0.793</text:p>
          </table:table-cell>
          <table:table-cell office:value-type="float" office:value="1.794" calcext:value-type="float">
            <text:p>1.79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9925336838" calcext:value-type="float">
            <text:p>4.3992533684</text:p>
          </table:table-cell>
          <table:table-cell office:value-type="float" office:value="-1.37634944916" calcext:value-type="float">
            <text:p>-1.3763494492</text:p>
          </table:table-cell>
          <table:table-cell office:value-type="float" office:value="-101.046783447" calcext:value-type="float">
            <text:p>-101.046783447</text:p>
          </table:table-cell>
          <table:table-cell office:value-type="float" office:value="3.42489027977" calcext:value-type="float">
            <text:p>3.4248902798</text:p>
          </table:table-cell>
          <table:table-cell office:value-type="float" office:value="-1.25714993477" calcext:value-type="float">
            <text:p>-1.2571499348</text:p>
          </table:table-cell>
          <table:table-cell office:value-type="float" office:value="-152.335189819" calcext:value-type="float">
            <text:p>-152.335189819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0.794" calcext:value-type="float">
            <text:p>0.794</text:p>
          </table:table-cell>
          <table:table-cell office:value-type="float" office:value="1.791" calcext:value-type="float">
            <text:p>1.79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9262723923" calcext:value-type="float">
            <text:p>4.3926272392</text:p>
          </table:table-cell>
          <table:table-cell office:value-type="float" office:value="-1.37667679787" calcext:value-type="float">
            <text:p>-1.3766767979</text:p>
          </table:table-cell>
          <table:table-cell office:value-type="float" office:value="-102.662513733" calcext:value-type="float">
            <text:p>-102.662513733</text:p>
          </table:table-cell>
          <table:table-cell office:value-type="float" office:value="3.42415761948" calcext:value-type="float">
            <text:p>3.4241576195</text:p>
          </table:table-cell>
          <table:table-cell office:value-type="float" office:value="-1.25751984119" calcext:value-type="float">
            <text:p>-1.2575198412</text:p>
          </table:table-cell>
          <table:table-cell office:value-type="float" office:value="-152.298568726" calcext:value-type="float">
            <text:p>-152.298568726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0.795" calcext:value-type="float">
            <text:p>0.795</text:p>
          </table:table-cell>
          <table:table-cell office:value-type="float" office:value="1.788" calcext:value-type="float">
            <text:p>1.78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8585066795" calcext:value-type="float">
            <text:p>4.385850668</text:p>
          </table:table-cell>
          <table:table-cell office:value-type="float" office:value="-1.37576818466" calcext:value-type="float">
            <text:p>-1.3757681847</text:p>
          </table:table-cell>
          <table:table-cell office:value-type="float" office:value="-104.263458252" calcext:value-type="float">
            <text:p>-104.263458252</text:p>
          </table:table-cell>
          <table:table-cell office:value-type="float" office:value="3.42427301407" calcext:value-type="float">
            <text:p>3.4242730141</text:p>
          </table:table-cell>
          <table:table-cell office:value-type="float" office:value="-1.25694537163" calcext:value-type="float">
            <text:p>-1.2569453716</text:p>
          </table:table-cell>
          <table:table-cell office:value-type="float" office:value="-152.259811401" calcext:value-type="float">
            <text:p>-152.259811401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0.797" calcext:value-type="float">
            <text:p>0.797</text:p>
          </table:table-cell>
          <table:table-cell office:value-type="float" office:value="1.786" calcext:value-type="float">
            <text:p>1.78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7912535667" calcext:value-type="float">
            <text:p>4.3791253567</text:p>
          </table:table-cell>
          <table:table-cell office:value-type="float" office:value="-1.37396252155" calcext:value-type="float">
            <text:p>-1.3739625216</text:p>
          </table:table-cell>
          <table:table-cell office:value-type="float" office:value="-105.817184448" calcext:value-type="float">
            <text:p>-105.817184448</text:p>
          </table:table-cell>
          <table:table-cell office:value-type="float" office:value="3.42454767227" calcext:value-type="float">
            <text:p>3.4245476723</text:p>
          </table:table-cell>
          <table:table-cell office:value-type="float" office:value="-1.25698876381" calcext:value-type="float">
            <text:p>-1.2569887638</text:p>
          </table:table-cell>
          <table:table-cell office:value-type="float" office:value="-152.231002808" calcext:value-type="float">
            <text:p>-152.231002808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0.798" calcext:value-type="float">
            <text:p>0.798</text:p>
          </table:table-cell>
          <table:table-cell office:value-type="float" office:value="1.784" calcext:value-type="float">
            <text:p>1.78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7296557426" calcext:value-type="float">
            <text:p>4.3729655743</text:p>
          </table:table-cell>
          <table:table-cell office:value-type="float" office:value="-1.37136518955" calcext:value-type="float">
            <text:p>-1.3713651896</text:p>
          </table:table-cell>
          <table:table-cell office:value-type="float" office:value="-107.329391479" calcext:value-type="float">
            <text:p>-107.329391479</text:p>
          </table:table-cell>
          <table:table-cell office:value-type="float" office:value="3.42400836945" calcext:value-type="float">
            <text:p>3.4240083695</text:p>
          </table:table-cell>
          <table:table-cell office:value-type="float" office:value="-1.25795304775" calcext:value-type="float">
            <text:p>-1.2579530478</text:p>
          </table:table-cell>
          <table:table-cell office:value-type="float" office:value="-152.205688477" calcext:value-type="float">
            <text:p>-152.205688477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.798" calcext:value-type="float">
            <text:p>0.798</text:p>
          </table:table-cell>
          <table:table-cell office:value-type="float" office:value="1.782" calcext:value-type="float">
            <text:p>1.78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6540007591" calcext:value-type="float">
            <text:p>4.3654000759</text:p>
          </table:table-cell>
          <table:table-cell office:value-type="float" office:value="-1.36895740032" calcext:value-type="float">
            <text:p>-1.3689574003</text:p>
          </table:table-cell>
          <table:table-cell office:value-type="float" office:value="-108.848503113" calcext:value-type="float">
            <text:p>-108.848503113</text:p>
          </table:table-cell>
          <table:table-cell office:value-type="float" office:value="3.42322444916" calcext:value-type="float">
            <text:p>3.4232244492</text:p>
          </table:table-cell>
          <table:table-cell office:value-type="float" office:value="-1.25864970684" calcext:value-type="float">
            <text:p>-1.2586497068</text:p>
          </table:table-cell>
          <table:table-cell office:value-type="float" office:value="-152.178512573" calcext:value-type="float">
            <text:p>-152.178512573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2" calcext:value-type="float">
            <text:p>1.78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5923504829" calcext:value-type="float">
            <text:p>4.3592350483</text:p>
          </table:table-cell>
          <table:table-cell office:value-type="float" office:value="-1.36619067192" calcext:value-type="float">
            <text:p>-1.3661906719</text:p>
          </table:table-cell>
          <table:table-cell office:value-type="float" office:value="-110.342002869" calcext:value-type="float">
            <text:p>-110.342002869</text:p>
          </table:table-cell>
          <table:table-cell office:value-type="float" office:value="3.42352223396" calcext:value-type="float">
            <text:p>3.423522234</text:p>
          </table:table-cell>
          <table:table-cell office:value-type="float" office:value="-1.25976884365" calcext:value-type="float">
            <text:p>-1.2597688437</text:p>
          </table:table-cell>
          <table:table-cell office:value-type="float" office:value="-152.151382446" calcext:value-type="float">
            <text:p>-152.151382446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2" calcext:value-type="float">
            <text:p>1.78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5292434692" calcext:value-type="float">
            <text:p>4.3529243469</text:p>
          </table:table-cell>
          <table:table-cell office:value-type="float" office:value="-1.36341810226" calcext:value-type="float">
            <text:p>-1.3634181023</text:p>
          </table:table-cell>
          <table:table-cell office:value-type="float" office:value="-111.859153748" calcext:value-type="float">
            <text:p>-111.859153748</text:p>
          </table:table-cell>
          <table:table-cell office:value-type="float" office:value="3.42490410805" calcext:value-type="float">
            <text:p>3.4249041081</text:p>
          </table:table-cell>
          <table:table-cell office:value-type="float" office:value="-1.26042819023" calcext:value-type="float">
            <text:p>-1.2604281902</text:p>
          </table:table-cell>
          <table:table-cell office:value-type="float" office:value="-152.129104614" calcext:value-type="float">
            <text:p>-152.129104614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2" calcext:value-type="float">
            <text:p>1.78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4629440308" calcext:value-type="float">
            <text:p>4.3462944031</text:p>
          </table:table-cell>
          <table:table-cell office:value-type="float" office:value="-1.36034011841" calcext:value-type="float">
            <text:p>-1.3603401184</text:p>
          </table:table-cell>
          <table:table-cell office:value-type="float" office:value="-113.36025238" calcext:value-type="float">
            <text:p>-113.36025238</text:p>
          </table:table-cell>
          <table:table-cell office:value-type="float" office:value="3.42636036873" calcext:value-type="float">
            <text:p>3.4263603687</text:p>
          </table:table-cell>
          <table:table-cell office:value-type="float" office:value="-1.26094615459" calcext:value-type="float">
            <text:p>-1.2609461546</text:p>
          </table:table-cell>
          <table:table-cell office:value-type="float" office:value="-152.10093689" calcext:value-type="float">
            <text:p>-152.10093689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4041166306" calcext:value-type="float">
            <text:p>4.3404116631</text:p>
          </table:table-cell>
          <table:table-cell office:value-type="float" office:value="-1.35729300976" calcext:value-type="float">
            <text:p>-1.3572930098</text:p>
          </table:table-cell>
          <table:table-cell office:value-type="float" office:value="-114.850418091" calcext:value-type="float">
            <text:p>-114.850418091</text:p>
          </table:table-cell>
          <table:table-cell office:value-type="float" office:value="3.427277565" calcext:value-type="float">
            <text:p>3.427277565</text:p>
          </table:table-cell>
          <table:table-cell office:value-type="float" office:value="-1.26218223572" calcext:value-type="float">
            <text:p>-1.2621822357</text:p>
          </table:table-cell>
          <table:table-cell office:value-type="float" office:value="-152.064193726" calcext:value-type="float">
            <text:p>-152.0641937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3439850807" calcext:value-type="float">
            <text:p>4.3343985081</text:p>
          </table:table-cell>
          <table:table-cell office:value-type="float" office:value="-1.35393321514" calcext:value-type="float">
            <text:p>-1.3539332151</text:p>
          </table:table-cell>
          <table:table-cell office:value-type="float" office:value="-116.360397339" calcext:value-type="float">
            <text:p>-116.360397339</text:p>
          </table:table-cell>
          <table:table-cell office:value-type="float" office:value="3.42756462097" calcext:value-type="float">
            <text:p>3.427564621</text:p>
          </table:table-cell>
          <table:table-cell office:value-type="float" office:value="-1.26382517815" calcext:value-type="float">
            <text:p>-1.2638251782</text:p>
          </table:table-cell>
          <table:table-cell office:value-type="float" office:value="-152.032608032" calcext:value-type="float">
            <text:p>-152.032608032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2" calcext:value-type="float">
            <text:p>1.78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289141655" calcext:value-type="float">
            <text:p>4.3289141655</text:p>
          </table:table-cell>
          <table:table-cell office:value-type="float" office:value="-1.35065484047" calcext:value-type="float">
            <text:p>-1.3506548405</text:p>
          </table:table-cell>
          <table:table-cell office:value-type="float" office:value="-117.879859924" calcext:value-type="float">
            <text:p>-117.879859924</text:p>
          </table:table-cell>
          <table:table-cell office:value-type="float" office:value="3.42791247368" calcext:value-type="float">
            <text:p>3.4279124737</text:p>
          </table:table-cell>
          <table:table-cell office:value-type="float" office:value="-1.26515603065" calcext:value-type="float">
            <text:p>-1.2651560307</text:p>
          </table:table-cell>
          <table:table-cell office:value-type="float" office:value="-151.99256897" calcext:value-type="float">
            <text:p>-151.99256897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2376027107" calcext:value-type="float">
            <text:p>4.3237602711</text:p>
          </table:table-cell>
          <table:table-cell office:value-type="float" office:value="-1.34741425514" calcext:value-type="float">
            <text:p>-1.3474142551</text:p>
          </table:table-cell>
          <table:table-cell office:value-type="float" office:value="-119.427429199" calcext:value-type="float">
            <text:p>-119.427429199</text:p>
          </table:table-cell>
          <table:table-cell office:value-type="float" office:value="3.42896032333" calcext:value-type="float">
            <text:p>3.4289603233</text:p>
          </table:table-cell>
          <table:table-cell office:value-type="float" office:value="-1.26684808731" calcext:value-type="float">
            <text:p>-1.2668480873</text:p>
          </table:table-cell>
          <table:table-cell office:value-type="float" office:value="-151.956741333" calcext:value-type="float">
            <text:p>-151.956741333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186981678" calcext:value-type="float">
            <text:p>4.3186981678</text:p>
          </table:table-cell>
          <table:table-cell office:value-type="float" office:value="-1.34376049042" calcext:value-type="float">
            <text:p>-1.3437604904</text:p>
          </table:table-cell>
          <table:table-cell office:value-type="float" office:value="-120.968086243" calcext:value-type="float">
            <text:p>-120.968086243</text:p>
          </table:table-cell>
          <table:table-cell office:value-type="float" office:value="3.43082118034" calcext:value-type="float">
            <text:p>3.4308211803</text:p>
          </table:table-cell>
          <table:table-cell office:value-type="float" office:value="-1.26741373539" calcext:value-type="float">
            <text:p>-1.2674137354</text:p>
          </table:table-cell>
          <table:table-cell office:value-type="float" office:value="-151.930404663" calcext:value-type="float">
            <text:p>-151.930404663</text:p>
          </table:table-cell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1318449974" calcext:value-type="float">
            <text:p>4.3131844997</text:p>
          </table:table-cell>
          <table:table-cell office:value-type="float" office:value="-1.34012544155" calcext:value-type="float">
            <text:p>-1.3401254416</text:p>
          </table:table-cell>
          <table:table-cell office:value-type="float" office:value="-122.497146606" calcext:value-type="float">
            <text:p>-122.497146606</text:p>
          </table:table-cell>
          <table:table-cell office:value-type="float" office:value="3.43239021301" calcext:value-type="float">
            <text:p>3.432390213</text:p>
          </table:table-cell>
          <table:table-cell office:value-type="float" office:value="-1.26829779148" calcext:value-type="float">
            <text:p>-1.2682977915</text:p>
          </table:table-cell>
          <table:table-cell office:value-type="float" office:value="-151.897979736" calcext:value-type="float">
            <text:p>-151.897979736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0900835991" calcext:value-type="float">
            <text:p>4.3090083599</text:p>
          </table:table-cell>
          <table:table-cell office:value-type="float" office:value="-1.33620595932" calcext:value-type="float">
            <text:p>-1.3362059593</text:p>
          </table:table-cell>
          <table:table-cell office:value-type="float" office:value="-124.016014099" calcext:value-type="float">
            <text:p>-124.016014099</text:p>
          </table:table-cell>
          <table:table-cell office:value-type="float" office:value="3.43225455284" calcext:value-type="float">
            <text:p>3.4322545528</text:p>
          </table:table-cell>
          <table:table-cell office:value-type="float" office:value="-1.26981806755" calcext:value-type="float">
            <text:p>-1.2698180676</text:p>
          </table:table-cell>
          <table:table-cell office:value-type="float" office:value="-151.869689941" calcext:value-type="float">
            <text:p>-151.869689941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0437684059" calcext:value-type="float">
            <text:p>4.3043768406</text:p>
          </table:table-cell>
          <table:table-cell office:value-type="float" office:value="-1.33219599724" calcext:value-type="float">
            <text:p>-1.3321959972</text:p>
          </table:table-cell>
          <table:table-cell office:value-type="float" office:value="-125.595100403" calcext:value-type="float">
            <text:p>-125.595100403</text:p>
          </table:table-cell>
          <table:table-cell office:value-type="float" office:value="3.43210244179" calcext:value-type="float">
            <text:p>3.4321024418</text:p>
          </table:table-cell>
          <table:table-cell office:value-type="float" office:value="-1.27106666565" calcext:value-type="float">
            <text:p>-1.2710666657</text:p>
          </table:table-cell>
          <table:table-cell office:value-type="float" office:value="-151.838912964" calcext:value-type="float">
            <text:p>-151.838912964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9898571968" calcext:value-type="float">
            <text:p>4.2989857197</text:p>
          </table:table-cell>
          <table:table-cell office:value-type="float" office:value="-1.3278324604" calcext:value-type="float">
            <text:p>-1.3278324604</text:p>
          </table:table-cell>
          <table:table-cell office:value-type="float" office:value="-127.228462219" calcext:value-type="float">
            <text:p>-127.228462219</text:p>
          </table:table-cell>
          <table:table-cell office:value-type="float" office:value="3.43272018433" calcext:value-type="float">
            <text:p>3.4327201843</text:p>
          </table:table-cell>
          <table:table-cell office:value-type="float" office:value="-1.27237200737" calcext:value-type="float">
            <text:p>-1.2723720074</text:p>
          </table:table-cell>
          <table:table-cell office:value-type="float" office:value="-151.805252075" calcext:value-type="float">
            <text:p>-151.805252075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9289770126" calcext:value-type="float">
            <text:p>4.2928977013</text:p>
          </table:table-cell>
          <table:table-cell office:value-type="float" office:value="-1.32325458527" calcext:value-type="float">
            <text:p>-1.3232545853</text:p>
          </table:table-cell>
          <table:table-cell office:value-type="float" office:value="-128.899734497" calcext:value-type="float">
            <text:p>-128.899734497</text:p>
          </table:table-cell>
          <table:table-cell office:value-type="float" office:value="3.43363571167" calcext:value-type="float">
            <text:p>3.4336357117</text:p>
          </table:table-cell>
          <table:table-cell office:value-type="float" office:value="-1.27306687832" calcext:value-type="float">
            <text:p>-1.2730668783</text:p>
          </table:table-cell>
          <table:table-cell office:value-type="float" office:value="-151.779586792" calcext:value-type="float">
            <text:p>-151.779586792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880589962" calcext:value-type="float">
            <text:p>4.2880589962</text:p>
          </table:table-cell>
          <table:table-cell office:value-type="float" office:value="-1.31922113895" calcext:value-type="float">
            <text:p>-1.319221139</text:p>
          </table:table-cell>
          <table:table-cell office:value-type="float" office:value="-130.542221069" calcext:value-type="float">
            <text:p>-130.542221069</text:p>
          </table:table-cell>
          <table:table-cell office:value-type="float" office:value="3.43472695351" calcext:value-type="float">
            <text:p>3.4347269535</text:p>
          </table:table-cell>
          <table:table-cell office:value-type="float" office:value="-1.27353692055" calcext:value-type="float">
            <text:p>-1.2735369206</text:p>
          </table:table-cell>
          <table:table-cell office:value-type="float" office:value="-151.757446289" calcext:value-type="float">
            <text:p>-151.7574462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8254890442" calcext:value-type="float">
            <text:p>4.2825489044</text:p>
          </table:table-cell>
          <table:table-cell office:value-type="float" office:value="-1.31465041637" calcext:value-type="float">
            <text:p>-1.3146504164</text:p>
          </table:table-cell>
          <table:table-cell office:value-type="float" office:value="-132.165725708" calcext:value-type="float">
            <text:p>-132.165725708</text:p>
          </table:table-cell>
          <table:table-cell office:value-type="float" office:value="3.4348449707" calcext:value-type="float">
            <text:p>3.4348449707</text:p>
          </table:table-cell>
          <table:table-cell office:value-type="float" office:value="-1.27415883541" calcext:value-type="float">
            <text:p>-1.2741588354</text:p>
          </table:table-cell>
          <table:table-cell office:value-type="float" office:value="-151.731018066" calcext:value-type="float">
            <text:p>-151.731018066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7864408493" calcext:value-type="float">
            <text:p>4.2786440849</text:p>
          </table:table-cell>
          <table:table-cell office:value-type="float" office:value="-1.31001532078" calcext:value-type="float">
            <text:p>-1.3100153208</text:p>
          </table:table-cell>
          <table:table-cell office:value-type="float" office:value="-133.807449341" calcext:value-type="float">
            <text:p>-133.807449341</text:p>
          </table:table-cell>
          <table:table-cell office:value-type="float" office:value="3.43421506882" calcext:value-type="float">
            <text:p>3.4342150688</text:p>
          </table:table-cell>
          <table:table-cell office:value-type="float" office:value="-1.27511179447" calcext:value-type="float">
            <text:p>-1.2751117945</text:p>
          </table:table-cell>
          <table:table-cell office:value-type="float" office:value="-151.713012695" calcext:value-type="float">
            <text:p>-151.713012695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7467560768" calcext:value-type="float">
            <text:p>4.2746756077</text:p>
          </table:table-cell>
          <table:table-cell office:value-type="float" office:value="-1.30529010296" calcext:value-type="float">
            <text:p>-1.305290103</text:p>
          </table:table-cell>
          <table:table-cell office:value-type="float" office:value="-135.491882324" calcext:value-type="float">
            <text:p>-135.491882324</text:p>
          </table:table-cell>
          <table:table-cell office:value-type="float" office:value="3.43397760391" calcext:value-type="float">
            <text:p>3.4339776039</text:p>
          </table:table-cell>
          <table:table-cell office:value-type="float" office:value="-1.27579772472" calcext:value-type="float">
            <text:p>-1.2757977247</text:p>
          </table:table-cell>
          <table:table-cell office:value-type="float" office:value="-151.693328857" calcext:value-type="float">
            <text:p>-151.693328857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7005577087" calcext:value-type="float">
            <text:p>4.2700557709</text:p>
          </table:table-cell>
          <table:table-cell office:value-type="float" office:value="-1.30049967766" calcext:value-type="float">
            <text:p>-1.3004996777</text:p>
          </table:table-cell>
          <table:table-cell office:value-type="float" office:value="-137.171173096" calcext:value-type="float">
            <text:p>-137.171173096</text:p>
          </table:table-cell>
          <table:table-cell office:value-type="float" office:value="3.43434715271" calcext:value-type="float">
            <text:p>3.4343471527</text:p>
          </table:table-cell>
          <table:table-cell office:value-type="float" office:value="-1.27646386623" calcext:value-type="float">
            <text:p>-1.2764638662</text:p>
          </table:table-cell>
          <table:table-cell office:value-type="float" office:value="-151.681396484" calcext:value-type="float">
            <text:p>-151.681396484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658200264" calcext:value-type="float">
            <text:p>4.2658200264</text:p>
          </table:table-cell>
          <table:table-cell office:value-type="float" office:value="-1.29554271698" calcext:value-type="float">
            <text:p>-1.295542717</text:p>
          </table:table-cell>
          <table:table-cell office:value-type="float" office:value="-138.820205688" calcext:value-type="float">
            <text:p>-138.820205688</text:p>
          </table:table-cell>
          <table:table-cell office:value-type="float" office:value="3.43498301506" calcext:value-type="float">
            <text:p>3.4349830151</text:p>
          </table:table-cell>
          <table:table-cell office:value-type="float" office:value="-1.27656745911" calcext:value-type="float">
            <text:p>-1.2765674591</text:p>
          </table:table-cell>
          <table:table-cell office:value-type="float" office:value="-151.667678833" calcext:value-type="float">
            <text:p>-151.667678833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6139783859" calcext:value-type="float">
            <text:p>4.2613978386</text:p>
          </table:table-cell>
          <table:table-cell office:value-type="float" office:value="-1.2903470993" calcext:value-type="float">
            <text:p>-1.2903470993</text:p>
          </table:table-cell>
          <table:table-cell office:value-type="float" office:value="-140.448028564" calcext:value-type="float">
            <text:p>-140.448028564</text:p>
          </table:table-cell>
          <table:table-cell office:value-type="float" office:value="3.43555927277" calcext:value-type="float">
            <text:p>3.4355592728</text:p>
          </table:table-cell>
          <table:table-cell office:value-type="float" office:value="-1.27667999268" calcext:value-type="float">
            <text:p>-1.2766799927</text:p>
          </table:table-cell>
          <table:table-cell office:value-type="float" office:value="-151.650100708" calcext:value-type="float">
            <text:p>-151.650100708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5766658783" calcext:value-type="float">
            <text:p>4.2576665878</text:p>
          </table:table-cell>
          <table:table-cell office:value-type="float" office:value="-1.28501009941" calcext:value-type="float">
            <text:p>-1.2850100994</text:p>
          </table:table-cell>
          <table:table-cell office:value-type="float" office:value="-142.042037964" calcext:value-type="float">
            <text:p>-142.042037964</text:p>
          </table:table-cell>
          <table:table-cell office:value-type="float" office:value="3.43415117264" calcext:value-type="float">
            <text:p>3.4341511726</text:p>
          </table:table-cell>
          <table:table-cell office:value-type="float" office:value="-1.27708721161" calcext:value-type="float">
            <text:p>-1.2770872116</text:p>
          </table:table-cell>
          <table:table-cell office:value-type="float" office:value="-151.639862061" calcext:value-type="float">
            <text:p>-151.639862061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5506567955" calcext:value-type="float">
            <text:p>4.2550656796</text:p>
          </table:table-cell>
          <table:table-cell office:value-type="float" office:value="-1.27973473072" calcext:value-type="float">
            <text:p>-1.2797347307</text:p>
          </table:table-cell>
          <table:table-cell office:value-type="float" office:value="-143.648101807" calcext:value-type="float">
            <text:p>-143.648101807</text:p>
          </table:table-cell>
          <table:table-cell office:value-type="float" office:value="3.43360543251" calcext:value-type="float">
            <text:p>3.4336054325</text:p>
          </table:table-cell>
          <table:table-cell office:value-type="float" office:value="-1.27748453617" calcext:value-type="float">
            <text:p>-1.2774845362</text:p>
          </table:table-cell>
          <table:table-cell office:value-type="float" office:value="-151.631118774" calcext:value-type="float">
            <text:p>-151.631118774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5049209595" calcext:value-type="float">
            <text:p>4.250492096</text:p>
          </table:table-cell>
          <table:table-cell office:value-type="float" office:value="-1.27464306355" calcext:value-type="float">
            <text:p>-1.2746430636</text:p>
          </table:table-cell>
          <table:table-cell office:value-type="float" office:value="-145.274032593" calcext:value-type="float">
            <text:p>-145.274032593</text:p>
          </table:table-cell>
          <table:table-cell office:value-type="float" office:value="3.43360424042" calcext:value-type="float">
            <text:p>3.4336042404</text:p>
          </table:table-cell>
          <table:table-cell office:value-type="float" office:value="-1.27790248394" calcext:value-type="float">
            <text:p>-1.2779024839</text:p>
          </table:table-cell>
          <table:table-cell office:value-type="float" office:value="-151.613494873" calcext:value-type="float">
            <text:p>-151.613494873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4482440948" calcext:value-type="float">
            <text:p>4.2448244095</text:p>
          </table:table-cell>
          <table:table-cell office:value-type="float" office:value="-1.27052724361" calcext:value-type="float">
            <text:p>-1.2705272436</text:p>
          </table:table-cell>
          <table:table-cell office:value-type="float" office:value="-146.85848999" calcext:value-type="float">
            <text:p>-146.85848999</text:p>
          </table:table-cell>
          <table:table-cell office:value-type="float" office:value="3.43405079842" calcext:value-type="float">
            <text:p>3.4340507984</text:p>
          </table:table-cell>
          <table:table-cell office:value-type="float" office:value="-1.27811086178" calcext:value-type="float">
            <text:p>-1.2781108618</text:p>
          </table:table-cell>
          <table:table-cell office:value-type="float" office:value="-151.601821899" calcext:value-type="float">
            <text:p>-151.6018218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3978471756" calcext:value-type="float">
            <text:p>4.2397847176</text:p>
          </table:table-cell>
          <table:table-cell office:value-type="float" office:value="-1.26729381084" calcext:value-type="float">
            <text:p>-1.2672938108</text:p>
          </table:table-cell>
          <table:table-cell office:value-type="float" office:value="-148.336181641" calcext:value-type="float">
            <text:p>-148.336181641</text:p>
          </table:table-cell>
          <table:table-cell office:value-type="float" office:value="3.43450665474" calcext:value-type="float">
            <text:p>3.4345066547</text:p>
          </table:table-cell>
          <table:table-cell office:value-type="float" office:value="-1.27814948559" calcext:value-type="float">
            <text:p>-1.2781494856</text:p>
          </table:table-cell>
          <table:table-cell office:value-type="float" office:value="-151.592224121" calcext:value-type="float">
            <text:p>-151.592224121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3645329475" calcext:value-type="float">
            <text:p>4.2364532948</text:p>
          </table:table-cell>
          <table:table-cell office:value-type="float" office:value="-1.26573204994" calcext:value-type="float">
            <text:p>-1.2657320499</text:p>
          </table:table-cell>
          <table:table-cell office:value-type="float" office:value="-149.590545654" calcext:value-type="float">
            <text:p>-149.590545654</text:p>
          </table:table-cell>
          <table:table-cell office:value-type="float" office:value="3.43393135071" calcext:value-type="float">
            <text:p>3.4339313507</text:p>
          </table:table-cell>
          <table:table-cell office:value-type="float" office:value="-1.2783176899" calcext:value-type="float">
            <text:p>-1.2783176899</text:p>
          </table:table-cell>
          <table:table-cell office:value-type="float" office:value="-151.586288452" calcext:value-type="float">
            <text:p>-151.586288452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279586792" calcext:value-type="float">
            <text:p>4.2279586792</text:p>
          </table:table-cell>
          <table:table-cell office:value-type="float" office:value="-1.26156556606" calcext:value-type="float">
            <text:p>-1.2615655661</text:p>
          </table:table-cell>
          <table:table-cell office:value-type="float" office:value="-150.572052002" calcext:value-type="float">
            <text:p>-150.572052002</text:p>
          </table:table-cell>
          <table:table-cell office:value-type="float" office:value="3.43285894394" calcext:value-type="float">
            <text:p>3.4328589439</text:p>
          </table:table-cell>
          <table:table-cell office:value-type="float" office:value="-1.27861261368" calcext:value-type="float">
            <text:p>-1.2786126137</text:p>
          </table:table-cell>
          <table:table-cell office:value-type="float" office:value="-151.59034729" calcext:value-type="float">
            <text:p>-151.59034729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0964884758" calcext:value-type="float">
            <text:p>4.2096488476</text:p>
          </table:table-cell>
          <table:table-cell office:value-type="float" office:value="-1.25321888924" calcext:value-type="float">
            <text:p>-1.2532188892</text:p>
          </table:table-cell>
          <table:table-cell office:value-type="float" office:value="-151.249694824" calcext:value-type="float">
            <text:p>-151.249694824</text:p>
          </table:table-cell>
          <table:table-cell office:value-type="float" office:value="3.43246936798" calcext:value-type="float">
            <text:p>3.432469368</text:p>
          </table:table-cell>
          <table:table-cell office:value-type="float" office:value="-1.27889215946" calcext:value-type="float">
            <text:p>-1.2788921595</text:p>
          </table:table-cell>
          <table:table-cell office:value-type="float" office:value="-151.5887146" calcext:value-type="float">
            <text:p>-151.5887146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0018362999" calcext:value-type="float">
            <text:p>4.20018363</text:p>
          </table:table-cell>
          <table:table-cell office:value-type="float" office:value="-1.25252771378" calcext:value-type="float">
            <text:p>-1.2525277138</text:p>
          </table:table-cell>
          <table:table-cell office:value-type="float" office:value="-151.595657349" calcext:value-type="float">
            <text:p>-151.595657349</text:p>
          </table:table-cell>
          <table:table-cell office:value-type="float" office:value="3.43234729767" calcext:value-type="float">
            <text:p>3.4323472977</text:p>
          </table:table-cell>
          <table:table-cell office:value-type="float" office:value="-1.27916479111" calcext:value-type="float">
            <text:p>-1.2791647911</text:p>
          </table:table-cell>
          <table:table-cell office:value-type="float" office:value="-151.585281372" calcext:value-type="float">
            <text:p>-151.585281372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9275212288" calcext:value-type="float">
            <text:p>4.1927521229</text:p>
          </table:table-cell>
          <table:table-cell office:value-type="float" office:value="-1.25441718102" calcext:value-type="float">
            <text:p>-1.254417181</text:p>
          </table:table-cell>
          <table:table-cell office:value-type="float" office:value="-151.749603271" calcext:value-type="float">
            <text:p>-151.749603271</text:p>
          </table:table-cell>
          <table:table-cell office:value-type="float" office:value="3.43250846863" calcext:value-type="float">
            <text:p>3.4325084686</text:p>
          </table:table-cell>
          <table:table-cell office:value-type="float" office:value="-1.27914595604" calcext:value-type="float">
            <text:p>-1.279145956</text:p>
          </table:table-cell>
          <table:table-cell office:value-type="float" office:value="-151.580276489" calcext:value-type="float">
            <text:p>-151.580276489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807339668" calcext:value-type="float">
            <text:p>4.1880733967</text:p>
          </table:table-cell>
          <table:table-cell office:value-type="float" office:value="-1.25654268265" calcext:value-type="float">
            <text:p>-1.2565426827</text:p>
          </table:table-cell>
          <table:table-cell office:value-type="float" office:value="-151.878509521" calcext:value-type="float">
            <text:p>-151.878509521</text:p>
          </table:table-cell>
          <table:table-cell office:value-type="float" office:value="3.43258523941" calcext:value-type="float">
            <text:p>3.4325852394</text:p>
          </table:table-cell>
          <table:table-cell office:value-type="float" office:value="-1.27914071083" calcext:value-type="float">
            <text:p>-1.2791407108</text:p>
          </table:table-cell>
          <table:table-cell office:value-type="float" office:value="-151.579269409" calcext:value-type="float">
            <text:p>-151.579269409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3604002" calcext:value-type="float">
            <text:p>4.183604002</text:p>
          </table:table-cell>
          <table:table-cell office:value-type="float" office:value="-1.25703036785" calcext:value-type="float">
            <text:p>-1.2570303679</text:p>
          </table:table-cell>
          <table:table-cell office:value-type="float" office:value="-152.118713379" calcext:value-type="float">
            <text:p>-152.118713379</text:p>
          </table:table-cell>
          <table:table-cell office:value-type="float" office:value="3.4310760498" calcext:value-type="float">
            <text:p>3.4310760498</text:p>
          </table:table-cell>
          <table:table-cell office:value-type="float" office:value="-1.27968502045" calcext:value-type="float">
            <text:p>-1.2796850205</text:p>
          </table:table-cell>
          <table:table-cell office:value-type="float" office:value="-151.585754395" calcext:value-type="float">
            <text:p>-151.585754395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161821365" calcext:value-type="float">
            <text:p>4.1816182137</text:p>
          </table:table-cell>
          <table:table-cell office:value-type="float" office:value="-1.25819647312" calcext:value-type="float">
            <text:p>-1.2581964731</text:p>
          </table:table-cell>
          <table:table-cell office:value-type="float" office:value="-152.338409424" calcext:value-type="float">
            <text:p>-152.338409424</text:p>
          </table:table-cell>
          <table:table-cell office:value-type="float" office:value="3.43041110039" calcext:value-type="float">
            <text:p>3.4304111004</text:p>
          </table:table-cell>
          <table:table-cell office:value-type="float" office:value="-1.28011786938" calcext:value-type="float">
            <text:p>-1.2801178694</text:p>
          </table:table-cell>
          <table:table-cell office:value-type="float" office:value="-151.586212158" calcext:value-type="float">
            <text:p>-151.586212158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194246292" calcext:value-type="float">
            <text:p>4.1819424629</text:p>
          </table:table-cell>
          <table:table-cell office:value-type="float" office:value="-1.25906538963" calcext:value-type="float">
            <text:p>-1.2590653896</text:p>
          </table:table-cell>
          <table:table-cell office:value-type="float" office:value="-152.47769165" calcext:value-type="float">
            <text:p>-152.47769165</text:p>
          </table:table-cell>
          <table:table-cell office:value-type="float" office:value="3.42982244492" calcext:value-type="float">
            <text:p>3.4298224449</text:p>
          </table:table-cell>
          <table:table-cell office:value-type="float" office:value="-1.28021740913" calcext:value-type="float">
            <text:p>-1.2802174091</text:p>
          </table:table-cell>
          <table:table-cell office:value-type="float" office:value="-151.607879639" calcext:value-type="float">
            <text:p>-151.6078796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236136436" calcext:value-type="float">
            <text:p>4.1823613644</text:p>
          </table:table-cell>
          <table:table-cell office:value-type="float" office:value="-1.25976073742" calcext:value-type="float">
            <text:p>-1.2597607374</text:p>
          </table:table-cell>
          <table:table-cell office:value-type="float" office:value="-152.500076294" calcext:value-type="float">
            <text:p>-152.500076294</text:p>
          </table:table-cell>
          <table:table-cell office:value-type="float" office:value="3.42835378647" calcext:value-type="float">
            <text:p>3.4283537865</text:p>
          </table:table-cell>
          <table:table-cell office:value-type="float" office:value="-1.27888727188" calcext:value-type="float">
            <text:p>-1.2788872719</text:p>
          </table:table-cell>
          <table:table-cell office:value-type="float" office:value="-151.748947144" calcext:value-type="float">
            <text:p>-151.748947144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169903755" calcext:value-type="float">
            <text:p>4.1816990376</text:p>
          </table:table-cell>
          <table:table-cell office:value-type="float" office:value="-1.25958967209" calcext:value-type="float">
            <text:p>-1.2595896721</text:p>
          </table:table-cell>
          <table:table-cell office:value-type="float" office:value="-152.511962891" calcext:value-type="float">
            <text:p>-152.511962891</text:p>
          </table:table-cell>
          <table:table-cell office:value-type="float" office:value="3.4248650074" calcext:value-type="float">
            <text:p>3.4248650074</text:p>
          </table:table-cell>
          <table:table-cell office:value-type="float" office:value="-1.27620685101" calcext:value-type="float">
            <text:p>-1.276206851</text:p>
          </table:table-cell>
          <table:table-cell office:value-type="float" office:value="-152.025924683" calcext:value-type="float">
            <text:p>-152.025924683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074512482" calcext:value-type="float">
            <text:p>4.1807451248</text:p>
          </table:table-cell>
          <table:table-cell office:value-type="float" office:value="-1.25836586952" calcext:value-type="float">
            <text:p>-1.2583658695</text:p>
          </table:table-cell>
          <table:table-cell office:value-type="float" office:value="-152.527587891" calcext:value-type="float">
            <text:p>-152.527587891</text:p>
          </table:table-cell>
          <table:table-cell office:value-type="float" office:value="3.41779732704" calcext:value-type="float">
            <text:p>3.417797327</text:p>
          </table:table-cell>
          <table:table-cell office:value-type="float" office:value="-1.27450692654" calcext:value-type="float">
            <text:p>-1.2745069265</text:p>
          </table:table-cell>
          <table:table-cell office:value-type="float" office:value="-152.382522583" calcext:value-type="float">
            <text:p>-152.382522583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010258675" calcext:value-type="float">
            <text:p>4.1801025868</text:p>
          </table:table-cell>
          <table:table-cell office:value-type="float" office:value="-1.25732266903" calcext:value-type="float">
            <text:p>-1.257322669</text:p>
          </table:table-cell>
          <table:table-cell office:value-type="float" office:value="-152.505722046" calcext:value-type="float">
            <text:p>-152.505722046</text:p>
          </table:table-cell>
          <table:table-cell office:value-type="float" office:value="3.4078977108" calcext:value-type="float">
            <text:p>3.4078977108</text:p>
          </table:table-cell>
          <table:table-cell office:value-type="float" office:value="-1.27450108528" calcext:value-type="float">
            <text:p>-1.2745010853</text:p>
          </table:table-cell>
          <table:table-cell office:value-type="float" office:value="-152.795257568" calcext:value-type="float">
            <text:p>-152.795257568</text:p>
          </table:table-cell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930483818" calcext:value-type="float">
            <text:p>4.1793048382</text:p>
          </table:table-cell>
          <table:table-cell office:value-type="float" office:value="-1.25665128231" calcext:value-type="float">
            <text:p>-1.2566512823</text:p>
          </table:table-cell>
          <table:table-cell office:value-type="float" office:value="-152.458877563" calcext:value-type="float">
            <text:p>-152.458877563</text:p>
          </table:table-cell>
          <table:table-cell office:value-type="float" office:value="3.394115448" calcext:value-type="float">
            <text:p>3.394115448</text:p>
          </table:table-cell>
          <table:table-cell office:value-type="float" office:value="-1.27554547787" calcext:value-type="float">
            <text:p>-1.2755454779</text:p>
          </table:table-cell>
          <table:table-cell office:value-type="float" office:value="-153.328353882" calcext:value-type="float">
            <text:p>-153.328353882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783713341" calcext:value-type="float">
            <text:p>4.1778371334</text:p>
          </table:table-cell>
          <table:table-cell office:value-type="float" office:value="-1.25654494762" calcext:value-type="float">
            <text:p>-1.2565449476</text:p>
          </table:table-cell>
          <table:table-cell office:value-type="float" office:value="-152.419815063" calcext:value-type="float">
            <text:p>-152.419815063</text:p>
          </table:table-cell>
          <table:table-cell office:value-type="float" office:value="3.38161039352" calcext:value-type="float">
            <text:p>3.3816103935</text:p>
          </table:table-cell>
          <table:table-cell office:value-type="float" office:value="-1.27527666092" calcext:value-type="float">
            <text:p>-1.2752766609</text:p>
          </table:table-cell>
          <table:table-cell office:value-type="float" office:value="-153.974777222" calcext:value-type="float">
            <text:p>-153.974777222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625880241" calcext:value-type="float">
            <text:p>4.1762588024</text:p>
          </table:table-cell>
          <table:table-cell office:value-type="float" office:value="-1.25703763962" calcext:value-type="float">
            <text:p>-1.2570376396</text:p>
          </table:table-cell>
          <table:table-cell office:value-type="float" office:value="-152.382904053" calcext:value-type="float">
            <text:p>-152.382904053</text:p>
          </table:table-cell>
          <table:table-cell office:value-type="float" office:value="3.36947488785" calcext:value-type="float">
            <text:p>3.3694748879</text:p>
          </table:table-cell>
          <table:table-cell office:value-type="float" office:value="-1.27250182629" calcext:value-type="float">
            <text:p>-1.2725018263</text:p>
          </table:table-cell>
          <table:table-cell office:value-type="float" office:value="-154.721847534" calcext:value-type="float">
            <text:p>-154.721847534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489027977" calcext:value-type="float">
            <text:p>4.1748902798</text:p>
          </table:table-cell>
          <table:table-cell office:value-type="float" office:value="-1.25714993477" calcext:value-type="float">
            <text:p>-1.2571499348</text:p>
          </table:table-cell>
          <table:table-cell office:value-type="float" office:value="-152.335189819" calcext:value-type="float">
            <text:p>-152.335189819</text:p>
          </table:table-cell>
          <table:table-cell office:value-type="float" office:value="3.35591697693" calcext:value-type="float">
            <text:p>3.3559169769</text:p>
          </table:table-cell>
          <table:table-cell office:value-type="float" office:value="-1.26938927174" calcext:value-type="float">
            <text:p>-1.2693892717</text:p>
          </table:table-cell>
          <table:table-cell office:value-type="float" office:value="-155.561965942" calcext:value-type="float">
            <text:p>-155.561965942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415761948" calcext:value-type="float">
            <text:p>4.1741576195</text:p>
          </table:table-cell>
          <table:table-cell office:value-type="float" office:value="-1.25751984119" calcext:value-type="float">
            <text:p>-1.2575198412</text:p>
          </table:table-cell>
          <table:table-cell office:value-type="float" office:value="-152.298568726" calcext:value-type="float">
            <text:p>-152.298568726</text:p>
          </table:table-cell>
          <table:table-cell office:value-type="float" office:value="3.34017062187" calcext:value-type="float">
            <text:p>3.3401706219</text:p>
          </table:table-cell>
          <table:table-cell office:value-type="float" office:value="-1.2664655447" calcext:value-type="float">
            <text:p>-1.2664655447</text:p>
          </table:table-cell>
          <table:table-cell office:value-type="float" office:value="-156.393417358" calcext:value-type="float">
            <text:p>-156.393417358</text:p>
          </table:table-cell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427301407" calcext:value-type="float">
            <text:p>4.1742730141</text:p>
          </table:table-cell>
          <table:table-cell office:value-type="float" office:value="-1.25694537163" calcext:value-type="float">
            <text:p>-1.2569453716</text:p>
          </table:table-cell>
          <table:table-cell office:value-type="float" office:value="-152.259811401" calcext:value-type="float">
            <text:p>-152.259811401</text:p>
          </table:table-cell>
          <table:table-cell office:value-type="float" office:value="3.32435655594" calcext:value-type="float">
            <text:p>3.3243565559</text:p>
          </table:table-cell>
          <table:table-cell office:value-type="float" office:value="-1.26577305794" calcext:value-type="float">
            <text:p>-1.2657730579</text:p>
          </table:table-cell>
          <table:table-cell office:value-type="float" office:value="-157.127365112" calcext:value-type="float">
            <text:p>-157.1273651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454767227" calcext:value-type="float">
            <text:p>4.1745476723</text:p>
          </table:table-cell>
          <table:table-cell office:value-type="float" office:value="-1.25698876381" calcext:value-type="float">
            <text:p>-1.2569887638</text:p>
          </table:table-cell>
          <table:table-cell office:value-type="float" office:value="-152.231002808" calcext:value-type="float">
            <text:p>-152.231002808</text:p>
          </table:table-cell>
          <table:table-cell office:value-type="float" office:value="3.30690932274" calcext:value-type="float">
            <text:p>3.3069093227</text:p>
          </table:table-cell>
          <table:table-cell office:value-type="float" office:value="-1.2656853199" calcext:value-type="float">
            <text:p>-1.2656853199</text:p>
          </table:table-cell>
          <table:table-cell office:value-type="float" office:value="-157.829345703" calcext:value-type="float">
            <text:p>-157.829345703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400836945" calcext:value-type="float">
            <text:p>4.1740083695</text:p>
          </table:table-cell>
          <table:table-cell office:value-type="float" office:value="-1.25795304775" calcext:value-type="float">
            <text:p>-1.2579530478</text:p>
          </table:table-cell>
          <table:table-cell office:value-type="float" office:value="-152.205688477" calcext:value-type="float">
            <text:p>-152.205688477</text:p>
          </table:table-cell>
          <table:table-cell office:value-type="float" office:value="3.2862944603" calcext:value-type="float">
            <text:p>3.2862944603</text:p>
          </table:table-cell>
          <table:table-cell office:value-type="float" office:value="-1.26524472237" calcext:value-type="float">
            <text:p>-1.2652447224</text:p>
          </table:table-cell>
          <table:table-cell office:value-type="float" office:value="-158.546463013" calcext:value-type="float">
            <text:p>-158.546463013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322444916" calcext:value-type="float">
            <text:p>4.1732244492</text:p>
          </table:table-cell>
          <table:table-cell office:value-type="float" office:value="-1.25864970684" calcext:value-type="float">
            <text:p>-1.2586497068</text:p>
          </table:table-cell>
          <table:table-cell office:value-type="float" office:value="-152.178512573" calcext:value-type="float">
            <text:p>-152.178512573</text:p>
          </table:table-cell>
          <table:table-cell office:value-type="float" office:value="3.26409888268" calcext:value-type="float">
            <text:p>3.2640988827</text:p>
          </table:table-cell>
          <table:table-cell office:value-type="float" office:value="-1.26590073109" calcext:value-type="float">
            <text:p>-1.2659007311</text:p>
          </table:table-cell>
          <table:table-cell office:value-type="float" office:value="-159.235107422" calcext:value-type="float">
            <text:p>-159.235107422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352223396" calcext:value-type="float">
            <text:p>4.173522234</text:p>
          </table:table-cell>
          <table:table-cell office:value-type="float" office:value="-1.25976884365" calcext:value-type="float">
            <text:p>-1.2597688437</text:p>
          </table:table-cell>
          <table:table-cell office:value-type="float" office:value="-152.151382446" calcext:value-type="float">
            <text:p>-152.151382446</text:p>
          </table:table-cell>
          <table:table-cell office:value-type="float" office:value="3.2446103096" calcext:value-type="float">
            <text:p>3.2446103096</text:p>
          </table:table-cell>
          <table:table-cell office:value-type="float" office:value="-1.26700854301" calcext:value-type="float">
            <text:p>-1.267008543</text:p>
          </table:table-cell>
          <table:table-cell office:value-type="float" office:value="-159.870773315" calcext:value-type="float">
            <text:p>-159.870773315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490410805" calcext:value-type="float">
            <text:p>4.1749041081</text:p>
          </table:table-cell>
          <table:table-cell office:value-type="float" office:value="-1.26042819023" calcext:value-type="float">
            <text:p>-1.2604281902</text:p>
          </table:table-cell>
          <table:table-cell office:value-type="float" office:value="-152.129104614" calcext:value-type="float">
            <text:p>-152.129104614</text:p>
          </table:table-cell>
          <table:table-cell office:value-type="float" office:value="3.22178816795" calcext:value-type="float">
            <text:p>3.221788168</text:p>
          </table:table-cell>
          <table:table-cell office:value-type="float" office:value="-1.27030467987" calcext:value-type="float">
            <text:p>-1.2703046799</text:p>
          </table:table-cell>
          <table:table-cell office:value-type="float" office:value="-160.435043335" calcext:value-type="float">
            <text:p>-160.435043335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636036873" calcext:value-type="float">
            <text:p>4.1763603687</text:p>
          </table:table-cell>
          <table:table-cell office:value-type="float" office:value="-1.26094615459" calcext:value-type="float">
            <text:p>-1.2609461546</text:p>
          </table:table-cell>
          <table:table-cell office:value-type="float" office:value="-152.10093689" calcext:value-type="float">
            <text:p>-152.10093689</text:p>
          </table:table-cell>
          <table:table-cell office:value-type="float" office:value="3.20136165619" calcext:value-type="float">
            <text:p>3.2013616562</text:p>
          </table:table-cell>
          <table:table-cell office:value-type="float" office:value="-1.27323937416" calcext:value-type="float">
            <text:p>-1.2732393742</text:p>
          </table:table-cell>
          <table:table-cell office:value-type="float" office:value="-161.014022827" calcext:value-type="float">
            <text:p>-161.014022827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7277565" calcext:value-type="float">
            <text:p>4.177277565</text:p>
          </table:table-cell>
          <table:table-cell office:value-type="float" office:value="-1.26218223572" calcext:value-type="float">
            <text:p>-1.2621822357</text:p>
          </table:table-cell>
          <table:table-cell office:value-type="float" office:value="-152.064193726" calcext:value-type="float">
            <text:p>-152.064193726</text:p>
          </table:table-cell>
          <table:table-cell office:value-type="float" office:value="3.17871117592" calcext:value-type="float">
            <text:p>3.1787111759</text:p>
          </table:table-cell>
          <table:table-cell office:value-type="float" office:value="-1.27453863621" calcext:value-type="float">
            <text:p>-1.2745386362</text:p>
          </table:table-cell>
          <table:table-cell office:value-type="float" office:value="-161.707855225" calcext:value-type="float">
            <text:p>-161.707855225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756462097" calcext:value-type="float">
            <text:p>4.177564621</text:p>
          </table:table-cell>
          <table:table-cell office:value-type="float" office:value="-1.26382517815" calcext:value-type="float">
            <text:p>-1.2638251782</text:p>
          </table:table-cell>
          <table:table-cell office:value-type="float" office:value="-152.032608032" calcext:value-type="float">
            <text:p>-152.032608032</text:p>
          </table:table-cell>
          <table:table-cell office:value-type="float" office:value="3.15627503395" calcext:value-type="float">
            <text:p>3.156275034</text:p>
          </table:table-cell>
          <table:table-cell office:value-type="float" office:value="-1.27433681488" calcext:value-type="float">
            <text:p>-1.2743368149</text:p>
          </table:table-cell>
          <table:table-cell office:value-type="float" office:value="-162.503875732" calcext:value-type="float">
            <text:p>-162.503875732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791247368" calcext:value-type="float">
            <text:p>4.1779124737</text:p>
          </table:table-cell>
          <table:table-cell office:value-type="float" office:value="-1.26515603065" calcext:value-type="float">
            <text:p>-1.2651560307</text:p>
          </table:table-cell>
          <table:table-cell office:value-type="float" office:value="-151.99256897" calcext:value-type="float">
            <text:p>-151.99256897</text:p>
          </table:table-cell>
          <table:table-cell office:value-type="float" office:value="3.1339905262" calcext:value-type="float">
            <text:p>3.1339905262</text:p>
          </table:table-cell>
          <table:table-cell office:value-type="float" office:value="-1.27339994907" calcext:value-type="float">
            <text:p>-1.2733999491</text:p>
          </table:table-cell>
          <table:table-cell office:value-type="float" office:value="-163.369247437" calcext:value-type="float">
            <text:p>-163.369247437</text:p>
          </table:table-cell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1" calcext:value-type="float">
            <text:p>1.7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896032333" calcext:value-type="float">
            <text:p>4.1789603233</text:p>
          </table:table-cell>
          <table:table-cell office:value-type="float" office:value="-1.26684808731" calcext:value-type="float">
            <text:p>-1.2668480873</text:p>
          </table:table-cell>
          <table:table-cell office:value-type="float" office:value="-151.956741333" calcext:value-type="float">
            <text:p>-151.956741333</text:p>
          </table:table-cell>
          <table:table-cell office:value-type="float" office:value="3.11162829399" calcext:value-type="float">
            <text:p>3.111628294</text:p>
          </table:table-cell>
          <table:table-cell office:value-type="float" office:value="-1.27088356018" calcext:value-type="float">
            <text:p>-1.2708835602</text:p>
          </table:table-cell>
          <table:table-cell office:value-type="float" office:value="-164.341384888" calcext:value-type="float">
            <text:p>-164.3413848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8" calcext:value-type="float">
            <text:p>0.8</text:p>
          </table:table-cell>
          <table:table-cell office:value-type="float" office:value="1.779" calcext:value-type="float">
            <text:p>1.77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082118034" calcext:value-type="float">
            <text:p>4.1808211803</text:p>
          </table:table-cell>
          <table:table-cell office:value-type="float" office:value="-1.26741373539" calcext:value-type="float">
            <text:p>-1.2674137354</text:p>
          </table:table-cell>
          <table:table-cell office:value-type="float" office:value="-151.930404663" calcext:value-type="float">
            <text:p>-151.930404663</text:p>
          </table:table-cell>
          <table:table-cell office:value-type="float" office:value="3.08818650246" calcext:value-type="float">
            <text:p>3.0881865025</text:p>
          </table:table-cell>
          <table:table-cell office:value-type="float" office:value="-1.26802420616" calcext:value-type="float">
            <text:p>-1.2680242062</text:p>
          </table:table-cell>
          <table:table-cell office:value-type="float" office:value="-165.358535767" calcext:value-type="float">
            <text:p>-165.358535767</text:p>
          </table:table-cell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0.802" calcext:value-type="float">
            <text:p>0.802</text:p>
          </table:table-cell>
          <table:table-cell office:value-type="float" office:value="1.776" calcext:value-type="float">
            <text:p>1.77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239021301" calcext:value-type="float">
            <text:p>4.182390213</text:p>
          </table:table-cell>
          <table:table-cell office:value-type="float" office:value="-1.26829779148" calcext:value-type="float">
            <text:p>-1.2682977915</text:p>
          </table:table-cell>
          <table:table-cell office:value-type="float" office:value="-151.897979736" calcext:value-type="float">
            <text:p>-151.897979736</text:p>
          </table:table-cell>
          <table:table-cell office:value-type="float" office:value="3.06282806396" calcext:value-type="float">
            <text:p>3.062828064</text:p>
          </table:table-cell>
          <table:table-cell office:value-type="float" office:value="-1.26561033726" calcext:value-type="float">
            <text:p>-1.2656103373</text:p>
          </table:table-cell>
          <table:table-cell office:value-type="float" office:value="-166.377822876" calcext:value-type="float">
            <text:p>-166.377822876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0.806" calcext:value-type="float">
            <text:p>0.806</text:p>
          </table:table-cell>
          <table:table-cell office:value-type="float" office:value="1.77" calcext:value-type="float">
            <text:p>1.7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225455284" calcext:value-type="float">
            <text:p>4.1822545528</text:p>
          </table:table-cell>
          <table:table-cell office:value-type="float" office:value="-1.26981806755" calcext:value-type="float">
            <text:p>-1.2698180676</text:p>
          </table:table-cell>
          <table:table-cell office:value-type="float" office:value="-151.869689941" calcext:value-type="float">
            <text:p>-151.869689941</text:p>
          </table:table-cell>
          <table:table-cell office:value-type="float" office:value="3.03809189796" calcext:value-type="float">
            <text:p>3.038091898</text:p>
          </table:table-cell>
          <table:table-cell office:value-type="float" office:value="-1.26316082478" calcext:value-type="float">
            <text:p>-1.2631608248</text:p>
          </table:table-cell>
          <table:table-cell office:value-type="float" office:value="-167.424667358" calcext:value-type="float">
            <text:p>-167.424667358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0.81" calcext:value-type="float">
            <text:p>0.81</text:p>
          </table:table-cell>
          <table:table-cell office:value-type="float" office:value="1.763" calcext:value-type="float">
            <text:p>1.76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210244179" calcext:value-type="float">
            <text:p>4.1821024418</text:p>
          </table:table-cell>
          <table:table-cell office:value-type="float" office:value="-1.27106666565" calcext:value-type="float">
            <text:p>-1.2710666657</text:p>
          </table:table-cell>
          <table:table-cell office:value-type="float" office:value="-151.838912964" calcext:value-type="float">
            <text:p>-151.838912964</text:p>
          </table:table-cell>
          <table:table-cell office:value-type="float" office:value="3.01428842545" calcext:value-type="float">
            <text:p>3.0142884255</text:p>
          </table:table-cell>
          <table:table-cell office:value-type="float" office:value="-1.26010465622" calcext:value-type="float">
            <text:p>-1.2601046562</text:p>
          </table:table-cell>
          <table:table-cell office:value-type="float" office:value="-168.549743652" calcext:value-type="float">
            <text:p>-168.549743652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0.816" calcext:value-type="float">
            <text:p>0.816</text:p>
          </table:table-cell>
          <table:table-cell office:value-type="float" office:value="1.753" calcext:value-type="float">
            <text:p>1.75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272018433" calcext:value-type="float">
            <text:p>4.1827201843</text:p>
          </table:table-cell>
          <table:table-cell office:value-type="float" office:value="-1.27237200737" calcext:value-type="float">
            <text:p>-1.2723720074</text:p>
          </table:table-cell>
          <table:table-cell office:value-type="float" office:value="-151.805252075" calcext:value-type="float">
            <text:p>-151.805252075</text:p>
          </table:table-cell>
          <table:table-cell office:value-type="float" office:value="2.99029684067" calcext:value-type="float">
            <text:p>2.9902968407</text:p>
          </table:table-cell>
          <table:table-cell office:value-type="float" office:value="-1.25696754456" calcext:value-type="float">
            <text:p>-1.2569675446</text:p>
          </table:table-cell>
          <table:table-cell office:value-type="float" office:value="-169.643783569" calcext:value-type="float">
            <text:p>-169.643783569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0.824" calcext:value-type="float">
            <text:p>0.824</text:p>
          </table:table-cell>
          <table:table-cell office:value-type="float" office:value="1.741" calcext:value-type="float">
            <text:p>1.74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363571167" calcext:value-type="float">
            <text:p>4.1836357117</text:p>
          </table:table-cell>
          <table:table-cell office:value-type="float" office:value="-1.27306687832" calcext:value-type="float">
            <text:p>-1.2730668783</text:p>
          </table:table-cell>
          <table:table-cell office:value-type="float" office:value="-151.779586792" calcext:value-type="float">
            <text:p>-151.779586792</text:p>
          </table:table-cell>
          <table:table-cell office:value-type="float" office:value="2.97040057182" calcext:value-type="float">
            <text:p>2.9704005718</text:p>
          </table:table-cell>
          <table:table-cell office:value-type="float" office:value="-1.25550591946" calcext:value-type="float">
            <text:p>-1.2555059195</text:p>
          </table:table-cell>
          <table:table-cell office:value-type="float" office:value="-170.663742065" calcext:value-type="float">
            <text:p>-170.663742065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0.833" calcext:value-type="float">
            <text:p>0.833</text:p>
          </table:table-cell>
          <table:table-cell office:value-type="float" office:value="1.726" calcext:value-type="float">
            <text:p>1.72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472695351" calcext:value-type="float">
            <text:p>4.1847269535</text:p>
          </table:table-cell>
          <table:table-cell office:value-type="float" office:value="-1.27353692055" calcext:value-type="float">
            <text:p>-1.2735369206</text:p>
          </table:table-cell>
          <table:table-cell office:value-type="float" office:value="-151.757446289" calcext:value-type="float">
            <text:p>-151.757446289</text:p>
          </table:table-cell>
          <table:table-cell office:value-type="float" office:value="2.94362998009" calcext:value-type="float">
            <text:p>2.9436299801</text:p>
          </table:table-cell>
          <table:table-cell office:value-type="float" office:value="-1.25108110905" calcext:value-type="float">
            <text:p>-1.2510811091</text:p>
          </table:table-cell>
          <table:table-cell office:value-type="float" office:value="-171.716278076" calcext:value-type="float">
            <text:p>-171.716278076</text:p>
          </table:table-cell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0.844" calcext:value-type="float">
            <text:p>0.844</text:p>
          </table:table-cell>
          <table:table-cell office:value-type="float" office:value="1.71" calcext:value-type="float">
            <text:p>1.7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48449707" calcext:value-type="float">
            <text:p>4.1848449707</text:p>
          </table:table-cell>
          <table:table-cell office:value-type="float" office:value="-1.27415883541" calcext:value-type="float">
            <text:p>-1.2741588354</text:p>
          </table:table-cell>
          <table:table-cell office:value-type="float" office:value="-151.731018066" calcext:value-type="float">
            <text:p>-151.731018066</text:p>
          </table:table-cell>
          <table:table-cell office:value-type="float" office:value="2.92384338379" calcext:value-type="float">
            <text:p>2.9238433838</text:p>
          </table:table-cell>
          <table:table-cell office:value-type="float" office:value="-1.24680399895" calcext:value-type="float">
            <text:p>-1.246803999</text:p>
          </table:table-cell>
          <table:table-cell office:value-type="float" office:value="-172.780349731" calcext:value-type="float">
            <text:p>-172.780349731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0.857" calcext:value-type="float">
            <text:p>0.857</text:p>
          </table:table-cell>
          <table:table-cell office:value-type="float" office:value="1.691" calcext:value-type="float">
            <text:p>1.69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421506882" calcext:value-type="float">
            <text:p>4.1842150688</text:p>
          </table:table-cell>
          <table:table-cell office:value-type="float" office:value="-1.27511179447" calcext:value-type="float">
            <text:p>-1.2751117945</text:p>
          </table:table-cell>
          <table:table-cell office:value-type="float" office:value="-151.713012695" calcext:value-type="float">
            <text:p>-151.713012695</text:p>
          </table:table-cell>
          <table:table-cell office:value-type="float" office:value="2.90725517273" calcext:value-type="float">
            <text:p>2.9072551727</text:p>
          </table:table-cell>
          <table:table-cell office:value-type="float" office:value="-1.24141573906" calcext:value-type="float">
            <text:p>-1.2414157391</text:p>
          </table:table-cell>
          <table:table-cell office:value-type="float" office:value="-173.893173218" calcext:value-type="float">
            <text:p>-173.893173218</text:p>
          </table:table-cell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0.871" calcext:value-type="float">
            <text:p>0.871</text:p>
          </table:table-cell>
          <table:table-cell office:value-type="float" office:value="1.672" calcext:value-type="float">
            <text:p>1.67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397760391" calcext:value-type="float">
            <text:p>4.1839776039</text:p>
          </table:table-cell>
          <table:table-cell office:value-type="float" office:value="-1.27579772472" calcext:value-type="float">
            <text:p>-1.2757977247</text:p>
          </table:table-cell>
          <table:table-cell office:value-type="float" office:value="-151.693328857" calcext:value-type="float">
            <text:p>-151.693328857</text:p>
          </table:table-cell>
          <table:table-cell office:value-type="float" office:value="2.88502049446" calcext:value-type="float">
            <text:p>2.8850204945</text:p>
          </table:table-cell>
          <table:table-cell office:value-type="float" office:value="-1.236094594" calcext:value-type="float">
            <text:p>-1.236094594</text:p>
          </table:table-cell>
          <table:table-cell office:value-type="float" office:value="-174.960189819" calcext:value-type="float">
            <text:p>-174.9601898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886" calcext:value-type="float">
            <text:p>0.886</text:p>
          </table:table-cell>
          <table:table-cell office:value-type="float" office:value="1.65" calcext:value-type="float">
            <text:p>1.6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434715271" calcext:value-type="float">
            <text:p>4.1843471527</text:p>
          </table:table-cell>
          <table:table-cell office:value-type="float" office:value="-1.27646386623" calcext:value-type="float">
            <text:p>-1.2764638662</text:p>
          </table:table-cell>
          <table:table-cell office:value-type="float" office:value="-151.681396484" calcext:value-type="float">
            <text:p>-151.681396484</text:p>
          </table:table-cell>
          <table:table-cell office:value-type="float" office:value="2.85961413383" calcext:value-type="float">
            <text:p>2.8596141338</text:p>
          </table:table-cell>
          <table:table-cell office:value-type="float" office:value="-1.23171794415" calcext:value-type="float">
            <text:p>-1.2317179442</text:p>
          </table:table-cell>
          <table:table-cell office:value-type="float" office:value="-175.910644531" calcext:value-type="float">
            <text:p>-175.910644531</text:p>
          </table:table-cell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0.904" calcext:value-type="float">
            <text:p>0.904</text:p>
          </table:table-cell>
          <table:table-cell office:value-type="float" office:value="1.628" calcext:value-type="float">
            <text:p>1.62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498301506" calcext:value-type="float">
            <text:p>4.1849830151</text:p>
          </table:table-cell>
          <table:table-cell office:value-type="float" office:value="-1.27656745911" calcext:value-type="float">
            <text:p>-1.2765674591</text:p>
          </table:table-cell>
          <table:table-cell office:value-type="float" office:value="-151.667678833" calcext:value-type="float">
            <text:p>-151.667678833</text:p>
          </table:table-cell>
          <table:table-cell office:value-type="float" office:value="2.83624196053" calcext:value-type="float">
            <text:p>2.8362419605</text:p>
          </table:table-cell>
          <table:table-cell office:value-type="float" office:value="-1.22780954838" calcext:value-type="float">
            <text:p>-1.2278095484</text:p>
          </table:table-cell>
          <table:table-cell office:value-type="float" office:value="-176.839263916" calcext:value-type="float">
            <text:p>-176.839263916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0.922" calcext:value-type="float">
            <text:p>0.922</text:p>
          </table:table-cell>
          <table:table-cell office:value-type="float" office:value="1.603" calcext:value-type="float">
            <text:p>1.60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555927277" calcext:value-type="float">
            <text:p>4.1855592728</text:p>
          </table:table-cell>
          <table:table-cell office:value-type="float" office:value="-1.27667999268" calcext:value-type="float">
            <text:p>-1.2766799927</text:p>
          </table:table-cell>
          <table:table-cell office:value-type="float" office:value="-151.650100708" calcext:value-type="float">
            <text:p>-151.650100708</text:p>
          </table:table-cell>
          <table:table-cell office:value-type="float" office:value="2.81410050392" calcext:value-type="float">
            <text:p>2.8141005039</text:p>
          </table:table-cell>
          <table:table-cell office:value-type="float" office:value="-1.22249722481" calcext:value-type="float">
            <text:p>-1.2224972248</text:p>
          </table:table-cell>
          <table:table-cell office:value-type="float" office:value="-177.788726807" calcext:value-type="float">
            <text:p>-177.788726807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0.943" calcext:value-type="float">
            <text:p>0.943</text:p>
          </table:table-cell>
          <table:table-cell office:value-type="float" office:value="1.577" calcext:value-type="float">
            <text:p>1.57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415117264" calcext:value-type="float">
            <text:p>4.1841511726</text:p>
          </table:table-cell>
          <table:table-cell office:value-type="float" office:value="-1.27708721161" calcext:value-type="float">
            <text:p>-1.2770872116</text:p>
          </table:table-cell>
          <table:table-cell office:value-type="float" office:value="-151.639862061" calcext:value-type="float">
            <text:p>-151.639862061</text:p>
          </table:table-cell>
          <table:table-cell office:value-type="float" office:value="2.79385042191" calcext:value-type="float">
            <text:p>2.7938504219</text:p>
          </table:table-cell>
          <table:table-cell office:value-type="float" office:value="-1.21656811237" calcext:value-type="float">
            <text:p>-1.2165681124</text:p>
          </table:table-cell>
          <table:table-cell office:value-type="float" office:value="-178.729904175" calcext:value-type="float">
            <text:p>-178.729904175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0.966" calcext:value-type="float">
            <text:p>0.966</text:p>
          </table:table-cell>
          <table:table-cell office:value-type="float" office:value="1.55" calcext:value-type="float">
            <text:p>1.5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360543251" calcext:value-type="float">
            <text:p>4.1836054325</text:p>
          </table:table-cell>
          <table:table-cell office:value-type="float" office:value="-1.27748453617" calcext:value-type="float">
            <text:p>-1.2774845362</text:p>
          </table:table-cell>
          <table:table-cell office:value-type="float" office:value="-151.631118774" calcext:value-type="float">
            <text:p>-151.631118774</text:p>
          </table:table-cell>
          <table:table-cell office:value-type="float" office:value="2.77467107773" calcext:value-type="float">
            <text:p>2.7746710777</text:p>
          </table:table-cell>
          <table:table-cell office:value-type="float" office:value="-1.21059012413" calcext:value-type="float">
            <text:p>-1.2105901241</text:p>
          </table:table-cell>
          <table:table-cell office:value-type="float" office:value="-179.601730347" calcext:value-type="float">
            <text:p>-179.601730347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0.989" calcext:value-type="float">
            <text:p>0.989</text:p>
          </table:table-cell>
          <table:table-cell office:value-type="float" office:value="1.521" calcext:value-type="float">
            <text:p>1.52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360424042" calcext:value-type="float">
            <text:p>4.1836042404</text:p>
          </table:table-cell>
          <table:table-cell office:value-type="float" office:value="-1.27790248394" calcext:value-type="float">
            <text:p>-1.2779024839</text:p>
          </table:table-cell>
          <table:table-cell office:value-type="float" office:value="-151.613494873" calcext:value-type="float">
            <text:p>-151.613494873</text:p>
          </table:table-cell>
          <table:table-cell office:value-type="float" office:value="2.75822782516" calcext:value-type="float">
            <text:p>2.7582278252</text:p>
          </table:table-cell>
          <table:table-cell office:value-type="float" office:value="-1.20491039753" calcext:value-type="float">
            <text:p>-1.2049103975</text:p>
          </table:table-cell>
          <table:table-cell office:value-type="float" office:value="179.615188599" calcext:value-type="float">
            <text:p>179.615188599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1.015" calcext:value-type="float">
            <text:p>1.015</text:p>
          </table:table-cell>
          <table:table-cell office:value-type="float" office:value="1.491" calcext:value-type="float">
            <text:p>1.49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405079842" calcext:value-type="float">
            <text:p>4.1840507984</text:p>
          </table:table-cell>
          <table:table-cell office:value-type="float" office:value="-1.27811086178" calcext:value-type="float">
            <text:p>-1.2781108618</text:p>
          </table:table-cell>
          <table:table-cell office:value-type="float" office:value="-151.601821899" calcext:value-type="float">
            <text:p>-151.601821899</text:p>
          </table:table-cell>
          <table:table-cell office:value-type="float" office:value="2.73304057121" calcext:value-type="float">
            <text:p>2.7330405712</text:p>
          </table:table-cell>
          <table:table-cell office:value-type="float" office:value="-1.20054244995" calcext:value-type="float">
            <text:p>-1.20054245</text:p>
          </table:table-cell>
          <table:table-cell office:value-type="float" office:value="178.969741821" calcext:value-type="float">
            <text:p>178.969741821</text:p>
          </table:table-cell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1.042" calcext:value-type="float">
            <text:p>1.042</text:p>
          </table:table-cell>
          <table:table-cell office:value-type="float" office:value="1.461" calcext:value-type="float">
            <text:p>1.46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450665474" calcext:value-type="float">
            <text:p>4.1845066547</text:p>
          </table:table-cell>
          <table:table-cell office:value-type="float" office:value="-1.27814948559" calcext:value-type="float">
            <text:p>-1.2781494856</text:p>
          </table:table-cell>
          <table:table-cell office:value-type="float" office:value="-151.592224121" calcext:value-type="float">
            <text:p>-151.592224121</text:p>
          </table:table-cell>
          <table:table-cell office:value-type="float" office:value="6.46519517899" calcext:value-type="float">
            <text:p>6.465195179</text:p>
          </table:table-cell>
          <table:table-cell office:value-type="float" office:value="-2.0751376152" calcext:value-type="float">
            <text:p>-2.0751376152</text:p>
          </table:table-cell>
          <table:table-cell office:value-type="float" office:value="-178.842895508" calcext:value-type="float">
            <text:p>-178.842895508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1.069" calcext:value-type="float">
            <text:p>1.069</text:p>
          </table:table-cell>
          <table:table-cell office:value-type="float" office:value="1.431" calcext:value-type="float">
            <text:p>1.43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393135071" calcext:value-type="float">
            <text:p>4.1839313507</text:p>
          </table:table-cell>
          <table:table-cell office:value-type="float" office:value="-1.2783176899" calcext:value-type="float">
            <text:p>-1.2783176899</text:p>
          </table:table-cell>
          <table:table-cell office:value-type="float" office:value="-151.586288452" calcext:value-type="float">
            <text:p>-151.586288452</text:p>
          </table:table-cell>
          <table:table-cell office:value-type="float" office:value="6.44201850891" calcext:value-type="float">
            <text:p>6.4420185089</text:p>
          </table:table-cell>
          <table:table-cell office:value-type="float" office:value="-2.0721719265" calcext:value-type="float">
            <text:p>-2.0721719265</text:p>
          </table:table-cell>
          <table:table-cell office:value-type="float" office:value="-179.457229614" calcext:value-type="float">
            <text:p>-179.457229614</text:p>
          </table:table-cell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1.098" calcext:value-type="float">
            <text:p>1.098</text:p>
          </table:table-cell>
          <table:table-cell office:value-type="float" office:value="1.4" calcext:value-type="float">
            <text:p>1.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285894394" calcext:value-type="float">
            <text:p>4.1828589439</text:p>
          </table:table-cell>
          <table:table-cell office:value-type="float" office:value="-1.27861261368" calcext:value-type="float">
            <text:p>-1.2786126137</text:p>
          </table:table-cell>
          <table:table-cell office:value-type="float" office:value="-151.59034729" calcext:value-type="float">
            <text:p>-151.59034729</text:p>
          </table:table-cell>
          <table:table-cell office:value-type="float" office:value="6.41775131226" calcext:value-type="float">
            <text:p>6.4177513123</text:p>
          </table:table-cell>
          <table:table-cell office:value-type="float" office:value="-2.06877613068" calcext:value-type="float">
            <text:p>-2.0687761307</text:p>
          </table:table-cell>
          <table:table-cell office:value-type="float" office:value="179.99559021" calcext:value-type="float">
            <text:p>179.995590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28" calcext:value-type="float">
            <text:p>1.128</text:p>
          </table:table-cell>
          <table:table-cell office:value-type="float" office:value="1.37" calcext:value-type="float">
            <text:p>1.3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246936798" calcext:value-type="float">
            <text:p>4.182469368</text:p>
          </table:table-cell>
          <table:table-cell office:value-type="float" office:value="-1.27889215946" calcext:value-type="float">
            <text:p>-1.2788921595</text:p>
          </table:table-cell>
          <table:table-cell office:value-type="float" office:value="-151.5887146" calcext:value-type="float">
            <text:p>-151.5887146</text:p>
          </table:table-cell>
          <table:table-cell office:value-type="float" office:value="6.34515047073" calcext:value-type="float">
            <text:p>6.3451504707</text:p>
          </table:table-cell>
          <table:table-cell office:value-type="float" office:value="-2.06655740738" calcext:value-type="float">
            <text:p>-2.0665574074</text:p>
          </table:table-cell>
          <table:table-cell office:value-type="float" office:value="179.643096924" calcext:value-type="float">
            <text:p>179.643096924</text:p>
          </table:table-cell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1.159" calcext:value-type="float">
            <text:p>1.159</text:p>
          </table:table-cell>
          <table:table-cell office:value-type="float" office:value="1.339" calcext:value-type="float">
            <text:p>1.33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234729767" calcext:value-type="float">
            <text:p>4.1823472977</text:p>
          </table:table-cell>
          <table:table-cell office:value-type="float" office:value="-1.27916479111" calcext:value-type="float">
            <text:p>-1.2791647911</text:p>
          </table:table-cell>
          <table:table-cell office:value-type="float" office:value="-151.585281372" calcext:value-type="float">
            <text:p>-151.585281372</text:p>
          </table:table-cell>
          <table:table-cell office:value-type="float" office:value="6.28184509277" calcext:value-type="float">
            <text:p>6.2818450928</text:p>
          </table:table-cell>
          <table:table-cell office:value-type="float" office:value="-2.06395745277" calcext:value-type="float">
            <text:p>-2.0639574528</text:p>
          </table:table-cell>
          <table:table-cell office:value-type="float" office:value="179.346282959" calcext:value-type="float">
            <text:p>179.346282959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1.191" calcext:value-type="float">
            <text:p>1.19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250846863" calcext:value-type="float">
            <text:p>4.1825084686</text:p>
          </table:table-cell>
          <table:table-cell office:value-type="float" office:value="-1.27914595604" calcext:value-type="float">
            <text:p>-1.279145956</text:p>
          </table:table-cell>
          <table:table-cell office:value-type="float" office:value="-151.580276489" calcext:value-type="float">
            <text:p>-151.580276489</text:p>
          </table:table-cell>
          <table:table-cell office:value-type="float" office:value="6.20153045654" calcext:value-type="float">
            <text:p>6.2015304565</text:p>
          </table:table-cell>
          <table:table-cell office:value-type="float" office:value="-2.05569696426" calcext:value-type="float">
            <text:p>-2.0556969643</text:p>
          </table:table-cell>
          <table:table-cell office:value-type="float" office:value="178.98274231" calcext:value-type="float">
            <text:p>178.98274231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1.225" calcext:value-type="float">
            <text:p>1.225</text:p>
          </table:table-cell>
          <table:table-cell office:value-type="float" office:value="1.277" calcext:value-type="float">
            <text:p>1.27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258523941" calcext:value-type="float">
            <text:p>4.1825852394</text:p>
          </table:table-cell>
          <table:table-cell office:value-type="float" office:value="-1.27914071083" calcext:value-type="float">
            <text:p>-1.2791407108</text:p>
          </table:table-cell>
          <table:table-cell office:value-type="float" office:value="-151.579269409" calcext:value-type="float">
            <text:p>-151.579269409</text:p>
          </table:table-cell>
          <table:table-cell office:value-type="float" office:value="6.12811374664" calcext:value-type="float">
            <text:p>6.1281137466</text:p>
          </table:table-cell>
          <table:table-cell office:value-type="float" office:value="-2.04644751549" calcext:value-type="float">
            <text:p>-2.0464475155</text:p>
          </table:table-cell>
          <table:table-cell office:value-type="float" office:value="178.498123169" calcext:value-type="float">
            <text:p>178.498123169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.261" calcext:value-type="float">
            <text:p>1.261</text:p>
          </table:table-cell>
          <table:table-cell office:value-type="float" office:value="1.246" calcext:value-type="float">
            <text:p>1.24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10760498" calcext:value-type="float">
            <text:p>4.1810760498</text:p>
          </table:table-cell>
          <table:table-cell office:value-type="float" office:value="-1.27968502045" calcext:value-type="float">
            <text:p>-1.2796850205</text:p>
          </table:table-cell>
          <table:table-cell office:value-type="float" office:value="-151.585754395" calcext:value-type="float">
            <text:p>-151.585754395</text:p>
          </table:table-cell>
          <table:table-cell office:value-type="float" office:value="6.10511207581" calcext:value-type="float">
            <text:p>6.1051120758</text:p>
          </table:table-cell>
          <table:table-cell office:value-type="float" office:value="-2.04305458069" calcext:value-type="float">
            <text:p>-2.0430545807</text:p>
          </table:table-cell>
          <table:table-cell office:value-type="float" office:value="178.138946533" calcext:value-type="float">
            <text:p>178.138946533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1.298" calcext:value-type="float">
            <text:p>1.298</text:p>
          </table:table-cell>
          <table:table-cell office:value-type="float" office:value="1.214" calcext:value-type="float">
            <text:p>1.21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8041110039" calcext:value-type="float">
            <text:p>4.1804111004</text:p>
          </table:table-cell>
          <table:table-cell office:value-type="float" office:value="-1.28011786938" calcext:value-type="float">
            <text:p>-1.2801178694</text:p>
          </table:table-cell>
          <table:table-cell office:value-type="float" office:value="-151.586212158" calcext:value-type="float">
            <text:p>-151.586212158</text:p>
          </table:table-cell>
          <table:table-cell office:value-type="float" office:value="6.08148813248" calcext:value-type="float">
            <text:p>6.0814881325</text:p>
          </table:table-cell>
          <table:table-cell office:value-type="float" office:value="-2.04128170013" calcext:value-type="float">
            <text:p>-2.0412817001</text:p>
          </table:table-cell>
          <table:table-cell office:value-type="float" office:value="177.867401123" calcext:value-type="float">
            <text:p>177.867401123</text:p>
          </table:table-cell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1.336" calcext:value-type="float">
            <text:p>1.336</text:p>
          </table:table-cell>
          <table:table-cell office:value-type="float" office:value="1.183" calcext:value-type="float">
            <text:p>1.18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982244492" calcext:value-type="float">
            <text:p>4.1798224449</text:p>
          </table:table-cell>
          <table:table-cell office:value-type="float" office:value="-1.28021740913" calcext:value-type="float">
            <text:p>-1.2802174091</text:p>
          </table:table-cell>
          <table:table-cell office:value-type="float" office:value="-151.607879639" calcext:value-type="float">
            <text:p>-151.607879639</text:p>
          </table:table-cell>
          <table:table-cell office:value-type="float" office:value="5.96806573868" calcext:value-type="float">
            <text:p>5.9680657387</text:p>
          </table:table-cell>
          <table:table-cell office:value-type="float" office:value="-2.02517008781" calcext:value-type="float">
            <text:p>-2.0251700878</text:p>
          </table:table-cell>
          <table:table-cell office:value-type="float" office:value="177.441162109" calcext:value-type="float">
            <text:p>177.441162109</text:p>
          </table:table-cell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1.374" calcext:value-type="float">
            <text:p>1.374</text:p>
          </table:table-cell>
          <table:table-cell office:value-type="float" office:value="1.153" calcext:value-type="float">
            <text:p>1.15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835378647" calcext:value-type="float">
            <text:p>4.1783537865</text:p>
          </table:table-cell>
          <table:table-cell office:value-type="float" office:value="-1.27888727188" calcext:value-type="float">
            <text:p>-1.2788872719</text:p>
          </table:table-cell>
          <table:table-cell office:value-type="float" office:value="-151.748947144" calcext:value-type="float">
            <text:p>-151.748947144</text:p>
          </table:table-cell>
          <table:table-cell office:value-type="float" office:value="5.94289159775" calcext:value-type="float">
            <text:p>5.9428915978</text:p>
          </table:table-cell>
          <table:table-cell office:value-type="float" office:value="-2.02010798454" calcext:value-type="float">
            <text:p>-2.0201079845</text:p>
          </table:table-cell>
          <table:table-cell office:value-type="float" office:value="177.008895874" calcext:value-type="float">
            <text:p>177.008895874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1.413" calcext:value-type="float">
            <text:p>1.413</text:p>
          </table:table-cell>
          <table:table-cell office:value-type="float" office:value="1.124" calcext:value-type="float">
            <text:p>1.12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748650074" calcext:value-type="float">
            <text:p>4.1748650074</text:p>
          </table:table-cell>
          <table:table-cell office:value-type="float" office:value="-1.27620685101" calcext:value-type="float">
            <text:p>-1.276206851</text:p>
          </table:table-cell>
          <table:table-cell office:value-type="float" office:value="-152.025924683" calcext:value-type="float">
            <text:p>-152.025924683</text:p>
          </table:table-cell>
          <table:table-cell office:value-type="float" office:value="5.77115058899" calcext:value-type="float">
            <text:p>5.771150589</text:p>
          </table:table-cell>
          <table:table-cell office:value-type="float" office:value="-1.9966250658" calcext:value-type="float">
            <text:p>-1.9966250658</text:p>
          </table:table-cell>
          <table:table-cell office:value-type="float" office:value="176.838912964" calcext:value-type="float">
            <text:p>176.838912964</text:p>
          </table:table-cell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1.453" calcext:value-type="float">
            <text:p>1.453</text:p>
          </table:table-cell>
          <table:table-cell office:value-type="float" office:value="1.095" calcext:value-type="float">
            <text:p>1.0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6779732704" calcext:value-type="float">
            <text:p>4.167797327</text:p>
          </table:table-cell>
          <table:table-cell office:value-type="float" office:value="-1.27450692654" calcext:value-type="float">
            <text:p>-1.2745069265</text:p>
          </table:table-cell>
          <table:table-cell office:value-type="float" office:value="-152.382522583" calcext:value-type="float">
            <text:p>-152.382522583</text:p>
          </table:table-cell>
          <table:table-cell office:value-type="float" office:value="5.74078464508" calcext:value-type="float">
            <text:p>5.7407846451</text:p>
          </table:table-cell>
          <table:table-cell office:value-type="float" office:value="-1.99289906025" calcext:value-type="float">
            <text:p>-1.9928990603</text:p>
          </table:table-cell>
          <table:table-cell office:value-type="float" office:value="176.558303833" calcext:value-type="float">
            <text:p>176.5583038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94" calcext:value-type="float">
            <text:p>1.494</text:p>
          </table:table-cell>
          <table:table-cell office:value-type="float" office:value="1.066" calcext:value-type="float">
            <text:p>1.06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578977108" calcext:value-type="float">
            <text:p>4.1578977108</text:p>
          </table:table-cell>
          <table:table-cell office:value-type="float" office:value="-1.27450108528" calcext:value-type="float">
            <text:p>-1.2745010853</text:p>
          </table:table-cell>
          <table:table-cell office:value-type="float" office:value="-152.795257568" calcext:value-type="float">
            <text:p>-152.795257568</text:p>
          </table:table-cell>
          <table:table-cell office:value-type="float" office:value="5.69052505493" calcext:value-type="float">
            <text:p>5.6905250549</text:p>
          </table:table-cell>
          <table:table-cell office:value-type="float" office:value="-1.98143815994" calcext:value-type="float">
            <text:p>-1.9814381599</text:p>
          </table:table-cell>
          <table:table-cell office:value-type="float" office:value="176.172943115" calcext:value-type="float">
            <text:p>176.172943115</text:p>
          </table:table-cell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1.536" calcext:value-type="float">
            <text:p>1.536</text:p>
          </table:table-cell>
          <table:table-cell office:value-type="float" office:value="1.037" calcext:value-type="float">
            <text:p>1.03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44115448" calcext:value-type="float">
            <text:p>4.144115448</text:p>
          </table:table-cell>
          <table:table-cell office:value-type="float" office:value="-1.27554547787" calcext:value-type="float">
            <text:p>-1.2755454779</text:p>
          </table:table-cell>
          <table:table-cell office:value-type="float" office:value="-153.328353882" calcext:value-type="float">
            <text:p>-153.328353882</text:p>
          </table:table-cell>
          <table:table-cell office:value-type="float" office:value="5.6484503746" calcext:value-type="float">
            <text:p>5.6484503746</text:p>
          </table:table-cell>
          <table:table-cell office:value-type="float" office:value="-1.97556960583" calcext:value-type="float">
            <text:p>-1.9755696058</text:p>
          </table:table-cell>
          <table:table-cell office:value-type="float" office:value="175.949676514" calcext:value-type="float">
            <text:p>175.949676514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1.58" calcext:value-type="float">
            <text:p>1.58</text:p>
          </table:table-cell>
          <table:table-cell office:value-type="float" office:value="1.009" calcext:value-type="float">
            <text:p>1.00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3161039352" calcext:value-type="float">
            <text:p>4.1316103935</text:p>
          </table:table-cell>
          <table:table-cell office:value-type="float" office:value="-1.27527666092" calcext:value-type="float">
            <text:p>-1.2752766609</text:p>
          </table:table-cell>
          <table:table-cell office:value-type="float" office:value="-153.974777222" calcext:value-type="float">
            <text:p>-153.974777222</text:p>
          </table:table-cell>
          <table:table-cell office:value-type="float" office:value="5.43434429169" calcext:value-type="float">
            <text:p>5.4343442917</text:p>
          </table:table-cell>
          <table:table-cell office:value-type="float" office:value="-1.94292938709" calcext:value-type="float">
            <text:p>-1.9429293871</text:p>
          </table:table-cell>
          <table:table-cell office:value-type="float" office:value="175.817382812" calcext:value-type="float">
            <text:p>175.817382812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1.625" calcext:value-type="float">
            <text:p>1.625</text:p>
          </table:table-cell>
          <table:table-cell office:value-type="float" office:value="0.981" calcext:value-type="float">
            <text:p>0.98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1947488785" calcext:value-type="float">
            <text:p>4.1194748879</text:p>
          </table:table-cell>
          <table:table-cell office:value-type="float" office:value="-1.27250182629" calcext:value-type="float">
            <text:p>-1.2725018263</text:p>
          </table:table-cell>
          <table:table-cell office:value-type="float" office:value="-154.721847534" calcext:value-type="float">
            <text:p>-154.721847534</text:p>
          </table:table-cell>
          <table:table-cell office:value-type="float" office:value="5.20928001404" calcext:value-type="float">
            <text:p>5.209280014</text:p>
          </table:table-cell>
          <table:table-cell office:value-type="float" office:value="-1.9090474844" calcext:value-type="float">
            <text:p>-1.9090474844</text:p>
          </table:table-cell>
          <table:table-cell office:value-type="float" office:value="175.634872437" calcext:value-type="float">
            <text:p>175.634872437</text:p>
          </table:table-cell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1.671" calcext:value-type="float">
            <text:p>1.671</text:p>
          </table:table-cell>
          <table:table-cell office:value-type="float" office:value="0.952" calcext:value-type="float">
            <text:p>0.95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0591697693" calcext:value-type="float">
            <text:p>4.1059169769</text:p>
          </table:table-cell>
          <table:table-cell office:value-type="float" office:value="-1.26938927174" calcext:value-type="float">
            <text:p>-1.2693892717</text:p>
          </table:table-cell>
          <table:table-cell office:value-type="float" office:value="-155.561965942" calcext:value-type="float">
            <text:p>-155.561965942</text:p>
          </table:table-cell>
          <table:table-cell office:value-type="float" office:value="5.16350698471" calcext:value-type="float">
            <text:p>5.1635069847</text:p>
          </table:table-cell>
          <table:table-cell office:value-type="float" office:value="-1.90291404724" calcext:value-type="float">
            <text:p>-1.9029140472</text:p>
          </table:table-cell>
          <table:table-cell office:value-type="float" office:value="175.50630188" calcext:value-type="float">
            <text:p>175.50630188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1.718" calcext:value-type="float">
            <text:p>1.718</text:p>
          </table:table-cell>
          <table:table-cell office:value-type="float" office:value="0.925" calcext:value-type="float">
            <text:p>0.92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09017062187" calcext:value-type="float">
            <text:p>4.0901706219</text:p>
          </table:table-cell>
          <table:table-cell office:value-type="float" office:value="-1.2664655447" calcext:value-type="float">
            <text:p>-1.2664655447</text:p>
          </table:table-cell>
          <table:table-cell office:value-type="float" office:value="-156.393417358" calcext:value-type="float">
            <text:p>-156.393417358</text:p>
          </table:table-cell>
          <table:table-cell office:value-type="float" office:value="4.98500776291" calcext:value-type="float">
            <text:p>4.9850077629</text:p>
          </table:table-cell>
          <table:table-cell office:value-type="float" office:value="-1.87914705276" calcext:value-type="float">
            <text:p>-1.8791470528</text:p>
          </table:table-cell>
          <table:table-cell office:value-type="float" office:value="175.556442261" calcext:value-type="float">
            <text:p>175.556442261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1.765" calcext:value-type="float">
            <text:p>1.765</text:p>
          </table:table-cell>
          <table:table-cell office:value-type="float" office:value="0.897" calcext:value-type="float">
            <text:p>0.89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07435655594" calcext:value-type="float">
            <text:p>4.0743565559</text:p>
          </table:table-cell>
          <table:table-cell office:value-type="float" office:value="-1.26577305794" calcext:value-type="float">
            <text:p>-1.2657730579</text:p>
          </table:table-cell>
          <table:table-cell office:value-type="float" office:value="-157.127365112" calcext:value-type="float">
            <text:p>-157.127365112</text:p>
          </table:table-cell>
          <table:table-cell office:value-type="float" office:value="4.88521194458" calcext:value-type="float">
            <text:p>4.8852119446</text:p>
          </table:table-cell>
          <table:table-cell office:value-type="float" office:value="-1.86758697033" calcext:value-type="float">
            <text:p>-1.8675869703</text:p>
          </table:table-cell>
          <table:table-cell office:value-type="float" office:value="175.575057983" calcext:value-type="float">
            <text:p>175.575057983</text:p>
          </table:table-cell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1.814" calcext:value-type="float">
            <text:p>1.814</text:p>
          </table:table-cell>
          <table:table-cell office:value-type="float" office:value="0.87" calcext:value-type="float">
            <text:p>0.8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05690932274" calcext:value-type="float">
            <text:p>4.0569093227</text:p>
          </table:table-cell>
          <table:table-cell office:value-type="float" office:value="-1.2656853199" calcext:value-type="float">
            <text:p>-1.2656853199</text:p>
          </table:table-cell>
          <table:table-cell office:value-type="float" office:value="-157.829345703" calcext:value-type="float">
            <text:p>-157.829345703</text:p>
          </table:table-cell>
          <table:table-cell office:value-type="float" office:value="4.75796556473" calcext:value-type="float">
            <text:p>4.7579655647</text:p>
          </table:table-cell>
          <table:table-cell office:value-type="float" office:value="-1.85331845284" calcext:value-type="float">
            <text:p>-1.8533184528</text:p>
          </table:table-cell>
          <table:table-cell office:value-type="float" office:value="175.556228638" calcext:value-type="float">
            <text:p>175.556228638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1.863" calcext:value-type="float">
            <text:p>1.863</text:p>
          </table:table-cell>
          <table:table-cell office:value-type="float" office:value="0.843" calcext:value-type="float">
            <text:p>0.84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0362944603" calcext:value-type="float">
            <text:p>4.0362944603</text:p>
          </table:table-cell>
          <table:table-cell office:value-type="float" office:value="-1.26524472237" calcext:value-type="float">
            <text:p>-1.2652447224</text:p>
          </table:table-cell>
          <table:table-cell office:value-type="float" office:value="-158.546463013" calcext:value-type="float">
            <text:p>-158.546463013</text:p>
          </table:table-cell>
          <table:table-cell office:value-type="float" office:value="4.64138746262" calcext:value-type="float">
            <text:p>4.6413874626</text:p>
          </table:table-cell>
          <table:table-cell office:value-type="float" office:value="-1.84358465672" calcext:value-type="float">
            <text:p>-1.8435846567</text:p>
          </table:table-cell>
          <table:table-cell office:value-type="float" office:value="175.691955566" calcext:value-type="float">
            <text:p>175.691955566</text:p>
          </table:table-cell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1.913" calcext:value-type="float">
            <text:p>1.913</text:p>
          </table:table-cell>
          <table:table-cell office:value-type="float" office:value="0.816" calcext:value-type="float">
            <text:p>0.81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01409888268" calcext:value-type="float">
            <text:p>4.0140988827</text:p>
          </table:table-cell>
          <table:table-cell office:value-type="float" office:value="-1.26590073109" calcext:value-type="float">
            <text:p>-1.2659007311</text:p>
          </table:table-cell>
          <table:table-cell office:value-type="float" office:value="-159.235107422" calcext:value-type="float">
            <text:p>-159.235107422</text:p>
          </table:table-cell>
          <table:table-cell office:value-type="float" office:value="4.56244516373" calcext:value-type="float">
            <text:p>4.5624451637</text:p>
          </table:table-cell>
          <table:table-cell office:value-type="float" office:value="-1.83820652962" calcext:value-type="float">
            <text:p>-1.8382065296</text:p>
          </table:table-cell>
          <table:table-cell office:value-type="float" office:value="175.91847229" calcext:value-type="float">
            <text:p>175.918472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963" calcext:value-type="float">
            <text:p>1.963</text:p>
          </table:table-cell>
          <table:table-cell office:value-type="float" office:value="0.79" calcext:value-type="float">
            <text:p>0.7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9946103096" calcext:value-type="float">
            <text:p>3.9946103096</text:p>
          </table:table-cell>
          <table:table-cell office:value-type="float" office:value="-1.26700854301" calcext:value-type="float">
            <text:p>-1.267008543</text:p>
          </table:table-cell>
          <table:table-cell office:value-type="float" office:value="-159.870773315" calcext:value-type="float">
            <text:p>-159.870773315</text:p>
          </table:table-cell>
          <table:table-cell office:value-type="float" office:value="4.50444078445" calcext:value-type="float">
            <text:p>4.5044407845</text:p>
          </table:table-cell>
          <table:table-cell office:value-type="float" office:value="-1.83453714848" calcext:value-type="float">
            <text:p>-1.8345371485</text:p>
          </table:table-cell>
          <table:table-cell office:value-type="float" office:value="176.06880188" calcext:value-type="float">
            <text:p>176.06880188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.013" calcext:value-type="float">
            <text:p>2.013</text:p>
          </table:table-cell>
          <table:table-cell office:value-type="float" office:value="0.764" calcext:value-type="float">
            <text:p>0.76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97178816795" calcext:value-type="float">
            <text:p>3.971788168</text:p>
          </table:table-cell>
          <table:table-cell office:value-type="float" office:value="-1.27030467987" calcext:value-type="float">
            <text:p>-1.2703046799</text:p>
          </table:table-cell>
          <table:table-cell office:value-type="float" office:value="-160.435043335" calcext:value-type="float">
            <text:p>-160.435043335</text:p>
          </table:table-cell>
          <table:table-cell office:value-type="float" office:value="4.44441795349" calcext:value-type="float">
            <text:p>4.4444179535</text:p>
          </table:table-cell>
          <table:table-cell office:value-type="float" office:value="-1.83217990398" calcext:value-type="float">
            <text:p>-1.832179904</text:p>
          </table:table-cell>
          <table:table-cell office:value-type="float" office:value="176.285491943" calcext:value-type="float">
            <text:p>176.285491943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.063" calcext:value-type="float">
            <text:p>2.063</text:p>
          </table:table-cell>
          <table:table-cell office:value-type="float" office:value="0.738" calcext:value-type="float">
            <text:p>0.73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95136165619" calcext:value-type="float">
            <text:p>3.9513616562</text:p>
          </table:table-cell>
          <table:table-cell office:value-type="float" office:value="-1.27323937416" calcext:value-type="float">
            <text:p>-1.2732393742</text:p>
          </table:table-cell>
          <table:table-cell office:value-type="float" office:value="-161.014022827" calcext:value-type="float">
            <text:p>-161.014022827</text:p>
          </table:table-cell>
          <table:table-cell office:value-type="float" office:value="4.3516664505" calcext:value-type="float">
            <text:p>4.3516664505</text:p>
          </table:table-cell>
          <table:table-cell office:value-type="float" office:value="-1.82605445385" calcext:value-type="float">
            <text:p>-1.8260544539</text:p>
          </table:table-cell>
          <table:table-cell office:value-type="float" office:value="176.578521729" calcext:value-type="float">
            <text:p>176.578521729</text:p>
          </table:table-cell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.112" calcext:value-type="float">
            <text:p>2.112</text:p>
          </table:table-cell>
          <table:table-cell office:value-type="float" office:value="0.714" calcext:value-type="float">
            <text:p>0.71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92871117592" calcext:value-type="float">
            <text:p>3.9287111759</text:p>
          </table:table-cell>
          <table:table-cell office:value-type="float" office:value="-1.27453863621" calcext:value-type="float">
            <text:p>-1.2745386362</text:p>
          </table:table-cell>
          <table:table-cell office:value-type="float" office:value="-161.707855225" calcext:value-type="float">
            <text:p>-161.707855225</text:p>
          </table:table-cell>
          <table:table-cell office:value-type="float" office:value="4.28674983978" calcext:value-type="float">
            <text:p>4.2867498398</text:p>
          </table:table-cell>
          <table:table-cell office:value-type="float" office:value="-1.82352983952" calcext:value-type="float">
            <text:p>-1.8235298395</text:p>
          </table:table-cell>
          <table:table-cell office:value-type="float" office:value="176.748748779" calcext:value-type="float">
            <text:p>176.748748779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.163" calcext:value-type="float">
            <text:p>2.163</text:p>
          </table:table-cell>
          <table:table-cell office:value-type="float" office:value="0.689" calcext:value-type="float">
            <text:p>0.68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90627503395" calcext:value-type="float">
            <text:p>3.906275034</text:p>
          </table:table-cell>
          <table:table-cell office:value-type="float" office:value="-1.27433681488" calcext:value-type="float">
            <text:p>-1.2743368149</text:p>
          </table:table-cell>
          <table:table-cell office:value-type="float" office:value="-162.503875732" calcext:value-type="float">
            <text:p>-162.503875732</text:p>
          </table:table-cell>
          <table:table-cell office:value-type="float" office:value="4.21942090988" calcext:value-type="float">
            <text:p>4.2194209099</text:p>
          </table:table-cell>
          <table:table-cell office:value-type="float" office:value="-1.81896781921" calcext:value-type="float">
            <text:p>-1.8189678192</text:p>
          </table:table-cell>
          <table:table-cell office:value-type="float" office:value="176.777130127" calcext:value-type="float">
            <text:p>176.777130127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.214" calcext:value-type="float">
            <text:p>2.214</text:p>
          </table:table-cell>
          <table:table-cell office:value-type="float" office:value="0.665" calcext:value-type="float">
            <text:p>0.66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8839905262" calcext:value-type="float">
            <text:p>3.8839905262</text:p>
          </table:table-cell>
          <table:table-cell office:value-type="float" office:value="-1.27339994907" calcext:value-type="float">
            <text:p>-1.2733999491</text:p>
          </table:table-cell>
          <table:table-cell office:value-type="float" office:value="-163.369247437" calcext:value-type="float">
            <text:p>-163.369247437</text:p>
          </table:table-cell>
          <table:table-cell office:value-type="float" office:value="4.15213060379" calcext:value-type="float">
            <text:p>4.1521306038</text:p>
          </table:table-cell>
          <table:table-cell office:value-type="float" office:value="-1.81537890434" calcext:value-type="float">
            <text:p>-1.8153789043</text:p>
          </table:table-cell>
          <table:table-cell office:value-type="float" office:value="176.855422974" calcext:value-type="float">
            <text:p>176.855422974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.265" calcext:value-type="float">
            <text:p>2.265</text:p>
          </table:table-cell>
          <table:table-cell office:value-type="float" office:value="0.641" calcext:value-type="float">
            <text:p>0.64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86162829399" calcext:value-type="float">
            <text:p>3.861628294</text:p>
          </table:table-cell>
          <table:table-cell office:value-type="float" office:value="-1.27088356018" calcext:value-type="float">
            <text:p>-1.2708835602</text:p>
          </table:table-cell>
          <table:table-cell office:value-type="float" office:value="-164.341384888" calcext:value-type="float">
            <text:p>-164.341384888</text:p>
          </table:table-cell>
          <table:table-cell office:value-type="float" office:value="4.08539199829" calcext:value-type="float">
            <text:p>4.0853919983</text:p>
          </table:table-cell>
          <table:table-cell office:value-type="float" office:value="-1.81322205067" calcext:value-type="float">
            <text:p>-1.8132220507</text:p>
          </table:table-cell>
          <table:table-cell office:value-type="float" office:value="177.006637573" calcext:value-type="float">
            <text:p>177.006637573</text:p>
          </table:table-cell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.317" calcext:value-type="float">
            <text:p>2.317</text:p>
          </table:table-cell>
          <table:table-cell office:value-type="float" office:value="0.617" calcext:value-type="float">
            <text:p>0.61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83818650246" calcext:value-type="float">
            <text:p>3.8381865025</text:p>
          </table:table-cell>
          <table:table-cell office:value-type="float" office:value="-1.26802420616" calcext:value-type="float">
            <text:p>-1.2680242062</text:p>
          </table:table-cell>
          <table:table-cell office:value-type="float" office:value="-165.358535767" calcext:value-type="float">
            <text:p>-165.358535767</text:p>
          </table:table-cell>
          <table:table-cell office:value-type="float" office:value="3.98139405251" calcext:value-type="float">
            <text:p>3.9813940525</text:p>
          </table:table-cell>
          <table:table-cell office:value-type="float" office:value="-1.80993688107" calcext:value-type="float">
            <text:p>-1.8099368811</text:p>
          </table:table-cell>
          <table:table-cell office:value-type="float" office:value="177.086547852" calcext:value-type="float">
            <text:p>177.086547852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.369" calcext:value-type="float">
            <text:p>2.369</text:p>
          </table:table-cell>
          <table:table-cell office:value-type="float" office:value="0.594" calcext:value-type="float">
            <text:p>0.59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81282806396" calcext:value-type="float">
            <text:p>3.812828064</text:p>
          </table:table-cell>
          <table:table-cell office:value-type="float" office:value="-1.26561033726" calcext:value-type="float">
            <text:p>-1.2656103373</text:p>
          </table:table-cell>
          <table:table-cell office:value-type="float" office:value="-166.377822876" calcext:value-type="float">
            <text:p>-166.377822876</text:p>
          </table:table-cell>
          <table:table-cell office:value-type="float" office:value="3.73005652428" calcext:value-type="float">
            <text:p>3.7300565243</text:p>
          </table:table-cell>
          <table:table-cell office:value-type="float" office:value="-1.80476737022" calcext:value-type="float">
            <text:p>-1.8047673702</text:p>
          </table:table-cell>
          <table:table-cell office:value-type="float" office:value="177.197280884" calcext:value-type="float">
            <text:p>177.197280884</text:p>
          </table:table-cell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2.421" calcext:value-type="float">
            <text:p>2.421</text:p>
          </table:table-cell>
          <table:table-cell office:value-type="float" office:value="0.57" calcext:value-type="float">
            <text:p>0.5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78809189796" calcext:value-type="float">
            <text:p>3.788091898</text:p>
          </table:table-cell>
          <table:table-cell office:value-type="float" office:value="-1.26316082478" calcext:value-type="float">
            <text:p>-1.2631608248</text:p>
          </table:table-cell>
          <table:table-cell office:value-type="float" office:value="-167.424667358" calcext:value-type="float">
            <text:p>-167.424667358</text:p>
          </table:table-cell>
          <table:table-cell office:value-type="float" office:value="3.63867259026" calcext:value-type="float">
            <text:p>3.6386725903</text:p>
          </table:table-cell>
          <table:table-cell office:value-type="float" office:value="-1.80386579037" calcext:value-type="float">
            <text:p>-1.8038657904</text:p>
          </table:table-cell>
          <table:table-cell office:value-type="float" office:value="177.425170898" calcext:value-type="float">
            <text:p>177.4251708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473" calcext:value-type="float">
            <text:p>2.473</text:p>
          </table:table-cell>
          <table:table-cell office:value-type="float" office:value="0.547" calcext:value-type="float">
            <text:p>0.54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76428842545" calcext:value-type="float">
            <text:p>3.7642884255</text:p>
          </table:table-cell>
          <table:table-cell office:value-type="float" office:value="-1.26010465622" calcext:value-type="float">
            <text:p>-1.2601046562</text:p>
          </table:table-cell>
          <table:table-cell office:value-type="float" office:value="-168.549743652" calcext:value-type="float">
            <text:p>-168.549743652</text:p>
          </table:table-cell>
          <table:table-cell office:value-type="float" office:value="3.52940416336" calcext:value-type="float">
            <text:p>3.5294041634</text:p>
          </table:table-cell>
          <table:table-cell office:value-type="float" office:value="-1.81046617031" calcext:value-type="float">
            <text:p>-1.8104661703</text:p>
          </table:table-cell>
          <table:table-cell office:value-type="float" office:value="177.751037598" calcext:value-type="float">
            <text:p>177.751037598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2.525" calcext:value-type="float">
            <text:p>2.525</text:p>
          </table:table-cell>
          <table:table-cell office:value-type="float" office:value="0.525" calcext:value-type="float">
            <text:p>0.52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74029684067" calcext:value-type="float">
            <text:p>3.7402968407</text:p>
          </table:table-cell>
          <table:table-cell office:value-type="float" office:value="-1.25696754456" calcext:value-type="float">
            <text:p>-1.2569675446</text:p>
          </table:table-cell>
          <table:table-cell office:value-type="float" office:value="-169.643783569" calcext:value-type="float">
            <text:p>-169.643783569</text:p>
          </table:table-cell>
          <table:table-cell office:value-type="float" office:value="3.41808700562" calcext:value-type="float">
            <text:p>3.4180870056</text:p>
          </table:table-cell>
          <table:table-cell office:value-type="float" office:value="-1.80459070206" calcext:value-type="float">
            <text:p>-1.8045907021</text:p>
          </table:table-cell>
          <table:table-cell office:value-type="float" office:value="178.019042969" calcext:value-type="float">
            <text:p>178.019042969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2.577" calcext:value-type="float">
            <text:p>2.577</text:p>
          </table:table-cell>
          <table:table-cell office:value-type="float" office:value="0.502" calcext:value-type="float">
            <text:p>0.50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72040057182" calcext:value-type="float">
            <text:p>3.7204005718</text:p>
          </table:table-cell>
          <table:table-cell office:value-type="float" office:value="-1.25550591946" calcext:value-type="float">
            <text:p>-1.2555059195</text:p>
          </table:table-cell>
          <table:table-cell office:value-type="float" office:value="-170.663742065" calcext:value-type="float">
            <text:p>-170.663742065</text:p>
          </table:table-cell>
          <table:table-cell office:value-type="float" office:value="3.35261034966" calcext:value-type="float">
            <text:p>3.3526103497</text:p>
          </table:table-cell>
          <table:table-cell office:value-type="float" office:value="-1.80714774132" calcext:value-type="float">
            <text:p>-1.8071477413</text:p>
          </table:table-cell>
          <table:table-cell office:value-type="float" office:value="178.369720459" calcext:value-type="float">
            <text:p>178.369720459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.629" calcext:value-type="float">
            <text:p>2.629</text:p>
          </table:table-cell>
          <table:table-cell office:value-type="float" office:value="0.48" calcext:value-type="float">
            <text:p>0.4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9362998009" calcext:value-type="float">
            <text:p>3.6936299801</text:p>
          </table:table-cell>
          <table:table-cell office:value-type="float" office:value="-1.25108110905" calcext:value-type="float">
            <text:p>-1.2510811091</text:p>
          </table:table-cell>
          <table:table-cell office:value-type="float" office:value="-171.716278076" calcext:value-type="float">
            <text:p>-171.716278076</text:p>
          </table:table-cell>
          <table:table-cell office:value-type="float" office:value="3.29468417168" calcext:value-type="float">
            <text:p>3.2946841717</text:p>
          </table:table-cell>
          <table:table-cell office:value-type="float" office:value="-1.81213617325" calcext:value-type="float">
            <text:p>-1.8121361733</text:p>
          </table:table-cell>
          <table:table-cell office:value-type="float" office:value="178.800369263" calcext:value-type="float">
            <text:p>178.800369263</text:p>
          </table:table-cell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2.682" calcext:value-type="float">
            <text:p>2.682</text:p>
          </table:table-cell>
          <table:table-cell office:value-type="float" office:value="0.457" calcext:value-type="float">
            <text:p>0.45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7384338379" calcext:value-type="float">
            <text:p>3.6738433838</text:p>
          </table:table-cell>
          <table:table-cell office:value-type="float" office:value="-1.24680399895" calcext:value-type="float">
            <text:p>-1.246803999</text:p>
          </table:table-cell>
          <table:table-cell office:value-type="float" office:value="-172.780349731" calcext:value-type="float">
            <text:p>-172.780349731</text:p>
          </table:table-cell>
          <table:table-cell office:value-type="float" office:value="3.24414825439" calcext:value-type="float">
            <text:p>3.2441482544</text:p>
          </table:table-cell>
          <table:table-cell office:value-type="float" office:value="-1.81776225567" calcext:value-type="float">
            <text:p>-1.8177622557</text:p>
          </table:table-cell>
          <table:table-cell office:value-type="float" office:value="179.183547974" calcext:value-type="float">
            <text:p>179.183547974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2.733" calcext:value-type="float">
            <text:p>2.733</text:p>
          </table:table-cell>
          <table:table-cell office:value-type="float" office:value="0.435" calcext:value-type="float">
            <text:p>0.43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5725517273" calcext:value-type="float">
            <text:p>3.6572551727</text:p>
          </table:table-cell>
          <table:table-cell office:value-type="float" office:value="-1.24141573906" calcext:value-type="float">
            <text:p>-1.2414157391</text:p>
          </table:table-cell>
          <table:table-cell office:value-type="float" office:value="-173.893173218" calcext:value-type="float">
            <text:p>-173.893173218</text:p>
          </table:table-cell>
          <table:table-cell office:value-type="float" office:value="3.08787155151" calcext:value-type="float">
            <text:p>3.0878715515</text:p>
          </table:table-cell>
          <table:table-cell office:value-type="float" office:value="-1.79847955704" calcext:value-type="float">
            <text:p>-1.798479557</text:p>
          </table:table-cell>
          <table:table-cell office:value-type="float" office:value="179.511306763" calcext:value-type="float">
            <text:p>179.511306763</text:p>
          </table:table-cell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2.785" calcext:value-type="float">
            <text:p>2.785</text:p>
          </table:table-cell>
          <table:table-cell office:value-type="float" office:value="0.413" calcext:value-type="float">
            <text:p>0.41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3502049446" calcext:value-type="float">
            <text:p>3.6350204945</text:p>
          </table:table-cell>
          <table:table-cell office:value-type="float" office:value="-1.236094594" calcext:value-type="float">
            <text:p>-1.236094594</text:p>
          </table:table-cell>
          <table:table-cell office:value-type="float" office:value="-174.960189819" calcext:value-type="float">
            <text:p>-174.960189819</text:p>
          </table:table-cell>
          <table:table-cell office:value-type="float" office:value="3.02921485901" calcext:value-type="float">
            <text:p>3.029214859</text:p>
          </table:table-cell>
          <table:table-cell office:value-type="float" office:value="-1.80536448956" calcext:value-type="float">
            <text:p>-1.8053644896</text:p>
          </table:table-cell>
          <table:table-cell office:value-type="float" office:value="179.977844238" calcext:value-type="float">
            <text:p>179.977844238</text:p>
          </table:table-cell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2.837" calcext:value-type="float">
            <text:p>2.837</text:p>
          </table:table-cell>
          <table:table-cell office:value-type="float" office:value="0.391" calcext:value-type="float">
            <text:p>0.39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0961413383" calcext:value-type="float">
            <text:p>3.6096141338</text:p>
          </table:table-cell>
          <table:table-cell office:value-type="float" office:value="-1.23171794415" calcext:value-type="float">
            <text:p>-1.2317179442</text:p>
          </table:table-cell>
          <table:table-cell office:value-type="float" office:value="-175.910644531" calcext:value-type="float">
            <text:p>-175.910644531</text:p>
          </table:table-cell>
          <table:table-cell office:value-type="float" office:value="2.95264029503" calcext:value-type="float">
            <text:p>2.952640295</text:p>
          </table:table-cell>
          <table:table-cell office:value-type="float" office:value="-1.81213271618" calcext:value-type="float">
            <text:p>-1.8121327162</text:p>
          </table:table-cell>
          <table:table-cell office:value-type="float" office:value="-179.505065918" calcext:value-type="float">
            <text:p>-179.505065918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2.889" calcext:value-type="float">
            <text:p>2.889</text:p>
          </table:table-cell>
          <table:table-cell office:value-type="float" office:value="0.369" calcext:value-type="float">
            <text:p>0.36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58624196053" calcext:value-type="float">
            <text:p>3.5862419605</text:p>
          </table:table-cell>
          <table:table-cell office:value-type="float" office:value="-1.22780954838" calcext:value-type="float">
            <text:p>-1.2278095484</text:p>
          </table:table-cell>
          <table:table-cell office:value-type="float" office:value="-176.839263916" calcext:value-type="float">
            <text:p>-176.839263916</text:p>
          </table:table-cell>
          <table:table-cell office:value-type="float" office:value="2.86086273193" calcext:value-type="float">
            <text:p>2.8608627319</text:p>
          </table:table-cell>
          <table:table-cell office:value-type="float" office:value="-1.82376194" calcext:value-type="float">
            <text:p>-1.82376194</text:p>
          </table:table-cell>
          <table:table-cell office:value-type="float" office:value="-179.010299683" calcext:value-type="float">
            <text:p>-179.010299683</text:p>
          </table:table-cell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2.941" calcext:value-type="float">
            <text:p>2.941</text:p>
          </table:table-cell>
          <table:table-cell office:value-type="float" office:value="0.347" calcext:value-type="float">
            <text:p>0.34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56410050392" calcext:value-type="float">
            <text:p>3.5641005039</text:p>
          </table:table-cell>
          <table:table-cell office:value-type="float" office:value="-1.22249722481" calcext:value-type="float">
            <text:p>-1.2224972248</text:p>
          </table:table-cell>
          <table:table-cell office:value-type="float" office:value="-177.788726807" calcext:value-type="float">
            <text:p>-177.788726807</text:p>
          </table:table-cell>
          <table:table-cell office:value-type="float" office:value="2.72769379616" calcext:value-type="float">
            <text:p>2.7276937962</text:p>
          </table:table-cell>
          <table:table-cell office:value-type="float" office:value="-1.87083899975" calcext:value-type="float">
            <text:p>-1.8708389998</text:p>
          </table:table-cell>
          <table:table-cell office:value-type="float" office:value="-178.397842407" calcext:value-type="float">
            <text:p>-178.3978424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994" calcext:value-type="float">
            <text:p>2.994</text:p>
          </table:table-cell>
          <table:table-cell office:value-type="float" office:value="0.323" calcext:value-type="float">
            <text:p>0.32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54385042191" calcext:value-type="float">
            <text:p>3.5438504219</text:p>
          </table:table-cell>
          <table:table-cell office:value-type="float" office:value="-1.21656811237" calcext:value-type="float">
            <text:p>-1.2165681124</text:p>
          </table:table-cell>
          <table:table-cell office:value-type="float" office:value="-178.729904175" calcext:value-type="float">
            <text:p>-178.729904175</text:p>
          </table:table-cell>
          <table:table-cell office:value-type="float" office:value="2.57540011406" calcext:value-type="float">
            <text:p>2.5754001141</text:p>
          </table:table-cell>
          <table:table-cell office:value-type="float" office:value="-1.88702964783" calcext:value-type="float">
            <text:p>-1.8870296478</text:p>
          </table:table-cell>
          <table:table-cell office:value-type="float" office:value="-177.960418701" calcext:value-type="float">
            <text:p>-177.960418701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3.045" calcext:value-type="float">
            <text:p>3.045</text:p>
          </table:table-cell>
          <table:table-cell office:value-type="float" office:value="0.301" calcext:value-type="float">
            <text:p>0.30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52467107773" calcext:value-type="float">
            <text:p>3.5246710777</text:p>
          </table:table-cell>
          <table:table-cell office:value-type="float" office:value="-1.21059012413" calcext:value-type="float">
            <text:p>-1.2105901241</text:p>
          </table:table-cell>
          <table:table-cell office:value-type="float" office:value="-179.601730347" calcext:value-type="float">
            <text:p>-179.601730347</text:p>
          </table:table-cell>
          <table:table-cell office:value-type="float" office:value="2.48111391068" calcext:value-type="float">
            <text:p>2.4811139107</text:p>
          </table:table-cell>
          <table:table-cell office:value-type="float" office:value="-1.91728043556" calcext:value-type="float">
            <text:p>-1.9172804356</text:p>
          </table:table-cell>
          <table:table-cell office:value-type="float" office:value="-177.492080688" calcext:value-type="float">
            <text:p>-177.492080688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3.097" calcext:value-type="float">
            <text:p>3.097</text:p>
          </table:table-cell>
          <table:table-cell office:value-type="float" office:value="0.278" calcext:value-type="float">
            <text:p>0.27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50822782516" calcext:value-type="float">
            <text:p>3.5082278252</text:p>
          </table:table-cell>
          <table:table-cell office:value-type="float" office:value="-1.20491039753" calcext:value-type="float">
            <text:p>-1.2049103975</text:p>
          </table:table-cell>
          <table:table-cell office:value-type="float" office:value="179.615188599" calcext:value-type="float">
            <text:p>179.615188599</text:p>
          </table:table-cell>
          <table:table-cell office:value-type="float" office:value="2.38630414009" calcext:value-type="float">
            <text:p>2.3863041401</text:p>
          </table:table-cell>
          <table:table-cell office:value-type="float" office:value="-1.9341070652" calcext:value-type="float">
            <text:p>-1.9341070652</text:p>
          </table:table-cell>
          <table:table-cell office:value-type="float" office:value="-177.12210083" calcext:value-type="float">
            <text:p>-177.12210083</text:p>
          </table:table-cell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3.148" calcext:value-type="float">
            <text:p>3.148</text:p>
          </table:table-cell>
          <table:table-cell office:value-type="float" office:value="0.255" calcext:value-type="float">
            <text:p>0.25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48304057121" calcext:value-type="float">
            <text:p>3.4830405712</text:p>
          </table:table-cell>
          <table:table-cell office:value-type="float" office:value="-1.20054244995" calcext:value-type="float">
            <text:p>-1.20054245</text:p>
          </table:table-cell>
          <table:table-cell office:value-type="float" office:value="178.969741821" calcext:value-type="float">
            <text:p>178.969741821</text:p>
          </table:table-cell>
          <table:table-cell office:value-type="float" office:value="2.31597137451" calcext:value-type="float">
            <text:p>2.3159713745</text:p>
          </table:table-cell>
          <table:table-cell office:value-type="float" office:value="-1.94351434708" calcext:value-type="float">
            <text:p>-1.9435143471</text:p>
          </table:table-cell>
          <table:table-cell office:value-type="float" office:value="-176.829391479" calcext:value-type="float">
            <text:p>-176.829391479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.199" calcext:value-type="float">
            <text:p>3.199</text:p>
          </table:table-cell>
          <table:table-cell office:value-type="float" office:value="0.232" calcext:value-type="float">
            <text:p>0.23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7.21519517899" calcext:value-type="float">
            <text:p>7.215195179</text:p>
          </table:table-cell>
          <table:table-cell office:value-type="float" office:value="-2.0751376152" calcext:value-type="float">
            <text:p>-2.0751376152</text:p>
          </table:table-cell>
          <table:table-cell office:value-type="float" office:value="-178.842895508" calcext:value-type="float">
            <text:p>-178.842895508</text:p>
          </table:table-cell>
          <table:table-cell office:value-type="float" office:value="2.23839139938" calcext:value-type="float">
            <text:p>2.2383913994</text:p>
          </table:table-cell>
          <table:table-cell office:value-type="float" office:value="-1.95123541355" calcext:value-type="float">
            <text:p>-1.9512354136</text:p>
          </table:table-cell>
          <table:table-cell office:value-type="float" office:value="-176.63218689" calcext:value-type="float">
            <text:p>-176.63218689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3.252" calcext:value-type="float">
            <text:p>3.252</text:p>
          </table:table-cell>
          <table:table-cell office:value-type="float" office:value="0.207" calcext:value-type="float">
            <text:p>0.20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7.19201850891" calcext:value-type="float">
            <text:p>7.1920185089</text:p>
          </table:table-cell>
          <table:table-cell office:value-type="float" office:value="-2.0721719265" calcext:value-type="float">
            <text:p>-2.0721719265</text:p>
          </table:table-cell>
          <table:table-cell office:value-type="float" office:value="-179.457229614" calcext:value-type="float">
            <text:p>-179.457229614</text:p>
          </table:table-cell>
          <table:table-cell office:value-type="float" office:value="2.15842890739" calcext:value-type="float">
            <text:p>2.1584289074</text:p>
          </table:table-cell>
          <table:table-cell office:value-type="float" office:value="-1.95734345913" calcext:value-type="float">
            <text:p>-1.9573434591</text:p>
          </table:table-cell>
          <table:table-cell office:value-type="float" office:value="-176.418533325" calcext:value-type="float">
            <text:p>-176.418533325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3.303" calcext:value-type="float">
            <text:p>3.303</text:p>
          </table:table-cell>
          <table:table-cell office:value-type="float" office:value="0.184" calcext:value-type="float">
            <text:p>0.18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7.16775131226" calcext:value-type="float">
            <text:p>7.1677513123</text:p>
          </table:table-cell>
          <table:table-cell office:value-type="float" office:value="-2.06877613068" calcext:value-type="float">
            <text:p>-2.0687761307</text:p>
          </table:table-cell>
          <table:table-cell office:value-type="float" office:value="179.99559021" calcext:value-type="float">
            <text:p>179.99559021</text:p>
          </table:table-cell>
          <table:table-cell office:value-type="float" office:value="2.07774949074" calcext:value-type="float">
            <text:p>2.0777494907</text:p>
          </table:table-cell>
          <table:table-cell office:value-type="float" office:value="-1.96384835243" calcext:value-type="float">
            <text:p>-1.9638483524</text:p>
          </table:table-cell>
          <table:table-cell office:value-type="float" office:value="-176.19909668" calcext:value-type="float">
            <text:p>-176.19909668</text:p>
          </table:table-cell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3.355" calcext:value-type="float">
            <text:p>3.355</text:p>
          </table:table-cell>
          <table:table-cell office:value-type="float" office:value="0.16" calcext:value-type="float">
            <text:p>0.1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7.09515047073" calcext:value-type="float">
            <text:p>7.0951504707</text:p>
          </table:table-cell>
          <table:table-cell office:value-type="float" office:value="-2.06655740738" calcext:value-type="float">
            <text:p>-2.0665574074</text:p>
          </table:table-cell>
          <table:table-cell office:value-type="float" office:value="179.643096924" calcext:value-type="float">
            <text:p>179.643096924</text:p>
          </table:table-cell>
          <table:table-cell office:value-type="float" office:value="1.9938955307" calcext:value-type="float">
            <text:p>1.9938955307</text:p>
          </table:table-cell>
          <table:table-cell office:value-type="float" office:value="-1.97256362438" calcext:value-type="float">
            <text:p>-1.9725636244</text:p>
          </table:table-cell>
          <table:table-cell office:value-type="float" office:value="-176.015167236" calcext:value-type="float">
            <text:p>-176.015167236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3.406" calcext:value-type="float">
            <text:p>3.406</text:p>
          </table:table-cell>
          <table:table-cell office:value-type="float" office:value="0.137" calcext:value-type="float">
            <text:p>0.13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7.03184509277" calcext:value-type="float">
            <text:p>7.0318450928</text:p>
          </table:table-cell>
          <table:table-cell office:value-type="float" office:value="-2.06395745277" calcext:value-type="float">
            <text:p>-2.0639574528</text:p>
          </table:table-cell>
          <table:table-cell office:value-type="float" office:value="179.346282959" calcext:value-type="float">
            <text:p>179.346282959</text:p>
          </table:table-cell>
          <table:table-cell office:value-type="float" office:value="1.85078895092" calcext:value-type="float">
            <text:p>1.8507889509</text:p>
          </table:table-cell>
          <table:table-cell office:value-type="float" office:value="-1.97107493877" calcext:value-type="float">
            <text:p>-1.9710749388</text:p>
          </table:table-cell>
          <table:table-cell office:value-type="float" office:value="-175.898605347" calcext:value-type="float">
            <text:p>-175.898605347</text:p>
          </table:table-cell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3.457" calcext:value-type="float">
            <text:p>3.45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6.95153045654" calcext:value-type="float">
            <text:p>6.9515304565</text:p>
          </table:table-cell>
          <table:table-cell office:value-type="float" office:value="-2.05569696426" calcext:value-type="float">
            <text:p>-2.0556969643</text:p>
          </table:table-cell>
          <table:table-cell office:value-type="float" office:value="178.98274231" calcext:value-type="float">
            <text:p>178.98274231</text:p>
          </table:table-cell>
          <table:table-cell office:value-type="float" office:value="1.76285505295" calcext:value-type="float">
            <text:p>1.762855053</text:p>
          </table:table-cell>
          <table:table-cell office:value-type="float" office:value="-1.976962924" calcext:value-type="float">
            <text:p>-1.976962924</text:p>
          </table:table-cell>
          <table:table-cell office:value-type="float" office:value="-175.722427368" calcext:value-type="float">
            <text:p>-175.7224273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507" calcext:value-type="float">
            <text:p>3.507</text:p>
          </table:table-cell>
          <table:table-cell office:value-type="float" office:value="0.09" calcext:value-type="float">
            <text:p>0.0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6.87811374664" calcext:value-type="float">
            <text:p>6.8781137466</text:p>
          </table:table-cell>
          <table:table-cell office:value-type="float" office:value="-2.04644751549" calcext:value-type="float">
            <text:p>-2.0464475155</text:p>
          </table:table-cell>
          <table:table-cell office:value-type="float" office:value="178.498123169" calcext:value-type="float">
            <text:p>178.498123169</text:p>
          </table:table-cell>
          <table:table-cell office:value-type="float" office:value="1.67961525917" calcext:value-type="float">
            <text:p>1.6796152592</text:p>
          </table:table-cell>
          <table:table-cell office:value-type="float" office:value="-1.98415327072" calcext:value-type="float">
            <text:p>-1.9841532707</text:p>
          </table:table-cell>
          <table:table-cell office:value-type="float" office:value="-175.480682373" calcext:value-type="float">
            <text:p>-175.480682373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3.557" calcext:value-type="float">
            <text:p>3.557</text:p>
          </table:table-cell>
          <table:table-cell office:value-type="float" office:value="0.066" calcext:value-type="float">
            <text:p>0.06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6.85511207581" calcext:value-type="float">
            <text:p>6.8551120758</text:p>
          </table:table-cell>
          <table:table-cell office:value-type="float" office:value="-2.04305458069" calcext:value-type="float">
            <text:p>-2.0430545807</text:p>
          </table:table-cell>
          <table:table-cell office:value-type="float" office:value="178.138946533" calcext:value-type="float">
            <text:p>178.138946533</text:p>
          </table:table-cell>
          <table:table-cell office:value-type="float" office:value="1.58394122124" calcext:value-type="float">
            <text:p>1.5839412212</text:p>
          </table:table-cell>
          <table:table-cell office:value-type="float" office:value="-1.9941431284" calcext:value-type="float">
            <text:p>-1.9941431284</text:p>
          </table:table-cell>
          <table:table-cell office:value-type="float" office:value="-175.224655151" calcext:value-type="float">
            <text:p>-175.224655151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3.608" calcext:value-type="float">
            <text:p>3.608</text:p>
          </table:table-cell>
          <table:table-cell office:value-type="float" office:value="0.041" calcext:value-type="float">
            <text:p>0.04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6.83148813248" calcext:value-type="float">
            <text:p>6.8314881325</text:p>
          </table:table-cell>
          <table:table-cell office:value-type="float" office:value="-2.04128170013" calcext:value-type="float">
            <text:p>-2.0412817001</text:p>
          </table:table-cell>
          <table:table-cell office:value-type="float" office:value="177.867401123" calcext:value-type="float">
            <text:p>177.867401123</text:p>
          </table:table-cell>
          <table:table-cell office:value-type="float" office:value="1.50043690205" calcext:value-type="float">
            <text:p>1.5004369021</text:p>
          </table:table-cell>
          <table:table-cell office:value-type="float" office:value="-2.00382685661" calcext:value-type="float">
            <text:p>-2.0038268566</text:p>
          </table:table-cell>
          <table:table-cell office:value-type="float" office:value="-174.999191284" calcext:value-type="float">
            <text:p>-174.999191284</text:p>
          </table:table-cell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3.657" calcext:value-type="float">
            <text:p>3.657</text:p>
          </table:table-cell>
          <table:table-cell office:value-type="float" office:value="0.017" calcext:value-type="float">
            <text:p>0.01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6.71806573868" calcext:value-type="float">
            <text:p>6.7180657387</text:p>
          </table:table-cell>
          <table:table-cell office:value-type="float" office:value="-2.02517008781" calcext:value-type="float">
            <text:p>-2.0251700878</text:p>
          </table:table-cell>
          <table:table-cell office:value-type="float" office:value="177.441162109" calcext:value-type="float">
            <text:p>177.441162109</text:p>
          </table:table-cell>
          <table:table-cell office:value-type="float" office:value="1.435303092" calcext:value-type="float">
            <text:p>1.435303092</text:p>
          </table:table-cell>
          <table:table-cell office:value-type="float" office:value="-2.01248121262" calcext:value-type="float">
            <text:p>-2.0124812126</text:p>
          </table:table-cell>
          <table:table-cell office:value-type="float" office:value="-174.75819397" calcext:value-type="float">
            <text:p>-174.75819397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3.706" calcext:value-type="float">
            <text:p>3.706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6.69289159775" calcext:value-type="float">
            <text:p>6.6928915978</text:p>
          </table:table-cell>
          <table:table-cell office:value-type="float" office:value="-2.02010798454" calcext:value-type="float">
            <text:p>-2.0201079845</text:p>
          </table:table-cell>
          <table:table-cell office:value-type="float" office:value="177.008895874" calcext:value-type="float">
            <text:p>177.008895874</text:p>
          </table:table-cell>
          <table:table-cell office:value-type="float" office:value="1.34967553616" calcext:value-type="float">
            <text:p>1.3496755362</text:p>
          </table:table-cell>
          <table:table-cell office:value-type="float" office:value="-2.02150511742" calcext:value-type="float">
            <text:p>-2.0215051174</text:p>
          </table:table-cell>
          <table:table-cell office:value-type="float" office:value="-174.553726196" calcext:value-type="float">
            <text:p>-174.553726196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3.755" calcext:value-type="float">
            <text:p>3.755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6.52115058899" calcext:value-type="float">
            <text:p>6.521150589</text:p>
          </table:table-cell>
          <table:table-cell office:value-type="float" office:value="-1.9966250658" calcext:value-type="float">
            <text:p>-1.9966250658</text:p>
          </table:table-cell>
          <table:table-cell office:value-type="float" office:value="176.838912964" calcext:value-type="float">
            <text:p>176.838912964</text:p>
          </table:table-cell>
          <table:table-cell office:value-type="float" office:value="1.26882147789" calcext:value-type="float">
            <text:p>1.2688214779</text:p>
          </table:table-cell>
          <table:table-cell office:value-type="float" office:value="-2.02994894981" calcext:value-type="float">
            <text:p>-2.0299489498</text:p>
          </table:table-cell>
          <table:table-cell office:value-type="float" office:value="-174.371139526" calcext:value-type="float">
            <text:p>-174.371139526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3.804" calcext:value-type="float">
            <text:p>3.804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6.49078464508" calcext:value-type="float">
            <text:p>6.4907846451</text:p>
          </table:table-cell>
          <table:table-cell office:value-type="float" office:value="-1.99289906025" calcext:value-type="float">
            <text:p>-1.9928990603</text:p>
          </table:table-cell>
          <table:table-cell office:value-type="float" office:value="176.558303833" calcext:value-type="float">
            <text:p>176.558303833</text:p>
          </table:table-cell>
          <table:table-cell office:value-type="float" office:value="1.20856595039" calcext:value-type="float">
            <text:p>1.2085659504</text:p>
          </table:table-cell>
          <table:table-cell office:value-type="float" office:value="-2.03820443153" calcext:value-type="float">
            <text:p>-2.0382044315</text:p>
          </table:table-cell>
          <table:table-cell office:value-type="float" office:value="-174.160873413" calcext:value-type="float">
            <text:p>-174.160873413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3.852" calcext:value-type="float">
            <text:p>3.852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6.44052505493" calcext:value-type="float">
            <text:p>6.4405250549</text:p>
          </table:table-cell>
          <table:table-cell office:value-type="float" office:value="-1.98143815994" calcext:value-type="float">
            <text:p>-1.9814381599</text:p>
          </table:table-cell>
          <table:table-cell office:value-type="float" office:value="176.172943115" calcext:value-type="float">
            <text:p>176.172943115</text:p>
          </table:table-cell>
          <table:table-cell office:value-type="float" office:value="1.10263085365" calcext:value-type="float">
            <text:p>1.1026308537</text:p>
          </table:table-cell>
          <table:table-cell office:value-type="float" office:value="-2.05020356178" calcext:value-type="float">
            <text:p>-2.0502035618</text:p>
          </table:table-cell>
          <table:table-cell office:value-type="float" office:value="-173.937454224" calcext:value-type="float">
            <text:p>-173.937454224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3.9" calcext:value-type="float">
            <text:p>3.9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6.3984503746" calcext:value-type="float">
            <text:p>6.3984503746</text:p>
          </table:table-cell>
          <table:table-cell office:value-type="float" office:value="-1.97556960583" calcext:value-type="float">
            <text:p>-1.9755696058</text:p>
          </table:table-cell>
          <table:table-cell office:value-type="float" office:value="175.949676514" calcext:value-type="float">
            <text:p>175.949676514</text:p>
          </table:table-cell>
          <table:table-cell office:value-type="float" office:value="1.02233767509" calcext:value-type="float">
            <text:p>1.0223376751</text:p>
          </table:table-cell>
          <table:table-cell office:value-type="float" office:value="-2.06098532677" calcext:value-type="float">
            <text:p>-2.0609853268</text:p>
          </table:table-cell>
          <table:table-cell office:value-type="float" office:value="-173.702377319" calcext:value-type="float">
            <text:p>-173.702377319</text:p>
          </table:table-cell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3.95" calcext:value-type="float">
            <text:p>3.95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6.18434429169" calcext:value-type="float">
            <text:p>6.1843442917</text:p>
          </table:table-cell>
          <table:table-cell office:value-type="float" office:value="-1.94292938709" calcext:value-type="float">
            <text:p>-1.9429293871</text:p>
          </table:table-cell>
          <table:table-cell office:value-type="float" office:value="175.817382812" calcext:value-type="float">
            <text:p>175.817382812</text:p>
          </table:table-cell>
          <table:table-cell office:value-type="float" office:value="0.968876779079" calcext:value-type="float">
            <text:p>0.9688767791</text:p>
          </table:table-cell>
          <table:table-cell office:value-type="float" office:value="-2.06823158264" calcext:value-type="float">
            <text:p>-2.0682315826</text:p>
          </table:table-cell>
          <table:table-cell office:value-type="float" office:value="-173.501678467" calcext:value-type="float">
            <text:p>-173.501678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5.95928001404" calcext:value-type="float">
            <text:p>5.959280014</text:p>
          </table:table-cell>
          <table:table-cell office:value-type="float" office:value="-1.9090474844" calcext:value-type="float">
            <text:p>-1.9090474844</text:p>
          </table:table-cell>
          <table:table-cell office:value-type="float" office:value="175.634872437" calcext:value-type="float">
            <text:p>175.634872437</text:p>
          </table:table-cell>
          <table:table-cell office:value-type="float" office:value="0.912365198135" calcext:value-type="float">
            <text:p>0.9123651981</text:p>
          </table:table-cell>
          <table:table-cell office:value-type="float" office:value="-2.07702064514" calcext:value-type="float">
            <text:p>-2.0770206451</text:p>
          </table:table-cell>
          <table:table-cell office:value-type="float" office:value="-173.247207642" calcext:value-type="float">
            <text:p>-173.247207642</text:p>
          </table:table-cell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4.05" calcext:value-type="float">
            <text:p>4.05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5.91350698471" calcext:value-type="float">
            <text:p>5.9135069847</text:p>
          </table:table-cell>
          <table:table-cell office:value-type="float" office:value="-1.90291404724" calcext:value-type="float">
            <text:p>-1.9029140472</text:p>
          </table:table-cell>
          <table:table-cell office:value-type="float" office:value="175.50630188" calcext:value-type="float">
            <text:p>175.50630188</text:p>
          </table:table-cell>
          <table:table-cell office:value-type="float" office:value="0.862734019756" calcext:value-type="float">
            <text:p>0.8627340198</text:p>
          </table:table-cell>
          <table:table-cell office:value-type="float" office:value="-2.0852868557" calcext:value-type="float">
            <text:p>-2.0852868557</text:p>
          </table:table-cell>
          <table:table-cell office:value-type="float" office:value="-172.980209351" calcext:value-type="float">
            <text:p>-172.980209351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4.099" calcext:value-type="float">
            <text:p>4.099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5.73500776291" calcext:value-type="float">
            <text:p>5.7350077629</text:p>
          </table:table-cell>
          <table:table-cell office:value-type="float" office:value="-1.87914705276" calcext:value-type="float">
            <text:p>-1.8791470528</text:p>
          </table:table-cell>
          <table:table-cell office:value-type="float" office:value="175.556442261" calcext:value-type="float">
            <text:p>175.556442261</text:p>
          </table:table-cell>
          <table:table-cell office:value-type="float" office:value="0.802086949348" calcext:value-type="float">
            <text:p>0.8020869493</text:p>
          </table:table-cell>
          <table:table-cell office:value-type="float" office:value="-2.09319782257" calcext:value-type="float">
            <text:p>-2.0931978226</text:p>
          </table:table-cell>
          <table:table-cell office:value-type="float" office:value="-172.849761963" calcext:value-type="float">
            <text:p>-172.849761963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4.148" calcext:value-type="float">
            <text:p>4.148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5.63521194458" calcext:value-type="float">
            <text:p>5.6352119446</text:p>
          </table:table-cell>
          <table:table-cell office:value-type="float" office:value="-1.86758697033" calcext:value-type="float">
            <text:p>-1.8675869703</text:p>
          </table:table-cell>
          <table:table-cell office:value-type="float" office:value="175.575057983" calcext:value-type="float">
            <text:p>175.575057983</text:p>
          </table:table-cell>
          <table:table-cell office:value-type="float" office:value="0.737548351288" calcext:value-type="float">
            <text:p>0.7375483513</text:p>
          </table:table-cell>
          <table:table-cell office:value-type="float" office:value="-2.1016793251" calcext:value-type="float">
            <text:p>-2.1016793251</text:p>
          </table:table-cell>
          <table:table-cell office:value-type="float" office:value="-172.684310913" calcext:value-type="float">
            <text:p>-172.684310913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4.197" calcext:value-type="float">
            <text:p>4.197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5.50796556473" calcext:value-type="float">
            <text:p>5.5079655647</text:p>
          </table:table-cell>
          <table:table-cell office:value-type="float" office:value="-1.85331845284" calcext:value-type="float">
            <text:p>-1.8533184528</text:p>
          </table:table-cell>
          <table:table-cell office:value-type="float" office:value="175.556228638" calcext:value-type="float">
            <text:p>175.556228638</text:p>
          </table:table-cell>
          <table:table-cell office:value-type="float" office:value="0.675930857658" calcext:value-type="float">
            <text:p>0.6759308577</text:p>
          </table:table-cell>
          <table:table-cell office:value-type="float" office:value="-2.1117784977" calcext:value-type="float">
            <text:p>-2.1117784977</text:p>
          </table:table-cell>
          <table:table-cell office:value-type="float" office:value="-172.391708374" calcext:value-type="float">
            <text:p>-172.391708374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4.246" calcext:value-type="float">
            <text:p>4.246</text:p>
          </table:table-cell>
          <table:table-cell office:value-type="float" office:value="-0.3" calcext:value-type="float">
            <text:p>-0.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5.39138746262" calcext:value-type="float">
            <text:p>5.3913874626</text:p>
          </table:table-cell>
          <table:table-cell office:value-type="float" office:value="-1.84358465672" calcext:value-type="float">
            <text:p>-1.8435846567</text:p>
          </table:table-cell>
          <table:table-cell office:value-type="float" office:value="175.691955566" calcext:value-type="float">
            <text:p>175.691955566</text:p>
          </table:table-cell>
          <table:table-cell office:value-type="float" office:value="0.614827036858" calcext:value-type="float">
            <text:p>0.6148270369</text:p>
          </table:table-cell>
          <table:table-cell office:value-type="float" office:value="-2.12086081505" calcext:value-type="float">
            <text:p>-2.1208608151</text:p>
          </table:table-cell>
          <table:table-cell office:value-type="float" office:value="-172.206466675" calcext:value-type="float">
            <text:p>-172.206466675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4.293" calcext:value-type="float">
            <text:p>4.293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5.31244516373" calcext:value-type="float">
            <text:p>5.3124451637</text:p>
          </table:table-cell>
          <table:table-cell office:value-type="float" office:value="-1.83820652962" calcext:value-type="float">
            <text:p>-1.8382065296</text:p>
          </table:table-cell>
          <table:table-cell office:value-type="float" office:value="175.91847229" calcext:value-type="float">
            <text:p>175.91847229</text:p>
          </table:table-cell>
          <table:table-cell office:value-type="float" office:value="0.592420876026" calcext:value-type="float">
            <text:p>0.592420876</text:p>
          </table:table-cell>
          <table:table-cell office:value-type="float" office:value="-2.12338638306" calcext:value-type="float">
            <text:p>-2.1233863831</text:p>
          </table:table-cell>
          <table:table-cell office:value-type="float" office:value="-172.1925354" calcext:value-type="float">
            <text:p>-172.1925354</text:p>
          </table:table-cell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4.341" calcext:value-type="float">
            <text:p>4.341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5.25444078445" calcext:value-type="float">
            <text:p>5.2544407845</text:p>
          </table:table-cell>
          <table:table-cell office:value-type="float" office:value="-1.83453714848" calcext:value-type="float">
            <text:p>-1.8345371485</text:p>
          </table:table-cell>
          <table:table-cell office:value-type="float" office:value="176.06880188" calcext:value-type="float">
            <text:p>176.06880188</text:p>
          </table:table-cell>
          <table:table-cell office:value-type="float" office:value="0.484487384558" calcext:value-type="float">
            <text:p>0.4844873846</text:p>
          </table:table-cell>
          <table:table-cell office:value-type="float" office:value="-2.13780450821" calcext:value-type="float">
            <text:p>-2.1378045082</text:p>
          </table:table-cell>
          <table:table-cell office:value-type="float" office:value="-171.998306274" calcext:value-type="float">
            <text:p>-171.998306274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4.389" calcext:value-type="float">
            <text:p>4.389</text:p>
          </table:table-cell>
          <table:table-cell office:value-type="float" office:value="-0.386" calcext:value-type="float">
            <text:p>-0.38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5.19441795349" calcext:value-type="float">
            <text:p>5.1944179535</text:p>
          </table:table-cell>
          <table:table-cell office:value-type="float" office:value="-1.83217990398" calcext:value-type="float">
            <text:p>-1.832179904</text:p>
          </table:table-cell>
          <table:table-cell office:value-type="float" office:value="176.285491943" calcext:value-type="float">
            <text:p>176.285491943</text:p>
          </table:table-cell>
          <table:table-cell office:value-type="float" office:value="0.417935967445" calcext:value-type="float">
            <text:p>0.4179359674</text:p>
          </table:table-cell>
          <table:table-cell office:value-type="float" office:value="-2.14751815796" calcext:value-type="float">
            <text:p>-2.147518158</text:p>
          </table:table-cell>
          <table:table-cell office:value-type="float" office:value="-171.820922852" calcext:value-type="float">
            <text:p>-171.820922852</text:p>
          </table:table-cell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4.437" calcext:value-type="float">
            <text:p>4.437</text:p>
          </table:table-cell>
          <table:table-cell office:value-type="float" office:value="-0.416" calcext:value-type="float">
            <text:p>-0.41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5.1016664505" calcext:value-type="float">
            <text:p>5.1016664505</text:p>
          </table:table-cell>
          <table:table-cell office:value-type="float" office:value="-1.82605445385" calcext:value-type="float">
            <text:p>-1.8260544539</text:p>
          </table:table-cell>
          <table:table-cell office:value-type="float" office:value="176.578521729" calcext:value-type="float">
            <text:p>176.578521729</text:p>
          </table:table-cell>
          <table:table-cell office:value-type="float" office:value="0.356048226357" calcext:value-type="float">
            <text:p>0.3560482264</text:p>
          </table:table-cell>
          <table:table-cell office:value-type="float" office:value="-2.15772914886" calcext:value-type="float">
            <text:p>-2.1577291489</text:p>
          </table:table-cell>
          <table:table-cell office:value-type="float" office:value="-171.645355225" calcext:value-type="float">
            <text:p>-171.6453552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486" calcext:value-type="float">
            <text:p>4.486</text:p>
          </table:table-cell>
          <table:table-cell office:value-type="float" office:value="-0.446" calcext:value-type="float">
            <text:p>-0.44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5.03674983978" calcext:value-type="float">
            <text:p>5.0367498398</text:p>
          </table:table-cell>
          <table:table-cell office:value-type="float" office:value="-1.82352983952" calcext:value-type="float">
            <text:p>-1.8235298395</text:p>
          </table:table-cell>
          <table:table-cell office:value-type="float" office:value="176.748748779" calcext:value-type="float">
            <text:p>176.748748779</text:p>
          </table:table-cell>
          <table:table-cell office:value-type="float" office:value="0.329032987356" calcext:value-type="float">
            <text:p>0.3290329874</text:p>
          </table:table-cell>
          <table:table-cell office:value-type="float" office:value="-2.16230630875" calcext:value-type="float">
            <text:p>-2.1623063088</text:p>
          </table:table-cell>
          <table:table-cell office:value-type="float" office:value="-171.525283813" calcext:value-type="float">
            <text:p>-171.525283813</text:p>
          </table:table-cell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4.533" calcext:value-type="float">
            <text:p>4.533</text:p>
          </table:table-cell>
          <table:table-cell office:value-type="float" office:value="-0.475" calcext:value-type="float">
            <text:p>-0.47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96942090988" calcext:value-type="float">
            <text:p>4.9694209099</text:p>
          </table:table-cell>
          <table:table-cell office:value-type="float" office:value="-1.81896781921" calcext:value-type="float">
            <text:p>-1.8189678192</text:p>
          </table:table-cell>
          <table:table-cell office:value-type="float" office:value="176.777130127" calcext:value-type="float">
            <text:p>176.777130127</text:p>
          </table:table-cell>
          <table:table-cell office:value-type="float" office:value="0.301080673933" calcext:value-type="float">
            <text:p>0.3010806739</text:p>
          </table:table-cell>
          <table:table-cell office:value-type="float" office:value="-2.16772532463" calcext:value-type="float">
            <text:p>-2.1677253246</text:p>
          </table:table-cell>
          <table:table-cell office:value-type="float" office:value="-171.397109985" calcext:value-type="float">
            <text:p>-171.397109985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4.581" calcext:value-type="float">
            <text:p>4.581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90213060379" calcext:value-type="float">
            <text:p>4.9021306038</text:p>
          </table:table-cell>
          <table:table-cell office:value-type="float" office:value="-1.81537890434" calcext:value-type="float">
            <text:p>-1.8153789043</text:p>
          </table:table-cell>
          <table:table-cell office:value-type="float" office:value="176.855422974" calcext:value-type="float">
            <text:p>176.855422974</text:p>
          </table:table-cell>
          <table:table-cell office:value-type="float" office:value="0.26827314496" calcext:value-type="float">
            <text:p>0.268273145</text:p>
          </table:table-cell>
          <table:table-cell office:value-type="float" office:value="-2.17361497879" calcext:value-type="float">
            <text:p>-2.1736149788</text:p>
          </table:table-cell>
          <table:table-cell office:value-type="float" office:value="-171.251342773" calcext:value-type="float">
            <text:p>-171.251342773</text:p>
          </table:table-cell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4.629" calcext:value-type="float">
            <text:p>4.629</text:p>
          </table:table-cell>
          <table:table-cell office:value-type="float" office:value="-0.535" calcext:value-type="float">
            <text:p>-0.53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83539199829" calcext:value-type="float">
            <text:p>4.8353919983</text:p>
          </table:table-cell>
          <table:table-cell office:value-type="float" office:value="-1.81322205067" calcext:value-type="float">
            <text:p>-1.8132220507</text:p>
          </table:table-cell>
          <table:table-cell office:value-type="float" office:value="177.006637573" calcext:value-type="float">
            <text:p>177.006637573</text:p>
          </table:table-cell>
          <table:table-cell office:value-type="float" office:value="0.235961601138" calcext:value-type="float">
            <text:p>0.2359616011</text:p>
          </table:table-cell>
          <table:table-cell office:value-type="float" office:value="-2.17851924896" calcext:value-type="float">
            <text:p>-2.178519249</text:p>
          </table:table-cell>
          <table:table-cell office:value-type="float" office:value="-171.165344238" calcext:value-type="float">
            <text:p>-171.165344238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4.677" calcext:value-type="float">
            <text:p>4.677</text:p>
          </table:table-cell>
          <table:table-cell office:value-type="float" office:value="-0.565" calcext:value-type="float">
            <text:p>-0.56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73139405251" calcext:value-type="float">
            <text:p>4.7313940525</text:p>
          </table:table-cell>
          <table:table-cell office:value-type="float" office:value="-1.80993688107" calcext:value-type="float">
            <text:p>-1.8099368811</text:p>
          </table:table-cell>
          <table:table-cell office:value-type="float" office:value="177.086547852" calcext:value-type="float">
            <text:p>177.086547852</text:p>
          </table:table-cell>
          <table:table-cell office:value-type="float" office:value="0.207103073597" calcext:value-type="float">
            <text:p>0.2071030736</text:p>
          </table:table-cell>
          <table:table-cell office:value-type="float" office:value="-2.18301916122" calcext:value-type="float">
            <text:p>-2.1830191612</text:p>
          </table:table-cell>
          <table:table-cell office:value-type="float" office:value="-171.05078125" calcext:value-type="float">
            <text:p>-171.05078125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4.724" calcext:value-type="float">
            <text:p>4.724</text:p>
          </table:table-cell>
          <table:table-cell office:value-type="float" office:value="-0.595" calcext:value-type="float">
            <text:p>-0.5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48005652428" calcext:value-type="float">
            <text:p>4.4800565243</text:p>
          </table:table-cell>
          <table:table-cell office:value-type="float" office:value="-1.80476737022" calcext:value-type="float">
            <text:p>-1.8047673702</text:p>
          </table:table-cell>
          <table:table-cell office:value-type="float" office:value="177.197280884" calcext:value-type="float">
            <text:p>177.197280884</text:p>
          </table:table-cell>
          <table:table-cell office:value-type="float" office:value="0.180771633983" calcext:value-type="float">
            <text:p>0.180771634</text:p>
          </table:table-cell>
          <table:table-cell office:value-type="float" office:value="-2.18864798546" calcext:value-type="float">
            <text:p>-2.1886479855</text:p>
          </table:table-cell>
          <table:table-cell office:value-type="float" office:value="-170.87562561" calcext:value-type="float">
            <text:p>-170.87562561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4.771" calcext:value-type="float">
            <text:p>4.77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38867259026" calcext:value-type="float">
            <text:p>4.3886725903</text:p>
          </table:table-cell>
          <table:table-cell office:value-type="float" office:value="-1.80386579037" calcext:value-type="float">
            <text:p>-1.8038657904</text:p>
          </table:table-cell>
          <table:table-cell office:value-type="float" office:value="177.425170898" calcext:value-type="float">
            <text:p>177.425170898</text:p>
          </table:table-cell>
          <table:table-cell office:value-type="float" office:value="0.156925991178" calcext:value-type="float">
            <text:p>0.1569259912</text:p>
          </table:table-cell>
          <table:table-cell office:value-type="float" office:value="-2.19324851036" calcext:value-type="float">
            <text:p>-2.1932485104</text:p>
          </table:table-cell>
          <table:table-cell office:value-type="float" office:value="-170.780548096" calcext:value-type="float">
            <text:p>-170.780548096</text:p>
          </table:table-cell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4.818" calcext:value-type="float">
            <text:p>4.818</text:p>
          </table:table-cell>
          <table:table-cell office:value-type="float" office:value="-0.655" calcext:value-type="float">
            <text:p>-0.65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27940416336" calcext:value-type="float">
            <text:p>4.2794041634</text:p>
          </table:table-cell>
          <table:table-cell office:value-type="float" office:value="-1.81046617031" calcext:value-type="float">
            <text:p>-1.8104661703</text:p>
          </table:table-cell>
          <table:table-cell office:value-type="float" office:value="177.751037598" calcext:value-type="float">
            <text:p>177.751037598</text:p>
          </table:table-cell>
          <table:table-cell office:value-type="float" office:value="0.130340650678" calcext:value-type="float">
            <text:p>0.1303406507</text:p>
          </table:table-cell>
          <table:table-cell office:value-type="float" office:value="-2.19580078125" calcext:value-type="float">
            <text:p>-2.1958007813</text:p>
          </table:table-cell>
          <table:table-cell office:value-type="float" office:value="-170.802398682" calcext:value-type="float">
            <text:p>-170.802398682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4.865" calcext:value-type="float">
            <text:p>4.865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6808700562" calcext:value-type="float">
            <text:p>4.1680870056</text:p>
          </table:table-cell>
          <table:table-cell office:value-type="float" office:value="-1.80459070206" calcext:value-type="float">
            <text:p>-1.8045907021</text:p>
          </table:table-cell>
          <table:table-cell office:value-type="float" office:value="178.019042969" calcext:value-type="float">
            <text:p>178.019042969</text:p>
          </table:table-cell>
          <table:table-cell office:value-type="float" office:value="0.112831518054" calcext:value-type="float">
            <text:p>0.1128315181</text:p>
          </table:table-cell>
          <table:table-cell office:value-type="float" office:value="-2.19847369194" calcext:value-type="float">
            <text:p>-2.1984736919</text:p>
          </table:table-cell>
          <table:table-cell office:value-type="float" office:value="-170.814300537" calcext:value-type="float">
            <text:p>-170.814300537</text:p>
          </table:table-cell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4.914" calcext:value-type="float">
            <text:p>4.914</text:p>
          </table:table-cell>
          <table:table-cell office:value-type="float" office:value="-0.718" calcext:value-type="float">
            <text:p>-0.71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10261034966" calcext:value-type="float">
            <text:p>4.1026103497</text:p>
          </table:table-cell>
          <table:table-cell office:value-type="float" office:value="-1.80714774132" calcext:value-type="float">
            <text:p>-1.8071477413</text:p>
          </table:table-cell>
          <table:table-cell office:value-type="float" office:value="178.369720459" calcext:value-type="float">
            <text:p>178.369720459</text:p>
          </table:table-cell>
          <table:table-cell office:value-type="float" office:value="0.0934117585421" calcext:value-type="float">
            <text:p>0.0934117585</text:p>
          </table:table-cell>
          <table:table-cell office:value-type="float" office:value="-2.20195150375" calcext:value-type="float">
            <text:p>-2.2019515038</text:p>
          </table:table-cell>
          <table:table-cell office:value-type="float" office:value="-170.857254028" calcext:value-type="float">
            <text:p>-170.8572540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961" calcext:value-type="float">
            <text:p>4.961</text:p>
          </table:table-cell>
          <table:table-cell office:value-type="float" office:value="-0.749" calcext:value-type="float">
            <text:p>-0.74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4.04468417168" calcext:value-type="float">
            <text:p>4.0446841717</text:p>
          </table:table-cell>
          <table:table-cell office:value-type="float" office:value="-1.81213617325" calcext:value-type="float">
            <text:p>-1.8121361733</text:p>
          </table:table-cell>
          <table:table-cell office:value-type="float" office:value="178.800369263" calcext:value-type="float">
            <text:p>178.800369263</text:p>
          </table:table-cell>
          <table:table-cell office:value-type="float" office:value="0.0720046907663" calcext:value-type="float">
            <text:p>0.0720046908</text:p>
          </table:table-cell>
          <table:table-cell office:value-type="float" office:value="-2.20332884789" calcext:value-type="float">
            <text:p>-2.2033288479</text:p>
          </table:table-cell>
          <table:table-cell office:value-type="float" office:value="-171.05607605" calcext:value-type="float">
            <text:p>-171.05607605</text:p>
          </table:table-cell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5.007" calcext:value-type="float">
            <text:p>5.007</text:p>
          </table:table-cell>
          <table:table-cell office:value-type="float" office:value="-0.78" calcext:value-type="float">
            <text:p>-0.7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99414825439" calcext:value-type="float">
            <text:p>3.9941482544</text:p>
          </table:table-cell>
          <table:table-cell office:value-type="float" office:value="-1.81776225567" calcext:value-type="float">
            <text:p>-1.8177622557</text:p>
          </table:table-cell>
          <table:table-cell office:value-type="float" office:value="179.183547974" calcext:value-type="float">
            <text:p>179.183547974</text:p>
          </table:table-cell>
          <table:table-cell office:value-type="float" office:value="0.0494140312076" calcext:value-type="float">
            <text:p>0.0494140312</text:p>
          </table:table-cell>
          <table:table-cell office:value-type="float" office:value="-2.20355224609" calcext:value-type="float">
            <text:p>-2.2035522461</text:p>
          </table:table-cell>
          <table:table-cell office:value-type="float" office:value="-171.353897095" calcext:value-type="float">
            <text:p>-171.353897095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5.054" calcext:value-type="float">
            <text:p>5.054</text:p>
          </table:table-cell>
          <table:table-cell office:value-type="float" office:value="-0.811" calcext:value-type="float">
            <text:p>-0.81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83787155151" calcext:value-type="float">
            <text:p>3.8378715515</text:p>
          </table:table-cell>
          <table:table-cell office:value-type="float" office:value="-1.79847955704" calcext:value-type="float">
            <text:p>-1.798479557</text:p>
          </table:table-cell>
          <table:table-cell office:value-type="float" office:value="179.511306763" calcext:value-type="float">
            <text:p>179.511306763</text:p>
          </table:table-cell>
          <table:table-cell office:value-type="float" office:value="0.0245680715889" calcext:value-type="float">
            <text:p>0.0245680716</text:p>
          </table:table-cell>
          <table:table-cell office:value-type="float" office:value="-2.20624065399" calcext:value-type="float">
            <text:p>-2.206240654</text:p>
          </table:table-cell>
          <table:table-cell office:value-type="float" office:value="-171.553070068" calcext:value-type="float">
            <text:p>-171.553070068</text:p>
          </table:table-cell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5.102" calcext:value-type="float">
            <text:p>5.102</text:p>
          </table:table-cell>
          <table:table-cell office:value-type="float" office:value="-0.843" calcext:value-type="float">
            <text:p>-0.84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77921485901" calcext:value-type="float">
            <text:p>3.779214859</text:p>
          </table:table-cell>
          <table:table-cell office:value-type="float" office:value="-1.80536448956" calcext:value-type="float">
            <text:p>-1.8053644896</text:p>
          </table:table-cell>
          <table:table-cell office:value-type="float" office:value="179.977844238" calcext:value-type="float">
            <text:p>179.977844238</text:p>
          </table:table-cell>
          <table:table-cell office:value-type="float" office:value="0.00709271943197" calcext:value-type="float">
            <text:p>0.0070927194</text:p>
          </table:table-cell>
          <table:table-cell office:value-type="float" office:value="-2.20736670494" calcext:value-type="float">
            <text:p>-2.2073667049</text:p>
          </table:table-cell>
          <table:table-cell office:value-type="float" office:value="-171.797546387" calcext:value-type="float">
            <text:p>-171.797546387</text:p>
          </table:table-cell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5.149" calcext:value-type="float">
            <text:p>5.149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70264029503" calcext:value-type="float">
            <text:p>3.702640295</text:p>
          </table:table-cell>
          <table:table-cell office:value-type="float" office:value="-1.81213271618" calcext:value-type="float">
            <text:p>-1.8121327162</text:p>
          </table:table-cell>
          <table:table-cell office:value-type="float" office:value="-179.505065918" calcext:value-type="float">
            <text:p>-179.505065918</text:p>
          </table:table-cell>
          <table:table-cell office:value-type="float" office:value="-0.0182395912707" calcext:value-type="float">
            <text:p>-0.0182395913</text:p>
          </table:table-cell>
          <table:table-cell office:value-type="float" office:value="-2.20684361458" calcext:value-type="float">
            <text:p>-2.2068436146</text:p>
          </table:table-cell>
          <table:table-cell office:value-type="float" office:value="-172.204528809" calcext:value-type="float">
            <text:p>-172.204528809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5.196" calcext:value-type="float">
            <text:p>5.196</text:p>
          </table:table-cell>
          <table:table-cell office:value-type="float" office:value="-0.906" calcext:value-type="float">
            <text:p>-0.90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61086273193" calcext:value-type="float">
            <text:p>3.6108627319</text:p>
          </table:table-cell>
          <table:table-cell office:value-type="float" office:value="-1.82376194" calcext:value-type="float">
            <text:p>-1.82376194</text:p>
          </table:table-cell>
          <table:table-cell office:value-type="float" office:value="-179.010299683" calcext:value-type="float">
            <text:p>-179.010299683</text:p>
          </table:table-cell>
          <table:table-cell office:value-type="float" office:value="-0.0491568185389" calcext:value-type="float">
            <text:p>-0.0491568185</text:p>
          </table:table-cell>
          <table:table-cell office:value-type="float" office:value="-2.20644402504" calcext:value-type="float">
            <text:p>-2.206444025</text:p>
          </table:table-cell>
          <table:table-cell office:value-type="float" office:value="-172.674041748" calcext:value-type="float">
            <text:p>-172.674041748</text:p>
          </table:table-cell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5.243" calcext:value-type="float">
            <text:p>5.243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47769379616" calcext:value-type="float">
            <text:p>3.4776937962</text:p>
          </table:table-cell>
          <table:table-cell office:value-type="float" office:value="-1.87083899975" calcext:value-type="float">
            <text:p>-1.8708389998</text:p>
          </table:table-cell>
          <table:table-cell office:value-type="float" office:value="-178.397842407" calcext:value-type="float">
            <text:p>-178.397842407</text:p>
          </table:table-cell>
          <table:table-cell office:value-type="float" office:value="-0.0806229934096" calcext:value-type="float">
            <text:p>-0.0806229934</text:p>
          </table:table-cell>
          <table:table-cell office:value-type="float" office:value="-2.20490694046" calcext:value-type="float">
            <text:p>-2.2049069405</text:p>
          </table:table-cell>
          <table:table-cell office:value-type="float" office:value="-173.227996826" calcext:value-type="float">
            <text:p>-173.227996826</text:p>
          </table:table-cell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5.289" calcext:value-type="float">
            <text:p>5.289</text:p>
          </table:table-cell>
          <table:table-cell office:value-type="float" office:value="-0.97" calcext:value-type="float">
            <text:p>-0.9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32540011406" calcext:value-type="float">
            <text:p>3.3254001141</text:p>
          </table:table-cell>
          <table:table-cell office:value-type="float" office:value="-1.88702964783" calcext:value-type="float">
            <text:p>-1.8870296478</text:p>
          </table:table-cell>
          <table:table-cell office:value-type="float" office:value="-177.960418701" calcext:value-type="float">
            <text:p>-177.960418701</text:p>
          </table:table-cell>
          <table:table-cell office:value-type="float" office:value="-0.105591446161" calcext:value-type="float">
            <text:p>-0.1055914462</text:p>
          </table:table-cell>
          <table:table-cell office:value-type="float" office:value="-2.19712567329" calcext:value-type="float">
            <text:p>-2.1971256733</text:p>
          </table:table-cell>
          <table:table-cell office:value-type="float" office:value="-174.050231934" calcext:value-type="float">
            <text:p>-174.050231934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5.336" calcext:value-type="float">
            <text:p>5.336</text:p>
          </table:table-cell>
          <table:table-cell office:value-type="float" office:value="-1.003" calcext:value-type="float">
            <text:p>-1.00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23111391068" calcext:value-type="float">
            <text:p>3.2311139107</text:p>
          </table:table-cell>
          <table:table-cell office:value-type="float" office:value="-1.91728043556" calcext:value-type="float">
            <text:p>-1.9172804356</text:p>
          </table:table-cell>
          <table:table-cell office:value-type="float" office:value="-177.492080688" calcext:value-type="float">
            <text:p>-177.492080688</text:p>
          </table:table-cell>
          <table:table-cell office:value-type="float" office:value="-0.122522085905" calcext:value-type="float">
            <text:p>-0.1225220859</text:p>
          </table:table-cell>
          <table:table-cell office:value-type="float" office:value="-2.18625473976" calcext:value-type="float">
            <text:p>-2.1862547398</text:p>
          </table:table-cell>
          <table:table-cell office:value-type="float" office:value="-175.039245605" calcext:value-type="float">
            <text:p>-175.039245605</text:p>
          </table:table-cell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5.381" calcext:value-type="float">
            <text:p>5.381</text:p>
          </table:table-cell>
          <table:table-cell office:value-type="float" office:value="-1.034" calcext:value-type="float">
            <text:p>-1.03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13630414009" calcext:value-type="float">
            <text:p>3.1363041401</text:p>
          </table:table-cell>
          <table:table-cell office:value-type="float" office:value="-1.9341070652" calcext:value-type="float">
            <text:p>-1.9341070652</text:p>
          </table:table-cell>
          <table:table-cell office:value-type="float" office:value="-177.12210083" calcext:value-type="float">
            <text:p>-177.12210083</text:p>
          </table:table-cell>
          <table:table-cell office:value-type="float" office:value="-0.143884435296" calcext:value-type="float">
            <text:p>-0.1438844353</text:p>
          </table:table-cell>
          <table:table-cell office:value-type="float" office:value="-2.17228293419" calcext:value-type="float">
            <text:p>-2.1722829342</text:p>
          </table:table-cell>
          <table:table-cell office:value-type="float" office:value="-176.154067993" calcext:value-type="float">
            <text:p>-176.1540679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427" calcext:value-type="float">
            <text:p>5.427</text:p>
          </table:table-cell>
          <table:table-cell office:value-type="float" office:value="-1.067" calcext:value-type="float">
            <text:p>-1.06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3.06597137451" calcext:value-type="float">
            <text:p>3.0659713745</text:p>
          </table:table-cell>
          <table:table-cell office:value-type="float" office:value="-1.94351434708" calcext:value-type="float">
            <text:p>-1.9435143471</text:p>
          </table:table-cell>
          <table:table-cell office:value-type="float" office:value="-176.829391479" calcext:value-type="float">
            <text:p>-176.829391479</text:p>
          </table:table-cell>
          <table:table-cell office:value-type="float" office:value="-0.16387437284" calcext:value-type="float">
            <text:p>-0.1638743728</text:p>
          </table:table-cell>
          <table:table-cell office:value-type="float" office:value="-2.15818357468" calcext:value-type="float">
            <text:p>-2.1581835747</text:p>
          </table:table-cell>
          <table:table-cell office:value-type="float" office:value="-177.3099823" calcext:value-type="float">
            <text:p>-177.3099823</text:p>
          </table:table-cell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5.473" calcext:value-type="float">
            <text:p>5.473</text:p>
          </table:table-cell>
          <table:table-cell office:value-type="float" office:value="-1.1" calcext:value-type="float">
            <text:p>-1.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98839139938" calcext:value-type="float">
            <text:p>2.9883913994</text:p>
          </table:table-cell>
          <table:table-cell office:value-type="float" office:value="-1.95123541355" calcext:value-type="float">
            <text:p>-1.9512354136</text:p>
          </table:table-cell>
          <table:table-cell office:value-type="float" office:value="-176.63218689" calcext:value-type="float">
            <text:p>-176.63218689</text:p>
          </table:table-cell>
          <table:table-cell office:value-type="float" office:value="-0.172489494085" calcext:value-type="float">
            <text:p>-0.1724894941</text:p>
          </table:table-cell>
          <table:table-cell office:value-type="float" office:value="-2.14584040642" calcext:value-type="float">
            <text:p>-2.1458404064</text:p>
          </table:table-cell>
          <table:table-cell office:value-type="float" office:value="-178.533355713" calcext:value-type="float">
            <text:p>-178.533355713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5.519" calcext:value-type="float">
            <text:p>5.519</text:p>
          </table:table-cell>
          <table:table-cell office:value-type="float" office:value="-1.133" calcext:value-type="float">
            <text:p>-1.13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90842890739" calcext:value-type="float">
            <text:p>2.9084289074</text:p>
          </table:table-cell>
          <table:table-cell office:value-type="float" office:value="-1.95734345913" calcext:value-type="float">
            <text:p>-1.9573434591</text:p>
          </table:table-cell>
          <table:table-cell office:value-type="float" office:value="-176.418533325" calcext:value-type="float">
            <text:p>-176.418533325</text:p>
          </table:table-cell>
          <table:table-cell office:value-type="float" office:value="-0.182516396046" calcext:value-type="float">
            <text:p>-0.182516396</text:p>
          </table:table-cell>
          <table:table-cell office:value-type="float" office:value="-2.1321105957" calcext:value-type="float">
            <text:p>-2.1321105957</text:p>
          </table:table-cell>
          <table:table-cell office:value-type="float" office:value="-179.839172363" calcext:value-type="float">
            <text:p>-179.839172363</text:p>
          </table:table-cell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5.565" calcext:value-type="float">
            <text:p>5.565</text:p>
          </table:table-cell>
          <table:table-cell office:value-type="float" office:value="-1.166" calcext:value-type="float">
            <text:p>-1.16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82774949074" calcext:value-type="float">
            <text:p>2.8277494907</text:p>
          </table:table-cell>
          <table:table-cell office:value-type="float" office:value="-1.96384835243" calcext:value-type="float">
            <text:p>-1.9638483524</text:p>
          </table:table-cell>
          <table:table-cell office:value-type="float" office:value="-176.19909668" calcext:value-type="float">
            <text:p>-176.19909668</text:p>
          </table:table-cell>
          <table:table-cell office:value-type="float" office:value="-0.192070454359" calcext:value-type="float">
            <text:p>-0.1920704544</text:p>
          </table:table-cell>
          <table:table-cell office:value-type="float" office:value="-2.11374306679" calcext:value-type="float">
            <text:p>-2.1137430668</text:p>
          </table:table-cell>
          <table:table-cell office:value-type="float" office:value="178.740127563" calcext:value-type="float">
            <text:p>178.740127563</text:p>
          </table:table-cell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5.61" calcext:value-type="float">
            <text:p>5.61</text:p>
          </table:table-cell>
          <table:table-cell office:value-type="float" office:value="-1.199" calcext:value-type="float">
            <text:p>-1.19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7438955307" calcext:value-type="float">
            <text:p>2.7438955307</text:p>
          </table:table-cell>
          <table:table-cell office:value-type="float" office:value="-1.97256362438" calcext:value-type="float">
            <text:p>-1.9725636244</text:p>
          </table:table-cell>
          <table:table-cell office:value-type="float" office:value="-176.015167236" calcext:value-type="float">
            <text:p>-176.015167236</text:p>
          </table:table-cell>
          <table:table-cell office:value-type="float" office:value="-0.194063484669" calcext:value-type="float">
            <text:p>-0.1940634847</text:p>
          </table:table-cell>
          <table:table-cell office:value-type="float" office:value="-2.09336733818" calcext:value-type="float">
            <text:p>-2.0933673382</text:p>
          </table:table-cell>
          <table:table-cell office:value-type="float" office:value="177.207489014" calcext:value-type="float">
            <text:p>177.207489014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5.656" calcext:value-type="float">
            <text:p>5.656</text:p>
          </table:table-cell>
          <table:table-cell office:value-type="float" office:value="-1.232" calcext:value-type="float">
            <text:p>-1.23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60078895092" calcext:value-type="float">
            <text:p>2.6007889509</text:p>
          </table:table-cell>
          <table:table-cell office:value-type="float" office:value="-1.97107493877" calcext:value-type="float">
            <text:p>-1.9710749388</text:p>
          </table:table-cell>
          <table:table-cell office:value-type="float" office:value="-175.898605347" calcext:value-type="float">
            <text:p>-175.898605347</text:p>
          </table:table-cell>
          <table:table-cell office:value-type="float" office:value="-0.18626280129" calcext:value-type="float">
            <text:p>-0.1862628013</text:p>
          </table:table-cell>
          <table:table-cell office:value-type="float" office:value="-2.07073736191" calcext:value-type="float">
            <text:p>-2.0707373619</text:p>
          </table:table-cell>
          <table:table-cell office:value-type="float" office:value="175.545166016" calcext:value-type="float">
            <text:p>175.545166016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5.702" calcext:value-type="float">
            <text:p>5.702</text:p>
          </table:table-cell>
          <table:table-cell office:value-type="float" office:value="-1.265" calcext:value-type="float">
            <text:p>-1.26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51285505295" calcext:value-type="float">
            <text:p>2.512855053</text:p>
          </table:table-cell>
          <table:table-cell office:value-type="float" office:value="-1.976962924" calcext:value-type="float">
            <text:p>-1.976962924</text:p>
          </table:table-cell>
          <table:table-cell office:value-type="float" office:value="-175.722427368" calcext:value-type="float">
            <text:p>-175.722427368</text:p>
          </table:table-cell>
          <table:table-cell office:value-type="float" office:value="-0.176138043404" calcext:value-type="float">
            <text:p>-0.1761380434</text:p>
          </table:table-cell>
          <table:table-cell office:value-type="float" office:value="-2.0472536087" calcext:value-type="float">
            <text:p>-2.0472536087</text:p>
          </table:table-cell>
          <table:table-cell office:value-type="float" office:value="173.918029785" calcext:value-type="float">
            <text:p>173.918029785</text:p>
          </table:table-cell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5.748" calcext:value-type="float">
            <text:p>5.748</text:p>
          </table:table-cell>
          <table:table-cell office:value-type="float" office:value="-1.299" calcext:value-type="float">
            <text:p>-1.29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42961525917" calcext:value-type="float">
            <text:p>2.4296152592</text:p>
          </table:table-cell>
          <table:table-cell office:value-type="float" office:value="-1.98415327072" calcext:value-type="float">
            <text:p>-1.9841532707</text:p>
          </table:table-cell>
          <table:table-cell office:value-type="float" office:value="-175.480682373" calcext:value-type="float">
            <text:p>-175.480682373</text:p>
          </table:table-cell>
          <table:table-cell office:value-type="float" office:value="-0.16932490468" calcext:value-type="float">
            <text:p>-0.1693249047</text:p>
          </table:table-cell>
          <table:table-cell office:value-type="float" office:value="-2.02066087723" calcext:value-type="float">
            <text:p>-2.0206608772</text:p>
          </table:table-cell>
          <table:table-cell office:value-type="float" office:value="172.262634277" calcext:value-type="float">
            <text:p>172.262634277</text:p>
          </table:table-cell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5.794" calcext:value-type="float">
            <text:p>5.794</text:p>
          </table:table-cell>
          <table:table-cell office:value-type="float" office:value="-1.333" calcext:value-type="float">
            <text:p>-1.33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33394122124" calcext:value-type="float">
            <text:p>2.3339412212</text:p>
          </table:table-cell>
          <table:table-cell office:value-type="float" office:value="-1.9941431284" calcext:value-type="float">
            <text:p>-1.9941431284</text:p>
          </table:table-cell>
          <table:table-cell office:value-type="float" office:value="-175.224655151" calcext:value-type="float">
            <text:p>-175.224655151</text:p>
          </table:table-cell>
          <table:table-cell office:value-type="float" office:value="-0.16490238905" calcext:value-type="float">
            <text:p>-0.1649023891</text:p>
          </table:table-cell>
          <table:table-cell office:value-type="float" office:value="-2.00599980354" calcext:value-type="float">
            <text:p>-2.0059998035</text:p>
          </table:table-cell>
          <table:table-cell office:value-type="float" office:value="170.663146973" calcext:value-type="float">
            <text:p>170.663146973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5.84" calcext:value-type="float">
            <text:p>5.84</text:p>
          </table:table-cell>
          <table:table-cell office:value-type="float" office:value="-1.367" calcext:value-type="float">
            <text:p>-1.36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25043690205" calcext:value-type="float">
            <text:p>2.2504369021</text:p>
          </table:table-cell>
          <table:table-cell office:value-type="float" office:value="-2.00382685661" calcext:value-type="float">
            <text:p>-2.0038268566</text:p>
          </table:table-cell>
          <table:table-cell office:value-type="float" office:value="-174.999191284" calcext:value-type="float">
            <text:p>-174.999191284</text:p>
          </table:table-cell>
          <table:table-cell office:value-type="float" office:value="-0.159692391753" calcext:value-type="float">
            <text:p>-0.1596923918</text:p>
          </table:table-cell>
          <table:table-cell office:value-type="float" office:value="-1.9931832552" calcext:value-type="float">
            <text:p>-1.9931832552</text:p>
          </table:table-cell>
          <table:table-cell office:value-type="float" office:value="169.083877563" calcext:value-type="float">
            <text:p>169.0838775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885" calcext:value-type="float">
            <text:p>5.885</text:p>
          </table:table-cell>
          <table:table-cell office:value-type="float" office:value="-1.4" calcext:value-type="float">
            <text:p>-1.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185303092" calcext:value-type="float">
            <text:p>2.185303092</text:p>
          </table:table-cell>
          <table:table-cell office:value-type="float" office:value="-2.01248121262" calcext:value-type="float">
            <text:p>-2.0124812126</text:p>
          </table:table-cell>
          <table:table-cell office:value-type="float" office:value="-174.75819397" calcext:value-type="float">
            <text:p>-174.75819397</text:p>
          </table:table-cell>
          <table:table-cell office:value-type="float" office:value="-0.166165724397" calcext:value-type="float">
            <text:p>-0.1661657244</text:p>
          </table:table-cell>
          <table:table-cell office:value-type="float" office:value="-1.97444295883" calcext:value-type="float">
            <text:p>-1.9744429588</text:p>
          </table:table-cell>
          <table:table-cell office:value-type="float" office:value="167.419647217" calcext:value-type="float">
            <text:p>167.419647217</text:p>
          </table:table-cell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5.931" calcext:value-type="float">
            <text:p>5.931</text:p>
          </table:table-cell>
          <table:table-cell office:value-type="float" office:value="-1.434" calcext:value-type="float">
            <text:p>-1.43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09967553616" calcext:value-type="float">
            <text:p>2.0996755362</text:p>
          </table:table-cell>
          <table:table-cell office:value-type="float" office:value="-2.02150511742" calcext:value-type="float">
            <text:p>-2.0215051174</text:p>
          </table:table-cell>
          <table:table-cell office:value-type="float" office:value="-174.553726196" calcext:value-type="float">
            <text:p>-174.553726196</text:p>
          </table:table-cell>
          <table:table-cell office:value-type="float" office:value="-0.164477095008" calcext:value-type="float">
            <text:p>-0.164477095</text:p>
          </table:table-cell>
          <table:table-cell office:value-type="float" office:value="-1.96174168587" calcext:value-type="float">
            <text:p>-1.9617416859</text:p>
          </table:table-cell>
          <table:table-cell office:value-type="float" office:value="165.720092773" calcext:value-type="float">
            <text:p>165.720092773</text:p>
          </table:table-cell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5.977" calcext:value-type="float">
            <text:p>5.977</text:p>
          </table:table-cell>
          <table:table-cell office:value-type="float" office:value="-1.466" calcext:value-type="float">
            <text:p>-1.46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2.01882147789" calcext:value-type="float">
            <text:p>2.0188214779</text:p>
          </table:table-cell>
          <table:table-cell office:value-type="float" office:value="-2.02994894981" calcext:value-type="float">
            <text:p>-2.0299489498</text:p>
          </table:table-cell>
          <table:table-cell office:value-type="float" office:value="-174.371139526" calcext:value-type="float">
            <text:p>-174.371139526</text:p>
          </table:table-cell>
          <table:table-cell office:value-type="float" office:value="-0.166569203138" calcext:value-type="float">
            <text:p>-0.1665692031</text:p>
          </table:table-cell>
          <table:table-cell office:value-type="float" office:value="-1.94815266132" calcext:value-type="float">
            <text:p>-1.9481526613</text:p>
          </table:table-cell>
          <table:table-cell office:value-type="float" office:value="163.985626221" calcext:value-type="float">
            <text:p>163.985626221</text:p>
          </table:table-cell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6.022" calcext:value-type="float">
            <text:p>6.022</text:p>
          </table:table-cell>
          <table:table-cell office:value-type="float" office:value="-1.498" calcext:value-type="float">
            <text:p>-1.49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95856595039" calcext:value-type="float">
            <text:p>1.9585659504</text:p>
          </table:table-cell>
          <table:table-cell office:value-type="float" office:value="-2.03820443153" calcext:value-type="float">
            <text:p>-2.0382044315</text:p>
          </table:table-cell>
          <table:table-cell office:value-type="float" office:value="-174.160873413" calcext:value-type="float">
            <text:p>-174.160873413</text:p>
          </table:table-cell>
          <table:table-cell office:value-type="float" office:value="-0.162598878145" calcext:value-type="float">
            <text:p>-0.1625988781</text:p>
          </table:table-cell>
          <table:table-cell office:value-type="float" office:value="-1.9402487278" calcext:value-type="float">
            <text:p>-1.9402487278</text:p>
          </table:table-cell>
          <table:table-cell office:value-type="float" office:value="162.328094482" calcext:value-type="float">
            <text:p>162.328094482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6.068" calcext:value-type="float">
            <text:p>6.068</text:p>
          </table:table-cell>
          <table:table-cell office:value-type="float" office:value="-1.53" calcext:value-type="float">
            <text:p>-1.5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85263085365" calcext:value-type="float">
            <text:p>1.8526308537</text:p>
          </table:table-cell>
          <table:table-cell office:value-type="float" office:value="-2.05020356178" calcext:value-type="float">
            <text:p>-2.0502035618</text:p>
          </table:table-cell>
          <table:table-cell office:value-type="float" office:value="-173.937454224" calcext:value-type="float">
            <text:p>-173.937454224</text:p>
          </table:table-cell>
          <table:table-cell office:value-type="float" office:value="-0.160916045308" calcext:value-type="float">
            <text:p>-0.1609160453</text:p>
          </table:table-cell>
          <table:table-cell office:value-type="float" office:value="-1.93057048321" calcext:value-type="float">
            <text:p>-1.9305704832</text:p>
          </table:table-cell>
          <table:table-cell office:value-type="float" office:value="160.713531494" calcext:value-type="float">
            <text:p>160.713531494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6.112" calcext:value-type="float">
            <text:p>6.112</text:p>
          </table:table-cell>
          <table:table-cell office:value-type="float" office:value="-1.56" calcext:value-type="float">
            <text:p>-1.5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77233767509" calcext:value-type="float">
            <text:p>1.7723376751</text:p>
          </table:table-cell>
          <table:table-cell office:value-type="float" office:value="-2.06098532677" calcext:value-type="float">
            <text:p>-2.0609853268</text:p>
          </table:table-cell>
          <table:table-cell office:value-type="float" office:value="-173.702377319" calcext:value-type="float">
            <text:p>-173.702377319</text:p>
          </table:table-cell>
          <table:table-cell office:value-type="float" office:value="-0.162377744913" calcext:value-type="float">
            <text:p>-0.1623777449</text:p>
          </table:table-cell>
          <table:table-cell office:value-type="float" office:value="-1.91976284981" calcext:value-type="float">
            <text:p>-1.9197628498</text:p>
          </table:table-cell>
          <table:table-cell office:value-type="float" office:value="159.114868164" calcext:value-type="float">
            <text:p>159.114868164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6.153" calcext:value-type="float">
            <text:p>6.153</text:p>
          </table:table-cell>
          <table:table-cell office:value-type="float" office:value="-1.588" calcext:value-type="float">
            <text:p>-1.58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71887677908" calcext:value-type="float">
            <text:p>1.7188767791</text:p>
          </table:table-cell>
          <table:table-cell office:value-type="float" office:value="-2.06823158264" calcext:value-type="float">
            <text:p>-2.0682315826</text:p>
          </table:table-cell>
          <table:table-cell office:value-type="float" office:value="-173.501678467" calcext:value-type="float">
            <text:p>-173.501678467</text:p>
          </table:table-cell>
          <table:table-cell office:value-type="float" office:value="-0.164781421423" calcext:value-type="float">
            <text:p>-0.1647814214</text:p>
          </table:table-cell>
          <table:table-cell office:value-type="float" office:value="-1.90604817867" calcext:value-type="float">
            <text:p>-1.9060481787</text:p>
          </table:table-cell>
          <table:table-cell office:value-type="float" office:value="157.443695068" calcext:value-type="float">
            <text:p>157.443695068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6.193" calcext:value-type="float">
            <text:p>6.193</text:p>
          </table:table-cell>
          <table:table-cell office:value-type="float" office:value="-1.613" calcext:value-type="float">
            <text:p>-1.61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6236519814" calcext:value-type="float">
            <text:p>1.6623651981</text:p>
          </table:table-cell>
          <table:table-cell office:value-type="float" office:value="-2.07702064514" calcext:value-type="float">
            <text:p>-2.0770206451</text:p>
          </table:table-cell>
          <table:table-cell office:value-type="float" office:value="-173.247207642" calcext:value-type="float">
            <text:p>-173.247207642</text:p>
          </table:table-cell>
          <table:table-cell office:value-type="float" office:value="-0.176524788141" calcext:value-type="float">
            <text:p>-0.1765247881</text:p>
          </table:table-cell>
          <table:table-cell office:value-type="float" office:value="-1.88034248352" calcext:value-type="float">
            <text:p>-1.8803424835</text:p>
          </table:table-cell>
          <table:table-cell office:value-type="float" office:value="155.703475952" calcext:value-type="float">
            <text:p>155.703475952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6.234" calcext:value-type="float">
            <text:p>6.234</text:p>
          </table:table-cell>
          <table:table-cell office:value-type="float" office:value="-1.638" calcext:value-type="float">
            <text:p>-1.63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61273401976" calcext:value-type="float">
            <text:p>1.6127340198</text:p>
          </table:table-cell>
          <table:table-cell office:value-type="float" office:value="-2.0852868557" calcext:value-type="float">
            <text:p>-2.0852868557</text:p>
          </table:table-cell>
          <table:table-cell office:value-type="float" office:value="-172.980209351" calcext:value-type="float">
            <text:p>-172.980209351</text:p>
          </table:table-cell>
          <table:table-cell office:value-type="float" office:value="-0.176557078958" calcext:value-type="float">
            <text:p>-0.176557079</text:p>
          </table:table-cell>
          <table:table-cell office:value-type="float" office:value="-1.86796498299" calcext:value-type="float">
            <text:p>-1.867964983</text:p>
          </table:table-cell>
          <table:table-cell office:value-type="float" office:value="153.970718384" calcext:value-type="float">
            <text:p>153.970718384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6.273" calcext:value-type="float">
            <text:p>6.273</text:p>
          </table:table-cell>
          <table:table-cell office:value-type="float" office:value="-1.661" calcext:value-type="float">
            <text:p>-1.66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55208694935" calcext:value-type="float">
            <text:p>1.5520869494</text:p>
          </table:table-cell>
          <table:table-cell office:value-type="float" office:value="-2.09319782257" calcext:value-type="float">
            <text:p>-2.0931978226</text:p>
          </table:table-cell>
          <table:table-cell office:value-type="float" office:value="-172.849761963" calcext:value-type="float">
            <text:p>-172.849761963</text:p>
          </table:table-cell>
          <table:table-cell office:value-type="float" office:value="-0.182934477925" calcext:value-type="float">
            <text:p>-0.1829344779</text:p>
          </table:table-cell>
          <table:table-cell office:value-type="float" office:value="-1.85013151169" calcext:value-type="float">
            <text:p>-1.8501315117</text:p>
          </table:table-cell>
          <table:table-cell office:value-type="float" office:value="152.195007324" calcext:value-type="float">
            <text:p>152.1950073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311" calcext:value-type="float">
            <text:p>6.311</text:p>
          </table:table-cell>
          <table:table-cell office:value-type="float" office:value="-1.682" calcext:value-type="float">
            <text:p>-1.68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48754835129" calcext:value-type="float">
            <text:p>1.4875483513</text:p>
          </table:table-cell>
          <table:table-cell office:value-type="float" office:value="-2.1016793251" calcext:value-type="float">
            <text:p>-2.1016793251</text:p>
          </table:table-cell>
          <table:table-cell office:value-type="float" office:value="-172.684310913" calcext:value-type="float">
            <text:p>-172.684310913</text:p>
          </table:table-cell>
          <table:table-cell office:value-type="float" office:value="-0.194188535213" calcext:value-type="float">
            <text:p>-0.1941885352</text:p>
          </table:table-cell>
          <table:table-cell office:value-type="float" office:value="-1.82824873924" calcext:value-type="float">
            <text:p>-1.8282487392</text:p>
          </table:table-cell>
          <table:table-cell office:value-type="float" office:value="150.447967529" calcext:value-type="float">
            <text:p>150.447967529</text:p>
          </table:table-cell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6.348" calcext:value-type="float">
            <text:p>6.348</text:p>
          </table:table-cell>
          <table:table-cell office:value-type="float" office:value="-1.701" calcext:value-type="float">
            <text:p>-1.70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42593085766" calcext:value-type="float">
            <text:p>1.4259308577</text:p>
          </table:table-cell>
          <table:table-cell office:value-type="float" office:value="-2.1117784977" calcext:value-type="float">
            <text:p>-2.1117784977</text:p>
          </table:table-cell>
          <table:table-cell office:value-type="float" office:value="-172.391708374" calcext:value-type="float">
            <text:p>-172.391708374</text:p>
          </table:table-cell>
          <table:table-cell office:value-type="float" office:value="-0.185900300741" calcext:value-type="float">
            <text:p>-0.1859003007</text:p>
          </table:table-cell>
          <table:table-cell office:value-type="float" office:value="-1.80173313618" calcext:value-type="float">
            <text:p>-1.8017331362</text:p>
          </table:table-cell>
          <table:table-cell office:value-type="float" office:value="148.690811157" calcext:value-type="float">
            <text:p>148.690811157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6.382" calcext:value-type="float">
            <text:p>6.382</text:p>
          </table:table-cell>
          <table:table-cell office:value-type="float" office:value="-1.718" calcext:value-type="float">
            <text:p>-1.71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36482703686" calcext:value-type="float">
            <text:p>1.3648270369</text:p>
          </table:table-cell>
          <table:table-cell office:value-type="float" office:value="-2.12086081505" calcext:value-type="float">
            <text:p>-2.1208608151</text:p>
          </table:table-cell>
          <table:table-cell office:value-type="float" office:value="-172.206466675" calcext:value-type="float">
            <text:p>-172.206466675</text:p>
          </table:table-cell>
          <table:table-cell office:value-type="float" office:value="-0.178204208612" calcext:value-type="float">
            <text:p>-0.1782042086</text:p>
          </table:table-cell>
          <table:table-cell office:value-type="float" office:value="-1.77201592922" calcext:value-type="float">
            <text:p>-1.7720159292</text:p>
          </table:table-cell>
          <table:table-cell office:value-type="float" office:value="147.015762329" calcext:value-type="float">
            <text:p>147.015762329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6.413" calcext:value-type="float">
            <text:p>6.413</text:p>
          </table:table-cell>
          <table:table-cell office:value-type="float" office:value="-1.732" calcext:value-type="float">
            <text:p>-1.73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34242087603" calcext:value-type="float">
            <text:p>1.342420876</text:p>
          </table:table-cell>
          <table:table-cell office:value-type="float" office:value="-2.12338638306" calcext:value-type="float">
            <text:p>-2.1233863831</text:p>
          </table:table-cell>
          <table:table-cell office:value-type="float" office:value="-172.1925354" calcext:value-type="float">
            <text:p>-172.1925354</text:p>
          </table:table-cell>
          <table:table-cell office:value-type="float" office:value="-0.180914625525" calcext:value-type="float">
            <text:p>-0.1809146255</text:p>
          </table:table-cell>
          <table:table-cell office:value-type="float" office:value="-1.73926079273" calcext:value-type="float">
            <text:p>-1.7392607927</text:p>
          </table:table-cell>
          <table:table-cell office:value-type="float" office:value="145.44732666" calcext:value-type="float">
            <text:p>145.44732666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6.442" calcext:value-type="float">
            <text:p>6.442</text:p>
          </table:table-cell>
          <table:table-cell office:value-type="float" office:value="-1.744" calcext:value-type="float">
            <text:p>-1.74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23448738456" calcext:value-type="float">
            <text:p>1.2344873846</text:p>
          </table:table-cell>
          <table:table-cell office:value-type="float" office:value="-2.13780450821" calcext:value-type="float">
            <text:p>-2.1378045082</text:p>
          </table:table-cell>
          <table:table-cell office:value-type="float" office:value="-171.998306274" calcext:value-type="float">
            <text:p>-171.998306274</text:p>
          </table:table-cell>
          <table:table-cell office:value-type="float" office:value="-0.202327251434" calcext:value-type="float">
            <text:p>-0.2023272514</text:p>
          </table:table-cell>
          <table:table-cell office:value-type="float" office:value="-1.70569527149" calcext:value-type="float">
            <text:p>-1.7056952715</text:p>
          </table:table-cell>
          <table:table-cell office:value-type="float" office:value="143.956619263" calcext:value-type="float">
            <text:p>143.956619263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6.469" calcext:value-type="float">
            <text:p>6.469</text:p>
          </table:table-cell>
          <table:table-cell office:value-type="float" office:value="-1.755" calcext:value-type="float">
            <text:p>-1.75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16793596745" calcext:value-type="float">
            <text:p>1.1679359675</text:p>
          </table:table-cell>
          <table:table-cell office:value-type="float" office:value="-2.14751815796" calcext:value-type="float">
            <text:p>-2.147518158</text:p>
          </table:table-cell>
          <table:table-cell office:value-type="float" office:value="-171.820922852" calcext:value-type="float">
            <text:p>-171.820922852</text:p>
          </table:table-cell>
          <table:table-cell office:value-type="float" office:value="-0.219649910927" calcext:value-type="float">
            <text:p>-0.2196499109</text:p>
          </table:table-cell>
          <table:table-cell office:value-type="float" office:value="-1.68237531185" calcext:value-type="float">
            <text:p>-1.6823753119</text:p>
          </table:table-cell>
          <table:table-cell office:value-type="float" office:value="142.434402466" calcext:value-type="float">
            <text:p>142.434402466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6.494" calcext:value-type="float">
            <text:p>6.494</text:p>
          </table:table-cell>
          <table:table-cell office:value-type="float" office:value="-1.764" calcext:value-type="float">
            <text:p>-1.76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10604822636" calcext:value-type="float">
            <text:p>1.1060482264</text:p>
          </table:table-cell>
          <table:table-cell office:value-type="float" office:value="-2.15772914886" calcext:value-type="float">
            <text:p>-2.1577291489</text:p>
          </table:table-cell>
          <table:table-cell office:value-type="float" office:value="-171.645355225" calcext:value-type="float">
            <text:p>-171.645355225</text:p>
          </table:table-cell>
          <table:table-cell office:value-type="float" office:value="-0.226669028401" calcext:value-type="float">
            <text:p>-0.2266690284</text:p>
          </table:table-cell>
          <table:table-cell office:value-type="float" office:value="-1.65829432011" calcext:value-type="float">
            <text:p>-1.6582943201</text:p>
          </table:table-cell>
          <table:table-cell office:value-type="float" office:value="140.882949829" calcext:value-type="float">
            <text:p>140.882949829</text:p>
          </table:table-cell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6.519" calcext:value-type="float">
            <text:p>6.519</text:p>
          </table:table-cell>
          <table:table-cell office:value-type="float" office:value="-1.772" calcext:value-type="float">
            <text:p>-1.77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07903298736" calcext:value-type="float">
            <text:p>1.0790329874</text:p>
          </table:table-cell>
          <table:table-cell office:value-type="float" office:value="-2.16230630875" calcext:value-type="float">
            <text:p>-2.1623063088</text:p>
          </table:table-cell>
          <table:table-cell office:value-type="float" office:value="-171.525283813" calcext:value-type="float">
            <text:p>-171.525283813</text:p>
          </table:table-cell>
          <table:table-cell office:value-type="float" office:value="-0.230177402496" calcext:value-type="float">
            <text:p>-0.2301774025</text:p>
          </table:table-cell>
          <table:table-cell office:value-type="float" office:value="-1.63299751282" calcext:value-type="float">
            <text:p>-1.6329975128</text:p>
          </table:table-cell>
          <table:table-cell office:value-type="float" office:value="139.26600647" calcext:value-type="float">
            <text:p>139.26600647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6.543" calcext:value-type="float">
            <text:p>6.543</text:p>
          </table:table-cell>
          <table:table-cell office:value-type="float" office:value="-1.779" calcext:value-type="float">
            <text:p>-1.77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05108067393" calcext:value-type="float">
            <text:p>1.0510806739</text:p>
          </table:table-cell>
          <table:table-cell office:value-type="float" office:value="-2.16772532463" calcext:value-type="float">
            <text:p>-2.1677253246</text:p>
          </table:table-cell>
          <table:table-cell office:value-type="float" office:value="-171.397109985" calcext:value-type="float">
            <text:p>-171.397109985</text:p>
          </table:table-cell>
          <table:table-cell office:value-type="float" office:value="-0.234029754996" calcext:value-type="float">
            <text:p>-0.234029755</text:p>
          </table:table-cell>
          <table:table-cell office:value-type="float" office:value="-1.60919511318" calcext:value-type="float">
            <text:p>-1.6091951132</text:p>
          </table:table-cell>
          <table:table-cell office:value-type="float" office:value="137.607192993" calcext:value-type="float">
            <text:p>137.607192993</text:p>
          </table:table-cell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6.565" calcext:value-type="float">
            <text:p>6.565</text:p>
          </table:table-cell>
          <table:table-cell office:value-type="float" office:value="-1.785" calcext:value-type="float">
            <text:p>-1.78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01827314496" calcext:value-type="float">
            <text:p>1.018273145</text:p>
          </table:table-cell>
          <table:table-cell office:value-type="float" office:value="-2.17361497879" calcext:value-type="float">
            <text:p>-2.1736149788</text:p>
          </table:table-cell>
          <table:table-cell office:value-type="float" office:value="-171.251342773" calcext:value-type="float">
            <text:p>-171.251342773</text:p>
          </table:table-cell>
          <table:table-cell office:value-type="float" office:value="-0.240477725863" calcext:value-type="float">
            <text:p>-0.2404777259</text:p>
          </table:table-cell>
          <table:table-cell office:value-type="float" office:value="-1.58611834049" calcext:value-type="float">
            <text:p>-1.5861183405</text:p>
          </table:table-cell>
          <table:table-cell office:value-type="float" office:value="135.880554199" calcext:value-type="float">
            <text:p>135.8805541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587" calcext:value-type="float">
            <text:p>6.587</text:p>
          </table:table-cell>
          <table:table-cell office:value-type="float" office:value="-1.79" calcext:value-type="float">
            <text:p>-1.7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85961601138" calcext:value-type="float">
            <text:p>0.9859616011</text:p>
          </table:table-cell>
          <table:table-cell office:value-type="float" office:value="-2.17851924896" calcext:value-type="float">
            <text:p>-2.178519249</text:p>
          </table:table-cell>
          <table:table-cell office:value-type="float" office:value="-171.165344238" calcext:value-type="float">
            <text:p>-171.165344238</text:p>
          </table:table-cell>
          <table:table-cell office:value-type="float" office:value="-0.250538259745" calcext:value-type="float">
            <text:p>-0.2505382597</text:p>
          </table:table-cell>
          <table:table-cell office:value-type="float" office:value="-1.56824922562" calcext:value-type="float">
            <text:p>-1.5682492256</text:p>
          </table:table-cell>
          <table:table-cell office:value-type="float" office:value="134.093048096" calcext:value-type="float">
            <text:p>134.093048096</text:p>
          </table:table-cell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6.606" calcext:value-type="float">
            <text:p>6.606</text:p>
          </table:table-cell>
          <table:table-cell office:value-type="float" office:value="-1.793" calcext:value-type="float">
            <text:p>-1.79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57103073597" calcext:value-type="float">
            <text:p>0.9571030736</text:p>
          </table:table-cell>
          <table:table-cell office:value-type="float" office:value="-2.18301916122" calcext:value-type="float">
            <text:p>-2.1830191612</text:p>
          </table:table-cell>
          <table:table-cell office:value-type="float" office:value="-171.05078125" calcext:value-type="float">
            <text:p>-171.05078125</text:p>
          </table:table-cell>
          <table:table-cell office:value-type="float" office:value="-0.262755513191" calcext:value-type="float">
            <text:p>-0.2627555132</text:p>
          </table:table-cell>
          <table:table-cell office:value-type="float" office:value="-1.55492019653" calcext:value-type="float">
            <text:p>-1.5549201965</text:p>
          </table:table-cell>
          <table:table-cell office:value-type="float" office:value="132.282745361" calcext:value-type="float">
            <text:p>132.282745361</text:p>
          </table:table-cell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6.624" calcext:value-type="float">
            <text:p>6.624</text:p>
          </table:table-cell>
          <table:table-cell office:value-type="float" office:value="-1.796" calcext:value-type="float">
            <text:p>-1.79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30771633983" calcext:value-type="float">
            <text:p>0.930771634</text:p>
          </table:table-cell>
          <table:table-cell office:value-type="float" office:value="-2.18864798546" calcext:value-type="float">
            <text:p>-2.1886479855</text:p>
          </table:table-cell>
          <table:table-cell office:value-type="float" office:value="-170.87562561" calcext:value-type="float">
            <text:p>-170.87562561</text:p>
          </table:table-cell>
          <table:table-cell office:value-type="float" office:value="-0.273764491081" calcext:value-type="float">
            <text:p>-0.2737644911</text:p>
          </table:table-cell>
          <table:table-cell office:value-type="float" office:value="-1.54417359829" calcext:value-type="float">
            <text:p>-1.5441735983</text:p>
          </table:table-cell>
          <table:table-cell office:value-type="float" office:value="130.439605713" calcext:value-type="float">
            <text:p>130.439605713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6.641" calcext:value-type="float">
            <text:p>6.641</text:p>
          </table:table-cell>
          <table:table-cell office:value-type="float" office:value="-1.798" calcext:value-type="float">
            <text:p>-1.79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06925991178" calcext:value-type="float">
            <text:p>0.9069259912</text:p>
          </table:table-cell>
          <table:table-cell office:value-type="float" office:value="-2.19324851036" calcext:value-type="float">
            <text:p>-2.1932485104</text:p>
          </table:table-cell>
          <table:table-cell office:value-type="float" office:value="-170.780548096" calcext:value-type="float">
            <text:p>-170.780548096</text:p>
          </table:table-cell>
          <table:table-cell office:value-type="float" office:value="-0.278787046671" calcext:value-type="float">
            <text:p>-0.2787870467</text:p>
          </table:table-cell>
          <table:table-cell office:value-type="float" office:value="-1.53438675404" calcext:value-type="float">
            <text:p>-1.534386754</text:p>
          </table:table-cell>
          <table:table-cell office:value-type="float" office:value="128.563598633" calcext:value-type="float">
            <text:p>128.563598633</text:p>
          </table:table-cell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6.657" calcext:value-type="float">
            <text:p>6.657</text:p>
          </table:table-cell>
          <table:table-cell office:value-type="float" office:value="-1.799" calcext:value-type="float">
            <text:p>-1.79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80340650678" calcext:value-type="float">
            <text:p>0.8803406507</text:p>
          </table:table-cell>
          <table:table-cell office:value-type="float" office:value="-2.19580078125" calcext:value-type="float">
            <text:p>-2.1958007813</text:p>
          </table:table-cell>
          <table:table-cell office:value-type="float" office:value="-170.802398682" calcext:value-type="float">
            <text:p>-170.802398682</text:p>
          </table:table-cell>
          <table:table-cell office:value-type="float" office:value="-0.279072195292" calcext:value-type="float">
            <text:p>-0.2790721953</text:p>
          </table:table-cell>
          <table:table-cell office:value-type="float" office:value="-1.52324020863" calcext:value-type="float">
            <text:p>-1.5232402086</text:p>
          </table:table-cell>
          <table:table-cell office:value-type="float" office:value="126.671936035" calcext:value-type="float">
            <text:p>126.671936035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6.673" calcext:value-type="float">
            <text:p>6.673</text:p>
          </table:table-cell>
          <table:table-cell office:value-type="float" office:value="-1.8" calcext:value-type="float">
            <text:p>-1.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62831518054" calcext:value-type="float">
            <text:p>0.8628315181</text:p>
          </table:table-cell>
          <table:table-cell office:value-type="float" office:value="-2.19847369194" calcext:value-type="float">
            <text:p>-2.1984736919</text:p>
          </table:table-cell>
          <table:table-cell office:value-type="float" office:value="-170.814300537" calcext:value-type="float">
            <text:p>-170.814300537</text:p>
          </table:table-cell>
          <table:table-cell office:value-type="float" office:value="-0.278241991997" calcext:value-type="float">
            <text:p>-0.278241992</text:p>
          </table:table-cell>
          <table:table-cell office:value-type="float" office:value="-1.51201331615" calcext:value-type="float">
            <text:p>-1.5120133162</text:p>
          </table:table-cell>
          <table:table-cell office:value-type="float" office:value="124.851799011" calcext:value-type="float">
            <text:p>124.851799011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6.69" calcext:value-type="float">
            <text:p>6.69</text:p>
          </table:table-cell>
          <table:table-cell office:value-type="float" office:value="-1.801" calcext:value-type="float">
            <text:p>-1.80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43411758542" calcext:value-type="float">
            <text:p>0.8434117585</text:p>
          </table:table-cell>
          <table:table-cell office:value-type="float" office:value="-2.20195150375" calcext:value-type="float">
            <text:p>-2.2019515038</text:p>
          </table:table-cell>
          <table:table-cell office:value-type="float" office:value="-170.857254028" calcext:value-type="float">
            <text:p>-170.857254028</text:p>
          </table:table-cell>
          <table:table-cell office:value-type="float" office:value="-0.274913519621" calcext:value-type="float">
            <text:p>-0.2749135196</text:p>
          </table:table-cell>
          <table:table-cell office:value-type="float" office:value="-1.4986371994" calcext:value-type="float">
            <text:p>-1.4986371994</text:p>
          </table:table-cell>
          <table:table-cell office:value-type="float" office:value="123.065582275" calcext:value-type="float">
            <text:p>123.065582275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6.707" calcext:value-type="float">
            <text:p>6.707</text:p>
          </table:table-cell>
          <table:table-cell office:value-type="float" office:value="-1.801" calcext:value-type="float">
            <text:p>-1.80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22004690766" calcext:value-type="float">
            <text:p>0.8220046908</text:p>
          </table:table-cell>
          <table:table-cell office:value-type="float" office:value="-2.20332884789" calcext:value-type="float">
            <text:p>-2.2033288479</text:p>
          </table:table-cell>
          <table:table-cell office:value-type="float" office:value="-171.05607605" calcext:value-type="float">
            <text:p>-171.05607605</text:p>
          </table:table-cell>
          <table:table-cell office:value-type="float" office:value="-0.269644290209" calcext:value-type="float">
            <text:p>-0.2696442902</text:p>
          </table:table-cell>
          <table:table-cell office:value-type="float" office:value="-1.48505163193" calcext:value-type="float">
            <text:p>-1.4850516319</text:p>
          </table:table-cell>
          <table:table-cell office:value-type="float" office:value="121.304542542" calcext:value-type="float">
            <text:p>121.304542542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6.723" calcext:value-type="float">
            <text:p>6.723</text:p>
          </table:table-cell>
          <table:table-cell office:value-type="float" office:value="-1.8" calcext:value-type="float">
            <text:p>-1.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99414031208" calcext:value-type="float">
            <text:p>0.7994140312</text:p>
          </table:table-cell>
          <table:table-cell office:value-type="float" office:value="-2.20355224609" calcext:value-type="float">
            <text:p>-2.2035522461</text:p>
          </table:table-cell>
          <table:table-cell office:value-type="float" office:value="-171.353897095" calcext:value-type="float">
            <text:p>-171.353897095</text:p>
          </table:table-cell>
          <table:table-cell office:value-type="float" office:value="-0.261511743069" calcext:value-type="float">
            <text:p>-0.2615117431</text:p>
          </table:table-cell>
          <table:table-cell office:value-type="float" office:value="-1.46927940845" calcext:value-type="float">
            <text:p>-1.4692794085</text:p>
          </table:table-cell>
          <table:table-cell office:value-type="float" office:value="119.547279358" calcext:value-type="float">
            <text:p>119.547279358</text:p>
          </table:table-cell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6.74" calcext:value-type="float">
            <text:p>6.74</text:p>
          </table:table-cell>
          <table:table-cell office:value-type="float" office:value="-1.799" calcext:value-type="float">
            <text:p>-1.79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74568071589" calcext:value-type="float">
            <text:p>0.7745680716</text:p>
          </table:table-cell>
          <table:table-cell office:value-type="float" office:value="-2.20624065399" calcext:value-type="float">
            <text:p>-2.206240654</text:p>
          </table:table-cell>
          <table:table-cell office:value-type="float" office:value="-171.553070068" calcext:value-type="float">
            <text:p>-171.553070068</text:p>
          </table:table-cell>
          <table:table-cell office:value-type="float" office:value="-0.253872990608" calcext:value-type="float">
            <text:p>-0.2538729906</text:p>
          </table:table-cell>
          <table:table-cell office:value-type="float" office:value="-1.45428752899" calcext:value-type="float">
            <text:p>-1.454287529</text:p>
          </table:table-cell>
          <table:table-cell office:value-type="float" office:value="117.783714294" calcext:value-type="float">
            <text:p>117.7837142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757" calcext:value-type="float">
            <text:p>6.757</text:p>
          </table:table-cell>
          <table:table-cell office:value-type="float" office:value="-1.797" calcext:value-type="float">
            <text:p>-1.79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57092719432" calcext:value-type="float">
            <text:p>0.7570927194</text:p>
          </table:table-cell>
          <table:table-cell office:value-type="float" office:value="-2.20736670494" calcext:value-type="float">
            <text:p>-2.2073667049</text:p>
          </table:table-cell>
          <table:table-cell office:value-type="float" office:value="-171.797546387" calcext:value-type="float">
            <text:p>-171.797546387</text:p>
          </table:table-cell>
          <table:table-cell office:value-type="float" office:value="-0.245609983802" calcext:value-type="float">
            <text:p>-0.2456099838</text:p>
          </table:table-cell>
          <table:table-cell office:value-type="float" office:value="-1.44168627262" calcext:value-type="float">
            <text:p>-1.4416862726</text:p>
          </table:table-cell>
          <table:table-cell office:value-type="float" office:value="116.001693726" calcext:value-type="float">
            <text:p>116.001693726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6.772" calcext:value-type="float">
            <text:p>6.772</text:p>
          </table:table-cell>
          <table:table-cell office:value-type="float" office:value="-1.794" calcext:value-type="float">
            <text:p>-1.79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31760408729" calcext:value-type="float">
            <text:p>0.7317604087</text:p>
          </table:table-cell>
          <table:table-cell office:value-type="float" office:value="-2.20684361458" calcext:value-type="float">
            <text:p>-2.2068436146</text:p>
          </table:table-cell>
          <table:table-cell office:value-type="float" office:value="-172.204528809" calcext:value-type="float">
            <text:p>-172.204528809</text:p>
          </table:table-cell>
          <table:table-cell office:value-type="float" office:value="-0.236861869693" calcext:value-type="float">
            <text:p>-0.2368618697</text:p>
          </table:table-cell>
          <table:table-cell office:value-type="float" office:value="-1.43078291416" calcext:value-type="float">
            <text:p>-1.4307829142</text:p>
          </table:table-cell>
          <table:table-cell office:value-type="float" office:value="114.222015381" calcext:value-type="float">
            <text:p>114.222015381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6.789" calcext:value-type="float">
            <text:p>6.789</text:p>
          </table:table-cell>
          <table:table-cell office:value-type="float" office:value="-1.791" calcext:value-type="float">
            <text:p>-1.79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00843181461" calcext:value-type="float">
            <text:p>0.7008431815</text:p>
          </table:table-cell>
          <table:table-cell office:value-type="float" office:value="-2.20644402504" calcext:value-type="float">
            <text:p>-2.206444025</text:p>
          </table:table-cell>
          <table:table-cell office:value-type="float" office:value="-172.674041748" calcext:value-type="float">
            <text:p>-172.674041748</text:p>
          </table:table-cell>
          <table:table-cell office:value-type="float" office:value="-0.227337166667" calcext:value-type="float">
            <text:p>-0.2273371667</text:p>
          </table:table-cell>
          <table:table-cell office:value-type="float" office:value="-1.41979932785" calcext:value-type="float">
            <text:p>-1.4197993279</text:p>
          </table:table-cell>
          <table:table-cell office:value-type="float" office:value="112.464004517" calcext:value-type="float">
            <text:p>112.464004517</text:p>
          </table:table-cell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6.804" calcext:value-type="float">
            <text:p>6.804</text:p>
          </table:table-cell>
          <table:table-cell office:value-type="float" office:value="-1.788" calcext:value-type="float">
            <text:p>-1.78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6937700659" calcext:value-type="float">
            <text:p>0.6693770066</text:p>
          </table:table-cell>
          <table:table-cell office:value-type="float" office:value="-2.20490694046" calcext:value-type="float">
            <text:p>-2.2049069405</text:p>
          </table:table-cell>
          <table:table-cell office:value-type="float" office:value="-173.227996826" calcext:value-type="float">
            <text:p>-173.227996826</text:p>
          </table:table-cell>
          <table:table-cell office:value-type="float" office:value="-0.217232093215" calcext:value-type="float">
            <text:p>-0.2172320932</text:p>
          </table:table-cell>
          <table:table-cell office:value-type="float" office:value="-1.40906453133" calcext:value-type="float">
            <text:p>-1.4090645313</text:p>
          </table:table-cell>
          <table:table-cell office:value-type="float" office:value="110.712333679" calcext:value-type="float">
            <text:p>110.712333679</text:p>
          </table:table-cell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6.819" calcext:value-type="float">
            <text:p>6.819</text:p>
          </table:table-cell>
          <table:table-cell office:value-type="float" office:value="-1.784" calcext:value-type="float">
            <text:p>-1.78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44408553839" calcext:value-type="float">
            <text:p>0.6444085538</text:p>
          </table:table-cell>
          <table:table-cell office:value-type="float" office:value="-2.19712567329" calcext:value-type="float">
            <text:p>-2.1971256733</text:p>
          </table:table-cell>
          <table:table-cell office:value-type="float" office:value="-174.050231934" calcext:value-type="float">
            <text:p>-174.050231934</text:p>
          </table:table-cell>
          <table:table-cell office:value-type="float" office:value="-0.207336574793" calcext:value-type="float">
            <text:p>-0.2073365748</text:p>
          </table:table-cell>
          <table:table-cell office:value-type="float" office:value="-1.39933538437" calcext:value-type="float">
            <text:p>-1.3993353844</text:p>
          </table:table-cell>
          <table:table-cell office:value-type="float" office:value="108.969070435" calcext:value-type="float">
            <text:p>108.969070435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6.835" calcext:value-type="float">
            <text:p>6.835</text:p>
          </table:table-cell>
          <table:table-cell office:value-type="float" office:value="-1.78" calcext:value-type="float">
            <text:p>-1.7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27477914095" calcext:value-type="float">
            <text:p>0.6274779141</text:p>
          </table:table-cell>
          <table:table-cell office:value-type="float" office:value="-2.18625473976" calcext:value-type="float">
            <text:p>-2.1862547398</text:p>
          </table:table-cell>
          <table:table-cell office:value-type="float" office:value="-175.039245605" calcext:value-type="float">
            <text:p>-175.039245605</text:p>
          </table:table-cell>
          <table:table-cell office:value-type="float" office:value="-0.196500167251" calcext:value-type="float">
            <text:p>-0.1965001673</text:p>
          </table:table-cell>
          <table:table-cell office:value-type="float" office:value="-1.39096534252" calcext:value-type="float">
            <text:p>-1.3909653425</text:p>
          </table:table-cell>
          <table:table-cell office:value-type="float" office:value="107.207260132" calcext:value-type="float">
            <text:p>107.207260132</text:p>
          </table:table-cell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6.85" calcext:value-type="float">
            <text:p>6.85</text:p>
          </table:table-cell>
          <table:table-cell office:value-type="float" office:value="-1.775" calcext:value-type="float">
            <text:p>-1.77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06115564704" calcext:value-type="float">
            <text:p>0.6061155647</text:p>
          </table:table-cell>
          <table:table-cell office:value-type="float" office:value="-2.17228293419" calcext:value-type="float">
            <text:p>-2.1722829342</text:p>
          </table:table-cell>
          <table:table-cell office:value-type="float" office:value="-176.154067993" calcext:value-type="float">
            <text:p>-176.154067993</text:p>
          </table:table-cell>
          <table:table-cell office:value-type="float" office:value="-0.185248926282" calcext:value-type="float">
            <text:p>-0.1852489263</text:p>
          </table:table-cell>
          <table:table-cell office:value-type="float" office:value="-1.38369345665" calcext:value-type="float">
            <text:p>-1.3836934567</text:p>
          </table:table-cell>
          <table:table-cell office:value-type="float" office:value="105.468330383" calcext:value-type="float">
            <text:p>105.468330383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6.866" calcext:value-type="float">
            <text:p>6.866</text:p>
          </table:table-cell>
          <table:table-cell office:value-type="float" office:value="-1.769" calcext:value-type="float">
            <text:p>-1.76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8612562716" calcext:value-type="float">
            <text:p>0.5861256272</text:p>
          </table:table-cell>
          <table:table-cell office:value-type="float" office:value="-2.15818357468" calcext:value-type="float">
            <text:p>-2.1581835747</text:p>
          </table:table-cell>
          <table:table-cell office:value-type="float" office:value="-177.3099823" calcext:value-type="float">
            <text:p>-177.3099823</text:p>
          </table:table-cell>
          <table:table-cell office:value-type="float" office:value="-0.172598719597" calcext:value-type="float">
            <text:p>-0.1725987196</text:p>
          </table:table-cell>
          <table:table-cell office:value-type="float" office:value="-1.37511217594" calcext:value-type="float">
            <text:p>-1.3751121759</text:p>
          </table:table-cell>
          <table:table-cell office:value-type="float" office:value="103.755432129" calcext:value-type="float">
            <text:p>103.755432129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6.881" calcext:value-type="float">
            <text:p>6.881</text:p>
          </table:table-cell>
          <table:table-cell office:value-type="float" office:value="-1.764" calcext:value-type="float">
            <text:p>-1.76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77510505915" calcext:value-type="float">
            <text:p>0.5775105059</text:p>
          </table:table-cell>
          <table:table-cell office:value-type="float" office:value="-2.14584040642" calcext:value-type="float">
            <text:p>-2.1458404064</text:p>
          </table:table-cell>
          <table:table-cell office:value-type="float" office:value="-178.533355713" calcext:value-type="float">
            <text:p>-178.533355713</text:p>
          </table:table-cell>
          <table:table-cell office:value-type="float" office:value="-0.161290556192" calcext:value-type="float">
            <text:p>-0.1612905562</text:p>
          </table:table-cell>
          <table:table-cell office:value-type="float" office:value="-1.37018406391" calcext:value-type="float">
            <text:p>-1.3701840639</text:p>
          </table:table-cell>
          <table:table-cell office:value-type="float" office:value="102.043548584" calcext:value-type="float">
            <text:p>102.043548584</text:p>
          </table:table-cell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6.895" calcext:value-type="float">
            <text:p>6.895</text:p>
          </table:table-cell>
          <table:table-cell office:value-type="float" office:value="-1.757" calcext:value-type="float">
            <text:p>-1.75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67483603954" calcext:value-type="float">
            <text:p>0.567483604</text:p>
          </table:table-cell>
          <table:table-cell office:value-type="float" office:value="-2.1321105957" calcext:value-type="float">
            <text:p>-2.1321105957</text:p>
          </table:table-cell>
          <table:table-cell office:value-type="float" office:value="-179.839172363" calcext:value-type="float">
            <text:p>-179.839172363</text:p>
          </table:table-cell>
          <table:table-cell office:value-type="float" office:value="-0.148338094354" calcext:value-type="float">
            <text:p>-0.1483380944</text:p>
          </table:table-cell>
          <table:table-cell office:value-type="float" office:value="-1.36250090599" calcext:value-type="float">
            <text:p>-1.362500906</text:p>
          </table:table-cell>
          <table:table-cell office:value-type="float" office:value="100.364944458" calcext:value-type="float">
            <text:p>100.3649444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91" calcext:value-type="float">
            <text:p>6.91</text:p>
          </table:table-cell>
          <table:table-cell office:value-type="float" office:value="-1.75" calcext:value-type="float">
            <text:p>-1.7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57929545641" calcext:value-type="float">
            <text:p>0.5579295456</text:p>
          </table:table-cell>
          <table:table-cell office:value-type="float" office:value="-2.11374306679" calcext:value-type="float">
            <text:p>-2.1137430668</text:p>
          </table:table-cell>
          <table:table-cell office:value-type="float" office:value="178.740127563" calcext:value-type="float">
            <text:p>178.740127563</text:p>
          </table:table-cell>
          <table:table-cell office:value-type="float" office:value="-0.137283891439" calcext:value-type="float">
            <text:p>-0.1372838914</text:p>
          </table:table-cell>
          <table:table-cell office:value-type="float" office:value="-1.35735940933" calcext:value-type="float">
            <text:p>-1.3573594093</text:p>
          </table:table-cell>
          <table:table-cell office:value-type="float" office:value="98.6772232056" calcext:value-type="float">
            <text:p>98.6772232056</text:p>
          </table:table-cell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6.925" calcext:value-type="float">
            <text:p>6.925</text:p>
          </table:table-cell>
          <table:table-cell office:value-type="float" office:value="-1.743" calcext:value-type="float">
            <text:p>-1.74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55936515331" calcext:value-type="float">
            <text:p>0.5559365153</text:p>
          </table:table-cell>
          <table:table-cell office:value-type="float" office:value="-2.09336733818" calcext:value-type="float">
            <text:p>-2.0933673382</text:p>
          </table:table-cell>
          <table:table-cell office:value-type="float" office:value="177.207489014" calcext:value-type="float">
            <text:p>177.207489014</text:p>
          </table:table-cell>
          <table:table-cell office:value-type="float" office:value="-0.125350490212" calcext:value-type="float">
            <text:p>-0.1253504902</text:p>
          </table:table-cell>
          <table:table-cell office:value-type="float" office:value="-1.35269713402" calcext:value-type="float">
            <text:p>-1.352697134</text:p>
          </table:table-cell>
          <table:table-cell office:value-type="float" office:value="96.9953384399" calcext:value-type="float">
            <text:p>96.9953384399</text:p>
          </table:table-cell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6.939" calcext:value-type="float">
            <text:p>6.939</text:p>
          </table:table-cell>
          <table:table-cell office:value-type="float" office:value="-1.735" calcext:value-type="float">
            <text:p>-1.73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6373719871" calcext:value-type="float">
            <text:p>0.5637371987</text:p>
          </table:table-cell>
          <table:table-cell office:value-type="float" office:value="-2.07073736191" calcext:value-type="float">
            <text:p>-2.0707373619</text:p>
          </table:table-cell>
          <table:table-cell office:value-type="float" office:value="175.545166016" calcext:value-type="float">
            <text:p>175.545166016</text:p>
          </table:table-cell>
          <table:table-cell office:value-type="float" office:value="-0.113416105509" calcext:value-type="float">
            <text:p>-0.1134161055</text:p>
          </table:table-cell>
          <table:table-cell office:value-type="float" office:value="-1.34889388084" calcext:value-type="float">
            <text:p>-1.3488938808</text:p>
          </table:table-cell>
          <table:table-cell office:value-type="float" office:value="95.3249206543" calcext:value-type="float">
            <text:p>95.3249206543</text:p>
          </table:table-cell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6.953" calcext:value-type="float">
            <text:p>6.953</text:p>
          </table:table-cell>
          <table:table-cell office:value-type="float" office:value="-1.727" calcext:value-type="float">
            <text:p>-1.72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73861956596" calcext:value-type="float">
            <text:p>0.5738619566</text:p>
          </table:table-cell>
          <table:table-cell office:value-type="float" office:value="-2.0472536087" calcext:value-type="float">
            <text:p>-2.0472536087</text:p>
          </table:table-cell>
          <table:table-cell office:value-type="float" office:value="173.918029785" calcext:value-type="float">
            <text:p>173.918029785</text:p>
          </table:table-cell>
          <table:table-cell office:value-type="float" office:value="-0.101503685117" calcext:value-type="float">
            <text:p>-0.1015036851</text:p>
          </table:table-cell>
          <table:table-cell office:value-type="float" office:value="-1.34413301945" calcext:value-type="float">
            <text:p>-1.3441330195</text:p>
          </table:table-cell>
          <table:table-cell office:value-type="float" office:value="93.755317688" calcext:value-type="float">
            <text:p>93.755317688</text:p>
          </table:table-cell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6.967" calcext:value-type="float">
            <text:p>6.967</text:p>
          </table:table-cell>
          <table:table-cell office:value-type="float" office:value="-1.718" calcext:value-type="float">
            <text:p>-1.71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8067509532" calcext:value-type="float">
            <text:p>0.5806750953</text:p>
          </table:table-cell>
          <table:table-cell office:value-type="float" office:value="-2.02066087723" calcext:value-type="float">
            <text:p>-2.0206608772</text:p>
          </table:table-cell>
          <table:table-cell office:value-type="float" office:value="172.262634277" calcext:value-type="float">
            <text:p>172.262634277</text:p>
          </table:table-cell>
          <table:table-cell office:value-type="float" office:value="-0.0908471792936" calcext:value-type="float">
            <text:p>-0.0908471793</text:p>
          </table:table-cell>
          <table:table-cell office:value-type="float" office:value="-1.34250915051" calcext:value-type="float">
            <text:p>-1.3425091505</text:p>
          </table:table-cell>
          <table:table-cell office:value-type="float" office:value="92.2585144043" calcext:value-type="float">
            <text:p>92.2585144043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6.98" calcext:value-type="float">
            <text:p>6.98</text:p>
          </table:table-cell>
          <table:table-cell office:value-type="float" office:value="-1.709" calcext:value-type="float">
            <text:p>-1.70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8509761095" calcext:value-type="float">
            <text:p>0.585097611</text:p>
          </table:table-cell>
          <table:table-cell office:value-type="float" office:value="-2.00599980354" calcext:value-type="float">
            <text:p>-2.0059998035</text:p>
          </table:table-cell>
          <table:table-cell office:value-type="float" office:value="170.663146973" calcext:value-type="float">
            <text:p>170.663146973</text:p>
          </table:table-cell>
          <table:table-cell office:value-type="float" office:value="-0.0789214223623" calcext:value-type="float">
            <text:p>-0.0789214224</text:p>
          </table:table-cell>
          <table:table-cell office:value-type="float" office:value="-1.33855605125" calcext:value-type="float">
            <text:p>-1.3385560513</text:p>
          </table:table-cell>
          <table:table-cell office:value-type="float" office:value="90.7662811279" calcext:value-type="float">
            <text:p>90.7662811279</text:p>
          </table:table-cell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6.993" calcext:value-type="float">
            <text:p>6.993</text:p>
          </table:table-cell>
          <table:table-cell office:value-type="float" office:value="-1.7" calcext:value-type="float">
            <text:p>-1.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90307608247" calcext:value-type="float">
            <text:p>0.5903076082</text:p>
          </table:table-cell>
          <table:table-cell office:value-type="float" office:value="-1.9931832552" calcext:value-type="float">
            <text:p>-1.9931832552</text:p>
          </table:table-cell>
          <table:table-cell office:value-type="float" office:value="169.083877563" calcext:value-type="float">
            <text:p>169.083877563</text:p>
          </table:table-cell>
          <table:table-cell office:value-type="float" office:value="-0.0669262632728" calcext:value-type="float">
            <text:p>-0.0669262633</text:p>
          </table:table-cell>
          <table:table-cell office:value-type="float" office:value="-1.33630919456" calcext:value-type="float">
            <text:p>-1.3363091946</text:p>
          </table:table-cell>
          <table:table-cell office:value-type="float" office:value="89.2802963257" calcext:value-type="float">
            <text:p>89.2802963257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7.005" calcext:value-type="float">
            <text:p>7.005</text:p>
          </table:table-cell>
          <table:table-cell office:value-type="float" office:value="-1.69" calcext:value-type="float">
            <text:p>-1.6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83834275603" calcext:value-type="float">
            <text:p>0.5838342756</text:p>
          </table:table-cell>
          <table:table-cell office:value-type="float" office:value="-1.97444295883" calcext:value-type="float">
            <text:p>-1.9744429588</text:p>
          </table:table-cell>
          <table:table-cell office:value-type="float" office:value="167.419647217" calcext:value-type="float">
            <text:p>167.419647217</text:p>
          </table:table-cell>
          <table:table-cell office:value-type="float" office:value="-0.0552762337029" calcext:value-type="float">
            <text:p>-0.0552762337</text:p>
          </table:table-cell>
          <table:table-cell office:value-type="float" office:value="-1.33455717564" calcext:value-type="float">
            <text:p>-1.3345571756</text:p>
          </table:table-cell>
          <table:table-cell office:value-type="float" office:value="87.8419876099" calcext:value-type="float">
            <text:p>87.8419876099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7.017" calcext:value-type="float">
            <text:p>7.017</text:p>
          </table:table-cell>
          <table:table-cell office:value-type="float" office:value="-1.68" calcext:value-type="float">
            <text:p>-1.6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85522904992" calcext:value-type="float">
            <text:p>0.585522905</text:p>
          </table:table-cell>
          <table:table-cell office:value-type="float" office:value="-1.96174168587" calcext:value-type="float">
            <text:p>-1.9617416859</text:p>
          </table:table-cell>
          <table:table-cell office:value-type="float" office:value="165.720092773" calcext:value-type="float">
            <text:p>165.720092773</text:p>
          </table:table-cell>
          <table:table-cell office:value-type="float" office:value="-0.0439502298832" calcext:value-type="float">
            <text:p>-0.0439502299</text:p>
          </table:table-cell>
          <table:table-cell office:value-type="float" office:value="-1.3332054615" calcext:value-type="float">
            <text:p>-1.3332054615</text:p>
          </table:table-cell>
          <table:table-cell office:value-type="float" office:value="86.4351577759" calcext:value-type="float">
            <text:p>86.4351577759</text:p>
          </table:table-cell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7.028" calcext:value-type="float">
            <text:p>7.028</text:p>
          </table:table-cell>
          <table:table-cell office:value-type="float" office:value="-1.67" calcext:value-type="float">
            <text:p>-1.6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83430796862" calcext:value-type="float">
            <text:p>0.5834307969</text:p>
          </table:table-cell>
          <table:table-cell office:value-type="float" office:value="-1.94815266132" calcext:value-type="float">
            <text:p>-1.9481526613</text:p>
          </table:table-cell>
          <table:table-cell office:value-type="float" office:value="163.985626221" calcext:value-type="float">
            <text:p>163.985626221</text:p>
          </table:table-cell>
          <table:table-cell office:value-type="float" office:value="-0.0319368317723" calcext:value-type="float">
            <text:p>-0.0319368318</text:p>
          </table:table-cell>
          <table:table-cell office:value-type="float" office:value="-1.33252346516" calcext:value-type="float">
            <text:p>-1.3325234652</text:p>
          </table:table-cell>
          <table:table-cell office:value-type="float" office:value="84.9933013916" calcext:value-type="float">
            <text:p>84.99330139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039" calcext:value-type="float">
            <text:p>7.039</text:p>
          </table:table-cell>
          <table:table-cell office:value-type="float" office:value="-1.66" calcext:value-type="float">
            <text:p>-1.6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87401121855" calcext:value-type="float">
            <text:p>0.5874011219</text:p>
          </table:table-cell>
          <table:table-cell office:value-type="float" office:value="-1.9402487278" calcext:value-type="float">
            <text:p>-1.9402487278</text:p>
          </table:table-cell>
          <table:table-cell office:value-type="float" office:value="162.328094482" calcext:value-type="float">
            <text:p>162.328094482</text:p>
          </table:table-cell>
          <table:table-cell office:value-type="float" office:value="-0.0194617267698" calcext:value-type="float">
            <text:p>-0.0194617268</text:p>
          </table:table-cell>
          <table:table-cell office:value-type="float" office:value="-1.33178520203" calcext:value-type="float">
            <text:p>-1.331785202</text:p>
          </table:table-cell>
          <table:table-cell office:value-type="float" office:value="83.4938659668" calcext:value-type="float">
            <text:p>83.4938659668</text:p>
          </table:table-cell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7.049" calcext:value-type="float">
            <text:p>7.049</text:p>
          </table:table-cell>
          <table:table-cell office:value-type="float" office:value="-1.649" calcext:value-type="float">
            <text:p>-1.64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89083954692" calcext:value-type="float">
            <text:p>0.5890839547</text:p>
          </table:table-cell>
          <table:table-cell office:value-type="float" office:value="-1.93057048321" calcext:value-type="float">
            <text:p>-1.9305704832</text:p>
          </table:table-cell>
          <table:table-cell office:value-type="float" office:value="160.713531494" calcext:value-type="float">
            <text:p>160.713531494</text:p>
          </table:table-cell>
          <table:table-cell office:value-type="float" office:value="-0.00639007519931" calcext:value-type="float">
            <text:p>-0.0063900752</text:p>
          </table:table-cell>
          <table:table-cell office:value-type="float" office:value="-1.33021640778" calcext:value-type="float">
            <text:p>-1.3302164078</text:p>
          </table:table-cell>
          <table:table-cell office:value-type="float" office:value="81.8973236084" calcext:value-type="float">
            <text:p>81.8973236084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7.059" calcext:value-type="float">
            <text:p>7.059</text:p>
          </table:table-cell>
          <table:table-cell office:value-type="float" office:value="-1.638" calcext:value-type="float">
            <text:p>-1.63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87622255087" calcext:value-type="float">
            <text:p>0.5876222551</text:p>
          </table:table-cell>
          <table:table-cell office:value-type="float" office:value="-1.91976284981" calcext:value-type="float">
            <text:p>-1.9197628498</text:p>
          </table:table-cell>
          <table:table-cell office:value-type="float" office:value="159.114868164" calcext:value-type="float">
            <text:p>159.114868164</text:p>
          </table:table-cell>
          <table:table-cell office:value-type="float" office:value="0.00851683970541" calcext:value-type="float">
            <text:p>0.0085168397</text:p>
          </table:table-cell>
          <table:table-cell office:value-type="float" office:value="-1.32791244984" calcext:value-type="float">
            <text:p>-1.3279124498</text:p>
          </table:table-cell>
          <table:table-cell office:value-type="float" office:value="80.2361068726" calcext:value-type="float">
            <text:p>80.2361068726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7.068" calcext:value-type="float">
            <text:p>7.068</text:p>
          </table:table-cell>
          <table:table-cell office:value-type="float" office:value="-1.628" calcext:value-type="float">
            <text:p>-1.62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85218578577" calcext:value-type="float">
            <text:p>0.5852185786</text:p>
          </table:table-cell>
          <table:table-cell office:value-type="float" office:value="-1.90604817867" calcext:value-type="float">
            <text:p>-1.9060481787</text:p>
          </table:table-cell>
          <table:table-cell office:value-type="float" office:value="157.443695068" calcext:value-type="float">
            <text:p>157.443695068</text:p>
          </table:table-cell>
          <table:table-cell office:value-type="float" office:value="0.0240387674421" calcext:value-type="float">
            <text:p>0.0240387674</text:p>
          </table:table-cell>
          <table:table-cell office:value-type="float" office:value="-1.3258023262" calcext:value-type="float">
            <text:p>-1.3258023262</text:p>
          </table:table-cell>
          <table:table-cell office:value-type="float" office:value="78.5263290405" calcext:value-type="float">
            <text:p>78.5263290405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7.077" calcext:value-type="float">
            <text:p>7.077</text:p>
          </table:table-cell>
          <table:table-cell office:value-type="float" office:value="-1.618" calcext:value-type="float">
            <text:p>-1.61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73475211859" calcext:value-type="float">
            <text:p>0.5734752119</text:p>
          </table:table-cell>
          <table:table-cell office:value-type="float" office:value="-1.88034248352" calcext:value-type="float">
            <text:p>-1.8803424835</text:p>
          </table:table-cell>
          <table:table-cell office:value-type="float" office:value="155.703475952" calcext:value-type="float">
            <text:p>155.703475952</text:p>
          </table:table-cell>
          <table:table-cell office:value-type="float" office:value="0.0379589274526" calcext:value-type="float">
            <text:p>0.0379589275</text:p>
          </table:table-cell>
          <table:table-cell office:value-type="float" office:value="-1.32634758949" calcext:value-type="float">
            <text:p>-1.3263475895</text:p>
          </table:table-cell>
          <table:table-cell office:value-type="float" office:value="76.7594223022" calcext:value-type="float">
            <text:p>76.7594223022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7.084" calcext:value-type="float">
            <text:p>7.084</text:p>
          </table:table-cell>
          <table:table-cell office:value-type="float" office:value="-1.608" calcext:value-type="float">
            <text:p>-1.60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73442921042" calcext:value-type="float">
            <text:p>0.573442921</text:p>
          </table:table-cell>
          <table:table-cell office:value-type="float" office:value="-1.86796498299" calcext:value-type="float">
            <text:p>-1.867964983</text:p>
          </table:table-cell>
          <table:table-cell office:value-type="float" office:value="153.970718384" calcext:value-type="float">
            <text:p>153.970718384</text:p>
          </table:table-cell>
          <table:table-cell office:value-type="float" office:value="0.0507562607527" calcext:value-type="float">
            <text:p>0.0507562608</text:p>
          </table:table-cell>
          <table:table-cell office:value-type="float" office:value="-1.3292350769" calcext:value-type="float">
            <text:p>-1.3292350769</text:p>
          </table:table-cell>
          <table:table-cell office:value-type="float" office:value="75.0121078491" calcext:value-type="float">
            <text:p>75.0121078491</text:p>
          </table:table-cell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7.091" calcext:value-type="float">
            <text:p>7.091</text:p>
          </table:table-cell>
          <table:table-cell office:value-type="float" office:value="-1.598" calcext:value-type="float">
            <text:p>-1.59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67065522075" calcext:value-type="float">
            <text:p>0.5670655221</text:p>
          </table:table-cell>
          <table:table-cell office:value-type="float" office:value="-1.85013151169" calcext:value-type="float">
            <text:p>-1.8501315117</text:p>
          </table:table-cell>
          <table:table-cell office:value-type="float" office:value="152.195007324" calcext:value-type="float">
            <text:p>152.195007324</text:p>
          </table:table-cell>
          <table:table-cell office:value-type="float" office:value="0.0643162876368" calcext:value-type="float">
            <text:p>0.0643162876</text:p>
          </table:table-cell>
          <table:table-cell office:value-type="float" office:value="-1.33138930798" calcext:value-type="float">
            <text:p>-1.331389308</text:p>
          </table:table-cell>
          <table:table-cell office:value-type="float" office:value="73.300819397" calcext:value-type="float">
            <text:p>73.300819397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7.097" calcext:value-type="float">
            <text:p>7.097</text:p>
          </table:table-cell>
          <table:table-cell office:value-type="float" office:value="-1.589" calcext:value-type="float">
            <text:p>-1.58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55811464787" calcext:value-type="float">
            <text:p>0.5558114648</text:p>
          </table:table-cell>
          <table:table-cell office:value-type="float" office:value="-1.82824873924" calcext:value-type="float">
            <text:p>-1.8282487392</text:p>
          </table:table-cell>
          <table:table-cell office:value-type="float" office:value="150.447967529" calcext:value-type="float">
            <text:p>150.447967529</text:p>
          </table:table-cell>
          <table:table-cell office:value-type="float" office:value="0.0758219510317" calcext:value-type="float">
            <text:p>0.075821951</text:p>
          </table:table-cell>
          <table:table-cell office:value-type="float" office:value="-1.33804929256" calcext:value-type="float">
            <text:p>-1.3380492926</text:p>
          </table:table-cell>
          <table:table-cell office:value-type="float" office:value="71.555229187" calcext:value-type="float">
            <text:p>71.555229187</text:p>
          </table:table-cell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7.103" calcext:value-type="float">
            <text:p>7.103</text:p>
          </table:table-cell>
          <table:table-cell office:value-type="float" office:value="-1.58" calcext:value-type="float">
            <text:p>-1.5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64099699259" calcext:value-type="float">
            <text:p>0.5640996993</text:p>
          </table:table-cell>
          <table:table-cell office:value-type="float" office:value="-1.80173313618" calcext:value-type="float">
            <text:p>-1.8017331362</text:p>
          </table:table-cell>
          <table:table-cell office:value-type="float" office:value="148.690811157" calcext:value-type="float">
            <text:p>148.690811157</text:p>
          </table:table-cell>
          <table:table-cell office:value-type="float" office:value="0.0881747305393" calcext:value-type="float">
            <text:p>0.0881747305</text:p>
          </table:table-cell>
          <table:table-cell office:value-type="float" office:value="-1.34206497669" calcext:value-type="float">
            <text:p>-1.3420649767</text:p>
          </table:table-cell>
          <table:table-cell office:value-type="float" office:value="69.7996520996" calcext:value-type="float">
            <text:p>69.7996520996</text:p>
          </table:table-cell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7.108" calcext:value-type="float">
            <text:p>7.108</text:p>
          </table:table-cell>
          <table:table-cell office:value-type="float" office:value="-1.571" calcext:value-type="float">
            <text:p>-1.57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71795791388" calcext:value-type="float">
            <text:p>0.5717957914</text:p>
          </table:table-cell>
          <table:table-cell office:value-type="float" office:value="-1.77201592922" calcext:value-type="float">
            <text:p>-1.7720159292</text:p>
          </table:table-cell>
          <table:table-cell office:value-type="float" office:value="147.015762329" calcext:value-type="float">
            <text:p>147.015762329</text:p>
          </table:table-cell>
          <table:table-cell office:value-type="float" office:value="0.101706318557" calcext:value-type="float">
            <text:p>0.1017063186</text:p>
          </table:table-cell>
          <table:table-cell office:value-type="float" office:value="-1.34486079216" calcext:value-type="float">
            <text:p>-1.3448607922</text:p>
          </table:table-cell>
          <table:table-cell office:value-type="float" office:value="68.0793457031" calcext:value-type="float">
            <text:p>68.07934570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112" calcext:value-type="float">
            <text:p>7.112</text:p>
          </table:table-cell>
          <table:table-cell office:value-type="float" office:value="-1.563" calcext:value-type="float">
            <text:p>-1.56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69085374475" calcext:value-type="float">
            <text:p>0.5690853745</text:p>
          </table:table-cell>
          <table:table-cell office:value-type="float" office:value="-1.73926079273" calcext:value-type="float">
            <text:p>-1.7392607927</text:p>
          </table:table-cell>
          <table:table-cell office:value-type="float" office:value="145.44732666" calcext:value-type="float">
            <text:p>145.44732666</text:p>
          </table:table-cell>
          <table:table-cell office:value-type="float" office:value="0.113036550581" calcext:value-type="float">
            <text:p>0.1130365506</text:p>
          </table:table-cell>
          <table:table-cell office:value-type="float" office:value="-1.35043668747" calcext:value-type="float">
            <text:p>-1.3504366875</text:p>
          </table:table-cell>
          <table:table-cell office:value-type="float" office:value="66.3580703735" calcext:value-type="float">
            <text:p>66.3580703735</text:p>
          </table:table-cell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7.116" calcext:value-type="float">
            <text:p>7.116</text:p>
          </table:table-cell>
          <table:table-cell office:value-type="float" office:value="-1.554" calcext:value-type="float">
            <text:p>-1.55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47672748566" calcext:value-type="float">
            <text:p>0.5476727486</text:p>
          </table:table-cell>
          <table:table-cell office:value-type="float" office:value="-1.70569527149" calcext:value-type="float">
            <text:p>-1.7056952715</text:p>
          </table:table-cell>
          <table:table-cell office:value-type="float" office:value="143.956619263" calcext:value-type="float">
            <text:p>143.956619263</text:p>
          </table:table-cell>
          <table:table-cell office:value-type="float" office:value="0.124728135765" calcext:value-type="float">
            <text:p>0.1247281358</text:p>
          </table:table-cell>
          <table:table-cell office:value-type="float" office:value="-1.35700178146" calcext:value-type="float">
            <text:p>-1.3570017815</text:p>
          </table:table-cell>
          <table:table-cell office:value-type="float" office:value="64.6128463745" calcext:value-type="float">
            <text:p>64.6128463745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7.12" calcext:value-type="float">
            <text:p>7.12</text:p>
          </table:table-cell>
          <table:table-cell office:value-type="float" office:value="-1.546" calcext:value-type="float">
            <text:p>-1.54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30350089073" calcext:value-type="float">
            <text:p>0.5303500891</text:p>
          </table:table-cell>
          <table:table-cell office:value-type="float" office:value="-1.68237531185" calcext:value-type="float">
            <text:p>-1.6823753119</text:p>
          </table:table-cell>
          <table:table-cell office:value-type="float" office:value="142.434402466" calcext:value-type="float">
            <text:p>142.434402466</text:p>
          </table:table-cell>
          <table:table-cell office:value-type="float" office:value="0.136549443007" calcext:value-type="float">
            <text:p>0.136549443</text:p>
          </table:table-cell>
          <table:table-cell office:value-type="float" office:value="-1.36271762848" calcext:value-type="float">
            <text:p>-1.3627176285</text:p>
          </table:table-cell>
          <table:table-cell office:value-type="float" office:value="62.9286842346" calcext:value-type="float">
            <text:p>62.9286842346</text:p>
          </table:table-cell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7.123" calcext:value-type="float">
            <text:p>7.123</text:p>
          </table:table-cell>
          <table:table-cell office:value-type="float" office:value="-1.539" calcext:value-type="float">
            <text:p>-1.53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23330971599" calcext:value-type="float">
            <text:p>0.5233309716</text:p>
          </table:table-cell>
          <table:table-cell office:value-type="float" office:value="-1.65829432011" calcext:value-type="float">
            <text:p>-1.6582943201</text:p>
          </table:table-cell>
          <table:table-cell office:value-type="float" office:value="140.882949829" calcext:value-type="float">
            <text:p>140.882949829</text:p>
          </table:table-cell>
          <table:table-cell office:value-type="float" office:value="0.14759016037" calcext:value-type="float">
            <text:p>0.1475901604</text:p>
          </table:table-cell>
          <table:table-cell office:value-type="float" office:value="-1.36825788021" calcext:value-type="float">
            <text:p>-1.3682578802</text:p>
          </table:table-cell>
          <table:table-cell office:value-type="float" office:value="61.276058197" calcext:value-type="float">
            <text:p>61.276058197</text:p>
          </table:table-cell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7.125" calcext:value-type="float">
            <text:p>7.125</text:p>
          </table:table-cell>
          <table:table-cell office:value-type="float" office:value="-1.533" calcext:value-type="float">
            <text:p>-1.53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19822597504" calcext:value-type="float">
            <text:p>0.5198225975</text:p>
          </table:table-cell>
          <table:table-cell office:value-type="float" office:value="-1.63299751282" calcext:value-type="float">
            <text:p>-1.6329975128</text:p>
          </table:table-cell>
          <table:table-cell office:value-type="float" office:value="139.26600647" calcext:value-type="float">
            <text:p>139.26600647</text:p>
          </table:table-cell>
          <table:table-cell office:value-type="float" office:value="0.158042997122" calcext:value-type="float">
            <text:p>0.1580429971</text:p>
          </table:table-cell>
          <table:table-cell office:value-type="float" office:value="-1.37378013134" calcext:value-type="float">
            <text:p>-1.3737801313</text:p>
          </table:table-cell>
          <table:table-cell office:value-type="float" office:value="59.6540298462" calcext:value-type="float">
            <text:p>59.6540298462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7.127" calcext:value-type="float">
            <text:p>7.127</text:p>
          </table:table-cell>
          <table:table-cell office:value-type="float" office:value="-1.528" calcext:value-type="float">
            <text:p>-1.52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15970245004" calcext:value-type="float">
            <text:p>0.515970245</text:p>
          </table:table-cell>
          <table:table-cell office:value-type="float" office:value="-1.60919511318" calcext:value-type="float">
            <text:p>-1.6091951132</text:p>
          </table:table-cell>
          <table:table-cell office:value-type="float" office:value="137.607192993" calcext:value-type="float">
            <text:p>137.607192993</text:p>
          </table:table-cell>
          <table:table-cell office:value-type="float" office:value="0.168997585773" calcext:value-type="float">
            <text:p>0.1689975858</text:p>
          </table:table-cell>
          <table:table-cell office:value-type="float" office:value="-1.37898254395" calcext:value-type="float">
            <text:p>-1.378982544</text:p>
          </table:table-cell>
          <table:table-cell office:value-type="float" office:value="58.0551261902" calcext:value-type="float">
            <text:p>58.0551261902</text:p>
          </table:table-cell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7.129" calcext:value-type="float">
            <text:p>7.129</text:p>
          </table:table-cell>
          <table:table-cell office:value-type="float" office:value="-1.523" calcext:value-type="float">
            <text:p>-1.52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09522274137" calcext:value-type="float">
            <text:p>0.5095222741</text:p>
          </table:table-cell>
          <table:table-cell office:value-type="float" office:value="-1.58611834049" calcext:value-type="float">
            <text:p>-1.5861183405</text:p>
          </table:table-cell>
          <table:table-cell office:value-type="float" office:value="135.880554199" calcext:value-type="float">
            <text:p>135.880554199</text:p>
          </table:table-cell>
          <table:table-cell office:value-type="float" office:value="0.180038973689" calcext:value-type="float">
            <text:p>0.1800389737</text:p>
          </table:table-cell>
          <table:table-cell office:value-type="float" office:value="-1.38466787338" calcext:value-type="float">
            <text:p>-1.3846678734</text:p>
          </table:table-cell>
          <table:table-cell office:value-type="float" office:value="56.4151420593" calcext:value-type="float">
            <text:p>56.4151420593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7.13" calcext:value-type="float">
            <text:p>7.13</text:p>
          </table:table-cell>
          <table:table-cell office:value-type="float" office:value="-1.518" calcext:value-type="float">
            <text:p>-1.51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99461740255" calcext:value-type="float">
            <text:p>0.4994617403</text:p>
          </table:table-cell>
          <table:table-cell office:value-type="float" office:value="-1.56824922562" calcext:value-type="float">
            <text:p>-1.5682492256</text:p>
          </table:table-cell>
          <table:table-cell office:value-type="float" office:value="134.093048096" calcext:value-type="float">
            <text:p>134.093048096</text:p>
          </table:table-cell>
          <table:table-cell office:value-type="float" office:value="0.191575527191" calcext:value-type="float">
            <text:p>0.1915755272</text:p>
          </table:table-cell>
          <table:table-cell office:value-type="float" office:value="-1.39076590538" calcext:value-type="float">
            <text:p>-1.3907659054</text:p>
          </table:table-cell>
          <table:table-cell office:value-type="float" office:value="54.7533874512" calcext:value-type="float">
            <text:p>54.7533874512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7.132" calcext:value-type="float">
            <text:p>7.132</text:p>
          </table:table-cell>
          <table:table-cell office:value-type="float" office:value="-1.513" calcext:value-type="float">
            <text:p>-1.51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87244486809" calcext:value-type="float">
            <text:p>0.4872444868</text:p>
          </table:table-cell>
          <table:table-cell office:value-type="float" office:value="-1.55492019653" calcext:value-type="float">
            <text:p>-1.5549201965</text:p>
          </table:table-cell>
          <table:table-cell office:value-type="float" office:value="132.282745361" calcext:value-type="float">
            <text:p>132.282745361</text:p>
          </table:table-cell>
          <table:table-cell office:value-type="float" office:value="0.202767670155" calcext:value-type="float">
            <text:p>0.2027676702</text:p>
          </table:table-cell>
          <table:table-cell office:value-type="float" office:value="-1.39767038822" calcext:value-type="float">
            <text:p>-1.3976703882</text:p>
          </table:table-cell>
          <table:table-cell office:value-type="float" office:value="53.0442314148" calcext:value-type="float">
            <text:p>53.0442314148</text:p>
          </table:table-cell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7.133" calcext:value-type="float">
            <text:p>7.133</text:p>
          </table:table-cell>
          <table:table-cell office:value-type="float" office:value="-1.509" calcext:value-type="float">
            <text:p>-1.50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76235508919" calcext:value-type="float">
            <text:p>0.4762355089</text:p>
          </table:table-cell>
          <table:table-cell office:value-type="float" office:value="-1.54417359829" calcext:value-type="float">
            <text:p>-1.5441735983</text:p>
          </table:table-cell>
          <table:table-cell office:value-type="float" office:value="130.439605713" calcext:value-type="float">
            <text:p>130.439605713</text:p>
          </table:table-cell>
          <table:table-cell office:value-type="float" office:value="0.214614063501" calcext:value-type="float">
            <text:p>0.2146140635</text:p>
          </table:table-cell>
          <table:table-cell office:value-type="float" office:value="-1.40412962437" calcext:value-type="float">
            <text:p>-1.4041296244</text:p>
          </table:table-cell>
          <table:table-cell office:value-type="float" office:value="51.3065299988" calcext:value-type="float">
            <text:p>51.30652999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134" calcext:value-type="float">
            <text:p>7.134</text:p>
          </table:table-cell>
          <table:table-cell office:value-type="float" office:value="-1.504" calcext:value-type="float">
            <text:p>-1.50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71212953329" calcext:value-type="float">
            <text:p>0.4712129533</text:p>
          </table:table-cell>
          <table:table-cell office:value-type="float" office:value="-1.53438675404" calcext:value-type="float">
            <text:p>-1.534386754</text:p>
          </table:table-cell>
          <table:table-cell office:value-type="float" office:value="128.563598633" calcext:value-type="float">
            <text:p>128.563598633</text:p>
          </table:table-cell>
          <table:table-cell office:value-type="float" office:value="0.228030949831" calcext:value-type="float">
            <text:p>0.2280309498</text:p>
          </table:table-cell>
          <table:table-cell office:value-type="float" office:value="-1.41081178188" calcext:value-type="float">
            <text:p>-1.4108117819</text:p>
          </table:table-cell>
          <table:table-cell office:value-type="float" office:value="49.5117950439" calcext:value-type="float">
            <text:p>49.5117950439</text:p>
          </table:table-cell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7.135" calcext:value-type="float">
            <text:p>7.135</text:p>
          </table:table-cell>
          <table:table-cell office:value-type="float" office:value="-1.5" calcext:value-type="float">
            <text:p>-1.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70927804708" calcext:value-type="float">
            <text:p>0.4709278047</text:p>
          </table:table-cell>
          <table:table-cell office:value-type="float" office:value="-1.52324020863" calcext:value-type="float">
            <text:p>-1.5232402086</text:p>
          </table:table-cell>
          <table:table-cell office:value-type="float" office:value="126.671936035" calcext:value-type="float">
            <text:p>126.671936035</text:p>
          </table:table-cell>
          <table:table-cell office:value-type="float" office:value="0.239304468036" calcext:value-type="float">
            <text:p>0.239304468</text:p>
          </table:table-cell>
          <table:table-cell office:value-type="float" office:value="-1.41866827011" calcext:value-type="float">
            <text:p>-1.4186682701</text:p>
          </table:table-cell>
          <table:table-cell office:value-type="float" office:value="47.6871795654" calcext:value-type="float">
            <text:p>47.6871795654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7.136" calcext:value-type="float">
            <text:p>7.136</text:p>
          </table:table-cell>
          <table:table-cell office:value-type="float" office:value="-1.495" calcext:value-type="float">
            <text:p>-1.4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71758008003" calcext:value-type="float">
            <text:p>0.471758008</text:p>
          </table:table-cell>
          <table:table-cell office:value-type="float" office:value="-1.51201331615" calcext:value-type="float">
            <text:p>-1.5120133162</text:p>
          </table:table-cell>
          <table:table-cell office:value-type="float" office:value="124.851799011" calcext:value-type="float">
            <text:p>124.851799011</text:p>
          </table:table-cell>
          <table:table-cell office:value-type="float" office:value="0.249381661415" calcext:value-type="float">
            <text:p>0.2493816614</text:p>
          </table:table-cell>
          <table:table-cell office:value-type="float" office:value="-1.42690813541" calcext:value-type="float">
            <text:p>-1.4269081354</text:p>
          </table:table-cell>
          <table:table-cell office:value-type="float" office:value="45.8584632874" calcext:value-type="float">
            <text:p>45.8584632874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7.136" calcext:value-type="float">
            <text:p>7.136</text:p>
          </table:table-cell>
          <table:table-cell office:value-type="float" office:value="-1.489" calcext:value-type="float">
            <text:p>-1.48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75086480379" calcext:value-type="float">
            <text:p>0.4750864804</text:p>
          </table:table-cell>
          <table:table-cell office:value-type="float" office:value="-1.4986371994" calcext:value-type="float">
            <text:p>-1.4986371994</text:p>
          </table:table-cell>
          <table:table-cell office:value-type="float" office:value="123.065582275" calcext:value-type="float">
            <text:p>123.065582275</text:p>
          </table:table-cell>
          <table:table-cell office:value-type="float" office:value="0.262154251337" calcext:value-type="float">
            <text:p>0.2621542513</text:p>
          </table:table-cell>
          <table:table-cell office:value-type="float" office:value="-1.43517196178" calcext:value-type="float">
            <text:p>-1.4351719618</text:p>
          </table:table-cell>
          <table:table-cell office:value-type="float" office:value="43.8766784668" calcext:value-type="float">
            <text:p>43.8766784668</text:p>
          </table:table-cell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7.137" calcext:value-type="float">
            <text:p>7.137</text:p>
          </table:table-cell>
          <table:table-cell office:value-type="float" office:value="-1.484" calcext:value-type="float">
            <text:p>-1.48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80355709791" calcext:value-type="float">
            <text:p>0.4803557098</text:p>
          </table:table-cell>
          <table:table-cell office:value-type="float" office:value="-1.48505163193" calcext:value-type="float">
            <text:p>-1.4850516319</text:p>
          </table:table-cell>
          <table:table-cell office:value-type="float" office:value="121.304542542" calcext:value-type="float">
            <text:p>121.304542542</text:p>
          </table:table-cell>
          <table:table-cell office:value-type="float" office:value="0.275300234556" calcext:value-type="float">
            <text:p>0.2753002346</text:p>
          </table:table-cell>
          <table:table-cell office:value-type="float" office:value="-1.44269144535" calcext:value-type="float">
            <text:p>-1.4426914454</text:p>
          </table:table-cell>
          <table:table-cell office:value-type="float" office:value="42.012840271" calcext:value-type="float">
            <text:p>42.012840271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7.137" calcext:value-type="float">
            <text:p>7.137</text:p>
          </table:table-cell>
          <table:table-cell office:value-type="float" office:value="-1.479" calcext:value-type="float">
            <text:p>-1.47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88488256931" calcext:value-type="float">
            <text:p>0.4884882569</text:p>
          </table:table-cell>
          <table:table-cell office:value-type="float" office:value="-1.46927940845" calcext:value-type="float">
            <text:p>-1.4692794085</text:p>
          </table:table-cell>
          <table:table-cell office:value-type="float" office:value="119.547279358" calcext:value-type="float">
            <text:p>119.547279358</text:p>
          </table:table-cell>
          <table:table-cell office:value-type="float" office:value="-0.106661230326" calcext:value-type="float">
            <text:p>-0.1066612303</text:p>
          </table:table-cell>
          <table:table-cell office:value-type="float" office:value="-1.01972174644" calcext:value-type="float">
            <text:p>-1.0197217464</text:p>
          </table:table-cell>
          <table:table-cell office:value-type="float" office:value="41.0107192993" calcext:value-type="float">
            <text:p>41.0107192993</text:p>
          </table:table-cell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7.137" calcext:value-type="float">
            <text:p>7.137</text:p>
          </table:table-cell>
          <table:table-cell office:value-type="float" office:value="-1.474" calcext:value-type="float">
            <text:p>-1.47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96127009392" calcext:value-type="float">
            <text:p>0.4961270094</text:p>
          </table:table-cell>
          <table:table-cell office:value-type="float" office:value="-1.45428752899" calcext:value-type="float">
            <text:p>-1.454287529</text:p>
          </table:table-cell>
          <table:table-cell office:value-type="float" office:value="117.783714294" calcext:value-type="float">
            <text:p>117.783714294</text:p>
          </table:table-cell>
          <table:table-cell office:value-type="float" office:value="-0.234456568956" calcext:value-type="float">
            <text:p>-0.234456569</text:p>
          </table:table-cell>
          <table:table-cell office:value-type="float" office:value="-0.819446921349" calcext:value-type="float">
            <text:p>-0.8194469213</text:p>
          </table:table-cell>
          <table:table-cell office:value-type="float" office:value="39.4966850281" calcext:value-type="float">
            <text:p>39.4966850281</text:p>
          </table:table-cell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7.137" calcext:value-type="float">
            <text:p>7.137</text:p>
          </table:table-cell>
          <table:table-cell office:value-type="float" office:value="-1.468" calcext:value-type="float">
            <text:p>-1.46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04390016198" calcext:value-type="float">
            <text:p>0.5043900162</text:p>
          </table:table-cell>
          <table:table-cell office:value-type="float" office:value="-1.44168627262" calcext:value-type="float">
            <text:p>-1.4416862726</text:p>
          </table:table-cell>
          <table:table-cell office:value-type="float" office:value="116.001693726" calcext:value-type="float">
            <text:p>116.001693726</text:p>
          </table:table-cell>
          <table:table-cell office:value-type="float" office:value="-0.293942272663" calcext:value-type="float">
            <text:p>-0.2939422727</text:p>
          </table:table-cell>
          <table:table-cell office:value-type="float" office:value="-0.715410768986" calcext:value-type="float">
            <text:p>-0.715410769</text:p>
          </table:table-cell>
          <table:table-cell office:value-type="float" office:value="37.8872070312" calcext:value-type="float">
            <text:p>37.8872070312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7.137" calcext:value-type="float">
            <text:p>7.137</text:p>
          </table:table-cell>
          <table:table-cell office:value-type="float" office:value="-1.463" calcext:value-type="float">
            <text:p>-1.46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13138130307" calcext:value-type="float">
            <text:p>0.5131381303</text:p>
          </table:table-cell>
          <table:table-cell office:value-type="float" office:value="-1.43078291416" calcext:value-type="float">
            <text:p>-1.4307829142</text:p>
          </table:table-cell>
          <table:table-cell office:value-type="float" office:value="114.222015381" calcext:value-type="float">
            <text:p>114.222015381</text:p>
          </table:table-cell>
          <table:table-cell office:value-type="float" office:value="-0.321685671806" calcext:value-type="float">
            <text:p>-0.3216856718</text:p>
          </table:table-cell>
          <table:table-cell office:value-type="float" office:value="-0.642472624779" calcext:value-type="float">
            <text:p>-0.6424726248</text:p>
          </table:table-cell>
          <table:table-cell office:value-type="float" office:value="36.4293212891" calcext:value-type="float">
            <text:p>36.4293212891</text:p>
          </table:table-cell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7.137" calcext:value-type="float">
            <text:p>7.137</text:p>
          </table:table-cell>
          <table:table-cell office:value-type="float" office:value="-1.457" calcext:value-type="float">
            <text:p>-1.45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22662833333" calcext:value-type="float">
            <text:p>0.5226628333</text:p>
          </table:table-cell>
          <table:table-cell office:value-type="float" office:value="-1.41979932785" calcext:value-type="float">
            <text:p>-1.4197993279</text:p>
          </table:table-cell>
          <table:table-cell office:value-type="float" office:value="112.464004517" calcext:value-type="float">
            <text:p>112.464004517</text:p>
          </table:table-cell>
          <table:table-cell office:value-type="float" office:value="-0.329956203699" calcext:value-type="float">
            <text:p>-0.3299562037</text:p>
          </table:table-cell>
          <table:table-cell office:value-type="float" office:value="-0.602553784847" calcext:value-type="float">
            <text:p>-0.6025537848</text:p>
          </table:table-cell>
          <table:table-cell office:value-type="float" office:value="34.8005867004" calcext:value-type="float">
            <text:p>34.80058670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136" calcext:value-type="float">
            <text:p>7.136</text:p>
          </table:table-cell>
          <table:table-cell office:value-type="float" office:value="-1.452" calcext:value-type="float">
            <text:p>-1.45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32767906785" calcext:value-type="float">
            <text:p>0.5327679068</text:p>
          </table:table-cell>
          <table:table-cell office:value-type="float" office:value="-1.40906453133" calcext:value-type="float">
            <text:p>-1.4090645313</text:p>
          </table:table-cell>
          <table:table-cell office:value-type="float" office:value="110.712333679" calcext:value-type="float">
            <text:p>110.712333679</text:p>
          </table:table-cell>
          <table:table-cell office:value-type="float" office:value="-0.325624674559" calcext:value-type="float">
            <text:p>-0.3256246746</text:p>
          </table:table-cell>
          <table:table-cell office:value-type="float" office:value="-0.573266088963" calcext:value-type="float">
            <text:p>-0.573266089</text:p>
          </table:table-cell>
          <table:table-cell office:value-type="float" office:value="33.3475914001" calcext:value-type="float">
            <text:p>33.3475914001</text:p>
          </table:table-cell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7.136" calcext:value-type="float">
            <text:p>7.136</text:p>
          </table:table-cell>
          <table:table-cell office:value-type="float" office:value="-1.446" calcext:value-type="float">
            <text:p>-1.44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42663425207" calcext:value-type="float">
            <text:p>0.5426634252</text:p>
          </table:table-cell>
          <table:table-cell office:value-type="float" office:value="-1.39933538437" calcext:value-type="float">
            <text:p>-1.3993353844</text:p>
          </table:table-cell>
          <table:table-cell office:value-type="float" office:value="108.969070435" calcext:value-type="float">
            <text:p>108.969070435</text:p>
          </table:table-cell>
          <table:table-cell office:value-type="float" office:value="-0.317152529955" calcext:value-type="float">
            <text:p>-0.31715253</text:p>
          </table:table-cell>
          <table:table-cell office:value-type="float" office:value="-0.550602972507" calcext:value-type="float">
            <text:p>-0.5506029725</text:p>
          </table:table-cell>
          <table:table-cell office:value-type="float" office:value="32.051322937" calcext:value-type="float">
            <text:p>32.051322937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7.135" calcext:value-type="float">
            <text:p>7.135</text:p>
          </table:table-cell>
          <table:table-cell office:value-type="float" office:value="-1.441" calcext:value-type="float">
            <text:p>-1.44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53499832749" calcext:value-type="float">
            <text:p>0.5534998327</text:p>
          </table:table-cell>
          <table:table-cell office:value-type="float" office:value="-1.39096534252" calcext:value-type="float">
            <text:p>-1.3909653425</text:p>
          </table:table-cell>
          <table:table-cell office:value-type="float" office:value="107.207260132" calcext:value-type="float">
            <text:p>107.207260132</text:p>
          </table:table-cell>
          <table:table-cell office:value-type="float" office:value="-0.301916629076" calcext:value-type="float">
            <text:p>-0.3019166291</text:p>
          </table:table-cell>
          <table:table-cell office:value-type="float" office:value="-0.533678412437" calcext:value-type="float">
            <text:p>-0.5336784124</text:p>
          </table:table-cell>
          <table:table-cell office:value-type="float" office:value="30.8487987518" calcext:value-type="float">
            <text:p>30.8487987518</text:p>
          </table:table-cell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7.134" calcext:value-type="float">
            <text:p>7.134</text:p>
          </table:table-cell>
          <table:table-cell office:value-type="float" office:value="-1.436" calcext:value-type="float">
            <text:p>-1.43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64751073718" calcext:value-type="float">
            <text:p>0.5647510737</text:p>
          </table:table-cell>
          <table:table-cell office:value-type="float" office:value="-1.38369345665" calcext:value-type="float">
            <text:p>-1.3836934567</text:p>
          </table:table-cell>
          <table:table-cell office:value-type="float" office:value="105.468330383" calcext:value-type="float">
            <text:p>105.468330383</text:p>
          </table:table-cell>
          <table:table-cell office:value-type="float" office:value="-0.286207914352" calcext:value-type="float">
            <text:p>-0.2862079144</text:p>
          </table:table-cell>
          <table:table-cell office:value-type="float" office:value="-0.536016345024" calcext:value-type="float">
            <text:p>-0.536016345</text:p>
          </table:table-cell>
          <table:table-cell office:value-type="float" office:value="29.667383194" calcext:value-type="float">
            <text:p>29.667383194</text:p>
          </table:table-cell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7.133" calcext:value-type="float">
            <text:p>7.133</text:p>
          </table:table-cell>
          <table:table-cell office:value-type="float" office:value="-1.431" calcext:value-type="float">
            <text:p>-1.43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77401280403" calcext:value-type="float">
            <text:p>0.5774012804</text:p>
          </table:table-cell>
          <table:table-cell office:value-type="float" office:value="-1.37511217594" calcext:value-type="float">
            <text:p>-1.3751121759</text:p>
          </table:table-cell>
          <table:table-cell office:value-type="float" office:value="103.755432129" calcext:value-type="float">
            <text:p>103.755432129</text:p>
          </table:table-cell>
          <table:table-cell office:value-type="float" office:value="-0.270839214325" calcext:value-type="float">
            <text:p>-0.2708392143</text:p>
          </table:table-cell>
          <table:table-cell office:value-type="float" office:value="-0.539261162281" calcext:value-type="float">
            <text:p>-0.5392611623</text:p>
          </table:table-cell>
          <table:table-cell office:value-type="float" office:value="28.3978424072" calcext:value-type="float">
            <text:p>28.3978424072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7.131" calcext:value-type="float">
            <text:p>7.131</text:p>
          </table:table-cell>
          <table:table-cell office:value-type="float" office:value="-1.426" calcext:value-type="float">
            <text:p>-1.42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88709443808" calcext:value-type="float">
            <text:p>0.5887094438</text:p>
          </table:table-cell>
          <table:table-cell office:value-type="float" office:value="-1.37018406391" calcext:value-type="float">
            <text:p>-1.3701840639</text:p>
          </table:table-cell>
          <table:table-cell office:value-type="float" office:value="102.043548584" calcext:value-type="float">
            <text:p>102.043548584</text:p>
          </table:table-cell>
          <table:table-cell office:value-type="float" office:value="-0.254227370024" calcext:value-type="float">
            <text:p>-0.25422737</text:p>
          </table:table-cell>
          <table:table-cell office:value-type="float" office:value="-0.545062601566" calcext:value-type="float">
            <text:p>-0.5450626016</text:p>
          </table:table-cell>
          <table:table-cell office:value-type="float" office:value="26.9233703613" calcext:value-type="float">
            <text:p>26.9233703613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7.13" calcext:value-type="float">
            <text:p>7.13</text:p>
          </table:table-cell>
          <table:table-cell office:value-type="float" office:value="-1.42" calcext:value-type="float">
            <text:p>-1.4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01661905646" calcext:value-type="float">
            <text:p>0.6016619056</text:p>
          </table:table-cell>
          <table:table-cell office:value-type="float" office:value="-1.36250090599" calcext:value-type="float">
            <text:p>-1.362500906</text:p>
          </table:table-cell>
          <table:table-cell office:value-type="float" office:value="100.364944458" calcext:value-type="float">
            <text:p>100.364944458</text:p>
          </table:table-cell>
          <table:table-cell office:value-type="float" office:value="-0.235988408327" calcext:value-type="float">
            <text:p>-0.2359884083</text:p>
          </table:table-cell>
          <table:table-cell office:value-type="float" office:value="-0.553981840611" calcext:value-type="float">
            <text:p>-0.5539818406</text:p>
          </table:table-cell>
          <table:table-cell office:value-type="float" office:value="25.2680587769" calcext:value-type="float">
            <text:p>25.2680587769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7.128" calcext:value-type="float">
            <text:p>7.128</text:p>
          </table:table-cell>
          <table:table-cell office:value-type="float" office:value="-1.415" calcext:value-type="float">
            <text:p>-1.41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12716108561" calcext:value-type="float">
            <text:p>0.6127161086</text:p>
          </table:table-cell>
          <table:table-cell office:value-type="float" office:value="-1.35735940933" calcext:value-type="float">
            <text:p>-1.3573594093</text:p>
          </table:table-cell>
          <table:table-cell office:value-type="float" office:value="98.6772232056" calcext:value-type="float">
            <text:p>98.6772232056</text:p>
          </table:table-cell>
          <table:table-cell office:value-type="float" office:value="-0.216337963939" calcext:value-type="float">
            <text:p>-0.2163379639</text:p>
          </table:table-cell>
          <table:table-cell office:value-type="float" office:value="-0.564064860344" calcext:value-type="float">
            <text:p>-0.5640648603</text:p>
          </table:table-cell>
          <table:table-cell office:value-type="float" office:value="23.579990387" calcext:value-type="float">
            <text:p>23.579990387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7.126" calcext:value-type="float">
            <text:p>7.126</text:p>
          </table:table-cell>
          <table:table-cell office:value-type="float" office:value="-1.409" calcext:value-type="float">
            <text:p>-1.40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24649509788" calcext:value-type="float">
            <text:p>0.6246495098</text:p>
          </table:table-cell>
          <table:table-cell office:value-type="float" office:value="-1.35269713402" calcext:value-type="float">
            <text:p>-1.352697134</text:p>
          </table:table-cell>
          <table:table-cell office:value-type="float" office:value="96.9953384399" calcext:value-type="float">
            <text:p>96.9953384399</text:p>
          </table:table-cell>
          <table:table-cell office:value-type="float" office:value="-0.199698731303" calcext:value-type="float">
            <text:p>-0.1996987313</text:p>
          </table:table-cell>
          <table:table-cell office:value-type="float" office:value="-0.575120151043" calcext:value-type="float">
            <text:p>-0.575120151</text:p>
          </table:table-cell>
          <table:table-cell office:value-type="float" office:value="22.0278339386" calcext:value-type="float">
            <text:p>22.0278339386</text:p>
          </table:table-cell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7.124" calcext:value-type="float">
            <text:p>7.124</text:p>
          </table:table-cell>
          <table:table-cell office:value-type="float" office:value="-1.403" calcext:value-type="float">
            <text:p>-1.40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36583894491" calcext:value-type="float">
            <text:p>0.6365838945</text:p>
          </table:table-cell>
          <table:table-cell office:value-type="float" office:value="-1.34889388084" calcext:value-type="float">
            <text:p>-1.3488938808</text:p>
          </table:table-cell>
          <table:table-cell office:value-type="float" office:value="95.3249206543" calcext:value-type="float">
            <text:p>95.3249206543</text:p>
          </table:table-cell>
          <table:table-cell office:value-type="float" office:value="-0.188732206821" calcext:value-type="float">
            <text:p>-0.1887322068</text:p>
          </table:table-cell>
          <table:table-cell office:value-type="float" office:value="-0.587609410286" calcext:value-type="float">
            <text:p>-0.5876094103</text:p>
          </table:table-cell>
          <table:table-cell office:value-type="float" office:value="20.50522995" calcext:value-type="float">
            <text:p>20.505229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121" calcext:value-type="float">
            <text:p>7.121</text:p>
          </table:table-cell>
          <table:table-cell office:value-type="float" office:value="-1.395" calcext:value-type="float">
            <text:p>-1.39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48496314883" calcext:value-type="float">
            <text:p>0.6484963149</text:p>
          </table:table-cell>
          <table:table-cell office:value-type="float" office:value="-1.34413301945" calcext:value-type="float">
            <text:p>-1.3441330195</text:p>
          </table:table-cell>
          <table:table-cell office:value-type="float" office:value="93.755317688" calcext:value-type="float">
            <text:p>93.755317688</text:p>
          </table:table-cell>
          <table:table-cell office:value-type="float" office:value="-0.178215637803" calcext:value-type="float">
            <text:p>-0.1782156378</text:p>
          </table:table-cell>
          <table:table-cell office:value-type="float" office:value="-0.600608766079" calcext:value-type="float">
            <text:p>-0.6006087661</text:p>
          </table:table-cell>
          <table:table-cell office:value-type="float" office:value="18.8835868835" calcext:value-type="float">
            <text:p>18.8835868835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7.117" calcext:value-type="float">
            <text:p>7.117</text:p>
          </table:table-cell>
          <table:table-cell office:value-type="float" office:value="-1.387" calcext:value-type="float">
            <text:p>-1.38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59152820706" calcext:value-type="float">
            <text:p>0.6591528207</text:p>
          </table:table-cell>
          <table:table-cell office:value-type="float" office:value="-1.34250915051" calcext:value-type="float">
            <text:p>-1.3425091505</text:p>
          </table:table-cell>
          <table:table-cell office:value-type="float" office:value="92.2585144043" calcext:value-type="float">
            <text:p>92.2585144043</text:p>
          </table:table-cell>
          <table:table-cell office:value-type="float" office:value="-0.166956886649" calcext:value-type="float">
            <text:p>-0.1669568866</text:p>
          </table:table-cell>
          <table:table-cell office:value-type="float" office:value="-0.612862288952" calcext:value-type="float">
            <text:p>-0.612862289</text:p>
          </table:table-cell>
          <table:table-cell office:value-type="float" office:value="17.2328166962" calcext:value-type="float">
            <text:p>17.2328166962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7.113" calcext:value-type="float">
            <text:p>7.113</text:p>
          </table:table-cell>
          <table:table-cell office:value-type="float" office:value="-1.378" calcext:value-type="float">
            <text:p>-1.37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71078577638" calcext:value-type="float">
            <text:p>0.6710785776</text:p>
          </table:table-cell>
          <table:table-cell office:value-type="float" office:value="-1.33855605125" calcext:value-type="float">
            <text:p>-1.3385560513</text:p>
          </table:table-cell>
          <table:table-cell office:value-type="float" office:value="90.7662811279" calcext:value-type="float">
            <text:p>90.7662811279</text:p>
          </table:table-cell>
          <table:table-cell office:value-type="float" office:value="-0.153605625033" calcext:value-type="float">
            <text:p>-0.153605625</text:p>
          </table:table-cell>
          <table:table-cell office:value-type="float" office:value="-0.623805522919" calcext:value-type="float">
            <text:p>-0.6238055229</text:p>
          </table:table-cell>
          <table:table-cell office:value-type="float" office:value="15.6013917923" calcext:value-type="float">
            <text:p>15.6013917923</text:p>
          </table:table-cell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7.108" calcext:value-type="float">
            <text:p>7.108</text:p>
          </table:table-cell>
          <table:table-cell office:value-type="float" office:value="-1.369" calcext:value-type="float">
            <text:p>-1.36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83073736727" calcext:value-type="float">
            <text:p>0.6830737367</text:p>
          </table:table-cell>
          <table:table-cell office:value-type="float" office:value="-1.33630919456" calcext:value-type="float">
            <text:p>-1.3363091946</text:p>
          </table:table-cell>
          <table:table-cell office:value-type="float" office:value="89.2802963257" calcext:value-type="float">
            <text:p>89.2802963257</text:p>
          </table:table-cell>
          <table:table-cell office:value-type="float" office:value="-0.139775857329" calcext:value-type="float">
            <text:p>-0.1397758573</text:p>
          </table:table-cell>
          <table:table-cell office:value-type="float" office:value="-0.635755896568" calcext:value-type="float">
            <text:p>-0.6357558966</text:p>
          </table:table-cell>
          <table:table-cell office:value-type="float" office:value="13.9140081406" calcext:value-type="float">
            <text:p>13.9140081406</text:p>
          </table:table-cell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7.102" calcext:value-type="float">
            <text:p>7.102</text:p>
          </table:table-cell>
          <table:table-cell office:value-type="float" office:value="-1.359" calcext:value-type="float">
            <text:p>-1.35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94723766297" calcext:value-type="float">
            <text:p>0.6947237663</text:p>
          </table:table-cell>
          <table:table-cell office:value-type="float" office:value="-1.33455717564" calcext:value-type="float">
            <text:p>-1.3345571756</text:p>
          </table:table-cell>
          <table:table-cell office:value-type="float" office:value="87.8419876099" calcext:value-type="float">
            <text:p>87.8419876099</text:p>
          </table:table-cell>
          <table:table-cell office:value-type="float" office:value="-0.126527100801" calcext:value-type="float">
            <text:p>-0.1265271008</text:p>
          </table:table-cell>
          <table:table-cell office:value-type="float" office:value="-0.648160994053" calcext:value-type="float">
            <text:p>-0.6481609941</text:p>
          </table:table-cell>
          <table:table-cell office:value-type="float" office:value="12.1636571884" calcext:value-type="float">
            <text:p>12.1636571884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7.096" calcext:value-type="float">
            <text:p>7.096</text:p>
          </table:table-cell>
          <table:table-cell office:value-type="float" office:value="-1.349" calcext:value-type="float">
            <text:p>-1.34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06049770117" calcext:value-type="float">
            <text:p>0.7060497701</text:p>
          </table:table-cell>
          <table:table-cell office:value-type="float" office:value="-1.3332054615" calcext:value-type="float">
            <text:p>-1.3332054615</text:p>
          </table:table-cell>
          <table:table-cell office:value-type="float" office:value="86.4351577759" calcext:value-type="float">
            <text:p>86.4351577759</text:p>
          </table:table-cell>
          <table:table-cell office:value-type="float" office:value="-0.112812101841" calcext:value-type="float">
            <text:p>-0.1128121018</text:p>
          </table:table-cell>
          <table:table-cell office:value-type="float" office:value="-0.660232245922" calcext:value-type="float">
            <text:p>-0.6602322459</text:p>
          </table:table-cell>
          <table:table-cell office:value-type="float" office:value="10.3737401962" calcext:value-type="float">
            <text:p>10.3737401962</text:p>
          </table:table-cell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7.087" calcext:value-type="float">
            <text:p>7.087</text:p>
          </table:table-cell>
          <table:table-cell office:value-type="float" office:value="-1.337" calcext:value-type="float">
            <text:p>-1.33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18063168228" calcext:value-type="float">
            <text:p>0.7180631682</text:p>
          </table:table-cell>
          <table:table-cell office:value-type="float" office:value="-1.33252346516" calcext:value-type="float">
            <text:p>-1.3325234652</text:p>
          </table:table-cell>
          <table:table-cell office:value-type="float" office:value="84.9933013916" calcext:value-type="float">
            <text:p>84.9933013916</text:p>
          </table:table-cell>
          <table:table-cell office:value-type="float" office:value="-0.0994244217873" calcext:value-type="float">
            <text:p>-0.0994244218</text:p>
          </table:table-cell>
          <table:table-cell office:value-type="float" office:value="-0.672866821289" calcext:value-type="float">
            <text:p>-0.6728668213</text:p>
          </table:table-cell>
          <table:table-cell office:value-type="float" office:value="8.54657649994" calcext:value-type="float">
            <text:p>8.5465764999</text:p>
          </table:table-cell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7.078" calcext:value-type="float">
            <text:p>7.078</text:p>
          </table:table-cell>
          <table:table-cell office:value-type="float" office:value="-1.325" calcext:value-type="float">
            <text:p>-1.32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3053827323" calcext:value-type="float">
            <text:p>0.7305382732</text:p>
          </table:table-cell>
          <table:table-cell office:value-type="float" office:value="-1.33178520203" calcext:value-type="float">
            <text:p>-1.331785202</text:p>
          </table:table-cell>
          <table:table-cell office:value-type="float" office:value="83.4938659668" calcext:value-type="float">
            <text:p>83.4938659668</text:p>
          </table:table-cell>
          <table:table-cell office:value-type="float" office:value="-0.0859770104289" calcext:value-type="float">
            <text:p>-0.0859770104</text:p>
          </table:table-cell>
          <table:table-cell office:value-type="float" office:value="-0.686278581619" calcext:value-type="float">
            <text:p>-0.6862785816</text:p>
          </table:table-cell>
          <table:table-cell office:value-type="float" office:value="6.69904565811" calcext:value-type="float">
            <text:p>6.6990456581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7.069" calcext:value-type="float">
            <text:p>7.069</text:p>
          </table:table-cell>
          <table:table-cell office:value-type="float" office:value="-1.313" calcext:value-type="float">
            <text:p>-1.31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43609924801" calcext:value-type="float">
            <text:p>0.7436099248</text:p>
          </table:table-cell>
          <table:table-cell office:value-type="float" office:value="-1.33021640778" calcext:value-type="float">
            <text:p>-1.3302164078</text:p>
          </table:table-cell>
          <table:table-cell office:value-type="float" office:value="81.8973236084" calcext:value-type="float">
            <text:p>81.8973236084</text:p>
          </table:table-cell>
          <table:table-cell office:value-type="float" office:value="-0.0737325102091" calcext:value-type="float">
            <text:p>-0.0737325102</text:p>
          </table:table-cell>
          <table:table-cell office:value-type="float" office:value="-0.697766244411" calcext:value-type="float">
            <text:p>-0.6977662444</text:p>
          </table:table-cell>
          <table:table-cell office:value-type="float" office:value="4.97400903702" calcext:value-type="float">
            <text:p>4.974009037</text:p>
          </table:table-cell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7.058" calcext:value-type="float">
            <text:p>7.058</text:p>
          </table:table-cell>
          <table:table-cell office:value-type="float" office:value="-1.301" calcext:value-type="float">
            <text:p>-1.30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58516839705" calcext:value-type="float">
            <text:p>0.7585168397</text:p>
          </table:table-cell>
          <table:table-cell office:value-type="float" office:value="-1.32791244984" calcext:value-type="float">
            <text:p>-1.3279124498</text:p>
          </table:table-cell>
          <table:table-cell office:value-type="float" office:value="80.2361068726" calcext:value-type="float">
            <text:p>80.2361068726</text:p>
          </table:table-cell>
          <table:table-cell office:value-type="float" office:value="-0.0611007958651" calcext:value-type="float">
            <text:p>-0.0611007959</text:p>
          </table:table-cell>
          <table:table-cell office:value-type="float" office:value="-0.705786108971" calcext:value-type="float">
            <text:p>-0.705786109</text:p>
          </table:table-cell>
          <table:table-cell office:value-type="float" office:value="3.55680608749" calcext:value-type="float">
            <text:p>3.55680608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046" calcext:value-type="float">
            <text:p>7.046</text:p>
          </table:table-cell>
          <table:table-cell office:value-type="float" office:value="-1.287" calcext:value-type="float">
            <text:p>-1.28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74038767442" calcext:value-type="float">
            <text:p>0.7740387674</text:p>
          </table:table-cell>
          <table:table-cell office:value-type="float" office:value="-1.3258023262" calcext:value-type="float">
            <text:p>-1.3258023262</text:p>
          </table:table-cell>
          <table:table-cell office:value-type="float" office:value="78.5263290405" calcext:value-type="float">
            <text:p>78.5263290405</text:p>
          </table:table-cell>
          <table:table-cell office:value-type="float" office:value="-0.0447383746505" calcext:value-type="float">
            <text:p>-0.0447383747</text:p>
          </table:table-cell>
          <table:table-cell office:value-type="float" office:value="-0.712726950645" calcext:value-type="float">
            <text:p>-0.7127269506</text:p>
          </table:table-cell>
          <table:table-cell office:value-type="float" office:value="2.4193713665" calcext:value-type="float">
            <text:p>2.4193713665</text:p>
          </table:table-cell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7.032" calcext:value-type="float">
            <text:p>7.032</text:p>
          </table:table-cell>
          <table:table-cell office:value-type="float" office:value="-1.273" calcext:value-type="float">
            <text:p>-1.27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787958927453" calcext:value-type="float">
            <text:p>0.7879589275</text:p>
          </table:table-cell>
          <table:table-cell office:value-type="float" office:value="-1.32634758949" calcext:value-type="float">
            <text:p>-1.3263475895</text:p>
          </table:table-cell>
          <table:table-cell office:value-type="float" office:value="76.7594223022" calcext:value-type="float">
            <text:p>76.7594223022</text:p>
          </table:table-cell>
          <table:table-cell office:value-type="float" office:value="-0.0254595428705" calcext:value-type="float">
            <text:p>-0.0254595429</text:p>
          </table:table-cell>
          <table:table-cell office:value-type="float" office:value="-0.722533166409" calcext:value-type="float">
            <text:p>-0.7225331664</text:p>
          </table:table-cell>
          <table:table-cell office:value-type="float" office:value="1.41349756718" calcext:value-type="float">
            <text:p>1.4134975672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7.017" calcext:value-type="float">
            <text:p>7.017</text:p>
          </table:table-cell>
          <table:table-cell office:value-type="float" office:value="-1.258" calcext:value-type="float">
            <text:p>-1.25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00756260753" calcext:value-type="float">
            <text:p>0.8007562608</text:p>
          </table:table-cell>
          <table:table-cell office:value-type="float" office:value="-1.3292350769" calcext:value-type="float">
            <text:p>-1.3292350769</text:p>
          </table:table-cell>
          <table:table-cell office:value-type="float" office:value="75.0121078491" calcext:value-type="float">
            <text:p>75.0121078491</text:p>
          </table:table-cell>
          <table:table-cell office:value-type="float" office:value="-0.00642494158819" calcext:value-type="float">
            <text:p>-0.0064249416</text:p>
          </table:table-cell>
          <table:table-cell office:value-type="float" office:value="-0.729610025883" calcext:value-type="float">
            <text:p>-0.7296100259</text:p>
          </table:table-cell>
          <table:table-cell office:value-type="float" office:value="0.601854145527" calcext:value-type="float">
            <text:p>0.6018541455</text:p>
          </table:table-cell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7.001" calcext:value-type="float">
            <text:p>7.001</text:p>
          </table:table-cell>
          <table:table-cell office:value-type="float" office:value="-1.242" calcext:value-type="float">
            <text:p>-1.24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14316287637" calcext:value-type="float">
            <text:p>0.8143162876</text:p>
          </table:table-cell>
          <table:table-cell office:value-type="float" office:value="-1.33138930798" calcext:value-type="float">
            <text:p>-1.331389308</text:p>
          </table:table-cell>
          <table:table-cell office:value-type="float" office:value="73.300819397" calcext:value-type="float">
            <text:p>73.300819397</text:p>
          </table:table-cell>
          <table:table-cell office:value-type="float" office:value="0.00886123161763" calcext:value-type="float">
            <text:p>0.0088612316</text:p>
          </table:table-cell>
          <table:table-cell office:value-type="float" office:value="-0.73341101408" calcext:value-type="float">
            <text:p>-0.7334110141</text:p>
          </table:table-cell>
          <table:table-cell office:value-type="float" office:value="0.139737844467" calcext:value-type="float">
            <text:p>0.1397378445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6.984" calcext:value-type="float">
            <text:p>6.984</text:p>
          </table:table-cell>
          <table:table-cell office:value-type="float" office:value="-1.227" calcext:value-type="float">
            <text:p>-1.22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25821951032" calcext:value-type="float">
            <text:p>0.825821951</text:p>
          </table:table-cell>
          <table:table-cell office:value-type="float" office:value="-1.33804929256" calcext:value-type="float">
            <text:p>-1.3380492926</text:p>
          </table:table-cell>
          <table:table-cell office:value-type="float" office:value="71.555229187" calcext:value-type="float">
            <text:p>71.555229187</text:p>
          </table:table-cell>
          <table:table-cell office:value-type="float" office:value="0.0185689553618" calcext:value-type="float">
            <text:p>0.0185689554</text:p>
          </table:table-cell>
          <table:table-cell office:value-type="float" office:value="-0.737755298615" calcext:value-type="float">
            <text:p>-0.7377552986</text:p>
          </table:table-cell>
          <table:table-cell office:value-type="float" office:value="-0.0640234947205" calcext:value-type="float">
            <text:p>-0.0640234947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6.971" calcext:value-type="float">
            <text:p>6.971</text:p>
          </table:table-cell>
          <table:table-cell office:value-type="float" office:value="-1.215" calcext:value-type="float">
            <text:p>-1.21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38174730539" calcext:value-type="float">
            <text:p>0.8381747305</text:p>
          </table:table-cell>
          <table:table-cell office:value-type="float" office:value="-1.34206497669" calcext:value-type="float">
            <text:p>-1.3420649767</text:p>
          </table:table-cell>
          <table:table-cell office:value-type="float" office:value="69.7996520996" calcext:value-type="float">
            <text:p>69.7996520996</text:p>
          </table:table-cell>
          <table:table-cell office:value-type="float" office:value="0.0248215310276" calcext:value-type="float">
            <text:p>0.024821531</text:p>
          </table:table-cell>
          <table:table-cell office:value-type="float" office:value="-0.745848715305" calcext:value-type="float">
            <text:p>-0.7458487153</text:p>
          </table:table-cell>
          <table:table-cell office:value-type="float" office:value="-0.100477546453" calcext:value-type="float">
            <text:p>-0.1004775465</text:p>
          </table:table-cell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6.96" calcext:value-type="float">
            <text:p>6.96</text:p>
          </table:table-cell>
          <table:table-cell office:value-type="float" office:value="-1.207" calcext:value-type="float">
            <text:p>-1.20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51706318557" calcext:value-type="float">
            <text:p>0.8517063186</text:p>
          </table:table-cell>
          <table:table-cell office:value-type="float" office:value="-1.34486079216" calcext:value-type="float">
            <text:p>-1.3448607922</text:p>
          </table:table-cell>
          <table:table-cell office:value-type="float" office:value="68.0793457031" calcext:value-type="float">
            <text:p>68.0793457031</text:p>
          </table:table-cell>
          <table:table-cell office:value-type="float" office:value="0.0325598716736" calcext:value-type="float">
            <text:p>0.0325598717</text:p>
          </table:table-cell>
          <table:table-cell office:value-type="float" office:value="-0.756133258343" calcext:value-type="float">
            <text:p>-0.7561332583</text:p>
          </table:table-cell>
          <table:table-cell office:value-type="float" office:value="-0.155605480075" calcext:value-type="float">
            <text:p>-0.1556054801</text:p>
          </table:table-cell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6.95" calcext:value-type="float">
            <text:p>6.95</text:p>
          </table:table-cell>
          <table:table-cell office:value-type="float" office:value="-1.198" calcext:value-type="float">
            <text:p>-1.19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63036550581" calcext:value-type="float">
            <text:p>0.8630365506</text:p>
          </table:table-cell>
          <table:table-cell office:value-type="float" office:value="-1.35043668747" calcext:value-type="float">
            <text:p>-1.3504366875</text:p>
          </table:table-cell>
          <table:table-cell office:value-type="float" office:value="66.3580703735" calcext:value-type="float">
            <text:p>66.3580703735</text:p>
          </table:table-cell>
          <table:table-cell office:value-type="float" office:value="0.039424251765" calcext:value-type="float">
            <text:p>0.0394242518</text:p>
          </table:table-cell>
          <table:table-cell office:value-type="float" office:value="-0.76312983036" calcext:value-type="float">
            <text:p>-0.7631298304</text:p>
          </table:table-cell>
          <table:table-cell office:value-type="float" office:value="-0.138304665685" calcext:value-type="float">
            <text:p>-0.1383046657</text:p>
          </table:table-cell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6.939" calcext:value-type="float">
            <text:p>6.939</text:p>
          </table:table-cell>
          <table:table-cell office:value-type="float" office:value="-1.191" calcext:value-type="float">
            <text:p>-1.19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74728135765" calcext:value-type="float">
            <text:p>0.8747281358</text:p>
          </table:table-cell>
          <table:table-cell office:value-type="float" office:value="-1.35700178146" calcext:value-type="float">
            <text:p>-1.3570017815</text:p>
          </table:table-cell>
          <table:table-cell office:value-type="float" office:value="64.6128463745" calcext:value-type="float">
            <text:p>64.6128463745</text:p>
          </table:table-cell>
          <table:table-cell office:value-type="float" office:value="0.0439037755132" calcext:value-type="float">
            <text:p>0.0439037755</text:p>
          </table:table-cell>
          <table:table-cell office:value-type="float" office:value="-0.765695214272" calcext:value-type="float">
            <text:p>-0.7656952143</text:p>
          </table:table-cell>
          <table:table-cell office:value-type="float" office:value="-0.0711252689362" calcext:value-type="float">
            <text:p>-0.0711252689</text:p>
          </table:table-cell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6.928" calcext:value-type="float">
            <text:p>6.928</text:p>
          </table:table-cell>
          <table:table-cell office:value-type="float" office:value="-1.183" calcext:value-type="float">
            <text:p>-1.18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86549443007" calcext:value-type="float">
            <text:p>0.886549443</text:p>
          </table:table-cell>
          <table:table-cell office:value-type="float" office:value="-1.36271762848" calcext:value-type="float">
            <text:p>-1.3627176285</text:p>
          </table:table-cell>
          <table:table-cell office:value-type="float" office:value="62.9286842346" calcext:value-type="float">
            <text:p>62.9286842346</text:p>
          </table:table-cell>
          <table:table-cell office:value-type="float" office:value="0.048062749207" calcext:value-type="float">
            <text:p>0.0480627492</text:p>
          </table:table-cell>
          <table:table-cell office:value-type="float" office:value="-0.768077135086" calcext:value-type="float">
            <text:p>-0.7680771351</text:p>
          </table:table-cell>
          <table:table-cell office:value-type="float" office:value="-0.0812302306294" calcext:value-type="float">
            <text:p>-0.08123023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917" calcext:value-type="float">
            <text:p>6.917</text:p>
          </table:table-cell>
          <table:table-cell office:value-type="float" office:value="-1.177" calcext:value-type="float">
            <text:p>-1.17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89759016037" calcext:value-type="float">
            <text:p>0.8975901604</text:p>
          </table:table-cell>
          <table:table-cell office:value-type="float" office:value="-1.36825788021" calcext:value-type="float">
            <text:p>-1.3682578802</text:p>
          </table:table-cell>
          <table:table-cell office:value-type="float" office:value="61.276058197" calcext:value-type="float">
            <text:p>61.276058197</text:p>
          </table:table-cell>
          <table:table-cell office:value-type="float" office:value="0.0505328476429" calcext:value-type="float">
            <text:p>0.0505328476</text:p>
          </table:table-cell>
          <table:table-cell office:value-type="float" office:value="-0.769312500954" calcext:value-type="float">
            <text:p>-0.769312501</text:p>
          </table:table-cell>
          <table:table-cell office:value-type="float" office:value="-0.0658193081617" calcext:value-type="float">
            <text:p>-0.0658193082</text:p>
          </table:table-cell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6.905" calcext:value-type="float">
            <text:p>6.905</text:p>
          </table:table-cell>
          <table:table-cell office:value-type="float" office:value="-1.169" calcext:value-type="float">
            <text:p>-1.16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08042997122" calcext:value-type="float">
            <text:p>0.9080429971</text:p>
          </table:table-cell>
          <table:table-cell office:value-type="float" office:value="-1.37378013134" calcext:value-type="float">
            <text:p>-1.3737801313</text:p>
          </table:table-cell>
          <table:table-cell office:value-type="float" office:value="59.6540298462" calcext:value-type="float">
            <text:p>59.6540298462</text:p>
          </table:table-cell>
          <table:table-cell office:value-type="float" office:value="0.0516056381166" calcext:value-type="float">
            <text:p>0.0516056381</text:p>
          </table:table-cell>
          <table:table-cell office:value-type="float" office:value="-0.769908905029" calcext:value-type="float">
            <text:p>-0.769908905</text:p>
          </table:table-cell>
          <table:table-cell office:value-type="float" office:value="-0.0166554190218" calcext:value-type="float">
            <text:p>-0.016655419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6.891" calcext:value-type="float">
            <text:p>6.891</text:p>
          </table:table-cell>
          <table:table-cell office:value-type="float" office:value="-1.162" calcext:value-type="float">
            <text:p>-1.162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18997585773" calcext:value-type="float">
            <text:p>0.9189975858</text:p>
          </table:table-cell>
          <table:table-cell office:value-type="float" office:value="-1.37898254395" calcext:value-type="float">
            <text:p>-1.378982544</text:p>
          </table:table-cell>
          <table:table-cell office:value-type="float" office:value="58.0551261902" calcext:value-type="float">
            <text:p>58.0551261902</text:p>
          </table:table-cell>
          <table:table-cell office:value-type="float" office:value="0.0528458245099" calcext:value-type="float">
            <text:p>0.0528458245</text:p>
          </table:table-cell>
          <table:table-cell office:value-type="float" office:value="-0.770492434502" calcext:value-type="float">
            <text:p>-0.7704924345</text:p>
          </table:table-cell>
          <table:table-cell office:value-type="float" office:value="0.0184435043484" calcext:value-type="float">
            <text:p>0.0184435043</text:p>
          </table:table-cell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6.875" calcext:value-type="float">
            <text:p>6.875</text:p>
          </table:table-cell>
          <table:table-cell office:value-type="float" office:value="-1.154" calcext:value-type="float">
            <text:p>-1.15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30038973689" calcext:value-type="float">
            <text:p>0.9300389737</text:p>
          </table:table-cell>
          <table:table-cell office:value-type="float" office:value="-1.38466787338" calcext:value-type="float">
            <text:p>-1.3846678734</text:p>
          </table:table-cell>
          <table:table-cell office:value-type="float" office:value="56.4151420593" calcext:value-type="float">
            <text:p>56.4151420593</text:p>
          </table:table-cell>
          <table:table-cell office:value-type="float" office:value="0.0549581870437" calcext:value-type="float">
            <text:p>0.054958187</text:p>
          </table:table-cell>
          <table:table-cell office:value-type="float" office:value="-0.771409094334" calcext:value-type="float">
            <text:p>-0.7714090943</text:p>
          </table:table-cell>
          <table:table-cell office:value-type="float" office:value="0.0268248450011" calcext:value-type="float">
            <text:p>0.026824845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6.858" calcext:value-type="float">
            <text:p>6.858</text:p>
          </table:table-cell>
          <table:table-cell office:value-type="float" office:value="-1.145" calcext:value-type="float">
            <text:p>-1.145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41575527191" calcext:value-type="float">
            <text:p>0.9415755272</text:p>
          </table:table-cell>
          <table:table-cell office:value-type="float" office:value="-1.39076590538" calcext:value-type="float">
            <text:p>-1.3907659054</text:p>
          </table:table-cell>
          <table:table-cell office:value-type="float" office:value="54.7533874512" calcext:value-type="float">
            <text:p>54.7533874512</text:p>
          </table:table-cell>
          <table:table-cell office:value-type="float" office:value="0.0570951215923" calcext:value-type="float">
            <text:p>0.0570951216</text:p>
          </table:table-cell>
          <table:table-cell office:value-type="float" office:value="-0.772030353546" calcext:value-type="float">
            <text:p>-0.7720303535</text:p>
          </table:table-cell>
          <table:table-cell office:value-type="float" office:value="0.0368565768003" calcext:value-type="float">
            <text:p>0.0368565768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6.839" calcext:value-type="float">
            <text:p>6.839</text:p>
          </table:table-cell>
          <table:table-cell office:value-type="float" office:value="-1.138" calcext:value-type="float">
            <text:p>-1.13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52767670155" calcext:value-type="float">
            <text:p>0.9527676702</text:p>
          </table:table-cell>
          <table:table-cell office:value-type="float" office:value="-1.39767038822" calcext:value-type="float">
            <text:p>-1.3976703882</text:p>
          </table:table-cell>
          <table:table-cell office:value-type="float" office:value="53.0442314148" calcext:value-type="float">
            <text:p>53.0442314148</text:p>
          </table:table-cell>
          <table:table-cell office:value-type="float" office:value="0.0584405213594" calcext:value-type="float">
            <text:p>0.0584405214</text:p>
          </table:table-cell>
          <table:table-cell office:value-type="float" office:value="-0.77254319191" calcext:value-type="float">
            <text:p>-0.7725431919</text:p>
          </table:table-cell>
          <table:table-cell office:value-type="float" office:value="0.0309213064611" calcext:value-type="float">
            <text:p>0.0309213065</text:p>
          </table:table-cell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6.819" calcext:value-type="float">
            <text:p>6.819</text:p>
          </table:table-cell>
          <table:table-cell office:value-type="float" office:value="-1.13" calcext:value-type="float">
            <text:p>-1.1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64614063501" calcext:value-type="float">
            <text:p>0.9646140635</text:p>
          </table:table-cell>
          <table:table-cell office:value-type="float" office:value="-1.40412962437" calcext:value-type="float">
            <text:p>-1.4041296244</text:p>
          </table:table-cell>
          <table:table-cell office:value-type="float" office:value="51.3065299988" calcext:value-type="float">
            <text:p>51.3065299988</text:p>
          </table:table-cell>
          <table:table-cell office:value-type="float" office:value="0.0599730573595" calcext:value-type="float">
            <text:p>0.0599730574</text:p>
          </table:table-cell>
          <table:table-cell office:value-type="float" office:value="-0.773182153702" calcext:value-type="float">
            <text:p>-0.7731821537</text:p>
          </table:table-cell>
          <table:table-cell office:value-type="float" office:value="0.0514412224293" calcext:value-type="float">
            <text:p>0.0514412224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6.799" calcext:value-type="float">
            <text:p>6.799</text:p>
          </table:table-cell>
          <table:table-cell office:value-type="float" office:value="-1.123" calcext:value-type="float">
            <text:p>-1.12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78030949831" calcext:value-type="float">
            <text:p>0.9780309498</text:p>
          </table:table-cell>
          <table:table-cell office:value-type="float" office:value="-1.41081178188" calcext:value-type="float">
            <text:p>-1.4108117819</text:p>
          </table:table-cell>
          <table:table-cell office:value-type="float" office:value="49.5117950439" calcext:value-type="float">
            <text:p>49.5117950439</text:p>
          </table:table-cell>
          <table:table-cell office:value-type="float" office:value="0.506769120693" calcext:value-type="float">
            <text:p>0.5067691207</text:p>
          </table:table-cell>
          <table:table-cell office:value-type="float" office:value="-0.960344076157" calcext:value-type="float">
            <text:p>-0.9603440762</text:p>
          </table:table-cell>
          <table:table-cell office:value-type="float" office:value="-0.539884567261" calcext:value-type="float">
            <text:p>-0.5398845673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6.777" calcext:value-type="float">
            <text:p>6.777</text:p>
          </table:table-cell>
          <table:table-cell office:value-type="float" office:value="-1.116" calcext:value-type="float">
            <text:p>-1.116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89304468036" calcext:value-type="float">
            <text:p>0.989304468</text:p>
          </table:table-cell>
          <table:table-cell office:value-type="float" office:value="-1.41866827011" calcext:value-type="float">
            <text:p>-1.4186682701</text:p>
          </table:table-cell>
          <table:table-cell office:value-type="float" office:value="47.6871795654" calcext:value-type="float">
            <text:p>47.6871795654</text:p>
          </table:table-cell>
          <table:table-cell office:value-type="float" office:value="0.507804214954" calcext:value-type="float">
            <text:p>0.507804215</text:p>
          </table:table-cell>
          <table:table-cell office:value-type="float" office:value="-0.960841715336" calcext:value-type="float">
            <text:p>-0.9608417153</text:p>
          </table:table-cell>
          <table:table-cell office:value-type="float" office:value="-0.523933529854" calcext:value-type="float">
            <text:p>-0.5239335299</text:p>
          </table:table-cell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6.754" calcext:value-type="float">
            <text:p>6.754</text:p>
          </table:table-cell>
          <table:table-cell office:value-type="float" office:value="-1.11" calcext:value-type="float">
            <text:p>-1.11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999381661415" calcext:value-type="float">
            <text:p>0.9993816614</text:p>
          </table:table-cell>
          <table:table-cell office:value-type="float" office:value="-1.42690813541" calcext:value-type="float">
            <text:p>-1.4269081354</text:p>
          </table:table-cell>
          <table:table-cell office:value-type="float" office:value="45.8584632874" calcext:value-type="float">
            <text:p>45.8584632874</text:p>
          </table:table-cell>
          <table:table-cell office:value-type="float" office:value="0.508312880993" calcext:value-type="float">
            <text:p>0.508312881</text:p>
          </table:table-cell>
          <table:table-cell office:value-type="float" office:value="-0.961129128933" calcext:value-type="float">
            <text:p>-0.9611291289</text:p>
          </table:table-cell>
          <table:table-cell office:value-type="float" office:value="-0.508561015129" calcext:value-type="float">
            <text:p>-0.50856101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73" calcext:value-type="float">
            <text:p>6.73</text:p>
          </table:table-cell>
          <table:table-cell office:value-type="float" office:value="-1.104" calcext:value-type="float">
            <text:p>-1.104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01215425134" calcext:value-type="float">
            <text:p>1.0121542513</text:p>
          </table:table-cell>
          <table:table-cell office:value-type="float" office:value="-1.43517196178" calcext:value-type="float">
            <text:p>-1.4351719618</text:p>
          </table:table-cell>
          <table:table-cell office:value-type="float" office:value="43.8766784668" calcext:value-type="float">
            <text:p>43.8766784668</text:p>
          </table:table-cell>
          <table:table-cell office:value-type="float" office:value="0.509127676487" calcext:value-type="float">
            <text:p>0.5091276765</text:p>
          </table:table-cell>
          <table:table-cell office:value-type="float" office:value="-0.961591243744" calcext:value-type="float">
            <text:p>-0.9615912437</text:p>
          </table:table-cell>
          <table:table-cell office:value-type="float" office:value="-0.501561760902" calcext:value-type="float">
            <text:p>-0.5015617609</text:p>
          </table:table-cell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6.706" calcext:value-type="float">
            <text:p>6.706</text:p>
          </table:table-cell>
          <table:table-cell office:value-type="float" office:value="-1.098" calcext:value-type="float">
            <text:p>-1.09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1.02530023456" calcext:value-type="float">
            <text:p>1.0253002346</text:p>
          </table:table-cell>
          <table:table-cell office:value-type="float" office:value="-1.44269144535" calcext:value-type="float">
            <text:p>-1.4426914454</text:p>
          </table:table-cell>
          <table:table-cell office:value-type="float" office:value="42.012840271" calcext:value-type="float">
            <text:p>42.012840271</text:p>
          </table:table-cell>
          <table:table-cell office:value-type="float" office:value="0.509298026562" calcext:value-type="float">
            <text:p>0.5092980266</text:p>
          </table:table-cell>
          <table:table-cell office:value-type="float" office:value="-0.961288571358" calcext:value-type="float">
            <text:p>-0.9612885714</text:p>
          </table:table-cell>
          <table:table-cell office:value-type="float" office:value="-0.490198403597" calcext:value-type="float">
            <text:p>-0.4901984036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6.685" calcext:value-type="float">
            <text:p>6.685</text:p>
          </table:table-cell>
          <table:table-cell office:value-type="float" office:value="-1.093" calcext:value-type="float">
            <text:p>-1.093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643338769674" calcext:value-type="float">
            <text:p>0.6433387697</text:p>
          </table:table-cell>
          <table:table-cell office:value-type="float" office:value="-1.01972174644" calcext:value-type="float">
            <text:p>-1.0197217464</text:p>
          </table:table-cell>
          <table:table-cell office:value-type="float" office:value="41.0107192993" calcext:value-type="float">
            <text:p>41.0107192993</text:p>
          </table:table-cell>
          <table:table-cell office:value-type="float" office:value="0.50869846344" calcext:value-type="float">
            <text:p>0.5086984634</text:p>
          </table:table-cell>
          <table:table-cell office:value-type="float" office:value="-0.960394084454" calcext:value-type="float">
            <text:p>-0.9603940845</text:p>
          </table:table-cell>
          <table:table-cell office:value-type="float" office:value="-0.455506652594" calcext:value-type="float">
            <text:p>-0.4555066526</text:p>
          </table:table-cell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6.671" calcext:value-type="float">
            <text:p>6.671</text:p>
          </table:table-cell>
          <table:table-cell office:value-type="float" office:value="-1.09" calcext:value-type="float">
            <text:p>-1.09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515543431044" calcext:value-type="float">
            <text:p>0.515543431</text:p>
          </table:table-cell>
          <table:table-cell office:value-type="float" office:value="-0.819446921349" calcext:value-type="float">
            <text:p>-0.8194469213</text:p>
          </table:table-cell>
          <table:table-cell office:value-type="float" office:value="39.4966850281" calcext:value-type="float">
            <text:p>39.4966850281</text:p>
          </table:table-cell>
          <table:table-cell office:value-type="float" office:value="0.508454203606" calcext:value-type="float">
            <text:p>0.5084542036</text:p>
          </table:table-cell>
          <table:table-cell office:value-type="float" office:value="-0.960186183453" calcext:value-type="float">
            <text:p>-0.9601861835</text:p>
          </table:table-cell>
          <table:table-cell office:value-type="float" office:value="-0.449224621058" calcext:value-type="float">
            <text:p>-0.4492246211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6.663" calcext:value-type="float">
            <text:p>6.663</text:p>
          </table:table-cell>
          <table:table-cell office:value-type="float" office:value="-1.088" calcext:value-type="float">
            <text:p>-1.088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56057727337" calcext:value-type="float">
            <text:p>0.4560577273</text:p>
          </table:table-cell>
          <table:table-cell office:value-type="float" office:value="-0.715410768986" calcext:value-type="float">
            <text:p>-0.715410769</text:p>
          </table:table-cell>
          <table:table-cell office:value-type="float" office:value="37.8872070312" calcext:value-type="float">
            <text:p>37.8872070312</text:p>
          </table:table-cell>
          <table:table-cell office:value-type="float" office:value="0.508749842644" calcext:value-type="float">
            <text:p>0.5087498426</text:p>
          </table:table-cell>
          <table:table-cell office:value-type="float" office:value="-0.960283637047" calcext:value-type="float">
            <text:p>-0.960283637</text:p>
          </table:table-cell>
          <table:table-cell office:value-type="float" office:value="-0.445621907711" calcext:value-type="float">
            <text:p>-0.4456219077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6.659" calcext:value-type="float">
            <text:p>6.659</text:p>
          </table:table-cell>
          <table:table-cell office:value-type="float" office:value="-1.087" calcext:value-type="float">
            <text:p>-1.08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28314328194" calcext:value-type="float">
            <text:p>0.4283143282</text:p>
          </table:table-cell>
          <table:table-cell office:value-type="float" office:value="-0.642472624779" calcext:value-type="float">
            <text:p>-0.6424726248</text:p>
          </table:table-cell>
          <table:table-cell office:value-type="float" office:value="36.4293212891" calcext:value-type="float">
            <text:p>36.4293212891</text:p>
          </table:table-cell>
          <table:table-cell office:value-type="float" office:value="0.523359656334" calcext:value-type="float">
            <text:p>0.5233596563</text:p>
          </table:table-cell>
          <table:table-cell office:value-type="float" office:value="-0.969043314457" calcext:value-type="float">
            <text:p>-0.9690433145</text:p>
          </table:table-cell>
          <table:table-cell office:value-type="float" office:value="-0.452870815992" calcext:value-type="float">
            <text:p>-0.452870816</text:p>
          </table:table-cell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6.66" calcext:value-type="float">
            <text:p>6.66</text:p>
          </table:table-cell>
          <table:table-cell office:value-type="float" office:value="-1.087" calcext:value-type="float">
            <text:p>-1.087</text:p>
          </table:table-cell>
          <table:table-cell office:value-type="float" office:value="-0.598827855705" calcext:value-type="float">
            <text:p>-0.5988278557</text:p>
          </table:table-cell>
          <table:table-cell office:value-type="float" office:value="0.420043796301" calcext:value-type="float">
            <text:p>0.4200437963</text:p>
          </table:table-cell>
          <table:table-cell office:value-type="float" office:value="-0.602553784847" calcext:value-type="float">
            <text:p>-0.6025537848</text:p>
          </table:table-cell>
          <table:table-cell office:value-type="float" office:value="34.8005867004" calcext:value-type="float">
            <text:p>34.8005867004</text:p>
          </table:table-cell>
          <table:table-cell office:value-type="float" office:value="0.523462712765" calcext:value-type="float">
            <text:p>0.5234627128</text:p>
          </table:table-cell>
          <table:table-cell office:value-type="float" office:value="-0.968967556953" calcext:value-type="float">
            <text:p>-0.968967557</text:p>
          </table:table-cell>
          <table:table-cell office:value-type="float" office:value="-0.446782201529" calcext:value-type="float">
            <text:p>-0.446782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5:34:31.849564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4:50:00.557161123</meta:creation-date>
    <dc:date>2018-09-10T15:45:34.838074879</dc:date>
    <meta:editing-duration>PT32M4S</meta:editing-duration>
    <meta:editing-cycles>7</meta:editing-cycles>
    <meta:generator>LibreOffice/5.1.6.2$Linux_X86_64 LibreOffice_project/10m0$Build-2</meta:generator>
    <meta:document-statistic meta:table-count="1" meta:cell-count="13760" meta:object-count="0"/>
  </office:meta>
</office:document-meta>
</file>